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61mm"/>
    </style:style>
    <style:style style:name="co2" style:family="table-column">
      <style:table-column-properties fo:break-before="auto" style:column-width="26.81mm"/>
    </style:style>
    <style:style style:name="co3" style:family="table-column">
      <style:table-column-properties fo:break-before="auto" style:column-width="21.15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19.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2.45mm"/>
    </style:style>
    <style:style style:name="co8" style:family="table-column">
      <style:table-column-properties fo:break-before="auto" style:column-width="37.06mm"/>
    </style:style>
    <style:style style:name="co9" style:family="table-column">
      <style:table-column-properties fo:break-before="auto" style:column-width="25.95mm"/>
    </style:style>
    <style:style style:name="co10" style:family="table-column">
      <style:table-column-properties fo:break-before="auto" style:column-width="5.87mm"/>
    </style:style>
    <style:style style:name="co11" style:family="table-column">
      <style:table-column-properties fo:break-before="auto" style:column-width="11.57mm"/>
    </style:style>
    <style:style style:name="co12" style:family="table-column">
      <style:table-column-properties fo:break-before="auto" style:column-width="13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107">
      <style:text-properties fo:font-weight="bold" style:font-weight-asian="bold" style:font-weight-complex="bold"/>
    </style:style>
    <style:style style:name="ce3" style:family="table-cell" style:parent-style-name="Default" style:data-style-name="N107"/>
    <style:style style:name="ce5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5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5" style:family="table-cell" style:parent-style-name="Pivot_20_Table_20_Category" style:data-style-name="N107">
      <style:table-cell-properties fo:border-bottom="none" fo:border-left="2.01pt solid #000000" fo:border-right="0.99pt solid #000000" fo:border-top="0.99pt solid #000000"/>
    </style:style>
    <style:style style:name="ce56" style:family="table-cell" style:parent-style-name="Pivot_20_Table_20_Category" style:data-style-name="N107">
      <style:table-cell-properties fo:border-bottom="none" fo:border-left="2.01pt solid #000000" fo:border-right="0.99pt solid #000000" fo:border-top="none"/>
    </style:style>
    <style:style style:name="ce57" style:family="table-cell" style:parent-style-name="Pivot_20_Table_20_Category" style:data-style-name="N107">
      <style:table-cell-properties fo:border-bottom="0.99pt solid #000000" fo:border-left="2.01pt solid #000000" fo:border-right="0.99pt solid #000000" fo:border-top="none"/>
    </style:style>
    <style:style style:name="ce58" style:family="table-cell" style:parent-style-name="Pivot_20_Table_20_Title" style:data-style-name="N107">
      <style:table-cell-properties fo:border-bottom="2.01pt solid #000000" fo:border-left="2.01pt solid #000000" fo:border-right="none" fo:border-top="0.99pt solid #000000"/>
    </style:style>
    <style:style style:name="ce59" style:family="table-cell" style:parent-style-name="Pivot_20_Table_20_Corner">
      <style:table-cell-properties fo:border-bottom="none" fo:border-left="none" fo:border-right="none" fo:border-top="2.01pt solid #000000"/>
    </style:style>
    <style:style style:name="ce60" style:family="table-cell" style:parent-style-name="Pivot_20_Table_20_Field">
      <style:table-cell-properties fo:border="0.99pt solid #000000"/>
    </style:style>
    <style:style style:name="ce61" style:family="table-cell" style:parent-style-name="Pivot_20_Table_20_Category" style:data-style-name="N107">
      <style:table-cell-properties fo:border-bottom="none" fo:border-left="0.99pt solid #000000" fo:border-right="0.99pt solid #000000" fo:border-top="0.99pt solid #000000"/>
    </style:style>
    <style:style style:name="ce62" style:family="table-cell" style:parent-style-name="Pivot_20_Table_20_Category" style:data-style-name="N107">
      <style:table-cell-properties fo:border-bottom="none" fo:border-left="0.99pt solid #000000" fo:border-right="0.99pt solid #000000" fo:border-top="none"/>
    </style:style>
    <style:style style:name="ce63" style:family="table-cell" style:parent-style-name="Pivot_20_Table_20_Category" style:data-style-name="N107">
      <style:table-cell-properties fo:border-bottom="0.99pt solid #000000" fo:border-left="0.99pt solid #000000" fo:border-right="0.99pt solid #000000" fo:border-top="none"/>
    </style:style>
    <style:style style:name="ce64" style:family="table-cell" style:parent-style-name="Pivot_20_Table_20_Title" style:data-style-name="N107">
      <style:table-cell-properties fo:border-bottom="2.01pt solid #000000" fo:border-left="none" fo:border-right="none" fo:border-top="0.99pt solid #000000"/>
    </style:style>
    <style:style style:name="ce6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66" style:family="table-cell" style:parent-style-name="Pivot_20_Table_20_Title" style:data-style-name="N107">
      <style:table-cell-properties fo:border-bottom="2.01pt solid #000000" fo:border-left="none" fo:border-right="0.99pt solid #000000" fo:border-top="0.99pt solid #000000"/>
    </style:style>
    <style:style style:name="ce6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6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7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7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7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7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7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7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76" style:family="table-cell" style:parent-style-name="Pivot_20_Table_20_Value" style:data-style-name="N0"/>
    <style:style style:name="ce7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78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7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8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81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8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83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84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37" style:family="table-cell" style:parent-style-name="Default" style:data-style-name="N50">
      <style:text-properties fo:font-weight="bold" style:font-weight-asian="bold" style:font-weight-complex="bold"/>
    </style:style>
    <style:style style:name="ce38" style:family="table-cell" style:parent-style-name="Default" style:data-style-name="N50"/>
    <style:style style:name="ce39" style:family="table-cell" style:parent-style-name="Pivot_20_Table_20_Category" style:data-style-name="N0">
      <style:table-cell-properties fo:border="none"/>
      <style:text-properties fo:font-weight="bold" style:font-weight-asian="bold" style:font-weight-complex="bold"/>
    </style:style>
    <style:style style:name="ce40" style:family="table-cell" style:parent-style-name="Pivot_20_Table_20_Value" style:data-style-name="N0">
      <style:table-cell-properties fo:border="none"/>
    </style:style>
    <style:style style:name="ce28" style:family="table-cell" style:parent-style-name="Pivot_20_Table_20_Value" style:data-style-name="N0"/>
    <style:style style:name="ce4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99"/>
    </style:style>
    <style:style style:name="ce43" style:family="table-cell" style:parent-style-name="Pivot_20_Table_20_Category" style:data-style-name="N2">
      <style:table-cell-properties fo:border="none"/>
      <style:text-properties fo:font-weight="bold" style:font-weight-asian="bold" style:font-weight-complex="bold"/>
    </style:style>
    <style:style style:name="ce44" style:family="table-cell" style:parent-style-name="Pivot_20_Table_20_Value" style:data-style-name="N2">
      <style:table-cell-properties fo:border="none"/>
    </style:style>
    <style:style style:name="ce45" style:family="table-cell" style:parent-style-name="Default" style:data-style-name="N2"/>
    <style:style style:name="ce46" style:family="table-cell" style:parent-style-name="Pivot_20_Table_20_Value" style:data-style-name="N2"/>
    <style:style style:name="ce47" style:family="table-cell" style:parent-style-name="Default" style:data-style-name="N2">
      <style:text-properties fo:font-weight="bold" style:font-weight-asian="bold" style:font-weight-complex="bold"/>
    </style:style>
    <style:style style:name="ce48" style:family="table-cell" style:parent-style-name="Default" style:data-style-name="N2">
      <style:table-cell-properties fo:background-color="#ffff99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fo:background-color="#ffff99"/>
    </style:style>
  </office:automatic-styles>
  <office:body>
    <office:spreadsheet>
      <table:calculation-settings table:automatic-find-labels="false" table:use-regular-expressions="false" table:use-wildcards="true"/>
      <table:table table:name="no2-data_calibration_20180128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1012" table:default-cell-style-name="Default"/>
        <table:table-row table:style-name="ro1">
          <table:table-cell table:style-name="ce1" office:value-type="string" calcext:value-type="string">
            <text:p>time calculated</text:p>
          </table:table-cell>
          <table:table-cell table:style-name="ce51" office:value-type="string" calcext:value-type="string">
            <text:p>temperature</text:p>
          </table:table-cell>
          <table:table-cell table:style-name="ce51" office:value-type="string" calcext:value-type="string">
            <text:p>humidity</text:p>
          </table:table-cell>
          <table:table-cell table:style-name="ce51" office:value-type="string" calcext:value-type="string">
            <text:p>pressure</text:p>
          </table:table-cell>
          <table:table-cell table:style-name="ce51" office:value-type="string" calcext:value-type="string">
            <text:p>ae0</text:p>
          </table:table-cell>
          <table:table-cell table:style-name="ce51" office:value-type="string" calcext:value-type="string">
            <text:p>we0</text:p>
          </table:table-cell>
          <table:table-cell table:style-name="ce51" office:value-type="string" calcext:value-type="string">
            <text:p>ae1</text:p>
          </table:table-cell>
          <table:table-cell table:style-name="ce51" office:value-type="string" calcext:value-type="string">
            <text:p>we1</text:p>
          </table:table-cell>
          <table:table-cell table:style-name="ce4" table:number-columns-repeated="1012"/>
        </table:table-row>
        <table:table-row table:style-name="ro1">
          <table:table-cell table:formula="of:=[.A3]-TIME(0;10;0)" office:value-type="date" office:date-value="2018-01-22T17:03:59.999941" calcext:value-type="date">
            <text:p>22.01.2018 17:04</text:p>
          </table:table-cell>
          <table:table-cell office:value-type="float" office:value="10.494774" calcext:value-type="float">
            <text:p>10,494774</text:p>
          </table:table-cell>
          <table:table-cell office:value-type="float" office:value="68.915848" calcext:value-type="float">
            <text:p>68,915848</text:p>
          </table:table-cell>
          <table:table-cell office:value-type="float" office:value="950.809998" calcext:value-type="float">
            <text:p>950,809998</text:p>
          </table:table-cell>
          <table:table-cell office:value-type="float" office:value="238.625" calcext:value-type="float">
            <text:p>238,625</text:p>
          </table:table-cell>
          <table:table-cell office:value-type="float" office:value="238.875" calcext:value-type="float">
            <text:p>238,875</text:p>
          </table:table-cell>
          <table:table-cell office:value-type="float" office:value="235.78125" calcext:value-type="float">
            <text:p>235,78125</text:p>
          </table:table-cell>
          <table:table-cell office:value-type="float" office:value="252.78125" calcext:value-type="float">
            <text:p>252,78125</text:p>
          </table:table-cell>
          <table:table-cell table:number-columns-repeated="1012"/>
        </table:table-row>
        <table:table-row table:style-name="ro1">
          <table:table-cell table:formula="of:=[.A4]-TIME(0;10;0)" office:value-type="date" office:date-value="2018-01-22T17:13:59.999941" calcext:value-type="date">
            <text:p>22.01.2018 17:14</text:p>
          </table:table-cell>
          <table:table-cell office:value-type="float" office:value="9.877928" calcext:value-type="float">
            <text:p>9,877928</text:p>
          </table:table-cell>
          <table:table-cell office:value-type="float" office:value="71.427483" calcext:value-type="float">
            <text:p>71,427483</text:p>
          </table:table-cell>
          <table:table-cell office:value-type="float" office:value="950.890015" calcext:value-type="float">
            <text:p>950,890015</text:p>
          </table:table-cell>
          <table:table-cell office:value-type="float" office:value="238.75" calcext:value-type="float">
            <text:p>238,75</text:p>
          </table:table-cell>
          <table:table-cell office:value-type="float" office:value="238.90625" calcext:value-type="float">
            <text:p>238,90625</text:p>
          </table:table-cell>
          <table:table-cell office:value-type="float" office:value="236" calcext:value-type="float">
            <text:p>236</text:p>
          </table:table-cell>
          <table:table-cell office:value-type="float" office:value="252.5625" calcext:value-type="float">
            <text:p>252,5625</text:p>
          </table:table-cell>
          <table:table-cell table:number-columns-repeated="1012"/>
        </table:table-row>
        <table:table-row table:style-name="ro1">
          <table:table-cell table:formula="of:=[.A5]-TIME(0;10;0)" office:value-type="date" office:date-value="2018-01-22T17:23:59.999941" calcext:value-type="date">
            <text:p>22.01.2018 17:24</text:p>
          </table:table-cell>
          <table:table-cell office:value-type="float" office:value="9.442664" calcext:value-type="float">
            <text:p>9,442664</text:p>
          </table:table-cell>
          <table:table-cell office:value-type="float" office:value="73.75296" calcext:value-type="float">
            <text:p>73,75296</text:p>
          </table:table-cell>
          <table:table-cell office:value-type="float" office:value="951.039978" calcext:value-type="float">
            <text:p>951,039978</text:p>
          </table:table-cell>
          <table:table-cell office:value-type="float" office:value="239.40625" calcext:value-type="float">
            <text:p>239,40625</text:p>
          </table:table-cell>
          <table:table-cell office:value-type="float" office:value="239.65625" calcext:value-type="float">
            <text:p>239,65625</text:p>
          </table:table-cell>
          <table:table-cell office:value-type="float" office:value="236.5" calcext:value-type="float">
            <text:p>236,5</text:p>
          </table:table-cell>
          <table:table-cell office:value-type="float" office:value="251.0625" calcext:value-type="float">
            <text:p>251,0625</text:p>
          </table:table-cell>
          <table:table-cell table:number-columns-repeated="1012"/>
        </table:table-row>
        <table:table-row table:style-name="ro1">
          <table:table-cell table:formula="of:=[.A6]-TIME(0;10;0)" office:value-type="date" office:date-value="2018-01-22T17:33:59.999941" calcext:value-type="date">
            <text:p>22.01.2018 17:34</text:p>
          </table:table-cell>
          <table:table-cell office:value-type="float" office:value="9.16228" calcext:value-type="float">
            <text:p>9,16228</text:p>
          </table:table-cell>
          <table:table-cell office:value-type="float" office:value="75.280388" calcext:value-type="float">
            <text:p>75,280388</text:p>
          </table:table-cell>
          <table:table-cell office:value-type="float" office:value="951.200012" calcext:value-type="float">
            <text:p>951,200012</text:p>
          </table:table-cell>
          <table:table-cell office:value-type="float" office:value="239.65625" calcext:value-type="float">
            <text:p>239,65625</text:p>
          </table:table-cell>
          <table:table-cell office:value-type="float" office:value="239.9375" calcext:value-type="float">
            <text:p>239,9375</text:p>
          </table:table-cell>
          <table:table-cell office:value-type="float" office:value="236.78125" calcext:value-type="float">
            <text:p>236,78125</text:p>
          </table:table-cell>
          <table:table-cell office:value-type="float" office:value="254.09375" calcext:value-type="float">
            <text:p>254,09375</text:p>
          </table:table-cell>
          <table:table-cell table:number-columns-repeated="1012"/>
        </table:table-row>
        <table:table-row table:style-name="ro1">
          <table:table-cell table:formula="of:=[.A7]-TIME(0;10;0)" office:value-type="date" office:date-value="2018-01-22T17:43:59.999942" calcext:value-type="date">
            <text:p>22.01.2018 17:44</text:p>
          </table:table-cell>
          <table:table-cell office:value-type="float" office:value="8.937972" calcext:value-type="float">
            <text:p>8,937972</text:p>
          </table:table-cell>
          <table:table-cell office:value-type="float" office:value="76.237122" calcext:value-type="float">
            <text:p>76,237122</text:p>
          </table:table-cell>
          <table:table-cell office:value-type="float" office:value="951.380005" calcext:value-type="float">
            <text:p>951,380005</text:p>
          </table:table-cell>
          <table:table-cell office:value-type="float" office:value="239.625" calcext:value-type="float">
            <text:p>239,625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7.0625" calcext:value-type="float">
            <text:p>237,0625</text:p>
          </table:table-cell>
          <table:table-cell office:value-type="float" office:value="249.75" calcext:value-type="float">
            <text:p>249,75</text:p>
          </table:table-cell>
          <table:table-cell table:number-columns-repeated="1012"/>
        </table:table-row>
        <table:table-row table:style-name="ro1">
          <table:table-cell table:formula="of:=[.A9]-TIME(0;10;0)" office:value-type="date" office:date-value="2018-01-22T17:53:59.999942" calcext:value-type="date">
            <text:p>22.01.2018 17:54</text:p>
          </table:table-cell>
          <table:table-cell office:value-type="float" office:value="8.710994" calcext:value-type="float">
            <text:p>8,710994</text:p>
          </table:table-cell>
          <table:table-cell office:value-type="float" office:value="77.558556" calcext:value-type="float">
            <text:p>77,558556</text:p>
          </table:table-cell>
          <table:table-cell office:value-type="float" office:value="951.619995" calcext:value-type="float">
            <text:p>951,619995</text:p>
          </table:table-cell>
          <table:table-cell office:value-type="float" office:value="240" calcext:value-type="float">
            <text:p>240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37.0625" calcext:value-type="float">
            <text:p>237,0625</text:p>
          </table:table-cell>
          <table:table-cell office:value-type="float" office:value="251.75" calcext:value-type="float">
            <text:p>251,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10]-TIME(0;10;0)" office:value-type="date" office:date-value="2018-01-22T18:03:59.999942" calcext:value-type="date">
            <text:p>22.01.2018 18:04</text:p>
          </table:table-cell>
          <table:table-cell office:value-type="float" office:value="8.569467" calcext:value-type="float">
            <text:p>8,569467</text:p>
          </table:table-cell>
          <table:table-cell office:value-type="float" office:value="78.359657" calcext:value-type="float">
            <text:p>78,359657</text:p>
          </table:table-cell>
          <table:table-cell office:value-type="float" office:value="951.52002" calcext:value-type="float">
            <text:p>951,52002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37.1875" calcext:value-type="float">
            <text:p>237,1875</text:p>
          </table:table-cell>
          <table:table-cell office:value-type="float" office:value="251.25" calcext:value-type="float">
            <text:p>251,25</text:p>
          </table:table-cell>
          <table:table-cell table:number-columns-repeated="1012"/>
        </table:table-row>
        <table:table-row table:style-name="ro1">
          <table:table-cell table:formula="of:=[.A11]-TIME(0;10;0)" office:value-type="date" office:date-value="2018-01-22T18:13:59.999942" calcext:value-type="date">
            <text:p>22.01.2018 18:14</text:p>
          </table:table-cell>
          <table:table-cell office:value-type="float" office:value="8.470665" calcext:value-type="float">
            <text:p>8,470665</text:p>
          </table:table-cell>
          <table:table-cell office:value-type="float" office:value="78.686195" calcext:value-type="float">
            <text:p>78,686195</text:p>
          </table:table-cell>
          <table:table-cell office:value-type="float" office:value="951.669983" calcext:value-type="float">
            <text:p>951,669983</text:p>
          </table:table-cell>
          <table:table-cell office:value-type="float" office:value="240.125" calcext:value-type="float">
            <text:p>240,12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7.25" calcext:value-type="float">
            <text:p>237,25</text:p>
          </table:table-cell>
          <table:table-cell office:value-type="float" office:value="252.71875" calcext:value-type="float">
            <text:p>252,71875</text:p>
          </table:table-cell>
          <table:table-cell table:number-columns-repeated="1012"/>
        </table:table-row>
        <table:table-row table:style-name="ro1">
          <table:table-cell table:formula="of:=[.A12]-TIME(0;10;0)" office:value-type="date" office:date-value="2018-01-22T18:23:59.999942" calcext:value-type="date">
            <text:p>22.01.2018 18:24</text:p>
          </table:table-cell>
          <table:table-cell office:value-type="float" office:value="8.318456" calcext:value-type="float">
            <text:p>8,318456</text:p>
          </table:table-cell>
          <table:table-cell office:value-type="float" office:value="79.537651" calcext:value-type="float">
            <text:p>79,537651</text:p>
          </table:table-cell>
          <table:table-cell office:value-type="float" office:value="951.75" calcext:value-type="float">
            <text:p>951,75</text:p>
          </table:table-cell>
          <table:table-cell office:value-type="float" office:value="240.03125" calcext:value-type="float">
            <text:p>240,0312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51.25" calcext:value-type="float">
            <text:p>251,25</text:p>
          </table:table-cell>
          <table:table-cell table:number-columns-repeated="1012"/>
        </table:table-row>
        <table:table-row table:style-name="ro1">
          <table:table-cell table:formula="of:=[.A13]-TIME(0;10;0)" office:value-type="date" office:date-value="2018-01-22T18:33:59.999942" calcext:value-type="date">
            <text:p>22.01.2018 18:34</text:p>
          </table:table-cell>
          <table:table-cell office:value-type="float" office:value="8.233006" calcext:value-type="float">
            <text:p>8,233006</text:p>
          </table:table-cell>
          <table:table-cell office:value-type="float" office:value="79.618523" calcext:value-type="float">
            <text:p>79,618523</text:p>
          </table:table-cell>
          <table:table-cell office:value-type="float" office:value="952.039978" calcext:value-type="float">
            <text:p>952,039978</text:p>
          </table:table-cell>
          <table:table-cell office:value-type="float" office:value="240.25" calcext:value-type="float">
            <text:p>240,2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50.8125" calcext:value-type="float">
            <text:p>250,8125</text:p>
          </table:table-cell>
          <table:table-cell table:number-columns-repeated="1012"/>
        </table:table-row>
        <table:table-row table:style-name="ro1">
          <table:table-cell table:formula="of:=[.A14]-TIME(0;10;0)" office:value-type="date" office:date-value="2018-01-22T18:43:59.999942" calcext:value-type="date">
            <text:p>22.01.2018 18:44</text:p>
          </table:table-cell>
          <table:table-cell office:value-type="float" office:value="8.080796" calcext:value-type="float">
            <text:p>8,080796</text:p>
          </table:table-cell>
          <table:table-cell office:value-type="float" office:value="80.352486" calcext:value-type="float">
            <text:p>80,352486</text:p>
          </table:table-cell>
          <table:table-cell office:value-type="float" office:value="951.929993" calcext:value-type="float">
            <text:p>951,929993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7.1875" calcext:value-type="float">
            <text:p>237,1875</text:p>
          </table:table-cell>
          <table:table-cell office:value-type="float" office:value="258.84375" calcext:value-type="float">
            <text:p>258,84375</text:p>
          </table:table-cell>
          <table:table-cell table:number-columns-repeated="1012"/>
        </table:table-row>
        <table:table-row table:style-name="ro1">
          <table:table-cell table:formula="of:=[.A16]-TIME(0;10;0)" office:value-type="date" office:date-value="2018-01-22T18:53:59.999942" calcext:value-type="date">
            <text:p>22.01.2018 18:54</text:p>
          </table:table-cell>
          <table:table-cell office:value-type="float" office:value="8.038072" calcext:value-type="float">
            <text:p>8,038072</text:p>
          </table:table-cell>
          <table:table-cell office:value-type="float" office:value="80.796524" calcext:value-type="float">
            <text:p>80,796524</text:p>
          </table:table-cell>
          <table:table-cell office:value-type="float" office:value="952.039978" calcext:value-type="float">
            <text:p>952,039978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558.1875" calcext:value-type="float">
            <text:p>558,18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17]-TIME(0;10;0)" office:value-type="date" office:date-value="2018-01-22T19:03:59.999941" calcext:value-type="date">
            <text:p>22.01.2018 19:04</text:p>
          </table:table-cell>
          <table:table-cell office:value-type="float" office:value="7.995346" calcext:value-type="float">
            <text:p>7,995346</text:p>
          </table:table-cell>
          <table:table-cell office:value-type="float" office:value="80.727852" calcext:value-type="float">
            <text:p>80,727852</text:p>
          </table:table-cell>
          <table:table-cell office:value-type="float" office:value="952.299988" calcext:value-type="float">
            <text:p>952,299988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622.6875" calcext:value-type="float">
            <text:p>622,6875</text:p>
          </table:table-cell>
          <table:table-cell table:number-columns-repeated="1012"/>
        </table:table-row>
        <table:table-row table:style-name="ro1">
          <table:table-cell table:formula="of:=[.A18]-TIME(0;10;0)" office:value-type="date" office:date-value="2018-01-22T19:13:59.999942" calcext:value-type="date">
            <text:p>22.01.2018 19:14</text:p>
          </table:table-cell>
          <table:table-cell office:value-type="float" office:value="7.968643" calcext:value-type="float">
            <text:p>7,968643</text:p>
          </table:table-cell>
          <table:table-cell office:value-type="float" office:value="81.162735" calcext:value-type="float">
            <text:p>81,162735</text:p>
          </table:table-cell>
          <table:table-cell office:value-type="float" office:value="952.380005" calcext:value-type="float">
            <text:p>952,38000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7.6875" calcext:value-type="float">
            <text:p>237,6875</text:p>
          </table:table-cell>
          <table:table-cell office:value-type="float" office:value="319.84375" calcext:value-type="float">
            <text:p>319,84375</text:p>
          </table:table-cell>
          <table:table-cell table:number-columns-repeated="1012"/>
        </table:table-row>
        <table:table-row table:style-name="ro1">
          <table:table-cell table:formula="of:=[.A19]-TIME(0;10;0)" office:value-type="date" office:date-value="2018-01-22T19:23:59.999942" calcext:value-type="date">
            <text:p>22.01.2018 19:24</text:p>
          </table:table-cell>
          <table:table-cell office:value-type="float" office:value="7.952621" calcext:value-type="float">
            <text:p>7,952621</text:p>
          </table:table-cell>
          <table:table-cell office:value-type="float" office:value="81.490807" calcext:value-type="float">
            <text:p>81,490807</text:p>
          </table:table-cell>
          <table:table-cell office:value-type="float" office:value="952.609985" calcext:value-type="float">
            <text:p>952,60998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371.3125" calcext:value-type="float">
            <text:p>371,3125</text:p>
          </table:table-cell>
          <table:table-cell table:number-columns-repeated="1012"/>
        </table:table-row>
        <table:table-row table:style-name="ro1">
          <table:table-cell table:formula="of:=[.A20]-TIME(0;10;0)" office:value-type="date" office:date-value="2018-01-22T19:33:59.999942" calcext:value-type="date">
            <text:p>22.01.2018 19:34</text:p>
          </table:table-cell>
          <table:table-cell office:value-type="float" office:value="7.912566" calcext:value-type="float">
            <text:p>7,912566</text:p>
          </table:table-cell>
          <table:table-cell office:value-type="float" office:value="81.477074" calcext:value-type="float">
            <text:p>81,477074</text:p>
          </table:table-cell>
          <table:table-cell office:value-type="float" office:value="952.72998" calcext:value-type="float">
            <text:p>952,72998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546.875" calcext:value-type="float">
            <text:p>546,875</text:p>
          </table:table-cell>
          <table:table-cell table:number-columns-repeated="1012"/>
        </table:table-row>
        <table:table-row table:style-name="ro1">
          <table:table-cell table:formula="of:=[.A21]-TIME(0;10;0)" office:value-type="date" office:date-value="2018-01-22T19:43:59.999942" calcext:value-type="date">
            <text:p>22.01.2018 19:44</text:p>
          </table:table-cell>
          <table:table-cell office:value-type="float" office:value="7.869841" calcext:value-type="float">
            <text:p>7,869841</text:p>
          </table:table-cell>
          <table:table-cell office:value-type="float" office:value="81.82193" calcext:value-type="float">
            <text:p>81,82193</text:p>
          </table:table-cell>
          <table:table-cell office:value-type="float" office:value="952.799988" calcext:value-type="float">
            <text:p>952,799988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7.53125" calcext:value-type="float">
            <text:p>237,53125</text:p>
          </table:table-cell>
          <table:table-cell office:value-type="float" office:value="348.6875" calcext:value-type="float">
            <text:p>348,6875</text:p>
          </table:table-cell>
          <table:table-cell table:number-columns-repeated="1012"/>
        </table:table-row>
        <table:table-row table:style-name="ro1">
          <table:table-cell table:formula="of:=[.A23]-TIME(0;10;0)" office:value-type="date" office:date-value="2018-01-22T19:53:59.999942" calcext:value-type="date">
            <text:p>22.01.2018 19:54</text:p>
          </table:table-cell>
          <table:table-cell office:value-type="float" office:value="7.827115" calcext:value-type="float">
            <text:p>7,827115</text:p>
          </table:table-cell>
          <table:table-cell office:value-type="float" office:value="82.142365" calcext:value-type="float">
            <text:p>82,142365</text:p>
          </table:table-cell>
          <table:table-cell office:value-type="float" office:value="952.909973" calcext:value-type="float">
            <text:p>952,909973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1" calcext:value-type="float">
            <text:p>241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342.40625" calcext:value-type="float">
            <text:p>342,406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24]-TIME(0;10;0)" office:value-type="date" office:date-value="2018-01-22T20:03:59.999943" calcext:value-type="date">
            <text:p>22.01.2018 20:04</text:p>
          </table:table-cell>
          <table:table-cell office:value-type="float" office:value="7.827115" calcext:value-type="float">
            <text:p>7,827115</text:p>
          </table:table-cell>
          <table:table-cell office:value-type="float" office:value="81.97757" calcext:value-type="float">
            <text:p>81,97757</text:p>
          </table:table-cell>
          <table:table-cell office:value-type="float" office:value="953.27002" calcext:value-type="float">
            <text:p>953,27002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1" calcext:value-type="float">
            <text:p>241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384.15625" calcext:value-type="float">
            <text:p>384,15625</text:p>
          </table:table-cell>
          <table:table-cell table:number-columns-repeated="1012"/>
        </table:table-row>
        <table:table-row table:style-name="ro1">
          <table:table-cell table:formula="of:=[.A25]-TIME(0;10;0)" office:value-type="date" office:date-value="2018-01-22T20:13:59.999943" calcext:value-type="date">
            <text:p>22.01.2018 20:14</text:p>
          </table:table-cell>
          <table:table-cell office:value-type="float" office:value="7.800412" calcext:value-type="float">
            <text:p>7,800412</text:p>
          </table:table-cell>
          <table:table-cell office:value-type="float" office:value="81.927216" calcext:value-type="float">
            <text:p>81,927216</text:p>
          </table:table-cell>
          <table:table-cell office:value-type="float" office:value="953.469971" calcext:value-type="float">
            <text:p>953,469971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331.5625" calcext:value-type="float">
            <text:p>331,5625</text:p>
          </table:table-cell>
          <table:table-cell table:number-columns-repeated="1012"/>
        </table:table-row>
        <table:table-row table:style-name="ro1">
          <table:table-cell table:formula="of:=[.A26]-TIME(0;10;0)" office:value-type="date" office:date-value="2018-01-22T20:23:59.999943" calcext:value-type="date">
            <text:p>22.01.2018 20:24</text:p>
          </table:table-cell>
          <table:table-cell office:value-type="float" office:value="7.840467" calcext:value-type="float">
            <text:p>7,840467</text:p>
          </table:table-cell>
          <table:table-cell office:value-type="float" office:value="81.934845" calcext:value-type="float">
            <text:p>81,934845</text:p>
          </table:table-cell>
          <table:table-cell office:value-type="float" office:value="953.75" calcext:value-type="float">
            <text:p>953,7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336.90625" calcext:value-type="float">
            <text:p>336,90625</text:p>
          </table:table-cell>
          <table:table-cell table:number-columns-repeated="1012"/>
        </table:table-row>
        <table:table-row table:style-name="ro1">
          <table:table-cell table:formula="of:=[.A27]-TIME(0;10;0)" office:value-type="date" office:date-value="2018-01-22T20:33:59.999943" calcext:value-type="date">
            <text:p>22.01.2018 20:34</text:p>
          </table:table-cell>
          <table:table-cell office:value-type="float" office:value="7.800412" calcext:value-type="float">
            <text:p>7,800412</text:p>
          </table:table-cell>
          <table:table-cell office:value-type="float" office:value="82.513161" calcext:value-type="float">
            <text:p>82,513161</text:p>
          </table:table-cell>
          <table:table-cell office:value-type="float" office:value="953.900024" calcext:value-type="float">
            <text:p>953,900024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325.71875" calcext:value-type="float">
            <text:p>325,71875</text:p>
          </table:table-cell>
          <table:table-cell table:number-columns-repeated="1012"/>
        </table:table-row>
        <table:table-row table:style-name="ro1">
          <table:table-cell table:formula="of:=[.A28]-TIME(0;10;0)" office:value-type="date" office:date-value="2018-01-22T20:43:59.999943" calcext:value-type="date">
            <text:p>22.01.2018 20:44</text:p>
          </table:table-cell>
          <table:table-cell office:value-type="float" office:value="7.757687" calcext:value-type="float">
            <text:p>7,757687</text:p>
          </table:table-cell>
          <table:table-cell office:value-type="float" office:value="82.787827" calcext:value-type="float">
            <text:p>82,787827</text:p>
          </table:table-cell>
          <table:table-cell office:value-type="float" office:value="954.26001" calcext:value-type="float">
            <text:p>954,26001</text:p>
          </table:table-cell>
          <table:table-cell table:number-columns-repeated="2" office:value-type="float" office:value="240.8125" calcext:value-type="float">
            <text:p>240,812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324.125" calcext:value-type="float">
            <text:p>324,125</text:p>
          </table:table-cell>
          <table:table-cell table:number-columns-repeated="1012"/>
        </table:table-row>
        <table:table-row table:style-name="ro1">
          <table:table-cell table:formula="of:=[.A30]-TIME(0;10;0)" office:value-type="date" office:date-value="2018-01-22T20:53:59.999944" calcext:value-type="date">
            <text:p>22.01.2018 20:54</text:p>
          </table:table-cell>
          <table:table-cell office:value-type="float" office:value="7.757687" calcext:value-type="float">
            <text:p>7,757687</text:p>
          </table:table-cell>
          <table:table-cell office:value-type="float" office:value="82.786301" calcext:value-type="float">
            <text:p>82,786301</text:p>
          </table:table-cell>
          <table:table-cell office:value-type="float" office:value="954.429993" calcext:value-type="float">
            <text:p>954,429993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306.90625" calcext:value-type="float">
            <text:p>306,906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31]-TIME(0;10;0)" office:value-type="date" office:date-value="2018-01-22T21:03:59.999943" calcext:value-type="date">
            <text:p>22.01.2018 21:04</text:p>
          </table:table-cell>
          <table:table-cell office:value-type="float" office:value="7.698939" calcext:value-type="float">
            <text:p>7,698939</text:p>
          </table:table-cell>
          <table:table-cell office:value-type="float" office:value="82.526894" calcext:value-type="float">
            <text:p>82,526894</text:p>
          </table:table-cell>
          <table:table-cell office:value-type="float" office:value="954.5" calcext:value-type="float">
            <text:p>954,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7.75" calcext:value-type="float">
            <text:p>237,75</text:p>
          </table:table-cell>
          <table:table-cell office:value-type="float" office:value="301.96875" calcext:value-type="float">
            <text:p>301,96875</text:p>
          </table:table-cell>
          <table:table-cell table:number-columns-repeated="1012"/>
        </table:table-row>
        <table:table-row table:style-name="ro1">
          <table:table-cell table:formula="of:=[.A32]-TIME(0;10;0)" office:value-type="date" office:date-value="2018-01-22T21:13:59.999943" calcext:value-type="date">
            <text:p>22.01.2018 21:14</text:p>
          </table:table-cell>
          <table:table-cell office:value-type="float" office:value="7.629511" calcext:value-type="float">
            <text:p>7,629511</text:p>
          </table:table-cell>
          <table:table-cell office:value-type="float" office:value="82.507057" calcext:value-type="float">
            <text:p>82,507057</text:p>
          </table:table-cell>
          <table:table-cell office:value-type="float" office:value="954.809998" calcext:value-type="float">
            <text:p>954,809998</text:p>
          </table:table-cell>
          <table:table-cell table:number-columns-repeated="2" office:value-type="float" office:value="240.8125" calcext:value-type="float">
            <text:p>240,8125</text:p>
          </table:table-cell>
          <table:table-cell office:value-type="float" office:value="238" calcext:value-type="float">
            <text:p>238</text:p>
          </table:table-cell>
          <table:table-cell office:value-type="float" office:value="324.0625" calcext:value-type="float">
            <text:p>324,0625</text:p>
          </table:table-cell>
          <table:table-cell table:number-columns-repeated="1012"/>
        </table:table-row>
        <table:table-row table:style-name="ro1">
          <table:table-cell table:formula="of:=[.A33]-TIME(0;10;0)" office:value-type="date" office:date-value="2018-01-22T21:23:59.999943" calcext:value-type="date">
            <text:p>22.01.2018 21:24</text:p>
          </table:table-cell>
          <table:table-cell office:value-type="float" office:value="7.557412" calcext:value-type="float">
            <text:p>7,557412</text:p>
          </table:table-cell>
          <table:table-cell office:value-type="float" office:value="82.282753" calcext:value-type="float">
            <text:p>82,282753</text:p>
          </table:table-cell>
          <table:table-cell office:value-type="float" office:value="955.22998" calcext:value-type="float">
            <text:p>955,22998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98.84375" calcext:value-type="float">
            <text:p>298,84375</text:p>
          </table:table-cell>
          <table:table-cell table:number-columns-repeated="1012"/>
        </table:table-row>
        <table:table-row table:style-name="ro1">
          <table:table-cell table:formula="of:=[.A34]-TIME(0;10;0)" office:value-type="date" office:date-value="2018-01-22T21:33:59.999943" calcext:value-type="date">
            <text:p>22.01.2018 21:34</text:p>
          </table:table-cell>
          <table:table-cell office:value-type="float" office:value="7.46128" calcext:value-type="float">
            <text:p>7,46128</text:p>
          </table:table-cell>
          <table:table-cell office:value-type="float" office:value="82.133209" calcext:value-type="float">
            <text:p>82,133209</text:p>
          </table:table-cell>
          <table:table-cell office:value-type="float" office:value="955.390015" calcext:value-type="float">
            <text:p>955,39001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294.34375" calcext:value-type="float">
            <text:p>294,34375</text:p>
          </table:table-cell>
          <table:table-cell table:number-columns-repeated="1012"/>
        </table:table-row>
        <table:table-row table:style-name="ro1">
          <table:table-cell table:formula="of:=[.A35]-TIME(0;10;0)" office:value-type="date" office:date-value="2018-01-22T21:43:59.999943" calcext:value-type="date">
            <text:p>22.01.2018 21:44</text:p>
          </table:table-cell>
          <table:table-cell office:value-type="float" office:value="7.418555" calcext:value-type="float">
            <text:p>7,418555</text:p>
          </table:table-cell>
          <table:table-cell office:value-type="float" office:value="82.136261" calcext:value-type="float">
            <text:p>82,136261</text:p>
          </table:table-cell>
          <table:table-cell office:value-type="float" office:value="955.570007" calcext:value-type="float">
            <text:p>955,570007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286.21875" calcext:value-type="float">
            <text:p>286,21875</text:p>
          </table:table-cell>
          <table:table-cell table:number-columns-repeated="1012"/>
        </table:table-row>
        <table:table-row table:style-name="ro1">
          <table:table-cell table:formula="of:=[.A37]-TIME(0;10;0)" office:value-type="date" office:date-value="2018-01-22T21:53:59.999943" calcext:value-type="date">
            <text:p>22.01.2018 21:54</text:p>
          </table:table-cell>
          <table:table-cell office:value-type="float" office:value="7.319753" calcext:value-type="float">
            <text:p>7,319753</text:p>
          </table:table-cell>
          <table:table-cell office:value-type="float" office:value="82.351418" calcext:value-type="float">
            <text:p>82,351418</text:p>
          </table:table-cell>
          <table:table-cell office:value-type="float" office:value="955.669983" calcext:value-type="float">
            <text:p>955,669983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84.75" calcext:value-type="float">
            <text:p>284,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38]-TIME(0;10;0)" office:value-type="date" office:date-value="2018-01-22T22:03:59.999943" calcext:value-type="date">
            <text:p>22.01.2018 22:04</text:p>
          </table:table-cell>
          <table:table-cell office:value-type="float" office:value="7.362478" calcext:value-type="float">
            <text:p>7,362478</text:p>
          </table:table-cell>
          <table:table-cell office:value-type="float" office:value="82.433815" calcext:value-type="float">
            <text:p>82,433815</text:p>
          </table:table-cell>
          <table:table-cell office:value-type="float" office:value="956.02002" calcext:value-type="float">
            <text:p>956,02002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76.1875" calcext:value-type="float">
            <text:p>276,1875</text:p>
          </table:table-cell>
          <table:table-cell table:number-columns-repeated="1012"/>
        </table:table-row>
        <table:table-row table:style-name="ro1">
          <table:table-cell table:formula="of:=[.A39]-TIME(0;10;0)" office:value-type="date" office:date-value="2018-01-22T22:13:59.999943" calcext:value-type="date">
            <text:p>22.01.2018 22:14</text:p>
          </table:table-cell>
          <table:table-cell office:value-type="float" office:value="7.277028" calcext:value-type="float">
            <text:p>7,277028</text:p>
          </table:table-cell>
          <table:table-cell office:value-type="float" office:value="82.072174" calcext:value-type="float">
            <text:p>82,072174</text:p>
          </table:table-cell>
          <table:table-cell office:value-type="float" office:value="956.380005" calcext:value-type="float">
            <text:p>956,38000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71.125" calcext:value-type="float">
            <text:p>271,125</text:p>
          </table:table-cell>
          <table:table-cell table:number-columns-repeated="1012"/>
        </table:table-row>
        <table:table-row table:style-name="ro1">
          <table:table-cell table:formula="of:=[.A40]-TIME(0;10;0)" office:value-type="date" office:date-value="2018-01-22T22:23:59.999944" calcext:value-type="date">
            <text:p>22.01.2018 22:24</text:p>
          </table:table-cell>
          <table:table-cell office:value-type="float" office:value="7.277028" calcext:value-type="float">
            <text:p>7,277028</text:p>
          </table:table-cell>
          <table:table-cell office:value-type="float" office:value="82.485695" calcext:value-type="float">
            <text:p>82,485695</text:p>
          </table:table-cell>
          <table:table-cell office:value-type="float" office:value="956.679993" calcext:value-type="float">
            <text:p>956,679993</text:p>
          </table:table-cell>
          <table:table-cell office:value-type="float" office:value="241" calcext:value-type="float">
            <text:p>241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" calcext:value-type="float">
            <text:p>238</text:p>
          </table:table-cell>
          <table:table-cell office:value-type="float" office:value="267.09375" calcext:value-type="float">
            <text:p>267,09375</text:p>
          </table:table-cell>
          <table:table-cell table:number-columns-repeated="1012"/>
        </table:table-row>
        <table:table-row table:style-name="ro1">
          <table:table-cell table:formula="of:=[.A41]-TIME(0;10;0)" office:value-type="date" office:date-value="2018-01-22T22:33:59.999944" calcext:value-type="date">
            <text:p>22.01.2018 22:34</text:p>
          </table:table-cell>
          <table:table-cell office:value-type="float" office:value="7.236973" calcext:value-type="float">
            <text:p>7,236973</text:p>
          </table:table-cell>
          <table:table-cell office:value-type="float" office:value="82.124054" calcext:value-type="float">
            <text:p>82,124054</text:p>
          </table:table-cell>
          <table:table-cell office:value-type="float" office:value="956.919983" calcext:value-type="float">
            <text:p>956,919983</text:p>
          </table:table-cell>
          <table:table-cell office:value-type="float" office:value="241" calcext:value-type="float">
            <text:p>241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64.625" calcext:value-type="float">
            <text:p>264,625</text:p>
          </table:table-cell>
          <table:table-cell table:number-columns-repeated="1012"/>
        </table:table-row>
        <table:table-row table:style-name="ro1">
          <table:table-cell table:formula="of:=[.A42]-TIME(0;10;0)" office:value-type="date" office:date-value="2018-01-22T22:43:59.999944" calcext:value-type="date">
            <text:p>22.01.2018 22:44</text:p>
          </table:table-cell>
          <table:table-cell office:value-type="float" office:value="7.207599" calcext:value-type="float">
            <text:p>7,207599</text:p>
          </table:table-cell>
          <table:table-cell office:value-type="float" office:value="81.84787" calcext:value-type="float">
            <text:p>81,84787</text:p>
          </table:table-cell>
          <table:table-cell office:value-type="float" office:value="957.190002" calcext:value-type="float">
            <text:p>957,190002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57.28125" calcext:value-type="float">
            <text:p>257,28125</text:p>
          </table:table-cell>
          <table:table-cell table:number-columns-repeated="1012"/>
        </table:table-row>
        <table:table-row table:style-name="ro1">
          <table:table-cell table:formula="of:=[.A44]-TIME(0;10;0)" office:value-type="date" office:date-value="2018-01-22T22:53:59.999944" calcext:value-type="date">
            <text:p>22.01.2018 22:54</text:p>
          </table:table-cell>
          <table:table-cell office:value-type="float" office:value="7.095445" calcext:value-type="float">
            <text:p>7,095445</text:p>
          </table:table-cell>
          <table:table-cell office:value-type="float" office:value="81.911957" calcext:value-type="float">
            <text:p>81,911957</text:p>
          </table:table-cell>
          <table:table-cell office:value-type="float" office:value="957.359985" calcext:value-type="float">
            <text:p>957,35998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50.96875" calcext:value-type="float">
            <text:p>250,968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45]-TIME(0;10;0)" office:value-type="date" office:date-value="2018-01-22T23:03:59.999944" calcext:value-type="date">
            <text:p>22.01.2018 23:04</text:p>
          </table:table-cell>
          <table:table-cell office:value-type="float" office:value="7.082094" calcext:value-type="float">
            <text:p>7,082094</text:p>
          </table:table-cell>
          <table:table-cell office:value-type="float" office:value="81.998932" calcext:value-type="float">
            <text:p>81,998932</text:p>
          </table:table-cell>
          <table:table-cell office:value-type="float" office:value="957.640015" calcext:value-type="float">
            <text:p>957,64001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7.25" calcext:value-type="float">
            <text:p>247,25</text:p>
          </table:table-cell>
          <table:table-cell table:number-columns-repeated="1012"/>
        </table:table-row>
        <table:table-row table:style-name="ro1">
          <table:table-cell table:formula="of:=[.A46]-TIME(0;10;0)" office:value-type="date" office:date-value="2018-01-22T23:13:59.999944" calcext:value-type="date">
            <text:p>22.01.2018 23:14</text:p>
          </table:table-cell>
          <table:table-cell office:value-type="float" office:value="7.039368" calcext:value-type="float">
            <text:p>7,039368</text:p>
          </table:table-cell>
          <table:table-cell office:value-type="float" office:value="82.085907" calcext:value-type="float">
            <text:p>82,085907</text:p>
          </table:table-cell>
          <table:table-cell office:value-type="float" office:value="957.960022" calcext:value-type="float">
            <text:p>957,960022</text:p>
          </table:table-cell>
          <table:table-cell office:value-type="float" office:value="241" calcext:value-type="float">
            <text:p>241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5.5" calcext:value-type="float">
            <text:p>245,5</text:p>
          </table:table-cell>
          <table:table-cell table:number-columns-repeated="1012"/>
        </table:table-row>
        <table:table-row table:style-name="ro1">
          <table:table-cell table:formula="of:=[.A47]-TIME(0;10;0)" office:value-type="date" office:date-value="2018-01-22T23:23:59.999945" calcext:value-type="date">
            <text:p>22.01.2018 23:24</text:p>
          </table:table-cell>
          <table:table-cell office:value-type="float" office:value="6.96994" calcext:value-type="float">
            <text:p>6,96994</text:p>
          </table:table-cell>
          <table:table-cell office:value-type="float" office:value="82.076752" calcext:value-type="float">
            <text:p>82,076752</text:p>
          </table:table-cell>
          <table:table-cell office:value-type="float" office:value="958.119995" calcext:value-type="float">
            <text:p>958,119995</text:p>
          </table:table-cell>
          <table:table-cell office:value-type="float" office:value="241" calcext:value-type="float">
            <text:p>241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4.5" calcext:value-type="float">
            <text:p>244,5</text:p>
          </table:table-cell>
          <table:table-cell table:number-columns-repeated="1012"/>
        </table:table-row>
        <table:table-row table:style-name="ro1">
          <table:table-cell table:formula="of:=[.A48]-TIME(0;10;0)" office:value-type="date" office:date-value="2018-01-22T23:33:59.999945" calcext:value-type="date">
            <text:p>22.01.2018 23:34</text:p>
          </table:table-cell>
          <table:table-cell office:value-type="float" office:value="6.828413" calcext:value-type="float">
            <text:p>6,828413</text:p>
          </table:table-cell>
          <table:table-cell office:value-type="float" office:value="81.046768" calcext:value-type="float">
            <text:p>81,046768</text:p>
          </table:table-cell>
          <table:table-cell office:value-type="float" office:value="958.25" calcext:value-type="float">
            <text:p>958,2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6875" calcext:value-type="float">
            <text:p>237,6875</text:p>
          </table:table-cell>
          <table:table-cell office:value-type="float" office:value="242.59375" calcext:value-type="float">
            <text:p>242,59375</text:p>
          </table:table-cell>
          <table:table-cell table:number-columns-repeated="1012"/>
        </table:table-row>
        <table:table-row table:style-name="ro1">
          <table:table-cell table:formula="of:=[.A49]-TIME(0;10;0)" office:value-type="date" office:date-value="2018-01-22T23:43:59.999945" calcext:value-type="date">
            <text:p>22.01.2018 23:44</text:p>
          </table:table-cell>
          <table:table-cell office:value-type="float" office:value="6.689555" calcext:value-type="float">
            <text:p>6,689555</text:p>
          </table:table-cell>
          <table:table-cell office:value-type="float" office:value="79.943542" calcext:value-type="float">
            <text:p>79,943542</text:p>
          </table:table-cell>
          <table:table-cell office:value-type="float" office:value="958.299988" calcext:value-type="float">
            <text:p>958,299988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71875" calcext:value-type="float">
            <text:p>237,71875</text:p>
          </table:table-cell>
          <table:table-cell office:value-type="float" office:value="242" calcext:value-type="float">
            <text:p>242</text:p>
          </table:table-cell>
          <table:table-cell table:number-columns-repeated="1012"/>
        </table:table-row>
        <table:table-row table:style-name="ro1">
          <table:table-cell table:formula="of:=[.A51]-TIME(0;10;0)" office:value-type="date" office:date-value="2018-01-22T23:53:59.999945" calcext:value-type="date">
            <text:p>22.01.2018 23:54</text:p>
          </table:table-cell>
          <table:table-cell office:value-type="float" office:value="6.548028" calcext:value-type="float">
            <text:p>6,548028</text:p>
          </table:table-cell>
          <table:table-cell office:value-type="float" office:value="80.270088" calcext:value-type="float">
            <text:p>80,270088</text:p>
          </table:table-cell>
          <table:table-cell office:value-type="float" office:value="958.51001" calcext:value-type="float">
            <text:p>958,51001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6875" calcext:value-type="float">
            <text:p>237,6875</text:p>
          </table:table-cell>
          <table:table-cell office:value-type="float" office:value="243.9375" calcext:value-type="float">
            <text:p>243,93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52]-TIME(0;10;0)" office:value-type="date" office:date-value="2018-01-23T00:03:59.999944" calcext:value-type="date">
            <text:p>23.01.2018 00:04</text:p>
          </table:table-cell>
          <table:table-cell office:value-type="float" office:value="6.462577" calcext:value-type="float">
            <text:p>6,462577</text:p>
          </table:table-cell>
          <table:table-cell office:value-type="float" office:value="80.215149" calcext:value-type="float">
            <text:p>80,215149</text:p>
          </table:table-cell>
          <table:table-cell office:value-type="float" office:value="958.719971" calcext:value-type="float">
            <text:p>958,719971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5.375" calcext:value-type="float">
            <text:p>245,375</text:p>
          </table:table-cell>
          <table:table-cell table:number-columns-repeated="1012"/>
        </table:table-row>
        <table:table-row table:style-name="ro1">
          <table:table-cell table:formula="of:=[.A53]-TIME(0;10;0)" office:value-type="date" office:date-value="2018-01-23T00:13:59.999944" calcext:value-type="date">
            <text:p>23.01.2018 00:14</text:p>
          </table:table-cell>
          <table:table-cell office:value-type="float" office:value="6.449225" calcext:value-type="float">
            <text:p>6,449225</text:p>
          </table:table-cell>
          <table:table-cell office:value-type="float" office:value="80.283821" calcext:value-type="float">
            <text:p>80,283821</text:p>
          </table:table-cell>
          <table:table-cell office:value-type="float" office:value="958.900024" calcext:value-type="float">
            <text:p>958,900024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46.09375" calcext:value-type="float">
            <text:p>246,09375</text:p>
          </table:table-cell>
          <table:table-cell table:number-columns-repeated="1012"/>
        </table:table-row>
        <table:table-row table:style-name="ro1">
          <table:table-cell table:formula="of:=[.A54]-TIME(0;10;0)" office:value-type="date" office:date-value="2018-01-23T00:23:59.999944" calcext:value-type="date">
            <text:p>23.01.2018 00:24</text:p>
          </table:table-cell>
          <table:table-cell office:value-type="float" office:value="6.350423" calcext:value-type="float">
            <text:p>6,350423</text:p>
          </table:table-cell>
          <table:table-cell office:value-type="float" office:value="80.164795" calcext:value-type="float">
            <text:p>80,164795</text:p>
          </table:table-cell>
          <table:table-cell office:value-type="float" office:value="958.909973" calcext:value-type="float">
            <text:p>958,909973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44.625" calcext:value-type="float">
            <text:p>244,625</text:p>
          </table:table-cell>
          <table:table-cell table:number-columns-repeated="1012"/>
        </table:table-row>
        <table:table-row table:style-name="ro1">
          <table:table-cell table:formula="of:=[.A55]-TIME(0;10;0)" office:value-type="date" office:date-value="2018-01-23T00:33:59.999944" calcext:value-type="date">
            <text:p>23.01.2018 00:34</text:p>
          </table:table-cell>
          <table:table-cell office:value-type="float" office:value="6.337072" calcext:value-type="float">
            <text:p>6,337072</text:p>
          </table:table-cell>
          <table:table-cell office:value-type="float" office:value="80.068665" calcext:value-type="float">
            <text:p>80,068665</text:p>
          </table:table-cell>
          <table:table-cell office:value-type="float" office:value="959.01001" calcext:value-type="float">
            <text:p>959,01001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6.59375" calcext:value-type="float">
            <text:p>246,59375</text:p>
          </table:table-cell>
          <table:table-cell table:number-columns-repeated="1012"/>
        </table:table-row>
        <table:table-row table:style-name="ro1">
          <table:table-cell table:formula="of:=[.A56]-TIME(0;10;0)" office:value-type="date" office:date-value="2018-01-23T00:43:59.999944" calcext:value-type="date">
            <text:p>23.01.2018 00:44</text:p>
          </table:table-cell>
          <table:table-cell office:value-type="float" office:value="6.337072" calcext:value-type="float">
            <text:p>6,337072</text:p>
          </table:table-cell>
          <table:table-cell office:value-type="float" office:value="79.853516" calcext:value-type="float">
            <text:p>79,853516</text:p>
          </table:table-cell>
          <table:table-cell office:value-type="float" office:value="959.309998" calcext:value-type="float">
            <text:p>959,309998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3.40625" calcext:value-type="float">
            <text:p>243,40625</text:p>
          </table:table-cell>
          <table:table-cell table:number-columns-repeated="1012"/>
        </table:table-row>
        <table:table-row table:style-name="ro1">
          <table:table-cell table:formula="of:=[.A58]-TIME(0;10;0)" office:value-type="date" office:date-value="2018-01-23T00:53:59.999945" calcext:value-type="date">
            <text:p>23.01.2018 00:54</text:p>
          </table:table-cell>
          <table:table-cell office:value-type="float" office:value="6.251621" calcext:value-type="float">
            <text:p>6,251621</text:p>
          </table:table-cell>
          <table:table-cell office:value-type="float" office:value="80.204468" calcext:value-type="float">
            <text:p>80,204468</text:p>
          </table:table-cell>
          <table:table-cell office:value-type="float" office:value="959.280029" calcext:value-type="float">
            <text:p>959,280029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4.0625" calcext:value-type="float">
            <text:p>244,06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59]-TIME(0;10;0)" office:value-type="date" office:date-value="2018-01-23T01:03:59.999945" calcext:value-type="date">
            <text:p>23.01.2018 01:04</text:p>
          </table:table-cell>
          <table:table-cell office:value-type="float" office:value="6.155489" calcext:value-type="float">
            <text:p>6,155489</text:p>
          </table:table-cell>
          <table:table-cell office:value-type="float" office:value="80.933853" calcext:value-type="float">
            <text:p>80,933853</text:p>
          </table:table-cell>
          <table:table-cell office:value-type="float" office:value="959.419983" calcext:value-type="float">
            <text:p>959,419983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46.1875" calcext:value-type="float">
            <text:p>246,1875</text:p>
          </table:table-cell>
          <table:table-cell table:number-columns-repeated="1012"/>
        </table:table-row>
        <table:table-row table:style-name="ro1">
          <table:table-cell table:formula="of:=[.A60]-TIME(0;10;0)" office:value-type="date" office:date-value="2018-01-23T01:13:59.999945" calcext:value-type="date">
            <text:p>23.01.2018 01:14</text:p>
          </table:table-cell>
          <table:table-cell office:value-type="float" office:value="6.168841" calcext:value-type="float">
            <text:p>6,168841</text:p>
          </table:table-cell>
          <table:table-cell office:value-type="float" office:value="81.09407" calcext:value-type="float">
            <text:p>81,09407</text:p>
          </table:table-cell>
          <table:table-cell office:value-type="float" office:value="959.650024" calcext:value-type="float">
            <text:p>959,650024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45.21875" calcext:value-type="float">
            <text:p>245,21875</text:p>
          </table:table-cell>
          <table:table-cell table:number-columns-repeated="1012"/>
        </table:table-row>
        <table:table-row table:style-name="ro1">
          <table:table-cell table:formula="of:=[.A61]-TIME(0;10;0)" office:value-type="date" office:date-value="2018-01-23T01:23:59.999945" calcext:value-type="date">
            <text:p>23.01.2018 01:24</text:p>
          </table:table-cell>
          <table:table-cell office:value-type="float" office:value="6.126116" calcext:value-type="float">
            <text:p>6,126116</text:p>
          </table:table-cell>
          <table:table-cell office:value-type="float" office:value="81.605247" calcext:value-type="float">
            <text:p>81,605247</text:p>
          </table:table-cell>
          <table:table-cell office:value-type="float" office:value="959.809998" calcext:value-type="float">
            <text:p>959,809998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4.28125" calcext:value-type="float">
            <text:p>244,28125</text:p>
          </table:table-cell>
          <table:table-cell table:number-columns-repeated="1012"/>
        </table:table-row>
        <table:table-row table:style-name="ro1">
          <table:table-cell table:formula="of:=[.A62]-TIME(0;10;0)" office:value-type="date" office:date-value="2018-01-23T01:33:59.999945" calcext:value-type="date">
            <text:p>23.01.2018 01:34</text:p>
          </table:table-cell>
          <table:table-cell office:value-type="float" office:value="6.043335" calcext:value-type="float">
            <text:p>6,043335</text:p>
          </table:table-cell>
          <table:table-cell office:value-type="float" office:value="81.577782" calcext:value-type="float">
            <text:p>81,577782</text:p>
          </table:table-cell>
          <table:table-cell office:value-type="float" office:value="959.549988" calcext:value-type="float">
            <text:p>959,549988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42.65625" calcext:value-type="float">
            <text:p>242,65625</text:p>
          </table:table-cell>
          <table:table-cell table:number-columns-repeated="1012"/>
        </table:table-row>
        <table:table-row table:style-name="ro1">
          <table:table-cell table:formula="of:=[.A63]-TIME(0;10;0)" office:value-type="date" office:date-value="2018-01-23T01:43:59.999945" calcext:value-type="date">
            <text:p>23.01.2018 01:44</text:p>
          </table:table-cell>
          <table:table-cell office:value-type="float" office:value="5.987259" calcext:value-type="float">
            <text:p>5,987259</text:p>
          </table:table-cell>
          <table:table-cell office:value-type="float" office:value="81.843292" calcext:value-type="float">
            <text:p>81,843292</text:p>
          </table:table-cell>
          <table:table-cell office:value-type="float" office:value="959.75" calcext:value-type="float">
            <text:p>959,7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8" calcext:value-type="float">
            <text:p>238</text:p>
          </table:table-cell>
          <table:table-cell office:value-type="float" office:value="243.78125" calcext:value-type="float">
            <text:p>243,78125</text:p>
          </table:table-cell>
          <table:table-cell table:number-columns-repeated="1012"/>
        </table:table-row>
        <table:table-row table:style-name="ro1">
          <table:table-cell table:formula="of:=[.A65]-TIME(0;10;0)" office:value-type="date" office:date-value="2018-01-23T01:53:59.999945" calcext:value-type="date">
            <text:p>23.01.2018 01:54</text:p>
          </table:table-cell>
          <table:table-cell office:value-type="float" office:value="5.944533" calcext:value-type="float">
            <text:p>5,944533</text:p>
          </table:table-cell>
          <table:table-cell office:value-type="float" office:value="81.441978" calcext:value-type="float">
            <text:p>81,441978</text:p>
          </table:table-cell>
          <table:table-cell office:value-type="float" office:value="959.809998" calcext:value-type="float">
            <text:p>959,809998</text:p>
          </table:table-cell>
          <table:table-cell office:value-type="float" office:value="241" calcext:value-type="float">
            <text:p>241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3.84375" calcext:value-type="float">
            <text:p>243,843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66]-TIME(0;10;0)" office:value-type="date" office:date-value="2018-01-23T02:03:59.999945" calcext:value-type="date">
            <text:p>23.01.2018 02:04</text:p>
          </table:table-cell>
          <table:table-cell office:value-type="float" office:value="5.931182" calcext:value-type="float">
            <text:p>5,931182</text:p>
          </table:table-cell>
          <table:table-cell office:value-type="float" office:value="81.19783" calcext:value-type="float">
            <text:p>81,19783</text:p>
          </table:table-cell>
          <table:table-cell office:value-type="float" office:value="960.099976" calcext:value-type="float">
            <text:p>960,099976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4.375" calcext:value-type="float">
            <text:p>244,375</text:p>
          </table:table-cell>
          <table:table-cell table:number-columns-repeated="1012"/>
        </table:table-row>
        <table:table-row table:style-name="ro1">
          <table:table-cell table:formula="of:=[.A67]-TIME(0;10;0)" office:value-type="date" office:date-value="2018-01-23T02:13:59.999945" calcext:value-type="date">
            <text:p>23.01.2018 02:14</text:p>
          </table:table-cell>
          <table:table-cell office:value-type="float" office:value="5.957885" calcext:value-type="float">
            <text:p>5,957885</text:p>
          </table:table-cell>
          <table:table-cell office:value-type="float" office:value="80.762955" calcext:value-type="float">
            <text:p>80,762955</text:p>
          </table:table-cell>
          <table:table-cell office:value-type="float" office:value="960.23999" calcext:value-type="float">
            <text:p>960,23999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4.59375" calcext:value-type="float">
            <text:p>244,59375</text:p>
          </table:table-cell>
          <table:table-cell table:number-columns-repeated="1012"/>
        </table:table-row>
        <table:table-row table:style-name="ro1">
          <table:table-cell table:formula="of:=[.A68]-TIME(0;10;0)" office:value-type="date" office:date-value="2018-01-23T02:23:59.999945" calcext:value-type="date">
            <text:p>23.01.2018 02:24</text:p>
          </table:table-cell>
          <table:table-cell office:value-type="float" office:value="5.888456" calcext:value-type="float">
            <text:p>5,888456</text:p>
          </table:table-cell>
          <table:table-cell office:value-type="float" office:value="80.753799" calcext:value-type="float">
            <text:p>80,753799</text:p>
          </table:table-cell>
          <table:table-cell office:value-type="float" office:value="960.51001" calcext:value-type="float">
            <text:p>960,51001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43.15625" calcext:value-type="float">
            <text:p>243,15625</text:p>
          </table:table-cell>
          <table:table-cell table:number-columns-repeated="1012"/>
        </table:table-row>
        <table:table-row table:style-name="ro1">
          <table:table-cell table:formula="of:=[.A69]-TIME(0;10;0)" office:value-type="date" office:date-value="2018-01-23T02:33:59.999945" calcext:value-type="date">
            <text:p>23.01.2018 02:34</text:p>
          </table:table-cell>
          <table:table-cell office:value-type="float" office:value="5.901808" calcext:value-type="float">
            <text:p>5,901808</text:p>
          </table:table-cell>
          <table:table-cell office:value-type="float" office:value="81.129166" calcext:value-type="float">
            <text:p>81,129166</text:p>
          </table:table-cell>
          <table:table-cell office:value-type="float" office:value="960.630005" calcext:value-type="float">
            <text:p>960,63000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2.28125" calcext:value-type="float">
            <text:p>242,28125</text:p>
          </table:table-cell>
          <table:table-cell table:number-columns-repeated="1012"/>
        </table:table-row>
        <table:table-row table:style-name="ro1">
          <table:table-cell table:formula="of:=[.A70]-TIME(0;10;0)" office:value-type="date" office:date-value="2018-01-23T02:43:59.999945" calcext:value-type="date">
            <text:p>23.01.2018 02:44</text:p>
          </table:table-cell>
          <table:table-cell office:value-type="float" office:value="5.888456" calcext:value-type="float">
            <text:p>5,888456</text:p>
          </table:table-cell>
          <table:table-cell office:value-type="float" office:value="80.393684" calcext:value-type="float">
            <text:p>80,393684</text:p>
          </table:table-cell>
          <table:table-cell office:value-type="float" office:value="960.710022" calcext:value-type="float">
            <text:p>960,710022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2.40625" calcext:value-type="float">
            <text:p>242,40625</text:p>
          </table:table-cell>
          <table:table-cell table:number-columns-repeated="1012"/>
        </table:table-row>
        <table:table-row table:style-name="ro1">
          <table:table-cell table:formula="of:=[.A72]-TIME(0;10;0)" office:value-type="date" office:date-value="2018-01-23T02:53:59.999945" calcext:value-type="date">
            <text:p>23.01.2018 02:54</text:p>
          </table:table-cell>
          <table:table-cell office:value-type="float" office:value="5.83238" calcext:value-type="float">
            <text:p>5,83238</text:p>
          </table:table-cell>
          <table:table-cell office:value-type="float" office:value="81.280235" calcext:value-type="float">
            <text:p>81,280235</text:p>
          </table:table-cell>
          <table:table-cell office:value-type="float" office:value="960.710022" calcext:value-type="float">
            <text:p>960,710022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2.6875" calcext:value-type="float">
            <text:p>242,68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73]-TIME(0;10;0)" office:value-type="date" office:date-value="2018-01-23T03:03:59.999945" calcext:value-type="date">
            <text:p>23.01.2018 03:04</text:p>
          </table:table-cell>
          <table:table-cell office:value-type="float" office:value="5.776303" calcext:value-type="float">
            <text:p>5,776303</text:p>
          </table:table-cell>
          <table:table-cell office:value-type="float" office:value="81.435875" calcext:value-type="float">
            <text:p>81,435875</text:p>
          </table:table-cell>
          <table:table-cell office:value-type="float" office:value="960.669983" calcext:value-type="float">
            <text:p>960,669983</text:p>
          </table:table-cell>
          <table:table-cell office:value-type="float" office:value="241" calcext:value-type="float">
            <text:p>241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" calcext:value-type="float">
            <text:p>238</text:p>
          </table:table-cell>
          <table:table-cell office:value-type="float" office:value="243.5625" calcext:value-type="float">
            <text:p>243,5625</text:p>
          </table:table-cell>
          <table:table-cell table:number-columns-repeated="1012"/>
        </table:table-row>
        <table:table-row table:style-name="ro1">
          <table:table-cell table:formula="of:=[.A74]-TIME(0;10;0)" office:value-type="date" office:date-value="2018-01-23T03:13:59.999946" calcext:value-type="date">
            <text:p>23.01.2018 03:14</text:p>
          </table:table-cell>
          <table:table-cell office:value-type="float" office:value="5.664149" calcext:value-type="float">
            <text:p>5,664149</text:p>
          </table:table-cell>
          <table:table-cell office:value-type="float" office:value="81.611351" calcext:value-type="float">
            <text:p>81,611351</text:p>
          </table:table-cell>
          <table:table-cell office:value-type="float" office:value="960.950012" calcext:value-type="float">
            <text:p>960,950012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2.875" calcext:value-type="float">
            <text:p>242,875</text:p>
          </table:table-cell>
          <table:table-cell table:number-columns-repeated="1012"/>
        </table:table-row>
        <table:table-row table:style-name="ro1">
          <table:table-cell table:formula="of:=[.A75]-TIME(0;10;0)" office:value-type="date" office:date-value="2018-01-23T03:23:59.999946" calcext:value-type="date">
            <text:p>23.01.2018 03:24</text:p>
          </table:table-cell>
          <table:table-cell office:value-type="float" office:value="5.690852" calcext:value-type="float">
            <text:p>5,690852</text:p>
          </table:table-cell>
          <table:table-cell office:value-type="float" office:value="80.910965" calcext:value-type="float">
            <text:p>80,910965</text:p>
          </table:table-cell>
          <table:table-cell office:value-type="float" office:value="961.049988" calcext:value-type="float">
            <text:p>961,049988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9375" calcext:value-type="float">
            <text:p>237,9375</text:p>
          </table:table-cell>
          <table:table-cell office:value-type="float" office:value="243.84375" calcext:value-type="float">
            <text:p>243,84375</text:p>
          </table:table-cell>
          <table:table-cell table:number-columns-repeated="1012"/>
        </table:table-row>
        <table:table-row table:style-name="ro1">
          <table:table-cell table:formula="of:=[.A76]-TIME(0;10;0)" office:value-type="date" office:date-value="2018-01-23T03:33:59.999946" calcext:value-type="date">
            <text:p>23.01.2018 03:34</text:p>
          </table:table-cell>
          <table:table-cell office:value-type="float" office:value="5.664149" calcext:value-type="float">
            <text:p>5,664149</text:p>
          </table:table-cell>
          <table:table-cell office:value-type="float" office:value="80.854507" calcext:value-type="float">
            <text:p>80,854507</text:p>
          </table:table-cell>
          <table:table-cell office:value-type="float" office:value="961.109985" calcext:value-type="float">
            <text:p>961,10998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4.1875" calcext:value-type="float">
            <text:p>244,1875</text:p>
          </table:table-cell>
          <table:table-cell table:number-columns-repeated="1012"/>
        </table:table-row>
        <table:table-row table:style-name="ro1">
          <table:table-cell table:formula="of:=[.A77]-TIME(0;10;0)" office:value-type="date" office:date-value="2018-01-23T03:43:59.999946" calcext:value-type="date">
            <text:p>23.01.2018 03:44</text:p>
          </table:table-cell>
          <table:table-cell office:value-type="float" office:value="5.581369" calcext:value-type="float">
            <text:p>5,581369</text:p>
          </table:table-cell>
          <table:table-cell office:value-type="float" office:value="81.000992" calcext:value-type="float">
            <text:p>81,000992</text:p>
          </table:table-cell>
          <table:table-cell office:value-type="float" office:value="961.47998" calcext:value-type="float">
            <text:p>961,47998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3.9375" calcext:value-type="float">
            <text:p>243,9375</text:p>
          </table:table-cell>
          <table:table-cell table:number-columns-repeated="1012"/>
        </table:table-row>
        <table:table-row table:style-name="ro1">
          <table:table-cell table:formula="of:=[.A79]-TIME(0;10;0)" office:value-type="date" office:date-value="2018-01-23T03:53:59.999946" calcext:value-type="date">
            <text:p>23.01.2018 03:54</text:p>
          </table:table-cell>
          <table:table-cell office:value-type="float" office:value="5.551995" calcext:value-type="float">
            <text:p>5,551995</text:p>
          </table:table-cell>
          <table:table-cell office:value-type="float" office:value="80.585945" calcext:value-type="float">
            <text:p>80,585945</text:p>
          </table:table-cell>
          <table:table-cell office:value-type="float" office:value="961.640015" calcext:value-type="float">
            <text:p>961,64001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4.46875" calcext:value-type="float">
            <text:p>244,468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80]-TIME(0;10;0)" office:value-type="date" office:date-value="2018-01-23T04:03:59.999946" calcext:value-type="date">
            <text:p>23.01.2018 04:04</text:p>
          </table:table-cell>
          <table:table-cell office:value-type="float" office:value="5.506599" calcext:value-type="float">
            <text:p>5,506599</text:p>
          </table:table-cell>
          <table:table-cell office:value-type="float" office:value="80.416573" calcext:value-type="float">
            <text:p>80,416573</text:p>
          </table:table-cell>
          <table:table-cell office:value-type="float" office:value="961.570007" calcext:value-type="float">
            <text:p>961,570007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3.15625" calcext:value-type="float">
            <text:p>243,15625</text:p>
          </table:table-cell>
          <table:table-cell table:number-columns-repeated="1012"/>
        </table:table-row>
        <table:table-row table:style-name="ro1">
          <table:table-cell table:formula="of:=[.A81]-TIME(0;10;0)" office:value-type="date" office:date-value="2018-01-23T04:13:59.999946" calcext:value-type="date">
            <text:p>23.01.2018 04:14</text:p>
          </table:table-cell>
          <table:table-cell office:value-type="float" office:value="5.522622" calcext:value-type="float">
            <text:p>5,522622</text:p>
          </table:table-cell>
          <table:table-cell office:value-type="float" office:value="79.542229" calcext:value-type="float">
            <text:p>79,542229</text:p>
          </table:table-cell>
          <table:table-cell office:value-type="float" office:value="961.630005" calcext:value-type="float">
            <text:p>961,63000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45.78125" calcext:value-type="float">
            <text:p>245,78125</text:p>
          </table:table-cell>
          <table:table-cell table:number-columns-repeated="1012"/>
        </table:table-row>
        <table:table-row table:style-name="ro1">
          <table:table-cell table:formula="of:=[.A82]-TIME(0;10;0)" office:value-type="date" office:date-value="2018-01-23T04:23:59.999946" calcext:value-type="date">
            <text:p>23.01.2018 04:24</text:p>
          </table:table-cell>
          <table:table-cell office:value-type="float" office:value="5.437171" calcext:value-type="float">
            <text:p>5,437171</text:p>
          </table:table-cell>
          <table:table-cell office:value-type="float" office:value="79.414055" calcext:value-type="float">
            <text:p>79,414055</text:p>
          </table:table-cell>
          <table:table-cell office:value-type="float" office:value="961.780029" calcext:value-type="float">
            <text:p>961,780029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44.25" calcext:value-type="float">
            <text:p>244,25</text:p>
          </table:table-cell>
          <table:table-cell table:number-columns-repeated="1012"/>
        </table:table-row>
        <table:table-row table:style-name="ro1">
          <table:table-cell table:formula="of:=[.A83]-TIME(0;10;0)" office:value-type="date" office:date-value="2018-01-23T04:33:59.999946" calcext:value-type="date">
            <text:p>23.01.2018 04:34</text:p>
          </table:table-cell>
          <table:table-cell office:value-type="float" office:value="5.394446" calcext:value-type="float">
            <text:p>5,394446</text:p>
          </table:table-cell>
          <table:table-cell office:value-type="float" office:value="79.513237" calcext:value-type="float">
            <text:p>79,513237</text:p>
          </table:table-cell>
          <table:table-cell office:value-type="float" office:value="961.650024" calcext:value-type="float">
            <text:p>961,650024</text:p>
          </table:table-cell>
          <table:table-cell table:number-columns-repeated="2" office:value-type="float" office:value="240.90625" calcext:value-type="float">
            <text:p>240,9062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6.21875" calcext:value-type="float">
            <text:p>246,21875</text:p>
          </table:table-cell>
          <table:table-cell table:number-columns-repeated="1012"/>
        </table:table-row>
        <table:table-row table:style-name="ro1">
          <table:table-cell table:formula="of:=[.A84]-TIME(0;10;0)" office:value-type="date" office:date-value="2018-01-23T04:43:59.999946" calcext:value-type="date">
            <text:p>23.01.2018 04:44</text:p>
          </table:table-cell>
          <table:table-cell office:value-type="float" office:value="5.367743" calcext:value-type="float">
            <text:p>5,367743</text:p>
          </table:table-cell>
          <table:table-cell office:value-type="float" office:value="79.348442" calcext:value-type="float">
            <text:p>79,348442</text:p>
          </table:table-cell>
          <table:table-cell office:value-type="float" office:value="961.950012" calcext:value-type="float">
            <text:p>961,950012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7.5625" calcext:value-type="float">
            <text:p>247,5625</text:p>
          </table:table-cell>
          <table:table-cell table:number-columns-repeated="1012"/>
        </table:table-row>
        <table:table-row table:style-name="ro1">
          <table:table-cell table:formula="of:=[.A86]-TIME(0;10;0)" office:value-type="date" office:date-value="2018-01-23T04:53:59.999946" calcext:value-type="date">
            <text:p>23.01.2018 04:54</text:p>
          </table:table-cell>
          <table:table-cell office:value-type="float" office:value="5.282292" calcext:value-type="float">
            <text:p>5,282292</text:p>
          </table:table-cell>
          <table:table-cell office:value-type="float" office:value="79.848938" calcext:value-type="float">
            <text:p>79,848938</text:p>
          </table:table-cell>
          <table:table-cell office:value-type="float" office:value="962.190002" calcext:value-type="float">
            <text:p>962,190002</text:p>
          </table:table-cell>
          <table:table-cell table:number-columns-repeated="2" office:value-type="float" office:value="241.03125" calcext:value-type="float">
            <text:p>241,03125</text:p>
          </table:table-cell>
          <table:table-cell office:value-type="float" office:value="238" calcext:value-type="float">
            <text:p>238</text:p>
          </table:table-cell>
          <table:table-cell office:value-type="float" office:value="246.71875" calcext:value-type="float">
            <text:p>246,718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87]-TIME(0;10;0)" office:value-type="date" office:date-value="2018-01-23T05:03:59.999946" calcext:value-type="date">
            <text:p>23.01.2018 05:04</text:p>
          </table:table-cell>
          <table:table-cell office:value-type="float" office:value="5.338369" calcext:value-type="float">
            <text:p>5,338369</text:p>
          </table:table-cell>
          <table:table-cell office:value-type="float" office:value="79.678032" calcext:value-type="float">
            <text:p>79,678032</text:p>
          </table:table-cell>
          <table:table-cell office:value-type="float" office:value="962.280029" calcext:value-type="float">
            <text:p>962,280029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38.59375" calcext:value-type="float">
            <text:p>238,59375</text:p>
          </table:table-cell>
          <table:table-cell office:value-type="float" office:value="250" calcext:value-type="float">
            <text:p>250</text:p>
          </table:table-cell>
          <table:table-cell table:number-columns-repeated="1012"/>
        </table:table-row>
        <table:table-row table:style-name="ro1">
          <table:table-cell table:formula="of:=[.A88]-TIME(0;10;0)" office:value-type="date" office:date-value="2018-01-23T05:13:59.999946" calcext:value-type="date">
            <text:p>23.01.2018 05:14</text:p>
          </table:table-cell>
          <table:table-cell office:value-type="float" office:value="5.282292" calcext:value-type="float">
            <text:p>5,282292</text:p>
          </table:table-cell>
          <table:table-cell office:value-type="float" office:value="80.07782" calcext:value-type="float">
            <text:p>80,07782</text:p>
          </table:table-cell>
          <table:table-cell office:value-type="float" office:value="962.400024" calcext:value-type="float">
            <text:p>962,400024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47.625" calcext:value-type="float">
            <text:p>247,625</text:p>
          </table:table-cell>
          <table:table-cell table:number-columns-repeated="1012"/>
        </table:table-row>
        <table:table-row table:style-name="ro1">
          <table:table-cell table:formula="of:=[.A89]-TIME(0;10;0)" office:value-type="date" office:date-value="2018-01-23T05:23:59.999946" calcext:value-type="date">
            <text:p>23.01.2018 05:24</text:p>
          </table:table-cell>
          <table:table-cell office:value-type="float" office:value="5.282292" calcext:value-type="float">
            <text:p>5,282292</text:p>
          </table:table-cell>
          <table:table-cell office:value-type="float" office:value="80.296028" calcext:value-type="float">
            <text:p>80,296028</text:p>
          </table:table-cell>
          <table:table-cell office:value-type="float" office:value="962.51001" calcext:value-type="float">
            <text:p>962,51001</text:p>
          </table:table-cell>
          <table:table-cell table:number-columns-repeated="2" office:value-type="float" office:value="241.15625" calcext:value-type="float">
            <text:p>241,1562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7.3125" calcext:value-type="float">
            <text:p>247,3125</text:p>
          </table:table-cell>
          <table:table-cell table:number-columns-repeated="1012"/>
        </table:table-row>
        <table:table-row table:style-name="ro1">
          <table:table-cell table:formula="of:=[.A90]-TIME(0;10;0)" office:value-type="date" office:date-value="2018-01-23T05:33:59.999947" calcext:value-type="date">
            <text:p>23.01.2018 05:34</text:p>
          </table:table-cell>
          <table:table-cell office:value-type="float" office:value="5.212863" calcext:value-type="float">
            <text:p>5,212863</text:p>
          </table:table-cell>
          <table:table-cell office:value-type="float" office:value="79.464409" calcext:value-type="float">
            <text:p>79,464409</text:p>
          </table:table-cell>
          <table:table-cell office:value-type="float" office:value="962.590027" calcext:value-type="float">
            <text:p>962,590027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53.625" calcext:value-type="float">
            <text:p>253,625</text:p>
          </table:table-cell>
          <table:table-cell table:number-columns-repeated="1012"/>
        </table:table-row>
        <table:table-row table:style-name="ro1">
          <table:table-cell table:formula="of:=[.A91]-TIME(0;10;0)" office:value-type="date" office:date-value="2018-01-23T05:43:59.999947" calcext:value-type="date">
            <text:p>23.01.2018 05:44</text:p>
          </table:table-cell>
          <table:table-cell office:value-type="float" office:value="5.143435" calcext:value-type="float">
            <text:p>5,143435</text:p>
          </table:table-cell>
          <table:table-cell office:value-type="float" office:value="79.687187" calcext:value-type="float">
            <text:p>79,687187</text:p>
          </table:table-cell>
          <table:table-cell office:value-type="float" office:value="962.859985" calcext:value-type="float">
            <text:p>962,859985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51.75" calcext:value-type="float">
            <text:p>251,75</text:p>
          </table:table-cell>
          <table:table-cell table:number-columns-repeated="1012"/>
        </table:table-row>
        <table:table-row table:style-name="ro1">
          <table:table-cell table:formula="of:=[.A93]-TIME(0;10;0)" office:value-type="date" office:date-value="2018-01-23T05:53:59.999947" calcext:value-type="date">
            <text:p>23.01.2018 05:54</text:p>
          </table:table-cell>
          <table:table-cell office:value-type="float" office:value="5.143435" calcext:value-type="float">
            <text:p>5,143435</text:p>
          </table:table-cell>
          <table:table-cell office:value-type="float" office:value="79.824524" calcext:value-type="float">
            <text:p>79,824524</text:p>
          </table:table-cell>
          <table:table-cell office:value-type="float" office:value="963.090027" calcext:value-type="float">
            <text:p>963,090027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52.375" calcext:value-type="float">
            <text:p>252,3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94]-TIME(0;10;0)" office:value-type="date" office:date-value="2018-01-23T06:03:59.999947" calcext:value-type="date">
            <text:p>23.01.2018 06:04</text:p>
          </table:table-cell>
          <table:table-cell office:value-type="float" office:value="5.114061" calcext:value-type="float">
            <text:p>5,114061</text:p>
          </table:table-cell>
          <table:table-cell office:value-type="float" office:value="79.84436" calcext:value-type="float">
            <text:p>79,84436</text:p>
          </table:table-cell>
          <table:table-cell office:value-type="float" office:value="963.159973" calcext:value-type="float">
            <text:p>963,159973</text:p>
          </table:table-cell>
          <table:table-cell table:number-columns-repeated="2" office:value-type="float" office:value="241.21875" calcext:value-type="float">
            <text:p>241,2187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51.8125" calcext:value-type="float">
            <text:p>251,8125</text:p>
          </table:table-cell>
          <table:table-cell table:number-columns-repeated="1012"/>
        </table:table-row>
        <table:table-row table:style-name="ro1">
          <table:table-cell table:formula="of:=[.A95]-TIME(0;10;0)" office:value-type="date" office:date-value="2018-01-23T06:13:59.999947" calcext:value-type="date">
            <text:p>23.01.2018 06:14</text:p>
          </table:table-cell>
          <table:table-cell office:value-type="float" office:value="5.18616" calcext:value-type="float">
            <text:p>5,18616</text:p>
          </table:table-cell>
          <table:table-cell office:value-type="float" office:value="80.137329" calcext:value-type="float">
            <text:p>80,137329</text:p>
          </table:table-cell>
          <table:table-cell office:value-type="float" office:value="963.369995" calcext:value-type="float">
            <text:p>963,36999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50.5625" calcext:value-type="float">
            <text:p>250,5625</text:p>
          </table:table-cell>
          <table:table-cell table:number-columns-repeated="1012"/>
        </table:table-row>
        <table:table-row table:style-name="ro1">
          <table:table-cell table:formula="of:=[.A96]-TIME(0;10;0)" office:value-type="date" office:date-value="2018-01-23T06:23:59.999947" calcext:value-type="date">
            <text:p>23.01.2018 06:24</text:p>
          </table:table-cell>
          <table:table-cell office:value-type="float" office:value="5.226215" calcext:value-type="float">
            <text:p>5,226215</text:p>
          </table:table-cell>
          <table:table-cell office:value-type="float" office:value="80.260933" calcext:value-type="float">
            <text:p>80,260933</text:p>
          </table:table-cell>
          <table:table-cell office:value-type="float" office:value="963.460022" calcext:value-type="float">
            <text:p>963,460022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50.84375" calcext:value-type="float">
            <text:p>250,84375</text:p>
          </table:table-cell>
          <table:table-cell table:number-columns-repeated="1012"/>
        </table:table-row>
        <table:table-row table:style-name="ro1">
          <table:table-cell table:formula="of:=[.A97]-TIME(0;10;0)" office:value-type="date" office:date-value="2018-01-23T06:33:59.999947" calcext:value-type="date">
            <text:p>23.01.2018 06:34</text:p>
          </table:table-cell>
          <table:table-cell office:value-type="float" office:value="5.242237" calcext:value-type="float">
            <text:p>5,242237</text:p>
          </table:table-cell>
          <table:table-cell office:value-type="float" office:value="80.437935" calcext:value-type="float">
            <text:p>80,437935</text:p>
          </table:table-cell>
          <table:table-cell office:value-type="float" office:value="963.580017" calcext:value-type="float">
            <text:p>963,580017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51.21875" calcext:value-type="float">
            <text:p>251,21875</text:p>
          </table:table-cell>
          <table:table-cell table:number-columns-repeated="1012"/>
        </table:table-row>
        <table:table-row table:style-name="ro1">
          <table:table-cell table:formula="of:=[.A98]-TIME(0;10;0)" office:value-type="date" office:date-value="2018-01-23T06:43:59.999947" calcext:value-type="date">
            <text:p>23.01.2018 06:44</text:p>
          </table:table-cell>
          <table:table-cell office:value-type="float" office:value="5.354391" calcext:value-type="float">
            <text:p>5,354391</text:p>
          </table:table-cell>
          <table:table-cell office:value-type="float" office:value="80.205994" calcext:value-type="float">
            <text:p>80,205994</text:p>
          </table:table-cell>
          <table:table-cell office:value-type="float" office:value="963.659973" calcext:value-type="float">
            <text:p>963,659973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52.78125" calcext:value-type="float">
            <text:p>252,78125</text:p>
          </table:table-cell>
          <table:table-cell table:number-columns-repeated="1012"/>
        </table:table-row>
        <table:table-row table:style-name="ro1">
          <table:table-cell table:formula="of:=[.A100]-TIME(0;10;0)" office:value-type="date" office:date-value="2018-01-23T06:53:59.999947" calcext:value-type="date">
            <text:p>23.01.2018 06:54</text:p>
          </table:table-cell>
          <table:table-cell office:value-type="float" office:value="5.367743" calcext:value-type="float">
            <text:p>5,367743</text:p>
          </table:table-cell>
          <table:table-cell office:value-type="float" office:value="79.935913" calcext:value-type="float">
            <text:p>79,935913</text:p>
          </table:table-cell>
          <table:table-cell office:value-type="float" office:value="963.719971" calcext:value-type="float">
            <text:p>963,719971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52.125" calcext:value-type="float">
            <text:p>252,1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101]-TIME(0;10;0)" office:value-type="date" office:date-value="2018-01-23T07:03:59.999947" calcext:value-type="date">
            <text:p>23.01.2018 07:04</text:p>
          </table:table-cell>
          <table:table-cell office:value-type="float" office:value="5.42382" calcext:value-type="float">
            <text:p>5,42382</text:p>
          </table:table-cell>
          <table:table-cell office:value-type="float" office:value="79.856567" calcext:value-type="float">
            <text:p>79,856567</text:p>
          </table:table-cell>
          <table:table-cell office:value-type="float" office:value="963.890015" calcext:value-type="float">
            <text:p>963,89001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50.09375" calcext:value-type="float">
            <text:p>250,09375</text:p>
          </table:table-cell>
          <table:table-cell table:number-columns-repeated="1012"/>
        </table:table-row>
        <table:table-row table:style-name="ro1">
          <table:table-cell table:formula="of:=[.A102]-TIME(0;10;0)" office:value-type="date" office:date-value="2018-01-23T07:13:59.999947" calcext:value-type="date">
            <text:p>23.01.2018 07:14</text:p>
          </table:table-cell>
          <table:table-cell office:value-type="float" office:value="5.410468" calcext:value-type="float">
            <text:p>5,410468</text:p>
          </table:table-cell>
          <table:table-cell office:value-type="float" office:value="80.030518" calcext:value-type="float">
            <text:p>80,030518</text:p>
          </table:table-cell>
          <table:table-cell office:value-type="float" office:value="964" calcext:value-type="float">
            <text:p>964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9.59375" calcext:value-type="float">
            <text:p>249,59375</text:p>
          </table:table-cell>
          <table:table-cell table:number-columns-repeated="1012"/>
        </table:table-row>
        <table:table-row table:style-name="ro1">
          <table:table-cell table:formula="of:=[.A103]-TIME(0;10;0)" office:value-type="date" office:date-value="2018-01-23T07:23:59.999947" calcext:value-type="date">
            <text:p>23.01.2018 07:24</text:p>
          </table:table-cell>
          <table:table-cell office:value-type="float" office:value="5.479896" calcext:value-type="float">
            <text:p>5,479896</text:p>
          </table:table-cell>
          <table:table-cell office:value-type="float" office:value="80.172424" calcext:value-type="float">
            <text:p>80,172424</text:p>
          </table:table-cell>
          <table:table-cell office:value-type="float" office:value="964.289978" calcext:value-type="float">
            <text:p>964,289978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38.53125" calcext:value-type="float">
            <text:p>238,53125</text:p>
          </table:table-cell>
          <table:table-cell office:value-type="float" office:value="249.375" calcext:value-type="float">
            <text:p>249,375</text:p>
          </table:table-cell>
          <table:table-cell table:number-columns-repeated="1012"/>
        </table:table-row>
        <table:table-row table:style-name="ro1">
          <table:table-cell table:formula="of:=[.A104]-TIME(0;10;0)" office:value-type="date" office:date-value="2018-01-23T07:33:59.999947" calcext:value-type="date">
            <text:p>23.01.2018 07:34</text:p>
          </table:table-cell>
          <table:table-cell office:value-type="float" office:value="5.608072" calcext:value-type="float">
            <text:p>5,608072</text:p>
          </table:table-cell>
          <table:table-cell office:value-type="float" office:value="79.79248" calcext:value-type="float">
            <text:p>79,79248</text:p>
          </table:table-cell>
          <table:table-cell office:value-type="float" office:value="964.460022" calcext:value-type="float">
            <text:p>964,460022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54.125" calcext:value-type="float">
            <text:p>254,125</text:p>
          </table:table-cell>
          <table:table-cell table:number-columns-repeated="1012"/>
        </table:table-row>
        <table:table-row table:style-name="ro1">
          <table:table-cell table:formula="of:=[.A105]-TIME(0;10;0)" office:value-type="date" office:date-value="2018-01-23T07:43:59.999947" calcext:value-type="date">
            <text:p>23.01.2018 07:44</text:p>
          </table:table-cell>
          <table:table-cell office:value-type="float" office:value="5.720226" calcext:value-type="float">
            <text:p>5,720226</text:p>
          </table:table-cell>
          <table:table-cell office:value-type="float" office:value="79.363701" calcext:value-type="float">
            <text:p>79,363701</text:p>
          </table:table-cell>
          <table:table-cell office:value-type="float" office:value="964.710022" calcext:value-type="float">
            <text:p>964,710022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50.90625" calcext:value-type="float">
            <text:p>250,90625</text:p>
          </table:table-cell>
          <table:table-cell table:number-columns-repeated="1012"/>
        </table:table-row>
        <table:table-row table:style-name="ro1">
          <table:table-cell table:formula="of:=[.A107]-TIME(0;10;0)" office:value-type="date" office:date-value="2018-01-23T07:53:59.999947" calcext:value-type="date">
            <text:p>23.01.2018 07:54</text:p>
          </table:table-cell>
          <table:table-cell office:value-type="float" office:value="5.819028" calcext:value-type="float">
            <text:p>5,819028</text:p>
          </table:table-cell>
          <table:table-cell office:value-type="float" office:value="79.330132" calcext:value-type="float">
            <text:p>79,330132</text:p>
          </table:table-cell>
          <table:table-cell office:value-type="float" office:value="964.73999" calcext:value-type="float">
            <text:p>964,73999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50.59375" calcext:value-type="float">
            <text:p>250,593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108]-TIME(0;10;0)" office:value-type="date" office:date-value="2018-01-23T08:03:59.999948" calcext:value-type="date">
            <text:p>23.01.2018 08:04</text:p>
          </table:table-cell>
          <table:table-cell office:value-type="float" office:value="6.013962" calcext:value-type="float">
            <text:p>6,013962</text:p>
          </table:table-cell>
          <table:table-cell office:value-type="float" office:value="78.617531" calcext:value-type="float">
            <text:p>78,617531</text:p>
          </table:table-cell>
          <table:table-cell office:value-type="float" office:value="964.909973" calcext:value-type="float">
            <text:p>964,909973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38.71875" calcext:value-type="float">
            <text:p>238,71875</text:p>
          </table:table-cell>
          <table:table-cell office:value-type="float" office:value="250.09375" calcext:value-type="float">
            <text:p>250,09375</text:p>
          </table:table-cell>
          <table:table-cell table:number-columns-repeated="1012"/>
        </table:table-row>
        <table:table-row table:style-name="ro1">
          <table:table-cell table:formula="of:=[.A109]-TIME(0;10;0)" office:value-type="date" office:date-value="2018-01-23T08:13:59.999948" calcext:value-type="date">
            <text:p>23.01.2018 08:14</text:p>
          </table:table-cell>
          <table:table-cell office:value-type="float" office:value="6.168841" calcext:value-type="float">
            <text:p>6,168841</text:p>
          </table:table-cell>
          <table:table-cell office:value-type="float" office:value="77.933929" calcext:value-type="float">
            <text:p>77,933929</text:p>
          </table:table-cell>
          <table:table-cell office:value-type="float" office:value="965" calcext:value-type="float">
            <text:p>96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38.59375" calcext:value-type="float">
            <text:p>238,59375</text:p>
          </table:table-cell>
          <table:table-cell office:value-type="float" office:value="248.65625" calcext:value-type="float">
            <text:p>248,65625</text:p>
          </table:table-cell>
          <table:table-cell table:number-columns-repeated="1012"/>
        </table:table-row>
        <table:table-row table:style-name="ro1">
          <table:table-cell table:formula="of:=[.A110]-TIME(0;10;0)" office:value-type="date" office:date-value="2018-01-23T08:23:59.999948" calcext:value-type="date">
            <text:p>23.01.2018 08:24</text:p>
          </table:table-cell>
          <table:table-cell office:value-type="float" office:value="6.379797" calcext:value-type="float">
            <text:p>6,379797</text:p>
          </table:table-cell>
          <table:table-cell office:value-type="float" office:value="76.913101" calcext:value-type="float">
            <text:p>76,913101</text:p>
          </table:table-cell>
          <table:table-cell office:value-type="float" office:value="965.140015" calcext:value-type="float">
            <text:p>965,14001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49.09375" calcext:value-type="float">
            <text:p>249,09375</text:p>
          </table:table-cell>
          <table:table-cell table:number-columns-repeated="1012"/>
        </table:table-row>
        <table:table-row table:style-name="ro1">
          <table:table-cell table:formula="of:=[.A111]-TIME(0;10;0)" office:value-type="date" office:date-value="2018-01-23T08:33:59.999948" calcext:value-type="date">
            <text:p>23.01.2018 08:34</text:p>
          </table:table-cell>
          <table:table-cell office:value-type="float" office:value="6.505302" calcext:value-type="float">
            <text:p>6,505302</text:p>
          </table:table-cell>
          <table:table-cell office:value-type="float" office:value="75.724419" calcext:value-type="float">
            <text:p>75,724419</text:p>
          </table:table-cell>
          <table:table-cell office:value-type="float" office:value="965.280029" calcext:value-type="float">
            <text:p>965,280029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48.21875" calcext:value-type="float">
            <text:p>248,21875</text:p>
          </table:table-cell>
          <table:table-cell table:number-columns-repeated="1012"/>
        </table:table-row>
        <table:table-row table:style-name="ro1">
          <table:table-cell table:formula="of:=[.A112]-TIME(0;10;0)" office:value-type="date" office:date-value="2018-01-23T08:43:59.999948" calcext:value-type="date">
            <text:p>23.01.2018 08:44</text:p>
          </table:table-cell>
          <table:table-cell office:value-type="float" office:value="6.689555" calcext:value-type="float">
            <text:p>6,689555</text:p>
          </table:table-cell>
          <table:table-cell office:value-type="float" office:value="75.471123" calcext:value-type="float">
            <text:p>75,471123</text:p>
          </table:table-cell>
          <table:table-cell office:value-type="float" office:value="965.47998" calcext:value-type="float">
            <text:p>965,47998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8.0625" calcext:value-type="float">
            <text:p>248,0625</text:p>
          </table:table-cell>
          <table:table-cell table:number-columns-repeated="1012"/>
        </table:table-row>
        <table:table-row table:style-name="ro1">
          <table:table-cell table:formula="of:=[.A114]-TIME(0;10;0)" office:value-type="date" office:date-value="2018-01-23T08:53:59.999949" calcext:value-type="date">
            <text:p>23.01.2018 08:54</text:p>
          </table:table-cell>
          <table:table-cell office:value-type="float" office:value="6.956588" calcext:value-type="float">
            <text:p>6,956588</text:p>
          </table:table-cell>
          <table:table-cell office:value-type="float" office:value="73.954376" calcext:value-type="float">
            <text:p>73,954376</text:p>
          </table:table-cell>
          <table:table-cell office:value-type="float" office:value="965.469971" calcext:value-type="float">
            <text:p>965,469971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38.53125" calcext:value-type="float">
            <text:p>238,53125</text:p>
          </table:table-cell>
          <table:table-cell office:value-type="float" office:value="249.5" calcext:value-type="float">
            <text:p>249,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115]-TIME(0;10;0)" office:value-type="date" office:date-value="2018-01-23T09:03:59.999948" calcext:value-type="date">
            <text:p>23.01.2018 09:04</text:p>
          </table:table-cell>
          <table:table-cell office:value-type="float" office:value="7.180896" calcext:value-type="float">
            <text:p>7,180896</text:p>
          </table:table-cell>
          <table:table-cell office:value-type="float" office:value="73.498131" calcext:value-type="float">
            <text:p>73,498131</text:p>
          </table:table-cell>
          <table:table-cell office:value-type="float" office:value="965.650024" calcext:value-type="float">
            <text:p>965,650024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7.40625" calcext:value-type="float">
            <text:p>247,40625</text:p>
          </table:table-cell>
          <table:table-cell table:number-columns-repeated="1012"/>
        </table:table-row>
        <table:table-row table:style-name="ro1">
          <table:table-cell table:formula="of:=[.A116]-TIME(0;10;0)" office:value-type="date" office:date-value="2018-01-23T09:13:59.999948" calcext:value-type="date">
            <text:p>23.01.2018 09:14</text:p>
          </table:table-cell>
          <table:table-cell office:value-type="float" office:value="7.207599" calcext:value-type="float">
            <text:p>7,207599</text:p>
          </table:table-cell>
          <table:table-cell office:value-type="float" office:value="74.013885" calcext:value-type="float">
            <text:p>74,013885</text:p>
          </table:table-cell>
          <table:table-cell office:value-type="float" office:value="965.789978" calcext:value-type="float">
            <text:p>965,789978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52.9375" calcext:value-type="float">
            <text:p>252,9375</text:p>
          </table:table-cell>
          <table:table-cell table:number-columns-repeated="1012"/>
        </table:table-row>
        <table:table-row table:style-name="ro1">
          <table:table-cell table:formula="of:=[.A117]-TIME(0;10;0)" office:value-type="date" office:date-value="2018-01-23T09:23:59.999948" calcext:value-type="date">
            <text:p>23.01.2018 09:24</text:p>
          </table:table-cell>
          <table:table-cell office:value-type="float" office:value="7.349126" calcext:value-type="float">
            <text:p>7,349126</text:p>
          </table:table-cell>
          <table:table-cell office:value-type="float" office:value="72.390327" calcext:value-type="float">
            <text:p>72,390327</text:p>
          </table:table-cell>
          <table:table-cell office:value-type="float" office:value="965.789978" calcext:value-type="float">
            <text:p>965,789978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50.09375" calcext:value-type="float">
            <text:p>250,09375</text:p>
          </table:table-cell>
          <table:table-cell table:number-columns-repeated="1012"/>
        </table:table-row>
        <table:table-row table:style-name="ro1">
          <table:table-cell table:formula="of:=[.A118]-TIME(0;10;0)" office:value-type="date" office:date-value="2018-01-23T09:33:59.999948" calcext:value-type="date">
            <text:p>23.01.2018 09:34</text:p>
          </table:table-cell>
          <table:table-cell office:value-type="float" office:value="7.487984" calcext:value-type="float">
            <text:p>7,487984</text:p>
          </table:table-cell>
          <table:table-cell office:value-type="float" office:value="71.706718" calcext:value-type="float">
            <text:p>71,706718</text:p>
          </table:table-cell>
          <table:table-cell office:value-type="float" office:value="965.98999" calcext:value-type="float">
            <text:p>965,98999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55.9375" calcext:value-type="float">
            <text:p>255,9375</text:p>
          </table:table-cell>
          <table:table-cell table:number-columns-repeated="1012"/>
        </table:table-row>
        <table:table-row table:style-name="ro1">
          <table:table-cell table:formula="of:=[.A119]-TIME(0;10;0)" office:value-type="date" office:date-value="2018-01-23T09:43:59.999948" calcext:value-type="date">
            <text:p>23.01.2018 09:44</text:p>
          </table:table-cell>
          <table:table-cell office:value-type="float" office:value="7.712291" calcext:value-type="float">
            <text:p>7,712291</text:p>
          </table:table-cell>
          <table:table-cell office:value-type="float" office:value="70.75914" calcext:value-type="float">
            <text:p>70,75914</text:p>
          </table:table-cell>
          <table:table-cell office:value-type="float" office:value="966.179993" calcext:value-type="float">
            <text:p>966,179993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50.5625" calcext:value-type="float">
            <text:p>250,5625</text:p>
          </table:table-cell>
          <table:table-cell table:number-columns-repeated="1012"/>
        </table:table-row>
        <table:table-row table:style-name="ro1">
          <table:table-cell table:formula="of:=[.A121]-TIME(0;10;0)" office:value-type="date" office:date-value="2018-01-23T09:53:59.999948" calcext:value-type="date">
            <text:p>23.01.2018 09:54</text:p>
          </table:table-cell>
          <table:table-cell office:value-type="float" office:value="8.080796" calcext:value-type="float">
            <text:p>8,080796</text:p>
          </table:table-cell>
          <table:table-cell office:value-type="float" office:value="69.106583" calcext:value-type="float">
            <text:p>69,106583</text:p>
          </table:table-cell>
          <table:table-cell office:value-type="float" office:value="966.169983" calcext:value-type="float">
            <text:p>966,169983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50.125" calcext:value-type="float">
            <text:p>250,1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122]-TIME(0;10;0)" office:value-type="date" office:date-value="2018-01-23T10:03:59.999948" calcext:value-type="date">
            <text:p>23.01.2018 10:04</text:p>
          </table:table-cell>
          <table:table-cell office:value-type="float" office:value="8.414588" calcext:value-type="float">
            <text:p>8,414588</text:p>
          </table:table-cell>
          <table:table-cell office:value-type="float" office:value="67.545586" calcext:value-type="float">
            <text:p>67,545586</text:p>
          </table:table-cell>
          <table:table-cell office:value-type="float" office:value="966.090027" calcext:value-type="float">
            <text:p>966,090027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53125" calcext:value-type="float">
            <text:p>238,53125</text:p>
          </table:table-cell>
          <table:table-cell office:value-type="float" office:value="251.5625" calcext:value-type="float">
            <text:p>251,5625</text:p>
          </table:table-cell>
          <table:table-cell table:number-columns-repeated="1012"/>
        </table:table-row>
        <table:table-row table:style-name="ro1">
          <table:table-cell table:formula="of:=[.A123]-TIME(0;10;0)" office:value-type="date" office:date-value="2018-01-23T10:13:59.999948" calcext:value-type="date">
            <text:p>23.01.2018 10:14</text:p>
          </table:table-cell>
          <table:table-cell office:value-type="float" office:value="8.654917" calcext:value-type="float">
            <text:p>8,654917</text:p>
          </table:table-cell>
          <table:table-cell office:value-type="float" office:value="66.366066" calcext:value-type="float">
            <text:p>66,366066</text:p>
          </table:table-cell>
          <table:table-cell office:value-type="float" office:value="966.210022" calcext:value-type="float">
            <text:p>966,210022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" calcext:value-type="float">
            <text:p>238</text:p>
          </table:table-cell>
          <table:table-cell office:value-type="float" office:value="248.40625" calcext:value-type="float">
            <text:p>248,40625</text:p>
          </table:table-cell>
          <table:table-cell table:number-columns-repeated="1012"/>
        </table:table-row>
        <table:table-row table:style-name="ro1">
          <table:table-cell table:formula="of:=[.A124]-TIME(0;10;0)" office:value-type="date" office:date-value="2018-01-23T10:23:59.999949" calcext:value-type="date">
            <text:p>23.01.2018 10:24</text:p>
          </table:table-cell>
          <table:table-cell office:value-type="float" office:value="8.92195" calcext:value-type="float">
            <text:p>8,92195</text:p>
          </table:table-cell>
          <table:table-cell office:value-type="float" office:value="66.410316" calcext:value-type="float">
            <text:p>66,410316</text:p>
          </table:table-cell>
          <table:table-cell office:value-type="float" office:value="966.099976" calcext:value-type="float">
            <text:p>966,099976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8" calcext:value-type="float">
            <text:p>238</text:p>
          </table:table-cell>
          <table:table-cell office:value-type="float" office:value="248.1875" calcext:value-type="float">
            <text:p>248,1875</text:p>
          </table:table-cell>
          <table:table-cell table:number-columns-repeated="1012"/>
        </table:table-row>
        <table:table-row table:style-name="ro1">
          <table:table-cell table:formula="of:=[.A125]-TIME(0;10;0)" office:value-type="date" office:date-value="2018-01-23T10:33:59.999949" calcext:value-type="date">
            <text:p>23.01.2018 10:34</text:p>
          </table:table-cell>
          <table:table-cell office:value-type="float" office:value="9.076829" calcext:value-type="float">
            <text:p>9,076829</text:p>
          </table:table-cell>
          <table:table-cell office:value-type="float" office:value="65.375755" calcext:value-type="float">
            <text:p>65,375755</text:p>
          </table:table-cell>
          <table:table-cell office:value-type="float" office:value="966.090027" calcext:value-type="float">
            <text:p>966,090027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47.65625" calcext:value-type="float">
            <text:p>247,65625</text:p>
          </table:table-cell>
          <table:table-cell table:number-columns-repeated="1012"/>
        </table:table-row>
        <table:table-row table:style-name="ro1">
          <table:table-cell table:formula="of:=[.A126]-TIME(0;10;0)" office:value-type="date" office:date-value="2018-01-23T10:43:59.999949" calcext:value-type="date">
            <text:p>23.01.2018 10:44</text:p>
          </table:table-cell>
          <table:table-cell office:value-type="float" office:value="9.020752" calcext:value-type="float">
            <text:p>9,020752</text:p>
          </table:table-cell>
          <table:table-cell office:value-type="float" office:value="65.352867" calcext:value-type="float">
            <text:p>65,352867</text:p>
          </table:table-cell>
          <table:table-cell office:value-type="float" office:value="966.320007" calcext:value-type="float">
            <text:p>966,320007</text:p>
          </table:table-cell>
          <table:table-cell office:value-type="float" office:value="240.25" calcext:value-type="float">
            <text:p>240,2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49.65625" calcext:value-type="float">
            <text:p>249,65625</text:p>
          </table:table-cell>
          <table:table-cell table:number-columns-repeated="1012"/>
        </table:table-row>
        <table:table-row table:style-name="ro1">
          <table:table-cell table:formula="of:=[.A128]-TIME(0;10;0)" office:value-type="date" office:date-value="2018-01-23T10:53:59.999949" calcext:value-type="date">
            <text:p>23.01.2018 10:54</text:p>
          </table:table-cell>
          <table:table-cell office:value-type="float" office:value="8.92195" calcext:value-type="float">
            <text:p>8,92195</text:p>
          </table:table-cell>
          <table:table-cell office:value-type="float" office:value="65.57412" calcext:value-type="float">
            <text:p>65,57412</text:p>
          </table:table-cell>
          <table:table-cell office:value-type="float" office:value="966.409973" calcext:value-type="float">
            <text:p>966,409973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47.78125" calcext:value-type="float">
            <text:p>247,781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129]-TIME(0;10;0)" office:value-type="date" office:date-value="2018-01-23T11:03:59.999949" calcext:value-type="date">
            <text:p>23.01.2018 11:04</text:p>
          </table:table-cell>
          <table:table-cell office:value-type="float" office:value="8.908599" calcext:value-type="float">
            <text:p>8,908599</text:p>
          </table:table-cell>
          <table:table-cell office:value-type="float" office:value="65.206375" calcext:value-type="float">
            <text:p>65,206375</text:p>
          </table:table-cell>
          <table:table-cell office:value-type="float" office:value="966.400024" calcext:value-type="float">
            <text:p>966,400024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53.40625" calcext:value-type="float">
            <text:p>253,40625</text:p>
          </table:table-cell>
          <table:table-cell table:number-columns-repeated="1012"/>
        </table:table-row>
        <table:table-row table:style-name="ro1">
          <table:table-cell table:formula="of:=[.A130]-TIME(0;10;0)" office:value-type="date" office:date-value="2018-01-23T11:13:59.99995" calcext:value-type="date">
            <text:p>23.01.2018 11:14</text:p>
          </table:table-cell>
          <table:table-cell office:value-type="float" office:value="8.951324" calcext:value-type="float">
            <text:p>8,951324</text:p>
          </table:table-cell>
          <table:table-cell office:value-type="float" office:value="64.885941" calcext:value-type="float">
            <text:p>64,885941</text:p>
          </table:table-cell>
          <table:table-cell office:value-type="float" office:value="966.5" calcext:value-type="float">
            <text:p>966,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52.875" calcext:value-type="float">
            <text:p>252,875</text:p>
          </table:table-cell>
          <table:table-cell table:number-columns-repeated="1012"/>
        </table:table-row>
        <table:table-row table:style-name="ro1">
          <table:table-cell table:formula="of:=[.A131]-TIME(0;10;0)" office:value-type="date" office:date-value="2018-01-23T11:23:59.99995" calcext:value-type="date">
            <text:p>23.01.2018 11:24</text:p>
          </table:table-cell>
          <table:table-cell office:value-type="float" office:value="9.202334" calcext:value-type="float">
            <text:p>9,202334</text:p>
          </table:table-cell>
          <table:table-cell office:value-type="float" office:value="64.924088" calcext:value-type="float">
            <text:p>64,924088</text:p>
          </table:table-cell>
          <table:table-cell office:value-type="float" office:value="966.280029" calcext:value-type="float">
            <text:p>966,280029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9375" calcext:value-type="float">
            <text:p>237,9375</text:p>
          </table:table-cell>
          <table:table-cell office:value-type="float" office:value="248.84375" calcext:value-type="float">
            <text:p>248,84375</text:p>
          </table:table-cell>
          <table:table-cell table:number-columns-repeated="1012"/>
        </table:table-row>
        <table:table-row table:style-name="ro1">
          <table:table-cell table:formula="of:=[.A132]-TIME(0;10;0)" office:value-type="date" office:date-value="2018-01-23T11:33:59.99995" calcext:value-type="date">
            <text:p>23.01.2018 11:34</text:p>
          </table:table-cell>
          <table:table-cell office:value-type="float" office:value="9.498741" calcext:value-type="float">
            <text:p>9,498741</text:p>
          </table:table-cell>
          <table:table-cell office:value-type="float" office:value="63.604179" calcext:value-type="float">
            <text:p>63,604179</text:p>
          </table:table-cell>
          <table:table-cell office:value-type="float" office:value="966.150024" calcext:value-type="float">
            <text:p>966,150024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6.125" calcext:value-type="float">
            <text:p>246,125</text:p>
          </table:table-cell>
          <table:table-cell table:number-columns-repeated="1012"/>
        </table:table-row>
        <table:table-row table:style-name="ro1">
          <table:table-cell table:formula="of:=[.A133]-TIME(0;10;0)" office:value-type="date" office:date-value="2018-01-23T11:43:59.99995" calcext:value-type="date">
            <text:p>23.01.2018 11:44</text:p>
          </table:table-cell>
          <table:table-cell office:value-type="float" office:value="9.720379" calcext:value-type="float">
            <text:p>9,720379</text:p>
          </table:table-cell>
          <table:table-cell office:value-type="float" office:value="62.04776" calcext:value-type="float">
            <text:p>62,04776</text:p>
          </table:table-cell>
          <table:table-cell office:value-type="float" office:value="966.23999" calcext:value-type="float">
            <text:p>966,23999</text:p>
          </table:table-cell>
          <table:table-cell table:number-columns-repeated="2" office:value-type="float" office:value="240.65625" calcext:value-type="float">
            <text:p>240,65625</text:p>
          </table:table-cell>
          <table:table-cell office:value-type="float" office:value="237.9375" calcext:value-type="float">
            <text:p>237,9375</text:p>
          </table:table-cell>
          <table:table-cell office:value-type="float" office:value="249.3125" calcext:value-type="float">
            <text:p>249,3125</text:p>
          </table:table-cell>
          <table:table-cell table:number-columns-repeated="1012"/>
        </table:table-row>
        <table:table-row table:style-name="ro1">
          <table:table-cell table:formula="of:=[.A135]-TIME(0;10;0)" office:value-type="date" office:date-value="2018-01-23T11:53:59.99995" calcext:value-type="date">
            <text:p>23.01.2018 11:54</text:p>
          </table:table-cell>
          <table:table-cell office:value-type="float" office:value="9.795148" calcext:value-type="float">
            <text:p>9,795148</text:p>
          </table:table-cell>
          <table:table-cell office:value-type="float" office:value="61.232929" calcext:value-type="float">
            <text:p>61,232929</text:p>
          </table:table-cell>
          <table:table-cell office:value-type="float" office:value="966.210022" calcext:value-type="float">
            <text:p>966,210022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47.21875" calcext:value-type="float">
            <text:p>247,218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136]-TIME(0;10;0)" office:value-type="date" office:date-value="2018-01-23T12:03:59.999949" calcext:value-type="date">
            <text:p>23.01.2018 12:04</text:p>
          </table:table-cell>
          <table:table-cell office:value-type="float" office:value="10.046159" calcext:value-type="float">
            <text:p>10,046159</text:p>
          </table:table-cell>
          <table:table-cell office:value-type="float" office:value="60.546272" calcext:value-type="float">
            <text:p>60,546272</text:p>
          </table:table-cell>
          <table:table-cell office:value-type="float" office:value="965.98999" calcext:value-type="float">
            <text:p>965,98999</text:p>
          </table:table-cell>
          <table:table-cell table:number-columns-repeated="2" office:value-type="float" office:value="240.375" calcext:value-type="float">
            <text:p>240,37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8.90625" calcext:value-type="float">
            <text:p>248,90625</text:p>
          </table:table-cell>
          <table:table-cell table:number-columns-repeated="1012"/>
        </table:table-row>
        <table:table-row table:style-name="ro1">
          <table:table-cell table:formula="of:=[.A137]-TIME(0;10;0)" office:value-type="date" office:date-value="2018-01-23T12:13:59.999949" calcext:value-type="date">
            <text:p>23.01.2018 12:14</text:p>
          </table:table-cell>
          <table:table-cell office:value-type="float" office:value="10.369268" calcext:value-type="float">
            <text:p>10,369268</text:p>
          </table:table-cell>
          <table:table-cell office:value-type="float" office:value="59.316395" calcext:value-type="float">
            <text:p>59,316395</text:p>
          </table:table-cell>
          <table:table-cell office:value-type="float" office:value="966.01001" calcext:value-type="float">
            <text:p>966,01001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7.5625" calcext:value-type="float">
            <text:p>247,5625</text:p>
          </table:table-cell>
          <table:table-cell table:number-columns-repeated="1012"/>
        </table:table-row>
        <table:table-row table:style-name="ro1">
          <table:table-cell table:formula="of:=[.A138]-TIME(0;10;0)" office:value-type="date" office:date-value="2018-01-23T12:23:59.999949" calcext:value-type="date">
            <text:p>23.01.2018 12:24</text:p>
          </table:table-cell>
          <table:table-cell office:value-type="float" office:value="10.508125" calcext:value-type="float">
            <text:p>10,508125</text:p>
          </table:table-cell>
          <table:table-cell office:value-type="float" office:value="58.953232" calcext:value-type="float">
            <text:p>58,953232</text:p>
          </table:table-cell>
          <table:table-cell office:value-type="float" office:value="965.919983" calcext:value-type="float">
            <text:p>965,919983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52.375" calcext:value-type="float">
            <text:p>252,375</text:p>
          </table:table-cell>
          <table:table-cell table:number-columns-repeated="1012"/>
        </table:table-row>
        <table:table-row table:style-name="ro1">
          <table:table-cell table:formula="of:=[.A139]-TIME(0;10;0)" office:value-type="date" office:date-value="2018-01-23T12:33:59.999949" calcext:value-type="date">
            <text:p>23.01.2018 12:34</text:p>
          </table:table-cell>
          <table:table-cell office:value-type="float" office:value="10.735104" calcext:value-type="float">
            <text:p>10,735104</text:p>
          </table:table-cell>
          <table:table-cell office:value-type="float" office:value="58.579384" calcext:value-type="float">
            <text:p>58,579384</text:p>
          </table:table-cell>
          <table:table-cell office:value-type="float" office:value="965.869995" calcext:value-type="float">
            <text:p>965,86999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48.8125" calcext:value-type="float">
            <text:p>248,8125</text:p>
          </table:table-cell>
          <table:table-cell table:number-columns-repeated="1012"/>
        </table:table-row>
        <table:table-row table:style-name="ro1">
          <table:table-cell table:formula="of:=[.A140]-TIME(0;10;0)" office:value-type="date" office:date-value="2018-01-23T12:43:59.99995" calcext:value-type="date">
            <text:p>23.01.2018 12:44</text:p>
          </table:table-cell>
          <table:table-cell office:value-type="float" office:value="10.807202" calcext:value-type="float">
            <text:p>10,807202</text:p>
          </table:table-cell>
          <table:table-cell office:value-type="float" office:value="57.232014" calcext:value-type="float">
            <text:p>57,232014</text:p>
          </table:table-cell>
          <table:table-cell office:value-type="float" office:value="965.859985" calcext:value-type="float">
            <text:p>965,859985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6.3125" calcext:value-type="float">
            <text:p>246,3125</text:p>
          </table:table-cell>
          <table:table-cell table:number-columns-repeated="1012"/>
        </table:table-row>
        <table:table-row table:style-name="ro1">
          <table:table-cell table:formula="of:=[.A142]-TIME(0;10;0)" office:value-type="date" office:date-value="2018-01-23T12:53:59.99995" calcext:value-type="date">
            <text:p>23.01.2018 12:54</text:p>
          </table:table-cell>
          <table:table-cell office:value-type="float" office:value="10.833905" calcext:value-type="float">
            <text:p>10,833905</text:p>
          </table:table-cell>
          <table:table-cell office:value-type="float" office:value="57.991913" calcext:value-type="float">
            <text:p>57,991913</text:p>
          </table:table-cell>
          <table:table-cell office:value-type="float" office:value="965.75" calcext:value-type="float">
            <text:p>965,75</text:p>
          </table:table-cell>
          <table:table-cell office:value-type="float" office:value="240.125" calcext:value-type="float">
            <text:p>240,125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45.59375" calcext:value-type="float">
            <text:p>245,593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143]-TIME(0;10;0)" office:value-type="date" office:date-value="2018-01-23T13:03:59.99995" calcext:value-type="date">
            <text:p>23.01.2018 13:04</text:p>
          </table:table-cell>
          <table:table-cell office:value-type="float" office:value="10.764477" calcext:value-type="float">
            <text:p>10,764477</text:p>
          </table:table-cell>
          <table:table-cell office:value-type="float" office:value="57.343403" calcext:value-type="float">
            <text:p>57,343403</text:p>
          </table:table-cell>
          <table:table-cell office:value-type="float" office:value="965.75" calcext:value-type="float">
            <text:p>965,75</text:p>
          </table:table-cell>
          <table:table-cell office:value-type="float" office:value="239.78125" calcext:value-type="float">
            <text:p>239,78125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49.03125" calcext:value-type="float">
            <text:p>249,03125</text:p>
          </table:table-cell>
          <table:table-cell table:number-columns-repeated="1012"/>
        </table:table-row>
        <table:table-row table:style-name="ro1">
          <table:table-cell table:formula="of:=[.A144]-TIME(0;10;0)" office:value-type="date" office:date-value="2018-01-23T13:13:59.99995" calcext:value-type="date">
            <text:p>23.01.2018 13:14</text:p>
          </table:table-cell>
          <table:table-cell office:value-type="float" office:value="10.481422" calcext:value-type="float">
            <text:p>10,481422</text:p>
          </table:table-cell>
          <table:table-cell office:value-type="float" office:value="58.025482" calcext:value-type="float">
            <text:p>58,025482</text:p>
          </table:table-cell>
          <table:table-cell office:value-type="float" office:value="965.799988" calcext:value-type="float">
            <text:p>965,799988</text:p>
          </table:table-cell>
          <table:table-cell office:value-type="float" office:value="239.875" calcext:value-type="float">
            <text:p>239,875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6.6875" calcext:value-type="float">
            <text:p>246,6875</text:p>
          </table:table-cell>
          <table:table-cell table:number-columns-repeated="1012"/>
        </table:table-row>
        <table:table-row table:style-name="ro1">
          <table:table-cell table:formula="of:=[.A145]-TIME(0;10;0)" office:value-type="date" office:date-value="2018-01-23T13:23:59.99995" calcext:value-type="date">
            <text:p>23.01.2018 13:24</text:p>
          </table:table-cell>
          <table:table-cell office:value-type="float" office:value="10.355917" calcext:value-type="float">
            <text:p>10,355917</text:p>
          </table:table-cell>
          <table:table-cell office:value-type="float" office:value="58.847942" calcext:value-type="float">
            <text:p>58,847942</text:p>
          </table:table-cell>
          <table:table-cell office:value-type="float" office:value="965.710022" calcext:value-type="float">
            <text:p>965,710022</text:p>
          </table:table-cell>
          <table:table-cell office:value-type="float" office:value="240" calcext:value-type="float">
            <text:p>240</text:p>
          </table:table-cell>
          <table:table-cell office:value-type="float" office:value="239.90625" calcext:value-type="float">
            <text:p>239,90625</text:p>
          </table:table-cell>
          <table:table-cell office:value-type="float" office:value="237.15625" calcext:value-type="float">
            <text:p>237,15625</text:p>
          </table:table-cell>
          <table:table-cell office:value-type="float" office:value="245.53125" calcext:value-type="float">
            <text:p>245,53125</text:p>
          </table:table-cell>
          <table:table-cell table:number-columns-repeated="1012"/>
        </table:table-row>
        <table:table-row table:style-name="ro1">
          <table:table-cell table:formula="of:=[.A146]-TIME(0;10;0)" office:value-type="date" office:date-value="2018-01-23T13:33:59.99995" calcext:value-type="date">
            <text:p>23.01.2018 13:34</text:p>
          </table:table-cell>
          <table:table-cell office:value-type="float" office:value="10.425345" calcext:value-type="float">
            <text:p>10,425345</text:p>
          </table:table-cell>
          <table:table-cell office:value-type="float" office:value="58.735027" calcext:value-type="float">
            <text:p>58,735027</text:p>
          </table:table-cell>
          <table:table-cell office:value-type="float" office:value="965.789978" calcext:value-type="float">
            <text:p>965,789978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37.25" calcext:value-type="float">
            <text:p>237,25</text:p>
          </table:table-cell>
          <table:table-cell office:value-type="float" office:value="251.71875" calcext:value-type="float">
            <text:p>251,71875</text:p>
          </table:table-cell>
          <table:table-cell table:number-columns-repeated="1012"/>
        </table:table-row>
        <table:table-row table:style-name="ro1">
          <table:table-cell table:formula="of:=[.A147]-TIME(0;10;0)" office:value-type="date" office:date-value="2018-01-23T13:43:59.99995" calcext:value-type="date">
            <text:p>23.01.2018 13:44</text:p>
          </table:table-cell>
          <table:table-cell office:value-type="float" office:value="10.553521" calcext:value-type="float">
            <text:p>10,553521</text:p>
          </table:table-cell>
          <table:table-cell office:value-type="float" office:value="58.591591" calcext:value-type="float">
            <text:p>58,591591</text:p>
          </table:table-cell>
          <table:table-cell office:value-type="float" office:value="965.619995" calcext:value-type="float">
            <text:p>965,619995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47.21875" calcext:value-type="float">
            <text:p>247,21875</text:p>
          </table:table-cell>
          <table:table-cell table:number-columns-repeated="1012"/>
        </table:table-row>
        <table:table-row table:style-name="ro1">
          <table:table-cell table:formula="of:=[.A149]-TIME(0;10;0)" office:value-type="date" office:date-value="2018-01-23T13:53:59.99995" calcext:value-type="date">
            <text:p>23.01.2018 13:54</text:p>
          </table:table-cell>
          <table:table-cell office:value-type="float" office:value="10.508125" calcext:value-type="float">
            <text:p>10,508125</text:p>
          </table:table-cell>
          <table:table-cell office:value-type="float" office:value="58.844891" calcext:value-type="float">
            <text:p>58,844891</text:p>
          </table:table-cell>
          <table:table-cell office:value-type="float" office:value="965.719971" calcext:value-type="float">
            <text:p>965,719971</text:p>
          </table:table-cell>
          <table:table-cell office:value-type="float" office:value="239.90625" calcext:value-type="float">
            <text:p>239,90625</text:p>
          </table:table-cell>
          <table:table-cell office:value-type="float" office:value="239.875" calcext:value-type="float">
            <text:p>239,875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47.90625" calcext:value-type="float">
            <text:p>247,906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150]-TIME(0;10;0)" office:value-type="date" office:date-value="2018-01-23T14:03:59.99995" calcext:value-type="date">
            <text:p>23.01.2018 14:04</text:p>
          </table:table-cell>
          <table:table-cell office:value-type="float" office:value="10.425345" calcext:value-type="float">
            <text:p>10,425345</text:p>
          </table:table-cell>
          <table:table-cell office:value-type="float" office:value="59.087509" calcext:value-type="float">
            <text:p>59,087509</text:p>
          </table:table-cell>
          <table:table-cell office:value-type="float" office:value="965.599976" calcext:value-type="float">
            <text:p>965,599976</text:p>
          </table:table-cell>
          <table:table-cell office:value-type="float" office:value="239.8125" calcext:value-type="float">
            <text:p>239,8125</text:p>
          </table:table-cell>
          <table:table-cell office:value-type="float" office:value="239.875" calcext:value-type="float">
            <text:p>239,875</text:p>
          </table:table-cell>
          <table:table-cell office:value-type="float" office:value="237.09375" calcext:value-type="float">
            <text:p>237,09375</text:p>
          </table:table-cell>
          <table:table-cell office:value-type="float" office:value="253.4375" calcext:value-type="float">
            <text:p>253,4375</text:p>
          </table:table-cell>
          <table:table-cell table:number-columns-repeated="1012"/>
        </table:table-row>
        <table:table-row table:style-name="ro1">
          <table:table-cell table:formula="of:=[.A151]-TIME(0;10;0)" office:value-type="date" office:date-value="2018-01-23T14:13:59.99995" calcext:value-type="date">
            <text:p>23.01.2018 14:14</text:p>
          </table:table-cell>
          <table:table-cell office:value-type="float" office:value="10.326543" calcext:value-type="float">
            <text:p>10,326543</text:p>
          </table:table-cell>
          <table:table-cell office:value-type="float" office:value="59.401848" calcext:value-type="float">
            <text:p>59,401848</text:p>
          </table:table-cell>
          <table:table-cell office:value-type="float" office:value="965.710022" calcext:value-type="float">
            <text:p>965,710022</text:p>
          </table:table-cell>
          <table:table-cell office:value-type="float" office:value="239.875" calcext:value-type="float">
            <text:p>239,875</text:p>
          </table:table-cell>
          <table:table-cell office:value-type="float" office:value="240.03125" calcext:value-type="float">
            <text:p>240,03125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48.34375" calcext:value-type="float">
            <text:p>248,34375</text:p>
          </table:table-cell>
          <table:table-cell table:number-columns-repeated="1012"/>
        </table:table-row>
        <table:table-row table:style-name="ro1">
          <table:table-cell table:formula="of:=[.A152]-TIME(0;10;0)" office:value-type="date" office:date-value="2018-01-23T14:23:59.99995" calcext:value-type="date">
            <text:p>23.01.2018 14:24</text:p>
          </table:table-cell>
          <table:table-cell office:value-type="float" office:value="10.171664" calcext:value-type="float">
            <text:p>10,171664</text:p>
          </table:table-cell>
          <table:table-cell office:value-type="float" office:value="60.07019" calcext:value-type="float">
            <text:p>60,07019</text:p>
          </table:table-cell>
          <table:table-cell office:value-type="float" office:value="965.799988" calcext:value-type="float">
            <text:p>965,799988</text:p>
          </table:table-cell>
          <table:table-cell office:value-type="float" office:value="239.71875" calcext:value-type="float">
            <text:p>239,71875</text:p>
          </table:table-cell>
          <table:table-cell office:value-type="float" office:value="239.78125" calcext:value-type="float">
            <text:p>239,78125</text:p>
          </table:table-cell>
          <table:table-cell office:value-type="float" office:value="237.1875" calcext:value-type="float">
            <text:p>237,1875</text:p>
          </table:table-cell>
          <table:table-cell office:value-type="float" office:value="249.46875" calcext:value-type="float">
            <text:p>249,46875</text:p>
          </table:table-cell>
          <table:table-cell table:number-columns-repeated="1012"/>
        </table:table-row>
        <table:table-row table:style-name="ro1">
          <table:table-cell table:formula="of:=[.A153]-TIME(0;10;0)" office:value-type="date" office:date-value="2018-01-23T14:33:59.99995" calcext:value-type="date">
            <text:p>23.01.2018 14:34</text:p>
          </table:table-cell>
          <table:table-cell office:value-type="float" office:value="9.864576" calcext:value-type="float">
            <text:p>9,864576</text:p>
          </table:table-cell>
          <table:table-cell office:value-type="float" office:value="61.390099" calcext:value-type="float">
            <text:p>61,390099</text:p>
          </table:table-cell>
          <table:table-cell office:value-type="float" office:value="965.919983" calcext:value-type="float">
            <text:p>965,919983</text:p>
          </table:table-cell>
          <table:table-cell table:number-columns-repeated="2" office:value-type="float" office:value="239.84375" calcext:value-type="float">
            <text:p>239,84375</text:p>
          </table:table-cell>
          <table:table-cell office:value-type="float" office:value="237.125" calcext:value-type="float">
            <text:p>237,125</text:p>
          </table:table-cell>
          <table:table-cell office:value-type="float" office:value="247.53125" calcext:value-type="float">
            <text:p>247,53125</text:p>
          </table:table-cell>
          <table:table-cell table:number-columns-repeated="1012"/>
        </table:table-row>
        <table:table-row table:style-name="ro1">
          <table:table-cell table:formula="of:=[.A154]-TIME(0;10;0)" office:value-type="date" office:date-value="2018-01-23T14:43:59.99995" calcext:value-type="date">
            <text:p>23.01.2018 14:44</text:p>
          </table:table-cell>
          <table:table-cell office:value-type="float" office:value="9.693675" calcext:value-type="float">
            <text:p>9,693675</text:p>
          </table:table-cell>
          <table:table-cell office:value-type="float" office:value="62.035553" calcext:value-type="float">
            <text:p>62,035553</text:p>
          </table:table-cell>
          <table:table-cell office:value-type="float" office:value="965.880005" calcext:value-type="float">
            <text:p>965,880005</text:p>
          </table:table-cell>
          <table:table-cell office:value-type="float" office:value="239.875" calcext:value-type="float">
            <text:p>239,875</text:p>
          </table:table-cell>
          <table:table-cell office:value-type="float" office:value="240" calcext:value-type="float">
            <text:p>240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55.21875" calcext:value-type="float">
            <text:p>255,21875</text:p>
          </table:table-cell>
          <table:table-cell table:number-columns-repeated="1012"/>
        </table:table-row>
        <table:table-row table:style-name="ro1">
          <table:table-cell table:formula="of:=[.A156]-TIME(0;10;0)" office:value-type="date" office:date-value="2018-01-23T14:53:59.99995" calcext:value-type="date">
            <text:p>23.01.2018 14:54</text:p>
          </table:table-cell>
          <table:table-cell office:value-type="float" office:value="9.56817" calcext:value-type="float">
            <text:p>9,56817</text:p>
          </table:table-cell>
          <table:table-cell office:value-type="float" office:value="62.404823" calcext:value-type="float">
            <text:p>62,404823</text:p>
          </table:table-cell>
          <table:table-cell office:value-type="float" office:value="965.869995" calcext:value-type="float">
            <text:p>965,869995</text:p>
          </table:table-cell>
          <table:table-cell office:value-type="float" office:value="240.125" calcext:value-type="float">
            <text:p>240,12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51.53125" calcext:value-type="float">
            <text:p>251,531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157]-TIME(0;10;0)" office:value-type="date" office:date-value="2018-01-23T15:03:59.99995" calcext:value-type="date">
            <text:p>23.01.2018 15:04</text:p>
          </table:table-cell>
          <table:table-cell office:value-type="float" office:value="9.469368" calcext:value-type="float">
            <text:p>9,469368</text:p>
          </table:table-cell>
          <table:table-cell office:value-type="float" office:value="63.608757" calcext:value-type="float">
            <text:p>63,608757</text:p>
          </table:table-cell>
          <table:table-cell office:value-type="float" office:value="966.049988" calcext:value-type="float">
            <text:p>966,049988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55.53125" calcext:value-type="float">
            <text:p>255,53125</text:p>
          </table:table-cell>
          <table:table-cell table:number-columns-repeated="1012"/>
        </table:table-row>
        <table:table-row table:style-name="ro1">
          <table:table-cell table:formula="of:=[.A158]-TIME(0;10;0)" office:value-type="date" office:date-value="2018-01-23T15:13:59.999951" calcext:value-type="date">
            <text:p>23.01.2018 15:14</text:p>
          </table:table-cell>
          <table:table-cell office:value-type="float" office:value="9.287786" calcext:value-type="float">
            <text:p>9,287786</text:p>
          </table:table-cell>
          <table:table-cell office:value-type="float" office:value="64.483101" calcext:value-type="float">
            <text:p>64,483101</text:p>
          </table:table-cell>
          <table:table-cell office:value-type="float" office:value="965.960022" calcext:value-type="float">
            <text:p>965,960022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53.625" calcext:value-type="float">
            <text:p>253,625</text:p>
          </table:table-cell>
          <table:table-cell table:number-columns-repeated="1012"/>
        </table:table-row>
        <table:table-row table:style-name="ro1">
          <table:table-cell table:formula="of:=[.A159]-TIME(0;10;0)" office:value-type="date" office:date-value="2018-01-23T15:23:59.999951" calcext:value-type="date">
            <text:p>23.01.2018 15:24</text:p>
          </table:table-cell>
          <table:table-cell office:value-type="float" office:value="9.050126" calcext:value-type="float">
            <text:p>9,050126</text:p>
          </table:table-cell>
          <table:table-cell office:value-type="float" office:value="65.693138" calcext:value-type="float">
            <text:p>65,693138</text:p>
          </table:table-cell>
          <table:table-cell office:value-type="float" office:value="966.23999" calcext:value-type="float">
            <text:p>966,23999</text:p>
          </table:table-cell>
          <table:table-cell office:value-type="float" office:value="240.03125" calcext:value-type="float">
            <text:p>240,0312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53.3125" calcext:value-type="float">
            <text:p>253,3125</text:p>
          </table:table-cell>
          <table:table-cell table:number-columns-repeated="1012"/>
        </table:table-row>
        <table:table-row table:style-name="ro1">
          <table:table-cell table:formula="of:=[.A160]-TIME(0;10;0)" office:value-type="date" office:date-value="2018-01-23T15:33:59.999951" calcext:value-type="date">
            <text:p>23.01.2018 15:34</text:p>
          </table:table-cell>
          <table:table-cell office:value-type="float" office:value="8.751049" calcext:value-type="float">
            <text:p>8,751049</text:p>
          </table:table-cell>
          <table:table-cell office:value-type="float" office:value="66.945908" calcext:value-type="float">
            <text:p>66,945908</text:p>
          </table:table-cell>
          <table:table-cell office:value-type="float" office:value="966.340027" calcext:value-type="float">
            <text:p>966,340027</text:p>
          </table:table-cell>
          <table:table-cell office:value-type="float" office:value="240.03125" calcext:value-type="float">
            <text:p>240,0312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56.03125" calcext:value-type="float">
            <text:p>256,03125</text:p>
          </table:table-cell>
          <table:table-cell table:number-columns-repeated="1012"/>
        </table:table-row>
        <table:table-row table:style-name="ro1">
          <table:table-cell table:formula="of:=[.A161]-TIME(0;10;0)" office:value-type="date" office:date-value="2018-01-23T15:43:59.999951" calcext:value-type="date">
            <text:p>23.01.2018 15:44</text:p>
          </table:table-cell>
          <table:table-cell office:value-type="float" office:value="8.569467" calcext:value-type="float">
            <text:p>8,569467</text:p>
          </table:table-cell>
          <table:table-cell office:value-type="float" office:value="68.792252" calcext:value-type="float">
            <text:p>68,792252</text:p>
          </table:table-cell>
          <table:table-cell office:value-type="float" office:value="966.289978" calcext:value-type="float">
            <text:p>966,289978</text:p>
          </table:table-cell>
          <table:table-cell office:value-type="float" office:value="240.125" calcext:value-type="float">
            <text:p>240,12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55.5" calcext:value-type="float">
            <text:p>255,5</text:p>
          </table:table-cell>
          <table:table-cell table:number-columns-repeated="1012"/>
        </table:table-row>
        <table:table-row table:style-name="ro1">
          <table:table-cell table:formula="of:=[.A163]-TIME(0;10;0)" office:value-type="date" office:date-value="2018-01-23T15:53:59.999951" calcext:value-type="date">
            <text:p>23.01.2018 15:54</text:p>
          </table:table-cell>
          <table:table-cell office:value-type="float" office:value="8.374533" calcext:value-type="float">
            <text:p>8,374533</text:p>
          </table:table-cell>
          <table:table-cell office:value-type="float" office:value="71.139084" calcext:value-type="float">
            <text:p>71,139084</text:p>
          </table:table-cell>
          <table:table-cell office:value-type="float" office:value="966.320007" calcext:value-type="float">
            <text:p>966,320007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71875" calcext:value-type="float">
            <text:p>237,71875</text:p>
          </table:table-cell>
          <table:table-cell office:value-type="float" office:value="260.84375" calcext:value-type="float">
            <text:p>260,843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164]-TIME(0;10;0)" office:value-type="date" office:date-value="2018-01-23T16:03:59.999951" calcext:value-type="date">
            <text:p>23.01.2018 16:04</text:p>
          </table:table-cell>
          <table:table-cell office:value-type="float" office:value="8.1075" calcext:value-type="float">
            <text:p>8,1075</text:p>
          </table:table-cell>
          <table:table-cell office:value-type="float" office:value="71.642632" calcext:value-type="float">
            <text:p>71,642632</text:p>
          </table:table-cell>
          <table:table-cell office:value-type="float" office:value="966.22998" calcext:value-type="float">
            <text:p>966,22998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50.4375" calcext:value-type="float">
            <text:p>250,4375</text:p>
          </table:table-cell>
          <table:table-cell table:number-columns-repeated="1012"/>
        </table:table-row>
        <table:table-row table:style-name="ro1">
          <table:table-cell table:formula="of:=[.A165]-TIME(0;10;0)" office:value-type="date" office:date-value="2018-01-23T16:13:59.999951" calcext:value-type="date">
            <text:p>23.01.2018 16:14</text:p>
          </table:table-cell>
          <table:table-cell office:value-type="float" office:value="7.840467" calcext:value-type="float">
            <text:p>7,840467</text:p>
          </table:table-cell>
          <table:table-cell office:value-type="float" office:value="72.777908" calcext:value-type="float">
            <text:p>72,777908</text:p>
          </table:table-cell>
          <table:table-cell office:value-type="float" office:value="966.320007" calcext:value-type="float">
            <text:p>966,320007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50.65625" calcext:value-type="float">
            <text:p>250,65625</text:p>
          </table:table-cell>
          <table:table-cell table:number-columns-repeated="1012"/>
        </table:table-row>
        <table:table-row table:style-name="ro1">
          <table:table-cell table:formula="of:=[.A166]-TIME(0;10;0)" office:value-type="date" office:date-value="2018-01-23T16:23:59.999951" calcext:value-type="date">
            <text:p>23.01.2018 16:24</text:p>
          </table:table-cell>
          <table:table-cell office:value-type="float" office:value="7.656214" calcext:value-type="float">
            <text:p>7,656214</text:p>
          </table:table-cell>
          <table:table-cell office:value-type="float" office:value="73.249405" calcext:value-type="float">
            <text:p>73,249405</text:p>
          </table:table-cell>
          <table:table-cell office:value-type="float" office:value="966.369995" calcext:value-type="float">
            <text:p>966,36999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54.28125" calcext:value-type="float">
            <text:p>254,28125</text:p>
          </table:table-cell>
          <table:table-cell table:number-columns-repeated="1012"/>
        </table:table-row>
        <table:table-row table:style-name="ro1">
          <table:table-cell table:formula="of:=[.A167]-TIME(0;10;0)" office:value-type="date" office:date-value="2018-01-23T16:33:59.999951" calcext:value-type="date">
            <text:p>23.01.2018 16:34</text:p>
          </table:table-cell>
          <table:table-cell office:value-type="float" office:value="7.573434" calcext:value-type="float">
            <text:p>7,573434</text:p>
          </table:table-cell>
          <table:table-cell office:value-type="float" office:value="73.617149" calcext:value-type="float">
            <text:p>73,617149</text:p>
          </table:table-cell>
          <table:table-cell office:value-type="float" office:value="966.400024" calcext:value-type="float">
            <text:p>966,400024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53.78125" calcext:value-type="float">
            <text:p>253,78125</text:p>
          </table:table-cell>
          <table:table-cell table:number-columns-repeated="1012"/>
        </table:table-row>
        <table:table-row table:style-name="ro1">
          <table:table-cell table:formula="of:=[.A168]-TIME(0;10;0)" office:value-type="date" office:date-value="2018-01-23T16:43:59.999951" calcext:value-type="date">
            <text:p>23.01.2018 16:44</text:p>
          </table:table-cell>
          <table:table-cell office:value-type="float" office:value="7.517357" calcext:value-type="float">
            <text:p>7,517357</text:p>
          </table:table-cell>
          <table:table-cell office:value-type="float" office:value="73.725487" calcext:value-type="float">
            <text:p>73,725487</text:p>
          </table:table-cell>
          <table:table-cell office:value-type="float" office:value="966.419983" calcext:value-type="float">
            <text:p>966,419983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54.96875" calcext:value-type="float">
            <text:p>254,96875</text:p>
          </table:table-cell>
          <table:table-cell table:number-columns-repeated="1012"/>
        </table:table-row>
        <table:table-row table:style-name="ro1">
          <table:table-cell table:formula="of:=[.A170]-TIME(0;10;0)" office:value-type="date" office:date-value="2018-01-23T16:53:59.999951" calcext:value-type="date">
            <text:p>23.01.2018 16:54</text:p>
          </table:table-cell>
          <table:table-cell office:value-type="float" office:value="7.46128" calcext:value-type="float">
            <text:p>7,46128</text:p>
          </table:table-cell>
          <table:table-cell office:value-type="float" office:value="73.743797" calcext:value-type="float">
            <text:p>73,743797</text:p>
          </table:table-cell>
          <table:table-cell office:value-type="float" office:value="966.409973" calcext:value-type="float">
            <text:p>966,409973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53.625" calcext:value-type="float">
            <text:p>253,6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171]-TIME(0;10;0)" office:value-type="date" office:date-value="2018-01-23T17:03:59.999951" calcext:value-type="date">
            <text:p>23.01.2018 17:04</text:p>
          </table:table-cell>
          <table:table-cell office:value-type="float" office:value="7.418555" calcext:value-type="float">
            <text:p>7,418555</text:p>
          </table:table-cell>
          <table:table-cell office:value-type="float" office:value="73.514915" calcext:value-type="float">
            <text:p>73,514915</text:p>
          </table:table-cell>
          <table:table-cell office:value-type="float" office:value="966.48999" calcext:value-type="float">
            <text:p>966,48999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55.375" calcext:value-type="float">
            <text:p>255,375</text:p>
          </table:table-cell>
          <table:table-cell table:number-columns-repeated="1012"/>
        </table:table-row>
        <table:table-row table:style-name="ro1">
          <table:table-cell table:formula="of:=[.A172]-TIME(0;10;0)" office:value-type="date" office:date-value="2018-01-23T17:13:59.999951" calcext:value-type="date">
            <text:p>23.01.2018 17:14</text:p>
          </table:table-cell>
          <table:table-cell office:value-type="float" office:value="7.46128" calcext:value-type="float">
            <text:p>7,46128</text:p>
          </table:table-cell>
          <table:table-cell office:value-type="float" office:value="73.269249" calcext:value-type="float">
            <text:p>73,269249</text:p>
          </table:table-cell>
          <table:table-cell office:value-type="float" office:value="966.47998" calcext:value-type="float">
            <text:p>966,47998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38.78125" calcext:value-type="float">
            <text:p>238,78125</text:p>
          </table:table-cell>
          <table:table-cell office:value-type="float" office:value="256.96875" calcext:value-type="float">
            <text:p>256,96875</text:p>
          </table:table-cell>
          <table:table-cell table:number-columns-repeated="1012"/>
        </table:table-row>
        <table:table-row table:style-name="ro1">
          <table:table-cell table:formula="of:=[.A173]-TIME(0;10;0)" office:value-type="date" office:date-value="2018-01-23T17:23:59.999951" calcext:value-type="date">
            <text:p>23.01.2018 17:24</text:p>
          </table:table-cell>
          <table:table-cell office:value-type="float" office:value="7.487984" calcext:value-type="float">
            <text:p>7,487984</text:p>
          </table:table-cell>
          <table:table-cell office:value-type="float" office:value="71.845581" calcext:value-type="float">
            <text:p>71,845581</text:p>
          </table:table-cell>
          <table:table-cell office:value-type="float" office:value="966.5" calcext:value-type="float">
            <text:p>966,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56.4375" calcext:value-type="float">
            <text:p>256,4375</text:p>
          </table:table-cell>
          <table:table-cell table:number-columns-repeated="1012"/>
        </table:table-row>
        <table:table-row table:style-name="ro1">
          <table:table-cell table:formula="of:=[.A174]-TIME(0;10;0)" office:value-type="date" office:date-value="2018-01-23T17:33:59.999952" calcext:value-type="date">
            <text:p>23.01.2018 17:34</text:p>
          </table:table-cell>
          <table:table-cell office:value-type="float" office:value="7.431907" calcext:value-type="float">
            <text:p>7,431907</text:p>
          </table:table-cell>
          <table:table-cell office:value-type="float" office:value="71.825745" calcext:value-type="float">
            <text:p>71,825745</text:p>
          </table:table-cell>
          <table:table-cell office:value-type="float" office:value="966.450012" calcext:value-type="float">
            <text:p>966,450012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53" calcext:value-type="float">
            <text:p>253</text:p>
          </table:table-cell>
          <table:table-cell table:number-columns-repeated="1012"/>
        </table:table-row>
        <table:table-row table:style-name="ro1">
          <table:table-cell table:formula="of:=[.A175]-TIME(0;10;0)" office:value-type="date" office:date-value="2018-01-23T17:43:59.999952" calcext:value-type="date">
            <text:p>23.01.2018 17:44</text:p>
          </table:table-cell>
          <table:table-cell office:value-type="float" office:value="7.250324" calcext:value-type="float">
            <text:p>7,250324</text:p>
          </table:table-cell>
          <table:table-cell office:value-type="float" office:value="71.120773" calcext:value-type="float">
            <text:p>71,120773</text:p>
          </table:table-cell>
          <table:table-cell office:value-type="float" office:value="966.48999" calcext:value-type="float">
            <text:p>966,48999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37.71875" calcext:value-type="float">
            <text:p>237,71875</text:p>
          </table:table-cell>
          <table:table-cell office:value-type="float" office:value="249.1875" calcext:value-type="float">
            <text:p>249,1875</text:p>
          </table:table-cell>
          <table:table-cell table:number-columns-repeated="1012"/>
        </table:table-row>
        <table:table-row table:style-name="ro1">
          <table:table-cell table:formula="of:=[.A177]-TIME(0;10;0)" office:value-type="date" office:date-value="2018-01-23T17:53:59.999952" calcext:value-type="date">
            <text:p>23.01.2018 17:54</text:p>
          </table:table-cell>
          <table:table-cell office:value-type="float" office:value="7.095445" calcext:value-type="float">
            <text:p>7,095445</text:p>
          </table:table-cell>
          <table:table-cell office:value-type="float" office:value="71.204697" calcext:value-type="float">
            <text:p>71,204697</text:p>
          </table:table-cell>
          <table:table-cell office:value-type="float" office:value="966.530029" calcext:value-type="float">
            <text:p>966,530029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8" calcext:value-type="float">
            <text:p>238</text:p>
          </table:table-cell>
          <table:table-cell office:value-type="float" office:value="248.84375" calcext:value-type="float">
            <text:p>248,843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178]-TIME(0;10;0)" office:value-type="date" office:date-value="2018-01-23T18:03:59.999952" calcext:value-type="date">
            <text:p>23.01.2018 18:04</text:p>
          </table:table-cell>
          <table:table-cell office:value-type="float" office:value="7.012665" calcext:value-type="float">
            <text:p>7,012665</text:p>
          </table:table-cell>
          <table:table-cell office:value-type="float" office:value="72.573433" calcext:value-type="float">
            <text:p>72,573433</text:p>
          </table:table-cell>
          <table:table-cell office:value-type="float" office:value="966.640015" calcext:value-type="float">
            <text:p>966,64001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58.375" calcext:value-type="float">
            <text:p>258,375</text:p>
          </table:table-cell>
          <table:table-cell table:number-columns-repeated="1012"/>
        </table:table-row>
        <table:table-row table:style-name="ro1">
          <table:table-cell table:formula="of:=[.A179]-TIME(0;10;0)" office:value-type="date" office:date-value="2018-01-23T18:13:59.999952" calcext:value-type="date">
            <text:p>23.01.2018 18:14</text:p>
          </table:table-cell>
          <table:table-cell office:value-type="float" office:value="6.983291" calcext:value-type="float">
            <text:p>6,983291</text:p>
          </table:table-cell>
          <table:table-cell office:value-type="float" office:value="73.438622" calcext:value-type="float">
            <text:p>73,438622</text:p>
          </table:table-cell>
          <table:table-cell office:value-type="float" office:value="966.710022" calcext:value-type="float">
            <text:p>966,710022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52.5" calcext:value-type="float">
            <text:p>252,5</text:p>
          </table:table-cell>
          <table:table-cell table:number-columns-repeated="1012"/>
        </table:table-row>
        <table:table-row table:style-name="ro1">
          <table:table-cell table:formula="of:=[.A180]-TIME(0;10;0)" office:value-type="date" office:date-value="2018-01-23T18:23:59.999952" calcext:value-type="date">
            <text:p>23.01.2018 18:24</text:p>
          </table:table-cell>
          <table:table-cell office:value-type="float" office:value="6.927215" calcext:value-type="float">
            <text:p>6,927215</text:p>
          </table:table-cell>
          <table:table-cell office:value-type="float" office:value="73.519493" calcext:value-type="float">
            <text:p>73,519493</text:p>
          </table:table-cell>
          <table:table-cell office:value-type="float" office:value="966.669983" calcext:value-type="float">
            <text:p>966,669983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51.28125" calcext:value-type="float">
            <text:p>251,28125</text:p>
          </table:table-cell>
          <table:table-cell table:number-columns-repeated="1012"/>
        </table:table-row>
        <table:table-row table:style-name="ro1">
          <table:table-cell table:formula="of:=[.A181]-TIME(0;10;0)" office:value-type="date" office:date-value="2018-01-23T18:33:59.999952" calcext:value-type="date">
            <text:p>23.01.2018 18:34</text:p>
          </table:table-cell>
          <table:table-cell office:value-type="float" office:value="6.815061" calcext:value-type="float">
            <text:p>6,815061</text:p>
          </table:table-cell>
          <table:table-cell office:value-type="float" office:value="73.33181" calcext:value-type="float">
            <text:p>73,33181</text:p>
          </table:table-cell>
          <table:table-cell office:value-type="float" office:value="966.659973" calcext:value-type="float">
            <text:p>966,659973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51.3125" calcext:value-type="float">
            <text:p>251,3125</text:p>
          </table:table-cell>
          <table:table-cell table:number-columns-repeated="1012"/>
        </table:table-row>
        <table:table-row table:style-name="ro1">
          <table:table-cell table:formula="of:=[.A182]-TIME(0;10;0)" office:value-type="date" office:date-value="2018-01-23T18:43:59.999952" calcext:value-type="date">
            <text:p>23.01.2018 18:44</text:p>
          </table:table-cell>
          <table:table-cell office:value-type="float" office:value="6.574731" calcext:value-type="float">
            <text:p>6,574731</text:p>
          </table:table-cell>
          <table:table-cell office:value-type="float" office:value="73.21431" calcext:value-type="float">
            <text:p>73,21431</text:p>
          </table:table-cell>
          <table:table-cell office:value-type="float" office:value="966.51001" calcext:value-type="float">
            <text:p>966,51001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52.625" calcext:value-type="float">
            <text:p>252,625</text:p>
          </table:table-cell>
          <table:table-cell table:number-columns-repeated="1012"/>
        </table:table-row>
        <table:table-row table:style-name="ro1">
          <table:table-cell table:formula="of:=[.A184]-TIME(0;10;0)" office:value-type="date" office:date-value="2018-01-23T18:53:59.999952" calcext:value-type="date">
            <text:p>23.01.2018 18:54</text:p>
          </table:table-cell>
          <table:table-cell office:value-type="float" office:value="6.435874" calcext:value-type="float">
            <text:p>6,435874</text:p>
          </table:table-cell>
          <table:table-cell office:value-type="float" office:value="74.009308" calcext:value-type="float">
            <text:p>74,009308</text:p>
          </table:table-cell>
          <table:table-cell office:value-type="float" office:value="966.559998" calcext:value-type="float">
            <text:p>966,559998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8.40625" calcext:value-type="float">
            <text:p>238,40625</text:p>
          </table:table-cell>
          <table:table-cell office:value-type="float" office:value="256.90625" calcext:value-type="float">
            <text:p>256,906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185]-TIME(0;10;0)" office:value-type="date" office:date-value="2018-01-23T19:03:59.999952" calcext:value-type="date">
            <text:p>23.01.2018 19:04</text:p>
          </table:table-cell>
          <table:table-cell office:value-type="float" office:value="6.435874" calcext:value-type="float">
            <text:p>6,435874</text:p>
          </table:table-cell>
          <table:table-cell office:value-type="float" office:value="73.968109" calcext:value-type="float">
            <text:p>73,968109</text:p>
          </table:table-cell>
          <table:table-cell office:value-type="float" office:value="966.599976" calcext:value-type="float">
            <text:p>966,599976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53.03125" calcext:value-type="float">
            <text:p>253,03125</text:p>
          </table:table-cell>
          <table:table-cell table:number-columns-repeated="1012"/>
        </table:table-row>
        <table:table-row table:style-name="ro1">
          <table:table-cell table:formula="of:=[.A186]-TIME(0;10;0)" office:value-type="date" office:date-value="2018-01-23T19:13:59.999952" calcext:value-type="date">
            <text:p>23.01.2018 19:14</text:p>
          </table:table-cell>
          <table:table-cell office:value-type="float" office:value="6.337072" calcext:value-type="float">
            <text:p>6,337072</text:p>
          </table:table-cell>
          <table:table-cell office:value-type="float" office:value="73.727013" calcext:value-type="float">
            <text:p>73,727013</text:p>
          </table:table-cell>
          <table:table-cell office:value-type="float" office:value="966.580017" calcext:value-type="float">
            <text:p>966,580017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52.125" calcext:value-type="float">
            <text:p>252,125</text:p>
          </table:table-cell>
          <table:table-cell table:number-columns-repeated="1012"/>
        </table:table-row>
        <table:table-row table:style-name="ro1">
          <table:table-cell table:formula="of:=[.A187]-TIME(0;10;0)" office:value-type="date" office:date-value="2018-01-23T19:23:59.999952" calcext:value-type="date">
            <text:p>23.01.2018 19:24</text:p>
          </table:table-cell>
          <table:table-cell office:value-type="float" office:value="6.267643" calcext:value-type="float">
            <text:p>6,267643</text:p>
          </table:table-cell>
          <table:table-cell office:value-type="float" office:value="73.885712" calcext:value-type="float">
            <text:p>73,885712</text:p>
          </table:table-cell>
          <table:table-cell office:value-type="float" office:value="966.690002" calcext:value-type="float">
            <text:p>966,690002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65.03125" calcext:value-type="float">
            <text:p>265,03125</text:p>
          </table:table-cell>
          <table:table-cell table:number-columns-repeated="1012"/>
        </table:table-row>
        <table:table-row table:style-name="ro1">
          <table:table-cell table:formula="of:=[.A188]-TIME(0;10;0)" office:value-type="date" office:date-value="2018-01-23T19:33:59.999952" calcext:value-type="date">
            <text:p>23.01.2018 19:34</text:p>
          </table:table-cell>
          <table:table-cell office:value-type="float" office:value="6.224918" calcext:value-type="float">
            <text:p>6,224918</text:p>
          </table:table-cell>
          <table:table-cell office:value-type="float" office:value="73.757538" calcext:value-type="float">
            <text:p>73,757538</text:p>
          </table:table-cell>
          <table:table-cell office:value-type="float" office:value="966.570007" calcext:value-type="float">
            <text:p>966,570007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57.34375" calcext:value-type="float">
            <text:p>257,34375</text:p>
          </table:table-cell>
          <table:table-cell table:number-columns-repeated="1012"/>
        </table:table-row>
        <table:table-row table:style-name="ro1">
          <table:table-cell table:formula="of:=[.A189]-TIME(0;10;0)" office:value-type="date" office:date-value="2018-01-23T19:43:59.999952" calcext:value-type="date">
            <text:p>23.01.2018 19:44</text:p>
          </table:table-cell>
          <table:table-cell office:value-type="float" office:value="6.211566" calcext:value-type="float">
            <text:p>6,211566</text:p>
          </table:table-cell>
          <table:table-cell office:value-type="float" office:value="73.656822" calcext:value-type="float">
            <text:p>73,656822</text:p>
          </table:table-cell>
          <table:table-cell office:value-type="float" office:value="966.609985" calcext:value-type="float">
            <text:p>966,60998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50.84375" calcext:value-type="float">
            <text:p>250,84375</text:p>
          </table:table-cell>
          <table:table-cell table:number-columns-repeated="1012"/>
        </table:table-row>
        <table:table-row table:style-name="ro1">
          <table:table-cell table:formula="of:=[.A191]-TIME(0;10;0)" office:value-type="date" office:date-value="2018-01-23T19:53:59.999953" calcext:value-type="date">
            <text:p>23.01.2018 19:54</text:p>
          </table:table-cell>
          <table:table-cell office:value-type="float" office:value="6.195544" calcext:value-type="float">
            <text:p>6,195544</text:p>
          </table:table-cell>
          <table:table-cell office:value-type="float" office:value="73.530174" calcext:value-type="float">
            <text:p>73,530174</text:p>
          </table:table-cell>
          <table:table-cell office:value-type="float" office:value="966.570007" calcext:value-type="float">
            <text:p>966,570007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51.3125" calcext:value-type="float">
            <text:p>251,31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192]-TIME(0;10;0)" office:value-type="date" office:date-value="2018-01-23T20:03:59.999953" calcext:value-type="date">
            <text:p>23.01.2018 20:04</text:p>
          </table:table-cell>
          <table:table-cell office:value-type="float" office:value="6.099412" calcext:value-type="float">
            <text:p>6,099412</text:p>
          </table:table-cell>
          <table:table-cell office:value-type="float" office:value="73.702599" calcext:value-type="float">
            <text:p>73,702599</text:p>
          </table:table-cell>
          <table:table-cell office:value-type="float" office:value="966.599976" calcext:value-type="float">
            <text:p>966,599976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51.90625" calcext:value-type="float">
            <text:p>251,90625</text:p>
          </table:table-cell>
          <table:table-cell table:number-columns-repeated="1012"/>
        </table:table-row>
        <table:table-row table:style-name="ro1">
          <table:table-cell table:formula="of:=[.A193]-TIME(0;10;0)" office:value-type="date" office:date-value="2018-01-23T20:13:59.999953" calcext:value-type="date">
            <text:p>23.01.2018 20:14</text:p>
          </table:table-cell>
          <table:table-cell office:value-type="float" office:value="5.901808" calcext:value-type="float">
            <text:p>5,901808</text:p>
          </table:table-cell>
          <table:table-cell office:value-type="float" office:value="74.084076" calcext:value-type="float">
            <text:p>74,084076</text:p>
          </table:table-cell>
          <table:table-cell office:value-type="float" office:value="966.51001" calcext:value-type="float">
            <text:p>966,51001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50.5625" calcext:value-type="float">
            <text:p>250,5625</text:p>
          </table:table-cell>
          <table:table-cell table:number-columns-repeated="1012"/>
        </table:table-row>
        <table:table-row table:style-name="ro1">
          <table:table-cell table:formula="of:=[.A194]-TIME(0;10;0)" office:value-type="date" office:date-value="2018-01-23T20:23:59.999953" calcext:value-type="date">
            <text:p>23.01.2018 20:24</text:p>
          </table:table-cell>
          <table:table-cell office:value-type="float" office:value="5.650797" calcext:value-type="float">
            <text:p>5,650797</text:p>
          </table:table-cell>
          <table:table-cell office:value-type="float" office:value="74.668495" calcext:value-type="float">
            <text:p>74,668495</text:p>
          </table:table-cell>
          <table:table-cell office:value-type="float" office:value="966.539978" calcext:value-type="float">
            <text:p>966,539978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50.71875" calcext:value-type="float">
            <text:p>250,71875</text:p>
          </table:table-cell>
          <table:table-cell table:number-columns-repeated="1012"/>
        </table:table-row>
        <table:table-row table:style-name="ro1">
          <table:table-cell table:formula="of:=[.A195]-TIME(0;10;0)" office:value-type="date" office:date-value="2018-01-23T20:33:59.999953" calcext:value-type="date">
            <text:p>23.01.2018 20:34</text:p>
          </table:table-cell>
          <table:table-cell office:value-type="float" office:value="5.394446" calcext:value-type="float">
            <text:p>5,394446</text:p>
          </table:table-cell>
          <table:table-cell office:value-type="float" office:value="75.706108" calcext:value-type="float">
            <text:p>75,706108</text:p>
          </table:table-cell>
          <table:table-cell office:value-type="float" office:value="966.450012" calcext:value-type="float">
            <text:p>966,450012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52.625" calcext:value-type="float">
            <text:p>252,625</text:p>
          </table:table-cell>
          <table:table-cell table:number-columns-repeated="1012"/>
        </table:table-row>
        <table:table-row table:style-name="ro1">
          <table:table-cell table:formula="of:=[.A196]-TIME(0;10;0)" office:value-type="date" office:date-value="2018-01-23T20:43:59.999953" calcext:value-type="date">
            <text:p>23.01.2018 20:44</text:p>
          </table:table-cell>
          <table:table-cell office:value-type="float" office:value="5.18616" calcext:value-type="float">
            <text:p>5,18616</text:p>
          </table:table-cell>
          <table:table-cell office:value-type="float" office:value="76.324104" calcext:value-type="float">
            <text:p>76,324104</text:p>
          </table:table-cell>
          <table:table-cell office:value-type="float" office:value="966.52002" calcext:value-type="float">
            <text:p>966,52002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52.53125" calcext:value-type="float">
            <text:p>252,53125</text:p>
          </table:table-cell>
          <table:table-cell table:number-columns-repeated="1012"/>
        </table:table-row>
        <table:table-row table:style-name="ro1">
          <table:table-cell table:formula="of:=[.A198]-TIME(0;10;0)" office:value-type="date" office:date-value="2018-01-23T20:53:59.999954" calcext:value-type="date">
            <text:p>23.01.2018 20:54</text:p>
          </table:table-cell>
          <table:table-cell office:value-type="float" office:value="5.001907" calcext:value-type="float">
            <text:p>5,001907</text:p>
          </table:table-cell>
          <table:table-cell office:value-type="float" office:value="77.178604" calcext:value-type="float">
            <text:p>77,178604</text:p>
          </table:table-cell>
          <table:table-cell office:value-type="float" office:value="966.640015" calcext:value-type="float">
            <text:p>966,64001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52.53125" calcext:value-type="float">
            <text:p>252,531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199]-TIME(0;10;0)" office:value-type="date" office:date-value="2018-01-23T21:03:59.999953" calcext:value-type="date">
            <text:p>23.01.2018 21:04</text:p>
          </table:table-cell>
          <table:table-cell office:value-type="float" office:value="4.820325" calcext:value-type="float">
            <text:p>4,820325</text:p>
          </table:table-cell>
          <table:table-cell office:value-type="float" office:value="77.883575" calcext:value-type="float">
            <text:p>77,883575</text:p>
          </table:table-cell>
          <table:table-cell office:value-type="float" office:value="966.640015" calcext:value-type="float">
            <text:p>966,64001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50.75" calcext:value-type="float">
            <text:p>250,75</text:p>
          </table:table-cell>
          <table:table-cell table:number-columns-repeated="1012"/>
        </table:table-row>
        <table:table-row table:style-name="ro1">
          <table:table-cell table:formula="of:=[.A200]-TIME(0;10;0)" office:value-type="date" office:date-value="2018-01-23T21:13:59.999953" calcext:value-type="date">
            <text:p>23.01.2018 21:14</text:p>
          </table:table-cell>
          <table:table-cell office:value-type="float" office:value="4.665446" calcext:value-type="float">
            <text:p>4,665446</text:p>
          </table:table-cell>
          <table:table-cell office:value-type="float" office:value="78.249786" calcext:value-type="float">
            <text:p>78,249786</text:p>
          </table:table-cell>
          <table:table-cell office:value-type="float" office:value="966.72998" calcext:value-type="float">
            <text:p>966,72998</text:p>
          </table:table-cell>
          <table:table-cell office:value-type="float" office:value="241" calcext:value-type="float">
            <text:p>241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47.78125" calcext:value-type="float">
            <text:p>247,78125</text:p>
          </table:table-cell>
          <table:table-cell table:number-columns-repeated="1012"/>
        </table:table-row>
        <table:table-row table:style-name="ro1">
          <table:table-cell table:formula="of:=[.A201]-TIME(0;10;0)" office:value-type="date" office:date-value="2018-01-23T21:23:59.999953" calcext:value-type="date">
            <text:p>23.01.2018 21:24</text:p>
          </table:table-cell>
          <table:table-cell office:value-type="float" office:value="4.45716" calcext:value-type="float">
            <text:p>4,45716</text:p>
          </table:table-cell>
          <table:table-cell office:value-type="float" office:value="79.339287" calcext:value-type="float">
            <text:p>79,339287</text:p>
          </table:table-cell>
          <table:table-cell office:value-type="float" office:value="966.789978" calcext:value-type="float">
            <text:p>966,789978</text:p>
          </table:table-cell>
          <table:table-cell office:value-type="float" office:value="241" calcext:value-type="float">
            <text:p>241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51.96875" calcext:value-type="float">
            <text:p>251,96875</text:p>
          </table:table-cell>
          <table:table-cell table:number-columns-repeated="1012"/>
        </table:table-row>
        <table:table-row table:style-name="ro1">
          <table:table-cell table:formula="of:=[.A202]-TIME(0;10;0)" office:value-type="date" office:date-value="2018-01-23T21:33:59.999953" calcext:value-type="date">
            <text:p>23.01.2018 21:34</text:p>
          </table:table-cell>
          <table:table-cell office:value-type="float" office:value="4.342336" calcext:value-type="float">
            <text:p>4,342336</text:p>
          </table:table-cell>
          <table:table-cell office:value-type="float" office:value="80.048828" calcext:value-type="float">
            <text:p>80,048828</text:p>
          </table:table-cell>
          <table:table-cell office:value-type="float" office:value="966.780029" calcext:value-type="float">
            <text:p>966,780029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38.40625" calcext:value-type="float">
            <text:p>238,40625</text:p>
          </table:table-cell>
          <table:table-cell office:value-type="float" office:value="252.625" calcext:value-type="float">
            <text:p>252,625</text:p>
          </table:table-cell>
          <table:table-cell table:number-columns-repeated="1012"/>
        </table:table-row>
        <table:table-row table:style-name="ro1">
          <table:table-cell table:formula="of:=[.A203]-TIME(0;10;0)" office:value-type="date" office:date-value="2018-01-23T21:43:59.999953" calcext:value-type="date">
            <text:p>23.01.2018 21:44</text:p>
          </table:table-cell>
          <table:table-cell office:value-type="float" office:value="4.187457" calcext:value-type="float">
            <text:p>4,187457</text:p>
          </table:table-cell>
          <table:table-cell office:value-type="float" office:value="79.861145" calcext:value-type="float">
            <text:p>79,861145</text:p>
          </table:table-cell>
          <table:table-cell office:value-type="float" office:value="966.650024" calcext:value-type="float">
            <text:p>966,650024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51.8125" calcext:value-type="float">
            <text:p>251,8125</text:p>
          </table:table-cell>
          <table:table-cell table:number-columns-repeated="1012"/>
        </table:table-row>
        <table:table-row table:style-name="ro1">
          <table:table-cell table:formula="of:=[.A205]-TIME(0;10;0)" office:value-type="date" office:date-value="2018-01-23T21:53:59.999953" calcext:value-type="date">
            <text:p>23.01.2018 21:54</text:p>
          </table:table-cell>
          <table:table-cell office:value-type="float" office:value="3.992523" calcext:value-type="float">
            <text:p>3,992523</text:p>
          </table:table-cell>
          <table:table-cell office:value-type="float" office:value="80.675972" calcext:value-type="float">
            <text:p>80,675972</text:p>
          </table:table-cell>
          <table:table-cell office:value-type="float" office:value="966.590027" calcext:value-type="float">
            <text:p>966,590027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51.65625" calcext:value-type="float">
            <text:p>251,656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206]-TIME(0;10;0)" office:value-type="date" office:date-value="2018-01-23T22:03:59.999953" calcext:value-type="date">
            <text:p>23.01.2018 22:04</text:p>
          </table:table-cell>
          <table:table-cell office:value-type="float" office:value="3.880369" calcext:value-type="float">
            <text:p>3,880369</text:p>
          </table:table-cell>
          <table:table-cell office:value-type="float" office:value="80.888077" calcext:value-type="float">
            <text:p>80,888077</text:p>
          </table:table-cell>
          <table:table-cell office:value-type="float" office:value="966.530029" calcext:value-type="float">
            <text:p>966,530029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50.6875" calcext:value-type="float">
            <text:p>250,6875</text:p>
          </table:table-cell>
          <table:table-cell table:number-columns-repeated="1012"/>
        </table:table-row>
        <table:table-row table:style-name="ro1">
          <table:table-cell table:formula="of:=[.A207]-TIME(0;10;0)" office:value-type="date" office:date-value="2018-01-23T22:13:59.999953" calcext:value-type="date">
            <text:p>23.01.2018 22:14</text:p>
          </table:table-cell>
          <table:table-cell office:value-type="float" office:value="3.80827" calcext:value-type="float">
            <text:p>3,80827</text:p>
          </table:table-cell>
          <table:table-cell office:value-type="float" office:value="81.481651" calcext:value-type="float">
            <text:p>81,481651</text:p>
          </table:table-cell>
          <table:table-cell office:value-type="float" office:value="966.330017" calcext:value-type="float">
            <text:p>966,330017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40625" calcext:value-type="float">
            <text:p>238,40625</text:p>
          </table:table-cell>
          <table:table-cell office:value-type="float" office:value="250.4375" calcext:value-type="float">
            <text:p>250,4375</text:p>
          </table:table-cell>
          <table:table-cell table:number-columns-repeated="1012"/>
        </table:table-row>
        <table:table-row table:style-name="ro1">
          <table:table-cell table:formula="of:=[.A208]-TIME(0;10;0)" office:value-type="date" office:date-value="2018-01-23T22:23:59.999954" calcext:value-type="date">
            <text:p>23.01.2018 22:24</text:p>
          </table:table-cell>
          <table:table-cell office:value-type="float" office:value="3.768215" calcext:value-type="float">
            <text:p>3,768215</text:p>
          </table:table-cell>
          <table:table-cell office:value-type="float" office:value="82.67643" calcext:value-type="float">
            <text:p>82,67643</text:p>
          </table:table-cell>
          <table:table-cell office:value-type="float" office:value="966.419983" calcext:value-type="float">
            <text:p>966,419983</text:p>
          </table:table-cell>
          <table:table-cell table:number-columns-repeated="2" office:value-type="float" office:value="241.28125" calcext:value-type="float">
            <text:p>241,28125</text:p>
          </table:table-cell>
          <table:table-cell office:value-type="float" office:value="238.625" calcext:value-type="float">
            <text:p>238,625</text:p>
          </table:table-cell>
          <table:table-cell office:value-type="float" office:value="247.15625" calcext:value-type="float">
            <text:p>247,15625</text:p>
          </table:table-cell>
          <table:table-cell table:number-columns-repeated="1012"/>
        </table:table-row>
        <table:table-row table:style-name="ro1">
          <table:table-cell table:formula="of:=[.A209]-TIME(0;10;0)" office:value-type="date" office:date-value="2018-01-23T22:33:59.999954" calcext:value-type="date">
            <text:p>23.01.2018 22:34</text:p>
          </table:table-cell>
          <table:table-cell office:value-type="float" office:value="3.738842" calcext:value-type="float">
            <text:p>3,738842</text:p>
          </table:table-cell>
          <table:table-cell office:value-type="float" office:value="82.525368" calcext:value-type="float">
            <text:p>82,525368</text:p>
          </table:table-cell>
          <table:table-cell office:value-type="float" office:value="966.469971" calcext:value-type="float">
            <text:p>966,469971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48.46875" calcext:value-type="float">
            <text:p>248,46875</text:p>
          </table:table-cell>
          <table:table-cell table:number-columns-repeated="1012"/>
        </table:table-row>
        <table:table-row table:style-name="ro1">
          <table:table-cell table:formula="of:=[.A210]-TIME(0;10;0)" office:value-type="date" office:date-value="2018-01-23T22:43:59.999954" calcext:value-type="date">
            <text:p>23.01.2018 22:44</text:p>
          </table:table-cell>
          <table:table-cell office:value-type="float" office:value="3.599985" calcext:value-type="float">
            <text:p>3,599985</text:p>
          </table:table-cell>
          <table:table-cell office:value-type="float" office:value="82.708473" calcext:value-type="float">
            <text:p>82,708473</text:p>
          </table:table-cell>
          <table:table-cell office:value-type="float" office:value="966.559998" calcext:value-type="float">
            <text:p>966,559998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50.125" calcext:value-type="float">
            <text:p>250,125</text:p>
          </table:table-cell>
          <table:table-cell table:number-columns-repeated="1012"/>
        </table:table-row>
        <table:table-row table:style-name="ro1">
          <table:table-cell table:formula="of:=[.A212]-TIME(0;10;0)" office:value-type="date" office:date-value="2018-01-23T22:53:59.999954" calcext:value-type="date">
            <text:p>23.01.2018 22:54</text:p>
          </table:table-cell>
          <table:table-cell office:value-type="float" office:value="3.458457" calcext:value-type="float">
            <text:p>3,458457</text:p>
          </table:table-cell>
          <table:table-cell office:value-type="float" office:value="83.317314" calcext:value-type="float">
            <text:p>83,317314</text:p>
          </table:table-cell>
          <table:table-cell office:value-type="float" office:value="966.549988" calcext:value-type="float">
            <text:p>966,549988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38.53125" calcext:value-type="float">
            <text:p>238,53125</text:p>
          </table:table-cell>
          <table:table-cell office:value-type="float" office:value="249.125" calcext:value-type="float">
            <text:p>249,1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213]-TIME(0;10;0)" office:value-type="date" office:date-value="2018-01-23T23:03:59.999954" calcext:value-type="date">
            <text:p>23.01.2018 23:04</text:p>
          </table:table-cell>
          <table:table-cell office:value-type="float" office:value="3.287556" calcext:value-type="float">
            <text:p>3,287556</text:p>
          </table:table-cell>
          <table:table-cell office:value-type="float" office:value="84.119934" calcext:value-type="float">
            <text:p>84,119934</text:p>
          </table:table-cell>
          <table:table-cell office:value-type="float" office:value="966.539978" calcext:value-type="float">
            <text:p>966,539978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59375" calcext:value-type="float">
            <text:p>238,59375</text:p>
          </table:table-cell>
          <table:table-cell office:value-type="float" office:value="247.65625" calcext:value-type="float">
            <text:p>247,65625</text:p>
          </table:table-cell>
          <table:table-cell table:number-columns-repeated="1012"/>
        </table:table-row>
        <table:table-row table:style-name="ro1">
          <table:table-cell table:formula="of:=[.A214]-TIME(0;10;0)" office:value-type="date" office:date-value="2018-01-23T23:13:59.999954" calcext:value-type="date">
            <text:p>23.01.2018 23:14</text:p>
          </table:table-cell>
          <table:table-cell office:value-type="float" office:value="3.132677" calcext:value-type="float">
            <text:p>3,132677</text:p>
          </table:table-cell>
          <table:table-cell office:value-type="float" office:value="84.383919" calcext:value-type="float">
            <text:p>84,383919</text:p>
          </table:table-cell>
          <table:table-cell office:value-type="float" office:value="966.72998" calcext:value-type="float">
            <text:p>966,72998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50.375" calcext:value-type="float">
            <text:p>250,375</text:p>
          </table:table-cell>
          <table:table-cell table:number-columns-repeated="1012"/>
        </table:table-row>
        <table:table-row table:style-name="ro1">
          <table:table-cell table:formula="of:=[.A215]-TIME(0;10;0)" office:value-type="date" office:date-value="2018-01-23T23:23:59.999954" calcext:value-type="date">
            <text:p>23.01.2018 23:24</text:p>
          </table:table-cell>
          <table:table-cell office:value-type="float" office:value="2.980469" calcext:value-type="float">
            <text:p>2,980469</text:p>
          </table:table-cell>
          <table:table-cell office:value-type="float" office:value="84.280159" calcext:value-type="float">
            <text:p>84,280159</text:p>
          </table:table-cell>
          <table:table-cell office:value-type="float" office:value="966.719971" calcext:value-type="float">
            <text:p>966,719971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38.40625" calcext:value-type="float">
            <text:p>238,40625</text:p>
          </table:table-cell>
          <table:table-cell office:value-type="float" office:value="250.34375" calcext:value-type="float">
            <text:p>250,34375</text:p>
          </table:table-cell>
          <table:table-cell table:number-columns-repeated="1012"/>
        </table:table-row>
        <table:table-row table:style-name="ro1">
          <table:table-cell table:formula="of:=[.A216]-TIME(0;10;0)" office:value-type="date" office:date-value="2018-01-23T23:33:59.999954" calcext:value-type="date">
            <text:p>23.01.2018 23:34</text:p>
          </table:table-cell>
          <table:table-cell office:value-type="float" office:value="2.756161" calcext:value-type="float">
            <text:p>2,756161</text:p>
          </table:table-cell>
          <table:table-cell office:value-type="float" office:value="84.834061" calcext:value-type="float">
            <text:p>84,834061</text:p>
          </table:table-cell>
          <table:table-cell office:value-type="float" office:value="966.690002" calcext:value-type="float">
            <text:p>966,690002</text:p>
          </table:table-cell>
          <table:table-cell table:number-columns-repeated="2" office:value-type="float" office:value="241.4375" calcext:value-type="float">
            <text:p>241,437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45.78125" calcext:value-type="float">
            <text:p>245,78125</text:p>
          </table:table-cell>
          <table:table-cell table:number-columns-repeated="1012"/>
        </table:table-row>
        <table:table-row table:style-name="ro1">
          <table:table-cell table:formula="of:=[.A217]-TIME(0;10;0)" office:value-type="date" office:date-value="2018-01-23T23:43:59.999954" calcext:value-type="date">
            <text:p>23.01.2018 23:44</text:p>
          </table:table-cell>
          <table:table-cell office:value-type="float" office:value="2.726787" calcext:value-type="float">
            <text:p>2,726787</text:p>
          </table:table-cell>
          <table:table-cell office:value-type="float" office:value="84.393074" calcext:value-type="float">
            <text:p>84,393074</text:p>
          </table:table-cell>
          <table:table-cell office:value-type="float" office:value="966.669983" calcext:value-type="float">
            <text:p>966,669983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53125" calcext:value-type="float">
            <text:p>238,53125</text:p>
          </table:table-cell>
          <table:table-cell office:value-type="float" office:value="245.125" calcext:value-type="float">
            <text:p>245,125</text:p>
          </table:table-cell>
          <table:table-cell table:number-columns-repeated="1012"/>
        </table:table-row>
        <table:table-row table:style-name="ro1">
          <table:table-cell table:formula="of:=[.A219]-TIME(0;10;0)" office:value-type="date" office:date-value="2018-01-23T23:53:59.999954" calcext:value-type="date">
            <text:p>23.01.2018 23:54</text:p>
          </table:table-cell>
          <table:table-cell office:value-type="float" office:value="2.644007" calcext:value-type="float">
            <text:p>2,644007</text:p>
          </table:table-cell>
          <table:table-cell office:value-type="float" office:value="84.495308" calcext:value-type="float">
            <text:p>84,495308</text:p>
          </table:table-cell>
          <table:table-cell office:value-type="float" office:value="966.630005" calcext:value-type="float">
            <text:p>966,630005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38.59375" calcext:value-type="float">
            <text:p>238,59375</text:p>
          </table:table-cell>
          <table:table-cell office:value-type="float" office:value="245.5" calcext:value-type="float">
            <text:p>245,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220]-TIME(0;10;0)" office:value-type="date" office:date-value="2018-01-24T00:03:59.999954" calcext:value-type="date">
            <text:p>24.01.2018 00:04</text:p>
          </table:table-cell>
          <table:table-cell office:value-type="float" office:value="2.545205" calcext:value-type="float">
            <text:p>2,545205</text:p>
          </table:table-cell>
          <table:table-cell office:value-type="float" office:value="83.985657" calcext:value-type="float">
            <text:p>83,985657</text:p>
          </table:table-cell>
          <table:table-cell office:value-type="float" office:value="966.719971" calcext:value-type="float">
            <text:p>966,719971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5.625" calcext:value-type="float">
            <text:p>245,625</text:p>
          </table:table-cell>
          <table:table-cell table:number-columns-repeated="1012"/>
        </table:table-row>
        <table:table-row table:style-name="ro1">
          <table:table-cell table:formula="of:=[.A221]-TIME(0;10;0)" office:value-type="date" office:date-value="2018-01-24T00:13:59.999954" calcext:value-type="date">
            <text:p>24.01.2018 00:14</text:p>
          </table:table-cell>
          <table:table-cell office:value-type="float" office:value="2.446403" calcext:value-type="float">
            <text:p>2,446403</text:p>
          </table:table-cell>
          <table:table-cell office:value-type="float" office:value="83.909363" calcext:value-type="float">
            <text:p>83,909363</text:p>
          </table:table-cell>
          <table:table-cell office:value-type="float" office:value="966.690002" calcext:value-type="float">
            <text:p>966,690002</text:p>
          </table:table-cell>
          <table:table-cell table:number-columns-repeated="2" office:value-type="float" office:value="241.1875" calcext:value-type="float">
            <text:p>241,187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7.9375" calcext:value-type="float">
            <text:p>247,9375</text:p>
          </table:table-cell>
          <table:table-cell table:number-columns-repeated="1012"/>
        </table:table-row>
        <table:table-row table:style-name="ro1">
          <table:table-cell table:formula="of:=[.A222]-TIME(0;10;0)" office:value-type="date" office:date-value="2018-01-24T00:23:59.999954" calcext:value-type="date">
            <text:p>24.01.2018 00:24</text:p>
          </table:table-cell>
          <table:table-cell office:value-type="float" office:value="2.350271" calcext:value-type="float">
            <text:p>2,350271</text:p>
          </table:table-cell>
          <table:table-cell office:value-type="float" office:value="85.949493" calcext:value-type="float">
            <text:p>85,949493</text:p>
          </table:table-cell>
          <table:table-cell office:value-type="float" office:value="966.75" calcext:value-type="float">
            <text:p>966,75</text:p>
          </table:table-cell>
          <table:table-cell office:value-type="float" office:value="241.75" calcext:value-type="float">
            <text:p>241,75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39.0625" calcext:value-type="float">
            <text:p>239,0625</text:p>
          </table:table-cell>
          <table:table-cell office:value-type="float" office:value="245.75" calcext:value-type="float">
            <text:p>245,75</text:p>
          </table:table-cell>
          <table:table-cell table:number-columns-repeated="1012"/>
        </table:table-row>
        <table:table-row table:style-name="ro1">
          <table:table-cell table:formula="of:=[.A223]-TIME(0;10;0)" office:value-type="date" office:date-value="2018-01-24T00:33:59.999954" calcext:value-type="date">
            <text:p>24.01.2018 00:34</text:p>
          </table:table-cell>
          <table:table-cell office:value-type="float" office:value="2.376974" calcext:value-type="float">
            <text:p>2,376974</text:p>
          </table:table-cell>
          <table:table-cell office:value-type="float" office:value="85.520714" calcext:value-type="float">
            <text:p>85,520714</text:p>
          </table:table-cell>
          <table:table-cell office:value-type="float" office:value="966.789978" calcext:value-type="float">
            <text:p>966,789978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46.21875" calcext:value-type="float">
            <text:p>246,21875</text:p>
          </table:table-cell>
          <table:table-cell table:number-columns-repeated="1012"/>
        </table:table-row>
        <table:table-row table:style-name="ro1">
          <table:table-cell table:formula="of:=[.A224]-TIME(0;10;0)" office:value-type="date" office:date-value="2018-01-24T00:43:59.999955" calcext:value-type="date">
            <text:p>24.01.2018 00:44</text:p>
          </table:table-cell>
          <table:table-cell office:value-type="float" office:value="2.350271" calcext:value-type="float">
            <text:p>2,350271</text:p>
          </table:table-cell>
          <table:table-cell office:value-type="float" office:value="85.830475" calcext:value-type="float">
            <text:p>85,830475</text:p>
          </table:table-cell>
          <table:table-cell office:value-type="float" office:value="966.859985" calcext:value-type="float">
            <text:p>966,859985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44.59375" calcext:value-type="float">
            <text:p>244,59375</text:p>
          </table:table-cell>
          <table:table-cell table:number-columns-repeated="1012"/>
        </table:table-row>
        <table:table-row table:style-name="ro1">
          <table:table-cell table:formula="of:=[.A226]-TIME(0;10;0)" office:value-type="date" office:date-value="2018-01-24T00:53:59.999955" calcext:value-type="date">
            <text:p>24.01.2018 00:54</text:p>
          </table:table-cell>
          <table:table-cell office:value-type="float" office:value="2.419699" calcext:value-type="float">
            <text:p>2,419699</text:p>
          </table:table-cell>
          <table:table-cell office:value-type="float" office:value="85.671776" calcext:value-type="float">
            <text:p>85,671776</text:p>
          </table:table-cell>
          <table:table-cell office:value-type="float" office:value="966.719971" calcext:value-type="float">
            <text:p>966,719971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5" calcext:value-type="float">
            <text:p>241,5</text:p>
          </table:table-cell>
          <table:table-cell office:value-type="float" office:value="238.78125" calcext:value-type="float">
            <text:p>238,78125</text:p>
          </table:table-cell>
          <table:table-cell office:value-type="float" office:value="246.4375" calcext:value-type="float">
            <text:p>246,43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227]-TIME(0;10;0)" office:value-type="date" office:date-value="2018-01-24T01:03:59.999955" calcext:value-type="date">
            <text:p>24.01.2018 01:04</text:p>
          </table:table-cell>
          <table:table-cell office:value-type="float" office:value="2.657359" calcext:value-type="float">
            <text:p>2,657359</text:p>
          </table:table-cell>
          <table:table-cell office:value-type="float" office:value="85.209427" calcext:value-type="float">
            <text:p>85,209427</text:p>
          </table:table-cell>
          <table:table-cell office:value-type="float" office:value="966.710022" calcext:value-type="float">
            <text:p>966,710022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38.78125" calcext:value-type="float">
            <text:p>238,78125</text:p>
          </table:table-cell>
          <table:table-cell office:value-type="float" office:value="245.53125" calcext:value-type="float">
            <text:p>245,53125</text:p>
          </table:table-cell>
          <table:table-cell table:number-columns-repeated="1012"/>
        </table:table-row>
        <table:table-row table:style-name="ro1">
          <table:table-cell table:formula="of:=[.A228]-TIME(0;10;0)" office:value-type="date" office:date-value="2018-01-24T01:13:59.999955" calcext:value-type="date">
            <text:p>24.01.2018 01:14</text:p>
          </table:table-cell>
          <table:table-cell office:value-type="float" office:value="2.881666" calcext:value-type="float">
            <text:p>2,881666</text:p>
          </table:table-cell>
          <table:table-cell office:value-type="float" office:value="84.605171" calcext:value-type="float">
            <text:p>84,605171</text:p>
          </table:table-cell>
          <table:table-cell office:value-type="float" office:value="966.72998" calcext:value-type="float">
            <text:p>966,72998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38.96875" calcext:value-type="float">
            <text:p>238,96875</text:p>
          </table:table-cell>
          <table:table-cell office:value-type="float" office:value="245.34375" calcext:value-type="float">
            <text:p>245,34375</text:p>
          </table:table-cell>
          <table:table-cell table:number-columns-repeated="1012"/>
        </table:table-row>
        <table:table-row table:style-name="ro1">
          <table:table-cell table:formula="of:=[.A229]-TIME(0;10;0)" office:value-type="date" office:date-value="2018-01-24T01:23:59.999955" calcext:value-type="date">
            <text:p>24.01.2018 01:24</text:p>
          </table:table-cell>
          <table:table-cell office:value-type="float" office:value="3.092622" calcext:value-type="float">
            <text:p>3,092622</text:p>
          </table:table-cell>
          <table:table-cell office:value-type="float" office:value="83.515678" calcext:value-type="float">
            <text:p>83,515678</text:p>
          </table:table-cell>
          <table:table-cell office:value-type="float" office:value="966.530029" calcext:value-type="float">
            <text:p>966,530029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38.84375" calcext:value-type="float">
            <text:p>238,84375</text:p>
          </table:table-cell>
          <table:table-cell office:value-type="float" office:value="245.96875" calcext:value-type="float">
            <text:p>245,96875</text:p>
          </table:table-cell>
          <table:table-cell table:number-columns-repeated="1012"/>
        </table:table-row>
        <table:table-row table:style-name="ro1">
          <table:table-cell table:formula="of:=[.A230]-TIME(0;10;0)" office:value-type="date" office:date-value="2018-01-24T01:33:59.999955" calcext:value-type="date">
            <text:p>24.01.2018 01:34</text:p>
          </table:table-cell>
          <table:table-cell office:value-type="float" office:value="3.31693" calcext:value-type="float">
            <text:p>3,31693</text:p>
          </table:table-cell>
          <table:table-cell office:value-type="float" office:value="82.740517" calcext:value-type="float">
            <text:p>82,740517</text:p>
          </table:table-cell>
          <table:table-cell office:value-type="float" office:value="966.549988" calcext:value-type="float">
            <text:p>966,549988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44.125" calcext:value-type="float">
            <text:p>244,125</text:p>
          </table:table-cell>
          <table:table-cell table:number-columns-repeated="1012"/>
        </table:table-row>
        <table:table-row table:style-name="ro1">
          <table:table-cell table:formula="of:=[.A231]-TIME(0;10;0)" office:value-type="date" office:date-value="2018-01-24T01:43:59.999955" calcext:value-type="date">
            <text:p>24.01.2018 01:44</text:p>
          </table:table-cell>
          <table:table-cell office:value-type="float" office:value="3.389029" calcext:value-type="float">
            <text:p>3,389029</text:p>
          </table:table-cell>
          <table:table-cell office:value-type="float" office:value="82.154572" calcext:value-type="float">
            <text:p>82,154572</text:p>
          </table:table-cell>
          <table:table-cell office:value-type="float" office:value="966.23999" calcext:value-type="float">
            <text:p>966,23999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38.5" calcext:value-type="float">
            <text:p>238,5</text:p>
          </table:table-cell>
          <table:table-cell office:value-type="float" office:value="245.3125" calcext:value-type="float">
            <text:p>245,3125</text:p>
          </table:table-cell>
          <table:table-cell table:number-columns-repeated="1012"/>
        </table:table-row>
        <table:table-row table:style-name="ro1">
          <table:table-cell table:formula="of:=[.A233]-TIME(0;10;0)" office:value-type="date" office:date-value="2018-01-24T01:53:59.999955" calcext:value-type="date">
            <text:p>24.01.2018 01:54</text:p>
          </table:table-cell>
          <table:table-cell office:value-type="float" office:value="3.55726" calcext:value-type="float">
            <text:p>3,55726</text:p>
          </table:table-cell>
          <table:table-cell office:value-type="float" office:value="81.432823" calcext:value-type="float">
            <text:p>81,432823</text:p>
          </table:table-cell>
          <table:table-cell office:value-type="float" office:value="966.200012" calcext:value-type="float">
            <text:p>966,200012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5" calcext:value-type="float">
            <text:p>241,5</text:p>
          </table:table-cell>
          <table:table-cell office:value-type="float" office:value="238.6875" calcext:value-type="float">
            <text:p>238,6875</text:p>
          </table:table-cell>
          <table:table-cell office:value-type="float" office:value="244.40625" calcext:value-type="float">
            <text:p>244,406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234]-TIME(0;10;0)" office:value-type="date" office:date-value="2018-01-24T02:03:59.999955" calcext:value-type="date">
            <text:p>24.01.2018 02:04</text:p>
          </table:table-cell>
          <table:table-cell office:value-type="float" office:value="3.781567" calcext:value-type="float">
            <text:p>3,781567</text:p>
          </table:table-cell>
          <table:table-cell office:value-type="float" office:value="80.828568" calcext:value-type="float">
            <text:p>80,828568</text:p>
          </table:table-cell>
          <table:table-cell office:value-type="float" office:value="966.090027" calcext:value-type="float">
            <text:p>966,090027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53125" calcext:value-type="float">
            <text:p>238,53125</text:p>
          </table:table-cell>
          <table:table-cell office:value-type="float" office:value="244.15625" calcext:value-type="float">
            <text:p>244,15625</text:p>
          </table:table-cell>
          <table:table-cell table:number-columns-repeated="1012"/>
        </table:table-row>
        <table:table-row table:style-name="ro1">
          <table:table-cell table:formula="of:=[.A235]-TIME(0;10;0)" office:value-type="date" office:date-value="2018-01-24T02:13:59.999955" calcext:value-type="date">
            <text:p>24.01.2018 02:14</text:p>
          </table:table-cell>
          <table:table-cell office:value-type="float" office:value="4.005875" calcext:value-type="float">
            <text:p>4,005875</text:p>
          </table:table-cell>
          <table:table-cell office:value-type="float" office:value="80.218201" calcext:value-type="float">
            <text:p>80,218201</text:p>
          </table:table-cell>
          <table:table-cell office:value-type="float" office:value="966.039978" calcext:value-type="float">
            <text:p>966,039978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44.625" calcext:value-type="float">
            <text:p>244,625</text:p>
          </table:table-cell>
          <table:table-cell table:number-columns-repeated="1012"/>
        </table:table-row>
        <table:table-row table:style-name="ro1">
          <table:table-cell table:formula="of:=[.A236]-TIME(0;10;0)" office:value-type="date" office:date-value="2018-01-24T02:23:59.999955" calcext:value-type="date">
            <text:p>24.01.2018 02:24</text:p>
          </table:table-cell>
          <table:table-cell office:value-type="float" office:value="4.160754" calcext:value-type="float">
            <text:p>4,160754</text:p>
          </table:table-cell>
          <table:table-cell office:value-type="float" office:value="79.565117" calcext:value-type="float">
            <text:p>79,565117</text:p>
          </table:table-cell>
          <table:table-cell office:value-type="float" office:value="965.929993" calcext:value-type="float">
            <text:p>965,929993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5" calcext:value-type="float">
            <text:p>238,5</text:p>
          </table:table-cell>
          <table:table-cell office:value-type="float" office:value="244.96875" calcext:value-type="float">
            <text:p>244,96875</text:p>
          </table:table-cell>
          <table:table-cell table:number-columns-repeated="1012"/>
        </table:table-row>
        <table:table-row table:style-name="ro1">
          <table:table-cell table:formula="of:=[.A237]-TIME(0;10;0)" office:value-type="date" office:date-value="2018-01-24T02:33:59.999955" calcext:value-type="date">
            <text:p>24.01.2018 02:34</text:p>
          </table:table-cell>
          <table:table-cell office:value-type="float" office:value="4.312963" calcext:value-type="float">
            <text:p>4,312963</text:p>
          </table:table-cell>
          <table:table-cell office:value-type="float" office:value="78.831161" calcext:value-type="float">
            <text:p>78,831161</text:p>
          </table:table-cell>
          <table:table-cell office:value-type="float" office:value="965.900024" calcext:value-type="float">
            <text:p>965,900024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45.0625" calcext:value-type="float">
            <text:p>245,0625</text:p>
          </table:table-cell>
          <table:table-cell table:number-columns-repeated="1012"/>
        </table:table-row>
        <table:table-row table:style-name="ro1">
          <table:table-cell table:formula="of:=[.A238]-TIME(0;10;0)" office:value-type="date" office:date-value="2018-01-24T02:43:59.999955" calcext:value-type="date">
            <text:p>24.01.2018 02:44</text:p>
          </table:table-cell>
          <table:table-cell office:value-type="float" office:value="4.411765" calcext:value-type="float">
            <text:p>4,411765</text:p>
          </table:table-cell>
          <table:table-cell office:value-type="float" office:value="78.039215" calcext:value-type="float">
            <text:p>78,039215</text:p>
          </table:table-cell>
          <table:table-cell office:value-type="float" office:value="965.789978" calcext:value-type="float">
            <text:p>965,789978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44.34375" calcext:value-type="float">
            <text:p>244,34375</text:p>
          </table:table-cell>
          <table:table-cell table:number-columns-repeated="1012"/>
        </table:table-row>
        <table:table-row table:style-name="ro1">
          <table:table-cell table:formula="of:=[.A240]-TIME(0;10;0)" office:value-type="date" office:date-value="2018-01-24T02:53:59.999955" calcext:value-type="date">
            <text:p>24.01.2018 02:54</text:p>
          </table:table-cell>
          <table:table-cell office:value-type="float" office:value="4.425117" calcext:value-type="float">
            <text:p>4,425117</text:p>
          </table:table-cell>
          <table:table-cell office:value-type="float" office:value="77.248795" calcext:value-type="float">
            <text:p>77,248795</text:p>
          </table:table-cell>
          <table:table-cell office:value-type="float" office:value="965.780029" calcext:value-type="float">
            <text:p>965,780029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42.75" calcext:value-type="float">
            <text:p>242,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241]-TIME(0;10;0)" office:value-type="date" office:date-value="2018-01-24T03:03:59.999956" calcext:value-type="date">
            <text:p>24.01.2018 03:04</text:p>
          </table:table-cell>
          <table:table-cell office:value-type="float" office:value="4.53994" calcext:value-type="float">
            <text:p>4,53994</text:p>
          </table:table-cell>
          <table:table-cell office:value-type="float" office:value="76.598763" calcext:value-type="float">
            <text:p>76,598763</text:p>
          </table:table-cell>
          <table:table-cell office:value-type="float" office:value="965.909973" calcext:value-type="float">
            <text:p>965,909973</text:p>
          </table:table-cell>
          <table:table-cell office:value-type="float" office:value="241" calcext:value-type="float">
            <text:p>241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43.15625" calcext:value-type="float">
            <text:p>243,15625</text:p>
          </table:table-cell>
          <table:table-cell table:number-columns-repeated="1012"/>
        </table:table-row>
        <table:table-row table:style-name="ro1">
          <table:table-cell table:formula="of:=[.A242]-TIME(0;10;0)" office:value-type="date" office:date-value="2018-01-24T03:13:59.999956" calcext:value-type="date">
            <text:p>24.01.2018 03:14</text:p>
          </table:table-cell>
          <table:table-cell office:value-type="float" office:value="4.694819" calcext:value-type="float">
            <text:p>4,694819</text:p>
          </table:table-cell>
          <table:table-cell office:value-type="float" office:value="75.385674" calcext:value-type="float">
            <text:p>75,385674</text:p>
          </table:table-cell>
          <table:table-cell office:value-type="float" office:value="966" calcext:value-type="float">
            <text:p>966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1" calcext:value-type="float">
            <text:p>241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45.53125" calcext:value-type="float">
            <text:p>245,53125</text:p>
          </table:table-cell>
          <table:table-cell table:number-columns-repeated="1012"/>
        </table:table-row>
        <table:table-row table:style-name="ro1">
          <table:table-cell table:formula="of:=[.A243]-TIME(0;10;0)" office:value-type="date" office:date-value="2018-01-24T03:23:59.999956" calcext:value-type="date">
            <text:p>24.01.2018 03:24</text:p>
          </table:table-cell>
          <table:table-cell office:value-type="float" office:value="4.849699" calcext:value-type="float">
            <text:p>4,849699</text:p>
          </table:table-cell>
          <table:table-cell office:value-type="float" office:value="74.615089" calcext:value-type="float">
            <text:p>74,615089</text:p>
          </table:table-cell>
          <table:table-cell office:value-type="float" office:value="965.849976" calcext:value-type="float">
            <text:p>965,849976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6.84375" calcext:value-type="float">
            <text:p>246,84375</text:p>
          </table:table-cell>
          <table:table-cell table:number-columns-repeated="1012"/>
        </table:table-row>
        <table:table-row table:style-name="ro1">
          <table:table-cell table:formula="of:=[.A244]-TIME(0;10;0)" office:value-type="date" office:date-value="2018-01-24T03:33:59.999956" calcext:value-type="date">
            <text:p>24.01.2018 03:34</text:p>
          </table:table-cell>
          <table:table-cell office:value-type="float" office:value="4.988556" calcext:value-type="float">
            <text:p>4,988556</text:p>
          </table:table-cell>
          <table:table-cell office:value-type="float" office:value="73.588158" calcext:value-type="float">
            <text:p>73,588158</text:p>
          </table:table-cell>
          <table:table-cell office:value-type="float" office:value="965.960022" calcext:value-type="float">
            <text:p>965,960022</text:p>
          </table:table-cell>
          <table:table-cell table:number-columns-repeated="2" office:value-type="float" office:value="241.09375" calcext:value-type="float">
            <text:p>241,0937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7.46875" calcext:value-type="float">
            <text:p>247,46875</text:p>
          </table:table-cell>
          <table:table-cell table:number-columns-repeated="1012"/>
        </table:table-row>
        <table:table-row table:style-name="ro1">
          <table:table-cell table:formula="of:=[.A245]-TIME(0;10;0)" office:value-type="date" office:date-value="2018-01-24T03:43:59.999956" calcext:value-type="date">
            <text:p>24.01.2018 03:44</text:p>
          </table:table-cell>
          <table:table-cell office:value-type="float" office:value="5.170138" calcext:value-type="float">
            <text:p>5,170138</text:p>
          </table:table-cell>
          <table:table-cell office:value-type="float" office:value="73.00679" calcext:value-type="float">
            <text:p>73,00679</text:p>
          </table:table-cell>
          <table:table-cell office:value-type="float" office:value="966.030029" calcext:value-type="float">
            <text:p>966,030029</text:p>
          </table:table-cell>
          <table:table-cell office:value-type="float" office:value="241" calcext:value-type="float">
            <text:p>241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47.96875" calcext:value-type="float">
            <text:p>247,96875</text:p>
          </table:table-cell>
          <table:table-cell table:number-columns-repeated="1012"/>
        </table:table-row>
        <table:table-row table:style-name="ro1">
          <table:table-cell table:formula="of:=[.A247]-TIME(0;10;0)" office:value-type="date" office:date-value="2018-01-24T03:53:59.999956" calcext:value-type="date">
            <text:p>24.01.2018 03:54</text:p>
          </table:table-cell>
          <table:table-cell office:value-type="float" office:value="5.338369" calcext:value-type="float">
            <text:p>5,338369</text:p>
          </table:table-cell>
          <table:table-cell office:value-type="float" office:value="72.573433" calcext:value-type="float">
            <text:p>72,573433</text:p>
          </table:table-cell>
          <table:table-cell office:value-type="float" office:value="966.210022" calcext:value-type="float">
            <text:p>966,210022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45.25" calcext:value-type="float">
            <text:p>245,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248]-TIME(0;10;0)" office:value-type="date" office:date-value="2018-01-24T04:03:59.999956" calcext:value-type="date">
            <text:p>24.01.2018 04:04</text:p>
          </table:table-cell>
          <table:table-cell office:value-type="float" office:value="5.506599" calcext:value-type="float">
            <text:p>5,506599</text:p>
          </table:table-cell>
          <table:table-cell office:value-type="float" office:value="73.456932" calcext:value-type="float">
            <text:p>73,456932</text:p>
          </table:table-cell>
          <table:table-cell office:value-type="float" office:value="966.349976" calcext:value-type="float">
            <text:p>966,349976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4.5" calcext:value-type="float">
            <text:p>244,5</text:p>
          </table:table-cell>
          <table:table-cell table:number-columns-repeated="1012"/>
        </table:table-row>
        <table:table-row table:style-name="ro1">
          <table:table-cell table:formula="of:=[.A249]-TIME(0;10;0)" office:value-type="date" office:date-value="2018-01-24T04:13:59.999956" calcext:value-type="date">
            <text:p>24.01.2018 04:14</text:p>
          </table:table-cell>
          <table:table-cell office:value-type="float" office:value="5.410468" calcext:value-type="float">
            <text:p>5,410468</text:p>
          </table:table-cell>
          <table:table-cell office:value-type="float" office:value="77.315941" calcext:value-type="float">
            <text:p>77,315941</text:p>
          </table:table-cell>
          <table:table-cell office:value-type="float" office:value="966.26001" calcext:value-type="float">
            <text:p>966,26001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48.25" calcext:value-type="float">
            <text:p>248,25</text:p>
          </table:table-cell>
          <table:table-cell table:number-columns-repeated="1012"/>
        </table:table-row>
        <table:table-row table:style-name="ro1">
          <table:table-cell table:formula="of:=[.A250]-TIME(0;10;0)" office:value-type="date" office:date-value="2018-01-24T04:23:59.999956" calcext:value-type="date">
            <text:p>24.01.2018 04:24</text:p>
          </table:table-cell>
          <table:table-cell office:value-type="float" office:value="5.298314" calcext:value-type="float">
            <text:p>5,298314</text:p>
          </table:table-cell>
          <table:table-cell office:value-type="float" office:value="78.530556" calcext:value-type="float">
            <text:p>78,530556</text:p>
          </table:table-cell>
          <table:table-cell office:value-type="float" office:value="966.150024" calcext:value-type="float">
            <text:p>966,150024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50.8125" calcext:value-type="float">
            <text:p>250,8125</text:p>
          </table:table-cell>
          <table:table-cell table:number-columns-repeated="1012"/>
        </table:table-row>
        <table:table-row table:style-name="ro1">
          <table:table-cell table:formula="of:=[.A251]-TIME(0;10;0)" office:value-type="date" office:date-value="2018-01-24T04:33:59.999956" calcext:value-type="date">
            <text:p>24.01.2018 04:34</text:p>
          </table:table-cell>
          <table:table-cell office:value-type="float" office:value="5.199512" calcext:value-type="float">
            <text:p>5,199512</text:p>
          </table:table-cell>
          <table:table-cell office:value-type="float" office:value="78.960861" calcext:value-type="float">
            <text:p>78,960861</text:p>
          </table:table-cell>
          <table:table-cell office:value-type="float" office:value="966.159973" calcext:value-type="float">
            <text:p>966,159973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50.90625" calcext:value-type="float">
            <text:p>250,90625</text:p>
          </table:table-cell>
          <table:table-cell table:number-columns-repeated="1012"/>
        </table:table-row>
        <table:table-row table:style-name="ro1">
          <table:table-cell table:formula="of:=[.A252]-TIME(0;10;0)" office:value-type="date" office:date-value="2018-01-24T04:43:59.999956" calcext:value-type="date">
            <text:p>24.01.2018 04:44</text:p>
          </table:table-cell>
          <table:table-cell office:value-type="float" office:value="5.074006" calcext:value-type="float">
            <text:p>5,074006</text:p>
          </table:table-cell>
          <table:table-cell office:value-type="float" office:value="78.35508" calcext:value-type="float">
            <text:p>78,35508</text:p>
          </table:table-cell>
          <table:table-cell office:value-type="float" office:value="966.049988" calcext:value-type="float">
            <text:p>966,049988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49.5" calcext:value-type="float">
            <text:p>249,5</text:p>
          </table:table-cell>
          <table:table-cell table:number-columns-repeated="1012"/>
        </table:table-row>
        <table:table-row table:style-name="ro1">
          <table:table-cell table:formula="of:=[.A254]-TIME(0;10;0)" office:value-type="date" office:date-value="2018-01-24T04:53:59.999956" calcext:value-type="date">
            <text:p>24.01.2018 04:54</text:p>
          </table:table-cell>
          <table:table-cell office:value-type="float" office:value="5.087358" calcext:value-type="float">
            <text:p>5,087358</text:p>
          </table:table-cell>
          <table:table-cell office:value-type="float" office:value="78.217743" calcext:value-type="float">
            <text:p>78,217743</text:p>
          </table:table-cell>
          <table:table-cell office:value-type="float" office:value="965.97998" calcext:value-type="float">
            <text:p>965,97998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52.6875" calcext:value-type="float">
            <text:p>252,68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255]-TIME(0;10;0)" office:value-type="date" office:date-value="2018-01-24T05:03:59.999956" calcext:value-type="date">
            <text:p>24.01.2018 05:04</text:p>
          </table:table-cell>
          <table:table-cell office:value-type="float" office:value="5.031281" calcext:value-type="float">
            <text:p>5,031281</text:p>
          </table:table-cell>
          <table:table-cell office:value-type="float" office:value="77.174026" calcext:value-type="float">
            <text:p>77,174026</text:p>
          </table:table-cell>
          <table:table-cell office:value-type="float" office:value="965.890015" calcext:value-type="float">
            <text:p>965,890015</text:p>
          </table:table-cell>
          <table:table-cell office:value-type="float" office:value="241" calcext:value-type="float">
            <text:p>241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5" calcext:value-type="float">
            <text:p>238,5</text:p>
          </table:table-cell>
          <table:table-cell office:value-type="float" office:value="251.34375" calcext:value-type="float">
            <text:p>251,34375</text:p>
          </table:table-cell>
          <table:table-cell table:number-columns-repeated="1012"/>
        </table:table-row>
        <table:table-row table:style-name="ro1">
          <table:table-cell table:formula="of:=[.A256]-TIME(0;10;0)" office:value-type="date" office:date-value="2018-01-24T05:13:59.999956" calcext:value-type="date">
            <text:p>24.01.2018 05:14</text:p>
          </table:table-cell>
          <table:table-cell office:value-type="float" office:value="5.100709" calcext:value-type="float">
            <text:p>5,100709</text:p>
          </table:table-cell>
          <table:table-cell office:value-type="float" office:value="77.183182" calcext:value-type="float">
            <text:p>77,183182</text:p>
          </table:table-cell>
          <table:table-cell office:value-type="float" office:value="965.909973" calcext:value-type="float">
            <text:p>965,909973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38.625" calcext:value-type="float">
            <text:p>238,625</text:p>
          </table:table-cell>
          <table:table-cell office:value-type="float" office:value="254.9375" calcext:value-type="float">
            <text:p>254,9375</text:p>
          </table:table-cell>
          <table:table-cell table:number-columns-repeated="1012"/>
        </table:table-row>
        <table:table-row table:style-name="ro1">
          <table:table-cell table:formula="of:=[.A257]-TIME(0;10;0)" office:value-type="date" office:date-value="2018-01-24T05:23:59.999956" calcext:value-type="date">
            <text:p>24.01.2018 05:24</text:p>
          </table:table-cell>
          <table:table-cell office:value-type="float" office:value="5.170138" calcext:value-type="float">
            <text:p>5,170138</text:p>
          </table:table-cell>
          <table:table-cell office:value-type="float" office:value="76.235596" calcext:value-type="float">
            <text:p>76,235596</text:p>
          </table:table-cell>
          <table:table-cell office:value-type="float" office:value="965.880005" calcext:value-type="float">
            <text:p>965,88000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38.59375" calcext:value-type="float">
            <text:p>238,59375</text:p>
          </table:table-cell>
          <table:table-cell office:value-type="float" office:value="256.53125" calcext:value-type="float">
            <text:p>256,53125</text:p>
          </table:table-cell>
          <table:table-cell table:number-columns-repeated="1012"/>
        </table:table-row>
        <table:table-row table:style-name="ro1">
          <table:table-cell table:formula="of:=[.A258]-TIME(0;10;0)" office:value-type="date" office:date-value="2018-01-24T05:33:59.999957" calcext:value-type="date">
            <text:p>24.01.2018 05:34</text:p>
          </table:table-cell>
          <table:table-cell office:value-type="float" office:value="5.212863" calcext:value-type="float">
            <text:p>5,212863</text:p>
          </table:table-cell>
          <table:table-cell office:value-type="float" office:value="76.346992" calcext:value-type="float">
            <text:p>76,346992</text:p>
          </table:table-cell>
          <table:table-cell office:value-type="float" office:value="966.049988" calcext:value-type="float">
            <text:p>966,049988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90625" calcext:value-type="float">
            <text:p>241,90625</text:p>
          </table:table-cell>
          <table:table-cell office:value-type="float" office:value="239.0625" calcext:value-type="float">
            <text:p>239,0625</text:p>
          </table:table-cell>
          <table:table-cell office:value-type="float" office:value="254.8125" calcext:value-type="float">
            <text:p>254,8125</text:p>
          </table:table-cell>
          <table:table-cell table:number-columns-repeated="1012"/>
        </table:table-row>
        <table:table-row table:style-name="ro1">
          <table:table-cell table:formula="of:=[.A259]-TIME(0;10;0)" office:value-type="date" office:date-value="2018-01-24T05:43:59.999957" calcext:value-type="date">
            <text:p>24.01.2018 05:44</text:p>
          </table:table-cell>
          <table:table-cell office:value-type="float" office:value="5.338369" calcext:value-type="float">
            <text:p>5,338369</text:p>
          </table:table-cell>
          <table:table-cell office:value-type="float" office:value="76.127258" calcext:value-type="float">
            <text:p>76,127258</text:p>
          </table:table-cell>
          <table:table-cell office:value-type="float" office:value="966.030029" calcext:value-type="float">
            <text:p>966,030029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39.1875" calcext:value-type="float">
            <text:p>239,1875</text:p>
          </table:table-cell>
          <table:table-cell office:value-type="float" office:value="257.125" calcext:value-type="float">
            <text:p>257,125</text:p>
          </table:table-cell>
          <table:table-cell table:number-columns-repeated="1012"/>
        </table:table-row>
        <table:table-row table:style-name="ro1">
          <table:table-cell table:formula="of:=[.A261]-TIME(0;10;0)" office:value-type="date" office:date-value="2018-01-24T05:53:59.999957" calcext:value-type="date">
            <text:p>24.01.2018 05:54</text:p>
          </table:table-cell>
          <table:table-cell office:value-type="float" office:value="5.479896" calcext:value-type="float">
            <text:p>5,479896</text:p>
          </table:table-cell>
          <table:table-cell office:value-type="float" office:value="75.52758" calcext:value-type="float">
            <text:p>75,52758</text:p>
          </table:table-cell>
          <table:table-cell office:value-type="float" office:value="965.880005" calcext:value-type="float">
            <text:p>965,880005</text:p>
          </table:table-cell>
          <table:table-cell office:value-type="float" office:value="241.78125" calcext:value-type="float">
            <text:p>241,78125</text:p>
          </table:table-cell>
          <table:table-cell office:value-type="float" office:value="242.25" calcext:value-type="float">
            <text:p>242,25</text:p>
          </table:table-cell>
          <table:table-cell office:value-type="float" office:value="239.15625" calcext:value-type="float">
            <text:p>239,15625</text:p>
          </table:table-cell>
          <table:table-cell office:value-type="float" office:value="265.9375" calcext:value-type="float">
            <text:p>265,93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262]-TIME(0;10;0)" office:value-type="date" office:date-value="2018-01-24T06:03:59.999957" calcext:value-type="date">
            <text:p>24.01.2018 06:04</text:p>
          </table:table-cell>
          <table:table-cell office:value-type="float" office:value="5.664149" calcext:value-type="float">
            <text:p>5,664149</text:p>
          </table:table-cell>
          <table:table-cell office:value-type="float" office:value="74.480812" calcext:value-type="float">
            <text:p>74,480812</text:p>
          </table:table-cell>
          <table:table-cell office:value-type="float" office:value="965.909973" calcext:value-type="float">
            <text:p>965,909973</text:p>
          </table:table-cell>
          <table:table-cell office:value-type="float" office:value="242" calcext:value-type="float">
            <text:p>242</text:p>
          </table:table-cell>
          <table:table-cell office:value-type="float" office:value="242.40625" calcext:value-type="float">
            <text:p>242,40625</text:p>
          </table:table-cell>
          <table:table-cell office:value-type="float" office:value="239.5" calcext:value-type="float">
            <text:p>239,5</text:p>
          </table:table-cell>
          <table:table-cell office:value-type="float" office:value="255.5625" calcext:value-type="float">
            <text:p>255,5625</text:p>
          </table:table-cell>
          <table:table-cell table:number-columns-repeated="1012"/>
        </table:table-row>
        <table:table-row table:style-name="ro1">
          <table:table-cell table:formula="of:=[.A263]-TIME(0;10;0)" office:value-type="date" office:date-value="2018-01-24T06:13:59.999957" calcext:value-type="date">
            <text:p>24.01.2018 06:14</text:p>
          </table:table-cell>
          <table:table-cell office:value-type="float" office:value="5.776303" calcext:value-type="float">
            <text:p>5,776303</text:p>
          </table:table-cell>
          <table:table-cell office:value-type="float" office:value="73.968109" calcext:value-type="float">
            <text:p>73,968109</text:p>
          </table:table-cell>
          <table:table-cell office:value-type="float" office:value="965.919983" calcext:value-type="float">
            <text:p>965,919983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2.03125" calcext:value-type="float">
            <text:p>242,03125</text:p>
          </table:table-cell>
          <table:table-cell office:value-type="float" office:value="239.3125" calcext:value-type="float">
            <text:p>239,3125</text:p>
          </table:table-cell>
          <table:table-cell office:value-type="float" office:value="252.65625" calcext:value-type="float">
            <text:p>252,65625</text:p>
          </table:table-cell>
          <table:table-cell table:number-columns-repeated="1012"/>
        </table:table-row>
        <table:table-row table:style-name="ro1">
          <table:table-cell table:formula="of:=[.A264]-TIME(0;10;0)" office:value-type="date" office:date-value="2018-01-24T06:23:59.999957" calcext:value-type="date">
            <text:p>24.01.2018 06:24</text:p>
          </table:table-cell>
          <table:table-cell office:value-type="float" office:value="5.944533" calcext:value-type="float">
            <text:p>5,944533</text:p>
          </table:table-cell>
          <table:table-cell office:value-type="float" office:value="73.057144" calcext:value-type="float">
            <text:p>73,057144</text:p>
          </table:table-cell>
          <table:table-cell office:value-type="float" office:value="965.969971" calcext:value-type="float">
            <text:p>965,969971</text:p>
          </table:table-cell>
          <table:table-cell office:value-type="float" office:value="241.90625" calcext:value-type="float">
            <text:p>241,90625</text:p>
          </table:table-cell>
          <table:table-cell office:value-type="float" office:value="242.1875" calcext:value-type="float">
            <text:p>242,1875</text:p>
          </table:table-cell>
          <table:table-cell office:value-type="float" office:value="239.46875" calcext:value-type="float">
            <text:p>239,46875</text:p>
          </table:table-cell>
          <table:table-cell office:value-type="float" office:value="264.0625" calcext:value-type="float">
            <text:p>264,0625</text:p>
          </table:table-cell>
          <table:table-cell table:number-columns-repeated="1012"/>
        </table:table-row>
        <table:table-row table:style-name="ro1">
          <table:table-cell table:formula="of:=[.A265]-TIME(0;10;0)" office:value-type="date" office:date-value="2018-01-24T06:33:59.999957" calcext:value-type="date">
            <text:p>24.01.2018 06:34</text:p>
          </table:table-cell>
          <table:table-cell office:value-type="float" office:value="6.112764" calcext:value-type="float">
            <text:p>6,112764</text:p>
          </table:table-cell>
          <table:table-cell office:value-type="float" office:value="71.136032" calcext:value-type="float">
            <text:p>71,136032</text:p>
          </table:table-cell>
          <table:table-cell office:value-type="float" office:value="965.869995" calcext:value-type="float">
            <text:p>965,869995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2.1875" calcext:value-type="float">
            <text:p>242,1875</text:p>
          </table:table-cell>
          <table:table-cell office:value-type="float" office:value="239.5625" calcext:value-type="float">
            <text:p>239,5625</text:p>
          </table:table-cell>
          <table:table-cell office:value-type="float" office:value="255.40625" calcext:value-type="float">
            <text:p>255,40625</text:p>
          </table:table-cell>
          <table:table-cell table:number-columns-repeated="1012"/>
        </table:table-row>
        <table:table-row table:style-name="ro1">
          <table:table-cell table:formula="of:=[.A266]-TIME(0;10;0)" office:value-type="date" office:date-value="2018-01-24T06:43:59.999957" calcext:value-type="date">
            <text:p>24.01.2018 06:44</text:p>
          </table:table-cell>
          <table:table-cell office:value-type="float" office:value="6.013962" calcext:value-type="float">
            <text:p>6,013962</text:p>
          </table:table-cell>
          <table:table-cell office:value-type="float" office:value="70.293739" calcext:value-type="float">
            <text:p>70,293739</text:p>
          </table:table-cell>
          <table:table-cell office:value-type="float" office:value="965.719971" calcext:value-type="float">
            <text:p>965,719971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39" calcext:value-type="float">
            <text:p>239</text:p>
          </table:table-cell>
          <table:table-cell office:value-type="float" office:value="253.28125" calcext:value-type="float">
            <text:p>253,28125</text:p>
          </table:table-cell>
          <table:table-cell table:number-columns-repeated="1012"/>
        </table:table-row>
        <table:table-row table:style-name="ro1">
          <table:table-cell table:formula="of:=[.A268]-TIME(0;10;0)" office:value-type="date" office:date-value="2018-01-24T06:53:59.999957" calcext:value-type="date">
            <text:p>24.01.2018 06:54</text:p>
          </table:table-cell>
          <table:table-cell office:value-type="float" office:value="5.957885" calcext:value-type="float">
            <text:p>5,957885</text:p>
          </table:table-cell>
          <table:table-cell office:value-type="float" office:value="70.060272" calcext:value-type="float">
            <text:p>70,060272</text:p>
          </table:table-cell>
          <table:table-cell office:value-type="float" office:value="965.869995" calcext:value-type="float">
            <text:p>965,869995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38.71875" calcext:value-type="float">
            <text:p>238,71875</text:p>
          </table:table-cell>
          <table:table-cell office:value-type="float" office:value="262.375" calcext:value-type="float">
            <text:p>262,3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269]-TIME(0;10;0)" office:value-type="date" office:date-value="2018-01-24T07:03:59.999957" calcext:value-type="date">
            <text:p>24.01.2018 07:04</text:p>
          </table:table-cell>
          <table:table-cell office:value-type="float" office:value="5.91516" calcext:value-type="float">
            <text:p>5,91516</text:p>
          </table:table-cell>
          <table:table-cell office:value-type="float" office:value="70.246429" calcext:value-type="float">
            <text:p>70,246429</text:p>
          </table:table-cell>
          <table:table-cell office:value-type="float" office:value="965.909973" calcext:value-type="float">
            <text:p>965,909973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2.03125" calcext:value-type="float">
            <text:p>242,03125</text:p>
          </table:table-cell>
          <table:table-cell office:value-type="float" office:value="239" calcext:value-type="float">
            <text:p>239</text:p>
          </table:table-cell>
          <table:table-cell office:value-type="float" office:value="256.34375" calcext:value-type="float">
            <text:p>256,34375</text:p>
          </table:table-cell>
          <table:table-cell table:number-columns-repeated="1012"/>
        </table:table-row>
        <table:table-row table:style-name="ro1">
          <table:table-cell table:formula="of:=[.A270]-TIME(0;10;0)" office:value-type="date" office:date-value="2018-01-24T07:13:59.999957" calcext:value-type="date">
            <text:p>24.01.2018 07:14</text:p>
          </table:table-cell>
          <table:table-cell office:value-type="float" office:value="6.027314" calcext:value-type="float">
            <text:p>6,027314</text:p>
          </table:table-cell>
          <table:table-cell office:value-type="float" office:value="69.927521" calcext:value-type="float">
            <text:p>69,927521</text:p>
          </table:table-cell>
          <table:table-cell office:value-type="float" office:value="965.960022" calcext:value-type="float">
            <text:p>965,960022</text:p>
          </table:table-cell>
          <table:table-cell office:value-type="float" office:value="242.03125" calcext:value-type="float">
            <text:p>242,03125</text:p>
          </table:table-cell>
          <table:table-cell office:value-type="float" office:value="242.28125" calcext:value-type="float">
            <text:p>242,28125</text:p>
          </table:table-cell>
          <table:table-cell office:value-type="float" office:value="239.4375" calcext:value-type="float">
            <text:p>239,4375</text:p>
          </table:table-cell>
          <table:table-cell office:value-type="float" office:value="273.78125" calcext:value-type="float">
            <text:p>273,78125</text:p>
          </table:table-cell>
          <table:table-cell table:number-columns-repeated="1012"/>
        </table:table-row>
        <table:table-row table:style-name="ro1">
          <table:table-cell table:formula="of:=[.A271]-TIME(0;10;0)" office:value-type="date" office:date-value="2018-01-24T07:23:59.999957" calcext:value-type="date">
            <text:p>24.01.2018 07:24</text:p>
          </table:table-cell>
          <table:table-cell office:value-type="float" office:value="6.168841" calcext:value-type="float">
            <text:p>6,168841</text:p>
          </table:table-cell>
          <table:table-cell office:value-type="float" office:value="69.216446" calcext:value-type="float">
            <text:p>69,216446</text:p>
          </table:table-cell>
          <table:table-cell office:value-type="float" office:value="965.830017" calcext:value-type="float">
            <text:p>965,830017</text:p>
          </table:table-cell>
          <table:table-cell office:value-type="float" office:value="242.21875" calcext:value-type="float">
            <text:p>242,21875</text:p>
          </table:table-cell>
          <table:table-cell office:value-type="float" office:value="242.46875" calcext:value-type="float">
            <text:p>242,46875</text:p>
          </table:table-cell>
          <table:table-cell office:value-type="float" office:value="239.59375" calcext:value-type="float">
            <text:p>239,59375</text:p>
          </table:table-cell>
          <table:table-cell office:value-type="float" office:value="260.28125" calcext:value-type="float">
            <text:p>260,28125</text:p>
          </table:table-cell>
          <table:table-cell table:number-columns-repeated="1012"/>
        </table:table-row>
        <table:table-row table:style-name="ro1">
          <table:table-cell table:formula="of:=[.A272]-TIME(0;10;0)" office:value-type="date" office:date-value="2018-01-24T07:33:59.999957" calcext:value-type="date">
            <text:p>24.01.2018 07:34</text:p>
          </table:table-cell>
          <table:table-cell office:value-type="float" office:value="6.363775" calcext:value-type="float">
            <text:p>6,363775</text:p>
          </table:table-cell>
          <table:table-cell office:value-type="float" office:value="68.357368" calcext:value-type="float">
            <text:p>68,357368</text:p>
          </table:table-cell>
          <table:table-cell office:value-type="float" office:value="965.52002" calcext:value-type="float">
            <text:p>965,52002</text:p>
          </table:table-cell>
          <table:table-cell office:value-type="float" office:value="242.1875" calcext:value-type="float">
            <text:p>242,1875</text:p>
          </table:table-cell>
          <table:table-cell office:value-type="float" office:value="242.5625" calcext:value-type="float">
            <text:p>242,5625</text:p>
          </table:table-cell>
          <table:table-cell office:value-type="float" office:value="239.65625" calcext:value-type="float">
            <text:p>239,65625</text:p>
          </table:table-cell>
          <table:table-cell office:value-type="float" office:value="259.1875" calcext:value-type="float">
            <text:p>259,1875</text:p>
          </table:table-cell>
          <table:table-cell table:number-columns-repeated="1012"/>
        </table:table-row>
        <table:table-row table:style-name="ro1">
          <table:table-cell table:formula="of:=[.A273]-TIME(0;10;0)" office:value-type="date" office:date-value="2018-01-24T07:43:59.999957" calcext:value-type="date">
            <text:p>24.01.2018 07:44</text:p>
          </table:table-cell>
          <table:table-cell office:value-type="float" office:value="6.462577" calcext:value-type="float">
            <text:p>6,462577</text:p>
          </table:table-cell>
          <table:table-cell office:value-type="float" office:value="67.399101" calcext:value-type="float">
            <text:p>67,399101</text:p>
          </table:table-cell>
          <table:table-cell office:value-type="float" office:value="965.580017" calcext:value-type="float">
            <text:p>965,580017</text:p>
          </table:table-cell>
          <table:table-cell office:value-type="float" office:value="241.90625" calcext:value-type="float">
            <text:p>241,90625</text:p>
          </table:table-cell>
          <table:table-cell office:value-type="float" office:value="242.1875" calcext:value-type="float">
            <text:p>242,1875</text:p>
          </table:table-cell>
          <table:table-cell office:value-type="float" office:value="239.46875" calcext:value-type="float">
            <text:p>239,46875</text:p>
          </table:table-cell>
          <table:table-cell office:value-type="float" office:value="256.46875" calcext:value-type="float">
            <text:p>256,46875</text:p>
          </table:table-cell>
          <table:table-cell table:number-columns-repeated="1012"/>
        </table:table-row>
        <table:table-row table:style-name="ro1">
          <table:table-cell table:formula="of:=[.A275]-TIME(0;10;0)" office:value-type="date" office:date-value="2018-01-24T07:53:59.999958" calcext:value-type="date">
            <text:p>24.01.2018 07:54</text:p>
          </table:table-cell>
          <table:table-cell office:value-type="float" office:value="6.561379" calcext:value-type="float">
            <text:p>6,561379</text:p>
          </table:table-cell>
          <table:table-cell office:value-type="float" office:value="66.823837" calcext:value-type="float">
            <text:p>66,823837</text:p>
          </table:table-cell>
          <table:table-cell office:value-type="float" office:value="965.52002" calcext:value-type="float">
            <text:p>965,52002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42.3125" calcext:value-type="float">
            <text:p>242,3125</text:p>
          </table:table-cell>
          <table:table-cell office:value-type="float" office:value="239.6875" calcext:value-type="float">
            <text:p>239,6875</text:p>
          </table:table-cell>
          <table:table-cell office:value-type="float" office:value="257.5625" calcext:value-type="float">
            <text:p>257,56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276]-TIME(0;10;0)" office:value-type="date" office:date-value="2018-01-24T08:03:59.999958" calcext:value-type="date">
            <text:p>24.01.2018 08:04</text:p>
          </table:table-cell>
          <table:table-cell office:value-type="float" office:value="6.689555" calcext:value-type="float">
            <text:p>6,689555</text:p>
          </table:table-cell>
          <table:table-cell office:value-type="float" office:value="66.631569" calcext:value-type="float">
            <text:p>66,631569</text:p>
          </table:table-cell>
          <table:table-cell office:value-type="float" office:value="965.47998" calcext:value-type="float">
            <text:p>965,47998</text:p>
          </table:table-cell>
          <table:table-cell office:value-type="float" office:value="241.90625" calcext:value-type="float">
            <text:p>241,90625</text:p>
          </table:table-cell>
          <table:table-cell office:value-type="float" office:value="242.34375" calcext:value-type="float">
            <text:p>242,34375</text:p>
          </table:table-cell>
          <table:table-cell office:value-type="float" office:value="239.375" calcext:value-type="float">
            <text:p>239,375</text:p>
          </table:table-cell>
          <table:table-cell office:value-type="float" office:value="257.0625" calcext:value-type="float">
            <text:p>257,0625</text:p>
          </table:table-cell>
          <table:table-cell table:number-columns-repeated="1012"/>
        </table:table-row>
        <table:table-row table:style-name="ro1">
          <table:table-cell table:formula="of:=[.A277]-TIME(0;10;0)" office:value-type="date" office:date-value="2018-01-24T08:13:59.999958" calcext:value-type="date">
            <text:p>24.01.2018 08:14</text:p>
          </table:table-cell>
          <table:table-cell office:value-type="float" office:value="6.96994" calcext:value-type="float">
            <text:p>6,96994</text:p>
          </table:table-cell>
          <table:table-cell office:value-type="float" office:value="65.551231" calcext:value-type="float">
            <text:p>65,551231</text:p>
          </table:table-cell>
          <table:table-cell office:value-type="float" office:value="965.390015" calcext:value-type="float">
            <text:p>965,390015</text:p>
          </table:table-cell>
          <table:table-cell office:value-type="float" office:value="242.625" calcext:value-type="float">
            <text:p>242,625</text:p>
          </table:table-cell>
          <table:table-cell office:value-type="float" office:value="243.03125" calcext:value-type="float">
            <text:p>243,03125</text:p>
          </table:table-cell>
          <table:table-cell office:value-type="float" office:value="239.9375" calcext:value-type="float">
            <text:p>239,9375</text:p>
          </table:table-cell>
          <table:table-cell office:value-type="float" office:value="259.40625" calcext:value-type="float">
            <text:p>259,40625</text:p>
          </table:table-cell>
          <table:table-cell table:number-columns-repeated="1012"/>
        </table:table-row>
        <table:table-row table:style-name="ro1">
          <table:table-cell table:formula="of:=[.A278]-TIME(0;10;0)" office:value-type="date" office:date-value="2018-01-24T08:23:59.999958" calcext:value-type="date">
            <text:p>24.01.2018 08:24</text:p>
          </table:table-cell>
          <table:table-cell office:value-type="float" office:value="7.319753" calcext:value-type="float">
            <text:p>7,319753</text:p>
          </table:table-cell>
          <table:table-cell office:value-type="float" office:value="64.19165" calcext:value-type="float">
            <text:p>64,19165</text:p>
          </table:table-cell>
          <table:table-cell office:value-type="float" office:value="965.26001" calcext:value-type="float">
            <text:p>965,26001</text:p>
          </table:table-cell>
          <table:table-cell office:value-type="float" office:value="242.375" calcext:value-type="float">
            <text:p>242,375</text:p>
          </table:table-cell>
          <table:table-cell office:value-type="float" office:value="242.71875" calcext:value-type="float">
            <text:p>242,71875</text:p>
          </table:table-cell>
          <table:table-cell office:value-type="float" office:value="240.125" calcext:value-type="float">
            <text:p>240,125</text:p>
          </table:table-cell>
          <table:table-cell office:value-type="float" office:value="257.4375" calcext:value-type="float">
            <text:p>257,4375</text:p>
          </table:table-cell>
          <table:table-cell table:number-columns-repeated="1012"/>
        </table:table-row>
        <table:table-row table:style-name="ro1">
          <table:table-cell table:formula="of:=[.A279]-TIME(0;10;0)" office:value-type="date" office:date-value="2018-01-24T08:33:59.999958" calcext:value-type="date">
            <text:p>24.01.2018 08:34</text:p>
          </table:table-cell>
          <table:table-cell office:value-type="float" office:value="7.530709" calcext:value-type="float">
            <text:p>7,530709</text:p>
          </table:table-cell>
          <table:table-cell office:value-type="float" office:value="63.572136" calcext:value-type="float">
            <text:p>63,572136</text:p>
          </table:table-cell>
          <table:table-cell office:value-type="float" office:value="965.309998" calcext:value-type="float">
            <text:p>965,309998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2.1875" calcext:value-type="float">
            <text:p>242,1875</text:p>
          </table:table-cell>
          <table:table-cell office:value-type="float" office:value="239.59375" calcext:value-type="float">
            <text:p>239,59375</text:p>
          </table:table-cell>
          <table:table-cell office:value-type="float" office:value="258.71875" calcext:value-type="float">
            <text:p>258,71875</text:p>
          </table:table-cell>
          <table:table-cell table:number-columns-repeated="1012"/>
        </table:table-row>
        <table:table-row table:style-name="ro1">
          <table:table-cell table:formula="of:=[.A280]-TIME(0;10;0)" office:value-type="date" office:date-value="2018-01-24T08:43:59.999959" calcext:value-type="date">
            <text:p>24.01.2018 08:44</text:p>
          </table:table-cell>
          <table:table-cell office:value-type="float" office:value="7.840467" calcext:value-type="float">
            <text:p>7,840467</text:p>
          </table:table-cell>
          <table:table-cell office:value-type="float" office:value="62.505531" calcext:value-type="float">
            <text:p>62,505531</text:p>
          </table:table-cell>
          <table:table-cell office:value-type="float" office:value="965.320007" calcext:value-type="float">
            <text:p>965,320007</text:p>
          </table:table-cell>
          <table:table-cell office:value-type="float" office:value="242.3125" calcext:value-type="float">
            <text:p>242,3125</text:p>
          </table:table-cell>
          <table:table-cell office:value-type="float" office:value="242.6875" calcext:value-type="float">
            <text:p>242,6875</text:p>
          </table:table-cell>
          <table:table-cell office:value-type="float" office:value="240" calcext:value-type="float">
            <text:p>240</text:p>
          </table:table-cell>
          <table:table-cell office:value-type="float" office:value="260.90625" calcext:value-type="float">
            <text:p>260,90625</text:p>
          </table:table-cell>
          <table:table-cell table:number-columns-repeated="1012"/>
        </table:table-row>
        <table:table-row table:style-name="ro1">
          <table:table-cell table:formula="of:=[.A282]-TIME(0;10;0)" office:value-type="date" office:date-value="2018-01-24T08:53:59.999959" calcext:value-type="date">
            <text:p>24.01.2018 08:54</text:p>
          </table:table-cell>
          <table:table-cell office:value-type="float" office:value="8.302434" calcext:value-type="float">
            <text:p>8,302434</text:p>
          </table:table-cell>
          <table:table-cell office:value-type="float" office:value="61.278706" calcext:value-type="float">
            <text:p>61,278706</text:p>
          </table:table-cell>
          <table:table-cell office:value-type="float" office:value="965.119995" calcext:value-type="float">
            <text:p>965,119995</text:p>
          </table:table-cell>
          <table:table-cell office:value-type="float" office:value="242.53125" calcext:value-type="float">
            <text:p>242,53125</text:p>
          </table:table-cell>
          <table:table-cell office:value-type="float" office:value="242.875" calcext:value-type="float">
            <text:p>242,875</text:p>
          </table:table-cell>
          <table:table-cell office:value-type="float" office:value="239.875" calcext:value-type="float">
            <text:p>239,875</text:p>
          </table:table-cell>
          <table:table-cell office:value-type="float" office:value="255.90625" calcext:value-type="float">
            <text:p>255,906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283]-TIME(0;10;0)" office:value-type="date" office:date-value="2018-01-24T09:03:59.999958" calcext:value-type="date">
            <text:p>24.01.2018 09:04</text:p>
          </table:table-cell>
          <table:table-cell office:value-type="float" office:value="8.908599" calcext:value-type="float">
            <text:p>8,908599</text:p>
          </table:table-cell>
          <table:table-cell office:value-type="float" office:value="58.574806" calcext:value-type="float">
            <text:p>58,574806</text:p>
          </table:table-cell>
          <table:table-cell office:value-type="float" office:value="965.02002" calcext:value-type="float">
            <text:p>965,02002</text:p>
          </table:table-cell>
          <table:table-cell office:value-type="float" office:value="242.3125" calcext:value-type="float">
            <text:p>242,3125</text:p>
          </table:table-cell>
          <table:table-cell office:value-type="float" office:value="242.59375" calcext:value-type="float">
            <text:p>242,59375</text:p>
          </table:table-cell>
          <table:table-cell office:value-type="float" office:value="239.875" calcext:value-type="float">
            <text:p>239,875</text:p>
          </table:table-cell>
          <table:table-cell office:value-type="float" office:value="256.5" calcext:value-type="float">
            <text:p>256,5</text:p>
          </table:table-cell>
          <table:table-cell table:number-columns-repeated="1012"/>
        </table:table-row>
        <table:table-row table:style-name="ro1">
          <table:table-cell table:formula="of:=[.A284]-TIME(0;10;0)" office:value-type="date" office:date-value="2018-01-24T09:13:59.999958" calcext:value-type="date">
            <text:p>24.01.2018 09:14</text:p>
          </table:table-cell>
          <table:table-cell office:value-type="float" office:value="9.594873" calcext:value-type="float">
            <text:p>9,594873</text:p>
          </table:table-cell>
          <table:table-cell office:value-type="float" office:value="58.120087" calcext:value-type="float">
            <text:p>58,120087</text:p>
          </table:table-cell>
          <table:table-cell office:value-type="float" office:value="964.98999" calcext:value-type="float">
            <text:p>964,98999</text:p>
          </table:table-cell>
          <table:table-cell office:value-type="float" office:value="242.59375" calcext:value-type="float">
            <text:p>242,59375</text:p>
          </table:table-cell>
          <table:table-cell office:value-type="float" office:value="242.9375" calcext:value-type="float">
            <text:p>242,9375</text:p>
          </table:table-cell>
          <table:table-cell office:value-type="float" office:value="239.84375" calcext:value-type="float">
            <text:p>239,84375</text:p>
          </table:table-cell>
          <table:table-cell office:value-type="float" office:value="257.53125" calcext:value-type="float">
            <text:p>257,53125</text:p>
          </table:table-cell>
          <table:table-cell table:number-columns-repeated="1012"/>
        </table:table-row>
        <table:table-row table:style-name="ro1">
          <table:table-cell table:formula="of:=[.A285]-TIME(0;10;0)" office:value-type="date" office:date-value="2018-01-24T09:23:59.999958" calcext:value-type="date">
            <text:p>24.01.2018 09:24</text:p>
          </table:table-cell>
          <table:table-cell office:value-type="float" office:value="11.028839" calcext:value-type="float">
            <text:p>11,028839</text:p>
          </table:table-cell>
          <table:table-cell office:value-type="float" office:value="53.661404" calcext:value-type="float">
            <text:p>53,661404</text:p>
          </table:table-cell>
          <table:table-cell office:value-type="float" office:value="964.73999" calcext:value-type="float">
            <text:p>964,73999</text:p>
          </table:table-cell>
          <table:table-cell office:value-type="float" office:value="244.5625" calcext:value-type="float">
            <text:p>244,5625</text:p>
          </table:table-cell>
          <table:table-cell office:value-type="float" office:value="244.78125" calcext:value-type="float">
            <text:p>244,78125</text:p>
          </table:table-cell>
          <table:table-cell office:value-type="float" office:value="242.3125" calcext:value-type="float">
            <text:p>242,3125</text:p>
          </table:table-cell>
          <table:table-cell office:value-type="float" office:value="257.28125" calcext:value-type="float">
            <text:p>257,28125</text:p>
          </table:table-cell>
          <table:table-cell table:number-columns-repeated="1012"/>
        </table:table-row>
        <table:table-row table:style-name="ro1">
          <table:table-cell table:formula="of:=[.A286]-TIME(0;10;0)" office:value-type="date" office:date-value="2018-01-24T09:33:59.999958" calcext:value-type="date">
            <text:p>24.01.2018 09:34</text:p>
          </table:table-cell>
          <table:table-cell office:value-type="float" office:value="13.125048" calcext:value-type="float">
            <text:p>13,125048</text:p>
          </table:table-cell>
          <table:table-cell office:value-type="float" office:value="49.326313" calcext:value-type="float">
            <text:p>49,326313</text:p>
          </table:table-cell>
          <table:table-cell office:value-type="float" office:value="964.549988" calcext:value-type="float">
            <text:p>964,549988</text:p>
          </table:table-cell>
          <table:table-cell office:value-type="float" office:value="242.5625" calcext:value-type="float">
            <text:p>242,5625</text:p>
          </table:table-cell>
          <table:table-cell office:value-type="float" office:value="242.8125" calcext:value-type="float">
            <text:p>242,8125</text:p>
          </table:table-cell>
          <table:table-cell office:value-type="float" office:value="244.03125" calcext:value-type="float">
            <text:p>244,03125</text:p>
          </table:table-cell>
          <table:table-cell office:value-type="float" office:value="256.15625" calcext:value-type="float">
            <text:p>256,15625</text:p>
          </table:table-cell>
          <table:table-cell table:number-columns-repeated="1012"/>
        </table:table-row>
        <table:table-row table:style-name="ro1">
          <table:table-cell table:formula="of:=[.A287]-TIME(0;10;0)" office:value-type="date" office:date-value="2018-01-24T09:43:59.999958" calcext:value-type="date">
            <text:p>24.01.2018 09:44</text:p>
          </table:table-cell>
          <table:table-cell office:value-type="float" office:value="15.333409" calcext:value-type="float">
            <text:p>15,333409</text:p>
          </table:table-cell>
          <table:table-cell office:value-type="float" office:value="42.383461" calcext:value-type="float">
            <text:p>42,383461</text:p>
          </table:table-cell>
          <table:table-cell office:value-type="float" office:value="964.47998" calcext:value-type="float">
            <text:p>964,47998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2.15625" calcext:value-type="float">
            <text:p>242,1562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55.21875" calcext:value-type="float">
            <text:p>255,21875</text:p>
          </table:table-cell>
          <table:table-cell table:number-columns-repeated="1012"/>
        </table:table-row>
        <table:table-row table:style-name="ro1">
          <table:table-cell table:formula="of:=[.A289]-TIME(0;10;0)" office:value-type="date" office:date-value="2018-01-24T09:53:59.999958" calcext:value-type="date">
            <text:p>24.01.2018 09:54</text:p>
          </table:table-cell>
          <table:table-cell office:value-type="float" office:value="17.215992" calcext:value-type="float">
            <text:p>17,215992</text:p>
          </table:table-cell>
          <table:table-cell office:value-type="float" office:value="37.312885" calcext:value-type="float">
            <text:p>37,312885</text:p>
          </table:table-cell>
          <table:table-cell office:value-type="float" office:value="964.349976" calcext:value-type="float">
            <text:p>964,349976</text:p>
          </table:table-cell>
          <table:table-cell office:value-type="float" office:value="239.1875" calcext:value-type="float">
            <text:p>239,1875</text:p>
          </table:table-cell>
          <table:table-cell office:value-type="float" office:value="239.4375" calcext:value-type="float">
            <text:p>239,4375</text:p>
          </table:table-cell>
          <table:table-cell office:value-type="float" office:value="237.25" calcext:value-type="float">
            <text:p>237,25</text:p>
          </table:table-cell>
          <table:table-cell office:value-type="float" office:value="249.6875" calcext:value-type="float">
            <text:p>249,68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290]-TIME(0;10;0)" office:value-type="date" office:date-value="2018-01-24T10:03:59.999958" calcext:value-type="date">
            <text:p>24.01.2018 10:04</text:p>
          </table:table-cell>
          <table:table-cell office:value-type="float" office:value="19.127947" calcext:value-type="float">
            <text:p>19,127947</text:p>
          </table:table-cell>
          <table:table-cell office:value-type="float" office:value="33.051041" calcext:value-type="float">
            <text:p>33,051041</text:p>
          </table:table-cell>
          <table:table-cell office:value-type="float" office:value="963.01001" calcext:value-type="float">
            <text:p>963,01001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38.75" calcext:value-type="float">
            <text:p>238,75</text:p>
          </table:table-cell>
          <table:table-cell office:value-type="float" office:value="235.96875" calcext:value-type="float">
            <text:p>235,96875</text:p>
          </table:table-cell>
          <table:table-cell office:value-type="float" office:value="247.75" calcext:value-type="float">
            <text:p>247,75</text:p>
          </table:table-cell>
          <table:table-cell table:number-columns-repeated="1012"/>
        </table:table-row>
        <table:table-row table:style-name="ro1">
          <table:table-cell table:formula="of:=[.A291]-TIME(0;10;0)" office:value-type="date" office:date-value="2018-01-24T10:13:59.999959" calcext:value-type="date">
            <text:p>24.01.2018 10:14</text:p>
          </table:table-cell>
          <table:table-cell office:value-type="float" office:value="20.887693" calcext:value-type="float">
            <text:p>20,887693</text:p>
          </table:table-cell>
          <table:table-cell office:value-type="float" office:value="29.916838" calcext:value-type="float">
            <text:p>29,916838</text:p>
          </table:table-cell>
          <table:table-cell office:value-type="float" office:value="962.97998" calcext:value-type="float">
            <text:p>962,97998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35.46875" calcext:value-type="float">
            <text:p>235,46875</text:p>
          </table:table-cell>
          <table:table-cell office:value-type="float" office:value="245.5" calcext:value-type="float">
            <text:p>245,5</text:p>
          </table:table-cell>
          <table:table-cell table:number-columns-repeated="1012"/>
        </table:table-row>
        <table:table-row table:style-name="ro1">
          <table:table-cell table:formula="of:=[.A292]-TIME(0;10;0)" office:value-type="date" office:date-value="2018-01-24T10:23:59.999959" calcext:value-type="date">
            <text:p>24.01.2018 10:24</text:p>
          </table:table-cell>
          <table:table-cell office:value-type="float" office:value="22.335012" calcext:value-type="float">
            <text:p>22,335012</text:p>
          </table:table-cell>
          <table:table-cell office:value-type="float" office:value="28.029297" calcext:value-type="float">
            <text:p>28,029297</text:p>
          </table:table-cell>
          <table:table-cell office:value-type="float" office:value="963.130005" calcext:value-type="float">
            <text:p>963,130005</text:p>
          </table:table-cell>
          <table:table-cell office:value-type="float" office:value="236.84375" calcext:value-type="float">
            <text:p>236,84375</text:p>
          </table:table-cell>
          <table:table-cell office:value-type="float" office:value="236.96875" calcext:value-type="float">
            <text:p>236,96875</text:p>
          </table:table-cell>
          <table:table-cell office:value-type="float" office:value="234.4375" calcext:value-type="float">
            <text:p>234,4375</text:p>
          </table:table-cell>
          <table:table-cell office:value-type="float" office:value="245.65625" calcext:value-type="float">
            <text:p>245,65625</text:p>
          </table:table-cell>
          <table:table-cell table:number-columns-repeated="1012"/>
        </table:table-row>
        <table:table-row table:style-name="ro1">
          <table:table-cell table:formula="of:=[.A293]-TIME(0;10;0)" office:value-type="date" office:date-value="2018-01-24T10:33:59.999959" calcext:value-type="date">
            <text:p>24.01.2018 10:34</text:p>
          </table:table-cell>
          <table:table-cell office:value-type="float" office:value="23.392462" calcext:value-type="float">
            <text:p>23,392462</text:p>
          </table:table-cell>
          <table:table-cell office:value-type="float" office:value="26.216526" calcext:value-type="float">
            <text:p>26,216526</text:p>
          </table:table-cell>
          <table:table-cell office:value-type="float" office:value="963.130005" calcext:value-type="float">
            <text:p>963,13000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34.5625" calcext:value-type="float">
            <text:p>234,5625</text:p>
          </table:table-cell>
          <table:table-cell office:value-type="float" office:value="243.75" calcext:value-type="float">
            <text:p>243,75</text:p>
          </table:table-cell>
          <table:table-cell table:number-columns-repeated="1012"/>
        </table:table-row>
        <table:table-row table:style-name="ro1">
          <table:table-cell table:formula="of:=[.A294]-TIME(0;10;0)" office:value-type="date" office:date-value="2018-01-24T10:43:59.999959" calcext:value-type="date">
            <text:p>24.01.2018 10:44</text:p>
          </table:table-cell>
          <table:table-cell office:value-type="float" office:value="24.068056" calcext:value-type="float">
            <text:p>24,068056</text:p>
          </table:table-cell>
          <table:table-cell office:value-type="float" office:value="25.128557" calcext:value-type="float">
            <text:p>25,128557</text:p>
          </table:table-cell>
          <table:table-cell office:value-type="float" office:value="963.030029" calcext:value-type="float">
            <text:p>963,030029</text:p>
          </table:table-cell>
          <table:table-cell office:value-type="float" office:value="236.4375" calcext:value-type="float">
            <text:p>236,4375</text:p>
          </table:table-cell>
          <table:table-cell office:value-type="float" office:value="236.59375" calcext:value-type="float">
            <text:p>236,59375</text:p>
          </table:table-cell>
          <table:table-cell office:value-type="float" office:value="233.875" calcext:value-type="float">
            <text:p>233,875</text:p>
          </table:table-cell>
          <table:table-cell office:value-type="float" office:value="253.5625" calcext:value-type="float">
            <text:p>253,5625</text:p>
          </table:table-cell>
          <table:table-cell table:number-columns-repeated="1012"/>
        </table:table-row>
        <table:table-row table:style-name="ro1">
          <table:table-cell table:formula="of:=[.A296]-TIME(0;10;0)" office:value-type="date" office:date-value="2018-01-24T10:53:59.999959" calcext:value-type="date">
            <text:p>24.01.2018 10:54</text:p>
          </table:table-cell>
          <table:table-cell office:value-type="float" office:value="24.855803" calcext:value-type="float">
            <text:p>24,855803</text:p>
          </table:table-cell>
          <table:table-cell office:value-type="float" office:value="24.272526" calcext:value-type="float">
            <text:p>24,272526</text:p>
          </table:table-cell>
          <table:table-cell office:value-type="float" office:value="963.599976" calcext:value-type="float">
            <text:p>963,599976</text:p>
          </table:table-cell>
          <table:table-cell office:value-type="float" office:value="236.3125" calcext:value-type="float">
            <text:p>236,3125</text:p>
          </table:table-cell>
          <table:table-cell office:value-type="float" office:value="236.46875" calcext:value-type="float">
            <text:p>236,46875</text:p>
          </table:table-cell>
          <table:table-cell office:value-type="float" office:value="233.59375" calcext:value-type="float">
            <text:p>233,59375</text:p>
          </table:table-cell>
          <table:table-cell office:value-type="float" office:value="233.96875" calcext:value-type="float">
            <text:p>233,968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297]-TIME(0;10;0)" office:value-type="date" office:date-value="2018-01-24T11:03:59.999959" calcext:value-type="date">
            <text:p>24.01.2018 11:04</text:p>
          </table:table-cell>
          <table:table-cell office:value-type="float" office:value="25.616846" calcext:value-type="float">
            <text:p>25,616846</text:p>
          </table:table-cell>
          <table:table-cell office:value-type="float" office:value="22.638285" calcext:value-type="float">
            <text:p>22,638285</text:p>
          </table:table-cell>
          <table:table-cell office:value-type="float" office:value="963.710022" calcext:value-type="float">
            <text:p>963,710022</text:p>
          </table:table-cell>
          <table:table-cell office:value-type="float" office:value="235.875" calcext:value-type="float">
            <text:p>235,875</text:p>
          </table:table-cell>
          <table:table-cell office:value-type="float" office:value="235.8125" calcext:value-type="float">
            <text:p>235,8125</text:p>
          </table:table-cell>
          <table:table-cell office:value-type="float" office:value="233.03125" calcext:value-type="float">
            <text:p>233,03125</text:p>
          </table:table-cell>
          <table:table-cell office:value-type="float" office:value="233.3125" calcext:value-type="float">
            <text:p>233,3125</text:p>
          </table:table-cell>
          <table:table-cell table:number-columns-repeated="1012"/>
        </table:table-row>
        <table:table-row table:style-name="ro1">
          <table:table-cell table:formula="of:=[.A298]-TIME(0;10;0)" office:value-type="date" office:date-value="2018-01-24T11:13:59.999959" calcext:value-type="date">
            <text:p>24.01.2018 11:14</text:p>
          </table:table-cell>
          <table:table-cell office:value-type="float" office:value="26.599527" calcext:value-type="float">
            <text:p>26,599527</text:p>
          </table:table-cell>
          <table:table-cell office:value-type="float" office:value="21.87686" calcext:value-type="float">
            <text:p>21,87686</text:p>
          </table:table-cell>
          <table:table-cell office:value-type="float" office:value="963.030029" calcext:value-type="float">
            <text:p>963,030029</text:p>
          </table:table-cell>
          <table:table-cell office:value-type="float" office:value="235.75" calcext:value-type="float">
            <text:p>235,75</text:p>
          </table:table-cell>
          <table:table-cell office:value-type="float" office:value="236.1875" calcext:value-type="float">
            <text:p>236,1875</text:p>
          </table:table-cell>
          <table:table-cell office:value-type="float" office:value="233.28125" calcext:value-type="float">
            <text:p>233,28125</text:p>
          </table:table-cell>
          <table:table-cell office:value-type="float" office:value="233.53125" calcext:value-type="float">
            <text:p>233,53125</text:p>
          </table:table-cell>
          <table:table-cell table:number-columns-repeated="1012"/>
        </table:table-row>
        <table:table-row table:style-name="ro1">
          <table:table-cell table:formula="of:=[.A299]-TIME(0;10;0)" office:value-type="date" office:date-value="2018-01-24T11:23:59.999959" calcext:value-type="date">
            <text:p>24.01.2018 11:24</text:p>
          </table:table-cell>
          <table:table-cell office:value-type="float" office:value="27.656977" calcext:value-type="float">
            <text:p>27,656977</text:p>
          </table:table-cell>
          <table:table-cell office:value-type="float" office:value="20.531013" calcext:value-type="float">
            <text:p>20,531013</text:p>
          </table:table-cell>
          <table:table-cell office:value-type="float" office:value="963.390015" calcext:value-type="float">
            <text:p>963,390015</text:p>
          </table:table-cell>
          <table:table-cell office:value-type="float" office:value="235.625" calcext:value-type="float">
            <text:p>235,625</text:p>
          </table:table-cell>
          <table:table-cell office:value-type="float" office:value="235.65625" calcext:value-type="float">
            <text:p>235,65625</text:p>
          </table:table-cell>
          <table:table-cell office:value-type="float" office:value="232.65625" calcext:value-type="float">
            <text:p>232,65625</text:p>
          </table:table-cell>
          <table:table-cell office:value-type="float" office:value="246.15625" calcext:value-type="float">
            <text:p>246,15625</text:p>
          </table:table-cell>
          <table:table-cell table:number-columns-repeated="1012"/>
        </table:table-row>
        <table:table-row table:style-name="ro1">
          <table:table-cell table:formula="of:=[.A300]-TIME(0;10;0)" office:value-type="date" office:date-value="2018-01-24T11:33:59.999959" calcext:value-type="date">
            <text:p>24.01.2018 11:34</text:p>
          </table:table-cell>
          <table:table-cell office:value-type="float" office:value="28.471428" calcext:value-type="float">
            <text:p>28,471428</text:p>
          </table:table-cell>
          <table:table-cell office:value-type="float" office:value="20.086977" calcext:value-type="float">
            <text:p>20,086977</text:p>
          </table:table-cell>
          <table:table-cell office:value-type="float" office:value="963.380005" calcext:value-type="float">
            <text:p>963,380005</text:p>
          </table:table-cell>
          <table:table-cell office:value-type="float" office:value="235.46875" calcext:value-type="float">
            <text:p>235,46875</text:p>
          </table:table-cell>
          <table:table-cell office:value-type="float" office:value="235.40625" calcext:value-type="float">
            <text:p>235,40625</text:p>
          </table:table-cell>
          <table:table-cell office:value-type="float" office:value="233.1875" calcext:value-type="float">
            <text:p>233,1875</text:p>
          </table:table-cell>
          <table:table-cell office:value-type="float" office:value="244.90625" calcext:value-type="float">
            <text:p>244,90625</text:p>
          </table:table-cell>
          <table:table-cell table:number-columns-repeated="1012"/>
        </table:table-row>
        <table:table-row table:style-name="ro1">
          <table:table-cell table:formula="of:=[.A301]-TIME(0;10;0)" office:value-type="date" office:date-value="2018-01-24T11:43:59.999959" calcext:value-type="date">
            <text:p>24.01.2018 11:44</text:p>
          </table:table-cell>
          <table:table-cell office:value-type="float" office:value="28.276493" calcext:value-type="float">
            <text:p>28,276493</text:p>
          </table:table-cell>
          <table:table-cell office:value-type="float" office:value="19.85504" calcext:value-type="float">
            <text:p>19,85504</text:p>
          </table:table-cell>
          <table:table-cell office:value-type="float" office:value="963.530029" calcext:value-type="float">
            <text:p>963,530029</text:p>
          </table:table-cell>
          <table:table-cell office:value-type="float" office:value="233.9375" calcext:value-type="float">
            <text:p>233,9375</text:p>
          </table:table-cell>
          <table:table-cell office:value-type="float" office:value="233.96875" calcext:value-type="float">
            <text:p>233,96875</text:p>
          </table:table-cell>
          <table:table-cell office:value-type="float" office:value="231.125" calcext:value-type="float">
            <text:p>231,125</text:p>
          </table:table-cell>
          <table:table-cell office:value-type="float" office:value="241.65625" calcext:value-type="float">
            <text:p>241,65625</text:p>
          </table:table-cell>
          <table:table-cell table:number-columns-repeated="1012"/>
        </table:table-row>
        <table:table-row table:style-name="ro1">
          <table:table-cell table:formula="of:=[.A303]-TIME(0;10;0)" office:value-type="date" office:date-value="2018-01-24T11:53:59.999959" calcext:value-type="date">
            <text:p>24.01.2018 11:54</text:p>
          </table:table-cell>
          <table:table-cell office:value-type="float" office:value="27.136263" calcext:value-type="float">
            <text:p>27,136263</text:p>
          </table:table-cell>
          <table:table-cell office:value-type="float" office:value="19.78027" calcext:value-type="float">
            <text:p>19,78027</text:p>
          </table:table-cell>
          <table:table-cell office:value-type="float" office:value="963.5" calcext:value-type="float">
            <text:p>963,5</text:p>
          </table:table-cell>
          <table:table-cell office:value-type="float" office:value="232.71875" calcext:value-type="float">
            <text:p>232,71875</text:p>
          </table:table-cell>
          <table:table-cell office:value-type="float" office:value="232.5625" calcext:value-type="float">
            <text:p>232,5625</text:p>
          </table:table-cell>
          <table:table-cell office:value-type="float" office:value="231.28125" calcext:value-type="float">
            <text:p>231,28125</text:p>
          </table:table-cell>
          <table:table-cell office:value-type="float" office:value="233.4375" calcext:value-type="float">
            <text:p>233,43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304]-TIME(0;10;0)" office:value-type="date" office:date-value="2018-01-24T12:03:59.999959" calcext:value-type="date">
            <text:p>24.01.2018 12:04</text:p>
          </table:table-cell>
          <table:table-cell office:value-type="float" office:value="25.291065" calcext:value-type="float">
            <text:p>25,291065</text:p>
          </table:table-cell>
          <table:table-cell office:value-type="float" office:value="22.948044" calcext:value-type="float">
            <text:p>22,948044</text:p>
          </table:table-cell>
          <table:table-cell office:value-type="float" office:value="963.659973" calcext:value-type="float">
            <text:p>963,659973</text:p>
          </table:table-cell>
          <table:table-cell office:value-type="float" office:value="233.875" calcext:value-type="float">
            <text:p>233,875</text:p>
          </table:table-cell>
          <table:table-cell office:value-type="float" office:value="233.90625" calcext:value-type="float">
            <text:p>233,90625</text:p>
          </table:table-cell>
          <table:table-cell office:value-type="float" office:value="233.40625" calcext:value-type="float">
            <text:p>233,40625</text:p>
          </table:table-cell>
          <table:table-cell office:value-type="float" office:value="239.40625" calcext:value-type="float">
            <text:p>239,40625</text:p>
          </table:table-cell>
          <table:table-cell table:number-columns-repeated="1012"/>
        </table:table-row>
        <table:table-row table:style-name="ro1">
          <table:table-cell table:formula="of:=[.A305]-TIME(0;10;0)" office:value-type="date" office:date-value="2018-01-24T12:13:59.999959" calcext:value-type="date">
            <text:p>24.01.2018 12:14</text:p>
          </table:table-cell>
          <table:table-cell office:value-type="float" office:value="23.913176" calcext:value-type="float">
            <text:p>23,913176</text:p>
          </table:table-cell>
          <table:table-cell office:value-type="float" office:value="24.307621" calcext:value-type="float">
            <text:p>24,307621</text:p>
          </table:table-cell>
          <table:table-cell office:value-type="float" office:value="963.570007" calcext:value-type="float">
            <text:p>963,570007</text:p>
          </table:table-cell>
          <table:table-cell table:number-columns-repeated="2" office:value-type="float" office:value="235.375" calcext:value-type="float">
            <text:p>235,375</text:p>
          </table:table-cell>
          <table:table-cell office:value-type="float" office:value="225.71875" calcext:value-type="float">
            <text:p>225,71875</text:p>
          </table:table-cell>
          <table:table-cell office:value-type="float" office:value="240.15625" calcext:value-type="float">
            <text:p>240,15625</text:p>
          </table:table-cell>
          <table:table-cell table:number-columns-repeated="1012"/>
        </table:table-row>
        <table:table-row table:style-name="ro1">
          <table:table-cell table:formula="of:=[.A306]-TIME(0;10;0)" office:value-type="date" office:date-value="2018-01-24T12:23:59.999959" calcext:value-type="date">
            <text:p>24.01.2018 12:24</text:p>
          </table:table-cell>
          <table:table-cell office:value-type="float" office:value="22.335012" calcext:value-type="float">
            <text:p>22,335012</text:p>
          </table:table-cell>
          <table:table-cell office:value-type="float" office:value="26.24094" calcext:value-type="float">
            <text:p>26,24094</text:p>
          </table:table-cell>
          <table:table-cell office:value-type="float" office:value="963.450012" calcext:value-type="float">
            <text:p>963,450012</text:p>
          </table:table-cell>
          <table:table-cell office:value-type="float" office:value="236.375" calcext:value-type="float">
            <text:p>236,375</text:p>
          </table:table-cell>
          <table:table-cell office:value-type="float" office:value="236.5" calcext:value-type="float">
            <text:p>236,5</text:p>
          </table:table-cell>
          <table:table-cell office:value-type="float" office:value="231.34375" calcext:value-type="float">
            <text:p>231,34375</text:p>
          </table:table-cell>
          <table:table-cell office:value-type="float" office:value="243.09375" calcext:value-type="float">
            <text:p>243,09375</text:p>
          </table:table-cell>
          <table:table-cell table:number-columns-repeated="1012"/>
        </table:table-row>
        <table:table-row table:style-name="ro1">
          <table:table-cell table:formula="of:=[.A307]-TIME(0;10;0)" office:value-type="date" office:date-value="2018-01-24T12:33:59.99996" calcext:value-type="date">
            <text:p>24.01.2018 12:34</text:p>
          </table:table-cell>
          <table:table-cell office:value-type="float" office:value="21.606012" calcext:value-type="float">
            <text:p>21,606012</text:p>
          </table:table-cell>
          <table:table-cell office:value-type="float" office:value="27.054245" calcext:value-type="float">
            <text:p>27,054245</text:p>
          </table:table-cell>
          <table:table-cell office:value-type="float" office:value="963.169983" calcext:value-type="float">
            <text:p>963,169983</text:p>
          </table:table-cell>
          <table:table-cell office:value-type="float" office:value="236.8125" calcext:value-type="float">
            <text:p>236,8125</text:p>
          </table:table-cell>
          <table:table-cell office:value-type="float" office:value="236.71875" calcext:value-type="float">
            <text:p>236,71875</text:p>
          </table:table-cell>
          <table:table-cell office:value-type="float" office:value="234.75" calcext:value-type="float">
            <text:p>234,75</text:p>
          </table:table-cell>
          <table:table-cell office:value-type="float" office:value="242.78125" calcext:value-type="float">
            <text:p>242,78125</text:p>
          </table:table-cell>
          <table:table-cell table:number-columns-repeated="1012"/>
        </table:table-row>
        <table:table-row table:style-name="ro1">
          <table:table-cell table:formula="of:=[.A308]-TIME(0;10;0)" office:value-type="date" office:date-value="2018-01-24T12:43:59.99996" calcext:value-type="date">
            <text:p>24.01.2018 12:44</text:p>
          </table:table-cell>
          <table:table-cell office:value-type="float" office:value="20.706112" calcext:value-type="float">
            <text:p>20,706112</text:p>
          </table:table-cell>
          <table:table-cell office:value-type="float" office:value="28.850233" calcext:value-type="float">
            <text:p>28,850233</text:p>
          </table:table-cell>
          <table:table-cell office:value-type="float" office:value="963.169983" calcext:value-type="float">
            <text:p>963,169983</text:p>
          </table:table-cell>
          <table:table-cell office:value-type="float" office:value="237.09375" calcext:value-type="float">
            <text:p>237,09375</text:p>
          </table:table-cell>
          <table:table-cell office:value-type="float" office:value="237.125" calcext:value-type="float">
            <text:p>237,125</text:p>
          </table:table-cell>
          <table:table-cell office:value-type="float" office:value="234.46875" calcext:value-type="float">
            <text:p>234,46875</text:p>
          </table:table-cell>
          <table:table-cell office:value-type="float" office:value="241.84375" calcext:value-type="float">
            <text:p>241,84375</text:p>
          </table:table-cell>
          <table:table-cell table:number-columns-repeated="1012"/>
        </table:table-row>
        <table:table-row table:style-name="ro1">
          <table:table-cell table:formula="of:=[.A310]-TIME(0;10;0)" office:value-type="date" office:date-value="2018-01-24T12:53:59.99996" calcext:value-type="date">
            <text:p>24.01.2018 12:54</text:p>
          </table:table-cell>
          <table:table-cell office:value-type="float" office:value="19.846266" calcext:value-type="float">
            <text:p>19,846266</text:p>
          </table:table-cell>
          <table:table-cell office:value-type="float" office:value="30.749981" calcext:value-type="float">
            <text:p>30,749981</text:p>
          </table:table-cell>
          <table:table-cell office:value-type="float" office:value="962.940002" calcext:value-type="float">
            <text:p>962,940002</text:p>
          </table:table-cell>
          <table:table-cell office:value-type="float" office:value="236.625" calcext:value-type="float">
            <text:p>236,625</text:p>
          </table:table-cell>
          <table:table-cell office:value-type="float" office:value="236.6875" calcext:value-type="float">
            <text:p>236,6875</text:p>
          </table:table-cell>
          <table:table-cell office:value-type="float" office:value="234.3125" calcext:value-type="float">
            <text:p>234,3125</text:p>
          </table:table-cell>
          <table:table-cell office:value-type="float" office:value="244.03125" calcext:value-type="float">
            <text:p>244,031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311]-TIME(0;10;0)" office:value-type="date" office:date-value="2018-01-24T13:03:59.99996" calcext:value-type="date">
            <text:p>24.01.2018 13:04</text:p>
          </table:table-cell>
          <table:table-cell office:value-type="float" office:value="19.186693" calcext:value-type="float">
            <text:p>19,186693</text:p>
          </table:table-cell>
          <table:table-cell office:value-type="float" office:value="32.484932" calcext:value-type="float">
            <text:p>32,484932</text:p>
          </table:table-cell>
          <table:table-cell office:value-type="float" office:value="962.909973" calcext:value-type="float">
            <text:p>962,909973</text:p>
          </table:table-cell>
          <table:table-cell office:value-type="float" office:value="237.15625" calcext:value-type="float">
            <text:p>237,15625</text:p>
          </table:table-cell>
          <table:table-cell office:value-type="float" office:value="237.21875" calcext:value-type="float">
            <text:p>237,21875</text:p>
          </table:table-cell>
          <table:table-cell office:value-type="float" office:value="234.53125" calcext:value-type="float">
            <text:p>234,53125</text:p>
          </table:table-cell>
          <table:table-cell office:value-type="float" office:value="247.84375" calcext:value-type="float">
            <text:p>247,84375</text:p>
          </table:table-cell>
          <table:table-cell table:number-columns-repeated="1012"/>
        </table:table-row>
        <table:table-row table:style-name="ro1">
          <table:table-cell table:formula="of:=[.A312]-TIME(0;10;0)" office:value-type="date" office:date-value="2018-01-24T13:13:59.99996" calcext:value-type="date">
            <text:p>24.01.2018 13:14</text:p>
          </table:table-cell>
          <table:table-cell office:value-type="float" office:value="18.708706" calcext:value-type="float">
            <text:p>18,708706</text:p>
          </table:table-cell>
          <table:table-cell office:value-type="float" office:value="33.018997" calcext:value-type="float">
            <text:p>33,018997</text:p>
          </table:table-cell>
          <table:table-cell office:value-type="float" office:value="962.76001" calcext:value-type="float">
            <text:p>962,76001</text:p>
          </table:table-cell>
          <table:table-cell office:value-type="float" office:value="237.5" calcext:value-type="float">
            <text:p>237,5</text:p>
          </table:table-cell>
          <table:table-cell office:value-type="float" office:value="237.53125" calcext:value-type="float">
            <text:p>237,53125</text:p>
          </table:table-cell>
          <table:table-cell office:value-type="float" office:value="235.15625" calcext:value-type="float">
            <text:p>235,15625</text:p>
          </table:table-cell>
          <table:table-cell office:value-type="float" office:value="253.25" calcext:value-type="float">
            <text:p>253,25</text:p>
          </table:table-cell>
          <table:table-cell table:number-columns-repeated="1012"/>
        </table:table-row>
        <table:table-row table:style-name="ro1">
          <table:table-cell table:formula="of:=[.A313]-TIME(0;10;0)" office:value-type="date" office:date-value="2018-01-24T13:23:59.99996" calcext:value-type="date">
            <text:p>24.01.2018 13:24</text:p>
          </table:table-cell>
          <table:table-cell office:value-type="float" office:value="18.382925" calcext:value-type="float">
            <text:p>18,382925</text:p>
          </table:table-cell>
          <table:table-cell office:value-type="float" office:value="33.936066" calcext:value-type="float">
            <text:p>33,936066</text:p>
          </table:table-cell>
          <table:table-cell office:value-type="float" office:value="962.530029" calcext:value-type="float">
            <text:p>962,530029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35.625" calcext:value-type="float">
            <text:p>235,625</text:p>
          </table:table-cell>
          <table:table-cell office:value-type="float" office:value="245.53125" calcext:value-type="float">
            <text:p>245,53125</text:p>
          </table:table-cell>
          <table:table-cell table:number-columns-repeated="1012"/>
        </table:table-row>
        <table:table-row table:style-name="ro1">
          <table:table-cell table:formula="of:=[.A314]-TIME(0;10;0)" office:value-type="date" office:date-value="2018-01-24T13:33:59.99996" calcext:value-type="date">
            <text:p>24.01.2018 13:34</text:p>
          </table:table-cell>
          <table:table-cell office:value-type="float" office:value="17.878233" calcext:value-type="float">
            <text:p>17,878233</text:p>
          </table:table-cell>
          <table:table-cell office:value-type="float" office:value="35.060654" calcext:value-type="float">
            <text:p>35,060654</text:p>
          </table:table-cell>
          <table:table-cell office:value-type="float" office:value="962.549988" calcext:value-type="float">
            <text:p>962,549988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35.34375" calcext:value-type="float">
            <text:p>235,34375</text:p>
          </table:table-cell>
          <table:table-cell office:value-type="float" office:value="249.03125" calcext:value-type="float">
            <text:p>249,03125</text:p>
          </table:table-cell>
          <table:table-cell table:number-columns-repeated="1012"/>
        </table:table-row>
        <table:table-row table:style-name="ro1">
          <table:table-cell table:formula="of:=[.A315]-TIME(0;10;0)" office:value-type="date" office:date-value="2018-01-24T13:43:59.99996" calcext:value-type="date">
            <text:p>24.01.2018 13:44</text:p>
          </table:table-cell>
          <table:table-cell office:value-type="float" office:value="17.581827" calcext:value-type="float">
            <text:p>17,581827</text:p>
          </table:table-cell>
          <table:table-cell office:value-type="float" office:value="35.761044" calcext:value-type="float">
            <text:p>35,761044</text:p>
          </table:table-cell>
          <table:table-cell office:value-type="float" office:value="962.349976" calcext:value-type="float">
            <text:p>962,349976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35.78125" calcext:value-type="float">
            <text:p>235,78125</text:p>
          </table:table-cell>
          <table:table-cell office:value-type="float" office:value="249.96875" calcext:value-type="float">
            <text:p>249,96875</text:p>
          </table:table-cell>
          <table:table-cell table:number-columns-repeated="1012"/>
        </table:table-row>
        <table:table-row table:style-name="ro1">
          <table:table-cell table:formula="of:=[.A317]-TIME(0;10;0)" office:value-type="date" office:date-value="2018-01-24T13:53:59.99996" calcext:value-type="date">
            <text:p>24.01.2018 13:54</text:p>
          </table:table-cell>
          <table:table-cell office:value-type="float" office:value="17.496376" calcext:value-type="float">
            <text:p>17,496376</text:p>
          </table:table-cell>
          <table:table-cell office:value-type="float" office:value="36.864269" calcext:value-type="float">
            <text:p>36,864269</text:p>
          </table:table-cell>
          <table:table-cell office:value-type="float" office:value="962.169983" calcext:value-type="float">
            <text:p>962,169983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38.53125" calcext:value-type="float">
            <text:p>238,53125</text:p>
          </table:table-cell>
          <table:table-cell office:value-type="float" office:value="235.90625" calcext:value-type="float">
            <text:p>235,90625</text:p>
          </table:table-cell>
          <table:table-cell office:value-type="float" office:value="249.71875" calcext:value-type="float">
            <text:p>249,718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318]-TIME(0;10;0)" office:value-type="date" office:date-value="2018-01-24T14:03:59.99996" calcext:value-type="date">
            <text:p>24.01.2018 14:04</text:p>
          </table:table-cell>
          <table:table-cell office:value-type="float" office:value="17.357519" calcext:value-type="float">
            <text:p>17,357519</text:p>
          </table:table-cell>
          <table:table-cell office:value-type="float" office:value="36.806286" calcext:value-type="float">
            <text:p>36,806286</text:p>
          </table:table-cell>
          <table:table-cell office:value-type="float" office:value="961.97998" calcext:value-type="float">
            <text:p>961,97998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35.78125" calcext:value-type="float">
            <text:p>235,78125</text:p>
          </table:table-cell>
          <table:table-cell office:value-type="float" office:value="263.84375" calcext:value-type="float">
            <text:p>263,84375</text:p>
          </table:table-cell>
          <table:table-cell table:number-columns-repeated="1012"/>
        </table:table-row>
        <table:table-row table:style-name="ro1">
          <table:table-cell table:formula="of:=[.A319]-TIME(0;10;0)" office:value-type="date" office:date-value="2018-01-24T14:13:59.99996" calcext:value-type="date">
            <text:p>24.01.2018 14:14</text:p>
          </table:table-cell>
          <table:table-cell office:value-type="float" office:value="17.232014" calcext:value-type="float">
            <text:p>17,232014</text:p>
          </table:table-cell>
          <table:table-cell office:value-type="float" office:value="37.07637" calcext:value-type="float">
            <text:p>37,07637</text:p>
          </table:table-cell>
          <table:table-cell office:value-type="float" office:value="961.77002" calcext:value-type="float">
            <text:p>961,77002</text:p>
          </table:table-cell>
          <table:table-cell office:value-type="float" office:value="238.5" calcext:value-type="float">
            <text:p>238,5</text:p>
          </table:table-cell>
          <table:table-cell office:value-type="float" office:value="238.40625" calcext:value-type="float">
            <text:p>238,40625</text:p>
          </table:table-cell>
          <table:table-cell office:value-type="float" office:value="235.84375" calcext:value-type="float">
            <text:p>235,84375</text:p>
          </table:table-cell>
          <table:table-cell office:value-type="float" office:value="247.90625" calcext:value-type="float">
            <text:p>247,90625</text:p>
          </table:table-cell>
          <table:table-cell table:number-columns-repeated="1012"/>
        </table:table-row>
        <table:table-row table:style-name="ro1">
          <table:table-cell table:formula="of:=[.A320]-TIME(0;10;0)" office:value-type="date" office:date-value="2018-01-24T14:23:59.99996" calcext:value-type="date">
            <text:p>24.01.2018 14:24</text:p>
          </table:table-cell>
          <table:table-cell office:value-type="float" office:value="17.133211" calcext:value-type="float">
            <text:p>17,133211</text:p>
          </table:table-cell>
          <table:table-cell office:value-type="float" office:value="39.241627" calcext:value-type="float">
            <text:p>39,241627</text:p>
          </table:table-cell>
          <table:table-cell office:value-type="float" office:value="961.859985" calcext:value-type="float">
            <text:p>961,859985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35.65625" calcext:value-type="float">
            <text:p>235,65625</text:p>
          </table:table-cell>
          <table:table-cell office:value-type="float" office:value="251" calcext:value-type="float">
            <text:p>251</text:p>
          </table:table-cell>
          <table:table-cell table:number-columns-repeated="1012"/>
        </table:table-row>
        <table:table-row table:style-name="ro1">
          <table:table-cell table:formula="of:=[.A321]-TIME(0;10;0)" office:value-type="date" office:date-value="2018-01-24T14:33:59.99996" calcext:value-type="date">
            <text:p>24.01.2018 14:34</text:p>
          </table:table-cell>
          <table:table-cell office:value-type="float" office:value="16.794079" calcext:value-type="float">
            <text:p>16,794079</text:p>
          </table:table-cell>
          <table:table-cell office:value-type="float" office:value="42.072174" calcext:value-type="float">
            <text:p>42,072174</text:p>
          </table:table-cell>
          <table:table-cell office:value-type="float" office:value="961.719971" calcext:value-type="float">
            <text:p>961,719971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35.34375" calcext:value-type="float">
            <text:p>235,34375</text:p>
          </table:table-cell>
          <table:table-cell office:value-type="float" office:value="249.28125" calcext:value-type="float">
            <text:p>249,28125</text:p>
          </table:table-cell>
          <table:table-cell table:number-columns-repeated="1012"/>
        </table:table-row>
        <table:table-row table:style-name="ro1">
          <table:table-cell table:formula="of:=[.A322]-TIME(0;10;0)" office:value-type="date" office:date-value="2018-01-24T14:43:59.99996" calcext:value-type="date">
            <text:p>24.01.2018 14:44</text:p>
          </table:table-cell>
          <table:table-cell office:value-type="float" office:value="16.47097" calcext:value-type="float">
            <text:p>16,47097</text:p>
          </table:table-cell>
          <table:table-cell office:value-type="float" office:value="42.749676" calcext:value-type="float">
            <text:p>42,749676</text:p>
          </table:table-cell>
          <table:table-cell office:value-type="float" office:value="961.830017" calcext:value-type="float">
            <text:p>961,830017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35.40625" calcext:value-type="float">
            <text:p>235,40625</text:p>
          </table:table-cell>
          <table:table-cell office:value-type="float" office:value="247.6875" calcext:value-type="float">
            <text:p>247,6875</text:p>
          </table:table-cell>
          <table:table-cell table:number-columns-repeated="1012"/>
        </table:table-row>
        <table:table-row table:style-name="ro1">
          <table:table-cell table:formula="of:=[.A324]-TIME(0;10;0)" office:value-type="date" office:date-value="2018-01-24T14:53:59.99996" calcext:value-type="date">
            <text:p>24.01.2018 14:54</text:p>
          </table:table-cell>
          <table:table-cell office:value-type="float" office:value="16.302738" calcext:value-type="float">
            <text:p>16,302738</text:p>
          </table:table-cell>
          <table:table-cell office:value-type="float" office:value="43.12352" calcext:value-type="float">
            <text:p>43,12352</text:p>
          </table:table-cell>
          <table:table-cell office:value-type="float" office:value="961.690002" calcext:value-type="float">
            <text:p>961,690002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35.5" calcext:value-type="float">
            <text:p>235,5</text:p>
          </table:table-cell>
          <table:table-cell office:value-type="float" office:value="248.90625" calcext:value-type="float">
            <text:p>248,906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325]-TIME(0;10;0)" office:value-type="date" office:date-value="2018-01-24T15:03:59.999961" calcext:value-type="date">
            <text:p>24.01.2018 15:04</text:p>
          </table:table-cell>
          <table:table-cell office:value-type="float" office:value="15.992981" calcext:value-type="float">
            <text:p>15,992981</text:p>
          </table:table-cell>
          <table:table-cell office:value-type="float" office:value="44.187077" calcext:value-type="float">
            <text:p>44,187077</text:p>
          </table:table-cell>
          <table:table-cell office:value-type="float" office:value="961.669983" calcext:value-type="float">
            <text:p>961,669983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35.71875" calcext:value-type="float">
            <text:p>235,71875</text:p>
          </table:table-cell>
          <table:table-cell office:value-type="float" office:value="249.21875" calcext:value-type="float">
            <text:p>249,21875</text:p>
          </table:table-cell>
          <table:table-cell table:number-columns-repeated="1012"/>
        </table:table-row>
        <table:table-row table:style-name="ro1">
          <table:table-cell table:formula="of:=[.A326]-TIME(0;10;0)" office:value-type="date" office:date-value="2018-01-24T15:13:59.999961" calcext:value-type="date">
            <text:p>24.01.2018 15:14</text:p>
          </table:table-cell>
          <table:table-cell office:value-type="float" office:value="15.683223" calcext:value-type="float">
            <text:p>15,683223</text:p>
          </table:table-cell>
          <table:table-cell office:value-type="float" office:value="44.901199" calcext:value-type="float">
            <text:p>44,901199</text:p>
          </table:table-cell>
          <table:table-cell office:value-type="float" office:value="961.570007" calcext:value-type="float">
            <text:p>961,570007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35.6875" calcext:value-type="float">
            <text:p>235,6875</text:p>
          </table:table-cell>
          <table:table-cell office:value-type="float" office:value="250.59375" calcext:value-type="float">
            <text:p>250,59375</text:p>
          </table:table-cell>
          <table:table-cell table:number-columns-repeated="1012"/>
        </table:table-row>
        <table:table-row table:style-name="ro1">
          <table:table-cell table:formula="of:=[.A327]-TIME(0;10;0)" office:value-type="date" office:date-value="2018-01-24T15:23:59.999961" calcext:value-type="date">
            <text:p>24.01.2018 15:24</text:p>
          </table:table-cell>
          <table:table-cell office:value-type="float" office:value="15.290685" calcext:value-type="float">
            <text:p>15,290685</text:p>
          </table:table-cell>
          <table:table-cell office:value-type="float" office:value="44.835583" calcext:value-type="float">
            <text:p>44,835583</text:p>
          </table:table-cell>
          <table:table-cell office:value-type="float" office:value="961.640015" calcext:value-type="float">
            <text:p>961,64001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35.84375" calcext:value-type="float">
            <text:p>235,84375</text:p>
          </table:table-cell>
          <table:table-cell office:value-type="float" office:value="249.03125" calcext:value-type="float">
            <text:p>249,03125</text:p>
          </table:table-cell>
          <table:table-cell table:number-columns-repeated="1012"/>
        </table:table-row>
        <table:table-row table:style-name="ro1">
          <table:table-cell table:formula="of:=[.A328]-TIME(0;10;0)" office:value-type="date" office:date-value="2018-01-24T15:33:59.999961" calcext:value-type="date">
            <text:p>24.01.2018 15:34</text:p>
          </table:table-cell>
          <table:table-cell office:value-type="float" office:value="14.417487" calcext:value-type="float">
            <text:p>14,417487</text:p>
          </table:table-cell>
          <table:table-cell office:value-type="float" office:value="45.229267" calcext:value-type="float">
            <text:p>45,229267</text:p>
          </table:table-cell>
          <table:table-cell office:value-type="float" office:value="961.669983" calcext:value-type="float">
            <text:p>961,669983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35.375" calcext:value-type="float">
            <text:p>235,375</text:p>
          </table:table-cell>
          <table:table-cell office:value-type="float" office:value="245.875" calcext:value-type="float">
            <text:p>245,875</text:p>
          </table:table-cell>
          <table:table-cell table:number-columns-repeated="1012"/>
        </table:table-row>
        <table:table-row table:style-name="ro1">
          <table:table-cell table:formula="of:=[.A329]-TIME(0;10;0)" office:value-type="date" office:date-value="2018-01-24T15:43:59.999961" calcext:value-type="date">
            <text:p>24.01.2018 15:44</text:p>
          </table:table-cell>
          <table:table-cell office:value-type="float" office:value="14.067674" calcext:value-type="float">
            <text:p>14,067674</text:p>
          </table:table-cell>
          <table:table-cell office:value-type="float" office:value="45.542076" calcext:value-type="float">
            <text:p>45,542076</text:p>
          </table:table-cell>
          <table:table-cell office:value-type="float" office:value="961.669983" calcext:value-type="float">
            <text:p>961,669983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35.75" calcext:value-type="float">
            <text:p>235,75</text:p>
          </table:table-cell>
          <table:table-cell office:value-type="float" office:value="247.34375" calcext:value-type="float">
            <text:p>247,34375</text:p>
          </table:table-cell>
          <table:table-cell table:number-columns-repeated="1012"/>
        </table:table-row>
        <table:table-row table:style-name="ro1">
          <table:table-cell table:formula="of:=[.A331]-TIME(0;10;0)" office:value-type="date" office:date-value="2018-01-24T15:53:59.999962" calcext:value-type="date">
            <text:p>24.01.2018 15:54</text:p>
          </table:table-cell>
          <table:table-cell office:value-type="float" office:value="13.434806" calcext:value-type="float">
            <text:p>13,434806</text:p>
          </table:table-cell>
          <table:table-cell office:value-type="float" office:value="46.823833" calcext:value-type="float">
            <text:p>46,823833</text:p>
          </table:table-cell>
          <table:table-cell office:value-type="float" office:value="961.590027" calcext:value-type="float">
            <text:p>961,590027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35.78125" calcext:value-type="float">
            <text:p>235,78125</text:p>
          </table:table-cell>
          <table:table-cell office:value-type="float" office:value="249.15625" calcext:value-type="float">
            <text:p>249,156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332]-TIME(0;10;0)" office:value-type="date" office:date-value="2018-01-24T16:03:59.999961" calcext:value-type="date">
            <text:p>24.01.2018 16:04</text:p>
          </table:table-cell>
          <table:table-cell office:value-type="float" office:value="13.111696" calcext:value-type="float">
            <text:p>13,111696</text:p>
          </table:table-cell>
          <table:table-cell office:value-type="float" office:value="47.682919" calcext:value-type="float">
            <text:p>47,682919</text:p>
          </table:table-cell>
          <table:table-cell office:value-type="float" office:value="961.530029" calcext:value-type="float">
            <text:p>961,530029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35.90625" calcext:value-type="float">
            <text:p>235,90625</text:p>
          </table:table-cell>
          <table:table-cell office:value-type="float" office:value="250.0625" calcext:value-type="float">
            <text:p>250,0625</text:p>
          </table:table-cell>
          <table:table-cell table:number-columns-repeated="1012"/>
        </table:table-row>
        <table:table-row table:style-name="ro1">
          <table:table-cell table:formula="of:=[.A333]-TIME(0;10;0)" office:value-type="date" office:date-value="2018-01-24T16:13:59.999961" calcext:value-type="date">
            <text:p>24.01.2018 16:14</text:p>
          </table:table-cell>
          <table:table-cell office:value-type="float" office:value="12.633707" calcext:value-type="float">
            <text:p>12,633707</text:p>
          </table:table-cell>
          <table:table-cell office:value-type="float" office:value="48.961624" calcext:value-type="float">
            <text:p>48,961624</text:p>
          </table:table-cell>
          <table:table-cell office:value-type="float" office:value="961.52002" calcext:value-type="float">
            <text:p>961,52002</text:p>
          </table:table-cell>
          <table:table-cell office:value-type="float" office:value="238.75" calcext:value-type="float">
            <text:p>238,75</text:p>
          </table:table-cell>
          <table:table-cell office:value-type="float" office:value="238.9375" calcext:value-type="float">
            <text:p>238,9375</text:p>
          </table:table-cell>
          <table:table-cell office:value-type="float" office:value="236.09375" calcext:value-type="float">
            <text:p>236,09375</text:p>
          </table:table-cell>
          <table:table-cell office:value-type="float" office:value="248.75" calcext:value-type="float">
            <text:p>248,75</text:p>
          </table:table-cell>
          <table:table-cell table:number-columns-repeated="1012"/>
        </table:table-row>
        <table:table-row table:style-name="ro1">
          <table:table-cell table:formula="of:=[.A334]-TIME(0;10;0)" office:value-type="date" office:date-value="2018-01-24T16:23:59.999961" calcext:value-type="date">
            <text:p>24.01.2018 16:24</text:p>
          </table:table-cell>
          <table:table-cell office:value-type="float" office:value="12.198443" calcext:value-type="float">
            <text:p>12,198443</text:p>
          </table:table-cell>
          <table:table-cell office:value-type="float" office:value="50.56382" calcext:value-type="float">
            <text:p>50,56382</text:p>
          </table:table-cell>
          <table:table-cell office:value-type="float" office:value="961.440002" calcext:value-type="float">
            <text:p>961,440002</text:p>
          </table:table-cell>
          <table:table-cell office:value-type="float" office:value="238.90625" calcext:value-type="float">
            <text:p>238,90625</text:p>
          </table:table-cell>
          <table:table-cell office:value-type="float" office:value="239.125" calcext:value-type="float">
            <text:p>239,125</text:p>
          </table:table-cell>
          <table:table-cell office:value-type="float" office:value="236.46875" calcext:value-type="float">
            <text:p>236,46875</text:p>
          </table:table-cell>
          <table:table-cell office:value-type="float" office:value="250.78125" calcext:value-type="float">
            <text:p>250,78125</text:p>
          </table:table-cell>
          <table:table-cell table:number-columns-repeated="1012"/>
        </table:table-row>
        <table:table-row table:style-name="ro1">
          <table:table-cell table:formula="of:=[.A335]-TIME(0;10;0)" office:value-type="date" office:date-value="2018-01-24T16:33:59.999961" calcext:value-type="date">
            <text:p>24.01.2018 16:34</text:p>
          </table:table-cell>
          <table:table-cell office:value-type="float" office:value="11.621653" calcext:value-type="float">
            <text:p>11,621653</text:p>
          </table:table-cell>
          <table:table-cell office:value-type="float" office:value="52.687878" calcext:value-type="float">
            <text:p>52,687878</text:p>
          </table:table-cell>
          <table:table-cell office:value-type="float" office:value="961.450012" calcext:value-type="float">
            <text:p>961,450012</text:p>
          </table:table-cell>
          <table:table-cell office:value-type="float" office:value="239.15625" calcext:value-type="float">
            <text:p>239,15625</text:p>
          </table:table-cell>
          <table:table-cell office:value-type="float" office:value="239.21875" calcext:value-type="float">
            <text:p>239,21875</text:p>
          </table:table-cell>
          <table:table-cell office:value-type="float" office:value="236.46875" calcext:value-type="float">
            <text:p>236,46875</text:p>
          </table:table-cell>
          <table:table-cell office:value-type="float" office:value="249.59375" calcext:value-type="float">
            <text:p>249,59375</text:p>
          </table:table-cell>
          <table:table-cell table:number-columns-repeated="1012"/>
        </table:table-row>
        <table:table-row table:style-name="ro1">
          <table:table-cell table:formula="of:=[.A336]-TIME(0;10;0)" office:value-type="date" office:date-value="2018-01-24T16:43:59.999961" calcext:value-type="date">
            <text:p>24.01.2018 16:44</text:p>
          </table:table-cell>
          <table:table-cell office:value-type="float" office:value="11.325246" calcext:value-type="float">
            <text:p>11,325246</text:p>
          </table:table-cell>
          <table:table-cell office:value-type="float" office:value="53.832302" calcext:value-type="float">
            <text:p>53,832302</text:p>
          </table:table-cell>
          <table:table-cell office:value-type="float" office:value="961.469971" calcext:value-type="float">
            <text:p>961,469971</text:p>
          </table:table-cell>
          <table:table-cell office:value-type="float" office:value="239.28125" calcext:value-type="float">
            <text:p>239,28125</text:p>
          </table:table-cell>
          <table:table-cell office:value-type="float" office:value="239.4375" calcext:value-type="float">
            <text:p>239,4375</text:p>
          </table:table-cell>
          <table:table-cell office:value-type="float" office:value="236.65625" calcext:value-type="float">
            <text:p>236,65625</text:p>
          </table:table-cell>
          <table:table-cell office:value-type="float" office:value="249.8125" calcext:value-type="float">
            <text:p>249,8125</text:p>
          </table:table-cell>
          <table:table-cell table:number-columns-repeated="1012"/>
        </table:table-row>
        <table:table-row table:style-name="ro1">
          <table:table-cell table:formula="of:=[.A338]-TIME(0;10;0)" office:value-type="date" office:date-value="2018-01-24T16:53:59.999961" calcext:value-type="date">
            <text:p>24.01.2018 16:54</text:p>
          </table:table-cell>
          <table:table-cell office:value-type="float" office:value="11.157016" calcext:value-type="float">
            <text:p>11,157016</text:p>
          </table:table-cell>
          <table:table-cell office:value-type="float" office:value="54.792095" calcext:value-type="float">
            <text:p>54,792095</text:p>
          </table:table-cell>
          <table:table-cell office:value-type="float" office:value="961.47998" calcext:value-type="float">
            <text:p>961,47998</text:p>
          </table:table-cell>
          <table:table-cell office:value-type="float" office:value="239.28125" calcext:value-type="float">
            <text:p>239,28125</text:p>
          </table:table-cell>
          <table:table-cell office:value-type="float" office:value="239.46875" calcext:value-type="float">
            <text:p>239,46875</text:p>
          </table:table-cell>
          <table:table-cell office:value-type="float" office:value="236.8125" calcext:value-type="float">
            <text:p>236,8125</text:p>
          </table:table-cell>
          <table:table-cell office:value-type="float" office:value="250.0625" calcext:value-type="float">
            <text:p>250,06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339]-TIME(0;10;0)" office:value-type="date" office:date-value="2018-01-24T17:03:59.999961" calcext:value-type="date">
            <text:p>24.01.2018 17:04</text:p>
          </table:table-cell>
          <table:table-cell office:value-type="float" office:value="10.876631" calcext:value-type="float">
            <text:p>10,876631</text:p>
          </table:table-cell>
          <table:table-cell office:value-type="float" office:value="56.203556" calcext:value-type="float">
            <text:p>56,203556</text:p>
          </table:table-cell>
          <table:table-cell office:value-type="float" office:value="961.400024" calcext:value-type="float">
            <text:p>961,400024</text:p>
          </table:table-cell>
          <table:table-cell office:value-type="float" office:value="239.25" calcext:value-type="float">
            <text:p>239,25</text:p>
          </table:table-cell>
          <table:table-cell office:value-type="float" office:value="239.40625" calcext:value-type="float">
            <text:p>239,40625</text:p>
          </table:table-cell>
          <table:table-cell office:value-type="float" office:value="236.90625" calcext:value-type="float">
            <text:p>236,90625</text:p>
          </table:table-cell>
          <table:table-cell office:value-type="float" office:value="249.9375" calcext:value-type="float">
            <text:p>249,9375</text:p>
          </table:table-cell>
          <table:table-cell table:number-columns-repeated="1012"/>
        </table:table-row>
        <table:table-row table:style-name="ro1">
          <table:table-cell table:formula="of:=[.A340]-TIME(0;10;0)" office:value-type="date" office:date-value="2018-01-24T17:13:59.999961" calcext:value-type="date">
            <text:p>24.01.2018 17:14</text:p>
          </table:table-cell>
          <table:table-cell office:value-type="float" office:value="10.62295" calcext:value-type="float">
            <text:p>10,62295</text:p>
          </table:table-cell>
          <table:table-cell office:value-type="float" office:value="57.424278" calcext:value-type="float">
            <text:p>57,424278</text:p>
          </table:table-cell>
          <table:table-cell office:value-type="float" office:value="961.26001" calcext:value-type="float">
            <text:p>961,26001</text:p>
          </table:table-cell>
          <table:table-cell office:value-type="float" office:value="239.53125" calcext:value-type="float">
            <text:p>239,53125</text:p>
          </table:table-cell>
          <table:table-cell office:value-type="float" office:value="239.8125" calcext:value-type="float">
            <text:p>239,8125</text:p>
          </table:table-cell>
          <table:table-cell office:value-type="float" office:value="236.8125" calcext:value-type="float">
            <text:p>236,8125</text:p>
          </table:table-cell>
          <table:table-cell office:value-type="float" office:value="251.03125" calcext:value-type="float">
            <text:p>251,03125</text:p>
          </table:table-cell>
          <table:table-cell table:number-columns-repeated="1012"/>
        </table:table-row>
        <table:table-row table:style-name="ro1">
          <table:table-cell table:formula="of:=[.A341]-TIME(0;10;0)" office:value-type="date" office:date-value="2018-01-24T17:23:59.999962" calcext:value-type="date">
            <text:p>24.01.2018 17:24</text:p>
          </table:table-cell>
          <table:table-cell office:value-type="float" office:value="10.524147" calcext:value-type="float">
            <text:p>10,524147</text:p>
          </table:table-cell>
          <table:table-cell office:value-type="float" office:value="57.804226" calcext:value-type="float">
            <text:p>57,804226</text:p>
          </table:table-cell>
          <table:table-cell office:value-type="float" office:value="961.309998" calcext:value-type="float">
            <text:p>961,309998</text:p>
          </table:table-cell>
          <table:table-cell office:value-type="float" office:value="239.59375" calcext:value-type="float">
            <text:p>239,59375</text:p>
          </table:table-cell>
          <table:table-cell office:value-type="float" office:value="239.8125" calcext:value-type="float">
            <text:p>239,8125</text:p>
          </table:table-cell>
          <table:table-cell office:value-type="float" office:value="237.0625" calcext:value-type="float">
            <text:p>237,0625</text:p>
          </table:table-cell>
          <table:table-cell office:value-type="float" office:value="252.65625" calcext:value-type="float">
            <text:p>252,65625</text:p>
          </table:table-cell>
          <table:table-cell table:number-columns-repeated="1012"/>
        </table:table-row>
        <table:table-row table:style-name="ro1">
          <table:table-cell table:formula="of:=[.A342]-TIME(0;10;0)" office:value-type="date" office:date-value="2018-01-24T17:33:59.999962" calcext:value-type="date">
            <text:p>24.01.2018 17:34</text:p>
          </table:table-cell>
          <table:table-cell office:value-type="float" office:value="10.395971" calcext:value-type="float">
            <text:p>10,395971</text:p>
          </table:table-cell>
          <table:table-cell office:value-type="float" office:value="58.24979" calcext:value-type="float">
            <text:p>58,24979</text:p>
          </table:table-cell>
          <table:table-cell office:value-type="float" office:value="961.289978" calcext:value-type="float">
            <text:p>961,289978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9.96875" calcext:value-type="float">
            <text:p>239,96875</text:p>
          </table:table-cell>
          <table:table-cell office:value-type="float" office:value="236.96875" calcext:value-type="float">
            <text:p>236,96875</text:p>
          </table:table-cell>
          <table:table-cell office:value-type="float" office:value="256.125" calcext:value-type="float">
            <text:p>256,125</text:p>
          </table:table-cell>
          <table:table-cell table:number-columns-repeated="1012"/>
        </table:table-row>
        <table:table-row table:style-name="ro1">
          <table:table-cell table:formula="of:=[.A343]-TIME(0;10;0)" office:value-type="date" office:date-value="2018-01-24T17:43:59.999962" calcext:value-type="date">
            <text:p>24.01.2018 17:44</text:p>
          </table:table-cell>
          <table:table-cell office:value-type="float" office:value="10.214389" calcext:value-type="float">
            <text:p>10,214389</text:p>
          </table:table-cell>
          <table:table-cell office:value-type="float" office:value="59.809261" calcext:value-type="float">
            <text:p>59,809261</text:p>
          </table:table-cell>
          <table:table-cell office:value-type="float" office:value="961.22998" calcext:value-type="float">
            <text:p>961,22998</text:p>
          </table:table-cell>
          <table:table-cell office:value-type="float" office:value="239.625" calcext:value-type="float">
            <text:p>239,625</text:p>
          </table:table-cell>
          <table:table-cell office:value-type="float" office:value="239.96875" calcext:value-type="float">
            <text:p>239,96875</text:p>
          </table:table-cell>
          <table:table-cell office:value-type="float" office:value="237.21875" calcext:value-type="float">
            <text:p>237,21875</text:p>
          </table:table-cell>
          <table:table-cell office:value-type="float" office:value="251.34375" calcext:value-type="float">
            <text:p>251,34375</text:p>
          </table:table-cell>
          <table:table-cell table:number-columns-repeated="1012"/>
        </table:table-row>
        <table:table-row table:style-name="ro1">
          <table:table-cell table:formula="of:=[.A345]-TIME(0;10;0)" office:value-type="date" office:date-value="2018-01-24T17:53:59.999962" calcext:value-type="date">
            <text:p>24.01.2018 17:54</text:p>
          </table:table-cell>
          <table:table-cell office:value-type="float" office:value="9.97673" calcext:value-type="float">
            <text:p>9,97673</text:p>
          </table:table-cell>
          <table:table-cell office:value-type="float" office:value="60.987259" calcext:value-type="float">
            <text:p>60,987259</text:p>
          </table:table-cell>
          <table:table-cell office:value-type="float" office:value="961.02002" calcext:value-type="float">
            <text:p>961,02002</text:p>
          </table:table-cell>
          <table:table-cell office:value-type="float" office:value="239.875" calcext:value-type="float">
            <text:p>239,875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37.4375" calcext:value-type="float">
            <text:p>237,4375</text:p>
          </table:table-cell>
          <table:table-cell office:value-type="float" office:value="254.34375" calcext:value-type="float">
            <text:p>254,343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346]-TIME(0;10;0)" office:value-type="date" office:date-value="2018-01-24T18:03:59.999962" calcext:value-type="date">
            <text:p>24.01.2018 18:04</text:p>
          </table:table-cell>
          <table:table-cell office:value-type="float" office:value="9.864576" calcext:value-type="float">
            <text:p>9,864576</text:p>
          </table:table-cell>
          <table:table-cell office:value-type="float" office:value="61.310749" calcext:value-type="float">
            <text:p>61,310749</text:p>
          </table:table-cell>
          <table:table-cell office:value-type="float" office:value="960.950012" calcext:value-type="float">
            <text:p>960,950012</text:p>
          </table:table-cell>
          <table:table-cell office:value-type="float" office:value="239.78125" calcext:value-type="float">
            <text:p>239,78125</text:p>
          </table:table-cell>
          <table:table-cell office:value-type="float" office:value="239.96875" calcext:value-type="float">
            <text:p>239,9687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58.4375" calcext:value-type="float">
            <text:p>258,4375</text:p>
          </table:table-cell>
          <table:table-cell table:number-columns-repeated="1012"/>
        </table:table-row>
        <table:table-row table:style-name="ro1">
          <table:table-cell table:formula="of:=[.A347]-TIME(0;10;0)" office:value-type="date" office:date-value="2018-01-24T18:13:59.999962" calcext:value-type="date">
            <text:p>24.01.2018 18:14</text:p>
          </table:table-cell>
          <table:table-cell office:value-type="float" office:value="9.594873" calcext:value-type="float">
            <text:p>9,594873</text:p>
          </table:table-cell>
          <table:table-cell office:value-type="float" office:value="62.784771" calcext:value-type="float">
            <text:p>62,784771</text:p>
          </table:table-cell>
          <table:table-cell office:value-type="float" office:value="960.73999" calcext:value-type="float">
            <text:p>960,73999</text:p>
          </table:table-cell>
          <table:table-cell office:value-type="float" office:value="239.875" calcext:value-type="float">
            <text:p>239,875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51.59375" calcext:value-type="float">
            <text:p>251,59375</text:p>
          </table:table-cell>
          <table:table-cell table:number-columns-repeated="1012"/>
        </table:table-row>
        <table:table-row table:style-name="ro1">
          <table:table-cell table:formula="of:=[.A348]-TIME(0;10;0)" office:value-type="date" office:date-value="2018-01-24T18:23:59.999962" calcext:value-type="date">
            <text:p>24.01.2018 18:24</text:p>
          </table:table-cell>
          <table:table-cell office:value-type="float" office:value="9.386587" calcext:value-type="float">
            <text:p>9,386587</text:p>
          </table:table-cell>
          <table:table-cell office:value-type="float" office:value="63.599602" calcext:value-type="float">
            <text:p>63,599602</text:p>
          </table:table-cell>
          <table:table-cell office:value-type="float" office:value="960.609985" calcext:value-type="float">
            <text:p>960,609985</text:p>
          </table:table-cell>
          <table:table-cell office:value-type="float" office:value="239.96875" calcext:value-type="float">
            <text:p>239,96875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37.5" calcext:value-type="float">
            <text:p>237,5</text:p>
          </table:table-cell>
          <table:table-cell office:value-type="float" office:value="255.15625" calcext:value-type="float">
            <text:p>255,15625</text:p>
          </table:table-cell>
          <table:table-cell table:number-columns-repeated="1012"/>
        </table:table-row>
        <table:table-row table:style-name="ro1">
          <table:table-cell table:formula="of:=[.A349]-TIME(0;10;0)" office:value-type="date" office:date-value="2018-01-24T18:33:59.999962" calcext:value-type="date">
            <text:p>24.01.2018 18:34</text:p>
          </table:table-cell>
          <table:table-cell office:value-type="float" office:value="9.343863" calcext:value-type="float">
            <text:p>9,343863</text:p>
          </table:table-cell>
          <table:table-cell office:value-type="float" office:value="63.430229" calcext:value-type="float">
            <text:p>63,430229</text:p>
          </table:table-cell>
          <table:table-cell office:value-type="float" office:value="960.349976" calcext:value-type="float">
            <text:p>960,349976</text:p>
          </table:table-cell>
          <table:table-cell office:value-type="float" office:value="239.96875" calcext:value-type="float">
            <text:p>239,9687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52.3125" calcext:value-type="float">
            <text:p>252,3125</text:p>
          </table:table-cell>
          <table:table-cell table:number-columns-repeated="1012"/>
        </table:table-row>
        <table:table-row table:style-name="ro1">
          <table:table-cell table:formula="of:=[.A350]-TIME(0;10;0)" office:value-type="date" office:date-value="2018-01-24T18:43:59.999962" calcext:value-type="date">
            <text:p>24.01.2018 18:44</text:p>
          </table:table-cell>
          <table:table-cell office:value-type="float" office:value="9.258411" calcext:value-type="float">
            <text:p>9,258411</text:p>
          </table:table-cell>
          <table:table-cell office:value-type="float" office:value="63.237965" calcext:value-type="float">
            <text:p>63,237965</text:p>
          </table:table-cell>
          <table:table-cell office:value-type="float" office:value="960.440002" calcext:value-type="float">
            <text:p>960,440002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55.125" calcext:value-type="float">
            <text:p>255,125</text:p>
          </table:table-cell>
          <table:table-cell table:number-columns-repeated="1012"/>
        </table:table-row>
        <table:table-row table:style-name="ro1">
          <table:table-cell table:formula="of:=[.A352]-TIME(0;10;0)" office:value-type="date" office:date-value="2018-01-24T18:53:59.999962" calcext:value-type="date">
            <text:p>24.01.2018 18:54</text:p>
          </table:table-cell>
          <table:table-cell office:value-type="float" office:value="9.106203" calcext:value-type="float">
            <text:p>9,106203</text:p>
          </table:table-cell>
          <table:table-cell office:value-type="float" office:value="63.26543" calcext:value-type="float">
            <text:p>63,26543</text:p>
          </table:table-cell>
          <table:table-cell office:value-type="float" office:value="960.409973" calcext:value-type="float">
            <text:p>960,409973</text:p>
          </table:table-cell>
          <table:table-cell office:value-type="float" office:value="240.0625" calcext:value-type="float">
            <text:p>240,062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71875" calcext:value-type="float">
            <text:p>237,71875</text:p>
          </table:table-cell>
          <table:table-cell office:value-type="float" office:value="252.375" calcext:value-type="float">
            <text:p>252,3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353]-TIME(0;10;0)" office:value-type="date" office:date-value="2018-01-24T19:03:59.999962" calcext:value-type="date">
            <text:p>24.01.2018 19:04</text:p>
          </table:table-cell>
          <table:table-cell office:value-type="float" office:value="8.823148" calcext:value-type="float">
            <text:p>8,823148</text:p>
          </table:table-cell>
          <table:table-cell office:value-type="float" office:value="63.340199" calcext:value-type="float">
            <text:p>63,340199</text:p>
          </table:table-cell>
          <table:table-cell office:value-type="float" office:value="960.309998" calcext:value-type="float">
            <text:p>960,309998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51.53125" calcext:value-type="float">
            <text:p>251,53125</text:p>
          </table:table-cell>
          <table:table-cell table:number-columns-repeated="1012"/>
        </table:table-row>
        <table:table-row table:style-name="ro1">
          <table:table-cell table:formula="of:=[.A354]-TIME(0;10;0)" office:value-type="date" office:date-value="2018-01-24T19:13:59.999962" calcext:value-type="date">
            <text:p>24.01.2018 19:14</text:p>
          </table:table-cell>
          <table:table-cell office:value-type="float" office:value="8.668269" calcext:value-type="float">
            <text:p>8,668269</text:p>
          </table:table-cell>
          <table:table-cell office:value-type="float" office:value="62.006561" calcext:value-type="float">
            <text:p>62,006561</text:p>
          </table:table-cell>
          <table:table-cell office:value-type="float" office:value="960.140015" calcext:value-type="float">
            <text:p>960,14001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50.8125" calcext:value-type="float">
            <text:p>250,8125</text:p>
          </table:table-cell>
          <table:table-cell table:number-columns-repeated="1012"/>
        </table:table-row>
        <table:table-row table:style-name="ro1">
          <table:table-cell table:formula="of:=[.A355]-TIME(0;10;0)" office:value-type="date" office:date-value="2018-01-24T19:23:59.999962" calcext:value-type="date">
            <text:p>24.01.2018 19:24</text:p>
          </table:table-cell>
          <table:table-cell office:value-type="float" office:value="8.542764" calcext:value-type="float">
            <text:p>8,542764</text:p>
          </table:table-cell>
          <table:table-cell office:value-type="float" office:value="62.182041" calcext:value-type="float">
            <text:p>62,182041</text:p>
          </table:table-cell>
          <table:table-cell office:value-type="float" office:value="960.070007" calcext:value-type="float">
            <text:p>960,070007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48.875" calcext:value-type="float">
            <text:p>248,875</text:p>
          </table:table-cell>
          <table:table-cell table:number-columns-repeated="1012"/>
        </table:table-row>
        <table:table-row table:style-name="ro1">
          <table:table-cell table:formula="of:=[.A356]-TIME(0;10;0)" office:value-type="date" office:date-value="2018-01-24T19:33:59.999962" calcext:value-type="date">
            <text:p>24.01.2018 19:34</text:p>
          </table:table-cell>
          <table:table-cell office:value-type="float" office:value="8.457313" calcext:value-type="float">
            <text:p>8,457313</text:p>
          </table:table-cell>
          <table:table-cell office:value-type="float" office:value="62.587929" calcext:value-type="float">
            <text:p>62,587929</text:p>
          </table:table-cell>
          <table:table-cell office:value-type="float" office:value="959.919983" calcext:value-type="float">
            <text:p>959,919983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50.40625" calcext:value-type="float">
            <text:p>250,40625</text:p>
          </table:table-cell>
          <table:table-cell table:number-columns-repeated="1012"/>
        </table:table-row>
        <table:table-row table:style-name="ro1">
          <table:table-cell table:formula="of:=[.A357]-TIME(0;10;0)" office:value-type="date" office:date-value="2018-01-24T19:43:59.999963" calcext:value-type="date">
            <text:p>24.01.2018 19:44</text:p>
          </table:table-cell>
          <table:table-cell office:value-type="float" office:value="8.401236" calcext:value-type="float">
            <text:p>8,401236</text:p>
          </table:table-cell>
          <table:table-cell office:value-type="float" office:value="62.62608" calcext:value-type="float">
            <text:p>62,62608</text:p>
          </table:table-cell>
          <table:table-cell office:value-type="float" office:value="959.940002" calcext:value-type="float">
            <text:p>959,940002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51.40625" calcext:value-type="float">
            <text:p>251,40625</text:p>
          </table:table-cell>
          <table:table-cell table:number-columns-repeated="1012"/>
        </table:table-row>
        <table:table-row table:style-name="ro1">
          <table:table-cell table:formula="of:=[.A359]-TIME(0;10;0)" office:value-type="date" office:date-value="2018-01-24T19:53:59.999963" calcext:value-type="date">
            <text:p>24.01.2018 19:54</text:p>
          </table:table-cell>
          <table:table-cell office:value-type="float" office:value="8.318456" calcext:value-type="float">
            <text:p>8,318456</text:p>
          </table:table-cell>
          <table:table-cell office:value-type="float" office:value="62.560463" calcext:value-type="float">
            <text:p>62,560463</text:p>
          </table:table-cell>
          <table:table-cell office:value-type="float" office:value="959.719971" calcext:value-type="float">
            <text:p>959,719971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51.21875" calcext:value-type="float">
            <text:p>251,218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360]-TIME(0;10;0)" office:value-type="date" office:date-value="2018-01-24T20:03:59.999963" calcext:value-type="date">
            <text:p>24.01.2018 20:04</text:p>
          </table:table-cell>
          <table:table-cell office:value-type="float" office:value="8.150225" calcext:value-type="float">
            <text:p>8,150225</text:p>
          </table:table-cell>
          <table:table-cell office:value-type="float" office:value="62.420082" calcext:value-type="float">
            <text:p>62,420082</text:p>
          </table:table-cell>
          <table:table-cell office:value-type="float" office:value="959.609985" calcext:value-type="float">
            <text:p>959,60998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50.90625" calcext:value-type="float">
            <text:p>250,90625</text:p>
          </table:table-cell>
          <table:table-cell table:number-columns-repeated="1012"/>
        </table:table-row>
        <table:table-row table:style-name="ro1">
          <table:table-cell table:formula="of:=[.A361]-TIME(0;10;0)" office:value-type="date" office:date-value="2018-01-24T20:13:59.999963" calcext:value-type="date">
            <text:p>24.01.2018 20:14</text:p>
          </table:table-cell>
          <table:table-cell office:value-type="float" office:value="8.19028" calcext:value-type="float">
            <text:p>8,19028</text:p>
          </table:table-cell>
          <table:table-cell office:value-type="float" office:value="61.864651" calcext:value-type="float">
            <text:p>61,864651</text:p>
          </table:table-cell>
          <table:table-cell office:value-type="float" office:value="959.809998" calcext:value-type="float">
            <text:p>959,809998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53.8125" calcext:value-type="float">
            <text:p>253,8125</text:p>
          </table:table-cell>
          <table:table-cell table:number-columns-repeated="1012"/>
        </table:table-row>
        <table:table-row table:style-name="ro1">
          <table:table-cell table:formula="of:=[.A362]-TIME(0;10;0)" office:value-type="date" office:date-value="2018-01-24T20:23:59.999963" calcext:value-type="date">
            <text:p>24.01.2018 20:24</text:p>
          </table:table-cell>
          <table:table-cell office:value-type="float" office:value="8.331807" calcext:value-type="float">
            <text:p>8,331807</text:p>
          </table:table-cell>
          <table:table-cell office:value-type="float" office:value="62.629131" calcext:value-type="float">
            <text:p>62,629131</text:p>
          </table:table-cell>
          <table:table-cell office:value-type="float" office:value="959.789978" calcext:value-type="float">
            <text:p>959,789978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51" calcext:value-type="float">
            <text:p>251</text:p>
          </table:table-cell>
          <table:table-cell table:number-columns-repeated="1012"/>
        </table:table-row>
        <table:table-row table:style-name="ro1">
          <table:table-cell table:formula="of:=[.A363]-TIME(0;10;0)" office:value-type="date" office:date-value="2018-01-24T20:33:59.999963" calcext:value-type="date">
            <text:p>24.01.2018 20:34</text:p>
          </table:table-cell>
          <table:table-cell office:value-type="float" office:value="8.27573" calcext:value-type="float">
            <text:p>8,27573</text:p>
          </table:table-cell>
          <table:table-cell office:value-type="float" office:value="62.281223" calcext:value-type="float">
            <text:p>62,281223</text:p>
          </table:table-cell>
          <table:table-cell office:value-type="float" office:value="959.650024" calcext:value-type="float">
            <text:p>959,650024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55.46875" calcext:value-type="float">
            <text:p>255,46875</text:p>
          </table:table-cell>
          <table:table-cell table:number-columns-repeated="1012"/>
        </table:table-row>
        <table:table-row table:style-name="ro1">
          <table:table-cell table:formula="of:=[.A364]-TIME(0;10;0)" office:value-type="date" office:date-value="2018-01-24T20:43:59.999964" calcext:value-type="date">
            <text:p>24.01.2018 20:44</text:p>
          </table:table-cell>
          <table:table-cell office:value-type="float" office:value="8.206302" calcext:value-type="float">
            <text:p>8,206302</text:p>
          </table:table-cell>
          <table:table-cell office:value-type="float" office:value="62.694744" calcext:value-type="float">
            <text:p>62,694744</text:p>
          </table:table-cell>
          <table:table-cell office:value-type="float" office:value="959.659973" calcext:value-type="float">
            <text:p>959,659973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38.5" calcext:value-type="float">
            <text:p>238,5</text:p>
          </table:table-cell>
          <table:table-cell office:value-type="float" office:value="256.59375" calcext:value-type="float">
            <text:p>256,59375</text:p>
          </table:table-cell>
          <table:table-cell table:number-columns-repeated="1012"/>
        </table:table-row>
        <table:table-row table:style-name="ro1">
          <table:table-cell table:formula="of:=[.A366]-TIME(0;10;0)" office:value-type="date" office:date-value="2018-01-24T20:53:59.999964" calcext:value-type="date">
            <text:p>24.01.2018 20:54</text:p>
          </table:table-cell>
          <table:table-cell office:value-type="float" office:value="8.150225" calcext:value-type="float">
            <text:p>8,150225</text:p>
          </table:table-cell>
          <table:table-cell office:value-type="float" office:value="62.882431" calcext:value-type="float">
            <text:p>62,882431</text:p>
          </table:table-cell>
          <table:table-cell office:value-type="float" office:value="959.659973" calcext:value-type="float">
            <text:p>959,659973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1" calcext:value-type="float">
            <text:p>241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53.90625" calcext:value-type="float">
            <text:p>253,906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367]-TIME(0;10;0)" office:value-type="date" office:date-value="2018-01-24T21:03:59.999963" calcext:value-type="date">
            <text:p>24.01.2018 21:04</text:p>
          </table:table-cell>
          <table:table-cell office:value-type="float" office:value="8.120852" calcext:value-type="float">
            <text:p>8,120852</text:p>
          </table:table-cell>
          <table:table-cell office:value-type="float" office:value="63.860531" calcext:value-type="float">
            <text:p>63,860531</text:p>
          </table:table-cell>
          <table:table-cell office:value-type="float" office:value="959.789978" calcext:value-type="float">
            <text:p>959,789978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57.40625" calcext:value-type="float">
            <text:p>257,40625</text:p>
          </table:table-cell>
          <table:table-cell table:number-columns-repeated="1012"/>
        </table:table-row>
        <table:table-row table:style-name="ro1">
          <table:table-cell table:formula="of:=[.A368]-TIME(0;10;0)" office:value-type="date" office:date-value="2018-01-24T21:13:59.999963" calcext:value-type="date">
            <text:p>24.01.2018 21:14</text:p>
          </table:table-cell>
          <table:table-cell office:value-type="float" office:value="8.024719" calcext:value-type="float">
            <text:p>8,024719</text:p>
          </table:table-cell>
          <table:table-cell office:value-type="float" office:value="64.7715" calcext:value-type="float">
            <text:p>64,7715</text:p>
          </table:table-cell>
          <table:table-cell office:value-type="float" office:value="959.969971" calcext:value-type="float">
            <text:p>959,969971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54.09375" calcext:value-type="float">
            <text:p>254,09375</text:p>
          </table:table-cell>
          <table:table-cell table:number-columns-repeated="1012"/>
        </table:table-row>
        <table:table-row table:style-name="ro1">
          <table:table-cell table:formula="of:=[.A369]-TIME(0;10;0)" office:value-type="date" office:date-value="2018-01-24T21:23:59.999963" calcext:value-type="date">
            <text:p>24.01.2018 21:24</text:p>
          </table:table-cell>
          <table:table-cell office:value-type="float" office:value="7.925918" calcext:value-type="float">
            <text:p>7,925918</text:p>
          </table:table-cell>
          <table:table-cell office:value-type="float" office:value="64.626534" calcext:value-type="float">
            <text:p>64,626534</text:p>
          </table:table-cell>
          <table:table-cell office:value-type="float" office:value="959.840027" calcext:value-type="float">
            <text:p>959,840027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54.28125" calcext:value-type="float">
            <text:p>254,28125</text:p>
          </table:table-cell>
          <table:table-cell table:number-columns-repeated="1012"/>
        </table:table-row>
        <table:table-row table:style-name="ro1">
          <table:table-cell table:formula="of:=[.A370]-TIME(0;10;0)" office:value-type="date" office:date-value="2018-01-24T21:33:59.999963" calcext:value-type="date">
            <text:p>24.01.2018 21:34</text:p>
          </table:table-cell>
          <table:table-cell office:value-type="float" office:value="7.869841" calcext:value-type="float">
            <text:p>7,869841</text:p>
          </table:table-cell>
          <table:table-cell office:value-type="float" office:value="64.942398" calcext:value-type="float">
            <text:p>64,942398</text:p>
          </table:table-cell>
          <table:table-cell office:value-type="float" office:value="959.77002" calcext:value-type="float">
            <text:p>959,77002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57.75" calcext:value-type="float">
            <text:p>257,75</text:p>
          </table:table-cell>
          <table:table-cell table:number-columns-repeated="1012"/>
        </table:table-row>
        <table:table-row table:style-name="ro1">
          <table:table-cell table:formula="of:=[.A371]-TIME(0;10;0)" office:value-type="date" office:date-value="2018-01-24T21:43:59.999963" calcext:value-type="date">
            <text:p>24.01.2018 21:44</text:p>
          </table:table-cell>
          <table:table-cell office:value-type="float" office:value="7.712291" calcext:value-type="float">
            <text:p>7,712291</text:p>
          </table:table-cell>
          <table:table-cell office:value-type="float" office:value="65.148392" calcext:value-type="float">
            <text:p>65,148392</text:p>
          </table:table-cell>
          <table:table-cell office:value-type="float" office:value="959.650024" calcext:value-type="float">
            <text:p>959,650024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54.9375" calcext:value-type="float">
            <text:p>254,9375</text:p>
          </table:table-cell>
          <table:table-cell table:number-columns-repeated="1012"/>
        </table:table-row>
        <table:table-row table:style-name="ro1">
          <table:table-cell table:formula="of:=[.A373]-TIME(0;10;0)" office:value-type="date" office:date-value="2018-01-24T21:53:59.999963" calcext:value-type="date">
            <text:p>24.01.2018 21:54</text:p>
          </table:table-cell>
          <table:table-cell office:value-type="float" office:value="7.629511" calcext:value-type="float">
            <text:p>7,629511</text:p>
          </table:table-cell>
          <table:table-cell office:value-type="float" office:value="65.404747" calcext:value-type="float">
            <text:p>65,404747</text:p>
          </table:table-cell>
          <table:table-cell office:value-type="float" office:value="959.780029" calcext:value-type="float">
            <text:p>959,780029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54.3125" calcext:value-type="float">
            <text:p>254,31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374]-TIME(0;10;0)" office:value-type="date" office:date-value="2018-01-24T22:03:59.999963" calcext:value-type="date">
            <text:p>24.01.2018 22:04</text:p>
          </table:table-cell>
          <table:table-cell office:value-type="float" office:value="7.586786" calcext:value-type="float">
            <text:p>7,586786</text:p>
          </table:table-cell>
          <table:table-cell office:value-type="float" office:value="66.396584" calcext:value-type="float">
            <text:p>66,396584</text:p>
          </table:table-cell>
          <table:table-cell office:value-type="float" office:value="959.940002" calcext:value-type="float">
            <text:p>959,940002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38.625" calcext:value-type="float">
            <text:p>238,625</text:p>
          </table:table-cell>
          <table:table-cell office:value-type="float" office:value="256.9375" calcext:value-type="float">
            <text:p>256,9375</text:p>
          </table:table-cell>
          <table:table-cell table:number-columns-repeated="1012"/>
        </table:table-row>
        <table:table-row table:style-name="ro1">
          <table:table-cell table:formula="of:=[.A375]-TIME(0;10;0)" office:value-type="date" office:date-value="2018-01-24T22:13:59.999964" calcext:value-type="date">
            <text:p>24.01.2018 22:14</text:p>
          </table:table-cell>
          <table:table-cell office:value-type="float" office:value="7.487984" calcext:value-type="float">
            <text:p>7,487984</text:p>
          </table:table-cell>
          <table:table-cell office:value-type="float" office:value="66.306557" calcext:value-type="float">
            <text:p>66,306557</text:p>
          </table:table-cell>
          <table:table-cell office:value-type="float" office:value="959.940002" calcext:value-type="float">
            <text:p>959,940002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54.40625" calcext:value-type="float">
            <text:p>254,40625</text:p>
          </table:table-cell>
          <table:table-cell table:number-columns-repeated="1012"/>
        </table:table-row>
        <table:table-row table:style-name="ro1">
          <table:table-cell table:formula="of:=[.A376]-TIME(0;10;0)" office:value-type="date" office:date-value="2018-01-24T22:23:59.999964" calcext:value-type="date">
            <text:p>24.01.2018 22:24</text:p>
          </table:table-cell>
          <table:table-cell office:value-type="float" office:value="7.445258" calcext:value-type="float">
            <text:p>7,445258</text:p>
          </table:table-cell>
          <table:table-cell office:value-type="float" office:value="66.451515" calcext:value-type="float">
            <text:p>66,451515</text:p>
          </table:table-cell>
          <table:table-cell office:value-type="float" office:value="959.890015" calcext:value-type="float">
            <text:p>959,89001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38.8125" calcext:value-type="float">
            <text:p>238,8125</text:p>
          </table:table-cell>
          <table:table-cell office:value-type="float" office:value="253.15625" calcext:value-type="float">
            <text:p>253,15625</text:p>
          </table:table-cell>
          <table:table-cell table:number-columns-repeated="1012"/>
        </table:table-row>
        <table:table-row table:style-name="ro1">
          <table:table-cell table:formula="of:=[.A377]-TIME(0;10;0)" office:value-type="date" office:date-value="2018-01-24T22:33:59.999964" calcext:value-type="date">
            <text:p>24.01.2018 22:34</text:p>
          </table:table-cell>
          <table:table-cell office:value-type="float" office:value="7.293049" calcext:value-type="float">
            <text:p>7,293049</text:p>
          </table:table-cell>
          <table:table-cell office:value-type="float" office:value="66.836044" calcext:value-type="float">
            <text:p>66,836044</text:p>
          </table:table-cell>
          <table:table-cell office:value-type="float" office:value="960.049988" calcext:value-type="float">
            <text:p>960,049988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50.3125" calcext:value-type="float">
            <text:p>250,3125</text:p>
          </table:table-cell>
          <table:table-cell table:number-columns-repeated="1012"/>
        </table:table-row>
        <table:table-row table:style-name="ro1">
          <table:table-cell table:formula="of:=[.A378]-TIME(0;10;0)" office:value-type="date" office:date-value="2018-01-24T22:43:59.999964" calcext:value-type="date">
            <text:p>24.01.2018 22:44</text:p>
          </table:table-cell>
          <table:table-cell office:value-type="float" office:value="7.164874" calcext:value-type="float">
            <text:p>7,164874</text:p>
          </table:table-cell>
          <table:table-cell office:value-type="float" office:value="67.4403" calcext:value-type="float">
            <text:p>67,4403</text:p>
          </table:table-cell>
          <table:table-cell office:value-type="float" office:value="960.049988" calcext:value-type="float">
            <text:p>960,049988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38.5" calcext:value-type="float">
            <text:p>238,5</text:p>
          </table:table-cell>
          <table:table-cell office:value-type="float" office:value="259" calcext:value-type="float">
            <text:p>259</text:p>
          </table:table-cell>
          <table:table-cell table:number-columns-repeated="1012"/>
        </table:table-row>
        <table:table-row table:style-name="ro1">
          <table:table-cell table:formula="of:=[.A380]-TIME(0;10;0)" office:value-type="date" office:date-value="2018-01-24T22:53:59.999964" calcext:value-type="date">
            <text:p>24.01.2018 22:54</text:p>
          </table:table-cell>
          <table:table-cell office:value-type="float" office:value="7.026017" calcext:value-type="float">
            <text:p>7,026017</text:p>
          </table:table-cell>
          <table:table-cell office:value-type="float" office:value="67.226669" calcext:value-type="float">
            <text:p>67,226669</text:p>
          </table:table-cell>
          <table:table-cell office:value-type="float" office:value="960.210022" calcext:value-type="float">
            <text:p>960,210022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53125" calcext:value-type="float">
            <text:p>238,53125</text:p>
          </table:table-cell>
          <table:table-cell office:value-type="float" office:value="251.53125" calcext:value-type="float">
            <text:p>251,531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381]-TIME(0;10;0)" office:value-type="date" office:date-value="2018-01-24T23:03:59.999964" calcext:value-type="date">
            <text:p>24.01.2018 23:04</text:p>
          </table:table-cell>
          <table:table-cell office:value-type="float" office:value="6.702907" calcext:value-type="float">
            <text:p>6,702907</text:p>
          </table:table-cell>
          <table:table-cell office:value-type="float" office:value="67.263298" calcext:value-type="float">
            <text:p>67,263298</text:p>
          </table:table-cell>
          <table:table-cell office:value-type="float" office:value="960.190002" calcext:value-type="float">
            <text:p>960,190002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50.15625" calcext:value-type="float">
            <text:p>250,15625</text:p>
          </table:table-cell>
          <table:table-cell table:number-columns-repeated="1012"/>
        </table:table-row>
        <table:table-row table:style-name="ro1">
          <table:table-cell table:formula="of:=[.A382]-TIME(0;10;0)" office:value-type="date" office:date-value="2018-01-24T23:13:59.999964" calcext:value-type="date">
            <text:p>24.01.2018 23:14</text:p>
          </table:table-cell>
          <table:table-cell office:value-type="float" office:value="6.633478" calcext:value-type="float">
            <text:p>6,633478</text:p>
          </table:table-cell>
          <table:table-cell office:value-type="float" office:value="66.567482" calcext:value-type="float">
            <text:p>66,567482</text:p>
          </table:table-cell>
          <table:table-cell office:value-type="float" office:value="960.200012" calcext:value-type="float">
            <text:p>960,200012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49.8125" calcext:value-type="float">
            <text:p>249,8125</text:p>
          </table:table-cell>
          <table:table-cell table:number-columns-repeated="1012"/>
        </table:table-row>
        <table:table-row table:style-name="ro1">
          <table:table-cell table:formula="of:=[.A383]-TIME(0;10;0)" office:value-type="date" office:date-value="2018-01-24T23:23:59.999964" calcext:value-type="date">
            <text:p>24.01.2018 23:24</text:p>
          </table:table-cell>
          <table:table-cell office:value-type="float" office:value="6.64683" calcext:value-type="float">
            <text:p>6,64683</text:p>
          </table:table-cell>
          <table:table-cell office:value-type="float" office:value="66.054779" calcext:value-type="float">
            <text:p>66,054779</text:p>
          </table:table-cell>
          <table:table-cell office:value-type="float" office:value="960.27002" calcext:value-type="float">
            <text:p>960,27002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1" calcext:value-type="float">
            <text:p>241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54.125" calcext:value-type="float">
            <text:p>254,125</text:p>
          </table:table-cell>
          <table:table-cell table:number-columns-repeated="1012"/>
        </table:table-row>
        <table:table-row table:style-name="ro1">
          <table:table-cell table:formula="of:=[.A384]-TIME(0;10;0)" office:value-type="date" office:date-value="2018-01-24T23:33:59.999964" calcext:value-type="date">
            <text:p>24.01.2018 23:34</text:p>
          </table:table-cell>
          <table:table-cell office:value-type="float" office:value="6.307698" calcext:value-type="float">
            <text:p>6,307698</text:p>
          </table:table-cell>
          <table:table-cell office:value-type="float" office:value="66.204315" calcext:value-type="float">
            <text:p>66,204315</text:p>
          </table:table-cell>
          <table:table-cell office:value-type="float" office:value="960.150024" calcext:value-type="float">
            <text:p>960,150024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875" calcext:value-type="float">
            <text:p>238,875</text:p>
          </table:table-cell>
          <table:table-cell office:value-type="float" office:value="249.5625" calcext:value-type="float">
            <text:p>249,5625</text:p>
          </table:table-cell>
          <table:table-cell table:number-columns-repeated="1012"/>
        </table:table-row>
        <table:table-row table:style-name="ro1">
          <table:table-cell table:formula="of:=[.A385]-TIME(0;10;0)" office:value-type="date" office:date-value="2018-01-24T23:43:59.999964" calcext:value-type="date">
            <text:p>24.01.2018 23:44</text:p>
          </table:table-cell>
          <table:table-cell office:value-type="float" office:value="6.280995" calcext:value-type="float">
            <text:p>6,280995</text:p>
          </table:table-cell>
          <table:table-cell office:value-type="float" office:value="65.674828" calcext:value-type="float">
            <text:p>65,674828</text:p>
          </table:table-cell>
          <table:table-cell office:value-type="float" office:value="960.080017" calcext:value-type="float">
            <text:p>960,080017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47.59375" calcext:value-type="float">
            <text:p>247,59375</text:p>
          </table:table-cell>
          <table:table-cell table:number-columns-repeated="1012"/>
        </table:table-row>
        <table:table-row table:style-name="ro1">
          <table:table-cell table:formula="of:=[.A387]-TIME(0;10;0)" office:value-type="date" office:date-value="2018-01-24T23:53:59.999964" calcext:value-type="date">
            <text:p>24.01.2018 23:54</text:p>
          </table:table-cell>
          <table:table-cell office:value-type="float" office:value="6.182193" calcext:value-type="float">
            <text:p>6,182193</text:p>
          </table:table-cell>
          <table:table-cell office:value-type="float" office:value="66.686501" calcext:value-type="float">
            <text:p>66,686501</text:p>
          </table:table-cell>
          <table:table-cell office:value-type="float" office:value="959.960022" calcext:value-type="float">
            <text:p>959,960022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5" calcext:value-type="float">
            <text:p>238,5</text:p>
          </table:table-cell>
          <table:table-cell office:value-type="float" office:value="249.90625" calcext:value-type="float">
            <text:p>249,906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388]-TIME(0;10;0)" office:value-type="date" office:date-value="2018-01-25T00:03:59.999964" calcext:value-type="date">
            <text:p>25.01.2018 00:04</text:p>
          </table:table-cell>
          <table:table-cell office:value-type="float" office:value="5.987259" calcext:value-type="float">
            <text:p>5,987259</text:p>
          </table:table-cell>
          <table:table-cell office:value-type="float" office:value="67.49218" calcext:value-type="float">
            <text:p>67,49218</text:p>
          </table:table-cell>
          <table:table-cell office:value-type="float" office:value="960" calcext:value-type="float">
            <text:p>960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48.53125" calcext:value-type="float">
            <text:p>248,53125</text:p>
          </table:table-cell>
          <table:table-cell table:number-columns-repeated="1012"/>
        </table:table-row>
        <table:table-row table:style-name="ro1">
          <table:table-cell table:formula="of:=[.A389]-TIME(0;10;0)" office:value-type="date" office:date-value="2018-01-25T00:13:59.999964" calcext:value-type="date">
            <text:p>25.01.2018 00:14</text:p>
          </table:table-cell>
          <table:table-cell office:value-type="float" office:value="6.083391" calcext:value-type="float">
            <text:p>6,083391</text:p>
          </table:table-cell>
          <table:table-cell office:value-type="float" office:value="66.924545" calcext:value-type="float">
            <text:p>66,924545</text:p>
          </table:table-cell>
          <table:table-cell office:value-type="float" office:value="959.950012" calcext:value-type="float">
            <text:p>959,950012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51.90625" calcext:value-type="float">
            <text:p>251,90625</text:p>
          </table:table-cell>
          <table:table-cell table:number-columns-repeated="1012"/>
        </table:table-row>
        <table:table-row table:style-name="ro1">
          <table:table-cell table:formula="of:=[.A390]-TIME(0;10;0)" office:value-type="date" office:date-value="2018-01-25T00:23:59.999964" calcext:value-type="date">
            <text:p>25.01.2018 00:24</text:p>
          </table:table-cell>
          <table:table-cell office:value-type="float" office:value="6.099412" calcext:value-type="float">
            <text:p>6,099412</text:p>
          </table:table-cell>
          <table:table-cell office:value-type="float" office:value="67.431145" calcext:value-type="float">
            <text:p>67,431145</text:p>
          </table:table-cell>
          <table:table-cell office:value-type="float" office:value="959.900024" calcext:value-type="float">
            <text:p>959,900024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50.34375" calcext:value-type="float">
            <text:p>250,34375</text:p>
          </table:table-cell>
          <table:table-cell table:number-columns-repeated="1012"/>
        </table:table-row>
        <table:table-row table:style-name="ro1">
          <table:table-cell table:formula="of:=[.A391]-TIME(0;10;0)" office:value-type="date" office:date-value="2018-01-25T00:33:59.999965" calcext:value-type="date">
            <text:p>25.01.2018 00:34</text:p>
          </table:table-cell>
          <table:table-cell office:value-type="float" office:value="5.819028" calcext:value-type="float">
            <text:p>5,819028</text:p>
          </table:table-cell>
          <table:table-cell office:value-type="float" office:value="68.220032" calcext:value-type="float">
            <text:p>68,220032</text:p>
          </table:table-cell>
          <table:table-cell office:value-type="float" office:value="959.869995" calcext:value-type="float">
            <text:p>959,86999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39.03125" calcext:value-type="float">
            <text:p>239,03125</text:p>
          </table:table-cell>
          <table:table-cell office:value-type="float" office:value="248.40625" calcext:value-type="float">
            <text:p>248,40625</text:p>
          </table:table-cell>
          <table:table-cell table:number-columns-repeated="1012"/>
        </table:table-row>
        <table:table-row table:style-name="ro1">
          <table:table-cell table:formula="of:=[.A392]-TIME(0;10;0)" office:value-type="date" office:date-value="2018-01-25T00:43:59.999965" calcext:value-type="date">
            <text:p>25.01.2018 00:44</text:p>
          </table:table-cell>
          <table:table-cell office:value-type="float" office:value="5.859083" calcext:value-type="float">
            <text:p>5,859083</text:p>
          </table:table-cell>
          <table:table-cell office:value-type="float" office:value="67.615776" calcext:value-type="float">
            <text:p>67,615776</text:p>
          </table:table-cell>
          <table:table-cell office:value-type="float" office:value="959.76001" calcext:value-type="float">
            <text:p>959,76001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39.03125" calcext:value-type="float">
            <text:p>239,03125</text:p>
          </table:table-cell>
          <table:table-cell office:value-type="float" office:value="249.5625" calcext:value-type="float">
            <text:p>249,5625</text:p>
          </table:table-cell>
          <table:table-cell table:number-columns-repeated="1012"/>
        </table:table-row>
        <table:table-row table:style-name="ro1">
          <table:table-cell table:formula="of:=[.A394]-TIME(0;10;0)" office:value-type="date" office:date-value="2018-01-25T00:53:59.999965" calcext:value-type="date">
            <text:p>25.01.2018 00:54</text:p>
          </table:table-cell>
          <table:table-cell office:value-type="float" office:value="5.83238" calcext:value-type="float">
            <text:p>5,83238</text:p>
          </table:table-cell>
          <table:table-cell office:value-type="float" office:value="67.496758" calcext:value-type="float">
            <text:p>67,496758</text:p>
          </table:table-cell>
          <table:table-cell office:value-type="float" office:value="959.849976" calcext:value-type="float">
            <text:p>959,849976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59375" calcext:value-type="float">
            <text:p>238,59375</text:p>
          </table:table-cell>
          <table:table-cell office:value-type="float" office:value="249.90625" calcext:value-type="float">
            <text:p>249,906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395]-TIME(0;10;0)" office:value-type="date" office:date-value="2018-01-25T01:03:59.999965" calcext:value-type="date">
            <text:p>25.01.2018 01:04</text:p>
          </table:table-cell>
          <table:table-cell office:value-type="float" office:value="5.901808" calcext:value-type="float">
            <text:p>5,901808</text:p>
          </table:table-cell>
          <table:table-cell office:value-type="float" office:value="67.142746" calcext:value-type="float">
            <text:p>67,142746</text:p>
          </table:table-cell>
          <table:table-cell office:value-type="float" office:value="959.880005" calcext:value-type="float">
            <text:p>959,880005</text:p>
          </table:table-cell>
          <table:table-cell table:number-columns-repeated="2" office:value-type="float" office:value="241.28125" calcext:value-type="float">
            <text:p>241,28125</text:p>
          </table:table-cell>
          <table:table-cell office:value-type="float" office:value="238.78125" calcext:value-type="float">
            <text:p>238,78125</text:p>
          </table:table-cell>
          <table:table-cell office:value-type="float" office:value="247.46875" calcext:value-type="float">
            <text:p>247,46875</text:p>
          </table:table-cell>
          <table:table-cell table:number-columns-repeated="1012"/>
        </table:table-row>
        <table:table-row table:style-name="ro1">
          <table:table-cell table:formula="of:=[.A396]-TIME(0;10;0)" office:value-type="date" office:date-value="2018-01-25T01:13:59.999965" calcext:value-type="date">
            <text:p>25.01.2018 01:14</text:p>
          </table:table-cell>
          <table:table-cell office:value-type="float" office:value="6.083391" calcext:value-type="float">
            <text:p>6,083391</text:p>
          </table:table-cell>
          <table:table-cell office:value-type="float" office:value="66.233307" calcext:value-type="float">
            <text:p>66,233307</text:p>
          </table:table-cell>
          <table:table-cell office:value-type="float" office:value="959.77002" calcext:value-type="float">
            <text:p>959,77002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49.15625" calcext:value-type="float">
            <text:p>249,15625</text:p>
          </table:table-cell>
          <table:table-cell table:number-columns-repeated="1012"/>
        </table:table-row>
        <table:table-row table:style-name="ro1">
          <table:table-cell table:formula="of:=[.A397]-TIME(0;10;0)" office:value-type="date" office:date-value="2018-01-25T01:23:59.999965" calcext:value-type="date">
            <text:p>25.01.2018 01:24</text:p>
          </table:table-cell>
          <table:table-cell office:value-type="float" office:value="6.350423" calcext:value-type="float">
            <text:p>6,350423</text:p>
          </table:table-cell>
          <table:table-cell office:value-type="float" office:value="66.140228" calcext:value-type="float">
            <text:p>66,140228</text:p>
          </table:table-cell>
          <table:table-cell office:value-type="float" office:value="959.880005" calcext:value-type="float">
            <text:p>959,88000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38.5" calcext:value-type="float">
            <text:p>238,5</text:p>
          </table:table-cell>
          <table:table-cell office:value-type="float" office:value="250.5625" calcext:value-type="float">
            <text:p>250,5625</text:p>
          </table:table-cell>
          <table:table-cell table:number-columns-repeated="1012"/>
        </table:table-row>
        <table:table-row table:style-name="ro1">
          <table:table-cell table:formula="of:=[.A398]-TIME(0;10;0)" office:value-type="date" office:date-value="2018-01-25T01:33:59.999965" calcext:value-type="date">
            <text:p>25.01.2018 01:34</text:p>
          </table:table-cell>
          <table:table-cell office:value-type="float" office:value="6.604105" calcext:value-type="float">
            <text:p>6,604105</text:p>
          </table:table-cell>
          <table:table-cell office:value-type="float" office:value="65.409325" calcext:value-type="float">
            <text:p>65,409325</text:p>
          </table:table-cell>
          <table:table-cell office:value-type="float" office:value="960.02002" calcext:value-type="float">
            <text:p>960,02002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38.625" calcext:value-type="float">
            <text:p>238,625</text:p>
          </table:table-cell>
          <table:table-cell office:value-type="float" office:value="248.78125" calcext:value-type="float">
            <text:p>248,78125</text:p>
          </table:table-cell>
          <table:table-cell table:number-columns-repeated="1012"/>
        </table:table-row>
        <table:table-row table:style-name="ro1">
          <table:table-cell table:formula="of:=[.A399]-TIME(0;10;0)" office:value-type="date" office:date-value="2018-01-25T01:43:59.999965" calcext:value-type="date">
            <text:p>25.01.2018 01:44</text:p>
          </table:table-cell>
          <table:table-cell office:value-type="float" office:value="6.604105" calcext:value-type="float">
            <text:p>6,604105</text:p>
          </table:table-cell>
          <table:table-cell office:value-type="float" office:value="65.41848" calcext:value-type="float">
            <text:p>65,41848</text:p>
          </table:table-cell>
          <table:table-cell office:value-type="float" office:value="959.940002" calcext:value-type="float">
            <text:p>959,940002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53125" calcext:value-type="float">
            <text:p>238,53125</text:p>
          </table:table-cell>
          <table:table-cell office:value-type="float" office:value="249.34375" calcext:value-type="float">
            <text:p>249,34375</text:p>
          </table:table-cell>
          <table:table-cell table:number-columns-repeated="1012"/>
        </table:table-row>
        <table:table-row table:style-name="ro1">
          <table:table-cell table:formula="of:=[.A401]-TIME(0;10;0)" office:value-type="date" office:date-value="2018-01-25T01:53:59.999965" calcext:value-type="date">
            <text:p>25.01.2018 01:54</text:p>
          </table:table-cell>
          <table:table-cell office:value-type="float" office:value="6.574731" calcext:value-type="float">
            <text:p>6,574731</text:p>
          </table:table-cell>
          <table:table-cell office:value-type="float" office:value="65.784698" calcext:value-type="float">
            <text:p>65,784698</text:p>
          </table:table-cell>
          <table:table-cell office:value-type="float" office:value="959.969971" calcext:value-type="float">
            <text:p>959,969971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8.4375" calcext:value-type="float">
            <text:p>248,43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402]-TIME(0;10;0)" office:value-type="date" office:date-value="2018-01-25T02:03:59.999965" calcext:value-type="date">
            <text:p>25.01.2018 02:04</text:p>
          </table:table-cell>
          <table:table-cell office:value-type="float" office:value="6.505302" calcext:value-type="float">
            <text:p>6,505302</text:p>
          </table:table-cell>
          <table:table-cell office:value-type="float" office:value="66.108185" calcext:value-type="float">
            <text:p>66,108185</text:p>
          </table:table-cell>
          <table:table-cell office:value-type="float" office:value="959.859985" calcext:value-type="float">
            <text:p>959,859985</text:p>
          </table:table-cell>
          <table:table-cell office:value-type="float" office:value="241" calcext:value-type="float">
            <text:p>241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5" calcext:value-type="float">
            <text:p>238,5</text:p>
          </table:table-cell>
          <table:table-cell office:value-type="float" office:value="248.21875" calcext:value-type="float">
            <text:p>248,21875</text:p>
          </table:table-cell>
          <table:table-cell table:number-columns-repeated="1012"/>
        </table:table-row>
        <table:table-row table:style-name="ro1">
          <table:table-cell table:formula="of:=[.A403]-TIME(0;10;0)" office:value-type="date" office:date-value="2018-01-25T02:13:59.999965" calcext:value-type="date">
            <text:p>25.01.2018 02:14</text:p>
          </table:table-cell>
          <table:table-cell office:value-type="float" office:value="6.4065" calcext:value-type="float">
            <text:p>6,4065</text:p>
          </table:table-cell>
          <table:table-cell office:value-type="float" office:value="65.803009" calcext:value-type="float">
            <text:p>65,803009</text:p>
          </table:table-cell>
          <table:table-cell office:value-type="float" office:value="959.799988" calcext:value-type="float">
            <text:p>959,799988</text:p>
          </table:table-cell>
          <table:table-cell office:value-type="float" office:value="241" calcext:value-type="float">
            <text:p>241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49.9375" calcext:value-type="float">
            <text:p>249,9375</text:p>
          </table:table-cell>
          <table:table-cell table:number-columns-repeated="1012"/>
        </table:table-row>
        <table:table-row table:style-name="ro1">
          <table:table-cell table:formula="of:=[.A404]-TIME(0;10;0)" office:value-type="date" office:date-value="2018-01-25T02:23:59.999965" calcext:value-type="date">
            <text:p>25.01.2018 02:24</text:p>
          </table:table-cell>
          <table:table-cell office:value-type="float" office:value="6.4065" calcext:value-type="float">
            <text:p>6,4065</text:p>
          </table:table-cell>
          <table:table-cell office:value-type="float" office:value="65.439842" calcext:value-type="float">
            <text:p>65,439842</text:p>
          </table:table-cell>
          <table:table-cell office:value-type="float" office:value="959.75" calcext:value-type="float">
            <text:p>959,7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625" calcext:value-type="float">
            <text:p>238,625</text:p>
          </table:table-cell>
          <table:table-cell office:value-type="float" office:value="250.65625" calcext:value-type="float">
            <text:p>250,65625</text:p>
          </table:table-cell>
          <table:table-cell table:number-columns-repeated="1012"/>
        </table:table-row>
        <table:table-row table:style-name="ro1">
          <table:table-cell table:formula="of:=[.A405]-TIME(0;10;0)" office:value-type="date" office:date-value="2018-01-25T02:33:59.999965" calcext:value-type="date">
            <text:p>25.01.2018 02:34</text:p>
          </table:table-cell>
          <table:table-cell office:value-type="float" office:value="6.182193" calcext:value-type="float">
            <text:p>6,182193</text:p>
          </table:table-cell>
          <table:table-cell office:value-type="float" office:value="64.29084" calcext:value-type="float">
            <text:p>64,29084</text:p>
          </table:table-cell>
          <table:table-cell office:value-type="float" office:value="959.72998" calcext:value-type="float">
            <text:p>959,72998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48.1875" calcext:value-type="float">
            <text:p>248,1875</text:p>
          </table:table-cell>
          <table:table-cell table:number-columns-repeated="1012"/>
        </table:table-row>
        <table:table-row table:style-name="ro1">
          <table:table-cell table:formula="of:=[.A406]-TIME(0;10;0)" office:value-type="date" office:date-value="2018-01-25T02:43:59.999965" calcext:value-type="date">
            <text:p>25.01.2018 02:44</text:p>
          </table:table-cell>
          <table:table-cell office:value-type="float" office:value="6.139467" calcext:value-type="float">
            <text:p>6,139467</text:p>
          </table:table-cell>
          <table:table-cell office:value-type="float" office:value="64.077209" calcext:value-type="float">
            <text:p>64,077209</text:p>
          </table:table-cell>
          <table:table-cell office:value-type="float" office:value="959.880005" calcext:value-type="float">
            <text:p>959,88000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9" calcext:value-type="float">
            <text:p>239</text:p>
          </table:table-cell>
          <table:table-cell office:value-type="float" office:value="248.9375" calcext:value-type="float">
            <text:p>248,9375</text:p>
          </table:table-cell>
          <table:table-cell table:number-columns-repeated="1012"/>
        </table:table-row>
        <table:table-row table:style-name="ro1">
          <table:table-cell table:formula="of:=[.A408]-TIME(0;10;0)" office:value-type="date" office:date-value="2018-01-25T02:53:59.999967" calcext:value-type="date">
            <text:p>25.01.2018 02:54</text:p>
          </table:table-cell>
          <table:table-cell office:value-type="float" office:value="6.294346" calcext:value-type="float">
            <text:p>6,294346</text:p>
          </table:table-cell>
          <table:table-cell office:value-type="float" office:value="63.489738" calcext:value-type="float">
            <text:p>63,489738</text:p>
          </table:table-cell>
          <table:table-cell office:value-type="float" office:value="959.830017" calcext:value-type="float">
            <text:p>959,830017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48.90625" calcext:value-type="float">
            <text:p>248,906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409]-TIME(0;10;0)" office:value-type="date" office:date-value="2018-01-25T03:03:59.999966" calcext:value-type="date">
            <text:p>25.01.2018 03:04</text:p>
          </table:table-cell>
          <table:table-cell office:value-type="float" office:value="6.280995" calcext:value-type="float">
            <text:p>6,280995</text:p>
          </table:table-cell>
          <table:table-cell office:value-type="float" office:value="64.040588" calcext:value-type="float">
            <text:p>64,040588</text:p>
          </table:table-cell>
          <table:table-cell office:value-type="float" office:value="959.830017" calcext:value-type="float">
            <text:p>959,830017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51.53125" calcext:value-type="float">
            <text:p>251,53125</text:p>
          </table:table-cell>
          <table:table-cell table:number-columns-repeated="1012"/>
        </table:table-row>
        <table:table-row table:style-name="ro1">
          <table:table-cell table:formula="of:=[.A410]-TIME(0;10;0)" office:value-type="date" office:date-value="2018-01-25T03:13:59.999966" calcext:value-type="date">
            <text:p>25.01.2018 03:14</text:p>
          </table:table-cell>
          <table:table-cell office:value-type="float" office:value="6.280995" calcext:value-type="float">
            <text:p>6,280995</text:p>
          </table:table-cell>
          <table:table-cell office:value-type="float" office:value="64.249634" calcext:value-type="float">
            <text:p>64,249634</text:p>
          </table:table-cell>
          <table:table-cell office:value-type="float" office:value="959.799988" calcext:value-type="float">
            <text:p>959,799988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50.78125" calcext:value-type="float">
            <text:p>250,78125</text:p>
          </table:table-cell>
          <table:table-cell table:number-columns-repeated="1012"/>
        </table:table-row>
        <table:table-row table:style-name="ro1">
          <table:table-cell table:formula="of:=[.A411]-TIME(0;10;0)" office:value-type="date" office:date-value="2018-01-25T03:23:59.999966" calcext:value-type="date">
            <text:p>25.01.2018 03:24</text:p>
          </table:table-cell>
          <table:table-cell office:value-type="float" office:value="6.043335" calcext:value-type="float">
            <text:p>6,043335</text:p>
          </table:table-cell>
          <table:table-cell office:value-type="float" office:value="64.177917" calcext:value-type="float">
            <text:p>64,177917</text:p>
          </table:table-cell>
          <table:table-cell office:value-type="float" office:value="959.780029" calcext:value-type="float">
            <text:p>959,780029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50.09375" calcext:value-type="float">
            <text:p>250,09375</text:p>
          </table:table-cell>
          <table:table-cell table:number-columns-repeated="1012"/>
        </table:table-row>
        <table:table-row table:style-name="ro1">
          <table:table-cell table:formula="of:=[.A412]-TIME(0;10;0)" office:value-type="date" office:date-value="2018-01-25T03:33:59.999966" calcext:value-type="date">
            <text:p>25.01.2018 03:34</text:p>
          </table:table-cell>
          <table:table-cell office:value-type="float" office:value="6.099412" calcext:value-type="float">
            <text:p>6,099412</text:p>
          </table:table-cell>
          <table:table-cell office:value-type="float" office:value="63.619438" calcext:value-type="float">
            <text:p>63,619438</text:p>
          </table:table-cell>
          <table:table-cell office:value-type="float" office:value="959.789978" calcext:value-type="float">
            <text:p>959,789978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59375" calcext:value-type="float">
            <text:p>238,59375</text:p>
          </table:table-cell>
          <table:table-cell office:value-type="float" office:value="250.40625" calcext:value-type="float">
            <text:p>250,40625</text:p>
          </table:table-cell>
          <table:table-cell table:number-columns-repeated="1012"/>
        </table:table-row>
        <table:table-row table:style-name="ro1">
          <table:table-cell table:formula="of:=[.A413]-TIME(0;10;0)" office:value-type="date" office:date-value="2018-01-25T03:43:59.999966" calcext:value-type="date">
            <text:p>25.01.2018 03:44</text:p>
          </table:table-cell>
          <table:table-cell office:value-type="float" office:value="6.126116" calcext:value-type="float">
            <text:p>6,126116</text:p>
          </table:table-cell>
          <table:table-cell office:value-type="float" office:value="62.612343" calcext:value-type="float">
            <text:p>62,612343</text:p>
          </table:table-cell>
          <table:table-cell office:value-type="float" office:value="959.919983" calcext:value-type="float">
            <text:p>959,919983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8.5" calcext:value-type="float">
            <text:p>238,5</text:p>
          </table:table-cell>
          <table:table-cell office:value-type="float" office:value="247.96875" calcext:value-type="float">
            <text:p>247,96875</text:p>
          </table:table-cell>
          <table:table-cell table:number-columns-repeated="1012"/>
        </table:table-row>
        <table:table-row table:style-name="ro1">
          <table:table-cell table:formula="of:=[.A415]-TIME(0;10;0)" office:value-type="date" office:date-value="2018-01-25T03:53:59.999967" calcext:value-type="date">
            <text:p>25.01.2018 03:54</text:p>
          </table:table-cell>
          <table:table-cell office:value-type="float" office:value="6.013962" calcext:value-type="float">
            <text:p>6,013962</text:p>
          </table:table-cell>
          <table:table-cell office:value-type="float" office:value="61.513695" calcext:value-type="float">
            <text:p>61,513695</text:p>
          </table:table-cell>
          <table:table-cell office:value-type="float" office:value="959.820007" calcext:value-type="float">
            <text:p>959,820007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9.25" calcext:value-type="float">
            <text:p>239,25</text:p>
          </table:table-cell>
          <table:table-cell office:value-type="float" office:value="247.375" calcext:value-type="float">
            <text:p>247,3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416]-TIME(0;10;0)" office:value-type="date" office:date-value="2018-01-25T04:03:59.999966" calcext:value-type="date">
            <text:p>25.01.2018 04:04</text:p>
          </table:table-cell>
          <table:table-cell office:value-type="float" office:value="6.168841" calcext:value-type="float">
            <text:p>6,168841</text:p>
          </table:table-cell>
          <table:table-cell office:value-type="float" office:value="61.344318" calcext:value-type="float">
            <text:p>61,344318</text:p>
          </table:table-cell>
          <table:table-cell office:value-type="float" office:value="959.900024" calcext:value-type="float">
            <text:p>959,900024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39.0625" calcext:value-type="float">
            <text:p>239,0625</text:p>
          </table:table-cell>
          <table:table-cell office:value-type="float" office:value="258.875" calcext:value-type="float">
            <text:p>258,875</text:p>
          </table:table-cell>
          <table:table-cell table:number-columns-repeated="1012"/>
        </table:table-row>
        <table:table-row table:style-name="ro1">
          <table:table-cell table:formula="of:=[.A417]-TIME(0;10;0)" office:value-type="date" office:date-value="2018-01-25T04:13:59.999966" calcext:value-type="date">
            <text:p>25.01.2018 04:14</text:p>
          </table:table-cell>
          <table:table-cell office:value-type="float" office:value="6.379797" calcext:value-type="float">
            <text:p>6,379797</text:p>
          </table:table-cell>
          <table:table-cell office:value-type="float" office:value="61.200886" calcext:value-type="float">
            <text:p>61,200886</text:p>
          </table:table-cell>
          <table:table-cell office:value-type="float" office:value="959.840027" calcext:value-type="float">
            <text:p>959,840027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8.625" calcext:value-type="float">
            <text:p>238,625</text:p>
          </table:table-cell>
          <table:table-cell office:value-type="float" office:value="249.25" calcext:value-type="float">
            <text:p>249,25</text:p>
          </table:table-cell>
          <table:table-cell table:number-columns-repeated="1012"/>
        </table:table-row>
        <table:table-row table:style-name="ro1">
          <table:table-cell table:formula="of:=[.A418]-TIME(0;10;0)" office:value-type="date" office:date-value="2018-01-25T04:23:59.999966" calcext:value-type="date">
            <text:p>25.01.2018 04:24</text:p>
          </table:table-cell>
          <table:table-cell office:value-type="float" office:value="6.505302" calcext:value-type="float">
            <text:p>6,505302</text:p>
          </table:table-cell>
          <table:table-cell office:value-type="float" office:value="60.802624" calcext:value-type="float">
            <text:p>60,802624</text:p>
          </table:table-cell>
          <table:table-cell office:value-type="float" office:value="959.77002" calcext:value-type="float">
            <text:p>959,77002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52.96875" calcext:value-type="float">
            <text:p>252,96875</text:p>
          </table:table-cell>
          <table:table-cell table:number-columns-repeated="1012"/>
        </table:table-row>
        <table:table-row table:style-name="ro1">
          <table:table-cell table:formula="of:=[.A419]-TIME(0;10;0)" office:value-type="date" office:date-value="2018-01-25T04:33:59.999966" calcext:value-type="date">
            <text:p>25.01.2018 04:34</text:p>
          </table:table-cell>
          <table:table-cell office:value-type="float" office:value="6.662852" calcext:value-type="float">
            <text:p>6,662852</text:p>
          </table:table-cell>
          <table:table-cell office:value-type="float" office:value="60.399788" calcext:value-type="float">
            <text:p>60,399788</text:p>
          </table:table-cell>
          <table:table-cell office:value-type="float" office:value="959.659973" calcext:value-type="float">
            <text:p>959,659973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38.6875" calcext:value-type="float">
            <text:p>238,6875</text:p>
          </table:table-cell>
          <table:table-cell office:value-type="float" office:value="252.1875" calcext:value-type="float">
            <text:p>252,1875</text:p>
          </table:table-cell>
          <table:table-cell table:number-columns-repeated="1012"/>
        </table:table-row>
        <table:table-row table:style-name="ro1">
          <table:table-cell table:formula="of:=[.A420]-TIME(0;10;0)" office:value-type="date" office:date-value="2018-01-25T04:43:59.999966" calcext:value-type="date">
            <text:p>25.01.2018 04:44</text:p>
          </table:table-cell>
          <table:table-cell office:value-type="float" office:value="6.815061" calcext:value-type="float">
            <text:p>6,815061</text:p>
          </table:table-cell>
          <table:table-cell office:value-type="float" office:value="59.906921" calcext:value-type="float">
            <text:p>59,906921</text:p>
          </table:table-cell>
          <table:table-cell office:value-type="float" office:value="959.580017" calcext:value-type="float">
            <text:p>959,580017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38.78125" calcext:value-type="float">
            <text:p>238,78125</text:p>
          </table:table-cell>
          <table:table-cell office:value-type="float" office:value="255.03125" calcext:value-type="float">
            <text:p>255,03125</text:p>
          </table:table-cell>
          <table:table-cell table:number-columns-repeated="1012"/>
        </table:table-row>
        <table:table-row table:style-name="ro1">
          <table:table-cell table:formula="of:=[.A422]-TIME(0;10;0)" office:value-type="date" office:date-value="2018-01-25T04:53:59.999966" calcext:value-type="date">
            <text:p>25.01.2018 04:54</text:p>
          </table:table-cell>
          <table:table-cell office:value-type="float" office:value="6.884489" calcext:value-type="float">
            <text:p>6,884489</text:p>
          </table:table-cell>
          <table:table-cell office:value-type="float" office:value="59.864193" calcext:value-type="float">
            <text:p>59,864193</text:p>
          </table:table-cell>
          <table:table-cell office:value-type="float" office:value="959.530029" calcext:value-type="float">
            <text:p>959,530029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78125" calcext:value-type="float">
            <text:p>241,78125</text:p>
          </table:table-cell>
          <table:table-cell office:value-type="float" office:value="238.8125" calcext:value-type="float">
            <text:p>238,8125</text:p>
          </table:table-cell>
          <table:table-cell office:value-type="float" office:value="258.59375" calcext:value-type="float">
            <text:p>258,593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423]-TIME(0;10;0)" office:value-type="date" office:date-value="2018-01-25T05:03:59.999966" calcext:value-type="date">
            <text:p>25.01.2018 05:04</text:p>
          </table:table-cell>
          <table:table-cell office:value-type="float" office:value="6.913863" calcext:value-type="float">
            <text:p>6,913863</text:p>
          </table:table-cell>
          <table:table-cell office:value-type="float" office:value="59.742123" calcext:value-type="float">
            <text:p>59,742123</text:p>
          </table:table-cell>
          <table:table-cell office:value-type="float" office:value="959.47998" calcext:value-type="float">
            <text:p>959,47998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39.03125" calcext:value-type="float">
            <text:p>239,03125</text:p>
          </table:table-cell>
          <table:table-cell office:value-type="float" office:value="255.96875" calcext:value-type="float">
            <text:p>255,96875</text:p>
          </table:table-cell>
          <table:table-cell table:number-columns-repeated="1012"/>
        </table:table-row>
        <table:table-row table:style-name="ro1">
          <table:table-cell table:formula="of:=[.A424]-TIME(0;10;0)" office:value-type="date" office:date-value="2018-01-25T05:13:59.999966" calcext:value-type="date">
            <text:p>25.01.2018 05:14</text:p>
          </table:table-cell>
          <table:table-cell office:value-type="float" office:value="6.927215" calcext:value-type="float">
            <text:p>6,927215</text:p>
          </table:table-cell>
          <table:table-cell office:value-type="float" office:value="59.856564" calcext:value-type="float">
            <text:p>59,856564</text:p>
          </table:table-cell>
          <table:table-cell office:value-type="float" office:value="959.559998" calcext:value-type="float">
            <text:p>959,559998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8125" calcext:value-type="float">
            <text:p>241,8125</text:p>
          </table:table-cell>
          <table:table-cell office:value-type="float" office:value="238.96875" calcext:value-type="float">
            <text:p>238,96875</text:p>
          </table:table-cell>
          <table:table-cell office:value-type="float" office:value="260.0625" calcext:value-type="float">
            <text:p>260,0625</text:p>
          </table:table-cell>
          <table:table-cell table:number-columns-repeated="1012"/>
        </table:table-row>
        <table:table-row table:style-name="ro1">
          <table:table-cell table:formula="of:=[.A425]-TIME(0;10;0)" office:value-type="date" office:date-value="2018-01-25T05:23:59.999967" calcext:value-type="date">
            <text:p>25.01.2018 05:24</text:p>
          </table:table-cell>
          <table:table-cell office:value-type="float" office:value="7.082094" calcext:value-type="float">
            <text:p>7,082094</text:p>
          </table:table-cell>
          <table:table-cell office:value-type="float" office:value="59.525444" calcext:value-type="float">
            <text:p>59,525444</text:p>
          </table:table-cell>
          <table:table-cell office:value-type="float" office:value="959.619995" calcext:value-type="float">
            <text:p>959,619995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2.03125" calcext:value-type="float">
            <text:p>242,03125</text:p>
          </table:table-cell>
          <table:table-cell office:value-type="float" office:value="239.65625" calcext:value-type="float">
            <text:p>239,65625</text:p>
          </table:table-cell>
          <table:table-cell office:value-type="float" office:value="256.90625" calcext:value-type="float">
            <text:p>256,90625</text:p>
          </table:table-cell>
          <table:table-cell table:number-columns-repeated="1012"/>
        </table:table-row>
        <table:table-row table:style-name="ro1">
          <table:table-cell table:formula="of:=[.A426]-TIME(0;10;0)" office:value-type="date" office:date-value="2018-01-25T05:33:59.999967" calcext:value-type="date">
            <text:p>25.01.2018 05:34</text:p>
          </table:table-cell>
          <table:table-cell office:value-type="float" office:value="7.124819" calcext:value-type="float">
            <text:p>7,124819</text:p>
          </table:table-cell>
          <table:table-cell office:value-type="float" office:value="58.875412" calcext:value-type="float">
            <text:p>58,875412</text:p>
          </table:table-cell>
          <table:table-cell office:value-type="float" office:value="959.659973" calcext:value-type="float">
            <text:p>959,659973</text:p>
          </table:table-cell>
          <table:table-cell office:value-type="float" office:value="241.8125" calcext:value-type="float">
            <text:p>241,8125</text:p>
          </table:table-cell>
          <table:table-cell office:value-type="float" office:value="242.03125" calcext:value-type="float">
            <text:p>242,03125</text:p>
          </table:table-cell>
          <table:table-cell office:value-type="float" office:value="239.46875" calcext:value-type="float">
            <text:p>239,46875</text:p>
          </table:table-cell>
          <table:table-cell office:value-type="float" office:value="259.46875" calcext:value-type="float">
            <text:p>259,46875</text:p>
          </table:table-cell>
          <table:table-cell table:number-columns-repeated="1012"/>
        </table:table-row>
        <table:table-row table:style-name="ro1">
          <table:table-cell table:formula="of:=[.A427]-TIME(0;10;0)" office:value-type="date" office:date-value="2018-01-25T05:43:59.999967" calcext:value-type="date">
            <text:p>25.01.2018 05:44</text:p>
          </table:table-cell>
          <table:table-cell office:value-type="float" office:value="7.319753" calcext:value-type="float">
            <text:p>7,319753</text:p>
          </table:table-cell>
          <table:table-cell office:value-type="float" office:value="58.692303" calcext:value-type="float">
            <text:p>58,692303</text:p>
          </table:table-cell>
          <table:table-cell office:value-type="float" office:value="959.669983" calcext:value-type="float">
            <text:p>959,669983</text:p>
          </table:table-cell>
          <table:table-cell office:value-type="float" office:value="241.9375" calcext:value-type="float">
            <text:p>241,9375</text:p>
          </table:table-cell>
          <table:table-cell office:value-type="float" office:value="242.125" calcext:value-type="float">
            <text:p>242,125</text:p>
          </table:table-cell>
          <table:table-cell office:value-type="float" office:value="239.53125" calcext:value-type="float">
            <text:p>239,53125</text:p>
          </table:table-cell>
          <table:table-cell office:value-type="float" office:value="252.78125" calcext:value-type="float">
            <text:p>252,78125</text:p>
          </table:table-cell>
          <table:table-cell table:number-columns-repeated="1012"/>
        </table:table-row>
        <table:table-row table:style-name="ro1">
          <table:table-cell table:formula="of:=[.A429]-TIME(0;10;0)" office:value-type="date" office:date-value="2018-01-25T05:53:59.999967" calcext:value-type="date">
            <text:p>25.01.2018 05:54</text:p>
          </table:table-cell>
          <table:table-cell office:value-type="float" office:value="7.277028" calcext:value-type="float">
            <text:p>7,277028</text:p>
          </table:table-cell>
          <table:table-cell office:value-type="float" office:value="58.835735" calcext:value-type="float">
            <text:p>58,835735</text:p>
          </table:table-cell>
          <table:table-cell office:value-type="float" office:value="959.75" calcext:value-type="float">
            <text:p>959,7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39" calcext:value-type="float">
            <text:p>239</text:p>
          </table:table-cell>
          <table:table-cell office:value-type="float" office:value="252.3125" calcext:value-type="float">
            <text:p>252,31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430]-TIME(0;10;0)" office:value-type="date" office:date-value="2018-01-25T06:03:59.999967" calcext:value-type="date">
            <text:p>25.01.2018 06:04</text:p>
          </table:table-cell>
          <table:table-cell office:value-type="float" office:value="7.026017" calcext:value-type="float">
            <text:p>7,026017</text:p>
          </table:table-cell>
          <table:table-cell office:value-type="float" office:value="59.293507" calcext:value-type="float">
            <text:p>59,293507</text:p>
          </table:table-cell>
          <table:table-cell office:value-type="float" office:value="959.77002" calcext:value-type="float">
            <text:p>959,77002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52.3125" calcext:value-type="float">
            <text:p>252,3125</text:p>
          </table:table-cell>
          <table:table-cell table:number-columns-repeated="1012"/>
        </table:table-row>
        <table:table-row table:style-name="ro1">
          <table:table-cell table:formula="of:=[.A431]-TIME(0;10;0)" office:value-type="date" office:date-value="2018-01-25T06:13:59.999967" calcext:value-type="date">
            <text:p>25.01.2018 06:14</text:p>
          </table:table-cell>
          <table:table-cell office:value-type="float" office:value="6.956588" calcext:value-type="float">
            <text:p>6,956588</text:p>
          </table:table-cell>
          <table:table-cell office:value-type="float" office:value="60.199894" calcext:value-type="float">
            <text:p>60,199894</text:p>
          </table:table-cell>
          <table:table-cell office:value-type="float" office:value="959.710022" calcext:value-type="float">
            <text:p>959,710022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2.15625" calcext:value-type="float">
            <text:p>242,15625</text:p>
          </table:table-cell>
          <table:table-cell office:value-type="float" office:value="239.09375" calcext:value-type="float">
            <text:p>239,09375</text:p>
          </table:table-cell>
          <table:table-cell office:value-type="float" office:value="256.96875" calcext:value-type="float">
            <text:p>256,96875</text:p>
          </table:table-cell>
          <table:table-cell table:number-columns-repeated="1012"/>
        </table:table-row>
        <table:table-row table:style-name="ro1">
          <table:table-cell table:formula="of:=[.A432]-TIME(0;10;0)" office:value-type="date" office:date-value="2018-01-25T06:23:59.999967" calcext:value-type="date">
            <text:p>25.01.2018 06:24</text:p>
          </table:table-cell>
          <table:table-cell office:value-type="float" office:value="6.884489" calcext:value-type="float">
            <text:p>6,884489</text:p>
          </table:table-cell>
          <table:table-cell office:value-type="float" office:value="59.873348" calcext:value-type="float">
            <text:p>59,873348</text:p>
          </table:table-cell>
          <table:table-cell office:value-type="float" office:value="959.77002" calcext:value-type="float">
            <text:p>959,77002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2.375" calcext:value-type="float">
            <text:p>242,375</text:p>
          </table:table-cell>
          <table:table-cell office:value-type="float" office:value="239.59375" calcext:value-type="float">
            <text:p>239,59375</text:p>
          </table:table-cell>
          <table:table-cell office:value-type="float" office:value="259.4375" calcext:value-type="float">
            <text:p>259,4375</text:p>
          </table:table-cell>
          <table:table-cell table:number-columns-repeated="1012"/>
        </table:table-row>
        <table:table-row table:style-name="ro1">
          <table:table-cell table:formula="of:=[.A433]-TIME(0;10;0)" office:value-type="date" office:date-value="2018-01-25T06:33:59.999967" calcext:value-type="date">
            <text:p>25.01.2018 06:34</text:p>
          </table:table-cell>
          <table:table-cell office:value-type="float" office:value="6.884489" calcext:value-type="float">
            <text:p>6,884489</text:p>
          </table:table-cell>
          <table:table-cell office:value-type="float" office:value="59.783321" calcext:value-type="float">
            <text:p>59,783321</text:p>
          </table:table-cell>
          <table:table-cell office:value-type="float" office:value="959.710022" calcext:value-type="float">
            <text:p>959,710022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75" calcext:value-type="float">
            <text:p>241,75</text:p>
          </table:table-cell>
          <table:table-cell office:value-type="float" office:value="239.5" calcext:value-type="float">
            <text:p>239,5</text:p>
          </table:table-cell>
          <table:table-cell office:value-type="float" office:value="259.0625" calcext:value-type="float">
            <text:p>259,0625</text:p>
          </table:table-cell>
          <table:table-cell table:number-columns-repeated="1012"/>
        </table:table-row>
        <table:table-row table:style-name="ro1">
          <table:table-cell table:formula="of:=[.A434]-TIME(0;10;0)" office:value-type="date" office:date-value="2018-01-25T06:43:59.999967" calcext:value-type="date">
            <text:p>25.01.2018 06:44</text:p>
          </table:table-cell>
          <table:table-cell office:value-type="float" office:value="6.815061" calcext:value-type="float">
            <text:p>6,815061</text:p>
          </table:table-cell>
          <table:table-cell office:value-type="float" office:value="60.209049" calcext:value-type="float">
            <text:p>60,209049</text:p>
          </table:table-cell>
          <table:table-cell office:value-type="float" office:value="959.780029" calcext:value-type="float">
            <text:p>959,780029</text:p>
          </table:table-cell>
          <table:table-cell office:value-type="float" office:value="241.96875" calcext:value-type="float">
            <text:p>241,96875</text:p>
          </table:table-cell>
          <table:table-cell office:value-type="float" office:value="242.1875" calcext:value-type="float">
            <text:p>242,1875</text:p>
          </table:table-cell>
          <table:table-cell office:value-type="float" office:value="239.71875" calcext:value-type="float">
            <text:p>239,71875</text:p>
          </table:table-cell>
          <table:table-cell office:value-type="float" office:value="259.59375" calcext:value-type="float">
            <text:p>259,59375</text:p>
          </table:table-cell>
          <table:table-cell table:number-columns-repeated="1012"/>
        </table:table-row>
        <table:table-row table:style-name="ro1">
          <table:table-cell table:formula="of:=[.A436]-TIME(0;10;0)" office:value-type="date" office:date-value="2018-01-25T06:53:59.999967" calcext:value-type="date">
            <text:p>25.01.2018 06:54</text:p>
          </table:table-cell>
          <table:table-cell office:value-type="float" office:value="6.758984" calcext:value-type="float">
            <text:p>6,758984</text:p>
          </table:table-cell>
          <table:table-cell office:value-type="float" office:value="60.294498" calcext:value-type="float">
            <text:p>60,294498</text:p>
          </table:table-cell>
          <table:table-cell office:value-type="float" office:value="959.859985" calcext:value-type="float">
            <text:p>959,859985</text:p>
          </table:table-cell>
          <table:table-cell office:value-type="float" office:value="241.9375" calcext:value-type="float">
            <text:p>241,9375</text:p>
          </table:table-cell>
          <table:table-cell office:value-type="float" office:value="242.125" calcext:value-type="float">
            <text:p>242,125</text:p>
          </table:table-cell>
          <table:table-cell office:value-type="float" office:value="239.71875" calcext:value-type="float">
            <text:p>239,71875</text:p>
          </table:table-cell>
          <table:table-cell office:value-type="float" office:value="254.59375" calcext:value-type="float">
            <text:p>254,593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437]-TIME(0;10;0)" office:value-type="date" office:date-value="2018-01-25T07:03:59.999967" calcext:value-type="date">
            <text:p>25.01.2018 07:04</text:p>
          </table:table-cell>
          <table:table-cell office:value-type="float" office:value="6.73228" calcext:value-type="float">
            <text:p>6,73228</text:p>
          </table:table-cell>
          <table:table-cell office:value-type="float" office:value="59.80621" calcext:value-type="float">
            <text:p>59,80621</text:p>
          </table:table-cell>
          <table:table-cell office:value-type="float" office:value="959.799988" calcext:value-type="float">
            <text:p>959,799988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2" calcext:value-type="float">
            <text:p>242</text:p>
          </table:table-cell>
          <table:table-cell office:value-type="float" office:value="239.53125" calcext:value-type="float">
            <text:p>239,53125</text:p>
          </table:table-cell>
          <table:table-cell office:value-type="float" office:value="256.71875" calcext:value-type="float">
            <text:p>256,71875</text:p>
          </table:table-cell>
          <table:table-cell table:number-columns-repeated="1012"/>
        </table:table-row>
        <table:table-row table:style-name="ro1">
          <table:table-cell table:formula="of:=[.A438]-TIME(0;10;0)" office:value-type="date" office:date-value="2018-01-25T07:13:59.999967" calcext:value-type="date">
            <text:p>25.01.2018 07:14</text:p>
          </table:table-cell>
          <table:table-cell office:value-type="float" office:value="6.775006" calcext:value-type="float">
            <text:p>6,775006</text:p>
          </table:table-cell>
          <table:table-cell office:value-type="float" office:value="60.012207" calcext:value-type="float">
            <text:p>60,012207</text:p>
          </table:table-cell>
          <table:table-cell office:value-type="float" office:value="959.799988" calcext:value-type="float">
            <text:p>959,799988</text:p>
          </table:table-cell>
          <table:table-cell office:value-type="float" office:value="242.28125" calcext:value-type="float">
            <text:p>242,28125</text:p>
          </table:table-cell>
          <table:table-cell office:value-type="float" office:value="242.53125" calcext:value-type="float">
            <text:p>242,53125</text:p>
          </table:table-cell>
          <table:table-cell office:value-type="float" office:value="239.71875" calcext:value-type="float">
            <text:p>239,71875</text:p>
          </table:table-cell>
          <table:table-cell office:value-type="float" office:value="254.40625" calcext:value-type="float">
            <text:p>254,40625</text:p>
          </table:table-cell>
          <table:table-cell table:number-columns-repeated="1012"/>
        </table:table-row>
        <table:table-row table:style-name="ro1">
          <table:table-cell table:formula="of:=[.A439]-TIME(0;10;0)" office:value-type="date" office:date-value="2018-01-25T07:23:59.999967" calcext:value-type="date">
            <text:p>25.01.2018 07:24</text:p>
          </table:table-cell>
          <table:table-cell office:value-type="float" office:value="6.871138" calcext:value-type="float">
            <text:p>6,871138</text:p>
          </table:table-cell>
          <table:table-cell office:value-type="float" office:value="59.279774" calcext:value-type="float">
            <text:p>59,279774</text:p>
          </table:table-cell>
          <table:table-cell office:value-type="float" office:value="959.76001" calcext:value-type="float">
            <text:p>959,76001</text:p>
          </table:table-cell>
          <table:table-cell office:value-type="float" office:value="241.9375" calcext:value-type="float">
            <text:p>241,9375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39.71875" calcext:value-type="float">
            <text:p>239,71875</text:p>
          </table:table-cell>
          <table:table-cell office:value-type="float" office:value="252.1875" calcext:value-type="float">
            <text:p>252,1875</text:p>
          </table:table-cell>
          <table:table-cell table:number-columns-repeated="1012"/>
        </table:table-row>
        <table:table-row table:style-name="ro1">
          <table:table-cell table:formula="of:=[.A440]-TIME(0;10;0)" office:value-type="date" office:date-value="2018-01-25T07:33:59.999967" calcext:value-type="date">
            <text:p>25.01.2018 07:34</text:p>
          </table:table-cell>
          <table:table-cell office:value-type="float" office:value="7.026017" calcext:value-type="float">
            <text:p>7,026017</text:p>
          </table:table-cell>
          <table:table-cell office:value-type="float" office:value="58.966965" calcext:value-type="float">
            <text:p>58,966965</text:p>
          </table:table-cell>
          <table:table-cell office:value-type="float" office:value="959.710022" calcext:value-type="float">
            <text:p>959,710022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42.1875" calcext:value-type="float">
            <text:p>242,1875</text:p>
          </table:table-cell>
          <table:table-cell office:value-type="float" office:value="239.6875" calcext:value-type="float">
            <text:p>239,6875</text:p>
          </table:table-cell>
          <table:table-cell office:value-type="float" office:value="254.03125" calcext:value-type="float">
            <text:p>254,03125</text:p>
          </table:table-cell>
          <table:table-cell table:number-columns-repeated="1012"/>
        </table:table-row>
        <table:table-row table:style-name="ro1">
          <table:table-cell table:formula="of:=[.A441]-TIME(0;10;0)" office:value-type="date" office:date-value="2018-01-25T07:43:59.999968" calcext:value-type="date">
            <text:p>25.01.2018 07:44</text:p>
          </table:table-cell>
          <table:table-cell office:value-type="float" office:value="7.108797" calcext:value-type="float">
            <text:p>7,108797</text:p>
          </table:table-cell>
          <table:table-cell office:value-type="float" office:value="58.783855" calcext:value-type="float">
            <text:p>58,783855</text:p>
          </table:table-cell>
          <table:table-cell office:value-type="float" office:value="959.710022" calcext:value-type="float">
            <text:p>959,710022</text:p>
          </table:table-cell>
          <table:table-cell office:value-type="float" office:value="241.78125" calcext:value-type="float">
            <text:p>241,78125</text:p>
          </table:table-cell>
          <table:table-cell office:value-type="float" office:value="241.90625" calcext:value-type="float">
            <text:p>241,90625</text:p>
          </table:table-cell>
          <table:table-cell office:value-type="float" office:value="239.6875" calcext:value-type="float">
            <text:p>239,6875</text:p>
          </table:table-cell>
          <table:table-cell office:value-type="float" office:value="252.40625" calcext:value-type="float">
            <text:p>252,40625</text:p>
          </table:table-cell>
          <table:table-cell table:number-columns-repeated="1012"/>
        </table:table-row>
        <table:table-row table:style-name="ro1">
          <table:table-cell table:formula="of:=[.A443]-TIME(0;10;0)" office:value-type="date" office:date-value="2018-01-25T07:53:59.999968" calcext:value-type="date">
            <text:p>25.01.2018 07:54</text:p>
          </table:table-cell>
          <table:table-cell office:value-type="float" office:value="7.220951" calcext:value-type="float">
            <text:p>7,220951</text:p>
          </table:table-cell>
          <table:table-cell office:value-type="float" office:value="58.377968" calcext:value-type="float">
            <text:p>58,377968</text:p>
          </table:table-cell>
          <table:table-cell office:value-type="float" office:value="959.52002" calcext:value-type="float">
            <text:p>959,52002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39.65625" calcext:value-type="float">
            <text:p>239,65625</text:p>
          </table:table-cell>
          <table:table-cell office:value-type="float" office:value="250.1875" calcext:value-type="float">
            <text:p>250,18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444]-TIME(0;10;0)" office:value-type="date" office:date-value="2018-01-25T08:03:59.999968" calcext:value-type="date">
            <text:p>25.01.2018 08:04</text:p>
          </table:table-cell>
          <table:table-cell office:value-type="float" office:value="7.445258" calcext:value-type="float">
            <text:p>7,445258</text:p>
          </table:table-cell>
          <table:table-cell office:value-type="float" office:value="57.048904" calcext:value-type="float">
            <text:p>57,048904</text:p>
          </table:table-cell>
          <table:table-cell office:value-type="float" office:value="959.409973" calcext:value-type="float">
            <text:p>959,409973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42.15625" calcext:value-type="float">
            <text:p>242,15625</text:p>
          </table:table-cell>
          <table:table-cell office:value-type="float" office:value="239.875" calcext:value-type="float">
            <text:p>239,875</text:p>
          </table:table-cell>
          <table:table-cell office:value-type="float" office:value="253.15625" calcext:value-type="float">
            <text:p>253,15625</text:p>
          </table:table-cell>
          <table:table-cell table:number-columns-repeated="1012"/>
        </table:table-row>
        <table:table-row table:style-name="ro1">
          <table:table-cell table:formula="of:=[.A445]-TIME(0;10;0)" office:value-type="date" office:date-value="2018-01-25T08:13:59.999968" calcext:value-type="date">
            <text:p>25.01.2018 08:14</text:p>
          </table:table-cell>
          <table:table-cell office:value-type="float" office:value="7.698939" calcext:value-type="float">
            <text:p>7,698939</text:p>
          </table:table-cell>
          <table:table-cell office:value-type="float" office:value="56.760509" calcext:value-type="float">
            <text:p>56,760509</text:p>
          </table:table-cell>
          <table:table-cell office:value-type="float" office:value="959.320007" calcext:value-type="float">
            <text:p>959,320007</text:p>
          </table:table-cell>
          <table:table-cell office:value-type="float" office:value="242.03125" calcext:value-type="float">
            <text:p>242,03125</text:p>
          </table:table-cell>
          <table:table-cell office:value-type="float" office:value="242.28125" calcext:value-type="float">
            <text:p>242,28125</text:p>
          </table:table-cell>
          <table:table-cell office:value-type="float" office:value="239.75" calcext:value-type="float">
            <text:p>239,75</text:p>
          </table:table-cell>
          <table:table-cell office:value-type="float" office:value="255.5" calcext:value-type="float">
            <text:p>255,5</text:p>
          </table:table-cell>
          <table:table-cell table:number-columns-repeated="1012"/>
        </table:table-row>
        <table:table-row table:style-name="ro1">
          <table:table-cell table:formula="of:=[.A446]-TIME(0;10;0)" office:value-type="date" office:date-value="2018-01-25T08:23:59.999968" calcext:value-type="date">
            <text:p>25.01.2018 08:24</text:p>
          </table:table-cell>
          <table:table-cell office:value-type="float" office:value="7.952621" calcext:value-type="float">
            <text:p>7,952621</text:p>
          </table:table-cell>
          <table:table-cell office:value-type="float" office:value="55.104904" calcext:value-type="float">
            <text:p>55,104904</text:p>
          </table:table-cell>
          <table:table-cell office:value-type="float" office:value="959.179993" calcext:value-type="float">
            <text:p>959,179993</text:p>
          </table:table-cell>
          <table:table-cell office:value-type="float" office:value="242.21875" calcext:value-type="float">
            <text:p>242,21875</text:p>
          </table:table-cell>
          <table:table-cell office:value-type="float" office:value="242.5" calcext:value-type="float">
            <text:p>242,5</text:p>
          </table:table-cell>
          <table:table-cell office:value-type="float" office:value="240.0625" calcext:value-type="float">
            <text:p>240,0625</text:p>
          </table:table-cell>
          <table:table-cell office:value-type="float" office:value="254.0625" calcext:value-type="float">
            <text:p>254,0625</text:p>
          </table:table-cell>
          <table:table-cell table:number-columns-repeated="1012"/>
        </table:table-row>
        <table:table-row table:style-name="ro1">
          <table:table-cell table:formula="of:=[.A447]-TIME(0;10;0)" office:value-type="date" office:date-value="2018-01-25T08:33:59.999969" calcext:value-type="date">
            <text:p>25.01.2018 08:34</text:p>
          </table:table-cell>
          <table:table-cell office:value-type="float" office:value="8.19028" calcext:value-type="float">
            <text:p>8,19028</text:p>
          </table:table-cell>
          <table:table-cell office:value-type="float" office:value="54.230564" calcext:value-type="float">
            <text:p>54,230564</text:p>
          </table:table-cell>
          <table:table-cell office:value-type="float" office:value="959.210022" calcext:value-type="float">
            <text:p>959,210022</text:p>
          </table:table-cell>
          <table:table-cell office:value-type="float" office:value="241.78125" calcext:value-type="float">
            <text:p>241,78125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39.78125" calcext:value-type="float">
            <text:p>239,78125</text:p>
          </table:table-cell>
          <table:table-cell office:value-type="float" office:value="257.5625" calcext:value-type="float">
            <text:p>257,5625</text:p>
          </table:table-cell>
          <table:table-cell table:number-columns-repeated="1012"/>
        </table:table-row>
        <table:table-row table:style-name="ro1">
          <table:table-cell table:formula="of:=[.A448]-TIME(0;10;0)" office:value-type="date" office:date-value="2018-01-25T08:43:59.999969" calcext:value-type="date">
            <text:p>25.01.2018 08:44</text:p>
          </table:table-cell>
          <table:table-cell office:value-type="float" office:value="8.638895" calcext:value-type="float">
            <text:p>8,638895</text:p>
          </table:table-cell>
          <table:table-cell office:value-type="float" office:value="53.003738" calcext:value-type="float">
            <text:p>53,003738</text:p>
          </table:table-cell>
          <table:table-cell office:value-type="float" office:value="959.02002" calcext:value-type="float">
            <text:p>959,02002</text:p>
          </table:table-cell>
          <table:table-cell office:value-type="float" office:value="242.25" calcext:value-type="float">
            <text:p>242,25</text:p>
          </table:table-cell>
          <table:table-cell office:value-type="float" office:value="242.3125" calcext:value-type="float">
            <text:p>242,312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56.34375" calcext:value-type="float">
            <text:p>256,34375</text:p>
          </table:table-cell>
          <table:table-cell table:number-columns-repeated="1012"/>
        </table:table-row>
        <table:table-row table:style-name="ro1">
          <table:table-cell table:formula="of:=[.A450]-TIME(0;10;0)" office:value-type="date" office:date-value="2018-01-25T08:53:59.999969" calcext:value-type="date">
            <text:p>25.01.2018 08:54</text:p>
          </table:table-cell>
          <table:table-cell office:value-type="float" office:value="9.202334" calcext:value-type="float">
            <text:p>9,202334</text:p>
          </table:table-cell>
          <table:table-cell office:value-type="float" office:value="51.995117" calcext:value-type="float">
            <text:p>51,995117</text:p>
          </table:table-cell>
          <table:table-cell office:value-type="float" office:value="958.869995" calcext:value-type="float">
            <text:p>958,869995</text:p>
          </table:table-cell>
          <table:table-cell office:value-type="float" office:value="242.21875" calcext:value-type="float">
            <text:p>242,21875</text:p>
          </table:table-cell>
          <table:table-cell office:value-type="float" office:value="242.78125" calcext:value-type="float">
            <text:p>242,7812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60.125" calcext:value-type="float">
            <text:p>260,1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451]-TIME(0;10;0)" office:value-type="date" office:date-value="2018-01-25T09:03:59.999968" calcext:value-type="date">
            <text:p>25.01.2018 09:04</text:p>
          </table:table-cell>
          <table:table-cell office:value-type="float" office:value="9.749752" calcext:value-type="float">
            <text:p>9,749752</text:p>
          </table:table-cell>
          <table:table-cell office:value-type="float" office:value="50.115204" calcext:value-type="float">
            <text:p>50,115204</text:p>
          </table:table-cell>
          <table:table-cell office:value-type="float" office:value="958.840027" calcext:value-type="float">
            <text:p>958,840027</text:p>
          </table:table-cell>
          <table:table-cell office:value-type="float" office:value="242.28125" calcext:value-type="float">
            <text:p>242,28125</text:p>
          </table:table-cell>
          <table:table-cell office:value-type="float" office:value="242.46875" calcext:value-type="float">
            <text:p>242,46875</text:p>
          </table:table-cell>
          <table:table-cell office:value-type="float" office:value="240.0625" calcext:value-type="float">
            <text:p>240,0625</text:p>
          </table:table-cell>
          <table:table-cell office:value-type="float" office:value="250.875" calcext:value-type="float">
            <text:p>250,875</text:p>
          </table:table-cell>
          <table:table-cell table:number-columns-repeated="1012"/>
        </table:table-row>
        <table:table-row table:style-name="ro1">
          <table:table-cell table:formula="of:=[.A452]-TIME(0;10;0)" office:value-type="date" office:date-value="2018-01-25T09:13:59.999968" calcext:value-type="date">
            <text:p>25.01.2018 09:14</text:p>
          </table:table-cell>
          <table:table-cell office:value-type="float" office:value="10.270466" calcext:value-type="float">
            <text:p>10,270466</text:p>
          </table:table-cell>
          <table:table-cell office:value-type="float" office:value="49.047073" calcext:value-type="float">
            <text:p>49,047073</text:p>
          </table:table-cell>
          <table:table-cell office:value-type="float" office:value="958.76001" calcext:value-type="float">
            <text:p>958,76001</text:p>
          </table:table-cell>
          <table:table-cell office:value-type="float" office:value="242.40625" calcext:value-type="float">
            <text:p>242,40625</text:p>
          </table:table-cell>
          <table:table-cell office:value-type="float" office:value="242.59375" calcext:value-type="float">
            <text:p>242,59375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52.21875" calcext:value-type="float">
            <text:p>252,21875</text:p>
          </table:table-cell>
          <table:table-cell table:number-columns-repeated="1012"/>
        </table:table-row>
        <table:table-row table:style-name="ro1">
          <table:table-cell table:formula="of:=[.A453]-TIME(0;10;0)" office:value-type="date" office:date-value="2018-01-25T09:23:59.999968" calcext:value-type="date">
            <text:p>25.01.2018 09:24</text:p>
          </table:table-cell>
          <table:table-cell office:value-type="float" office:value="12.393377" calcext:value-type="float">
            <text:p>12,393377</text:p>
          </table:table-cell>
          <table:table-cell office:value-type="float" office:value="44.684521" calcext:value-type="float">
            <text:p>44,684521</text:p>
          </table:table-cell>
          <table:table-cell office:value-type="float" office:value="958.26001" calcext:value-type="float">
            <text:p>958,26001</text:p>
          </table:table-cell>
          <table:table-cell office:value-type="float" office:value="244.34375" calcext:value-type="float">
            <text:p>244,34375</text:p>
          </table:table-cell>
          <table:table-cell office:value-type="float" office:value="244.5" calcext:value-type="float">
            <text:p>244,5</text:p>
          </table:table-cell>
          <table:table-cell office:value-type="float" office:value="244.53125" calcext:value-type="float">
            <text:p>244,53125</text:p>
          </table:table-cell>
          <table:table-cell office:value-type="float" office:value="256" calcext:value-type="float">
            <text:p>256</text:p>
          </table:table-cell>
          <table:table-cell table:number-columns-repeated="1012"/>
        </table:table-row>
        <table:table-row table:style-name="ro1">
          <table:table-cell table:formula="of:=[.A454]-TIME(0;10;0)" office:value-type="date" office:date-value="2018-01-25T09:33:59.999968" calcext:value-type="date">
            <text:p>25.01.2018 09:34</text:p>
          </table:table-cell>
          <table:table-cell office:value-type="float" office:value="14.318685" calcext:value-type="float">
            <text:p>14,318685</text:p>
          </table:table-cell>
          <table:table-cell office:value-type="float" office:value="39.687191" calcext:value-type="float">
            <text:p>39,687191</text:p>
          </table:table-cell>
          <table:table-cell office:value-type="float" office:value="958.26001" calcext:value-type="float">
            <text:p>958,26001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2.4375" calcext:value-type="float">
            <text:p>242,4375</text:p>
          </table:table-cell>
          <table:table-cell office:value-type="float" office:value="257.84375" calcext:value-type="float">
            <text:p>257,84375</text:p>
          </table:table-cell>
          <table:table-cell table:number-columns-repeated="1012"/>
        </table:table-row>
        <table:table-row table:style-name="ro1">
          <table:table-cell table:formula="of:=[.A455]-TIME(0;10;0)" office:value-type="date" office:date-value="2018-01-25T09:43:59.999968" calcext:value-type="date">
            <text:p>25.01.2018 09:44</text:p>
          </table:table-cell>
          <table:table-cell office:value-type="float" office:value="16.107805" calcext:value-type="float">
            <text:p>16,107805</text:p>
          </table:table-cell>
          <table:table-cell office:value-type="float" office:value="36.919205" calcext:value-type="float">
            <text:p>36,919205</text:p>
          </table:table-cell>
          <table:table-cell office:value-type="float" office:value="958.090027" calcext:value-type="float">
            <text:p>958,090027</text:p>
          </table:table-cell>
          <table:table-cell office:value-type="float" office:value="240" calcext:value-type="float">
            <text:p>240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51.9375" calcext:value-type="float">
            <text:p>251,9375</text:p>
          </table:table-cell>
          <table:table-cell table:number-columns-repeated="1012"/>
        </table:table-row>
        <table:table-row table:style-name="ro1">
          <table:table-cell table:formula="of:=[.A457]-TIME(0;10;0)" office:value-type="date" office:date-value="2018-01-25T09:53:59.999968" calcext:value-type="date">
            <text:p>25.01.2018 09:54</text:p>
          </table:table-cell>
          <table:table-cell office:value-type="float" office:value="18.25742" calcext:value-type="float">
            <text:p>18,25742</text:p>
          </table:table-cell>
          <table:table-cell office:value-type="float" office:value="33.261616" calcext:value-type="float">
            <text:p>33,261616</text:p>
          </table:table-cell>
          <table:table-cell office:value-type="float" office:value="957.929993" calcext:value-type="float">
            <text:p>957,929993</text:p>
          </table:table-cell>
          <table:table-cell office:value-type="float" office:value="239.625" calcext:value-type="float">
            <text:p>239,625</text:p>
          </table:table-cell>
          <table:table-cell office:value-type="float" office:value="239.71875" calcext:value-type="float">
            <text:p>239,7187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8.78125" calcext:value-type="float">
            <text:p>248,781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458]-TIME(0;10;0)" office:value-type="date" office:date-value="2018-01-25T10:03:59.999969" calcext:value-type="date">
            <text:p>25.01.2018 10:04</text:p>
          </table:table-cell>
          <table:table-cell office:value-type="float" office:value="20.099947" calcext:value-type="float">
            <text:p>20,099947</text:p>
          </table:table-cell>
          <table:table-cell office:value-type="float" office:value="30.162508" calcext:value-type="float">
            <text:p>30,162508</text:p>
          </table:table-cell>
          <table:table-cell office:value-type="float" office:value="956.369995" calcext:value-type="float">
            <text:p>956,36999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36.28125" calcext:value-type="float">
            <text:p>236,28125</text:p>
          </table:table-cell>
          <table:table-cell office:value-type="float" office:value="246.65625" calcext:value-type="float">
            <text:p>246,65625</text:p>
          </table:table-cell>
          <table:table-cell table:number-columns-repeated="1012"/>
        </table:table-row>
        <table:table-row table:style-name="ro1">
          <table:table-cell table:formula="of:=[.A459]-TIME(0;10;0)" office:value-type="date" office:date-value="2018-01-25T10:13:59.999969" calcext:value-type="date">
            <text:p>25.01.2018 10:14</text:p>
          </table:table-cell>
          <table:table-cell office:value-type="float" office:value="21.82765" calcext:value-type="float">
            <text:p>21,82765</text:p>
          </table:table-cell>
          <table:table-cell office:value-type="float" office:value="27.330435" calcext:value-type="float">
            <text:p>27,330435</text:p>
          </table:table-cell>
          <table:table-cell office:value-type="float" office:value="956.23999" calcext:value-type="float">
            <text:p>956,23999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35.6875" calcext:value-type="float">
            <text:p>235,6875</text:p>
          </table:table-cell>
          <table:table-cell office:value-type="float" office:value="245.625" calcext:value-type="float">
            <text:p>245,625</text:p>
          </table:table-cell>
          <table:table-cell table:number-columns-repeated="1012"/>
        </table:table-row>
        <table:table-row table:style-name="ro1">
          <table:table-cell table:formula="of:=[.A460]-TIME(0;10;0)" office:value-type="date" office:date-value="2018-01-25T10:23:59.999969" calcext:value-type="date">
            <text:p>25.01.2018 10:24</text:p>
          </table:table-cell>
          <table:table-cell office:value-type="float" office:value="23.461891" calcext:value-type="float">
            <text:p>23,461891</text:p>
          </table:table-cell>
          <table:table-cell office:value-type="float" office:value="25.545128" calcext:value-type="float">
            <text:p>25,545128</text:p>
          </table:table-cell>
          <table:table-cell office:value-type="float" office:value="956.340027" calcext:value-type="float">
            <text:p>956,340027</text:p>
          </table:table-cell>
          <table:table-cell office:value-type="float" office:value="237.4375" calcext:value-type="float">
            <text:p>237,437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35.4375" calcext:value-type="float">
            <text:p>235,4375</text:p>
          </table:table-cell>
          <table:table-cell office:value-type="float" office:value="249.375" calcext:value-type="float">
            <text:p>249,375</text:p>
          </table:table-cell>
          <table:table-cell table:number-columns-repeated="1012"/>
        </table:table-row>
        <table:table-row table:style-name="ro1">
          <table:table-cell table:formula="of:=[.A461]-TIME(0;10;0)" office:value-type="date" office:date-value="2018-01-25T10:33:59.999969" calcext:value-type="date">
            <text:p>25.01.2018 10:34</text:p>
          </table:table-cell>
          <table:table-cell office:value-type="float" office:value="24.658197" calcext:value-type="float">
            <text:p>24,658197</text:p>
          </table:table-cell>
          <table:table-cell office:value-type="float" office:value="23.714046" calcext:value-type="float">
            <text:p>23,714046</text:p>
          </table:table-cell>
          <table:table-cell office:value-type="float" office:value="956.369995" calcext:value-type="float">
            <text:p>956,369995</text:p>
          </table:table-cell>
          <table:table-cell office:value-type="float" office:value="236.71875" calcext:value-type="float">
            <text:p>236,71875</text:p>
          </table:table-cell>
          <table:table-cell office:value-type="float" office:value="236.84375" calcext:value-type="float">
            <text:p>236,84375</text:p>
          </table:table-cell>
          <table:table-cell office:value-type="float" office:value="234.53125" calcext:value-type="float">
            <text:p>234,53125</text:p>
          </table:table-cell>
          <table:table-cell office:value-type="float" office:value="245.34375" calcext:value-type="float">
            <text:p>245,34375</text:p>
          </table:table-cell>
          <table:table-cell table:number-columns-repeated="1012"/>
        </table:table-row>
        <table:table-row table:style-name="ro1">
          <table:table-cell table:formula="of:=[.A462]-TIME(0;10;0)" office:value-type="date" office:date-value="2018-01-25T10:43:59.999969" calcext:value-type="date">
            <text:p>25.01.2018 10:44</text:p>
          </table:table-cell>
          <table:table-cell office:value-type="float" office:value="25.590143" calcext:value-type="float">
            <text:p>25,590143</text:p>
          </table:table-cell>
          <table:table-cell office:value-type="float" office:value="23.077745" calcext:value-type="float">
            <text:p>23,077745</text:p>
          </table:table-cell>
          <table:table-cell office:value-type="float" office:value="956.309998" calcext:value-type="float">
            <text:p>956,309998</text:p>
          </table:table-cell>
          <table:table-cell table:number-columns-repeated="2" office:value-type="float" office:value="236.34375" calcext:value-type="float">
            <text:p>236,34375</text:p>
          </table:table-cell>
          <table:table-cell office:value-type="float" office:value="233.5625" calcext:value-type="float">
            <text:p>233,5625</text:p>
          </table:table-cell>
          <table:table-cell office:value-type="float" office:value="243.1875" calcext:value-type="float">
            <text:p>243,1875</text:p>
          </table:table-cell>
          <table:table-cell table:number-columns-repeated="1012"/>
        </table:table-row>
        <table:table-row table:style-name="ro1">
          <table:table-cell table:formula="of:=[.A464]-TIME(0;10;0)" office:value-type="date" office:date-value="2018-01-25T10:53:59.999969" calcext:value-type="date">
            <text:p>25.01.2018 10:54</text:p>
          </table:table-cell>
          <table:table-cell office:value-type="float" office:value="26.431295" calcext:value-type="float">
            <text:p>26,431295</text:p>
          </table:table-cell>
          <table:table-cell office:value-type="float" office:value="21.757839" calcext:value-type="float">
            <text:p>21,757839</text:p>
          </table:table-cell>
          <table:table-cell office:value-type="float" office:value="956.969971" calcext:value-type="float">
            <text:p>956,969971</text:p>
          </table:table-cell>
          <table:table-cell office:value-type="float" office:value="235.65625" calcext:value-type="float">
            <text:p>235,65625</text:p>
          </table:table-cell>
          <table:table-cell office:value-type="float" office:value="235.6875" calcext:value-type="float">
            <text:p>235,6875</text:p>
          </table:table-cell>
          <table:table-cell office:value-type="float" office:value="233.03125" calcext:value-type="float">
            <text:p>233,03125</text:p>
          </table:table-cell>
          <table:table-cell office:value-type="float" office:value="241.375" calcext:value-type="float">
            <text:p>241,3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465]-TIME(0;10;0)" office:value-type="date" office:date-value="2018-01-25T11:03:59.999969" calcext:value-type="date">
            <text:p>25.01.2018 11:04</text:p>
          </table:table-cell>
          <table:table-cell office:value-type="float" office:value="27.304493" calcext:value-type="float">
            <text:p>27,304493</text:p>
          </table:table-cell>
          <table:table-cell office:value-type="float" office:value="19.555962" calcext:value-type="float">
            <text:p>19,555962</text:p>
          </table:table-cell>
          <table:table-cell office:value-type="float" office:value="956.75" calcext:value-type="float">
            <text:p>956,75</text:p>
          </table:table-cell>
          <table:table-cell table:number-columns-repeated="2" office:value-type="float" office:value="235.65625" calcext:value-type="float">
            <text:p>235,65625</text:p>
          </table:table-cell>
          <table:table-cell office:value-type="float" office:value="232.34375" calcext:value-type="float">
            <text:p>232,34375</text:p>
          </table:table-cell>
          <table:table-cell office:value-type="float" office:value="241.40625" calcext:value-type="float">
            <text:p>241,40625</text:p>
          </table:table-cell>
          <table:table-cell table:number-columns-repeated="1012"/>
        </table:table-row>
        <table:table-row table:style-name="ro1">
          <table:table-cell table:formula="of:=[.A466]-TIME(0;10;0)" office:value-type="date" office:date-value="2018-01-25T11:13:59.999969" calcext:value-type="date">
            <text:p>25.01.2018 11:14</text:p>
          </table:table-cell>
          <table:table-cell office:value-type="float" office:value="27.950714" calcext:value-type="float">
            <text:p>27,950714</text:p>
          </table:table-cell>
          <table:table-cell office:value-type="float" office:value="18.617533" calcext:value-type="float">
            <text:p>18,617533</text:p>
          </table:table-cell>
          <table:table-cell office:value-type="float" office:value="956.559998" calcext:value-type="float">
            <text:p>956,559998</text:p>
          </table:table-cell>
          <table:table-cell office:value-type="float" office:value="235.1875" calcext:value-type="float">
            <text:p>235,1875</text:p>
          </table:table-cell>
          <table:table-cell office:value-type="float" office:value="234.9375" calcext:value-type="float">
            <text:p>234,9375</text:p>
          </table:table-cell>
          <table:table-cell office:value-type="float" office:value="232.1875" calcext:value-type="float">
            <text:p>232,1875</text:p>
          </table:table-cell>
          <table:table-cell office:value-type="float" office:value="239.125" calcext:value-type="float">
            <text:p>239,125</text:p>
          </table:table-cell>
          <table:table-cell table:number-columns-repeated="1012"/>
        </table:table-row>
        <table:table-row table:style-name="ro1">
          <table:table-cell table:formula="of:=[.A467]-TIME(0;10;0)" office:value-type="date" office:date-value="2018-01-25T11:23:59.999969" calcext:value-type="date">
            <text:p>25.01.2018 11:24</text:p>
          </table:table-cell>
          <table:table-cell office:value-type="float" office:value="28.388647" calcext:value-type="float">
            <text:p>28,388647</text:p>
          </table:table-cell>
          <table:table-cell office:value-type="float" office:value="18.457314" calcext:value-type="float">
            <text:p>18,457314</text:p>
          </table:table-cell>
          <table:table-cell office:value-type="float" office:value="956.380005" calcext:value-type="float">
            <text:p>956,380005</text:p>
          </table:table-cell>
          <table:table-cell office:value-type="float" office:value="234.9375" calcext:value-type="float">
            <text:p>234,9375</text:p>
          </table:table-cell>
          <table:table-cell office:value-type="float" office:value="235.21875" calcext:value-type="float">
            <text:p>235,21875</text:p>
          </table:table-cell>
          <table:table-cell office:value-type="float" office:value="234.875" calcext:value-type="float">
            <text:p>234,875</text:p>
          </table:table-cell>
          <table:table-cell office:value-type="float" office:value="245.875" calcext:value-type="float">
            <text:p>245,875</text:p>
          </table:table-cell>
          <table:table-cell table:number-columns-repeated="1012"/>
        </table:table-row>
        <table:table-row table:style-name="ro1">
          <table:table-cell table:formula="of:=[.A468]-TIME(0;10;0)" office:value-type="date" office:date-value="2018-01-25T11:33:59.999969" calcext:value-type="date">
            <text:p>25.01.2018 11:34</text:p>
          </table:table-cell>
          <table:table-cell office:value-type="float" office:value="28.599604" calcext:value-type="float">
            <text:p>28,599604</text:p>
          </table:table-cell>
          <table:table-cell office:value-type="float" office:value="18.509193" calcext:value-type="float">
            <text:p>18,509193</text:p>
          </table:table-cell>
          <table:table-cell office:value-type="float" office:value="956.630005" calcext:value-type="float">
            <text:p>956,630005</text:p>
          </table:table-cell>
          <table:table-cell office:value-type="float" office:value="234.9375" calcext:value-type="float">
            <text:p>234,9375</text:p>
          </table:table-cell>
          <table:table-cell office:value-type="float" office:value="235.15625" calcext:value-type="float">
            <text:p>235,15625</text:p>
          </table:table-cell>
          <table:table-cell office:value-type="float" office:value="235.78125" calcext:value-type="float">
            <text:p>235,78125</text:p>
          </table:table-cell>
          <table:table-cell office:value-type="float" office:value="247.84375" calcext:value-type="float">
            <text:p>247,84375</text:p>
          </table:table-cell>
          <table:table-cell table:number-columns-repeated="1012"/>
        </table:table-row>
        <table:table-row table:style-name="ro1">
          <table:table-cell table:formula="of:=[.A469]-TIME(0;10;0)" office:value-type="date" office:date-value="2018-01-25T11:43:59.999969" calcext:value-type="date">
            <text:p>25.01.2018 11:44</text:p>
          </table:table-cell>
          <table:table-cell office:value-type="float" office:value="26.93866" calcext:value-type="float">
            <text:p>26,93866</text:p>
          </table:table-cell>
          <table:table-cell office:value-type="float" office:value="20.064089" calcext:value-type="float">
            <text:p>20,064089</text:p>
          </table:table-cell>
          <table:table-cell office:value-type="float" office:value="956.789978" calcext:value-type="float">
            <text:p>956,789978</text:p>
          </table:table-cell>
          <table:table-cell table:number-columns-repeated="2" office:value-type="float" office:value="232.34375" calcext:value-type="float">
            <text:p>232,34375</text:p>
          </table:table-cell>
          <table:table-cell office:value-type="float" office:value="232.9375" calcext:value-type="float">
            <text:p>232,9375</text:p>
          </table:table-cell>
          <table:table-cell office:value-type="float" office:value="240.59375" calcext:value-type="float">
            <text:p>240,59375</text:p>
          </table:table-cell>
          <table:table-cell table:number-columns-repeated="1012"/>
        </table:table-row>
        <table:table-row table:style-name="ro1">
          <table:table-cell table:formula="of:=[.A471]-TIME(0;10;0)" office:value-type="date" office:date-value="2018-01-25T11:53:59.999969" calcext:value-type="date">
            <text:p>25.01.2018 11:54</text:p>
          </table:table-cell>
          <table:table-cell office:value-type="float" office:value="25.347143" calcext:value-type="float">
            <text:p>25,347143</text:p>
          </table:table-cell>
          <table:table-cell office:value-type="float" office:value="20.805676" calcext:value-type="float">
            <text:p>20,805676</text:p>
          </table:table-cell>
          <table:table-cell office:value-type="float" office:value="956.630005" calcext:value-type="float">
            <text:p>956,630005</text:p>
          </table:table-cell>
          <table:table-cell office:value-type="float" office:value="235" calcext:value-type="float">
            <text:p>235</text:p>
          </table:table-cell>
          <table:table-cell office:value-type="float" office:value="235.125" calcext:value-type="float">
            <text:p>235,125</text:p>
          </table:table-cell>
          <table:table-cell office:value-type="float" office:value="234.125" calcext:value-type="float">
            <text:p>234,125</text:p>
          </table:table-cell>
          <table:table-cell office:value-type="float" office:value="251.78125" calcext:value-type="float">
            <text:p>251,781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472]-TIME(0;10;0)" office:value-type="date" office:date-value="2018-01-25T12:03:59.999969" calcext:value-type="date">
            <text:p>25.01.2018 12:04</text:p>
          </table:table-cell>
          <table:table-cell office:value-type="float" office:value="24.503319" calcext:value-type="float">
            <text:p>24,503319</text:p>
          </table:table-cell>
          <table:table-cell office:value-type="float" office:value="21.539635" calcext:value-type="float">
            <text:p>21,539635</text:p>
          </table:table-cell>
          <table:table-cell office:value-type="float" office:value="956.330017" calcext:value-type="float">
            <text:p>956,330017</text:p>
          </table:table-cell>
          <table:table-cell office:value-type="float" office:value="236.4375" calcext:value-type="float">
            <text:p>236,4375</text:p>
          </table:table-cell>
          <table:table-cell office:value-type="float" office:value="236.625" calcext:value-type="float">
            <text:p>236,625</text:p>
          </table:table-cell>
          <table:table-cell office:value-type="float" office:value="234.90625" calcext:value-type="float">
            <text:p>234,90625</text:p>
          </table:table-cell>
          <table:table-cell office:value-type="float" office:value="241.6875" calcext:value-type="float">
            <text:p>241,6875</text:p>
          </table:table-cell>
          <table:table-cell table:number-columns-repeated="1012"/>
        </table:table-row>
        <table:table-row table:style-name="ro1">
          <table:table-cell table:formula="of:=[.A473]-TIME(0;10;0)" office:value-type="date" office:date-value="2018-01-25T12:13:59.999969" calcext:value-type="date">
            <text:p>25.01.2018 12:14</text:p>
          </table:table-cell>
          <table:table-cell office:value-type="float" office:value="23.54734" calcext:value-type="float">
            <text:p>23,54734</text:p>
          </table:table-cell>
          <table:table-cell office:value-type="float" office:value="22.114901" calcext:value-type="float">
            <text:p>22,114901</text:p>
          </table:table-cell>
          <table:table-cell office:value-type="float" office:value="956.27002" calcext:value-type="float">
            <text:p>956,27002</text:p>
          </table:table-cell>
          <table:table-cell office:value-type="float" office:value="236.46875" calcext:value-type="float">
            <text:p>236,46875</text:p>
          </table:table-cell>
          <table:table-cell office:value-type="float" office:value="236.5" calcext:value-type="float">
            <text:p>236,5</text:p>
          </table:table-cell>
          <table:table-cell office:value-type="float" office:value="234.9375" calcext:value-type="float">
            <text:p>234,9375</text:p>
          </table:table-cell>
          <table:table-cell office:value-type="float" office:value="242.3125" calcext:value-type="float">
            <text:p>242,3125</text:p>
          </table:table-cell>
          <table:table-cell table:number-columns-repeated="1012"/>
        </table:table-row>
        <table:table-row table:style-name="ro1">
          <table:table-cell table:formula="of:=[.A474]-TIME(0;10;0)" office:value-type="date" office:date-value="2018-01-25T12:23:59.999969" calcext:value-type="date">
            <text:p>25.01.2018 12:24</text:p>
          </table:table-cell>
          <table:table-cell office:value-type="float" office:value="22.815672" calcext:value-type="float">
            <text:p>22,815672</text:p>
          </table:table-cell>
          <table:table-cell office:value-type="float" office:value="22.467384" calcext:value-type="float">
            <text:p>22,467384</text:p>
          </table:table-cell>
          <table:table-cell office:value-type="float" office:value="956.099976" calcext:value-type="float">
            <text:p>956,099976</text:p>
          </table:table-cell>
          <table:table-cell office:value-type="float" office:value="236.8125" calcext:value-type="float">
            <text:p>236,8125</text:p>
          </table:table-cell>
          <table:table-cell office:value-type="float" office:value="236.5625" calcext:value-type="float">
            <text:p>236,5625</text:p>
          </table:table-cell>
          <table:table-cell office:value-type="float" office:value="234.90625" calcext:value-type="float">
            <text:p>234,90625</text:p>
          </table:table-cell>
          <table:table-cell office:value-type="float" office:value="243.46875" calcext:value-type="float">
            <text:p>243,46875</text:p>
          </table:table-cell>
          <table:table-cell table:number-columns-repeated="1012"/>
        </table:table-row>
        <table:table-row table:style-name="ro1">
          <table:table-cell table:formula="of:=[.A475]-TIME(0;10;0)" office:value-type="date" office:date-value="2018-01-25T12:33:59.99997" calcext:value-type="date">
            <text:p>25.01.2018 12:34</text:p>
          </table:table-cell>
          <table:table-cell office:value-type="float" office:value="22.321661" calcext:value-type="float">
            <text:p>22,321661</text:p>
          </table:table-cell>
          <table:table-cell office:value-type="float" office:value="23.533989" calcext:value-type="float">
            <text:p>23,533989</text:p>
          </table:table-cell>
          <table:table-cell office:value-type="float" office:value="956" calcext:value-type="float">
            <text:p>956</text:p>
          </table:table-cell>
          <table:table-cell office:value-type="float" office:value="237.53125" calcext:value-type="float">
            <text:p>237,53125</text:p>
          </table:table-cell>
          <table:table-cell office:value-type="float" office:value="237.4375" calcext:value-type="float">
            <text:p>237,4375</text:p>
          </table:table-cell>
          <table:table-cell office:value-type="float" office:value="235.40625" calcext:value-type="float">
            <text:p>235,40625</text:p>
          </table:table-cell>
          <table:table-cell office:value-type="float" office:value="239.09375" calcext:value-type="float">
            <text:p>239,09375</text:p>
          </table:table-cell>
          <table:table-cell table:number-columns-repeated="1012"/>
        </table:table-row>
        <table:table-row table:style-name="ro1">
          <table:table-cell table:formula="of:=[.A476]-TIME(0;10;0)" office:value-type="date" office:date-value="2018-01-25T12:43:59.99997" calcext:value-type="date">
            <text:p>25.01.2018 12:44</text:p>
          </table:table-cell>
          <table:table-cell office:value-type="float" office:value="21.902418" calcext:value-type="float">
            <text:p>21,902418</text:p>
          </table:table-cell>
          <table:table-cell office:value-type="float" office:value="24.048218" calcext:value-type="float">
            <text:p>24,048218</text:p>
          </table:table-cell>
          <table:table-cell office:value-type="float" office:value="955.950012" calcext:value-type="float">
            <text:p>955,950012</text:p>
          </table:table-cell>
          <table:table-cell office:value-type="float" office:value="237.21875" calcext:value-type="float">
            <text:p>237,21875</text:p>
          </table:table-cell>
          <table:table-cell office:value-type="float" office:value="237.1875" calcext:value-type="float">
            <text:p>237,1875</text:p>
          </table:table-cell>
          <table:table-cell office:value-type="float" office:value="235.40625" calcext:value-type="float">
            <text:p>235,40625</text:p>
          </table:table-cell>
          <table:table-cell office:value-type="float" office:value="247.5625" calcext:value-type="float">
            <text:p>247,5625</text:p>
          </table:table-cell>
          <table:table-cell table:number-columns-repeated="1012"/>
        </table:table-row>
        <table:table-row table:style-name="ro1">
          <table:table-cell table:formula="of:=[.A478]-TIME(0;10;0)" office:value-type="date" office:date-value="2018-01-25T12:53:59.99997" calcext:value-type="date">
            <text:p>25.01.2018 12:54</text:p>
          </table:table-cell>
          <table:table-cell office:value-type="float" office:value="21.50721" calcext:value-type="float">
            <text:p>21,50721</text:p>
          </table:table-cell>
          <table:table-cell office:value-type="float" office:value="24.313726" calcext:value-type="float">
            <text:p>24,313726</text:p>
          </table:table-cell>
          <table:table-cell office:value-type="float" office:value="955.859985" calcext:value-type="float">
            <text:p>955,859985</text:p>
          </table:table-cell>
          <table:table-cell office:value-type="float" office:value="237.15625" calcext:value-type="float">
            <text:p>237,15625</text:p>
          </table:table-cell>
          <table:table-cell office:value-type="float" office:value="237.125" calcext:value-type="float">
            <text:p>237,125</text:p>
          </table:table-cell>
          <table:table-cell office:value-type="float" office:value="235.25" calcext:value-type="float">
            <text:p>235,25</text:p>
          </table:table-cell>
          <table:table-cell office:value-type="float" office:value="244.46875" calcext:value-type="float">
            <text:p>244,468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479]-TIME(0;10;0)" office:value-type="date" office:date-value="2018-01-25T13:03:59.99997" calcext:value-type="date">
            <text:p>25.01.2018 13:04</text:p>
          </table:table-cell>
          <table:table-cell office:value-type="float" office:value="20.957123" calcext:value-type="float">
            <text:p>20,957123</text:p>
          </table:table-cell>
          <table:table-cell office:value-type="float" office:value="24.815748" calcext:value-type="float">
            <text:p>24,815748</text:p>
          </table:table-cell>
          <table:table-cell office:value-type="float" office:value="955.619995" calcext:value-type="float">
            <text:p>955,619995</text:p>
          </table:table-cell>
          <table:table-cell office:value-type="float" office:value="237.15625" calcext:value-type="float">
            <text:p>237,15625</text:p>
          </table:table-cell>
          <table:table-cell office:value-type="float" office:value="237.09375" calcext:value-type="float">
            <text:p>237,09375</text:p>
          </table:table-cell>
          <table:table-cell office:value-type="float" office:value="235.125" calcext:value-type="float">
            <text:p>235,125</text:p>
          </table:table-cell>
          <table:table-cell office:value-type="float" office:value="246.15625" calcext:value-type="float">
            <text:p>246,15625</text:p>
          </table:table-cell>
          <table:table-cell table:number-columns-repeated="1012"/>
        </table:table-row>
        <table:table-row table:style-name="ro1">
          <table:table-cell table:formula="of:=[.A480]-TIME(0;10;0)" office:value-type="date" office:date-value="2018-01-25T13:13:59.99997" calcext:value-type="date">
            <text:p>25.01.2018 13:14</text:p>
          </table:table-cell>
          <table:table-cell office:value-type="float" office:value="20.463112" calcext:value-type="float">
            <text:p>20,463112</text:p>
          </table:table-cell>
          <table:table-cell office:value-type="float" office:value="25.699245" calcext:value-type="float">
            <text:p>25,699245</text:p>
          </table:table-cell>
          <table:table-cell office:value-type="float" office:value="955.609985" calcext:value-type="float">
            <text:p>955,609985</text:p>
          </table:table-cell>
          <table:table-cell office:value-type="float" office:value="237.0625" calcext:value-type="float">
            <text:p>237,0625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35.1875" calcext:value-type="float">
            <text:p>235,1875</text:p>
          </table:table-cell>
          <table:table-cell office:value-type="float" office:value="243.84375" calcext:value-type="float">
            <text:p>243,84375</text:p>
          </table:table-cell>
          <table:table-cell table:number-columns-repeated="1012"/>
        </table:table-row>
        <table:table-row table:style-name="ro1">
          <table:table-cell table:formula="of:=[.A481]-TIME(0;10;0)" office:value-type="date" office:date-value="2018-01-25T13:23:59.99997" calcext:value-type="date">
            <text:p>25.01.2018 13:24</text:p>
          </table:table-cell>
          <table:table-cell office:value-type="float" office:value="19.88632" calcext:value-type="float">
            <text:p>19,88632</text:p>
          </table:table-cell>
          <table:table-cell office:value-type="float" office:value="27.296864" calcext:value-type="float">
            <text:p>27,296864</text:p>
          </table:table-cell>
          <table:table-cell office:value-type="float" office:value="955.640015" calcext:value-type="float">
            <text:p>955,64001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35.625" calcext:value-type="float">
            <text:p>235,625</text:p>
          </table:table-cell>
          <table:table-cell office:value-type="float" office:value="250.40625" calcext:value-type="float">
            <text:p>250,40625</text:p>
          </table:table-cell>
          <table:table-cell table:number-columns-repeated="1012"/>
        </table:table-row>
        <table:table-row table:style-name="ro1">
          <table:table-cell table:formula="of:=[.A482]-TIME(0;10;0)" office:value-type="date" office:date-value="2018-01-25T13:33:59.99997" calcext:value-type="date">
            <text:p>25.01.2018 13:34</text:p>
          </table:table-cell>
          <table:table-cell office:value-type="float" office:value="19.341574" calcext:value-type="float">
            <text:p>19,341574</text:p>
          </table:table-cell>
          <table:table-cell office:value-type="float" office:value="28.015564" calcext:value-type="float">
            <text:p>28,015564</text:p>
          </table:table-cell>
          <table:table-cell office:value-type="float" office:value="955.599976" calcext:value-type="float">
            <text:p>955,599976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35.96875" calcext:value-type="float">
            <text:p>235,96875</text:p>
          </table:table-cell>
          <table:table-cell office:value-type="float" office:value="255.125" calcext:value-type="float">
            <text:p>255,125</text:p>
          </table:table-cell>
          <table:table-cell table:number-columns-repeated="1012"/>
        </table:table-row>
        <table:table-row table:style-name="ro1">
          <table:table-cell table:formula="of:=[.A483]-TIME(0;10;0)" office:value-type="date" office:date-value="2018-01-25T13:43:59.99997" calcext:value-type="date">
            <text:p>25.01.2018 13:44</text:p>
          </table:table-cell>
          <table:table-cell office:value-type="float" office:value="18.791485" calcext:value-type="float">
            <text:p>18,791485</text:p>
          </table:table-cell>
          <table:table-cell office:value-type="float" office:value="28.41535" calcext:value-type="float">
            <text:p>28,41535</text:p>
          </table:table-cell>
          <table:table-cell office:value-type="float" office:value="955.559998" calcext:value-type="float">
            <text:p>955,559998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235.8125" calcext:value-type="float">
            <text:p>235,8125</text:p>
          </table:table-cell>
          <table:table-cell office:value-type="float" office:value="255" calcext:value-type="float">
            <text:p>255</text:p>
          </table:table-cell>
          <table:table-cell table:number-columns-repeated="1012"/>
        </table:table-row>
        <table:table-row table:style-name="ro1">
          <table:table-cell table:formula="of:=[.A485]-TIME(0;10;0)" office:value-type="date" office:date-value="2018-01-25T13:53:59.99997" calcext:value-type="date">
            <text:p>25.01.2018 13:54</text:p>
          </table:table-cell>
          <table:table-cell office:value-type="float" office:value="18.382925" calcext:value-type="float">
            <text:p>18,382925</text:p>
          </table:table-cell>
          <table:table-cell office:value-type="float" office:value="28.877699" calcext:value-type="float">
            <text:p>28,877699</text:p>
          </table:table-cell>
          <table:table-cell office:value-type="float" office:value="955.530029" calcext:value-type="float">
            <text:p>955,530029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35.78125" calcext:value-type="float">
            <text:p>235,78125</text:p>
          </table:table-cell>
          <table:table-cell office:value-type="float" office:value="253.46875" calcext:value-type="float">
            <text:p>253,468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486]-TIME(0;10;0)" office:value-type="date" office:date-value="2018-01-25T14:03:59.99997" calcext:value-type="date">
            <text:p>25.01.2018 14:04</text:p>
          </table:table-cell>
          <table:table-cell office:value-type="float" office:value="18.003738" calcext:value-type="float">
            <text:p>18,003738</text:p>
          </table:table-cell>
          <table:table-cell office:value-type="float" office:value="29.846647" calcext:value-type="float">
            <text:p>29,846647</text:p>
          </table:table-cell>
          <table:table-cell office:value-type="float" office:value="955.549988" calcext:value-type="float">
            <text:p>955,549988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38.625" calcext:value-type="float">
            <text:p>238,625</text:p>
          </table:table-cell>
          <table:table-cell office:value-type="float" office:value="236.125" calcext:value-type="float">
            <text:p>236,125</text:p>
          </table:table-cell>
          <table:table-cell office:value-type="float" office:value="251.0625" calcext:value-type="float">
            <text:p>251,0625</text:p>
          </table:table-cell>
          <table:table-cell table:number-columns-repeated="1012"/>
        </table:table-row>
        <table:table-row table:style-name="ro1">
          <table:table-cell table:formula="of:=[.A487]-TIME(0;10;0)" office:value-type="date" office:date-value="2018-01-25T14:13:59.99997" calcext:value-type="date">
            <text:p>25.01.2018 14:14</text:p>
          </table:table-cell>
          <table:table-cell office:value-type="float" office:value="17.752728" calcext:value-type="float">
            <text:p>17,752728</text:p>
          </table:table-cell>
          <table:table-cell office:value-type="float" office:value="30.658426" calcext:value-type="float">
            <text:p>30,658426</text:p>
          </table:table-cell>
          <table:table-cell office:value-type="float" office:value="955.52002" calcext:value-type="float">
            <text:p>955,52002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38.625" calcext:value-type="float">
            <text:p>238,625</text:p>
          </table:table-cell>
          <table:table-cell office:value-type="float" office:value="236.28125" calcext:value-type="float">
            <text:p>236,28125</text:p>
          </table:table-cell>
          <table:table-cell office:value-type="float" office:value="256.59375" calcext:value-type="float">
            <text:p>256,59375</text:p>
          </table:table-cell>
          <table:table-cell table:number-columns-repeated="1012"/>
        </table:table-row>
        <table:table-row table:style-name="ro1">
          <table:table-cell table:formula="of:=[.A488]-TIME(0;10;0)" office:value-type="date" office:date-value="2018-01-25T14:23:59.99997" calcext:value-type="date">
            <text:p>25.01.2018 14:24</text:p>
          </table:table-cell>
          <table:table-cell office:value-type="float" office:value="17.370871" calcext:value-type="float">
            <text:p>17,370871</text:p>
          </table:table-cell>
          <table:table-cell office:value-type="float" office:value="31.444267" calcext:value-type="float">
            <text:p>31,444267</text:p>
          </table:table-cell>
          <table:table-cell office:value-type="float" office:value="955.539978" calcext:value-type="float">
            <text:p>955,539978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38.59375" calcext:value-type="float">
            <text:p>238,59375</text:p>
          </table:table-cell>
          <table:table-cell office:value-type="float" office:value="236.40625" calcext:value-type="float">
            <text:p>236,40625</text:p>
          </table:table-cell>
          <table:table-cell office:value-type="float" office:value="259.125" calcext:value-type="float">
            <text:p>259,125</text:p>
          </table:table-cell>
          <table:table-cell table:number-columns-repeated="1012"/>
        </table:table-row>
        <table:table-row table:style-name="ro1">
          <table:table-cell table:formula="of:=[.A489]-TIME(0;10;0)" office:value-type="date" office:date-value="2018-01-25T14:33:59.99997" calcext:value-type="date">
            <text:p>25.01.2018 14:34</text:p>
          </table:table-cell>
          <table:table-cell office:value-type="float" office:value="17.077135" calcext:value-type="float">
            <text:p>17,077135</text:p>
          </table:table-cell>
          <table:table-cell office:value-type="float" office:value="32.222477" calcext:value-type="float">
            <text:p>32,222477</text:p>
          </table:table-cell>
          <table:table-cell office:value-type="float" office:value="955.47998" calcext:value-type="float">
            <text:p>955,47998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36.125" calcext:value-type="float">
            <text:p>236,125</text:p>
          </table:table-cell>
          <table:table-cell office:value-type="float" office:value="247.03125" calcext:value-type="float">
            <text:p>247,03125</text:p>
          </table:table-cell>
          <table:table-cell table:number-columns-repeated="1012"/>
        </table:table-row>
        <table:table-row table:style-name="ro1">
          <table:table-cell table:formula="of:=[.A490]-TIME(0;10;0)" office:value-type="date" office:date-value="2018-01-25T14:43:59.99997" calcext:value-type="date">
            <text:p>25.01.2018 14:44</text:p>
          </table:table-cell>
          <table:table-cell office:value-type="float" office:value="16.738003" calcext:value-type="float">
            <text:p>16,738003</text:p>
          </table:table-cell>
          <table:table-cell office:value-type="float" office:value="33.43557" calcext:value-type="float">
            <text:p>33,43557</text:p>
          </table:table-cell>
          <table:table-cell office:value-type="float" office:value="955.48999" calcext:value-type="float">
            <text:p>955,48999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35.6875" calcext:value-type="float">
            <text:p>235,6875</text:p>
          </table:table-cell>
          <table:table-cell office:value-type="float" office:value="246.9375" calcext:value-type="float">
            <text:p>246,9375</text:p>
          </table:table-cell>
          <table:table-cell table:number-columns-repeated="1012"/>
        </table:table-row>
        <table:table-row table:style-name="ro1">
          <table:table-cell table:formula="of:=[.A492]-TIME(0;10;0)" office:value-type="date" office:date-value="2018-01-25T14:53:59.999971" calcext:value-type="date">
            <text:p>25.01.2018 14:54</text:p>
          </table:table-cell>
          <table:table-cell office:value-type="float" office:value="16.358816" calcext:value-type="float">
            <text:p>16,358816</text:p>
          </table:table-cell>
          <table:table-cell office:value-type="float" office:value="34.448769" calcext:value-type="float">
            <text:p>34,448769</text:p>
          </table:table-cell>
          <table:table-cell office:value-type="float" office:value="955.460022" calcext:value-type="float">
            <text:p>955,460022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35.875" calcext:value-type="float">
            <text:p>235,875</text:p>
          </table:table-cell>
          <table:table-cell office:value-type="float" office:value="253.96875" calcext:value-type="float">
            <text:p>253,968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493]-TIME(0;10;0)" office:value-type="date" office:date-value="2018-01-25T15:03:59.999971" calcext:value-type="date">
            <text:p>25.01.2018 15:04</text:p>
          </table:table-cell>
          <table:table-cell office:value-type="float" office:value="16.078432" calcext:value-type="float">
            <text:p>16,078432</text:p>
          </table:table-cell>
          <table:table-cell office:value-type="float" office:value="35.222401" calcext:value-type="float">
            <text:p>35,222401</text:p>
          </table:table-cell>
          <table:table-cell office:value-type="float" office:value="955.609985" calcext:value-type="float">
            <text:p>955,60998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36.125" calcext:value-type="float">
            <text:p>236,125</text:p>
          </table:table-cell>
          <table:table-cell office:value-type="float" office:value="249.875" calcext:value-type="float">
            <text:p>249,875</text:p>
          </table:table-cell>
          <table:table-cell table:number-columns-repeated="1012"/>
        </table:table-row>
        <table:table-row table:style-name="ro1">
          <table:table-cell table:formula="of:=[.A494]-TIME(0;10;0)" office:value-type="date" office:date-value="2018-01-25T15:13:59.999971" calcext:value-type="date">
            <text:p>25.01.2018 15:14</text:p>
          </table:table-cell>
          <table:table-cell office:value-type="float" office:value="15.699244" calcext:value-type="float">
            <text:p>15,699244</text:p>
          </table:table-cell>
          <table:table-cell office:value-type="float" office:value="36.369877" calcext:value-type="float">
            <text:p>36,369877</text:p>
          </table:table-cell>
          <table:table-cell office:value-type="float" office:value="955.52002" calcext:value-type="float">
            <text:p>955,52002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38.84375" calcext:value-type="float">
            <text:p>238,84375</text:p>
          </table:table-cell>
          <table:table-cell office:value-type="float" office:value="236.15625" calcext:value-type="float">
            <text:p>236,15625</text:p>
          </table:table-cell>
          <table:table-cell office:value-type="float" office:value="251.28125" calcext:value-type="float">
            <text:p>251,28125</text:p>
          </table:table-cell>
          <table:table-cell table:number-columns-repeated="1012"/>
        </table:table-row>
        <table:table-row table:style-name="ro1">
          <table:table-cell table:formula="of:=[.A495]-TIME(0;10;0)" office:value-type="date" office:date-value="2018-01-25T15:23:59.999971" calcext:value-type="date">
            <text:p>25.01.2018 15:24</text:p>
          </table:table-cell>
          <table:table-cell office:value-type="float" office:value="15.231937" calcext:value-type="float">
            <text:p>15,231937</text:p>
          </table:table-cell>
          <table:table-cell office:value-type="float" office:value="37.460899" calcext:value-type="float">
            <text:p>37,460899</text:p>
          </table:table-cell>
          <table:table-cell office:value-type="float" office:value="955.549988" calcext:value-type="float">
            <text:p>955,549988</text:p>
          </table:table-cell>
          <table:table-cell office:value-type="float" office:value="238.40625" calcext:value-type="float">
            <text:p>238,4062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36.4375" calcext:value-type="float">
            <text:p>236,4375</text:p>
          </table:table-cell>
          <table:table-cell office:value-type="float" office:value="252.5" calcext:value-type="float">
            <text:p>252,5</text:p>
          </table:table-cell>
          <table:table-cell table:number-columns-repeated="1012"/>
        </table:table-row>
        <table:table-row table:style-name="ro1">
          <table:table-cell table:formula="of:=[.A496]-TIME(0;10;0)" office:value-type="date" office:date-value="2018-01-25T15:33:59.999971" calcext:value-type="date">
            <text:p>25.01.2018 15:34</text:p>
          </table:table-cell>
          <table:table-cell office:value-type="float" office:value="14.785993" calcext:value-type="float">
            <text:p>14,785993</text:p>
          </table:table-cell>
          <table:table-cell office:value-type="float" office:value="38.834209" calcext:value-type="float">
            <text:p>38,834209</text:p>
          </table:table-cell>
          <table:table-cell office:value-type="float" office:value="955.5" calcext:value-type="float">
            <text:p>955,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38.625" calcext:value-type="float">
            <text:p>238,625</text:p>
          </table:table-cell>
          <table:table-cell office:value-type="float" office:value="236.34375" calcext:value-type="float">
            <text:p>236,34375</text:p>
          </table:table-cell>
          <table:table-cell office:value-type="float" office:value="258.25" calcext:value-type="float">
            <text:p>258,25</text:p>
          </table:table-cell>
          <table:table-cell table:number-columns-repeated="1012"/>
        </table:table-row>
        <table:table-row table:style-name="ro1">
          <table:table-cell table:formula="of:=[.A497]-TIME(0;10;0)" office:value-type="date" office:date-value="2018-01-25T15:43:59.999971" calcext:value-type="date">
            <text:p>25.01.2018 15:44</text:p>
          </table:table-cell>
          <table:table-cell office:value-type="float" office:value="14.417487" calcext:value-type="float">
            <text:p>14,417487</text:p>
          </table:table-cell>
          <table:table-cell office:value-type="float" office:value="39.856564" calcext:value-type="float">
            <text:p>39,856564</text:p>
          </table:table-cell>
          <table:table-cell office:value-type="float" office:value="955.460022" calcext:value-type="float">
            <text:p>955,460022</text:p>
          </table:table-cell>
          <table:table-cell office:value-type="float" office:value="238.84375" calcext:value-type="float">
            <text:p>238,84375</text:p>
          </table:table-cell>
          <table:table-cell office:value-type="float" office:value="239.15625" calcext:value-type="float">
            <text:p>239,15625</text:p>
          </table:table-cell>
          <table:table-cell office:value-type="float" office:value="236.46875" calcext:value-type="float">
            <text:p>236,46875</text:p>
          </table:table-cell>
          <table:table-cell office:value-type="float" office:value="251.875" calcext:value-type="float">
            <text:p>251,875</text:p>
          </table:table-cell>
          <table:table-cell table:number-columns-repeated="1012"/>
        </table:table-row>
        <table:table-row table:style-name="ro1">
          <table:table-cell table:formula="of:=[.A499]-TIME(0;10;0)" office:value-type="date" office:date-value="2018-01-25T15:53:59.999971" calcext:value-type="date">
            <text:p>25.01.2018 15:54</text:p>
          </table:table-cell>
          <table:table-cell office:value-type="float" office:value="13.982224" calcext:value-type="float">
            <text:p>13,982224</text:p>
          </table:table-cell>
          <table:table-cell office:value-type="float" office:value="40.683605" calcext:value-type="float">
            <text:p>40,683605</text:p>
          </table:table-cell>
          <table:table-cell office:value-type="float" office:value="955.409973" calcext:value-type="float">
            <text:p>955,409973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38.90625" calcext:value-type="float">
            <text:p>238,90625</text:p>
          </table:table-cell>
          <table:table-cell office:value-type="float" office:value="236.34375" calcext:value-type="float">
            <text:p>236,34375</text:p>
          </table:table-cell>
          <table:table-cell office:value-type="float" office:value="250.90625" calcext:value-type="float">
            <text:p>250,906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500]-TIME(0;10;0)" office:value-type="date" office:date-value="2018-01-25T16:03:59.99997" calcext:value-type="date">
            <text:p>25.01.2018 16:04</text:p>
          </table:table-cell>
          <table:table-cell office:value-type="float" office:value="13.643091" calcext:value-type="float">
            <text:p>13,643091</text:p>
          </table:table-cell>
          <table:table-cell office:value-type="float" office:value="40.637829" calcext:value-type="float">
            <text:p>40,637829</text:p>
          </table:table-cell>
          <table:table-cell office:value-type="float" office:value="955.440002" calcext:value-type="float">
            <text:p>955,440002</text:p>
          </table:table-cell>
          <table:table-cell office:value-type="float" office:value="239" calcext:value-type="float">
            <text:p>239</text:p>
          </table:table-cell>
          <table:table-cell office:value-type="float" office:value="239.1875" calcext:value-type="float">
            <text:p>239,1875</text:p>
          </table:table-cell>
          <table:table-cell office:value-type="float" office:value="236.84375" calcext:value-type="float">
            <text:p>236,84375</text:p>
          </table:table-cell>
          <table:table-cell office:value-type="float" office:value="252.3125" calcext:value-type="float">
            <text:p>252,3125</text:p>
          </table:table-cell>
          <table:table-cell table:number-columns-repeated="1012"/>
        </table:table-row>
        <table:table-row table:style-name="ro1">
          <table:table-cell table:formula="of:=[.A501]-TIME(0;10;0)" office:value-type="date" office:date-value="2018-01-25T16:13:59.99997" calcext:value-type="date">
            <text:p>25.01.2018 16:14</text:p>
          </table:table-cell>
          <table:table-cell office:value-type="float" office:value="13.293279" calcext:value-type="float">
            <text:p>13,293279</text:p>
          </table:table-cell>
          <table:table-cell office:value-type="float" office:value="41.773098" calcext:value-type="float">
            <text:p>41,773098</text:p>
          </table:table-cell>
          <table:table-cell office:value-type="float" office:value="955.400024" calcext:value-type="float">
            <text:p>955,400024</text:p>
          </table:table-cell>
          <table:table-cell office:value-type="float" office:value="239.03125" calcext:value-type="float">
            <text:p>239,03125</text:p>
          </table:table-cell>
          <table:table-cell office:value-type="float" office:value="239.28125" calcext:value-type="float">
            <text:p>239,28125</text:p>
          </table:table-cell>
          <table:table-cell office:value-type="float" office:value="236.75" calcext:value-type="float">
            <text:p>236,75</text:p>
          </table:table-cell>
          <table:table-cell office:value-type="float" office:value="253.125" calcext:value-type="float">
            <text:p>253,125</text:p>
          </table:table-cell>
          <table:table-cell table:number-columns-repeated="1012"/>
        </table:table-row>
        <table:table-row table:style-name="ro1">
          <table:table-cell table:formula="of:=[.A502]-TIME(0;10;0)" office:value-type="date" office:date-value="2018-01-25T16:23:59.999971" calcext:value-type="date">
            <text:p>25.01.2018 16:24</text:p>
          </table:table-cell>
          <table:table-cell office:value-type="float" office:value="13.084992" calcext:value-type="float">
            <text:p>13,084992</text:p>
          </table:table-cell>
          <table:table-cell office:value-type="float" office:value="42.523842" calcext:value-type="float">
            <text:p>42,523842</text:p>
          </table:table-cell>
          <table:table-cell office:value-type="float" office:value="955.330017" calcext:value-type="float">
            <text:p>955,330017</text:p>
          </table:table-cell>
          <table:table-cell office:value-type="float" office:value="239.09375" calcext:value-type="float">
            <text:p>239,09375</text:p>
          </table:table-cell>
          <table:table-cell office:value-type="float" office:value="239.28125" calcext:value-type="float">
            <text:p>239,28125</text:p>
          </table:table-cell>
          <table:table-cell office:value-type="float" office:value="235.96875" calcext:value-type="float">
            <text:p>235,96875</text:p>
          </table:table-cell>
          <table:table-cell office:value-type="float" office:value="255.1875" calcext:value-type="float">
            <text:p>255,1875</text:p>
          </table:table-cell>
          <table:table-cell table:number-columns-repeated="1012"/>
        </table:table-row>
        <table:table-row table:style-name="ro1">
          <table:table-cell table:formula="of:=[.A503]-TIME(0;10;0)" office:value-type="date" office:date-value="2018-01-25T16:33:59.999971" calcext:value-type="date">
            <text:p>25.01.2018 16:34</text:p>
          </table:table-cell>
          <table:table-cell office:value-type="float" office:value="12.815289" calcext:value-type="float">
            <text:p>12,815289</text:p>
          </table:table-cell>
          <table:table-cell office:value-type="float" office:value="43.805599" calcext:value-type="float">
            <text:p>43,805599</text:p>
          </table:table-cell>
          <table:table-cell office:value-type="float" office:value="955.320007" calcext:value-type="float">
            <text:p>955,320007</text:p>
          </table:table-cell>
          <table:table-cell office:value-type="float" office:value="239.40625" calcext:value-type="float">
            <text:p>239,40625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4.59375" calcext:value-type="float">
            <text:p>234,59375</text:p>
          </table:table-cell>
          <table:table-cell office:value-type="float" office:value="256.75" calcext:value-type="float">
            <text:p>256,75</text:p>
          </table:table-cell>
          <table:table-cell table:number-columns-repeated="1012"/>
        </table:table-row>
        <table:table-row table:style-name="ro1">
          <table:table-cell table:formula="of:=[.A504]-TIME(0;10;0)" office:value-type="date" office:date-value="2018-01-25T16:43:59.999971" calcext:value-type="date">
            <text:p>25.01.2018 16:44</text:p>
          </table:table-cell>
          <table:table-cell office:value-type="float" office:value="12.633707" calcext:value-type="float">
            <text:p>12,633707</text:p>
          </table:table-cell>
          <table:table-cell office:value-type="float" office:value="43.793392" calcext:value-type="float">
            <text:p>43,793392</text:p>
          </table:table-cell>
          <table:table-cell office:value-type="float" office:value="955.299988" calcext:value-type="float">
            <text:p>955,299988</text:p>
          </table:table-cell>
          <table:table-cell office:value-type="float" office:value="239.5" calcext:value-type="float">
            <text:p>239,5</text:p>
          </table:table-cell>
          <table:table-cell office:value-type="float" office:value="239.71875" calcext:value-type="float">
            <text:p>239,71875</text:p>
          </table:table-cell>
          <table:table-cell office:value-type="float" office:value="234.9375" calcext:value-type="float">
            <text:p>234,9375</text:p>
          </table:table-cell>
          <table:table-cell office:value-type="float" office:value="255.40625" calcext:value-type="float">
            <text:p>255,40625</text:p>
          </table:table-cell>
          <table:table-cell table:number-columns-repeated="1012"/>
        </table:table-row>
        <table:table-row table:style-name="ro1">
          <table:table-cell table:formula="of:=[.A506]-TIME(0;10;0)" office:value-type="date" office:date-value="2018-01-25T16:53:59.999971" calcext:value-type="date">
            <text:p>25.01.2018 16:54</text:p>
          </table:table-cell>
          <table:table-cell office:value-type="float" office:value="12.422751" calcext:value-type="float">
            <text:p>12,422751</text:p>
          </table:table-cell>
          <table:table-cell office:value-type="float" office:value="44.791332" calcext:value-type="float">
            <text:p>44,791332</text:p>
          </table:table-cell>
          <table:table-cell office:value-type="float" office:value="955.340027" calcext:value-type="float">
            <text:p>955,340027</text:p>
          </table:table-cell>
          <table:table-cell office:value-type="float" office:value="239.46875" calcext:value-type="float">
            <text:p>239,46875</text:p>
          </table:table-cell>
          <table:table-cell office:value-type="float" office:value="239.875" calcext:value-type="float">
            <text:p>239,875</text:p>
          </table:table-cell>
          <table:table-cell office:value-type="float" office:value="234.53125" calcext:value-type="float">
            <text:p>234,53125</text:p>
          </table:table-cell>
          <table:table-cell office:value-type="float" office:value="252.5625" calcext:value-type="float">
            <text:p>252,56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507]-TIME(0;10;0)" office:value-type="date" office:date-value="2018-01-25T17:03:59.999971" calcext:value-type="date">
            <text:p>25.01.2018 17:04</text:p>
          </table:table-cell>
          <table:table-cell office:value-type="float" office:value="12.185092" calcext:value-type="float">
            <text:p>12,185092</text:p>
          </table:table-cell>
          <table:table-cell office:value-type="float" office:value="44.684521" calcext:value-type="float">
            <text:p>44,684521</text:p>
          </table:table-cell>
          <table:table-cell office:value-type="float" office:value="955.25" calcext:value-type="float">
            <text:p>955,25</text:p>
          </table:table-cell>
          <table:table-cell office:value-type="float" office:value="239.625" calcext:value-type="float">
            <text:p>239,625</text:p>
          </table:table-cell>
          <table:table-cell office:value-type="float" office:value="239.78125" calcext:value-type="float">
            <text:p>239,78125</text:p>
          </table:table-cell>
          <table:table-cell office:value-type="float" office:value="232.71875" calcext:value-type="float">
            <text:p>232,71875</text:p>
          </table:table-cell>
          <table:table-cell office:value-type="float" office:value="256.75" calcext:value-type="float">
            <text:p>256,75</text:p>
          </table:table-cell>
          <table:table-cell table:number-columns-repeated="1012"/>
        </table:table-row>
        <table:table-row table:style-name="ro1">
          <table:table-cell table:formula="of:=[.A508]-TIME(0;10;0)" office:value-type="date" office:date-value="2018-01-25T17:13:59.999972" calcext:value-type="date">
            <text:p>25.01.2018 17:14</text:p>
          </table:table-cell>
          <table:table-cell office:value-type="float" office:value="11.984818" calcext:value-type="float">
            <text:p>11,984818</text:p>
          </table:table-cell>
          <table:table-cell office:value-type="float" office:value="45.984589" calcext:value-type="float">
            <text:p>45,984589</text:p>
          </table:table-cell>
          <table:table-cell office:value-type="float" office:value="955.309998" calcext:value-type="float">
            <text:p>955,309998</text:p>
          </table:table-cell>
          <table:table-cell office:value-type="float" office:value="239.4375" calcext:value-type="float">
            <text:p>239,4375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3.25" calcext:value-type="float">
            <text:p>233,25</text:p>
          </table:table-cell>
          <table:table-cell office:value-type="float" office:value="254.6875" calcext:value-type="float">
            <text:p>254,6875</text:p>
          </table:table-cell>
          <table:table-cell table:number-columns-repeated="1012"/>
        </table:table-row>
        <table:table-row table:style-name="ro1">
          <table:table-cell table:formula="of:=[.A509]-TIME(0;10;0)" office:value-type="date" office:date-value="2018-01-25T17:23:59.999972" calcext:value-type="date">
            <text:p>25.01.2018 17:24</text:p>
          </table:table-cell>
          <table:table-cell office:value-type="float" office:value="11.747158" calcext:value-type="float">
            <text:p>11,747158</text:p>
          </table:table-cell>
          <table:table-cell office:value-type="float" office:value="46.543068" calcext:value-type="float">
            <text:p>46,543068</text:p>
          </table:table-cell>
          <table:table-cell office:value-type="float" office:value="955.440002" calcext:value-type="float">
            <text:p>955,440002</text:p>
          </table:table-cell>
          <table:table-cell office:value-type="float" office:value="239.4375" calcext:value-type="float">
            <text:p>239,4375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3.625" calcext:value-type="float">
            <text:p>233,625</text:p>
          </table:table-cell>
          <table:table-cell office:value-type="float" office:value="255.6875" calcext:value-type="float">
            <text:p>255,6875</text:p>
          </table:table-cell>
          <table:table-cell table:number-columns-repeated="1012"/>
        </table:table-row>
        <table:table-row table:style-name="ro1">
          <table:table-cell table:formula="of:=[.A510]-TIME(0;10;0)" office:value-type="date" office:date-value="2018-01-25T17:33:59.999972" calcext:value-type="date">
            <text:p>25.01.2018 17:34</text:p>
          </table:table-cell>
          <table:table-cell office:value-type="float" office:value="11.52285" calcext:value-type="float">
            <text:p>11,52285</text:p>
          </table:table-cell>
          <table:table-cell office:value-type="float" office:value="47.235828" calcext:value-type="float">
            <text:p>47,235828</text:p>
          </table:table-cell>
          <table:table-cell office:value-type="float" office:value="955.48999" calcext:value-type="float">
            <text:p>955,48999</text:p>
          </table:table-cell>
          <table:table-cell office:value-type="float" office:value="239.71875" calcext:value-type="float">
            <text:p>239,71875</text:p>
          </table:table-cell>
          <table:table-cell office:value-type="float" office:value="240.03125" calcext:value-type="float">
            <text:p>240,03125</text:p>
          </table:table-cell>
          <table:table-cell office:value-type="float" office:value="235.6875" calcext:value-type="float">
            <text:p>235,6875</text:p>
          </table:table-cell>
          <table:table-cell office:value-type="float" office:value="253.09375" calcext:value-type="float">
            <text:p>253,09375</text:p>
          </table:table-cell>
          <table:table-cell table:number-columns-repeated="1012"/>
        </table:table-row>
        <table:table-row table:style-name="ro1">
          <table:table-cell table:formula="of:=[.A511]-TIME(0;10;0)" office:value-type="date" office:date-value="2018-01-25T17:43:59.999972" calcext:value-type="date">
            <text:p>25.01.2018 17:44</text:p>
          </table:table-cell>
          <table:table-cell office:value-type="float" office:value="11.367971" calcext:value-type="float">
            <text:p>11,367971</text:p>
          </table:table-cell>
          <table:table-cell office:value-type="float" office:value="48.470284" calcext:value-type="float">
            <text:p>48,470284</text:p>
          </table:table-cell>
          <table:table-cell office:value-type="float" office:value="955.659973" calcext:value-type="float">
            <text:p>955,659973</text:p>
          </table:table-cell>
          <table:table-cell office:value-type="float" office:value="239.5625" calcext:value-type="float">
            <text:p>239,5625</text:p>
          </table:table-cell>
          <table:table-cell office:value-type="float" office:value="239.875" calcext:value-type="float">
            <text:p>239,875</text:p>
          </table:table-cell>
          <table:table-cell office:value-type="float" office:value="235.9375" calcext:value-type="float">
            <text:p>235,9375</text:p>
          </table:table-cell>
          <table:table-cell office:value-type="float" office:value="253.4375" calcext:value-type="float">
            <text:p>253,4375</text:p>
          </table:table-cell>
          <table:table-cell table:number-columns-repeated="1012"/>
        </table:table-row>
        <table:table-row table:style-name="ro1">
          <table:table-cell table:formula="of:=[.A513]-TIME(0;10;0)" office:value-type="date" office:date-value="2018-01-25T17:53:59.999972" calcext:value-type="date">
            <text:p>25.01.2018 17:54</text:p>
          </table:table-cell>
          <table:table-cell office:value-type="float" office:value="11.170367" calcext:value-type="float">
            <text:p>11,170367</text:p>
          </table:table-cell>
          <table:table-cell office:value-type="float" office:value="49.248493" calcext:value-type="float">
            <text:p>49,248493</text:p>
          </table:table-cell>
          <table:table-cell office:value-type="float" office:value="955.650024" calcext:value-type="float">
            <text:p>955,650024</text:p>
          </table:table-cell>
          <table:table-cell office:value-type="float" office:value="239.90625" calcext:value-type="float">
            <text:p>239,90625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36.71875" calcext:value-type="float">
            <text:p>236,71875</text:p>
          </table:table-cell>
          <table:table-cell office:value-type="float" office:value="258.09375" calcext:value-type="float">
            <text:p>258,093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514]-TIME(0;10;0)" office:value-type="date" office:date-value="2018-01-25T18:03:59.999972" calcext:value-type="date">
            <text:p>25.01.2018 18:04</text:p>
          </table:table-cell>
          <table:table-cell office:value-type="float" office:value="11.002136" calcext:value-type="float">
            <text:p>11,002136</text:p>
          </table:table-cell>
          <table:table-cell office:value-type="float" office:value="50.247959" calcext:value-type="float">
            <text:p>50,247959</text:p>
          </table:table-cell>
          <table:table-cell office:value-type="float" office:value="955.700012" calcext:value-type="float">
            <text:p>955,700012</text:p>
          </table:table-cell>
          <table:table-cell office:value-type="float" office:value="240.03125" calcext:value-type="float">
            <text:p>240,0312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54.125" calcext:value-type="float">
            <text:p>254,125</text:p>
          </table:table-cell>
          <table:table-cell table:number-columns-repeated="1012"/>
        </table:table-row>
        <table:table-row table:style-name="ro1">
          <table:table-cell table:formula="of:=[.A515]-TIME(0;10;0)" office:value-type="date" office:date-value="2018-01-25T18:13:59.999972" calcext:value-type="date">
            <text:p>25.01.2018 18:14</text:p>
          </table:table-cell>
          <table:table-cell office:value-type="float" office:value="10.820554" calcext:value-type="float">
            <text:p>10,820554</text:p>
          </table:table-cell>
          <table:table-cell office:value-type="float" office:value="52.046997" calcext:value-type="float">
            <text:p>52,046997</text:p>
          </table:table-cell>
          <table:table-cell office:value-type="float" office:value="955.789978" calcext:value-type="float">
            <text:p>955,789978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69.34375" calcext:value-type="float">
            <text:p>269,34375</text:p>
          </table:table-cell>
          <table:table-cell table:number-columns-repeated="1012"/>
        </table:table-row>
        <table:table-row table:style-name="ro1">
          <table:table-cell table:formula="of:=[.A516]-TIME(0;10;0)" office:value-type="date" office:date-value="2018-01-25T18:23:59.999972" calcext:value-type="date">
            <text:p>25.01.2018 18:24</text:p>
          </table:table-cell>
          <table:table-cell office:value-type="float" office:value="10.695048" calcext:value-type="float">
            <text:p>10,695048</text:p>
          </table:table-cell>
          <table:table-cell office:value-type="float" office:value="53.35622" calcext:value-type="float">
            <text:p>53,35622</text:p>
          </table:table-cell>
          <table:table-cell office:value-type="float" office:value="955.859985" calcext:value-type="float">
            <text:p>955,85998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59.75" calcext:value-type="float">
            <text:p>259,75</text:p>
          </table:table-cell>
          <table:table-cell table:number-columns-repeated="1012"/>
        </table:table-row>
        <table:table-row table:style-name="ro1">
          <table:table-cell table:formula="of:=[.A517]-TIME(0;10;0)" office:value-type="date" office:date-value="2018-01-25T18:33:59.999972" calcext:value-type="date">
            <text:p>25.01.2018 18:34</text:p>
          </table:table-cell>
          <table:table-cell office:value-type="float" office:value="10.566873" calcext:value-type="float">
            <text:p>10,566873</text:p>
          </table:table-cell>
          <table:table-cell office:value-type="float" office:value="54.380104" calcext:value-type="float">
            <text:p>54,380104</text:p>
          </table:table-cell>
          <table:table-cell office:value-type="float" office:value="955.890015" calcext:value-type="float">
            <text:p>955,890015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60.0625" calcext:value-type="float">
            <text:p>260,0625</text:p>
          </table:table-cell>
          <table:table-cell table:number-columns-repeated="1012"/>
        </table:table-row>
        <table:table-row table:style-name="ro1">
          <table:table-cell table:formula="of:=[.A518]-TIME(0;10;0)" office:value-type="date" office:date-value="2018-01-25T18:43:59.999972" calcext:value-type="date">
            <text:p>25.01.2018 18:44</text:p>
          </table:table-cell>
          <table:table-cell office:value-type="float" office:value="10.452048" calcext:value-type="float">
            <text:p>10,452048</text:p>
          </table:table-cell>
          <table:table-cell office:value-type="float" office:value="55.292591" calcext:value-type="float">
            <text:p>55,292591</text:p>
          </table:table-cell>
          <table:table-cell office:value-type="float" office:value="955.900024" calcext:value-type="float">
            <text:p>955,900024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57" calcext:value-type="float">
            <text:p>257</text:p>
          </table:table-cell>
          <table:table-cell table:number-columns-repeated="1012"/>
        </table:table-row>
        <table:table-row table:style-name="ro1">
          <table:table-cell table:formula="of:=[.A520]-TIME(0;10;0)" office:value-type="date" office:date-value="2018-01-25T18:53:59.999972" calcext:value-type="date">
            <text:p>25.01.2018 18:54</text:p>
          </table:table-cell>
          <table:table-cell office:value-type="float" office:value="10.29984" calcext:value-type="float">
            <text:p>10,29984</text:p>
          </table:table-cell>
          <table:table-cell office:value-type="float" office:value="55.226978" calcext:value-type="float">
            <text:p>55,226978</text:p>
          </table:table-cell>
          <table:table-cell office:value-type="float" office:value="955.869995" calcext:value-type="float">
            <text:p>955,86999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1" calcext:value-type="float">
            <text:p>241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58.90625" calcext:value-type="float">
            <text:p>258,906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521]-TIME(0;10;0)" office:value-type="date" office:date-value="2018-01-25T19:03:59.999972" calcext:value-type="date">
            <text:p>25.01.2018 19:04</text:p>
          </table:table-cell>
          <table:table-cell office:value-type="float" office:value="10.227741" calcext:value-type="float">
            <text:p>10,227741</text:p>
          </table:table-cell>
          <table:table-cell office:value-type="float" office:value="55.680172" calcext:value-type="float">
            <text:p>55,680172</text:p>
          </table:table-cell>
          <table:table-cell office:value-type="float" office:value="956.02002" calcext:value-type="float">
            <text:p>956,02002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58.4375" calcext:value-type="float">
            <text:p>258,4375</text:p>
          </table:table-cell>
          <table:table-cell table:number-columns-repeated="1012"/>
        </table:table-row>
        <table:table-row table:style-name="ro1">
          <table:table-cell table:formula="of:=[.A522]-TIME(0;10;0)" office:value-type="date" office:date-value="2018-01-25T19:13:59.999972" calcext:value-type="date">
            <text:p>25.01.2018 19:14</text:p>
          </table:table-cell>
          <table:table-cell office:value-type="float" office:value="10.102236" calcext:value-type="float">
            <text:p>10,102236</text:p>
          </table:table-cell>
          <table:table-cell office:value-type="float" office:value="56.107422" calcext:value-type="float">
            <text:p>56,107422</text:p>
          </table:table-cell>
          <table:table-cell office:value-type="float" office:value="956.049988" calcext:value-type="float">
            <text:p>956,049988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54.34375" calcext:value-type="float">
            <text:p>254,34375</text:p>
          </table:table-cell>
          <table:table-cell table:number-columns-repeated="1012"/>
        </table:table-row>
        <table:table-row table:style-name="ro1">
          <table:table-cell table:formula="of:=[.A523]-TIME(0;10;0)" office:value-type="date" office:date-value="2018-01-25T19:23:59.999972" calcext:value-type="date">
            <text:p>25.01.2018 19:24</text:p>
          </table:table-cell>
          <table:table-cell office:value-type="float" office:value="9.97673" calcext:value-type="float">
            <text:p>9,97673</text:p>
          </table:table-cell>
          <table:table-cell office:value-type="float" office:value="56.623177" calcext:value-type="float">
            <text:p>56,623177</text:p>
          </table:table-cell>
          <table:table-cell office:value-type="float" office:value="956.039978" calcext:value-type="float">
            <text:p>956,039978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57.53125" calcext:value-type="float">
            <text:p>257,53125</text:p>
          </table:table-cell>
          <table:table-cell table:number-columns-repeated="1012"/>
        </table:table-row>
        <table:table-row table:style-name="ro1">
          <table:table-cell table:formula="of:=[.A524]-TIME(0;10;0)" office:value-type="date" office:date-value="2018-01-25T19:33:59.999972" calcext:value-type="date">
            <text:p>25.01.2018 19:34</text:p>
          </table:table-cell>
          <table:table-cell office:value-type="float" office:value="9.907302" calcext:value-type="float">
            <text:p>9,907302</text:p>
          </table:table-cell>
          <table:table-cell office:value-type="float" office:value="57.114517" calcext:value-type="float">
            <text:p>57,114517</text:p>
          </table:table-cell>
          <table:table-cell office:value-type="float" office:value="956.059998" calcext:value-type="float">
            <text:p>956,059998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57.46875" calcext:value-type="float">
            <text:p>257,46875</text:p>
          </table:table-cell>
          <table:table-cell table:number-columns-repeated="1012"/>
        </table:table-row>
        <table:table-row table:style-name="ro1">
          <table:table-cell table:formula="of:=[.A525]-TIME(0;10;0)" office:value-type="date" office:date-value="2018-01-25T19:43:59.999973" calcext:value-type="date">
            <text:p>25.01.2018 19:44</text:p>
          </table:table-cell>
          <table:table-cell office:value-type="float" office:value="9.795148" calcext:value-type="float">
            <text:p>9,795148</text:p>
          </table:table-cell>
          <table:table-cell office:value-type="float" office:value="57.88205" calcext:value-type="float">
            <text:p>57,88205</text:p>
          </table:table-cell>
          <table:table-cell office:value-type="float" office:value="955.75" calcext:value-type="float">
            <text:p>955,7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59.1875" calcext:value-type="float">
            <text:p>259,1875</text:p>
          </table:table-cell>
          <table:table-cell table:number-columns-repeated="1012"/>
        </table:table-row>
        <table:table-row table:style-name="ro1">
          <table:table-cell table:formula="of:=[.A527]-TIME(0;10;0)" office:value-type="date" office:date-value="2018-01-25T19:53:59.999973" calcext:value-type="date">
            <text:p>25.01.2018 19:54</text:p>
          </table:table-cell>
          <table:table-cell office:value-type="float" office:value="9.720379" calcext:value-type="float">
            <text:p>9,720379</text:p>
          </table:table-cell>
          <table:table-cell office:value-type="float" office:value="58.564125" calcext:value-type="float">
            <text:p>58,564125</text:p>
          </table:table-cell>
          <table:table-cell office:value-type="float" office:value="955.830017" calcext:value-type="float">
            <text:p>955,830017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38.53125" calcext:value-type="float">
            <text:p>238,53125</text:p>
          </table:table-cell>
          <table:table-cell office:value-type="float" office:value="260.1875" calcext:value-type="float">
            <text:p>260,18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528]-TIME(0;10;0)" office:value-type="date" office:date-value="2018-01-25T20:03:59.999973" calcext:value-type="date">
            <text:p>25.01.2018 20:04</text:p>
          </table:table-cell>
          <table:table-cell office:value-type="float" office:value="9.680324" calcext:value-type="float">
            <text:p>9,680324</text:p>
          </table:table-cell>
          <table:table-cell office:value-type="float" office:value="59.365223" calcext:value-type="float">
            <text:p>59,365223</text:p>
          </table:table-cell>
          <table:table-cell office:value-type="float" office:value="955.780029" calcext:value-type="float">
            <text:p>955,780029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38.6875" calcext:value-type="float">
            <text:p>238,6875</text:p>
          </table:table-cell>
          <table:table-cell office:value-type="float" office:value="259.46875" calcext:value-type="float">
            <text:p>259,46875</text:p>
          </table:table-cell>
          <table:table-cell table:number-columns-repeated="1012"/>
        </table:table-row>
        <table:table-row table:style-name="ro1">
          <table:table-cell table:formula="of:=[.A529]-TIME(0;10;0)" office:value-type="date" office:date-value="2018-01-25T20:13:59.999973" calcext:value-type="date">
            <text:p>25.01.2018 20:14</text:p>
          </table:table-cell>
          <table:table-cell office:value-type="float" office:value="9.594873" calcext:value-type="float">
            <text:p>9,594873</text:p>
          </table:table-cell>
          <table:table-cell office:value-type="float" office:value="58.519875" calcext:value-type="float">
            <text:p>58,519875</text:p>
          </table:table-cell>
          <table:table-cell office:value-type="float" office:value="955.840027" calcext:value-type="float">
            <text:p>955,840027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56.46875" calcext:value-type="float">
            <text:p>256,46875</text:p>
          </table:table-cell>
          <table:table-cell table:number-columns-repeated="1012"/>
        </table:table-row>
        <table:table-row table:style-name="ro1">
          <table:table-cell table:formula="of:=[.A530]-TIME(0;10;0)" office:value-type="date" office:date-value="2018-01-25T20:23:59.999973" calcext:value-type="date">
            <text:p>25.01.2018 20:24</text:p>
          </table:table-cell>
          <table:table-cell office:value-type="float" office:value="9.426642" calcext:value-type="float">
            <text:p>9,426642</text:p>
          </table:table-cell>
          <table:table-cell office:value-type="float" office:value="58.701458" calcext:value-type="float">
            <text:p>58,701458</text:p>
          </table:table-cell>
          <table:table-cell office:value-type="float" office:value="955.849976" calcext:value-type="float">
            <text:p>955,849976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54.59375" calcext:value-type="float">
            <text:p>254,59375</text:p>
          </table:table-cell>
          <table:table-cell table:number-columns-repeated="1012"/>
        </table:table-row>
        <table:table-row table:style-name="ro1">
          <table:table-cell table:formula="of:=[.A531]-TIME(0;10;0)" office:value-type="date" office:date-value="2018-01-25T20:33:59.999974" calcext:value-type="date">
            <text:p>25.01.2018 20:34</text:p>
          </table:table-cell>
          <table:table-cell office:value-type="float" office:value="9.24506" calcext:value-type="float">
            <text:p>9,24506</text:p>
          </table:table-cell>
          <table:table-cell office:value-type="float" office:value="59.44915" calcext:value-type="float">
            <text:p>59,44915</text:p>
          </table:table-cell>
          <table:table-cell office:value-type="float" office:value="955.929993" calcext:value-type="float">
            <text:p>955,929993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5.28125" calcext:value-type="float">
            <text:p>235,28125</text:p>
          </table:table-cell>
          <table:table-cell office:value-type="float" office:value="252.84375" calcext:value-type="float">
            <text:p>252,84375</text:p>
          </table:table-cell>
          <table:table-cell table:number-columns-repeated="1012"/>
        </table:table-row>
        <table:table-row table:style-name="ro1">
          <table:table-cell table:formula="of:=[.A532]-TIME(0;10;0)" office:value-type="date" office:date-value="2018-01-25T20:43:59.999974" calcext:value-type="date">
            <text:p>25.01.2018 20:44</text:p>
          </table:table-cell>
          <table:table-cell office:value-type="float" office:value="9.063478" calcext:value-type="float">
            <text:p>9,063478</text:p>
          </table:table-cell>
          <table:table-cell office:value-type="float" office:value="60.706493" calcext:value-type="float">
            <text:p>60,706493</text:p>
          </table:table-cell>
          <table:table-cell office:value-type="float" office:value="956.130005" calcext:value-type="float">
            <text:p>956,13000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5.5" calcext:value-type="float">
            <text:p>235,5</text:p>
          </table:table-cell>
          <table:table-cell office:value-type="float" office:value="256.96875" calcext:value-type="float">
            <text:p>256,96875</text:p>
          </table:table-cell>
          <table:table-cell table:number-columns-repeated="1012"/>
        </table:table-row>
        <table:table-row table:style-name="ro1">
          <table:table-cell table:formula="of:=[.A534]-TIME(0;10;0)" office:value-type="date" office:date-value="2018-01-25T20:53:59.999974" calcext:value-type="date">
            <text:p>25.01.2018 20:54</text:p>
          </table:table-cell>
          <table:table-cell office:value-type="float" office:value="8.895247" calcext:value-type="float">
            <text:p>8,895247</text:p>
          </table:table-cell>
          <table:table-cell office:value-type="float" office:value="61.74258" calcext:value-type="float">
            <text:p>61,74258</text:p>
          </table:table-cell>
          <table:table-cell office:value-type="float" office:value="955.950012" calcext:value-type="float">
            <text:p>955,950012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36.0625" calcext:value-type="float">
            <text:p>236,0625</text:p>
          </table:table-cell>
          <table:table-cell office:value-type="float" office:value="257.0625" calcext:value-type="float">
            <text:p>257,06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535]-TIME(0;10;0)" office:value-type="date" office:date-value="2018-01-25T21:03:59.999973" calcext:value-type="date">
            <text:p>25.01.2018 21:04</text:p>
          </table:table-cell>
          <table:table-cell office:value-type="float" office:value="8.767071" calcext:value-type="float">
            <text:p>8,767071</text:p>
          </table:table-cell>
          <table:table-cell office:value-type="float" office:value="61.956207" calcext:value-type="float">
            <text:p>61,956207</text:p>
          </table:table-cell>
          <table:table-cell office:value-type="float" office:value="955.880005" calcext:value-type="float">
            <text:p>955,88000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35.53125" calcext:value-type="float">
            <text:p>235,53125</text:p>
          </table:table-cell>
          <table:table-cell office:value-type="float" office:value="256.96875" calcext:value-type="float">
            <text:p>256,96875</text:p>
          </table:table-cell>
          <table:table-cell table:number-columns-repeated="1012"/>
        </table:table-row>
        <table:table-row table:style-name="ro1">
          <table:table-cell table:formula="of:=[.A536]-TIME(0;10;0)" office:value-type="date" office:date-value="2018-01-25T21:13:59.999973" calcext:value-type="date">
            <text:p>25.01.2018 21:14</text:p>
          </table:table-cell>
          <table:table-cell office:value-type="float" office:value="8.625544" calcext:value-type="float">
            <text:p>8,625544</text:p>
          </table:table-cell>
          <table:table-cell office:value-type="float" office:value="62.304111" calcext:value-type="float">
            <text:p>62,304111</text:p>
          </table:table-cell>
          <table:table-cell office:value-type="float" office:value="955.859985" calcext:value-type="float">
            <text:p>955,85998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5.25" calcext:value-type="float">
            <text:p>235,25</text:p>
          </table:table-cell>
          <table:table-cell office:value-type="float" office:value="253" calcext:value-type="float">
            <text:p>253</text:p>
          </table:table-cell>
          <table:table-cell table:number-columns-repeated="1012"/>
        </table:table-row>
        <table:table-row table:style-name="ro1">
          <table:table-cell table:formula="of:=[.A537]-TIME(0;10;0)" office:value-type="date" office:date-value="2018-01-25T21:23:59.999973" calcext:value-type="date">
            <text:p>25.01.2018 21:24</text:p>
          </table:table-cell>
          <table:table-cell office:value-type="float" office:value="8.569467" calcext:value-type="float">
            <text:p>8,569467</text:p>
          </table:table-cell>
          <table:table-cell office:value-type="float" office:value="62.973984" calcext:value-type="float">
            <text:p>62,973984</text:p>
          </table:table-cell>
          <table:table-cell office:value-type="float" office:value="955.960022" calcext:value-type="float">
            <text:p>955,960022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35.625" calcext:value-type="float">
            <text:p>235,625</text:p>
          </table:table-cell>
          <table:table-cell office:value-type="float" office:value="253.125" calcext:value-type="float">
            <text:p>253,125</text:p>
          </table:table-cell>
          <table:table-cell table:number-columns-repeated="1012"/>
        </table:table-row>
        <table:table-row table:style-name="ro1">
          <table:table-cell table:formula="of:=[.A538]-TIME(0;10;0)" office:value-type="date" office:date-value="2018-01-25T21:33:59.999973" calcext:value-type="date">
            <text:p>25.01.2018 21:34</text:p>
          </table:table-cell>
          <table:table-cell office:value-type="float" office:value="8.43061" calcext:value-type="float">
            <text:p>8,43061</text:p>
          </table:table-cell>
          <table:table-cell office:value-type="float" office:value="63.457695" calcext:value-type="float">
            <text:p>63,457695</text:p>
          </table:table-cell>
          <table:table-cell office:value-type="float" office:value="955.97998" calcext:value-type="float">
            <text:p>955,97998</text:p>
          </table:table-cell>
          <table:table-cell office:value-type="float" office:value="241" calcext:value-type="float">
            <text:p>241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5.3125" calcext:value-type="float">
            <text:p>235,3125</text:p>
          </table:table-cell>
          <table:table-cell office:value-type="float" office:value="252.53125" calcext:value-type="float">
            <text:p>252,53125</text:p>
          </table:table-cell>
          <table:table-cell table:number-columns-repeated="1012"/>
        </table:table-row>
        <table:table-row table:style-name="ro1">
          <table:table-cell table:formula="of:=[.A539]-TIME(0;10;0)" office:value-type="date" office:date-value="2018-01-25T21:43:59.999973" calcext:value-type="date">
            <text:p>25.01.2018 21:44</text:p>
          </table:table-cell>
          <table:table-cell office:value-type="float" office:value="8.246357" calcext:value-type="float">
            <text:p>8,246357</text:p>
          </table:table-cell>
          <table:table-cell office:value-type="float" office:value="62.50248" calcext:value-type="float">
            <text:p>62,50248</text:p>
          </table:table-cell>
          <table:table-cell office:value-type="float" office:value="955.950012" calcext:value-type="float">
            <text:p>955,950012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35.28125" calcext:value-type="float">
            <text:p>235,28125</text:p>
          </table:table-cell>
          <table:table-cell office:value-type="float" office:value="255.625" calcext:value-type="float">
            <text:p>255,625</text:p>
          </table:table-cell>
          <table:table-cell table:number-columns-repeated="1012"/>
        </table:table-row>
        <table:table-row table:style-name="ro1">
          <table:table-cell table:formula="of:=[.A541]-TIME(0;10;0)" office:value-type="date" office:date-value="2018-01-25T21:53:59.999973" calcext:value-type="date">
            <text:p>25.01.2018 21:54</text:p>
          </table:table-cell>
          <table:table-cell office:value-type="float" office:value="7.952621" calcext:value-type="float">
            <text:p>7,952621</text:p>
          </table:table-cell>
          <table:table-cell office:value-type="float" office:value="62.761883" calcext:value-type="float">
            <text:p>62,761883</text:p>
          </table:table-cell>
          <table:table-cell office:value-type="float" office:value="955.859985" calcext:value-type="float">
            <text:p>955,85998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5.125" calcext:value-type="float">
            <text:p>235,125</text:p>
          </table:table-cell>
          <table:table-cell office:value-type="float" office:value="252.03125" calcext:value-type="float">
            <text:p>252,031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542]-TIME(0;10;0)" office:value-type="date" office:date-value="2018-01-25T22:03:59.999974" calcext:value-type="date">
            <text:p>25.01.2018 22:04</text:p>
          </table:table-cell>
          <table:table-cell office:value-type="float" office:value="7.813764" calcext:value-type="float">
            <text:p>7,813764</text:p>
          </table:table-cell>
          <table:table-cell office:value-type="float" office:value="63.399712" calcext:value-type="float">
            <text:p>63,399712</text:p>
          </table:table-cell>
          <table:table-cell office:value-type="float" office:value="955.950012" calcext:value-type="float">
            <text:p>955,950012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35.0625" calcext:value-type="float">
            <text:p>235,0625</text:p>
          </table:table-cell>
          <table:table-cell office:value-type="float" office:value="255.90625" calcext:value-type="float">
            <text:p>255,90625</text:p>
          </table:table-cell>
          <table:table-cell table:number-columns-repeated="1012"/>
        </table:table-row>
        <table:table-row table:style-name="ro1">
          <table:table-cell table:formula="of:=[.A543]-TIME(0;10;0)" office:value-type="date" office:date-value="2018-01-25T22:13:59.999974" calcext:value-type="date">
            <text:p>25.01.2018 22:14</text:p>
          </table:table-cell>
          <table:table-cell office:value-type="float" office:value="7.685588" calcext:value-type="float">
            <text:p>7,685588</text:p>
          </table:table-cell>
          <table:table-cell office:value-type="float" office:value="63.508049" calcext:value-type="float">
            <text:p>63,508049</text:p>
          </table:table-cell>
          <table:table-cell office:value-type="float" office:value="956.02002" calcext:value-type="float">
            <text:p>956,02002</text:p>
          </table:table-cell>
          <table:table-cell office:value-type="float" office:value="241" calcext:value-type="float">
            <text:p>241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4.875" calcext:value-type="float">
            <text:p>234,875</text:p>
          </table:table-cell>
          <table:table-cell office:value-type="float" office:value="249.09375" calcext:value-type="float">
            <text:p>249,09375</text:p>
          </table:table-cell>
          <table:table-cell table:number-columns-repeated="1012"/>
        </table:table-row>
        <table:table-row table:style-name="ro1">
          <table:table-cell table:formula="of:=[.A544]-TIME(0;10;0)" office:value-type="date" office:date-value="2018-01-25T22:23:59.999974" calcext:value-type="date">
            <text:p>25.01.2018 22:24</text:p>
          </table:table-cell>
          <table:table-cell office:value-type="float" office:value="7.501335" calcext:value-type="float">
            <text:p>7,501335</text:p>
          </table:table-cell>
          <table:table-cell office:value-type="float" office:value="63.701839" calcext:value-type="float">
            <text:p>63,701839</text:p>
          </table:table-cell>
          <table:table-cell office:value-type="float" office:value="956.109985" calcext:value-type="float">
            <text:p>956,10998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4.375" calcext:value-type="float">
            <text:p>234,375</text:p>
          </table:table-cell>
          <table:table-cell office:value-type="float" office:value="249.4375" calcext:value-type="float">
            <text:p>249,4375</text:p>
          </table:table-cell>
          <table:table-cell table:number-columns-repeated="1012"/>
        </table:table-row>
        <table:table-row table:style-name="ro1">
          <table:table-cell table:formula="of:=[.A545]-TIME(0;10;0)" office:value-type="date" office:date-value="2018-01-25T22:33:59.999974" calcext:value-type="date">
            <text:p>25.01.2018 22:34</text:p>
          </table:table-cell>
          <table:table-cell office:value-type="float" office:value="7.349126" calcext:value-type="float">
            <text:p>7,349126</text:p>
          </table:table-cell>
          <table:table-cell office:value-type="float" office:value="64.219116" calcext:value-type="float">
            <text:p>64,219116</text:p>
          </table:table-cell>
          <table:table-cell office:value-type="float" office:value="956.23999" calcext:value-type="float">
            <text:p>956,23999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4.65625" calcext:value-type="float">
            <text:p>234,65625</text:p>
          </table:table-cell>
          <table:table-cell office:value-type="float" office:value="248.71875" calcext:value-type="float">
            <text:p>248,71875</text:p>
          </table:table-cell>
          <table:table-cell table:number-columns-repeated="1012"/>
        </table:table-row>
        <table:table-row table:style-name="ro1">
          <table:table-cell table:formula="of:=[.A546]-TIME(0;10;0)" office:value-type="date" office:date-value="2018-01-25T22:43:59.999974" calcext:value-type="date">
            <text:p>25.01.2018 22:44</text:p>
          </table:table-cell>
          <table:table-cell office:value-type="float" office:value="7.151522" calcext:value-type="float">
            <text:p>7,151522</text:p>
          </table:table-cell>
          <table:table-cell office:value-type="float" office:value="64.397652" calcext:value-type="float">
            <text:p>64,397652</text:p>
          </table:table-cell>
          <table:table-cell office:value-type="float" office:value="956.210022" calcext:value-type="float">
            <text:p>956,210022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4.375" calcext:value-type="float">
            <text:p>234,375</text:p>
          </table:table-cell>
          <table:table-cell office:value-type="float" office:value="248.1875" calcext:value-type="float">
            <text:p>248,1875</text:p>
          </table:table-cell>
          <table:table-cell table:number-columns-repeated="1012"/>
        </table:table-row>
        <table:table-row table:style-name="ro1">
          <table:table-cell table:formula="of:=[.A548]-TIME(0;10;0)" office:value-type="date" office:date-value="2018-01-25T22:53:59.999974" calcext:value-type="date">
            <text:p>25.01.2018 22:54</text:p>
          </table:table-cell>
          <table:table-cell office:value-type="float" office:value="7.082094" calcext:value-type="float">
            <text:p>7,082094</text:p>
          </table:table-cell>
          <table:table-cell office:value-type="float" office:value="65.679405" calcext:value-type="float">
            <text:p>65,679405</text:p>
          </table:table-cell>
          <table:table-cell office:value-type="float" office:value="956.25" calcext:value-type="float">
            <text:p>956,2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5.28125" calcext:value-type="float">
            <text:p>235,28125</text:p>
          </table:table-cell>
          <table:table-cell office:value-type="float" office:value="250.90625" calcext:value-type="float">
            <text:p>250,906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549]-TIME(0;10;0)" office:value-type="date" office:date-value="2018-01-25T23:03:59.999974" calcext:value-type="date">
            <text:p>25.01.2018 23:04</text:p>
          </table:table-cell>
          <table:table-cell office:value-type="float" office:value="7.05272" calcext:value-type="float">
            <text:p>7,05272</text:p>
          </table:table-cell>
          <table:table-cell office:value-type="float" office:value="65.513084" calcext:value-type="float">
            <text:p>65,513084</text:p>
          </table:table-cell>
          <table:table-cell office:value-type="float" office:value="956.369995" calcext:value-type="float">
            <text:p>956,36999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34.8125" calcext:value-type="float">
            <text:p>234,8125</text:p>
          </table:table-cell>
          <table:table-cell office:value-type="float" office:value="250.25" calcext:value-type="float">
            <text:p>250,25</text:p>
          </table:table-cell>
          <table:table-cell table:number-columns-repeated="1012"/>
        </table:table-row>
        <table:table-row table:style-name="ro1">
          <table:table-cell table:formula="of:=[.A550]-TIME(0;10;0)" office:value-type="date" office:date-value="2018-01-25T23:13:59.999974" calcext:value-type="date">
            <text:p>25.01.2018 23:14</text:p>
          </table:table-cell>
          <table:table-cell office:value-type="float" office:value="7.095445" calcext:value-type="float">
            <text:p>7,095445</text:p>
          </table:table-cell>
          <table:table-cell office:value-type="float" office:value="65.290306" calcext:value-type="float">
            <text:p>65,290306</text:p>
          </table:table-cell>
          <table:table-cell office:value-type="float" office:value="956.22998" calcext:value-type="float">
            <text:p>956,22998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35.28125" calcext:value-type="float">
            <text:p>235,28125</text:p>
          </table:table-cell>
          <table:table-cell office:value-type="float" office:value="250.34375" calcext:value-type="float">
            <text:p>250,34375</text:p>
          </table:table-cell>
          <table:table-cell table:number-columns-repeated="1012"/>
        </table:table-row>
        <table:table-row table:style-name="ro1">
          <table:table-cell table:formula="of:=[.A551]-TIME(0;10;0)" office:value-type="date" office:date-value="2018-01-25T23:23:59.999974" calcext:value-type="date">
            <text:p>25.01.2018 23:24</text:p>
          </table:table-cell>
          <table:table-cell office:value-type="float" office:value="7.068742" calcext:value-type="float">
            <text:p>7,068742</text:p>
          </table:table-cell>
          <table:table-cell office:value-type="float" office:value="65.528343" calcext:value-type="float">
            <text:p>65,528343</text:p>
          </table:table-cell>
          <table:table-cell office:value-type="float" office:value="956.130005" calcext:value-type="float">
            <text:p>956,13000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35.34375" calcext:value-type="float">
            <text:p>235,34375</text:p>
          </table:table-cell>
          <table:table-cell office:value-type="float" office:value="252.65625" calcext:value-type="float">
            <text:p>252,65625</text:p>
          </table:table-cell>
          <table:table-cell table:number-columns-repeated="1012"/>
        </table:table-row>
        <table:table-row table:style-name="ro1">
          <table:table-cell table:formula="of:=[.A552]-TIME(0;10;0)" office:value-type="date" office:date-value="2018-01-25T23:33:59.999974" calcext:value-type="date">
            <text:p>25.01.2018 23:34</text:p>
          </table:table-cell>
          <table:table-cell office:value-type="float" office:value="6.940566" calcext:value-type="float">
            <text:p>6,940566</text:p>
          </table:table-cell>
          <table:table-cell office:value-type="float" office:value="65.578697" calcext:value-type="float">
            <text:p>65,578697</text:p>
          </table:table-cell>
          <table:table-cell office:value-type="float" office:value="956.140015" calcext:value-type="float">
            <text:p>956,14001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5.875" calcext:value-type="float">
            <text:p>235,875</text:p>
          </table:table-cell>
          <table:table-cell office:value-type="float" office:value="250.875" calcext:value-type="float">
            <text:p>250,875</text:p>
          </table:table-cell>
          <table:table-cell table:number-columns-repeated="1012"/>
        </table:table-row>
        <table:table-row table:style-name="ro1">
          <table:table-cell table:formula="of:=[.A553]-TIME(0;10;0)" office:value-type="date" office:date-value="2018-01-25T23:43:59.999974" calcext:value-type="date">
            <text:p>25.01.2018 23:44</text:p>
          </table:table-cell>
          <table:table-cell office:value-type="float" office:value="6.913863" calcext:value-type="float">
            <text:p>6,913863</text:p>
          </table:table-cell>
          <table:table-cell office:value-type="float" office:value="65.842682" calcext:value-type="float">
            <text:p>65,842682</text:p>
          </table:table-cell>
          <table:table-cell office:value-type="float" office:value="955.849976" calcext:value-type="float">
            <text:p>955,849976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35.96875" calcext:value-type="float">
            <text:p>235,96875</text:p>
          </table:table-cell>
          <table:table-cell office:value-type="float" office:value="247.84375" calcext:value-type="float">
            <text:p>247,84375</text:p>
          </table:table-cell>
          <table:table-cell table:number-columns-repeated="1012"/>
        </table:table-row>
        <table:table-row table:style-name="ro1">
          <table:table-cell table:formula="of:=[.A555]-TIME(0;10;0)" office:value-type="date" office:date-value="2018-01-25T23:53:59.999974" calcext:value-type="date">
            <text:p>25.01.2018 23:54</text:p>
          </table:table-cell>
          <table:table-cell office:value-type="float" office:value="6.884489" calcext:value-type="float">
            <text:p>6,884489</text:p>
          </table:table-cell>
          <table:table-cell office:value-type="float" office:value="65.647362" calcext:value-type="float">
            <text:p>65,647362</text:p>
          </table:table-cell>
          <table:table-cell office:value-type="float" office:value="955.789978" calcext:value-type="float">
            <text:p>955,789978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5.34375" calcext:value-type="float">
            <text:p>235,34375</text:p>
          </table:table-cell>
          <table:table-cell office:value-type="float" office:value="247.75" calcext:value-type="float">
            <text:p>247,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556]-TIME(0;10;0)" office:value-type="date" office:date-value="2018-01-26T00:03:59.999974" calcext:value-type="date">
            <text:p>26.01.2018 00:04</text:p>
          </table:table-cell>
          <table:table-cell office:value-type="float" office:value="6.913863" calcext:value-type="float">
            <text:p>6,913863</text:p>
          </table:table-cell>
          <table:table-cell office:value-type="float" office:value="65.57412" calcext:value-type="float">
            <text:p>65,57412</text:p>
          </table:table-cell>
          <table:table-cell office:value-type="float" office:value="955.960022" calcext:value-type="float">
            <text:p>955,960022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5.34375" calcext:value-type="float">
            <text:p>235,34375</text:p>
          </table:table-cell>
          <table:table-cell office:value-type="float" office:value="248.0625" calcext:value-type="float">
            <text:p>248,0625</text:p>
          </table:table-cell>
          <table:table-cell table:number-columns-repeated="1012"/>
        </table:table-row>
        <table:table-row table:style-name="ro1">
          <table:table-cell table:formula="of:=[.A557]-TIME(0;10;0)" office:value-type="date" office:date-value="2018-01-26T00:13:59.999974" calcext:value-type="date">
            <text:p>26.01.2018 00:14</text:p>
          </table:table-cell>
          <table:table-cell office:value-type="float" office:value="6.913863" calcext:value-type="float">
            <text:p>6,913863</text:p>
          </table:table-cell>
          <table:table-cell office:value-type="float" office:value="65.487144" calcext:value-type="float">
            <text:p>65,487144</text:p>
          </table:table-cell>
          <table:table-cell office:value-type="float" office:value="955.97998" calcext:value-type="float">
            <text:p>955,97998</text:p>
          </table:table-cell>
          <table:table-cell office:value-type="float" office:value="241" calcext:value-type="float">
            <text:p>241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5.21875" calcext:value-type="float">
            <text:p>235,21875</text:p>
          </table:table-cell>
          <table:table-cell office:value-type="float" office:value="249.0625" calcext:value-type="float">
            <text:p>249,0625</text:p>
          </table:table-cell>
          <table:table-cell table:number-columns-repeated="1012"/>
        </table:table-row>
        <table:table-row table:style-name="ro1">
          <table:table-cell table:formula="of:=[.A558]-TIME(0;10;0)" office:value-type="date" office:date-value="2018-01-26T00:23:59.999975" calcext:value-type="date">
            <text:p>26.01.2018 00:24</text:p>
          </table:table-cell>
          <table:table-cell office:value-type="float" office:value="6.940566" calcext:value-type="float">
            <text:p>6,940566</text:p>
          </table:table-cell>
          <table:table-cell office:value-type="float" office:value="65.146866" calcext:value-type="float">
            <text:p>65,146866</text:p>
          </table:table-cell>
          <table:table-cell office:value-type="float" office:value="955.969971" calcext:value-type="float">
            <text:p>955,969971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5.03125" calcext:value-type="float">
            <text:p>235,03125</text:p>
          </table:table-cell>
          <table:table-cell office:value-type="float" office:value="248.5" calcext:value-type="float">
            <text:p>248,5</text:p>
          </table:table-cell>
          <table:table-cell table:number-columns-repeated="1012"/>
        </table:table-row>
        <table:table-row table:style-name="ro1">
          <table:table-cell table:formula="of:=[.A559]-TIME(0;10;0)" office:value-type="date" office:date-value="2018-01-26T00:33:59.999975" calcext:value-type="date">
            <text:p>26.01.2018 00:34</text:p>
          </table:table-cell>
          <table:table-cell office:value-type="float" office:value="6.815061" calcext:value-type="float">
            <text:p>6,815061</text:p>
          </table:table-cell>
          <table:table-cell office:value-type="float" office:value="65.494774" calcext:value-type="float">
            <text:p>65,494774</text:p>
          </table:table-cell>
          <table:table-cell office:value-type="float" office:value="955.950012" calcext:value-type="float">
            <text:p>955,950012</text:p>
          </table:table-cell>
          <table:table-cell table:number-columns-repeated="2" office:value-type="float" office:value="240.78125" calcext:value-type="float">
            <text:p>240,78125</text:p>
          </table:table-cell>
          <table:table-cell office:value-type="float" office:value="234.75" calcext:value-type="float">
            <text:p>234,75</text:p>
          </table:table-cell>
          <table:table-cell office:value-type="float" office:value="245.5625" calcext:value-type="float">
            <text:p>245,5625</text:p>
          </table:table-cell>
          <table:table-cell table:number-columns-repeated="1012"/>
        </table:table-row>
        <table:table-row table:style-name="ro1">
          <table:table-cell table:formula="of:=[.A560]-TIME(0;10;0)" office:value-type="date" office:date-value="2018-01-26T00:43:59.999975" calcext:value-type="date">
            <text:p>26.01.2018 00:44</text:p>
          </table:table-cell>
          <table:table-cell office:value-type="float" office:value="6.633478" calcext:value-type="float">
            <text:p>6,633478</text:p>
          </table:table-cell>
          <table:table-cell office:value-type="float" office:value="65.604637" calcext:value-type="float">
            <text:p>65,604637</text:p>
          </table:table-cell>
          <table:table-cell office:value-type="float" office:value="955.890015" calcext:value-type="float">
            <text:p>955,89001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4.84375" calcext:value-type="float">
            <text:p>234,84375</text:p>
          </table:table-cell>
          <table:table-cell office:value-type="float" office:value="247.21875" calcext:value-type="float">
            <text:p>247,21875</text:p>
          </table:table-cell>
          <table:table-cell table:number-columns-repeated="1012"/>
        </table:table-row>
        <table:table-row table:style-name="ro1">
          <table:table-cell table:formula="of:=[.A562]-TIME(0;10;0)" office:value-type="date" office:date-value="2018-01-26T00:53:59.999975" calcext:value-type="date">
            <text:p>26.01.2018 00:54</text:p>
          </table:table-cell>
          <table:table-cell office:value-type="float" office:value="6.574731" calcext:value-type="float">
            <text:p>6,574731</text:p>
          </table:table-cell>
          <table:table-cell office:value-type="float" office:value="65.037003" calcext:value-type="float">
            <text:p>65,037003</text:p>
          </table:table-cell>
          <table:table-cell office:value-type="float" office:value="955.859985" calcext:value-type="float">
            <text:p>955,85998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34.90625" calcext:value-type="float">
            <text:p>234,90625</text:p>
          </table:table-cell>
          <table:table-cell office:value-type="float" office:value="249.03125" calcext:value-type="float">
            <text:p>249,031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563]-TIME(0;10;0)" office:value-type="date" office:date-value="2018-01-26T01:03:59.999975" calcext:value-type="date">
            <text:p>26.01.2018 01:04</text:p>
          </table:table-cell>
          <table:table-cell office:value-type="float" office:value="6.449225" calcext:value-type="float">
            <text:p>6,449225</text:p>
          </table:table-cell>
          <table:table-cell office:value-type="float" office:value="65.046158" calcext:value-type="float">
            <text:p>65,046158</text:p>
          </table:table-cell>
          <table:table-cell office:value-type="float" office:value="955.869995" calcext:value-type="float">
            <text:p>955,869995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4.84375" calcext:value-type="float">
            <text:p>234,84375</text:p>
          </table:table-cell>
          <table:table-cell office:value-type="float" office:value="247.3125" calcext:value-type="float">
            <text:p>247,3125</text:p>
          </table:table-cell>
          <table:table-cell table:number-columns-repeated="1012"/>
        </table:table-row>
        <table:table-row table:style-name="ro1">
          <table:table-cell table:formula="of:=[.A564]-TIME(0;10;0)" office:value-type="date" office:date-value="2018-01-26T01:13:59.999975" calcext:value-type="date">
            <text:p>26.01.2018 01:14</text:p>
          </table:table-cell>
          <table:table-cell office:value-type="float" office:value="6.4065" calcext:value-type="float">
            <text:p>6,4065</text:p>
          </table:table-cell>
          <table:table-cell office:value-type="float" office:value="64.849319" calcext:value-type="float">
            <text:p>64,849319</text:p>
          </table:table-cell>
          <table:table-cell office:value-type="float" office:value="955.880005" calcext:value-type="float">
            <text:p>955,88000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5.03125" calcext:value-type="float">
            <text:p>235,03125</text:p>
          </table:table-cell>
          <table:table-cell office:value-type="float" office:value="251.09375" calcext:value-type="float">
            <text:p>251,09375</text:p>
          </table:table-cell>
          <table:table-cell table:number-columns-repeated="1012"/>
        </table:table-row>
        <table:table-row table:style-name="ro1">
          <table:table-cell table:formula="of:=[.A565]-TIME(0;10;0)" office:value-type="date" office:date-value="2018-01-26T01:23:59.999975" calcext:value-type="date">
            <text:p>26.01.2018 01:24</text:p>
          </table:table-cell>
          <table:table-cell office:value-type="float" office:value="6.251621" calcext:value-type="float">
            <text:p>6,251621</text:p>
          </table:table-cell>
          <table:table-cell office:value-type="float" office:value="64.959183" calcext:value-type="float">
            <text:p>64,959183</text:p>
          </table:table-cell>
          <table:table-cell office:value-type="float" office:value="955.719971" calcext:value-type="float">
            <text:p>955,719971</text:p>
          </table:table-cell>
          <table:table-cell table:number-columns-repeated="2" office:value-type="float" office:value="240.875" calcext:value-type="float">
            <text:p>240,875</text:p>
          </table:table-cell>
          <table:table-cell office:value-type="float" office:value="235.46875" calcext:value-type="float">
            <text:p>235,46875</text:p>
          </table:table-cell>
          <table:table-cell office:value-type="float" office:value="247.28125" calcext:value-type="float">
            <text:p>247,28125</text:p>
          </table:table-cell>
          <table:table-cell table:number-columns-repeated="1012"/>
        </table:table-row>
        <table:table-row table:style-name="ro1">
          <table:table-cell table:formula="of:=[.A566]-TIME(0;10;0)" office:value-type="date" office:date-value="2018-01-26T01:33:59.999975" calcext:value-type="date">
            <text:p>26.01.2018 01:34</text:p>
          </table:table-cell>
          <table:table-cell office:value-type="float" office:value="6.195544" calcext:value-type="float">
            <text:p>6,195544</text:p>
          </table:table-cell>
          <table:table-cell office:value-type="float" office:value="64.338142" calcext:value-type="float">
            <text:p>64,338142</text:p>
          </table:table-cell>
          <table:table-cell office:value-type="float" office:value="955.679993" calcext:value-type="float">
            <text:p>955,679993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5.09375" calcext:value-type="float">
            <text:p>235,09375</text:p>
          </table:table-cell>
          <table:table-cell office:value-type="float" office:value="243.28125" calcext:value-type="float">
            <text:p>243,28125</text:p>
          </table:table-cell>
          <table:table-cell table:number-columns-repeated="1012"/>
        </table:table-row>
        <table:table-row table:style-name="ro1">
          <table:table-cell table:formula="of:=[.A567]-TIME(0;10;0)" office:value-type="date" office:date-value="2018-01-26T01:43:59.999975" calcext:value-type="date">
            <text:p>26.01.2018 01:44</text:p>
          </table:table-cell>
          <table:table-cell office:value-type="float" office:value="6.155489" calcext:value-type="float">
            <text:p>6,155489</text:p>
          </table:table-cell>
          <table:table-cell office:value-type="float" office:value="63.906311" calcext:value-type="float">
            <text:p>63,906311</text:p>
          </table:table-cell>
          <table:table-cell office:value-type="float" office:value="955.530029" calcext:value-type="float">
            <text:p>955,530029</text:p>
          </table:table-cell>
          <table:table-cell table:number-columns-repeated="2" office:value-type="float" office:value="240.875" calcext:value-type="float">
            <text:p>240,875</text:p>
          </table:table-cell>
          <table:table-cell office:value-type="float" office:value="235.09375" calcext:value-type="float">
            <text:p>235,09375</text:p>
          </table:table-cell>
          <table:table-cell office:value-type="float" office:value="244.09375" calcext:value-type="float">
            <text:p>244,09375</text:p>
          </table:table-cell>
          <table:table-cell table:number-columns-repeated="1012"/>
        </table:table-row>
        <table:table-row table:style-name="ro1">
          <table:table-cell table:formula="of:=[.A569]-TIME(0;10;0)" office:value-type="date" office:date-value="2018-01-26T01:53:59.999975" calcext:value-type="date">
            <text:p>26.01.2018 01:54</text:p>
          </table:table-cell>
          <table:table-cell office:value-type="float" office:value="6.139467" calcext:value-type="float">
            <text:p>6,139467</text:p>
          </table:table-cell>
          <table:table-cell office:value-type="float" office:value="64.145874" calcext:value-type="float">
            <text:p>64,145874</text:p>
          </table:table-cell>
          <table:table-cell office:value-type="float" office:value="955.400024" calcext:value-type="float">
            <text:p>955,400024</text:p>
          </table:table-cell>
          <table:table-cell table:number-columns-repeated="2" office:value-type="float" office:value="241.1875" calcext:value-type="float">
            <text:p>241,1875</text:p>
          </table:table-cell>
          <table:table-cell office:value-type="float" office:value="234.90625" calcext:value-type="float">
            <text:p>234,90625</text:p>
          </table:table-cell>
          <table:table-cell office:value-type="float" office:value="242.125" calcext:value-type="float">
            <text:p>242,1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570]-TIME(0;10;0)" office:value-type="date" office:date-value="2018-01-26T02:03:59.999975" calcext:value-type="date">
            <text:p>26.01.2018 02:04</text:p>
          </table:table-cell>
          <table:table-cell office:value-type="float" office:value="6.155489" calcext:value-type="float">
            <text:p>6,155489</text:p>
          </table:table-cell>
          <table:table-cell office:value-type="float" office:value="64.643318" calcext:value-type="float">
            <text:p>64,643318</text:p>
          </table:table-cell>
          <table:table-cell office:value-type="float" office:value="955.400024" calcext:value-type="float">
            <text:p>955,400024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1" calcext:value-type="float">
            <text:p>241</text:p>
          </table:table-cell>
          <table:table-cell office:value-type="float" office:value="234.84375" calcext:value-type="float">
            <text:p>234,84375</text:p>
          </table:table-cell>
          <table:table-cell office:value-type="float" office:value="245.9375" calcext:value-type="float">
            <text:p>245,9375</text:p>
          </table:table-cell>
          <table:table-cell table:number-columns-repeated="1012"/>
        </table:table-row>
        <table:table-row table:style-name="ro1">
          <table:table-cell table:formula="of:=[.A571]-TIME(0;10;0)" office:value-type="date" office:date-value="2018-01-26T02:13:59.999975" calcext:value-type="date">
            <text:p>26.01.2018 02:14</text:p>
          </table:table-cell>
          <table:table-cell office:value-type="float" office:value="6.056687" calcext:value-type="float">
            <text:p>6,056687</text:p>
          </table:table-cell>
          <table:table-cell office:value-type="float" office:value="64.267952" calcext:value-type="float">
            <text:p>64,267952</text:p>
          </table:table-cell>
          <table:table-cell office:value-type="float" office:value="955.23999" calcext:value-type="float">
            <text:p>955,23999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4.9375" calcext:value-type="float">
            <text:p>234,9375</text:p>
          </table:table-cell>
          <table:table-cell office:value-type="float" office:value="235.34375" calcext:value-type="float">
            <text:p>235,34375</text:p>
          </table:table-cell>
          <table:table-cell table:number-columns-repeated="1012"/>
        </table:table-row>
        <table:table-row table:style-name="ro1">
          <table:table-cell table:formula="of:=[.A572]-TIME(0;10;0)" office:value-type="date" office:date-value="2018-01-26T02:23:59.999975" calcext:value-type="date">
            <text:p>26.01.2018 02:24</text:p>
          </table:table-cell>
          <table:table-cell office:value-type="float" office:value="6.043335" calcext:value-type="float">
            <text:p>6,043335</text:p>
          </table:table-cell>
          <table:table-cell office:value-type="float" office:value="64.185547" calcext:value-type="float">
            <text:p>64,185547</text:p>
          </table:table-cell>
          <table:table-cell office:value-type="float" office:value="955.169983" calcext:value-type="float">
            <text:p>955,169983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4.59375" calcext:value-type="float">
            <text:p>234,59375</text:p>
          </table:table-cell>
          <table:table-cell office:value-type="float" office:value="235.09375" calcext:value-type="float">
            <text:p>235,09375</text:p>
          </table:table-cell>
          <table:table-cell table:number-columns-repeated="1012"/>
        </table:table-row>
        <table:table-row table:style-name="ro1">
          <table:table-cell table:formula="of:=[.A573]-TIME(0;10;0)" office:value-type="date" office:date-value="2018-01-26T02:33:59.999975" calcext:value-type="date">
            <text:p>26.01.2018 02:34</text:p>
          </table:table-cell>
          <table:table-cell office:value-type="float" office:value="5.875105" calcext:value-type="float">
            <text:p>5,875105</text:p>
          </table:table-cell>
          <table:table-cell office:value-type="float" office:value="64.702827" calcext:value-type="float">
            <text:p>64,702827</text:p>
          </table:table-cell>
          <table:table-cell office:value-type="float" office:value="955.140015" calcext:value-type="float">
            <text:p>955,14001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34.5625" calcext:value-type="float">
            <text:p>234,5625</text:p>
          </table:table-cell>
          <table:table-cell office:value-type="float" office:value="235.0625" calcext:value-type="float">
            <text:p>235,0625</text:p>
          </table:table-cell>
          <table:table-cell table:number-columns-repeated="1012"/>
        </table:table-row>
        <table:table-row table:style-name="ro1">
          <table:table-cell table:formula="of:=[.A574]-TIME(0;10;0)" office:value-type="date" office:date-value="2018-01-26T02:43:59.999975" calcext:value-type="date">
            <text:p>26.01.2018 02:44</text:p>
          </table:table-cell>
          <table:table-cell office:value-type="float" office:value="5.720226" calcext:value-type="float">
            <text:p>5,720226</text:p>
          </table:table-cell>
          <table:table-cell office:value-type="float" office:value="65.217056" calcext:value-type="float">
            <text:p>65,217056</text:p>
          </table:table-cell>
          <table:table-cell office:value-type="float" office:value="955.059998" calcext:value-type="float">
            <text:p>955,059998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6.4375" calcext:value-type="float">
            <text:p>236,4375</text:p>
          </table:table-cell>
          <table:table-cell office:value-type="float" office:value="236.71875" calcext:value-type="float">
            <text:p>236,71875</text:p>
          </table:table-cell>
          <table:table-cell table:number-columns-repeated="1012"/>
        </table:table-row>
        <table:table-row table:style-name="ro1">
          <table:table-cell table:formula="of:=[.A576]-TIME(0;10;0)" office:value-type="date" office:date-value="2018-01-26T02:53:59.999976" calcext:value-type="date">
            <text:p>26.01.2018 02:54</text:p>
          </table:table-cell>
          <table:table-cell office:value-type="float" office:value="5.581369" calcext:value-type="float">
            <text:p>5,581369</text:p>
          </table:table-cell>
          <table:table-cell office:value-type="float" office:value="65.560387" calcext:value-type="float">
            <text:p>65,560387</text:p>
          </table:table-cell>
          <table:table-cell office:value-type="float" office:value="955.130005" calcext:value-type="float">
            <text:p>955,13000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38.53125" calcext:value-type="float">
            <text:p>238,531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577]-TIME(0;10;0)" office:value-type="date" office:date-value="2018-01-26T03:03:59.999976" calcext:value-type="date">
            <text:p>26.01.2018 03:04</text:p>
          </table:table-cell>
          <table:table-cell office:value-type="float" office:value="5.437171" calcext:value-type="float">
            <text:p>5,437171</text:p>
          </table:table-cell>
          <table:table-cell office:value-type="float" office:value="66.036469" calcext:value-type="float">
            <text:p>66,036469</text:p>
          </table:table-cell>
          <table:table-cell office:value-type="float" office:value="955.140015" calcext:value-type="float">
            <text:p>955,14001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6875" calcext:value-type="float">
            <text:p>238,6875</text:p>
          </table:table-cell>
          <table:table-cell office:value-type="float" office:value="238.96875" calcext:value-type="float">
            <text:p>238,96875</text:p>
          </table:table-cell>
          <table:table-cell table:number-columns-repeated="1012"/>
        </table:table-row>
        <table:table-row table:style-name="ro1">
          <table:table-cell table:formula="of:=[.A578]-TIME(0;10;0)" office:value-type="date" office:date-value="2018-01-26T03:13:59.999976" calcext:value-type="date">
            <text:p>26.01.2018 03:14</text:p>
          </table:table-cell>
          <table:table-cell office:value-type="float" office:value="5.437171" calcext:value-type="float">
            <text:p>5,437171</text:p>
          </table:table-cell>
          <table:table-cell office:value-type="float" office:value="65.903717" calcext:value-type="float">
            <text:p>65,903717</text:p>
          </table:table-cell>
          <table:table-cell office:value-type="float" office:value="955.039978" calcext:value-type="float">
            <text:p>955,039978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38.75" calcext:value-type="float">
            <text:p>238,75</text:p>
          </table:table-cell>
          <table:table-cell table:number-columns-repeated="1012"/>
        </table:table-row>
        <table:table-row table:style-name="ro1">
          <table:table-cell table:formula="of:=[.A579]-TIME(0;10;0)" office:value-type="date" office:date-value="2018-01-26T03:23:59.999976" calcext:value-type="date">
            <text:p>26.01.2018 03:24</text:p>
          </table:table-cell>
          <table:table-cell office:value-type="float" office:value="5.437171" calcext:value-type="float">
            <text:p>5,437171</text:p>
          </table:table-cell>
          <table:table-cell office:value-type="float" office:value="65.944916" calcext:value-type="float">
            <text:p>65,944916</text:p>
          </table:table-cell>
          <table:table-cell office:value-type="float" office:value="954.97998" calcext:value-type="float">
            <text:p>954,97998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45.25" calcext:value-type="float">
            <text:p>245,25</text:p>
          </table:table-cell>
          <table:table-cell table:number-columns-repeated="1012"/>
        </table:table-row>
        <table:table-row table:style-name="ro1">
          <table:table-cell table:formula="of:=[.A580]-TIME(0;10;0)" office:value-type="date" office:date-value="2018-01-26T03:33:59.999976" calcext:value-type="date">
            <text:p>26.01.2018 03:34</text:p>
          </table:table-cell>
          <table:table-cell office:value-type="float" office:value="5.479896" calcext:value-type="float">
            <text:p>5,479896</text:p>
          </table:table-cell>
          <table:table-cell office:value-type="float" office:value="66.375221" calcext:value-type="float">
            <text:p>66,375221</text:p>
          </table:table-cell>
          <table:table-cell office:value-type="float" office:value="955.049988" calcext:value-type="float">
            <text:p>955,049988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38.8125" calcext:value-type="float">
            <text:p>238,8125</text:p>
          </table:table-cell>
          <table:table-cell table:number-columns-repeated="1012"/>
        </table:table-row>
        <table:table-row table:style-name="ro1">
          <table:table-cell table:formula="of:=[.A581]-TIME(0;10;0)" office:value-type="date" office:date-value="2018-01-26T03:43:59.999976" calcext:value-type="date">
            <text:p>26.01.2018 03:44</text:p>
          </table:table-cell>
          <table:table-cell office:value-type="float" office:value="5.410468" calcext:value-type="float">
            <text:p>5,410468</text:p>
          </table:table-cell>
          <table:table-cell office:value-type="float" office:value="66.52018" calcext:value-type="float">
            <text:p>66,52018</text:p>
          </table:table-cell>
          <table:table-cell office:value-type="float" office:value="955.01001" calcext:value-type="float">
            <text:p>955,01001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.5" calcext:value-type="float">
            <text:p>238,5</text:p>
          </table:table-cell>
          <table:table-cell office:value-type="float" office:value="238.9375" calcext:value-type="float">
            <text:p>238,9375</text:p>
          </table:table-cell>
          <table:table-cell table:number-columns-repeated="1012"/>
        </table:table-row>
        <table:table-row table:style-name="ro1">
          <table:table-cell table:formula="of:=[.A583]-TIME(0;10;0)" office:value-type="date" office:date-value="2018-01-26T03:53:59.999976" calcext:value-type="date">
            <text:p>26.01.2018 03:54</text:p>
          </table:table-cell>
          <table:table-cell office:value-type="float" office:value="5.354391" calcext:value-type="float">
            <text:p>5,354391</text:p>
          </table:table-cell>
          <table:table-cell office:value-type="float" office:value="66.713966" calcext:value-type="float">
            <text:p>66,713966</text:p>
          </table:table-cell>
          <table:table-cell office:value-type="float" office:value="954.98999" calcext:value-type="float">
            <text:p>954,98999</text:p>
          </table:table-cell>
          <table:table-cell office:value-type="float" office:value="241" calcext:value-type="float">
            <text:p>241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5" calcext:value-type="float">
            <text:p>238,5</text:p>
          </table:table-cell>
          <table:table-cell office:value-type="float" office:value="238.96875" calcext:value-type="float">
            <text:p>238,9687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584]-TIME(0;10;0)" office:value-type="date" office:date-value="2018-01-26T04:03:59.999975" calcext:value-type="date">
            <text:p>26.01.2018 04:04</text:p>
          </table:table-cell>
          <table:table-cell office:value-type="float" office:value="5.26894" calcext:value-type="float">
            <text:p>5,26894</text:p>
          </table:table-cell>
          <table:table-cell office:value-type="float" office:value="66.228729" calcext:value-type="float">
            <text:p>66,228729</text:p>
          </table:table-cell>
          <table:table-cell office:value-type="float" office:value="954.909973" calcext:value-type="float">
            <text:p>954,909973</text:p>
          </table:table-cell>
          <table:table-cell table:number-columns-repeated="2" office:value-type="float" office:value="240.90625" calcext:value-type="float">
            <text:p>240,9062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38.84375" calcext:value-type="float">
            <text:p>238,84375</text:p>
          </table:table-cell>
          <table:table-cell table:number-columns-repeated="1012"/>
        </table:table-row>
        <table:table-row table:style-name="ro1">
          <table:table-cell table:formula="of:=[.A585]-TIME(0;10;0)" office:value-type="date" office:date-value="2018-01-26T04:13:59.999975" calcext:value-type="date">
            <text:p>26.01.2018 04:14</text:p>
          </table:table-cell>
          <table:table-cell office:value-type="float" office:value="5.212863" calcext:value-type="float">
            <text:p>5,212863</text:p>
          </table:table-cell>
          <table:table-cell office:value-type="float" office:value="66.356911" calcext:value-type="float">
            <text:p>66,356911</text:p>
          </table:table-cell>
          <table:table-cell office:value-type="float" office:value="954.890015" calcext:value-type="float">
            <text:p>954,89001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39.71875" calcext:value-type="float">
            <text:p>239,71875</text:p>
          </table:table-cell>
          <table:table-cell table:number-columns-repeated="1012"/>
        </table:table-row>
        <table:table-row table:style-name="ro1">
          <table:table-cell table:formula="of:=[.A586]-TIME(0;10;0)" office:value-type="date" office:date-value="2018-01-26T04:23:59.999976" calcext:value-type="date">
            <text:p>26.01.2018 04:24</text:p>
          </table:table-cell>
          <table:table-cell office:value-type="float" office:value="5.044632" calcext:value-type="float">
            <text:p>5,044632</text:p>
          </table:table-cell>
          <table:table-cell office:value-type="float" office:value="66.489662" calcext:value-type="float">
            <text:p>66,489662</text:p>
          </table:table-cell>
          <table:table-cell office:value-type="float" office:value="954.630005" calcext:value-type="float">
            <text:p>954,63000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625" calcext:value-type="float">
            <text:p>238,625</text:p>
          </table:table-cell>
          <table:table-cell office:value-type="float" office:value="238.96875" calcext:value-type="float">
            <text:p>238,96875</text:p>
          </table:table-cell>
          <table:table-cell table:number-columns-repeated="1012"/>
        </table:table-row>
        <table:table-row table:style-name="ro1">
          <table:table-cell table:formula="of:=[.A587]-TIME(0;10;0)" office:value-type="date" office:date-value="2018-01-26T04:33:59.999976" calcext:value-type="date">
            <text:p>26.01.2018 04:34</text:p>
          </table:table-cell>
          <table:table-cell office:value-type="float" office:value="5.01793" calcext:value-type="float">
            <text:p>5,01793</text:p>
          </table:table-cell>
          <table:table-cell office:value-type="float" office:value="66.695656" calcext:value-type="float">
            <text:p>66,695656</text:p>
          </table:table-cell>
          <table:table-cell office:value-type="float" office:value="954.630005" calcext:value-type="float">
            <text:p>954,630005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39.4375" calcext:value-type="float">
            <text:p>239,4375</text:p>
          </table:table-cell>
          <table:table-cell office:value-type="float" office:value="239.75" calcext:value-type="float">
            <text:p>239,75</text:p>
          </table:table-cell>
          <table:table-cell table:number-columns-repeated="1012"/>
        </table:table-row>
        <table:table-row table:style-name="ro1">
          <table:table-cell table:formula="of:=[.A588]-TIME(0;10;0)" office:value-type="date" office:date-value="2018-01-26T04:43:59.999976" calcext:value-type="date">
            <text:p>26.01.2018 04:44</text:p>
          </table:table-cell>
          <table:table-cell office:value-type="float" office:value="5.100709" calcext:value-type="float">
            <text:p>5,100709</text:p>
          </table:table-cell>
          <table:table-cell office:value-type="float" office:value="66.565956" calcext:value-type="float">
            <text:p>66,565956</text:p>
          </table:table-cell>
          <table:table-cell office:value-type="float" office:value="954.840027" calcext:value-type="float">
            <text:p>954,840027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38.9375" calcext:value-type="float">
            <text:p>238,9375</text:p>
          </table:table-cell>
          <table:table-cell table:number-columns-repeated="1012"/>
        </table:table-row>
        <table:table-row table:style-name="ro1">
          <table:table-cell table:formula="of:=[.A590]-TIME(0;10;0)" office:value-type="date" office:date-value="2018-01-26T04:53:59.999976" calcext:value-type="date">
            <text:p>26.01.2018 04:54</text:p>
          </table:table-cell>
          <table:table-cell office:value-type="float" office:value="5.057984" calcext:value-type="float">
            <text:p>5,057984</text:p>
          </table:table-cell>
          <table:table-cell office:value-type="float" office:value="66.75975" calcext:value-type="float">
            <text:p>66,75975</text:p>
          </table:table-cell>
          <table:table-cell office:value-type="float" office:value="954.799988" calcext:value-type="float">
            <text:p>954,799988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1" calcext:value-type="float">
            <text:p>241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38.8125" calcext:value-type="float">
            <text:p>238,81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formula="of:=[.A591]-TIME(0;10;0)" office:value-type="date" office:date-value="2018-01-26T05:03:59.999976" calcext:value-type="date">
            <text:p>26.01.2018 05:04</text:p>
          </table:table-cell>
          <table:table-cell office:value-type="float" office:value="5.001907" calcext:value-type="float">
            <text:p>5,001907</text:p>
          </table:table-cell>
          <table:table-cell office:value-type="float" office:value="66.892502" calcext:value-type="float">
            <text:p>66,892502</text:p>
          </table:table-cell>
          <table:table-cell office:value-type="float" office:value="954.659973" calcext:value-type="float">
            <text:p>954,659973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38.8125" calcext:value-type="float">
            <text:p>238,8125</text:p>
          </table:table-cell>
          <table:table-cell table:number-columns-repeated="1012"/>
        </table:table-row>
        <table:table-row table:style-name="ro1">
          <table:table-cell table:formula="of:=[.A592]-TIME(0;10;0)" office:value-type="date" office:date-value="2018-01-26T05:13:59.999977" calcext:value-type="date">
            <text:p>26.01.2018 05:14</text:p>
          </table:table-cell>
          <table:table-cell office:value-type="float" office:value="5.074006" calcext:value-type="float">
            <text:p>5,074006</text:p>
          </table:table-cell>
          <table:table-cell office:value-type="float" office:value="67.043564" calcext:value-type="float">
            <text:p>67,043564</text:p>
          </table:table-cell>
          <table:table-cell office:value-type="float" office:value="954.780029" calcext:value-type="float">
            <text:p>954,780029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78125" calcext:value-type="float">
            <text:p>241,78125</text:p>
          </table:table-cell>
          <table:table-cell office:value-type="float" office:value="239.03125" calcext:value-type="float">
            <text:p>239,03125</text:p>
          </table:table-cell>
          <table:table-cell office:value-type="float" office:value="239.34375" calcext:value-type="float">
            <text:p>239,34375</text:p>
          </table:table-cell>
          <table:table-cell table:number-columns-repeated="1012"/>
        </table:table-row>
        <table:table-row table:style-name="ro1">
          <table:table-cell table:formula="of:=[.A593]-TIME(0;10;0)" office:value-type="date" office:date-value="2018-01-26T05:23:59.999977" calcext:value-type="date">
            <text:p>26.01.2018 05:24</text:p>
          </table:table-cell>
          <table:table-cell office:value-type="float" office:value="5.001907" calcext:value-type="float">
            <text:p>5,001907</text:p>
          </table:table-cell>
          <table:table-cell office:value-type="float" office:value="66.707863" calcext:value-type="float">
            <text:p>66,707863</text:p>
          </table:table-cell>
          <table:table-cell office:value-type="float" office:value="954.859985" calcext:value-type="float">
            <text:p>954,85998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38.59375" calcext:value-type="float">
            <text:p>238,59375</text:p>
          </table:table-cell>
          <table:table-cell office:value-type="float" office:value="239" calcext:value-type="float">
            <text:p>239</text:p>
          </table:table-cell>
          <table:table-cell table:number-columns-repeated="1012"/>
        </table:table-row>
        <table:table-row table:style-name="ro1">
          <table:table-cell table:formula="of:=[.A594]-TIME(0;10;0)" office:value-type="date" office:date-value="2018-01-26T05:33:59.999977" calcext:value-type="date">
            <text:p>26.01.2018 05:34</text:p>
          </table:table-cell>
          <table:table-cell office:value-type="float" office:value="4.988556" calcext:value-type="float">
            <text:p>4,988556</text:p>
          </table:table-cell>
          <table:table-cell office:value-type="float" office:value="67.304497" calcext:value-type="float">
            <text:p>67,304497</text:p>
          </table:table-cell>
          <table:table-cell office:value-type="float" office:value="954.919983" calcext:value-type="float">
            <text:p>954,919983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38.90625" calcext:value-type="float">
            <text:p>238,90625</text:p>
          </table:table-cell>
          <table:table-cell office:value-type="float" office:value="239.28125" calcext:value-type="float">
            <text:p>239,28125</text:p>
          </table:table-cell>
          <table:table-cell table:number-columns-repeated="1012"/>
        </table:table-row>
        <table:table-row table:style-name="ro1">
          <table:table-cell table:formula="of:=[.A595]-TIME(0;10;0)" office:value-type="date" office:date-value="2018-01-26T05:43:59.999977" calcext:value-type="date">
            <text:p>26.01.2018 05:44</text:p>
          </table:table-cell>
          <table:table-cell office:value-type="float" office:value="4.905776" calcext:value-type="float">
            <text:p>4,905776</text:p>
          </table:table-cell>
          <table:table-cell office:value-type="float" office:value="68.197144" calcext:value-type="float">
            <text:p>68,197144</text:p>
          </table:table-cell>
          <table:table-cell office:value-type="float" office:value="955.01001" calcext:value-type="float">
            <text:p>955,01001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38.6875" calcext:value-type="float">
            <text:p>238,6875</text:p>
          </table:table-cell>
          <table:table-cell office:value-type="float" office:value="239.0625" calcext:value-type="float">
            <text:p>239,0625</text:p>
          </table:table-cell>
          <table:table-cell table:number-columns-repeated="1012"/>
        </table:table-row>
        <table:table-row table:style-name="ro1">
          <table:table-cell table:formula="of:=[.A596]-TIME(0;10;0)" office:value-type="date" office:date-value="2018-01-26T05:53:59.999977" calcext:value-type="date">
            <text:p>26.01.2018 05:54</text:p>
          </table:table-cell>
          <table:table-cell office:value-type="float" office:value="4.820325" calcext:value-type="float">
            <text:p>4,820325</text:p>
          </table:table-cell>
          <table:table-cell office:value-type="float" office:value="69.790192" calcext:value-type="float">
            <text:p>69,790192</text:p>
          </table:table-cell>
          <table:table-cell office:value-type="float" office:value="955.169983" calcext:value-type="float">
            <text:p>955,169983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38.71875" calcext:value-type="float">
            <text:p>238,71875</text:p>
          </table:table-cell>
          <table:table-cell office:value-type="float" office:value="239.125" calcext:value-type="float">
            <text:p>239,125</text:p>
          </table:table-cell>
          <table:table-cell table:number-columns-repeated="1012"/>
        </table:table-row>
        <table:table-row table:style-name="ro1">
          <table:table-cell table:formula="of:=[.A597]-TIME(0;10;0)" office:value-type="date" office:date-value="2018-01-26T06:03:59.999977" calcext:value-type="date">
            <text:p>26.01.2018 06:04</text:p>
          </table:table-cell>
          <table:table-cell office:value-type="float" office:value="4.721523" calcext:value-type="float">
            <text:p>4,721523</text:p>
          </table:table-cell>
          <table:table-cell office:value-type="float" office:value="70.457008" calcext:value-type="float">
            <text:p>70,457008</text:p>
          </table:table-cell>
          <table:table-cell office:value-type="float" office:value="955.27002" calcext:value-type="float">
            <text:p>955,27002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38.71875" calcext:value-type="float">
            <text:p>238,71875</text:p>
          </table:table-cell>
          <table:table-cell office:value-type="float" office:value="239.09375" calcext:value-type="float">
            <text:p>239,09375</text:p>
          </table:table-cell>
          <table:table-cell table:number-columns-repeated="1012"/>
        </table:table-row>
        <table:table-row table:style-name="ro1">
          <table:table-cell table:formula="of:=[.A598]-TIME(0;10;0)" office:value-type="date" office:date-value="2018-01-26T06:13:59.999977" calcext:value-type="date">
            <text:p>26.01.2018 06:14</text:p>
          </table:table-cell>
          <table:table-cell office:value-type="float" office:value="4.609369" calcext:value-type="float">
            <text:p>4,609369</text:p>
          </table:table-cell>
          <table:table-cell office:value-type="float" office:value="70.774399" calcext:value-type="float">
            <text:p>70,774399</text:p>
          </table:table-cell>
          <table:table-cell office:value-type="float" office:value="955.460022" calcext:value-type="float">
            <text:p>955,460022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78125" calcext:value-type="float">
            <text:p>241,78125</text:p>
          </table:table-cell>
          <table:table-cell office:value-type="float" office:value="238.90625" calcext:value-type="float">
            <text:p>238,90625</text:p>
          </table:table-cell>
          <table:table-cell office:value-type="float" office:value="239.5625" calcext:value-type="float">
            <text:p>239,5625</text:p>
          </table:table-cell>
          <table:table-cell table:number-columns-repeated="1012"/>
        </table:table-row>
        <table:table-row table:style-name="ro1">
          <table:table-cell table:formula="of:=[.A599]-TIME(0;10;0)" office:value-type="date" office:date-value="2018-01-26T06:23:59.999977" calcext:value-type="date">
            <text:p>26.01.2018 06:24</text:p>
          </table:table-cell>
          <table:table-cell office:value-type="float" office:value="4.609369" calcext:value-type="float">
            <text:p>4,609369</text:p>
          </table:table-cell>
          <table:table-cell office:value-type="float" office:value="71.538872" calcext:value-type="float">
            <text:p>71,538872</text:p>
          </table:table-cell>
          <table:table-cell office:value-type="float" office:value="955.369995" calcext:value-type="float">
            <text:p>955,369995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42.25" calcext:value-type="float">
            <text:p>242,25</text:p>
          </table:table-cell>
          <table:table-cell office:value-type="float" office:value="239.65625" calcext:value-type="float">
            <text:p>239,65625</text:p>
          </table:table-cell>
          <table:table-cell office:value-type="float" office:value="240.0625" calcext:value-type="float">
            <text:p>240,0625</text:p>
          </table:table-cell>
          <table:table-cell table:number-columns-repeated="1012"/>
        </table:table-row>
        <table:table-row table:style-name="ro1">
          <table:table-cell table:formula="of:=[.A600]-TIME(0;10;0)" office:value-type="date" office:date-value="2018-01-26T06:33:59.999977" calcext:value-type="date">
            <text:p>26.01.2018 06:34</text:p>
          </table:table-cell>
          <table:table-cell office:value-type="float" office:value="4.721523" calcext:value-type="float">
            <text:p>4,721523</text:p>
          </table:table-cell>
          <table:table-cell office:value-type="float" office:value="69.724571" calcext:value-type="float">
            <text:p>69,724571</text:p>
          </table:table-cell>
          <table:table-cell office:value-type="float" office:value="955.380005" calcext:value-type="float">
            <text:p>955,380005</text:p>
          </table:table-cell>
          <table:table-cell office:value-type="float" office:value="242.375" calcext:value-type="float">
            <text:p>242,375</text:p>
          </table:table-cell>
          <table:table-cell office:value-type="float" office:value="242.75" calcext:value-type="float">
            <text:p>242,75</text:p>
          </table:table-cell>
          <table:table-cell office:value-type="float" office:value="240" calcext:value-type="float">
            <text:p>240</text:p>
          </table:table-cell>
          <table:table-cell office:value-type="float" office:value="240.5625" calcext:value-type="float">
            <text:p>240,5625</text:p>
          </table:table-cell>
          <table:table-cell table:number-columns-repeated="1012"/>
        </table:table-row>
        <table:table-row table:style-name="ro1">
          <table:table-cell table:formula="of:=[.A601]-TIME(0;10;0)" office:value-type="date" office:date-value="2018-01-26T06:43:59.999977" calcext:value-type="date">
            <text:p>26.01.2018 06:44</text:p>
          </table:table-cell>
          <table:table-cell office:value-type="float" office:value="4.932479" calcext:value-type="float">
            <text:p>4,932479</text:p>
          </table:table-cell>
          <table:table-cell office:value-type="float" office:value="70.206757" calcext:value-type="float">
            <text:p>70,206757</text:p>
          </table:table-cell>
          <table:table-cell office:value-type="float" office:value="955.219971" calcext:value-type="float">
            <text:p>955,219971</text:p>
          </table:table-cell>
          <table:table-cell office:value-type="float" office:value="242.875" calcext:value-type="float">
            <text:p>242,875</text:p>
          </table:table-cell>
          <table:table-cell office:value-type="float" office:value="243.3125" calcext:value-type="float">
            <text:p>243,312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1.59375" calcext:value-type="float">
            <text:p>241,59375</text:p>
          </table:table-cell>
          <table:table-cell table:number-columns-repeated="1012"/>
        </table:table-row>
        <table:table-row table:style-name="ro1">
          <table:table-cell table:formula="of:=[.A602]-TIME(0;10;0)" office:value-type="date" office:date-value="2018-01-26T06:53:59.999977" calcext:value-type="date">
            <text:p>26.01.2018 06:54</text:p>
          </table:table-cell>
          <table:table-cell office:value-type="float" office:value="5.130083" calcext:value-type="float">
            <text:p>5,130083</text:p>
          </table:table-cell>
          <table:table-cell office:value-type="float" office:value="69.958038" calcext:value-type="float">
            <text:p>69,958038</text:p>
          </table:table-cell>
          <table:table-cell office:value-type="float" office:value="955.070007" calcext:value-type="float">
            <text:p>955,070007</text:p>
          </table:table-cell>
          <table:table-cell office:value-type="float" office:value="242.875" calcext:value-type="float">
            <text:p>242,875</text:p>
          </table:table-cell>
          <table:table-cell office:value-type="float" office:value="243.3125" calcext:value-type="float">
            <text:p>243,312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1.96875" calcext:value-type="float">
            <text:p>241,96875</text:p>
          </table:table-cell>
          <table:table-cell table:number-columns-repeated="1012"/>
        </table:table-row>
        <table:table-row table:style-name="ro1">
          <table:table-cell table:formula="of:=[.A603]-TIME(0;10;0)" office:value-type="date" office:date-value="2018-01-26T07:03:59.999977" calcext:value-type="date">
            <text:p>26.01.2018 07:04</text:p>
          </table:table-cell>
          <table:table-cell office:value-type="float" office:value="5.26894" calcext:value-type="float">
            <text:p>5,26894</text:p>
          </table:table-cell>
          <table:table-cell office:value-type="float" office:value="69.706261" calcext:value-type="float">
            <text:p>69,706261</text:p>
          </table:table-cell>
          <table:table-cell office:value-type="float" office:value="955.109985" calcext:value-type="float">
            <text:p>955,109985</text:p>
          </table:table-cell>
          <table:table-cell office:value-type="float" office:value="242.6875" calcext:value-type="float">
            <text:p>242,6875</text:p>
          </table:table-cell>
          <table:table-cell office:value-type="float" office:value="243.28125" calcext:value-type="float">
            <text:p>243,28125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1.40625" calcext:value-type="float">
            <text:p>241,40625</text:p>
          </table:table-cell>
          <table:table-cell table:number-columns-repeated="1012"/>
        </table:table-row>
        <table:table-row table:style-name="ro1">
          <table:table-cell table:formula="of:=[.A604]-TIME(0;10;0)" office:value-type="date" office:date-value="2018-01-26T07:13:59.999977" calcext:value-type="date">
            <text:p>26.01.2018 07:14</text:p>
          </table:table-cell>
          <table:table-cell office:value-type="float" office:value="5.42382" calcext:value-type="float">
            <text:p>5,42382</text:p>
          </table:table-cell>
          <table:table-cell office:value-type="float" office:value="67.943848" calcext:value-type="float">
            <text:p>67,943848</text:p>
          </table:table-cell>
          <table:table-cell office:value-type="float" office:value="954.940002" calcext:value-type="float">
            <text:p>954,940002</text:p>
          </table:table-cell>
          <table:table-cell office:value-type="float" office:value="242.8125" calcext:value-type="float">
            <text:p>242,8125</text:p>
          </table:table-cell>
          <table:table-cell office:value-type="float" office:value="243.1875" calcext:value-type="float">
            <text:p>243,187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1.375" calcext:value-type="float">
            <text:p>241,375</text:p>
          </table:table-cell>
          <table:table-cell table:number-columns-repeated="1012"/>
        </table:table-row>
        <table:table-row table:style-name="ro1">
          <table:table-cell table:formula="of:=[.A605]-TIME(0;10;0)" office:value-type="date" office:date-value="2018-01-26T07:23:59.999977" calcext:value-type="date">
            <text:p>26.01.2018 07:24</text:p>
          </table:table-cell>
          <table:table-cell office:value-type="float" office:value="5.720226" calcext:value-type="float">
            <text:p>5,720226</text:p>
          </table:table-cell>
          <table:table-cell office:value-type="float" office:value="68.181885" calcext:value-type="float">
            <text:p>68,181885</text:p>
          </table:table-cell>
          <table:table-cell office:value-type="float" office:value="955.030029" calcext:value-type="float">
            <text:p>955,030029</text:p>
          </table:table-cell>
          <table:table-cell office:value-type="float" office:value="243.59375" calcext:value-type="float">
            <text:p>243,59375</text:p>
          </table:table-cell>
          <table:table-cell office:value-type="float" office:value="244.03125" calcext:value-type="float">
            <text:p>244,03125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2.28125" calcext:value-type="float">
            <text:p>242,28125</text:p>
          </table:table-cell>
          <table:table-cell table:number-columns-repeated="1012"/>
        </table:table-row>
        <table:table-row table:style-name="ro1">
          <table:table-cell table:formula="of:=[.A606]-TIME(0;10;0)" office:value-type="date" office:date-value="2018-01-26T07:33:59.999978" calcext:value-type="date">
            <text:p>26.01.2018 07:34</text:p>
          </table:table-cell>
          <table:table-cell office:value-type="float" office:value="5.845731" calcext:value-type="float">
            <text:p>5,845731</text:p>
          </table:table-cell>
          <table:table-cell office:value-type="float" office:value="65.963226" calcext:value-type="float">
            <text:p>65,963226</text:p>
          </table:table-cell>
          <table:table-cell office:value-type="float" office:value="954.919983" calcext:value-type="float">
            <text:p>954,919983</text:p>
          </table:table-cell>
          <table:table-cell office:value-type="float" office:value="242.25" calcext:value-type="float">
            <text:p>242,25</text:p>
          </table:table-cell>
          <table:table-cell office:value-type="float" office:value="242.34375" calcext:value-type="float">
            <text:p>242,3437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40.8125" calcext:value-type="float">
            <text:p>240,8125</text:p>
          </table:table-cell>
          <table:table-cell table:number-columns-repeated="1012"/>
        </table:table-row>
        <table:table-row table:style-name="ro1">
          <table:table-cell table:formula="of:=[.A607]-TIME(0;10;0)" office:value-type="date" office:date-value="2018-01-26T07:43:59.999978" calcext:value-type="date">
            <text:p>26.01.2018 07:44</text:p>
          </table:table-cell>
          <table:table-cell office:value-type="float" office:value="5.971237" calcext:value-type="float">
            <text:p>5,971237</text:p>
          </table:table-cell>
          <table:table-cell office:value-type="float" office:value="66.03952" calcext:value-type="float">
            <text:p>66,03952</text:p>
          </table:table-cell>
          <table:table-cell office:value-type="float" office:value="955.130005" calcext:value-type="float">
            <text:p>955,130005</text:p>
          </table:table-cell>
          <table:table-cell office:value-type="float" office:value="242.6875" calcext:value-type="float">
            <text:p>242,6875</text:p>
          </table:table-cell>
          <table:table-cell office:value-type="float" office:value="242.96875" calcext:value-type="float">
            <text:p>242,9687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41.1875" calcext:value-type="float">
            <text:p>241,1875</text:p>
          </table:table-cell>
          <table:table-cell table:number-columns-repeated="1012"/>
        </table:table-row>
        <table:table-row table:style-name="ro1">
          <table:table-cell table:formula="of:=[.A608]-TIME(0;10;0)" office:value-type="date" office:date-value="2018-01-26T07:53:59.999978" calcext:value-type="date">
            <text:p>26.01.2018 07:54</text:p>
          </table:table-cell>
          <table:table-cell office:value-type="float" office:value="6.224918" calcext:value-type="float">
            <text:p>6,224918</text:p>
          </table:table-cell>
          <table:table-cell office:value-type="float" office:value="65.04158" calcext:value-type="float">
            <text:p>65,04158</text:p>
          </table:table-cell>
          <table:table-cell office:value-type="float" office:value="955.150024" calcext:value-type="float">
            <text:p>955,150024</text:p>
          </table:table-cell>
          <table:table-cell office:value-type="float" office:value="243" calcext:value-type="float">
            <text:p>243</text:p>
          </table:table-cell>
          <table:table-cell office:value-type="float" office:value="243.40625" calcext:value-type="float">
            <text:p>243,4062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90625" calcext:value-type="float">
            <text:p>241,90625</text:p>
          </table:table-cell>
          <table:table-cell table:number-columns-repeated="1012"/>
        </table:table-row>
        <table:table-row table:style-name="ro1">
          <table:table-cell table:formula="of:=[.A609]-TIME(0;10;0)" office:value-type="date" office:date-value="2018-01-26T08:03:59.999978" calcext:value-type="date">
            <text:p>26.01.2018 08:04</text:p>
          </table:table-cell>
          <table:table-cell office:value-type="float" office:value="6.983291" calcext:value-type="float">
            <text:p>6,983291</text:p>
          </table:table-cell>
          <table:table-cell office:value-type="float" office:value="63.079269" calcext:value-type="float">
            <text:p>63,079269</text:p>
          </table:table-cell>
          <table:table-cell office:value-type="float" office:value="955.159973" calcext:value-type="float">
            <text:p>955,159973</text:p>
          </table:table-cell>
          <table:table-cell office:value-type="float" office:value="243.625" calcext:value-type="float">
            <text:p>243,625</text:p>
          </table:table-cell>
          <table:table-cell office:value-type="float" office:value="243.96875" calcext:value-type="float">
            <text:p>243,96875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60.875" calcext:value-type="float">
            <text:p>260,875</text:p>
          </table:table-cell>
          <table:table-cell table:number-columns-repeated="1012"/>
        </table:table-row>
        <table:table-row table:style-name="ro1">
          <table:table-cell table:formula="of:=[.A610]-TIME(0;10;0)" office:value-type="date" office:date-value="2018-01-26T08:13:59.999978" calcext:value-type="date">
            <text:p>26.01.2018 08:14</text:p>
          </table:table-cell>
          <table:table-cell office:value-type="float" office:value="7.800412" calcext:value-type="float">
            <text:p>7,800412</text:p>
          </table:table-cell>
          <table:table-cell office:value-type="float" office:value="59.996948" calcext:value-type="float">
            <text:p>59,996948</text:p>
          </table:table-cell>
          <table:table-cell office:value-type="float" office:value="954.97998" calcext:value-type="float">
            <text:p>954,97998</text:p>
          </table:table-cell>
          <table:table-cell office:value-type="float" office:value="243.59375" calcext:value-type="float">
            <text:p>243,59375</text:p>
          </table:table-cell>
          <table:table-cell office:value-type="float" office:value="243.75" calcext:value-type="float">
            <text:p>243,75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61.59375" calcext:value-type="float">
            <text:p>261,59375</text:p>
          </table:table-cell>
          <table:table-cell table:number-columns-repeated="1012"/>
        </table:table-row>
        <table:table-row table:style-name="ro1">
          <table:table-cell table:formula="of:=[.A611]-TIME(0;10;0)" office:value-type="date" office:date-value="2018-01-26T08:23:59.999979" calcext:value-type="date">
            <text:p>26.01.2018 08:24</text:p>
          </table:table-cell>
          <table:table-cell office:value-type="float" office:value="8.34516" calcext:value-type="float">
            <text:p>8,34516</text:p>
          </table:table-cell>
          <table:table-cell office:value-type="float" office:value="58.289463" calcext:value-type="float">
            <text:p>58,289463</text:p>
          </table:table-cell>
          <table:table-cell office:value-type="float" office:value="955.02002" calcext:value-type="float">
            <text:p>955,02002</text:p>
          </table:table-cell>
          <table:table-cell office:value-type="float" office:value="243.53125" calcext:value-type="float">
            <text:p>243,53125</text:p>
          </table:table-cell>
          <table:table-cell office:value-type="float" office:value="243.90625" calcext:value-type="float">
            <text:p>243,90625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54.46875" calcext:value-type="float">
            <text:p>254,46875</text:p>
          </table:table-cell>
          <table:table-cell table:number-columns-repeated="1012"/>
        </table:table-row>
        <table:table-row table:style-name="ro1">
          <table:table-cell table:formula="of:=[.A612]-TIME(0;10;0)" office:value-type="date" office:date-value="2018-01-26T08:33:59.999979" calcext:value-type="date">
            <text:p>26.01.2018 08:34</text:p>
          </table:table-cell>
          <table:table-cell office:value-type="float" office:value="8.793775" calcext:value-type="float">
            <text:p>8,793775</text:p>
          </table:table-cell>
          <table:table-cell office:value-type="float" office:value="56.879532" calcext:value-type="float">
            <text:p>56,879532</text:p>
          </table:table-cell>
          <table:table-cell office:value-type="float" office:value="954.950012" calcext:value-type="float">
            <text:p>954,950012</text:p>
          </table:table-cell>
          <table:table-cell office:value-type="float" office:value="243.28125" calcext:value-type="float">
            <text:p>243,28125</text:p>
          </table:table-cell>
          <table:table-cell office:value-type="float" office:value="243.59375" calcext:value-type="float">
            <text:p>243,5937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54.65625" calcext:value-type="float">
            <text:p>254,65625</text:p>
          </table:table-cell>
          <table:table-cell table:number-columns-repeated="1012"/>
        </table:table-row>
        <table:table-row table:style-name="ro1">
          <table:table-cell table:formula="of:=[.A613]-TIME(0;10;0)" office:value-type="date" office:date-value="2018-01-26T08:43:59.999979" calcext:value-type="date">
            <text:p>26.01.2018 08:44</text:p>
          </table:table-cell>
          <table:table-cell office:value-type="float" office:value="9.370565" calcext:value-type="float">
            <text:p>9,370565</text:p>
          </table:table-cell>
          <table:table-cell office:value-type="float" office:value="54.68681" calcext:value-type="float">
            <text:p>54,68681</text:p>
          </table:table-cell>
          <table:table-cell office:value-type="float" office:value="954.719971" calcext:value-type="float">
            <text:p>954,719971</text:p>
          </table:table-cell>
          <table:table-cell office:value-type="float" office:value="243.28125" calcext:value-type="float">
            <text:p>243,28125</text:p>
          </table:table-cell>
          <table:table-cell office:value-type="float" office:value="243.5" calcext:value-type="float">
            <text:p>243,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51.4375" calcext:value-type="float">
            <text:p>251,4375</text:p>
          </table:table-cell>
          <table:table-cell table:number-columns-repeated="1012"/>
        </table:table-row>
        <table:table-row table:style-name="ro1">
          <table:table-cell table:formula="of:=[.A614]-TIME(0;10;0)" office:value-type="date" office:date-value="2018-01-26T08:53:59.999979" calcext:value-type="date">
            <text:p>26.01.2018 08:54</text:p>
          </table:table-cell>
          <table:table-cell office:value-type="float" office:value="10.032807" calcext:value-type="float">
            <text:p>10,032807</text:p>
          </table:table-cell>
          <table:table-cell office:value-type="float" office:value="52.013428" calcext:value-type="float">
            <text:p>52,013428</text:p>
          </table:table-cell>
          <table:table-cell office:value-type="float" office:value="954.700012" calcext:value-type="float">
            <text:p>954,700012</text:p>
          </table:table-cell>
          <table:table-cell office:value-type="float" office:value="243.59375" calcext:value-type="float">
            <text:p>243,59375</text:p>
          </table:table-cell>
          <table:table-cell office:value-type="float" office:value="243.875" calcext:value-type="float">
            <text:p>243,875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56.6875" calcext:value-type="float">
            <text:p>256,6875</text:p>
          </table:table-cell>
          <table:table-cell table:number-columns-repeated="1012"/>
        </table:table-row>
        <table:table-row table:style-name="ro1">
          <table:table-cell table:formula="of:=[.A615]-TIME(0;10;0)" office:value-type="date" office:date-value="2018-01-26T09:03:59.999978" calcext:value-type="date">
            <text:p>26.01.2018 09:04</text:p>
          </table:table-cell>
          <table:table-cell office:value-type="float" office:value="10.735104" calcext:value-type="float">
            <text:p>10,735104</text:p>
          </table:table-cell>
          <table:table-cell office:value-type="float" office:value="49.463646" calcext:value-type="float">
            <text:p>49,463646</text:p>
          </table:table-cell>
          <table:table-cell office:value-type="float" office:value="954.909973" calcext:value-type="float">
            <text:p>954,909973</text:p>
          </table:table-cell>
          <table:table-cell office:value-type="float" office:value="243.53125" calcext:value-type="float">
            <text:p>243,53125</text:p>
          </table:table-cell>
          <table:table-cell office:value-type="float" office:value="243.71875" calcext:value-type="float">
            <text:p>243,71875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53.34375" calcext:value-type="float">
            <text:p>253,34375</text:p>
          </table:table-cell>
          <table:table-cell table:number-columns-repeated="1012"/>
        </table:table-row>
        <table:table-row table:style-name="ro1">
          <table:table-cell table:formula="of:=[.A616]-TIME(0;10;0)" office:value-type="date" office:date-value="2018-01-26T09:13:59.999978" calcext:value-type="date">
            <text:p>26.01.2018 09:14</text:p>
          </table:table-cell>
          <table:table-cell office:value-type="float" office:value="11.269169" calcext:value-type="float">
            <text:p>11,269169</text:p>
          </table:table-cell>
          <table:table-cell office:value-type="float" office:value="47.780575" calcext:value-type="float">
            <text:p>47,780575</text:p>
          </table:table-cell>
          <table:table-cell office:value-type="float" office:value="954.960022" calcext:value-type="float">
            <text:p>954,960022</text:p>
          </table:table-cell>
          <table:table-cell office:value-type="float" office:value="243.0625" calcext:value-type="float">
            <text:p>243,0625</text:p>
          </table:table-cell>
          <table:table-cell office:value-type="float" office:value="243.375" calcext:value-type="float">
            <text:p>243,375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51.65625" calcext:value-type="float">
            <text:p>251,65625</text:p>
          </table:table-cell>
          <table:table-cell table:number-columns-repeated="1012"/>
        </table:table-row>
        <table:table-row table:style-name="ro1">
          <table:table-cell table:formula="of:=[.A617]-TIME(0;10;0)" office:value-type="date" office:date-value="2018-01-26T09:23:59.999978" calcext:value-type="date">
            <text:p>26.01.2018 09:24</text:p>
          </table:table-cell>
          <table:table-cell office:value-type="float" office:value="11.608301" calcext:value-type="float">
            <text:p>11,608301</text:p>
          </table:table-cell>
          <table:table-cell office:value-type="float" office:value="46.887924" calcext:value-type="float">
            <text:p>46,887924</text:p>
          </table:table-cell>
          <table:table-cell office:value-type="float" office:value="955.080017" calcext:value-type="float">
            <text:p>955,080017</text:p>
          </table:table-cell>
          <table:table-cell office:value-type="float" office:value="242.8125" calcext:value-type="float">
            <text:p>242,8125</text:p>
          </table:table-cell>
          <table:table-cell office:value-type="float" office:value="242.875" calcext:value-type="float">
            <text:p>242,87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52.21875" calcext:value-type="float">
            <text:p>252,21875</text:p>
          </table:table-cell>
          <table:table-cell table:number-columns-repeated="1012"/>
        </table:table-row>
        <table:table-row table:style-name="ro1">
          <table:table-cell table:formula="of:=[.A618]-TIME(0;10;0)" office:value-type="date" office:date-value="2018-01-26T09:33:59.999978" calcext:value-type="date">
            <text:p>26.01.2018 09:34</text:p>
          </table:table-cell>
          <table:table-cell office:value-type="float" office:value="12.014191" calcext:value-type="float">
            <text:p>12,014191</text:p>
          </table:table-cell>
          <table:table-cell office:value-type="float" office:value="46.599525" calcext:value-type="float">
            <text:p>46,599525</text:p>
          </table:table-cell>
          <table:table-cell office:value-type="float" office:value="955" calcext:value-type="float">
            <text:p>955</text:p>
          </table:table-cell>
          <table:table-cell office:value-type="float" office:value="242.6875" calcext:value-type="float">
            <text:p>242,6875</text:p>
          </table:table-cell>
          <table:table-cell office:value-type="float" office:value="242.875" calcext:value-type="float">
            <text:p>242,87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52.6875" calcext:value-type="float">
            <text:p>252,6875</text:p>
          </table:table-cell>
          <table:table-cell table:number-columns-repeated="1012"/>
        </table:table-row>
        <table:table-row table:style-name="ro1">
          <table:table-cell table:formula="of:=[.A619]-TIME(0;10;0)" office:value-type="date" office:date-value="2018-01-26T09:43:59.999978" calcext:value-type="date">
            <text:p>26.01.2018 09:44</text:p>
          </table:table-cell>
          <table:table-cell office:value-type="float" office:value="12.4094" calcext:value-type="float">
            <text:p>12,4094</text:p>
          </table:table-cell>
          <table:table-cell office:value-type="float" office:value="44.551765" calcext:value-type="float">
            <text:p>44,551765</text:p>
          </table:table-cell>
          <table:table-cell office:value-type="float" office:value="954.700012" calcext:value-type="float">
            <text:p>954,700012</text:p>
          </table:table-cell>
          <table:table-cell office:value-type="float" office:value="242.40625" calcext:value-type="float">
            <text:p>242,40625</text:p>
          </table:table-cell>
          <table:table-cell office:value-type="float" office:value="242.5" calcext:value-type="float">
            <text:p>242,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51.71875" calcext:value-type="float">
            <text:p>251,71875</text:p>
          </table:table-cell>
          <table:table-cell table:number-columns-repeated="1012"/>
        </table:table-row>
        <table:table-row table:style-name="ro1">
          <table:table-cell table:formula="of:=[.A620]-TIME(0;10;0)" office:value-type="date" office:date-value="2018-01-26T09:53:59.999979" calcext:value-type="date">
            <text:p>26.01.2018 09:54</text:p>
          </table:table-cell>
          <table:table-cell office:value-type="float" office:value="12.916762" calcext:value-type="float">
            <text:p>12,916762</text:p>
          </table:table-cell>
          <table:table-cell office:value-type="float" office:value="45.307087" calcext:value-type="float">
            <text:p>45,307087</text:p>
          </table:table-cell>
          <table:table-cell office:value-type="float" office:value="954.460022" calcext:value-type="float">
            <text:p>954,460022</text:p>
          </table:table-cell>
          <table:table-cell office:value-type="float" office:value="242.6875" calcext:value-type="float">
            <text:p>242,6875</text:p>
          </table:table-cell>
          <table:table-cell office:value-type="float" office:value="242.8125" calcext:value-type="float">
            <text:p>242,812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55.0625" calcext:value-type="float">
            <text:p>255,0625</text:p>
          </table:table-cell>
          <table:table-cell table:number-columns-repeated="1012"/>
        </table:table-row>
        <table:table-row table:style-name="ro1">
          <table:table-cell table:formula="of:=[.A621]-TIME(0;10;0)" office:value-type="date" office:date-value="2018-01-26T10:03:59.999979" calcext:value-type="date">
            <text:p>26.01.2018 10:04</text:p>
          </table:table-cell>
          <table:table-cell office:value-type="float" office:value="13.349356" calcext:value-type="float">
            <text:p>13,349356</text:p>
          </table:table-cell>
          <table:table-cell office:value-type="float" office:value="43.938354" calcext:value-type="float">
            <text:p>43,938354</text:p>
          </table:table-cell>
          <table:table-cell office:value-type="float" office:value="954.289978" calcext:value-type="float">
            <text:p>954,289978</text:p>
          </table:table-cell>
          <table:table-cell office:value-type="float" office:value="242.78125" calcext:value-type="float">
            <text:p>242,78125</text:p>
          </table:table-cell>
          <table:table-cell office:value-type="float" office:value="242.84375" calcext:value-type="float">
            <text:p>242,8437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9.96875" calcext:value-type="float">
            <text:p>249,96875</text:p>
          </table:table-cell>
          <table:table-cell table:number-columns-repeated="1012"/>
        </table:table-row>
        <table:table-row table:style-name="ro1">
          <table:table-cell table:formula="of:=[.A622]-TIME(0;10;0)" office:value-type="date" office:date-value="2018-01-26T10:13:59.999979" calcext:value-type="date">
            <text:p>26.01.2018 10:14</text:p>
          </table:table-cell>
          <table:table-cell office:value-type="float" office:value="14.60174" calcext:value-type="float">
            <text:p>14,60174</text:p>
          </table:table-cell>
          <table:table-cell office:value-type="float" office:value="41.287861" calcext:value-type="float">
            <text:p>41,287861</text:p>
          </table:table-cell>
          <table:table-cell office:value-type="float" office:value="953.820007" calcext:value-type="float">
            <text:p>953,820007</text:p>
          </table:table-cell>
          <table:table-cell office:value-type="float" office:value="243.96875" calcext:value-type="float">
            <text:p>243,96875</text:p>
          </table:table-cell>
          <table:table-cell office:value-type="float" office:value="244" calcext:value-type="float">
            <text:p>244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51.40625" calcext:value-type="float">
            <text:p>251,40625</text:p>
          </table:table-cell>
          <table:table-cell table:number-columns-repeated="1012"/>
        </table:table-row>
        <table:table-row table:style-name="ro1">
          <table:table-cell table:formula="of:=[.A623]-TIME(0;10;0)" office:value-type="date" office:date-value="2018-01-26T10:23:59.999979" calcext:value-type="date">
            <text:p>26.01.2018 10:24</text:p>
          </table:table-cell>
          <table:table-cell office:value-type="float" office:value="15.795377" calcext:value-type="float">
            <text:p>15,795377</text:p>
          </table:table-cell>
          <table:table-cell office:value-type="float" office:value="38.789959" calcext:value-type="float">
            <text:p>38,789959</text:p>
          </table:table-cell>
          <table:table-cell office:value-type="float" office:value="953.840027" calcext:value-type="float">
            <text:p>953,840027</text:p>
          </table:table-cell>
          <table:table-cell office:value-type="float" office:value="242.03125" calcext:value-type="float">
            <text:p>242,03125</text:p>
          </table:table-cell>
          <table:table-cell office:value-type="float" office:value="242" calcext:value-type="float">
            <text:p>242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9.5625" calcext:value-type="float">
            <text:p>249,5625</text:p>
          </table:table-cell>
          <table:table-cell table:number-columns-repeated="1012"/>
        </table:table-row>
        <table:table-row table:style-name="ro1">
          <table:table-cell table:formula="of:=[.A624]-TIME(0;10;0)" office:value-type="date" office:date-value="2018-01-26T10:33:59.999979" calcext:value-type="date">
            <text:p>26.01.2018 10:34</text:p>
          </table:table-cell>
          <table:table-cell office:value-type="float" office:value="16.780727" calcext:value-type="float">
            <text:p>16,780727</text:p>
          </table:table-cell>
          <table:table-cell office:value-type="float" office:value="36.626232" calcext:value-type="float">
            <text:p>36,626232</text:p>
          </table:table-cell>
          <table:table-cell office:value-type="float" office:value="953.330017" calcext:value-type="float">
            <text:p>953,330017</text:p>
          </table:table-cell>
          <table:table-cell table:number-columns-repeated="2" office:value-type="float" office:value="240.9375" calcext:value-type="float">
            <text:p>240,937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8.4375" calcext:value-type="float">
            <text:p>248,4375</text:p>
          </table:table-cell>
          <table:table-cell table:number-columns-repeated="1012"/>
        </table:table-row>
        <table:table-row table:style-name="ro1">
          <table:table-cell table:formula="of:=[.A625]-TIME(0;10;0)" office:value-type="date" office:date-value="2018-01-26T10:43:59.999979" calcext:value-type="date">
            <text:p>26.01.2018 10:44</text:p>
          </table:table-cell>
          <table:table-cell office:value-type="float" office:value="17.653925" calcext:value-type="float">
            <text:p>17,653925</text:p>
          </table:table-cell>
          <table:table-cell office:value-type="float" office:value="33.890289" calcext:value-type="float">
            <text:p>33,890289</text:p>
          </table:table-cell>
          <table:table-cell office:value-type="float" office:value="954" calcext:value-type="float">
            <text:p>954</text:p>
          </table:table-cell>
          <table:table-cell office:value-type="float" office:value="239.90625" calcext:value-type="float">
            <text:p>239,90625</text:p>
          </table:table-cell>
          <table:table-cell office:value-type="float" office:value="239.875" calcext:value-type="float">
            <text:p>239,87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9.78125" calcext:value-type="float">
            <text:p>249,78125</text:p>
          </table:table-cell>
          <table:table-cell table:number-columns-repeated="1012"/>
        </table:table-row>
        <table:table-row table:style-name="ro1">
          <table:table-cell table:formula="of:=[.A626]-TIME(0;10;0)" office:value-type="date" office:date-value="2018-01-26T10:53:59.999979" calcext:value-type="date">
            <text:p>26.01.2018 10:54</text:p>
          </table:table-cell>
          <table:table-cell office:value-type="float" office:value="17.357519" calcext:value-type="float">
            <text:p>17,357519</text:p>
          </table:table-cell>
          <table:table-cell office:value-type="float" office:value="34.737164" calcext:value-type="float">
            <text:p>34,737164</text:p>
          </table:table-cell>
          <table:table-cell office:value-type="float" office:value="954.619995" calcext:value-type="float">
            <text:p>954,619995</text:p>
          </table:table-cell>
          <table:table-cell office:value-type="float" office:value="239.1875" calcext:value-type="float">
            <text:p>239,1875</text:p>
          </table:table-cell>
          <table:table-cell office:value-type="float" office:value="239.21875" calcext:value-type="float">
            <text:p>239,21875</text:p>
          </table:table-cell>
          <table:table-cell office:value-type="float" office:value="239.40625" calcext:value-type="float">
            <text:p>239,40625</text:p>
          </table:table-cell>
          <table:table-cell office:value-type="float" office:value="247.65625" calcext:value-type="float">
            <text:p>247,65625</text:p>
          </table:table-cell>
          <table:table-cell table:number-columns-repeated="1012"/>
        </table:table-row>
        <table:table-row table:style-name="ro1">
          <table:table-cell table:formula="of:=[.A627]-TIME(0;10;0)" office:value-type="date" office:date-value="2018-01-26T11:03:59.999979" calcext:value-type="date">
            <text:p>26.01.2018 11:04</text:p>
          </table:table-cell>
          <table:table-cell office:value-type="float" office:value="17.456322" calcext:value-type="float">
            <text:p>17,456322</text:p>
          </table:table-cell>
          <table:table-cell office:value-type="float" office:value="34.95079" calcext:value-type="float">
            <text:p>34,95079</text:p>
          </table:table-cell>
          <table:table-cell office:value-type="float" office:value="954.659973" calcext:value-type="float">
            <text:p>954,659973</text:p>
          </table:table-cell>
          <table:table-cell office:value-type="float" office:value="238.53125" calcext:value-type="float">
            <text:p>238,53125</text:p>
          </table:table-cell>
          <table:table-cell office:value-type="float" office:value="238.71875" calcext:value-type="float">
            <text:p>238,71875</text:p>
          </table:table-cell>
          <table:table-cell office:value-type="float" office:value="238.875" calcext:value-type="float">
            <text:p>238,875</text:p>
          </table:table-cell>
          <table:table-cell office:value-type="float" office:value="245.25" calcext:value-type="float">
            <text:p>245,25</text:p>
          </table:table-cell>
          <table:table-cell table:number-columns-repeated="1012"/>
        </table:table-row>
        <table:table-row table:style-name="ro1">
          <table:table-cell table:formula="of:=[.A628]-TIME(0;10;0)" office:value-type="date" office:date-value="2018-01-26T11:13:59.999979" calcext:value-type="date">
            <text:p>26.01.2018 11:14</text:p>
          </table:table-cell>
          <table:table-cell office:value-type="float" office:value="17.272068" calcext:value-type="float">
            <text:p>17,272068</text:p>
          </table:table-cell>
          <table:table-cell office:value-type="float" office:value="35.529106" calcext:value-type="float">
            <text:p>35,529106</text:p>
          </table:table-cell>
          <table:table-cell office:value-type="float" office:value="954.5" calcext:value-type="float">
            <text:p>954,5</text:p>
          </table:table-cell>
          <table:table-cell office:value-type="float" office:value="239.28125" calcext:value-type="float">
            <text:p>239,28125</text:p>
          </table:table-cell>
          <table:table-cell office:value-type="float" office:value="239.40625" calcext:value-type="float">
            <text:p>239,40625</text:p>
          </table:table-cell>
          <table:table-cell office:value-type="float" office:value="238.75" calcext:value-type="float">
            <text:p>238,75</text:p>
          </table:table-cell>
          <table:table-cell office:value-type="float" office:value="252.09375" calcext:value-type="float">
            <text:p>252,09375</text:p>
          </table:table-cell>
          <table:table-cell table:number-columns-repeated="1012"/>
        </table:table-row>
        <table:table-row table:style-name="ro1">
          <table:table-cell table:formula="of:=[.A629]-TIME(0;10;0)" office:value-type="date" office:date-value="2018-01-26T11:23:59.999979" calcext:value-type="date">
            <text:p>26.01.2018 11:24</text:p>
          </table:table-cell>
          <table:table-cell office:value-type="float" office:value="17.103838" calcext:value-type="float">
            <text:p>17,103838</text:p>
          </table:table-cell>
          <table:table-cell office:value-type="float" office:value="36.696423" calcext:value-type="float">
            <text:p>36,696423</text:p>
          </table:table-cell>
          <table:table-cell office:value-type="float" office:value="954.840027" calcext:value-type="float">
            <text:p>954,840027</text:p>
          </table:table-cell>
          <table:table-cell office:value-type="float" office:value="239.59375" calcext:value-type="float">
            <text:p>239,59375</text:p>
          </table:table-cell>
          <table:table-cell office:value-type="float" office:value="239.625" calcext:value-type="float">
            <text:p>239,62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3.625" calcext:value-type="float">
            <text:p>243,625</text:p>
          </table:table-cell>
          <table:table-cell table:number-columns-repeated="1012"/>
        </table:table-row>
        <table:table-row table:style-name="ro1">
          <table:table-cell table:formula="of:=[.A630]-TIME(0;10;0)" office:value-type="date" office:date-value="2018-01-26T11:33:59.999979" calcext:value-type="date">
            <text:p>26.01.2018 11:34</text:p>
          </table:table-cell>
          <table:table-cell office:value-type="float" office:value="18.003738" calcext:value-type="float">
            <text:p>18,003738</text:p>
          </table:table-cell>
          <table:table-cell office:value-type="float" office:value="35.738155" calcext:value-type="float">
            <text:p>35,738155</text:p>
          </table:table-cell>
          <table:table-cell office:value-type="float" office:value="954.909973" calcext:value-type="float">
            <text:p>954,909973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0" calcext:value-type="float">
            <text:p>240</text:p>
          </table:table-cell>
          <table:table-cell office:value-type="float" office:value="244.78125" calcext:value-type="float">
            <text:p>244,78125</text:p>
          </table:table-cell>
          <table:table-cell table:number-columns-repeated="1012"/>
        </table:table-row>
        <table:table-row table:style-name="ro1">
          <table:table-cell table:formula="of:=[.A631]-TIME(0;10;0)" office:value-type="date" office:date-value="2018-01-26T11:43:59.999979" calcext:value-type="date">
            <text:p>26.01.2018 11:44</text:p>
          </table:table-cell>
          <table:table-cell office:value-type="float" office:value="17.469673" calcext:value-type="float">
            <text:p>17,469673</text:p>
          </table:table-cell>
          <table:table-cell office:value-type="float" office:value="36.520943" calcext:value-type="float">
            <text:p>36,520943</text:p>
          </table:table-cell>
          <table:table-cell office:value-type="float" office:value="955.25" calcext:value-type="float">
            <text:p>955,25</text:p>
          </table:table-cell>
          <table:table-cell office:value-type="float" office:value="239.625" calcext:value-type="float">
            <text:p>239,625</text:p>
          </table:table-cell>
          <table:table-cell office:value-type="float" office:value="239.5625" calcext:value-type="float">
            <text:p>239,562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43.25" calcext:value-type="float">
            <text:p>243,25</text:p>
          </table:table-cell>
          <table:table-cell table:number-columns-repeated="1012"/>
        </table:table-row>
        <table:table-row table:style-name="ro1">
          <table:table-cell table:formula="of:=[.A632]-TIME(0;10;0)" office:value-type="date" office:date-value="2018-01-26T11:53:59.999979" calcext:value-type="date">
            <text:p>26.01.2018 11:54</text:p>
          </table:table-cell>
          <table:table-cell office:value-type="float" office:value="17.077135" calcext:value-type="float">
            <text:p>17,077135</text:p>
          </table:table-cell>
          <table:table-cell office:value-type="float" office:value="37.740139" calcext:value-type="float">
            <text:p>37,740139</text:p>
          </table:table-cell>
          <table:table-cell office:value-type="float" office:value="955.51001" calcext:value-type="float">
            <text:p>955,51001</text:p>
          </table:table-cell>
          <table:table-cell table:number-columns-repeated="2" office:value-type="float" office:value="239.96875" calcext:value-type="float">
            <text:p>239,9687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6.0625" calcext:value-type="float">
            <text:p>246,0625</text:p>
          </table:table-cell>
          <table:table-cell table:number-columns-repeated="1012"/>
        </table:table-row>
        <table:table-row table:style-name="ro1">
          <table:table-cell table:formula="of:=[.A633]-TIME(0;10;0)" office:value-type="date" office:date-value="2018-01-26T12:03:59.999979" calcext:value-type="date">
            <text:p>26.01.2018 12:04</text:p>
          </table:table-cell>
          <table:table-cell office:value-type="float" office:value="16.428244" calcext:value-type="float">
            <text:p>16,428244</text:p>
          </table:table-cell>
          <table:table-cell office:value-type="float" office:value="38.673992" calcext:value-type="float">
            <text:p>38,673992</text:p>
          </table:table-cell>
          <table:table-cell office:value-type="float" office:value="955.659973" calcext:value-type="float">
            <text:p>955,659973</text:p>
          </table:table-cell>
          <table:table-cell office:value-type="float" office:value="239.0625" calcext:value-type="float">
            <text:p>239,0625</text:p>
          </table:table-cell>
          <table:table-cell office:value-type="float" office:value="238.96875" calcext:value-type="float">
            <text:p>238,96875</text:p>
          </table:table-cell>
          <table:table-cell office:value-type="float" office:value="237.53125" calcext:value-type="float">
            <text:p>237,53125</text:p>
          </table:table-cell>
          <table:table-cell office:value-type="float" office:value="243.34375" calcext:value-type="float">
            <text:p>243,34375</text:p>
          </table:table-cell>
          <table:table-cell table:number-columns-repeated="1012"/>
        </table:table-row>
        <table:table-row table:style-name="ro1">
          <table:table-cell table:formula="of:=[.A634]-TIME(0;10;0)" office:value-type="date" office:date-value="2018-01-26T12:13:59.999979" calcext:value-type="date">
            <text:p>26.01.2018 12:14</text:p>
          </table:table-cell>
          <table:table-cell office:value-type="float" office:value="15.263981" calcext:value-type="float">
            <text:p>15,263981</text:p>
          </table:table-cell>
          <table:table-cell office:value-type="float" office:value="41.484703" calcext:value-type="float">
            <text:p>41,484703</text:p>
          </table:table-cell>
          <table:table-cell office:value-type="float" office:value="955.669983" calcext:value-type="float">
            <text:p>955,669983</text:p>
          </table:table-cell>
          <table:table-cell office:value-type="float" office:value="239.21875" calcext:value-type="float">
            <text:p>239,21875</text:p>
          </table:table-cell>
          <table:table-cell office:value-type="float" office:value="239.09375" calcext:value-type="float">
            <text:p>239,09375</text:p>
          </table:table-cell>
          <table:table-cell office:value-type="float" office:value="237.125" calcext:value-type="float">
            <text:p>237,125</text:p>
          </table:table-cell>
          <table:table-cell office:value-type="float" office:value="244.59375" calcext:value-type="float">
            <text:p>244,59375</text:p>
          </table:table-cell>
          <table:table-cell table:number-columns-repeated="1012"/>
        </table:table-row>
        <table:table-row table:style-name="ro1">
          <table:table-cell table:formula="of:=[.A635]-TIME(0;10;0)" office:value-type="date" office:date-value="2018-01-26T12:23:59.99998" calcext:value-type="date">
            <text:p>26.01.2018 12:24</text:p>
          </table:table-cell>
          <table:table-cell office:value-type="float" office:value="15.191882" calcext:value-type="float">
            <text:p>15,191882</text:p>
          </table:table-cell>
          <table:table-cell office:value-type="float" office:value="41.942474" calcext:value-type="float">
            <text:p>41,942474</text:p>
          </table:table-cell>
          <table:table-cell office:value-type="float" office:value="955.51001" calcext:value-type="float">
            <text:p>955,51001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9.71875" calcext:value-type="float">
            <text:p>239,71875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46.6875" calcext:value-type="float">
            <text:p>246,6875</text:p>
          </table:table-cell>
          <table:table-cell table:number-columns-repeated="1012"/>
        </table:table-row>
        <table:table-row table:style-name="ro1">
          <table:table-cell table:formula="of:=[.A636]-TIME(0;10;0)" office:value-type="date" office:date-value="2018-01-26T12:33:59.99998" calcext:value-type="date">
            <text:p>26.01.2018 12:34</text:p>
          </table:table-cell>
          <table:table-cell office:value-type="float" office:value="14.855421" calcext:value-type="float">
            <text:p>14,855421</text:p>
          </table:table-cell>
          <table:table-cell office:value-type="float" office:value="42.900742" calcext:value-type="float">
            <text:p>42,900742</text:p>
          </table:table-cell>
          <table:table-cell office:value-type="float" office:value="955.700012" calcext:value-type="float">
            <text:p>955,700012</text:p>
          </table:table-cell>
          <table:table-cell office:value-type="float" office:value="240.0625" calcext:value-type="float">
            <text:p>240,062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46.125" calcext:value-type="float">
            <text:p>246,125</text:p>
          </table:table-cell>
          <table:table-cell table:number-columns-repeated="1012"/>
        </table:table-row>
        <table:table-row table:style-name="ro1">
          <table:table-cell table:formula="of:=[.A637]-TIME(0;10;0)" office:value-type="date" office:date-value="2018-01-26T12:43:59.99998" calcext:value-type="date">
            <text:p>26.01.2018 12:44</text:p>
          </table:table-cell>
          <table:table-cell office:value-type="float" office:value="13.899443" calcext:value-type="float">
            <text:p>13,899443</text:p>
          </table:table-cell>
          <table:table-cell office:value-type="float" office:value="44.461739" calcext:value-type="float">
            <text:p>44,461739</text:p>
          </table:table-cell>
          <table:table-cell office:value-type="float" office:value="956.150024" calcext:value-type="float">
            <text:p>956,150024</text:p>
          </table:table-cell>
          <table:table-cell office:value-type="float" office:value="239.28125" calcext:value-type="float">
            <text:p>239,28125</text:p>
          </table:table-cell>
          <table:table-cell office:value-type="float" office:value="239.34375" calcext:value-type="float">
            <text:p>239,34375</text:p>
          </table:table-cell>
          <table:table-cell office:value-type="float" office:value="237.53125" calcext:value-type="float">
            <text:p>237,53125</text:p>
          </table:table-cell>
          <table:table-cell office:value-type="float" office:value="249.3125" calcext:value-type="float">
            <text:p>249,3125</text:p>
          </table:table-cell>
          <table:table-cell table:number-columns-repeated="1012"/>
        </table:table-row>
        <table:table-row table:style-name="ro1">
          <table:table-cell table:formula="of:=[.A638]-TIME(0;10;0)" office:value-type="date" office:date-value="2018-01-26T12:53:59.99998" calcext:value-type="date">
            <text:p>26.01.2018 12:54</text:p>
          </table:table-cell>
          <table:table-cell office:value-type="float" office:value="13.055619" calcext:value-type="float">
            <text:p>13,055619</text:p>
          </table:table-cell>
          <table:table-cell office:value-type="float" office:value="46.114288" calcext:value-type="float">
            <text:p>46,114288</text:p>
          </table:table-cell>
          <table:table-cell office:value-type="float" office:value="956.200012" calcext:value-type="float">
            <text:p>956,200012</text:p>
          </table:table-cell>
          <table:table-cell table:number-columns-repeated="2" office:value-type="float" office:value="239.21875" calcext:value-type="float">
            <text:p>239,21875</text:p>
          </table:table-cell>
          <table:table-cell office:value-type="float" office:value="236.90625" calcext:value-type="float">
            <text:p>236,90625</text:p>
          </table:table-cell>
          <table:table-cell office:value-type="float" office:value="246.8125" calcext:value-type="float">
            <text:p>246,8125</text:p>
          </table:table-cell>
          <table:table-cell table:number-columns-repeated="1012"/>
        </table:table-row>
        <table:table-row table:style-name="ro1">
          <table:table-cell table:formula="of:=[.A639]-TIME(0;10;0)" office:value-type="date" office:date-value="2018-01-26T13:03:59.99998" calcext:value-type="date">
            <text:p>26.01.2018 13:04</text:p>
          </table:table-cell>
          <table:table-cell office:value-type="float" office:value="12.57763" calcext:value-type="float">
            <text:p>12,57763</text:p>
          </table:table-cell>
          <table:table-cell office:value-type="float" office:value="48.00946" calcext:value-type="float">
            <text:p>48,00946</text:p>
          </table:table-cell>
          <table:table-cell office:value-type="float" office:value="956.26001" calcext:value-type="float">
            <text:p>956,26001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7.34375" calcext:value-type="float">
            <text:p>247,34375</text:p>
          </table:table-cell>
          <table:table-cell table:number-columns-repeated="1012"/>
        </table:table-row>
        <table:table-row table:style-name="ro1">
          <table:table-cell table:formula="of:=[.A640]-TIME(0;10;0)" office:value-type="date" office:date-value="2018-01-26T13:13:59.99998" calcext:value-type="date">
            <text:p>26.01.2018 13:14</text:p>
          </table:table-cell>
          <table:table-cell office:value-type="float" office:value="12.000839" calcext:value-type="float">
            <text:p>12,000839</text:p>
          </table:table-cell>
          <table:table-cell office:value-type="float" office:value="49.158466" calcext:value-type="float">
            <text:p>49,158466</text:p>
          </table:table-cell>
          <table:table-cell office:value-type="float" office:value="956.380005" calcext:value-type="float">
            <text:p>956,380005</text:p>
          </table:table-cell>
          <table:table-cell table:number-columns-repeated="2" office:value-type="float" office:value="239.875" calcext:value-type="float">
            <text:p>239,87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46.28125" calcext:value-type="float">
            <text:p>246,28125</text:p>
          </table:table-cell>
          <table:table-cell table:number-columns-repeated="1012"/>
        </table:table-row>
        <table:table-row table:style-name="ro1">
          <table:table-cell table:formula="of:=[.A641]-TIME(0;10;0)" office:value-type="date" office:date-value="2018-01-26T13:23:59.99998" calcext:value-type="date">
            <text:p>26.01.2018 13:24</text:p>
          </table:table-cell>
          <table:table-cell office:value-type="float" office:value="11.928741" calcext:value-type="float">
            <text:p>11,928741</text:p>
          </table:table-cell>
          <table:table-cell office:value-type="float" office:value="50.174717" calcext:value-type="float">
            <text:p>50,174717</text:p>
          </table:table-cell>
          <table:table-cell office:value-type="float" office:value="956.380005" calcext:value-type="float">
            <text:p>956,38000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8125" calcext:value-type="float">
            <text:p>238,8125</text:p>
          </table:table-cell>
          <table:table-cell office:value-type="float" office:value="248.53125" calcext:value-type="float">
            <text:p>248,53125</text:p>
          </table:table-cell>
          <table:table-cell table:number-columns-repeated="1012"/>
        </table:table-row>
        <table:table-row table:style-name="ro1">
          <table:table-cell table:formula="of:=[.A642]-TIME(0;10;0)" office:value-type="date" office:date-value="2018-01-26T13:33:59.99998" calcext:value-type="date">
            <text:p>26.01.2018 13:34</text:p>
          </table:table-cell>
          <table:table-cell office:value-type="float" office:value="11.760509" calcext:value-type="float">
            <text:p>11,760509</text:p>
          </table:table-cell>
          <table:table-cell office:value-type="float" office:value="50.019073" calcext:value-type="float">
            <text:p>50,019073</text:p>
          </table:table-cell>
          <table:table-cell office:value-type="float" office:value="956.549988" calcext:value-type="float">
            <text:p>956,549988</text:p>
          </table:table-cell>
          <table:table-cell table:number-columns-repeated="2" office:value-type="float" office:value="240.53125" calcext:value-type="float">
            <text:p>240,5312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48.21875" calcext:value-type="float">
            <text:p>248,21875</text:p>
          </table:table-cell>
          <table:table-cell table:number-columns-repeated="1012"/>
        </table:table-row>
        <table:table-row table:style-name="ro1">
          <table:table-cell table:formula="of:=[.A643]-TIME(0;10;0)" office:value-type="date" office:date-value="2018-01-26T13:43:59.99998" calcext:value-type="date">
            <text:p>26.01.2018 13:44</text:p>
          </table:table-cell>
          <table:table-cell office:value-type="float" office:value="11.424048" calcext:value-type="float">
            <text:p>11,424048</text:p>
          </table:table-cell>
          <table:table-cell office:value-type="float" office:value="51.50988" calcext:value-type="float">
            <text:p>51,50988</text:p>
          </table:table-cell>
          <table:table-cell office:value-type="float" office:value="956.640015" calcext:value-type="float">
            <text:p>956,640015</text:p>
          </table:table-cell>
          <table:table-cell office:value-type="float" office:value="240.125" calcext:value-type="float">
            <text:p>240,125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47.6875" calcext:value-type="float">
            <text:p>247,6875</text:p>
          </table:table-cell>
          <table:table-cell table:number-columns-repeated="1012"/>
        </table:table-row>
        <table:table-row table:style-name="ro1">
          <table:table-cell table:formula="of:=[.A644]-TIME(0;10;0)" office:value-type="date" office:date-value="2018-01-26T13:53:59.99998" calcext:value-type="date">
            <text:p>26.01.2018 13:54</text:p>
          </table:table-cell>
          <table:table-cell office:value-type="float" office:value="11.226444" calcext:value-type="float">
            <text:p>11,226444</text:p>
          </table:table-cell>
          <table:table-cell office:value-type="float" office:value="52.274357" calcext:value-type="float">
            <text:p>52,274357</text:p>
          </table:table-cell>
          <table:table-cell office:value-type="float" office:value="956.580017" calcext:value-type="float">
            <text:p>956,580017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49.46875" calcext:value-type="float">
            <text:p>249,46875</text:p>
          </table:table-cell>
          <table:table-cell table:number-columns-repeated="1012"/>
        </table:table-row>
        <table:table-row table:style-name="ro1">
          <table:table-cell table:formula="of:=[.A645]-TIME(0;10;0)" office:value-type="date" office:date-value="2018-01-26T14:03:59.99998" calcext:value-type="date">
            <text:p>26.01.2018 14:04</text:p>
          </table:table-cell>
          <table:table-cell office:value-type="float" office:value="10.975433" calcext:value-type="float">
            <text:p>10,975433</text:p>
          </table:table-cell>
          <table:table-cell office:value-type="float" office:value="52.906082" calcext:value-type="float">
            <text:p>52,906082</text:p>
          </table:table-cell>
          <table:table-cell office:value-type="float" office:value="956.669983" calcext:value-type="float">
            <text:p>956,669983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37.71875" calcext:value-type="float">
            <text:p>237,71875</text:p>
          </table:table-cell>
          <table:table-cell office:value-type="float" office:value="251.53125" calcext:value-type="float">
            <text:p>251,53125</text:p>
          </table:table-cell>
          <table:table-cell table:number-columns-repeated="1012"/>
        </table:table-row>
        <table:table-row table:style-name="ro1">
          <table:table-cell table:formula="of:=[.A646]-TIME(0;10;0)" office:value-type="date" office:date-value="2018-01-26T14:13:59.99998" calcext:value-type="date">
            <text:p>26.01.2018 14:14</text:p>
          </table:table-cell>
          <table:table-cell office:value-type="float" office:value="11.397345" calcext:value-type="float">
            <text:p>11,397345</text:p>
          </table:table-cell>
          <table:table-cell office:value-type="float" office:value="51.36034" calcext:value-type="float">
            <text:p>51,36034</text:p>
          </table:table-cell>
          <table:table-cell office:value-type="float" office:value="956.559998" calcext:value-type="float">
            <text:p>956,559998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75" calcext:value-type="float">
            <text:p>238,75</text:p>
          </table:table-cell>
          <table:table-cell office:value-type="float" office:value="247.25" calcext:value-type="float">
            <text:p>247,25</text:p>
          </table:table-cell>
          <table:table-cell table:number-columns-repeated="1012"/>
        </table:table-row>
        <table:table-row table:style-name="ro1">
          <table:table-cell table:formula="of:=[.A647]-TIME(0;10;0)" office:value-type="date" office:date-value="2018-01-26T14:23:59.99998" calcext:value-type="date">
            <text:p>26.01.2018 14:24</text:p>
          </table:table-cell>
          <table:table-cell office:value-type="float" office:value="11.789884" calcext:value-type="float">
            <text:p>11,789884</text:p>
          </table:table-cell>
          <table:table-cell office:value-type="float" office:value="50.733196" calcext:value-type="float">
            <text:p>50,733196</text:p>
          </table:table-cell>
          <table:table-cell office:value-type="float" office:value="956.570007" calcext:value-type="float">
            <text:p>956,570007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9375" calcext:value-type="float">
            <text:p>238,9375</text:p>
          </table:table-cell>
          <table:table-cell office:value-type="float" office:value="247.9375" calcext:value-type="float">
            <text:p>247,9375</text:p>
          </table:table-cell>
          <table:table-cell table:number-columns-repeated="1012"/>
        </table:table-row>
        <table:table-row table:style-name="ro1">
          <table:table-cell table:formula="of:=[.A648]-TIME(0;10;0)" office:value-type="date" office:date-value="2018-01-26T14:33:59.99998" calcext:value-type="date">
            <text:p>26.01.2018 14:34</text:p>
          </table:table-cell>
          <table:table-cell office:value-type="float" office:value="11.971466" calcext:value-type="float">
            <text:p>11,971466</text:p>
          </table:table-cell>
          <table:table-cell office:value-type="float" office:value="49.153889" calcext:value-type="float">
            <text:p>49,153889</text:p>
          </table:table-cell>
          <table:table-cell office:value-type="float" office:value="956.76001" calcext:value-type="float">
            <text:p>956,76001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71875" calcext:value-type="float">
            <text:p>238,71875</text:p>
          </table:table-cell>
          <table:table-cell office:value-type="float" office:value="247.3125" calcext:value-type="float">
            <text:p>247,3125</text:p>
          </table:table-cell>
          <table:table-cell table:number-columns-repeated="1012"/>
        </table:table-row>
        <table:table-row table:style-name="ro1">
          <table:table-cell table:formula="of:=[.A649]-TIME(0;10;0)" office:value-type="date" office:date-value="2018-01-26T14:43:59.999981" calcext:value-type="date">
            <text:p>26.01.2018 14:44</text:p>
          </table:table-cell>
          <table:table-cell office:value-type="float" office:value="12.155718" calcext:value-type="float">
            <text:p>12,155718</text:p>
          </table:table-cell>
          <table:table-cell office:value-type="float" office:value="48.044556" calcext:value-type="float">
            <text:p>48,044556</text:p>
          </table:table-cell>
          <table:table-cell office:value-type="float" office:value="956.950012" calcext:value-type="float">
            <text:p>956,950012</text:p>
          </table:table-cell>
          <table:table-cell table:number-columns-repeated="2" office:value-type="float" office:value="240.5" calcext:value-type="float">
            <text:p>240,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6.21875" calcext:value-type="float">
            <text:p>246,21875</text:p>
          </table:table-cell>
          <table:table-cell table:number-columns-repeated="1012"/>
        </table:table-row>
        <table:table-row table:style-name="ro1">
          <table:table-cell table:formula="of:=[.A650]-TIME(0;10;0)" office:value-type="date" office:date-value="2018-01-26T14:53:59.999981" calcext:value-type="date">
            <text:p>26.01.2018 14:54</text:p>
          </table:table-cell>
          <table:table-cell office:value-type="float" office:value="11.760509" calcext:value-type="float">
            <text:p>11,760509</text:p>
          </table:table-cell>
          <table:table-cell office:value-type="float" office:value="49.712368" calcext:value-type="float">
            <text:p>49,712368</text:p>
          </table:table-cell>
          <table:table-cell office:value-type="float" office:value="957.159973" calcext:value-type="float">
            <text:p>957,159973</text:p>
          </table:table-cell>
          <table:table-cell office:value-type="float" office:value="239.90625" calcext:value-type="float">
            <text:p>239,90625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47.34375" calcext:value-type="float">
            <text:p>247,34375</text:p>
          </table:table-cell>
          <table:table-cell table:number-columns-repeated="1012"/>
        </table:table-row>
        <table:table-row table:style-name="ro1">
          <table:table-cell table:formula="of:=[.A651]-TIME(0;10;0)" office:value-type="date" office:date-value="2018-01-26T15:03:59.999981" calcext:value-type="date">
            <text:p>26.01.2018 15:04</text:p>
          </table:table-cell>
          <table:table-cell office:value-type="float" office:value="11.397345" calcext:value-type="float">
            <text:p>11,397345</text:p>
          </table:table-cell>
          <table:table-cell office:value-type="float" office:value="51.850155" calcext:value-type="float">
            <text:p>51,850155</text:p>
          </table:table-cell>
          <table:table-cell office:value-type="float" office:value="957.219971" calcext:value-type="float">
            <text:p>957,219971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59.84375" calcext:value-type="float">
            <text:p>259,84375</text:p>
          </table:table-cell>
          <table:table-cell table:number-columns-repeated="1012"/>
        </table:table-row>
        <table:table-row table:style-name="ro1">
          <table:table-cell table:formula="of:=[.A652]-TIME(0;10;0)" office:value-type="date" office:date-value="2018-01-26T15:13:59.999981" calcext:value-type="date">
            <text:p>26.01.2018 15:14</text:p>
          </table:table-cell>
          <table:table-cell office:value-type="float" office:value="11.100939" calcext:value-type="float">
            <text:p>11,100939</text:p>
          </table:table-cell>
          <table:table-cell office:value-type="float" office:value="52.539864" calcext:value-type="float">
            <text:p>52,539864</text:p>
          </table:table-cell>
          <table:table-cell office:value-type="float" office:value="957.280029" calcext:value-type="float">
            <text:p>957,280029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56.84375" calcext:value-type="float">
            <text:p>256,84375</text:p>
          </table:table-cell>
          <table:table-cell table:number-columns-repeated="1012"/>
        </table:table-row>
        <table:table-row table:style-name="ro1">
          <table:table-cell table:formula="of:=[.A653]-TIME(0;10;0)" office:value-type="date" office:date-value="2018-01-26T15:23:59.999981" calcext:value-type="date">
            <text:p>26.01.2018 15:24</text:p>
          </table:table-cell>
          <table:table-cell office:value-type="float" office:value="10.919356" calcext:value-type="float">
            <text:p>10,919356</text:p>
          </table:table-cell>
          <table:table-cell office:value-type="float" office:value="53.910126" calcext:value-type="float">
            <text:p>53,910126</text:p>
          </table:table-cell>
          <table:table-cell office:value-type="float" office:value="957.48999" calcext:value-type="float">
            <text:p>957,48999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59.4375" calcext:value-type="float">
            <text:p>259,4375</text:p>
          </table:table-cell>
          <table:table-cell table:number-columns-repeated="1012"/>
        </table:table-row>
        <table:table-row table:style-name="ro1">
          <table:table-cell table:formula="of:=[.A654]-TIME(0;10;0)" office:value-type="date" office:date-value="2018-01-26T15:33:59.999981" calcext:value-type="date">
            <text:p>26.01.2018 15:34</text:p>
          </table:table-cell>
          <table:table-cell office:value-type="float" office:value="10.764477" calcext:value-type="float">
            <text:p>10,764477</text:p>
          </table:table-cell>
          <table:table-cell office:value-type="float" office:value="55.645077" calcext:value-type="float">
            <text:p>55,645077</text:p>
          </table:table-cell>
          <table:table-cell office:value-type="float" office:value="957.619995" calcext:value-type="float">
            <text:p>957,61999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49.78125" calcext:value-type="float">
            <text:p>249,78125</text:p>
          </table:table-cell>
          <table:table-cell table:number-columns-repeated="1012"/>
        </table:table-row>
        <table:table-row table:style-name="ro1">
          <table:table-cell table:formula="of:=[.A655]-TIME(0;10;0)" office:value-type="date" office:date-value="2018-01-26T15:43:59.999981" calcext:value-type="date">
            <text:p>26.01.2018 15:44</text:p>
          </table:table-cell>
          <table:table-cell office:value-type="float" office:value="10.609598" calcext:value-type="float">
            <text:p>10,609598</text:p>
          </table:table-cell>
          <table:table-cell office:value-type="float" office:value="55.963989" calcext:value-type="float">
            <text:p>55,963989</text:p>
          </table:table-cell>
          <table:table-cell office:value-type="float" office:value="957.869995" calcext:value-type="float">
            <text:p>957,86999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.5" calcext:value-type="float">
            <text:p>238,5</text:p>
          </table:table-cell>
          <table:table-cell office:value-type="float" office:value="250.5" calcext:value-type="float">
            <text:p>250,5</text:p>
          </table:table-cell>
          <table:table-cell table:number-columns-repeated="1012"/>
        </table:table-row>
        <table:table-row table:style-name="ro1">
          <table:table-cell table:formula="of:=[.A656]-TIME(0;10;0)" office:value-type="date" office:date-value="2018-01-26T15:53:59.999981" calcext:value-type="date">
            <text:p>26.01.2018 15:54</text:p>
          </table:table-cell>
          <table:table-cell office:value-type="float" office:value="10.369268" calcext:value-type="float">
            <text:p>10,369268</text:p>
          </table:table-cell>
          <table:table-cell office:value-type="float" office:value="56.789501" calcext:value-type="float">
            <text:p>56,789501</text:p>
          </table:table-cell>
          <table:table-cell office:value-type="float" office:value="957.98999" calcext:value-type="float">
            <text:p>957,98999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40625" calcext:value-type="float">
            <text:p>238,40625</text:p>
          </table:table-cell>
          <table:table-cell office:value-type="float" office:value="251.71875" calcext:value-type="float">
            <text:p>251,71875</text:p>
          </table:table-cell>
          <table:table-cell table:number-columns-repeated="1012"/>
        </table:table-row>
        <table:table-row table:style-name="ro1">
          <table:table-cell table:formula="of:=[.A657]-TIME(0;10;0)" office:value-type="date" office:date-value="2018-01-26T16:03:59.99998" calcext:value-type="date">
            <text:p>26.01.2018 16:04</text:p>
          </table:table-cell>
          <table:table-cell office:value-type="float" office:value="10.131609" calcext:value-type="float">
            <text:p>10,131609</text:p>
          </table:table-cell>
          <table:table-cell office:value-type="float" office:value="57.859158" calcext:value-type="float">
            <text:p>57,859158</text:p>
          </table:table-cell>
          <table:table-cell office:value-type="float" office:value="958" calcext:value-type="float">
            <text:p>958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1" calcext:value-type="float">
            <text:p>241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53.5625" calcext:value-type="float">
            <text:p>253,5625</text:p>
          </table:table-cell>
          <table:table-cell table:number-columns-repeated="1012"/>
        </table:table-row>
        <table:table-row table:style-name="ro1">
          <table:table-cell table:formula="of:=[.A658]-TIME(0;10;0)" office:value-type="date" office:date-value="2018-01-26T16:13:59.999981" calcext:value-type="date">
            <text:p>26.01.2018 16:14</text:p>
          </table:table-cell>
          <table:table-cell office:value-type="float" office:value="9.934005" calcext:value-type="float">
            <text:p>9,934005</text:p>
          </table:table-cell>
          <table:table-cell office:value-type="float" office:value="58.925766" calcext:value-type="float">
            <text:p>58,925766</text:p>
          </table:table-cell>
          <table:table-cell office:value-type="float" office:value="958.090027" calcext:value-type="float">
            <text:p>958,090027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625" calcext:value-type="float">
            <text:p>238,625</text:p>
          </table:table-cell>
          <table:table-cell office:value-type="float" office:value="252.25" calcext:value-type="float">
            <text:p>252,25</text:p>
          </table:table-cell>
          <table:table-cell table:number-columns-repeated="1012"/>
        </table:table-row>
        <table:table-row table:style-name="ro1">
          <table:table-cell table:formula="of:=[.A659]-TIME(0;10;0)" office:value-type="date" office:date-value="2018-01-26T16:23:59.999981" calcext:value-type="date">
            <text:p>26.01.2018 16:24</text:p>
          </table:table-cell>
          <table:table-cell office:value-type="float" office:value="9.821851" calcext:value-type="float">
            <text:p>9,821851</text:p>
          </table:table-cell>
          <table:table-cell office:value-type="float" office:value="59.682613" calcext:value-type="float">
            <text:p>59,682613</text:p>
          </table:table-cell>
          <table:table-cell office:value-type="float" office:value="958.429993" calcext:value-type="float">
            <text:p>958,429993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1" calcext:value-type="float">
            <text:p>241</text:p>
          </table:table-cell>
          <table:table-cell office:value-type="float" office:value="238.6875" calcext:value-type="float">
            <text:p>238,6875</text:p>
          </table:table-cell>
          <table:table-cell office:value-type="float" office:value="252.625" calcext:value-type="float">
            <text:p>252,625</text:p>
          </table:table-cell>
          <table:table-cell table:number-columns-repeated="1012"/>
        </table:table-row>
        <table:table-row table:style-name="ro1">
          <table:table-cell table:formula="of:=[.A660]-TIME(0;10;0)" office:value-type="date" office:date-value="2018-01-26T16:33:59.999981" calcext:value-type="date">
            <text:p>26.01.2018 16:34</text:p>
          </table:table-cell>
          <table:table-cell office:value-type="float" office:value="9.707026" calcext:value-type="float">
            <text:p>9,707026</text:p>
          </table:table-cell>
          <table:table-cell office:value-type="float" office:value="60.42878" calcext:value-type="float">
            <text:p>60,42878</text:p>
          </table:table-cell>
          <table:table-cell office:value-type="float" office:value="958.469971" calcext:value-type="float">
            <text:p>958,469971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8.40625" calcext:value-type="float">
            <text:p>238,40625</text:p>
          </table:table-cell>
          <table:table-cell office:value-type="float" office:value="254.5625" calcext:value-type="float">
            <text:p>254,5625</text:p>
          </table:table-cell>
          <table:table-cell table:number-columns-repeated="1012"/>
        </table:table-row>
        <table:table-row table:style-name="ro1">
          <table:table-cell table:formula="of:=[.A661]-TIME(0;10;0)" office:value-type="date" office:date-value="2018-01-26T16:43:59.999981" calcext:value-type="date">
            <text:p>26.01.2018 16:44</text:p>
          </table:table-cell>
          <table:table-cell office:value-type="float" office:value="9.525444" calcext:value-type="float">
            <text:p>9,525444</text:p>
          </table:table-cell>
          <table:table-cell office:value-type="float" office:value="61.179523" calcext:value-type="float">
            <text:p>61,179523</text:p>
          </table:table-cell>
          <table:table-cell office:value-type="float" office:value="958.599976" calcext:value-type="float">
            <text:p>958,599976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1" calcext:value-type="float">
            <text:p>241</text:p>
          </table:table-cell>
          <table:table-cell office:value-type="float" office:value="238.53125" calcext:value-type="float">
            <text:p>238,53125</text:p>
          </table:table-cell>
          <table:table-cell office:value-type="float" office:value="257.3125" calcext:value-type="float">
            <text:p>257,3125</text:p>
          </table:table-cell>
          <table:table-cell table:number-columns-repeated="1012"/>
        </table:table-row>
        <table:table-row table:style-name="ro1">
          <table:table-cell table:formula="of:=[.A662]-TIME(0;10;0)" office:value-type="date" office:date-value="2018-01-26T16:53:59.999981" calcext:value-type="date">
            <text:p>26.01.2018 16:54</text:p>
          </table:table-cell>
          <table:table-cell office:value-type="float" office:value="9.386587" calcext:value-type="float">
            <text:p>9,386587</text:p>
          </table:table-cell>
          <table:table-cell office:value-type="float" office:value="61.705959" calcext:value-type="float">
            <text:p>61,705959</text:p>
          </table:table-cell>
          <table:table-cell office:value-type="float" office:value="958.77002" calcext:value-type="float">
            <text:p>958,77002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50.875" calcext:value-type="float">
            <text:p>250,875</text:p>
          </table:table-cell>
          <table:table-cell table:number-columns-repeated="1012"/>
        </table:table-row>
        <table:table-row table:style-name="ro1">
          <table:table-cell table:formula="of:=[.A663]-TIME(0;10;0)" office:value-type="date" office:date-value="2018-01-26T17:03:59.999982" calcext:value-type="date">
            <text:p>26.01.2018 17:04</text:p>
          </table:table-cell>
          <table:table-cell office:value-type="float" office:value="9.218356" calcext:value-type="float">
            <text:p>9,218356</text:p>
          </table:table-cell>
          <table:table-cell office:value-type="float" office:value="62.729839" calcext:value-type="float">
            <text:p>62,729839</text:p>
          </table:table-cell>
          <table:table-cell office:value-type="float" office:value="959.01001" calcext:value-type="float">
            <text:p>959,01001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7.34375" calcext:value-type="float">
            <text:p>247,34375</text:p>
          </table:table-cell>
          <table:table-cell table:number-columns-repeated="1012"/>
        </table:table-row>
        <table:table-row table:style-name="ro1">
          <table:table-cell table:formula="of:=[.A664]-TIME(0;10;0)" office:value-type="date" office:date-value="2018-01-26T17:13:59.999982" calcext:value-type="date">
            <text:p>26.01.2018 17:14</text:p>
          </table:table-cell>
          <table:table-cell office:value-type="float" office:value="9.007401" calcext:value-type="float">
            <text:p>9,007401</text:p>
          </table:table-cell>
          <table:table-cell office:value-type="float" office:value="64.383919" calcext:value-type="float">
            <text:p>64,383919</text:p>
          </table:table-cell>
          <table:table-cell office:value-type="float" office:value="959.119995" calcext:value-type="float">
            <text:p>959,11999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52.5" calcext:value-type="float">
            <text:p>252,5</text:p>
          </table:table-cell>
          <table:table-cell table:number-columns-repeated="1012"/>
        </table:table-row>
        <table:table-row table:style-name="ro1">
          <table:table-cell table:formula="of:=[.A665]-TIME(0;10;0)" office:value-type="date" office:date-value="2018-01-26T17:23:59.999982" calcext:value-type="date">
            <text:p>26.01.2018 17:24</text:p>
          </table:table-cell>
          <table:table-cell office:value-type="float" office:value="8.780422" calcext:value-type="float">
            <text:p>8,780422</text:p>
          </table:table-cell>
          <table:table-cell office:value-type="float" office:value="65.21553" calcext:value-type="float">
            <text:p>65,21553</text:p>
          </table:table-cell>
          <table:table-cell office:value-type="float" office:value="959.280029" calcext:value-type="float">
            <text:p>959,280029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5" calcext:value-type="float">
            <text:p>240,5</text:p>
          </table:table-cell>
          <table:table-cell office:value-type="float" office:value="238" calcext:value-type="float">
            <text:p>238</text:p>
          </table:table-cell>
          <table:table-cell office:value-type="float" office:value="249.03125" calcext:value-type="float">
            <text:p>249,03125</text:p>
          </table:table-cell>
          <table:table-cell table:number-columns-repeated="1012"/>
        </table:table-row>
        <table:table-row table:style-name="ro1">
          <table:table-cell table:formula="of:=[.A666]-TIME(0;10;0)" office:value-type="date" office:date-value="2018-01-26T17:33:59.999982" calcext:value-type="date">
            <text:p>26.01.2018 17:34</text:p>
          </table:table-cell>
          <table:table-cell office:value-type="float" office:value="8.598841" calcext:value-type="float">
            <text:p>8,598841</text:p>
          </table:table-cell>
          <table:table-cell office:value-type="float" office:value="66.137177" calcext:value-type="float">
            <text:p>66,137177</text:p>
          </table:table-cell>
          <table:table-cell office:value-type="float" office:value="959.359985" calcext:value-type="float">
            <text:p>959,35998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5" calcext:value-type="float">
            <text:p>241,5</text:p>
          </table:table-cell>
          <table:table-cell office:value-type="float" office:value="238.75" calcext:value-type="float">
            <text:p>238,75</text:p>
          </table:table-cell>
          <table:table-cell office:value-type="float" office:value="250.15625" calcext:value-type="float">
            <text:p>250,15625</text:p>
          </table:table-cell>
          <table:table-cell table:number-columns-repeated="1012"/>
        </table:table-row>
        <table:table-row table:style-name="ro1">
          <table:table-cell table:formula="of:=[.A667]-TIME(0;10;0)" office:value-type="date" office:date-value="2018-01-26T17:43:59.999982" calcext:value-type="date">
            <text:p>26.01.2018 17:44</text:p>
          </table:table-cell>
          <table:table-cell office:value-type="float" office:value="8.401236" calcext:value-type="float">
            <text:p>8,401236</text:p>
          </table:table-cell>
          <table:table-cell office:value-type="float" office:value="65.783173" calcext:value-type="float">
            <text:p>65,783173</text:p>
          </table:table-cell>
          <table:table-cell office:value-type="float" office:value="959.51001" calcext:value-type="float">
            <text:p>959,51001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9.28125" calcext:value-type="float">
            <text:p>249,28125</text:p>
          </table:table-cell>
          <table:table-cell table:number-columns-repeated="1012"/>
        </table:table-row>
        <table:table-row table:style-name="ro1">
          <table:table-cell table:formula="of:=[.A668]-TIME(0;10;0)" office:value-type="date" office:date-value="2018-01-26T17:53:59.999982" calcext:value-type="date">
            <text:p>26.01.2018 17:54</text:p>
          </table:table-cell>
          <table:table-cell office:value-type="float" office:value="8.176929" calcext:value-type="float">
            <text:p>8,176929</text:p>
          </table:table-cell>
          <table:table-cell office:value-type="float" office:value="66.543068" calcext:value-type="float">
            <text:p>66,543068</text:p>
          </table:table-cell>
          <table:table-cell office:value-type="float" office:value="959.530029" calcext:value-type="float">
            <text:p>959,530029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38" calcext:value-type="float">
            <text:p>238</text:p>
          </table:table-cell>
          <table:table-cell office:value-type="float" office:value="247.6875" calcext:value-type="float">
            <text:p>247,6875</text:p>
          </table:table-cell>
          <table:table-cell table:number-columns-repeated="1012"/>
        </table:table-row>
        <table:table-row table:style-name="ro1">
          <table:table-cell table:formula="of:=[.A669]-TIME(0;10;0)" office:value-type="date" office:date-value="2018-01-26T18:03:59.999982" calcext:value-type="date">
            <text:p>26.01.2018 18:04</text:p>
          </table:table-cell>
          <table:table-cell office:value-type="float" office:value="7.939269" calcext:value-type="float">
            <text:p>7,939269</text:p>
          </table:table-cell>
          <table:table-cell office:value-type="float" office:value="67.508965" calcext:value-type="float">
            <text:p>67,508965</text:p>
          </table:table-cell>
          <table:table-cell office:value-type="float" office:value="959.669983" calcext:value-type="float">
            <text:p>959,669983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8" calcext:value-type="float">
            <text:p>238</text:p>
          </table:table-cell>
          <table:table-cell office:value-type="float" office:value="246.90625" calcext:value-type="float">
            <text:p>246,90625</text:p>
          </table:table-cell>
          <table:table-cell table:number-columns-repeated="1012"/>
        </table:table-row>
        <table:table-row table:style-name="ro1">
          <table:table-cell table:formula="of:=[.A670]-TIME(0;10;0)" office:value-type="date" office:date-value="2018-01-26T18:13:59.999982" calcext:value-type="date">
            <text:p>26.01.2018 18:14</text:p>
          </table:table-cell>
          <table:table-cell office:value-type="float" office:value="7.757687" calcext:value-type="float">
            <text:p>7,757687</text:p>
          </table:table-cell>
          <table:table-cell office:value-type="float" office:value="68.554207" calcext:value-type="float">
            <text:p>68,554207</text:p>
          </table:table-cell>
          <table:table-cell office:value-type="float" office:value="959.599976" calcext:value-type="float">
            <text:p>959,599976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50.34375" calcext:value-type="float">
            <text:p>250,34375</text:p>
          </table:table-cell>
          <table:table-cell table:number-columns-repeated="1012"/>
        </table:table-row>
        <table:table-row table:style-name="ro1">
          <table:table-cell table:formula="of:=[.A671]-TIME(0;10;0)" office:value-type="date" office:date-value="2018-01-26T18:23:59.999982" calcext:value-type="date">
            <text:p>26.01.2018 18:24</text:p>
          </table:table-cell>
          <table:table-cell office:value-type="float" office:value="7.656214" calcext:value-type="float">
            <text:p>7,656214</text:p>
          </table:table-cell>
          <table:table-cell office:value-type="float" office:value="69.651329" calcext:value-type="float">
            <text:p>69,651329</text:p>
          </table:table-cell>
          <table:table-cell office:value-type="float" office:value="959.599976" calcext:value-type="float">
            <text:p>959,599976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42.25" calcext:value-type="float">
            <text:p>242,25</text:p>
          </table:table-cell>
          <table:table-cell office:value-type="float" office:value="239.625" calcext:value-type="float">
            <text:p>239,625</text:p>
          </table:table-cell>
          <table:table-cell office:value-type="float" office:value="255.15625" calcext:value-type="float">
            <text:p>255,15625</text:p>
          </table:table-cell>
          <table:table-cell table:number-columns-repeated="1012"/>
        </table:table-row>
        <table:table-row table:style-name="ro1">
          <table:table-cell table:formula="of:=[.A672]-TIME(0;10;0)" office:value-type="date" office:date-value="2018-01-26T18:33:59.999982" calcext:value-type="date">
            <text:p>26.01.2018 18:34</text:p>
          </table:table-cell>
          <table:table-cell office:value-type="float" office:value="7.600137" calcext:value-type="float">
            <text:p>7,600137</text:p>
          </table:table-cell>
          <table:table-cell office:value-type="float" office:value="69.06691" calcext:value-type="float">
            <text:p>69,06691</text:p>
          </table:table-cell>
          <table:table-cell office:value-type="float" office:value="959.97998" calcext:value-type="float">
            <text:p>959,97998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1" calcext:value-type="float">
            <text:p>241</text:p>
          </table:table-cell>
          <table:table-cell office:value-type="float" office:value="238.53125" calcext:value-type="float">
            <text:p>238,53125</text:p>
          </table:table-cell>
          <table:table-cell office:value-type="float" office:value="247.0625" calcext:value-type="float">
            <text:p>247,0625</text:p>
          </table:table-cell>
          <table:table-cell table:number-columns-repeated="1012"/>
        </table:table-row>
        <table:table-row table:style-name="ro1">
          <table:table-cell table:formula="of:=[.A673]-TIME(0;10;0)" office:value-type="date" office:date-value="2018-01-26T18:43:59.999982" calcext:value-type="date">
            <text:p>26.01.2018 18:44</text:p>
          </table:table-cell>
          <table:table-cell office:value-type="float" office:value="7.501335" calcext:value-type="float">
            <text:p>7,501335</text:p>
          </table:table-cell>
          <table:table-cell office:value-type="float" office:value="69.719994" calcext:value-type="float">
            <text:p>69,719994</text:p>
          </table:table-cell>
          <table:table-cell office:value-type="float" office:value="960.080017" calcext:value-type="float">
            <text:p>960,080017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75" calcext:value-type="float">
            <text:p>238,75</text:p>
          </table:table-cell>
          <table:table-cell office:value-type="float" office:value="246.4375" calcext:value-type="float">
            <text:p>246,4375</text:p>
          </table:table-cell>
          <table:table-cell table:number-columns-repeated="1012"/>
        </table:table-row>
        <table:table-row table:style-name="ro1">
          <table:table-cell table:formula="of:=[.A674]-TIME(0;10;0)" office:value-type="date" office:date-value="2018-01-26T18:53:59.999982" calcext:value-type="date">
            <text:p>26.01.2018 18:54</text:p>
          </table:table-cell>
          <table:table-cell office:value-type="float" office:value="7.37583" calcext:value-type="float">
            <text:p>7,37583</text:p>
          </table:table-cell>
          <table:table-cell office:value-type="float" office:value="70.403603" calcext:value-type="float">
            <text:p>70,403603</text:p>
          </table:table-cell>
          <table:table-cell office:value-type="float" office:value="960.22998" calcext:value-type="float">
            <text:p>960,22998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5" calcext:value-type="float">
            <text:p>241,5</text:p>
          </table:table-cell>
          <table:table-cell office:value-type="float" office:value="238.71875" calcext:value-type="float">
            <text:p>238,71875</text:p>
          </table:table-cell>
          <table:table-cell office:value-type="float" office:value="249.25" calcext:value-type="float">
            <text:p>249,25</text:p>
          </table:table-cell>
          <table:table-cell table:number-columns-repeated="1012"/>
        </table:table-row>
        <table:table-row table:style-name="ro1">
          <table:table-cell table:formula="of:=[.A675]-TIME(0;10;0)" office:value-type="date" office:date-value="2018-01-26T19:03:59.999982" calcext:value-type="date">
            <text:p>26.01.2018 19:04</text:p>
          </table:table-cell>
          <table:table-cell office:value-type="float" office:value="7.277028" calcext:value-type="float">
            <text:p>7,277028</text:p>
          </table:table-cell>
          <table:table-cell office:value-type="float" office:value="70.598915" calcext:value-type="float">
            <text:p>70,598915</text:p>
          </table:table-cell>
          <table:table-cell office:value-type="float" office:value="960.080017" calcext:value-type="float">
            <text:p>960,080017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71875" calcext:value-type="float">
            <text:p>238,71875</text:p>
          </table:table-cell>
          <table:table-cell office:value-type="float" office:value="249.84375" calcext:value-type="float">
            <text:p>249,84375</text:p>
          </table:table-cell>
          <table:table-cell table:number-columns-repeated="1012"/>
        </table:table-row>
        <table:table-row table:style-name="ro1">
          <table:table-cell table:formula="of:=[.A676]-TIME(0;10;0)" office:value-type="date" office:date-value="2018-01-26T19:13:59.999982" calcext:value-type="date">
            <text:p>26.01.2018 19:14</text:p>
          </table:table-cell>
          <table:table-cell office:value-type="float" office:value="7.293049" calcext:value-type="float">
            <text:p>7,293049</text:p>
          </table:table-cell>
          <table:table-cell office:value-type="float" office:value="70.955978" calcext:value-type="float">
            <text:p>70,955978</text:p>
          </table:table-cell>
          <table:table-cell office:value-type="float" office:value="960.119995" calcext:value-type="float">
            <text:p>960,11999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6875" calcext:value-type="float">
            <text:p>238,6875</text:p>
          </table:table-cell>
          <table:table-cell office:value-type="float" office:value="247.21875" calcext:value-type="float">
            <text:p>247,21875</text:p>
          </table:table-cell>
          <table:table-cell table:number-columns-repeated="1012"/>
        </table:table-row>
        <table:table-row table:style-name="ro1">
          <table:table-cell table:formula="of:=[.A677]-TIME(0;10;0)" office:value-type="date" office:date-value="2018-01-26T19:23:59.999982" calcext:value-type="date">
            <text:p>26.01.2018 19:24</text:p>
          </table:table-cell>
          <table:table-cell office:value-type="float" office:value="7.207599" calcext:value-type="float">
            <text:p>7,207599</text:p>
          </table:table-cell>
          <table:table-cell office:value-type="float" office:value="70.751511" calcext:value-type="float">
            <text:p>70,751511</text:p>
          </table:table-cell>
          <table:table-cell office:value-type="float" office:value="960.210022" calcext:value-type="float">
            <text:p>960,210022</text:p>
          </table:table-cell>
          <table:table-cell table:number-columns-repeated="2" office:value-type="float" office:value="241.15625" calcext:value-type="float">
            <text:p>241,1562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47" calcext:value-type="float">
            <text:p>247</text:p>
          </table:table-cell>
          <table:table-cell table:number-columns-repeated="1012"/>
        </table:table-row>
        <table:table-row table:style-name="ro1">
          <table:table-cell table:formula="of:=[.A678]-TIME(0;10;0)" office:value-type="date" office:date-value="2018-01-26T19:33:59.999983" calcext:value-type="date">
            <text:p>26.01.2018 19:34</text:p>
          </table:table-cell>
          <table:table-cell office:value-type="float" office:value="7.095445" calcext:value-type="float">
            <text:p>7,095445</text:p>
          </table:table-cell>
          <table:table-cell office:value-type="float" office:value="71.857788" calcext:value-type="float">
            <text:p>71,857788</text:p>
          </table:table-cell>
          <table:table-cell office:value-type="float" office:value="960.330017" calcext:value-type="float">
            <text:p>960,330017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38.78125" calcext:value-type="float">
            <text:p>238,78125</text:p>
          </table:table-cell>
          <table:table-cell office:value-type="float" office:value="249.84375" calcext:value-type="float">
            <text:p>249,84375</text:p>
          </table:table-cell>
          <table:table-cell table:number-columns-repeated="1012"/>
        </table:table-row>
        <table:table-row table:style-name="ro1">
          <table:table-cell table:formula="of:=[.A679]-TIME(0;10;0)" office:value-type="date" office:date-value="2018-01-26T19:43:59.999983" calcext:value-type="date">
            <text:p>26.01.2018 19:44</text:p>
          </table:table-cell>
          <table:table-cell office:value-type="float" office:value="7.05272" calcext:value-type="float">
            <text:p>7,05272</text:p>
          </table:table-cell>
          <table:table-cell office:value-type="float" office:value="71.633476" calcext:value-type="float">
            <text:p>71,633476</text:p>
          </table:table-cell>
          <table:table-cell office:value-type="float" office:value="960.400024" calcext:value-type="float">
            <text:p>960,400024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71875" calcext:value-type="float">
            <text:p>238,71875</text:p>
          </table:table-cell>
          <table:table-cell office:value-type="float" office:value="248.5625" calcext:value-type="float">
            <text:p>248,5625</text:p>
          </table:table-cell>
          <table:table-cell table:number-columns-repeated="1012"/>
        </table:table-row>
        <table:table-row table:style-name="ro1">
          <table:table-cell table:formula="of:=[.A680]-TIME(0;10;0)" office:value-type="date" office:date-value="2018-01-26T19:53:59.999983" calcext:value-type="date">
            <text:p>26.01.2018 19:54</text:p>
          </table:table-cell>
          <table:table-cell office:value-type="float" office:value="6.956588" calcext:value-type="float">
            <text:p>6,956588</text:p>
          </table:table-cell>
          <table:table-cell office:value-type="float" office:value="71.854736" calcext:value-type="float">
            <text:p>71,854736</text:p>
          </table:table-cell>
          <table:table-cell office:value-type="float" office:value="960.530029" calcext:value-type="float">
            <text:p>960,530029</text:p>
          </table:table-cell>
          <table:table-cell office:value-type="float" office:value="241" calcext:value-type="float">
            <text:p>241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47.875" calcext:value-type="float">
            <text:p>247,875</text:p>
          </table:table-cell>
          <table:table-cell table:number-columns-repeated="1012"/>
        </table:table-row>
        <table:table-row table:style-name="ro1">
          <table:table-cell table:formula="of:=[.A681]-TIME(0;10;0)" office:value-type="date" office:date-value="2018-01-26T20:03:59.999983" calcext:value-type="date">
            <text:p>26.01.2018 20:04</text:p>
          </table:table-cell>
          <table:table-cell office:value-type="float" office:value="6.884489" calcext:value-type="float">
            <text:p>6,884489</text:p>
          </table:table-cell>
          <table:table-cell office:value-type="float" office:value="72.30793" calcext:value-type="float">
            <text:p>72,30793</text:p>
          </table:table-cell>
          <table:table-cell office:value-type="float" office:value="960.679993" calcext:value-type="float">
            <text:p>960,679993</text:p>
          </table:table-cell>
          <table:table-cell table:number-columns-repeated="2" office:value-type="float" office:value="241.1875" calcext:value-type="float">
            <text:p>241,1875</text:p>
          </table:table-cell>
          <table:table-cell office:value-type="float" office:value="238.78125" calcext:value-type="float">
            <text:p>238,78125</text:p>
          </table:table-cell>
          <table:table-cell office:value-type="float" office:value="249.875" calcext:value-type="float">
            <text:p>249,875</text:p>
          </table:table-cell>
          <table:table-cell table:number-columns-repeated="1012"/>
        </table:table-row>
        <table:table-row table:style-name="ro1">
          <table:table-cell table:formula="of:=[.A682]-TIME(0;10;0)" office:value-type="date" office:date-value="2018-01-26T20:13:59.999983" calcext:value-type="date">
            <text:p>26.01.2018 20:14</text:p>
          </table:table-cell>
          <table:table-cell office:value-type="float" office:value="6.801709" calcext:value-type="float">
            <text:p>6,801709</text:p>
          </table:table-cell>
          <table:table-cell office:value-type="float" office:value="72.802322" calcext:value-type="float">
            <text:p>72,802322</text:p>
          </table:table-cell>
          <table:table-cell office:value-type="float" office:value="960.830017" calcext:value-type="float">
            <text:p>960,830017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39" calcext:value-type="float">
            <text:p>239</text:p>
          </table:table-cell>
          <table:table-cell office:value-type="float" office:value="250.6875" calcext:value-type="float">
            <text:p>250,6875</text:p>
          </table:table-cell>
          <table:table-cell table:number-columns-repeated="1012"/>
        </table:table-row>
        <table:table-row table:style-name="ro1">
          <table:table-cell table:formula="of:=[.A683]-TIME(0;10;0)" office:value-type="date" office:date-value="2018-01-26T20:23:59.999984" calcext:value-type="date">
            <text:p>26.01.2018 20:24</text:p>
          </table:table-cell>
          <table:table-cell office:value-type="float" office:value="6.702907" calcext:value-type="float">
            <text:p>6,702907</text:p>
          </table:table-cell>
          <table:table-cell office:value-type="float" office:value="72.06073" calcext:value-type="float">
            <text:p>72,06073</text:p>
          </table:table-cell>
          <table:table-cell office:value-type="float" office:value="961.049988" calcext:value-type="float">
            <text:p>961,049988</text:p>
          </table:table-cell>
          <table:table-cell table:number-columns-repeated="2" office:value-type="float" office:value="241.25" calcext:value-type="float">
            <text:p>241,25</text:p>
          </table:table-cell>
          <table:table-cell office:value-type="float" office:value="238.71875" calcext:value-type="float">
            <text:p>238,71875</text:p>
          </table:table-cell>
          <table:table-cell office:value-type="float" office:value="247.96875" calcext:value-type="float">
            <text:p>247,96875</text:p>
          </table:table-cell>
          <table:table-cell table:number-columns-repeated="1012"/>
        </table:table-row>
        <table:table-row table:style-name="ro1">
          <table:table-cell table:formula="of:=[.A684]-TIME(0;10;0)" office:value-type="date" office:date-value="2018-01-26T20:33:59.999984" calcext:value-type="date">
            <text:p>26.01.2018 20:34</text:p>
          </table:table-cell>
          <table:table-cell office:value-type="float" office:value="6.574731" calcext:value-type="float">
            <text:p>6,574731</text:p>
          </table:table-cell>
          <table:table-cell office:value-type="float" office:value="72.466621" calcext:value-type="float">
            <text:p>72,466621</text:p>
          </table:table-cell>
          <table:table-cell office:value-type="float" office:value="961" calcext:value-type="float">
            <text:p>961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38.78125" calcext:value-type="float">
            <text:p>238,78125</text:p>
          </table:table-cell>
          <table:table-cell office:value-type="float" office:value="249" calcext:value-type="float">
            <text:p>249</text:p>
          </table:table-cell>
          <table:table-cell table:number-columns-repeated="1012"/>
        </table:table-row>
        <table:table-row table:style-name="ro1">
          <table:table-cell table:formula="of:=[.A685]-TIME(0;10;0)" office:value-type="date" office:date-value="2018-01-26T20:43:59.999984" calcext:value-type="date">
            <text:p>26.01.2018 20:44</text:p>
          </table:table-cell>
          <table:table-cell office:value-type="float" office:value="6.462577" calcext:value-type="float">
            <text:p>6,462577</text:p>
          </table:table-cell>
          <table:table-cell office:value-type="float" office:value="72.198059" calcext:value-type="float">
            <text:p>72,198059</text:p>
          </table:table-cell>
          <table:table-cell office:value-type="float" office:value="961.140015" calcext:value-type="float">
            <text:p>961,140015</text:p>
          </table:table-cell>
          <table:table-cell office:value-type="float" office:value="241" calcext:value-type="float">
            <text:p>241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59375" calcext:value-type="float">
            <text:p>238,59375</text:p>
          </table:table-cell>
          <table:table-cell office:value-type="float" office:value="248.8125" calcext:value-type="float">
            <text:p>248,8125</text:p>
          </table:table-cell>
          <table:table-cell table:number-columns-repeated="1012"/>
        </table:table-row>
        <table:table-row table:style-name="ro1">
          <table:table-cell table:formula="of:=[.A686]-TIME(0;10;0)" office:value-type="date" office:date-value="2018-01-26T20:53:59.999984" calcext:value-type="date">
            <text:p>26.01.2018 20:54</text:p>
          </table:table-cell>
          <table:table-cell office:value-type="float" office:value="6.363775" calcext:value-type="float">
            <text:p>6,363775</text:p>
          </table:table-cell>
          <table:table-cell office:value-type="float" office:value="72.834366" calcext:value-type="float">
            <text:p>72,834366</text:p>
          </table:table-cell>
          <table:table-cell office:value-type="float" office:value="961.340027" calcext:value-type="float">
            <text:p>961,340027</text:p>
          </table:table-cell>
          <table:table-cell table:number-columns-repeated="2" office:value-type="float" office:value="241.40625" calcext:value-type="float">
            <text:p>241,40625</text:p>
          </table:table-cell>
          <table:table-cell office:value-type="float" office:value="238.9375" calcext:value-type="float">
            <text:p>238,9375</text:p>
          </table:table-cell>
          <table:table-cell office:value-type="float" office:value="248.34375" calcext:value-type="float">
            <text:p>248,34375</text:p>
          </table:table-cell>
          <table:table-cell table:number-columns-repeated="1012"/>
        </table:table-row>
        <table:table-row table:style-name="ro1">
          <table:table-cell table:formula="of:=[.A687]-TIME(0;10;0)" office:value-type="date" office:date-value="2018-01-26T21:03:59.999983" calcext:value-type="date">
            <text:p>26.01.2018 21:04</text:p>
          </table:table-cell>
          <table:table-cell office:value-type="float" office:value="6.251621" calcext:value-type="float">
            <text:p>6,251621</text:p>
          </table:table-cell>
          <table:table-cell office:value-type="float" office:value="73.292137" calcext:value-type="float">
            <text:p>73,292137</text:p>
          </table:table-cell>
          <table:table-cell office:value-type="float" office:value="961.349976" calcext:value-type="float">
            <text:p>961,349976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38.8125" calcext:value-type="float">
            <text:p>238,8125</text:p>
          </table:table-cell>
          <table:table-cell office:value-type="float" office:value="254.03125" calcext:value-type="float">
            <text:p>254,03125</text:p>
          </table:table-cell>
          <table:table-cell table:number-columns-repeated="1012"/>
        </table:table-row>
        <table:table-row table:style-name="ro1">
          <table:table-cell table:formula="of:=[.A688]-TIME(0;10;0)" office:value-type="date" office:date-value="2018-01-26T21:13:59.999983" calcext:value-type="date">
            <text:p>26.01.2018 21:14</text:p>
          </table:table-cell>
          <table:table-cell office:value-type="float" office:value="6.224918" calcext:value-type="float">
            <text:p>6,224918</text:p>
          </table:table-cell>
          <table:table-cell office:value-type="float" office:value="73.195999" calcext:value-type="float">
            <text:p>73,195999</text:p>
          </table:table-cell>
          <table:table-cell office:value-type="float" office:value="961.5" calcext:value-type="float">
            <text:p>961,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38.6875" calcext:value-type="float">
            <text:p>238,6875</text:p>
          </table:table-cell>
          <table:table-cell office:value-type="float" office:value="248.5" calcext:value-type="float">
            <text:p>248,5</text:p>
          </table:table-cell>
          <table:table-cell table:number-columns-repeated="1012"/>
        </table:table-row>
        <table:table-row table:style-name="ro1">
          <table:table-cell table:formula="of:=[.A689]-TIME(0;10;0)" office:value-type="date" office:date-value="2018-01-26T21:23:59.999983" calcext:value-type="date">
            <text:p>26.01.2018 21:24</text:p>
          </table:table-cell>
          <table:table-cell office:value-type="float" office:value="6.182193" calcext:value-type="float">
            <text:p>6,182193</text:p>
          </table:table-cell>
          <table:table-cell office:value-type="float" office:value="73.450829" calcext:value-type="float">
            <text:p>73,450829</text:p>
          </table:table-cell>
          <table:table-cell office:value-type="float" office:value="961.77002" calcext:value-type="float">
            <text:p>961,77002</text:p>
          </table:table-cell>
          <table:table-cell table:number-columns-repeated="2" office:value-type="float" office:value="241.53125" calcext:value-type="float">
            <text:p>241,53125</text:p>
          </table:table-cell>
          <table:table-cell office:value-type="float" office:value="238.9375" calcext:value-type="float">
            <text:p>238,9375</text:p>
          </table:table-cell>
          <table:table-cell office:value-type="float" office:value="248.5625" calcext:value-type="float">
            <text:p>248,5625</text:p>
          </table:table-cell>
          <table:table-cell table:number-columns-repeated="1012"/>
        </table:table-row>
        <table:table-row table:style-name="ro1">
          <table:table-cell table:formula="of:=[.A690]-TIME(0;10;0)" office:value-type="date" office:date-value="2018-01-26T21:33:59.999983" calcext:value-type="date">
            <text:p>26.01.2018 21:34</text:p>
          </table:table-cell>
          <table:table-cell office:value-type="float" office:value="6.168841" calcext:value-type="float">
            <text:p>6,168841</text:p>
          </table:table-cell>
          <table:table-cell office:value-type="float" office:value="73.067825" calcext:value-type="float">
            <text:p>73,067825</text:p>
          </table:table-cell>
          <table:table-cell office:value-type="float" office:value="961.679993" calcext:value-type="float">
            <text:p>961,679993</text:p>
          </table:table-cell>
          <table:table-cell table:number-columns-repeated="2" office:value-type="float" office:value="241.3125" calcext:value-type="float">
            <text:p>241,3125</text:p>
          </table:table-cell>
          <table:table-cell office:value-type="float" office:value="239.03125" calcext:value-type="float">
            <text:p>239,03125</text:p>
          </table:table-cell>
          <table:table-cell office:value-type="float" office:value="248.21875" calcext:value-type="float">
            <text:p>248,21875</text:p>
          </table:table-cell>
          <table:table-cell table:number-columns-repeated="1012"/>
        </table:table-row>
        <table:table-row table:style-name="ro1">
          <table:table-cell table:formula="of:=[.A691]-TIME(0;10;0)" office:value-type="date" office:date-value="2018-01-26T21:43:59.999983" calcext:value-type="date">
            <text:p>26.01.2018 21:44</text:p>
          </table:table-cell>
          <table:table-cell office:value-type="float" office:value="6.139467" calcext:value-type="float">
            <text:p>6,139467</text:p>
          </table:table-cell>
          <table:table-cell office:value-type="float" office:value="72.961014" calcext:value-type="float">
            <text:p>72,961014</text:p>
          </table:table-cell>
          <table:table-cell office:value-type="float" office:value="961.72998" calcext:value-type="float">
            <text:p>961,72998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38.75" calcext:value-type="float">
            <text:p>238,75</text:p>
          </table:table-cell>
          <table:table-cell office:value-type="float" office:value="248.03125" calcext:value-type="float">
            <text:p>248,03125</text:p>
          </table:table-cell>
          <table:table-cell table:number-columns-repeated="1012"/>
        </table:table-row>
        <table:table-row table:style-name="ro1">
          <table:table-cell table:formula="of:=[.A692]-TIME(0;10;0)" office:value-type="date" office:date-value="2018-01-26T21:53:59.999984" calcext:value-type="date">
            <text:p>26.01.2018 21:54</text:p>
          </table:table-cell>
          <table:table-cell office:value-type="float" office:value="6.099412" calcext:value-type="float">
            <text:p>6,099412</text:p>
          </table:table-cell>
          <table:table-cell office:value-type="float" office:value="73.086136" calcext:value-type="float">
            <text:p>73,086136</text:p>
          </table:table-cell>
          <table:table-cell office:value-type="float" office:value="961.890015" calcext:value-type="float">
            <text:p>961,890015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38.875" calcext:value-type="float">
            <text:p>238,875</text:p>
          </table:table-cell>
          <table:table-cell office:value-type="float" office:value="247.53125" calcext:value-type="float">
            <text:p>247,53125</text:p>
          </table:table-cell>
          <table:table-cell table:number-columns-repeated="1012"/>
        </table:table-row>
        <table:table-row table:style-name="ro1">
          <table:table-cell table:formula="of:=[.A693]-TIME(0;10;0)" office:value-type="date" office:date-value="2018-01-26T22:03:59.999984" calcext:value-type="date">
            <text:p>26.01.2018 22:04</text:p>
          </table:table-cell>
          <table:table-cell office:value-type="float" office:value="6.168841" calcext:value-type="float">
            <text:p>6,168841</text:p>
          </table:table-cell>
          <table:table-cell office:value-type="float" office:value="73.002213" calcext:value-type="float">
            <text:p>73,002213</text:p>
          </table:table-cell>
          <table:table-cell office:value-type="float" office:value="962" calcext:value-type="float">
            <text:p>962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75" calcext:value-type="float">
            <text:p>241,75</text:p>
          </table:table-cell>
          <table:table-cell office:value-type="float" office:value="239.125" calcext:value-type="float">
            <text:p>239,125</text:p>
          </table:table-cell>
          <table:table-cell office:value-type="float" office:value="249.5" calcext:value-type="float">
            <text:p>249,5</text:p>
          </table:table-cell>
          <table:table-cell table:number-columns-repeated="1012"/>
        </table:table-row>
        <table:table-row table:style-name="ro1">
          <table:table-cell table:formula="of:=[.A694]-TIME(0;10;0)" office:value-type="date" office:date-value="2018-01-26T22:13:59.999984" calcext:value-type="date">
            <text:p>26.01.2018 22:14</text:p>
          </table:table-cell>
          <table:table-cell office:value-type="float" office:value="6.224918" calcext:value-type="float">
            <text:p>6,224918</text:p>
          </table:table-cell>
          <table:table-cell office:value-type="float" office:value="72.590218" calcext:value-type="float">
            <text:p>72,590218</text:p>
          </table:table-cell>
          <table:table-cell office:value-type="float" office:value="962.190002" calcext:value-type="float">
            <text:p>962,190002</text:p>
          </table:table-cell>
          <table:table-cell table:number-columns-repeated="2" office:value-type="float" office:value="241.625" calcext:value-type="float">
            <text:p>241,625</text:p>
          </table:table-cell>
          <table:table-cell office:value-type="float" office:value="239.03125" calcext:value-type="float">
            <text:p>239,03125</text:p>
          </table:table-cell>
          <table:table-cell office:value-type="float" office:value="249.46875" calcext:value-type="float">
            <text:p>249,46875</text:p>
          </table:table-cell>
          <table:table-cell table:number-columns-repeated="1012"/>
        </table:table-row>
        <table:table-row table:style-name="ro1">
          <table:table-cell table:formula="of:=[.A695]-TIME(0;10;0)" office:value-type="date" office:date-value="2018-01-26T22:23:59.999984" calcext:value-type="date">
            <text:p>26.01.2018 22:24</text:p>
          </table:table-cell>
          <table:table-cell office:value-type="float" office:value="6.379797" calcext:value-type="float">
            <text:p>6,379797</text:p>
          </table:table-cell>
          <table:table-cell office:value-type="float" office:value="72.394905" calcext:value-type="float">
            <text:p>72,394905</text:p>
          </table:table-cell>
          <table:table-cell office:value-type="float" office:value="962.340027" calcext:value-type="float">
            <text:p>962,340027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39.1875" calcext:value-type="float">
            <text:p>239,1875</text:p>
          </table:table-cell>
          <table:table-cell office:value-type="float" office:value="247.78125" calcext:value-type="float">
            <text:p>247,78125</text:p>
          </table:table-cell>
          <table:table-cell table:number-columns-repeated="1012"/>
        </table:table-row>
        <table:table-row table:style-name="ro1">
          <table:table-cell table:formula="of:=[.A696]-TIME(0;10;0)" office:value-type="date" office:date-value="2018-01-26T22:33:59.999984" calcext:value-type="date">
            <text:p>26.01.2018 22:34</text:p>
          </table:table-cell>
          <table:table-cell office:value-type="float" office:value="6.518654" calcext:value-type="float">
            <text:p>6,518654</text:p>
          </table:table-cell>
          <table:table-cell office:value-type="float" office:value="71.90509" calcext:value-type="float">
            <text:p>71,90509</text:p>
          </table:table-cell>
          <table:table-cell office:value-type="float" office:value="962.580017" calcext:value-type="float">
            <text:p>962,580017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39.21875" calcext:value-type="float">
            <text:p>239,21875</text:p>
          </table:table-cell>
          <table:table-cell office:value-type="float" office:value="247.40625" calcext:value-type="float">
            <text:p>247,40625</text:p>
          </table:table-cell>
          <table:table-cell table:number-columns-repeated="1012"/>
        </table:table-row>
        <table:table-row table:style-name="ro1">
          <table:table-cell table:formula="of:=[.A697]-TIME(0;10;0)" office:value-type="date" office:date-value="2018-01-26T22:43:59.999984" calcext:value-type="date">
            <text:p>26.01.2018 22:44</text:p>
          </table:table-cell>
          <table:table-cell office:value-type="float" office:value="6.617456" calcext:value-type="float">
            <text:p>6,617456</text:p>
          </table:table-cell>
          <table:table-cell office:value-type="float" office:value="71.396965" calcext:value-type="float">
            <text:p>71,396965</text:p>
          </table:table-cell>
          <table:table-cell office:value-type="float" office:value="962.630005" calcext:value-type="float">
            <text:p>962,630005</text:p>
          </table:table-cell>
          <table:table-cell table:number-columns-repeated="2" office:value-type="float" office:value="241.65625" calcext:value-type="float">
            <text:p>241,65625</text:p>
          </table:table-cell>
          <table:table-cell office:value-type="float" office:value="239.09375" calcext:value-type="float">
            <text:p>239,09375</text:p>
          </table:table-cell>
          <table:table-cell office:value-type="float" office:value="247.71875" calcext:value-type="float">
            <text:p>247,71875</text:p>
          </table:table-cell>
          <table:table-cell table:number-columns-repeated="1012"/>
        </table:table-row>
        <table:table-row table:style-name="ro1">
          <table:table-cell table:formula="of:=[.A698]-TIME(0;10;0)" office:value-type="date" office:date-value="2018-01-26T22:53:59.999984" calcext:value-type="date">
            <text:p>26.01.2018 22:54</text:p>
          </table:table-cell>
          <table:table-cell office:value-type="float" office:value="6.801709" calcext:value-type="float">
            <text:p>6,801709</text:p>
          </table:table-cell>
          <table:table-cell office:value-type="float" office:value="71.131454" calcext:value-type="float">
            <text:p>71,131454</text:p>
          </table:table-cell>
          <table:table-cell office:value-type="float" office:value="962.820007" calcext:value-type="float">
            <text:p>962,820007</text:p>
          </table:table-cell>
          <table:table-cell office:value-type="float" office:value="241.8125" calcext:value-type="float">
            <text:p>241,8125</text:p>
          </table:table-cell>
          <table:table-cell office:value-type="float" office:value="241.96875" calcext:value-type="float">
            <text:p>241,96875</text:p>
          </table:table-cell>
          <table:table-cell office:value-type="float" office:value="239.25" calcext:value-type="float">
            <text:p>239,25</text:p>
          </table:table-cell>
          <table:table-cell office:value-type="float" office:value="250.71875" calcext:value-type="float">
            <text:p>250,71875</text:p>
          </table:table-cell>
          <table:table-cell table:number-columns-repeated="1012"/>
        </table:table-row>
        <table:table-row table:style-name="ro1">
          <table:table-cell table:formula="of:=[.A699]-TIME(0;10;0)" office:value-type="date" office:date-value="2018-01-26T23:03:59.999984" calcext:value-type="date">
            <text:p>26.01.2018 23:04</text:p>
          </table:table-cell>
          <table:table-cell office:value-type="float" office:value="6.956588" calcext:value-type="float">
            <text:p>6,956588</text:p>
          </table:table-cell>
          <table:table-cell office:value-type="float" office:value="70.797287" calcext:value-type="float">
            <text:p>70,797287</text:p>
          </table:table-cell>
          <table:table-cell office:value-type="float" office:value="962.880005" calcext:value-type="float">
            <text:p>962,880005</text:p>
          </table:table-cell>
          <table:table-cell table:number-columns-repeated="2" office:value-type="float" office:value="241.78125" calcext:value-type="float">
            <text:p>241,78125</text:p>
          </table:table-cell>
          <table:table-cell office:value-type="float" office:value="239.15625" calcext:value-type="float">
            <text:p>239,15625</text:p>
          </table:table-cell>
          <table:table-cell office:value-type="float" office:value="248.78125" calcext:value-type="float">
            <text:p>248,78125</text:p>
          </table:table-cell>
          <table:table-cell table:number-columns-repeated="1012"/>
        </table:table-row>
        <table:table-row table:style-name="ro1">
          <table:table-cell table:formula="of:=[.A700]-TIME(0;10;0)" office:value-type="date" office:date-value="2018-01-26T23:13:59.999984" calcext:value-type="date">
            <text:p>26.01.2018 23:14</text:p>
          </table:table-cell>
          <table:table-cell office:value-type="float" office:value="7.095445" calcext:value-type="float">
            <text:p>7,095445</text:p>
          </table:table-cell>
          <table:table-cell office:value-type="float" office:value="70.440224" calcext:value-type="float">
            <text:p>70,440224</text:p>
          </table:table-cell>
          <table:table-cell office:value-type="float" office:value="963.059998" calcext:value-type="float">
            <text:p>963,059998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41.78125" calcext:value-type="float">
            <text:p>241,78125</text:p>
          </table:table-cell>
          <table:table-cell office:value-type="float" office:value="239.28125" calcext:value-type="float">
            <text:p>239,28125</text:p>
          </table:table-cell>
          <table:table-cell office:value-type="float" office:value="247.15625" calcext:value-type="float">
            <text:p>247,15625</text:p>
          </table:table-cell>
          <table:table-cell table:number-columns-repeated="1012"/>
        </table:table-row>
        <table:table-row table:style-name="ro1">
          <table:table-cell table:formula="of:=[.A701]-TIME(0;10;0)" office:value-type="date" office:date-value="2018-01-26T23:23:59.999984" calcext:value-type="date">
            <text:p>26.01.2018 23:24</text:p>
          </table:table-cell>
          <table:table-cell office:value-type="float" office:value="7.164874" calcext:value-type="float">
            <text:p>7,164874</text:p>
          </table:table-cell>
          <table:table-cell office:value-type="float" office:value="69.991608" calcext:value-type="float">
            <text:p>69,991608</text:p>
          </table:table-cell>
          <table:table-cell office:value-type="float" office:value="963.119995" calcext:value-type="float">
            <text:p>963,11999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38.84375" calcext:value-type="float">
            <text:p>238,84375</text:p>
          </table:table-cell>
          <table:table-cell office:value-type="float" office:value="246.59375" calcext:value-type="float">
            <text:p>246,59375</text:p>
          </table:table-cell>
          <table:table-cell table:number-columns-repeated="1012"/>
        </table:table-row>
        <table:table-row table:style-name="ro1">
          <table:table-cell table:formula="of:=[.A702]-TIME(0;10;0)" office:value-type="date" office:date-value="2018-01-26T23:33:59.999984" calcext:value-type="date">
            <text:p>26.01.2018 23:34</text:p>
          </table:table-cell>
          <table:table-cell office:value-type="float" office:value="7.207599" calcext:value-type="float">
            <text:p>7,207599</text:p>
          </table:table-cell>
          <table:table-cell office:value-type="float" office:value="70.128937" calcext:value-type="float">
            <text:p>70,128937</text:p>
          </table:table-cell>
          <table:table-cell office:value-type="float" office:value="963.299988" calcext:value-type="float">
            <text:p>963,299988</text:p>
          </table:table-cell>
          <table:table-cell table:number-columns-repeated="2" office:value-type="float" office:value="241.40625" calcext:value-type="float">
            <text:p>241,40625</text:p>
          </table:table-cell>
          <table:table-cell office:value-type="float" office:value="238.875" calcext:value-type="float">
            <text:p>238,875</text:p>
          </table:table-cell>
          <table:table-cell office:value-type="float" office:value="247.21875" calcext:value-type="float">
            <text:p>247,21875</text:p>
          </table:table-cell>
          <table:table-cell table:number-columns-repeated="1012"/>
        </table:table-row>
        <table:table-row table:style-name="ro1">
          <table:table-cell table:formula="of:=[.A703]-TIME(0;10;0)" office:value-type="date" office:date-value="2018-01-26T23:43:59.999984" calcext:value-type="date">
            <text:p>26.01.2018 23:44</text:p>
          </table:table-cell>
          <table:table-cell office:value-type="float" office:value="7.333105" calcext:value-type="float">
            <text:p>7,333105</text:p>
          </table:table-cell>
          <table:table-cell office:value-type="float" office:value="70.008392" calcext:value-type="float">
            <text:p>70,008392</text:p>
          </table:table-cell>
          <table:table-cell office:value-type="float" office:value="963.25" calcext:value-type="float">
            <text:p>963,2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38.96875" calcext:value-type="float">
            <text:p>238,96875</text:p>
          </table:table-cell>
          <table:table-cell office:value-type="float" office:value="247.125" calcext:value-type="float">
            <text:p>247,125</text:p>
          </table:table-cell>
          <table:table-cell table:number-columns-repeated="1012"/>
        </table:table-row>
        <table:table-row table:style-name="ro1">
          <table:table-cell table:formula="of:=[.A704]-TIME(0;10;0)" office:value-type="date" office:date-value="2018-01-26T23:53:59.999984" calcext:value-type="date">
            <text:p>26.01.2018 23:54</text:p>
          </table:table-cell>
          <table:table-cell office:value-type="float" office:value="7.445258" calcext:value-type="float">
            <text:p>7,445258</text:p>
          </table:table-cell>
          <table:table-cell office:value-type="float" office:value="70.325783" calcext:value-type="float">
            <text:p>70,325783</text:p>
          </table:table-cell>
          <table:table-cell office:value-type="float" office:value="963.460022" calcext:value-type="float">
            <text:p>963,460022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38.875" calcext:value-type="float">
            <text:p>238,875</text:p>
          </table:table-cell>
          <table:table-cell office:value-type="float" office:value="247.34375" calcext:value-type="float">
            <text:p>247,34375</text:p>
          </table:table-cell>
          <table:table-cell table:number-columns-repeated="1012"/>
        </table:table-row>
        <table:table-row table:style-name="ro1">
          <table:table-cell table:formula="of:=[.A705]-TIME(0;10;0)" office:value-type="date" office:date-value="2018-01-27T00:03:59.999984" calcext:value-type="date">
            <text:p>27.01.2018 00:04</text:p>
          </table:table-cell>
          <table:table-cell office:value-type="float" office:value="7.445258" calcext:value-type="float">
            <text:p>7,445258</text:p>
          </table:table-cell>
          <table:table-cell office:value-type="float" office:value="70.466164" calcext:value-type="float">
            <text:p>70,466164</text:p>
          </table:table-cell>
          <table:table-cell office:value-type="float" office:value="963.469971" calcext:value-type="float">
            <text:p>963,469971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38.875" calcext:value-type="float">
            <text:p>238,875</text:p>
          </table:table-cell>
          <table:table-cell office:value-type="float" office:value="248.9375" calcext:value-type="float">
            <text:p>248,9375</text:p>
          </table:table-cell>
          <table:table-cell table:number-columns-repeated="1012"/>
        </table:table-row>
        <table:table-row table:style-name="ro1">
          <table:table-cell table:formula="of:=[.A706]-TIME(0;10;0)" office:value-type="date" office:date-value="2018-01-27T00:13:59.999985" calcext:value-type="date">
            <text:p>27.01.2018 00:14</text:p>
          </table:table-cell>
          <table:table-cell office:value-type="float" office:value="7.530709" calcext:value-type="float">
            <text:p>7,530709</text:p>
          </table:table-cell>
          <table:table-cell office:value-type="float" office:value="70.411232" calcext:value-type="float">
            <text:p>70,411232</text:p>
          </table:table-cell>
          <table:table-cell office:value-type="float" office:value="963.590027" calcext:value-type="float">
            <text:p>963,590027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38.90625" calcext:value-type="float">
            <text:p>238,90625</text:p>
          </table:table-cell>
          <table:table-cell office:value-type="float" office:value="246.03125" calcext:value-type="float">
            <text:p>246,03125</text:p>
          </table:table-cell>
          <table:table-cell table:number-columns-repeated="1012"/>
        </table:table-row>
        <table:table-row table:style-name="ro1">
          <table:table-cell table:formula="of:=[.A707]-TIME(0;10;0)" office:value-type="date" office:date-value="2018-01-27T00:23:59.999985" calcext:value-type="date">
            <text:p>27.01.2018 00:24</text:p>
          </table:table-cell>
          <table:table-cell office:value-type="float" office:value="7.573434" calcext:value-type="float">
            <text:p>7,573434</text:p>
          </table:table-cell>
          <table:table-cell office:value-type="float" office:value="70.2388" calcext:value-type="float">
            <text:p>70,2388</text:p>
          </table:table-cell>
          <table:table-cell office:value-type="float" office:value="963.679993" calcext:value-type="float">
            <text:p>963,679993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38.6875" calcext:value-type="float">
            <text:p>238,6875</text:p>
          </table:table-cell>
          <table:table-cell office:value-type="float" office:value="246.5625" calcext:value-type="float">
            <text:p>246,5625</text:p>
          </table:table-cell>
          <table:table-cell table:number-columns-repeated="1012"/>
        </table:table-row>
        <table:table-row table:style-name="ro1">
          <table:table-cell table:formula="of:=[.A708]-TIME(0;10;0)" office:value-type="date" office:date-value="2018-01-27T00:33:59.999985" calcext:value-type="date">
            <text:p>27.01.2018 00:34</text:p>
          </table:table-cell>
          <table:table-cell office:value-type="float" office:value="7.685588" calcext:value-type="float">
            <text:p>7,685588</text:p>
          </table:table-cell>
          <table:table-cell office:value-type="float" office:value="70.215912" calcext:value-type="float">
            <text:p>70,215912</text:p>
          </table:table-cell>
          <table:table-cell office:value-type="float" office:value="963.719971" calcext:value-type="float">
            <text:p>963,719971</text:p>
          </table:table-cell>
          <table:table-cell table:number-columns-repeated="2" office:value-type="float" office:value="241.4375" calcext:value-type="float">
            <text:p>241,4375</text:p>
          </table:table-cell>
          <table:table-cell office:value-type="float" office:value="239" calcext:value-type="float">
            <text:p>239</text:p>
          </table:table-cell>
          <table:table-cell office:value-type="float" office:value="247.71875" calcext:value-type="float">
            <text:p>247,71875</text:p>
          </table:table-cell>
          <table:table-cell table:number-columns-repeated="1012"/>
        </table:table-row>
        <table:table-row table:style-name="ro1">
          <table:table-cell table:formula="of:=[.A709]-TIME(0;10;0)" office:value-type="date" office:date-value="2018-01-27T00:43:59.999985" calcext:value-type="date">
            <text:p>27.01.2018 00:44</text:p>
          </table:table-cell>
          <table:table-cell office:value-type="float" office:value="7.685588" calcext:value-type="float">
            <text:p>7,685588</text:p>
          </table:table-cell>
          <table:table-cell office:value-type="float" office:value="70.283058" calcext:value-type="float">
            <text:p>70,283058</text:p>
          </table:table-cell>
          <table:table-cell office:value-type="float" office:value="963.840027" calcext:value-type="float">
            <text:p>963,840027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46.09375" calcext:value-type="float">
            <text:p>246,09375</text:p>
          </table:table-cell>
          <table:table-cell table:number-columns-repeated="1012"/>
        </table:table-row>
        <table:table-row table:style-name="ro1">
          <table:table-cell table:formula="of:=[.A710]-TIME(0;10;0)" office:value-type="date" office:date-value="2018-01-27T00:53:59.999985" calcext:value-type="date">
            <text:p>27.01.2018 00:54</text:p>
          </table:table-cell>
          <table:table-cell office:value-type="float" office:value="7.712291" calcext:value-type="float">
            <text:p>7,712291</text:p>
          </table:table-cell>
          <table:table-cell office:value-type="float" office:value="70.229645" calcext:value-type="float">
            <text:p>70,229645</text:p>
          </table:table-cell>
          <table:table-cell office:value-type="float" office:value="963.890015" calcext:value-type="float">
            <text:p>963,89001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59375" calcext:value-type="float">
            <text:p>238,59375</text:p>
          </table:table-cell>
          <table:table-cell office:value-type="float" office:value="246" calcext:value-type="float">
            <text:p>246</text:p>
          </table:table-cell>
          <table:table-cell table:number-columns-repeated="1012"/>
        </table:table-row>
        <table:table-row table:style-name="ro1">
          <table:table-cell table:formula="of:=[.A711]-TIME(0;10;0)" office:value-type="date" office:date-value="2018-01-27T01:03:59.999985" calcext:value-type="date">
            <text:p>27.01.2018 01:04</text:p>
          </table:table-cell>
          <table:table-cell office:value-type="float" office:value="7.757687" calcext:value-type="float">
            <text:p>7,757687</text:p>
          </table:table-cell>
          <table:table-cell office:value-type="float" office:value="70.131989" calcext:value-type="float">
            <text:p>70,131989</text:p>
          </table:table-cell>
          <table:table-cell office:value-type="float" office:value="964.159973" calcext:value-type="float">
            <text:p>964,159973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38.625" calcext:value-type="float">
            <text:p>238,625</text:p>
          </table:table-cell>
          <table:table-cell office:value-type="float" office:value="246.28125" calcext:value-type="float">
            <text:p>246,28125</text:p>
          </table:table-cell>
          <table:table-cell table:number-columns-repeated="1012"/>
        </table:table-row>
        <table:table-row table:style-name="ro1">
          <table:table-cell table:formula="of:=[.A712]-TIME(0;10;0)" office:value-type="date" office:date-value="2018-01-27T01:13:59.999985" calcext:value-type="date">
            <text:p>27.01.2018 01:14</text:p>
          </table:table-cell>
          <table:table-cell office:value-type="float" office:value="7.78439" calcext:value-type="float">
            <text:p>7,78439</text:p>
          </table:table-cell>
          <table:table-cell office:value-type="float" office:value="70.069427" calcext:value-type="float">
            <text:p>70,069427</text:p>
          </table:table-cell>
          <table:table-cell office:value-type="float" office:value="964.22998" calcext:value-type="float">
            <text:p>964,22998</text:p>
          </table:table-cell>
          <table:table-cell table:number-columns-repeated="2" office:value-type="float" office:value="241.15625" calcext:value-type="float">
            <text:p>241,15625</text:p>
          </table:table-cell>
          <table:table-cell office:value-type="float" office:value="238.625" calcext:value-type="float">
            <text:p>238,625</text:p>
          </table:table-cell>
          <table:table-cell office:value-type="float" office:value="245.5" calcext:value-type="float">
            <text:p>245,5</text:p>
          </table:table-cell>
          <table:table-cell table:number-columns-repeated="1012"/>
        </table:table-row>
        <table:table-row table:style-name="ro1">
          <table:table-cell table:formula="of:=[.A713]-TIME(0;10;0)" office:value-type="date" office:date-value="2018-01-27T01:23:59.999985" calcext:value-type="date">
            <text:p>27.01.2018 01:24</text:p>
          </table:table-cell>
          <table:table-cell office:value-type="float" office:value="7.813764" calcext:value-type="float">
            <text:p>7,813764</text:p>
          </table:table-cell>
          <table:table-cell office:value-type="float" office:value="69.881744" calcext:value-type="float">
            <text:p>69,881744</text:p>
          </table:table-cell>
          <table:table-cell office:value-type="float" office:value="964.309998" calcext:value-type="float">
            <text:p>964,309998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45.71875" calcext:value-type="float">
            <text:p>245,71875</text:p>
          </table:table-cell>
          <table:table-cell table:number-columns-repeated="1012"/>
        </table:table-row>
        <table:table-row table:style-name="ro1">
          <table:table-cell table:formula="of:=[.A714]-TIME(0;10;0)" office:value-type="date" office:date-value="2018-01-27T01:33:59.999985" calcext:value-type="date">
            <text:p>27.01.2018 01:34</text:p>
          </table:table-cell>
          <table:table-cell office:value-type="float" office:value="7.840467" calcext:value-type="float">
            <text:p>7,840467</text:p>
          </table:table-cell>
          <table:table-cell office:value-type="float" office:value="70.449379" calcext:value-type="float">
            <text:p>70,449379</text:p>
          </table:table-cell>
          <table:table-cell office:value-type="float" office:value="964.210022" calcext:value-type="float">
            <text:p>964,210022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46.3125" calcext:value-type="float">
            <text:p>246,3125</text:p>
          </table:table-cell>
          <table:table-cell table:number-columns-repeated="1012"/>
        </table:table-row>
        <table:table-row table:style-name="ro1">
          <table:table-cell table:formula="of:=[.A715]-TIME(0;10;0)" office:value-type="date" office:date-value="2018-01-27T01:43:59.999985" calcext:value-type="date">
            <text:p>27.01.2018 01:44</text:p>
          </table:table-cell>
          <table:table-cell office:value-type="float" office:value="7.840467" calcext:value-type="float">
            <text:p>7,840467</text:p>
          </table:table-cell>
          <table:table-cell office:value-type="float" office:value="70.856796" calcext:value-type="float">
            <text:p>70,856796</text:p>
          </table:table-cell>
          <table:table-cell office:value-type="float" office:value="964.380005" calcext:value-type="float">
            <text:p>964,38000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5" calcext:value-type="float">
            <text:p>241,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46.65625" calcext:value-type="float">
            <text:p>246,65625</text:p>
          </table:table-cell>
          <table:table-cell table:number-columns-repeated="1012"/>
        </table:table-row>
        <table:table-row table:style-name="ro1">
          <table:table-cell table:formula="of:=[.A716]-TIME(0;10;0)" office:value-type="date" office:date-value="2018-01-27T01:53:59.999985" calcext:value-type="date">
            <text:p>27.01.2018 01:54</text:p>
          </table:table-cell>
          <table:table-cell office:value-type="float" office:value="7.856489" calcext:value-type="float">
            <text:p>7,856489</text:p>
          </table:table-cell>
          <table:table-cell office:value-type="float" office:value="70.873581" calcext:value-type="float">
            <text:p>70,873581</text:p>
          </table:table-cell>
          <table:table-cell office:value-type="float" office:value="964.349976" calcext:value-type="float">
            <text:p>964,349976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45.9375" calcext:value-type="float">
            <text:p>245,9375</text:p>
          </table:table-cell>
          <table:table-cell table:number-columns-repeated="1012"/>
        </table:table-row>
        <table:table-row table:style-name="ro1">
          <table:table-cell table:formula="of:=[.A717]-TIME(0;10;0)" office:value-type="date" office:date-value="2018-01-27T02:03:59.999985" calcext:value-type="date">
            <text:p>27.01.2018 02:04</text:p>
          </table:table-cell>
          <table:table-cell office:value-type="float" office:value="7.856489" calcext:value-type="float">
            <text:p>7,856489</text:p>
          </table:table-cell>
          <table:table-cell office:value-type="float" office:value="70.682838" calcext:value-type="float">
            <text:p>70,682838</text:p>
          </table:table-cell>
          <table:table-cell office:value-type="float" office:value="964.349976" calcext:value-type="float">
            <text:p>964,349976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625" calcext:value-type="float">
            <text:p>238,625</text:p>
          </table:table-cell>
          <table:table-cell office:value-type="float" office:value="246.40625" calcext:value-type="float">
            <text:p>246,40625</text:p>
          </table:table-cell>
          <table:table-cell table:number-columns-repeated="1012"/>
        </table:table-row>
        <table:table-row table:style-name="ro1">
          <table:table-cell table:formula="of:=[.A718]-TIME(0;10;0)" office:value-type="date" office:date-value="2018-01-27T02:13:59.999985" calcext:value-type="date">
            <text:p>27.01.2018 02:14</text:p>
          </table:table-cell>
          <table:table-cell office:value-type="float" office:value="7.869841" calcext:value-type="float">
            <text:p>7,869841</text:p>
          </table:table-cell>
          <table:table-cell office:value-type="float" office:value="71.102463" calcext:value-type="float">
            <text:p>71,102463</text:p>
          </table:table-cell>
          <table:table-cell office:value-type="float" office:value="964.390015" calcext:value-type="float">
            <text:p>964,39001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6875" calcext:value-type="float">
            <text:p>238,6875</text:p>
          </table:table-cell>
          <table:table-cell office:value-type="float" office:value="245.53125" calcext:value-type="float">
            <text:p>245,53125</text:p>
          </table:table-cell>
          <table:table-cell table:number-columns-repeated="1012"/>
        </table:table-row>
        <table:table-row table:style-name="ro1">
          <table:table-cell table:formula="of:=[.A719]-TIME(0;10;0)" office:value-type="date" office:date-value="2018-01-27T02:23:59.999985" calcext:value-type="date">
            <text:p>27.01.2018 02:24</text:p>
          </table:table-cell>
          <table:table-cell office:value-type="float" office:value="7.725643" calcext:value-type="float">
            <text:p>7,725643</text:p>
          </table:table-cell>
          <table:table-cell office:value-type="float" office:value="71.488518" calcext:value-type="float">
            <text:p>71,488518</text:p>
          </table:table-cell>
          <table:table-cell office:value-type="float" office:value="964.599976" calcext:value-type="float">
            <text:p>964,599976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48.28125" calcext:value-type="float">
            <text:p>248,28125</text:p>
          </table:table-cell>
          <table:table-cell table:number-columns-repeated="1012"/>
        </table:table-row>
        <table:table-row table:style-name="ro1">
          <table:table-cell table:formula="of:=[.A720]-TIME(0;10;0)" office:value-type="date" office:date-value="2018-01-27T02:33:59.999985" calcext:value-type="date">
            <text:p>27.01.2018 02:34</text:p>
          </table:table-cell>
          <table:table-cell office:value-type="float" office:value="7.501335" calcext:value-type="float">
            <text:p>7,501335</text:p>
          </table:table-cell>
          <table:table-cell office:value-type="float" office:value="71.747917" calcext:value-type="float">
            <text:p>71,747917</text:p>
          </table:table-cell>
          <table:table-cell office:value-type="float" office:value="964.609985" calcext:value-type="float">
            <text:p>964,60998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46.1875" calcext:value-type="float">
            <text:p>246,1875</text:p>
          </table:table-cell>
          <table:table-cell table:number-columns-repeated="1012"/>
        </table:table-row>
        <table:table-row table:style-name="ro1">
          <table:table-cell table:formula="of:=[.A721]-TIME(0;10;0)" office:value-type="date" office:date-value="2018-01-27T02:43:59.999986" calcext:value-type="date">
            <text:p>27.01.2018 02:44</text:p>
          </table:table-cell>
          <table:table-cell office:value-type="float" office:value="7.445258" calcext:value-type="float">
            <text:p>7,445258</text:p>
          </table:table-cell>
          <table:table-cell office:value-type="float" office:value="71.978333" calcext:value-type="float">
            <text:p>71,978333</text:p>
          </table:table-cell>
          <table:table-cell office:value-type="float" office:value="964.599976" calcext:value-type="float">
            <text:p>964,599976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47.4375" calcext:value-type="float">
            <text:p>247,4375</text:p>
          </table:table-cell>
          <table:table-cell table:number-columns-repeated="1012"/>
        </table:table-row>
        <table:table-row table:style-name="ro1">
          <table:table-cell table:formula="of:=[.A722]-TIME(0;10;0)" office:value-type="date" office:date-value="2018-01-27T02:53:59.999986" calcext:value-type="date">
            <text:p>27.01.2018 02:54</text:p>
          </table:table-cell>
          <table:table-cell office:value-type="float" office:value="7.389181" calcext:value-type="float">
            <text:p>7,389181</text:p>
          </table:table-cell>
          <table:table-cell office:value-type="float" office:value="72.095825" calcext:value-type="float">
            <text:p>72,095825</text:p>
          </table:table-cell>
          <table:table-cell office:value-type="float" office:value="964.830017" calcext:value-type="float">
            <text:p>964,830017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45.65625" calcext:value-type="float">
            <text:p>245,65625</text:p>
          </table:table-cell>
          <table:table-cell table:number-columns-repeated="1012"/>
        </table:table-row>
        <table:table-row table:style-name="ro1">
          <table:table-cell table:formula="of:=[.A723]-TIME(0;10;0)" office:value-type="date" office:date-value="2018-01-27T03:03:59.999986" calcext:value-type="date">
            <text:p>27.01.2018 03:04</text:p>
          </table:table-cell>
          <table:table-cell office:value-type="float" office:value="7.517357" calcext:value-type="float">
            <text:p>7,517357</text:p>
          </table:table-cell>
          <table:table-cell office:value-type="float" office:value="71.692986" calcext:value-type="float">
            <text:p>71,692986</text:p>
          </table:table-cell>
          <table:table-cell office:value-type="float" office:value="964.789978" calcext:value-type="float">
            <text:p>964,789978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46.96875" calcext:value-type="float">
            <text:p>246,96875</text:p>
          </table:table-cell>
          <table:table-cell table:number-columns-repeated="1012"/>
        </table:table-row>
        <table:table-row table:style-name="ro1">
          <table:table-cell table:formula="of:=[.A724]-TIME(0;10;0)" office:value-type="date" office:date-value="2018-01-27T03:13:59.999986" calcext:value-type="date">
            <text:p>27.01.2018 03:14</text:p>
          </table:table-cell>
          <table:table-cell office:value-type="float" office:value="7.656214" calcext:value-type="float">
            <text:p>7,656214</text:p>
          </table:table-cell>
          <table:table-cell office:value-type="float" office:value="71.523613" calcext:value-type="float">
            <text:p>71,523613</text:p>
          </table:table-cell>
          <table:table-cell office:value-type="float" office:value="964.76001" calcext:value-type="float">
            <text:p>964,76001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6875" calcext:value-type="float">
            <text:p>238,6875</text:p>
          </table:table-cell>
          <table:table-cell office:value-type="float" office:value="246.75" calcext:value-type="float">
            <text:p>246,75</text:p>
          </table:table-cell>
          <table:table-cell table:number-columns-repeated="1012"/>
        </table:table-row>
        <table:table-row table:style-name="ro1">
          <table:table-cell table:formula="of:=[.A725]-TIME(0;10;0)" office:value-type="date" office:date-value="2018-01-27T03:23:59.999986" calcext:value-type="date">
            <text:p>27.01.2018 03:24</text:p>
          </table:table-cell>
          <table:table-cell office:value-type="float" office:value="7.78439" calcext:value-type="float">
            <text:p>7,78439</text:p>
          </table:table-cell>
          <table:table-cell office:value-type="float" office:value="71.747917" calcext:value-type="float">
            <text:p>71,747917</text:p>
          </table:table-cell>
          <table:table-cell office:value-type="float" office:value="964.539978" calcext:value-type="float">
            <text:p>964,539978</text:p>
          </table:table-cell>
          <table:table-cell table:number-columns-repeated="2" office:value-type="float" office:value="241.5625" calcext:value-type="float">
            <text:p>241,5625</text:p>
          </table:table-cell>
          <table:table-cell office:value-type="float" office:value="238.8125" calcext:value-type="float">
            <text:p>238,8125</text:p>
          </table:table-cell>
          <table:table-cell office:value-type="float" office:value="245.53125" calcext:value-type="float">
            <text:p>245,53125</text:p>
          </table:table-cell>
          <table:table-cell table:number-columns-repeated="1012"/>
        </table:table-row>
        <table:table-row table:style-name="ro1">
          <table:table-cell table:formula="of:=[.A726]-TIME(0;10;0)" office:value-type="date" office:date-value="2018-01-27T03:33:59.999986" calcext:value-type="date">
            <text:p>27.01.2018 03:34</text:p>
          </table:table-cell>
          <table:table-cell office:value-type="float" office:value="7.869841" calcext:value-type="float">
            <text:p>7,869841</text:p>
          </table:table-cell>
          <table:table-cell office:value-type="float" office:value="74.421303" calcext:value-type="float">
            <text:p>74,421303</text:p>
          </table:table-cell>
          <table:table-cell office:value-type="float" office:value="964.630005" calcext:value-type="float">
            <text:p>964,63000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38.96875" calcext:value-type="float">
            <text:p>238,96875</text:p>
          </table:table-cell>
          <table:table-cell office:value-type="float" office:value="246.25" calcext:value-type="float">
            <text:p>246,25</text:p>
          </table:table-cell>
          <table:table-cell table:number-columns-repeated="1012"/>
        </table:table-row>
        <table:table-row table:style-name="ro1">
          <table:table-cell table:formula="of:=[.A727]-TIME(0;10;0)" office:value-type="date" office:date-value="2018-01-27T03:43:59.999986" calcext:value-type="date">
            <text:p>27.01.2018 03:44</text:p>
          </table:table-cell>
          <table:table-cell office:value-type="float" office:value="7.883192" calcext:value-type="float">
            <text:p>7,883192</text:p>
          </table:table-cell>
          <table:table-cell office:value-type="float" office:value="74.851608" calcext:value-type="float">
            <text:p>74,851608</text:p>
          </table:table-cell>
          <table:table-cell office:value-type="float" office:value="964.75" calcext:value-type="float">
            <text:p>964,7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5" calcext:value-type="float">
            <text:p>238,5</text:p>
          </table:table-cell>
          <table:table-cell office:value-type="float" office:value="245.3125" calcext:value-type="float">
            <text:p>245,3125</text:p>
          </table:table-cell>
          <table:table-cell table:number-columns-repeated="1012"/>
        </table:table-row>
        <table:table-row table:style-name="ro1">
          <table:table-cell table:formula="of:=[.A728]-TIME(0;10;0)" office:value-type="date" office:date-value="2018-01-27T03:53:59.999986" calcext:value-type="date">
            <text:p>27.01.2018 03:54</text:p>
          </table:table-cell>
          <table:table-cell office:value-type="float" office:value="7.600137" calcext:value-type="float">
            <text:p>7,600137</text:p>
          </table:table-cell>
          <table:table-cell office:value-type="float" office:value="76.643013" calcext:value-type="float">
            <text:p>76,643013</text:p>
          </table:table-cell>
          <table:table-cell office:value-type="float" office:value="964.890015" calcext:value-type="float">
            <text:p>964,890015</text:p>
          </table:table-cell>
          <table:table-cell table:number-columns-repeated="2" office:value-type="float" office:value="240.71875" calcext:value-type="float">
            <text:p>240,7187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6.5625" calcext:value-type="float">
            <text:p>246,5625</text:p>
          </table:table-cell>
          <table:table-cell table:number-columns-repeated="1012"/>
        </table:table-row>
        <table:table-row table:style-name="ro1">
          <table:table-cell table:formula="of:=[.A729]-TIME(0;10;0)" office:value-type="date" office:date-value="2018-01-27T04:03:59.999985" calcext:value-type="date">
            <text:p>27.01.2018 04:04</text:p>
          </table:table-cell>
          <table:table-cell office:value-type="float" office:value="7.501335" calcext:value-type="float">
            <text:p>7,501335</text:p>
          </table:table-cell>
          <table:table-cell office:value-type="float" office:value="76.734566" calcext:value-type="float">
            <text:p>76,734566</text:p>
          </table:table-cell>
          <table:table-cell office:value-type="float" office:value="965.109985" calcext:value-type="float">
            <text:p>965,10998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" calcext:value-type="float">
            <text:p>241</text:p>
          </table:table-cell>
          <table:table-cell office:value-type="float" office:value="238.5" calcext:value-type="float">
            <text:p>238,5</text:p>
          </table:table-cell>
          <table:table-cell office:value-type="float" office:value="263.8125" calcext:value-type="float">
            <text:p>263,8125</text:p>
          </table:table-cell>
          <table:table-cell table:number-columns-repeated="1012"/>
        </table:table-row>
        <table:table-row table:style-name="ro1">
          <table:table-cell table:formula="of:=[.A730]-TIME(0;10;0)" office:value-type="date" office:date-value="2018-01-27T04:13:59.999986" calcext:value-type="date">
            <text:p>27.01.2018 04:14</text:p>
          </table:table-cell>
          <table:table-cell office:value-type="float" office:value="7.474632" calcext:value-type="float">
            <text:p>7,474632</text:p>
          </table:table-cell>
          <table:table-cell office:value-type="float" office:value="75.133896" calcext:value-type="float">
            <text:p>75,133896</text:p>
          </table:table-cell>
          <table:table-cell office:value-type="float" office:value="965.159973" calcext:value-type="float">
            <text:p>965,159973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45.46875" calcext:value-type="float">
            <text:p>245,46875</text:p>
          </table:table-cell>
          <table:table-cell table:number-columns-repeated="1012"/>
        </table:table-row>
        <table:table-row table:style-name="ro1">
          <table:table-cell table:formula="of:=[.A731]-TIME(0;10;0)" office:value-type="date" office:date-value="2018-01-27T04:23:59.999986" calcext:value-type="date">
            <text:p>27.01.2018 04:24</text:p>
          </table:table-cell>
          <table:table-cell office:value-type="float" office:value="7.333105" calcext:value-type="float">
            <text:p>7,333105</text:p>
          </table:table-cell>
          <table:table-cell office:value-type="float" office:value="74.56321" calcext:value-type="float">
            <text:p>74,56321</text:p>
          </table:table-cell>
          <table:table-cell office:value-type="float" office:value="965.23999" calcext:value-type="float">
            <text:p>965,23999</text:p>
          </table:table-cell>
          <table:table-cell table:number-columns-repeated="2" office:value-type="float" office:value="241.0625" calcext:value-type="float">
            <text:p>241,062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47.21875" calcext:value-type="float">
            <text:p>247,21875</text:p>
          </table:table-cell>
          <table:table-cell table:number-columns-repeated="1012"/>
        </table:table-row>
        <table:table-row table:style-name="ro1">
          <table:table-cell table:formula="of:=[.A732]-TIME(0;10;0)" office:value-type="date" office:date-value="2018-01-27T04:33:59.999986" calcext:value-type="date">
            <text:p>27.01.2018 04:34</text:p>
          </table:table-cell>
          <table:table-cell office:value-type="float" office:value="7.236973" calcext:value-type="float">
            <text:p>7,236973</text:p>
          </table:table-cell>
          <table:table-cell office:value-type="float" office:value="74.480812" calcext:value-type="float">
            <text:p>74,480812</text:p>
          </table:table-cell>
          <table:table-cell office:value-type="float" office:value="965.429993" calcext:value-type="float">
            <text:p>965,429993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8.6875" calcext:value-type="float">
            <text:p>238,6875</text:p>
          </table:table-cell>
          <table:table-cell office:value-type="float" office:value="245.90625" calcext:value-type="float">
            <text:p>245,90625</text:p>
          </table:table-cell>
          <table:table-cell table:number-columns-repeated="1012"/>
        </table:table-row>
        <table:table-row table:style-name="ro1">
          <table:table-cell table:formula="of:=[.A733]-TIME(0;10;0)" office:value-type="date" office:date-value="2018-01-27T04:43:59.999986" calcext:value-type="date">
            <text:p>27.01.2018 04:44</text:p>
          </table:table-cell>
          <table:table-cell office:value-type="float" office:value="7.277028" calcext:value-type="float">
            <text:p>7,277028</text:p>
          </table:table-cell>
          <table:table-cell office:value-type="float" office:value="73.928436" calcext:value-type="float">
            <text:p>73,928436</text:p>
          </table:table-cell>
          <table:table-cell office:value-type="float" office:value="965.5" calcext:value-type="float">
            <text:p>965,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" calcext:value-type="float">
            <text:p>241</text:p>
          </table:table-cell>
          <table:table-cell office:value-type="float" office:value="238.78125" calcext:value-type="float">
            <text:p>238,78125</text:p>
          </table:table-cell>
          <table:table-cell office:value-type="float" office:value="247.15625" calcext:value-type="float">
            <text:p>247,15625</text:p>
          </table:table-cell>
          <table:table-cell table:number-columns-repeated="1012"/>
        </table:table-row>
        <table:table-row table:style-name="ro1">
          <table:table-cell table:formula="of:=[.A734]-TIME(0;10;0)" office:value-type="date" office:date-value="2018-01-27T04:53:59.999986" calcext:value-type="date">
            <text:p>27.01.2018 04:54</text:p>
          </table:table-cell>
          <table:table-cell office:value-type="float" office:value="7.220951" calcext:value-type="float">
            <text:p>7,220951</text:p>
          </table:table-cell>
          <table:table-cell office:value-type="float" office:value="74.041351" calcext:value-type="float">
            <text:p>74,041351</text:p>
          </table:table-cell>
          <table:table-cell office:value-type="float" office:value="965.48999" calcext:value-type="float">
            <text:p>965,48999</text:p>
          </table:table-cell>
          <table:table-cell office:value-type="float" office:value="241" calcext:value-type="float">
            <text:p>241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53125" calcext:value-type="float">
            <text:p>238,53125</text:p>
          </table:table-cell>
          <table:table-cell office:value-type="float" office:value="246.09375" calcext:value-type="float">
            <text:p>246,09375</text:p>
          </table:table-cell>
          <table:table-cell table:number-columns-repeated="1012"/>
        </table:table-row>
        <table:table-row table:style-name="ro1">
          <table:table-cell table:formula="of:=[.A735]-TIME(0;10;0)" office:value-type="date" office:date-value="2018-01-27T05:03:59.999987" calcext:value-type="date">
            <text:p>27.01.2018 05:04</text:p>
          </table:table-cell>
          <table:table-cell office:value-type="float" office:value="7.180896" calcext:value-type="float">
            <text:p>7,180896</text:p>
          </table:table-cell>
          <table:table-cell office:value-type="float" office:value="74.23056" calcext:value-type="float">
            <text:p>74,23056</text:p>
          </table:table-cell>
          <table:table-cell office:value-type="float" office:value="965.52002" calcext:value-type="float">
            <text:p>965,52002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45.78125" calcext:value-type="float">
            <text:p>245,78125</text:p>
          </table:table-cell>
          <table:table-cell table:number-columns-repeated="1012"/>
        </table:table-row>
        <table:table-row table:style-name="ro1">
          <table:table-cell table:formula="of:=[.A736]-TIME(0;10;0)" office:value-type="date" office:date-value="2018-01-27T05:13:59.999987" calcext:value-type="date">
            <text:p>27.01.2018 05:14</text:p>
          </table:table-cell>
          <table:table-cell office:value-type="float" office:value="7.124819" calcext:value-type="float">
            <text:p>7,124819</text:p>
          </table:table-cell>
          <table:table-cell office:value-type="float" office:value="75.074387" calcext:value-type="float">
            <text:p>75,074387</text:p>
          </table:table-cell>
          <table:table-cell office:value-type="float" office:value="965.619995" calcext:value-type="float">
            <text:p>965,61999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45.875" calcext:value-type="float">
            <text:p>245,875</text:p>
          </table:table-cell>
          <table:table-cell table:number-columns-repeated="1012"/>
        </table:table-row>
        <table:table-row table:style-name="ro1">
          <table:table-cell table:formula="of:=[.A737]-TIME(0;10;0)" office:value-type="date" office:date-value="2018-01-27T05:23:59.999987" calcext:value-type="date">
            <text:p>27.01.2018 05:24</text:p>
          </table:table-cell>
          <table:table-cell office:value-type="float" office:value="7.13817" calcext:value-type="float">
            <text:p>7,13817</text:p>
          </table:table-cell>
          <table:table-cell office:value-type="float" office:value="76.452278" calcext:value-type="float">
            <text:p>76,452278</text:p>
          </table:table-cell>
          <table:table-cell office:value-type="float" office:value="965.900024" calcext:value-type="float">
            <text:p>965,900024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46.03125" calcext:value-type="float">
            <text:p>246,03125</text:p>
          </table:table-cell>
          <table:table-cell table:number-columns-repeated="1012"/>
        </table:table-row>
        <table:table-row table:style-name="ro1">
          <table:table-cell table:formula="of:=[.A738]-TIME(0;10;0)" office:value-type="date" office:date-value="2018-01-27T05:33:59.999987" calcext:value-type="date">
            <text:p>27.01.2018 05:34</text:p>
          </table:table-cell>
          <table:table-cell office:value-type="float" office:value="7.124819" calcext:value-type="float">
            <text:p>7,124819</text:p>
          </table:table-cell>
          <table:table-cell office:value-type="float" office:value="76.969559" calcext:value-type="float">
            <text:p>76,969559</text:p>
          </table:table-cell>
          <table:table-cell office:value-type="float" office:value="966.23999" calcext:value-type="float">
            <text:p>966,23999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6875" calcext:value-type="float">
            <text:p>238,6875</text:p>
          </table:table-cell>
          <table:table-cell office:value-type="float" office:value="246.4375" calcext:value-type="float">
            <text:p>246,4375</text:p>
          </table:table-cell>
          <table:table-cell table:number-columns-repeated="1012"/>
        </table:table-row>
        <table:table-row table:style-name="ro1">
          <table:table-cell table:formula="of:=[.A739]-TIME(0;10;0)" office:value-type="date" office:date-value="2018-01-27T05:43:59.999987" calcext:value-type="date">
            <text:p>27.01.2018 05:44</text:p>
          </table:table-cell>
          <table:table-cell office:value-type="float" office:value="7.151522" calcext:value-type="float">
            <text:p>7,151522</text:p>
          </table:table-cell>
          <table:table-cell office:value-type="float" office:value="77.196915" calcext:value-type="float">
            <text:p>77,196915</text:p>
          </table:table-cell>
          <table:table-cell office:value-type="float" office:value="966.349976" calcext:value-type="float">
            <text:p>966,349976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5" calcext:value-type="float">
            <text:p>241,5</text:p>
          </table:table-cell>
          <table:table-cell office:value-type="float" office:value="238.78125" calcext:value-type="float">
            <text:p>238,78125</text:p>
          </table:table-cell>
          <table:table-cell office:value-type="float" office:value="249.9375" calcext:value-type="float">
            <text:p>249,9375</text:p>
          </table:table-cell>
          <table:table-cell table:number-columns-repeated="1012"/>
        </table:table-row>
        <table:table-row table:style-name="ro1">
          <table:table-cell table:formula="of:=[.A740]-TIME(0;10;0)" office:value-type="date" office:date-value="2018-01-27T05:53:59.999988" calcext:value-type="date">
            <text:p>27.01.2018 05:54</text:p>
          </table:table-cell>
          <table:table-cell office:value-type="float" office:value="7.194247" calcext:value-type="float">
            <text:p>7,194247</text:p>
          </table:table-cell>
          <table:table-cell office:value-type="float" office:value="76.502632" calcext:value-type="float">
            <text:p>76,502632</text:p>
          </table:table-cell>
          <table:table-cell office:value-type="float" office:value="966.549988" calcext:value-type="float">
            <text:p>966,549988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75" calcext:value-type="float">
            <text:p>238,75</text:p>
          </table:table-cell>
          <table:table-cell office:value-type="float" office:value="245.875" calcext:value-type="float">
            <text:p>245,875</text:p>
          </table:table-cell>
          <table:table-cell table:number-columns-repeated="1012"/>
        </table:table-row>
        <table:table-row table:style-name="ro1">
          <table:table-cell table:formula="of:=[.A741]-TIME(0;10;0)" office:value-type="date" office:date-value="2018-01-27T06:03:59.999987" calcext:value-type="date">
            <text:p>27.01.2018 06:04</text:p>
          </table:table-cell>
          <table:table-cell office:value-type="float" office:value="7.108797" calcext:value-type="float">
            <text:p>7,108797</text:p>
          </table:table-cell>
          <table:table-cell office:value-type="float" office:value="75.770203" calcext:value-type="float">
            <text:p>75,770203</text:p>
          </table:table-cell>
          <table:table-cell office:value-type="float" office:value="966.619995" calcext:value-type="float">
            <text:p>966,61999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8125" calcext:value-type="float">
            <text:p>238,8125</text:p>
          </table:table-cell>
          <table:table-cell office:value-type="float" office:value="247.1875" calcext:value-type="float">
            <text:p>247,1875</text:p>
          </table:table-cell>
          <table:table-cell table:number-columns-repeated="1012"/>
        </table:table-row>
        <table:table-row table:style-name="ro1">
          <table:table-cell table:formula="of:=[.A742]-TIME(0;10;0)" office:value-type="date" office:date-value="2018-01-27T06:13:59.999987" calcext:value-type="date">
            <text:p>27.01.2018 06:14</text:p>
          </table:table-cell>
          <table:table-cell office:value-type="float" office:value="7.039368" calcext:value-type="float">
            <text:p>7,039368</text:p>
          </table:table-cell>
          <table:table-cell office:value-type="float" office:value="75.541313" calcext:value-type="float">
            <text:p>75,541313</text:p>
          </table:table-cell>
          <table:table-cell office:value-type="float" office:value="966.72998" calcext:value-type="float">
            <text:p>966,72998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" calcext:value-type="float">
            <text:p>241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48.96875" calcext:value-type="float">
            <text:p>248,96875</text:p>
          </table:table-cell>
          <table:table-cell table:number-columns-repeated="1012"/>
        </table:table-row>
        <table:table-row table:style-name="ro1">
          <table:table-cell table:formula="of:=[.A743]-TIME(0;10;0)" office:value-type="date" office:date-value="2018-01-27T06:23:59.999987" calcext:value-type="date">
            <text:p>27.01.2018 06:24</text:p>
          </table:table-cell>
          <table:table-cell office:value-type="float" office:value="7.039368" calcext:value-type="float">
            <text:p>7,039368</text:p>
          </table:table-cell>
          <table:table-cell office:value-type="float" office:value="75.72747" calcext:value-type="float">
            <text:p>75,72747</text:p>
          </table:table-cell>
          <table:table-cell office:value-type="float" office:value="966.97998" calcext:value-type="float">
            <text:p>966,97998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45.71875" calcext:value-type="float">
            <text:p>245,71875</text:p>
          </table:table-cell>
          <table:table-cell table:number-columns-repeated="1012"/>
        </table:table-row>
        <table:table-row table:style-name="ro1">
          <table:table-cell table:formula="of:=[.A744]-TIME(0;10;0)" office:value-type="date" office:date-value="2018-01-27T06:33:59.999987" calcext:value-type="date">
            <text:p>27.01.2018 06:34</text:p>
          </table:table-cell>
          <table:table-cell office:value-type="float" office:value="7.026017" calcext:value-type="float">
            <text:p>7,026017</text:p>
          </table:table-cell>
          <table:table-cell office:value-type="float" office:value="75.97467" calcext:value-type="float">
            <text:p>75,97467</text:p>
          </table:table-cell>
          <table:table-cell office:value-type="float" office:value="967.090027" calcext:value-type="float">
            <text:p>967,090027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38.75" calcext:value-type="float">
            <text:p>238,75</text:p>
          </table:table-cell>
          <table:table-cell office:value-type="float" office:value="257.4375" calcext:value-type="float">
            <text:p>257,4375</text:p>
          </table:table-cell>
          <table:table-cell table:number-columns-repeated="1012"/>
        </table:table-row>
        <table:table-row table:style-name="ro1">
          <table:table-cell table:formula="of:=[.A745]-TIME(0;10;0)" office:value-type="date" office:date-value="2018-01-27T06:43:59.999987" calcext:value-type="date">
            <text:p>27.01.2018 06:44</text:p>
          </table:table-cell>
          <table:table-cell office:value-type="float" office:value="7.026017" calcext:value-type="float">
            <text:p>7,026017</text:p>
          </table:table-cell>
          <table:table-cell office:value-type="float" office:value="76.025024" calcext:value-type="float">
            <text:p>76,025024</text:p>
          </table:table-cell>
          <table:table-cell office:value-type="float" office:value="967.190002" calcext:value-type="float">
            <text:p>967,190002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71875" calcext:value-type="float">
            <text:p>238,71875</text:p>
          </table:table-cell>
          <table:table-cell office:value-type="float" office:value="245.71875" calcext:value-type="float">
            <text:p>245,71875</text:p>
          </table:table-cell>
          <table:table-cell table:number-columns-repeated="1012"/>
        </table:table-row>
        <table:table-row table:style-name="ro1">
          <table:table-cell table:formula="of:=[.A746]-TIME(0;10;0)" office:value-type="date" office:date-value="2018-01-27T06:53:59.999987" calcext:value-type="date">
            <text:p>27.01.2018 06:54</text:p>
          </table:table-cell>
          <table:table-cell office:value-type="float" office:value="6.996643" calcext:value-type="float">
            <text:p>6,996643</text:p>
          </table:table-cell>
          <table:table-cell office:value-type="float" office:value="76.804764" calcext:value-type="float">
            <text:p>76,804764</text:p>
          </table:table-cell>
          <table:table-cell office:value-type="float" office:value="967.349976" calcext:value-type="float">
            <text:p>967,349976</text:p>
          </table:table-cell>
          <table:table-cell table:number-columns-repeated="2" office:value-type="float" office:value="241.25" calcext:value-type="float">
            <text:p>241,25</text:p>
          </table:table-cell>
          <table:table-cell office:value-type="float" office:value="238.71875" calcext:value-type="float">
            <text:p>238,71875</text:p>
          </table:table-cell>
          <table:table-cell office:value-type="float" office:value="246.75" calcext:value-type="float">
            <text:p>246,75</text:p>
          </table:table-cell>
          <table:table-cell table:number-columns-repeated="1012"/>
        </table:table-row>
        <table:table-row table:style-name="ro1">
          <table:table-cell table:formula="of:=[.A747]-TIME(0;10;0)" office:value-type="date" office:date-value="2018-01-27T07:03:59.999987" calcext:value-type="date">
            <text:p>27.01.2018 07:04</text:p>
          </table:table-cell>
          <table:table-cell office:value-type="float" office:value="6.996643" calcext:value-type="float">
            <text:p>6,996643</text:p>
          </table:table-cell>
          <table:table-cell office:value-type="float" office:value="76.786453" calcext:value-type="float">
            <text:p>76,786453</text:p>
          </table:table-cell>
          <table:table-cell office:value-type="float" office:value="967.469971" calcext:value-type="float">
            <text:p>967,469971</text:p>
          </table:table-cell>
          <table:table-cell table:number-columns-repeated="2" office:value-type="float" office:value="241.34375" calcext:value-type="float">
            <text:p>241,34375</text:p>
          </table:table-cell>
          <table:table-cell office:value-type="float" office:value="238.71875" calcext:value-type="float">
            <text:p>238,71875</text:p>
          </table:table-cell>
          <table:table-cell office:value-type="float" office:value="247.65625" calcext:value-type="float">
            <text:p>247,65625</text:p>
          </table:table-cell>
          <table:table-cell table:number-columns-repeated="1012"/>
        </table:table-row>
        <table:table-row table:style-name="ro1">
          <table:table-cell table:formula="of:=[.A748]-TIME(0;10;0)" office:value-type="date" office:date-value="2018-01-27T07:13:59.999987" calcext:value-type="date">
            <text:p>27.01.2018 07:14</text:p>
          </table:table-cell>
          <table:table-cell office:value-type="float" office:value="7.039368" calcext:value-type="float">
            <text:p>7,039368</text:p>
          </table:table-cell>
          <table:table-cell office:value-type="float" office:value="77.225906" calcext:value-type="float">
            <text:p>77,225906</text:p>
          </table:table-cell>
          <table:table-cell office:value-type="float" office:value="967.599976" calcext:value-type="float">
            <text:p>967,599976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39.125" calcext:value-type="float">
            <text:p>239,125</text:p>
          </table:table-cell>
          <table:table-cell office:value-type="float" office:value="253.1875" calcext:value-type="float">
            <text:p>253,1875</text:p>
          </table:table-cell>
          <table:table-cell table:number-columns-repeated="1012"/>
        </table:table-row>
        <table:table-row table:style-name="ro1">
          <table:table-cell table:formula="of:=[.A749]-TIME(0;10;0)" office:value-type="date" office:date-value="2018-01-27T07:23:59.999988" calcext:value-type="date">
            <text:p>27.01.2018 07:24</text:p>
          </table:table-cell>
          <table:table-cell office:value-type="float" office:value="7.05272" calcext:value-type="float">
            <text:p>7,05272</text:p>
          </table:table-cell>
          <table:table-cell office:value-type="float" office:value="77.198441" calcext:value-type="float">
            <text:p>77,198441</text:p>
          </table:table-cell>
          <table:table-cell office:value-type="float" office:value="967.719971" calcext:value-type="float">
            <text:p>967,719971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38.9375" calcext:value-type="float">
            <text:p>238,9375</text:p>
          </table:table-cell>
          <table:table-cell office:value-type="float" office:value="247.84375" calcext:value-type="float">
            <text:p>247,84375</text:p>
          </table:table-cell>
          <table:table-cell table:number-columns-repeated="1012"/>
        </table:table-row>
        <table:table-row table:style-name="ro1">
          <table:table-cell table:formula="of:=[.A750]-TIME(0;10;0)" office:value-type="date" office:date-value="2018-01-27T07:33:59.999988" calcext:value-type="date">
            <text:p>27.01.2018 07:34</text:p>
          </table:table-cell>
          <table:table-cell office:value-type="float" office:value="7.068742" calcext:value-type="float">
            <text:p>7,068742</text:p>
          </table:table-cell>
          <table:table-cell office:value-type="float" office:value="78.464943" calcext:value-type="float">
            <text:p>78,464943</text:p>
          </table:table-cell>
          <table:table-cell office:value-type="float" office:value="967.840027" calcext:value-type="float">
            <text:p>967,840027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38.90625" calcext:value-type="float">
            <text:p>238,90625</text:p>
          </table:table-cell>
          <table:table-cell office:value-type="float" office:value="248.09375" calcext:value-type="float">
            <text:p>248,09375</text:p>
          </table:table-cell>
          <table:table-cell table:number-columns-repeated="1012"/>
        </table:table-row>
        <table:table-row table:style-name="ro1">
          <table:table-cell table:formula="of:=[.A751]-TIME(0;10;0)" office:value-type="date" office:date-value="2018-01-27T07:43:59.999988" calcext:value-type="date">
            <text:p>27.01.2018 07:44</text:p>
          </table:table-cell>
          <table:table-cell office:value-type="float" office:value="7.095445" calcext:value-type="float">
            <text:p>7,095445</text:p>
          </table:table-cell>
          <table:table-cell office:value-type="float" office:value="79.006638" calcext:value-type="float">
            <text:p>79,006638</text:p>
          </table:table-cell>
          <table:table-cell office:value-type="float" office:value="967.940002" calcext:value-type="float">
            <text:p>967,940002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8.96875" calcext:value-type="float">
            <text:p>238,96875</text:p>
          </table:table-cell>
          <table:table-cell office:value-type="float" office:value="245.21875" calcext:value-type="float">
            <text:p>245,21875</text:p>
          </table:table-cell>
          <table:table-cell table:number-columns-repeated="1012"/>
        </table:table-row>
        <table:table-row table:style-name="ro1">
          <table:table-cell table:formula="of:=[.A752]-TIME(0;10;0)" office:value-type="date" office:date-value="2018-01-27T07:53:59.999988" calcext:value-type="date">
            <text:p>27.01.2018 07:54</text:p>
          </table:table-cell>
          <table:table-cell office:value-type="float" office:value="7.039368" calcext:value-type="float">
            <text:p>7,039368</text:p>
          </table:table-cell>
          <table:table-cell office:value-type="float" office:value="79.153122" calcext:value-type="float">
            <text:p>79,153122</text:p>
          </table:table-cell>
          <table:table-cell office:value-type="float" office:value="968.070007" calcext:value-type="float">
            <text:p>968,070007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39" calcext:value-type="float">
            <text:p>239</text:p>
          </table:table-cell>
          <table:table-cell office:value-type="float" office:value="246.1875" calcext:value-type="float">
            <text:p>246,1875</text:p>
          </table:table-cell>
          <table:table-cell table:number-columns-repeated="1012"/>
        </table:table-row>
        <table:table-row table:style-name="ro1">
          <table:table-cell table:formula="of:=[.A753]-TIME(0;10;0)" office:value-type="date" office:date-value="2018-01-27T08:03:59.999988" calcext:value-type="date">
            <text:p>27.01.2018 08:04</text:p>
          </table:table-cell>
          <table:table-cell office:value-type="float" office:value="7.05272" calcext:value-type="float">
            <text:p>7,05272</text:p>
          </table:table-cell>
          <table:table-cell office:value-type="float" office:value="78.709084" calcext:value-type="float">
            <text:p>78,709084</text:p>
          </table:table-cell>
          <table:table-cell office:value-type="float" office:value="968.390015" calcext:value-type="float">
            <text:p>968,390015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38.8125" calcext:value-type="float">
            <text:p>238,8125</text:p>
          </table:table-cell>
          <table:table-cell office:value-type="float" office:value="251.46875" calcext:value-type="float">
            <text:p>251,46875</text:p>
          </table:table-cell>
          <table:table-cell table:number-columns-repeated="1012"/>
        </table:table-row>
        <table:table-row table:style-name="ro1">
          <table:table-cell table:formula="of:=[.A754]-TIME(0;10;0)" office:value-type="date" office:date-value="2018-01-27T08:13:59.999988" calcext:value-type="date">
            <text:p>27.01.2018 08:14</text:p>
          </table:table-cell>
          <table:table-cell office:value-type="float" office:value="6.96994" calcext:value-type="float">
            <text:p>6,96994</text:p>
          </table:table-cell>
          <table:table-cell office:value-type="float" office:value="78.396278" calcext:value-type="float">
            <text:p>78,396278</text:p>
          </table:table-cell>
          <table:table-cell office:value-type="float" office:value="968.440002" calcext:value-type="float">
            <text:p>968,440002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8.75" calcext:value-type="float">
            <text:p>238,75</text:p>
          </table:table-cell>
          <table:table-cell office:value-type="float" office:value="246.0625" calcext:value-type="float">
            <text:p>246,0625</text:p>
          </table:table-cell>
          <table:table-cell table:number-columns-repeated="1012"/>
        </table:table-row>
        <table:table-row table:style-name="ro1">
          <table:table-cell table:formula="of:=[.A755]-TIME(0;10;0)" office:value-type="date" office:date-value="2018-01-27T08:23:59.999989" calcext:value-type="date">
            <text:p>27.01.2018 08:24</text:p>
          </table:table-cell>
          <table:table-cell office:value-type="float" office:value="7.026017" calcext:value-type="float">
            <text:p>7,026017</text:p>
          </table:table-cell>
          <table:table-cell office:value-type="float" office:value="78.222321" calcext:value-type="float">
            <text:p>78,222321</text:p>
          </table:table-cell>
          <table:table-cell office:value-type="float" office:value="968.429993" calcext:value-type="float">
            <text:p>968,429993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38.78125" calcext:value-type="float">
            <text:p>238,78125</text:p>
          </table:table-cell>
          <table:table-cell office:value-type="float" office:value="248.96875" calcext:value-type="float">
            <text:p>248,96875</text:p>
          </table:table-cell>
          <table:table-cell table:number-columns-repeated="1012"/>
        </table:table-row>
        <table:table-row table:style-name="ro1">
          <table:table-cell table:formula="of:=[.A756]-TIME(0;10;0)" office:value-type="date" office:date-value="2018-01-27T08:33:59.999989" calcext:value-type="date">
            <text:p>27.01.2018 08:34</text:p>
          </table:table-cell>
          <table:table-cell office:value-type="float" office:value="7.124819" calcext:value-type="float">
            <text:p>7,124819</text:p>
          </table:table-cell>
          <table:table-cell office:value-type="float" office:value="78.869308" calcext:value-type="float">
            <text:p>78,869308</text:p>
          </table:table-cell>
          <table:table-cell office:value-type="float" office:value="968.48999" calcext:value-type="float">
            <text:p>968,48999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5" calcext:value-type="float">
            <text:p>241,5</text:p>
          </table:table-cell>
          <table:table-cell office:value-type="float" office:value="239.03125" calcext:value-type="float">
            <text:p>239,03125</text:p>
          </table:table-cell>
          <table:table-cell office:value-type="float" office:value="271.59375" calcext:value-type="float">
            <text:p>271,59375</text:p>
          </table:table-cell>
          <table:table-cell table:number-columns-repeated="1012"/>
        </table:table-row>
        <table:table-row table:style-name="ro1">
          <table:table-cell table:formula="of:=[.A757]-TIME(0;10;0)" office:value-type="date" office:date-value="2018-01-27T08:43:59.999989" calcext:value-type="date">
            <text:p>27.01.2018 08:44</text:p>
          </table:table-cell>
          <table:table-cell office:value-type="float" office:value="7.263676" calcext:value-type="float">
            <text:p>7,263676</text:p>
          </table:table-cell>
          <table:table-cell office:value-type="float" office:value="78.594643" calcext:value-type="float">
            <text:p>78,594643</text:p>
          </table:table-cell>
          <table:table-cell office:value-type="float" office:value="968.679993" calcext:value-type="float">
            <text:p>968,679993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39.25" calcext:value-type="float">
            <text:p>239,25</text:p>
          </table:table-cell>
          <table:table-cell office:value-type="float" office:value="249.65625" calcext:value-type="float">
            <text:p>249,65625</text:p>
          </table:table-cell>
          <table:table-cell table:number-columns-repeated="1012"/>
        </table:table-row>
        <table:table-row table:style-name="ro1">
          <table:table-cell table:formula="of:=[.A758]-TIME(0;10;0)" office:value-type="date" office:date-value="2018-01-27T08:53:59.999989" calcext:value-type="date">
            <text:p>27.01.2018 08:54</text:p>
          </table:table-cell>
          <table:table-cell office:value-type="float" office:value="7.418555" calcext:value-type="float">
            <text:p>7,418555</text:p>
          </table:table-cell>
          <table:table-cell office:value-type="float" office:value="78.12619" calcext:value-type="float">
            <text:p>78,12619</text:p>
          </table:table-cell>
          <table:table-cell office:value-type="float" office:value="968.72998" calcext:value-type="float">
            <text:p>968,72998</text:p>
          </table:table-cell>
          <table:table-cell table:number-columns-repeated="2" office:value-type="float" office:value="241.4375" calcext:value-type="float">
            <text:p>241,4375</text:p>
          </table:table-cell>
          <table:table-cell office:value-type="float" office:value="239.09375" calcext:value-type="float">
            <text:p>239,09375</text:p>
          </table:table-cell>
          <table:table-cell office:value-type="float" office:value="248.3125" calcext:value-type="float">
            <text:p>248,3125</text:p>
          </table:table-cell>
          <table:table-cell table:number-columns-repeated="1012"/>
        </table:table-row>
        <table:table-row table:style-name="ro1">
          <table:table-cell table:formula="of:=[.A759]-TIME(0;10;0)" office:value-type="date" office:date-value="2018-01-27T09:03:59.999988" calcext:value-type="date">
            <text:p>27.01.2018 09:04</text:p>
          </table:table-cell>
          <table:table-cell office:value-type="float" office:value="7.530709" calcext:value-type="float">
            <text:p>7,530709</text:p>
          </table:table-cell>
          <table:table-cell office:value-type="float" office:value="77.422752" calcext:value-type="float">
            <text:p>77,422752</text:p>
          </table:table-cell>
          <table:table-cell office:value-type="float" office:value="968.859985" calcext:value-type="float">
            <text:p>968,859985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39.0625" calcext:value-type="float">
            <text:p>239,0625</text:p>
          </table:table-cell>
          <table:table-cell office:value-type="float" office:value="246.46875" calcext:value-type="float">
            <text:p>246,46875</text:p>
          </table:table-cell>
          <table:table-cell table:number-columns-repeated="1012"/>
        </table:table-row>
        <table:table-row table:style-name="ro1">
          <table:table-cell table:formula="of:=[.A760]-TIME(0;10;0)" office:value-type="date" office:date-value="2018-01-27T09:13:59.999988" calcext:value-type="date">
            <text:p>27.01.2018 09:14</text:p>
          </table:table-cell>
          <table:table-cell office:value-type="float" office:value="7.656214" calcext:value-type="float">
            <text:p>7,656214</text:p>
          </table:table-cell>
          <table:table-cell office:value-type="float" office:value="76.496529" calcext:value-type="float">
            <text:p>76,496529</text:p>
          </table:table-cell>
          <table:table-cell office:value-type="float" office:value="968.900024" calcext:value-type="float">
            <text:p>968,900024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39.15625" calcext:value-type="float">
            <text:p>239,15625</text:p>
          </table:table-cell>
          <table:table-cell office:value-type="float" office:value="247.34375" calcext:value-type="float">
            <text:p>247,34375</text:p>
          </table:table-cell>
          <table:table-cell table:number-columns-repeated="1012"/>
        </table:table-row>
        <table:table-row table:style-name="ro1">
          <table:table-cell table:formula="of:=[.A761]-TIME(0;10;0)" office:value-type="date" office:date-value="2018-01-27T09:23:59.999988" calcext:value-type="date">
            <text:p>27.01.2018 09:24</text:p>
          </table:table-cell>
          <table:table-cell office:value-type="float" office:value="7.912566" calcext:value-type="float">
            <text:p>7,912566</text:p>
          </table:table-cell>
          <table:table-cell office:value-type="float" office:value="74.943161" calcext:value-type="float">
            <text:p>74,943161</text:p>
          </table:table-cell>
          <table:table-cell office:value-type="float" office:value="969.080017" calcext:value-type="float">
            <text:p>969,080017</text:p>
          </table:table-cell>
          <table:table-cell table:number-columns-repeated="2" office:value-type="float" office:value="241.875" calcext:value-type="float">
            <text:p>241,875</text:p>
          </table:table-cell>
          <table:table-cell office:value-type="float" office:value="239.09375" calcext:value-type="float">
            <text:p>239,09375</text:p>
          </table:table-cell>
          <table:table-cell office:value-type="float" office:value="246.9375" calcext:value-type="float">
            <text:p>246,9375</text:p>
          </table:table-cell>
          <table:table-cell table:number-columns-repeated="1012"/>
        </table:table-row>
        <table:table-row table:style-name="ro1">
          <table:table-cell table:formula="of:=[.A762]-TIME(0;10;0)" office:value-type="date" office:date-value="2018-01-27T09:33:59.999988" calcext:value-type="date">
            <text:p>27.01.2018 09:34</text:p>
          </table:table-cell>
          <table:table-cell office:value-type="float" office:value="8.038072" calcext:value-type="float">
            <text:p>8,038072</text:p>
          </table:table-cell>
          <table:table-cell office:value-type="float" office:value="74.546425" calcext:value-type="float">
            <text:p>74,546425</text:p>
          </table:table-cell>
          <table:table-cell office:value-type="float" office:value="969.26001" calcext:value-type="float">
            <text:p>969,26001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38.90625" calcext:value-type="float">
            <text:p>238,90625</text:p>
          </table:table-cell>
          <table:table-cell office:value-type="float" office:value="247.09375" calcext:value-type="float">
            <text:p>247,09375</text:p>
          </table:table-cell>
          <table:table-cell table:number-columns-repeated="1012"/>
        </table:table-row>
        <table:table-row table:style-name="ro1">
          <table:table-cell table:formula="of:=[.A763]-TIME(0;10;0)" office:value-type="date" office:date-value="2018-01-27T09:43:59.999988" calcext:value-type="date">
            <text:p>27.01.2018 09:44</text:p>
          </table:table-cell>
          <table:table-cell office:value-type="float" office:value="8.318456" calcext:value-type="float">
            <text:p>8,318456</text:p>
          </table:table-cell>
          <table:table-cell office:value-type="float" office:value="73.702599" calcext:value-type="float">
            <text:p>73,702599</text:p>
          </table:table-cell>
          <table:table-cell office:value-type="float" office:value="969.179993" calcext:value-type="float">
            <text:p>969,179993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39.3125" calcext:value-type="float">
            <text:p>239,3125</text:p>
          </table:table-cell>
          <table:table-cell office:value-type="float" office:value="247" calcext:value-type="float">
            <text:p>247</text:p>
          </table:table-cell>
          <table:table-cell table:number-columns-repeated="1012"/>
        </table:table-row>
        <table:table-row table:style-name="ro1">
          <table:table-cell table:formula="of:=[.A764]-TIME(0;10;0)" office:value-type="date" office:date-value="2018-01-27T09:53:59.999989" calcext:value-type="date">
            <text:p>27.01.2018 09:54</text:p>
          </table:table-cell>
          <table:table-cell office:value-type="float" office:value="8.767071" calcext:value-type="float">
            <text:p>8,767071</text:p>
          </table:table-cell>
          <table:table-cell office:value-type="float" office:value="72.582588" calcext:value-type="float">
            <text:p>72,582588</text:p>
          </table:table-cell>
          <table:table-cell office:value-type="float" office:value="969.309998" calcext:value-type="float">
            <text:p>969,309998</text:p>
          </table:table-cell>
          <table:table-cell office:value-type="float" office:value="242" calcext:value-type="float">
            <text:p>242</text:p>
          </table:table-cell>
          <table:table-cell office:value-type="float" office:value="241.96875" calcext:value-type="float">
            <text:p>241,96875</text:p>
          </table:table-cell>
          <table:table-cell office:value-type="float" office:value="239.46875" calcext:value-type="float">
            <text:p>239,46875</text:p>
          </table:table-cell>
          <table:table-cell office:value-type="float" office:value="245.875" calcext:value-type="float">
            <text:p>245,875</text:p>
          </table:table-cell>
          <table:table-cell table:number-columns-repeated="1012"/>
        </table:table-row>
        <table:table-row table:style-name="ro1">
          <table:table-cell table:formula="of:=[.A765]-TIME(0;10;0)" office:value-type="date" office:date-value="2018-01-27T10:03:59.999989" calcext:value-type="date">
            <text:p>27.01.2018 10:04</text:p>
          </table:table-cell>
          <table:table-cell office:value-type="float" office:value="9.287786" calcext:value-type="float">
            <text:p>9,287786</text:p>
          </table:table-cell>
          <table:table-cell office:value-type="float" office:value="70.347145" calcext:value-type="float">
            <text:p>70,347145</text:p>
          </table:table-cell>
          <table:table-cell office:value-type="float" office:value="969.150024" calcext:value-type="float">
            <text:p>969,150024</text:p>
          </table:table-cell>
          <table:table-cell office:value-type="float" office:value="242.15625" calcext:value-type="float">
            <text:p>242,15625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39.4375" calcext:value-type="float">
            <text:p>239,4375</text:p>
          </table:table-cell>
          <table:table-cell office:value-type="float" office:value="247.5625" calcext:value-type="float">
            <text:p>247,5625</text:p>
          </table:table-cell>
          <table:table-cell table:number-columns-repeated="1012"/>
        </table:table-row>
        <table:table-row table:style-name="ro1">
          <table:table-cell table:formula="of:=[.A766]-TIME(0;10;0)" office:value-type="date" office:date-value="2018-01-27T10:13:59.999989" calcext:value-type="date">
            <text:p>27.01.2018 10:14</text:p>
          </table:table-cell>
          <table:table-cell office:value-type="float" office:value="10.003433" calcext:value-type="float">
            <text:p>10,003433</text:p>
          </table:table-cell>
          <table:table-cell office:value-type="float" office:value="68.059814" calcext:value-type="float">
            <text:p>68,059814</text:p>
          </table:table-cell>
          <table:table-cell office:value-type="float" office:value="969.200012" calcext:value-type="float">
            <text:p>969,200012</text:p>
          </table:table-cell>
          <table:table-cell office:value-type="float" office:value="242.15625" calcext:value-type="float">
            <text:p>242,15625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39.59375" calcext:value-type="float">
            <text:p>239,59375</text:p>
          </table:table-cell>
          <table:table-cell office:value-type="float" office:value="246.9375" calcext:value-type="float">
            <text:p>246,9375</text:p>
          </table:table-cell>
          <table:table-cell table:number-columns-repeated="1012"/>
        </table:table-row>
        <table:table-row table:style-name="ro1">
          <table:table-cell table:formula="of:=[.A767]-TIME(0;10;0)" office:value-type="date" office:date-value="2018-01-27T10:23:59.999989" calcext:value-type="date">
            <text:p>27.01.2018 10:24</text:p>
          </table:table-cell>
          <table:table-cell office:value-type="float" office:value="10.171664" calcext:value-type="float">
            <text:p>10,171664</text:p>
          </table:table-cell>
          <table:table-cell office:value-type="float" office:value="67.364006" calcext:value-type="float">
            <text:p>67,364006</text:p>
          </table:table-cell>
          <table:table-cell office:value-type="float" office:value="969.22998" calcext:value-type="float">
            <text:p>969,22998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39" calcext:value-type="float">
            <text:p>239</text:p>
          </table:table-cell>
          <table:table-cell office:value-type="float" office:value="248.375" calcext:value-type="float">
            <text:p>248,375</text:p>
          </table:table-cell>
          <table:table-cell table:number-columns-repeated="1012"/>
        </table:table-row>
        <table:table-row table:style-name="ro1">
          <table:table-cell table:formula="of:=[.A768]-TIME(0;10;0)" office:value-type="date" office:date-value="2018-01-27T10:33:59.999989" calcext:value-type="date">
            <text:p>27.01.2018 10:34</text:p>
          </table:table-cell>
          <table:table-cell office:value-type="float" office:value="10.38262" calcext:value-type="float">
            <text:p>10,38262</text:p>
          </table:table-cell>
          <table:table-cell office:value-type="float" office:value="65.940338" calcext:value-type="float">
            <text:p>65,940338</text:p>
          </table:table-cell>
          <table:table-cell office:value-type="float" office:value="969.210022" calcext:value-type="float">
            <text:p>969,210022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75" calcext:value-type="float">
            <text:p>238,75</text:p>
          </table:table-cell>
          <table:table-cell office:value-type="float" office:value="271.0625" calcext:value-type="float">
            <text:p>271,0625</text:p>
          </table:table-cell>
          <table:table-cell table:number-columns-repeated="1012"/>
        </table:table-row>
        <table:table-row table:style-name="ro1">
          <table:table-cell table:formula="of:=[.A769]-TIME(0;10;0)" office:value-type="date" office:date-value="2018-01-27T10:43:59.999989" calcext:value-type="date">
            <text:p>27.01.2018 10:44</text:p>
          </table:table-cell>
          <table:table-cell office:value-type="float" office:value="10.566873" calcext:value-type="float">
            <text:p>10,566873</text:p>
          </table:table-cell>
          <table:table-cell office:value-type="float" office:value="65.203323" calcext:value-type="float">
            <text:p>65,203323</text:p>
          </table:table-cell>
          <table:table-cell office:value-type="float" office:value="969.109985" calcext:value-type="float">
            <text:p>969,109985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39.40625" calcext:value-type="float">
            <text:p>239,40625</text:p>
          </table:table-cell>
          <table:table-cell office:value-type="float" office:value="244.875" calcext:value-type="float">
            <text:p>244,875</text:p>
          </table:table-cell>
          <table:table-cell table:number-columns-repeated="1012"/>
        </table:table-row>
        <table:table-row table:style-name="ro1">
          <table:table-cell table:formula="of:=[.A770]-TIME(0;10;0)" office:value-type="date" office:date-value="2018-01-27T10:53:59.999989" calcext:value-type="date">
            <text:p>27.01.2018 10:54</text:p>
          </table:table-cell>
          <table:table-cell office:value-type="float" office:value="11.480125" calcext:value-type="float">
            <text:p>11,480125</text:p>
          </table:table-cell>
          <table:table-cell office:value-type="float" office:value="62.749676" calcext:value-type="float">
            <text:p>62,749676</text:p>
          </table:table-cell>
          <table:table-cell office:value-type="float" office:value="968.960022" calcext:value-type="float">
            <text:p>968,960022</text:p>
          </table:table-cell>
          <table:table-cell office:value-type="float" office:value="242.6875" calcext:value-type="float">
            <text:p>242,6875</text:p>
          </table:table-cell>
          <table:table-cell office:value-type="float" office:value="242.59375" calcext:value-type="float">
            <text:p>242,59375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45.34375" calcext:value-type="float">
            <text:p>245,34375</text:p>
          </table:table-cell>
          <table:table-cell table:number-columns-repeated="1012"/>
        </table:table-row>
        <table:table-row table:style-name="ro1">
          <table:table-cell table:formula="of:=[.A771]-TIME(0;10;0)" office:value-type="date" office:date-value="2018-01-27T11:03:59.999989" calcext:value-type="date">
            <text:p>27.01.2018 11:04</text:p>
          </table:table-cell>
          <table:table-cell office:value-type="float" office:value="11.269169" calcext:value-type="float">
            <text:p>11,269169</text:p>
          </table:table-cell>
          <table:table-cell office:value-type="float" office:value="62.775616" calcext:value-type="float">
            <text:p>62,775616</text:p>
          </table:table-cell>
          <table:table-cell office:value-type="float" office:value="969.190002" calcext:value-type="float">
            <text:p>969,190002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44" calcext:value-type="float">
            <text:p>244</text:p>
          </table:table-cell>
          <table:table-cell table:number-columns-repeated="1012"/>
        </table:table-row>
        <table:table-row table:style-name="ro1">
          <table:table-cell table:formula="of:=[.A772]-TIME(0;10;0)" office:value-type="date" office:date-value="2018-01-27T11:13:59.999989" calcext:value-type="date">
            <text:p>27.01.2018 11:14</text:p>
          </table:table-cell>
          <table:table-cell office:value-type="float" office:value="11.084916" calcext:value-type="float">
            <text:p>11,084916</text:p>
          </table:table-cell>
          <table:table-cell office:value-type="float" office:value="63.356983" calcext:value-type="float">
            <text:p>63,356983</text:p>
          </table:table-cell>
          <table:table-cell office:value-type="float" office:value="969.179993" calcext:value-type="float">
            <text:p>969,179993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45.21875" calcext:value-type="float">
            <text:p>245,21875</text:p>
          </table:table-cell>
          <table:table-cell table:number-columns-repeated="1012"/>
        </table:table-row>
        <table:table-row table:style-name="ro1">
          <table:table-cell table:formula="of:=[.A773]-TIME(0;10;0)" office:value-type="date" office:date-value="2018-01-27T11:23:59.999989" calcext:value-type="date">
            <text:p>27.01.2018 11:24</text:p>
          </table:table-cell>
          <table:table-cell office:value-type="float" office:value="11.127642" calcext:value-type="float">
            <text:p>11,127642</text:p>
          </table:table-cell>
          <table:table-cell office:value-type="float" office:value="63.512627" calcext:value-type="float">
            <text:p>63,512627</text:p>
          </table:table-cell>
          <table:table-cell office:value-type="float" office:value="969.109985" calcext:value-type="float">
            <text:p>969,10998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38.96875" calcext:value-type="float">
            <text:p>238,96875</text:p>
          </table:table-cell>
          <table:table-cell office:value-type="float" office:value="248" calcext:value-type="float">
            <text:p>248</text:p>
          </table:table-cell>
          <table:table-cell table:number-columns-repeated="1012"/>
        </table:table-row>
        <table:table-row table:style-name="ro1">
          <table:table-cell table:formula="of:=[.A774]-TIME(0;10;0)" office:value-type="date" office:date-value="2018-01-27T11:33:59.999989" calcext:value-type="date">
            <text:p>27.01.2018 11:34</text:p>
          </table:table-cell>
          <table:table-cell office:value-type="float" office:value="11.282521" calcext:value-type="float">
            <text:p>11,282521</text:p>
          </table:table-cell>
          <table:table-cell office:value-type="float" office:value="63.170826" calcext:value-type="float">
            <text:p>63,170826</text:p>
          </table:table-cell>
          <table:table-cell office:value-type="float" office:value="969.090027" calcext:value-type="float">
            <text:p>969,090027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38.96875" calcext:value-type="float">
            <text:p>238,96875</text:p>
          </table:table-cell>
          <table:table-cell office:value-type="float" office:value="245.78125" calcext:value-type="float">
            <text:p>245,78125</text:p>
          </table:table-cell>
          <table:table-cell table:number-columns-repeated="1012"/>
        </table:table-row>
        <table:table-row table:style-name="ro1">
          <table:table-cell table:formula="of:=[.A775]-TIME(0;10;0)" office:value-type="date" office:date-value="2018-01-27T11:43:59.999989" calcext:value-type="date">
            <text:p>27.01.2018 11:44</text:p>
          </table:table-cell>
          <table:table-cell office:value-type="float" office:value="11.480125" calcext:value-type="float">
            <text:p>11,480125</text:p>
          </table:table-cell>
          <table:table-cell office:value-type="float" office:value="62.749676" calcext:value-type="float">
            <text:p>62,749676</text:p>
          </table:table-cell>
          <table:table-cell office:value-type="float" office:value="969.049988" calcext:value-type="float">
            <text:p>969,049988</text:p>
          </table:table-cell>
          <table:table-cell table:number-columns-repeated="2" office:value-type="float" office:value="241.4375" calcext:value-type="float">
            <text:p>241,4375</text:p>
          </table:table-cell>
          <table:table-cell office:value-type="float" office:value="239.03125" calcext:value-type="float">
            <text:p>239,03125</text:p>
          </table:table-cell>
          <table:table-cell office:value-type="float" office:value="246.5" calcext:value-type="float">
            <text:p>246,5</text:p>
          </table:table-cell>
          <table:table-cell table:number-columns-repeated="1012"/>
        </table:table-row>
        <table:table-row table:style-name="ro1">
          <table:table-cell table:formula="of:=[.A776]-TIME(0;10;0)" office:value-type="date" office:date-value="2018-01-27T11:53:59.999989" calcext:value-type="date">
            <text:p>27.01.2018 11:54</text:p>
          </table:table-cell>
          <table:table-cell office:value-type="float" office:value="11.789884" calcext:value-type="float">
            <text:p>11,789884</text:p>
          </table:table-cell>
          <table:table-cell office:value-type="float" office:value="61.493858" calcext:value-type="float">
            <text:p>61,493858</text:p>
          </table:table-cell>
          <table:table-cell office:value-type="float" office:value="968.969971" calcext:value-type="float">
            <text:p>968,969971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39.1875" calcext:value-type="float">
            <text:p>239,1875</text:p>
          </table:table-cell>
          <table:table-cell office:value-type="float" office:value="248.21875" calcext:value-type="float">
            <text:p>248,21875</text:p>
          </table:table-cell>
          <table:table-cell table:number-columns-repeated="1012"/>
        </table:table-row>
        <table:table-row table:style-name="ro1">
          <table:table-cell table:formula="of:=[.A777]-TIME(0;10;0)" office:value-type="date" office:date-value="2018-01-27T12:03:59.999989" calcext:value-type="date">
            <text:p>27.01.2018 12:04</text:p>
          </table:table-cell>
          <table:table-cell office:value-type="float" office:value="11.888685" calcext:value-type="float">
            <text:p>11,888685</text:p>
          </table:table-cell>
          <table:table-cell office:value-type="float" office:value="60.335697" calcext:value-type="float">
            <text:p>60,335697</text:p>
          </table:table-cell>
          <table:table-cell office:value-type="float" office:value="968.890015" calcext:value-type="float">
            <text:p>968,89001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9.15625" calcext:value-type="float">
            <text:p>239,15625</text:p>
          </table:table-cell>
          <table:table-cell office:value-type="float" office:value="243.53125" calcext:value-type="float">
            <text:p>243,53125</text:p>
          </table:table-cell>
          <table:table-cell table:number-columns-repeated="1012"/>
        </table:table-row>
        <table:table-row table:style-name="ro1">
          <table:table-cell table:formula="of:=[.A778]-TIME(0;10;0)" office:value-type="date" office:date-value="2018-01-27T12:13:59.99999" calcext:value-type="date">
            <text:p>27.01.2018 12:14</text:p>
          </table:table-cell>
          <table:table-cell office:value-type="float" office:value="11.536202" calcext:value-type="float">
            <text:p>11,536202</text:p>
          </table:table-cell>
          <table:table-cell office:value-type="float" office:value="61.051346" calcext:value-type="float">
            <text:p>61,051346</text:p>
          </table:table-cell>
          <table:table-cell office:value-type="float" office:value="969.25" calcext:value-type="float">
            <text:p>969,25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47" calcext:value-type="float">
            <text:p>247</text:p>
          </table:table-cell>
          <table:table-cell table:number-columns-repeated="1012"/>
        </table:table-row>
        <table:table-row table:style-name="ro1">
          <table:table-cell table:formula="of:=[.A779]-TIME(0;10;0)" office:value-type="date" office:date-value="2018-01-27T12:23:59.99999" calcext:value-type="date">
            <text:p>27.01.2018 12:24</text:p>
          </table:table-cell>
          <table:table-cell office:value-type="float" office:value="11.213092" calcext:value-type="float">
            <text:p>11,213092</text:p>
          </table:table-cell>
          <table:table-cell office:value-type="float" office:value="62.676434" calcext:value-type="float">
            <text:p>62,676434</text:p>
          </table:table-cell>
          <table:table-cell office:value-type="float" office:value="969.51001" calcext:value-type="float">
            <text:p>969,51001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50.8125" calcext:value-type="float">
            <text:p>250,8125</text:p>
          </table:table-cell>
          <table:table-cell table:number-columns-repeated="1012"/>
        </table:table-row>
        <table:table-row table:style-name="ro1">
          <table:table-cell table:formula="of:=[.A780]-TIME(0;10;0)" office:value-type="date" office:date-value="2018-01-27T12:33:59.99999" calcext:value-type="date">
            <text:p>27.01.2018 12:34</text:p>
          </table:table-cell>
          <table:table-cell office:value-type="float" office:value="11.028839" calcext:value-type="float">
            <text:p>11,028839</text:p>
          </table:table-cell>
          <table:table-cell office:value-type="float" office:value="63.161671" calcext:value-type="float">
            <text:p>63,161671</text:p>
          </table:table-cell>
          <table:table-cell office:value-type="float" office:value="969.539978" calcext:value-type="float">
            <text:p>969,539978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8.59375" calcext:value-type="float">
            <text:p>238,59375</text:p>
          </table:table-cell>
          <table:table-cell office:value-type="float" office:value="245.9375" calcext:value-type="float">
            <text:p>245,9375</text:p>
          </table:table-cell>
          <table:table-cell table:number-columns-repeated="1012"/>
        </table:table-row>
        <table:table-row table:style-name="ro1">
          <table:table-cell table:formula="of:=[.A781]-TIME(0;10;0)" office:value-type="date" office:date-value="2018-01-27T12:43:59.99999" calcext:value-type="date">
            <text:p>27.01.2018 12:44</text:p>
          </table:table-cell>
          <table:table-cell office:value-type="float" office:value="10.735104" calcext:value-type="float">
            <text:p>10,735104</text:p>
          </table:table-cell>
          <table:table-cell office:value-type="float" office:value="63.619438" calcext:value-type="float">
            <text:p>63,619438</text:p>
          </table:table-cell>
          <table:table-cell office:value-type="float" office:value="969.419983" calcext:value-type="float">
            <text:p>969,419983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4.9375" calcext:value-type="float">
            <text:p>244,9375</text:p>
          </table:table-cell>
          <table:table-cell table:number-columns-repeated="1012"/>
        </table:table-row>
        <table:table-row table:style-name="ro1">
          <table:table-cell table:formula="of:=[.A782]-TIME(0;10;0)" office:value-type="date" office:date-value="2018-01-27T12:53:59.99999" calcext:value-type="date">
            <text:p>27.01.2018 12:54</text:p>
          </table:table-cell>
          <table:table-cell office:value-type="float" office:value="10.721752" calcext:value-type="float">
            <text:p>10,721752</text:p>
          </table:table-cell>
          <table:table-cell office:value-type="float" office:value="63.810177" calcext:value-type="float">
            <text:p>63,810177</text:p>
          </table:table-cell>
          <table:table-cell office:value-type="float" office:value="969.440002" calcext:value-type="float">
            <text:p>969,440002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625" calcext:value-type="float">
            <text:p>238,625</text:p>
          </table:table-cell>
          <table:table-cell office:value-type="float" office:value="247.78125" calcext:value-type="float">
            <text:p>247,78125</text:p>
          </table:table-cell>
          <table:table-cell table:number-columns-repeated="1012"/>
        </table:table-row>
        <table:table-row table:style-name="ro1">
          <table:table-cell table:formula="of:=[.A783]-TIME(0;10;0)" office:value-type="date" office:date-value="2018-01-27T13:03:59.99999" calcext:value-type="date">
            <text:p>27.01.2018 13:04</text:p>
          </table:table-cell>
          <table:table-cell office:value-type="float" office:value="10.863279" calcext:value-type="float">
            <text:p>10,863279</text:p>
          </table:table-cell>
          <table:table-cell office:value-type="float" office:value="63.331043" calcext:value-type="float">
            <text:p>63,331043</text:p>
          </table:table-cell>
          <table:table-cell office:value-type="float" office:value="969.48999" calcext:value-type="float">
            <text:p>969,48999</text:p>
          </table:table-cell>
          <table:table-cell table:number-columns-repeated="2" office:value-type="float" office:value="241.21875" calcext:value-type="float">
            <text:p>241,21875</text:p>
          </table:table-cell>
          <table:table-cell office:value-type="float" office:value="238.78125" calcext:value-type="float">
            <text:p>238,78125</text:p>
          </table:table-cell>
          <table:table-cell office:value-type="float" office:value="245.34375" calcext:value-type="float">
            <text:p>245,34375</text:p>
          </table:table-cell>
          <table:table-cell table:number-columns-repeated="1012"/>
        </table:table-row>
        <table:table-row table:style-name="ro1">
          <table:table-cell table:formula="of:=[.A784]-TIME(0;10;0)" office:value-type="date" office:date-value="2018-01-27T13:13:59.99999" calcext:value-type="date">
            <text:p>27.01.2018 13:14</text:p>
          </table:table-cell>
          <table:table-cell office:value-type="float" office:value="11.157016" calcext:value-type="float">
            <text:p>11,157016</text:p>
          </table:table-cell>
          <table:table-cell office:value-type="float" office:value="61.930267" calcext:value-type="float">
            <text:p>61,930267</text:p>
          </table:table-cell>
          <table:table-cell office:value-type="float" office:value="969.400024" calcext:value-type="float">
            <text:p>969,400024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9.21875" calcext:value-type="float">
            <text:p>239,21875</text:p>
          </table:table-cell>
          <table:table-cell office:value-type="float" office:value="246.8125" calcext:value-type="float">
            <text:p>246,8125</text:p>
          </table:table-cell>
          <table:table-cell table:number-columns-repeated="1012"/>
        </table:table-row>
        <table:table-row table:style-name="ro1">
          <table:table-cell table:formula="of:=[.A785]-TIME(0;10;0)" office:value-type="date" office:date-value="2018-01-27T13:23:59.99999" calcext:value-type="date">
            <text:p>27.01.2018 13:24</text:p>
          </table:table-cell>
          <table:table-cell office:value-type="float" office:value="11.213092" calcext:value-type="float">
            <text:p>11,213092</text:p>
          </table:table-cell>
          <table:table-cell office:value-type="float" office:value="61.916534" calcext:value-type="float">
            <text:p>61,916534</text:p>
          </table:table-cell>
          <table:table-cell office:value-type="float" office:value="969.549988" calcext:value-type="float">
            <text:p>969,549988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46" calcext:value-type="float">
            <text:p>246</text:p>
          </table:table-cell>
          <table:table-cell table:number-columns-repeated="1012"/>
        </table:table-row>
        <table:table-row table:style-name="ro1">
          <table:table-cell table:formula="of:=[.A786]-TIME(0;10;0)" office:value-type="date" office:date-value="2018-01-27T13:33:59.99999" calcext:value-type="date">
            <text:p>27.01.2018 13:34</text:p>
          </table:table-cell>
          <table:table-cell office:value-type="float" office:value="11.269169" calcext:value-type="float">
            <text:p>11,269169</text:p>
          </table:table-cell>
          <table:table-cell office:value-type="float" office:value="61.765469" calcext:value-type="float">
            <text:p>61,765469</text:p>
          </table:table-cell>
          <table:table-cell office:value-type="float" office:value="969.52002" calcext:value-type="float">
            <text:p>969,52002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84375" calcext:value-type="float">
            <text:p>238,84375</text:p>
          </table:table-cell>
          <table:table-cell office:value-type="float" office:value="246.59375" calcext:value-type="float">
            <text:p>246,59375</text:p>
          </table:table-cell>
          <table:table-cell table:number-columns-repeated="1012"/>
        </table:table-row>
        <table:table-row table:style-name="ro1">
          <table:table-cell table:formula="of:=[.A787]-TIME(0;10;0)" office:value-type="date" office:date-value="2018-01-27T13:43:59.99999" calcext:value-type="date">
            <text:p>27.01.2018 13:44</text:p>
          </table:table-cell>
          <table:table-cell office:value-type="float" office:value="11.253147" calcext:value-type="float">
            <text:p>11,253147</text:p>
          </table:table-cell>
          <table:table-cell office:value-type="float" office:value="61.696804" calcext:value-type="float">
            <text:p>61,696804</text:p>
          </table:table-cell>
          <table:table-cell office:value-type="float" office:value="969.530029" calcext:value-type="float">
            <text:p>969,530029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38.6875" calcext:value-type="float">
            <text:p>238,6875</text:p>
          </table:table-cell>
          <table:table-cell office:value-type="float" office:value="246.6875" calcext:value-type="float">
            <text:p>246,6875</text:p>
          </table:table-cell>
          <table:table-cell table:number-columns-repeated="1012"/>
        </table:table-row>
        <table:table-row table:style-name="ro1">
          <table:table-cell table:formula="of:=[.A788]-TIME(0;10;0)" office:value-type="date" office:date-value="2018-01-27T13:53:59.99999" calcext:value-type="date">
            <text:p>27.01.2018 13:54</text:p>
          </table:table-cell>
          <table:table-cell office:value-type="float" office:value="11.226444" calcext:value-type="float">
            <text:p>11,226444</text:p>
          </table:table-cell>
          <table:table-cell office:value-type="float" office:value="61.403831" calcext:value-type="float">
            <text:p>61,403831</text:p>
          </table:table-cell>
          <table:table-cell office:value-type="float" office:value="969.76001" calcext:value-type="float">
            <text:p>969,76001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8.5" calcext:value-type="float">
            <text:p>238,5</text:p>
          </table:table-cell>
          <table:table-cell office:value-type="float" office:value="245.15625" calcext:value-type="float">
            <text:p>245,15625</text:p>
          </table:table-cell>
          <table:table-cell table:number-columns-repeated="1012"/>
        </table:table-row>
        <table:table-row table:style-name="ro1">
          <table:table-cell table:formula="of:=[.A789]-TIME(0;10;0)" office:value-type="date" office:date-value="2018-01-27T14:03:59.99999" calcext:value-type="date">
            <text:p>27.01.2018 14:04</text:p>
          </table:table-cell>
          <table:table-cell office:value-type="float" office:value="11.058213" calcext:value-type="float">
            <text:p>11,058213</text:p>
          </table:table-cell>
          <table:table-cell office:value-type="float" office:value="61.586937" calcext:value-type="float">
            <text:p>61,586937</text:p>
          </table:table-cell>
          <table:table-cell office:value-type="float" office:value="969.5" calcext:value-type="float">
            <text:p>969,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37.6875" calcext:value-type="float">
            <text:p>237,6875</text:p>
          </table:table-cell>
          <table:table-cell office:value-type="float" office:value="243.1875" calcext:value-type="float">
            <text:p>243,1875</text:p>
          </table:table-cell>
          <table:table-cell table:number-columns-repeated="1012"/>
        </table:table-row>
        <table:table-row table:style-name="ro1">
          <table:table-cell table:formula="of:=[.A790]-TIME(0;10;0)" office:value-type="date" office:date-value="2018-01-27T14:13:59.99999" calcext:value-type="date">
            <text:p>27.01.2018 14:14</text:p>
          </table:table-cell>
          <table:table-cell office:value-type="float" office:value="10.919356" calcext:value-type="float">
            <text:p>10,919356</text:p>
          </table:table-cell>
          <table:table-cell office:value-type="float" office:value="62.322422" calcext:value-type="float">
            <text:p>62,322422</text:p>
          </table:table-cell>
          <table:table-cell office:value-type="float" office:value="969.650024" calcext:value-type="float">
            <text:p>969,650024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45.84375" calcext:value-type="float">
            <text:p>245,84375</text:p>
          </table:table-cell>
          <table:table-cell table:number-columns-repeated="1012"/>
        </table:table-row>
        <table:table-row table:style-name="ro1">
          <table:table-cell table:formula="of:=[.A791]-TIME(0;10;0)" office:value-type="date" office:date-value="2018-01-27T14:23:59.99999" calcext:value-type="date">
            <text:p>27.01.2018 14:24</text:p>
          </table:table-cell>
          <table:table-cell office:value-type="float" office:value="10.820554" calcext:value-type="float">
            <text:p>10,820554</text:p>
          </table:table-cell>
          <table:table-cell office:value-type="float" office:value="62.752728" calcext:value-type="float">
            <text:p>62,752728</text:p>
          </table:table-cell>
          <table:table-cell office:value-type="float" office:value="969.539978" calcext:value-type="float">
            <text:p>969,539978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8.5" calcext:value-type="float">
            <text:p>238,5</text:p>
          </table:table-cell>
          <table:table-cell office:value-type="float" office:value="245.125" calcext:value-type="float">
            <text:p>245,125</text:p>
          </table:table-cell>
          <table:table-cell table:number-columns-repeated="1012"/>
        </table:table-row>
        <table:table-row table:style-name="ro1">
          <table:table-cell table:formula="of:=[.A792]-TIME(0;10;0)" office:value-type="date" office:date-value="2018-01-27T14:33:59.999991" calcext:value-type="date">
            <text:p>27.01.2018 14:34</text:p>
          </table:table-cell>
          <table:table-cell office:value-type="float" office:value="10.791181" calcext:value-type="float">
            <text:p>10,791181</text:p>
          </table:table-cell>
          <table:table-cell office:value-type="float" office:value="62.80003" calcext:value-type="float">
            <text:p>62,80003</text:p>
          </table:table-cell>
          <table:table-cell office:value-type="float" office:value="969.73999" calcext:value-type="float">
            <text:p>969,73999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45.125" calcext:value-type="float">
            <text:p>245,125</text:p>
          </table:table-cell>
          <table:table-cell table:number-columns-repeated="1012"/>
        </table:table-row>
        <table:table-row table:style-name="ro1">
          <table:table-cell table:formula="of:=[.A793]-TIME(0;10;0)" office:value-type="date" office:date-value="2018-01-27T14:43:59.999991" calcext:value-type="date">
            <text:p>27.01.2018 14:44</text:p>
          </table:table-cell>
          <table:table-cell office:value-type="float" office:value="10.537499" calcext:value-type="float">
            <text:p>10,537499</text:p>
          </table:table-cell>
          <table:table-cell office:value-type="float" office:value="63.869686" calcext:value-type="float">
            <text:p>63,869686</text:p>
          </table:table-cell>
          <table:table-cell office:value-type="float" office:value="969.780029" calcext:value-type="float">
            <text:p>969,780029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47.4375" calcext:value-type="float">
            <text:p>247,4375</text:p>
          </table:table-cell>
          <table:table-cell table:number-columns-repeated="1012"/>
        </table:table-row>
        <table:table-row table:style-name="ro1">
          <table:table-cell table:formula="of:=[.A794]-TIME(0;10;0)" office:value-type="date" office:date-value="2018-01-27T14:53:59.999991" calcext:value-type="date">
            <text:p>27.01.2018 14:54</text:p>
          </table:table-cell>
          <table:table-cell office:value-type="float" office:value="10.29984" calcext:value-type="float">
            <text:p>10,29984</text:p>
          </table:table-cell>
          <table:table-cell office:value-type="float" office:value="64.750137" calcext:value-type="float">
            <text:p>64,750137</text:p>
          </table:table-cell>
          <table:table-cell office:value-type="float" office:value="970.049988" calcext:value-type="float">
            <text:p>970,049988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66.21875" calcext:value-type="float">
            <text:p>266,21875</text:p>
          </table:table-cell>
          <table:table-cell table:number-columns-repeated="1012"/>
        </table:table-row>
        <table:table-row table:style-name="ro1">
          <table:table-cell table:formula="of:=[.A795]-TIME(0;10;0)" office:value-type="date" office:date-value="2018-01-27T15:03:59.999991" calcext:value-type="date">
            <text:p>27.01.2018 15:04</text:p>
          </table:table-cell>
          <table:table-cell office:value-type="float" office:value="9.864576" calcext:value-type="float">
            <text:p>9,864576</text:p>
          </table:table-cell>
          <table:table-cell office:value-type="float" office:value="66.420998" calcext:value-type="float">
            <text:p>66,420998</text:p>
          </table:table-cell>
          <table:table-cell office:value-type="float" office:value="970.140015" calcext:value-type="float">
            <text:p>970,14001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8" calcext:value-type="float">
            <text:p>238</text:p>
          </table:table-cell>
          <table:table-cell office:value-type="float" office:value="246.3125" calcext:value-type="float">
            <text:p>246,3125</text:p>
          </table:table-cell>
          <table:table-cell table:number-columns-repeated="1012"/>
        </table:table-row>
        <table:table-row table:style-name="ro1">
          <table:table-cell table:formula="of:=[.A796]-TIME(0;10;0)" office:value-type="date" office:date-value="2018-01-27T15:13:59.999991" calcext:value-type="date">
            <text:p>27.01.2018 15:14</text:p>
          </table:table-cell>
          <table:table-cell office:value-type="float" office:value="9.552148" calcext:value-type="float">
            <text:p>9,552148</text:p>
          </table:table-cell>
          <table:table-cell office:value-type="float" office:value="67.103073" calcext:value-type="float">
            <text:p>67,103073</text:p>
          </table:table-cell>
          <table:table-cell office:value-type="float" office:value="970.26001" calcext:value-type="float">
            <text:p>970,26001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45.9375" calcext:value-type="float">
            <text:p>245,9375</text:p>
          </table:table-cell>
          <table:table-cell table:number-columns-repeated="1012"/>
        </table:table-row>
        <table:table-row table:style-name="ro1">
          <table:table-cell table:formula="of:=[.A797]-TIME(0;10;0)" office:value-type="date" office:date-value="2018-01-27T15:23:59.999991" calcext:value-type="date">
            <text:p>27.01.2018 15:24</text:p>
          </table:table-cell>
          <table:table-cell office:value-type="float" office:value="9.301137" calcext:value-type="float">
            <text:p>9,301137</text:p>
          </table:table-cell>
          <table:table-cell office:value-type="float" office:value="68.06897" calcext:value-type="float">
            <text:p>68,06897</text:p>
          </table:table-cell>
          <table:table-cell office:value-type="float" office:value="970.409973" calcext:value-type="float">
            <text:p>970,409973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38" calcext:value-type="float">
            <text:p>238</text:p>
          </table:table-cell>
          <table:table-cell office:value-type="float" office:value="244.15625" calcext:value-type="float">
            <text:p>244,15625</text:p>
          </table:table-cell>
          <table:table-cell table:number-columns-repeated="1012"/>
        </table:table-row>
        <table:table-row table:style-name="ro1">
          <table:table-cell table:formula="of:=[.A798]-TIME(0;10;0)" office:value-type="date" office:date-value="2018-01-27T15:33:59.999991" calcext:value-type="date">
            <text:p>27.01.2018 15:34</text:p>
          </table:table-cell>
          <table:table-cell office:value-type="float" office:value="9.034104" calcext:value-type="float">
            <text:p>9,034104</text:p>
          </table:table-cell>
          <table:table-cell office:value-type="float" office:value="69.097427" calcext:value-type="float">
            <text:p>69,097427</text:p>
          </table:table-cell>
          <table:table-cell office:value-type="float" office:value="970.570007" calcext:value-type="float">
            <text:p>970,570007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51.25" calcext:value-type="float">
            <text:p>251,25</text:p>
          </table:table-cell>
          <table:table-cell table:number-columns-repeated="1012"/>
        </table:table-row>
        <table:table-row table:style-name="ro1">
          <table:table-cell table:formula="of:=[.A799]-TIME(0;10;0)" office:value-type="date" office:date-value="2018-01-27T15:43:59.999991" calcext:value-type="date">
            <text:p>27.01.2018 15:44</text:p>
          </table:table-cell>
          <table:table-cell office:value-type="float" office:value="8.823148" calcext:value-type="float">
            <text:p>8,823148</text:p>
          </table:table-cell>
          <table:table-cell office:value-type="float" office:value="70.174713" calcext:value-type="float">
            <text:p>70,174713</text:p>
          </table:table-cell>
          <table:table-cell office:value-type="float" office:value="970.75" calcext:value-type="float">
            <text:p>970,7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45.40625" calcext:value-type="float">
            <text:p>245,40625</text:p>
          </table:table-cell>
          <table:table-cell table:number-columns-repeated="1012"/>
        </table:table-row>
        <table:table-row table:style-name="ro1">
          <table:table-cell table:formula="of:=[.A800]-TIME(0;10;0)" office:value-type="date" office:date-value="2018-01-27T15:53:59.999991" calcext:value-type="date">
            <text:p>27.01.2018 15:54</text:p>
          </table:table-cell>
          <table:table-cell office:value-type="float" office:value="8.569467" calcext:value-type="float">
            <text:p>8,569467</text:p>
          </table:table-cell>
          <table:table-cell office:value-type="float" office:value="71.280998" calcext:value-type="float">
            <text:p>71,280998</text:p>
          </table:table-cell>
          <table:table-cell office:value-type="float" office:value="970.950012" calcext:value-type="float">
            <text:p>970,950012</text:p>
          </table:table-cell>
          <table:table-cell table:number-columns-repeated="2" office:value-type="float" office:value="240.84375" calcext:value-type="float">
            <text:p>240,84375</text:p>
          </table:table-cell>
          <table:table-cell office:value-type="float" office:value="238" calcext:value-type="float">
            <text:p>238</text:p>
          </table:table-cell>
          <table:table-cell office:value-type="float" office:value="246.34375" calcext:value-type="float">
            <text:p>246,34375</text:p>
          </table:table-cell>
          <table:table-cell table:number-columns-repeated="1012"/>
        </table:table-row>
        <table:table-row table:style-name="ro1">
          <table:table-cell table:formula="of:=[.A801]-TIME(0;10;0)" office:value-type="date" office:date-value="2018-01-27T16:03:59.999991" calcext:value-type="date">
            <text:p>27.01.2018 16:04</text:p>
          </table:table-cell>
          <table:table-cell office:value-type="float" office:value="8.331807" calcext:value-type="float">
            <text:p>8,331807</text:p>
          </table:table-cell>
          <table:table-cell office:value-type="float" office:value="72.407112" calcext:value-type="float">
            <text:p>72,407112</text:p>
          </table:table-cell>
          <table:table-cell office:value-type="float" office:value="971.059998" calcext:value-type="float">
            <text:p>971,059998</text:p>
          </table:table-cell>
          <table:table-cell table:number-columns-repeated="2" office:value-type="float" office:value="240.84375" calcext:value-type="float">
            <text:p>240,8437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45.84375" calcext:value-type="float">
            <text:p>245,84375</text:p>
          </table:table-cell>
          <table:table-cell table:number-columns-repeated="1012"/>
        </table:table-row>
        <table:table-row table:style-name="ro1">
          <table:table-cell table:formula="of:=[.A802]-TIME(0;10;0)" office:value-type="date" office:date-value="2018-01-27T16:13:59.999991" calcext:value-type="date">
            <text:p>27.01.2018 16:14</text:p>
          </table:table-cell>
          <table:table-cell office:value-type="float" office:value="8.120852" calcext:value-type="float">
            <text:p>8,120852</text:p>
          </table:table-cell>
          <table:table-cell office:value-type="float" office:value="73.080032" calcext:value-type="float">
            <text:p>73,080032</text:p>
          </table:table-cell>
          <table:table-cell office:value-type="float" office:value="971.109985" calcext:value-type="float">
            <text:p>971,109985</text:p>
          </table:table-cell>
          <table:table-cell table:number-columns-repeated="2" office:value-type="float" office:value="241.0625" calcext:value-type="float">
            <text:p>241,062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9.0625" calcext:value-type="float">
            <text:p>249,0625</text:p>
          </table:table-cell>
          <table:table-cell table:number-columns-repeated="1012"/>
        </table:table-row>
        <table:table-row table:style-name="ro1">
          <table:table-cell table:formula="of:=[.A803]-TIME(0;10;0)" office:value-type="date" office:date-value="2018-01-27T16:23:59.999991" calcext:value-type="date">
            <text:p>27.01.2018 16:24</text:p>
          </table:table-cell>
          <table:table-cell office:value-type="float" office:value="7.939269" calcext:value-type="float">
            <text:p>7,939269</text:p>
          </table:table-cell>
          <table:table-cell office:value-type="float" office:value="73.745323" calcext:value-type="float">
            <text:p>73,745323</text:p>
          </table:table-cell>
          <table:table-cell office:value-type="float" office:value="971.25" calcext:value-type="float">
            <text:p>971,25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48.375" calcext:value-type="float">
            <text:p>248,375</text:p>
          </table:table-cell>
          <table:table-cell table:number-columns-repeated="1012"/>
        </table:table-row>
        <table:table-row table:style-name="ro1">
          <table:table-cell table:formula="of:=[.A804]-TIME(0;10;0)" office:value-type="date" office:date-value="2018-01-27T16:33:59.999991" calcext:value-type="date">
            <text:p>27.01.2018 16:34</text:p>
          </table:table-cell>
          <table:table-cell office:value-type="float" office:value="7.771039" calcext:value-type="float">
            <text:p>7,771039</text:p>
          </table:table-cell>
          <table:table-cell office:value-type="float" office:value="74.842453" calcext:value-type="float">
            <text:p>74,842453</text:p>
          </table:table-cell>
          <table:table-cell office:value-type="float" office:value="971.51001" calcext:value-type="float">
            <text:p>971,51001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6.6875" calcext:value-type="float">
            <text:p>246,6875</text:p>
          </table:table-cell>
          <table:table-cell table:number-columns-repeated="1012"/>
        </table:table-row>
        <table:table-row table:style-name="ro1">
          <table:table-cell table:formula="of:=[.A805]-TIME(0;10;0)" office:value-type="date" office:date-value="2018-01-27T16:43:59.999991" calcext:value-type="date">
            <text:p>27.01.2018 16:44</text:p>
          </table:table-cell>
          <table:table-cell office:value-type="float" office:value="7.656214" calcext:value-type="float">
            <text:p>7,656214</text:p>
          </table:table-cell>
          <table:table-cell office:value-type="float" office:value="75.349052" calcext:value-type="float">
            <text:p>75,349052</text:p>
          </table:table-cell>
          <table:table-cell office:value-type="float" office:value="971.619995" calcext:value-type="float">
            <text:p>971,61999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5.4375" calcext:value-type="float">
            <text:p>245,4375</text:p>
          </table:table-cell>
          <table:table-cell table:number-columns-repeated="1012"/>
        </table:table-row>
        <table:table-row table:style-name="ro1">
          <table:table-cell table:formula="of:=[.A806]-TIME(0;10;0)" office:value-type="date" office:date-value="2018-01-27T16:53:59.999991" calcext:value-type="date">
            <text:p>27.01.2018 16:54</text:p>
          </table:table-cell>
          <table:table-cell office:value-type="float" office:value="7.54406" calcext:value-type="float">
            <text:p>7,54406</text:p>
          </table:table-cell>
          <table:table-cell office:value-type="float" office:value="75.297173" calcext:value-type="float">
            <text:p>75,297173</text:p>
          </table:table-cell>
          <table:table-cell office:value-type="float" office:value="971.710022" calcext:value-type="float">
            <text:p>971,710022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5.9375" calcext:value-type="float">
            <text:p>245,9375</text:p>
          </table:table-cell>
          <table:table-cell table:number-columns-repeated="1012"/>
        </table:table-row>
        <table:table-row table:style-name="ro1">
          <table:table-cell table:formula="of:=[.A807]-TIME(0;10;0)" office:value-type="date" office:date-value="2018-01-27T17:03:59.999992" calcext:value-type="date">
            <text:p>27.01.2018 17:04</text:p>
          </table:table-cell>
          <table:table-cell office:value-type="float" office:value="7.405203" calcext:value-type="float">
            <text:p>7,405203</text:p>
          </table:table-cell>
          <table:table-cell office:value-type="float" office:value="75.44976" calcext:value-type="float">
            <text:p>75,44976</text:p>
          </table:table-cell>
          <table:table-cell office:value-type="float" office:value="971.900024" calcext:value-type="float">
            <text:p>971,900024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7.96875" calcext:value-type="float">
            <text:p>247,96875</text:p>
          </table:table-cell>
          <table:table-cell table:number-columns-repeated="1012"/>
        </table:table-row>
        <table:table-row table:style-name="ro1">
          <table:table-cell table:formula="of:=[.A808]-TIME(0;10;0)" office:value-type="date" office:date-value="2018-01-27T17:13:59.999992" calcext:value-type="date">
            <text:p>27.01.2018 17:14</text:p>
          </table:table-cell>
          <table:table-cell office:value-type="float" office:value="7.263676" calcext:value-type="float">
            <text:p>7,263676</text:p>
          </table:table-cell>
          <table:table-cell office:value-type="float" office:value="75.985352" calcext:value-type="float">
            <text:p>75,985352</text:p>
          </table:table-cell>
          <table:table-cell office:value-type="float" office:value="971.950012" calcext:value-type="float">
            <text:p>971,950012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44.875" calcext:value-type="float">
            <text:p>244,875</text:p>
          </table:table-cell>
          <table:table-cell table:number-columns-repeated="1012"/>
        </table:table-row>
        <table:table-row table:style-name="ro1">
          <table:table-cell table:formula="of:=[.A809]-TIME(0;10;0)" office:value-type="date" office:date-value="2018-01-27T17:23:59.999992" calcext:value-type="date">
            <text:p>27.01.2018 17:24</text:p>
          </table:table-cell>
          <table:table-cell office:value-type="float" office:value="7.164874" calcext:value-type="float">
            <text:p>7,164874</text:p>
          </table:table-cell>
          <table:table-cell office:value-type="float" office:value="76.626228" calcext:value-type="float">
            <text:p>76,626228</text:p>
          </table:table-cell>
          <table:table-cell office:value-type="float" office:value="972.030029" calcext:value-type="float">
            <text:p>972,030029</text:p>
          </table:table-cell>
          <table:table-cell table:number-columns-repeated="2" office:value-type="float" office:value="241.1875" calcext:value-type="float">
            <text:p>241,1875</text:p>
          </table:table-cell>
          <table:table-cell office:value-type="float" office:value="238.5" calcext:value-type="float">
            <text:p>238,5</text:p>
          </table:table-cell>
          <table:table-cell office:value-type="float" office:value="247.03125" calcext:value-type="float">
            <text:p>247,03125</text:p>
          </table:table-cell>
          <table:table-cell table:number-columns-repeated="1012"/>
        </table:table-row>
        <table:table-row table:style-name="ro1">
          <table:table-cell table:formula="of:=[.A810]-TIME(0;10;0)" office:value-type="date" office:date-value="2018-01-27T17:33:59.999992" calcext:value-type="date">
            <text:p>27.01.2018 17:34</text:p>
          </table:table-cell>
          <table:table-cell office:value-type="float" office:value="7.095445" calcext:value-type="float">
            <text:p>7,095445</text:p>
          </table:table-cell>
          <table:table-cell office:value-type="float" office:value="76.693367" calcext:value-type="float">
            <text:p>76,693367</text:p>
          </table:table-cell>
          <table:table-cell office:value-type="float" office:value="972.059998" calcext:value-type="float">
            <text:p>972,059998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45.15625" calcext:value-type="float">
            <text:p>245,15625</text:p>
          </table:table-cell>
          <table:table-cell table:number-columns-repeated="1012"/>
        </table:table-row>
        <table:table-row table:style-name="ro1">
          <table:table-cell table:formula="of:=[.A811]-TIME(0;10;0)" office:value-type="date" office:date-value="2018-01-27T17:43:59.999992" calcext:value-type="date">
            <text:p>27.01.2018 17:44</text:p>
          </table:table-cell>
          <table:table-cell office:value-type="float" office:value="7.012665" calcext:value-type="float">
            <text:p>7,012665</text:p>
          </table:table-cell>
          <table:table-cell office:value-type="float" office:value="76.615547" calcext:value-type="float">
            <text:p>76,615547</text:p>
          </table:table-cell>
          <table:table-cell office:value-type="float" office:value="972.23999" calcext:value-type="float">
            <text:p>972,23999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44.875" calcext:value-type="float">
            <text:p>244,875</text:p>
          </table:table-cell>
          <table:table-cell table:number-columns-repeated="1012"/>
        </table:table-row>
        <table:table-row table:style-name="ro1">
          <table:table-cell table:formula="of:=[.A812]-TIME(0;10;0)" office:value-type="date" office:date-value="2018-01-27T17:53:59.999993" calcext:value-type="date">
            <text:p>27.01.2018 17:54</text:p>
          </table:table-cell>
          <table:table-cell office:value-type="float" office:value="6.940566" calcext:value-type="float">
            <text:p>6,940566</text:p>
          </table:table-cell>
          <table:table-cell office:value-type="float" office:value="77.059586" calcext:value-type="float">
            <text:p>77,059586</text:p>
          </table:table-cell>
          <table:table-cell office:value-type="float" office:value="972.440002" calcext:value-type="float">
            <text:p>972,440002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45.3125" calcext:value-type="float">
            <text:p>245,3125</text:p>
          </table:table-cell>
          <table:table-cell table:number-columns-repeated="1012"/>
        </table:table-row>
        <table:table-row table:style-name="ro1">
          <table:table-cell table:formula="of:=[.A813]-TIME(0;10;0)" office:value-type="date" office:date-value="2018-01-27T18:03:59.999992" calcext:value-type="date">
            <text:p>27.01.2018 18:04</text:p>
          </table:table-cell>
          <table:table-cell office:value-type="float" office:value="6.900511" calcext:value-type="float">
            <text:p>6,900511</text:p>
          </table:table-cell>
          <table:table-cell office:value-type="float" office:value="76.917679" calcext:value-type="float">
            <text:p>76,917679</text:p>
          </table:table-cell>
          <table:table-cell office:value-type="float" office:value="972.450012" calcext:value-type="float">
            <text:p>972,450012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44.90625" calcext:value-type="float">
            <text:p>244,90625</text:p>
          </table:table-cell>
          <table:table-cell table:number-columns-repeated="1012"/>
        </table:table-row>
        <table:table-row table:style-name="ro1">
          <table:table-cell table:formula="of:=[.A814]-TIME(0;10;0)" office:value-type="date" office:date-value="2018-01-27T18:13:59.999992" calcext:value-type="date">
            <text:p>27.01.2018 18:14</text:p>
          </table:table-cell>
          <table:table-cell office:value-type="float" office:value="6.844434" calcext:value-type="float">
            <text:p>6,844434</text:p>
          </table:table-cell>
          <table:table-cell office:value-type="float" office:value="76.990921" calcext:value-type="float">
            <text:p>76,990921</text:p>
          </table:table-cell>
          <table:table-cell office:value-type="float" office:value="972.599976" calcext:value-type="float">
            <text:p>972,599976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59375" calcext:value-type="float">
            <text:p>238,59375</text:p>
          </table:table-cell>
          <table:table-cell office:value-type="float" office:value="246.9375" calcext:value-type="float">
            <text:p>246,9375</text:p>
          </table:table-cell>
          <table:table-cell table:number-columns-repeated="1012"/>
        </table:table-row>
        <table:table-row table:style-name="ro1">
          <table:table-cell table:formula="of:=[.A815]-TIME(0;10;0)" office:value-type="date" office:date-value="2018-01-27T18:23:59.999992" calcext:value-type="date">
            <text:p>27.01.2018 18:24</text:p>
          </table:table-cell>
          <table:table-cell office:value-type="float" office:value="6.758984" calcext:value-type="float">
            <text:p>6,758984</text:p>
          </table:table-cell>
          <table:table-cell office:value-type="float" office:value="77.326622" calcext:value-type="float">
            <text:p>77,326622</text:p>
          </table:table-cell>
          <table:table-cell office:value-type="float" office:value="972.700012" calcext:value-type="float">
            <text:p>972,700012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40625" calcext:value-type="float">
            <text:p>238,40625</text:p>
          </table:table-cell>
          <table:table-cell office:value-type="float" office:value="244.75" calcext:value-type="float">
            <text:p>244,75</text:p>
          </table:table-cell>
          <table:table-cell table:number-columns-repeated="1012"/>
        </table:table-row>
        <table:table-row table:style-name="ro1">
          <table:table-cell table:formula="of:=[.A816]-TIME(0;10;0)" office:value-type="date" office:date-value="2018-01-27T18:33:59.999992" calcext:value-type="date">
            <text:p>27.01.2018 18:34</text:p>
          </table:table-cell>
          <table:table-cell office:value-type="float" office:value="6.745632" calcext:value-type="float">
            <text:p>6,745632</text:p>
          </table:table-cell>
          <table:table-cell office:value-type="float" office:value="77.418175" calcext:value-type="float">
            <text:p>77,418175</text:p>
          </table:table-cell>
          <table:table-cell office:value-type="float" office:value="972.809998" calcext:value-type="float">
            <text:p>972,809998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45.53125" calcext:value-type="float">
            <text:p>245,53125</text:p>
          </table:table-cell>
          <table:table-cell table:number-columns-repeated="1012"/>
        </table:table-row>
        <table:table-row table:style-name="ro1">
          <table:table-cell table:formula="of:=[.A817]-TIME(0;10;0)" office:value-type="date" office:date-value="2018-01-27T18:43:59.999992" calcext:value-type="date">
            <text:p>27.01.2018 18:44</text:p>
          </table:table-cell>
          <table:table-cell office:value-type="float" office:value="6.758984" calcext:value-type="float">
            <text:p>6,758984</text:p>
          </table:table-cell>
          <table:table-cell office:value-type="float" office:value="77.695885" calcext:value-type="float">
            <text:p>77,695885</text:p>
          </table:table-cell>
          <table:table-cell office:value-type="float" office:value="972.659973" calcext:value-type="float">
            <text:p>972,659973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38.78125" calcext:value-type="float">
            <text:p>238,78125</text:p>
          </table:table-cell>
          <table:table-cell office:value-type="float" office:value="246.21875" calcext:value-type="float">
            <text:p>246,21875</text:p>
          </table:table-cell>
          <table:table-cell table:number-columns-repeated="1012"/>
        </table:table-row>
        <table:table-row table:style-name="ro1">
          <table:table-cell table:formula="of:=[.A818]-TIME(0;10;0)" office:value-type="date" office:date-value="2018-01-27T18:53:59.999992" calcext:value-type="date">
            <text:p>27.01.2018 18:54</text:p>
          </table:table-cell>
          <table:table-cell office:value-type="float" office:value="6.801709" calcext:value-type="float">
            <text:p>6,801709</text:p>
          </table:table-cell>
          <table:table-cell office:value-type="float" office:value="77.320518" calcext:value-type="float">
            <text:p>77,320518</text:p>
          </table:table-cell>
          <table:table-cell office:value-type="float" office:value="972.700012" calcext:value-type="float">
            <text:p>972,700012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45.53125" calcext:value-type="float">
            <text:p>245,53125</text:p>
          </table:table-cell>
          <table:table-cell table:number-columns-repeated="1012"/>
        </table:table-row>
        <table:table-row table:style-name="ro1">
          <table:table-cell table:formula="of:=[.A819]-TIME(0;10;0)" office:value-type="date" office:date-value="2018-01-27T19:03:59.999992" calcext:value-type="date">
            <text:p>27.01.2018 19:04</text:p>
          </table:table-cell>
          <table:table-cell office:value-type="float" office:value="6.633478" calcext:value-type="float">
            <text:p>6,633478</text:p>
          </table:table-cell>
          <table:table-cell office:value-type="float" office:value="78.086517" calcext:value-type="float">
            <text:p>78,086517</text:p>
          </table:table-cell>
          <table:table-cell office:value-type="float" office:value="972.710022" calcext:value-type="float">
            <text:p>972,710022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" calcext:value-type="float">
            <text:p>241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45.03125" calcext:value-type="float">
            <text:p>245,03125</text:p>
          </table:table-cell>
          <table:table-cell table:number-columns-repeated="1012"/>
        </table:table-row>
        <table:table-row table:style-name="ro1">
          <table:table-cell table:formula="of:=[.A820]-TIME(0;10;0)" office:value-type="date" office:date-value="2018-01-27T19:13:59.999992" calcext:value-type="date">
            <text:p>27.01.2018 19:14</text:p>
          </table:table-cell>
          <table:table-cell office:value-type="float" office:value="6.561379" calcext:value-type="float">
            <text:p>6,561379</text:p>
          </table:table-cell>
          <table:table-cell office:value-type="float" office:value="78.799118" calcext:value-type="float">
            <text:p>78,799118</text:p>
          </table:table-cell>
          <table:table-cell office:value-type="float" office:value="972.669983" calcext:value-type="float">
            <text:p>972,669983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75" calcext:value-type="float">
            <text:p>241,7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54.65625" calcext:value-type="float">
            <text:p>254,65625</text:p>
          </table:table-cell>
          <table:table-cell table:number-columns-repeated="1012"/>
        </table:table-row>
        <table:table-row table:style-name="ro1">
          <table:table-cell table:formula="of:=[.A821]-TIME(0;10;0)" office:value-type="date" office:date-value="2018-01-27T19:23:59.999993" calcext:value-type="date">
            <text:p>27.01.2018 19:24</text:p>
          </table:table-cell>
          <table:table-cell office:value-type="float" office:value="6.633478" calcext:value-type="float">
            <text:p>6,633478</text:p>
          </table:table-cell>
          <table:table-cell office:value-type="float" office:value="78.327614" calcext:value-type="float">
            <text:p>78,327614</text:p>
          </table:table-cell>
          <table:table-cell office:value-type="float" office:value="972.440002" calcext:value-type="float">
            <text:p>972,440002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45.90625" calcext:value-type="float">
            <text:p>245,90625</text:p>
          </table:table-cell>
          <table:table-cell table:number-columns-repeated="1012"/>
        </table:table-row>
        <table:table-row table:style-name="ro1">
          <table:table-cell table:formula="of:=[.A822]-TIME(0;10;0)" office:value-type="date" office:date-value="2018-01-27T19:33:59.999993" calcext:value-type="date">
            <text:p>27.01.2018 19:34</text:p>
          </table:table-cell>
          <table:table-cell office:value-type="float" office:value="6.633478" calcext:value-type="float">
            <text:p>6,633478</text:p>
          </table:table-cell>
          <table:table-cell office:value-type="float" office:value="78.242157" calcext:value-type="float">
            <text:p>78,242157</text:p>
          </table:table-cell>
          <table:table-cell office:value-type="float" office:value="972.650024" calcext:value-type="float">
            <text:p>972,650024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5" calcext:value-type="float">
            <text:p>238,5</text:p>
          </table:table-cell>
          <table:table-cell office:value-type="float" office:value="249.09375" calcext:value-type="float">
            <text:p>249,09375</text:p>
          </table:table-cell>
          <table:table-cell table:number-columns-repeated="1012"/>
        </table:table-row>
        <table:table-row table:style-name="ro1">
          <table:table-cell table:formula="of:=[.A823]-TIME(0;10;0)" office:value-type="date" office:date-value="2018-01-27T19:43:59.999993" calcext:value-type="date">
            <text:p>27.01.2018 19:44</text:p>
          </table:table-cell>
          <table:table-cell office:value-type="float" office:value="6.588083" calcext:value-type="float">
            <text:p>6,588083</text:p>
          </table:table-cell>
          <table:table-cell office:value-type="float" office:value="78.850998" calcext:value-type="float">
            <text:p>78,850998</text:p>
          </table:table-cell>
          <table:table-cell office:value-type="float" office:value="972.77002" calcext:value-type="float">
            <text:p>972,77002</text:p>
          </table:table-cell>
          <table:table-cell table:number-columns-repeated="2" office:value-type="float" office:value="241.28125" calcext:value-type="float">
            <text:p>241,28125</text:p>
          </table:table-cell>
          <table:table-cell office:value-type="float" office:value="238.625" calcext:value-type="float">
            <text:p>238,625</text:p>
          </table:table-cell>
          <table:table-cell office:value-type="float" office:value="247" calcext:value-type="float">
            <text:p>247</text:p>
          </table:table-cell>
          <table:table-cell table:number-columns-repeated="1012"/>
        </table:table-row>
        <table:table-row table:style-name="ro1">
          <table:table-cell table:formula="of:=[.A824]-TIME(0;10;0)" office:value-type="date" office:date-value="2018-01-27T19:53:59.999993" calcext:value-type="date">
            <text:p>27.01.2018 19:54</text:p>
          </table:table-cell>
          <table:table-cell office:value-type="float" office:value="6.633478" calcext:value-type="float">
            <text:p>6,633478</text:p>
          </table:table-cell>
          <table:table-cell office:value-type="float" office:value="78.881516" calcext:value-type="float">
            <text:p>78,881516</text:p>
          </table:table-cell>
          <table:table-cell office:value-type="float" office:value="972.940002" calcext:value-type="float">
            <text:p>972,940002</text:p>
          </table:table-cell>
          <table:table-cell table:number-columns-repeated="2" office:value-type="float" office:value="241.40625" calcext:value-type="float">
            <text:p>241,40625</text:p>
          </table:table-cell>
          <table:table-cell office:value-type="float" office:value="238.6875" calcext:value-type="float">
            <text:p>238,6875</text:p>
          </table:table-cell>
          <table:table-cell office:value-type="float" office:value="251.96875" calcext:value-type="float">
            <text:p>251,96875</text:p>
          </table:table-cell>
          <table:table-cell table:number-columns-repeated="1012"/>
        </table:table-row>
        <table:table-row table:style-name="ro1">
          <table:table-cell table:formula="of:=[.A825]-TIME(0;10;0)" office:value-type="date" office:date-value="2018-01-27T20:03:59.999993" calcext:value-type="date">
            <text:p>27.01.2018 20:04</text:p>
          </table:table-cell>
          <table:table-cell office:value-type="float" office:value="6.702907" calcext:value-type="float">
            <text:p>6,702907</text:p>
          </table:table-cell>
          <table:table-cell office:value-type="float" office:value="78.649574" calcext:value-type="float">
            <text:p>78,649574</text:p>
          </table:table-cell>
          <table:table-cell office:value-type="float" office:value="972.77002" calcext:value-type="float">
            <text:p>972,77002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38.84375" calcext:value-type="float">
            <text:p>238,84375</text:p>
          </table:table-cell>
          <table:table-cell office:value-type="float" office:value="247.28125" calcext:value-type="float">
            <text:p>247,28125</text:p>
          </table:table-cell>
          <table:table-cell table:number-columns-repeated="1012"/>
        </table:table-row>
        <table:table-row table:style-name="ro1">
          <table:table-cell table:formula="of:=[.A826]-TIME(0;10;0)" office:value-type="date" office:date-value="2018-01-27T20:13:59.999993" calcext:value-type="date">
            <text:p>27.01.2018 20:14</text:p>
          </table:table-cell>
          <table:table-cell office:value-type="float" office:value="6.617456" calcext:value-type="float">
            <text:p>6,617456</text:p>
          </table:table-cell>
          <table:table-cell office:value-type="float" office:value="78.941025" calcext:value-type="float">
            <text:p>78,941025</text:p>
          </table:table-cell>
          <table:table-cell office:value-type="float" office:value="972.77002" calcext:value-type="float">
            <text:p>972,77002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53125" calcext:value-type="float">
            <text:p>238,53125</text:p>
          </table:table-cell>
          <table:table-cell office:value-type="float" office:value="244.96875" calcext:value-type="float">
            <text:p>244,96875</text:p>
          </table:table-cell>
          <table:table-cell table:number-columns-repeated="1012"/>
        </table:table-row>
        <table:table-row table:style-name="ro1">
          <table:table-cell table:formula="of:=[.A827]-TIME(0;10;0)" office:value-type="date" office:date-value="2018-01-27T20:23:59.999993" calcext:value-type="date">
            <text:p>27.01.2018 20:24</text:p>
          </table:table-cell>
          <table:table-cell office:value-type="float" office:value="6.73228" calcext:value-type="float">
            <text:p>6,73228</text:p>
          </table:table-cell>
          <table:table-cell office:value-type="float" office:value="78.759445" calcext:value-type="float">
            <text:p>78,759445</text:p>
          </table:table-cell>
          <table:table-cell office:value-type="float" office:value="972.890015" calcext:value-type="float">
            <text:p>972,890015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39" calcext:value-type="float">
            <text:p>239</text:p>
          </table:table-cell>
          <table:table-cell office:value-type="float" office:value="248.25" calcext:value-type="float">
            <text:p>248,25</text:p>
          </table:table-cell>
          <table:table-cell table:number-columns-repeated="1012"/>
        </table:table-row>
        <table:table-row table:style-name="ro1">
          <table:table-cell table:formula="of:=[.A828]-TIME(0;10;0)" office:value-type="date" office:date-value="2018-01-27T20:33:59.999993" calcext:value-type="date">
            <text:p>27.01.2018 20:34</text:p>
          </table:table-cell>
          <table:table-cell office:value-type="float" office:value="6.758984" calcext:value-type="float">
            <text:p>6,758984</text:p>
          </table:table-cell>
          <table:table-cell office:value-type="float" office:value="78.84642" calcext:value-type="float">
            <text:p>78,84642</text:p>
          </table:table-cell>
          <table:table-cell office:value-type="float" office:value="972.830017" calcext:value-type="float">
            <text:p>972,830017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38.875" calcext:value-type="float">
            <text:p>238,875</text:p>
          </table:table-cell>
          <table:table-cell office:value-type="float" office:value="245.3125" calcext:value-type="float">
            <text:p>245,3125</text:p>
          </table:table-cell>
          <table:table-cell table:number-columns-repeated="1012"/>
        </table:table-row>
        <table:table-row table:style-name="ro1">
          <table:table-cell table:formula="of:=[.A829]-TIME(0;10;0)" office:value-type="date" office:date-value="2018-01-27T20:43:59.999993" calcext:value-type="date">
            <text:p>27.01.2018 20:44</text:p>
          </table:table-cell>
          <table:table-cell office:value-type="float" office:value="6.815061" calcext:value-type="float">
            <text:p>6,815061</text:p>
          </table:table-cell>
          <table:table-cell office:value-type="float" office:value="78.707558" calcext:value-type="float">
            <text:p>78,707558</text:p>
          </table:table-cell>
          <table:table-cell office:value-type="float" office:value="972.950012" calcext:value-type="float">
            <text:p>972,950012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38.8125" calcext:value-type="float">
            <text:p>238,8125</text:p>
          </table:table-cell>
          <table:table-cell office:value-type="float" office:value="249.5" calcext:value-type="float">
            <text:p>249,5</text:p>
          </table:table-cell>
          <table:table-cell table:number-columns-repeated="1012"/>
        </table:table-row>
        <table:table-row table:style-name="ro1">
          <table:table-cell table:formula="of:=[.A830]-TIME(0;10;0)" office:value-type="date" office:date-value="2018-01-27T20:53:59.999993" calcext:value-type="date">
            <text:p>27.01.2018 20:54</text:p>
          </table:table-cell>
          <table:table-cell office:value-type="float" office:value="6.788357" calcext:value-type="float">
            <text:p>6,788357</text:p>
          </table:table-cell>
          <table:table-cell office:value-type="float" office:value="79.093613" calcext:value-type="float">
            <text:p>79,093613</text:p>
          </table:table-cell>
          <table:table-cell office:value-type="float" office:value="972.789978" calcext:value-type="float">
            <text:p>972,789978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875" calcext:value-type="float">
            <text:p>238,875</text:p>
          </table:table-cell>
          <table:table-cell office:value-type="float" office:value="245.40625" calcext:value-type="float">
            <text:p>245,40625</text:p>
          </table:table-cell>
          <table:table-cell table:number-columns-repeated="1012"/>
        </table:table-row>
        <table:table-row table:style-name="ro1">
          <table:table-cell table:formula="of:=[.A831]-TIME(0;10;0)" office:value-type="date" office:date-value="2018-01-27T21:03:59.999993" calcext:value-type="date">
            <text:p>27.01.2018 21:04</text:p>
          </table:table-cell>
          <table:table-cell office:value-type="float" office:value="6.828413" calcext:value-type="float">
            <text:p>6,828413</text:p>
          </table:table-cell>
          <table:table-cell office:value-type="float" office:value="79.084457" calcext:value-type="float">
            <text:p>79,084457</text:p>
          </table:table-cell>
          <table:table-cell office:value-type="float" office:value="972.650024" calcext:value-type="float">
            <text:p>972,650024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38.8125" calcext:value-type="float">
            <text:p>238,8125</text:p>
          </table:table-cell>
          <table:table-cell office:value-type="float" office:value="246.03125" calcext:value-type="float">
            <text:p>246,03125</text:p>
          </table:table-cell>
          <table:table-cell table:number-columns-repeated="1012"/>
        </table:table-row>
        <table:table-row table:style-name="ro1">
          <table:table-cell table:formula="of:=[.A832]-TIME(0;10;0)" office:value-type="date" office:date-value="2018-01-27T21:13:59.999993" calcext:value-type="date">
            <text:p>27.01.2018 21:14</text:p>
          </table:table-cell>
          <table:table-cell office:value-type="float" office:value="6.844434" calcext:value-type="float">
            <text:p>6,844434</text:p>
          </table:table-cell>
          <table:table-cell office:value-type="float" office:value="79.288933" calcext:value-type="float">
            <text:p>79,288933</text:p>
          </table:table-cell>
          <table:table-cell office:value-type="float" office:value="972.869995" calcext:value-type="float">
            <text:p>972,869995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38.84375" calcext:value-type="float">
            <text:p>238,84375</text:p>
          </table:table-cell>
          <table:table-cell office:value-type="float" office:value="247.1875" calcext:value-type="float">
            <text:p>247,1875</text:p>
          </table:table-cell>
          <table:table-cell table:number-columns-repeated="1012"/>
        </table:table-row>
        <table:table-row table:style-name="ro1">
          <table:table-cell table:formula="of:=[.A833]-TIME(0;10;0)" office:value-type="date" office:date-value="2018-01-27T21:23:59.999993" calcext:value-type="date">
            <text:p>27.01.2018 21:24</text:p>
          </table:table-cell>
          <table:table-cell office:value-type="float" office:value="6.940566" calcext:value-type="float">
            <text:p>6,940566</text:p>
          </table:table-cell>
          <table:table-cell office:value-type="float" office:value="79.194321" calcext:value-type="float">
            <text:p>79,194321</text:p>
          </table:table-cell>
          <table:table-cell office:value-type="float" office:value="972.909973" calcext:value-type="float">
            <text:p>972,909973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38.96875" calcext:value-type="float">
            <text:p>238,96875</text:p>
          </table:table-cell>
          <table:table-cell office:value-type="float" office:value="252.78125" calcext:value-type="float">
            <text:p>252,78125</text:p>
          </table:table-cell>
          <table:table-cell table:number-columns-repeated="1012"/>
        </table:table-row>
        <table:table-row table:style-name="ro1">
          <table:table-cell table:formula="of:=[.A834]-TIME(0;10;0)" office:value-type="date" office:date-value="2018-01-27T21:33:59.999993" calcext:value-type="date">
            <text:p>27.01.2018 21:34</text:p>
          </table:table-cell>
          <table:table-cell office:value-type="float" office:value="7.082094" calcext:value-type="float">
            <text:p>7,082094</text:p>
          </table:table-cell>
          <table:table-cell office:value-type="float" office:value="78.918137" calcext:value-type="float">
            <text:p>78,918137</text:p>
          </table:table-cell>
          <table:table-cell office:value-type="float" office:value="972.880005" calcext:value-type="float">
            <text:p>972,880005</text:p>
          </table:table-cell>
          <table:table-cell office:value-type="float" office:value="241.78125" calcext:value-type="float">
            <text:p>241,78125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39.1875" calcext:value-type="float">
            <text:p>239,1875</text:p>
          </table:table-cell>
          <table:table-cell office:value-type="float" office:value="246.71875" calcext:value-type="float">
            <text:p>246,71875</text:p>
          </table:table-cell>
          <table:table-cell table:number-columns-repeated="1012"/>
        </table:table-row>
        <table:table-row table:style-name="ro1">
          <table:table-cell table:formula="of:=[.A835]-TIME(0;10;0)" office:value-type="date" office:date-value="2018-01-27T21:43:59.999994" calcext:value-type="date">
            <text:p>27.01.2018 21:44</text:p>
          </table:table-cell>
          <table:table-cell office:value-type="float" office:value="7.124819" calcext:value-type="float">
            <text:p>7,124819</text:p>
          </table:table-cell>
          <table:table-cell office:value-type="float" office:value="78.942551" calcext:value-type="float">
            <text:p>78,942551</text:p>
          </table:table-cell>
          <table:table-cell office:value-type="float" office:value="972.75" calcext:value-type="float">
            <text:p>972,75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39.15625" calcext:value-type="float">
            <text:p>239,15625</text:p>
          </table:table-cell>
          <table:table-cell office:value-type="float" office:value="249.40625" calcext:value-type="float">
            <text:p>249,40625</text:p>
          </table:table-cell>
          <table:table-cell table:number-columns-repeated="1012"/>
        </table:table-row>
        <table:table-row table:style-name="ro1">
          <table:table-cell table:formula="of:=[.A836]-TIME(0;10;0)" office:value-type="date" office:date-value="2018-01-27T21:53:59.999994" calcext:value-type="date">
            <text:p>27.01.2018 21:54</text:p>
          </table:table-cell>
          <table:table-cell office:value-type="float" office:value="7.108797" calcext:value-type="float">
            <text:p>7,108797</text:p>
          </table:table-cell>
          <table:table-cell office:value-type="float" office:value="79.023422" calcext:value-type="float">
            <text:p>79,023422</text:p>
          </table:table-cell>
          <table:table-cell office:value-type="float" office:value="972.849976" calcext:value-type="float">
            <text:p>972,849976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75" calcext:value-type="float">
            <text:p>241,75</text:p>
          </table:table-cell>
          <table:table-cell office:value-type="float" office:value="239.0625" calcext:value-type="float">
            <text:p>239,0625</text:p>
          </table:table-cell>
          <table:table-cell office:value-type="float" office:value="250.53125" calcext:value-type="float">
            <text:p>250,53125</text:p>
          </table:table-cell>
          <table:table-cell table:number-columns-repeated="1012"/>
        </table:table-row>
        <table:table-row table:style-name="ro1">
          <table:table-cell table:formula="of:=[.A837]-TIME(0;10;0)" office:value-type="date" office:date-value="2018-01-27T22:03:59.999994" calcext:value-type="date">
            <text:p>27.01.2018 22:04</text:p>
          </table:table-cell>
          <table:table-cell office:value-type="float" office:value="7.194247" calcext:value-type="float">
            <text:p>7,194247</text:p>
          </table:table-cell>
          <table:table-cell office:value-type="float" office:value="79.038681" calcext:value-type="float">
            <text:p>79,038681</text:p>
          </table:table-cell>
          <table:table-cell office:value-type="float" office:value="973.01001" calcext:value-type="float">
            <text:p>973,01001</text:p>
          </table:table-cell>
          <table:table-cell office:value-type="float" office:value="241.90625" calcext:value-type="float">
            <text:p>241,90625</text:p>
          </table:table-cell>
          <table:table-cell office:value-type="float" office:value="241.9375" calcext:value-type="float">
            <text:p>241,9375</text:p>
          </table:table-cell>
          <table:table-cell office:value-type="float" office:value="239.4375" calcext:value-type="float">
            <text:p>239,4375</text:p>
          </table:table-cell>
          <table:table-cell office:value-type="float" office:value="250.0625" calcext:value-type="float">
            <text:p>250,0625</text:p>
          </table:table-cell>
          <table:table-cell table:number-columns-repeated="1012"/>
        </table:table-row>
        <table:table-row table:style-name="ro1">
          <table:table-cell table:formula="of:=[.A838]-TIME(0;10;0)" office:value-type="date" office:date-value="2018-01-27T22:13:59.999994" calcext:value-type="date">
            <text:p>27.01.2018 22:14</text:p>
          </table:table-cell>
          <table:table-cell office:value-type="float" office:value="7.263676" calcext:value-type="float">
            <text:p>7,263676</text:p>
          </table:table-cell>
          <table:table-cell office:value-type="float" office:value="78.553444" calcext:value-type="float">
            <text:p>78,553444</text:p>
          </table:table-cell>
          <table:table-cell office:value-type="float" office:value="972.890015" calcext:value-type="float">
            <text:p>972,890015</text:p>
          </table:table-cell>
          <table:table-cell table:number-columns-repeated="2" office:value-type="float" office:value="241.40625" calcext:value-type="float">
            <text:p>241,40625</text:p>
          </table:table-cell>
          <table:table-cell office:value-type="float" office:value="239.09375" calcext:value-type="float">
            <text:p>239,09375</text:p>
          </table:table-cell>
          <table:table-cell office:value-type="float" office:value="247.96875" calcext:value-type="float">
            <text:p>247,96875</text:p>
          </table:table-cell>
          <table:table-cell table:number-columns-repeated="1012"/>
        </table:table-row>
        <table:table-row table:style-name="ro1">
          <table:table-cell table:formula="of:=[.A839]-TIME(0;10;0)" office:value-type="date" office:date-value="2018-01-27T22:23:59.999994" calcext:value-type="date">
            <text:p>27.01.2018 22:24</text:p>
          </table:table-cell>
          <table:table-cell office:value-type="float" office:value="7.277028" calcext:value-type="float">
            <text:p>7,277028</text:p>
          </table:table-cell>
          <table:table-cell office:value-type="float" office:value="78.895248" calcext:value-type="float">
            <text:p>78,895248</text:p>
          </table:table-cell>
          <table:table-cell office:value-type="float" office:value="972.619995" calcext:value-type="float">
            <text:p>972,619995</text:p>
          </table:table-cell>
          <table:table-cell table:number-columns-repeated="2" office:value-type="float" office:value="241.59375" calcext:value-type="float">
            <text:p>241,59375</text:p>
          </table:table-cell>
          <table:table-cell office:value-type="float" office:value="238.875" calcext:value-type="float">
            <text:p>238,875</text:p>
          </table:table-cell>
          <table:table-cell office:value-type="float" office:value="246.625" calcext:value-type="float">
            <text:p>246,625</text:p>
          </table:table-cell>
          <table:table-cell table:number-columns-repeated="1012"/>
        </table:table-row>
        <table:table-row table:style-name="ro1">
          <table:table-cell table:formula="of:=[.A840]-TIME(0;10;0)" office:value-type="date" office:date-value="2018-01-27T22:33:59.999994" calcext:value-type="date">
            <text:p>27.01.2018 22:34</text:p>
          </table:table-cell>
          <table:table-cell office:value-type="float" office:value="7.263676" calcext:value-type="float">
            <text:p>7,263676</text:p>
          </table:table-cell>
          <table:table-cell office:value-type="float" office:value="79.02037" calcext:value-type="float">
            <text:p>79,02037</text:p>
          </table:table-cell>
          <table:table-cell office:value-type="float" office:value="972.669983" calcext:value-type="float">
            <text:p>972,669983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39.25" calcext:value-type="float">
            <text:p>239,25</text:p>
          </table:table-cell>
          <table:table-cell office:value-type="float" office:value="248" calcext:value-type="float">
            <text:p>248</text:p>
          </table:table-cell>
          <table:table-cell table:number-columns-repeated="1012"/>
        </table:table-row>
        <table:table-row table:style-name="ro1">
          <table:table-cell table:formula="of:=[.A841]-TIME(0;10;0)" office:value-type="date" office:date-value="2018-01-27T22:43:59.999994" calcext:value-type="date">
            <text:p>27.01.2018 22:44</text:p>
          </table:table-cell>
          <table:table-cell office:value-type="float" office:value="7.194247" calcext:value-type="float">
            <text:p>7,194247</text:p>
          </table:table-cell>
          <table:table-cell office:value-type="float" office:value="79.363701" calcext:value-type="float">
            <text:p>79,363701</text:p>
          </table:table-cell>
          <table:table-cell office:value-type="float" office:value="972.549988" calcext:value-type="float">
            <text:p>972,549988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39" calcext:value-type="float">
            <text:p>239</text:p>
          </table:table-cell>
          <table:table-cell office:value-type="float" office:value="247.84375" calcext:value-type="float">
            <text:p>247,84375</text:p>
          </table:table-cell>
          <table:table-cell table:number-columns-repeated="1012"/>
        </table:table-row>
        <table:table-row table:style-name="ro1">
          <table:table-cell table:formula="of:=[.A842]-TIME(0;10;0)" office:value-type="date" office:date-value="2018-01-27T22:53:59.999994" calcext:value-type="date">
            <text:p>27.01.2018 22:54</text:p>
          </table:table-cell>
          <table:table-cell office:value-type="float" office:value="7.263676" calcext:value-type="float">
            <text:p>7,263676</text:p>
          </table:table-cell>
          <table:table-cell office:value-type="float" office:value="79.359123" calcext:value-type="float">
            <text:p>79,359123</text:p>
          </table:table-cell>
          <table:table-cell office:value-type="float" office:value="972.52002" calcext:value-type="float">
            <text:p>972,52002</text:p>
          </table:table-cell>
          <table:table-cell office:value-type="float" office:value="241.75" calcext:value-type="float">
            <text:p>241,75</text:p>
          </table:table-cell>
          <table:table-cell office:value-type="float" office:value="241.78125" calcext:value-type="float">
            <text:p>241,78125</text:p>
          </table:table-cell>
          <table:table-cell office:value-type="float" office:value="239.125" calcext:value-type="float">
            <text:p>239,125</text:p>
          </table:table-cell>
          <table:table-cell office:value-type="float" office:value="249.5625" calcext:value-type="float">
            <text:p>249,5625</text:p>
          </table:table-cell>
          <table:table-cell table:number-columns-repeated="1012"/>
        </table:table-row>
        <table:table-row table:style-name="ro1">
          <table:table-cell table:formula="of:=[.A843]-TIME(0;10;0)" office:value-type="date" office:date-value="2018-01-27T23:03:59.999994" calcext:value-type="date">
            <text:p>27.01.2018 23:04</text:p>
          </table:table-cell>
          <table:table-cell office:value-type="float" office:value="7.389181" calcext:value-type="float">
            <text:p>7,389181</text:p>
          </table:table-cell>
          <table:table-cell office:value-type="float" office:value="78.991379" calcext:value-type="float">
            <text:p>78,991379</text:p>
          </table:table-cell>
          <table:table-cell office:value-type="float" office:value="972.570007" calcext:value-type="float">
            <text:p>972,570007</text:p>
          </table:table-cell>
          <table:table-cell office:value-type="float" office:value="241.8125" calcext:value-type="float">
            <text:p>241,8125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39" calcext:value-type="float">
            <text:p>239</text:p>
          </table:table-cell>
          <table:table-cell office:value-type="float" office:value="245.3125" calcext:value-type="float">
            <text:p>245,3125</text:p>
          </table:table-cell>
          <table:table-cell table:number-columns-repeated="1012"/>
        </table:table-row>
        <table:table-row table:style-name="ro1">
          <table:table-cell table:formula="of:=[.A844]-TIME(0;10;0)" office:value-type="date" office:date-value="2018-01-27T23:13:59.999994" calcext:value-type="date">
            <text:p>27.01.2018 23:14</text:p>
          </table:table-cell>
          <table:table-cell office:value-type="float" office:value="7.474632" calcext:value-type="float">
            <text:p>7,474632</text:p>
          </table:table-cell>
          <table:table-cell office:value-type="float" office:value="78.731972" calcext:value-type="float">
            <text:p>78,731972</text:p>
          </table:table-cell>
          <table:table-cell office:value-type="float" office:value="972.570007" calcext:value-type="float">
            <text:p>972,570007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38.96875" calcext:value-type="float">
            <text:p>238,96875</text:p>
          </table:table-cell>
          <table:table-cell office:value-type="float" office:value="245.84375" calcext:value-type="float">
            <text:p>245,84375</text:p>
          </table:table-cell>
          <table:table-cell table:number-columns-repeated="1012"/>
        </table:table-row>
        <table:table-row table:style-name="ro1">
          <table:table-cell table:formula="of:=[.A845]-TIME(0;10;0)" office:value-type="date" office:date-value="2018-01-27T23:23:59.999994" calcext:value-type="date">
            <text:p>27.01.2018 23:24</text:p>
          </table:table-cell>
          <table:table-cell office:value-type="float" office:value="7.418555" calcext:value-type="float">
            <text:p>7,418555</text:p>
          </table:table-cell>
          <table:table-cell office:value-type="float" office:value="78.635841" calcext:value-type="float">
            <text:p>78,635841</text:p>
          </table:table-cell>
          <table:table-cell office:value-type="float" office:value="972.359985" calcext:value-type="float">
            <text:p>972,359985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38.875" calcext:value-type="float">
            <text:p>238,875</text:p>
          </table:table-cell>
          <table:table-cell office:value-type="float" office:value="243.46875" calcext:value-type="float">
            <text:p>243,46875</text:p>
          </table:table-cell>
          <table:table-cell table:number-columns-repeated="1012"/>
        </table:table-row>
        <table:table-row table:style-name="ro1">
          <table:table-cell table:formula="of:=[.A846]-TIME(0;10;0)" office:value-type="date" office:date-value="2018-01-27T23:33:59.999994" calcext:value-type="date">
            <text:p>27.01.2018 23:34</text:p>
          </table:table-cell>
          <table:table-cell office:value-type="float" office:value="7.405203" calcext:value-type="float">
            <text:p>7,405203</text:p>
          </table:table-cell>
          <table:table-cell office:value-type="float" office:value="78.466469" calcext:value-type="float">
            <text:p>78,466469</text:p>
          </table:table-cell>
          <table:table-cell office:value-type="float" office:value="972.380005" calcext:value-type="float">
            <text:p>972,380005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39" calcext:value-type="float">
            <text:p>239</text:p>
          </table:table-cell>
          <table:table-cell office:value-type="float" office:value="244.875" calcext:value-type="float">
            <text:p>244,875</text:p>
          </table:table-cell>
          <table:table-cell table:number-columns-repeated="1012"/>
        </table:table-row>
        <table:table-row table:style-name="ro1">
          <table:table-cell table:formula="of:=[.A847]-TIME(0;10;0)" office:value-type="date" office:date-value="2018-01-27T23:43:59.999994" calcext:value-type="date">
            <text:p>27.01.2018 23:44</text:p>
          </table:table-cell>
          <table:table-cell office:value-type="float" office:value="7.389181" calcext:value-type="float">
            <text:p>7,389181</text:p>
          </table:table-cell>
          <table:table-cell office:value-type="float" office:value="78.272682" calcext:value-type="float">
            <text:p>78,272682</text:p>
          </table:table-cell>
          <table:table-cell office:value-type="float" office:value="972.349976" calcext:value-type="float">
            <text:p>972,349976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38.9375" calcext:value-type="float">
            <text:p>238,9375</text:p>
          </table:table-cell>
          <table:table-cell office:value-type="float" office:value="239.34375" calcext:value-type="float">
            <text:p>239,34375</text:p>
          </table:table-cell>
          <table:table-cell table:number-columns-repeated="1012"/>
        </table:table-row>
        <table:table-row table:style-name="ro1">
          <table:table-cell table:formula="of:=[.A848]-TIME(0;10;0)" office:value-type="date" office:date-value="2018-01-27T23:53:59.999994" calcext:value-type="date">
            <text:p>27.01.2018 23:54</text:p>
          </table:table-cell>
          <table:table-cell office:value-type="float" office:value="7.418555" calcext:value-type="float">
            <text:p>7,418555</text:p>
          </table:table-cell>
          <table:table-cell office:value-type="float" office:value="77.930878" calcext:value-type="float">
            <text:p>77,930878</text:p>
          </table:table-cell>
          <table:table-cell office:value-type="float" office:value="972.47998" calcext:value-type="float">
            <text:p>972,47998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38.78125" calcext:value-type="float">
            <text:p>238,78125</text:p>
          </table:table-cell>
          <table:table-cell office:value-type="float" office:value="239.03125" calcext:value-type="float">
            <text:p>239,03125</text:p>
          </table:table-cell>
          <table:table-cell table:number-columns-repeated="1012"/>
        </table:table-row>
        <table:table-row table:style-name="ro1">
          <table:table-cell table:formula="of:=[.A849]-TIME(0;10;0)" office:value-type="date" office:date-value="2018-01-28T00:03:59.999994" calcext:value-type="date">
            <text:p>28.01.2018 00:04</text:p>
          </table:table-cell>
          <table:table-cell office:value-type="float" office:value="7.431907" calcext:value-type="float">
            <text:p>7,431907</text:p>
          </table:table-cell>
          <table:table-cell office:value-type="float" office:value="77.036697" calcext:value-type="float">
            <text:p>77,036697</text:p>
          </table:table-cell>
          <table:table-cell office:value-type="float" office:value="972.390015" calcext:value-type="float">
            <text:p>972,390015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38.71875" calcext:value-type="float">
            <text:p>238,71875</text:p>
          </table:table-cell>
          <table:table-cell office:value-type="float" office:value="239" calcext:value-type="float">
            <text:p>239</text:p>
          </table:table-cell>
          <table:table-cell table:number-columns-repeated="1012"/>
        </table:table-row>
        <table:table-row table:style-name="ro1">
          <table:table-cell table:formula="of:=[.A850]-TIME(0;10;0)" office:value-type="date" office:date-value="2018-01-28T00:13:59.999995" calcext:value-type="date">
            <text:p>28.01.2018 00:14</text:p>
          </table:table-cell>
          <table:table-cell office:value-type="float" office:value="7.517357" calcext:value-type="float">
            <text:p>7,517357</text:p>
          </table:table-cell>
          <table:table-cell office:value-type="float" office:value="75.823608" calcext:value-type="float">
            <text:p>75,823608</text:p>
          </table:table-cell>
          <table:table-cell office:value-type="float" office:value="972.450012" calcext:value-type="float">
            <text:p>972,450012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90625" calcext:value-type="float">
            <text:p>238,90625</text:p>
          </table:table-cell>
          <table:table-cell office:value-type="float" office:value="239.125" calcext:value-type="float">
            <text:p>239,125</text:p>
          </table:table-cell>
          <table:table-cell table:number-columns-repeated="1012"/>
        </table:table-row>
        <table:table-row table:style-name="ro1">
          <table:table-cell table:formula="of:=[.A851]-TIME(0;10;0)" office:value-type="date" office:date-value="2018-01-28T00:23:59.999995" calcext:value-type="date">
            <text:p>28.01.2018 00:24</text:p>
          </table:table-cell>
          <table:table-cell office:value-type="float" office:value="7.54406" calcext:value-type="float">
            <text:p>7,54406</text:p>
          </table:table-cell>
          <table:table-cell office:value-type="float" office:value="74.668495" calcext:value-type="float">
            <text:p>74,668495</text:p>
          </table:table-cell>
          <table:table-cell office:value-type="float" office:value="972.359985" calcext:value-type="float">
            <text:p>972,35998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59375" calcext:value-type="float">
            <text:p>238,59375</text:p>
          </table:table-cell>
          <table:table-cell office:value-type="float" office:value="238.84375" calcext:value-type="float">
            <text:p>238,84375</text:p>
          </table:table-cell>
          <table:table-cell table:number-columns-repeated="1012"/>
        </table:table-row>
        <table:table-row table:style-name="ro1">
          <table:table-cell table:formula="of:=[.A852]-TIME(0;10;0)" office:value-type="date" office:date-value="2018-01-28T00:33:59.999995" calcext:value-type="date">
            <text:p>28.01.2018 00:34</text:p>
          </table:table-cell>
          <table:table-cell office:value-type="float" office:value="7.586786" calcext:value-type="float">
            <text:p>7,586786</text:p>
          </table:table-cell>
          <table:table-cell office:value-type="float" office:value="74.221405" calcext:value-type="float">
            <text:p>74,221405</text:p>
          </table:table-cell>
          <table:table-cell office:value-type="float" office:value="972.340027" calcext:value-type="float">
            <text:p>972,340027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625" calcext:value-type="float">
            <text:p>238,625</text:p>
          </table:table-cell>
          <table:table-cell office:value-type="float" office:value="238.90625" calcext:value-type="float">
            <text:p>238,90625</text:p>
          </table:table-cell>
          <table:table-cell table:number-columns-repeated="1012"/>
        </table:table-row>
        <table:table-row table:style-name="ro1">
          <table:table-cell table:formula="of:=[.A853]-TIME(0;10;0)" office:value-type="date" office:date-value="2018-01-28T00:43:59.999995" calcext:value-type="date">
            <text:p>28.01.2018 00:44</text:p>
          </table:table-cell>
          <table:table-cell office:value-type="float" office:value="7.600137" calcext:value-type="float">
            <text:p>7,600137</text:p>
          </table:table-cell>
          <table:table-cell office:value-type="float" office:value="72.251472" calcext:value-type="float">
            <text:p>72,251472</text:p>
          </table:table-cell>
          <table:table-cell office:value-type="float" office:value="972.190002" calcext:value-type="float">
            <text:p>972,190002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38.71875" calcext:value-type="float">
            <text:p>238,71875</text:p>
          </table:table-cell>
          <table:table-cell table:number-columns-repeated="1012"/>
        </table:table-row>
        <table:table-row table:style-name="ro1">
          <table:table-cell table:formula="of:=[.A854]-TIME(0;10;0)" office:value-type="date" office:date-value="2018-01-28T00:53:59.999995" calcext:value-type="date">
            <text:p>28.01.2018 00:54</text:p>
          </table:table-cell>
          <table:table-cell office:value-type="float" office:value="7.669566" calcext:value-type="float">
            <text:p>7,669566</text:p>
          </table:table-cell>
          <table:table-cell office:value-type="float" office:value="72.092773" calcext:value-type="float">
            <text:p>72,092773</text:p>
          </table:table-cell>
          <table:table-cell office:value-type="float" office:value="972.190002" calcext:value-type="float">
            <text:p>972,190002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625" calcext:value-type="float">
            <text:p>238,625</text:p>
          </table:table-cell>
          <table:table-cell office:value-type="float" office:value="238.75" calcext:value-type="float">
            <text:p>238,75</text:p>
          </table:table-cell>
          <table:table-cell table:number-columns-repeated="1012"/>
        </table:table-row>
        <table:table-row table:style-name="ro1">
          <table:table-cell table:formula="of:=[.A855]-TIME(0;10;0)" office:value-type="date" office:date-value="2018-01-28T01:03:59.999995" calcext:value-type="date">
            <text:p>28.01.2018 01:04</text:p>
          </table:table-cell>
          <table:table-cell office:value-type="float" office:value="7.725643" calcext:value-type="float">
            <text:p>7,725643</text:p>
          </table:table-cell>
          <table:table-cell office:value-type="float" office:value="71.816589" calcext:value-type="float">
            <text:p>71,816589</text:p>
          </table:table-cell>
          <table:table-cell office:value-type="float" office:value="972.27002" calcext:value-type="float">
            <text:p>972,27002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8.40625" calcext:value-type="float">
            <text:p>238,40625</text:p>
          </table:table-cell>
          <table:table-cell office:value-type="float" office:value="238.53125" calcext:value-type="float">
            <text:p>238,53125</text:p>
          </table:table-cell>
          <table:table-cell table:number-columns-repeated="1012"/>
        </table:table-row>
        <table:table-row table:style-name="ro1">
          <table:table-cell table:formula="of:=[.A856]-TIME(0;10;0)" office:value-type="date" office:date-value="2018-01-28T01:13:59.999995" calcext:value-type="date">
            <text:p>28.01.2018 01:14</text:p>
          </table:table-cell>
          <table:table-cell office:value-type="float" office:value="7.757687" calcext:value-type="float">
            <text:p>7,757687</text:p>
          </table:table-cell>
          <table:table-cell office:value-type="float" office:value="71.488518" calcext:value-type="float">
            <text:p>71,488518</text:p>
          </table:table-cell>
          <table:table-cell office:value-type="float" office:value="972.47998" calcext:value-type="float">
            <text:p>972,47998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38.375" calcext:value-type="float">
            <text:p>238,375</text:p>
          </table:table-cell>
          <table:table-cell table:number-columns-repeated="1012"/>
        </table:table-row>
        <table:table-row table:style-name="ro1">
          <table:table-cell table:formula="of:=[.A857]-TIME(0;10;0)" office:value-type="date" office:date-value="2018-01-28T01:23:59.999995" calcext:value-type="date">
            <text:p>28.01.2018 01:24</text:p>
          </table:table-cell>
          <table:table-cell office:value-type="float" office:value="7.757687" calcext:value-type="float">
            <text:p>7,757687</text:p>
          </table:table-cell>
          <table:table-cell office:value-type="float" office:value="71.102463" calcext:value-type="float">
            <text:p>71,102463</text:p>
          </table:table-cell>
          <table:table-cell office:value-type="float" office:value="972.450012" calcext:value-type="float">
            <text:p>972,450012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38.375" calcext:value-type="float">
            <text:p>238,375</text:p>
          </table:table-cell>
          <table:table-cell table:number-columns-repeated="1012"/>
        </table:table-row>
        <table:table-row table:style-name="ro1">
          <table:table-cell table:formula="of:=[.A858]-TIME(0;10;0)" office:value-type="date" office:date-value="2018-01-28T01:33:59.999995" calcext:value-type="date">
            <text:p>28.01.2018 01:34</text:p>
          </table:table-cell>
          <table:table-cell office:value-type="float" office:value="7.744335" calcext:value-type="float">
            <text:p>7,744335</text:p>
          </table:table-cell>
          <table:table-cell office:value-type="float" office:value="70.852219" calcext:value-type="float">
            <text:p>70,852219</text:p>
          </table:table-cell>
          <table:table-cell office:value-type="float" office:value="972.539978" calcext:value-type="float">
            <text:p>972,539978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38.375" calcext:value-type="float">
            <text:p>238,375</text:p>
          </table:table-cell>
          <table:table-cell table:number-columns-repeated="1012"/>
        </table:table-row>
        <table:table-row table:style-name="ro1">
          <table:table-cell table:formula="of:=[.A859]-TIME(0;10;0)" office:value-type="date" office:date-value="2018-01-28T01:43:59.999995" calcext:value-type="date">
            <text:p>28.01.2018 01:44</text:p>
          </table:table-cell>
          <table:table-cell office:value-type="float" office:value="7.712291" calcext:value-type="float">
            <text:p>7,712291</text:p>
          </table:table-cell>
          <table:table-cell office:value-type="float" office:value="70.682838" calcext:value-type="float">
            <text:p>70,682838</text:p>
          </table:table-cell>
          <table:table-cell office:value-type="float" office:value="972.650024" calcext:value-type="float">
            <text:p>972,650024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38.15625" calcext:value-type="float">
            <text:p>238,15625</text:p>
          </table:table-cell>
          <table:table-cell table:number-columns-repeated="1012"/>
        </table:table-row>
        <table:table-row table:style-name="ro1">
          <table:table-cell table:formula="of:=[.A860]-TIME(0;10;0)" office:value-type="date" office:date-value="2018-01-28T01:53:59.999995" calcext:value-type="date">
            <text:p>28.01.2018 01:54</text:p>
          </table:table-cell>
          <table:table-cell office:value-type="float" office:value="7.656214" calcext:value-type="float">
            <text:p>7,656214</text:p>
          </table:table-cell>
          <table:table-cell office:value-type="float" office:value="69.872589" calcext:value-type="float">
            <text:p>69,872589</text:p>
          </table:table-cell>
          <table:table-cell office:value-type="float" office:value="972.619995" calcext:value-type="float">
            <text:p>972,61999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38.3125" calcext:value-type="float">
            <text:p>238,3125</text:p>
          </table:table-cell>
          <table:table-cell table:number-columns-repeated="1012"/>
        </table:table-row>
        <table:table-row table:style-name="ro1">
          <table:table-cell table:formula="of:=[.A861]-TIME(0;10;0)" office:value-type="date" office:date-value="2018-01-28T02:03:59.999995" calcext:value-type="date">
            <text:p>28.01.2018 02:04</text:p>
          </table:table-cell>
          <table:table-cell office:value-type="float" office:value="7.656214" calcext:value-type="float">
            <text:p>7,656214</text:p>
          </table:table-cell>
          <table:table-cell office:value-type="float" office:value="70.156403" calcext:value-type="float">
            <text:p>70,156403</text:p>
          </table:table-cell>
          <table:table-cell office:value-type="float" office:value="972.700012" calcext:value-type="float">
            <text:p>972,700012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38.21875" calcext:value-type="float">
            <text:p>238,21875</text:p>
          </table:table-cell>
          <table:table-cell table:number-columns-repeated="1012"/>
        </table:table-row>
        <table:table-row table:style-name="ro1">
          <table:table-cell table:formula="of:=[.A862]-TIME(0;10;0)" office:value-type="date" office:date-value="2018-01-28T02:13:59.999995" calcext:value-type="date">
            <text:p>28.01.2018 02:14</text:p>
          </table:table-cell>
          <table:table-cell office:value-type="float" office:value="7.669566" calcext:value-type="float">
            <text:p>7,669566</text:p>
          </table:table-cell>
          <table:table-cell office:value-type="float" office:value="69.454491" calcext:value-type="float">
            <text:p>69,454491</text:p>
          </table:table-cell>
          <table:table-cell office:value-type="float" office:value="972.799988" calcext:value-type="float">
            <text:p>972,799988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41.53125" calcext:value-type="float">
            <text:p>241,53125</text:p>
          </table:table-cell>
          <table:table-cell table:number-columns-repeated="1012"/>
        </table:table-row>
        <table:table-row table:style-name="ro1">
          <table:table-cell table:formula="of:=[.A863]-TIME(0;10;0)" office:value-type="date" office:date-value="2018-01-28T02:23:59.999995" calcext:value-type="date">
            <text:p>28.01.2018 02:24</text:p>
          </table:table-cell>
          <table:table-cell office:value-type="float" office:value="7.981994" calcext:value-type="float">
            <text:p>7,981994</text:p>
          </table:table-cell>
          <table:table-cell office:value-type="float" office:value="68.467232" calcext:value-type="float">
            <text:p>68,467232</text:p>
          </table:table-cell>
          <table:table-cell office:value-type="float" office:value="972.719971" calcext:value-type="float">
            <text:p>972,719971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1.625" calcext:value-type="float">
            <text:p>241,625</text:p>
          </table:table-cell>
          <table:table-cell table:number-columns-repeated="1012"/>
        </table:table-row>
        <table:table-row table:style-name="ro1">
          <table:table-cell table:formula="of:=[.A864]-TIME(0;10;0)" office:value-type="date" office:date-value="2018-01-28T02:33:59.999996" calcext:value-type="date">
            <text:p>28.01.2018 02:34</text:p>
          </table:table-cell>
          <table:table-cell office:value-type="float" office:value="8.401236" calcext:value-type="float">
            <text:p>8,401236</text:p>
          </table:table-cell>
          <table:table-cell office:value-type="float" office:value="67.101547" calcext:value-type="float">
            <text:p>67,101547</text:p>
          </table:table-cell>
          <table:table-cell office:value-type="float" office:value="972.890015" calcext:value-type="float">
            <text:p>972,89001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0.65625" calcext:value-type="float">
            <text:p>240,65625</text:p>
          </table:table-cell>
          <table:table-cell table:number-columns-repeated="1012"/>
        </table:table-row>
        <table:table-row table:style-name="ro1">
          <table:table-cell table:formula="of:=[.A865]-TIME(0;10;0)" office:value-type="date" office:date-value="2018-01-28T02:43:59.999996" calcext:value-type="date">
            <text:p>28.01.2018 02:44</text:p>
          </table:table-cell>
          <table:table-cell office:value-type="float" office:value="8.486687" calcext:value-type="float">
            <text:p>8,486687</text:p>
          </table:table-cell>
          <table:table-cell office:value-type="float" office:value="66.398109" calcext:value-type="float">
            <text:p>66,398109</text:p>
          </table:table-cell>
          <table:table-cell office:value-type="float" office:value="972.799988" calcext:value-type="float">
            <text:p>972,799988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40.46875" calcext:value-type="float">
            <text:p>240,46875</text:p>
          </table:table-cell>
          <table:table-cell table:number-columns-repeated="1012"/>
        </table:table-row>
        <table:table-row table:style-name="ro1">
          <table:table-cell table:formula="of:=[.A866]-TIME(0;10;0)" office:value-type="date" office:date-value="2018-01-28T02:53:59.999996" calcext:value-type="date">
            <text:p>28.01.2018 02:54</text:p>
          </table:table-cell>
          <table:table-cell office:value-type="float" office:value="8.694972" calcext:value-type="float">
            <text:p>8,694972</text:p>
          </table:table-cell>
          <table:table-cell office:value-type="float" office:value="65.867096" calcext:value-type="float">
            <text:p>65,867096</text:p>
          </table:table-cell>
          <table:table-cell office:value-type="float" office:value="972.789978" calcext:value-type="float">
            <text:p>972,789978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42.25" calcext:value-type="float">
            <text:p>242,25</text:p>
          </table:table-cell>
          <table:table-cell table:number-columns-repeated="1012"/>
        </table:table-row>
        <table:table-row table:style-name="ro1">
          <table:table-cell table:formula="of:=[.A867]-TIME(0;10;0)" office:value-type="date" office:date-value="2018-01-28T03:03:59.999996" calcext:value-type="date">
            <text:p>28.01.2018 03:04</text:p>
          </table:table-cell>
          <table:table-cell office:value-type="float" office:value="8.767071" calcext:value-type="float">
            <text:p>8,767071</text:p>
          </table:table-cell>
          <table:table-cell office:value-type="float" office:value="65.133133" calcext:value-type="float">
            <text:p>65,133133</text:p>
          </table:table-cell>
          <table:table-cell office:value-type="float" office:value="972.789978" calcext:value-type="float">
            <text:p>972,789978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40.28125" calcext:value-type="float">
            <text:p>240,28125</text:p>
          </table:table-cell>
          <table:table-cell table:number-columns-repeated="1012"/>
        </table:table-row>
        <table:table-row table:style-name="ro1">
          <table:table-cell table:formula="of:=[.A868]-TIME(0;10;0)" office:value-type="date" office:date-value="2018-01-28T03:13:59.999996" calcext:value-type="date">
            <text:p>28.01.2018 03:14</text:p>
          </table:table-cell>
          <table:table-cell office:value-type="float" office:value="8.780422" calcext:value-type="float">
            <text:p>8,780422</text:p>
          </table:table-cell>
          <table:table-cell office:value-type="float" office:value="64.333565" calcext:value-type="float">
            <text:p>64,333565</text:p>
          </table:table-cell>
          <table:table-cell office:value-type="float" office:value="972.849976" calcext:value-type="float">
            <text:p>972,849976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241.21875" calcext:value-type="float">
            <text:p>241,21875</text:p>
          </table:table-cell>
          <table:table-cell table:number-columns-repeated="1012"/>
        </table:table-row>
        <table:table-row table:style-name="ro1">
          <table:table-cell table:formula="of:=[.A869]-TIME(0;10;0)" office:value-type="date" office:date-value="2018-01-28T03:23:59.999996" calcext:value-type="date">
            <text:p>28.01.2018 03:24</text:p>
          </table:table-cell>
          <table:table-cell office:value-type="float" office:value="8.793775" calcext:value-type="float">
            <text:p>8,793775</text:p>
          </table:table-cell>
          <table:table-cell office:value-type="float" office:value="64.557869" calcext:value-type="float">
            <text:p>64,557869</text:p>
          </table:table-cell>
          <table:table-cell office:value-type="float" office:value="972.900024" calcext:value-type="float">
            <text:p>972,900024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37.71875" calcext:value-type="float">
            <text:p>237,71875</text:p>
          </table:table-cell>
          <table:table-cell office:value-type="float" office:value="240.21875" calcext:value-type="float">
            <text:p>240,21875</text:p>
          </table:table-cell>
          <table:table-cell table:number-columns-repeated="1012"/>
        </table:table-row>
        <table:table-row table:style-name="ro1">
          <table:table-cell table:formula="of:=[.A870]-TIME(0;10;0)" office:value-type="date" office:date-value="2018-01-28T03:33:59.999996" calcext:value-type="date">
            <text:p>28.01.2018 03:34</text:p>
          </table:table-cell>
          <table:table-cell office:value-type="float" office:value="8.807126" calcext:value-type="float">
            <text:p>8,807126</text:p>
          </table:table-cell>
          <table:table-cell office:value-type="float" office:value="64.644844" calcext:value-type="float">
            <text:p>64,644844</text:p>
          </table:table-cell>
          <table:table-cell office:value-type="float" office:value="972.960022" calcext:value-type="float">
            <text:p>972,960022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40.65625" calcext:value-type="float">
            <text:p>240,65625</text:p>
          </table:table-cell>
          <table:table-cell table:number-columns-repeated="1012"/>
        </table:table-row>
        <table:table-row table:style-name="ro1">
          <table:table-cell table:formula="of:=[.A871]-TIME(0;10;0)" office:value-type="date" office:date-value="2018-01-28T03:43:59.999996" calcext:value-type="date">
            <text:p>28.01.2018 03:44</text:p>
          </table:table-cell>
          <table:table-cell office:value-type="float" office:value="8.681621" calcext:value-type="float">
            <text:p>8,681621</text:p>
          </table:table-cell>
          <table:table-cell office:value-type="float" office:value="64.702827" calcext:value-type="float">
            <text:p>64,702827</text:p>
          </table:table-cell>
          <table:table-cell office:value-type="float" office:value="972.880005" calcext:value-type="float">
            <text:p>972,880005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37.6875" calcext:value-type="float">
            <text:p>237,6875</text:p>
          </table:table-cell>
          <table:table-cell office:value-type="float" office:value="240.4375" calcext:value-type="float">
            <text:p>240,4375</text:p>
          </table:table-cell>
          <table:table-cell table:number-columns-repeated="1012"/>
        </table:table-row>
        <table:table-row table:style-name="ro1">
          <table:table-cell table:formula="of:=[.A872]-TIME(0;10;0)" office:value-type="date" office:date-value="2018-01-28T03:53:59.999996" calcext:value-type="date">
            <text:p>28.01.2018 03:54</text:p>
          </table:table-cell>
          <table:table-cell office:value-type="float" office:value="8.737698" calcext:value-type="float">
            <text:p>8,737698</text:p>
          </table:table-cell>
          <table:table-cell office:value-type="float" office:value="64.895096" calcext:value-type="float">
            <text:p>64,895096</text:p>
          </table:table-cell>
          <table:table-cell office:value-type="float" office:value="972.890015" calcext:value-type="float">
            <text:p>972,89001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37.6875" calcext:value-type="float">
            <text:p>237,6875</text:p>
          </table:table-cell>
          <table:table-cell office:value-type="float" office:value="242.1875" calcext:value-type="float">
            <text:p>242,1875</text:p>
          </table:table-cell>
          <table:table-cell table:number-columns-repeated="1012"/>
        </table:table-row>
        <table:table-row table:style-name="ro1">
          <table:table-cell table:formula="of:=[.A873]-TIME(0;10;0)" office:value-type="date" office:date-value="2018-01-28T04:03:59.999996" calcext:value-type="date">
            <text:p>28.01.2018 04:04</text:p>
          </table:table-cell>
          <table:table-cell office:value-type="float" office:value="8.582818" calcext:value-type="float">
            <text:p>8,582818</text:p>
          </table:table-cell>
          <table:table-cell office:value-type="float" office:value="65.372704" calcext:value-type="float">
            <text:p>65,372704</text:p>
          </table:table-cell>
          <table:table-cell office:value-type="float" office:value="972.929993" calcext:value-type="float">
            <text:p>972,929993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40.15625" calcext:value-type="float">
            <text:p>240,15625</text:p>
          </table:table-cell>
          <table:table-cell table:number-columns-repeated="1012"/>
        </table:table-row>
        <table:table-row table:style-name="ro1">
          <table:table-cell table:formula="of:=[.A874]-TIME(0;10;0)" office:value-type="date" office:date-value="2018-01-28T04:13:59.999996" calcext:value-type="date">
            <text:p>28.01.2018 04:14</text:p>
          </table:table-cell>
          <table:table-cell office:value-type="float" office:value="8.414588" calcext:value-type="float">
            <text:p>8,414588</text:p>
          </table:table-cell>
          <table:table-cell office:value-type="float" office:value="65.806061" calcext:value-type="float">
            <text:p>65,806061</text:p>
          </table:table-cell>
          <table:table-cell office:value-type="float" office:value="972.830017" calcext:value-type="float">
            <text:p>972,830017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7.53125" calcext:value-type="float">
            <text:p>237,53125</text:p>
          </table:table-cell>
          <table:table-cell office:value-type="float" office:value="242.5625" calcext:value-type="float">
            <text:p>242,5625</text:p>
          </table:table-cell>
          <table:table-cell table:number-columns-repeated="1012"/>
        </table:table-row>
        <table:table-row table:style-name="ro1">
          <table:table-cell table:formula="of:=[.A875]-TIME(0;10;0)" office:value-type="date" office:date-value="2018-01-28T04:23:59.999996" calcext:value-type="date">
            <text:p>28.01.2018 04:24</text:p>
          </table:table-cell>
          <table:table-cell office:value-type="float" office:value="8.34516" calcext:value-type="float">
            <text:p>8,34516</text:p>
          </table:table-cell>
          <table:table-cell office:value-type="float" office:value="66.086823" calcext:value-type="float">
            <text:p>66,086823</text:p>
          </table:table-cell>
          <table:table-cell office:value-type="float" office:value="972.570007" calcext:value-type="float">
            <text:p>972,570007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5" calcext:value-type="float">
            <text:p>237,5</text:p>
          </table:table-cell>
          <table:table-cell office:value-type="float" office:value="240.40625" calcext:value-type="float">
            <text:p>240,40625</text:p>
          </table:table-cell>
          <table:table-cell table:number-columns-repeated="1012"/>
        </table:table-row>
        <table:table-row table:style-name="ro1">
          <table:table-cell table:formula="of:=[.A876]-TIME(0;10;0)" office:value-type="date" office:date-value="2018-01-28T04:33:59.999996" calcext:value-type="date">
            <text:p>28.01.2018 04:34</text:p>
          </table:table-cell>
          <table:table-cell office:value-type="float" office:value="8.302434" calcext:value-type="float">
            <text:p>8,302434</text:p>
          </table:table-cell>
          <table:table-cell office:value-type="float" office:value="66.671242" calcext:value-type="float">
            <text:p>66,671242</text:p>
          </table:table-cell>
          <table:table-cell office:value-type="float" office:value="972.619995" calcext:value-type="float">
            <text:p>972,61999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37.71875" calcext:value-type="float">
            <text:p>237,71875</text:p>
          </table:table-cell>
          <table:table-cell office:value-type="float" office:value="243.34375" calcext:value-type="float">
            <text:p>243,34375</text:p>
          </table:table-cell>
          <table:table-cell table:number-columns-repeated="1012"/>
        </table:table-row>
        <table:table-row table:style-name="ro1">
          <table:table-cell table:formula="of:=[.A877]-TIME(0;10;0)" office:value-type="date" office:date-value="2018-01-28T04:43:59.999996" calcext:value-type="date">
            <text:p>28.01.2018 04:44</text:p>
          </table:table-cell>
          <table:table-cell office:value-type="float" office:value="8.246357" calcext:value-type="float">
            <text:p>8,246357</text:p>
          </table:table-cell>
          <table:table-cell office:value-type="float" office:value="66.813156" calcext:value-type="float">
            <text:p>66,813156</text:p>
          </table:table-cell>
          <table:table-cell office:value-type="float" office:value="972.640015" calcext:value-type="float">
            <text:p>972,64001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6875" calcext:value-type="float">
            <text:p>237,6875</text:p>
          </table:table-cell>
          <table:table-cell office:value-type="float" office:value="241.5625" calcext:value-type="float">
            <text:p>241,5625</text:p>
          </table:table-cell>
          <table:table-cell table:number-columns-repeated="1012"/>
        </table:table-row>
        <table:table-row table:style-name="ro1">
          <table:table-cell table:formula="of:=[.A878]-TIME(0;10;0)" office:value-type="date" office:date-value="2018-01-28T04:53:59.999997" calcext:value-type="date">
            <text:p>28.01.2018 04:54</text:p>
          </table:table-cell>
          <table:table-cell office:value-type="float" office:value="8.1075" calcext:value-type="float">
            <text:p>8,1075</text:p>
          </table:table-cell>
          <table:table-cell office:value-type="float" office:value="67.313652" calcext:value-type="float">
            <text:p>67,313652</text:p>
          </table:table-cell>
          <table:table-cell office:value-type="float" office:value="972.580017" calcext:value-type="float">
            <text:p>972,580017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245.875" calcext:value-type="float">
            <text:p>245,875</text:p>
          </table:table-cell>
          <table:table-cell table:number-columns-repeated="1012"/>
        </table:table-row>
        <table:table-row table:style-name="ro1">
          <table:table-cell table:formula="of:=[.A879]-TIME(0;10;0)" office:value-type="date" office:date-value="2018-01-28T05:03:59.999997" calcext:value-type="date">
            <text:p>28.01.2018 05:04</text:p>
          </table:table-cell>
          <table:table-cell office:value-type="float" office:value="8.120852" calcext:value-type="float">
            <text:p>8,120852</text:p>
          </table:table-cell>
          <table:table-cell office:value-type="float" office:value="67.312126" calcext:value-type="float">
            <text:p>67,312126</text:p>
          </table:table-cell>
          <table:table-cell office:value-type="float" office:value="972.669983" calcext:value-type="float">
            <text:p>972,669983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2.375" calcext:value-type="float">
            <text:p>242,375</text:p>
          </table:table-cell>
          <table:table-cell table:number-columns-repeated="1012"/>
        </table:table-row>
        <table:table-row table:style-name="ro1">
          <table:table-cell table:formula="of:=[.A880]-TIME(0;10;0)" office:value-type="date" office:date-value="2018-01-28T05:13:59.999997" calcext:value-type="date">
            <text:p>28.01.2018 05:14</text:p>
          </table:table-cell>
          <table:table-cell office:value-type="float" office:value="7.995346" calcext:value-type="float">
            <text:p>7,995346</text:p>
          </table:table-cell>
          <table:table-cell office:value-type="float" office:value="67.682915" calcext:value-type="float">
            <text:p>67,682915</text:p>
          </table:table-cell>
          <table:table-cell office:value-type="float" office:value="972.679993" calcext:value-type="float">
            <text:p>972,679993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46.1875" calcext:value-type="float">
            <text:p>246,1875</text:p>
          </table:table-cell>
          <table:table-cell table:number-columns-repeated="1012"/>
        </table:table-row>
        <table:table-row table:style-name="ro1">
          <table:table-cell table:formula="of:=[.A881]-TIME(0;10;0)" office:value-type="date" office:date-value="2018-01-28T05:23:59.999997" calcext:value-type="date">
            <text:p>28.01.2018 05:24</text:p>
          </table:table-cell>
          <table:table-cell office:value-type="float" office:value="7.995346" calcext:value-type="float">
            <text:p>7,995346</text:p>
          </table:table-cell>
          <table:table-cell office:value-type="float" office:value="67.798889" calcext:value-type="float">
            <text:p>67,798889</text:p>
          </table:table-cell>
          <table:table-cell office:value-type="float" office:value="972.72998" calcext:value-type="float">
            <text:p>972,72998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41.96875" calcext:value-type="float">
            <text:p>241,96875</text:p>
          </table:table-cell>
          <table:table-cell table:number-columns-repeated="1012"/>
        </table:table-row>
        <table:table-row table:style-name="ro1">
          <table:table-cell table:formula="of:=[.A882]-TIME(0;10;0)" office:value-type="date" office:date-value="2018-01-28T05:33:59.999997" calcext:value-type="date">
            <text:p>28.01.2018 05:34</text:p>
          </table:table-cell>
          <table:table-cell office:value-type="float" office:value="7.968643" calcext:value-type="float">
            <text:p>7,968643</text:p>
          </table:table-cell>
          <table:table-cell office:value-type="float" office:value="67.959106" calcext:value-type="float">
            <text:p>67,959106</text:p>
          </table:table-cell>
          <table:table-cell office:value-type="float" office:value="972.780029" calcext:value-type="float">
            <text:p>972,780029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42.90625" calcext:value-type="float">
            <text:p>242,90625</text:p>
          </table:table-cell>
          <table:table-cell table:number-columns-repeated="1012"/>
        </table:table-row>
        <table:table-row table:style-name="ro1">
          <table:table-cell table:formula="of:=[.A883]-TIME(0;10;0)" office:value-type="date" office:date-value="2018-01-28T05:43:59.999997" calcext:value-type="date">
            <text:p>28.01.2018 05:44</text:p>
          </table:table-cell>
          <table:table-cell office:value-type="float" office:value="7.896544" calcext:value-type="float">
            <text:p>7,896544</text:p>
          </table:table-cell>
          <table:table-cell office:value-type="float" office:value="68.200195" calcext:value-type="float">
            <text:p>68,200195</text:p>
          </table:table-cell>
          <table:table-cell office:value-type="float" office:value="972.799988" calcext:value-type="float">
            <text:p>972,799988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42.375" calcext:value-type="float">
            <text:p>242,375</text:p>
          </table:table-cell>
          <table:table-cell table:number-columns-repeated="1012"/>
        </table:table-row>
        <table:table-row table:style-name="ro1">
          <table:table-cell table:formula="of:=[.A884]-TIME(0;10;0)" office:value-type="date" office:date-value="2018-01-28T05:53:59.999998" calcext:value-type="date">
            <text:p>28.01.2018 05:54</text:p>
          </table:table-cell>
          <table:table-cell office:value-type="float" office:value="7.869841" calcext:value-type="float">
            <text:p>7,869841</text:p>
          </table:table-cell>
          <table:table-cell office:value-type="float" office:value="68.232239" calcext:value-type="float">
            <text:p>68,232239</text:p>
          </table:table-cell>
          <table:table-cell office:value-type="float" office:value="972.780029" calcext:value-type="float">
            <text:p>972,780029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9375" calcext:value-type="float">
            <text:p>237,9375</text:p>
          </table:table-cell>
          <table:table-cell office:value-type="float" office:value="242.875" calcext:value-type="float">
            <text:p>242,875</text:p>
          </table:table-cell>
          <table:table-cell table:number-columns-repeated="1012"/>
        </table:table-row>
        <table:table-row table:style-name="ro1">
          <table:table-cell table:formula="of:=[.A885]-TIME(0;10;0)" office:value-type="date" office:date-value="2018-01-28T06:03:59.999997" calcext:value-type="date">
            <text:p>28.01.2018 06:04</text:p>
          </table:table-cell>
          <table:table-cell office:value-type="float" office:value="7.827115" calcext:value-type="float">
            <text:p>7,827115</text:p>
          </table:table-cell>
          <table:table-cell office:value-type="float" office:value="68.383308" calcext:value-type="float">
            <text:p>68,383308</text:p>
          </table:table-cell>
          <table:table-cell office:value-type="float" office:value="972.659973" calcext:value-type="float">
            <text:p>972,659973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43.96875" calcext:value-type="float">
            <text:p>243,96875</text:p>
          </table:table-cell>
          <table:table-cell table:number-columns-repeated="1012"/>
        </table:table-row>
        <table:table-row table:style-name="ro1">
          <table:table-cell table:formula="of:=[.A886]-TIME(0;10;0)" office:value-type="date" office:date-value="2018-01-28T06:13:59.999997" calcext:value-type="date">
            <text:p>28.01.2018 06:14</text:p>
          </table:table-cell>
          <table:table-cell office:value-type="float" office:value="7.883192" calcext:value-type="float">
            <text:p>7,883192</text:p>
          </table:table-cell>
          <table:table-cell office:value-type="float" office:value="68.081177" calcext:value-type="float">
            <text:p>68,081177</text:p>
          </table:table-cell>
          <table:table-cell office:value-type="float" office:value="972.77002" calcext:value-type="float">
            <text:p>972,77002</text:p>
          </table:table-cell>
          <table:table-cell table:number-columns-repeated="2" office:value-type="float" office:value="240.90625" calcext:value-type="float">
            <text:p>240,90625</text:p>
          </table:table-cell>
          <table:table-cell office:value-type="float" office:value="238" calcext:value-type="float">
            <text:p>238</text:p>
          </table:table-cell>
          <table:table-cell office:value-type="float" office:value="248.625" calcext:value-type="float">
            <text:p>248,625</text:p>
          </table:table-cell>
          <table:table-cell table:number-columns-repeated="1012"/>
        </table:table-row>
        <table:table-row table:style-name="ro1">
          <table:table-cell table:formula="of:=[.A887]-TIME(0;10;0)" office:value-type="date" office:date-value="2018-01-28T06:23:59.999997" calcext:value-type="date">
            <text:p>28.01.2018 06:24</text:p>
          </table:table-cell>
          <table:table-cell office:value-type="float" office:value="7.840467" calcext:value-type="float">
            <text:p>7,840467</text:p>
          </table:table-cell>
          <table:table-cell office:value-type="float" office:value="68.044556" calcext:value-type="float">
            <text:p>68,044556</text:p>
          </table:table-cell>
          <table:table-cell office:value-type="float" office:value="972.73999" calcext:value-type="float">
            <text:p>972,73999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41.75" calcext:value-type="float">
            <text:p>241,75</text:p>
          </table:table-cell>
          <table:table-cell table:number-columns-repeated="1012"/>
        </table:table-row>
        <table:table-row table:style-name="ro1">
          <table:table-cell table:formula="of:=[.A888]-TIME(0;10;0)" office:value-type="date" office:date-value="2018-01-28T06:33:59.999997" calcext:value-type="date">
            <text:p>28.01.2018 06:34</text:p>
          </table:table-cell>
          <table:table-cell office:value-type="float" office:value="7.869841" calcext:value-type="float">
            <text:p>7,869841</text:p>
          </table:table-cell>
          <table:table-cell office:value-type="float" office:value="67.881287" calcext:value-type="float">
            <text:p>67,881287</text:p>
          </table:table-cell>
          <table:table-cell office:value-type="float" office:value="972.650024" calcext:value-type="float">
            <text:p>972,650024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44.625" calcext:value-type="float">
            <text:p>244,625</text:p>
          </table:table-cell>
          <table:table-cell table:number-columns-repeated="1012"/>
        </table:table-row>
        <table:table-row table:style-name="ro1">
          <table:table-cell table:formula="of:=[.A889]-TIME(0;10;0)" office:value-type="date" office:date-value="2018-01-28T06:43:59.999997" calcext:value-type="date">
            <text:p>28.01.2018 06:44</text:p>
          </table:table-cell>
          <table:table-cell office:value-type="float" office:value="7.856489" calcext:value-type="float">
            <text:p>7,856489</text:p>
          </table:table-cell>
          <table:table-cell office:value-type="float" office:value="67.972839" calcext:value-type="float">
            <text:p>67,972839</text:p>
          </table:table-cell>
          <table:table-cell office:value-type="float" office:value="972.690002" calcext:value-type="float">
            <text:p>972,690002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2.8125" calcext:value-type="float">
            <text:p>242,8125</text:p>
          </table:table-cell>
          <table:table-cell table:number-columns-repeated="1012"/>
        </table:table-row>
        <table:table-row table:style-name="ro1">
          <table:table-cell table:formula="of:=[.A890]-TIME(0;10;0)" office:value-type="date" office:date-value="2018-01-28T06:53:59.999997" calcext:value-type="date">
            <text:p>28.01.2018 06:54</text:p>
          </table:table-cell>
          <table:table-cell office:value-type="float" office:value="7.952621" calcext:value-type="float">
            <text:p>7,952621</text:p>
          </table:table-cell>
          <table:table-cell office:value-type="float" office:value="67.563896" calcext:value-type="float">
            <text:p>67,563896</text:p>
          </table:table-cell>
          <table:table-cell office:value-type="float" office:value="972.890015" calcext:value-type="float">
            <text:p>972,89001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8" calcext:value-type="float">
            <text:p>238</text:p>
          </table:table-cell>
          <table:table-cell office:value-type="float" office:value="244.3125" calcext:value-type="float">
            <text:p>244,3125</text:p>
          </table:table-cell>
          <table:table-cell table:number-columns-repeated="1012"/>
        </table:table-row>
        <table:table-row table:style-name="ro1">
          <table:table-cell table:formula="of:=[.A891]-TIME(0;10;0)" office:value-type="date" office:date-value="2018-01-28T07:03:59.999997" calcext:value-type="date">
            <text:p>28.01.2018 07:04</text:p>
          </table:table-cell>
          <table:table-cell office:value-type="float" office:value="8.080796" calcext:value-type="float">
            <text:p>8,080796</text:p>
          </table:table-cell>
          <table:table-cell office:value-type="float" office:value="67.212936" calcext:value-type="float">
            <text:p>67,212936</text:p>
          </table:table-cell>
          <table:table-cell office:value-type="float" office:value="973.039978" calcext:value-type="float">
            <text:p>973,039978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2.4375" calcext:value-type="float">
            <text:p>242,4375</text:p>
          </table:table-cell>
          <table:table-cell table:number-columns-repeated="1012"/>
        </table:table-row>
        <table:table-row table:style-name="ro1">
          <table:table-cell table:formula="of:=[.A892]-TIME(0;10;0)" office:value-type="date" office:date-value="2018-01-28T07:13:59.999997" calcext:value-type="date">
            <text:p>28.01.2018 07:14</text:p>
          </table:table-cell>
          <table:table-cell office:value-type="float" office:value="8.233006" calcext:value-type="float">
            <text:p>8,233006</text:p>
          </table:table-cell>
          <table:table-cell office:value-type="float" office:value="66.822311" calcext:value-type="float">
            <text:p>66,822311</text:p>
          </table:table-cell>
          <table:table-cell office:value-type="float" office:value="973.200012" calcext:value-type="float">
            <text:p>973,200012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4.90625" calcext:value-type="float">
            <text:p>244,90625</text:p>
          </table:table-cell>
          <table:table-cell table:number-columns-repeated="1012"/>
        </table:table-row>
        <table:table-row table:style-name="ro1">
          <table:table-cell table:formula="of:=[.A893]-TIME(0;10;0)" office:value-type="date" office:date-value="2018-01-28T07:23:59.999998" calcext:value-type="date">
            <text:p>28.01.2018 07:24</text:p>
          </table:table-cell>
          <table:table-cell office:value-type="float" office:value="8.443961" calcext:value-type="float">
            <text:p>8,443961</text:p>
          </table:table-cell>
          <table:table-cell office:value-type="float" office:value="66.045624" calcext:value-type="float">
            <text:p>66,045624</text:p>
          </table:table-cell>
          <table:table-cell office:value-type="float" office:value="973.049988" calcext:value-type="float">
            <text:p>973,049988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4.25" calcext:value-type="float">
            <text:p>244,25</text:p>
          </table:table-cell>
          <table:table-cell table:number-columns-repeated="1012"/>
        </table:table-row>
        <table:table-row table:style-name="ro1">
          <table:table-cell table:formula="of:=[.A894]-TIME(0;10;0)" office:value-type="date" office:date-value="2018-01-28T07:33:59.999998" calcext:value-type="date">
            <text:p>28.01.2018 07:34</text:p>
          </table:table-cell>
          <table:table-cell office:value-type="float" office:value="8.638895" calcext:value-type="float">
            <text:p>8,638895</text:p>
          </table:table-cell>
          <table:table-cell office:value-type="float" office:value="65.267418" calcext:value-type="float">
            <text:p>65,267418</text:p>
          </table:table-cell>
          <table:table-cell office:value-type="float" office:value="973.049988" calcext:value-type="float">
            <text:p>973,049988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44.84375" calcext:value-type="float">
            <text:p>244,84375</text:p>
          </table:table-cell>
          <table:table-cell table:number-columns-repeated="1012"/>
        </table:table-row>
        <table:table-row table:style-name="ro1">
          <table:table-cell table:formula="of:=[.A895]-TIME(0;10;0)" office:value-type="date" office:date-value="2018-01-28T07:43:59.999998" calcext:value-type="date">
            <text:p>28.01.2018 07:44</text:p>
          </table:table-cell>
          <table:table-cell office:value-type="float" office:value="8.895247" calcext:value-type="float">
            <text:p>8,895247</text:p>
          </table:table-cell>
          <table:table-cell office:value-type="float" office:value="64.429695" calcext:value-type="float">
            <text:p>64,429695</text:p>
          </table:table-cell>
          <table:table-cell office:value-type="float" office:value="972.960022" calcext:value-type="float">
            <text:p>972,960022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1.9375" calcext:value-type="float">
            <text:p>241,9375</text:p>
          </table:table-cell>
          <table:table-cell table:number-columns-repeated="1012"/>
        </table:table-row>
        <table:table-row table:style-name="ro1">
          <table:table-cell table:formula="of:=[.A896]-TIME(0;10;0)" office:value-type="date" office:date-value="2018-01-28T07:53:59.999998" calcext:value-type="date">
            <text:p>28.01.2018 07:54</text:p>
          </table:table-cell>
          <table:table-cell office:value-type="float" office:value="9.175632" calcext:value-type="float">
            <text:p>9,175632</text:p>
          </table:table-cell>
          <table:table-cell office:value-type="float" office:value="63.439384" calcext:value-type="float">
            <text:p>63,439384</text:p>
          </table:table-cell>
          <table:table-cell office:value-type="float" office:value="972.940002" calcext:value-type="float">
            <text:p>972,940002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4.03125" calcext:value-type="float">
            <text:p>244,03125</text:p>
          </table:table-cell>
          <table:table-cell table:number-columns-repeated="1012"/>
        </table:table-row>
        <table:table-row table:style-name="ro1">
          <table:table-cell table:formula="of:=[.A897]-TIME(0;10;0)" office:value-type="date" office:date-value="2018-01-28T08:03:59.999998" calcext:value-type="date">
            <text:p>28.01.2018 08:04</text:p>
          </table:table-cell>
          <table:table-cell office:value-type="float" office:value="9.482719" calcext:value-type="float">
            <text:p>9,482719</text:p>
          </table:table-cell>
          <table:table-cell office:value-type="float" office:value="62.185093" calcext:value-type="float">
            <text:p>62,185093</text:p>
          </table:table-cell>
          <table:table-cell office:value-type="float" office:value="973.02002" calcext:value-type="float">
            <text:p>973,02002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8.5" calcext:value-type="float">
            <text:p>238,5</text:p>
          </table:table-cell>
          <table:table-cell office:value-type="float" office:value="243.59375" calcext:value-type="float">
            <text:p>243,59375</text:p>
          </table:table-cell>
          <table:table-cell table:number-columns-repeated="1012"/>
        </table:table-row>
        <table:table-row table:style-name="ro1">
          <table:table-cell table:formula="of:=[.A898]-TIME(0;10;0)" office:value-type="date" office:date-value="2018-01-28T08:13:59.999998" calcext:value-type="date">
            <text:p>28.01.2018 08:14</text:p>
          </table:table-cell>
          <table:table-cell office:value-type="float" office:value="9.808499" calcext:value-type="float">
            <text:p>9,808499</text:p>
          </table:table-cell>
          <table:table-cell office:value-type="float" office:value="61.028458" calcext:value-type="float">
            <text:p>61,028458</text:p>
          </table:table-cell>
          <table:table-cell office:value-type="float" office:value="973.039978" calcext:value-type="float">
            <text:p>973,039978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" calcext:value-type="float">
            <text:p>241</text:p>
          </table:table-cell>
          <table:table-cell office:value-type="float" office:value="238.5" calcext:value-type="float">
            <text:p>238,5</text:p>
          </table:table-cell>
          <table:table-cell office:value-type="float" office:value="243.90625" calcext:value-type="float">
            <text:p>243,90625</text:p>
          </table:table-cell>
          <table:table-cell table:number-columns-repeated="1012"/>
        </table:table-row>
        <table:table-row table:style-name="ro1">
          <table:table-cell table:formula="of:=[.A899]-TIME(0;10;0)" office:value-type="date" office:date-value="2018-01-28T08:23:59.999998" calcext:value-type="date">
            <text:p>28.01.2018 08:24</text:p>
          </table:table-cell>
          <table:table-cell office:value-type="float" office:value="10.14496" calcext:value-type="float">
            <text:p>10,14496</text:p>
          </table:table-cell>
          <table:table-cell office:value-type="float" office:value="60.062561" calcext:value-type="float">
            <text:p>60,062561</text:p>
          </table:table-cell>
          <table:table-cell office:value-type="float" office:value="973.080017" calcext:value-type="float">
            <text:p>973,080017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45.03125" calcext:value-type="float">
            <text:p>245,03125</text:p>
          </table:table-cell>
          <table:table-cell table:number-columns-repeated="1012"/>
        </table:table-row>
        <table:table-row table:style-name="ro1">
          <table:table-cell table:formula="of:=[.A900]-TIME(0;10;0)" office:value-type="date" office:date-value="2018-01-28T08:33:59.999998" calcext:value-type="date">
            <text:p>28.01.2018 08:34</text:p>
          </table:table-cell>
          <table:table-cell office:value-type="float" office:value="10.494774" calcext:value-type="float">
            <text:p>10,494774</text:p>
          </table:table-cell>
          <table:table-cell office:value-type="float" office:value="58.513771" calcext:value-type="float">
            <text:p>58,513771</text:p>
          </table:table-cell>
          <table:table-cell office:value-type="float" office:value="973.01001" calcext:value-type="float">
            <text:p>973,01001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3.96875" calcext:value-type="float">
            <text:p>243,96875</text:p>
          </table:table-cell>
          <table:table-cell table:number-columns-repeated="1012"/>
        </table:table-row>
        <table:table-row table:style-name="ro1">
          <table:table-cell table:formula="of:=[.A901]-TIME(0;10;0)" office:value-type="date" office:date-value="2018-01-28T08:43:59.999998" calcext:value-type="date">
            <text:p>28.01.2018 08:44</text:p>
          </table:table-cell>
          <table:table-cell office:value-type="float" office:value="10.988785" calcext:value-type="float">
            <text:p>10,988785</text:p>
          </table:table-cell>
          <table:table-cell office:value-type="float" office:value="56.595711" calcext:value-type="float">
            <text:p>56,595711</text:p>
          </table:table-cell>
          <table:table-cell office:value-type="float" office:value="972.960022" calcext:value-type="float">
            <text:p>972,960022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5" calcext:value-type="float">
            <text:p>238,5</text:p>
          </table:table-cell>
          <table:table-cell office:value-type="float" office:value="245.25" calcext:value-type="float">
            <text:p>245,25</text:p>
          </table:table-cell>
          <table:table-cell table:number-columns-repeated="1012"/>
        </table:table-row>
        <table:table-row table:style-name="ro1">
          <table:table-cell table:formula="of:=[.A902]-TIME(0;10;0)" office:value-type="date" office:date-value="2018-01-28T08:53:59.999998" calcext:value-type="date">
            <text:p>28.01.2018 08:54</text:p>
          </table:table-cell>
          <table:table-cell office:value-type="float" office:value="11.52285" calcext:value-type="float">
            <text:p>11,52285</text:p>
          </table:table-cell>
          <table:table-cell office:value-type="float" office:value="55.068283" calcext:value-type="float">
            <text:p>55,068283</text:p>
          </table:table-cell>
          <table:table-cell office:value-type="float" office:value="973.049988" calcext:value-type="float">
            <text:p>973,049988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625" calcext:value-type="float">
            <text:p>238,625</text:p>
          </table:table-cell>
          <table:table-cell office:value-type="float" office:value="244.84375" calcext:value-type="float">
            <text:p>244,84375</text:p>
          </table:table-cell>
          <table:table-cell table:number-columns-repeated="1012"/>
        </table:table-row>
        <table:table-row table:style-name="ro1">
          <table:table-cell table:formula="of:=[.A903]-TIME(0;10;0)" office:value-type="date" office:date-value="2018-01-28T09:03:59.999998" calcext:value-type="date">
            <text:p>28.01.2018 09:04</text:p>
          </table:table-cell>
          <table:table-cell office:value-type="float" office:value="11.944762" calcext:value-type="float">
            <text:p>11,944762</text:p>
          </table:table-cell>
          <table:table-cell office:value-type="float" office:value="53.748379" calcext:value-type="float">
            <text:p>53,748379</text:p>
          </table:table-cell>
          <table:table-cell office:value-type="float" office:value="973.109985" calcext:value-type="float">
            <text:p>973,10998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45.53125" calcext:value-type="float">
            <text:p>245,53125</text:p>
          </table:table-cell>
          <table:table-cell table:number-columns-repeated="1012"/>
        </table:table-row>
        <table:table-row table:style-name="ro1">
          <table:table-cell table:formula="of:=[.A904]-TIME(0;10;0)" office:value-type="date" office:date-value="2018-01-28T09:13:59.999998" calcext:value-type="date">
            <text:p>28.01.2018 09:14</text:p>
          </table:table-cell>
          <table:table-cell office:value-type="float" office:value="12.056916" calcext:value-type="float">
            <text:p>12,056916</text:p>
          </table:table-cell>
          <table:table-cell office:value-type="float" office:value="53.025101" calcext:value-type="float">
            <text:p>53,025101</text:p>
          </table:table-cell>
          <table:table-cell office:value-type="float" office:value="973.409973" calcext:value-type="float">
            <text:p>973,409973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8" calcext:value-type="float">
            <text:p>238</text:p>
          </table:table-cell>
          <table:table-cell office:value-type="float" office:value="241.5" calcext:value-type="float">
            <text:p>241,5</text:p>
          </table:table-cell>
          <table:table-cell table:number-columns-repeated="1012"/>
        </table:table-row>
        <table:table-row table:style-name="ro1">
          <table:table-cell table:formula="of:=[.A905]-TIME(0;10;0)" office:value-type="date" office:date-value="2018-01-28T09:23:59.999998" calcext:value-type="date">
            <text:p>28.01.2018 09:24</text:p>
          </table:table-cell>
          <table:table-cell office:value-type="float" office:value="12.436103" calcext:value-type="float">
            <text:p>12,436103</text:p>
          </table:table-cell>
          <table:table-cell office:value-type="float" office:value="52.347599" calcext:value-type="float">
            <text:p>52,347599</text:p>
          </table:table-cell>
          <table:table-cell office:value-type="float" office:value="973.450012" calcext:value-type="float">
            <text:p>973,450012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46.65625" calcext:value-type="float">
            <text:p>246,65625</text:p>
          </table:table-cell>
          <table:table-cell table:number-columns-repeated="1012"/>
        </table:table-row>
        <table:table-row table:style-name="ro1">
          <table:table-cell table:formula="of:=[.A906]-TIME(0;10;0)" office:value-type="date" office:date-value="2018-01-28T09:33:59.999998" calcext:value-type="date">
            <text:p>28.01.2018 09:34</text:p>
          </table:table-cell>
          <table:table-cell office:value-type="float" office:value="12.785916" calcext:value-type="float">
            <text:p>12,785916</text:p>
          </table:table-cell>
          <table:table-cell office:value-type="float" office:value="50.476845" calcext:value-type="float">
            <text:p>50,476845</text:p>
          </table:table-cell>
          <table:table-cell office:value-type="float" office:value="973.539978" calcext:value-type="float">
            <text:p>973,539978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43.34375" calcext:value-type="float">
            <text:p>243,34375</text:p>
          </table:table-cell>
          <table:table-cell table:number-columns-repeated="1012"/>
        </table:table-row>
        <table:table-row table:style-name="ro1">
          <table:table-cell table:formula="of:=[.A907]-TIME(0;10;0)" office:value-type="date" office:date-value="2018-01-28T09:43:59.999999" calcext:value-type="date">
            <text:p>28.01.2018 09:44</text:p>
          </table:table-cell>
          <table:table-cell office:value-type="float" office:value="12.871367" calcext:value-type="float">
            <text:p>12,871367</text:p>
          </table:table-cell>
          <table:table-cell office:value-type="float" office:value="53.418785" calcext:value-type="float">
            <text:p>53,418785</text:p>
          </table:table-cell>
          <table:table-cell office:value-type="float" office:value="973.679993" calcext:value-type="float">
            <text:p>973,679993</text:p>
          </table:table-cell>
          <table:table-cell office:value-type="float" office:value="240.25" calcext:value-type="float">
            <text:p>240,25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44.3125" calcext:value-type="float">
            <text:p>244,3125</text:p>
          </table:table-cell>
          <table:table-cell table:number-columns-repeated="1012"/>
        </table:table-row>
        <table:table-row table:style-name="ro1">
          <table:table-cell table:formula="of:=[.A908]-TIME(0;10;0)" office:value-type="date" office:date-value="2018-01-28T09:53:59.999999" calcext:value-type="date">
            <text:p>28.01.2018 09:54</text:p>
          </table:table-cell>
          <table:table-cell office:value-type="float" office:value="12.759212" calcext:value-type="float">
            <text:p>12,759212</text:p>
          </table:table-cell>
          <table:table-cell office:value-type="float" office:value="54.288548" calcext:value-type="float">
            <text:p>54,288548</text:p>
          </table:table-cell>
          <table:table-cell office:value-type="float" office:value="973.580017" calcext:value-type="float">
            <text:p>973,580017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9.625" calcext:value-type="float">
            <text:p>239,625</text:p>
          </table:table-cell>
          <table:table-cell office:value-type="float" office:value="237.125" calcext:value-type="float">
            <text:p>237,125</text:p>
          </table:table-cell>
          <table:table-cell office:value-type="float" office:value="243.09375" calcext:value-type="float">
            <text:p>243,09375</text:p>
          </table:table-cell>
          <table:table-cell table:number-columns-repeated="1012"/>
        </table:table-row>
        <table:table-row table:style-name="ro1">
          <table:table-cell table:formula="of:=[.A909]-TIME(0;10;0)" office:value-type="date" office:date-value="2018-01-28T10:03:59.999999" calcext:value-type="date">
            <text:p>28.01.2018 10:04</text:p>
          </table:table-cell>
          <table:table-cell office:value-type="float" office:value="12.815289" calcext:value-type="float">
            <text:p>12,815289</text:p>
          </table:table-cell>
          <table:table-cell office:value-type="float" office:value="53.168537" calcext:value-type="float">
            <text:p>53,168537</text:p>
          </table:table-cell>
          <table:table-cell office:value-type="float" office:value="973.619995" calcext:value-type="float">
            <text:p>973,61999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43.15625" calcext:value-type="float">
            <text:p>243,15625</text:p>
          </table:table-cell>
          <table:table-cell table:number-columns-repeated="1012"/>
        </table:table-row>
        <table:table-row table:style-name="ro1">
          <table:table-cell table:formula="of:=[.A910]-TIME(0;10;0)" office:value-type="date" office:date-value="2018-01-28T10:13:59.999999" calcext:value-type="date">
            <text:p>28.01.2018 10:14</text:p>
          </table:table-cell>
          <table:table-cell office:value-type="float" office:value="13.125048" calcext:value-type="float">
            <text:p>13,125048</text:p>
          </table:table-cell>
          <table:table-cell office:value-type="float" office:value="51.694515" calcext:value-type="float">
            <text:p>51,694515</text:p>
          </table:table-cell>
          <table:table-cell office:value-type="float" office:value="973.659973" calcext:value-type="float">
            <text:p>973,659973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" calcext:value-type="float">
            <text:p>238</text:p>
          </table:table-cell>
          <table:table-cell office:value-type="float" office:value="241.40625" calcext:value-type="float">
            <text:p>241,40625</text:p>
          </table:table-cell>
          <table:table-cell table:number-columns-repeated="1012"/>
        </table:table-row>
        <table:table-row table:style-name="ro1">
          <table:table-cell table:formula="of:=[.A911]-TIME(0;10;0)" office:value-type="date" office:date-value="2018-01-28T10:23:59.999999" calcext:value-type="date">
            <text:p>28.01.2018 10:24</text:p>
          </table:table-cell>
          <table:table-cell office:value-type="float" office:value="13.421454" calcext:value-type="float">
            <text:p>13,421454</text:p>
          </table:table-cell>
          <table:table-cell office:value-type="float" office:value="49.991608" calcext:value-type="float">
            <text:p>49,991608</text:p>
          </table:table-cell>
          <table:table-cell office:value-type="float" office:value="973.539978" calcext:value-type="float">
            <text:p>973,539978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2.4375" calcext:value-type="float">
            <text:p>242,4375</text:p>
          </table:table-cell>
          <table:table-cell table:number-columns-repeated="1012"/>
        </table:table-row>
        <table:table-row table:style-name="ro1">
          <table:table-cell table:formula="of:=[.A912]-TIME(0;10;0)" office:value-type="date" office:date-value="2018-01-28T10:33:59.999999" calcext:value-type="date">
            <text:p>28.01.2018 10:34</text:p>
          </table:table-cell>
          <table:table-cell office:value-type="float" office:value="13.773937" calcext:value-type="float">
            <text:p>13,773937</text:p>
          </table:table-cell>
          <table:table-cell office:value-type="float" office:value="46.634624" calcext:value-type="float">
            <text:p>46,634624</text:p>
          </table:table-cell>
          <table:table-cell office:value-type="float" office:value="973.539978" calcext:value-type="float">
            <text:p>973,539978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5" calcext:value-type="float">
            <text:p>240,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42.28125" calcext:value-type="float">
            <text:p>242,28125</text:p>
          </table:table-cell>
          <table:table-cell table:number-columns-repeated="1012"/>
        </table:table-row>
        <table:table-row table:style-name="ro1">
          <table:table-cell table:formula="of:=[.A913]-TIME(0;10;0)" office:value-type="date" office:date-value="2018-01-28T10:43:59.999999" calcext:value-type="date">
            <text:p>28.01.2018 10:44</text:p>
          </table:table-cell>
          <table:table-cell office:value-type="float" office:value="13.800641" calcext:value-type="float">
            <text:p>13,800641</text:p>
          </table:table-cell>
          <table:table-cell office:value-type="float" office:value="46.324863" calcext:value-type="float">
            <text:p>46,324863</text:p>
          </table:table-cell>
          <table:table-cell office:value-type="float" office:value="973.450012" calcext:value-type="float">
            <text:p>973,450012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39.90625" calcext:value-type="float">
            <text:p>239,9062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2.46875" calcext:value-type="float">
            <text:p>242,46875</text:p>
          </table:table-cell>
          <table:table-cell table:number-columns-repeated="1012"/>
        </table:table-row>
        <table:table-row table:style-name="ro1">
          <table:table-cell table:formula="of:=[.A914]-TIME(0;10;0)" office:value-type="date" office:date-value="2018-01-28T10:53:59.999999" calcext:value-type="date">
            <text:p>28.01.2018 10:54</text:p>
          </table:table-cell>
          <table:table-cell office:value-type="float" office:value="13.899443" calcext:value-type="float">
            <text:p>13,899443</text:p>
          </table:table-cell>
          <table:table-cell office:value-type="float" office:value="45.243" calcext:value-type="float">
            <text:p>45,243</text:p>
          </table:table-cell>
          <table:table-cell office:value-type="float" office:value="973.359985" calcext:value-type="float">
            <text:p>973,359985</text:p>
          </table:table-cell>
          <table:table-cell office:value-type="float" office:value="239.9375" calcext:value-type="float">
            <text:p>239,9375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41.5" calcext:value-type="float">
            <text:p>241,5</text:p>
          </table:table-cell>
          <table:table-cell table:number-columns-repeated="1012"/>
        </table:table-row>
        <table:table-row table:style-name="ro1">
          <table:table-cell table:formula="of:=[.A915]-TIME(0;10;0)" office:value-type="date" office:date-value="2018-01-28T11:03:59.999999" calcext:value-type="date">
            <text:p>28.01.2018 11:04</text:p>
          </table:table-cell>
          <table:table-cell office:value-type="float" office:value="14.123751" calcext:value-type="float">
            <text:p>14,123751</text:p>
          </table:table-cell>
          <table:table-cell office:value-type="float" office:value="43.898682" calcext:value-type="float">
            <text:p>43,898682</text:p>
          </table:table-cell>
          <table:table-cell office:value-type="float" office:value="973.390015" calcext:value-type="float">
            <text:p>973,390015</text:p>
          </table:table-cell>
          <table:table-cell office:value-type="float" office:value="240.03125" calcext:value-type="float">
            <text:p>240,03125</text:p>
          </table:table-cell>
          <table:table-cell office:value-type="float" office:value="239.9375" calcext:value-type="float">
            <text:p>239,937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40.3125" calcext:value-type="float">
            <text:p>240,3125</text:p>
          </table:table-cell>
          <table:table-cell table:number-columns-repeated="1012"/>
        </table:table-row>
        <table:table-row table:style-name="ro1">
          <table:table-cell table:formula="of:=[.A916]-TIME(0;10;0)" office:value-type="date" office:date-value="2018-01-28T11:13:59.999999" calcext:value-type="date">
            <text:p>28.01.2018 11:14</text:p>
          </table:table-cell>
          <table:table-cell office:value-type="float" office:value="13.560311" calcext:value-type="float">
            <text:p>13,560311</text:p>
          </table:table-cell>
          <table:table-cell office:value-type="float" office:value="48.700695" calcext:value-type="float">
            <text:p>48,700695</text:p>
          </table:table-cell>
          <table:table-cell office:value-type="float" office:value="973.849976" calcext:value-type="float">
            <text:p>973,849976</text:p>
          </table:table-cell>
          <table:table-cell office:value-type="float" office:value="238.625" calcext:value-type="float">
            <text:p>238,625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36.875" calcext:value-type="float">
            <text:p>236,875</text:p>
          </table:table-cell>
          <table:table-cell office:value-type="float" office:value="238.90625" calcext:value-type="float">
            <text:p>238,90625</text:p>
          </table:table-cell>
          <table:table-cell table:number-columns-repeated="1012"/>
        </table:table-row>
        <table:table-row table:style-name="ro1">
          <table:table-cell table:formula="of:=[.A917]-TIME(0;10;0)" office:value-type="date" office:date-value="2018-01-28T11:23:59.999999" calcext:value-type="date">
            <text:p>28.01.2018 11:24</text:p>
          </table:table-cell>
          <table:table-cell office:value-type="float" office:value="13.293279" calcext:value-type="float">
            <text:p>13,293279</text:p>
          </table:table-cell>
          <table:table-cell office:value-type="float" office:value="52.187382" calcext:value-type="float">
            <text:p>52,187382</text:p>
          </table:table-cell>
          <table:table-cell office:value-type="float" office:value="973.679993" calcext:value-type="float">
            <text:p>973,679993</text:p>
          </table:table-cell>
          <table:table-cell office:value-type="float" office:value="239.84375" calcext:value-type="float">
            <text:p>239,84375</text:p>
          </table:table-cell>
          <table:table-cell office:value-type="float" office:value="239.59375" calcext:value-type="float">
            <text:p>239,59375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40.125" calcext:value-type="float">
            <text:p>240,125</text:p>
          </table:table-cell>
          <table:table-cell table:number-columns-repeated="1012"/>
        </table:table-row>
        <table:table-row table:style-name="ro1">
          <table:table-cell table:formula="of:=[.A918]-TIME(0;10;0)" office:value-type="date" office:date-value="2018-01-28T11:33:59.999999" calcext:value-type="date">
            <text:p>28.01.2018 11:34</text:p>
          </table:table-cell>
          <table:table-cell office:value-type="float" office:value="13.587014" calcext:value-type="float">
            <text:p>13,587014</text:p>
          </table:table-cell>
          <table:table-cell office:value-type="float" office:value="53.543907" calcext:value-type="float">
            <text:p>53,543907</text:p>
          </table:table-cell>
          <table:table-cell office:value-type="float" office:value="973.659973" calcext:value-type="float">
            <text:p>973,659973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9" calcext:value-type="float">
            <text:p>239</text:p>
          </table:table-cell>
          <table:table-cell office:value-type="float" office:value="240.0625" calcext:value-type="float">
            <text:p>240,0625</text:p>
          </table:table-cell>
          <table:table-cell table:number-columns-repeated="1012"/>
        </table:table-row>
        <table:table-row table:style-name="ro1">
          <table:table-cell table:formula="of:=[.A919]-TIME(0;10;0)" office:value-type="date" office:date-value="2018-01-28T11:43:59.999999" calcext:value-type="date">
            <text:p>28.01.2018 11:44</text:p>
          </table:table-cell>
          <table:table-cell office:value-type="float" office:value="13.95552" calcext:value-type="float">
            <text:p>13,95552</text:p>
          </table:table-cell>
          <table:table-cell office:value-type="float" office:value="54.230564" calcext:value-type="float">
            <text:p>54,230564</text:p>
          </table:table-cell>
          <table:table-cell office:value-type="float" office:value="973.710022" calcext:value-type="float">
            <text:p>973,710022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38.84375" calcext:value-type="float">
            <text:p>238,84375</text:p>
          </table:table-cell>
          <table:table-cell office:value-type="float" office:value="239.34375" calcext:value-type="float">
            <text:p>239,34375</text:p>
          </table:table-cell>
          <table:table-cell table:number-columns-repeated="1012"/>
        </table:table-row>
        <table:table-row table:style-name="ro1">
          <table:table-cell table:formula="of:=[.A920]-TIME(0;10;0)" office:value-type="date" office:date-value="2018-01-28T11:53:59.999999" calcext:value-type="date">
            <text:p>28.01.2018 11:54</text:p>
          </table:table-cell>
          <table:table-cell office:value-type="float" office:value="14.278629" calcext:value-type="float">
            <text:p>14,278629</text:p>
          </table:table-cell>
          <table:table-cell office:value-type="float" office:value="54.642559" calcext:value-type="float">
            <text:p>54,642559</text:p>
          </table:table-cell>
          <table:table-cell office:value-type="float" office:value="973.77002" calcext:value-type="float">
            <text:p>973,77002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8.625" calcext:value-type="float">
            <text:p>238,625</text:p>
          </table:table-cell>
          <table:table-cell office:value-type="float" office:value="238.84375" calcext:value-type="float">
            <text:p>238,84375</text:p>
          </table:table-cell>
          <table:table-cell table:number-columns-repeated="1012"/>
        </table:table-row>
        <table:table-row table:style-name="ro1">
          <table:table-cell table:formula="of:=[.A921]-TIME(0;10;0)" office:value-type="date" office:date-value="2018-01-28T12:04:00" calcext:value-type="date">
            <text:p>28.01.2018 12:04</text:p>
          </table:table-cell>
          <table:table-cell office:value-type="float" office:value="14.60174" calcext:value-type="float">
            <text:p>14,60174</text:p>
          </table:table-cell>
          <table:table-cell office:value-type="float" office:value="54.760052" calcext:value-type="float">
            <text:p>54,760052</text:p>
          </table:table-cell>
          <table:table-cell office:value-type="float" office:value="974.080017" calcext:value-type="float">
            <text:p>974,080017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5" calcext:value-type="float">
            <text:p>240,5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38.8125" calcext:value-type="float">
            <text:p>238,8125</text:p>
          </table:table-cell>
          <table:table-cell table:number-columns-repeated="1012"/>
        </table:table-row>
        <table:table-row table:style-name="ro1">
          <table:table-cell table:formula="of:=[.A922]-TIME(0;10;0)" office:value-type="date" office:date-value="2018-01-28T12:14:00" calcext:value-type="date">
            <text:p>28.01.2018 12:14</text:p>
          </table:table-cell>
          <table:table-cell office:value-type="float" office:value="14.994278" calcext:value-type="float">
            <text:p>14,994278</text:p>
          </table:table-cell>
          <table:table-cell office:value-type="float" office:value="51.168079" calcext:value-type="float">
            <text:p>51,168079</text:p>
          </table:table-cell>
          <table:table-cell office:value-type="float" office:value="973.030029" calcext:value-type="float">
            <text:p>973,030029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" calcext:value-type="float">
            <text:p>241</text:p>
          </table:table-cell>
          <table:table-cell office:value-type="float" office:value="238.84375" calcext:value-type="float">
            <text:p>238,84375</text:p>
          </table:table-cell>
          <table:table-cell office:value-type="float" office:value="240.3125" calcext:value-type="float">
            <text:p>240,3125</text:p>
          </table:table-cell>
          <table:table-cell table:number-columns-repeated="1012"/>
        </table:table-row>
        <table:table-row table:style-name="ro1">
          <table:table-cell table:formula="of:=[.A923]-TIME(0;10;0)" office:value-type="date" office:date-value="2018-01-28T12:24:00" calcext:value-type="date">
            <text:p>28.01.2018 12:24</text:p>
          </table:table-cell>
          <table:table-cell office:value-type="float" office:value="16.625849" calcext:value-type="float">
            <text:p>16,625849</text:p>
          </table:table-cell>
          <table:table-cell office:value-type="float" office:value="55.190357" calcext:value-type="float">
            <text:p>55,190357</text:p>
          </table:table-cell>
          <table:table-cell office:value-type="float" office:value="973.109985" calcext:value-type="float">
            <text:p>973,109985</text:p>
          </table:table-cell>
          <table:table-cell office:value-type="float" office:value="244.53125" calcext:value-type="float">
            <text:p>244,53125</text:p>
          </table:table-cell>
          <table:table-cell office:value-type="float" office:value="244.28125" calcext:value-type="float">
            <text:p>244,2812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3.125" calcext:value-type="float">
            <text:p>243,125</text:p>
          </table:table-cell>
          <table:table-cell table:number-columns-repeated="1012"/>
        </table:table-row>
        <table:table-row table:style-name="ro1">
          <table:table-cell table:formula="of:=[.A924]-TIME(0;10;0)" office:value-type="date" office:date-value="2018-01-28T12:34:00" calcext:value-type="date">
            <text:p>28.01.2018 12:34</text:p>
          </table:table-cell>
          <table:table-cell office:value-type="float" office:value="18.58053" calcext:value-type="float">
            <text:p>18,58053</text:p>
          </table:table-cell>
          <table:table-cell office:value-type="float" office:value="52.706188" calcext:value-type="float">
            <text:p>52,706188</text:p>
          </table:table-cell>
          <table:table-cell office:value-type="float" office:value="972.909973" calcext:value-type="float">
            <text:p>972,909973</text:p>
          </table:table-cell>
          <table:table-cell office:value-type="float" office:value="242.46875" calcext:value-type="float">
            <text:p>242,46875</text:p>
          </table:table-cell>
          <table:table-cell office:value-type="float" office:value="242.25" calcext:value-type="float">
            <text:p>242,2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1.8125" calcext:value-type="float">
            <text:p>241,8125</text:p>
          </table:table-cell>
          <table:table-cell table:number-columns-repeated="1012"/>
        </table:table-row>
        <table:table-row table:style-name="ro1">
          <table:table-cell table:formula="of:=[.A925]-TIME(0;10;0)" office:value-type="date" office:date-value="2018-01-28T12:44:00" calcext:value-type="date">
            <text:p>28.01.2018 12:44</text:p>
          </table:table-cell>
          <table:table-cell office:value-type="float" office:value="20.030518" calcext:value-type="float">
            <text:p>20,030518</text:p>
          </table:table-cell>
          <table:table-cell office:value-type="float" office:value="51.061264" calcext:value-type="float">
            <text:p>51,061264</text:p>
          </table:table-cell>
          <table:table-cell office:value-type="float" office:value="972.789978" calcext:value-type="float">
            <text:p>972,789978</text:p>
          </table:table-cell>
          <table:table-cell office:value-type="float" office:value="239.1875" calcext:value-type="float">
            <text:p>239,1875</text:p>
          </table:table-cell>
          <table:table-cell office:value-type="float" office:value="238.96875" calcext:value-type="float">
            <text:p>238,96875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39.3125" calcext:value-type="float">
            <text:p>239,3125</text:p>
          </table:table-cell>
          <table:table-cell table:number-columns-repeated="1012"/>
        </table:table-row>
        <table:table-row table:style-name="ro1">
          <table:table-cell table:formula="of:=[.A926]-TIME(0;10;0)" office:value-type="date" office:date-value="2018-01-28T12:54:00" calcext:value-type="date">
            <text:p>28.01.2018 12:54</text:p>
          </table:table-cell>
          <table:table-cell office:value-type="float" office:value="20.986496" calcext:value-type="float">
            <text:p>20,986496</text:p>
          </table:table-cell>
          <table:table-cell office:value-type="float" office:value="49.346149" calcext:value-type="float">
            <text:p>49,346149</text:p>
          </table:table-cell>
          <table:table-cell office:value-type="float" office:value="972.690002" calcext:value-type="float">
            <text:p>972,690002</text:p>
          </table:table-cell>
          <table:table-cell office:value-type="float" office:value="237.9375" calcext:value-type="float">
            <text:p>237,9375</text:p>
          </table:table-cell>
          <table:table-cell office:value-type="float" office:value="237.6875" calcext:value-type="float">
            <text:p>237,6875</text:p>
          </table:table-cell>
          <table:table-cell office:value-type="float" office:value="235.4375" calcext:value-type="float">
            <text:p>235,4375</text:p>
          </table:table-cell>
          <table:table-cell office:value-type="float" office:value="237.375" calcext:value-type="float">
            <text:p>237,375</text:p>
          </table:table-cell>
          <table:table-cell table:number-columns-repeated="1012"/>
        </table:table-row>
        <table:table-row table:style-name="ro1">
          <table:table-cell table:formula="of:=[.A927]-TIME(0;10;0)" office:value-type="date" office:date-value="2018-01-28T13:04:00" calcext:value-type="date">
            <text:p>28.01.2018 13:04</text:p>
          </table:table-cell>
          <table:table-cell office:value-type="float" office:value="21.67544" calcext:value-type="float">
            <text:p>21,67544</text:p>
          </table:table-cell>
          <table:table-cell office:value-type="float" office:value="47.609673" calcext:value-type="float">
            <text:p>47,609673</text:p>
          </table:table-cell>
          <table:table-cell office:value-type="float" office:value="972.669983" calcext:value-type="float">
            <text:p>972,669983</text:p>
          </table:table-cell>
          <table:table-cell office:value-type="float" office:value="237.4375" calcext:value-type="float">
            <text:p>237,4375</text:p>
          </table:table-cell>
          <table:table-cell office:value-type="float" office:value="237.15625" calcext:value-type="float">
            <text:p>237,15625</text:p>
          </table:table-cell>
          <table:table-cell office:value-type="float" office:value="235.09375" calcext:value-type="float">
            <text:p>235,09375</text:p>
          </table:table-cell>
          <table:table-cell office:value-type="float" office:value="236.84375" calcext:value-type="float">
            <text:p>236,84375</text:p>
          </table:table-cell>
          <table:table-cell table:number-columns-repeated="1012"/>
        </table:table-row>
        <table:table-row table:style-name="ro1">
          <table:table-cell table:formula="of:=[.A928]-TIME(0;10;0)" office:value-type="date" office:date-value="2018-01-28T13:14:00" calcext:value-type="date">
            <text:p>28.01.2018 13:14</text:p>
          </table:table-cell>
          <table:table-cell office:value-type="float" office:value="22.23888" calcext:value-type="float">
            <text:p>22,23888</text:p>
          </table:table-cell>
          <table:table-cell office:value-type="float" office:value="46.398109" calcext:value-type="float">
            <text:p>46,398109</text:p>
          </table:table-cell>
          <table:table-cell office:value-type="float" office:value="972.650024" calcext:value-type="float">
            <text:p>972,650024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37" calcext:value-type="float">
            <text:p>237</text:p>
          </table:table-cell>
          <table:table-cell office:value-type="float" office:value="234.90625" calcext:value-type="float">
            <text:p>234,90625</text:p>
          </table:table-cell>
          <table:table-cell office:value-type="float" office:value="236.21875" calcext:value-type="float">
            <text:p>236,21875</text:p>
          </table:table-cell>
          <table:table-cell table:number-columns-repeated="1012"/>
        </table:table-row>
        <table:table-row table:style-name="ro1">
          <table:table-cell office:value-type="date" office:date-value="2018-01-28T13:24:00" calcext:value-type="date">
            <text:p>28.01.2018 13:24</text:p>
          </table:table-cell>
          <table:table-cell office:value-type="float" office:value="22.941177" calcext:value-type="float">
            <text:p>22,941177</text:p>
          </table:table-cell>
          <table:table-cell office:value-type="float" office:value="40.56916" calcext:value-type="float">
            <text:p>40,56916</text:p>
          </table:table-cell>
          <table:table-cell office:value-type="float" office:value="972.469971" calcext:value-type="float">
            <text:p>972,469971</text:p>
          </table:table-cell>
          <table:table-cell office:value-type="float" office:value="213" calcext:value-type="float">
            <text:p>213</text:p>
          </table:table-cell>
          <table:table-cell office:value-type="float" office:value="210.90625" calcext:value-type="float">
            <text:p>210,90625</text:p>
          </table:table-cell>
          <table:table-cell office:value-type="float" office:value="229.8125" calcext:value-type="float">
            <text:p>229,8125</text:p>
          </table:table-cell>
          <table:table-cell office:value-type="float" office:value="231.625" calcext:value-type="float">
            <text:p>231,625</text:p>
          </table:table-cell>
          <table:table-cell table:number-columns-repeated="1012"/>
        </table:table-row>
        <table:table-row table:style-name="ro1" table:number-rows-repeated="104764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ivot Table_no2-data_calibration_20180128_1" table:style-name="ta1">
        <office:forms form:automatic-focus="false" form:apply-design-mode="false"/>
        <table:table-column table:style-name="co7" table:default-cell-style-name="ce56"/>
        <table:table-column table:style-name="co6" table:number-columns-repeated="2" table:default-cell-style-name="ce62"/>
        <table:table-column table:style-name="co6" table:default-cell-style-name="ce70"/>
        <table:table-column table:style-name="co6" table:default-cell-style-name="ce76"/>
        <table:table-column table:style-name="co8" table:default-cell-style-name="ce76"/>
        <table:table-column table:style-name="co6" table:number-columns-repeated="3" table:default-cell-style-name="ce76"/>
        <table:table-column table:style-name="co6" table:default-cell-style-name="ce82"/>
        <table:table-row table:style-name="ro1">
          <table:table-cell table:style-name="ce53"/>
          <table:table-cell table:style-name="ce59"/>
          <table:table-cell table:style-name="ce65"/>
          <table:table-cell table:style-name="ce67" office:value-type="string" calcext:value-type="string">
            <text:p>Data</text:p>
          </table:table-cell>
          <table:table-cell table:style-name="ce73" table:number-columns-repeated="5"/>
          <table:table-cell table:style-name="ce79"/>
        </table:table-row>
        <table:table-row table:style-name="ro1">
          <table:table-cell table:style-name="ce54" office:value-type="string" calcext:value-type="string">
            <text:p>Months</text:p>
          </table:table-cell>
          <table:table-cell table:style-name="ce60" office:value-type="string" calcext:value-type="string">
            <text:p>Days</text:p>
          </table:table-cell>
          <table:table-cell table:style-name="ce60" office:value-type="string" calcext:value-type="string">
            <text:p>time calculated</text:p>
          </table:table-cell>
          <table:table-cell table:style-name="ce68" office:value-type="string" calcext:value-type="string">
            <text:p>Average - temperature</text:p>
          </table:table-cell>
          <table:table-cell table:style-name="ce74" office:value-type="string" calcext:value-type="string">
            <text:p>Average - humidity</text:p>
          </table:table-cell>
          <table:table-cell table:style-name="ce74" office:value-type="string" calcext:value-type="string">
            <text:p>Average - pressure</text:p>
          </table:table-cell>
          <table:table-cell table:style-name="ce74" office:value-type="string" calcext:value-type="string">
            <text:p>Average - ae0</text:p>
          </table:table-cell>
          <table:table-cell table:style-name="ce74" office:value-type="string" calcext:value-type="string">
            <text:p>Average - we0</text:p>
          </table:table-cell>
          <table:table-cell table:style-name="ce74" office:value-type="string" calcext:value-type="string">
            <text:p>Average - ae1</text:p>
          </table:table-cell>
          <table:table-cell table:style-name="ce80" office:value-type="string" calcext:value-type="string">
            <text:p>Average - we1</text:p>
          </table:table-cell>
        </table:table-row>
        <table:table-row table:style-name="ro1">
          <table:table-cell table:style-name="ce55" office:value-type="string" calcext:value-type="string">
            <text:p>Jan</text:p>
          </table:table-cell>
          <table:table-cell table:style-name="ce61" office:value-type="string" calcext:value-type="string">
            <text:p>22.Jan</text:p>
          </table:table-cell>
          <table:table-cell table:style-name="ce61" office:value-type="string" calcext:value-type="string">
            <text:p>17</text:p>
          </table:table-cell>
          <table:table-cell table:style-name="ce69" office:value-type="float" office:value="9.43776866666667" calcext:value-type="float">
            <text:p>9,43776866666667</text:p>
          </table:table-cell>
          <table:table-cell table:style-name="ce75" office:value-type="float" office:value="73.8620595" calcext:value-type="float">
            <text:p>73,8620595</text:p>
          </table:table-cell>
          <table:table-cell table:style-name="ce75" office:value-type="float" office:value="951.156667166667" calcext:value-type="float">
            <text:p>951,156667166667</text:p>
          </table:table-cell>
          <table:table-cell table:style-name="ce75" office:value-type="float" office:value="239.34375" calcext:value-type="float">
            <text:p>239,34375</text:p>
          </table:table-cell>
          <table:table-cell table:style-name="ce75" office:value-type="float" office:value="239.546875" calcext:value-type="float">
            <text:p>239,546875</text:p>
          </table:table-cell>
          <table:table-cell table:style-name="ce75" office:value-type="float" office:value="236.53125" calcext:value-type="float">
            <text:p>236,53125</text:p>
          </table:table-cell>
          <table:table-cell table:style-name="ce81" office:value-type="float" office:value="252" calcext:value-type="float">
            <text:p>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</text:p>
          </table:table-cell>
          <table:table-cell office:value-type="float" office:value="8.285077" calcext:value-type="float">
            <text:p>8,285077</text:p>
          </table:table-cell>
          <table:table-cell office:value-type="float" office:value="79.558506" calcext:value-type="float">
            <text:p>79,558506</text:p>
          </table:table-cell>
          <table:table-cell office:value-type="float" office:value="951.824992" calcext:value-type="float">
            <text:p>951,824992</text:p>
          </table:table-cell>
          <table:table-cell office:value-type="float" office:value="240.208333333333" calcext:value-type="float">
            <text:p>240,208333333333</text:p>
          </table:table-cell>
          <table:table-cell office:value-type="float" office:value="240.458333333333" calcext:value-type="float">
            <text:p>240,458333333333</text:p>
          </table:table-cell>
          <table:table-cell office:value-type="float" office:value="237.322916666667" calcext:value-type="float">
            <text:p>237,322916666667</text:p>
          </table:table-cell>
          <table:table-cell office:value-type="float" office:value="303.84375" calcext:value-type="float">
            <text:p>303,84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</text:p>
          </table:table-cell>
          <table:table-cell office:value-type="float" office:value="7.921022" calcext:value-type="float">
            <text:p>7,921022</text:p>
          </table:table-cell>
          <table:table-cell office:value-type="float" office:value="81.4704605" calcext:value-type="float">
            <text:p>81,4704605</text:p>
          </table:table-cell>
          <table:table-cell office:value-type="float" office:value="952.621653166667" calcext:value-type="float">
            <text:p>952,621653166667</text:p>
          </table:table-cell>
          <table:table-cell office:value-type="float" office:value="240.614583333333" calcext:value-type="float">
            <text:p>240,614583333333</text:p>
          </table:table-cell>
          <table:table-cell office:value-type="float" office:value="240.734375" calcext:value-type="float">
            <text:p>240,734375</text:p>
          </table:table-cell>
          <table:table-cell office:value-type="float" office:value="237.708333333333" calcext:value-type="float">
            <text:p>237,708333333333</text:p>
          </table:table-cell>
          <table:table-cell office:value-type="float" office:value="425.302083333333" calcext:value-type="float">
            <text:p>425,30208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</text:p>
          </table:table-cell>
          <table:table-cell office:value-type="float" office:value="7.79729666666667" calcext:value-type="float">
            <text:p>7,79729666666667</text:p>
          </table:table-cell>
          <table:table-cell office:value-type="float" office:value="82.3211533333333" calcext:value-type="float">
            <text:p>82,3211533333333</text:p>
          </table:table-cell>
          <table:table-cell office:value-type="float" office:value="953.846669666667" calcext:value-type="float">
            <text:p>953,846669666667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869791666667" calcext:value-type="float">
            <text:p>240,869791666667</text:p>
          </table:table-cell>
          <table:table-cell office:value-type="float" office:value="237.869791666667" calcext:value-type="float">
            <text:p>237,869791666667</text:p>
          </table:table-cell>
          <table:table-cell office:value-type="float" office:value="334.895833333333" calcext:value-type="float">
            <text:p>334,8958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</text:p>
          </table:table-cell>
          <table:table-cell office:value-type="float" office:value="7.51424166666667" calcext:value-type="float">
            <text:p>7,51424166666667</text:p>
          </table:table-cell>
          <table:table-cell office:value-type="float" office:value="82.322932" calcext:value-type="float">
            <text:p>82,322932</text:p>
          </table:table-cell>
          <table:table-cell office:value-type="float" office:value="955.194997166667" calcext:value-type="float">
            <text:p>955,194997166667</text:p>
          </table:table-cell>
          <table:table-cell office:value-type="float" office:value="240.734375" calcext:value-type="float">
            <text:p>240,73437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7.791666666667" calcext:value-type="float">
            <text:p>237,791666666667</text:p>
          </table:table-cell>
          <table:table-cell office:value-type="float" office:value="298.364583333333" calcext:value-type="float">
            <text:p>298,36458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</text:p>
          </table:table-cell>
          <table:table-cell office:value-type="float" office:value="7.2427585" calcext:value-type="float">
            <text:p>7,2427585</text:p>
          </table:table-cell>
          <table:table-cell office:value-type="float" office:value="82.1459275" calcext:value-type="float">
            <text:p>82,1459275</text:p>
          </table:table-cell>
          <table:table-cell office:value-type="float" office:value="956.758331333333" calcext:value-type="float">
            <text:p>956,758331333333</text:p>
          </table:table-cell>
          <table:table-cell office:value-type="float" office:value="240.833333333333" calcext:value-type="float">
            <text:p>240,833333333333</text:p>
          </table:table-cell>
          <table:table-cell office:value-type="float" office:value="240.776041666667" calcext:value-type="float">
            <text:p>240,776041666667</text:p>
          </table:table-cell>
          <table:table-cell office:value-type="float" office:value="237.942708333333" calcext:value-type="float">
            <text:p>237,942708333333</text:p>
          </table:table-cell>
          <table:table-cell office:value-type="float" office:value="264.546875" calcext:value-type="float">
            <text:p>264,546875</text:p>
          </table:table-cell>
        </table:table-row>
        <table:table-row table:style-name="ro1">
          <table:table-cell/>
          <table:table-cell table:style-name="ce63"/>
          <table:table-cell table:style-name="ce63" office:value-type="string" calcext:value-type="string">
            <text:p>23</text:p>
          </table:table-cell>
          <table:table-cell table:style-name="ce71" office:value-type="float" office:value="6.85956633333333" calcext:value-type="float">
            <text:p>6,85956633333333</text:p>
          </table:table-cell>
          <table:table-cell table:style-name="ce77" office:value-type="float" office:value="81.2369981666667" calcext:value-type="float">
            <text:p>81,2369981666667</text:p>
          </table:table-cell>
          <table:table-cell table:style-name="ce77" office:value-type="float" office:value="958.130005" calcext:value-type="float">
            <text:p>958,130005</text:p>
          </table:table-cell>
          <table:table-cell table:style-name="ce77" office:value-type="float" office:value="240.927083333333" calcext:value-type="float">
            <text:p>240,927083333333</text:p>
          </table:table-cell>
          <table:table-cell table:style-name="ce77" office:value-type="float" office:value="240.817708333333" calcext:value-type="float">
            <text:p>240,817708333333</text:p>
          </table:table-cell>
          <table:table-cell table:style-name="ce77" office:value-type="float" office:value="237.854166666667" calcext:value-type="float">
            <text:p>237,854166666667</text:p>
          </table:table-cell>
          <table:table-cell table:style-name="ce83" office:value-type="float" office:value="244.296875" calcext:value-type="float">
            <text:p>244,296875</text:p>
          </table:table-cell>
        </table:table-row>
        <table:table-row table:style-name="ro1">
          <table:table-cell/>
          <table:table-cell table:style-name="ce61" office:value-type="string" calcext:value-type="string">
            <text:p>23.Jan</text:p>
          </table:table-cell>
          <table:table-cell table:style-name="ce61" office:value-type="string" calcext:value-type="string">
            <text:p>00</text:p>
          </table:table-cell>
          <table:table-cell table:style-name="ce69" office:value-type="float" office:value="6.364665" calcext:value-type="float">
            <text:p>6,364665</text:p>
          </table:table-cell>
          <table:table-cell table:style-name="ce75" office:value-type="float" office:value="80.1317356666667" calcext:value-type="float">
            <text:p>80,1317356666667</text:p>
          </table:table-cell>
          <table:table-cell table:style-name="ce75" office:value-type="float" office:value="959.0216675" calcext:value-type="float">
            <text:p>959,0216675</text:p>
          </table:table-cell>
          <table:table-cell table:style-name="ce75" office:value-type="float" office:value="241.036458333333" calcext:value-type="float">
            <text:p>241,036458333333</text:p>
          </table:table-cell>
          <table:table-cell table:style-name="ce75" office:value-type="float" office:value="240.984375" calcext:value-type="float">
            <text:p>240,984375</text:p>
          </table:table-cell>
          <table:table-cell table:style-name="ce75" office:value-type="float" office:value="238.036458333333" calcext:value-type="float">
            <text:p>238,036458333333</text:p>
          </table:table-cell>
          <table:table-cell table:style-name="ce81" office:value-type="float" office:value="245.026041666667" calcext:value-type="float">
            <text:p>245,026041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</text:p>
          </table:table-cell>
          <table:table-cell office:value-type="float" office:value="6.07092883333333" calcext:value-type="float">
            <text:p>6,07092883333333</text:p>
          </table:table-cell>
          <table:table-cell office:value-type="float" office:value="81.416037" calcext:value-type="float">
            <text:p>81,416037</text:p>
          </table:table-cell>
          <table:table-cell office:value-type="float" office:value="959.6649985" calcext:value-type="float">
            <text:p>959,6649985</text:p>
          </table:table-cell>
          <table:table-cell office:value-type="float" office:value="240.989583333333" calcext:value-type="float">
            <text:p>240,989583333333</text:p>
          </table:table-cell>
          <table:table-cell office:value-type="float" office:value="240.885416666667" calcext:value-type="float">
            <text:p>240,885416666667</text:p>
          </table:table-cell>
          <table:table-cell office:value-type="float" office:value="238.078125" calcext:value-type="float">
            <text:p>238,078125</text:p>
          </table:table-cell>
          <table:table-cell office:value-type="float" office:value="244.328125" calcext:value-type="float">
            <text:p>244,328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</text:p>
          </table:table-cell>
          <table:table-cell office:value-type="float" office:value="5.90002783333333" calcext:value-type="float">
            <text:p>5,90002783333333</text:p>
          </table:table-cell>
          <table:table-cell office:value-type="float" office:value="80.9196115" calcext:value-type="float">
            <text:p>80,9196115</text:p>
          </table:table-cell>
          <table:table-cell office:value-type="float" office:value="960.4833375" calcext:value-type="float">
            <text:p>960,4833375</text:p>
          </table:table-cell>
          <table:table-cell office:value-type="float" office:value="241.046875" calcext:value-type="float">
            <text:p>241,046875</text:p>
          </table:table-cell>
          <table:table-cell office:value-type="float" office:value="240.895833333333" calcext:value-type="float">
            <text:p>240,895833333333</text:p>
          </table:table-cell>
          <table:table-cell office:value-type="float" office:value="238.135416666667" calcext:value-type="float">
            <text:p>238,135416666667</text:p>
          </table:table-cell>
          <table:table-cell office:value-type="float" office:value="243.25" calcext:value-type="float">
            <text:p>243,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</text:p>
          </table:table-cell>
          <table:table-cell office:value-type="float" office:value="5.65480283333333" calcext:value-type="float">
            <text:p>5,65480283333333</text:p>
          </table:table-cell>
          <table:table-cell office:value-type="float" office:value="81.0666058333333" calcext:value-type="float">
            <text:p>81,0666058333333</text:p>
          </table:table-cell>
          <table:table-cell office:value-type="float" office:value="961.149993833333" calcext:value-type="float">
            <text:p>961,149993833333</text:p>
          </table:table-cell>
          <table:table-cell office:value-type="float" office:value="240.994791666667" calcext:value-type="float">
            <text:p>240,994791666667</text:p>
          </table:table-cell>
          <table:table-cell office:value-type="float" office:value="240.880208333333" calcext:value-type="float">
            <text:p>240,880208333333</text:p>
          </table:table-cell>
          <table:table-cell office:value-type="float" office:value="238.041666666667" calcext:value-type="float">
            <text:p>238,041666666667</text:p>
          </table:table-cell>
          <table:table-cell office:value-type="float" office:value="243.8125" calcext:value-type="float">
            <text:p>243,8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</text:p>
          </table:table-cell>
          <table:table-cell office:value-type="float" office:value="5.41847883333333" calcext:value-type="float">
            <text:p>5,41847883333333</text:p>
          </table:table-cell>
          <table:table-cell office:value-type="float" office:value="79.680579" calcext:value-type="float">
            <text:p>79,680579</text:p>
          </table:table-cell>
          <table:table-cell office:value-type="float" office:value="961.795013166667" calcext:value-type="float">
            <text:p>961,795013166667</text:p>
          </table:table-cell>
          <table:table-cell office:value-type="float" office:value="241.052083333333" calcext:value-type="float">
            <text:p>241,052083333333</text:p>
          </table:table-cell>
          <table:table-cell office:value-type="float" office:value="240.994791666667" calcext:value-type="float">
            <text:p>240,994791666667</text:p>
          </table:table-cell>
          <table:table-cell office:value-type="float" office:value="238.109375" calcext:value-type="float">
            <text:p>238,109375</text:p>
          </table:table-cell>
          <table:table-cell office:value-type="float" office:value="245.614583333333" calcext:value-type="float">
            <text:p>245,61458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</text:p>
          </table:table-cell>
          <table:table-cell office:value-type="float" office:value="5.233781" calcext:value-type="float">
            <text:p>5,233781</text:p>
          </table:table-cell>
          <table:table-cell office:value-type="float" office:value="79.838" calcext:value-type="float">
            <text:p>79,838</text:p>
          </table:table-cell>
          <table:table-cell office:value-type="float" office:value="962.621683666667" calcext:value-type="float">
            <text:p>962,621683666667</text:p>
          </table:table-cell>
          <table:table-cell office:value-type="float" office:value="241.197916666667" calcext:value-type="float">
            <text:p>241,197916666667</text:p>
          </table:table-cell>
          <table:table-cell office:value-type="float" office:value="241.244791666667" calcext:value-type="float">
            <text:p>241,244791666667</text:p>
          </table:table-cell>
          <table:table-cell office:value-type="float" office:value="238.244791666667" calcext:value-type="float">
            <text:p>238,244791666667</text:p>
          </table:table-cell>
          <table:table-cell office:value-type="float" office:value="250.447916666667" calcext:value-type="float">
            <text:p>250,44791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</text:p>
          </table:table-cell>
          <table:table-cell office:value-type="float" office:value="5.24846783333333" calcext:value-type="float">
            <text:p>5,24846783333333</text:p>
          </table:table-cell>
          <table:table-cell office:value-type="float" office:value="80.1370773333333" calcext:value-type="float">
            <text:p>80,1370773333333</text:p>
          </table:table-cell>
          <table:table-cell office:value-type="float" office:value="963.4916585" calcext:value-type="float">
            <text:p>963,491658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307291666667" calcext:value-type="float">
            <text:p>241,307291666667</text:p>
          </table:table-cell>
          <table:table-cell office:value-type="float" office:value="238.421875" calcext:value-type="float">
            <text:p>238,421875</text:p>
          </table:table-cell>
          <table:table-cell office:value-type="float" office:value="251.557291666667" calcext:value-type="float">
            <text:p>251,557291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</text:p>
          </table:table-cell>
          <table:table-cell office:value-type="float" office:value="5.57691833333333" calcext:value-type="float">
            <text:p>5,57691833333333</text:p>
          </table:table-cell>
          <table:table-cell office:value-type="float" office:value="79.757637" calcext:value-type="float">
            <text:p>79,757637</text:p>
          </table:table-cell>
          <table:table-cell office:value-type="float" office:value="964.348337833333" calcext:value-type="float">
            <text:p>964,348337833333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458333333333" calcext:value-type="float">
            <text:p>241,458333333333</text:p>
          </table:table-cell>
          <table:table-cell office:value-type="float" office:value="238.453125" calcext:value-type="float">
            <text:p>238,453125</text:p>
          </table:table-cell>
          <table:table-cell office:value-type="float" office:value="250.78125" calcext:value-type="float">
            <text:p>250,78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8</text:p>
          </table:table-cell>
          <table:table-cell office:value-type="float" office:value="6.45234083333333" calcext:value-type="float">
            <text:p>6,45234083333333</text:p>
          </table:table-cell>
          <table:table-cell office:value-type="float" office:value="76.4357465" calcext:value-type="float">
            <text:p>76,4357465</text:p>
          </table:table-cell>
          <table:table-cell office:value-type="float" office:value="965.213328" calcext:value-type="float">
            <text:p>965,213328</text:p>
          </table:table-cell>
          <table:table-cell office:value-type="float" office:value="241.234375" calcext:value-type="float">
            <text:p>241,234375</text:p>
          </table:table-cell>
          <table:table-cell office:value-type="float" office:value="241.328125" calcext:value-type="float">
            <text:p>241,328125</text:p>
          </table:table-cell>
          <table:table-cell office:value-type="float" office:value="238.505208333333" calcext:value-type="float">
            <text:p>238,505208333333</text:p>
          </table:table-cell>
          <table:table-cell office:value-type="float" office:value="248.9375" calcext:value-type="float">
            <text:p>248,9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</text:p>
          </table:table-cell>
          <table:table-cell office:value-type="float" office:value="7.50311533333333" calcext:value-type="float">
            <text:p>7,50311533333333</text:p>
          </table:table-cell>
          <table:table-cell office:value-type="float" office:value="71.912464" calcext:value-type="float">
            <text:p>71,912464</text:p>
          </table:table-cell>
          <table:table-cell office:value-type="float" office:value="965.928324333333" calcext:value-type="float">
            <text:p>965,928324333333</text:p>
          </table:table-cell>
          <table:table-cell office:value-type="float" office:value="241.067708333333" calcext:value-type="float">
            <text:p>241,067708333333</text:p>
          </table:table-cell>
          <table:table-cell office:value-type="float" office:value="241.083333333333" calcext:value-type="float">
            <text:p>241,083333333333</text:p>
          </table:table-cell>
          <table:table-cell office:value-type="float" office:value="238.213541666667" calcext:value-type="float">
            <text:p>238,213541666667</text:p>
          </table:table-cell>
          <table:table-cell office:value-type="float" office:value="251.177083333333" calcext:value-type="float">
            <text:p>251,17708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</text:p>
          </table:table-cell>
          <table:table-cell office:value-type="float" office:value="8.83516433333334" calcext:value-type="float">
            <text:p>8,83516433333334</text:p>
          </table:table-cell>
          <table:table-cell office:value-type="float" office:value="66.1041183333333" calcext:value-type="float">
            <text:p>66,1041183333333</text:p>
          </table:table-cell>
          <table:table-cell office:value-type="float" office:value="966.203338666667" calcext:value-type="float">
            <text:p>966,203338666667</text:p>
          </table:table-cell>
          <table:table-cell office:value-type="float" office:value="240.661458333333" calcext:value-type="float">
            <text:p>240,661458333333</text:p>
          </table:table-cell>
          <table:table-cell office:value-type="float" office:value="240.708333333333" calcext:value-type="float">
            <text:p>240,708333333333</text:p>
          </table:table-cell>
          <table:table-cell office:value-type="float" office:value="237.963541666667" calcext:value-type="float">
            <text:p>237,963541666667</text:p>
          </table:table-cell>
          <table:table-cell office:value-type="float" office:value="248.875" calcext:value-type="float">
            <text:p>248,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</text:p>
          </table:table-cell>
          <table:table-cell office:value-type="float" office:value="9.3460875" calcext:value-type="float">
            <text:p>9,3460875</text:p>
          </table:table-cell>
          <table:table-cell office:value-type="float" office:value="63.650212" calcext:value-type="float">
            <text:p>63,650212</text:p>
          </table:table-cell>
          <table:table-cell office:value-type="float" office:value="966.2966815" calcext:value-type="float">
            <text:p>966,2966815</text:p>
          </table:table-cell>
          <table:table-cell office:value-type="float" office:value="240.614583333333" calcext:value-type="float">
            <text:p>240,614583333333</text:p>
          </table:table-cell>
          <table:table-cell office:value-type="float" office:value="240.703125" calcext:value-type="float">
            <text:p>240,703125</text:p>
          </table:table-cell>
          <table:table-cell office:value-type="float" office:value="237.854166666667" calcext:value-type="float">
            <text:p>237,854166666667</text:p>
          </table:table-cell>
          <table:table-cell office:value-type="float" office:value="249.630208333333" calcext:value-type="float">
            <text:p>249,63020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</text:p>
          </table:table-cell>
          <table:table-cell office:value-type="float" office:value="10.5499605" calcext:value-type="float">
            <text:p>10,5499605</text:p>
          </table:table-cell>
          <table:table-cell office:value-type="float" office:value="58.7698683333333" calcext:value-type="float">
            <text:p>58,7698683333333</text:p>
          </table:table-cell>
          <table:table-cell office:value-type="float" office:value="965.899993833333" calcext:value-type="float">
            <text:p>965,899993833333</text:p>
          </table:table-cell>
          <table:table-cell office:value-type="float" office:value="240.364583333333" calcext:value-type="float">
            <text:p>240,364583333333</text:p>
          </table:table-cell>
          <table:table-cell office:value-type="float" office:value="240.354166666667" calcext:value-type="float">
            <text:p>240,354166666667</text:p>
          </table:table-cell>
          <table:table-cell office:value-type="float" office:value="237.796875" calcext:value-type="float">
            <text:p>237,796875</text:p>
          </table:table-cell>
          <table:table-cell office:value-type="float" office:value="248.260416666667" calcext:value-type="float">
            <text:p>248,26041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</text:p>
          </table:table-cell>
          <table:table-cell office:value-type="float" office:value="10.5148011666667" calcext:value-type="float">
            <text:p>10,5148011666667</text:p>
          </table:table-cell>
          <table:table-cell office:value-type="float" office:value="58.398056" calcext:value-type="float">
            <text:p>58,398056</text:p>
          </table:table-cell>
          <table:table-cell office:value-type="float" office:value="965.731659" calcext:value-type="float">
            <text:p>965,731659</text:p>
          </table:table-cell>
          <table:table-cell office:value-type="float" office:value="239.989583333333" calcext:value-type="float">
            <text:p>239,989583333333</text:p>
          </table:table-cell>
          <table:table-cell office:value-type="float" office:value="240.03125" calcext:value-type="float">
            <text:p>240,03125</text:p>
          </table:table-cell>
          <table:table-cell office:value-type="float" office:value="237.380208333333" calcext:value-type="float">
            <text:p>237,380208333333</text:p>
          </table:table-cell>
          <table:table-cell office:value-type="float" office:value="248.015625" calcext:value-type="float">
            <text:p>248,015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</text:p>
          </table:table-cell>
          <table:table-cell office:value-type="float" office:value="10.0083288333333" calcext:value-type="float">
            <text:p>10,0083288333333</text:p>
          </table:table-cell>
          <table:table-cell office:value-type="float" office:value="60.7316703333333" calcext:value-type="float">
            <text:p>60,7316703333333</text:p>
          </table:table-cell>
          <table:table-cell office:value-type="float" office:value="965.7966615" calcext:value-type="float">
            <text:p>965,7966615</text:p>
          </table:table-cell>
          <table:table-cell office:value-type="float" office:value="239.875" calcext:value-type="float">
            <text:p>239,875</text:p>
          </table:table-cell>
          <table:table-cell office:value-type="float" office:value="239.979166666667" calcext:value-type="float">
            <text:p>239,979166666667</text:p>
          </table:table-cell>
          <table:table-cell office:value-type="float" office:value="237.265625" calcext:value-type="float">
            <text:p>237,265625</text:p>
          </table:table-cell>
          <table:table-cell office:value-type="float" office:value="250.921875" calcext:value-type="float">
            <text:p>250,921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</text:p>
          </table:table-cell>
          <table:table-cell office:value-type="float" office:value="8.91705483333333" calcext:value-type="float">
            <text:p>8,91705483333333</text:p>
          </table:table-cell>
          <table:table-cell office:value-type="float" office:value="66.77704" calcext:value-type="float">
            <text:p>66,77704</text:p>
          </table:table-cell>
          <table:table-cell office:value-type="float" office:value="966.200002" calcext:value-type="float">
            <text:p>966,200002</text:p>
          </table:table-cell>
          <table:table-cell office:value-type="float" office:value="240.166666666667" calcext:value-type="float">
            <text:p>240,166666666667</text:p>
          </table:table-cell>
          <table:table-cell office:value-type="float" office:value="240.489583333333" calcext:value-type="float">
            <text:p>240,489583333333</text:p>
          </table:table-cell>
          <table:table-cell office:value-type="float" office:value="237.604166666667" calcext:value-type="float">
            <text:p>237,604166666667</text:p>
          </table:table-cell>
          <table:table-cell office:value-type="float" office:value="255.807291666667" calcext:value-type="float">
            <text:p>255,807291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</text:p>
          </table:table-cell>
          <table:table-cell office:value-type="float" office:value="7.69270866666667" calcext:value-type="float">
            <text:p>7,69270866666667</text:p>
          </table:table-cell>
          <table:table-cell office:value-type="float" office:value="73.126063" calcext:value-type="float">
            <text:p>73,126063</text:p>
          </table:table-cell>
          <table:table-cell office:value-type="float" office:value="966.358327" calcext:value-type="float">
            <text:p>966,358327</text:p>
          </table:table-cell>
          <table:table-cell office:value-type="float" office:value="240.635416666667" calcext:value-type="float">
            <text:p>240,635416666667</text:p>
          </table:table-cell>
          <table:table-cell office:value-type="float" office:value="240.885416666667" calcext:value-type="float">
            <text:p>240,885416666667</text:p>
          </table:table-cell>
          <table:table-cell office:value-type="float" office:value="237.958333333333" calcext:value-type="float">
            <text:p>237,958333333333</text:p>
          </table:table-cell>
          <table:table-cell office:value-type="float" office:value="252.958333333333" calcext:value-type="float">
            <text:p>252,958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</text:p>
          </table:table-cell>
          <table:table-cell office:value-type="float" office:value="7.3575825" calcext:value-type="float">
            <text:p>7,3575825</text:p>
          </table:table-cell>
          <table:table-cell office:value-type="float" office:value="72.13016" calcext:value-type="float">
            <text:p>72,13016</text:p>
          </table:table-cell>
          <table:table-cell office:value-type="float" office:value="966.490000166667" calcext:value-type="float">
            <text:p>966,490000166667</text:p>
          </table:table-cell>
          <table:table-cell office:value-type="float" office:value="240.765625" calcext:value-type="float">
            <text:p>240,765625</text:p>
          </table:table-cell>
          <table:table-cell office:value-type="float" office:value="240.963541666667" calcext:value-type="float">
            <text:p>240,963541666667</text:p>
          </table:table-cell>
          <table:table-cell office:value-type="float" office:value="238.197916666667" calcext:value-type="float">
            <text:p>238,197916666667</text:p>
          </table:table-cell>
          <table:table-cell office:value-type="float" office:value="253.302083333333" calcext:value-type="float">
            <text:p>253,30208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</text:p>
          </table:table-cell>
          <table:table-cell office:value-type="float" office:value="6.79147283333333" calcext:value-type="float">
            <text:p>6,79147283333333</text:p>
          </table:table-cell>
          <table:table-cell office:value-type="float" office:value="73.3478293333333" calcext:value-type="float">
            <text:p>73,3478293333333</text:p>
          </table:table-cell>
          <table:table-cell office:value-type="float" office:value="966.625000166667" calcext:value-type="float">
            <text:p>966,625000166667</text:p>
          </table:table-cell>
          <table:table-cell office:value-type="float" office:value="240.734375" calcext:value-type="float">
            <text:p>240,734375</text:p>
          </table:table-cell>
          <table:table-cell office:value-type="float" office:value="240.932291666667" calcext:value-type="float">
            <text:p>240,932291666667</text:p>
          </table:table-cell>
          <table:table-cell office:value-type="float" office:value="238.072916666667" calcext:value-type="float">
            <text:p>238,072916666667</text:p>
          </table:table-cell>
          <table:table-cell office:value-type="float" office:value="253.833333333333" calcext:value-type="float">
            <text:p>253,833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</text:p>
          </table:table-cell>
          <table:table-cell office:value-type="float" office:value="6.2787695" calcext:value-type="float">
            <text:p>6,2787695</text:p>
          </table:table-cell>
          <table:table-cell office:value-type="float" office:value="73.754228" calcext:value-type="float">
            <text:p>73,754228</text:p>
          </table:table-cell>
          <table:table-cell office:value-type="float" office:value="966.603332333333" calcext:value-type="float">
            <text:p>966,603332333333</text:p>
          </table:table-cell>
          <table:table-cell office:value-type="float" office:value="240.921875" calcext:value-type="float">
            <text:p>240,921875</text:p>
          </table:table-cell>
          <table:table-cell office:value-type="float" office:value="241.072916666667" calcext:value-type="float">
            <text:p>241,072916666667</text:p>
          </table:table-cell>
          <table:table-cell office:value-type="float" office:value="238.307291666667" calcext:value-type="float">
            <text:p>238,307291666667</text:p>
          </table:table-cell>
          <table:table-cell office:value-type="float" office:value="254.947916666667" calcext:value-type="float">
            <text:p>254,94791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</text:p>
          </table:table-cell>
          <table:table-cell office:value-type="float" office:value="5.53908833333334" calcext:value-type="float">
            <text:p>5,53908833333334</text:p>
          </table:table-cell>
          <table:table-cell office:value-type="float" office:value="75.277331" calcext:value-type="float">
            <text:p>75,277331</text:p>
          </table:table-cell>
          <table:table-cell office:value-type="float" office:value="966.543335166667" calcext:value-type="float">
            <text:p>966,543335166667</text:p>
          </table:table-cell>
          <table:table-cell office:value-type="float" office:value="240.807291666667" calcext:value-type="float">
            <text:p>240,807291666667</text:p>
          </table:table-cell>
          <table:table-cell office:value-type="float" office:value="240.947916666667" calcext:value-type="float">
            <text:p>240,947916666667</text:p>
          </table:table-cell>
          <table:table-cell office:value-type="float" office:value="238.015625" calcext:value-type="float">
            <text:p>238,015625</text:p>
          </table:table-cell>
          <table:table-cell office:value-type="float" office:value="251.8125" calcext:value-type="float">
            <text:p>251,8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</text:p>
          </table:table-cell>
          <table:table-cell office:value-type="float" office:value="4.4108745" calcext:value-type="float">
            <text:p>4,4108745</text:p>
          </table:table-cell>
          <table:table-cell office:value-type="float" office:value="79.3430988333333" calcext:value-type="float">
            <text:p>79,3430988333333</text:p>
          </table:table-cell>
          <table:table-cell office:value-type="float" office:value="966.6966755" calcext:value-type="float">
            <text:p>966,6966755</text:p>
          </table:table-cell>
          <table:table-cell office:value-type="float" office:value="241.046875" calcext:value-type="float">
            <text:p>241,046875</text:p>
          </table:table-cell>
          <table:table-cell office:value-type="float" office:value="241.182291666667" calcext:value-type="float">
            <text:p>241,182291666667</text:p>
          </table:table-cell>
          <table:table-cell office:value-type="float" office:value="238.244791666667" calcext:value-type="float">
            <text:p>238,244791666667</text:p>
          </table:table-cell>
          <table:table-cell office:value-type="float" office:value="251.098958333333" calcext:value-type="float">
            <text:p>251,09895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</text:p>
          </table:table-cell>
          <table:table-cell office:value-type="float" office:value="3.709023" calcext:value-type="float">
            <text:p>3,709023</text:p>
          </table:table-cell>
          <table:table-cell office:value-type="float" office:value="82.2662188333333" calcext:value-type="float">
            <text:p>82,2662188333333</text:p>
          </table:table-cell>
          <table:table-cell office:value-type="float" office:value="966.476664333333" calcext:value-type="float">
            <text:p>966,476664333333</text:p>
          </table:table-cell>
          <table:table-cell office:value-type="float" office:value="241.177083333333" calcext:value-type="float">
            <text:p>241,177083333333</text:p>
          </table:table-cell>
          <table:table-cell office:value-type="float" office:value="241.255208333333" calcext:value-type="float">
            <text:p>241,255208333333</text:p>
          </table:table-cell>
          <table:table-cell office:value-type="float" office:value="238.427083333333" calcext:value-type="float">
            <text:p>238,427083333333</text:p>
          </table:table-cell>
          <table:table-cell office:value-type="float" office:value="249.333333333333" calcext:value-type="float">
            <text:p>249,333333333333</text:p>
          </table:table-cell>
        </table:table-row>
        <table:table-row table:style-name="ro1">
          <table:table-cell/>
          <table:table-cell table:style-name="ce63"/>
          <table:table-cell table:style-name="ce63" office:value-type="string" calcext:value-type="string">
            <text:p>23</text:p>
          </table:table-cell>
          <table:table-cell table:style-name="ce71" office:value-type="float" office:value="2.92127616666667" calcext:value-type="float">
            <text:p>2,92127616666667</text:p>
          </table:table-cell>
          <table:table-cell table:style-name="ce77" office:value-type="float" office:value="84.4177425" calcext:value-type="float">
            <text:p>84,4177425</text:p>
          </table:table-cell>
          <table:table-cell table:style-name="ce77" office:value-type="float" office:value="966.663319833333" calcext:value-type="float">
            <text:p>966,663319833333</text:p>
          </table:table-cell>
          <table:table-cell table:style-name="ce77" office:value-type="float" office:value="241.260416666667" calcext:value-type="float">
            <text:p>241,260416666667</text:p>
          </table:table-cell>
          <table:table-cell table:style-name="ce77" office:value-type="float" office:value="241.270833333333" calcext:value-type="float">
            <text:p>241,270833333333</text:p>
          </table:table-cell>
          <table:table-cell table:style-name="ce77" office:value-type="float" office:value="238.541666666667" calcext:value-type="float">
            <text:p>238,541666666667</text:p>
          </table:table-cell>
          <table:table-cell table:style-name="ce83" office:value-type="float" office:value="247.463541666667" calcext:value-type="float">
            <text:p>247,463541666667</text:p>
          </table:table-cell>
        </table:table-row>
        <table:table-row table:style-name="ro1">
          <table:table-cell/>
          <table:table-cell table:style-name="ce61" office:value-type="string" calcext:value-type="string">
            <text:p>24.Jan</text:p>
          </table:table-cell>
          <table:table-cell table:style-name="ce61" office:value-type="string" calcext:value-type="string">
            <text:p>00</text:p>
          </table:table-cell>
          <table:table-cell table:style-name="ce69" office:value-type="float" office:value="2.41480383333333" calcext:value-type="float">
            <text:p>2,41480383333333</text:p>
          </table:table-cell>
          <table:table-cell table:style-name="ce75" office:value-type="float" office:value="85.1445796666667" calcext:value-type="float">
            <text:p>85,1445796666667</text:p>
          </table:table-cell>
          <table:table-cell table:style-name="ce75" office:value-type="float" office:value="966.7549845" calcext:value-type="float">
            <text:p>966,7549845</text:p>
          </table:table-cell>
          <table:table-cell table:style-name="ce75" office:value-type="float" office:value="241.463541666667" calcext:value-type="float">
            <text:p>241,463541666667</text:p>
          </table:table-cell>
          <table:table-cell table:style-name="ce75" office:value-type="float" office:value="241.390625" calcext:value-type="float">
            <text:p>241,390625</text:p>
          </table:table-cell>
          <table:table-cell table:style-name="ce75" office:value-type="float" office:value="238.583333333333" calcext:value-type="float">
            <text:p>238,583333333333</text:p>
          </table:table-cell>
          <table:table-cell table:style-name="ce81" office:value-type="float" office:value="246.09375" calcext:value-type="float">
            <text:p>246,09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</text:p>
          </table:table-cell>
          <table:table-cell office:value-type="float" office:value="3.14914433333333" calcext:value-type="float">
            <text:p>3,14914433333333</text:p>
          </table:table-cell>
          <table:table-cell office:value-type="float" office:value="83.2763646666667" calcext:value-type="float">
            <text:p>83,2763646666667</text:p>
          </table:table-cell>
          <table:table-cell office:value-type="float" office:value="966.493336833333" calcext:value-type="float">
            <text:p>966,493336833333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479166666667" calcext:value-type="float">
            <text:p>241,479166666667</text:p>
          </table:table-cell>
          <table:table-cell office:value-type="float" office:value="238.739583333333" calcext:value-type="float">
            <text:p>238,739583333333</text:p>
          </table:table-cell>
          <table:table-cell office:value-type="float" office:value="245.114583333333" calcext:value-type="float">
            <text:p>245,11458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</text:p>
          </table:table-cell>
          <table:table-cell office:value-type="float" office:value="4.18300683333333" calcext:value-type="float">
            <text:p>4,18300683333333</text:p>
          </table:table-cell>
          <table:table-cell office:value-type="float" office:value="79.1218428333333" calcext:value-type="float">
            <text:p>79,1218428333333</text:p>
          </table:table-cell>
          <table:table-cell office:value-type="float" office:value="965.9216715" calcext:value-type="float">
            <text:p>965,9216715</text:p>
          </table:table-cell>
          <table:table-cell office:value-type="float" office:value="241.265625" calcext:value-type="float">
            <text:p>241,265625</text:p>
          </table:table-cell>
          <table:table-cell office:value-type="float" office:value="241.140625" calcext:value-type="float">
            <text:p>241,140625</text:p>
          </table:table-cell>
          <table:table-cell office:value-type="float" office:value="238.494791666667" calcext:value-type="float">
            <text:p>238,494791666667</text:p>
          </table:table-cell>
          <table:table-cell office:value-type="float" office:value="244.317708333333" calcext:value-type="float">
            <text:p>244,31770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</text:p>
          </table:table-cell>
          <table:table-cell office:value-type="float" office:value="4.9302535" calcext:value-type="float">
            <text:p>4,9302535</text:p>
          </table:table-cell>
          <table:table-cell office:value-type="float" office:value="74.2946511666667" calcext:value-type="float">
            <text:p>74,2946511666667</text:p>
          </table:table-cell>
          <table:table-cell office:value-type="float" office:value="965.993337" calcext:value-type="float">
            <text:p>965,993337</text:p>
          </table:table-cell>
          <table:table-cell office:value-type="float" office:value="241.067708333333" calcext:value-type="float">
            <text:p>241,067708333333</text:p>
          </table:table-cell>
          <table:table-cell office:value-type="float" office:value="240.979166666667" calcext:value-type="float">
            <text:p>240,979166666667</text:p>
          </table:table-cell>
          <table:table-cell office:value-type="float" office:value="238.302083333333" calcext:value-type="float">
            <text:p>238,302083333333</text:p>
          </table:table-cell>
          <table:table-cell office:value-type="float" office:value="246.036458333333" calcext:value-type="float">
            <text:p>246,03645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</text:p>
          </table:table-cell>
          <table:table-cell office:value-type="float" office:value="5.2627095" calcext:value-type="float">
            <text:p>5,2627095</text:p>
          </table:table-cell>
          <table:table-cell office:value-type="float" office:value="77.4728521666667" calcext:value-type="float">
            <text:p>77,4728521666667</text:p>
          </table:table-cell>
          <table:table-cell office:value-type="float" office:value="966.158325166667" calcext:value-type="float">
            <text:p>966,158325166667</text:p>
          </table:table-cell>
          <table:table-cell office:value-type="float" office:value="240.927083333333" calcext:value-type="float">
            <text:p>240,927083333333</text:p>
          </table:table-cell>
          <table:table-cell office:value-type="float" office:value="241.057291666667" calcext:value-type="float">
            <text:p>241,057291666667</text:p>
          </table:table-cell>
          <table:table-cell office:value-type="float" office:value="238.140625" calcext:value-type="float">
            <text:p>238,140625</text:p>
          </table:table-cell>
          <table:table-cell office:value-type="float" office:value="249.442708333333" calcext:value-type="float">
            <text:p>249,44270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</text:p>
          </table:table-cell>
          <table:table-cell office:value-type="float" office:value="5.22220933333333" calcext:value-type="float">
            <text:p>5,22220933333333</text:p>
          </table:table-cell>
          <table:table-cell office:value-type="float" office:value="76.432439" calcext:value-type="float">
            <text:p>76,432439</text:p>
          </table:table-cell>
          <table:table-cell office:value-type="float" office:value="965.9400025" calcext:value-type="float">
            <text:p>965,9400025</text:p>
          </table:table-cell>
          <table:table-cell office:value-type="float" office:value="241.427083333333" calcext:value-type="float">
            <text:p>241,427083333333</text:p>
          </table:table-cell>
          <table:table-cell office:value-type="float" office:value="241.744791666667" calcext:value-type="float">
            <text:p>241,744791666667</text:p>
          </table:table-cell>
          <table:table-cell office:value-type="float" office:value="238.854166666667" calcext:value-type="float">
            <text:p>238,854166666667</text:p>
          </table:table-cell>
          <table:table-cell office:value-type="float" office:value="256.78125" calcext:value-type="float">
            <text:p>256,78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</text:p>
          </table:table-cell>
          <table:table-cell office:value-type="float" office:value="5.91159933333333" calcext:value-type="float">
            <text:p>5,91159933333333</text:p>
          </table:table-cell>
          <table:table-cell office:value-type="float" office:value="72.166018" calcext:value-type="float">
            <text:p>72,166018</text:p>
          </table:table-cell>
          <table:table-cell office:value-type="float" office:value="965.876648" calcext:value-type="float">
            <text:p>965,876648</text:p>
          </table:table-cell>
          <table:table-cell office:value-type="float" office:value="241.729166666667" calcext:value-type="float">
            <text:p>241,729166666667</text:p>
          </table:table-cell>
          <table:table-cell office:value-type="float" office:value="241.994791666667" calcext:value-type="float">
            <text:p>241,994791666667</text:p>
          </table:table-cell>
          <table:table-cell office:value-type="float" office:value="239.260416666667" calcext:value-type="float">
            <text:p>239,260416666667</text:p>
          </table:table-cell>
          <table:table-cell office:value-type="float" office:value="257.223958333333" calcext:value-type="float">
            <text:p>257,22395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</text:p>
          </table:table-cell>
          <table:table-cell office:value-type="float" office:value="6.249841" calcext:value-type="float">
            <text:p>6,249841</text:p>
          </table:table-cell>
          <table:table-cell office:value-type="float" office:value="68.6617836666667" calcext:value-type="float">
            <text:p>68,6617836666667</text:p>
          </table:table-cell>
          <table:table-cell office:value-type="float" office:value="965.7200115" calcext:value-type="float">
            <text:p>965,7200115</text:p>
          </table:table-cell>
          <table:table-cell office:value-type="float" office:value="242.015625" calcext:value-type="float">
            <text:p>242,015625</text:p>
          </table:table-cell>
          <table:table-cell office:value-type="float" office:value="242.307291666667" calcext:value-type="float">
            <text:p>242,307291666667</text:p>
          </table:table-cell>
          <table:table-cell office:value-type="float" office:value="239.473958333333" calcext:value-type="float">
            <text:p>239,473958333333</text:p>
          </table:table-cell>
          <table:table-cell office:value-type="float" office:value="260.604166666667" calcext:value-type="float">
            <text:p>260,6041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8</text:p>
          </table:table-cell>
          <table:table-cell office:value-type="float" office:value="7.442143" calcext:value-type="float">
            <text:p>7,442143</text:p>
          </table:table-cell>
          <table:table-cell office:value-type="float" office:value="63.9551371666667" calcext:value-type="float">
            <text:p>63,9551371666667</text:p>
          </table:table-cell>
          <table:table-cell office:value-type="float" office:value="965.313334166667" calcext:value-type="float">
            <text:p>965,313334166667</text:p>
          </table:table-cell>
          <table:table-cell office:value-type="float" office:value="242.229166666667" calcext:value-type="float">
            <text:p>242,229166666667</text:p>
          </table:table-cell>
          <table:table-cell office:value-type="float" office:value="242.640625" calcext:value-type="float">
            <text:p>242,640625</text:p>
          </table:table-cell>
          <table:table-cell office:value-type="float" office:value="239.817708333333" calcext:value-type="float">
            <text:p>239,817708333333</text:p>
          </table:table-cell>
          <table:table-cell office:value-type="float" office:value="258.239583333333" calcext:value-type="float">
            <text:p>258,23958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</text:p>
          </table:table-cell>
          <table:table-cell office:value-type="float" office:value="12.53446" calcext:value-type="float">
            <text:p>12,53446</text:p>
          </table:table-cell>
          <table:table-cell office:value-type="float" office:value="49.8964926666667" calcext:value-type="float">
            <text:p>49,8964926666667</text:p>
          </table:table-cell>
          <table:table-cell office:value-type="float" office:value="964.688324" calcext:value-type="float">
            <text:p>964,688324</text:p>
          </table:table-cell>
          <table:table-cell office:value-type="float" office:value="242.130208333333" calcext:value-type="float">
            <text:p>242,130208333333</text:p>
          </table:table-cell>
          <table:table-cell office:value-type="float" office:value="242.453125" calcext:value-type="float">
            <text:p>242,45312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55.395833333333" calcext:value-type="float">
            <text:p>255,3958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</text:p>
          </table:table-cell>
          <table:table-cell office:value-type="float" office:value="22.4444955" calcext:value-type="float">
            <text:p>22,4444955</text:p>
          </table:table-cell>
          <table:table-cell office:value-type="float" office:value="27.7691308333333" calcext:value-type="float">
            <text:p>27,7691308333333</text:p>
          </table:table-cell>
          <table:table-cell office:value-type="float" office:value="963.1466675" calcext:value-type="float">
            <text:p>963,1466675</text:p>
          </table:table-cell>
          <table:table-cell office:value-type="float" office:value="237.203125" calcext:value-type="float">
            <text:p>237,203125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34.651041666667" calcext:value-type="float">
            <text:p>234,651041666667</text:p>
          </table:table-cell>
          <table:table-cell office:value-type="float" office:value="245.03125" calcext:value-type="float">
            <text:p>245,03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</text:p>
          </table:table-cell>
          <table:table-cell office:value-type="float" office:value="27.2929223333333" calcext:value-type="float">
            <text:p>27,2929223333333</text:p>
          </table:table-cell>
          <table:table-cell office:value-type="float" office:value="20.7947408333333" calcext:value-type="float">
            <text:p>20,7947408333333</text:p>
          </table:table-cell>
          <table:table-cell office:value-type="float" office:value="963.42335" calcext:value-type="float">
            <text:p>963,42335</text:p>
          </table:table-cell>
          <table:table-cell office:value-type="float" office:value="234.895833333333" calcext:value-type="float">
            <text:p>234,895833333333</text:p>
          </table:table-cell>
          <table:table-cell office:value-type="float" office:value="234.932291666667" calcext:value-type="float">
            <text:p>234,932291666667</text:p>
          </table:table-cell>
          <table:table-cell office:value-type="float" office:value="232.427083333333" calcext:value-type="float">
            <text:p>232,427083333333</text:p>
          </table:table-cell>
          <table:table-cell office:value-type="float" office:value="238.833333333333" calcext:value-type="float">
            <text:p>238,833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</text:p>
          </table:table-cell>
          <table:table-cell office:value-type="float" office:value="22.2829405" calcext:value-type="float">
            <text:p>22,2829405</text:p>
          </table:table-cell>
          <table:table-cell office:value-type="float" office:value="26.691844" calcext:value-type="float">
            <text:p>26,691844</text:p>
          </table:table-cell>
          <table:table-cell office:value-type="float" office:value="963.32666" calcext:value-type="float">
            <text:p>963,32666</text:p>
          </table:table-cell>
          <table:table-cell office:value-type="float" office:value="236.026041666667" calcext:value-type="float">
            <text:p>236,026041666667</text:p>
          </table:table-cell>
          <table:table-cell office:value-type="float" office:value="236.052083333333" calcext:value-type="float">
            <text:p>236,052083333333</text:p>
          </table:table-cell>
          <table:table-cell office:value-type="float" office:value="232.333333333333" calcext:value-type="float">
            <text:p>232,333333333333</text:p>
          </table:table-cell>
          <table:table-cell office:value-type="float" office:value="241.885416666667" calcext:value-type="float">
            <text:p>241,88541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</text:p>
          </table:table-cell>
          <table:table-cell office:value-type="float" office:value="18.2057933333333" calcext:value-type="float">
            <text:p>18,2057933333333</text:p>
          </table:table-cell>
          <table:table-cell office:value-type="float" office:value="34.5209936666667" calcext:value-type="float">
            <text:p>34,5209936666667</text:p>
          </table:table-cell>
          <table:table-cell office:value-type="float" office:value="962.544993166667" calcext:value-type="float">
            <text:p>962,544993166667</text:p>
          </table:table-cell>
          <table:table-cell office:value-type="float" office:value="237.838541666667" calcext:value-type="float">
            <text:p>237,838541666667</text:p>
          </table:table-cell>
          <table:table-cell office:value-type="float" office:value="238.072916666667" calcext:value-type="float">
            <text:p>238,072916666667</text:p>
          </table:table-cell>
          <table:table-cell office:value-type="float" office:value="235.390625" calcext:value-type="float">
            <text:p>235,390625</text:p>
          </table:table-cell>
          <table:table-cell office:value-type="float" office:value="249.223958333333" calcext:value-type="float">
            <text:p>249,22395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</text:p>
          </table:table-cell>
          <table:table-cell office:value-type="float" office:value="16.8817551666667" calcext:value-type="float">
            <text:p>16,8817551666667</text:p>
          </table:table-cell>
          <table:table-cell office:value-type="float" office:value="40.1782755" calcext:value-type="float">
            <text:p>40,1782755</text:p>
          </table:table-cell>
          <table:table-cell office:value-type="float" office:value="961.808329166667" calcext:value-type="float">
            <text:p>961,808329166667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38.260416666667" calcext:value-type="float">
            <text:p>238,260416666667</text:p>
          </table:table-cell>
          <table:table-cell office:value-type="float" office:value="235.588541666667" calcext:value-type="float">
            <text:p>235,588541666667</text:p>
          </table:table-cell>
          <table:table-cell office:value-type="float" office:value="251.4375" calcext:value-type="float">
            <text:p>251,4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</text:p>
          </table:table-cell>
          <table:table-cell office:value-type="float" office:value="14.814476" calcext:value-type="float">
            <text:p>14,814476</text:p>
          </table:table-cell>
          <table:table-cell office:value-type="float" office:value="45.2531725" calcext:value-type="float">
            <text:p>45,2531725</text:p>
          </table:table-cell>
          <table:table-cell office:value-type="float" office:value="961.634999666667" calcext:value-type="float">
            <text:p>961,634999666667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38.291666666667" calcext:value-type="float">
            <text:p>238,291666666667</text:p>
          </table:table-cell>
          <table:table-cell office:value-type="float" office:value="235.692708333333" calcext:value-type="float">
            <text:p>235,692708333333</text:p>
          </table:table-cell>
          <table:table-cell office:value-type="float" office:value="248.536458333333" calcext:value-type="float">
            <text:p>248,53645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</text:p>
          </table:table-cell>
          <table:table-cell office:value-type="float" office:value="12.0079601666667" calcext:value-type="float">
            <text:p>12,0079601666667</text:p>
          </table:table-cell>
          <table:table-cell office:value-type="float" office:value="51.4201063333333" calcext:value-type="float">
            <text:p>51,4201063333333</text:p>
          </table:table-cell>
          <table:table-cell office:value-type="float" office:value="961.481669" calcext:value-type="float">
            <text:p>961,481669</text:p>
          </table:table-cell>
          <table:table-cell office:value-type="float" office:value="238.989583333333" calcext:value-type="float">
            <text:p>238,989583333333</text:p>
          </table:table-cell>
          <table:table-cell office:value-type="float" office:value="239.140625" calcext:value-type="float">
            <text:p>239,140625</text:p>
          </table:table-cell>
          <table:table-cell office:value-type="float" office:value="236.401041666667" calcext:value-type="float">
            <text:p>236,401041666667</text:p>
          </table:table-cell>
          <table:table-cell office:value-type="float" office:value="249.84375" calcext:value-type="float">
            <text:p>249,84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</text:p>
          </table:table-cell>
          <table:table-cell office:value-type="float" office:value="10.4351363333333" calcext:value-type="float">
            <text:p>10,4351363333333</text:p>
          </table:table-cell>
          <table:table-cell office:value-type="float" office:value="58.4130616666667" calcext:value-type="float">
            <text:p>58,4130616666667</text:p>
          </table:table-cell>
          <table:table-cell office:value-type="float" office:value="961.251668333333" calcext:value-type="float">
            <text:p>961,251668333333</text:p>
          </table:table-cell>
          <table:table-cell office:value-type="float" office:value="239.604166666667" calcext:value-type="float">
            <text:p>239,604166666667</text:p>
          </table:table-cell>
          <table:table-cell office:value-type="float" office:value="239.84375" calcext:value-type="float">
            <text:p>239,84375</text:p>
          </table:table-cell>
          <table:table-cell office:value-type="float" office:value="237.067708333333" calcext:value-type="float">
            <text:p>237,067708333333</text:p>
          </table:table-cell>
          <table:table-cell office:value-type="float" office:value="252.572916666667" calcext:value-type="float">
            <text:p>252,57291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</text:p>
          </table:table-cell>
          <table:table-cell office:value-type="float" office:value="9.42575216666667" calcext:value-type="float">
            <text:p>9,42575216666667</text:p>
          </table:table-cell>
          <table:table-cell office:value-type="float" office:value="62.9381243333333" calcext:value-type="float">
            <text:p>62,9381243333333</text:p>
          </table:table-cell>
          <table:table-cell office:value-type="float" office:value="960.583323" calcext:value-type="float">
            <text:p>960,583323</text:p>
          </table:table-cell>
          <table:table-cell office:value-type="float" office:value="239.994791666667" calcext:value-type="float">
            <text:p>239,994791666667</text:p>
          </table:table-cell>
          <table:table-cell office:value-type="float" office:value="240.244791666667" calcext:value-type="float">
            <text:p>240,244791666667</text:p>
          </table:table-cell>
          <table:table-cell office:value-type="float" office:value="237.541666666667" calcext:value-type="float">
            <text:p>237,541666666667</text:p>
          </table:table-cell>
          <table:table-cell office:value-type="float" office:value="254.166666666667" calcext:value-type="float">
            <text:p>254,16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</text:p>
          </table:table-cell>
          <table:table-cell office:value-type="float" office:value="8.53519766666667" calcext:value-type="float">
            <text:p>8,53519766666667</text:p>
          </table:table-cell>
          <table:table-cell office:value-type="float" office:value="62.5505455" calcext:value-type="float">
            <text:p>62,5505455</text:p>
          </table:table-cell>
          <table:table-cell office:value-type="float" office:value="960.016662666667" calcext:value-type="float">
            <text:p>960,016662666667</text:p>
          </table:table-cell>
          <table:table-cell office:value-type="float" office:value="240.328125" calcext:value-type="float">
            <text:p>240,328125</text:p>
          </table:table-cell>
          <table:table-cell office:value-type="float" office:value="240.453125" calcext:value-type="float">
            <text:p>240,453125</text:p>
          </table:table-cell>
          <table:table-cell office:value-type="float" office:value="237.713541666667" calcext:value-type="float">
            <text:p>237,713541666667</text:p>
          </table:table-cell>
          <table:table-cell office:value-type="float" office:value="250.708333333333" calcext:value-type="float">
            <text:p>250,708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</text:p>
          </table:table-cell>
          <table:table-cell office:value-type="float" office:value="8.21742816666667" calcext:value-type="float">
            <text:p>8,21742816666667</text:p>
          </table:table-cell>
          <table:table-cell office:value-type="float" office:value="62.4620436666667" calcext:value-type="float">
            <text:p>62,4620436666667</text:p>
          </table:table-cell>
          <table:table-cell office:value-type="float" office:value="959.696655166667" calcext:value-type="float">
            <text:p>959,696655166667</text:p>
          </table:table-cell>
          <table:table-cell office:value-type="float" office:value="240.739583333333" calcext:value-type="float">
            <text:p>240,739583333333</text:p>
          </table:table-cell>
          <table:table-cell office:value-type="float" office:value="240.989583333333" calcext:value-type="float">
            <text:p>240,989583333333</text:p>
          </table:table-cell>
          <table:table-cell office:value-type="float" office:value="238.177083333333" calcext:value-type="float">
            <text:p>238,177083333333</text:p>
          </table:table-cell>
          <table:table-cell office:value-type="float" office:value="253.614583333333" calcext:value-type="float">
            <text:p>253,61458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</text:p>
          </table:table-cell>
          <table:table-cell office:value-type="float" office:value="7.880522" calcext:value-type="float">
            <text:p>7,880522</text:p>
          </table:table-cell>
          <table:table-cell office:value-type="float" office:value="64.7923503333333" calcext:value-type="float">
            <text:p>64,7923503333333</text:p>
          </table:table-cell>
          <table:table-cell office:value-type="float" office:value="959.800008166667" calcext:value-type="float">
            <text:p>959,800008166667</text:p>
          </table:table-cell>
          <table:table-cell office:value-type="float" office:value="240.770833333333" calcext:value-type="float">
            <text:p>240,770833333333</text:p>
          </table:table-cell>
          <table:table-cell office:value-type="float" office:value="241.052083333333" calcext:value-type="float">
            <text:p>241,052083333333</text:p>
          </table:table-cell>
          <table:table-cell office:value-type="float" office:value="238.416666666667" calcext:value-type="float">
            <text:p>238,416666666667</text:p>
          </table:table-cell>
          <table:table-cell office:value-type="float" office:value="255.463541666667" calcext:value-type="float">
            <text:p>255,463541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</text:p>
          </table:table-cell>
          <table:table-cell office:value-type="float" office:value="7.33399466666667" calcext:value-type="float">
            <text:p>7,33399466666667</text:p>
          </table:table-cell>
          <table:table-cell office:value-type="float" office:value="66.7762781666667" calcext:value-type="float">
            <text:p>66,7762781666667</text:p>
          </table:table-cell>
          <table:table-cell office:value-type="float" office:value="960.013336166667" calcext:value-type="float">
            <text:p>960,013336166667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328125" calcext:value-type="float">
            <text:p>241,328125</text:p>
          </table:table-cell>
          <table:table-cell office:value-type="float" office:value="238.552083333333" calcext:value-type="float">
            <text:p>238,552083333333</text:p>
          </table:table-cell>
          <table:table-cell office:value-type="float" office:value="254.223958333333" calcext:value-type="float">
            <text:p>254,223958333333</text:p>
          </table:table-cell>
        </table:table-row>
        <table:table-row table:style-name="ro1">
          <table:table-cell/>
          <table:table-cell table:style-name="ce63"/>
          <table:table-cell table:style-name="ce63" office:value-type="string" calcext:value-type="string">
            <text:p>23</text:p>
          </table:table-cell>
          <table:table-cell table:style-name="ce71" office:value-type="float" office:value="6.45901683333333" calcext:value-type="float">
            <text:p>6,45901683333333</text:p>
          </table:table-cell>
          <table:table-cell table:style-name="ce77" office:value-type="float" office:value="66.4085338333333" calcext:value-type="float">
            <text:p>66,4085338333333</text:p>
          </table:table-cell>
          <table:table-cell table:style-name="ce77" office:value-type="float" office:value="960.141682833334" calcext:value-type="float">
            <text:p>960,141682833334</text:p>
          </table:table-cell>
          <table:table-cell table:style-name="ce77" office:value-type="float" office:value="240.947916666667" calcext:value-type="float">
            <text:p>240,947916666667</text:p>
          </table:table-cell>
          <table:table-cell table:style-name="ce77" office:value-type="float" office:value="241.041666666667" calcext:value-type="float">
            <text:p>241,041666666667</text:p>
          </table:table-cell>
          <table:table-cell table:style-name="ce77" office:value-type="float" office:value="238.5" calcext:value-type="float">
            <text:p>238,5</text:p>
          </table:table-cell>
          <table:table-cell table:style-name="ce83" office:value-type="float" office:value="250.192708333333" calcext:value-type="float">
            <text:p>250,192708333333</text:p>
          </table:table-cell>
        </table:table-row>
        <table:table-row table:style-name="ro1">
          <table:table-cell/>
          <table:table-cell table:style-name="ce61" office:value-type="string" calcext:value-type="string">
            <text:p>25.Jan</text:p>
          </table:table-cell>
          <table:table-cell table:style-name="ce61" office:value-type="string" calcext:value-type="string">
            <text:p>00</text:p>
          </table:table-cell>
          <table:table-cell table:style-name="ce69" office:value-type="float" office:value="5.94675883333333" calcext:value-type="float">
            <text:p>5,94675883333333</text:p>
          </table:table-cell>
          <table:table-cell table:style-name="ce75" office:value-type="float" office:value="67.5300726666667" calcext:value-type="float">
            <text:p>67,5300726666667</text:p>
          </table:table-cell>
          <table:table-cell table:style-name="ce75" office:value-type="float" office:value="959.888336166667" calcext:value-type="float">
            <text:p>959,888336166667</text:p>
          </table:table-cell>
          <table:table-cell table:style-name="ce75" office:value-type="float" office:value="241.119791666667" calcext:value-type="float">
            <text:p>241,119791666667</text:p>
          </table:table-cell>
          <table:table-cell table:style-name="ce75" office:value-type="float" office:value="241.197916666667" calcext:value-type="float">
            <text:p>241,197916666667</text:p>
          </table:table-cell>
          <table:table-cell table:style-name="ce75" office:value-type="float" office:value="238.666666666667" calcext:value-type="float">
            <text:p>238,666666666667</text:p>
          </table:table-cell>
          <table:table-cell table:style-name="ce81" office:value-type="float" office:value="249.776041666667" calcext:value-type="float">
            <text:p>249,776041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</text:p>
          </table:table-cell>
          <table:table-cell office:value-type="float" office:value="6.35309383333333" calcext:value-type="float">
            <text:p>6,35309383333333</text:p>
          </table:table-cell>
          <table:table-cell office:value-type="float" office:value="66.021464" calcext:value-type="float">
            <text:p>66,021464</text:p>
          </table:table-cell>
          <table:table-cell office:value-type="float" office:value="959.910003833333" calcext:value-type="float">
            <text:p>959,910003833333</text:p>
          </table:table-cell>
          <table:table-cell office:value-type="float" office:value="241.140625" calcext:value-type="float">
            <text:p>241,140625</text:p>
          </table:table-cell>
          <table:table-cell office:value-type="float" office:value="241.192708333333" calcext:value-type="float">
            <text:p>241,192708333333</text:p>
          </table:table-cell>
          <table:table-cell office:value-type="float" office:value="238.5" calcext:value-type="float">
            <text:p>238,5</text:p>
          </table:table-cell>
          <table:table-cell office:value-type="float" office:value="248.958333333333" calcext:value-type="float">
            <text:p>248,958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</text:p>
          </table:table-cell>
          <table:table-cell office:value-type="float" office:value="6.32238466666667" calcext:value-type="float">
            <text:p>6,32238466666667</text:p>
          </table:table-cell>
          <table:table-cell office:value-type="float" office:value="64.8681371666667" calcext:value-type="float">
            <text:p>64,8681371666667</text:p>
          </table:table-cell>
          <table:table-cell office:value-type="float" office:value="959.808329166667" calcext:value-type="float">
            <text:p>959,808329166667</text:p>
          </table:table-cell>
          <table:table-cell office:value-type="float" office:value="240.979166666667" calcext:value-type="float">
            <text:p>240,979166666667</text:p>
          </table:table-cell>
          <table:table-cell office:value-type="float" office:value="241.052083333333" calcext:value-type="float">
            <text:p>241,052083333333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49.140625" calcext:value-type="float">
            <text:p>249,140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</text:p>
          </table:table-cell>
          <table:table-cell office:value-type="float" office:value="6.1408025" calcext:value-type="float">
            <text:p>6,1408025</text:p>
          </table:table-cell>
          <table:table-cell office:value-type="float" office:value="63.3689358333333" calcext:value-type="float">
            <text:p>63,3689358333333</text:p>
          </table:table-cell>
          <table:table-cell office:value-type="float" office:value="959.823333666667" calcext:value-type="float">
            <text:p>959,823333666667</text:p>
          </table:table-cell>
          <table:table-cell office:value-type="float" office:value="241.145833333333" calcext:value-type="float">
            <text:p>241,145833333333</text:p>
          </table:table-cell>
          <table:table-cell office:value-type="float" office:value="241.197916666667" calcext:value-type="float">
            <text:p>241,197916666667</text:p>
          </table:table-cell>
          <table:table-cell office:value-type="float" office:value="238.583333333333" calcext:value-type="float">
            <text:p>238,583333333333</text:p>
          </table:table-cell>
          <table:table-cell office:value-type="float" office:value="249.692708333333" calcext:value-type="float">
            <text:p>249,69270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</text:p>
          </table:table-cell>
          <table:table-cell office:value-type="float" office:value="6.56939033333333" calcext:value-type="float">
            <text:p>6,56939033333333</text:p>
          </table:table-cell>
          <table:table-cell office:value-type="float" office:value="60.586455" calcext:value-type="float">
            <text:p>60,586455</text:p>
          </table:table-cell>
          <table:table-cell office:value-type="float" office:value="959.713348333333" calcext:value-type="float">
            <text:p>959,713348333333</text:p>
          </table:table-cell>
          <table:table-cell office:value-type="float" office:value="241.307291666667" calcext:value-type="float">
            <text:p>241,307291666667</text:p>
          </table:table-cell>
          <table:table-cell office:value-type="float" office:value="241.458333333333" calcext:value-type="float">
            <text:p>241,458333333333</text:p>
          </table:table-cell>
          <table:table-cell office:value-type="float" office:value="238.770833333333" calcext:value-type="float">
            <text:p>238,770833333333</text:p>
          </table:table-cell>
          <table:table-cell office:value-type="float" office:value="254.484375" calcext:value-type="float">
            <text:p>254,484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</text:p>
          </table:table-cell>
          <table:table-cell office:value-type="float" office:value="7.107462" calcext:value-type="float">
            <text:p>7,107462</text:p>
          </table:table-cell>
          <table:table-cell office:value-type="float" office:value="59.2545968333333" calcext:value-type="float">
            <text:p>59,2545968333333</text:p>
          </table:table-cell>
          <table:table-cell office:value-type="float" office:value="959.6233215" calcext:value-type="float">
            <text:p>959,6233215</text:p>
          </table:table-cell>
          <table:table-cell office:value-type="float" office:value="241.541666666667" calcext:value-type="float">
            <text:p>241,541666666667</text:p>
          </table:table-cell>
          <table:table-cell office:value-type="float" office:value="241.817708333333" calcext:value-type="float">
            <text:p>241,817708333333</text:p>
          </table:table-cell>
          <table:table-cell office:value-type="float" office:value="239.276041666667" calcext:value-type="float">
            <text:p>239,276041666667</text:p>
          </table:table-cell>
          <table:table-cell office:value-type="float" office:value="256.25" calcext:value-type="float">
            <text:p>256,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</text:p>
          </table:table-cell>
          <table:table-cell office:value-type="float" office:value="6.88760466666667" calcext:value-type="float">
            <text:p>6,88760466666667</text:p>
          </table:table-cell>
          <table:table-cell office:value-type="float" office:value="59.9422695" calcext:value-type="float">
            <text:p>59,9422695</text:p>
          </table:table-cell>
          <table:table-cell office:value-type="float" office:value="959.766683" calcext:value-type="float">
            <text:p>959,766683</text:p>
          </table:table-cell>
          <table:table-cell office:value-type="float" office:value="241.661458333333" calcext:value-type="float">
            <text:p>241,661458333333</text:p>
          </table:table-cell>
          <table:table-cell office:value-type="float" office:value="241.984375" calcext:value-type="float">
            <text:p>241,984375</text:p>
          </table:table-cell>
          <table:table-cell office:value-type="float" office:value="239.380208333333" calcext:value-type="float">
            <text:p>239,380208333333</text:p>
          </table:table-cell>
          <table:table-cell office:value-type="float" office:value="256.994791666667" calcext:value-type="float">
            <text:p>256,994791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</text:p>
          </table:table-cell>
          <table:table-cell office:value-type="float" office:value="6.95569816666667" calcext:value-type="float">
            <text:p>6,95569816666667</text:p>
          </table:table-cell>
          <table:table-cell office:value-type="float" office:value="59.2044965" calcext:value-type="float">
            <text:p>59,2044965</text:p>
          </table:table-cell>
          <table:table-cell office:value-type="float" office:value="959.716675" calcext:value-type="float">
            <text:p>959,716675</text:p>
          </table:table-cell>
          <table:table-cell office:value-type="float" office:value="241.96875" calcext:value-type="float">
            <text:p>241,96875</text:p>
          </table:table-cell>
          <table:table-cell office:value-type="float" office:value="242.135416666667" calcext:value-type="float">
            <text:p>242,135416666667</text:p>
          </table:table-cell>
          <table:table-cell office:value-type="float" office:value="239.666666666667" calcext:value-type="float">
            <text:p>239,666666666667</text:p>
          </table:table-cell>
          <table:table-cell office:value-type="float" office:value="253.322916666667" calcext:value-type="float">
            <text:p>253,32291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8</text:p>
          </table:table-cell>
          <table:table-cell office:value-type="float" office:value="8.1880545" calcext:value-type="float">
            <text:p>8,1880545</text:p>
          </table:table-cell>
          <table:table-cell office:value-type="float" office:value="54.6906226666667" calcext:value-type="float">
            <text:p>54,6906226666667</text:p>
          </table:table-cell>
          <table:table-cell office:value-type="float" office:value="959.168335" calcext:value-type="float">
            <text:p>959,168335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42.317708333333" calcext:value-type="float">
            <text:p>242,317708333333</text:p>
          </table:table-cell>
          <table:table-cell office:value-type="float" office:value="240.005208333333" calcext:value-type="float">
            <text:p>240,005208333333</text:p>
          </table:table-cell>
          <table:table-cell office:value-type="float" office:value="256.125" calcext:value-type="float">
            <text:p>256,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</text:p>
          </table:table-cell>
          <table:table-cell office:value-type="float" office:value="13.5162508333333" calcext:value-type="float">
            <text:p>13,5162508333333</text:p>
          </table:table-cell>
          <table:table-cell office:value-type="float" office:value="42.2858016666667" calcext:value-type="float">
            <text:p>42,2858016666667</text:p>
          </table:table-cell>
          <table:table-cell office:value-type="float" office:value="958.3566795" calcext:value-type="float">
            <text:p>958,3566795</text:p>
          </table:table-cell>
          <table:table-cell office:value-type="float" office:value="241.671875" calcext:value-type="float">
            <text:p>241,671875</text:p>
          </table:table-cell>
          <table:table-cell office:value-type="float" office:value="241.838541666667" calcext:value-type="float">
            <text:p>241,838541666667</text:p>
          </table:table-cell>
          <table:table-cell office:value-type="float" office:value="240.546875" calcext:value-type="float">
            <text:p>240,546875</text:p>
          </table:table-cell>
          <table:table-cell office:value-type="float" office:value="252.942708333333" calcext:value-type="float">
            <text:p>252,94270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</text:p>
          </table:table-cell>
          <table:table-cell office:value-type="float" office:value="23.6781871666667" calcext:value-type="float">
            <text:p>23,6781871666667</text:p>
          </table:table-cell>
          <table:table-cell office:value-type="float" office:value="25.2646168333333" calcext:value-type="float">
            <text:p>25,2646168333333</text:p>
          </table:table-cell>
          <table:table-cell office:value-type="float" office:value="956.433329333333" calcext:value-type="float">
            <text:p>956,433329333333</text:p>
          </table:table-cell>
          <table:table-cell office:value-type="float" office:value="237.109375" calcext:value-type="float">
            <text:p>237,109375</text:p>
          </table:table-cell>
          <table:table-cell office:value-type="float" office:value="237.223958333333" calcext:value-type="float">
            <text:p>237,223958333333</text:p>
          </table:table-cell>
          <table:table-cell office:value-type="float" office:value="234.755208333333" calcext:value-type="float">
            <text:p>234,755208333333</text:p>
          </table:table-cell>
          <table:table-cell office:value-type="float" office:value="245.260416666667" calcext:value-type="float">
            <text:p>245,26041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</text:p>
          </table:table-cell>
          <table:table-cell office:value-type="float" office:value="27.4215435" calcext:value-type="float">
            <text:p>27,4215435</text:p>
          </table:table-cell>
          <table:table-cell office:value-type="float" office:value="19.3349611666667" calcext:value-type="float">
            <text:p>19,3349611666667</text:p>
          </table:table-cell>
          <table:table-cell office:value-type="float" office:value="956.623331833333" calcext:value-type="float">
            <text:p>956,623331833333</text:p>
          </table:table-cell>
          <table:table-cell office:value-type="float" office:value="234.677083333333" calcext:value-type="float">
            <text:p>234,677083333333</text:p>
          </table:table-cell>
          <table:table-cell office:value-type="float" office:value="234.739583333333" calcext:value-type="float">
            <text:p>234,739583333333</text:p>
          </table:table-cell>
          <table:table-cell office:value-type="float" office:value="233.708333333333" calcext:value-type="float">
            <text:p>233,708333333333</text:p>
          </table:table-cell>
          <table:table-cell office:value-type="float" office:value="244.4375" calcext:value-type="float">
            <text:p>244,4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</text:p>
          </table:table-cell>
          <table:table-cell office:value-type="float" office:value="22.76627" calcext:value-type="float">
            <text:p>22,76627</text:p>
          </table:table-cell>
          <table:table-cell office:value-type="float" office:value="23.0029755" calcext:value-type="float">
            <text:p>23,0029755</text:p>
          </table:table-cell>
          <table:table-cell office:value-type="float" office:value="956.085001666667" calcext:value-type="float">
            <text:p>956,085001666667</text:p>
          </table:table-cell>
          <table:table-cell office:value-type="float" office:value="236.9375" calcext:value-type="float">
            <text:p>236,9375</text:p>
          </table:table-cell>
          <table:table-cell office:value-type="float" office:value="236.90625" calcext:value-type="float">
            <text:p>236,90625</text:p>
          </table:table-cell>
          <table:table-cell office:value-type="float" office:value="235.135416666667" calcext:value-type="float">
            <text:p>235,135416666667</text:p>
          </table:table-cell>
          <table:table-cell office:value-type="float" office:value="243.098958333333" calcext:value-type="float">
            <text:p>243,09895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</text:p>
          </table:table-cell>
          <table:table-cell office:value-type="float" office:value="19.6370898333333" calcext:value-type="float">
            <text:p>19,6370898333333</text:p>
          </table:table-cell>
          <table:table-cell office:value-type="float" office:value="27.186745" calcext:value-type="float">
            <text:p>27,186745</text:p>
          </table:table-cell>
          <table:table-cell office:value-type="float" office:value="955.593333" calcext:value-type="float">
            <text:p>955,593333</text:p>
          </table:table-cell>
          <table:table-cell office:value-type="float" office:value="237.401041666667" calcext:value-type="float">
            <text:p>237,401041666667</text:p>
          </table:table-cell>
          <table:table-cell office:value-type="float" office:value="237.645833333333" calcext:value-type="float">
            <text:p>237,645833333333</text:p>
          </table:table-cell>
          <table:table-cell office:value-type="float" office:value="235.583333333333" calcext:value-type="float">
            <text:p>235,583333333333</text:p>
          </table:table-cell>
          <table:table-cell office:value-type="float" office:value="250.666666666667" calcext:value-type="float">
            <text:p>250,66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</text:p>
          </table:table-cell>
          <table:table-cell office:value-type="float" office:value="17.2168818333333" calcext:value-type="float">
            <text:p>17,2168818333333</text:p>
          </table:table-cell>
          <table:table-cell office:value-type="float" office:value="32.0093593333333" calcext:value-type="float">
            <text:p>32,0093593333333</text:p>
          </table:table-cell>
          <table:table-cell office:value-type="float" office:value="955.506663" calcext:value-type="float">
            <text:p>955,506663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36.083333333333" calcext:value-type="float">
            <text:p>236,083333333333</text:p>
          </table:table-cell>
          <table:table-cell office:value-type="float" office:value="252.453125" calcext:value-type="float">
            <text:p>252,453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</text:p>
          </table:table-cell>
          <table:table-cell office:value-type="float" office:value="15.0325528333333" calcext:value-type="float">
            <text:p>15,0325528333333</text:p>
          </table:table-cell>
          <table:table-cell office:value-type="float" office:value="38.0712591666667" calcext:value-type="float">
            <text:p>38,0712591666667</text:p>
          </table:table-cell>
          <table:table-cell office:value-type="float" office:value="955.508331333333" calcext:value-type="float">
            <text:p>955,508331333333</text:p>
          </table:table-cell>
          <table:table-cell office:value-type="float" office:value="238.489583333333" calcext:value-type="float">
            <text:p>238,489583333333</text:p>
          </table:table-cell>
          <table:table-cell office:value-type="float" office:value="238.770833333333" calcext:value-type="float">
            <text:p>238,770833333333</text:p>
          </table:table-cell>
          <table:table-cell office:value-type="float" office:value="236.3125" calcext:value-type="float">
            <text:p>236,3125</text:p>
          </table:table-cell>
          <table:table-cell office:value-type="float" office:value="252.447916666667" calcext:value-type="float">
            <text:p>252,44791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</text:p>
          </table:table-cell>
          <table:table-cell office:value-type="float" office:value="12.9821848333333" calcext:value-type="float">
            <text:p>12,9821848333333</text:p>
          </table:table-cell>
          <table:table-cell office:value-type="float" office:value="42.8875153333333" calcext:value-type="float">
            <text:p>42,8875153333333</text:p>
          </table:table-cell>
          <table:table-cell office:value-type="float" office:value="955.355010833333" calcext:value-type="float">
            <text:p>955,355010833333</text:p>
          </table:table-cell>
          <table:table-cell office:value-type="float" office:value="239.25" calcext:value-type="float">
            <text:p>239,25</text:p>
          </table:table-cell>
          <table:table-cell office:value-type="float" office:value="239.515625" calcext:value-type="float">
            <text:p>239,515625</text:p>
          </table:table-cell>
          <table:table-cell office:value-type="float" office:value="235.604166666667" calcext:value-type="float">
            <text:p>235,604166666667</text:p>
          </table:table-cell>
          <table:table-cell office:value-type="float" office:value="254.223958333333" calcext:value-type="float">
            <text:p>254,22395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</text:p>
          </table:table-cell>
          <table:table-cell office:value-type="float" office:value="11.6630426666667" calcext:value-type="float">
            <text:p>11,6630426666667</text:p>
          </table:table-cell>
          <table:table-cell office:value-type="float" office:value="47.0277971666667" calcext:value-type="float">
            <text:p>47,0277971666667</text:p>
          </table:table-cell>
          <table:table-cell office:value-type="float" office:value="955.4666645" calcext:value-type="float">
            <text:p>955,4666645</text:p>
          </table:table-cell>
          <table:table-cell office:value-type="float" office:value="239.614583333333" calcext:value-type="float">
            <text:p>239,614583333333</text:p>
          </table:table-cell>
          <table:table-cell office:value-type="float" office:value="239.901041666667" calcext:value-type="float">
            <text:p>239,901041666667</text:p>
          </table:table-cell>
          <table:table-cell office:value-type="float" office:value="234.65625" calcext:value-type="float">
            <text:p>234,65625</text:p>
          </table:table-cell>
          <table:table-cell office:value-type="float" office:value="255.291666666667" calcext:value-type="float">
            <text:p>255,291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</text:p>
          </table:table-cell>
          <table:table-cell office:value-type="float" office:value="10.6394165" calcext:value-type="float">
            <text:p>10,6394165</text:p>
          </table:table-cell>
          <table:table-cell office:value-type="float" office:value="53.4251415" calcext:value-type="float">
            <text:p>53,4251415</text:p>
          </table:table-cell>
          <table:table-cell office:value-type="float" office:value="955.8350015" calcext:value-type="float">
            <text:p>955,8350015</text:p>
          </table:table-cell>
          <table:table-cell office:value-type="float" office:value="240.395833333333" calcext:value-type="float">
            <text:p>240,395833333333</text:p>
          </table:table-cell>
          <table:table-cell office:value-type="float" office:value="240.807291666667" calcext:value-type="float">
            <text:p>240,807291666667</text:p>
          </table:table-cell>
          <table:table-cell office:value-type="float" office:value="237.692708333333" calcext:value-type="float">
            <text:p>237,692708333333</text:p>
          </table:table-cell>
          <table:table-cell office:value-type="float" office:value="259.864583333333" calcext:value-type="float">
            <text:p>259,86458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</text:p>
          </table:table-cell>
          <table:table-cell office:value-type="float" office:value="9.95492266666667" calcext:value-type="float">
            <text:p>9,95492266666667</text:p>
          </table:table-cell>
          <table:table-cell office:value-type="float" office:value="56.9952438333333" calcext:value-type="float">
            <text:p>56,9952438333333</text:p>
          </table:table-cell>
          <table:table-cell office:value-type="float" office:value="955.9583335" calcext:value-type="float">
            <text:p>955,9583335</text:p>
          </table:table-cell>
          <table:table-cell office:value-type="float" office:value="240.848958333333" calcext:value-type="float">
            <text:p>240,848958333333</text:p>
          </table:table-cell>
          <table:table-cell office:value-type="float" office:value="241.244791666667" calcext:value-type="float">
            <text:p>241,244791666667</text:p>
          </table:table-cell>
          <table:table-cell office:value-type="float" office:value="238.229166666667" calcext:value-type="float">
            <text:p>238,229166666667</text:p>
          </table:table-cell>
          <table:table-cell office:value-type="float" office:value="257.859375" calcext:value-type="float">
            <text:p>257,859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</text:p>
          </table:table-cell>
          <table:table-cell office:value-type="float" office:value="9.317604" calcext:value-type="float">
            <text:p>9,317604</text:p>
          </table:table-cell>
          <table:table-cell office:value-type="float" office:value="59.7474631666667" calcext:value-type="float">
            <text:p>59,7474631666667</text:p>
          </table:table-cell>
          <table:table-cell office:value-type="float" office:value="955.913340333333" calcext:value-type="float">
            <text:p>955,913340333333</text:p>
          </table:table-cell>
          <table:table-cell office:value-type="float" office:value="240.994791666667" calcext:value-type="float">
            <text:p>240,994791666667</text:p>
          </table:table-cell>
          <table:table-cell office:value-type="float" office:value="241.296875" calcext:value-type="float">
            <text:p>241,296875</text:p>
          </table:table-cell>
          <table:table-cell office:value-type="float" office:value="237.010416666667" calcext:value-type="float">
            <text:p>237,010416666667</text:p>
          </table:table-cell>
          <table:table-cell office:value-type="float" office:value="256.234375" calcext:value-type="float">
            <text:p>256,234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</text:p>
          </table:table-cell>
          <table:table-cell office:value-type="float" office:value="8.431945" calcext:value-type="float">
            <text:p>8,431945</text:p>
          </table:table-cell>
          <table:table-cell office:value-type="float" office:value="62.6593933333333" calcext:value-type="float">
            <text:p>62,6593933333333</text:p>
          </table:table-cell>
          <table:table-cell office:value-type="float" office:value="955.914998166667" calcext:value-type="float">
            <text:p>955,914998166667</text:p>
          </table:table-cell>
          <table:table-cell office:value-type="float" office:value="241.067708333333" calcext:value-type="float">
            <text:p>241,067708333333</text:p>
          </table:table-cell>
          <table:table-cell office:value-type="float" office:value="241.286458333333" calcext:value-type="float">
            <text:p>241,286458333333</text:p>
          </table:table-cell>
          <table:table-cell office:value-type="float" office:value="235.354166666667" calcext:value-type="float">
            <text:p>235,354166666667</text:p>
          </table:table-cell>
          <table:table-cell office:value-type="float" office:value="253.880208333333" calcext:value-type="float">
            <text:p>253,88020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</text:p>
          </table:table-cell>
          <table:table-cell office:value-type="float" office:value="7.4305715" calcext:value-type="float">
            <text:p>7,4305715</text:p>
          </table:table-cell>
          <table:table-cell office:value-type="float" office:value="64.1509621666667" calcext:value-type="float">
            <text:p>64,1509621666667</text:p>
          </table:table-cell>
          <table:table-cell office:value-type="float" office:value="956.130004833333" calcext:value-type="float">
            <text:p>956,130004833333</text:p>
          </table:table-cell>
          <table:table-cell office:value-type="float" office:value="240.979166666667" calcext:value-type="float">
            <text:p>240,979166666667</text:p>
          </table:table-cell>
          <table:table-cell office:value-type="float" office:value="241.088541666667" calcext:value-type="float">
            <text:p>241,088541666667</text:p>
          </table:table-cell>
          <table:table-cell office:value-type="float" office:value="234.770833333333" calcext:value-type="float">
            <text:p>234,770833333333</text:p>
          </table:table-cell>
          <table:table-cell office:value-type="float" office:value="250.375" calcext:value-type="float">
            <text:p>250,375</text:p>
          </table:table-cell>
        </table:table-row>
        <table:table-row table:style-name="ro1">
          <table:table-cell/>
          <table:table-cell table:style-name="ce63"/>
          <table:table-cell table:style-name="ce63" office:value-type="string" calcext:value-type="string">
            <text:p>23</text:p>
          </table:table-cell>
          <table:table-cell table:style-name="ce71" office:value-type="float" office:value="6.9926375" calcext:value-type="float">
            <text:p>6,9926375</text:p>
          </table:table-cell>
          <table:table-cell table:style-name="ce77" office:value-type="float" office:value="65.5667456666667" calcext:value-type="float">
            <text:p>65,5667456666667</text:p>
          </table:table-cell>
          <table:table-cell table:style-name="ce77" office:value-type="float" office:value="956.0849915" calcext:value-type="float">
            <text:p>956,0849915</text:p>
          </table:table-cell>
          <table:table-cell table:style-name="ce77" office:value-type="float" office:value="241.161458333333" calcext:value-type="float">
            <text:p>241,161458333333</text:p>
          </table:table-cell>
          <table:table-cell table:style-name="ce77" office:value-type="float" office:value="241.28125" calcext:value-type="float">
            <text:p>241,28125</text:p>
          </table:table-cell>
          <table:table-cell table:style-name="ce77" office:value-type="float" office:value="235.4375" calcext:value-type="float">
            <text:p>235,4375</text:p>
          </table:table-cell>
          <table:table-cell table:style-name="ce83" office:value-type="float" office:value="249.953125" calcext:value-type="float">
            <text:p>249,953125</text:p>
          </table:table-cell>
        </table:table-row>
        <table:table-row table:style-name="ro1">
          <table:table-cell/>
          <table:table-cell table:style-name="ce61" office:value-type="string" calcext:value-type="string">
            <text:p>26.Jan</text:p>
          </table:table-cell>
          <table:table-cell table:style-name="ce61" office:value-type="string" calcext:value-type="string">
            <text:p>00</text:p>
          </table:table-cell>
          <table:table-cell table:style-name="ce69" office:value-type="float" office:value="6.79859366666667" calcext:value-type="float">
            <text:p>6,79859366666667</text:p>
          </table:table-cell>
          <table:table-cell table:style-name="ce75" office:value-type="float" office:value="65.3907573333333" calcext:value-type="float">
            <text:p>65,3907573333333</text:p>
          </table:table-cell>
          <table:table-cell table:style-name="ce75" office:value-type="float" office:value="955.9349975" calcext:value-type="float">
            <text:p>955,9349975</text:p>
          </table:table-cell>
          <table:table-cell table:style-name="ce75" office:value-type="float" office:value="240.90625" calcext:value-type="float">
            <text:p>240,90625</text:p>
          </table:table-cell>
          <table:table-cell table:style-name="ce75" office:value-type="float" office:value="240.916666666667" calcext:value-type="float">
            <text:p>240,916666666667</text:p>
          </table:table-cell>
          <table:table-cell table:style-name="ce75" office:value-type="float" office:value="235.015625" calcext:value-type="float">
            <text:p>235,015625</text:p>
          </table:table-cell>
          <table:table-cell table:style-name="ce81" office:value-type="float" office:value="247.90625" calcext:value-type="float">
            <text:p>247,90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</text:p>
          </table:table-cell>
          <table:table-cell office:value-type="float" office:value="6.26630766666667" calcext:value-type="float">
            <text:p>6,26630766666667</text:p>
          </table:table-cell>
          <table:table-cell office:value-type="float" office:value="64.5408311666667" calcext:value-type="float">
            <text:p>64,5408311666667</text:p>
          </table:table-cell>
          <table:table-cell office:value-type="float" office:value="955.680002833333" calcext:value-type="float">
            <text:p>955,680002833333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5.072916666667" calcext:value-type="float">
            <text:p>235,072916666667</text:p>
          </table:table-cell>
          <table:table-cell office:value-type="float" office:value="245.864583333333" calcext:value-type="float">
            <text:p>245,86458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</text:p>
          </table:table-cell>
          <table:table-cell office:value-type="float" office:value="5.9053685" calcext:value-type="float">
            <text:p>5,9053685</text:p>
          </table:table-cell>
          <table:table-cell office:value-type="float" office:value="64.7628478333333" calcext:value-type="float">
            <text:p>64,7628478333333</text:p>
          </table:table-cell>
          <table:table-cell office:value-type="float" office:value="955.1900025" calcext:value-type="float">
            <text:p>955,1900025</text:p>
          </table:table-cell>
          <table:table-cell office:value-type="float" office:value="240.755208333333" calcext:value-type="float">
            <text:p>240,755208333333</text:p>
          </table:table-cell>
          <table:table-cell office:value-type="float" office:value="240.807291666667" calcext:value-type="float">
            <text:p>240,807291666667</text:p>
          </table:table-cell>
          <table:table-cell office:value-type="float" office:value="235.598958333333" calcext:value-type="float">
            <text:p>235,598958333333</text:p>
          </table:table-cell>
          <table:table-cell office:value-type="float" office:value="237.78125" calcext:value-type="float">
            <text:p>237,78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</text:p>
          </table:table-cell>
          <table:table-cell office:value-type="float" office:value="5.42604466666667" calcext:value-type="float">
            <text:p>5,42604466666667</text:p>
          </table:table-cell>
          <table:table-cell office:value-type="float" office:value="66.2490781666667" calcext:value-type="float">
            <text:p>66,2490781666667</text:p>
          </table:table-cell>
          <table:table-cell office:value-type="float" office:value="955.0349935" calcext:value-type="float">
            <text:p>955,0349935</text:p>
          </table:table-cell>
          <table:table-cell office:value-type="float" office:value="240.963541666667" calcext:value-type="float">
            <text:p>240,963541666667</text:p>
          </table:table-cell>
          <table:table-cell office:value-type="float" office:value="241.005208333333" calcext:value-type="float">
            <text:p>241,005208333333</text:p>
          </table:table-cell>
          <table:table-cell office:value-type="float" office:value="238.458333333333" calcext:value-type="float">
            <text:p>238,458333333333</text:p>
          </table:table-cell>
          <table:table-cell office:value-type="float" office:value="239.947916666667" calcext:value-type="float">
            <text:p>239,94791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</text:p>
          </table:table-cell>
          <table:table-cell office:value-type="float" office:value="5.11717633333333" calcext:value-type="float">
            <text:p>5,11717633333333</text:p>
          </table:table-cell>
          <table:table-cell office:value-type="float" office:value="66.5161106666667" calcext:value-type="float">
            <text:p>66,5161106666667</text:p>
          </table:table-cell>
          <table:table-cell office:value-type="float" office:value="954.7833355" calcext:value-type="float">
            <text:p>954,7833355</text:p>
          </table:table-cell>
          <table:table-cell office:value-type="float" office:value="241.119791666667" calcext:value-type="float">
            <text:p>241,119791666667</text:p>
          </table:table-cell>
          <table:table-cell office:value-type="float" office:value="241.161458333333" calcext:value-type="float">
            <text:p>241,161458333333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39.171875" calcext:value-type="float">
            <text:p>239,171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</text:p>
          </table:table-cell>
          <table:table-cell office:value-type="float" office:value="4.96541283333333" calcext:value-type="float">
            <text:p>4,96541283333333</text:p>
          </table:table-cell>
          <table:table-cell office:value-type="float" office:value="67.6559603333333" calcext:value-type="float">
            <text:p>67,6559603333333</text:p>
          </table:table-cell>
          <table:table-cell office:value-type="float" office:value="954.899993833333" calcext:value-type="float">
            <text:p>954,899993833333</text:p>
          </table:table-cell>
          <table:table-cell office:value-type="float" office:value="241.328125" calcext:value-type="float">
            <text:p>241,328125</text:p>
          </table:table-cell>
          <table:table-cell office:value-type="float" office:value="241.432291666667" calcext:value-type="float">
            <text:p>241,432291666667</text:p>
          </table:table-cell>
          <table:table-cell office:value-type="float" office:value="238.713541666667" calcext:value-type="float">
            <text:p>238,713541666667</text:p>
          </table:table-cell>
          <table:table-cell office:value-type="float" office:value="239.104166666667" calcext:value-type="float">
            <text:p>239,1041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</text:p>
          </table:table-cell>
          <table:table-cell office:value-type="float" office:value="4.787391" calcext:value-type="float">
            <text:p>4,787391</text:p>
          </table:table-cell>
          <table:table-cell office:value-type="float" office:value="70.4432741666667" calcext:value-type="float">
            <text:p>70,4432741666667</text:p>
          </table:table-cell>
          <table:table-cell office:value-type="float" office:value="955.295003333333" calcext:value-type="float">
            <text:p>955,295003333333</text:p>
          </table:table-cell>
          <table:table-cell office:value-type="float" office:value="242.171875" calcext:value-type="float">
            <text:p>242,171875</text:p>
          </table:table-cell>
          <table:table-cell office:value-type="float" office:value="242.46875" calcext:value-type="float">
            <text:p>242,46875</text:p>
          </table:table-cell>
          <table:table-cell office:value-type="float" office:value="239.84375" calcext:value-type="float">
            <text:p>239,84375</text:p>
          </table:table-cell>
          <table:table-cell office:value-type="float" office:value="240.473958333333" calcext:value-type="float">
            <text:p>240,47395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</text:p>
          </table:table-cell>
          <table:table-cell office:value-type="float" office:value="5.74247866666667" calcext:value-type="float">
            <text:p>5,74247866666667</text:p>
          </table:table-cell>
          <table:table-cell office:value-type="float" office:value="67.1460533333333" calcext:value-type="float">
            <text:p>67,1460533333333</text:p>
          </table:table-cell>
          <table:table-cell office:value-type="float" office:value="955.046671333333" calcext:value-type="float">
            <text:p>955,046671333333</text:p>
          </table:table-cell>
          <table:table-cell office:value-type="float" office:value="242.838541666667" calcext:value-type="float">
            <text:p>242,838541666667</text:p>
          </table:table-cell>
          <table:table-cell office:value-type="float" office:value="243.203125" calcext:value-type="float">
            <text:p>243,203125</text:p>
          </table:table-cell>
          <table:table-cell office:value-type="float" office:value="240.838541666667" calcext:value-type="float">
            <text:p>240,838541666667</text:p>
          </table:table-cell>
          <table:table-cell office:value-type="float" office:value="241.494791666667" calcext:value-type="float">
            <text:p>241,494791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8</text:p>
          </table:table-cell>
          <table:table-cell office:value-type="float" office:value="8.554335" calcext:value-type="float">
            <text:p>8,554335</text:p>
          </table:table-cell>
          <table:table-cell office:value-type="float" office:value="57.4909083333333" calcext:value-type="float">
            <text:p>57,4909083333333</text:p>
          </table:table-cell>
          <table:table-cell office:value-type="float" office:value="954.921661333333" calcext:value-type="float">
            <text:p>954,921661333333</text:p>
          </table:table-cell>
          <table:table-cell office:value-type="float" office:value="243.484375" calcext:value-type="float">
            <text:p>243,484375</text:p>
          </table:table-cell>
          <table:table-cell office:value-type="float" office:value="243.765625" calcext:value-type="float">
            <text:p>243,765625</text:p>
          </table:table-cell>
          <table:table-cell office:value-type="float" office:value="241.427083333333" calcext:value-type="float">
            <text:p>241,427083333333</text:p>
          </table:table-cell>
          <table:table-cell office:value-type="float" office:value="256.619791666667" calcext:value-type="float">
            <text:p>256,619791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</text:p>
          </table:table-cell>
          <table:table-cell office:value-type="float" office:value="11.8254878333333" calcext:value-type="float">
            <text:p>11,8254878333333</text:p>
          </table:table-cell>
          <table:table-cell office:value-type="float" office:value="46.765087" calcext:value-type="float">
            <text:p>46,765087</text:p>
          </table:table-cell>
          <table:table-cell office:value-type="float" office:value="954.851674333333" calcext:value-type="float">
            <text:p>954,851674333333</text:p>
          </table:table-cell>
          <table:table-cell office:value-type="float" office:value="242.864583333333" calcext:value-type="float">
            <text:p>242,864583333333</text:p>
          </table:table-cell>
          <table:table-cell office:value-type="float" office:value="243.026041666667" calcext:value-type="float">
            <text:p>243,026041666667</text:p>
          </table:table-cell>
          <table:table-cell office:value-type="float" office:value="241.192708333333" calcext:value-type="float">
            <text:p>241,192708333333</text:p>
          </table:table-cell>
          <table:table-cell office:value-type="float" office:value="252.78125" calcext:value-type="float">
            <text:p>252,78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</text:p>
          </table:table-cell>
          <table:table-cell office:value-type="float" office:value="15.9231073333333" calcext:value-type="float">
            <text:p>15,9231073333333</text:p>
          </table:table-cell>
          <table:table-cell office:value-type="float" office:value="38.2116431666667" calcext:value-type="float">
            <text:p>38,2116431666667</text:p>
          </table:table-cell>
          <table:table-cell office:value-type="float" office:value="953.983337333333" calcext:value-type="float">
            <text:p>953,983337333333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479166666667" calcext:value-type="float">
            <text:p>241,479166666667</text:p>
          </table:table-cell>
          <table:table-cell office:value-type="float" office:value="240.979166666667" calcext:value-type="float">
            <text:p>240,979166666667</text:p>
          </table:table-cell>
          <table:table-cell office:value-type="float" office:value="249.46875" calcext:value-type="float">
            <text:p>249,46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</text:p>
          </table:table-cell>
          <table:table-cell office:value-type="float" office:value="17.397129" calcext:value-type="float">
            <text:p>17,397129</text:p>
          </table:table-cell>
          <table:table-cell office:value-type="float" office:value="36.195926" calcext:value-type="float">
            <text:p>36,195926</text:p>
          </table:table-cell>
          <table:table-cell office:value-type="float" office:value="954.944997166667" calcext:value-type="float">
            <text:p>954,944997166667</text:p>
          </table:table-cell>
          <table:table-cell office:value-type="float" office:value="239.682291666667" calcext:value-type="float">
            <text:p>239,682291666667</text:p>
          </table:table-cell>
          <table:table-cell office:value-type="float" office:value="239.708333333333" calcext:value-type="float">
            <text:p>239,708333333333</text:p>
          </table:table-cell>
          <table:table-cell office:value-type="float" office:value="238.713541666667" calcext:value-type="float">
            <text:p>238,713541666667</text:p>
          </table:table-cell>
          <table:table-cell office:value-type="float" office:value="245.84375" calcext:value-type="float">
            <text:p>245,84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</text:p>
          </table:table-cell>
          <table:table-cell office:value-type="float" office:value="14.7824316666667" calcext:value-type="float">
            <text:p>14,7824316666667</text:p>
          </table:table-cell>
          <table:table-cell office:value-type="float" office:value="42.596323" calcext:value-type="float">
            <text:p>42,596323</text:p>
          </table:table-cell>
          <table:table-cell office:value-type="float" office:value="955.815002333333" calcext:value-type="float">
            <text:p>955,815002333333</text:p>
          </table:table-cell>
          <table:table-cell office:value-type="float" office:value="239.432291666667" calcext:value-type="float">
            <text:p>239,432291666667</text:p>
          </table:table-cell>
          <table:table-cell office:value-type="float" office:value="239.447916666667" calcext:value-type="float">
            <text:p>239,447916666667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46.145833333333" calcext:value-type="float">
            <text:p>246,1458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</text:p>
          </table:table-cell>
          <table:table-cell office:value-type="float" office:value="11.8197018333333" calcext:value-type="float">
            <text:p>11,8197018333333</text:p>
          </table:table-cell>
          <table:table-cell office:value-type="float" office:value="50.1909921666667" calcext:value-type="float">
            <text:p>50,1909921666667</text:p>
          </table:table-cell>
          <table:table-cell office:value-type="float" office:value="956.465006666667" calcext:value-type="float">
            <text:p>956,465006666667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40.421875" calcext:value-type="float">
            <text:p>240,421875</text:p>
          </table:table-cell>
          <table:table-cell office:value-type="float" office:value="238.114583333333" calcext:value-type="float">
            <text:p>238,114583333333</text:p>
          </table:table-cell>
          <table:table-cell office:value-type="float" office:value="247.921875" calcext:value-type="float">
            <text:p>247,921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</text:p>
          </table:table-cell>
          <table:table-cell office:value-type="float" office:value="11.6750591666667" calcext:value-type="float">
            <text:p>11,6750591666667</text:p>
          </table:table-cell>
          <table:table-cell office:value-type="float" office:value="50.3184051666667" calcext:value-type="float">
            <text:p>50,3184051666667</text:p>
          </table:table-cell>
          <table:table-cell office:value-type="float" office:value="956.7783305" calcext:value-type="float">
            <text:p>956,7783305</text:p>
          </table:table-cell>
          <table:table-cell office:value-type="float" office:value="240.666666666667" calcext:value-type="float">
            <text:p>240,666666666667</text:p>
          </table:table-cell>
          <table:table-cell office:value-type="float" office:value="240.692708333333" calcext:value-type="float">
            <text:p>240,692708333333</text:p>
          </table:table-cell>
          <table:table-cell office:value-type="float" office:value="238.307291666667" calcext:value-type="float">
            <text:p>238,307291666667</text:p>
          </table:table-cell>
          <table:table-cell office:value-type="float" office:value="247.932291666667" calcext:value-type="float">
            <text:p>247,932291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</text:p>
          </table:table-cell>
          <table:table-cell office:value-type="float" office:value="10.8601638333333" calcext:value-type="float">
            <text:p>10,8601638333333</text:p>
          </table:table-cell>
          <table:table-cell office:value-type="float" office:value="54.4497853333333" calcext:value-type="float">
            <text:p>54,4497853333333</text:p>
          </table:table-cell>
          <table:table-cell office:value-type="float" office:value="957.578328333333" calcext:value-type="float">
            <text:p>957,578328333333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40.703125" calcext:value-type="float">
            <text:p>240,703125</text:p>
          </table:table-cell>
          <table:table-cell office:value-type="float" office:value="238.239583333333" calcext:value-type="float">
            <text:p>238,239583333333</text:p>
          </table:table-cell>
          <table:table-cell office:value-type="float" office:value="254.6875" calcext:value-type="float">
            <text:p>254,6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</text:p>
          </table:table-cell>
          <table:table-cell office:value-type="float" office:value="9.751087" calcext:value-type="float">
            <text:p>9,751087</text:p>
          </table:table-cell>
          <table:table-cell office:value-type="float" office:value="59.9636331666667" calcext:value-type="float">
            <text:p>59,9636331666667</text:p>
          </table:table-cell>
          <table:table-cell office:value-type="float" office:value="958.393331166667" calcext:value-type="float">
            <text:p>958,393331166667</text:p>
          </table:table-cell>
          <table:table-cell office:value-type="float" office:value="240.708333333333" calcext:value-type="float">
            <text:p>240,708333333333</text:p>
          </table:table-cell>
          <table:table-cell office:value-type="float" office:value="240.890625" calcext:value-type="float">
            <text:p>240,890625</text:p>
          </table:table-cell>
          <table:table-cell office:value-type="float" office:value="238.526041666667" calcext:value-type="float">
            <text:p>238,526041666667</text:p>
          </table:table-cell>
          <table:table-cell office:value-type="float" office:value="253.53125" calcext:value-type="float">
            <text:p>253,53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</text:p>
          </table:table-cell>
          <table:table-cell office:value-type="float" office:value="8.6971975" calcext:value-type="float">
            <text:p>8,6971975</text:p>
          </table:table-cell>
          <table:table-cell office:value-type="float" office:value="65.1321176666667" calcext:value-type="float">
            <text:p>65,1321176666667</text:p>
          </table:table-cell>
          <table:table-cell office:value-type="float" office:value="959.301676333333" calcext:value-type="float">
            <text:p>959,301676333333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776041666667" calcext:value-type="float">
            <text:p>240,776041666667</text:p>
          </table:table-cell>
          <table:table-cell office:value-type="float" office:value="238.182291666667" calcext:value-type="float">
            <text:p>238,182291666667</text:p>
          </table:table-cell>
          <table:table-cell office:value-type="float" office:value="249.333333333333" calcext:value-type="float">
            <text:p>249,333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</text:p>
          </table:table-cell>
          <table:table-cell office:value-type="float" office:value="7.638412" calcext:value-type="float">
            <text:p>7,638412</text:p>
          </table:table-cell>
          <table:table-cell office:value-type="float" office:value="69.1508346666667" calcext:value-type="float">
            <text:p>69,1508346666667</text:p>
          </table:table-cell>
          <table:table-cell office:value-type="float" office:value="959.859985333333" calcext:value-type="float">
            <text:p>959,859985333333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265625" calcext:value-type="float">
            <text:p>241,265625</text:p>
          </table:table-cell>
          <table:table-cell office:value-type="float" office:value="238.697916666667" calcext:value-type="float">
            <text:p>238,697916666667</text:p>
          </table:table-cell>
          <table:table-cell office:value-type="float" office:value="249.192708333333" calcext:value-type="float">
            <text:p>249,19270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</text:p>
          </table:table-cell>
          <table:table-cell office:value-type="float" office:value="7.1470715" calcext:value-type="float">
            <text:p>7,1470715</text:p>
          </table:table-cell>
          <table:table-cell office:value-type="float" office:value="71.2754006666667" calcext:value-type="float">
            <text:p>71,2754006666667</text:p>
          </table:table-cell>
          <table:table-cell office:value-type="float" office:value="960.278350666667" calcext:value-type="float">
            <text:p>960,278350666667</text:p>
          </table:table-cell>
          <table:table-cell office:value-type="float" office:value="241.166666666667" calcext:value-type="float">
            <text:p>241,166666666667</text:p>
          </table:table-cell>
          <table:table-cell office:value-type="float" office:value="241.182291666667" calcext:value-type="float">
            <text:p>241,182291666667</text:p>
          </table:table-cell>
          <table:table-cell office:value-type="float" office:value="238.640625" calcext:value-type="float">
            <text:p>238,640625</text:p>
          </table:table-cell>
          <table:table-cell office:value-type="float" office:value="248.390625" calcext:value-type="float">
            <text:p>248,390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</text:p>
          </table:table-cell>
          <table:table-cell office:value-type="float" office:value="6.631698" calcext:value-type="float">
            <text:p>6,631698</text:p>
          </table:table-cell>
          <table:table-cell office:value-type="float" office:value="72.4450046666667" calcext:value-type="float">
            <text:p>72,4450046666667</text:p>
          </table:table-cell>
          <table:table-cell office:value-type="float" office:value="961.006673333333" calcext:value-type="float">
            <text:p>961,006673333333</text:p>
          </table:table-cell>
          <table:table-cell office:value-type="float" office:value="241.270833333333" calcext:value-type="float">
            <text:p>241,270833333333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38.802083333333" calcext:value-type="float">
            <text:p>238,802083333333</text:p>
          </table:table-cell>
          <table:table-cell office:value-type="float" office:value="249.114583333333" calcext:value-type="float">
            <text:p>249,11458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</text:p>
          </table:table-cell>
          <table:table-cell office:value-type="float" office:value="6.177742" calcext:value-type="float">
            <text:p>6,177742</text:p>
          </table:table-cell>
          <table:table-cell office:value-type="float" office:value="73.1756566666667" calcext:value-type="float">
            <text:p>73,1756566666667</text:p>
          </table:table-cell>
          <table:table-cell office:value-type="float" office:value="961.653330666667" calcext:value-type="float">
            <text:p>961,653330666667</text:p>
          </table:table-cell>
          <table:table-cell office:value-type="float" office:value="241.427083333333" calcext:value-type="float">
            <text:p>241,427083333333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38.848958333333" calcext:value-type="float">
            <text:p>238,848958333333</text:p>
          </table:table-cell>
          <table:table-cell office:value-type="float" office:value="249.145833333333" calcext:value-type="float">
            <text:p>249,1458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</text:p>
          </table:table-cell>
          <table:table-cell office:value-type="float" office:value="6.45189583333333" calcext:value-type="float">
            <text:p>6,45189583333333</text:p>
          </table:table-cell>
          <table:table-cell office:value-type="float" office:value="72.0701408333333" calcext:value-type="float">
            <text:p>72,0701408333333</text:p>
          </table:table-cell>
          <table:table-cell office:value-type="float" office:value="962.426676333333" calcext:value-type="float">
            <text:p>962,426676333333</text:p>
          </table:table-cell>
          <table:table-cell office:value-type="float" office:value="241.682291666667" calcext:value-type="float">
            <text:p>241,682291666667</text:p>
          </table:table-cell>
          <table:table-cell office:value-type="float" office:value="241.729166666667" calcext:value-type="float">
            <text:p>241,729166666667</text:p>
          </table:table-cell>
          <table:table-cell office:value-type="float" office:value="239.151041666667" calcext:value-type="float">
            <text:p>239,151041666667</text:p>
          </table:table-cell>
          <table:table-cell office:value-type="float" office:value="248.765625" calcext:value-type="float">
            <text:p>248,765625</text:p>
          </table:table-cell>
        </table:table-row>
        <table:table-row table:style-name="ro1">
          <table:table-cell/>
          <table:table-cell table:style-name="ce63"/>
          <table:table-cell table:style-name="ce63" office:value-type="string" calcext:value-type="string">
            <text:p>23</text:p>
          </table:table-cell>
          <table:table-cell table:style-name="ce71" office:value-type="float" office:value="7.20047816666667" calcext:value-type="float">
            <text:p>7,20047816666667</text:p>
          </table:table-cell>
          <table:table-cell table:style-name="ce77" office:value-type="float" office:value="70.2820385" calcext:value-type="float">
            <text:p>70,2820385</text:p>
          </table:table-cell>
          <table:table-cell table:style-name="ce77" office:value-type="float" office:value="963.178334666667" calcext:value-type="float">
            <text:p>963,178334666667</text:p>
          </table:table-cell>
          <table:table-cell table:style-name="ce77" office:value-type="float" office:value="241.536458333333" calcext:value-type="float">
            <text:p>241,536458333333</text:p>
          </table:table-cell>
          <table:table-cell table:style-name="ce77" office:value-type="float" office:value="241.520833333333" calcext:value-type="float">
            <text:p>241,520833333333</text:p>
          </table:table-cell>
          <table:table-cell table:style-name="ce77" office:value-type="float" office:value="239" calcext:value-type="float">
            <text:p>239</text:p>
          </table:table-cell>
          <table:table-cell table:style-name="ce83" office:value-type="float" office:value="247.369791666667" calcext:value-type="float">
            <text:p>247,369791666667</text:p>
          </table:table-cell>
        </table:table-row>
        <table:table-row table:style-name="ro1">
          <table:table-cell/>
          <table:table-cell table:style-name="ce61" office:value-type="string" calcext:value-type="string">
            <text:p>27.Jan</text:p>
          </table:table-cell>
          <table:table-cell table:style-name="ce61" office:value-type="string" calcext:value-type="string">
            <text:p>00</text:p>
          </table:table-cell>
          <table:table-cell table:style-name="ce69" office:value-type="float" office:value="7.605478" calcext:value-type="float">
            <text:p>7,605478</text:p>
          </table:table-cell>
          <table:table-cell table:style-name="ce75" office:value-type="float" office:value="70.3074685" calcext:value-type="float">
            <text:p>70,3074685</text:p>
          </table:table-cell>
          <table:table-cell table:style-name="ce75" office:value-type="float" office:value="963.698334" calcext:value-type="float">
            <text:p>963,698334</text:p>
          </table:table-cell>
          <table:table-cell table:style-name="ce75" office:value-type="float" office:value="241.34375" calcext:value-type="float">
            <text:p>241,34375</text:p>
          </table:table-cell>
          <table:table-cell table:style-name="ce75" office:value-type="float" office:value="241.338541666667" calcext:value-type="float">
            <text:p>241,338541666667</text:p>
          </table:table-cell>
          <table:table-cell table:style-name="ce75" office:value-type="float" office:value="238.770833333333" calcext:value-type="float">
            <text:p>238,770833333333</text:p>
          </table:table-cell>
          <table:table-cell table:style-name="ce81" office:value-type="float" office:value="246.890625" calcext:value-type="float">
            <text:p>246,890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</text:p>
          </table:table-cell>
          <table:table-cell office:value-type="float" office:value="7.815544" calcext:value-type="float">
            <text:p>7,815544</text:p>
          </table:table-cell>
          <table:table-cell office:value-type="float" office:value="70.3771526666667" calcext:value-type="float">
            <text:p>70,3771526666667</text:p>
          </table:table-cell>
          <table:table-cell office:value-type="float" office:value="964.273325666667" calcext:value-type="float">
            <text:p>964,273325666667</text:p>
          </table:table-cell>
          <table:table-cell office:value-type="float" office:value="241.223958333333" calcext:value-type="float">
            <text:p>241,223958333333</text:p>
          </table:table-cell>
          <table:table-cell office:value-type="float" office:value="241.213541666667" calcext:value-type="float">
            <text:p>241,213541666667</text:p>
          </table:table-cell>
          <table:table-cell office:value-type="float" office:value="238.614583333333" calcext:value-type="float">
            <text:p>238,614583333333</text:p>
          </table:table-cell>
          <table:table-cell office:value-type="float" office:value="246.067708333333" calcext:value-type="float">
            <text:p>246,06770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</text:p>
          </table:table-cell>
          <table:table-cell office:value-type="float" office:value="7.63129116666667" calcext:value-type="float">
            <text:p>7,63129116666667</text:p>
          </table:table-cell>
          <table:table-cell office:value-type="float" office:value="71.5159823333333" calcext:value-type="float">
            <text:p>71,5159823333333</text:p>
          </table:table-cell>
          <table:table-cell office:value-type="float" office:value="964.563324166667" calcext:value-type="float">
            <text:p>964,563324166667</text:p>
          </table:table-cell>
          <table:table-cell office:value-type="float" office:value="241.088541666667" calcext:value-type="float">
            <text:p>241,088541666667</text:p>
          </table:table-cell>
          <table:table-cell office:value-type="float" office:value="241.046875" calcext:value-type="float">
            <text:p>241,046875</text:p>
          </table:table-cell>
          <table:table-cell office:value-type="float" office:value="238.510416666667" calcext:value-type="float">
            <text:p>238,510416666667</text:p>
          </table:table-cell>
          <table:table-cell office:value-type="float" office:value="246.583333333333" calcext:value-type="float">
            <text:p>246,583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</text:p>
          </table:table-cell>
          <table:table-cell office:value-type="float" office:value="7.71852183333333" calcext:value-type="float">
            <text:p>7,71852183333333</text:p>
          </table:table-cell>
          <table:table-cell office:value-type="float" office:value="73.4800733333333" calcext:value-type="float">
            <text:p>73,4800733333333</text:p>
          </table:table-cell>
          <table:table-cell office:value-type="float" office:value="964.726664333333" calcext:value-type="float">
            <text:p>964,726664333333</text:p>
          </table:table-cell>
          <table:table-cell office:value-type="float" office:value="241.239583333333" calcext:value-type="float">
            <text:p>241,239583333333</text:p>
          </table:table-cell>
          <table:table-cell office:value-type="float" office:value="241.192708333333" calcext:value-type="float">
            <text:p>241,192708333333</text:p>
          </table:table-cell>
          <table:table-cell office:value-type="float" office:value="238.614583333333" calcext:value-type="float">
            <text:p>238,614583333333</text:p>
          </table:table-cell>
          <table:table-cell office:value-type="float" office:value="246.229166666667" calcext:value-type="float">
            <text:p>246,2291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</text:p>
          </table:table-cell>
          <table:table-cell office:value-type="float" office:value="7.34067066666667" calcext:value-type="float">
            <text:p>7,34067066666667</text:p>
          </table:table-cell>
          <table:table-cell office:value-type="float" office:value="74.8137118333333" calcext:value-type="float">
            <text:p>74,8137118333333</text:p>
          </table:table-cell>
          <table:table-cell office:value-type="float" office:value="965.321655166667" calcext:value-type="float">
            <text:p>965,321655166667</text:p>
          </table:table-cell>
          <table:table-cell office:value-type="float" office:value="241.088541666667" calcext:value-type="float">
            <text:p>241,088541666667</text:p>
          </table:table-cell>
          <table:table-cell office:value-type="float" office:value="241.041666666667" calcext:value-type="float">
            <text:p>241,041666666667</text:p>
          </table:table-cell>
          <table:table-cell office:value-type="float" office:value="238.552083333333" calcext:value-type="float">
            <text:p>238,552083333333</text:p>
          </table:table-cell>
          <table:table-cell office:value-type="float" office:value="249.276041666667" calcext:value-type="float">
            <text:p>249,276041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</text:p>
          </table:table-cell>
          <table:table-cell office:value-type="float" office:value="7.15241216666667" calcext:value-type="float">
            <text:p>7,15241216666667</text:p>
          </table:table-cell>
          <table:table-cell office:value-type="float" office:value="76.0710551666667" calcext:value-type="float">
            <text:p>76,0710551666667</text:p>
          </table:table-cell>
          <table:table-cell office:value-type="float" office:value="966.029998833333" calcext:value-type="float">
            <text:p>966,029998833333</text:p>
          </table:table-cell>
          <table:table-cell office:value-type="float" office:value="241.151041666667" calcext:value-type="float">
            <text:p>241,151041666667</text:p>
          </table:table-cell>
          <table:table-cell office:value-type="float" office:value="241.135416666667" calcext:value-type="float">
            <text:p>241,135416666667</text:p>
          </table:table-cell>
          <table:table-cell office:value-type="float" office:value="238.630208333333" calcext:value-type="float">
            <text:p>238,630208333333</text:p>
          </table:table-cell>
          <table:table-cell office:value-type="float" office:value="246.65625" calcext:value-type="float">
            <text:p>246,65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</text:p>
          </table:table-cell>
          <table:table-cell office:value-type="float" office:value="7.03936833333333" calcext:value-type="float">
            <text:p>7,03936833333333</text:p>
          </table:table-cell>
          <table:table-cell office:value-type="float" office:value="75.9739073333333" calcext:value-type="float">
            <text:p>75,9739073333333</text:p>
          </table:table-cell>
          <table:table-cell office:value-type="float" office:value="966.993326666667" calcext:value-type="float">
            <text:p>966,993326666667</text:p>
          </table:table-cell>
          <table:table-cell office:value-type="float" office:value="241.229166666667" calcext:value-type="float">
            <text:p>241,229166666667</text:p>
          </table:table-cell>
          <table:table-cell office:value-type="float" office:value="241.197916666667" calcext:value-type="float">
            <text:p>241,197916666667</text:p>
          </table:table-cell>
          <table:table-cell office:value-type="float" office:value="238.703125" calcext:value-type="float">
            <text:p>238,703125</text:p>
          </table:table-cell>
          <table:table-cell office:value-type="float" office:value="248.630208333333" calcext:value-type="float">
            <text:p>248,63020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</text:p>
          </table:table-cell>
          <table:table-cell office:value-type="float" office:value="7.04871433333333" calcext:value-type="float">
            <text:p>7,04871433333333</text:p>
          </table:table-cell>
          <table:table-cell office:value-type="float" office:value="77.9725838333333" calcext:value-type="float">
            <text:p>77,9725838333333</text:p>
          </table:table-cell>
          <table:table-cell office:value-type="float" office:value="967.773325666667" calcext:value-type="float">
            <text:p>967,773325666667</text:p>
          </table:table-cell>
          <table:table-cell office:value-type="float" office:value="241.416666666667" calcext:value-type="float">
            <text:p>241,416666666667</text:p>
          </table:table-cell>
          <table:table-cell office:value-type="float" office:value="241.401041666667" calcext:value-type="float">
            <text:p>241,401041666667</text:p>
          </table:table-cell>
          <table:table-cell office:value-type="float" office:value="238.942708333333" calcext:value-type="float">
            <text:p>238,942708333333</text:p>
          </table:table-cell>
          <table:table-cell office:value-type="float" office:value="248.03125" calcext:value-type="float">
            <text:p>248,03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8</text:p>
          </table:table-cell>
          <table:table-cell office:value-type="float" office:value="7.14262116666667" calcext:value-type="float">
            <text:p>7,14262116666667</text:p>
          </table:table-cell>
          <table:table-cell office:value-type="float" office:value="78.486304" calcext:value-type="float">
            <text:p>78,486304</text:p>
          </table:table-cell>
          <table:table-cell office:value-type="float" office:value="968.526662166667" calcext:value-type="float">
            <text:p>968,526662166667</text:p>
          </table:table-cell>
          <table:table-cell office:value-type="float" office:value="241.489583333333" calcext:value-type="float">
            <text:p>241,489583333333</text:p>
          </table:table-cell>
          <table:table-cell office:value-type="float" office:value="241.458333333333" calcext:value-type="float">
            <text:p>241,458333333333</text:p>
          </table:table-cell>
          <table:table-cell office:value-type="float" office:value="238.953125" calcext:value-type="float">
            <text:p>238,953125</text:p>
          </table:table-cell>
          <table:table-cell office:value-type="float" office:value="252.677083333333" calcext:value-type="float">
            <text:p>252,67708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</text:p>
          </table:table-cell>
          <table:table-cell office:value-type="float" office:value="8.03718133333333" calcext:value-type="float">
            <text:p>8,03718133333333</text:p>
          </table:table-cell>
          <table:table-cell office:value-type="float" office:value="74.949009" calcext:value-type="float">
            <text:p>74,949009</text:p>
          </table:table-cell>
          <table:table-cell office:value-type="float" office:value="969.098337833333" calcext:value-type="float">
            <text:p>969,098337833333</text:p>
          </table:table-cell>
          <table:table-cell office:value-type="float" office:value="241.739583333333" calcext:value-type="float">
            <text:p>241,739583333333</text:p>
          </table:table-cell>
          <table:table-cell office:value-type="float" office:value="241.723958333333" calcext:value-type="float">
            <text:p>241,723958333333</text:p>
          </table:table-cell>
          <table:table-cell office:value-type="float" office:value="239.166666666667" calcext:value-type="float">
            <text:p>239,166666666667</text:p>
          </table:table-cell>
          <table:table-cell office:value-type="float" office:value="246.786458333333" calcext:value-type="float">
            <text:p>246,78645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</text:p>
          </table:table-cell>
          <table:table-cell office:value-type="float" office:value="10.3154168333333" calcext:value-type="float">
            <text:p>10,3154168333333</text:p>
          </table:table-cell>
          <table:table-cell office:value-type="float" office:value="66.610717" calcext:value-type="float">
            <text:p>66,610717</text:p>
          </table:table-cell>
          <table:table-cell office:value-type="float" office:value="969.143340833333" calcext:value-type="float">
            <text:p>969,143340833333</text:p>
          </table:table-cell>
          <table:table-cell office:value-type="float" office:value="241.833333333333" calcext:value-type="float">
            <text:p>241,833333333333</text:p>
          </table:table-cell>
          <table:table-cell office:value-type="float" office:value="241.744791666667" calcext:value-type="float">
            <text:p>241,744791666667</text:p>
          </table:table-cell>
          <table:table-cell office:value-type="float" office:value="239.395833333333" calcext:value-type="float">
            <text:p>239,395833333333</text:p>
          </table:table-cell>
          <table:table-cell office:value-type="float" office:value="250.692708333333" calcext:value-type="float">
            <text:p>250,69270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</text:p>
          </table:table-cell>
          <table:table-cell office:value-type="float" office:value="11.3390428333333" calcext:value-type="float">
            <text:p>11,3390428333333</text:p>
          </table:table-cell>
          <table:table-cell office:value-type="float" office:value="62.8432643333333" calcext:value-type="float">
            <text:p>62,8432643333333</text:p>
          </table:table-cell>
          <table:table-cell office:value-type="float" office:value="969.098327666667" calcext:value-type="float">
            <text:p>969,098327666667</text:p>
          </table:table-cell>
          <table:table-cell office:value-type="float" office:value="241.145833333333" calcext:value-type="float">
            <text:p>241,145833333333</text:p>
          </table:table-cell>
          <table:table-cell office:value-type="float" office:value="241.135416666667" calcext:value-type="float">
            <text:p>241,135416666667</text:p>
          </table:table-cell>
          <table:table-cell office:value-type="float" office:value="238.84375" calcext:value-type="float">
            <text:p>238,84375</text:p>
          </table:table-cell>
          <table:table-cell office:value-type="float" office:value="246.286458333333" calcext:value-type="float">
            <text:p>246,28645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</text:p>
          </table:table-cell>
          <table:table-cell office:value-type="float" office:value="11.187279" calcext:value-type="float">
            <text:p>11,187279</text:p>
          </table:table-cell>
          <table:table-cell office:value-type="float" office:value="62.4424605" calcext:value-type="float">
            <text:p>62,4424605</text:p>
          </table:table-cell>
          <table:table-cell office:value-type="float" office:value="969.341664666667" calcext:value-type="float">
            <text:p>969,341664666667</text:p>
          </table:table-cell>
          <table:table-cell office:value-type="float" office:value="240.614583333333" calcext:value-type="float">
            <text:p>240,614583333333</text:p>
          </table:table-cell>
          <table:table-cell office:value-type="float" office:value="240.651041666667" calcext:value-type="float">
            <text:p>240,651041666667</text:p>
          </table:table-cell>
          <table:table-cell office:value-type="float" office:value="238.520833333333" calcext:value-type="float">
            <text:p>238,520833333333</text:p>
          </table:table-cell>
          <table:table-cell office:value-type="float" office:value="246.666666666667" calcext:value-type="float">
            <text:p>246,66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</text:p>
          </table:table-cell>
          <table:table-cell office:value-type="float" office:value="11.1636911666667" calcext:value-type="float">
            <text:p>11,1636911666667</text:p>
          </table:table-cell>
          <table:table-cell office:value-type="float" office:value="62.0073246666667" calcext:value-type="float">
            <text:p>62,0073246666667</text:p>
          </table:table-cell>
          <table:table-cell office:value-type="float" office:value="969.541676833333" calcext:value-type="float">
            <text:p>969,541676833333</text:p>
          </table:table-cell>
          <table:table-cell office:value-type="float" office:value="241.203125" calcext:value-type="float">
            <text:p>241,203125</text:p>
          </table:table-cell>
          <table:table-cell office:value-type="float" office:value="241.109375" calcext:value-type="float">
            <text:p>241,109375</text:p>
          </table:table-cell>
          <table:table-cell office:value-type="float" office:value="238.78125" calcext:value-type="float">
            <text:p>238,78125</text:p>
          </table:table-cell>
          <table:table-cell office:value-type="float" office:value="246.098958333333" calcext:value-type="float">
            <text:p>246,09895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</text:p>
          </table:table-cell>
          <table:table-cell office:value-type="float" office:value="10.7377738333333" calcext:value-type="float">
            <text:p>10,7377738333333</text:p>
          </table:table-cell>
          <table:table-cell office:value-type="float" office:value="63.0136566666667" calcext:value-type="float">
            <text:p>63,0136566666667</text:p>
          </table:table-cell>
          <table:table-cell office:value-type="float" office:value="969.7100015" calcext:value-type="float">
            <text:p>969,7100015</text:p>
          </table:table-cell>
          <table:table-cell office:value-type="float" office:value="240.552083333333" calcext:value-type="float">
            <text:p>240,552083333333</text:p>
          </table:table-cell>
          <table:table-cell office:value-type="float" office:value="240.489583333333" calcext:value-type="float">
            <text:p>240,489583333333</text:p>
          </table:table-cell>
          <table:table-cell office:value-type="float" office:value="238.265625" calcext:value-type="float">
            <text:p>238,265625</text:p>
          </table:table-cell>
          <table:table-cell office:value-type="float" office:value="248.822916666667" calcext:value-type="float">
            <text:p>248,82291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</text:p>
          </table:table-cell>
          <table:table-cell office:value-type="float" office:value="9.19076333333334" calcext:value-type="float">
            <text:p>9,19076333333334</text:p>
          </table:table-cell>
          <table:table-cell office:value-type="float" office:value="68.6910298333333" calcext:value-type="float">
            <text:p>68,6910298333333</text:p>
          </table:table-cell>
          <table:table-cell office:value-type="float" office:value="970.513336166667" calcext:value-type="float">
            <text:p>970,513336166667</text:p>
          </table:table-cell>
          <table:table-cell office:value-type="float" office:value="240.666666666667" calcext:value-type="float">
            <text:p>240,666666666667</text:p>
          </table:table-cell>
          <table:table-cell office:value-type="float" office:value="240.682291666667" calcext:value-type="float">
            <text:p>240,682291666667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6.567708333333" calcext:value-type="float">
            <text:p>246,56770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</text:p>
          </table:table-cell>
          <table:table-cell office:value-type="float" office:value="7.8938735" calcext:value-type="float">
            <text:p>7,8938735</text:p>
          </table:table-cell>
          <table:table-cell office:value-type="float" office:value="74.1201908333333" calcext:value-type="float">
            <text:p>74,1201908333333</text:p>
          </table:table-cell>
          <table:table-cell office:value-type="float" office:value="971.376668333333" calcext:value-type="float">
            <text:p>971,376668333333</text:p>
          </table:table-cell>
          <table:table-cell office:value-type="float" office:value="240.947916666667" calcext:value-type="float">
            <text:p>240,947916666667</text:p>
          </table:table-cell>
          <table:table-cell office:value-type="float" office:value="240.953125" calcext:value-type="float">
            <text:p>240,953125</text:p>
          </table:table-cell>
          <table:table-cell office:value-type="float" office:value="238.322916666667" calcext:value-type="float">
            <text:p>238,322916666667</text:p>
          </table:table-cell>
          <table:table-cell office:value-type="float" office:value="246.890625" calcext:value-type="float">
            <text:p>246,890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</text:p>
          </table:table-cell>
          <table:table-cell office:value-type="float" office:value="7.1470715" calcext:value-type="float">
            <text:p>7,1470715</text:p>
          </table:table-cell>
          <table:table-cell office:value-type="float" office:value="76.4049733333333" calcext:value-type="float">
            <text:p>76,4049733333333</text:p>
          </table:table-cell>
          <table:table-cell office:value-type="float" office:value="972.1033425" calcext:value-type="float">
            <text:p>972,1033425</text:p>
          </table:table-cell>
          <table:table-cell office:value-type="float" office:value="241.072916666667" calcext:value-type="float">
            <text:p>241,072916666667</text:p>
          </table:table-cell>
          <table:table-cell office:value-type="float" office:value="241" calcext:value-type="float">
            <text:p>241</text:p>
          </table:table-cell>
          <table:table-cell office:value-type="float" office:value="238.359375" calcext:value-type="float">
            <text:p>238,359375</text:p>
          </table:table-cell>
          <table:table-cell office:value-type="float" office:value="245.869791666667" calcext:value-type="float">
            <text:p>245,869791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</text:p>
          </table:table-cell>
          <table:table-cell office:value-type="float" office:value="6.801709" calcext:value-type="float">
            <text:p>6,801709</text:p>
          </table:table-cell>
          <table:table-cell office:value-type="float" office:value="77.2783" calcext:value-type="float">
            <text:p>77,2783</text:p>
          </table:table-cell>
          <table:table-cell office:value-type="float" office:value="972.6533305" calcext:value-type="float">
            <text:p>972,653330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130208333333" calcext:value-type="float">
            <text:p>241,130208333333</text:p>
          </table:table-cell>
          <table:table-cell office:value-type="float" office:value="238.557291666667" calcext:value-type="float">
            <text:p>238,557291666667</text:p>
          </table:table-cell>
          <table:table-cell office:value-type="float" office:value="245.645833333333" calcext:value-type="float">
            <text:p>245,6458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</text:p>
          </table:table-cell>
          <table:table-cell office:value-type="float" office:value="6.61389566666667" calcext:value-type="float">
            <text:p>6,61389566666667</text:p>
          </table:table-cell>
          <table:table-cell office:value-type="float" office:value="78.53132" calcext:value-type="float">
            <text:p>78,53132</text:p>
          </table:table-cell>
          <table:table-cell office:value-type="float" office:value="972.6966755" calcext:value-type="float">
            <text:p>972,6966755</text:p>
          </table:table-cell>
          <table:table-cell office:value-type="float" office:value="241.229166666667" calcext:value-type="float">
            <text:p>241,229166666667</text:p>
          </table:table-cell>
          <table:table-cell office:value-type="float" office:value="241.322916666667" calcext:value-type="float">
            <text:p>241,322916666667</text:p>
          </table:table-cell>
          <table:table-cell office:value-type="float" office:value="238.520833333333" calcext:value-type="float">
            <text:p>238,520833333333</text:p>
          </table:table-cell>
          <table:table-cell office:value-type="float" office:value="248.942708333333" calcext:value-type="float">
            <text:p>248,94270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</text:p>
          </table:table-cell>
          <table:table-cell office:value-type="float" office:value="6.73584083333333" calcext:value-type="float">
            <text:p>6,73584083333333</text:p>
          </table:table-cell>
          <table:table-cell office:value-type="float" office:value="78.8329391666667" calcext:value-type="float">
            <text:p>78,8329391666667</text:p>
          </table:table-cell>
          <table:table-cell office:value-type="float" office:value="972.833343666667" calcext:value-type="float">
            <text:p>972,833343666667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364583333333" calcext:value-type="float">
            <text:p>241,364583333333</text:p>
          </table:table-cell>
          <table:table-cell office:value-type="float" office:value="238.822916666667" calcext:value-type="float">
            <text:p>238,822916666667</text:p>
          </table:table-cell>
          <table:table-cell office:value-type="float" office:value="246.786458333333" calcext:value-type="float">
            <text:p>246,78645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</text:p>
          </table:table-cell>
          <table:table-cell office:value-type="float" office:value="6.98818716666667" calcext:value-type="float">
            <text:p>6,98818716666667</text:p>
          </table:table-cell>
          <table:table-cell office:value-type="float" office:value="79.0753035" calcext:value-type="float">
            <text:p>79,0753035</text:p>
          </table:table-cell>
          <table:table-cell office:value-type="float" office:value="972.818328833333" calcext:value-type="float">
            <text:p>972,818328833333</text:p>
          </table:table-cell>
          <table:table-cell office:value-type="float" office:value="241.541666666667" calcext:value-type="float">
            <text:p>241,541666666667</text:p>
          </table:table-cell>
          <table:table-cell office:value-type="float" office:value="241.598958333333" calcext:value-type="float">
            <text:p>241,598958333333</text:p>
          </table:table-cell>
          <table:table-cell office:value-type="float" office:value="239.005208333333" calcext:value-type="float">
            <text:p>239,005208333333</text:p>
          </table:table-cell>
          <table:table-cell office:value-type="float" office:value="248.776041666667" calcext:value-type="float">
            <text:p>248,776041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</text:p>
          </table:table-cell>
          <table:table-cell office:value-type="float" office:value="7.24275833333333" calcext:value-type="float">
            <text:p>7,24275833333333</text:p>
          </table:table-cell>
          <table:table-cell office:value-type="float" office:value="79.0384278333333" calcext:value-type="float">
            <text:p>79,0384278333333</text:p>
          </table:table-cell>
          <table:table-cell office:value-type="float" office:value="972.710001833333" calcext:value-type="float">
            <text:p>972,710001833333</text:p>
          </table:table-cell>
          <table:table-cell table:number-columns-repeated="2" office:value-type="float" office:value="241.630208333333" calcext:value-type="float">
            <text:p>241,630208333333</text:p>
          </table:table-cell>
          <table:table-cell office:value-type="float" office:value="239.130208333333" calcext:value-type="float">
            <text:p>239,130208333333</text:p>
          </table:table-cell>
          <table:table-cell office:value-type="float" office:value="248.34375" calcext:value-type="float">
            <text:p>248,34375</text:p>
          </table:table-cell>
        </table:table-row>
        <table:table-row table:style-name="ro1">
          <table:table-cell/>
          <table:table-cell table:style-name="ce63"/>
          <table:table-cell table:style-name="ce63" office:value-type="string" calcext:value-type="string">
            <text:p>23</text:p>
          </table:table-cell>
          <table:table-cell table:style-name="ce71" office:value-type="float" office:value="7.4158845" calcext:value-type="float">
            <text:p>7,4158845</text:p>
          </table:table-cell>
          <table:table-cell table:style-name="ce77" office:value-type="float" office:value="78.5048701666667" calcext:value-type="float">
            <text:p>78,5048701666667</text:p>
          </table:table-cell>
          <table:table-cell table:style-name="ce77" office:value-type="float" office:value="972.45166" calcext:value-type="float">
            <text:p>972,45166</text:p>
          </table:table-cell>
          <table:table-cell table:style-name="ce77" office:value-type="float" office:value="241.515625" calcext:value-type="float">
            <text:p>241,515625</text:p>
          </table:table-cell>
          <table:table-cell table:style-name="ce77" office:value-type="float" office:value="241.479166666667" calcext:value-type="float">
            <text:p>241,479166666667</text:p>
          </table:table-cell>
          <table:table-cell table:style-name="ce77" office:value-type="float" office:value="238.927083333333" calcext:value-type="float">
            <text:p>238,927083333333</text:p>
          </table:table-cell>
          <table:table-cell table:style-name="ce83" office:value-type="float" office:value="242.979166666667" calcext:value-type="float">
            <text:p>242,979166666667</text:p>
          </table:table-cell>
        </table:table-row>
        <table:table-row table:style-name="ro1">
          <table:table-cell/>
          <table:table-cell table:style-name="ce61" office:value-type="string" calcext:value-type="string">
            <text:p>28.Jan</text:p>
          </table:table-cell>
          <table:table-cell table:style-name="ce61" office:value-type="string" calcext:value-type="string">
            <text:p>00</text:p>
          </table:table-cell>
          <table:table-cell table:style-name="ce69" office:value-type="float" office:value="7.55830216666667" calcext:value-type="float">
            <text:p>7,55830216666667</text:p>
          </table:table-cell>
          <table:table-cell table:style-name="ce75" office:value-type="float" office:value="74.349075" calcext:value-type="float">
            <text:p>74,349075</text:p>
          </table:table-cell>
          <table:table-cell table:style-name="ce75" office:value-type="float" office:value="972.320007166667" calcext:value-type="float">
            <text:p>972,320007166667</text:p>
          </table:table-cell>
          <table:table-cell table:style-name="ce75" office:value-type="float" office:value="241.265625" calcext:value-type="float">
            <text:p>241,265625</text:p>
          </table:table-cell>
          <table:table-cell table:style-name="ce75" office:value-type="float" office:value="241.171875" calcext:value-type="float">
            <text:p>241,171875</text:p>
          </table:table-cell>
          <table:table-cell table:style-name="ce75" office:value-type="float" office:value="238.6875" calcext:value-type="float">
            <text:p>238,6875</text:p>
          </table:table-cell>
          <table:table-cell table:style-name="ce81" office:value-type="float" office:value="238.890625" calcext:value-type="float">
            <text:p>238,890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</text:p>
          </table:table-cell>
          <table:table-cell office:value-type="float" office:value="7.72564283333333" calcext:value-type="float">
            <text:p>7,72564283333333</text:p>
          </table:table-cell>
          <table:table-cell office:value-type="float" office:value="70.9692026666667" calcext:value-type="float">
            <text:p>70,9692026666667</text:p>
          </table:table-cell>
          <table:table-cell office:value-type="float" office:value="972.501668166667" calcext:value-type="float">
            <text:p>972,501668166667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671875" calcext:value-type="float">
            <text:p>240,671875</text:p>
          </table:table-cell>
          <table:table-cell office:value-type="float" office:value="238.244791666667" calcext:value-type="float">
            <text:p>238,244791666667</text:p>
          </table:table-cell>
          <table:table-cell office:value-type="float" office:value="238.354166666667" calcext:value-type="float">
            <text:p>238,3541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</text:p>
          </table:table-cell>
          <table:table-cell office:value-type="float" office:value="8.14844483333333" calcext:value-type="float">
            <text:p>8,14844483333333</text:p>
          </table:table-cell>
          <table:table-cell office:value-type="float" office:value="67.9074796666667" calcext:value-type="float">
            <text:p>67,9074796666667</text:p>
          </table:table-cell>
          <table:table-cell office:value-type="float" office:value="972.783325333333" calcext:value-type="float">
            <text:p>972,783325333333</text:p>
          </table:table-cell>
          <table:table-cell office:value-type="float" office:value="240.802083333333" calcext:value-type="float">
            <text:p>240,802083333333</text:p>
          </table:table-cell>
          <table:table-cell office:value-type="float" office:value="240.614583333333" calcext:value-type="float">
            <text:p>240,614583333333</text:p>
          </table:table-cell>
          <table:table-cell office:value-type="float" office:value="238.083333333333" calcext:value-type="float">
            <text:p>238,083333333333</text:p>
          </table:table-cell>
          <table:table-cell office:value-type="float" office:value="240.791666666667" calcext:value-type="float">
            <text:p>240,791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</text:p>
          </table:table-cell>
          <table:table-cell office:value-type="float" office:value="8.7612855" calcext:value-type="float">
            <text:p>8,7612855</text:p>
          </table:table-cell>
          <table:table-cell office:value-type="float" office:value="64.7112223333333" calcext:value-type="float">
            <text:p>64,7112223333333</text:p>
          </table:table-cell>
          <table:table-cell office:value-type="float" office:value="972.878336666667" calcext:value-type="float">
            <text:p>972,878336666667</text:p>
          </table:table-cell>
          <table:table-cell office:value-type="float" office:value="240.578125" calcext:value-type="float">
            <text:p>240,578125</text:p>
          </table:table-cell>
          <table:table-cell office:value-type="float" office:value="240.380208333333" calcext:value-type="float">
            <text:p>240,380208333333</text:p>
          </table:table-cell>
          <table:table-cell office:value-type="float" office:value="237.765625" calcext:value-type="float">
            <text:p>237,765625</text:p>
          </table:table-cell>
          <table:table-cell office:value-type="float" office:value="240.833333333333" calcext:value-type="float">
            <text:p>240,833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</text:p>
          </table:table-cell>
          <table:table-cell office:value-type="float" office:value="8.33314283333333" calcext:value-type="float">
            <text:p>8,33314283333333</text:p>
          </table:table-cell>
          <table:table-cell office:value-type="float" office:value="66.3439396666667" calcext:value-type="float">
            <text:p>66,3439396666667</text:p>
          </table:table-cell>
          <table:table-cell office:value-type="float" office:value="972.695007333333" calcext:value-type="float">
            <text:p>972,695007333333</text:p>
          </table:table-cell>
          <table:table-cell office:value-type="float" office:value="240.520833333333" calcext:value-type="float">
            <text:p>240,520833333333</text:p>
          </table:table-cell>
          <table:table-cell office:value-type="float" office:value="240.458333333333" calcext:value-type="float">
            <text:p>240,458333333333</text:p>
          </table:table-cell>
          <table:table-cell office:value-type="float" office:value="237.614583333333" calcext:value-type="float">
            <text:p>237,614583333333</text:p>
          </table:table-cell>
          <table:table-cell office:value-type="float" office:value="242.317708333333" calcext:value-type="float">
            <text:p>242,31770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</text:p>
          </table:table-cell>
          <table:table-cell office:value-type="float" office:value="7.97442866666667" calcext:value-type="float">
            <text:p>7,97442866666667</text:p>
          </table:table-cell>
          <table:table-cell office:value-type="float" office:value="67.864245" calcext:value-type="float">
            <text:p>67,864245</text:p>
          </table:table-cell>
          <table:table-cell office:value-type="float" office:value="972.740000333333" calcext:value-type="float">
            <text:p>972,740000333333</text:p>
          </table:table-cell>
          <table:table-cell office:value-type="float" office:value="240.567708333333" calcext:value-type="float">
            <text:p>240,567708333333</text:p>
          </table:table-cell>
          <table:table-cell office:value-type="float" office:value="240.442708333333" calcext:value-type="float">
            <text:p>240,442708333333</text:p>
          </table:table-cell>
          <table:table-cell office:value-type="float" office:value="237.796875" calcext:value-type="float">
            <text:p>237,796875</text:p>
          </table:table-cell>
          <table:table-cell office:value-type="float" office:value="243.114583333333" calcext:value-type="float">
            <text:p>243,11458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</text:p>
          </table:table-cell>
          <table:table-cell office:value-type="float" office:value="7.87162083333333" calcext:value-type="float">
            <text:p>7,87162083333333</text:p>
          </table:table-cell>
          <table:table-cell office:value-type="float" office:value="67.9878438333333" calcext:value-type="float">
            <text:p>67,9878438333333</text:p>
          </table:table-cell>
          <table:table-cell office:value-type="float" office:value="972.733337333333" calcext:value-type="float">
            <text:p>972,733337333333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604166666667" calcext:value-type="float">
            <text:p>240,604166666667</text:p>
          </table:table-cell>
          <table:table-cell office:value-type="float" office:value="237.958333333333" calcext:value-type="float">
            <text:p>237,958333333333</text:p>
          </table:table-cell>
          <table:table-cell office:value-type="float" office:value="244.348958333333" calcext:value-type="float">
            <text:p>244,34895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</text:p>
          </table:table-cell>
          <table:table-cell office:value-type="float" office:value="8.57792283333333" calcext:value-type="float">
            <text:p>8,57792283333333</text:p>
          </table:table-cell>
          <table:table-cell office:value-type="float" office:value="65.536228" calcext:value-type="float">
            <text:p>65,536228</text:p>
          </table:table-cell>
          <table:table-cell office:value-type="float" office:value="973.039998333333" calcext:value-type="float">
            <text:p>973,039998333333</text:p>
          </table:table-cell>
          <table:table-cell office:value-type="float" office:value="240.932291666667" calcext:value-type="float">
            <text:p>240,932291666667</text:p>
          </table:table-cell>
          <table:table-cell office:value-type="float" office:value="240.770833333333" calcext:value-type="float">
            <text:p>240,770833333333</text:p>
          </table:table-cell>
          <table:table-cell office:value-type="float" office:value="238.088541666667" calcext:value-type="float">
            <text:p>238,088541666667</text:p>
          </table:table-cell>
          <table:table-cell office:value-type="float" office:value="243.734375" calcext:value-type="float">
            <text:p>243,734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8</text:p>
          </table:table-cell>
          <table:table-cell office:value-type="float" office:value="10.4070978333333" calcext:value-type="float">
            <text:p>10,4070978333333</text:p>
          </table:table-cell>
          <table:table-cell office:value-type="float" office:value="58.9089795" calcext:value-type="float">
            <text:p>58,9089795</text:p>
          </table:table-cell>
          <table:table-cell office:value-type="float" office:value="973.0266725" calcext:value-type="float">
            <text:p>973,0266725</text:p>
          </table:table-cell>
          <table:table-cell office:value-type="float" office:value="241.135416666667" calcext:value-type="float">
            <text:p>241,135416666667</text:p>
          </table:table-cell>
          <table:table-cell office:value-type="float" office:value="241.005208333333" calcext:value-type="float">
            <text:p>241,005208333333</text:p>
          </table:table-cell>
          <table:table-cell office:value-type="float" office:value="238.489583333333" calcext:value-type="float">
            <text:p>238,489583333333</text:p>
          </table:table-cell>
          <table:table-cell office:value-type="float" office:value="244.432291666667" calcext:value-type="float">
            <text:p>244,432291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</text:p>
          </table:table-cell>
          <table:table-cell office:value-type="float" office:value="12.4757126666667" calcext:value-type="float">
            <text:p>12,4757126666667</text:p>
          </table:table-cell>
          <table:table-cell office:value-type="float" office:value="52.8842095" calcext:value-type="float">
            <text:p>52,8842095</text:p>
          </table:table-cell>
          <table:table-cell office:value-type="float" office:value="973.461659666667" calcext:value-type="float">
            <text:p>973,461659666667</text:p>
          </table:table-cell>
          <table:table-cell office:value-type="float" office:value="240.557291666667" calcext:value-type="float">
            <text:p>240,557291666667</text:p>
          </table:table-cell>
          <table:table-cell office:value-type="float" office:value="240.421875" calcext:value-type="float">
            <text:p>240,421875</text:p>
          </table:table-cell>
          <table:table-cell office:value-type="float" office:value="237.869791666667" calcext:value-type="float">
            <text:p>237,869791666667</text:p>
          </table:table-cell>
          <table:table-cell office:value-type="float" office:value="244.072916666667" calcext:value-type="float">
            <text:p>244,07291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</text:p>
          </table:table-cell>
          <table:table-cell office:value-type="float" office:value="13.4726353333333" calcext:value-type="float">
            <text:p>13,4726353333333</text:p>
          </table:table-cell>
          <table:table-cell office:value-type="float" office:value="48.8428578333333" calcext:value-type="float">
            <text:p>48,8428578333333</text:p>
          </table:table-cell>
          <table:table-cell office:value-type="float" office:value="973.528320166667" calcext:value-type="float">
            <text:p>973,528320166667</text:p>
          </table:table-cell>
          <table:table-cell office:value-type="float" office:value="240.427083333333" calcext:value-type="float">
            <text:p>240,427083333333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807291666667" calcext:value-type="float">
            <text:p>237,807291666667</text:p>
          </table:table-cell>
          <table:table-cell office:value-type="float" office:value="242.208333333333" calcext:value-type="float">
            <text:p>242,208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</text:p>
          </table:table-cell>
          <table:table-cell office:value-type="float" office:value="13.7997506666667" calcext:value-type="float">
            <text:p>13,7997506666667</text:p>
          </table:table-cell>
          <table:table-cell office:value-type="float" office:value="51.2006315" calcext:value-type="float">
            <text:p>51,2006315</text:p>
          </table:table-cell>
          <table:table-cell office:value-type="float" office:value="973.6766665" calcext:value-type="float">
            <text:p>973,6766665</text:p>
          </table:table-cell>
          <table:table-cell office:value-type="float" office:value="240.114583333333" calcext:value-type="float">
            <text:p>240,114583333333</text:p>
          </table:table-cell>
          <table:table-cell office:value-type="float" office:value="239.869791666667" calcext:value-type="float">
            <text:p>239,869791666667</text:p>
          </table:table-cell>
          <table:table-cell office:value-type="float" office:value="238.182291666667" calcext:value-type="float">
            <text:p>238,182291666667</text:p>
          </table:table-cell>
          <table:table-cell office:value-type="float" office:value="239.598958333333" calcext:value-type="float">
            <text:p>239,598958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</text:p>
          </table:table-cell>
          <table:table-cell office:value-type="float" office:value="17.6365685" calcext:value-type="float">
            <text:p>17,6365685</text:p>
          </table:table-cell>
          <table:table-cell office:value-type="float" office:value="52.3720148333333" calcext:value-type="float">
            <text:p>52,3720148333333</text:p>
          </table:table-cell>
          <table:table-cell office:value-type="float" office:value="973.101664" calcext:value-type="float">
            <text:p>973,101664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8.645833333333" calcext:value-type="float">
            <text:p>238,645833333333</text:p>
          </table:table-cell>
          <table:table-cell office:value-type="float" office:value="240.125" calcext:value-type="float">
            <text:p>240,125</text:p>
          </table:table-cell>
        </table:table-row>
        <table:table-row table:style-name="ro1">
          <table:table-cell table:style-name="ce57"/>
          <table:table-cell table:style-name="ce63"/>
          <table:table-cell table:style-name="ce63" office:value-type="string" calcext:value-type="string">
            <text:p>13</text:p>
          </table:table-cell>
          <table:table-cell table:style-name="ce71" office:value-type="float" office:value="22.2851656666667" calcext:value-type="float">
            <text:p>22,2851656666667</text:p>
          </table:table-cell>
          <table:table-cell table:style-name="ce77" office:value-type="float" office:value="44.8589806666667" calcext:value-type="float">
            <text:p>44,8589806666667</text:p>
          </table:table-cell>
          <table:table-cell table:style-name="ce77" office:value-type="float" office:value="972.596659333333" calcext:value-type="float">
            <text:p>972,596659333333</text:p>
          </table:table-cell>
          <table:table-cell table:style-name="ce77" office:value-type="float" office:value="229.239583333333" calcext:value-type="float">
            <text:p>229,239583333333</text:p>
          </table:table-cell>
          <table:table-cell table:style-name="ce77" office:value-type="float" office:value="228.354166666667" calcext:value-type="float">
            <text:p>228,354166666667</text:p>
          </table:table-cell>
          <table:table-cell table:style-name="ce77" office:value-type="float" office:value="233.270833333333" calcext:value-type="float">
            <text:p>233,270833333333</text:p>
          </table:table-cell>
          <table:table-cell table:style-name="ce83" office:value-type="float" office:value="234.895833333333" calcext:value-type="float">
            <text:p>234,895833333333</text:p>
          </table:table-cell>
        </table:table-row>
        <table:table-row table:style-name="ro1">
          <table:table-cell table:style-name="ce58" office:value-type="string" calcext:value-type="string">
            <text:p>Total Result</text:p>
          </table:table-cell>
          <table:table-cell table:style-name="ce64"/>
          <table:table-cell table:style-name="ce66"/>
          <table:table-cell table:style-name="ce72" office:value-type="float" office:value="9.18687018979833" calcext:value-type="float">
            <text:p>9,18687018979833</text:p>
          </table:table-cell>
          <table:table-cell table:style-name="ce78" office:value-type="float" office:value="64.233806519573" calcext:value-type="float">
            <text:p>64,233806519573</text:p>
          </table:table-cell>
          <table:table-cell table:style-name="ce78" office:value-type="float" office:value="962.945433118623" calcext:value-type="float">
            <text:p>962,945433118623</text:p>
          </table:table-cell>
          <table:table-cell table:style-name="ce78" office:value-type="float" office:value="240.631042408066" calcext:value-type="float">
            <text:p>240,631042408066</text:p>
          </table:table-cell>
          <table:table-cell table:style-name="ce78" office:value-type="float" office:value="240.701771945433" calcext:value-type="float">
            <text:p>240,701771945433</text:p>
          </table:table-cell>
          <table:table-cell table:style-name="ce78" office:value-type="float" office:value="237.974051008304" calcext:value-type="float">
            <text:p>237,974051008304</text:p>
          </table:table-cell>
          <table:table-cell table:style-name="ce84" office:value-type="float" office:value="251.306902431791" calcext:value-type="float">
            <text:p>251,306902431791</text:p>
          </table:table-cell>
        </table:table-row>
      </table:table>
      <table:table table:name="linear regression" table:style-name="ta1">
        <office:forms form:automatic-focus="false" form:apply-design-mode="false"/>
        <table:table-column table:style-name="co9" table:default-cell-style-name="Default"/>
        <table:table-column table:style-name="co6" table:visibility="collapse" table:number-columns-repeated="8" table:default-cell-style-name="Default"/>
        <table:table-column table:style-name="co10" table:default-cell-style-name="ce42"/>
        <table:table-column table:style-name="co11" table:number-columns-repeated="2" table:default-cell-style-name="ce45"/>
        <table:table-column table:style-name="co12" table:number-columns-repeated="5" table:default-cell-style-name="ce45"/>
        <table:table-column table:style-name="co10" table:default-cell-style-name="ce49"/>
        <table:table-column table:style-name="co6" table:number-columns-repeated="990" table:default-cell-style-name="Default"/>
        <table:table-row table:style-name="ro1">
          <table:table-cell table:style-name="ce37" office:value-type="string" calcext:value-type="string">
            <text:p>timestamp</text:p>
          </table:table-cell>
          <table:table-cell table:style-name="ce51" office:value-type="string" calcext:value-type="string">
            <text:p>NO2 (ug/m3)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humidity</text:p>
          </table:table-cell>
          <table:table-cell table:style-name="ce39" office:value-type="string" calcext:value-type="string">
            <text:p>pressure</text:p>
          </table:table-cell>
          <table:table-cell table:style-name="ce39" office:value-type="string" calcext:value-type="string">
            <text:p>ae0</text:p>
          </table:table-cell>
          <table:table-cell table:style-name="ce39" office:value-type="string" calcext:value-type="string">
            <text:p>we0</text:p>
          </table:table-cell>
          <table:table-cell table:style-name="ce39" office:value-type="string" calcext:value-type="string">
            <text:p>ae1</text:p>
          </table:table-cell>
          <table:table-cell table:style-name="ce39" office:value-type="string" calcext:value-type="string">
            <text:p>we1</text:p>
          </table:table-cell>
          <table:table-cell table:style-name="ce41"/>
          <table:table-cell table:style-name="ce43" office:value-type="string" calcext:value-type="string">
            <text:p>temp</text:p>
          </table:table-cell>
          <table:table-cell table:style-name="ce43" office:value-type="string" calcext:value-type="string">
            <text:p>hum</text:p>
          </table:table-cell>
          <table:table-cell table:style-name="ce43" office:value-type="string" calcext:value-type="string">
            <text:p>ae0</text:p>
          </table:table-cell>
          <table:table-cell table:style-name="ce43" office:value-type="string" calcext:value-type="string">
            <text:p>we0</text:p>
          </table:table-cell>
          <table:table-cell table:style-name="ce43" office:value-type="string" calcext:value-type="string">
            <text:p>ae1</text:p>
          </table:table-cell>
          <table:table-cell table:style-name="ce43" office:value-type="string" calcext:value-type="string">
            <text:p>we1</text:p>
          </table:table-cell>
          <table:table-cell table:style-name="ce47" office:value-type="string" calcext:value-type="string">
            <text:p>NO2</text:p>
          </table:table-cell>
          <table:table-cell table:style-name="ce48"/>
          <table:table-cell table:style-name="ce51" table:number-columns-repeated="990"/>
        </table:table-row>
        <table:table-row-group>
          <table:table-row table:style-name="ro1">
            <table:table-cell table:style-name="ce38" office:value-type="date" office:date-value="2018-01-22T17:00:00" calcext:value-type="date">
              <text:p>22.01.18 17:00</text:p>
            </table:table-cell>
            <table:table-cell office:value-type="float" office:value="129" calcext:value-type="float">
              <text:p>129</text:p>
            </table:table-cell>
            <table:table-cell table:style-name="ce40" office:value-type="float" office:value="9.43776866666667" calcext:value-type="float">
              <text:p>9,43776866666667</text:p>
            </table:table-cell>
            <table:table-cell table:style-name="ce40" office:value-type="float" office:value="73.8620595" calcext:value-type="float">
              <text:p>73,8620595</text:p>
            </table:table-cell>
            <table:table-cell table:style-name="ce40" office:value-type="float" office:value="951.156667166667" calcext:value-type="float">
              <text:p>951,156667166667</text:p>
            </table:table-cell>
            <table:table-cell table:style-name="ce40" office:value-type="float" office:value="239.34375" calcext:value-type="float">
              <text:p>239,34375</text:p>
            </table:table-cell>
            <table:table-cell table:style-name="ce40" office:value-type="float" office:value="239.546875" calcext:value-type="float">
              <text:p>239,546875</text:p>
            </table:table-cell>
            <table:table-cell table:style-name="ce40" office:value-type="float" office:value="236.53125" calcext:value-type="float">
              <text:p>236,53125</text:p>
            </table:table-cell>
            <table:table-cell table:style-name="ce40" office:value-type="float" office:value="252" calcext:value-type="float">
              <text:p>252</text:p>
            </table:table-cell>
            <table:table-cell/>
            <table:table-cell table:style-name="ce44" office:value-type="float" office:value="9.43776866666667" calcext:value-type="float">
              <text:p>9,44</text:p>
            </table:table-cell>
            <table:table-cell table:style-name="ce44" office:value-type="float" office:value="73.8620595" calcext:value-type="float">
              <text:p>73,86</text:p>
            </table:table-cell>
            <table:table-cell table:style-name="ce44" office:value-type="float" office:value="239.34375" calcext:value-type="float">
              <text:p>239,34</text:p>
            </table:table-cell>
            <table:table-cell table:style-name="ce44" office:value-type="float" office:value="239.546875" calcext:value-type="float">
              <text:p>239,55</text:p>
            </table:table-cell>
            <table:table-cell table:style-name="ce44" office:value-type="float" office:value="236.53125" calcext:value-type="float">
              <text:p>236,53</text:p>
            </table:table-cell>
            <table:table-cell table:style-name="ce44" office:value-type="float" office:value="252" calcext:value-type="float">
              <text:p>252,00</text:p>
            </table:table-cell>
            <table:table-cell office:value-type="float" office:value="129" calcext:value-type="float">
              <text:p>129,00</text:p>
            </table:table-cell>
            <table:table-cell table:number-columns-repeated="2"/>
            <table:table-cell table:number-matrix-columns-spanned="7" table:number-matrix-rows-spanned="5" table:formula="of:=LINEST([.Q2:.Q140];[.K2:.P140];1;1)" office:value-type="float" office:value="0.228970405721636" calcext:value-type="float">
              <text:p>0,228970405721636</text:p>
            </table:table-cell>
            <table:table-cell office:value-type="float" office:value="-7.46281886703283" calcext:value-type="float">
              <text:p>-7,46281886703283</text:p>
            </table:table-cell>
            <table:table-cell office:value-type="float" office:value="147.254810829953" calcext:value-type="float">
              <text:p>147,254810829953</text:p>
            </table:table-cell>
            <table:table-cell office:value-type="float" office:value="-135.578397151318" calcext:value-type="float">
              <text:p>-135,578397151318</text:p>
            </table:table-cell>
            <table:table-cell office:value-type="float" office:value="0.115417050310257" calcext:value-type="float">
              <text:p>0,115417050310257</text:p>
            </table:table-cell>
            <table:table-cell office:value-type="float" office:value="3.48545062800657" calcext:value-type="float">
              <text:p>3,48545062800657</text:p>
            </table:table-cell>
            <table:table-cell office:value-type="float" office:value="-1059.05211826197" calcext:value-type="float">
              <text:p>-1059,05211826197</text:p>
            </table:table-cell>
            <table:table-cell table:number-columns-repeated="982"/>
          </table:table-row>
          <table:table-row table:style-name="ro1">
            <table:table-cell table:style-name="ce38" office:value-type="date" office:date-value="2018-01-22T18:00:00" calcext:value-type="date">
              <text:p>22.01.18 18:00</text:p>
            </table:table-cell>
            <table:table-cell office:value-type="float" office:value="112" calcext:value-type="float">
              <text:p>112</text:p>
            </table:table-cell>
            <table:table-cell table:style-name="ce40" office:value-type="float" office:value="8.285077" calcext:value-type="float">
              <text:p>8,285077</text:p>
            </table:table-cell>
            <table:table-cell table:style-name="ce28" office:value-type="float" office:value="79.558506" calcext:value-type="float">
              <text:p>79,558506</text:p>
            </table:table-cell>
            <table:table-cell table:style-name="ce28" office:value-type="float" office:value="951.824992" calcext:value-type="float">
              <text:p>951,824992</text:p>
            </table:table-cell>
            <table:table-cell table:style-name="ce28" office:value-type="float" office:value="240.208333333333" calcext:value-type="float">
              <text:p>240,208333333333</text:p>
            </table:table-cell>
            <table:table-cell table:style-name="ce28" office:value-type="float" office:value="240.458333333333" calcext:value-type="float">
              <text:p>240,458333333333</text:p>
            </table:table-cell>
            <table:table-cell table:style-name="ce28" office:value-type="float" office:value="237.322916666667" calcext:value-type="float">
              <text:p>237,322916666667</text:p>
            </table:table-cell>
            <table:table-cell table:style-name="ce40" office:value-type="float" office:value="303.84375" calcext:value-type="float">
              <text:p>303,84375</text:p>
            </table:table-cell>
            <table:table-cell/>
            <table:table-cell table:style-name="ce44" office:value-type="float" office:value="8.285077" calcext:value-type="float">
              <text:p>8,29</text:p>
            </table:table-cell>
            <table:table-cell table:style-name="ce46" office:value-type="float" office:value="79.558506" calcext:value-type="float">
              <text:p>79,56</text:p>
            </table:table-cell>
            <table:table-cell table:style-name="ce46" office:value-type="float" office:value="240.208333333333" calcext:value-type="float">
              <text:p>240,21</text:p>
            </table:table-cell>
            <table:table-cell table:style-name="ce46" office:value-type="float" office:value="240.458333333333" calcext:value-type="float">
              <text:p>240,46</text:p>
            </table:table-cell>
            <table:table-cell table:style-name="ce46" office:value-type="float" office:value="237.322916666667" calcext:value-type="float">
              <text:p>237,32</text:p>
            </table:table-cell>
            <table:table-cell table:style-name="ce44" office:value-type="float" office:value="303.84375" calcext:value-type="float">
              <text:p>303,84</text:p>
            </table:table-cell>
            <table:table-cell office:value-type="float" office:value="112" calcext:value-type="float">
              <text:p>112,00</text:p>
            </table:table-cell>
            <table:table-cell table:number-columns-repeated="2"/>
            <table:table-cell office:value-type="float" office:value="0.117875865311367" calcext:value-type="float">
              <text:p>0,117875865311367</text:p>
            </table:table-cell>
            <table:table-cell office:value-type="float" office:value="2.62704171983776" calcext:value-type="float">
              <text:p>2,62704171983776</text:p>
            </table:table-cell>
            <table:table-cell office:value-type="float" office:value="15.9684191945268" calcext:value-type="float">
              <text:p>15,9684191945268</text:p>
            </table:table-cell>
            <table:table-cell office:value-type="float" office:value="16.2330053209981" calcext:value-type="float">
              <text:p>16,2330053209981</text:p>
            </table:table-cell>
            <table:table-cell office:value-type="float" office:value="0.392764204095687" calcext:value-type="float">
              <text:p>0,392764204095687</text:p>
            </table:table-cell>
            <table:table-cell office:value-type="float" office:value="1.60695428433593" calcext:value-type="float">
              <text:p>1,60695428433593</text:p>
            </table:table-cell>
            <table:table-cell office:value-type="float" office:value="716.801581084925" calcext:value-type="float">
              <text:p>716,801581084925</text:p>
            </table:table-cell>
            <table:table-cell table:number-columns-repeated="982"/>
          </table:table-row>
          <table:table-row table:style-name="ro1">
            <table:table-cell table:style-name="ce38" office:value-type="date" office:date-value="2018-01-22T19:00:00" calcext:value-type="date">
              <text:p>22.01.18 19:00</text:p>
            </table:table-cell>
            <table:table-cell office:value-type="float" office:value="118" calcext:value-type="float">
              <text:p>118</text:p>
            </table:table-cell>
            <table:table-cell table:style-name="ce40" office:value-type="float" office:value="7.921022" calcext:value-type="float">
              <text:p>7,921022</text:p>
            </table:table-cell>
            <table:table-cell table:style-name="ce28" office:value-type="float" office:value="81.4704605" calcext:value-type="float">
              <text:p>81,4704605</text:p>
            </table:table-cell>
            <table:table-cell table:style-name="ce28" office:value-type="float" office:value="952.621653166667" calcext:value-type="float">
              <text:p>952,621653166667</text:p>
            </table:table-cell>
            <table:table-cell table:style-name="ce28" office:value-type="float" office:value="240.614583333333" calcext:value-type="float">
              <text:p>240,614583333333</text:p>
            </table:table-cell>
            <table:table-cell table:style-name="ce28" office:value-type="float" office:value="240.734375" calcext:value-type="float">
              <text:p>240,734375</text:p>
            </table:table-cell>
            <table:table-cell table:style-name="ce28" office:value-type="float" office:value="237.708333333333" calcext:value-type="float">
              <text:p>237,708333333333</text:p>
            </table:table-cell>
            <table:table-cell table:style-name="ce40" office:value-type="float" office:value="425.302083333333" calcext:value-type="float">
              <text:p>425,302083333333</text:p>
            </table:table-cell>
            <table:table-cell/>
            <table:table-cell table:style-name="ce44" office:value-type="float" office:value="7.921022" calcext:value-type="float">
              <text:p>7,92</text:p>
            </table:table-cell>
            <table:table-cell table:style-name="ce46" office:value-type="float" office:value="81.4704605" calcext:value-type="float">
              <text:p>81,47</text:p>
            </table:table-cell>
            <table:table-cell table:style-name="ce46" office:value-type="float" office:value="240.614583333333" calcext:value-type="float">
              <text:p>240,61</text:p>
            </table:table-cell>
            <table:table-cell table:style-name="ce46" office:value-type="float" office:value="240.734375" calcext:value-type="float">
              <text:p>240,73</text:p>
            </table:table-cell>
            <table:table-cell table:style-name="ce46" office:value-type="float" office:value="237.708333333333" calcext:value-type="float">
              <text:p>237,71</text:p>
            </table:table-cell>
            <table:table-cell table:style-name="ce44" office:value-type="float" office:value="425.302083333333" calcext:value-type="float">
              <text:p>425,30</text:p>
            </table:table-cell>
            <table:table-cell office:value-type="float" office:value="118" calcext:value-type="float">
              <text:p>118,00</text:p>
            </table:table-cell>
            <table:table-cell table:number-columns-repeated="2"/>
            <table:table-cell office:value-type="float" office:value="0.572568319948336" calcext:value-type="float">
              <text:p>0,572568319948336</text:p>
            </table:table-cell>
            <table:table-cell office:value-type="float" office:value="22.3315663146864" calcext:value-type="float">
              <text:p>22,3315663146864</text:p>
            </table:table-cell>
            <table:table-cell office:value-type="string" office:string-value="" calcext:value-type="error">
              <text:p>#N/A</text:p>
            </table:table-cell>
            <table:table-cell office:value-type="string" office:string-value="" calcext:value-type="error">
              <text:p>#N/A</text:p>
            </table:table-cell>
            <table:table-cell office:value-type="string" office:string-value="" calcext:value-type="error">
              <text:p>#N/A</text:p>
            </table:table-cell>
            <table:table-cell office:value-type="string" office:string-value="" calcext:value-type="error">
              <text:p>#N/A</text:p>
            </table:table-cell>
            <table:table-cell office:value-type="string" office:string-value="" calcext:value-type="error">
              <text:p>#N/A</text:p>
            </table:table-cell>
            <table:table-cell table:number-columns-repeated="982"/>
          </table:table-row>
          <table:table-row table:style-name="ro1">
            <table:table-cell table:style-name="ce38" office:value-type="date" office:date-value="2018-01-22T20:00:00" calcext:value-type="date">
              <text:p>22.01.18 20:00</text:p>
            </table:table-cell>
            <table:table-cell office:value-type="float" office:value="103" calcext:value-type="float">
              <text:p>103</text:p>
            </table:table-cell>
            <table:table-cell table:style-name="ce40" office:value-type="float" office:value="7.79729666666667" calcext:value-type="float">
              <text:p>7,79729666666667</text:p>
            </table:table-cell>
            <table:table-cell table:style-name="ce28" office:value-type="float" office:value="82.3211533333333" calcext:value-type="float">
              <text:p>82,3211533333333</text:p>
            </table:table-cell>
            <table:table-cell table:style-name="ce28" office:value-type="float" office:value="953.846669666667" calcext:value-type="float">
              <text:p>953,846669666667</text:p>
            </table:table-cell>
            <table:table-cell table:style-name="ce28" office:value-type="float" office:value="240.75" calcext:value-type="float">
              <text:p>240,75</text:p>
            </table:table-cell>
            <table:table-cell table:style-name="ce28" office:value-type="float" office:value="240.869791666667" calcext:value-type="float">
              <text:p>240,869791666667</text:p>
            </table:table-cell>
            <table:table-cell table:style-name="ce28" office:value-type="float" office:value="237.869791666667" calcext:value-type="float">
              <text:p>237,869791666667</text:p>
            </table:table-cell>
            <table:table-cell table:style-name="ce40" office:value-type="float" office:value="334.895833333333" calcext:value-type="float">
              <text:p>334,895833333333</text:p>
            </table:table-cell>
            <table:table-cell/>
            <table:table-cell table:style-name="ce44" office:value-type="float" office:value="7.79729666666667" calcext:value-type="float">
              <text:p>7,80</text:p>
            </table:table-cell>
            <table:table-cell table:style-name="ce46" office:value-type="float" office:value="82.3211533333333" calcext:value-type="float">
              <text:p>82,32</text:p>
            </table:table-cell>
            <table:table-cell table:style-name="ce46" office:value-type="float" office:value="240.75" calcext:value-type="float">
              <text:p>240,75</text:p>
            </table:table-cell>
            <table:table-cell table:style-name="ce46" office:value-type="float" office:value="240.869791666667" calcext:value-type="float">
              <text:p>240,87</text:p>
            </table:table-cell>
            <table:table-cell table:style-name="ce46" office:value-type="float" office:value="237.869791666667" calcext:value-type="float">
              <text:p>237,87</text:p>
            </table:table-cell>
            <table:table-cell table:style-name="ce44" office:value-type="float" office:value="334.895833333333" calcext:value-type="float">
              <text:p>334,90</text:p>
            </table:table-cell>
            <table:table-cell office:value-type="float" office:value="103" calcext:value-type="float">
              <text:p>103,00</text:p>
            </table:table-cell>
            <table:table-cell table:number-columns-repeated="2"/>
            <table:table-cell office:value-type="float" office:value="29.4702139002444" calcext:value-type="float">
              <text:p>29,4702139002444</text:p>
            </table:table-cell>
            <table:table-cell office:value-type="float" office:value="132" calcext:value-type="float">
              <text:p>132</text:p>
            </table:table-cell>
            <table:table-cell office:value-type="string" office:string-value="" calcext:value-type="error">
              <text:p>#N/A</text:p>
            </table:table-cell>
            <table:table-cell office:value-type="string" office:string-value="" calcext:value-type="error">
              <text:p>#N/A</text:p>
            </table:table-cell>
            <table:table-cell office:value-type="string" office:string-value="" calcext:value-type="error">
              <text:p>#N/A</text:p>
            </table:table-cell>
            <table:table-cell office:value-type="string" office:string-value="" calcext:value-type="error">
              <text:p>#N/A</text:p>
            </table:table-cell>
            <table:table-cell office:value-type="string" office:string-value="" calcext:value-type="error">
              <text:p>#N/A</text:p>
            </table:table-cell>
            <table:table-cell table:number-columns-repeated="982"/>
          </table:table-row>
          <table:table-row table:style-name="ro1">
            <table:table-cell table:style-name="ce38" office:value-type="date" office:date-value="2018-01-22T21:00:00" calcext:value-type="date">
              <text:p>22.01.18 21:00</text:p>
            </table:table-cell>
            <table:table-cell office:value-type="float" office:value="94" calcext:value-type="float">
              <text:p>94</text:p>
            </table:table-cell>
            <table:table-cell table:style-name="ce40" office:value-type="float" office:value="7.51424166666667" calcext:value-type="float">
              <text:p>7,51424166666667</text:p>
            </table:table-cell>
            <table:table-cell table:style-name="ce28" office:value-type="float" office:value="82.322932" calcext:value-type="float">
              <text:p>82,322932</text:p>
            </table:table-cell>
            <table:table-cell table:style-name="ce28" office:value-type="float" office:value="955.194997166667" calcext:value-type="float">
              <text:p>955,194997166667</text:p>
            </table:table-cell>
            <table:table-cell table:style-name="ce28" office:value-type="float" office:value="240.734375" calcext:value-type="float">
              <text:p>240,734375</text:p>
            </table:table-cell>
            <table:table-cell table:style-name="ce28" office:value-type="float" office:value="240.71875" calcext:value-type="float">
              <text:p>240,71875</text:p>
            </table:table-cell>
            <table:table-cell table:style-name="ce28" office:value-type="float" office:value="237.791666666667" calcext:value-type="float">
              <text:p>237,791666666667</text:p>
            </table:table-cell>
            <table:table-cell table:style-name="ce40" office:value-type="float" office:value="298.364583333333" calcext:value-type="float">
              <text:p>298,364583333333</text:p>
            </table:table-cell>
            <table:table-cell/>
            <table:table-cell table:style-name="ce44" office:value-type="float" office:value="7.51424166666667" calcext:value-type="float">
              <text:p>7,51</text:p>
            </table:table-cell>
            <table:table-cell table:style-name="ce46" office:value-type="float" office:value="82.322932" calcext:value-type="float">
              <text:p>82,32</text:p>
            </table:table-cell>
            <table:table-cell table:style-name="ce46" office:value-type="float" office:value="240.734375" calcext:value-type="float">
              <text:p>240,73</text:p>
            </table:table-cell>
            <table:table-cell table:style-name="ce46" office:value-type="float" office:value="240.71875" calcext:value-type="float">
              <text:p>240,72</text:p>
            </table:table-cell>
            <table:table-cell table:style-name="ce46" office:value-type="float" office:value="237.791666666667" calcext:value-type="float">
              <text:p>237,79</text:p>
            </table:table-cell>
            <table:table-cell table:style-name="ce44" office:value-type="float" office:value="298.364583333333" calcext:value-type="float">
              <text:p>298,36</text:p>
            </table:table-cell>
            <table:table-cell office:value-type="float" office:value="94" calcext:value-type="float">
              <text:p>94,00</text:p>
            </table:table-cell>
            <table:table-cell table:number-columns-repeated="2"/>
            <table:table-cell office:value-type="float" office:value="88180.5714070095" calcext:value-type="float">
              <text:p>88180,5714070095</text:p>
            </table:table-cell>
            <table:table-cell office:value-type="float" office:value="65828.2487368752" calcext:value-type="float">
              <text:p>65828,2487368752</text:p>
            </table:table-cell>
            <table:table-cell office:value-type="string" office:string-value="" calcext:value-type="error">
              <text:p>#N/A</text:p>
            </table:table-cell>
            <table:table-cell office:value-type="string" office:string-value="" calcext:value-type="error">
              <text:p>#N/A</text:p>
            </table:table-cell>
            <table:table-cell office:value-type="string" office:string-value="" calcext:value-type="error">
              <text:p>#N/A</text:p>
            </table:table-cell>
            <table:table-cell office:value-type="string" office:string-value="" calcext:value-type="error">
              <text:p>#N/A</text:p>
            </table:table-cell>
            <table:table-cell office:value-type="string" office:string-value="" calcext:value-type="error">
              <text:p>#N/A</text:p>
            </table:table-cell>
            <table:table-cell table:number-columns-repeated="982"/>
          </table:table-row>
          <table:table-row table:style-name="ro1">
            <table:table-cell table:style-name="ce38" office:value-type="date" office:date-value="2018-01-22T22:00:00" calcext:value-type="date">
              <text:p>22.01.18 22:00</text:p>
            </table:table-cell>
            <table:table-cell office:value-type="float" office:value="81" calcext:value-type="float">
              <text:p>81</text:p>
            </table:table-cell>
            <table:table-cell table:style-name="ce40" office:value-type="float" office:value="7.2427585" calcext:value-type="float">
              <text:p>7,2427585</text:p>
            </table:table-cell>
            <table:table-cell table:style-name="ce28" office:value-type="float" office:value="82.1459275" calcext:value-type="float">
              <text:p>82,1459275</text:p>
            </table:table-cell>
            <table:table-cell table:style-name="ce28" office:value-type="float" office:value="956.758331333333" calcext:value-type="float">
              <text:p>956,758331333333</text:p>
            </table:table-cell>
            <table:table-cell table:style-name="ce28" office:value-type="float" office:value="240.833333333333" calcext:value-type="float">
              <text:p>240,833333333333</text:p>
            </table:table-cell>
            <table:table-cell table:style-name="ce28" office:value-type="float" office:value="240.776041666667" calcext:value-type="float">
              <text:p>240,776041666667</text:p>
            </table:table-cell>
            <table:table-cell table:style-name="ce28" office:value-type="float" office:value="237.942708333333" calcext:value-type="float">
              <text:p>237,942708333333</text:p>
            </table:table-cell>
            <table:table-cell table:style-name="ce40" office:value-type="float" office:value="264.546875" calcext:value-type="float">
              <text:p>264,546875</text:p>
            </table:table-cell>
            <table:table-cell/>
            <table:table-cell table:style-name="ce44" office:value-type="float" office:value="7.2427585" calcext:value-type="float">
              <text:p>7,24</text:p>
            </table:table-cell>
            <table:table-cell table:style-name="ce46" office:value-type="float" office:value="82.1459275" calcext:value-type="float">
              <text:p>82,15</text:p>
            </table:table-cell>
            <table:table-cell table:style-name="ce46" office:value-type="float" office:value="240.833333333333" calcext:value-type="float">
              <text:p>240,83</text:p>
            </table:table-cell>
            <table:table-cell table:style-name="ce46" office:value-type="float" office:value="240.776041666667" calcext:value-type="float">
              <text:p>240,78</text:p>
            </table:table-cell>
            <table:table-cell table:style-name="ce46" office:value-type="float" office:value="237.942708333333" calcext:value-type="float">
              <text:p>237,94</text:p>
            </table:table-cell>
            <table:table-cell table:style-name="ce44" office:value-type="float" office:value="264.546875" calcext:value-type="float">
              <text:p>264,55</text:p>
            </table:table-cell>
            <table:table-cell office:value-type="float" office:value="81" calcext:value-type="float">
              <text:p>81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2T23:00:00" calcext:value-type="date">
              <text:p>22.01.18 23:00</text:p>
            </table:table-cell>
            <table:table-cell office:value-type="float" office:value="73" calcext:value-type="float">
              <text:p>73</text:p>
            </table:table-cell>
            <table:table-cell table:style-name="ce40" office:value-type="float" office:value="6.85956633333333" calcext:value-type="float">
              <text:p>6,85956633333333</text:p>
            </table:table-cell>
            <table:table-cell table:style-name="ce40" office:value-type="float" office:value="81.2369981666667" calcext:value-type="float">
              <text:p>81,2369981666667</text:p>
            </table:table-cell>
            <table:table-cell table:style-name="ce40" office:value-type="float" office:value="958.130005" calcext:value-type="float">
              <text:p>958,130005</text:p>
            </table:table-cell>
            <table:table-cell table:style-name="ce40" office:value-type="float" office:value="240.927083333333" calcext:value-type="float">
              <text:p>240,927083333333</text:p>
            </table:table-cell>
            <table:table-cell table:style-name="ce40" office:value-type="float" office:value="240.817708333333" calcext:value-type="float">
              <text:p>240,817708333333</text:p>
            </table:table-cell>
            <table:table-cell table:style-name="ce40" office:value-type="float" office:value="237.854166666667" calcext:value-type="float">
              <text:p>237,854166666667</text:p>
            </table:table-cell>
            <table:table-cell table:style-name="ce40" office:value-type="float" office:value="244.296875" calcext:value-type="float">
              <text:p>244,296875</text:p>
            </table:table-cell>
            <table:table-cell/>
            <table:table-cell table:style-name="ce44" office:value-type="float" office:value="6.85956633333333" calcext:value-type="float">
              <text:p>6,86</text:p>
            </table:table-cell>
            <table:table-cell table:style-name="ce44" office:value-type="float" office:value="81.2369981666667" calcext:value-type="float">
              <text:p>81,24</text:p>
            </table:table-cell>
            <table:table-cell table:style-name="ce44" office:value-type="float" office:value="240.927083333333" calcext:value-type="float">
              <text:p>240,93</text:p>
            </table:table-cell>
            <table:table-cell table:style-name="ce44" office:value-type="float" office:value="240.817708333333" calcext:value-type="float">
              <text:p>240,82</text:p>
            </table:table-cell>
            <table:table-cell table:style-name="ce44" office:value-type="float" office:value="237.854166666667" calcext:value-type="float">
              <text:p>237,85</text:p>
            </table:table-cell>
            <table:table-cell table:style-name="ce44" office:value-type="float" office:value="244.296875" calcext:value-type="float">
              <text:p>244,30</text:p>
            </table:table-cell>
            <table:table-cell office:value-type="float" office:value="73" calcext:value-type="float">
              <text:p>73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3" calcext:value-type="date">
              <text:p>23.01.18 00:00</text:p>
            </table:table-cell>
            <table:table-cell office:value-type="float" office:value="56" calcext:value-type="float">
              <text:p>56</text:p>
            </table:table-cell>
            <table:table-cell table:style-name="ce40" office:value-type="float" office:value="6.364665" calcext:value-type="float">
              <text:p>6,364665</text:p>
            </table:table-cell>
            <table:table-cell table:style-name="ce40" office:value-type="float" office:value="80.1317356666667" calcext:value-type="float">
              <text:p>80,1317356666667</text:p>
            </table:table-cell>
            <table:table-cell table:style-name="ce40" office:value-type="float" office:value="959.0216675" calcext:value-type="float">
              <text:p>959,0216675</text:p>
            </table:table-cell>
            <table:table-cell table:style-name="ce40" office:value-type="float" office:value="241.036458333333" calcext:value-type="float">
              <text:p>241,036458333333</text:p>
            </table:table-cell>
            <table:table-cell table:style-name="ce40" office:value-type="float" office:value="240.984375" calcext:value-type="float">
              <text:p>240,984375</text:p>
            </table:table-cell>
            <table:table-cell table:style-name="ce40" office:value-type="float" office:value="238.036458333333" calcext:value-type="float">
              <text:p>238,036458333333</text:p>
            </table:table-cell>
            <table:table-cell table:style-name="ce40" office:value-type="float" office:value="245.026041666667" calcext:value-type="float">
              <text:p>245,026041666667</text:p>
            </table:table-cell>
            <table:table-cell/>
            <table:table-cell table:style-name="ce44" office:value-type="float" office:value="6.364665" calcext:value-type="float">
              <text:p>6,36</text:p>
            </table:table-cell>
            <table:table-cell table:style-name="ce44" office:value-type="float" office:value="80.1317356666667" calcext:value-type="float">
              <text:p>80,13</text:p>
            </table:table-cell>
            <table:table-cell table:style-name="ce44" office:value-type="float" office:value="241.036458333333" calcext:value-type="float">
              <text:p>241,04</text:p>
            </table:table-cell>
            <table:table-cell table:style-name="ce44" office:value-type="float" office:value="240.984375" calcext:value-type="float">
              <text:p>240,98</text:p>
            </table:table-cell>
            <table:table-cell table:style-name="ce44" office:value-type="float" office:value="238.036458333333" calcext:value-type="float">
              <text:p>238,04</text:p>
            </table:table-cell>
            <table:table-cell table:style-name="ce44" office:value-type="float" office:value="245.026041666667" calcext:value-type="float">
              <text:p>245,03</text:p>
            </table:table-cell>
            <table:table-cell office:value-type="float" office:value="56" calcext:value-type="float">
              <text:p>56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3T01:00:00" calcext:value-type="date">
              <text:p>23.01.18 01:00</text:p>
            </table:table-cell>
            <table:table-cell office:value-type="float" office:value="41" calcext:value-type="float">
              <text:p>41</text:p>
            </table:table-cell>
            <table:table-cell table:style-name="ce40" office:value-type="float" office:value="6.07092883333333" calcext:value-type="float">
              <text:p>6,07092883333333</text:p>
            </table:table-cell>
            <table:table-cell table:style-name="ce28" office:value-type="float" office:value="81.416037" calcext:value-type="float">
              <text:p>81,416037</text:p>
            </table:table-cell>
            <table:table-cell table:style-name="ce28" office:value-type="float" office:value="959.6649985" calcext:value-type="float">
              <text:p>959,6649985</text:p>
            </table:table-cell>
            <table:table-cell table:style-name="ce28" office:value-type="float" office:value="240.989583333333" calcext:value-type="float">
              <text:p>240,989583333333</text:p>
            </table:table-cell>
            <table:table-cell table:style-name="ce28" office:value-type="float" office:value="240.885416666667" calcext:value-type="float">
              <text:p>240,885416666667</text:p>
            </table:table-cell>
            <table:table-cell table:style-name="ce28" office:value-type="float" office:value="238.078125" calcext:value-type="float">
              <text:p>238,078125</text:p>
            </table:table-cell>
            <table:table-cell table:style-name="ce40" office:value-type="float" office:value="244.328125" calcext:value-type="float">
              <text:p>244,328125</text:p>
            </table:table-cell>
            <table:table-cell/>
            <table:table-cell table:style-name="ce44" office:value-type="float" office:value="6.07092883333333" calcext:value-type="float">
              <text:p>6,07</text:p>
            </table:table-cell>
            <table:table-cell table:style-name="ce46" office:value-type="float" office:value="81.416037" calcext:value-type="float">
              <text:p>81,42</text:p>
            </table:table-cell>
            <table:table-cell table:style-name="ce46" office:value-type="float" office:value="240.989583333333" calcext:value-type="float">
              <text:p>240,99</text:p>
            </table:table-cell>
            <table:table-cell table:style-name="ce46" office:value-type="float" office:value="240.885416666667" calcext:value-type="float">
              <text:p>240,89</text:p>
            </table:table-cell>
            <table:table-cell table:style-name="ce46" office:value-type="float" office:value="238.078125" calcext:value-type="float">
              <text:p>238,08</text:p>
            </table:table-cell>
            <table:table-cell table:style-name="ce44" office:value-type="float" office:value="244.328125" calcext:value-type="float">
              <text:p>244,33</text:p>
            </table:table-cell>
            <table:table-cell office:value-type="float" office:value="41" calcext:value-type="float">
              <text:p>41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3T02:00:00" calcext:value-type="date">
              <text:p>23.01.18 02:00</text:p>
            </table:table-cell>
            <table:table-cell office:value-type="float" office:value="30" calcext:value-type="float">
              <text:p>30</text:p>
            </table:table-cell>
            <table:table-cell table:style-name="ce40" office:value-type="float" office:value="5.90002783333333" calcext:value-type="float">
              <text:p>5,90002783333333</text:p>
            </table:table-cell>
            <table:table-cell table:style-name="ce28" office:value-type="float" office:value="80.9196115" calcext:value-type="float">
              <text:p>80,9196115</text:p>
            </table:table-cell>
            <table:table-cell table:style-name="ce28" office:value-type="float" office:value="960.4833375" calcext:value-type="float">
              <text:p>960,4833375</text:p>
            </table:table-cell>
            <table:table-cell table:style-name="ce28" office:value-type="float" office:value="241.046875" calcext:value-type="float">
              <text:p>241,046875</text:p>
            </table:table-cell>
            <table:table-cell table:style-name="ce28" office:value-type="float" office:value="240.895833333333" calcext:value-type="float">
              <text:p>240,895833333333</text:p>
            </table:table-cell>
            <table:table-cell table:style-name="ce28" office:value-type="float" office:value="238.135416666667" calcext:value-type="float">
              <text:p>238,135416666667</text:p>
            </table:table-cell>
            <table:table-cell table:style-name="ce40" office:value-type="float" office:value="243.25" calcext:value-type="float">
              <text:p>243,25</text:p>
            </table:table-cell>
            <table:table-cell/>
            <table:table-cell table:style-name="ce44" office:value-type="float" office:value="5.90002783333333" calcext:value-type="float">
              <text:p>5,90</text:p>
            </table:table-cell>
            <table:table-cell table:style-name="ce46" office:value-type="float" office:value="80.9196115" calcext:value-type="float">
              <text:p>80,92</text:p>
            </table:table-cell>
            <table:table-cell table:style-name="ce46" office:value-type="float" office:value="241.046875" calcext:value-type="float">
              <text:p>241,05</text:p>
            </table:table-cell>
            <table:table-cell table:style-name="ce46" office:value-type="float" office:value="240.895833333333" calcext:value-type="float">
              <text:p>240,90</text:p>
            </table:table-cell>
            <table:table-cell table:style-name="ce46" office:value-type="float" office:value="238.135416666667" calcext:value-type="float">
              <text:p>238,14</text:p>
            </table:table-cell>
            <table:table-cell table:style-name="ce44" office:value-type="float" office:value="243.25" calcext:value-type="float">
              <text:p>243,25</text:p>
            </table:table-cell>
            <table:table-cell office:value-type="float" office:value="30" calcext:value-type="float">
              <text:p>30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3T03:00:00" calcext:value-type="date">
              <text:p>23.01.18 03:00</text:p>
            </table:table-cell>
            <table:table-cell office:value-type="float" office:value="26" calcext:value-type="float">
              <text:p>26</text:p>
            </table:table-cell>
            <table:table-cell table:style-name="ce40" office:value-type="float" office:value="5.65480283333333" calcext:value-type="float">
              <text:p>5,65480283333333</text:p>
            </table:table-cell>
            <table:table-cell table:style-name="ce28" office:value-type="float" office:value="81.0666058333333" calcext:value-type="float">
              <text:p>81,0666058333333</text:p>
            </table:table-cell>
            <table:table-cell table:style-name="ce28" office:value-type="float" office:value="961.149993833333" calcext:value-type="float">
              <text:p>961,149993833333</text:p>
            </table:table-cell>
            <table:table-cell table:style-name="ce28" office:value-type="float" office:value="240.994791666667" calcext:value-type="float">
              <text:p>240,994791666667</text:p>
            </table:table-cell>
            <table:table-cell table:style-name="ce28" office:value-type="float" office:value="240.880208333333" calcext:value-type="float">
              <text:p>240,880208333333</text:p>
            </table:table-cell>
            <table:table-cell table:style-name="ce28" office:value-type="float" office:value="238.041666666667" calcext:value-type="float">
              <text:p>238,041666666667</text:p>
            </table:table-cell>
            <table:table-cell table:style-name="ce40" office:value-type="float" office:value="243.8125" calcext:value-type="float">
              <text:p>243,8125</text:p>
            </table:table-cell>
            <table:table-cell/>
            <table:table-cell table:style-name="ce44" office:value-type="float" office:value="5.65480283333333" calcext:value-type="float">
              <text:p>5,65</text:p>
            </table:table-cell>
            <table:table-cell table:style-name="ce46" office:value-type="float" office:value="81.0666058333333" calcext:value-type="float">
              <text:p>81,07</text:p>
            </table:table-cell>
            <table:table-cell table:style-name="ce46" office:value-type="float" office:value="240.994791666667" calcext:value-type="float">
              <text:p>240,99</text:p>
            </table:table-cell>
            <table:table-cell table:style-name="ce46" office:value-type="float" office:value="240.880208333333" calcext:value-type="float">
              <text:p>240,88</text:p>
            </table:table-cell>
            <table:table-cell table:style-name="ce46" office:value-type="float" office:value="238.041666666667" calcext:value-type="float">
              <text:p>238,04</text:p>
            </table:table-cell>
            <table:table-cell table:style-name="ce44" office:value-type="float" office:value="243.8125" calcext:value-type="float">
              <text:p>243,81</text:p>
            </table:table-cell>
            <table:table-cell office:value-type="float" office:value="26" calcext:value-type="float">
              <text:p>26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3T04:00:00" calcext:value-type="date">
              <text:p>23.01.18 04:00</text:p>
            </table:table-cell>
            <table:table-cell office:value-type="float" office:value="30" calcext:value-type="float">
              <text:p>30</text:p>
            </table:table-cell>
            <table:table-cell table:style-name="ce40" office:value-type="float" office:value="5.41847883333333" calcext:value-type="float">
              <text:p>5,41847883333333</text:p>
            </table:table-cell>
            <table:table-cell table:style-name="ce28" office:value-type="float" office:value="79.680579" calcext:value-type="float">
              <text:p>79,680579</text:p>
            </table:table-cell>
            <table:table-cell table:style-name="ce28" office:value-type="float" office:value="961.795013166667" calcext:value-type="float">
              <text:p>961,795013166667</text:p>
            </table:table-cell>
            <table:table-cell table:style-name="ce28" office:value-type="float" office:value="241.052083333333" calcext:value-type="float">
              <text:p>241,052083333333</text:p>
            </table:table-cell>
            <table:table-cell table:style-name="ce28" office:value-type="float" office:value="240.994791666667" calcext:value-type="float">
              <text:p>240,994791666667</text:p>
            </table:table-cell>
            <table:table-cell table:style-name="ce28" office:value-type="float" office:value="238.109375" calcext:value-type="float">
              <text:p>238,109375</text:p>
            </table:table-cell>
            <table:table-cell table:style-name="ce40" office:value-type="float" office:value="245.614583333333" calcext:value-type="float">
              <text:p>245,614583333333</text:p>
            </table:table-cell>
            <table:table-cell/>
            <table:table-cell table:style-name="ce44" office:value-type="float" office:value="5.41847883333333" calcext:value-type="float">
              <text:p>5,42</text:p>
            </table:table-cell>
            <table:table-cell table:style-name="ce46" office:value-type="float" office:value="79.680579" calcext:value-type="float">
              <text:p>79,68</text:p>
            </table:table-cell>
            <table:table-cell table:style-name="ce46" office:value-type="float" office:value="241.052083333333" calcext:value-type="float">
              <text:p>241,05</text:p>
            </table:table-cell>
            <table:table-cell table:style-name="ce46" office:value-type="float" office:value="240.994791666667" calcext:value-type="float">
              <text:p>240,99</text:p>
            </table:table-cell>
            <table:table-cell table:style-name="ce46" office:value-type="float" office:value="238.109375" calcext:value-type="float">
              <text:p>238,11</text:p>
            </table:table-cell>
            <table:table-cell table:style-name="ce44" office:value-type="float" office:value="245.614583333333" calcext:value-type="float">
              <text:p>245,61</text:p>
            </table:table-cell>
            <table:table-cell office:value-type="float" office:value="30" calcext:value-type="float">
              <text:p>30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3T05:00:00" calcext:value-type="date">
              <text:p>23.01.18 05:00</text:p>
            </table:table-cell>
            <table:table-cell office:value-type="float" office:value="40" calcext:value-type="float">
              <text:p>40</text:p>
            </table:table-cell>
            <table:table-cell table:style-name="ce40" office:value-type="float" office:value="5.233781" calcext:value-type="float">
              <text:p>5,233781</text:p>
            </table:table-cell>
            <table:table-cell table:style-name="ce28" office:value-type="float" office:value="79.838" calcext:value-type="float">
              <text:p>79,838</text:p>
            </table:table-cell>
            <table:table-cell table:style-name="ce28" office:value-type="float" office:value="962.621683666667" calcext:value-type="float">
              <text:p>962,621683666667</text:p>
            </table:table-cell>
            <table:table-cell table:style-name="ce28" office:value-type="float" office:value="241.197916666667" calcext:value-type="float">
              <text:p>241,197916666667</text:p>
            </table:table-cell>
            <table:table-cell table:style-name="ce28" office:value-type="float" office:value="241.244791666667" calcext:value-type="float">
              <text:p>241,244791666667</text:p>
            </table:table-cell>
            <table:table-cell table:style-name="ce28" office:value-type="float" office:value="238.244791666667" calcext:value-type="float">
              <text:p>238,244791666667</text:p>
            </table:table-cell>
            <table:table-cell table:style-name="ce40" office:value-type="float" office:value="250.447916666667" calcext:value-type="float">
              <text:p>250,447916666667</text:p>
            </table:table-cell>
            <table:table-cell/>
            <table:table-cell table:style-name="ce44" office:value-type="float" office:value="5.233781" calcext:value-type="float">
              <text:p>5,23</text:p>
            </table:table-cell>
            <table:table-cell table:style-name="ce46" office:value-type="float" office:value="79.838" calcext:value-type="float">
              <text:p>79,84</text:p>
            </table:table-cell>
            <table:table-cell table:style-name="ce46" office:value-type="float" office:value="241.197916666667" calcext:value-type="float">
              <text:p>241,20</text:p>
            </table:table-cell>
            <table:table-cell table:style-name="ce46" office:value-type="float" office:value="241.244791666667" calcext:value-type="float">
              <text:p>241,24</text:p>
            </table:table-cell>
            <table:table-cell table:style-name="ce46" office:value-type="float" office:value="238.244791666667" calcext:value-type="float">
              <text:p>238,24</text:p>
            </table:table-cell>
            <table:table-cell table:style-name="ce44" office:value-type="float" office:value="250.447916666667" calcext:value-type="float">
              <text:p>250,45</text:p>
            </table:table-cell>
            <table:table-cell office:value-type="float" office:value="40" calcext:value-type="float">
              <text:p>40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3T06:00:00" calcext:value-type="date">
              <text:p>23.01.18 06:00</text:p>
            </table:table-cell>
            <table:table-cell office:value-type="float" office:value="68" calcext:value-type="float">
              <text:p>68</text:p>
            </table:table-cell>
            <table:table-cell table:style-name="ce40" office:value-type="float" office:value="5.24846783333333" calcext:value-type="float">
              <text:p>5,24846783333333</text:p>
            </table:table-cell>
            <table:table-cell table:style-name="ce28" office:value-type="float" office:value="80.1370773333333" calcext:value-type="float">
              <text:p>80,1370773333333</text:p>
            </table:table-cell>
            <table:table-cell table:style-name="ce28" office:value-type="float" office:value="963.4916585" calcext:value-type="float">
              <text:p>963,4916585</text:p>
            </table:table-cell>
            <table:table-cell table:style-name="ce28" office:value-type="float" office:value="241.1875" calcext:value-type="float">
              <text:p>241,1875</text:p>
            </table:table-cell>
            <table:table-cell table:style-name="ce28" office:value-type="float" office:value="241.307291666667" calcext:value-type="float">
              <text:p>241,307291666667</text:p>
            </table:table-cell>
            <table:table-cell table:style-name="ce28" office:value-type="float" office:value="238.421875" calcext:value-type="float">
              <text:p>238,421875</text:p>
            </table:table-cell>
            <table:table-cell table:style-name="ce40" office:value-type="float" office:value="251.557291666667" calcext:value-type="float">
              <text:p>251,557291666667</text:p>
            </table:table-cell>
            <table:table-cell/>
            <table:table-cell table:style-name="ce44" office:value-type="float" office:value="5.24846783333333" calcext:value-type="float">
              <text:p>5,25</text:p>
            </table:table-cell>
            <table:table-cell table:style-name="ce46" office:value-type="float" office:value="80.1370773333333" calcext:value-type="float">
              <text:p>80,14</text:p>
            </table:table-cell>
            <table:table-cell table:style-name="ce46" office:value-type="float" office:value="241.1875" calcext:value-type="float">
              <text:p>241,19</text:p>
            </table:table-cell>
            <table:table-cell table:style-name="ce46" office:value-type="float" office:value="241.307291666667" calcext:value-type="float">
              <text:p>241,31</text:p>
            </table:table-cell>
            <table:table-cell table:style-name="ce46" office:value-type="float" office:value="238.421875" calcext:value-type="float">
              <text:p>238,42</text:p>
            </table:table-cell>
            <table:table-cell table:style-name="ce44" office:value-type="float" office:value="251.557291666667" calcext:value-type="float">
              <text:p>251,56</text:p>
            </table:table-cell>
            <table:table-cell office:value-type="float" office:value="68" calcext:value-type="float">
              <text:p>68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3T07:00:00" calcext:value-type="date">
              <text:p>23.01.18 07:00</text:p>
            </table:table-cell>
            <table:table-cell office:value-type="float" office:value="103" calcext:value-type="float">
              <text:p>103</text:p>
            </table:table-cell>
            <table:table-cell table:style-name="ce40" office:value-type="float" office:value="5.57691833333333" calcext:value-type="float">
              <text:p>5,57691833333333</text:p>
            </table:table-cell>
            <table:table-cell table:style-name="ce28" office:value-type="float" office:value="79.757637" calcext:value-type="float">
              <text:p>79,757637</text:p>
            </table:table-cell>
            <table:table-cell table:style-name="ce28" office:value-type="float" office:value="964.348337833333" calcext:value-type="float">
              <text:p>964,348337833333</text:p>
            </table:table-cell>
            <table:table-cell table:style-name="ce28" office:value-type="float" office:value="241.34375" calcext:value-type="float">
              <text:p>241,34375</text:p>
            </table:table-cell>
            <table:table-cell table:style-name="ce28" office:value-type="float" office:value="241.458333333333" calcext:value-type="float">
              <text:p>241,458333333333</text:p>
            </table:table-cell>
            <table:table-cell table:style-name="ce28" office:value-type="float" office:value="238.453125" calcext:value-type="float">
              <text:p>238,453125</text:p>
            </table:table-cell>
            <table:table-cell table:style-name="ce40" office:value-type="float" office:value="250.78125" calcext:value-type="float">
              <text:p>250,78125</text:p>
            </table:table-cell>
            <table:table-cell/>
            <table:table-cell table:style-name="ce44" office:value-type="float" office:value="5.57691833333333" calcext:value-type="float">
              <text:p>5,58</text:p>
            </table:table-cell>
            <table:table-cell table:style-name="ce46" office:value-type="float" office:value="79.757637" calcext:value-type="float">
              <text:p>79,76</text:p>
            </table:table-cell>
            <table:table-cell table:style-name="ce46" office:value-type="float" office:value="241.34375" calcext:value-type="float">
              <text:p>241,34</text:p>
            </table:table-cell>
            <table:table-cell table:style-name="ce46" office:value-type="float" office:value="241.458333333333" calcext:value-type="float">
              <text:p>241,46</text:p>
            </table:table-cell>
            <table:table-cell table:style-name="ce46" office:value-type="float" office:value="238.453125" calcext:value-type="float">
              <text:p>238,45</text:p>
            </table:table-cell>
            <table:table-cell table:style-name="ce44" office:value-type="float" office:value="250.78125" calcext:value-type="float">
              <text:p>250,78</text:p>
            </table:table-cell>
            <table:table-cell office:value-type="float" office:value="103" calcext:value-type="float">
              <text:p>103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3T08:00:00" calcext:value-type="date">
              <text:p>23.01.18 08:00</text:p>
            </table:table-cell>
            <table:table-cell office:value-type="float" office:value="124" calcext:value-type="float">
              <text:p>124</text:p>
            </table:table-cell>
            <table:table-cell table:style-name="ce40" office:value-type="float" office:value="6.45234083333333" calcext:value-type="float">
              <text:p>6,45234083333333</text:p>
            </table:table-cell>
            <table:table-cell table:style-name="ce28" office:value-type="float" office:value="76.4357465" calcext:value-type="float">
              <text:p>76,4357465</text:p>
            </table:table-cell>
            <table:table-cell table:style-name="ce28" office:value-type="float" office:value="965.213328" calcext:value-type="float">
              <text:p>965,213328</text:p>
            </table:table-cell>
            <table:table-cell table:style-name="ce28" office:value-type="float" office:value="241.234375" calcext:value-type="float">
              <text:p>241,234375</text:p>
            </table:table-cell>
            <table:table-cell table:style-name="ce28" office:value-type="float" office:value="241.328125" calcext:value-type="float">
              <text:p>241,328125</text:p>
            </table:table-cell>
            <table:table-cell table:style-name="ce28" office:value-type="float" office:value="238.505208333333" calcext:value-type="float">
              <text:p>238,505208333333</text:p>
            </table:table-cell>
            <table:table-cell table:style-name="ce40" office:value-type="float" office:value="248.9375" calcext:value-type="float">
              <text:p>248,9375</text:p>
            </table:table-cell>
            <table:table-cell/>
            <table:table-cell table:style-name="ce44" office:value-type="float" office:value="6.45234083333333" calcext:value-type="float">
              <text:p>6,45</text:p>
            </table:table-cell>
            <table:table-cell table:style-name="ce46" office:value-type="float" office:value="76.4357465" calcext:value-type="float">
              <text:p>76,44</text:p>
            </table:table-cell>
            <table:table-cell table:style-name="ce46" office:value-type="float" office:value="241.234375" calcext:value-type="float">
              <text:p>241,23</text:p>
            </table:table-cell>
            <table:table-cell table:style-name="ce46" office:value-type="float" office:value="241.328125" calcext:value-type="float">
              <text:p>241,33</text:p>
            </table:table-cell>
            <table:table-cell table:style-name="ce46" office:value-type="float" office:value="238.505208333333" calcext:value-type="float">
              <text:p>238,51</text:p>
            </table:table-cell>
            <table:table-cell table:style-name="ce44" office:value-type="float" office:value="248.9375" calcext:value-type="float">
              <text:p>248,94</text:p>
            </table:table-cell>
            <table:table-cell office:value-type="float" office:value="124" calcext:value-type="float">
              <text:p>124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3T09:00:00" calcext:value-type="date">
              <text:p>23.01.18 09:00</text:p>
            </table:table-cell>
            <table:table-cell office:value-type="float" office:value="119" calcext:value-type="float">
              <text:p>119</text:p>
            </table:table-cell>
            <table:table-cell table:style-name="ce40" office:value-type="float" office:value="7.50311533333333" calcext:value-type="float">
              <text:p>7,50311533333333</text:p>
            </table:table-cell>
            <table:table-cell table:style-name="ce28" office:value-type="float" office:value="71.912464" calcext:value-type="float">
              <text:p>71,912464</text:p>
            </table:table-cell>
            <table:table-cell table:style-name="ce28" office:value-type="float" office:value="965.928324333333" calcext:value-type="float">
              <text:p>965,928324333333</text:p>
            </table:table-cell>
            <table:table-cell table:style-name="ce28" office:value-type="float" office:value="241.067708333333" calcext:value-type="float">
              <text:p>241,067708333333</text:p>
            </table:table-cell>
            <table:table-cell table:style-name="ce28" office:value-type="float" office:value="241.083333333333" calcext:value-type="float">
              <text:p>241,083333333333</text:p>
            </table:table-cell>
            <table:table-cell table:style-name="ce28" office:value-type="float" office:value="238.213541666667" calcext:value-type="float">
              <text:p>238,213541666667</text:p>
            </table:table-cell>
            <table:table-cell table:style-name="ce40" office:value-type="float" office:value="251.177083333333" calcext:value-type="float">
              <text:p>251,177083333333</text:p>
            </table:table-cell>
            <table:table-cell/>
            <table:table-cell table:style-name="ce44" office:value-type="float" office:value="7.50311533333333" calcext:value-type="float">
              <text:p>7,50</text:p>
            </table:table-cell>
            <table:table-cell table:style-name="ce46" office:value-type="float" office:value="71.912464" calcext:value-type="float">
              <text:p>71,91</text:p>
            </table:table-cell>
            <table:table-cell table:style-name="ce46" office:value-type="float" office:value="241.067708333333" calcext:value-type="float">
              <text:p>241,07</text:p>
            </table:table-cell>
            <table:table-cell table:style-name="ce46" office:value-type="float" office:value="241.083333333333" calcext:value-type="float">
              <text:p>241,08</text:p>
            </table:table-cell>
            <table:table-cell table:style-name="ce46" office:value-type="float" office:value="238.213541666667" calcext:value-type="float">
              <text:p>238,21</text:p>
            </table:table-cell>
            <table:table-cell table:style-name="ce44" office:value-type="float" office:value="251.177083333333" calcext:value-type="float">
              <text:p>251,18</text:p>
            </table:table-cell>
            <table:table-cell office:value-type="float" office:value="119" calcext:value-type="float">
              <text:p>119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3T10:00:00" calcext:value-type="date">
              <text:p>23.01.18 10:00</text:p>
            </table:table-cell>
            <table:table-cell office:value-type="float" office:value="112" calcext:value-type="float">
              <text:p>112</text:p>
            </table:table-cell>
            <table:table-cell table:style-name="ce40" office:value-type="float" office:value="8.83516433333334" calcext:value-type="float">
              <text:p>8,83516433333334</text:p>
            </table:table-cell>
            <table:table-cell table:style-name="ce28" office:value-type="float" office:value="66.1041183333333" calcext:value-type="float">
              <text:p>66,1041183333333</text:p>
            </table:table-cell>
            <table:table-cell table:style-name="ce28" office:value-type="float" office:value="966.203338666667" calcext:value-type="float">
              <text:p>966,203338666667</text:p>
            </table:table-cell>
            <table:table-cell table:style-name="ce28" office:value-type="float" office:value="240.661458333333" calcext:value-type="float">
              <text:p>240,661458333333</text:p>
            </table:table-cell>
            <table:table-cell table:style-name="ce28" office:value-type="float" office:value="240.708333333333" calcext:value-type="float">
              <text:p>240,708333333333</text:p>
            </table:table-cell>
            <table:table-cell table:style-name="ce28" office:value-type="float" office:value="237.963541666667" calcext:value-type="float">
              <text:p>237,963541666667</text:p>
            </table:table-cell>
            <table:table-cell table:style-name="ce40" office:value-type="float" office:value="248.875" calcext:value-type="float">
              <text:p>248,875</text:p>
            </table:table-cell>
            <table:table-cell/>
            <table:table-cell table:style-name="ce44" office:value-type="float" office:value="8.83516433333334" calcext:value-type="float">
              <text:p>8,84</text:p>
            </table:table-cell>
            <table:table-cell table:style-name="ce46" office:value-type="float" office:value="66.1041183333333" calcext:value-type="float">
              <text:p>66,10</text:p>
            </table:table-cell>
            <table:table-cell table:style-name="ce46" office:value-type="float" office:value="240.661458333333" calcext:value-type="float">
              <text:p>240,66</text:p>
            </table:table-cell>
            <table:table-cell table:style-name="ce46" office:value-type="float" office:value="240.708333333333" calcext:value-type="float">
              <text:p>240,71</text:p>
            </table:table-cell>
            <table:table-cell table:style-name="ce46" office:value-type="float" office:value="237.963541666667" calcext:value-type="float">
              <text:p>237,96</text:p>
            </table:table-cell>
            <table:table-cell table:style-name="ce44" office:value-type="float" office:value="248.875" calcext:value-type="float">
              <text:p>248,88</text:p>
            </table:table-cell>
            <table:table-cell office:value-type="float" office:value="112" calcext:value-type="float">
              <text:p>112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3T11:00:00" calcext:value-type="date">
              <text:p>23.01.18 11:00</text:p>
            </table:table-cell>
            <table:table-cell office:value-type="float" office:value="106" calcext:value-type="float">
              <text:p>106</text:p>
            </table:table-cell>
            <table:table-cell table:style-name="ce40" office:value-type="float" office:value="9.3460875" calcext:value-type="float">
              <text:p>9,3460875</text:p>
            </table:table-cell>
            <table:table-cell table:style-name="ce28" office:value-type="float" office:value="63.650212" calcext:value-type="float">
              <text:p>63,650212</text:p>
            </table:table-cell>
            <table:table-cell table:style-name="ce28" office:value-type="float" office:value="966.2966815" calcext:value-type="float">
              <text:p>966,2966815</text:p>
            </table:table-cell>
            <table:table-cell table:style-name="ce28" office:value-type="float" office:value="240.614583333333" calcext:value-type="float">
              <text:p>240,614583333333</text:p>
            </table:table-cell>
            <table:table-cell table:style-name="ce28" office:value-type="float" office:value="240.703125" calcext:value-type="float">
              <text:p>240,703125</text:p>
            </table:table-cell>
            <table:table-cell table:style-name="ce28" office:value-type="float" office:value="237.854166666667" calcext:value-type="float">
              <text:p>237,854166666667</text:p>
            </table:table-cell>
            <table:table-cell table:style-name="ce40" office:value-type="float" office:value="249.630208333333" calcext:value-type="float">
              <text:p>249,630208333333</text:p>
            </table:table-cell>
            <table:table-cell/>
            <table:table-cell table:style-name="ce44" office:value-type="float" office:value="9.3460875" calcext:value-type="float">
              <text:p>9,35</text:p>
            </table:table-cell>
            <table:table-cell table:style-name="ce46" office:value-type="float" office:value="63.650212" calcext:value-type="float">
              <text:p>63,65</text:p>
            </table:table-cell>
            <table:table-cell table:style-name="ce46" office:value-type="float" office:value="240.614583333333" calcext:value-type="float">
              <text:p>240,61</text:p>
            </table:table-cell>
            <table:table-cell table:style-name="ce46" office:value-type="float" office:value="240.703125" calcext:value-type="float">
              <text:p>240,70</text:p>
            </table:table-cell>
            <table:table-cell table:style-name="ce46" office:value-type="float" office:value="237.854166666667" calcext:value-type="float">
              <text:p>237,85</text:p>
            </table:table-cell>
            <table:table-cell table:style-name="ce44" office:value-type="float" office:value="249.630208333333" calcext:value-type="float">
              <text:p>249,63</text:p>
            </table:table-cell>
            <table:table-cell office:value-type="float" office:value="106" calcext:value-type="float">
              <text:p>106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3T12:00:00" calcext:value-type="date">
              <text:p>23.01.18 12:00</text:p>
            </table:table-cell>
            <table:table-cell office:value-type="float" office:value="105" calcext:value-type="float">
              <text:p>105</text:p>
            </table:table-cell>
            <table:table-cell table:style-name="ce40" office:value-type="float" office:value="10.5499605" calcext:value-type="float">
              <text:p>10,5499605</text:p>
            </table:table-cell>
            <table:table-cell table:style-name="ce28" office:value-type="float" office:value="58.7698683333333" calcext:value-type="float">
              <text:p>58,7698683333333</text:p>
            </table:table-cell>
            <table:table-cell table:style-name="ce28" office:value-type="float" office:value="965.899993833333" calcext:value-type="float">
              <text:p>965,899993833333</text:p>
            </table:table-cell>
            <table:table-cell table:style-name="ce28" office:value-type="float" office:value="240.364583333333" calcext:value-type="float">
              <text:p>240,364583333333</text:p>
            </table:table-cell>
            <table:table-cell table:style-name="ce28" office:value-type="float" office:value="240.354166666667" calcext:value-type="float">
              <text:p>240,354166666667</text:p>
            </table:table-cell>
            <table:table-cell table:style-name="ce28" office:value-type="float" office:value="237.796875" calcext:value-type="float">
              <text:p>237,796875</text:p>
            </table:table-cell>
            <table:table-cell table:style-name="ce40" office:value-type="float" office:value="248.260416666667" calcext:value-type="float">
              <text:p>248,260416666667</text:p>
            </table:table-cell>
            <table:table-cell/>
            <table:table-cell table:style-name="ce44" office:value-type="float" office:value="10.5499605" calcext:value-type="float">
              <text:p>10,55</text:p>
            </table:table-cell>
            <table:table-cell table:style-name="ce46" office:value-type="float" office:value="58.7698683333333" calcext:value-type="float">
              <text:p>58,77</text:p>
            </table:table-cell>
            <table:table-cell table:style-name="ce46" office:value-type="float" office:value="240.364583333333" calcext:value-type="float">
              <text:p>240,36</text:p>
            </table:table-cell>
            <table:table-cell table:style-name="ce46" office:value-type="float" office:value="240.354166666667" calcext:value-type="float">
              <text:p>240,35</text:p>
            </table:table-cell>
            <table:table-cell table:style-name="ce46" office:value-type="float" office:value="237.796875" calcext:value-type="float">
              <text:p>237,80</text:p>
            </table:table-cell>
            <table:table-cell table:style-name="ce44" office:value-type="float" office:value="248.260416666667" calcext:value-type="float">
              <text:p>248,26</text:p>
            </table:table-cell>
            <table:table-cell office:value-type="float" office:value="105" calcext:value-type="float">
              <text:p>105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3T13:00:00" calcext:value-type="date">
              <text:p>23.01.18 13:00</text:p>
            </table:table-cell>
            <table:table-cell office:value-type="float" office:value="110" calcext:value-type="float">
              <text:p>110</text:p>
            </table:table-cell>
            <table:table-cell table:style-name="ce40" office:value-type="float" office:value="10.5148011666667" calcext:value-type="float">
              <text:p>10,5148011666667</text:p>
            </table:table-cell>
            <table:table-cell table:style-name="ce28" office:value-type="float" office:value="58.398056" calcext:value-type="float">
              <text:p>58,398056</text:p>
            </table:table-cell>
            <table:table-cell table:style-name="ce28" office:value-type="float" office:value="965.731659" calcext:value-type="float">
              <text:p>965,731659</text:p>
            </table:table-cell>
            <table:table-cell table:style-name="ce28" office:value-type="float" office:value="239.989583333333" calcext:value-type="float">
              <text:p>239,989583333333</text:p>
            </table:table-cell>
            <table:table-cell table:style-name="ce28" office:value-type="float" office:value="240.03125" calcext:value-type="float">
              <text:p>240,03125</text:p>
            </table:table-cell>
            <table:table-cell table:style-name="ce28" office:value-type="float" office:value="237.380208333333" calcext:value-type="float">
              <text:p>237,380208333333</text:p>
            </table:table-cell>
            <table:table-cell table:style-name="ce40" office:value-type="float" office:value="248.015625" calcext:value-type="float">
              <text:p>248,015625</text:p>
            </table:table-cell>
            <table:table-cell/>
            <table:table-cell table:style-name="ce44" office:value-type="float" office:value="10.5148011666667" calcext:value-type="float">
              <text:p>10,51</text:p>
            </table:table-cell>
            <table:table-cell table:style-name="ce46" office:value-type="float" office:value="58.398056" calcext:value-type="float">
              <text:p>58,40</text:p>
            </table:table-cell>
            <table:table-cell table:style-name="ce46" office:value-type="float" office:value="239.989583333333" calcext:value-type="float">
              <text:p>239,99</text:p>
            </table:table-cell>
            <table:table-cell table:style-name="ce46" office:value-type="float" office:value="240.03125" calcext:value-type="float">
              <text:p>240,03</text:p>
            </table:table-cell>
            <table:table-cell table:style-name="ce46" office:value-type="float" office:value="237.380208333333" calcext:value-type="float">
              <text:p>237,38</text:p>
            </table:table-cell>
            <table:table-cell table:style-name="ce44" office:value-type="float" office:value="248.015625" calcext:value-type="float">
              <text:p>248,02</text:p>
            </table:table-cell>
            <table:table-cell office:value-type="float" office:value="110" calcext:value-type="float">
              <text:p>110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3T14:00:00" calcext:value-type="date">
              <text:p>23.01.18 14:00</text:p>
            </table:table-cell>
            <table:table-cell office:value-type="float" office:value="109" calcext:value-type="float">
              <text:p>109</text:p>
            </table:table-cell>
            <table:table-cell table:style-name="ce40" office:value-type="float" office:value="10.0083288333333" calcext:value-type="float">
              <text:p>10,0083288333333</text:p>
            </table:table-cell>
            <table:table-cell table:style-name="ce28" office:value-type="float" office:value="60.7316703333333" calcext:value-type="float">
              <text:p>60,7316703333333</text:p>
            </table:table-cell>
            <table:table-cell table:style-name="ce28" office:value-type="float" office:value="965.7966615" calcext:value-type="float">
              <text:p>965,7966615</text:p>
            </table:table-cell>
            <table:table-cell table:style-name="ce28" office:value-type="float" office:value="239.875" calcext:value-type="float">
              <text:p>239,875</text:p>
            </table:table-cell>
            <table:table-cell table:style-name="ce28" office:value-type="float" office:value="239.979166666667" calcext:value-type="float">
              <text:p>239,979166666667</text:p>
            </table:table-cell>
            <table:table-cell table:style-name="ce28" office:value-type="float" office:value="237.265625" calcext:value-type="float">
              <text:p>237,265625</text:p>
            </table:table-cell>
            <table:table-cell table:style-name="ce40" office:value-type="float" office:value="250.921875" calcext:value-type="float">
              <text:p>250,921875</text:p>
            </table:table-cell>
            <table:table-cell/>
            <table:table-cell table:style-name="ce44" office:value-type="float" office:value="10.0083288333333" calcext:value-type="float">
              <text:p>10,01</text:p>
            </table:table-cell>
            <table:table-cell table:style-name="ce46" office:value-type="float" office:value="60.7316703333333" calcext:value-type="float">
              <text:p>60,73</text:p>
            </table:table-cell>
            <table:table-cell table:style-name="ce46" office:value-type="float" office:value="239.875" calcext:value-type="float">
              <text:p>239,88</text:p>
            </table:table-cell>
            <table:table-cell table:style-name="ce46" office:value-type="float" office:value="239.979166666667" calcext:value-type="float">
              <text:p>239,98</text:p>
            </table:table-cell>
            <table:table-cell table:style-name="ce46" office:value-type="float" office:value="237.265625" calcext:value-type="float">
              <text:p>237,27</text:p>
            </table:table-cell>
            <table:table-cell table:style-name="ce44" office:value-type="float" office:value="250.921875" calcext:value-type="float">
              <text:p>250,92</text:p>
            </table:table-cell>
            <table:table-cell office:value-type="float" office:value="109" calcext:value-type="float">
              <text:p>109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3T15:00:00" calcext:value-type="date">
              <text:p>23.01.18 15:00</text:p>
            </table:table-cell>
            <table:table-cell office:value-type="float" office:value="121" calcext:value-type="float">
              <text:p>121</text:p>
            </table:table-cell>
            <table:table-cell table:style-name="ce40" office:value-type="float" office:value="8.91705483333333" calcext:value-type="float">
              <text:p>8,91705483333333</text:p>
            </table:table-cell>
            <table:table-cell table:style-name="ce28" office:value-type="float" office:value="66.77704" calcext:value-type="float">
              <text:p>66,77704</text:p>
            </table:table-cell>
            <table:table-cell table:style-name="ce28" office:value-type="float" office:value="966.200002" calcext:value-type="float">
              <text:p>966,200002</text:p>
            </table:table-cell>
            <table:table-cell table:style-name="ce28" office:value-type="float" office:value="240.166666666667" calcext:value-type="float">
              <text:p>240,166666666667</text:p>
            </table:table-cell>
            <table:table-cell table:style-name="ce28" office:value-type="float" office:value="240.489583333333" calcext:value-type="float">
              <text:p>240,489583333333</text:p>
            </table:table-cell>
            <table:table-cell table:style-name="ce28" office:value-type="float" office:value="237.604166666667" calcext:value-type="float">
              <text:p>237,604166666667</text:p>
            </table:table-cell>
            <table:table-cell table:style-name="ce40" office:value-type="float" office:value="255.807291666667" calcext:value-type="float">
              <text:p>255,807291666667</text:p>
            </table:table-cell>
            <table:table-cell/>
            <table:table-cell table:style-name="ce44" office:value-type="float" office:value="8.91705483333333" calcext:value-type="float">
              <text:p>8,92</text:p>
            </table:table-cell>
            <table:table-cell table:style-name="ce46" office:value-type="float" office:value="66.77704" calcext:value-type="float">
              <text:p>66,78</text:p>
            </table:table-cell>
            <table:table-cell table:style-name="ce46" office:value-type="float" office:value="240.166666666667" calcext:value-type="float">
              <text:p>240,17</text:p>
            </table:table-cell>
            <table:table-cell table:style-name="ce46" office:value-type="float" office:value="240.489583333333" calcext:value-type="float">
              <text:p>240,49</text:p>
            </table:table-cell>
            <table:table-cell table:style-name="ce46" office:value-type="float" office:value="237.604166666667" calcext:value-type="float">
              <text:p>237,60</text:p>
            </table:table-cell>
            <table:table-cell table:style-name="ce44" office:value-type="float" office:value="255.807291666667" calcext:value-type="float">
              <text:p>255,81</text:p>
            </table:table-cell>
            <table:table-cell office:value-type="float" office:value="121" calcext:value-type="float">
              <text:p>121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3T16:00:00" calcext:value-type="date">
              <text:p>23.01.18 16:00</text:p>
            </table:table-cell>
            <table:table-cell office:value-type="float" office:value="131" calcext:value-type="float">
              <text:p>131</text:p>
            </table:table-cell>
            <table:table-cell table:style-name="ce40" office:value-type="float" office:value="7.69270866666667" calcext:value-type="float">
              <text:p>7,69270866666667</text:p>
            </table:table-cell>
            <table:table-cell table:style-name="ce28" office:value-type="float" office:value="73.126063" calcext:value-type="float">
              <text:p>73,126063</text:p>
            </table:table-cell>
            <table:table-cell table:style-name="ce28" office:value-type="float" office:value="966.358327" calcext:value-type="float">
              <text:p>966,358327</text:p>
            </table:table-cell>
            <table:table-cell table:style-name="ce28" office:value-type="float" office:value="240.635416666667" calcext:value-type="float">
              <text:p>240,635416666667</text:p>
            </table:table-cell>
            <table:table-cell table:style-name="ce28" office:value-type="float" office:value="240.885416666667" calcext:value-type="float">
              <text:p>240,885416666667</text:p>
            </table:table-cell>
            <table:table-cell table:style-name="ce28" office:value-type="float" office:value="237.958333333333" calcext:value-type="float">
              <text:p>237,958333333333</text:p>
            </table:table-cell>
            <table:table-cell table:style-name="ce40" office:value-type="float" office:value="252.958333333333" calcext:value-type="float">
              <text:p>252,958333333333</text:p>
            </table:table-cell>
            <table:table-cell/>
            <table:table-cell table:style-name="ce44" office:value-type="float" office:value="7.69270866666667" calcext:value-type="float">
              <text:p>7,69</text:p>
            </table:table-cell>
            <table:table-cell table:style-name="ce46" office:value-type="float" office:value="73.126063" calcext:value-type="float">
              <text:p>73,13</text:p>
            </table:table-cell>
            <table:table-cell table:style-name="ce46" office:value-type="float" office:value="240.635416666667" calcext:value-type="float">
              <text:p>240,64</text:p>
            </table:table-cell>
            <table:table-cell table:style-name="ce46" office:value-type="float" office:value="240.885416666667" calcext:value-type="float">
              <text:p>240,89</text:p>
            </table:table-cell>
            <table:table-cell table:style-name="ce46" office:value-type="float" office:value="237.958333333333" calcext:value-type="float">
              <text:p>237,96</text:p>
            </table:table-cell>
            <table:table-cell table:style-name="ce44" office:value-type="float" office:value="252.958333333333" calcext:value-type="float">
              <text:p>252,96</text:p>
            </table:table-cell>
            <table:table-cell office:value-type="float" office:value="131" calcext:value-type="float">
              <text:p>131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3T17:00:00" calcext:value-type="date">
              <text:p>23.01.18 17:00</text:p>
            </table:table-cell>
            <table:table-cell office:value-type="float" office:value="127" calcext:value-type="float">
              <text:p>127</text:p>
            </table:table-cell>
            <table:table-cell table:style-name="ce40" office:value-type="float" office:value="7.3575825" calcext:value-type="float">
              <text:p>7,3575825</text:p>
            </table:table-cell>
            <table:table-cell table:style-name="ce28" office:value-type="float" office:value="72.13016" calcext:value-type="float">
              <text:p>72,13016</text:p>
            </table:table-cell>
            <table:table-cell table:style-name="ce28" office:value-type="float" office:value="966.490000166667" calcext:value-type="float">
              <text:p>966,490000166667</text:p>
            </table:table-cell>
            <table:table-cell table:style-name="ce28" office:value-type="float" office:value="240.765625" calcext:value-type="float">
              <text:p>240,765625</text:p>
            </table:table-cell>
            <table:table-cell table:style-name="ce28" office:value-type="float" office:value="240.963541666667" calcext:value-type="float">
              <text:p>240,963541666667</text:p>
            </table:table-cell>
            <table:table-cell table:style-name="ce28" office:value-type="float" office:value="238.197916666667" calcext:value-type="float">
              <text:p>238,197916666667</text:p>
            </table:table-cell>
            <table:table-cell table:style-name="ce40" office:value-type="float" office:value="253.302083333333" calcext:value-type="float">
              <text:p>253,302083333333</text:p>
            </table:table-cell>
            <table:table-cell/>
            <table:table-cell table:style-name="ce44" office:value-type="float" office:value="7.3575825" calcext:value-type="float">
              <text:p>7,36</text:p>
            </table:table-cell>
            <table:table-cell table:style-name="ce46" office:value-type="float" office:value="72.13016" calcext:value-type="float">
              <text:p>72,13</text:p>
            </table:table-cell>
            <table:table-cell table:style-name="ce46" office:value-type="float" office:value="240.765625" calcext:value-type="float">
              <text:p>240,77</text:p>
            </table:table-cell>
            <table:table-cell table:style-name="ce46" office:value-type="float" office:value="240.963541666667" calcext:value-type="float">
              <text:p>240,96</text:p>
            </table:table-cell>
            <table:table-cell table:style-name="ce46" office:value-type="float" office:value="238.197916666667" calcext:value-type="float">
              <text:p>238,20</text:p>
            </table:table-cell>
            <table:table-cell table:style-name="ce44" office:value-type="float" office:value="253.302083333333" calcext:value-type="float">
              <text:p>253,30</text:p>
            </table:table-cell>
            <table:table-cell office:value-type="float" office:value="127" calcext:value-type="float">
              <text:p>127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3T18:00:00" calcext:value-type="date">
              <text:p>23.01.18 18:00</text:p>
            </table:table-cell>
            <table:table-cell office:value-type="float" office:value="128" calcext:value-type="float">
              <text:p>128</text:p>
            </table:table-cell>
            <table:table-cell table:style-name="ce40" office:value-type="float" office:value="6.79147283333333" calcext:value-type="float">
              <text:p>6,79147283333333</text:p>
            </table:table-cell>
            <table:table-cell table:style-name="ce28" office:value-type="float" office:value="73.3478293333333" calcext:value-type="float">
              <text:p>73,3478293333333</text:p>
            </table:table-cell>
            <table:table-cell table:style-name="ce28" office:value-type="float" office:value="966.625000166667" calcext:value-type="float">
              <text:p>966,625000166667</text:p>
            </table:table-cell>
            <table:table-cell table:style-name="ce28" office:value-type="float" office:value="240.734375" calcext:value-type="float">
              <text:p>240,734375</text:p>
            </table:table-cell>
            <table:table-cell table:style-name="ce28" office:value-type="float" office:value="240.932291666667" calcext:value-type="float">
              <text:p>240,932291666667</text:p>
            </table:table-cell>
            <table:table-cell table:style-name="ce28" office:value-type="float" office:value="238.072916666667" calcext:value-type="float">
              <text:p>238,072916666667</text:p>
            </table:table-cell>
            <table:table-cell table:style-name="ce40" office:value-type="float" office:value="253.833333333333" calcext:value-type="float">
              <text:p>253,833333333333</text:p>
            </table:table-cell>
            <table:table-cell/>
            <table:table-cell table:style-name="ce44" office:value-type="float" office:value="6.79147283333333" calcext:value-type="float">
              <text:p>6,79</text:p>
            </table:table-cell>
            <table:table-cell table:style-name="ce46" office:value-type="float" office:value="73.3478293333333" calcext:value-type="float">
              <text:p>73,35</text:p>
            </table:table-cell>
            <table:table-cell table:style-name="ce46" office:value-type="float" office:value="240.734375" calcext:value-type="float">
              <text:p>240,73</text:p>
            </table:table-cell>
            <table:table-cell table:style-name="ce46" office:value-type="float" office:value="240.932291666667" calcext:value-type="float">
              <text:p>240,93</text:p>
            </table:table-cell>
            <table:table-cell table:style-name="ce46" office:value-type="float" office:value="238.072916666667" calcext:value-type="float">
              <text:p>238,07</text:p>
            </table:table-cell>
            <table:table-cell table:style-name="ce44" office:value-type="float" office:value="253.833333333333" calcext:value-type="float">
              <text:p>253,83</text:p>
            </table:table-cell>
            <table:table-cell office:value-type="float" office:value="128" calcext:value-type="float">
              <text:p>128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3T19:00:00" calcext:value-type="date">
              <text:p>23.01.18 19:00</text:p>
            </table:table-cell>
            <table:table-cell office:value-type="float" office:value="126" calcext:value-type="float">
              <text:p>126</text:p>
            </table:table-cell>
            <table:table-cell table:style-name="ce40" office:value-type="float" office:value="6.2787695" calcext:value-type="float">
              <text:p>6,2787695</text:p>
            </table:table-cell>
            <table:table-cell table:style-name="ce28" office:value-type="float" office:value="73.754228" calcext:value-type="float">
              <text:p>73,754228</text:p>
            </table:table-cell>
            <table:table-cell table:style-name="ce28" office:value-type="float" office:value="966.603332333333" calcext:value-type="float">
              <text:p>966,603332333333</text:p>
            </table:table-cell>
            <table:table-cell table:style-name="ce28" office:value-type="float" office:value="240.921875" calcext:value-type="float">
              <text:p>240,921875</text:p>
            </table:table-cell>
            <table:table-cell table:style-name="ce28" office:value-type="float" office:value="241.072916666667" calcext:value-type="float">
              <text:p>241,072916666667</text:p>
            </table:table-cell>
            <table:table-cell table:style-name="ce28" office:value-type="float" office:value="238.307291666667" calcext:value-type="float">
              <text:p>238,307291666667</text:p>
            </table:table-cell>
            <table:table-cell table:style-name="ce40" office:value-type="float" office:value="254.947916666667" calcext:value-type="float">
              <text:p>254,947916666667</text:p>
            </table:table-cell>
            <table:table-cell/>
            <table:table-cell table:style-name="ce44" office:value-type="float" office:value="6.2787695" calcext:value-type="float">
              <text:p>6,28</text:p>
            </table:table-cell>
            <table:table-cell table:style-name="ce46" office:value-type="float" office:value="73.754228" calcext:value-type="float">
              <text:p>73,75</text:p>
            </table:table-cell>
            <table:table-cell table:style-name="ce46" office:value-type="float" office:value="240.921875" calcext:value-type="float">
              <text:p>240,92</text:p>
            </table:table-cell>
            <table:table-cell table:style-name="ce46" office:value-type="float" office:value="241.072916666667" calcext:value-type="float">
              <text:p>241,07</text:p>
            </table:table-cell>
            <table:table-cell table:style-name="ce46" office:value-type="float" office:value="238.307291666667" calcext:value-type="float">
              <text:p>238,31</text:p>
            </table:table-cell>
            <table:table-cell table:style-name="ce44" office:value-type="float" office:value="254.947916666667" calcext:value-type="float">
              <text:p>254,95</text:p>
            </table:table-cell>
            <table:table-cell office:value-type="float" office:value="126" calcext:value-type="float">
              <text:p>126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3T20:00:00" calcext:value-type="date">
              <text:p>23.01.18 20:00</text:p>
            </table:table-cell>
            <table:table-cell office:value-type="float" office:value="118" calcext:value-type="float">
              <text:p>118</text:p>
            </table:table-cell>
            <table:table-cell table:style-name="ce40" office:value-type="float" office:value="5.53908833333334" calcext:value-type="float">
              <text:p>5,53908833333334</text:p>
            </table:table-cell>
            <table:table-cell table:style-name="ce28" office:value-type="float" office:value="75.277331" calcext:value-type="float">
              <text:p>75,277331</text:p>
            </table:table-cell>
            <table:table-cell table:style-name="ce28" office:value-type="float" office:value="966.543335166667" calcext:value-type="float">
              <text:p>966,543335166667</text:p>
            </table:table-cell>
            <table:table-cell table:style-name="ce28" office:value-type="float" office:value="240.807291666667" calcext:value-type="float">
              <text:p>240,807291666667</text:p>
            </table:table-cell>
            <table:table-cell table:style-name="ce28" office:value-type="float" office:value="240.947916666667" calcext:value-type="float">
              <text:p>240,947916666667</text:p>
            </table:table-cell>
            <table:table-cell table:style-name="ce28" office:value-type="float" office:value="238.015625" calcext:value-type="float">
              <text:p>238,015625</text:p>
            </table:table-cell>
            <table:table-cell table:style-name="ce40" office:value-type="float" office:value="251.8125" calcext:value-type="float">
              <text:p>251,8125</text:p>
            </table:table-cell>
            <table:table-cell/>
            <table:table-cell table:style-name="ce44" office:value-type="float" office:value="5.53908833333334" calcext:value-type="float">
              <text:p>5,54</text:p>
            </table:table-cell>
            <table:table-cell table:style-name="ce46" office:value-type="float" office:value="75.277331" calcext:value-type="float">
              <text:p>75,28</text:p>
            </table:table-cell>
            <table:table-cell table:style-name="ce46" office:value-type="float" office:value="240.807291666667" calcext:value-type="float">
              <text:p>240,81</text:p>
            </table:table-cell>
            <table:table-cell table:style-name="ce46" office:value-type="float" office:value="240.947916666667" calcext:value-type="float">
              <text:p>240,95</text:p>
            </table:table-cell>
            <table:table-cell table:style-name="ce46" office:value-type="float" office:value="238.015625" calcext:value-type="float">
              <text:p>238,02</text:p>
            </table:table-cell>
            <table:table-cell table:style-name="ce44" office:value-type="float" office:value="251.8125" calcext:value-type="float">
              <text:p>251,81</text:p>
            </table:table-cell>
            <table:table-cell office:value-type="float" office:value="118" calcext:value-type="float">
              <text:p>118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3T21:00:00" calcext:value-type="date">
              <text:p>23.01.18 21:00</text:p>
            </table:table-cell>
            <table:table-cell office:value-type="float" office:value="102" calcext:value-type="float">
              <text:p>102</text:p>
            </table:table-cell>
            <table:table-cell table:style-name="ce40" office:value-type="float" office:value="4.4108745" calcext:value-type="float">
              <text:p>4,4108745</text:p>
            </table:table-cell>
            <table:table-cell table:style-name="ce28" office:value-type="float" office:value="79.3430988333333" calcext:value-type="float">
              <text:p>79,3430988333333</text:p>
            </table:table-cell>
            <table:table-cell table:style-name="ce28" office:value-type="float" office:value="966.6966755" calcext:value-type="float">
              <text:p>966,6966755</text:p>
            </table:table-cell>
            <table:table-cell table:style-name="ce28" office:value-type="float" office:value="241.046875" calcext:value-type="float">
              <text:p>241,046875</text:p>
            </table:table-cell>
            <table:table-cell table:style-name="ce28" office:value-type="float" office:value="241.182291666667" calcext:value-type="float">
              <text:p>241,182291666667</text:p>
            </table:table-cell>
            <table:table-cell table:style-name="ce28" office:value-type="float" office:value="238.244791666667" calcext:value-type="float">
              <text:p>238,244791666667</text:p>
            </table:table-cell>
            <table:table-cell table:style-name="ce40" office:value-type="float" office:value="251.098958333333" calcext:value-type="float">
              <text:p>251,098958333333</text:p>
            </table:table-cell>
            <table:table-cell/>
            <table:table-cell table:style-name="ce44" office:value-type="float" office:value="4.4108745" calcext:value-type="float">
              <text:p>4,41</text:p>
            </table:table-cell>
            <table:table-cell table:style-name="ce46" office:value-type="float" office:value="79.3430988333333" calcext:value-type="float">
              <text:p>79,34</text:p>
            </table:table-cell>
            <table:table-cell table:style-name="ce46" office:value-type="float" office:value="241.046875" calcext:value-type="float">
              <text:p>241,05</text:p>
            </table:table-cell>
            <table:table-cell table:style-name="ce46" office:value-type="float" office:value="241.182291666667" calcext:value-type="float">
              <text:p>241,18</text:p>
            </table:table-cell>
            <table:table-cell table:style-name="ce46" office:value-type="float" office:value="238.244791666667" calcext:value-type="float">
              <text:p>238,24</text:p>
            </table:table-cell>
            <table:table-cell table:style-name="ce44" office:value-type="float" office:value="251.098958333333" calcext:value-type="float">
              <text:p>251,10</text:p>
            </table:table-cell>
            <table:table-cell office:value-type="float" office:value="102" calcext:value-type="float">
              <text:p>102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3T22:00:00" calcext:value-type="date">
              <text:p>23.01.18 22:00</text:p>
            </table:table-cell>
            <table:table-cell office:value-type="float" office:value="92" calcext:value-type="float">
              <text:p>92</text:p>
            </table:table-cell>
            <table:table-cell table:style-name="ce40" office:value-type="float" office:value="3.709023" calcext:value-type="float">
              <text:p>3,709023</text:p>
            </table:table-cell>
            <table:table-cell table:style-name="ce28" office:value-type="float" office:value="82.2662188333333" calcext:value-type="float">
              <text:p>82,2662188333333</text:p>
            </table:table-cell>
            <table:table-cell table:style-name="ce28" office:value-type="float" office:value="966.476664333333" calcext:value-type="float">
              <text:p>966,476664333333</text:p>
            </table:table-cell>
            <table:table-cell table:style-name="ce28" office:value-type="float" office:value="241.177083333333" calcext:value-type="float">
              <text:p>241,177083333333</text:p>
            </table:table-cell>
            <table:table-cell table:style-name="ce28" office:value-type="float" office:value="241.255208333333" calcext:value-type="float">
              <text:p>241,255208333333</text:p>
            </table:table-cell>
            <table:table-cell table:style-name="ce28" office:value-type="float" office:value="238.427083333333" calcext:value-type="float">
              <text:p>238,427083333333</text:p>
            </table:table-cell>
            <table:table-cell table:style-name="ce40" office:value-type="float" office:value="249.333333333333" calcext:value-type="float">
              <text:p>249,333333333333</text:p>
            </table:table-cell>
            <table:table-cell/>
            <table:table-cell table:style-name="ce44" office:value-type="float" office:value="3.709023" calcext:value-type="float">
              <text:p>3,71</text:p>
            </table:table-cell>
            <table:table-cell table:style-name="ce46" office:value-type="float" office:value="82.2662188333333" calcext:value-type="float">
              <text:p>82,27</text:p>
            </table:table-cell>
            <table:table-cell table:style-name="ce46" office:value-type="float" office:value="241.177083333333" calcext:value-type="float">
              <text:p>241,18</text:p>
            </table:table-cell>
            <table:table-cell table:style-name="ce46" office:value-type="float" office:value="241.255208333333" calcext:value-type="float">
              <text:p>241,26</text:p>
            </table:table-cell>
            <table:table-cell table:style-name="ce46" office:value-type="float" office:value="238.427083333333" calcext:value-type="float">
              <text:p>238,43</text:p>
            </table:table-cell>
            <table:table-cell table:style-name="ce44" office:value-type="float" office:value="249.333333333333" calcext:value-type="float">
              <text:p>249,33</text:p>
            </table:table-cell>
            <table:table-cell office:value-type="float" office:value="92" calcext:value-type="float">
              <text:p>92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3T23:00:00" calcext:value-type="date">
              <text:p>23.01.18 23:00</text:p>
            </table:table-cell>
            <table:table-cell office:value-type="float" office:value="88" calcext:value-type="float">
              <text:p>88</text:p>
            </table:table-cell>
            <table:table-cell table:style-name="ce40" office:value-type="float" office:value="2.92127616666667" calcext:value-type="float">
              <text:p>2,92127616666667</text:p>
            </table:table-cell>
            <table:table-cell table:style-name="ce40" office:value-type="float" office:value="84.4177425" calcext:value-type="float">
              <text:p>84,4177425</text:p>
            </table:table-cell>
            <table:table-cell table:style-name="ce40" office:value-type="float" office:value="966.663319833333" calcext:value-type="float">
              <text:p>966,663319833333</text:p>
            </table:table-cell>
            <table:table-cell table:style-name="ce40" office:value-type="float" office:value="241.260416666667" calcext:value-type="float">
              <text:p>241,260416666667</text:p>
            </table:table-cell>
            <table:table-cell table:style-name="ce40" office:value-type="float" office:value="241.270833333333" calcext:value-type="float">
              <text:p>241,270833333333</text:p>
            </table:table-cell>
            <table:table-cell table:style-name="ce40" office:value-type="float" office:value="238.541666666667" calcext:value-type="float">
              <text:p>238,541666666667</text:p>
            </table:table-cell>
            <table:table-cell table:style-name="ce40" office:value-type="float" office:value="247.463541666667" calcext:value-type="float">
              <text:p>247,463541666667</text:p>
            </table:table-cell>
            <table:table-cell/>
            <table:table-cell table:style-name="ce44" office:value-type="float" office:value="2.92127616666667" calcext:value-type="float">
              <text:p>2,92</text:p>
            </table:table-cell>
            <table:table-cell table:style-name="ce44" office:value-type="float" office:value="84.4177425" calcext:value-type="float">
              <text:p>84,42</text:p>
            </table:table-cell>
            <table:table-cell table:style-name="ce44" office:value-type="float" office:value="241.260416666667" calcext:value-type="float">
              <text:p>241,26</text:p>
            </table:table-cell>
            <table:table-cell table:style-name="ce44" office:value-type="float" office:value="241.270833333333" calcext:value-type="float">
              <text:p>241,27</text:p>
            </table:table-cell>
            <table:table-cell table:style-name="ce44" office:value-type="float" office:value="238.541666666667" calcext:value-type="float">
              <text:p>238,54</text:p>
            </table:table-cell>
            <table:table-cell table:style-name="ce44" office:value-type="float" office:value="247.463541666667" calcext:value-type="float">
              <text:p>247,46</text:p>
            </table:table-cell>
            <table:table-cell office:value-type="float" office:value="88" calcext:value-type="float">
              <text:p>88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4" calcext:value-type="date">
              <text:p>24.01.18 00:00</text:p>
            </table:table-cell>
            <table:table-cell office:value-type="float" office:value="69" calcext:value-type="float">
              <text:p>69</text:p>
            </table:table-cell>
            <table:table-cell table:style-name="ce40" office:value-type="float" office:value="2.41480383333333" calcext:value-type="float">
              <text:p>2,41480383333333</text:p>
            </table:table-cell>
            <table:table-cell table:style-name="ce40" office:value-type="float" office:value="85.1445796666667" calcext:value-type="float">
              <text:p>85,1445796666667</text:p>
            </table:table-cell>
            <table:table-cell table:style-name="ce40" office:value-type="float" office:value="966.7549845" calcext:value-type="float">
              <text:p>966,7549845</text:p>
            </table:table-cell>
            <table:table-cell table:style-name="ce40" office:value-type="float" office:value="241.463541666667" calcext:value-type="float">
              <text:p>241,463541666667</text:p>
            </table:table-cell>
            <table:table-cell table:style-name="ce40" office:value-type="float" office:value="241.390625" calcext:value-type="float">
              <text:p>241,390625</text:p>
            </table:table-cell>
            <table:table-cell table:style-name="ce40" office:value-type="float" office:value="238.583333333333" calcext:value-type="float">
              <text:p>238,583333333333</text:p>
            </table:table-cell>
            <table:table-cell table:style-name="ce40" office:value-type="float" office:value="246.09375" calcext:value-type="float">
              <text:p>246,09375</text:p>
            </table:table-cell>
            <table:table-cell/>
            <table:table-cell table:style-name="ce44" office:value-type="float" office:value="2.41480383333333" calcext:value-type="float">
              <text:p>2,41</text:p>
            </table:table-cell>
            <table:table-cell table:style-name="ce44" office:value-type="float" office:value="85.1445796666667" calcext:value-type="float">
              <text:p>85,14</text:p>
            </table:table-cell>
            <table:table-cell table:style-name="ce44" office:value-type="float" office:value="241.463541666667" calcext:value-type="float">
              <text:p>241,46</text:p>
            </table:table-cell>
            <table:table-cell table:style-name="ce44" office:value-type="float" office:value="241.390625" calcext:value-type="float">
              <text:p>241,39</text:p>
            </table:table-cell>
            <table:table-cell table:style-name="ce44" office:value-type="float" office:value="238.583333333333" calcext:value-type="float">
              <text:p>238,58</text:p>
            </table:table-cell>
            <table:table-cell table:style-name="ce44" office:value-type="float" office:value="246.09375" calcext:value-type="float">
              <text:p>246,09</text:p>
            </table:table-cell>
            <table:table-cell office:value-type="float" office:value="69" calcext:value-type="float">
              <text:p>69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4T01:00:00" calcext:value-type="date">
              <text:p>24.01.18 01:00</text:p>
            </table:table-cell>
            <table:table-cell office:value-type="float" office:value="56" calcext:value-type="float">
              <text:p>56</text:p>
            </table:table-cell>
            <table:table-cell table:style-name="ce40" office:value-type="float" office:value="3.14914433333333" calcext:value-type="float">
              <text:p>3,14914433333333</text:p>
            </table:table-cell>
            <table:table-cell table:style-name="ce28" office:value-type="float" office:value="83.2763646666667" calcext:value-type="float">
              <text:p>83,2763646666667</text:p>
            </table:table-cell>
            <table:table-cell table:style-name="ce28" office:value-type="float" office:value="966.493336833333" calcext:value-type="float">
              <text:p>966,493336833333</text:p>
            </table:table-cell>
            <table:table-cell table:style-name="ce28" office:value-type="float" office:value="241.59375" calcext:value-type="float">
              <text:p>241,59375</text:p>
            </table:table-cell>
            <table:table-cell table:style-name="ce28" office:value-type="float" office:value="241.479166666667" calcext:value-type="float">
              <text:p>241,479166666667</text:p>
            </table:table-cell>
            <table:table-cell table:style-name="ce28" office:value-type="float" office:value="238.739583333333" calcext:value-type="float">
              <text:p>238,739583333333</text:p>
            </table:table-cell>
            <table:table-cell table:style-name="ce40" office:value-type="float" office:value="245.114583333333" calcext:value-type="float">
              <text:p>245,114583333333</text:p>
            </table:table-cell>
            <table:table-cell/>
            <table:table-cell table:style-name="ce44" office:value-type="float" office:value="3.14914433333333" calcext:value-type="float">
              <text:p>3,15</text:p>
            </table:table-cell>
            <table:table-cell table:style-name="ce46" office:value-type="float" office:value="83.2763646666667" calcext:value-type="float">
              <text:p>83,28</text:p>
            </table:table-cell>
            <table:table-cell table:style-name="ce46" office:value-type="float" office:value="241.59375" calcext:value-type="float">
              <text:p>241,59</text:p>
            </table:table-cell>
            <table:table-cell table:style-name="ce46" office:value-type="float" office:value="241.479166666667" calcext:value-type="float">
              <text:p>241,48</text:p>
            </table:table-cell>
            <table:table-cell table:style-name="ce46" office:value-type="float" office:value="238.739583333333" calcext:value-type="float">
              <text:p>238,74</text:p>
            </table:table-cell>
            <table:table-cell table:style-name="ce44" office:value-type="float" office:value="245.114583333333" calcext:value-type="float">
              <text:p>245,11</text:p>
            </table:table-cell>
            <table:table-cell office:value-type="float" office:value="56" calcext:value-type="float">
              <text:p>56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4T02:00:00" calcext:value-type="date">
              <text:p>24.01.18 02:00</text:p>
            </table:table-cell>
            <table:table-cell office:value-type="float" office:value="45" calcext:value-type="float">
              <text:p>45</text:p>
            </table:table-cell>
            <table:table-cell table:style-name="ce40" office:value-type="float" office:value="4.18300683333333" calcext:value-type="float">
              <text:p>4,18300683333333</text:p>
            </table:table-cell>
            <table:table-cell table:style-name="ce28" office:value-type="float" office:value="79.1218428333333" calcext:value-type="float">
              <text:p>79,1218428333333</text:p>
            </table:table-cell>
            <table:table-cell table:style-name="ce28" office:value-type="float" office:value="965.9216715" calcext:value-type="float">
              <text:p>965,9216715</text:p>
            </table:table-cell>
            <table:table-cell table:style-name="ce28" office:value-type="float" office:value="241.265625" calcext:value-type="float">
              <text:p>241,265625</text:p>
            </table:table-cell>
            <table:table-cell table:style-name="ce28" office:value-type="float" office:value="241.140625" calcext:value-type="float">
              <text:p>241,140625</text:p>
            </table:table-cell>
            <table:table-cell table:style-name="ce28" office:value-type="float" office:value="238.494791666667" calcext:value-type="float">
              <text:p>238,494791666667</text:p>
            </table:table-cell>
            <table:table-cell table:style-name="ce40" office:value-type="float" office:value="244.317708333333" calcext:value-type="float">
              <text:p>244,317708333333</text:p>
            </table:table-cell>
            <table:table-cell/>
            <table:table-cell table:style-name="ce44" office:value-type="float" office:value="4.18300683333333" calcext:value-type="float">
              <text:p>4,18</text:p>
            </table:table-cell>
            <table:table-cell table:style-name="ce46" office:value-type="float" office:value="79.1218428333333" calcext:value-type="float">
              <text:p>79,12</text:p>
            </table:table-cell>
            <table:table-cell table:style-name="ce46" office:value-type="float" office:value="241.265625" calcext:value-type="float">
              <text:p>241,27</text:p>
            </table:table-cell>
            <table:table-cell table:style-name="ce46" office:value-type="float" office:value="241.140625" calcext:value-type="float">
              <text:p>241,14</text:p>
            </table:table-cell>
            <table:table-cell table:style-name="ce46" office:value-type="float" office:value="238.494791666667" calcext:value-type="float">
              <text:p>238,49</text:p>
            </table:table-cell>
            <table:table-cell table:style-name="ce44" office:value-type="float" office:value="244.317708333333" calcext:value-type="float">
              <text:p>244,32</text:p>
            </table:table-cell>
            <table:table-cell office:value-type="float" office:value="45" calcext:value-type="float">
              <text:p>45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4T03:00:00" calcext:value-type="date">
              <text:p>24.01.18 03:00</text:p>
            </table:table-cell>
            <table:table-cell office:value-type="float" office:value="36" calcext:value-type="float">
              <text:p>36</text:p>
            </table:table-cell>
            <table:table-cell table:style-name="ce40" office:value-type="float" office:value="4.9302535" calcext:value-type="float">
              <text:p>4,9302535</text:p>
            </table:table-cell>
            <table:table-cell table:style-name="ce28" office:value-type="float" office:value="74.2946511666667" calcext:value-type="float">
              <text:p>74,2946511666667</text:p>
            </table:table-cell>
            <table:table-cell table:style-name="ce28" office:value-type="float" office:value="965.993337" calcext:value-type="float">
              <text:p>965,993337</text:p>
            </table:table-cell>
            <table:table-cell table:style-name="ce28" office:value-type="float" office:value="241.067708333333" calcext:value-type="float">
              <text:p>241,067708333333</text:p>
            </table:table-cell>
            <table:table-cell table:style-name="ce28" office:value-type="float" office:value="240.979166666667" calcext:value-type="float">
              <text:p>240,979166666667</text:p>
            </table:table-cell>
            <table:table-cell table:style-name="ce28" office:value-type="float" office:value="238.302083333333" calcext:value-type="float">
              <text:p>238,302083333333</text:p>
            </table:table-cell>
            <table:table-cell table:style-name="ce40" office:value-type="float" office:value="246.036458333333" calcext:value-type="float">
              <text:p>246,036458333333</text:p>
            </table:table-cell>
            <table:table-cell/>
            <table:table-cell table:style-name="ce44" office:value-type="float" office:value="4.9302535" calcext:value-type="float">
              <text:p>4,93</text:p>
            </table:table-cell>
            <table:table-cell table:style-name="ce46" office:value-type="float" office:value="74.2946511666667" calcext:value-type="float">
              <text:p>74,29</text:p>
            </table:table-cell>
            <table:table-cell table:style-name="ce46" office:value-type="float" office:value="241.067708333333" calcext:value-type="float">
              <text:p>241,07</text:p>
            </table:table-cell>
            <table:table-cell table:style-name="ce46" office:value-type="float" office:value="240.979166666667" calcext:value-type="float">
              <text:p>240,98</text:p>
            </table:table-cell>
            <table:table-cell table:style-name="ce46" office:value-type="float" office:value="238.302083333333" calcext:value-type="float">
              <text:p>238,30</text:p>
            </table:table-cell>
            <table:table-cell table:style-name="ce44" office:value-type="float" office:value="246.036458333333" calcext:value-type="float">
              <text:p>246,04</text:p>
            </table:table-cell>
            <table:table-cell office:value-type="float" office:value="36" calcext:value-type="float">
              <text:p>36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4T04:00:00" calcext:value-type="date">
              <text:p>24.01.18 04:00</text:p>
            </table:table-cell>
            <table:table-cell office:value-type="float" office:value="30" calcext:value-type="float">
              <text:p>30</text:p>
            </table:table-cell>
            <table:table-cell table:style-name="ce40" office:value-type="float" office:value="5.2627095" calcext:value-type="float">
              <text:p>5,2627095</text:p>
            </table:table-cell>
            <table:table-cell table:style-name="ce28" office:value-type="float" office:value="77.4728521666667" calcext:value-type="float">
              <text:p>77,4728521666667</text:p>
            </table:table-cell>
            <table:table-cell table:style-name="ce28" office:value-type="float" office:value="966.158325166667" calcext:value-type="float">
              <text:p>966,158325166667</text:p>
            </table:table-cell>
            <table:table-cell table:style-name="ce28" office:value-type="float" office:value="240.927083333333" calcext:value-type="float">
              <text:p>240,927083333333</text:p>
            </table:table-cell>
            <table:table-cell table:style-name="ce28" office:value-type="float" office:value="241.057291666667" calcext:value-type="float">
              <text:p>241,057291666667</text:p>
            </table:table-cell>
            <table:table-cell table:style-name="ce28" office:value-type="float" office:value="238.140625" calcext:value-type="float">
              <text:p>238,140625</text:p>
            </table:table-cell>
            <table:table-cell table:style-name="ce40" office:value-type="float" office:value="249.442708333333" calcext:value-type="float">
              <text:p>249,442708333333</text:p>
            </table:table-cell>
            <table:table-cell/>
            <table:table-cell table:style-name="ce44" office:value-type="float" office:value="5.2627095" calcext:value-type="float">
              <text:p>5,26</text:p>
            </table:table-cell>
            <table:table-cell table:style-name="ce46" office:value-type="float" office:value="77.4728521666667" calcext:value-type="float">
              <text:p>77,47</text:p>
            </table:table-cell>
            <table:table-cell table:style-name="ce46" office:value-type="float" office:value="240.927083333333" calcext:value-type="float">
              <text:p>240,93</text:p>
            </table:table-cell>
            <table:table-cell table:style-name="ce46" office:value-type="float" office:value="241.057291666667" calcext:value-type="float">
              <text:p>241,06</text:p>
            </table:table-cell>
            <table:table-cell table:style-name="ce46" office:value-type="float" office:value="238.140625" calcext:value-type="float">
              <text:p>238,14</text:p>
            </table:table-cell>
            <table:table-cell table:style-name="ce44" office:value-type="float" office:value="249.442708333333" calcext:value-type="float">
              <text:p>249,44</text:p>
            </table:table-cell>
            <table:table-cell office:value-type="float" office:value="30" calcext:value-type="float">
              <text:p>30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4T05:00:00" calcext:value-type="date">
              <text:p>24.01.18 05:00</text:p>
            </table:table-cell>
            <table:table-cell office:value-type="float" office:value="55" calcext:value-type="float">
              <text:p>55</text:p>
            </table:table-cell>
            <table:table-cell table:style-name="ce40" office:value-type="float" office:value="5.22220933333333" calcext:value-type="float">
              <text:p>5,22220933333333</text:p>
            </table:table-cell>
            <table:table-cell table:style-name="ce28" office:value-type="float" office:value="76.432439" calcext:value-type="float">
              <text:p>76,432439</text:p>
            </table:table-cell>
            <table:table-cell table:style-name="ce28" office:value-type="float" office:value="965.9400025" calcext:value-type="float">
              <text:p>965,9400025</text:p>
            </table:table-cell>
            <table:table-cell table:style-name="ce28" office:value-type="float" office:value="241.427083333333" calcext:value-type="float">
              <text:p>241,427083333333</text:p>
            </table:table-cell>
            <table:table-cell table:style-name="ce28" office:value-type="float" office:value="241.744791666667" calcext:value-type="float">
              <text:p>241,744791666667</text:p>
            </table:table-cell>
            <table:table-cell table:style-name="ce28" office:value-type="float" office:value="238.854166666667" calcext:value-type="float">
              <text:p>238,854166666667</text:p>
            </table:table-cell>
            <table:table-cell table:style-name="ce40" office:value-type="float" office:value="256.78125" calcext:value-type="float">
              <text:p>256,78125</text:p>
            </table:table-cell>
            <table:table-cell/>
            <table:table-cell table:style-name="ce44" office:value-type="float" office:value="5.22220933333333" calcext:value-type="float">
              <text:p>5,22</text:p>
            </table:table-cell>
            <table:table-cell table:style-name="ce46" office:value-type="float" office:value="76.432439" calcext:value-type="float">
              <text:p>76,43</text:p>
            </table:table-cell>
            <table:table-cell table:style-name="ce46" office:value-type="float" office:value="241.427083333333" calcext:value-type="float">
              <text:p>241,43</text:p>
            </table:table-cell>
            <table:table-cell table:style-name="ce46" office:value-type="float" office:value="241.744791666667" calcext:value-type="float">
              <text:p>241,74</text:p>
            </table:table-cell>
            <table:table-cell table:style-name="ce46" office:value-type="float" office:value="238.854166666667" calcext:value-type="float">
              <text:p>238,85</text:p>
            </table:table-cell>
            <table:table-cell table:style-name="ce44" office:value-type="float" office:value="256.78125" calcext:value-type="float">
              <text:p>256,78</text:p>
            </table:table-cell>
            <table:table-cell office:value-type="float" office:value="55" calcext:value-type="float">
              <text:p>55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4T06:00:00" calcext:value-type="date">
              <text:p>24.01.18 06:00</text:p>
            </table:table-cell>
            <table:table-cell office:value-type="float" office:value="82" calcext:value-type="float">
              <text:p>82</text:p>
            </table:table-cell>
            <table:table-cell table:style-name="ce40" office:value-type="float" office:value="5.91159933333333" calcext:value-type="float">
              <text:p>5,91159933333333</text:p>
            </table:table-cell>
            <table:table-cell table:style-name="ce28" office:value-type="float" office:value="72.166018" calcext:value-type="float">
              <text:p>72,166018</text:p>
            </table:table-cell>
            <table:table-cell table:style-name="ce28" office:value-type="float" office:value="965.876648" calcext:value-type="float">
              <text:p>965,876648</text:p>
            </table:table-cell>
            <table:table-cell table:style-name="ce28" office:value-type="float" office:value="241.729166666667" calcext:value-type="float">
              <text:p>241,729166666667</text:p>
            </table:table-cell>
            <table:table-cell table:style-name="ce28" office:value-type="float" office:value="241.994791666667" calcext:value-type="float">
              <text:p>241,994791666667</text:p>
            </table:table-cell>
            <table:table-cell table:style-name="ce28" office:value-type="float" office:value="239.260416666667" calcext:value-type="float">
              <text:p>239,260416666667</text:p>
            </table:table-cell>
            <table:table-cell table:style-name="ce40" office:value-type="float" office:value="257.223958333333" calcext:value-type="float">
              <text:p>257,223958333333</text:p>
            </table:table-cell>
            <table:table-cell/>
            <table:table-cell table:style-name="ce44" office:value-type="float" office:value="5.91159933333333" calcext:value-type="float">
              <text:p>5,91</text:p>
            </table:table-cell>
            <table:table-cell table:style-name="ce46" office:value-type="float" office:value="72.166018" calcext:value-type="float">
              <text:p>72,17</text:p>
            </table:table-cell>
            <table:table-cell table:style-name="ce46" office:value-type="float" office:value="241.729166666667" calcext:value-type="float">
              <text:p>241,73</text:p>
            </table:table-cell>
            <table:table-cell table:style-name="ce46" office:value-type="float" office:value="241.994791666667" calcext:value-type="float">
              <text:p>241,99</text:p>
            </table:table-cell>
            <table:table-cell table:style-name="ce46" office:value-type="float" office:value="239.260416666667" calcext:value-type="float">
              <text:p>239,26</text:p>
            </table:table-cell>
            <table:table-cell table:style-name="ce44" office:value-type="float" office:value="257.223958333333" calcext:value-type="float">
              <text:p>257,22</text:p>
            </table:table-cell>
            <table:table-cell office:value-type="float" office:value="82" calcext:value-type="float">
              <text:p>82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4T07:00:00" calcext:value-type="date">
              <text:p>24.01.18 07:00</text:p>
            </table:table-cell>
            <table:table-cell office:value-type="float" office:value="123" calcext:value-type="float">
              <text:p>123</text:p>
            </table:table-cell>
            <table:table-cell table:style-name="ce40" office:value-type="float" office:value="6.249841" calcext:value-type="float">
              <text:p>6,249841</text:p>
            </table:table-cell>
            <table:table-cell table:style-name="ce28" office:value-type="float" office:value="68.6617836666667" calcext:value-type="float">
              <text:p>68,6617836666667</text:p>
            </table:table-cell>
            <table:table-cell table:style-name="ce28" office:value-type="float" office:value="965.7200115" calcext:value-type="float">
              <text:p>965,7200115</text:p>
            </table:table-cell>
            <table:table-cell table:style-name="ce28" office:value-type="float" office:value="242.015625" calcext:value-type="float">
              <text:p>242,015625</text:p>
            </table:table-cell>
            <table:table-cell table:style-name="ce28" office:value-type="float" office:value="242.307291666667" calcext:value-type="float">
              <text:p>242,307291666667</text:p>
            </table:table-cell>
            <table:table-cell table:style-name="ce28" office:value-type="float" office:value="239.473958333333" calcext:value-type="float">
              <text:p>239,473958333333</text:p>
            </table:table-cell>
            <table:table-cell table:style-name="ce40" office:value-type="float" office:value="260.604166666667" calcext:value-type="float">
              <text:p>260,604166666667</text:p>
            </table:table-cell>
            <table:table-cell/>
            <table:table-cell table:style-name="ce44" office:value-type="float" office:value="6.249841" calcext:value-type="float">
              <text:p>6,25</text:p>
            </table:table-cell>
            <table:table-cell table:style-name="ce46" office:value-type="float" office:value="68.6617836666667" calcext:value-type="float">
              <text:p>68,66</text:p>
            </table:table-cell>
            <table:table-cell table:style-name="ce46" office:value-type="float" office:value="242.015625" calcext:value-type="float">
              <text:p>242,02</text:p>
            </table:table-cell>
            <table:table-cell table:style-name="ce46" office:value-type="float" office:value="242.307291666667" calcext:value-type="float">
              <text:p>242,31</text:p>
            </table:table-cell>
            <table:table-cell table:style-name="ce46" office:value-type="float" office:value="239.473958333333" calcext:value-type="float">
              <text:p>239,47</text:p>
            </table:table-cell>
            <table:table-cell table:style-name="ce44" office:value-type="float" office:value="260.604166666667" calcext:value-type="float">
              <text:p>260,60</text:p>
            </table:table-cell>
            <table:table-cell office:value-type="float" office:value="123" calcext:value-type="float">
              <text:p>123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4T08:00:00" calcext:value-type="date">
              <text:p>24.01.18 08:00</text:p>
            </table:table-cell>
            <table:table-cell office:value-type="float" office:value="119" calcext:value-type="float">
              <text:p>119</text:p>
            </table:table-cell>
            <table:table-cell table:style-name="ce40" office:value-type="float" office:value="7.442143" calcext:value-type="float">
              <text:p>7,442143</text:p>
            </table:table-cell>
            <table:table-cell table:style-name="ce28" office:value-type="float" office:value="63.9551371666667" calcext:value-type="float">
              <text:p>63,9551371666667</text:p>
            </table:table-cell>
            <table:table-cell table:style-name="ce28" office:value-type="float" office:value="965.313334166667" calcext:value-type="float">
              <text:p>965,313334166667</text:p>
            </table:table-cell>
            <table:table-cell table:style-name="ce28" office:value-type="float" office:value="242.229166666667" calcext:value-type="float">
              <text:p>242,229166666667</text:p>
            </table:table-cell>
            <table:table-cell table:style-name="ce28" office:value-type="float" office:value="242.640625" calcext:value-type="float">
              <text:p>242,640625</text:p>
            </table:table-cell>
            <table:table-cell table:style-name="ce28" office:value-type="float" office:value="239.817708333333" calcext:value-type="float">
              <text:p>239,817708333333</text:p>
            </table:table-cell>
            <table:table-cell table:style-name="ce40" office:value-type="float" office:value="258.239583333333" calcext:value-type="float">
              <text:p>258,239583333333</text:p>
            </table:table-cell>
            <table:table-cell/>
            <table:table-cell table:style-name="ce44" office:value-type="float" office:value="7.442143" calcext:value-type="float">
              <text:p>7,44</text:p>
            </table:table-cell>
            <table:table-cell table:style-name="ce46" office:value-type="float" office:value="63.9551371666667" calcext:value-type="float">
              <text:p>63,96</text:p>
            </table:table-cell>
            <table:table-cell table:style-name="ce46" office:value-type="float" office:value="242.229166666667" calcext:value-type="float">
              <text:p>242,23</text:p>
            </table:table-cell>
            <table:table-cell table:style-name="ce46" office:value-type="float" office:value="242.640625" calcext:value-type="float">
              <text:p>242,64</text:p>
            </table:table-cell>
            <table:table-cell table:style-name="ce46" office:value-type="float" office:value="239.817708333333" calcext:value-type="float">
              <text:p>239,82</text:p>
            </table:table-cell>
            <table:table-cell table:style-name="ce44" office:value-type="float" office:value="258.239583333333" calcext:value-type="float">
              <text:p>258,24</text:p>
            </table:table-cell>
            <table:table-cell office:value-type="float" office:value="119" calcext:value-type="float">
              <text:p>119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4T09:00:00" calcext:value-type="date">
              <text:p>24.01.18 09:00</text:p>
            </table:table-cell>
            <table:table-cell office:value-type="float" office:value="130" calcext:value-type="float">
              <text:p>130</text:p>
            </table:table-cell>
            <table:table-cell table:style-name="ce40" office:value-type="float" office:value="12.53446" calcext:value-type="float">
              <text:p>12,53446</text:p>
            </table:table-cell>
            <table:table-cell table:style-name="ce28" office:value-type="float" office:value="49.8964926666667" calcext:value-type="float">
              <text:p>49,8964926666667</text:p>
            </table:table-cell>
            <table:table-cell table:style-name="ce28" office:value-type="float" office:value="964.688324" calcext:value-type="float">
              <text:p>964,688324</text:p>
            </table:table-cell>
            <table:table-cell table:style-name="ce28" office:value-type="float" office:value="242.130208333333" calcext:value-type="float">
              <text:p>242,130208333333</text:p>
            </table:table-cell>
            <table:table-cell table:style-name="ce28" office:value-type="float" office:value="242.453125" calcext:value-type="float">
              <text:p>242,453125</text:p>
            </table:table-cell>
            <table:table-cell table:style-name="ce28" office:value-type="float" office:value="240.59375" calcext:value-type="float">
              <text:p>240,59375</text:p>
            </table:table-cell>
            <table:table-cell table:style-name="ce40" office:value-type="float" office:value="255.395833333333" calcext:value-type="float">
              <text:p>255,395833333333</text:p>
            </table:table-cell>
            <table:table-cell/>
            <table:table-cell table:style-name="ce44" office:value-type="float" office:value="12.53446" calcext:value-type="float">
              <text:p>12,53</text:p>
            </table:table-cell>
            <table:table-cell table:style-name="ce46" office:value-type="float" office:value="49.8964926666667" calcext:value-type="float">
              <text:p>49,90</text:p>
            </table:table-cell>
            <table:table-cell table:style-name="ce46" office:value-type="float" office:value="242.130208333333" calcext:value-type="float">
              <text:p>242,13</text:p>
            </table:table-cell>
            <table:table-cell table:style-name="ce46" office:value-type="float" office:value="242.453125" calcext:value-type="float">
              <text:p>242,45</text:p>
            </table:table-cell>
            <table:table-cell table:style-name="ce46" office:value-type="float" office:value="240.59375" calcext:value-type="float">
              <text:p>240,59</text:p>
            </table:table-cell>
            <table:table-cell table:style-name="ce44" office:value-type="float" office:value="255.395833333333" calcext:value-type="float">
              <text:p>255,40</text:p>
            </table:table-cell>
            <table:table-cell office:value-type="float" office:value="130" calcext:value-type="float">
              <text:p>130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4T10:00:00" calcext:value-type="date">
              <text:p>24.01.18 10:00</text:p>
            </table:table-cell>
            <table:table-cell office:value-type="float" office:value="130" calcext:value-type="float">
              <text:p>130</text:p>
            </table:table-cell>
            <table:table-cell table:style-name="ce40" office:value-type="float" office:value="22.4444955" calcext:value-type="float">
              <text:p>22,4444955</text:p>
            </table:table-cell>
            <table:table-cell table:style-name="ce28" office:value-type="float" office:value="27.7691308333333" calcext:value-type="float">
              <text:p>27,7691308333333</text:p>
            </table:table-cell>
            <table:table-cell table:style-name="ce28" office:value-type="float" office:value="963.1466675" calcext:value-type="float">
              <text:p>963,1466675</text:p>
            </table:table-cell>
            <table:table-cell table:style-name="ce28" office:value-type="float" office:value="237.203125" calcext:value-type="float">
              <text:p>237,203125</text:p>
            </table:table-cell>
            <table:table-cell table:style-name="ce28" office:value-type="float" office:value="237.46875" calcext:value-type="float">
              <text:p>237,46875</text:p>
            </table:table-cell>
            <table:table-cell table:style-name="ce28" office:value-type="float" office:value="234.651041666667" calcext:value-type="float">
              <text:p>234,651041666667</text:p>
            </table:table-cell>
            <table:table-cell table:style-name="ce40" office:value-type="float" office:value="245.03125" calcext:value-type="float">
              <text:p>245,03125</text:p>
            </table:table-cell>
            <table:table-cell/>
            <table:table-cell table:style-name="ce44" office:value-type="float" office:value="22.4444955" calcext:value-type="float">
              <text:p>22,44</text:p>
            </table:table-cell>
            <table:table-cell table:style-name="ce46" office:value-type="float" office:value="27.7691308333333" calcext:value-type="float">
              <text:p>27,77</text:p>
            </table:table-cell>
            <table:table-cell table:style-name="ce46" office:value-type="float" office:value="237.203125" calcext:value-type="float">
              <text:p>237,20</text:p>
            </table:table-cell>
            <table:table-cell table:style-name="ce46" office:value-type="float" office:value="237.46875" calcext:value-type="float">
              <text:p>237,47</text:p>
            </table:table-cell>
            <table:table-cell table:style-name="ce46" office:value-type="float" office:value="234.651041666667" calcext:value-type="float">
              <text:p>234,65</text:p>
            </table:table-cell>
            <table:table-cell table:style-name="ce44" office:value-type="float" office:value="245.03125" calcext:value-type="float">
              <text:p>245,03</text:p>
            </table:table-cell>
            <table:table-cell office:value-type="float" office:value="130" calcext:value-type="float">
              <text:p>130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4T11:00:00" calcext:value-type="date">
              <text:p>24.01.18 11:00</text:p>
            </table:table-cell>
            <table:table-cell office:value-type="float" office:value="125" calcext:value-type="float">
              <text:p>125</text:p>
            </table:table-cell>
            <table:table-cell table:style-name="ce40" office:value-type="float" office:value="27.2929223333333" calcext:value-type="float">
              <text:p>27,2929223333333</text:p>
            </table:table-cell>
            <table:table-cell table:style-name="ce28" office:value-type="float" office:value="20.7947408333333" calcext:value-type="float">
              <text:p>20,7947408333333</text:p>
            </table:table-cell>
            <table:table-cell table:style-name="ce28" office:value-type="float" office:value="963.42335" calcext:value-type="float">
              <text:p>963,42335</text:p>
            </table:table-cell>
            <table:table-cell table:style-name="ce28" office:value-type="float" office:value="234.895833333333" calcext:value-type="float">
              <text:p>234,895833333333</text:p>
            </table:table-cell>
            <table:table-cell table:style-name="ce28" office:value-type="float" office:value="234.932291666667" calcext:value-type="float">
              <text:p>234,932291666667</text:p>
            </table:table-cell>
            <table:table-cell table:style-name="ce28" office:value-type="float" office:value="232.427083333333" calcext:value-type="float">
              <text:p>232,427083333333</text:p>
            </table:table-cell>
            <table:table-cell table:style-name="ce40" office:value-type="float" office:value="238.833333333333" calcext:value-type="float">
              <text:p>238,833333333333</text:p>
            </table:table-cell>
            <table:table-cell/>
            <table:table-cell table:style-name="ce44" office:value-type="float" office:value="27.2929223333333" calcext:value-type="float">
              <text:p>27,29</text:p>
            </table:table-cell>
            <table:table-cell table:style-name="ce46" office:value-type="float" office:value="20.7947408333333" calcext:value-type="float">
              <text:p>20,79</text:p>
            </table:table-cell>
            <table:table-cell table:style-name="ce46" office:value-type="float" office:value="234.895833333333" calcext:value-type="float">
              <text:p>234,90</text:p>
            </table:table-cell>
            <table:table-cell table:style-name="ce46" office:value-type="float" office:value="234.932291666667" calcext:value-type="float">
              <text:p>234,93</text:p>
            </table:table-cell>
            <table:table-cell table:style-name="ce46" office:value-type="float" office:value="232.427083333333" calcext:value-type="float">
              <text:p>232,43</text:p>
            </table:table-cell>
            <table:table-cell table:style-name="ce44" office:value-type="float" office:value="238.833333333333" calcext:value-type="float">
              <text:p>238,83</text:p>
            </table:table-cell>
            <table:table-cell office:value-type="float" office:value="125" calcext:value-type="float">
              <text:p>125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4T12:00:00" calcext:value-type="date">
              <text:p>24.01.18 12:00</text:p>
            </table:table-cell>
            <table:table-cell office:value-type="float" office:value="121" calcext:value-type="float">
              <text:p>121</text:p>
            </table:table-cell>
            <table:table-cell table:style-name="ce40" office:value-type="float" office:value="22.2829405" calcext:value-type="float">
              <text:p>22,2829405</text:p>
            </table:table-cell>
            <table:table-cell table:style-name="ce28" office:value-type="float" office:value="26.691844" calcext:value-type="float">
              <text:p>26,691844</text:p>
            </table:table-cell>
            <table:table-cell table:style-name="ce28" office:value-type="float" office:value="963.32666" calcext:value-type="float">
              <text:p>963,32666</text:p>
            </table:table-cell>
            <table:table-cell table:style-name="ce28" office:value-type="float" office:value="236.026041666667" calcext:value-type="float">
              <text:p>236,026041666667</text:p>
            </table:table-cell>
            <table:table-cell table:style-name="ce28" office:value-type="float" office:value="236.052083333333" calcext:value-type="float">
              <text:p>236,052083333333</text:p>
            </table:table-cell>
            <table:table-cell table:style-name="ce28" office:value-type="float" office:value="232.333333333333" calcext:value-type="float">
              <text:p>232,333333333333</text:p>
            </table:table-cell>
            <table:table-cell table:style-name="ce40" office:value-type="float" office:value="241.885416666667" calcext:value-type="float">
              <text:p>241,885416666667</text:p>
            </table:table-cell>
            <table:table-cell/>
            <table:table-cell table:style-name="ce44" office:value-type="float" office:value="22.2829405" calcext:value-type="float">
              <text:p>22,28</text:p>
            </table:table-cell>
            <table:table-cell table:style-name="ce46" office:value-type="float" office:value="26.691844" calcext:value-type="float">
              <text:p>26,69</text:p>
            </table:table-cell>
            <table:table-cell table:style-name="ce46" office:value-type="float" office:value="236.026041666667" calcext:value-type="float">
              <text:p>236,03</text:p>
            </table:table-cell>
            <table:table-cell table:style-name="ce46" office:value-type="float" office:value="236.052083333333" calcext:value-type="float">
              <text:p>236,05</text:p>
            </table:table-cell>
            <table:table-cell table:style-name="ce46" office:value-type="float" office:value="232.333333333333" calcext:value-type="float">
              <text:p>232,33</text:p>
            </table:table-cell>
            <table:table-cell table:style-name="ce44" office:value-type="float" office:value="241.885416666667" calcext:value-type="float">
              <text:p>241,89</text:p>
            </table:table-cell>
            <table:table-cell office:value-type="float" office:value="121" calcext:value-type="float">
              <text:p>121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4T13:00:00" calcext:value-type="date">
              <text:p>24.01.18 13:00</text:p>
            </table:table-cell>
            <table:table-cell office:value-type="float" office:value="89" calcext:value-type="float">
              <text:p>89</text:p>
            </table:table-cell>
            <table:table-cell table:style-name="ce40" office:value-type="float" office:value="18.2057933333333" calcext:value-type="float">
              <text:p>18,2057933333333</text:p>
            </table:table-cell>
            <table:table-cell table:style-name="ce28" office:value-type="float" office:value="34.5209936666667" calcext:value-type="float">
              <text:p>34,5209936666667</text:p>
            </table:table-cell>
            <table:table-cell table:style-name="ce28" office:value-type="float" office:value="962.544993166667" calcext:value-type="float">
              <text:p>962,544993166667</text:p>
            </table:table-cell>
            <table:table-cell table:style-name="ce28" office:value-type="float" office:value="237.838541666667" calcext:value-type="float">
              <text:p>237,838541666667</text:p>
            </table:table-cell>
            <table:table-cell table:style-name="ce28" office:value-type="float" office:value="238.072916666667" calcext:value-type="float">
              <text:p>238,072916666667</text:p>
            </table:table-cell>
            <table:table-cell table:style-name="ce28" office:value-type="float" office:value="235.390625" calcext:value-type="float">
              <text:p>235,390625</text:p>
            </table:table-cell>
            <table:table-cell table:style-name="ce40" office:value-type="float" office:value="249.223958333333" calcext:value-type="float">
              <text:p>249,223958333333</text:p>
            </table:table-cell>
            <table:table-cell/>
            <table:table-cell table:style-name="ce44" office:value-type="float" office:value="18.2057933333333" calcext:value-type="float">
              <text:p>18,21</text:p>
            </table:table-cell>
            <table:table-cell table:style-name="ce46" office:value-type="float" office:value="34.5209936666667" calcext:value-type="float">
              <text:p>34,52</text:p>
            </table:table-cell>
            <table:table-cell table:style-name="ce46" office:value-type="float" office:value="237.838541666667" calcext:value-type="float">
              <text:p>237,84</text:p>
            </table:table-cell>
            <table:table-cell table:style-name="ce46" office:value-type="float" office:value="238.072916666667" calcext:value-type="float">
              <text:p>238,07</text:p>
            </table:table-cell>
            <table:table-cell table:style-name="ce46" office:value-type="float" office:value="235.390625" calcext:value-type="float">
              <text:p>235,39</text:p>
            </table:table-cell>
            <table:table-cell table:style-name="ce44" office:value-type="float" office:value="249.223958333333" calcext:value-type="float">
              <text:p>249,22</text:p>
            </table:table-cell>
            <table:table-cell office:value-type="float" office:value="89" calcext:value-type="float">
              <text:p>89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4T14:00:00" calcext:value-type="date">
              <text:p>24.01.18 14:00</text:p>
            </table:table-cell>
            <table:table-cell office:value-type="float" office:value="77" calcext:value-type="float">
              <text:p>77</text:p>
            </table:table-cell>
            <table:table-cell table:style-name="ce40" office:value-type="float" office:value="16.8817551666667" calcext:value-type="float">
              <text:p>16,8817551666667</text:p>
            </table:table-cell>
            <table:table-cell table:style-name="ce28" office:value-type="float" office:value="40.1782755" calcext:value-type="float">
              <text:p>40,1782755</text:p>
            </table:table-cell>
            <table:table-cell table:style-name="ce28" office:value-type="float" office:value="961.808329166667" calcext:value-type="float">
              <text:p>961,808329166667</text:p>
            </table:table-cell>
            <table:table-cell table:style-name="ce28" office:value-type="float" office:value="238.15625" calcext:value-type="float">
              <text:p>238,15625</text:p>
            </table:table-cell>
            <table:table-cell table:style-name="ce28" office:value-type="float" office:value="238.260416666667" calcext:value-type="float">
              <text:p>238,260416666667</text:p>
            </table:table-cell>
            <table:table-cell table:style-name="ce28" office:value-type="float" office:value="235.588541666667" calcext:value-type="float">
              <text:p>235,588541666667</text:p>
            </table:table-cell>
            <table:table-cell table:style-name="ce40" office:value-type="float" office:value="251.4375" calcext:value-type="float">
              <text:p>251,4375</text:p>
            </table:table-cell>
            <table:table-cell/>
            <table:table-cell table:style-name="ce44" office:value-type="float" office:value="16.8817551666667" calcext:value-type="float">
              <text:p>16,88</text:p>
            </table:table-cell>
            <table:table-cell table:style-name="ce46" office:value-type="float" office:value="40.1782755" calcext:value-type="float">
              <text:p>40,18</text:p>
            </table:table-cell>
            <table:table-cell table:style-name="ce46" office:value-type="float" office:value="238.15625" calcext:value-type="float">
              <text:p>238,16</text:p>
            </table:table-cell>
            <table:table-cell table:style-name="ce46" office:value-type="float" office:value="238.260416666667" calcext:value-type="float">
              <text:p>238,26</text:p>
            </table:table-cell>
            <table:table-cell table:style-name="ce46" office:value-type="float" office:value="235.588541666667" calcext:value-type="float">
              <text:p>235,59</text:p>
            </table:table-cell>
            <table:table-cell table:style-name="ce44" office:value-type="float" office:value="251.4375" calcext:value-type="float">
              <text:p>251,44</text:p>
            </table:table-cell>
            <table:table-cell office:value-type="float" office:value="77" calcext:value-type="float">
              <text:p>77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4T15:00:00" calcext:value-type="date">
              <text:p>24.01.18 15:00</text:p>
            </table:table-cell>
            <table:table-cell office:value-type="float" office:value="89" calcext:value-type="float">
              <text:p>89</text:p>
            </table:table-cell>
            <table:table-cell table:style-name="ce40" office:value-type="float" office:value="14.814476" calcext:value-type="float">
              <text:p>14,814476</text:p>
            </table:table-cell>
            <table:table-cell table:style-name="ce28" office:value-type="float" office:value="45.2531725" calcext:value-type="float">
              <text:p>45,2531725</text:p>
            </table:table-cell>
            <table:table-cell table:style-name="ce28" office:value-type="float" office:value="961.634999666667" calcext:value-type="float">
              <text:p>961,634999666667</text:p>
            </table:table-cell>
            <table:table-cell table:style-name="ce28" office:value-type="float" office:value="238.125" calcext:value-type="float">
              <text:p>238,125</text:p>
            </table:table-cell>
            <table:table-cell table:style-name="ce28" office:value-type="float" office:value="238.291666666667" calcext:value-type="float">
              <text:p>238,291666666667</text:p>
            </table:table-cell>
            <table:table-cell table:style-name="ce28" office:value-type="float" office:value="235.692708333333" calcext:value-type="float">
              <text:p>235,692708333333</text:p>
            </table:table-cell>
            <table:table-cell table:style-name="ce40" office:value-type="float" office:value="248.536458333333" calcext:value-type="float">
              <text:p>248,536458333333</text:p>
            </table:table-cell>
            <table:table-cell/>
            <table:table-cell table:style-name="ce44" office:value-type="float" office:value="14.814476" calcext:value-type="float">
              <text:p>14,81</text:p>
            </table:table-cell>
            <table:table-cell table:style-name="ce46" office:value-type="float" office:value="45.2531725" calcext:value-type="float">
              <text:p>45,25</text:p>
            </table:table-cell>
            <table:table-cell table:style-name="ce46" office:value-type="float" office:value="238.125" calcext:value-type="float">
              <text:p>238,13</text:p>
            </table:table-cell>
            <table:table-cell table:style-name="ce46" office:value-type="float" office:value="238.291666666667" calcext:value-type="float">
              <text:p>238,29</text:p>
            </table:table-cell>
            <table:table-cell table:style-name="ce46" office:value-type="float" office:value="235.692708333333" calcext:value-type="float">
              <text:p>235,69</text:p>
            </table:table-cell>
            <table:table-cell table:style-name="ce44" office:value-type="float" office:value="248.536458333333" calcext:value-type="float">
              <text:p>248,54</text:p>
            </table:table-cell>
            <table:table-cell office:value-type="float" office:value="89" calcext:value-type="float">
              <text:p>89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4T16:00:00" calcext:value-type="date">
              <text:p>24.01.18 16:00</text:p>
            </table:table-cell>
            <table:table-cell office:value-type="float" office:value="80" calcext:value-type="float">
              <text:p>80</text:p>
            </table:table-cell>
            <table:table-cell table:style-name="ce40" office:value-type="float" office:value="12.0079601666667" calcext:value-type="float">
              <text:p>12,0079601666667</text:p>
            </table:table-cell>
            <table:table-cell table:style-name="ce28" office:value-type="float" office:value="51.4201063333333" calcext:value-type="float">
              <text:p>51,4201063333333</text:p>
            </table:table-cell>
            <table:table-cell table:style-name="ce28" office:value-type="float" office:value="961.481669" calcext:value-type="float">
              <text:p>961,481669</text:p>
            </table:table-cell>
            <table:table-cell table:style-name="ce28" office:value-type="float" office:value="238.989583333333" calcext:value-type="float">
              <text:p>238,989583333333</text:p>
            </table:table-cell>
            <table:table-cell table:style-name="ce28" office:value-type="float" office:value="239.140625" calcext:value-type="float">
              <text:p>239,140625</text:p>
            </table:table-cell>
            <table:table-cell table:style-name="ce28" office:value-type="float" office:value="236.401041666667" calcext:value-type="float">
              <text:p>236,401041666667</text:p>
            </table:table-cell>
            <table:table-cell table:style-name="ce40" office:value-type="float" office:value="249.84375" calcext:value-type="float">
              <text:p>249,84375</text:p>
            </table:table-cell>
            <table:table-cell/>
            <table:table-cell table:style-name="ce44" office:value-type="float" office:value="12.0079601666667" calcext:value-type="float">
              <text:p>12,01</text:p>
            </table:table-cell>
            <table:table-cell table:style-name="ce46" office:value-type="float" office:value="51.4201063333333" calcext:value-type="float">
              <text:p>51,42</text:p>
            </table:table-cell>
            <table:table-cell table:style-name="ce46" office:value-type="float" office:value="238.989583333333" calcext:value-type="float">
              <text:p>238,99</text:p>
            </table:table-cell>
            <table:table-cell table:style-name="ce46" office:value-type="float" office:value="239.140625" calcext:value-type="float">
              <text:p>239,14</text:p>
            </table:table-cell>
            <table:table-cell table:style-name="ce46" office:value-type="float" office:value="236.401041666667" calcext:value-type="float">
              <text:p>236,40</text:p>
            </table:table-cell>
            <table:table-cell table:style-name="ce44" office:value-type="float" office:value="249.84375" calcext:value-type="float">
              <text:p>249,84</text:p>
            </table:table-cell>
            <table:table-cell office:value-type="float" office:value="80" calcext:value-type="float">
              <text:p>80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4T17:00:00" calcext:value-type="date">
              <text:p>24.01.18 17:00</text:p>
            </table:table-cell>
            <table:table-cell office:value-type="float" office:value="88" calcext:value-type="float">
              <text:p>88</text:p>
            </table:table-cell>
            <table:table-cell table:style-name="ce40" office:value-type="float" office:value="10.4351363333333" calcext:value-type="float">
              <text:p>10,4351363333333</text:p>
            </table:table-cell>
            <table:table-cell table:style-name="ce28" office:value-type="float" office:value="58.4130616666667" calcext:value-type="float">
              <text:p>58,4130616666667</text:p>
            </table:table-cell>
            <table:table-cell table:style-name="ce28" office:value-type="float" office:value="961.251668333333" calcext:value-type="float">
              <text:p>961,251668333333</text:p>
            </table:table-cell>
            <table:table-cell table:style-name="ce28" office:value-type="float" office:value="239.604166666667" calcext:value-type="float">
              <text:p>239,604166666667</text:p>
            </table:table-cell>
            <table:table-cell table:style-name="ce28" office:value-type="float" office:value="239.84375" calcext:value-type="float">
              <text:p>239,84375</text:p>
            </table:table-cell>
            <table:table-cell table:style-name="ce28" office:value-type="float" office:value="237.067708333333" calcext:value-type="float">
              <text:p>237,067708333333</text:p>
            </table:table-cell>
            <table:table-cell table:style-name="ce40" office:value-type="float" office:value="252.572916666667" calcext:value-type="float">
              <text:p>252,572916666667</text:p>
            </table:table-cell>
            <table:table-cell/>
            <table:table-cell table:style-name="ce44" office:value-type="float" office:value="10.4351363333333" calcext:value-type="float">
              <text:p>10,44</text:p>
            </table:table-cell>
            <table:table-cell table:style-name="ce46" office:value-type="float" office:value="58.4130616666667" calcext:value-type="float">
              <text:p>58,41</text:p>
            </table:table-cell>
            <table:table-cell table:style-name="ce46" office:value-type="float" office:value="239.604166666667" calcext:value-type="float">
              <text:p>239,60</text:p>
            </table:table-cell>
            <table:table-cell table:style-name="ce46" office:value-type="float" office:value="239.84375" calcext:value-type="float">
              <text:p>239,84</text:p>
            </table:table-cell>
            <table:table-cell table:style-name="ce46" office:value-type="float" office:value="237.067708333333" calcext:value-type="float">
              <text:p>237,07</text:p>
            </table:table-cell>
            <table:table-cell table:style-name="ce44" office:value-type="float" office:value="252.572916666667" calcext:value-type="float">
              <text:p>252,57</text:p>
            </table:table-cell>
            <table:table-cell office:value-type="float" office:value="88" calcext:value-type="float">
              <text:p>88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4T18:00:00" calcext:value-type="date">
              <text:p>24.01.18 18:00</text:p>
            </table:table-cell>
            <table:table-cell office:value-type="float" office:value="93" calcext:value-type="float">
              <text:p>93</text:p>
            </table:table-cell>
            <table:table-cell table:style-name="ce40" office:value-type="float" office:value="9.42575216666667" calcext:value-type="float">
              <text:p>9,42575216666667</text:p>
            </table:table-cell>
            <table:table-cell table:style-name="ce28" office:value-type="float" office:value="62.9381243333333" calcext:value-type="float">
              <text:p>62,9381243333333</text:p>
            </table:table-cell>
            <table:table-cell table:style-name="ce28" office:value-type="float" office:value="960.583323" calcext:value-type="float">
              <text:p>960,583323</text:p>
            </table:table-cell>
            <table:table-cell table:style-name="ce28" office:value-type="float" office:value="239.994791666667" calcext:value-type="float">
              <text:p>239,994791666667</text:p>
            </table:table-cell>
            <table:table-cell table:style-name="ce28" office:value-type="float" office:value="240.244791666667" calcext:value-type="float">
              <text:p>240,244791666667</text:p>
            </table:table-cell>
            <table:table-cell table:style-name="ce28" office:value-type="float" office:value="237.541666666667" calcext:value-type="float">
              <text:p>237,541666666667</text:p>
            </table:table-cell>
            <table:table-cell table:style-name="ce40" office:value-type="float" office:value="254.166666666667" calcext:value-type="float">
              <text:p>254,166666666667</text:p>
            </table:table-cell>
            <table:table-cell/>
            <table:table-cell table:style-name="ce44" office:value-type="float" office:value="9.42575216666667" calcext:value-type="float">
              <text:p>9,43</text:p>
            </table:table-cell>
            <table:table-cell table:style-name="ce46" office:value-type="float" office:value="62.9381243333333" calcext:value-type="float">
              <text:p>62,94</text:p>
            </table:table-cell>
            <table:table-cell table:style-name="ce46" office:value-type="float" office:value="239.994791666667" calcext:value-type="float">
              <text:p>239,99</text:p>
            </table:table-cell>
            <table:table-cell table:style-name="ce46" office:value-type="float" office:value="240.244791666667" calcext:value-type="float">
              <text:p>240,24</text:p>
            </table:table-cell>
            <table:table-cell table:style-name="ce46" office:value-type="float" office:value="237.541666666667" calcext:value-type="float">
              <text:p>237,54</text:p>
            </table:table-cell>
            <table:table-cell table:style-name="ce44" office:value-type="float" office:value="254.166666666667" calcext:value-type="float">
              <text:p>254,17</text:p>
            </table:table-cell>
            <table:table-cell office:value-type="float" office:value="93" calcext:value-type="float">
              <text:p>93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4T19:00:00" calcext:value-type="date">
              <text:p>24.01.18 19:00</text:p>
            </table:table-cell>
            <table:table-cell office:value-type="float" office:value="111" calcext:value-type="float">
              <text:p>111</text:p>
            </table:table-cell>
            <table:table-cell table:style-name="ce40" office:value-type="float" office:value="8.53519766666667" calcext:value-type="float">
              <text:p>8,53519766666667</text:p>
            </table:table-cell>
            <table:table-cell table:style-name="ce28" office:value-type="float" office:value="62.5505455" calcext:value-type="float">
              <text:p>62,5505455</text:p>
            </table:table-cell>
            <table:table-cell table:style-name="ce28" office:value-type="float" office:value="960.016662666667" calcext:value-type="float">
              <text:p>960,016662666667</text:p>
            </table:table-cell>
            <table:table-cell table:style-name="ce28" office:value-type="float" office:value="240.328125" calcext:value-type="float">
              <text:p>240,328125</text:p>
            </table:table-cell>
            <table:table-cell table:style-name="ce28" office:value-type="float" office:value="240.453125" calcext:value-type="float">
              <text:p>240,453125</text:p>
            </table:table-cell>
            <table:table-cell table:style-name="ce28" office:value-type="float" office:value="237.713541666667" calcext:value-type="float">
              <text:p>237,713541666667</text:p>
            </table:table-cell>
            <table:table-cell table:style-name="ce40" office:value-type="float" office:value="250.708333333333" calcext:value-type="float">
              <text:p>250,708333333333</text:p>
            </table:table-cell>
            <table:table-cell/>
            <table:table-cell table:style-name="ce44" office:value-type="float" office:value="8.53519766666667" calcext:value-type="float">
              <text:p>8,54</text:p>
            </table:table-cell>
            <table:table-cell table:style-name="ce46" office:value-type="float" office:value="62.5505455" calcext:value-type="float">
              <text:p>62,55</text:p>
            </table:table-cell>
            <table:table-cell table:style-name="ce46" office:value-type="float" office:value="240.328125" calcext:value-type="float">
              <text:p>240,33</text:p>
            </table:table-cell>
            <table:table-cell table:style-name="ce46" office:value-type="float" office:value="240.453125" calcext:value-type="float">
              <text:p>240,45</text:p>
            </table:table-cell>
            <table:table-cell table:style-name="ce46" office:value-type="float" office:value="237.713541666667" calcext:value-type="float">
              <text:p>237,71</text:p>
            </table:table-cell>
            <table:table-cell table:style-name="ce44" office:value-type="float" office:value="250.708333333333" calcext:value-type="float">
              <text:p>250,71</text:p>
            </table:table-cell>
            <table:table-cell office:value-type="float" office:value="111" calcext:value-type="float">
              <text:p>111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4T20:00:00" calcext:value-type="date">
              <text:p>24.01.18 20:00</text:p>
            </table:table-cell>
            <table:table-cell office:value-type="float" office:value="90" calcext:value-type="float">
              <text:p>90</text:p>
            </table:table-cell>
            <table:table-cell table:style-name="ce40" office:value-type="float" office:value="8.21742816666667" calcext:value-type="float">
              <text:p>8,21742816666667</text:p>
            </table:table-cell>
            <table:table-cell table:style-name="ce28" office:value-type="float" office:value="62.4620436666667" calcext:value-type="float">
              <text:p>62,4620436666667</text:p>
            </table:table-cell>
            <table:table-cell table:style-name="ce28" office:value-type="float" office:value="959.696655166667" calcext:value-type="float">
              <text:p>959,696655166667</text:p>
            </table:table-cell>
            <table:table-cell table:style-name="ce28" office:value-type="float" office:value="240.739583333333" calcext:value-type="float">
              <text:p>240,739583333333</text:p>
            </table:table-cell>
            <table:table-cell table:style-name="ce28" office:value-type="float" office:value="240.989583333333" calcext:value-type="float">
              <text:p>240,989583333333</text:p>
            </table:table-cell>
            <table:table-cell table:style-name="ce28" office:value-type="float" office:value="238.177083333333" calcext:value-type="float">
              <text:p>238,177083333333</text:p>
            </table:table-cell>
            <table:table-cell table:style-name="ce40" office:value-type="float" office:value="253.614583333333" calcext:value-type="float">
              <text:p>253,614583333333</text:p>
            </table:table-cell>
            <table:table-cell/>
            <table:table-cell table:style-name="ce44" office:value-type="float" office:value="8.21742816666667" calcext:value-type="float">
              <text:p>8,22</text:p>
            </table:table-cell>
            <table:table-cell table:style-name="ce46" office:value-type="float" office:value="62.4620436666667" calcext:value-type="float">
              <text:p>62,46</text:p>
            </table:table-cell>
            <table:table-cell table:style-name="ce46" office:value-type="float" office:value="240.739583333333" calcext:value-type="float">
              <text:p>240,74</text:p>
            </table:table-cell>
            <table:table-cell table:style-name="ce46" office:value-type="float" office:value="240.989583333333" calcext:value-type="float">
              <text:p>240,99</text:p>
            </table:table-cell>
            <table:table-cell table:style-name="ce46" office:value-type="float" office:value="238.177083333333" calcext:value-type="float">
              <text:p>238,18</text:p>
            </table:table-cell>
            <table:table-cell table:style-name="ce44" office:value-type="float" office:value="253.614583333333" calcext:value-type="float">
              <text:p>253,61</text:p>
            </table:table-cell>
            <table:table-cell office:value-type="float" office:value="90" calcext:value-type="float">
              <text:p>90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4T21:00:00" calcext:value-type="date">
              <text:p>24.01.18 21:00</text:p>
            </table:table-cell>
            <table:table-cell office:value-type="float" office:value="74" calcext:value-type="float">
              <text:p>74</text:p>
            </table:table-cell>
            <table:table-cell table:style-name="ce40" office:value-type="float" office:value="7.880522" calcext:value-type="float">
              <text:p>7,880522</text:p>
            </table:table-cell>
            <table:table-cell table:style-name="ce28" office:value-type="float" office:value="64.7923503333333" calcext:value-type="float">
              <text:p>64,7923503333333</text:p>
            </table:table-cell>
            <table:table-cell table:style-name="ce28" office:value-type="float" office:value="959.800008166667" calcext:value-type="float">
              <text:p>959,800008166667</text:p>
            </table:table-cell>
            <table:table-cell table:style-name="ce28" office:value-type="float" office:value="240.770833333333" calcext:value-type="float">
              <text:p>240,770833333333</text:p>
            </table:table-cell>
            <table:table-cell table:style-name="ce28" office:value-type="float" office:value="241.052083333333" calcext:value-type="float">
              <text:p>241,052083333333</text:p>
            </table:table-cell>
            <table:table-cell table:style-name="ce28" office:value-type="float" office:value="238.416666666667" calcext:value-type="float">
              <text:p>238,416666666667</text:p>
            </table:table-cell>
            <table:table-cell table:style-name="ce40" office:value-type="float" office:value="255.463541666667" calcext:value-type="float">
              <text:p>255,463541666667</text:p>
            </table:table-cell>
            <table:table-cell/>
            <table:table-cell table:style-name="ce44" office:value-type="float" office:value="7.880522" calcext:value-type="float">
              <text:p>7,88</text:p>
            </table:table-cell>
            <table:table-cell table:style-name="ce46" office:value-type="float" office:value="64.7923503333333" calcext:value-type="float">
              <text:p>64,79</text:p>
            </table:table-cell>
            <table:table-cell table:style-name="ce46" office:value-type="float" office:value="240.770833333333" calcext:value-type="float">
              <text:p>240,77</text:p>
            </table:table-cell>
            <table:table-cell table:style-name="ce46" office:value-type="float" office:value="241.052083333333" calcext:value-type="float">
              <text:p>241,05</text:p>
            </table:table-cell>
            <table:table-cell table:style-name="ce46" office:value-type="float" office:value="238.416666666667" calcext:value-type="float">
              <text:p>238,42</text:p>
            </table:table-cell>
            <table:table-cell table:style-name="ce44" office:value-type="float" office:value="255.463541666667" calcext:value-type="float">
              <text:p>255,46</text:p>
            </table:table-cell>
            <table:table-cell office:value-type="float" office:value="74" calcext:value-type="float">
              <text:p>74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4T22:00:00" calcext:value-type="date">
              <text:p>24.01.18 22:00</text:p>
            </table:table-cell>
            <table:table-cell office:value-type="float" office:value="113" calcext:value-type="float">
              <text:p>113</text:p>
            </table:table-cell>
            <table:table-cell table:style-name="ce40" office:value-type="float" office:value="7.33399466666667" calcext:value-type="float">
              <text:p>7,33399466666667</text:p>
            </table:table-cell>
            <table:table-cell table:style-name="ce28" office:value-type="float" office:value="66.7762781666667" calcext:value-type="float">
              <text:p>66,7762781666667</text:p>
            </table:table-cell>
            <table:table-cell table:style-name="ce28" office:value-type="float" office:value="960.013336166667" calcext:value-type="float">
              <text:p>960,013336166667</text:p>
            </table:table-cell>
            <table:table-cell table:style-name="ce28" office:value-type="float" office:value="241.0625" calcext:value-type="float">
              <text:p>241,0625</text:p>
            </table:table-cell>
            <table:table-cell table:style-name="ce28" office:value-type="float" office:value="241.328125" calcext:value-type="float">
              <text:p>241,328125</text:p>
            </table:table-cell>
            <table:table-cell table:style-name="ce28" office:value-type="float" office:value="238.552083333333" calcext:value-type="float">
              <text:p>238,552083333333</text:p>
            </table:table-cell>
            <table:table-cell table:style-name="ce40" office:value-type="float" office:value="254.223958333333" calcext:value-type="float">
              <text:p>254,223958333333</text:p>
            </table:table-cell>
            <table:table-cell/>
            <table:table-cell table:style-name="ce44" office:value-type="float" office:value="7.33399466666667" calcext:value-type="float">
              <text:p>7,33</text:p>
            </table:table-cell>
            <table:table-cell table:style-name="ce46" office:value-type="float" office:value="66.7762781666667" calcext:value-type="float">
              <text:p>66,78</text:p>
            </table:table-cell>
            <table:table-cell table:style-name="ce46" office:value-type="float" office:value="241.0625" calcext:value-type="float">
              <text:p>241,06</text:p>
            </table:table-cell>
            <table:table-cell table:style-name="ce46" office:value-type="float" office:value="241.328125" calcext:value-type="float">
              <text:p>241,33</text:p>
            </table:table-cell>
            <table:table-cell table:style-name="ce46" office:value-type="float" office:value="238.552083333333" calcext:value-type="float">
              <text:p>238,55</text:p>
            </table:table-cell>
            <table:table-cell table:style-name="ce44" office:value-type="float" office:value="254.223958333333" calcext:value-type="float">
              <text:p>254,22</text:p>
            </table:table-cell>
            <table:table-cell office:value-type="float" office:value="113" calcext:value-type="float">
              <text:p>113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4T23:00:00" calcext:value-type="date">
              <text:p>24.01.18 23:00</text:p>
            </table:table-cell>
            <table:table-cell office:value-type="float" office:value="112" calcext:value-type="float">
              <text:p>112</text:p>
            </table:table-cell>
            <table:table-cell table:style-name="ce40" office:value-type="float" office:value="6.45901683333333" calcext:value-type="float">
              <text:p>6,45901683333333</text:p>
            </table:table-cell>
            <table:table-cell table:style-name="ce40" office:value-type="float" office:value="66.4085338333333" calcext:value-type="float">
              <text:p>66,4085338333333</text:p>
            </table:table-cell>
            <table:table-cell table:style-name="ce40" office:value-type="float" office:value="960.141682833334" calcext:value-type="float">
              <text:p>960,141682833334</text:p>
            </table:table-cell>
            <table:table-cell table:style-name="ce40" office:value-type="float" office:value="240.947916666667" calcext:value-type="float">
              <text:p>240,947916666667</text:p>
            </table:table-cell>
            <table:table-cell table:style-name="ce40" office:value-type="float" office:value="241.041666666667" calcext:value-type="float">
              <text:p>241,041666666667</text:p>
            </table:table-cell>
            <table:table-cell table:style-name="ce40" office:value-type="float" office:value="238.5" calcext:value-type="float">
              <text:p>238,5</text:p>
            </table:table-cell>
            <table:table-cell table:style-name="ce40" office:value-type="float" office:value="250.192708333333" calcext:value-type="float">
              <text:p>250,192708333333</text:p>
            </table:table-cell>
            <table:table-cell/>
            <table:table-cell table:style-name="ce44" office:value-type="float" office:value="6.45901683333333" calcext:value-type="float">
              <text:p>6,46</text:p>
            </table:table-cell>
            <table:table-cell table:style-name="ce44" office:value-type="float" office:value="66.4085338333333" calcext:value-type="float">
              <text:p>66,41</text:p>
            </table:table-cell>
            <table:table-cell table:style-name="ce44" office:value-type="float" office:value="240.947916666667" calcext:value-type="float">
              <text:p>240,95</text:p>
            </table:table-cell>
            <table:table-cell table:style-name="ce44" office:value-type="float" office:value="241.041666666667" calcext:value-type="float">
              <text:p>241,04</text:p>
            </table:table-cell>
            <table:table-cell table:style-name="ce44" office:value-type="float" office:value="238.5" calcext:value-type="float">
              <text:p>238,50</text:p>
            </table:table-cell>
            <table:table-cell table:style-name="ce44" office:value-type="float" office:value="250.192708333333" calcext:value-type="float">
              <text:p>250,19</text:p>
            </table:table-cell>
            <table:table-cell office:value-type="float" office:value="112" calcext:value-type="float">
              <text:p>112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5" calcext:value-type="date">
              <text:p>25.01.18 00:00</text:p>
            </table:table-cell>
            <table:table-cell office:value-type="float" office:value="109" calcext:value-type="float">
              <text:p>109</text:p>
            </table:table-cell>
            <table:table-cell table:style-name="ce40" office:value-type="float" office:value="5.94675883333333" calcext:value-type="float">
              <text:p>5,94675883333333</text:p>
            </table:table-cell>
            <table:table-cell table:style-name="ce40" office:value-type="float" office:value="67.5300726666667" calcext:value-type="float">
              <text:p>67,5300726666667</text:p>
            </table:table-cell>
            <table:table-cell table:style-name="ce40" office:value-type="float" office:value="959.888336166667" calcext:value-type="float">
              <text:p>959,888336166667</text:p>
            </table:table-cell>
            <table:table-cell table:style-name="ce40" office:value-type="float" office:value="241.119791666667" calcext:value-type="float">
              <text:p>241,119791666667</text:p>
            </table:table-cell>
            <table:table-cell table:style-name="ce40" office:value-type="float" office:value="241.197916666667" calcext:value-type="float">
              <text:p>241,197916666667</text:p>
            </table:table-cell>
            <table:table-cell table:style-name="ce40" office:value-type="float" office:value="238.666666666667" calcext:value-type="float">
              <text:p>238,666666666667</text:p>
            </table:table-cell>
            <table:table-cell table:style-name="ce40" office:value-type="float" office:value="249.776041666667" calcext:value-type="float">
              <text:p>249,776041666667</text:p>
            </table:table-cell>
            <table:table-cell/>
            <table:table-cell table:style-name="ce44" office:value-type="float" office:value="5.94675883333333" calcext:value-type="float">
              <text:p>5,95</text:p>
            </table:table-cell>
            <table:table-cell table:style-name="ce44" office:value-type="float" office:value="67.5300726666667" calcext:value-type="float">
              <text:p>67,53</text:p>
            </table:table-cell>
            <table:table-cell table:style-name="ce44" office:value-type="float" office:value="241.119791666667" calcext:value-type="float">
              <text:p>241,12</text:p>
            </table:table-cell>
            <table:table-cell table:style-name="ce44" office:value-type="float" office:value="241.197916666667" calcext:value-type="float">
              <text:p>241,20</text:p>
            </table:table-cell>
            <table:table-cell table:style-name="ce44" office:value-type="float" office:value="238.666666666667" calcext:value-type="float">
              <text:p>238,67</text:p>
            </table:table-cell>
            <table:table-cell table:style-name="ce44" office:value-type="float" office:value="249.776041666667" calcext:value-type="float">
              <text:p>249,78</text:p>
            </table:table-cell>
            <table:table-cell office:value-type="float" office:value="109" calcext:value-type="float">
              <text:p>109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5T01:00:00" calcext:value-type="date">
              <text:p>25.01.18 01:00</text:p>
            </table:table-cell>
            <table:table-cell office:value-type="float" office:value="73" calcext:value-type="float">
              <text:p>73</text:p>
            </table:table-cell>
            <table:table-cell table:style-name="ce40" office:value-type="float" office:value="6.35309383333333" calcext:value-type="float">
              <text:p>6,35309383333333</text:p>
            </table:table-cell>
            <table:table-cell table:style-name="ce28" office:value-type="float" office:value="66.021464" calcext:value-type="float">
              <text:p>66,021464</text:p>
            </table:table-cell>
            <table:table-cell table:style-name="ce28" office:value-type="float" office:value="959.910003833333" calcext:value-type="float">
              <text:p>959,910003833333</text:p>
            </table:table-cell>
            <table:table-cell table:style-name="ce28" office:value-type="float" office:value="241.140625" calcext:value-type="float">
              <text:p>241,140625</text:p>
            </table:table-cell>
            <table:table-cell table:style-name="ce28" office:value-type="float" office:value="241.192708333333" calcext:value-type="float">
              <text:p>241,192708333333</text:p>
            </table:table-cell>
            <table:table-cell table:style-name="ce28" office:value-type="float" office:value="238.5" calcext:value-type="float">
              <text:p>238,5</text:p>
            </table:table-cell>
            <table:table-cell table:style-name="ce40" office:value-type="float" office:value="248.958333333333" calcext:value-type="float">
              <text:p>248,958333333333</text:p>
            </table:table-cell>
            <table:table-cell/>
            <table:table-cell table:style-name="ce44" office:value-type="float" office:value="6.35309383333333" calcext:value-type="float">
              <text:p>6,35</text:p>
            </table:table-cell>
            <table:table-cell table:style-name="ce46" office:value-type="float" office:value="66.021464" calcext:value-type="float">
              <text:p>66,02</text:p>
            </table:table-cell>
            <table:table-cell table:style-name="ce46" office:value-type="float" office:value="241.140625" calcext:value-type="float">
              <text:p>241,14</text:p>
            </table:table-cell>
            <table:table-cell table:style-name="ce46" office:value-type="float" office:value="241.192708333333" calcext:value-type="float">
              <text:p>241,19</text:p>
            </table:table-cell>
            <table:table-cell table:style-name="ce46" office:value-type="float" office:value="238.5" calcext:value-type="float">
              <text:p>238,50</text:p>
            </table:table-cell>
            <table:table-cell table:style-name="ce44" office:value-type="float" office:value="248.958333333333" calcext:value-type="float">
              <text:p>248,96</text:p>
            </table:table-cell>
            <table:table-cell office:value-type="float" office:value="73" calcext:value-type="float">
              <text:p>73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5T02:00:00" calcext:value-type="date">
              <text:p>25.01.18 02:00</text:p>
            </table:table-cell>
            <table:table-cell office:value-type="float" office:value="74" calcext:value-type="float">
              <text:p>74</text:p>
            </table:table-cell>
            <table:table-cell table:style-name="ce40" office:value-type="float" office:value="6.32238466666667" calcext:value-type="float">
              <text:p>6,32238466666667</text:p>
            </table:table-cell>
            <table:table-cell table:style-name="ce28" office:value-type="float" office:value="64.8681371666667" calcext:value-type="float">
              <text:p>64,8681371666667</text:p>
            </table:table-cell>
            <table:table-cell table:style-name="ce28" office:value-type="float" office:value="959.808329166667" calcext:value-type="float">
              <text:p>959,808329166667</text:p>
            </table:table-cell>
            <table:table-cell table:style-name="ce28" office:value-type="float" office:value="240.979166666667" calcext:value-type="float">
              <text:p>240,979166666667</text:p>
            </table:table-cell>
            <table:table-cell table:style-name="ce28" office:value-type="float" office:value="241.052083333333" calcext:value-type="float">
              <text:p>241,052083333333</text:p>
            </table:table-cell>
            <table:table-cell table:style-name="ce28" office:value-type="float" office:value="238.5625" calcext:value-type="float">
              <text:p>238,5625</text:p>
            </table:table-cell>
            <table:table-cell table:style-name="ce40" office:value-type="float" office:value="249.140625" calcext:value-type="float">
              <text:p>249,140625</text:p>
            </table:table-cell>
            <table:table-cell/>
            <table:table-cell table:style-name="ce44" office:value-type="float" office:value="6.32238466666667" calcext:value-type="float">
              <text:p>6,32</text:p>
            </table:table-cell>
            <table:table-cell table:style-name="ce46" office:value-type="float" office:value="64.8681371666667" calcext:value-type="float">
              <text:p>64,87</text:p>
            </table:table-cell>
            <table:table-cell table:style-name="ce46" office:value-type="float" office:value="240.979166666667" calcext:value-type="float">
              <text:p>240,98</text:p>
            </table:table-cell>
            <table:table-cell table:style-name="ce46" office:value-type="float" office:value="241.052083333333" calcext:value-type="float">
              <text:p>241,05</text:p>
            </table:table-cell>
            <table:table-cell table:style-name="ce46" office:value-type="float" office:value="238.5625" calcext:value-type="float">
              <text:p>238,56</text:p>
            </table:table-cell>
            <table:table-cell table:style-name="ce44" office:value-type="float" office:value="249.140625" calcext:value-type="float">
              <text:p>249,14</text:p>
            </table:table-cell>
            <table:table-cell office:value-type="float" office:value="74" calcext:value-type="float">
              <text:p>74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5T03:00:00" calcext:value-type="date">
              <text:p>25.01.18 03:00</text:p>
            </table:table-cell>
            <table:table-cell office:value-type="float" office:value="70" calcext:value-type="float">
              <text:p>70</text:p>
            </table:table-cell>
            <table:table-cell table:style-name="ce40" office:value-type="float" office:value="6.1408025" calcext:value-type="float">
              <text:p>6,1408025</text:p>
            </table:table-cell>
            <table:table-cell table:style-name="ce28" office:value-type="float" office:value="63.3689358333333" calcext:value-type="float">
              <text:p>63,3689358333333</text:p>
            </table:table-cell>
            <table:table-cell table:style-name="ce28" office:value-type="float" office:value="959.823333666667" calcext:value-type="float">
              <text:p>959,823333666667</text:p>
            </table:table-cell>
            <table:table-cell table:style-name="ce28" office:value-type="float" office:value="241.145833333333" calcext:value-type="float">
              <text:p>241,145833333333</text:p>
            </table:table-cell>
            <table:table-cell table:style-name="ce28" office:value-type="float" office:value="241.197916666667" calcext:value-type="float">
              <text:p>241,197916666667</text:p>
            </table:table-cell>
            <table:table-cell table:style-name="ce28" office:value-type="float" office:value="238.583333333333" calcext:value-type="float">
              <text:p>238,583333333333</text:p>
            </table:table-cell>
            <table:table-cell table:style-name="ce40" office:value-type="float" office:value="249.692708333333" calcext:value-type="float">
              <text:p>249,692708333333</text:p>
            </table:table-cell>
            <table:table-cell/>
            <table:table-cell table:style-name="ce44" office:value-type="float" office:value="6.1408025" calcext:value-type="float">
              <text:p>6,14</text:p>
            </table:table-cell>
            <table:table-cell table:style-name="ce46" office:value-type="float" office:value="63.3689358333333" calcext:value-type="float">
              <text:p>63,37</text:p>
            </table:table-cell>
            <table:table-cell table:style-name="ce46" office:value-type="float" office:value="241.145833333333" calcext:value-type="float">
              <text:p>241,15</text:p>
            </table:table-cell>
            <table:table-cell table:style-name="ce46" office:value-type="float" office:value="241.197916666667" calcext:value-type="float">
              <text:p>241,20</text:p>
            </table:table-cell>
            <table:table-cell table:style-name="ce46" office:value-type="float" office:value="238.583333333333" calcext:value-type="float">
              <text:p>238,58</text:p>
            </table:table-cell>
            <table:table-cell table:style-name="ce44" office:value-type="float" office:value="249.692708333333" calcext:value-type="float">
              <text:p>249,69</text:p>
            </table:table-cell>
            <table:table-cell office:value-type="float" office:value="70" calcext:value-type="float">
              <text:p>70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5T04:00:00" calcext:value-type="date">
              <text:p>25.01.18 04:00</text:p>
            </table:table-cell>
            <table:table-cell office:value-type="float" office:value="70" calcext:value-type="float">
              <text:p>70</text:p>
            </table:table-cell>
            <table:table-cell table:style-name="ce40" office:value-type="float" office:value="6.56939033333333" calcext:value-type="float">
              <text:p>6,56939033333333</text:p>
            </table:table-cell>
            <table:table-cell table:style-name="ce28" office:value-type="float" office:value="60.586455" calcext:value-type="float">
              <text:p>60,586455</text:p>
            </table:table-cell>
            <table:table-cell table:style-name="ce28" office:value-type="float" office:value="959.713348333333" calcext:value-type="float">
              <text:p>959,713348333333</text:p>
            </table:table-cell>
            <table:table-cell table:style-name="ce28" office:value-type="float" office:value="241.307291666667" calcext:value-type="float">
              <text:p>241,307291666667</text:p>
            </table:table-cell>
            <table:table-cell table:style-name="ce28" office:value-type="float" office:value="241.458333333333" calcext:value-type="float">
              <text:p>241,458333333333</text:p>
            </table:table-cell>
            <table:table-cell table:style-name="ce28" office:value-type="float" office:value="238.770833333333" calcext:value-type="float">
              <text:p>238,770833333333</text:p>
            </table:table-cell>
            <table:table-cell table:style-name="ce40" office:value-type="float" office:value="254.484375" calcext:value-type="float">
              <text:p>254,484375</text:p>
            </table:table-cell>
            <table:table-cell/>
            <table:table-cell table:style-name="ce44" office:value-type="float" office:value="6.56939033333333" calcext:value-type="float">
              <text:p>6,57</text:p>
            </table:table-cell>
            <table:table-cell table:style-name="ce46" office:value-type="float" office:value="60.586455" calcext:value-type="float">
              <text:p>60,59</text:p>
            </table:table-cell>
            <table:table-cell table:style-name="ce46" office:value-type="float" office:value="241.307291666667" calcext:value-type="float">
              <text:p>241,31</text:p>
            </table:table-cell>
            <table:table-cell table:style-name="ce46" office:value-type="float" office:value="241.458333333333" calcext:value-type="float">
              <text:p>241,46</text:p>
            </table:table-cell>
            <table:table-cell table:style-name="ce46" office:value-type="float" office:value="238.770833333333" calcext:value-type="float">
              <text:p>238,77</text:p>
            </table:table-cell>
            <table:table-cell table:style-name="ce44" office:value-type="float" office:value="254.484375" calcext:value-type="float">
              <text:p>254,48</text:p>
            </table:table-cell>
            <table:table-cell office:value-type="float" office:value="70" calcext:value-type="float">
              <text:p>70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5T05:00:00" calcext:value-type="date">
              <text:p>25.01.18 05:00</text:p>
            </table:table-cell>
            <table:table-cell office:value-type="float" office:value="75" calcext:value-type="float">
              <text:p>75</text:p>
            </table:table-cell>
            <table:table-cell table:style-name="ce40" office:value-type="float" office:value="7.107462" calcext:value-type="float">
              <text:p>7,107462</text:p>
            </table:table-cell>
            <table:table-cell table:style-name="ce28" office:value-type="float" office:value="59.2545968333333" calcext:value-type="float">
              <text:p>59,2545968333333</text:p>
            </table:table-cell>
            <table:table-cell table:style-name="ce28" office:value-type="float" office:value="959.6233215" calcext:value-type="float">
              <text:p>959,6233215</text:p>
            </table:table-cell>
            <table:table-cell table:style-name="ce28" office:value-type="float" office:value="241.541666666667" calcext:value-type="float">
              <text:p>241,541666666667</text:p>
            </table:table-cell>
            <table:table-cell table:style-name="ce28" office:value-type="float" office:value="241.817708333333" calcext:value-type="float">
              <text:p>241,817708333333</text:p>
            </table:table-cell>
            <table:table-cell table:style-name="ce28" office:value-type="float" office:value="239.276041666667" calcext:value-type="float">
              <text:p>239,276041666667</text:p>
            </table:table-cell>
            <table:table-cell table:style-name="ce40" office:value-type="float" office:value="256.25" calcext:value-type="float">
              <text:p>256,25</text:p>
            </table:table-cell>
            <table:table-cell/>
            <table:table-cell table:style-name="ce44" office:value-type="float" office:value="7.107462" calcext:value-type="float">
              <text:p>7,11</text:p>
            </table:table-cell>
            <table:table-cell table:style-name="ce46" office:value-type="float" office:value="59.2545968333333" calcext:value-type="float">
              <text:p>59,25</text:p>
            </table:table-cell>
            <table:table-cell table:style-name="ce46" office:value-type="float" office:value="241.541666666667" calcext:value-type="float">
              <text:p>241,54</text:p>
            </table:table-cell>
            <table:table-cell table:style-name="ce46" office:value-type="float" office:value="241.817708333333" calcext:value-type="float">
              <text:p>241,82</text:p>
            </table:table-cell>
            <table:table-cell table:style-name="ce46" office:value-type="float" office:value="239.276041666667" calcext:value-type="float">
              <text:p>239,28</text:p>
            </table:table-cell>
            <table:table-cell table:style-name="ce44" office:value-type="float" office:value="256.25" calcext:value-type="float">
              <text:p>256,25</text:p>
            </table:table-cell>
            <table:table-cell office:value-type="float" office:value="75" calcext:value-type="float">
              <text:p>75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5T06:00:00" calcext:value-type="date">
              <text:p>25.01.18 06:00</text:p>
            </table:table-cell>
            <table:table-cell office:value-type="float" office:value="91" calcext:value-type="float">
              <text:p>91</text:p>
            </table:table-cell>
            <table:table-cell table:style-name="ce40" office:value-type="float" office:value="6.88760466666667" calcext:value-type="float">
              <text:p>6,88760466666667</text:p>
            </table:table-cell>
            <table:table-cell table:style-name="ce28" office:value-type="float" office:value="59.9422695" calcext:value-type="float">
              <text:p>59,9422695</text:p>
            </table:table-cell>
            <table:table-cell table:style-name="ce28" office:value-type="float" office:value="959.766683" calcext:value-type="float">
              <text:p>959,766683</text:p>
            </table:table-cell>
            <table:table-cell table:style-name="ce28" office:value-type="float" office:value="241.661458333333" calcext:value-type="float">
              <text:p>241,661458333333</text:p>
            </table:table-cell>
            <table:table-cell table:style-name="ce28" office:value-type="float" office:value="241.984375" calcext:value-type="float">
              <text:p>241,984375</text:p>
            </table:table-cell>
            <table:table-cell table:style-name="ce28" office:value-type="float" office:value="239.380208333333" calcext:value-type="float">
              <text:p>239,380208333333</text:p>
            </table:table-cell>
            <table:table-cell table:style-name="ce40" office:value-type="float" office:value="256.994791666667" calcext:value-type="float">
              <text:p>256,994791666667</text:p>
            </table:table-cell>
            <table:table-cell/>
            <table:table-cell table:style-name="ce44" office:value-type="float" office:value="6.88760466666667" calcext:value-type="float">
              <text:p>6,89</text:p>
            </table:table-cell>
            <table:table-cell table:style-name="ce46" office:value-type="float" office:value="59.9422695" calcext:value-type="float">
              <text:p>59,94</text:p>
            </table:table-cell>
            <table:table-cell table:style-name="ce46" office:value-type="float" office:value="241.661458333333" calcext:value-type="float">
              <text:p>241,66</text:p>
            </table:table-cell>
            <table:table-cell table:style-name="ce46" office:value-type="float" office:value="241.984375" calcext:value-type="float">
              <text:p>241,98</text:p>
            </table:table-cell>
            <table:table-cell table:style-name="ce46" office:value-type="float" office:value="239.380208333333" calcext:value-type="float">
              <text:p>239,38</text:p>
            </table:table-cell>
            <table:table-cell table:style-name="ce44" office:value-type="float" office:value="256.994791666667" calcext:value-type="float">
              <text:p>256,99</text:p>
            </table:table-cell>
            <table:table-cell office:value-type="float" office:value="91" calcext:value-type="float">
              <text:p>91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5T07:00:00" calcext:value-type="date">
              <text:p>25.01.18 07:00</text:p>
            </table:table-cell>
            <table:table-cell office:value-type="float" office:value="105" calcext:value-type="float">
              <text:p>105</text:p>
            </table:table-cell>
            <table:table-cell table:style-name="ce40" office:value-type="float" office:value="6.95569816666667" calcext:value-type="float">
              <text:p>6,95569816666667</text:p>
            </table:table-cell>
            <table:table-cell table:style-name="ce28" office:value-type="float" office:value="59.2044965" calcext:value-type="float">
              <text:p>59,2044965</text:p>
            </table:table-cell>
            <table:table-cell table:style-name="ce28" office:value-type="float" office:value="959.716675" calcext:value-type="float">
              <text:p>959,716675</text:p>
            </table:table-cell>
            <table:table-cell table:style-name="ce28" office:value-type="float" office:value="241.96875" calcext:value-type="float">
              <text:p>241,96875</text:p>
            </table:table-cell>
            <table:table-cell table:style-name="ce28" office:value-type="float" office:value="242.135416666667" calcext:value-type="float">
              <text:p>242,135416666667</text:p>
            </table:table-cell>
            <table:table-cell table:style-name="ce28" office:value-type="float" office:value="239.666666666667" calcext:value-type="float">
              <text:p>239,666666666667</text:p>
            </table:table-cell>
            <table:table-cell table:style-name="ce40" office:value-type="float" office:value="253.322916666667" calcext:value-type="float">
              <text:p>253,322916666667</text:p>
            </table:table-cell>
            <table:table-cell/>
            <table:table-cell table:style-name="ce44" office:value-type="float" office:value="6.95569816666667" calcext:value-type="float">
              <text:p>6,96</text:p>
            </table:table-cell>
            <table:table-cell table:style-name="ce46" office:value-type="float" office:value="59.2044965" calcext:value-type="float">
              <text:p>59,20</text:p>
            </table:table-cell>
            <table:table-cell table:style-name="ce46" office:value-type="float" office:value="241.96875" calcext:value-type="float">
              <text:p>241,97</text:p>
            </table:table-cell>
            <table:table-cell table:style-name="ce46" office:value-type="float" office:value="242.135416666667" calcext:value-type="float">
              <text:p>242,14</text:p>
            </table:table-cell>
            <table:table-cell table:style-name="ce46" office:value-type="float" office:value="239.666666666667" calcext:value-type="float">
              <text:p>239,67</text:p>
            </table:table-cell>
            <table:table-cell table:style-name="ce44" office:value-type="float" office:value="253.322916666667" calcext:value-type="float">
              <text:p>253,32</text:p>
            </table:table-cell>
            <table:table-cell office:value-type="float" office:value="105" calcext:value-type="float">
              <text:p>105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5T08:00:00" calcext:value-type="date">
              <text:p>25.01.18 08:00</text:p>
            </table:table-cell>
            <table:table-cell office:value-type="float" office:value="97" calcext:value-type="float">
              <text:p>97</text:p>
            </table:table-cell>
            <table:table-cell table:style-name="ce40" office:value-type="float" office:value="8.1880545" calcext:value-type="float">
              <text:p>8,1880545</text:p>
            </table:table-cell>
            <table:table-cell table:style-name="ce28" office:value-type="float" office:value="54.6906226666667" calcext:value-type="float">
              <text:p>54,6906226666667</text:p>
            </table:table-cell>
            <table:table-cell table:style-name="ce28" office:value-type="float" office:value="959.168335" calcext:value-type="float">
              <text:p>959,168335</text:p>
            </table:table-cell>
            <table:table-cell table:style-name="ce28" office:value-type="float" office:value="242.09375" calcext:value-type="float">
              <text:p>242,09375</text:p>
            </table:table-cell>
            <table:table-cell table:style-name="ce28" office:value-type="float" office:value="242.317708333333" calcext:value-type="float">
              <text:p>242,317708333333</text:p>
            </table:table-cell>
            <table:table-cell table:style-name="ce28" office:value-type="float" office:value="240.005208333333" calcext:value-type="float">
              <text:p>240,005208333333</text:p>
            </table:table-cell>
            <table:table-cell table:style-name="ce40" office:value-type="float" office:value="256.125" calcext:value-type="float">
              <text:p>256,125</text:p>
            </table:table-cell>
            <table:table-cell/>
            <table:table-cell table:style-name="ce44" office:value-type="float" office:value="8.1880545" calcext:value-type="float">
              <text:p>8,19</text:p>
            </table:table-cell>
            <table:table-cell table:style-name="ce46" office:value-type="float" office:value="54.6906226666667" calcext:value-type="float">
              <text:p>54,69</text:p>
            </table:table-cell>
            <table:table-cell table:style-name="ce46" office:value-type="float" office:value="242.09375" calcext:value-type="float">
              <text:p>242,09</text:p>
            </table:table-cell>
            <table:table-cell table:style-name="ce46" office:value-type="float" office:value="242.317708333333" calcext:value-type="float">
              <text:p>242,32</text:p>
            </table:table-cell>
            <table:table-cell table:style-name="ce46" office:value-type="float" office:value="240.005208333333" calcext:value-type="float">
              <text:p>240,01</text:p>
            </table:table-cell>
            <table:table-cell table:style-name="ce44" office:value-type="float" office:value="256.125" calcext:value-type="float">
              <text:p>256,13</text:p>
            </table:table-cell>
            <table:table-cell office:value-type="float" office:value="97" calcext:value-type="float">
              <text:p>97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5T09:00:00" calcext:value-type="date">
              <text:p>25.01.18 09:00</text:p>
            </table:table-cell>
            <table:table-cell office:value-type="float" office:value="87" calcext:value-type="float">
              <text:p>87</text:p>
            </table:table-cell>
            <table:table-cell table:style-name="ce40" office:value-type="float" office:value="13.5162508333333" calcext:value-type="float">
              <text:p>13,5162508333333</text:p>
            </table:table-cell>
            <table:table-cell table:style-name="ce28" office:value-type="float" office:value="42.2858016666667" calcext:value-type="float">
              <text:p>42,2858016666667</text:p>
            </table:table-cell>
            <table:table-cell table:style-name="ce28" office:value-type="float" office:value="958.3566795" calcext:value-type="float">
              <text:p>958,3566795</text:p>
            </table:table-cell>
            <table:table-cell table:style-name="ce28" office:value-type="float" office:value="241.671875" calcext:value-type="float">
              <text:p>241,671875</text:p>
            </table:table-cell>
            <table:table-cell table:style-name="ce28" office:value-type="float" office:value="241.838541666667" calcext:value-type="float">
              <text:p>241,838541666667</text:p>
            </table:table-cell>
            <table:table-cell table:style-name="ce28" office:value-type="float" office:value="240.546875" calcext:value-type="float">
              <text:p>240,546875</text:p>
            </table:table-cell>
            <table:table-cell table:style-name="ce40" office:value-type="float" office:value="252.942708333333" calcext:value-type="float">
              <text:p>252,942708333333</text:p>
            </table:table-cell>
            <table:table-cell/>
            <table:table-cell table:style-name="ce44" office:value-type="float" office:value="13.5162508333333" calcext:value-type="float">
              <text:p>13,52</text:p>
            </table:table-cell>
            <table:table-cell table:style-name="ce46" office:value-type="float" office:value="42.2858016666667" calcext:value-type="float">
              <text:p>42,29</text:p>
            </table:table-cell>
            <table:table-cell table:style-name="ce46" office:value-type="float" office:value="241.671875" calcext:value-type="float">
              <text:p>241,67</text:p>
            </table:table-cell>
            <table:table-cell table:style-name="ce46" office:value-type="float" office:value="241.838541666667" calcext:value-type="float">
              <text:p>241,84</text:p>
            </table:table-cell>
            <table:table-cell table:style-name="ce46" office:value-type="float" office:value="240.546875" calcext:value-type="float">
              <text:p>240,55</text:p>
            </table:table-cell>
            <table:table-cell table:style-name="ce44" office:value-type="float" office:value="252.942708333333" calcext:value-type="float">
              <text:p>252,94</text:p>
            </table:table-cell>
            <table:table-cell office:value-type="float" office:value="87" calcext:value-type="float">
              <text:p>87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5T10:00:00" calcext:value-type="date">
              <text:p>25.01.18 10:00</text:p>
            </table:table-cell>
            <table:table-cell office:value-type="float" office:value="86" calcext:value-type="float">
              <text:p>86</text:p>
            </table:table-cell>
            <table:table-cell table:style-name="ce40" office:value-type="float" office:value="23.6781871666667" calcext:value-type="float">
              <text:p>23,6781871666667</text:p>
            </table:table-cell>
            <table:table-cell table:style-name="ce28" office:value-type="float" office:value="25.2646168333333" calcext:value-type="float">
              <text:p>25,2646168333333</text:p>
            </table:table-cell>
            <table:table-cell table:style-name="ce28" office:value-type="float" office:value="956.433329333333" calcext:value-type="float">
              <text:p>956,433329333333</text:p>
            </table:table-cell>
            <table:table-cell table:style-name="ce28" office:value-type="float" office:value="237.109375" calcext:value-type="float">
              <text:p>237,109375</text:p>
            </table:table-cell>
            <table:table-cell table:style-name="ce28" office:value-type="float" office:value="237.223958333333" calcext:value-type="float">
              <text:p>237,223958333333</text:p>
            </table:table-cell>
            <table:table-cell table:style-name="ce28" office:value-type="float" office:value="234.755208333333" calcext:value-type="float">
              <text:p>234,755208333333</text:p>
            </table:table-cell>
            <table:table-cell table:style-name="ce40" office:value-type="float" office:value="245.260416666667" calcext:value-type="float">
              <text:p>245,260416666667</text:p>
            </table:table-cell>
            <table:table-cell/>
            <table:table-cell table:style-name="ce44" office:value-type="float" office:value="23.6781871666667" calcext:value-type="float">
              <text:p>23,68</text:p>
            </table:table-cell>
            <table:table-cell table:style-name="ce46" office:value-type="float" office:value="25.2646168333333" calcext:value-type="float">
              <text:p>25,26</text:p>
            </table:table-cell>
            <table:table-cell table:style-name="ce46" office:value-type="float" office:value="237.109375" calcext:value-type="float">
              <text:p>237,11</text:p>
            </table:table-cell>
            <table:table-cell table:style-name="ce46" office:value-type="float" office:value="237.223958333333" calcext:value-type="float">
              <text:p>237,22</text:p>
            </table:table-cell>
            <table:table-cell table:style-name="ce46" office:value-type="float" office:value="234.755208333333" calcext:value-type="float">
              <text:p>234,76</text:p>
            </table:table-cell>
            <table:table-cell table:style-name="ce44" office:value-type="float" office:value="245.260416666667" calcext:value-type="float">
              <text:p>245,26</text:p>
            </table:table-cell>
            <table:table-cell office:value-type="float" office:value="86" calcext:value-type="float">
              <text:p>86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5T11:00:00" calcext:value-type="date">
              <text:p>25.01.18 11:00</text:p>
            </table:table-cell>
            <table:table-cell office:value-type="float" office:value="98" calcext:value-type="float">
              <text:p>98</text:p>
            </table:table-cell>
            <table:table-cell table:style-name="ce40" office:value-type="float" office:value="27.4215435" calcext:value-type="float">
              <text:p>27,4215435</text:p>
            </table:table-cell>
            <table:table-cell table:style-name="ce28" office:value-type="float" office:value="19.3349611666667" calcext:value-type="float">
              <text:p>19,3349611666667</text:p>
            </table:table-cell>
            <table:table-cell table:style-name="ce28" office:value-type="float" office:value="956.623331833333" calcext:value-type="float">
              <text:p>956,623331833333</text:p>
            </table:table-cell>
            <table:table-cell table:style-name="ce28" office:value-type="float" office:value="234.677083333333" calcext:value-type="float">
              <text:p>234,677083333333</text:p>
            </table:table-cell>
            <table:table-cell table:style-name="ce28" office:value-type="float" office:value="234.739583333333" calcext:value-type="float">
              <text:p>234,739583333333</text:p>
            </table:table-cell>
            <table:table-cell table:style-name="ce28" office:value-type="float" office:value="233.708333333333" calcext:value-type="float">
              <text:p>233,708333333333</text:p>
            </table:table-cell>
            <table:table-cell table:style-name="ce40" office:value-type="float" office:value="244.4375" calcext:value-type="float">
              <text:p>244,4375</text:p>
            </table:table-cell>
            <table:table-cell/>
            <table:table-cell table:style-name="ce44" office:value-type="float" office:value="27.4215435" calcext:value-type="float">
              <text:p>27,42</text:p>
            </table:table-cell>
            <table:table-cell table:style-name="ce46" office:value-type="float" office:value="19.3349611666667" calcext:value-type="float">
              <text:p>19,33</text:p>
            </table:table-cell>
            <table:table-cell table:style-name="ce46" office:value-type="float" office:value="234.677083333333" calcext:value-type="float">
              <text:p>234,68</text:p>
            </table:table-cell>
            <table:table-cell table:style-name="ce46" office:value-type="float" office:value="234.739583333333" calcext:value-type="float">
              <text:p>234,74</text:p>
            </table:table-cell>
            <table:table-cell table:style-name="ce46" office:value-type="float" office:value="233.708333333333" calcext:value-type="float">
              <text:p>233,71</text:p>
            </table:table-cell>
            <table:table-cell table:style-name="ce44" office:value-type="float" office:value="244.4375" calcext:value-type="float">
              <text:p>244,44</text:p>
            </table:table-cell>
            <table:table-cell office:value-type="float" office:value="98" calcext:value-type="float">
              <text:p>98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5T12:00:00" calcext:value-type="date">
              <text:p>25.01.18 12:00</text:p>
            </table:table-cell>
            <table:table-cell office:value-type="float" office:value="104" calcext:value-type="float">
              <text:p>104</text:p>
            </table:table-cell>
            <table:table-cell table:style-name="ce40" office:value-type="float" office:value="22.76627" calcext:value-type="float">
              <text:p>22,76627</text:p>
            </table:table-cell>
            <table:table-cell table:style-name="ce28" office:value-type="float" office:value="23.0029755" calcext:value-type="float">
              <text:p>23,0029755</text:p>
            </table:table-cell>
            <table:table-cell table:style-name="ce28" office:value-type="float" office:value="956.085001666667" calcext:value-type="float">
              <text:p>956,085001666667</text:p>
            </table:table-cell>
            <table:table-cell table:style-name="ce28" office:value-type="float" office:value="236.9375" calcext:value-type="float">
              <text:p>236,9375</text:p>
            </table:table-cell>
            <table:table-cell table:style-name="ce28" office:value-type="float" office:value="236.90625" calcext:value-type="float">
              <text:p>236,90625</text:p>
            </table:table-cell>
            <table:table-cell table:style-name="ce28" office:value-type="float" office:value="235.135416666667" calcext:value-type="float">
              <text:p>235,135416666667</text:p>
            </table:table-cell>
            <table:table-cell table:style-name="ce40" office:value-type="float" office:value="243.098958333333" calcext:value-type="float">
              <text:p>243,098958333333</text:p>
            </table:table-cell>
            <table:table-cell/>
            <table:table-cell table:style-name="ce44" office:value-type="float" office:value="22.76627" calcext:value-type="float">
              <text:p>22,77</text:p>
            </table:table-cell>
            <table:table-cell table:style-name="ce46" office:value-type="float" office:value="23.0029755" calcext:value-type="float">
              <text:p>23,00</text:p>
            </table:table-cell>
            <table:table-cell table:style-name="ce46" office:value-type="float" office:value="236.9375" calcext:value-type="float">
              <text:p>236,94</text:p>
            </table:table-cell>
            <table:table-cell table:style-name="ce46" office:value-type="float" office:value="236.90625" calcext:value-type="float">
              <text:p>236,91</text:p>
            </table:table-cell>
            <table:table-cell table:style-name="ce46" office:value-type="float" office:value="235.135416666667" calcext:value-type="float">
              <text:p>235,14</text:p>
            </table:table-cell>
            <table:table-cell table:style-name="ce44" office:value-type="float" office:value="243.098958333333" calcext:value-type="float">
              <text:p>243,10</text:p>
            </table:table-cell>
            <table:table-cell office:value-type="float" office:value="104" calcext:value-type="float">
              <text:p>104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5T13:00:00" calcext:value-type="date">
              <text:p>25.01.18 13:00</text:p>
            </table:table-cell>
            <table:table-cell office:value-type="float" office:value="116" calcext:value-type="float">
              <text:p>116</text:p>
            </table:table-cell>
            <table:table-cell table:style-name="ce40" office:value-type="float" office:value="19.6370898333333" calcext:value-type="float">
              <text:p>19,6370898333333</text:p>
            </table:table-cell>
            <table:table-cell table:style-name="ce28" office:value-type="float" office:value="27.186745" calcext:value-type="float">
              <text:p>27,186745</text:p>
            </table:table-cell>
            <table:table-cell table:style-name="ce28" office:value-type="float" office:value="955.593333" calcext:value-type="float">
              <text:p>955,593333</text:p>
            </table:table-cell>
            <table:table-cell table:style-name="ce28" office:value-type="float" office:value="237.401041666667" calcext:value-type="float">
              <text:p>237,401041666667</text:p>
            </table:table-cell>
            <table:table-cell table:style-name="ce28" office:value-type="float" office:value="237.645833333333" calcext:value-type="float">
              <text:p>237,645833333333</text:p>
            </table:table-cell>
            <table:table-cell table:style-name="ce28" office:value-type="float" office:value="235.583333333333" calcext:value-type="float">
              <text:p>235,583333333333</text:p>
            </table:table-cell>
            <table:table-cell table:style-name="ce40" office:value-type="float" office:value="250.666666666667" calcext:value-type="float">
              <text:p>250,666666666667</text:p>
            </table:table-cell>
            <table:table-cell/>
            <table:table-cell table:style-name="ce44" office:value-type="float" office:value="19.6370898333333" calcext:value-type="float">
              <text:p>19,64</text:p>
            </table:table-cell>
            <table:table-cell table:style-name="ce46" office:value-type="float" office:value="27.186745" calcext:value-type="float">
              <text:p>27,19</text:p>
            </table:table-cell>
            <table:table-cell table:style-name="ce46" office:value-type="float" office:value="237.401041666667" calcext:value-type="float">
              <text:p>237,40</text:p>
            </table:table-cell>
            <table:table-cell table:style-name="ce46" office:value-type="float" office:value="237.645833333333" calcext:value-type="float">
              <text:p>237,65</text:p>
            </table:table-cell>
            <table:table-cell table:style-name="ce46" office:value-type="float" office:value="235.583333333333" calcext:value-type="float">
              <text:p>235,58</text:p>
            </table:table-cell>
            <table:table-cell table:style-name="ce44" office:value-type="float" office:value="250.666666666667" calcext:value-type="float">
              <text:p>250,67</text:p>
            </table:table-cell>
            <table:table-cell office:value-type="float" office:value="116" calcext:value-type="float">
              <text:p>116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5T14:00:00" calcext:value-type="date">
              <text:p>25.01.18 14:00</text:p>
            </table:table-cell>
            <table:table-cell office:value-type="float" office:value="128" calcext:value-type="float">
              <text:p>128</text:p>
            </table:table-cell>
            <table:table-cell table:style-name="ce40" office:value-type="float" office:value="17.2168818333333" calcext:value-type="float">
              <text:p>17,2168818333333</text:p>
            </table:table-cell>
            <table:table-cell table:style-name="ce28" office:value-type="float" office:value="32.0093593333333" calcext:value-type="float">
              <text:p>32,0093593333333</text:p>
            </table:table-cell>
            <table:table-cell table:style-name="ce28" office:value-type="float" office:value="955.506663" calcext:value-type="float">
              <text:p>955,506663</text:p>
            </table:table-cell>
            <table:table-cell table:style-name="ce28" office:value-type="float" office:value="238.15625" calcext:value-type="float">
              <text:p>238,15625</text:p>
            </table:table-cell>
            <table:table-cell table:style-name="ce28" office:value-type="float" office:value="238.46875" calcext:value-type="float">
              <text:p>238,46875</text:p>
            </table:table-cell>
            <table:table-cell table:style-name="ce28" office:value-type="float" office:value="236.083333333333" calcext:value-type="float">
              <text:p>236,083333333333</text:p>
            </table:table-cell>
            <table:table-cell table:style-name="ce40" office:value-type="float" office:value="252.453125" calcext:value-type="float">
              <text:p>252,453125</text:p>
            </table:table-cell>
            <table:table-cell/>
            <table:table-cell table:style-name="ce44" office:value-type="float" office:value="17.2168818333333" calcext:value-type="float">
              <text:p>17,22</text:p>
            </table:table-cell>
            <table:table-cell table:style-name="ce46" office:value-type="float" office:value="32.0093593333333" calcext:value-type="float">
              <text:p>32,01</text:p>
            </table:table-cell>
            <table:table-cell table:style-name="ce46" office:value-type="float" office:value="238.15625" calcext:value-type="float">
              <text:p>238,16</text:p>
            </table:table-cell>
            <table:table-cell table:style-name="ce46" office:value-type="float" office:value="238.46875" calcext:value-type="float">
              <text:p>238,47</text:p>
            </table:table-cell>
            <table:table-cell table:style-name="ce46" office:value-type="float" office:value="236.083333333333" calcext:value-type="float">
              <text:p>236,08</text:p>
            </table:table-cell>
            <table:table-cell table:style-name="ce44" office:value-type="float" office:value="252.453125" calcext:value-type="float">
              <text:p>252,45</text:p>
            </table:table-cell>
            <table:table-cell office:value-type="float" office:value="128" calcext:value-type="float">
              <text:p>128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5T15:00:00" calcext:value-type="date">
              <text:p>25.01.18 15:00</text:p>
            </table:table-cell>
            <table:table-cell office:value-type="float" office:value="112" calcext:value-type="float">
              <text:p>112</text:p>
            </table:table-cell>
            <table:table-cell table:style-name="ce40" office:value-type="float" office:value="15.0325528333333" calcext:value-type="float">
              <text:p>15,0325528333333</text:p>
            </table:table-cell>
            <table:table-cell table:style-name="ce28" office:value-type="float" office:value="38.0712591666667" calcext:value-type="float">
              <text:p>38,0712591666667</text:p>
            </table:table-cell>
            <table:table-cell table:style-name="ce28" office:value-type="float" office:value="955.508331333333" calcext:value-type="float">
              <text:p>955,508331333333</text:p>
            </table:table-cell>
            <table:table-cell table:style-name="ce28" office:value-type="float" office:value="238.489583333333" calcext:value-type="float">
              <text:p>238,489583333333</text:p>
            </table:table-cell>
            <table:table-cell table:style-name="ce28" office:value-type="float" office:value="238.770833333333" calcext:value-type="float">
              <text:p>238,770833333333</text:p>
            </table:table-cell>
            <table:table-cell table:style-name="ce28" office:value-type="float" office:value="236.3125" calcext:value-type="float">
              <text:p>236,3125</text:p>
            </table:table-cell>
            <table:table-cell table:style-name="ce40" office:value-type="float" office:value="252.447916666667" calcext:value-type="float">
              <text:p>252,447916666667</text:p>
            </table:table-cell>
            <table:table-cell/>
            <table:table-cell table:style-name="ce44" office:value-type="float" office:value="15.0325528333333" calcext:value-type="float">
              <text:p>15,03</text:p>
            </table:table-cell>
            <table:table-cell table:style-name="ce46" office:value-type="float" office:value="38.0712591666667" calcext:value-type="float">
              <text:p>38,07</text:p>
            </table:table-cell>
            <table:table-cell table:style-name="ce46" office:value-type="float" office:value="238.489583333333" calcext:value-type="float">
              <text:p>238,49</text:p>
            </table:table-cell>
            <table:table-cell table:style-name="ce46" office:value-type="float" office:value="238.770833333333" calcext:value-type="float">
              <text:p>238,77</text:p>
            </table:table-cell>
            <table:table-cell table:style-name="ce46" office:value-type="float" office:value="236.3125" calcext:value-type="float">
              <text:p>236,31</text:p>
            </table:table-cell>
            <table:table-cell table:style-name="ce44" office:value-type="float" office:value="252.447916666667" calcext:value-type="float">
              <text:p>252,45</text:p>
            </table:table-cell>
            <table:table-cell office:value-type="float" office:value="112" calcext:value-type="float">
              <text:p>112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5T16:00:00" calcext:value-type="date">
              <text:p>25.01.18 16:00</text:p>
            </table:table-cell>
            <table:table-cell office:value-type="float" office:value="113" calcext:value-type="float">
              <text:p>113</text:p>
            </table:table-cell>
            <table:table-cell table:style-name="ce40" office:value-type="float" office:value="12.9821848333333" calcext:value-type="float">
              <text:p>12,9821848333333</text:p>
            </table:table-cell>
            <table:table-cell table:style-name="ce28" office:value-type="float" office:value="42.8875153333333" calcext:value-type="float">
              <text:p>42,8875153333333</text:p>
            </table:table-cell>
            <table:table-cell table:style-name="ce28" office:value-type="float" office:value="955.355010833333" calcext:value-type="float">
              <text:p>955,355010833333</text:p>
            </table:table-cell>
            <table:table-cell table:style-name="ce28" office:value-type="float" office:value="239.25" calcext:value-type="float">
              <text:p>239,25</text:p>
            </table:table-cell>
            <table:table-cell table:style-name="ce28" office:value-type="float" office:value="239.515625" calcext:value-type="float">
              <text:p>239,515625</text:p>
            </table:table-cell>
            <table:table-cell table:style-name="ce28" office:value-type="float" office:value="235.604166666667" calcext:value-type="float">
              <text:p>235,604166666667</text:p>
            </table:table-cell>
            <table:table-cell table:style-name="ce40" office:value-type="float" office:value="254.223958333333" calcext:value-type="float">
              <text:p>254,223958333333</text:p>
            </table:table-cell>
            <table:table-cell/>
            <table:table-cell table:style-name="ce44" office:value-type="float" office:value="12.9821848333333" calcext:value-type="float">
              <text:p>12,98</text:p>
            </table:table-cell>
            <table:table-cell table:style-name="ce46" office:value-type="float" office:value="42.8875153333333" calcext:value-type="float">
              <text:p>42,89</text:p>
            </table:table-cell>
            <table:table-cell table:style-name="ce46" office:value-type="float" office:value="239.25" calcext:value-type="float">
              <text:p>239,25</text:p>
            </table:table-cell>
            <table:table-cell table:style-name="ce46" office:value-type="float" office:value="239.515625" calcext:value-type="float">
              <text:p>239,52</text:p>
            </table:table-cell>
            <table:table-cell table:style-name="ce46" office:value-type="float" office:value="235.604166666667" calcext:value-type="float">
              <text:p>235,60</text:p>
            </table:table-cell>
            <table:table-cell table:style-name="ce44" office:value-type="float" office:value="254.223958333333" calcext:value-type="float">
              <text:p>254,22</text:p>
            </table:table-cell>
            <table:table-cell office:value-type="float" office:value="113" calcext:value-type="float">
              <text:p>113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5T17:00:00" calcext:value-type="date">
              <text:p>25.01.18 17:00</text:p>
            </table:table-cell>
            <table:table-cell office:value-type="float" office:value="144" calcext:value-type="float">
              <text:p>144</text:p>
            </table:table-cell>
            <table:table-cell table:style-name="ce40" office:value-type="float" office:value="11.6630426666667" calcext:value-type="float">
              <text:p>11,6630426666667</text:p>
            </table:table-cell>
            <table:table-cell table:style-name="ce28" office:value-type="float" office:value="47.0277971666667" calcext:value-type="float">
              <text:p>47,0277971666667</text:p>
            </table:table-cell>
            <table:table-cell table:style-name="ce28" office:value-type="float" office:value="955.4666645" calcext:value-type="float">
              <text:p>955,4666645</text:p>
            </table:table-cell>
            <table:table-cell table:style-name="ce28" office:value-type="float" office:value="239.614583333333" calcext:value-type="float">
              <text:p>239,614583333333</text:p>
            </table:table-cell>
            <table:table-cell table:style-name="ce28" office:value-type="float" office:value="239.901041666667" calcext:value-type="float">
              <text:p>239,901041666667</text:p>
            </table:table-cell>
            <table:table-cell table:style-name="ce28" office:value-type="float" office:value="234.65625" calcext:value-type="float">
              <text:p>234,65625</text:p>
            </table:table-cell>
            <table:table-cell table:style-name="ce40" office:value-type="float" office:value="255.291666666667" calcext:value-type="float">
              <text:p>255,291666666667</text:p>
            </table:table-cell>
            <table:table-cell/>
            <table:table-cell table:style-name="ce44" office:value-type="float" office:value="11.6630426666667" calcext:value-type="float">
              <text:p>11,66</text:p>
            </table:table-cell>
            <table:table-cell table:style-name="ce46" office:value-type="float" office:value="47.0277971666667" calcext:value-type="float">
              <text:p>47,03</text:p>
            </table:table-cell>
            <table:table-cell table:style-name="ce46" office:value-type="float" office:value="239.614583333333" calcext:value-type="float">
              <text:p>239,61</text:p>
            </table:table-cell>
            <table:table-cell table:style-name="ce46" office:value-type="float" office:value="239.901041666667" calcext:value-type="float">
              <text:p>239,90</text:p>
            </table:table-cell>
            <table:table-cell table:style-name="ce46" office:value-type="float" office:value="234.65625" calcext:value-type="float">
              <text:p>234,66</text:p>
            </table:table-cell>
            <table:table-cell table:style-name="ce44" office:value-type="float" office:value="255.291666666667" calcext:value-type="float">
              <text:p>255,29</text:p>
            </table:table-cell>
            <table:table-cell office:value-type="float" office:value="144" calcext:value-type="float">
              <text:p>144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5T18:00:00" calcext:value-type="date">
              <text:p>25.01.18 18:00</text:p>
            </table:table-cell>
            <table:table-cell office:value-type="float" office:value="149" calcext:value-type="float">
              <text:p>149</text:p>
            </table:table-cell>
            <table:table-cell table:style-name="ce40" office:value-type="float" office:value="10.6394165" calcext:value-type="float">
              <text:p>10,6394165</text:p>
            </table:table-cell>
            <table:table-cell table:style-name="ce28" office:value-type="float" office:value="53.4251415" calcext:value-type="float">
              <text:p>53,4251415</text:p>
            </table:table-cell>
            <table:table-cell table:style-name="ce28" office:value-type="float" office:value="955.8350015" calcext:value-type="float">
              <text:p>955,8350015</text:p>
            </table:table-cell>
            <table:table-cell table:style-name="ce28" office:value-type="float" office:value="240.395833333333" calcext:value-type="float">
              <text:p>240,395833333333</text:p>
            </table:table-cell>
            <table:table-cell table:style-name="ce28" office:value-type="float" office:value="240.807291666667" calcext:value-type="float">
              <text:p>240,807291666667</text:p>
            </table:table-cell>
            <table:table-cell table:style-name="ce28" office:value-type="float" office:value="237.692708333333" calcext:value-type="float">
              <text:p>237,692708333333</text:p>
            </table:table-cell>
            <table:table-cell table:style-name="ce40" office:value-type="float" office:value="259.864583333333" calcext:value-type="float">
              <text:p>259,864583333333</text:p>
            </table:table-cell>
            <table:table-cell/>
            <table:table-cell table:style-name="ce44" office:value-type="float" office:value="10.6394165" calcext:value-type="float">
              <text:p>10,64</text:p>
            </table:table-cell>
            <table:table-cell table:style-name="ce46" office:value-type="float" office:value="53.4251415" calcext:value-type="float">
              <text:p>53,43</text:p>
            </table:table-cell>
            <table:table-cell table:style-name="ce46" office:value-type="float" office:value="240.395833333333" calcext:value-type="float">
              <text:p>240,40</text:p>
            </table:table-cell>
            <table:table-cell table:style-name="ce46" office:value-type="float" office:value="240.807291666667" calcext:value-type="float">
              <text:p>240,81</text:p>
            </table:table-cell>
            <table:table-cell table:style-name="ce46" office:value-type="float" office:value="237.692708333333" calcext:value-type="float">
              <text:p>237,69</text:p>
            </table:table-cell>
            <table:table-cell table:style-name="ce44" office:value-type="float" office:value="259.864583333333" calcext:value-type="float">
              <text:p>259,86</text:p>
            </table:table-cell>
            <table:table-cell office:value-type="float" office:value="149" calcext:value-type="float">
              <text:p>149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5T19:00:00" calcext:value-type="date">
              <text:p>25.01.18 19:00</text:p>
            </table:table-cell>
            <table:table-cell office:value-type="float" office:value="154" calcext:value-type="float">
              <text:p>154</text:p>
            </table:table-cell>
            <table:table-cell table:style-name="ce40" office:value-type="float" office:value="9.95492266666667" calcext:value-type="float">
              <text:p>9,95492266666667</text:p>
            </table:table-cell>
            <table:table-cell table:style-name="ce28" office:value-type="float" office:value="56.9952438333333" calcext:value-type="float">
              <text:p>56,9952438333333</text:p>
            </table:table-cell>
            <table:table-cell table:style-name="ce28" office:value-type="float" office:value="955.9583335" calcext:value-type="float">
              <text:p>955,9583335</text:p>
            </table:table-cell>
            <table:table-cell table:style-name="ce28" office:value-type="float" office:value="240.848958333333" calcext:value-type="float">
              <text:p>240,848958333333</text:p>
            </table:table-cell>
            <table:table-cell table:style-name="ce28" office:value-type="float" office:value="241.244791666667" calcext:value-type="float">
              <text:p>241,244791666667</text:p>
            </table:table-cell>
            <table:table-cell table:style-name="ce28" office:value-type="float" office:value="238.229166666667" calcext:value-type="float">
              <text:p>238,229166666667</text:p>
            </table:table-cell>
            <table:table-cell table:style-name="ce40" office:value-type="float" office:value="257.859375" calcext:value-type="float">
              <text:p>257,859375</text:p>
            </table:table-cell>
            <table:table-cell/>
            <table:table-cell table:style-name="ce44" office:value-type="float" office:value="9.95492266666667" calcext:value-type="float">
              <text:p>9,95</text:p>
            </table:table-cell>
            <table:table-cell table:style-name="ce46" office:value-type="float" office:value="56.9952438333333" calcext:value-type="float">
              <text:p>57,00</text:p>
            </table:table-cell>
            <table:table-cell table:style-name="ce46" office:value-type="float" office:value="240.848958333333" calcext:value-type="float">
              <text:p>240,85</text:p>
            </table:table-cell>
            <table:table-cell table:style-name="ce46" office:value-type="float" office:value="241.244791666667" calcext:value-type="float">
              <text:p>241,24</text:p>
            </table:table-cell>
            <table:table-cell table:style-name="ce46" office:value-type="float" office:value="238.229166666667" calcext:value-type="float">
              <text:p>238,23</text:p>
            </table:table-cell>
            <table:table-cell table:style-name="ce44" office:value-type="float" office:value="257.859375" calcext:value-type="float">
              <text:p>257,86</text:p>
            </table:table-cell>
            <table:table-cell office:value-type="float" office:value="154" calcext:value-type="float">
              <text:p>154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5T20:00:00" calcext:value-type="date">
              <text:p>25.01.18 20:00</text:p>
            </table:table-cell>
            <table:table-cell office:value-type="float" office:value="169" calcext:value-type="float">
              <text:p>169</text:p>
            </table:table-cell>
            <table:table-cell table:style-name="ce40" office:value-type="float" office:value="9.317604" calcext:value-type="float">
              <text:p>9,317604</text:p>
            </table:table-cell>
            <table:table-cell table:style-name="ce28" office:value-type="float" office:value="59.7474631666667" calcext:value-type="float">
              <text:p>59,7474631666667</text:p>
            </table:table-cell>
            <table:table-cell table:style-name="ce28" office:value-type="float" office:value="955.913340333333" calcext:value-type="float">
              <text:p>955,913340333333</text:p>
            </table:table-cell>
            <table:table-cell table:style-name="ce28" office:value-type="float" office:value="240.994791666667" calcext:value-type="float">
              <text:p>240,994791666667</text:p>
            </table:table-cell>
            <table:table-cell table:style-name="ce28" office:value-type="float" office:value="241.296875" calcext:value-type="float">
              <text:p>241,296875</text:p>
            </table:table-cell>
            <table:table-cell table:style-name="ce28" office:value-type="float" office:value="237.010416666667" calcext:value-type="float">
              <text:p>237,010416666667</text:p>
            </table:table-cell>
            <table:table-cell table:style-name="ce40" office:value-type="float" office:value="256.234375" calcext:value-type="float">
              <text:p>256,234375</text:p>
            </table:table-cell>
            <table:table-cell/>
            <table:table-cell table:style-name="ce44" office:value-type="float" office:value="9.317604" calcext:value-type="float">
              <text:p>9,32</text:p>
            </table:table-cell>
            <table:table-cell table:style-name="ce46" office:value-type="float" office:value="59.7474631666667" calcext:value-type="float">
              <text:p>59,75</text:p>
            </table:table-cell>
            <table:table-cell table:style-name="ce46" office:value-type="float" office:value="240.994791666667" calcext:value-type="float">
              <text:p>240,99</text:p>
            </table:table-cell>
            <table:table-cell table:style-name="ce46" office:value-type="float" office:value="241.296875" calcext:value-type="float">
              <text:p>241,30</text:p>
            </table:table-cell>
            <table:table-cell table:style-name="ce46" office:value-type="float" office:value="237.010416666667" calcext:value-type="float">
              <text:p>237,01</text:p>
            </table:table-cell>
            <table:table-cell table:style-name="ce44" office:value-type="float" office:value="256.234375" calcext:value-type="float">
              <text:p>256,23</text:p>
            </table:table-cell>
            <table:table-cell office:value-type="float" office:value="169" calcext:value-type="float">
              <text:p>169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5T21:00:00" calcext:value-type="date">
              <text:p>25.01.18 21:00</text:p>
            </table:table-cell>
            <table:table-cell office:value-type="float" office:value="135" calcext:value-type="float">
              <text:p>135</text:p>
            </table:table-cell>
            <table:table-cell table:style-name="ce40" office:value-type="float" office:value="8.431945" calcext:value-type="float">
              <text:p>8,431945</text:p>
            </table:table-cell>
            <table:table-cell table:style-name="ce28" office:value-type="float" office:value="62.6593933333333" calcext:value-type="float">
              <text:p>62,6593933333333</text:p>
            </table:table-cell>
            <table:table-cell table:style-name="ce28" office:value-type="float" office:value="955.914998166667" calcext:value-type="float">
              <text:p>955,914998166667</text:p>
            </table:table-cell>
            <table:table-cell table:style-name="ce28" office:value-type="float" office:value="241.067708333333" calcext:value-type="float">
              <text:p>241,067708333333</text:p>
            </table:table-cell>
            <table:table-cell table:style-name="ce28" office:value-type="float" office:value="241.286458333333" calcext:value-type="float">
              <text:p>241,286458333333</text:p>
            </table:table-cell>
            <table:table-cell table:style-name="ce28" office:value-type="float" office:value="235.354166666667" calcext:value-type="float">
              <text:p>235,354166666667</text:p>
            </table:table-cell>
            <table:table-cell table:style-name="ce40" office:value-type="float" office:value="253.880208333333" calcext:value-type="float">
              <text:p>253,880208333333</text:p>
            </table:table-cell>
            <table:table-cell/>
            <table:table-cell table:style-name="ce44" office:value-type="float" office:value="8.431945" calcext:value-type="float">
              <text:p>8,43</text:p>
            </table:table-cell>
            <table:table-cell table:style-name="ce46" office:value-type="float" office:value="62.6593933333333" calcext:value-type="float">
              <text:p>62,66</text:p>
            </table:table-cell>
            <table:table-cell table:style-name="ce46" office:value-type="float" office:value="241.067708333333" calcext:value-type="float">
              <text:p>241,07</text:p>
            </table:table-cell>
            <table:table-cell table:style-name="ce46" office:value-type="float" office:value="241.286458333333" calcext:value-type="float">
              <text:p>241,29</text:p>
            </table:table-cell>
            <table:table-cell table:style-name="ce46" office:value-type="float" office:value="235.354166666667" calcext:value-type="float">
              <text:p>235,35</text:p>
            </table:table-cell>
            <table:table-cell table:style-name="ce44" office:value-type="float" office:value="253.880208333333" calcext:value-type="float">
              <text:p>253,88</text:p>
            </table:table-cell>
            <table:table-cell office:value-type="float" office:value="135" calcext:value-type="float">
              <text:p>135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5T22:00:00" calcext:value-type="date">
              <text:p>25.01.18 22:00</text:p>
            </table:table-cell>
            <table:table-cell office:value-type="float" office:value="141" calcext:value-type="float">
              <text:p>141</text:p>
            </table:table-cell>
            <table:table-cell table:style-name="ce40" office:value-type="float" office:value="7.4305715" calcext:value-type="float">
              <text:p>7,4305715</text:p>
            </table:table-cell>
            <table:table-cell table:style-name="ce28" office:value-type="float" office:value="64.1509621666667" calcext:value-type="float">
              <text:p>64,1509621666667</text:p>
            </table:table-cell>
            <table:table-cell table:style-name="ce28" office:value-type="float" office:value="956.130004833333" calcext:value-type="float">
              <text:p>956,130004833333</text:p>
            </table:table-cell>
            <table:table-cell table:style-name="ce28" office:value-type="float" office:value="240.979166666667" calcext:value-type="float">
              <text:p>240,979166666667</text:p>
            </table:table-cell>
            <table:table-cell table:style-name="ce28" office:value-type="float" office:value="241.088541666667" calcext:value-type="float">
              <text:p>241,088541666667</text:p>
            </table:table-cell>
            <table:table-cell table:style-name="ce28" office:value-type="float" office:value="234.770833333333" calcext:value-type="float">
              <text:p>234,770833333333</text:p>
            </table:table-cell>
            <table:table-cell table:style-name="ce40" office:value-type="float" office:value="250.375" calcext:value-type="float">
              <text:p>250,375</text:p>
            </table:table-cell>
            <table:table-cell/>
            <table:table-cell table:style-name="ce44" office:value-type="float" office:value="7.4305715" calcext:value-type="float">
              <text:p>7,43</text:p>
            </table:table-cell>
            <table:table-cell table:style-name="ce46" office:value-type="float" office:value="64.1509621666667" calcext:value-type="float">
              <text:p>64,15</text:p>
            </table:table-cell>
            <table:table-cell table:style-name="ce46" office:value-type="float" office:value="240.979166666667" calcext:value-type="float">
              <text:p>240,98</text:p>
            </table:table-cell>
            <table:table-cell table:style-name="ce46" office:value-type="float" office:value="241.088541666667" calcext:value-type="float">
              <text:p>241,09</text:p>
            </table:table-cell>
            <table:table-cell table:style-name="ce46" office:value-type="float" office:value="234.770833333333" calcext:value-type="float">
              <text:p>234,77</text:p>
            </table:table-cell>
            <table:table-cell table:style-name="ce44" office:value-type="float" office:value="250.375" calcext:value-type="float">
              <text:p>250,38</text:p>
            </table:table-cell>
            <table:table-cell office:value-type="float" office:value="141" calcext:value-type="float">
              <text:p>141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5T23:00:00" calcext:value-type="date">
              <text:p>25.01.18 23:00</text:p>
            </table:table-cell>
            <table:table-cell office:value-type="float" office:value="108" calcext:value-type="float">
              <text:p>108</text:p>
            </table:table-cell>
            <table:table-cell table:style-name="ce40" office:value-type="float" office:value="6.9926375" calcext:value-type="float">
              <text:p>6,9926375</text:p>
            </table:table-cell>
            <table:table-cell table:style-name="ce40" office:value-type="float" office:value="65.5667456666667" calcext:value-type="float">
              <text:p>65,5667456666667</text:p>
            </table:table-cell>
            <table:table-cell table:style-name="ce40" office:value-type="float" office:value="956.0849915" calcext:value-type="float">
              <text:p>956,0849915</text:p>
            </table:table-cell>
            <table:table-cell table:style-name="ce40" office:value-type="float" office:value="241.161458333333" calcext:value-type="float">
              <text:p>241,161458333333</text:p>
            </table:table-cell>
            <table:table-cell table:style-name="ce40" office:value-type="float" office:value="241.28125" calcext:value-type="float">
              <text:p>241,28125</text:p>
            </table:table-cell>
            <table:table-cell table:style-name="ce40" office:value-type="float" office:value="235.4375" calcext:value-type="float">
              <text:p>235,4375</text:p>
            </table:table-cell>
            <table:table-cell table:style-name="ce40" office:value-type="float" office:value="249.953125" calcext:value-type="float">
              <text:p>249,953125</text:p>
            </table:table-cell>
            <table:table-cell/>
            <table:table-cell table:style-name="ce44" office:value-type="float" office:value="6.9926375" calcext:value-type="float">
              <text:p>6,99</text:p>
            </table:table-cell>
            <table:table-cell table:style-name="ce44" office:value-type="float" office:value="65.5667456666667" calcext:value-type="float">
              <text:p>65,57</text:p>
            </table:table-cell>
            <table:table-cell table:style-name="ce44" office:value-type="float" office:value="241.161458333333" calcext:value-type="float">
              <text:p>241,16</text:p>
            </table:table-cell>
            <table:table-cell table:style-name="ce44" office:value-type="float" office:value="241.28125" calcext:value-type="float">
              <text:p>241,28</text:p>
            </table:table-cell>
            <table:table-cell table:style-name="ce44" office:value-type="float" office:value="235.4375" calcext:value-type="float">
              <text:p>235,44</text:p>
            </table:table-cell>
            <table:table-cell table:style-name="ce44" office:value-type="float" office:value="249.953125" calcext:value-type="float">
              <text:p>249,95</text:p>
            </table:table-cell>
            <table:table-cell office:value-type="float" office:value="108" calcext:value-type="float">
              <text:p>108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6" calcext:value-type="date">
              <text:p>26.01.18 00:00</text:p>
            </table:table-cell>
            <table:table-cell office:value-type="float" office:value="81" calcext:value-type="float">
              <text:p>81</text:p>
            </table:table-cell>
            <table:table-cell table:style-name="ce40" office:value-type="float" office:value="6.79859366666667" calcext:value-type="float">
              <text:p>6,79859366666667</text:p>
            </table:table-cell>
            <table:table-cell table:style-name="ce40" office:value-type="float" office:value="65.3907573333333" calcext:value-type="float">
              <text:p>65,3907573333333</text:p>
            </table:table-cell>
            <table:table-cell table:style-name="ce40" office:value-type="float" office:value="955.9349975" calcext:value-type="float">
              <text:p>955,9349975</text:p>
            </table:table-cell>
            <table:table-cell table:style-name="ce40" office:value-type="float" office:value="240.90625" calcext:value-type="float">
              <text:p>240,90625</text:p>
            </table:table-cell>
            <table:table-cell table:style-name="ce40" office:value-type="float" office:value="240.916666666667" calcext:value-type="float">
              <text:p>240,916666666667</text:p>
            </table:table-cell>
            <table:table-cell table:style-name="ce40" office:value-type="float" office:value="235.015625" calcext:value-type="float">
              <text:p>235,015625</text:p>
            </table:table-cell>
            <table:table-cell table:style-name="ce40" office:value-type="float" office:value="247.90625" calcext:value-type="float">
              <text:p>247,90625</text:p>
            </table:table-cell>
            <table:table-cell/>
            <table:table-cell table:style-name="ce44" office:value-type="float" office:value="6.79859366666667" calcext:value-type="float">
              <text:p>6,80</text:p>
            </table:table-cell>
            <table:table-cell table:style-name="ce44" office:value-type="float" office:value="65.3907573333333" calcext:value-type="float">
              <text:p>65,39</text:p>
            </table:table-cell>
            <table:table-cell table:style-name="ce44" office:value-type="float" office:value="240.90625" calcext:value-type="float">
              <text:p>240,91</text:p>
            </table:table-cell>
            <table:table-cell table:style-name="ce44" office:value-type="float" office:value="240.916666666667" calcext:value-type="float">
              <text:p>240,92</text:p>
            </table:table-cell>
            <table:table-cell table:style-name="ce44" office:value-type="float" office:value="235.015625" calcext:value-type="float">
              <text:p>235,02</text:p>
            </table:table-cell>
            <table:table-cell table:style-name="ce44" office:value-type="float" office:value="247.90625" calcext:value-type="float">
              <text:p>247,91</text:p>
            </table:table-cell>
            <table:table-cell office:value-type="float" office:value="81" calcext:value-type="float">
              <text:p>81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6T01:00:00" calcext:value-type="date">
              <text:p>26.01.18 01:00</text:p>
            </table:table-cell>
            <table:table-cell office:value-type="float" office:value="78" calcext:value-type="float">
              <text:p>78</text:p>
            </table:table-cell>
            <table:table-cell table:style-name="ce40" office:value-type="float" office:value="6.26630766666667" calcext:value-type="float">
              <text:p>6,26630766666667</text:p>
            </table:table-cell>
            <table:table-cell table:style-name="ce28" office:value-type="float" office:value="64.5408311666667" calcext:value-type="float">
              <text:p>64,5408311666667</text:p>
            </table:table-cell>
            <table:table-cell table:style-name="ce28" office:value-type="float" office:value="955.680002833333" calcext:value-type="float">
              <text:p>955,680002833333</text:p>
            </table:table-cell>
            <table:table-cell table:style-name="ce28" office:value-type="float" office:value="240.9375" calcext:value-type="float">
              <text:p>240,9375</text:p>
            </table:table-cell>
            <table:table-cell table:style-name="ce28" office:value-type="float" office:value="240.96875" calcext:value-type="float">
              <text:p>240,96875</text:p>
            </table:table-cell>
            <table:table-cell table:style-name="ce28" office:value-type="float" office:value="235.072916666667" calcext:value-type="float">
              <text:p>235,072916666667</text:p>
            </table:table-cell>
            <table:table-cell table:style-name="ce40" office:value-type="float" office:value="245.864583333333" calcext:value-type="float">
              <text:p>245,864583333333</text:p>
            </table:table-cell>
            <table:table-cell/>
            <table:table-cell table:style-name="ce44" office:value-type="float" office:value="6.26630766666667" calcext:value-type="float">
              <text:p>6,27</text:p>
            </table:table-cell>
            <table:table-cell table:style-name="ce46" office:value-type="float" office:value="64.5408311666667" calcext:value-type="float">
              <text:p>64,54</text:p>
            </table:table-cell>
            <table:table-cell table:style-name="ce46" office:value-type="float" office:value="240.9375" calcext:value-type="float">
              <text:p>240,94</text:p>
            </table:table-cell>
            <table:table-cell table:style-name="ce46" office:value-type="float" office:value="240.96875" calcext:value-type="float">
              <text:p>240,97</text:p>
            </table:table-cell>
            <table:table-cell table:style-name="ce46" office:value-type="float" office:value="235.072916666667" calcext:value-type="float">
              <text:p>235,07</text:p>
            </table:table-cell>
            <table:table-cell table:style-name="ce44" office:value-type="float" office:value="245.864583333333" calcext:value-type="float">
              <text:p>245,86</text:p>
            </table:table-cell>
            <table:table-cell office:value-type="float" office:value="78" calcext:value-type="float">
              <text:p>78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6T02:00:00" calcext:value-type="date">
              <text:p>26.01.18 02:00</text:p>
            </table:table-cell>
            <table:table-cell office:value-type="float" office:value="61" calcext:value-type="float">
              <text:p>61</text:p>
            </table:table-cell>
            <table:table-cell table:style-name="ce40" office:value-type="float" office:value="5.9053685" calcext:value-type="float">
              <text:p>5,9053685</text:p>
            </table:table-cell>
            <table:table-cell table:style-name="ce28" office:value-type="float" office:value="64.7628478333333" calcext:value-type="float">
              <text:p>64,7628478333333</text:p>
            </table:table-cell>
            <table:table-cell table:style-name="ce28" office:value-type="float" office:value="955.1900025" calcext:value-type="float">
              <text:p>955,1900025</text:p>
            </table:table-cell>
            <table:table-cell table:style-name="ce28" office:value-type="float" office:value="240.755208333333" calcext:value-type="float">
              <text:p>240,755208333333</text:p>
            </table:table-cell>
            <table:table-cell table:style-name="ce28" office:value-type="float" office:value="240.807291666667" calcext:value-type="float">
              <text:p>240,807291666667</text:p>
            </table:table-cell>
            <table:table-cell table:style-name="ce28" office:value-type="float" office:value="235.598958333333" calcext:value-type="float">
              <text:p>235,598958333333</text:p>
            </table:table-cell>
            <table:table-cell table:style-name="ce40" office:value-type="float" office:value="237.78125" calcext:value-type="float">
              <text:p>237,78125</text:p>
            </table:table-cell>
            <table:table-cell/>
            <table:table-cell table:style-name="ce44" office:value-type="float" office:value="5.9053685" calcext:value-type="float">
              <text:p>5,91</text:p>
            </table:table-cell>
            <table:table-cell table:style-name="ce46" office:value-type="float" office:value="64.7628478333333" calcext:value-type="float">
              <text:p>64,76</text:p>
            </table:table-cell>
            <table:table-cell table:style-name="ce46" office:value-type="float" office:value="240.755208333333" calcext:value-type="float">
              <text:p>240,76</text:p>
            </table:table-cell>
            <table:table-cell table:style-name="ce46" office:value-type="float" office:value="240.807291666667" calcext:value-type="float">
              <text:p>240,81</text:p>
            </table:table-cell>
            <table:table-cell table:style-name="ce46" office:value-type="float" office:value="235.598958333333" calcext:value-type="float">
              <text:p>235,60</text:p>
            </table:table-cell>
            <table:table-cell table:style-name="ce44" office:value-type="float" office:value="237.78125" calcext:value-type="float">
              <text:p>237,78</text:p>
            </table:table-cell>
            <table:table-cell office:value-type="float" office:value="61" calcext:value-type="float">
              <text:p>61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6T03:00:00" calcext:value-type="date">
              <text:p>26.01.18 03:00</text:p>
            </table:table-cell>
            <table:table-cell office:value-type="float" office:value="61" calcext:value-type="float">
              <text:p>61</text:p>
            </table:table-cell>
            <table:table-cell table:style-name="ce40" office:value-type="float" office:value="5.42604466666667" calcext:value-type="float">
              <text:p>5,42604466666667</text:p>
            </table:table-cell>
            <table:table-cell table:style-name="ce28" office:value-type="float" office:value="66.2490781666667" calcext:value-type="float">
              <text:p>66,2490781666667</text:p>
            </table:table-cell>
            <table:table-cell table:style-name="ce28" office:value-type="float" office:value="955.0349935" calcext:value-type="float">
              <text:p>955,0349935</text:p>
            </table:table-cell>
            <table:table-cell table:style-name="ce28" office:value-type="float" office:value="240.963541666667" calcext:value-type="float">
              <text:p>240,963541666667</text:p>
            </table:table-cell>
            <table:table-cell table:style-name="ce28" office:value-type="float" office:value="241.005208333333" calcext:value-type="float">
              <text:p>241,005208333333</text:p>
            </table:table-cell>
            <table:table-cell table:style-name="ce28" office:value-type="float" office:value="238.458333333333" calcext:value-type="float">
              <text:p>238,458333333333</text:p>
            </table:table-cell>
            <table:table-cell table:style-name="ce40" office:value-type="float" office:value="239.947916666667" calcext:value-type="float">
              <text:p>239,947916666667</text:p>
            </table:table-cell>
            <table:table-cell/>
            <table:table-cell table:style-name="ce44" office:value-type="float" office:value="5.42604466666667" calcext:value-type="float">
              <text:p>5,43</text:p>
            </table:table-cell>
            <table:table-cell table:style-name="ce46" office:value-type="float" office:value="66.2490781666667" calcext:value-type="float">
              <text:p>66,25</text:p>
            </table:table-cell>
            <table:table-cell table:style-name="ce46" office:value-type="float" office:value="240.963541666667" calcext:value-type="float">
              <text:p>240,96</text:p>
            </table:table-cell>
            <table:table-cell table:style-name="ce46" office:value-type="float" office:value="241.005208333333" calcext:value-type="float">
              <text:p>241,01</text:p>
            </table:table-cell>
            <table:table-cell table:style-name="ce46" office:value-type="float" office:value="238.458333333333" calcext:value-type="float">
              <text:p>238,46</text:p>
            </table:table-cell>
            <table:table-cell table:style-name="ce44" office:value-type="float" office:value="239.947916666667" calcext:value-type="float">
              <text:p>239,95</text:p>
            </table:table-cell>
            <table:table-cell office:value-type="float" office:value="61" calcext:value-type="float">
              <text:p>61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6T04:00:00" calcext:value-type="date">
              <text:p>26.01.18 04:00</text:p>
            </table:table-cell>
            <table:table-cell office:value-type="float" office:value="65" calcext:value-type="float">
              <text:p>65</text:p>
            </table:table-cell>
            <table:table-cell table:style-name="ce40" office:value-type="float" office:value="5.11717633333333" calcext:value-type="float">
              <text:p>5,11717633333333</text:p>
            </table:table-cell>
            <table:table-cell table:style-name="ce28" office:value-type="float" office:value="66.5161106666667" calcext:value-type="float">
              <text:p>66,5161106666667</text:p>
            </table:table-cell>
            <table:table-cell table:style-name="ce28" office:value-type="float" office:value="954.7833355" calcext:value-type="float">
              <text:p>954,7833355</text:p>
            </table:table-cell>
            <table:table-cell table:style-name="ce28" office:value-type="float" office:value="241.119791666667" calcext:value-type="float">
              <text:p>241,119791666667</text:p>
            </table:table-cell>
            <table:table-cell table:style-name="ce28" office:value-type="float" office:value="241.161458333333" calcext:value-type="float">
              <text:p>241,161458333333</text:p>
            </table:table-cell>
            <table:table-cell table:style-name="ce28" office:value-type="float" office:value="238.65625" calcext:value-type="float">
              <text:p>238,65625</text:p>
            </table:table-cell>
            <table:table-cell table:style-name="ce40" office:value-type="float" office:value="239.171875" calcext:value-type="float">
              <text:p>239,171875</text:p>
            </table:table-cell>
            <table:table-cell/>
            <table:table-cell table:style-name="ce44" office:value-type="float" office:value="5.11717633333333" calcext:value-type="float">
              <text:p>5,12</text:p>
            </table:table-cell>
            <table:table-cell table:style-name="ce46" office:value-type="float" office:value="66.5161106666667" calcext:value-type="float">
              <text:p>66,52</text:p>
            </table:table-cell>
            <table:table-cell table:style-name="ce46" office:value-type="float" office:value="241.119791666667" calcext:value-type="float">
              <text:p>241,12</text:p>
            </table:table-cell>
            <table:table-cell table:style-name="ce46" office:value-type="float" office:value="241.161458333333" calcext:value-type="float">
              <text:p>241,16</text:p>
            </table:table-cell>
            <table:table-cell table:style-name="ce46" office:value-type="float" office:value="238.65625" calcext:value-type="float">
              <text:p>238,66</text:p>
            </table:table-cell>
            <table:table-cell table:style-name="ce44" office:value-type="float" office:value="239.171875" calcext:value-type="float">
              <text:p>239,17</text:p>
            </table:table-cell>
            <table:table-cell office:value-type="float" office:value="65" calcext:value-type="float">
              <text:p>65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6T05:00:00" calcext:value-type="date">
              <text:p>26.01.18 05:00</text:p>
            </table:table-cell>
            <table:table-cell office:value-type="float" office:value="66" calcext:value-type="float">
              <text:p>66</text:p>
            </table:table-cell>
            <table:table-cell table:style-name="ce40" office:value-type="float" office:value="4.96541283333333" calcext:value-type="float">
              <text:p>4,96541283333333</text:p>
            </table:table-cell>
            <table:table-cell table:style-name="ce28" office:value-type="float" office:value="67.6559603333333" calcext:value-type="float">
              <text:p>67,6559603333333</text:p>
            </table:table-cell>
            <table:table-cell table:style-name="ce28" office:value-type="float" office:value="954.899993833333" calcext:value-type="float">
              <text:p>954,899993833333</text:p>
            </table:table-cell>
            <table:table-cell table:style-name="ce28" office:value-type="float" office:value="241.328125" calcext:value-type="float">
              <text:p>241,328125</text:p>
            </table:table-cell>
            <table:table-cell table:style-name="ce28" office:value-type="float" office:value="241.432291666667" calcext:value-type="float">
              <text:p>241,432291666667</text:p>
            </table:table-cell>
            <table:table-cell table:style-name="ce28" office:value-type="float" office:value="238.713541666667" calcext:value-type="float">
              <text:p>238,713541666667</text:p>
            </table:table-cell>
            <table:table-cell table:style-name="ce40" office:value-type="float" office:value="239.104166666667" calcext:value-type="float">
              <text:p>239,104166666667</text:p>
            </table:table-cell>
            <table:table-cell/>
            <table:table-cell table:style-name="ce44" office:value-type="float" office:value="4.96541283333333" calcext:value-type="float">
              <text:p>4,97</text:p>
            </table:table-cell>
            <table:table-cell table:style-name="ce46" office:value-type="float" office:value="67.6559603333333" calcext:value-type="float">
              <text:p>67,66</text:p>
            </table:table-cell>
            <table:table-cell table:style-name="ce46" office:value-type="float" office:value="241.328125" calcext:value-type="float">
              <text:p>241,33</text:p>
            </table:table-cell>
            <table:table-cell table:style-name="ce46" office:value-type="float" office:value="241.432291666667" calcext:value-type="float">
              <text:p>241,43</text:p>
            </table:table-cell>
            <table:table-cell table:style-name="ce46" office:value-type="float" office:value="238.713541666667" calcext:value-type="float">
              <text:p>238,71</text:p>
            </table:table-cell>
            <table:table-cell table:style-name="ce44" office:value-type="float" office:value="239.104166666667" calcext:value-type="float">
              <text:p>239,10</text:p>
            </table:table-cell>
            <table:table-cell office:value-type="float" office:value="66" calcext:value-type="float">
              <text:p>66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6T06:00:00" calcext:value-type="date">
              <text:p>26.01.18 06:00</text:p>
            </table:table-cell>
            <table:table-cell office:value-type="float" office:value="70" calcext:value-type="float">
              <text:p>70</text:p>
            </table:table-cell>
            <table:table-cell table:style-name="ce40" office:value-type="float" office:value="4.787391" calcext:value-type="float">
              <text:p>4,787391</text:p>
            </table:table-cell>
            <table:table-cell table:style-name="ce28" office:value-type="float" office:value="70.4432741666667" calcext:value-type="float">
              <text:p>70,4432741666667</text:p>
            </table:table-cell>
            <table:table-cell table:style-name="ce28" office:value-type="float" office:value="955.295003333333" calcext:value-type="float">
              <text:p>955,295003333333</text:p>
            </table:table-cell>
            <table:table-cell table:style-name="ce28" office:value-type="float" office:value="242.171875" calcext:value-type="float">
              <text:p>242,171875</text:p>
            </table:table-cell>
            <table:table-cell table:style-name="ce28" office:value-type="float" office:value="242.46875" calcext:value-type="float">
              <text:p>242,46875</text:p>
            </table:table-cell>
            <table:table-cell table:style-name="ce28" office:value-type="float" office:value="239.84375" calcext:value-type="float">
              <text:p>239,84375</text:p>
            </table:table-cell>
            <table:table-cell table:style-name="ce40" office:value-type="float" office:value="240.473958333333" calcext:value-type="float">
              <text:p>240,473958333333</text:p>
            </table:table-cell>
            <table:table-cell/>
            <table:table-cell table:style-name="ce44" office:value-type="float" office:value="4.787391" calcext:value-type="float">
              <text:p>4,79</text:p>
            </table:table-cell>
            <table:table-cell table:style-name="ce46" office:value-type="float" office:value="70.4432741666667" calcext:value-type="float">
              <text:p>70,44</text:p>
            </table:table-cell>
            <table:table-cell table:style-name="ce46" office:value-type="float" office:value="242.171875" calcext:value-type="float">
              <text:p>242,17</text:p>
            </table:table-cell>
            <table:table-cell table:style-name="ce46" office:value-type="float" office:value="242.46875" calcext:value-type="float">
              <text:p>242,47</text:p>
            </table:table-cell>
            <table:table-cell table:style-name="ce46" office:value-type="float" office:value="239.84375" calcext:value-type="float">
              <text:p>239,84</text:p>
            </table:table-cell>
            <table:table-cell table:style-name="ce44" office:value-type="float" office:value="240.473958333333" calcext:value-type="float">
              <text:p>240,47</text:p>
            </table:table-cell>
            <table:table-cell office:value-type="float" office:value="70" calcext:value-type="float">
              <text:p>70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6T07:00:00" calcext:value-type="date">
              <text:p>26.01.18 07:00</text:p>
            </table:table-cell>
            <table:table-cell office:value-type="float" office:value="95" calcext:value-type="float">
              <text:p>95</text:p>
            </table:table-cell>
            <table:table-cell table:style-name="ce40" office:value-type="float" office:value="5.74247866666667" calcext:value-type="float">
              <text:p>5,74247866666667</text:p>
            </table:table-cell>
            <table:table-cell table:style-name="ce28" office:value-type="float" office:value="67.1460533333333" calcext:value-type="float">
              <text:p>67,1460533333333</text:p>
            </table:table-cell>
            <table:table-cell table:style-name="ce28" office:value-type="float" office:value="955.046671333333" calcext:value-type="float">
              <text:p>955,046671333333</text:p>
            </table:table-cell>
            <table:table-cell table:style-name="ce28" office:value-type="float" office:value="242.838541666667" calcext:value-type="float">
              <text:p>242,838541666667</text:p>
            </table:table-cell>
            <table:table-cell table:style-name="ce28" office:value-type="float" office:value="243.203125" calcext:value-type="float">
              <text:p>243,203125</text:p>
            </table:table-cell>
            <table:table-cell table:style-name="ce28" office:value-type="float" office:value="240.838541666667" calcext:value-type="float">
              <text:p>240,838541666667</text:p>
            </table:table-cell>
            <table:table-cell table:style-name="ce40" office:value-type="float" office:value="241.494791666667" calcext:value-type="float">
              <text:p>241,494791666667</text:p>
            </table:table-cell>
            <table:table-cell/>
            <table:table-cell table:style-name="ce44" office:value-type="float" office:value="5.74247866666667" calcext:value-type="float">
              <text:p>5,74</text:p>
            </table:table-cell>
            <table:table-cell table:style-name="ce46" office:value-type="float" office:value="67.1460533333333" calcext:value-type="float">
              <text:p>67,15</text:p>
            </table:table-cell>
            <table:table-cell table:style-name="ce46" office:value-type="float" office:value="242.838541666667" calcext:value-type="float">
              <text:p>242,84</text:p>
            </table:table-cell>
            <table:table-cell table:style-name="ce46" office:value-type="float" office:value="243.203125" calcext:value-type="float">
              <text:p>243,20</text:p>
            </table:table-cell>
            <table:table-cell table:style-name="ce46" office:value-type="float" office:value="240.838541666667" calcext:value-type="float">
              <text:p>240,84</text:p>
            </table:table-cell>
            <table:table-cell table:style-name="ce44" office:value-type="float" office:value="241.494791666667" calcext:value-type="float">
              <text:p>241,49</text:p>
            </table:table-cell>
            <table:table-cell office:value-type="float" office:value="95" calcext:value-type="float">
              <text:p>95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6T08:00:00" calcext:value-type="date">
              <text:p>26.01.18 08:00</text:p>
            </table:table-cell>
            <table:table-cell office:value-type="float" office:value="139" calcext:value-type="float">
              <text:p>139</text:p>
            </table:table-cell>
            <table:table-cell table:style-name="ce40" office:value-type="float" office:value="8.554335" calcext:value-type="float">
              <text:p>8,554335</text:p>
            </table:table-cell>
            <table:table-cell table:style-name="ce28" office:value-type="float" office:value="57.4909083333333" calcext:value-type="float">
              <text:p>57,4909083333333</text:p>
            </table:table-cell>
            <table:table-cell table:style-name="ce28" office:value-type="float" office:value="954.921661333333" calcext:value-type="float">
              <text:p>954,921661333333</text:p>
            </table:table-cell>
            <table:table-cell table:style-name="ce28" office:value-type="float" office:value="243.484375" calcext:value-type="float">
              <text:p>243,484375</text:p>
            </table:table-cell>
            <table:table-cell table:style-name="ce28" office:value-type="float" office:value="243.765625" calcext:value-type="float">
              <text:p>243,765625</text:p>
            </table:table-cell>
            <table:table-cell table:style-name="ce28" office:value-type="float" office:value="241.427083333333" calcext:value-type="float">
              <text:p>241,427083333333</text:p>
            </table:table-cell>
            <table:table-cell table:style-name="ce40" office:value-type="float" office:value="256.619791666667" calcext:value-type="float">
              <text:p>256,619791666667</text:p>
            </table:table-cell>
            <table:table-cell/>
            <table:table-cell table:style-name="ce44" office:value-type="float" office:value="8.554335" calcext:value-type="float">
              <text:p>8,55</text:p>
            </table:table-cell>
            <table:table-cell table:style-name="ce46" office:value-type="float" office:value="57.4909083333333" calcext:value-type="float">
              <text:p>57,49</text:p>
            </table:table-cell>
            <table:table-cell table:style-name="ce46" office:value-type="float" office:value="243.484375" calcext:value-type="float">
              <text:p>243,48</text:p>
            </table:table-cell>
            <table:table-cell table:style-name="ce46" office:value-type="float" office:value="243.765625" calcext:value-type="float">
              <text:p>243,77</text:p>
            </table:table-cell>
            <table:table-cell table:style-name="ce46" office:value-type="float" office:value="241.427083333333" calcext:value-type="float">
              <text:p>241,43</text:p>
            </table:table-cell>
            <table:table-cell table:style-name="ce44" office:value-type="float" office:value="256.619791666667" calcext:value-type="float">
              <text:p>256,62</text:p>
            </table:table-cell>
            <table:table-cell office:value-type="float" office:value="139" calcext:value-type="float">
              <text:p>139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6T09:00:00" calcext:value-type="date">
              <text:p>26.01.18 09:00</text:p>
            </table:table-cell>
            <table:table-cell office:value-type="float" office:value="144" calcext:value-type="float">
              <text:p>144</text:p>
            </table:table-cell>
            <table:table-cell table:style-name="ce40" office:value-type="float" office:value="11.8254878333333" calcext:value-type="float">
              <text:p>11,8254878333333</text:p>
            </table:table-cell>
            <table:table-cell table:style-name="ce28" office:value-type="float" office:value="46.765087" calcext:value-type="float">
              <text:p>46,765087</text:p>
            </table:table-cell>
            <table:table-cell table:style-name="ce28" office:value-type="float" office:value="954.851674333333" calcext:value-type="float">
              <text:p>954,851674333333</text:p>
            </table:table-cell>
            <table:table-cell table:style-name="ce28" office:value-type="float" office:value="242.864583333333" calcext:value-type="float">
              <text:p>242,864583333333</text:p>
            </table:table-cell>
            <table:table-cell table:style-name="ce28" office:value-type="float" office:value="243.026041666667" calcext:value-type="float">
              <text:p>243,026041666667</text:p>
            </table:table-cell>
            <table:table-cell table:style-name="ce28" office:value-type="float" office:value="241.192708333333" calcext:value-type="float">
              <text:p>241,192708333333</text:p>
            </table:table-cell>
            <table:table-cell table:style-name="ce40" office:value-type="float" office:value="252.78125" calcext:value-type="float">
              <text:p>252,78125</text:p>
            </table:table-cell>
            <table:table-cell/>
            <table:table-cell table:style-name="ce44" office:value-type="float" office:value="11.8254878333333" calcext:value-type="float">
              <text:p>11,83</text:p>
            </table:table-cell>
            <table:table-cell table:style-name="ce46" office:value-type="float" office:value="46.765087" calcext:value-type="float">
              <text:p>46,77</text:p>
            </table:table-cell>
            <table:table-cell table:style-name="ce46" office:value-type="float" office:value="242.864583333333" calcext:value-type="float">
              <text:p>242,86</text:p>
            </table:table-cell>
            <table:table-cell table:style-name="ce46" office:value-type="float" office:value="243.026041666667" calcext:value-type="float">
              <text:p>243,03</text:p>
            </table:table-cell>
            <table:table-cell table:style-name="ce46" office:value-type="float" office:value="241.192708333333" calcext:value-type="float">
              <text:p>241,19</text:p>
            </table:table-cell>
            <table:table-cell table:style-name="ce44" office:value-type="float" office:value="252.78125" calcext:value-type="float">
              <text:p>252,78</text:p>
            </table:table-cell>
            <table:table-cell office:value-type="float" office:value="144" calcext:value-type="float">
              <text:p>144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6T10:00:00" calcext:value-type="date">
              <text:p>26.01.18 10:00</text:p>
            </table:table-cell>
            <table:table-cell office:value-type="float" office:value="122" calcext:value-type="float">
              <text:p>122</text:p>
            </table:table-cell>
            <table:table-cell table:style-name="ce40" office:value-type="float" office:value="15.9231073333333" calcext:value-type="float">
              <text:p>15,9231073333333</text:p>
            </table:table-cell>
            <table:table-cell table:style-name="ce28" office:value-type="float" office:value="38.2116431666667" calcext:value-type="float">
              <text:p>38,2116431666667</text:p>
            </table:table-cell>
            <table:table-cell table:style-name="ce28" office:value-type="float" office:value="953.983337333333" calcext:value-type="float">
              <text:p>953,983337333333</text:p>
            </table:table-cell>
            <table:table-cell table:style-name="ce28" office:value-type="float" office:value="241.46875" calcext:value-type="float">
              <text:p>241,46875</text:p>
            </table:table-cell>
            <table:table-cell table:style-name="ce28" office:value-type="float" office:value="241.479166666667" calcext:value-type="float">
              <text:p>241,479166666667</text:p>
            </table:table-cell>
            <table:table-cell table:style-name="ce28" office:value-type="float" office:value="240.979166666667" calcext:value-type="float">
              <text:p>240,979166666667</text:p>
            </table:table-cell>
            <table:table-cell table:style-name="ce40" office:value-type="float" office:value="249.46875" calcext:value-type="float">
              <text:p>249,46875</text:p>
            </table:table-cell>
            <table:table-cell/>
            <table:table-cell table:style-name="ce44" office:value-type="float" office:value="15.9231073333333" calcext:value-type="float">
              <text:p>15,92</text:p>
            </table:table-cell>
            <table:table-cell table:style-name="ce46" office:value-type="float" office:value="38.2116431666667" calcext:value-type="float">
              <text:p>38,21</text:p>
            </table:table-cell>
            <table:table-cell table:style-name="ce46" office:value-type="float" office:value="241.46875" calcext:value-type="float">
              <text:p>241,47</text:p>
            </table:table-cell>
            <table:table-cell table:style-name="ce46" office:value-type="float" office:value="241.479166666667" calcext:value-type="float">
              <text:p>241,48</text:p>
            </table:table-cell>
            <table:table-cell table:style-name="ce46" office:value-type="float" office:value="240.979166666667" calcext:value-type="float">
              <text:p>240,98</text:p>
            </table:table-cell>
            <table:table-cell table:style-name="ce44" office:value-type="float" office:value="249.46875" calcext:value-type="float">
              <text:p>249,47</text:p>
            </table:table-cell>
            <table:table-cell office:value-type="float" office:value="122" calcext:value-type="float">
              <text:p>122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6T11:00:00" calcext:value-type="date">
              <text:p>26.01.18 11:00</text:p>
            </table:table-cell>
            <table:table-cell office:value-type="float" office:value="120" calcext:value-type="float">
              <text:p>120</text:p>
            </table:table-cell>
            <table:table-cell table:style-name="ce40" office:value-type="float" office:value="17.397129" calcext:value-type="float">
              <text:p>17,397129</text:p>
            </table:table-cell>
            <table:table-cell table:style-name="ce28" office:value-type="float" office:value="36.195926" calcext:value-type="float">
              <text:p>36,195926</text:p>
            </table:table-cell>
            <table:table-cell table:style-name="ce28" office:value-type="float" office:value="954.944997166667" calcext:value-type="float">
              <text:p>954,944997166667</text:p>
            </table:table-cell>
            <table:table-cell table:style-name="ce28" office:value-type="float" office:value="239.682291666667" calcext:value-type="float">
              <text:p>239,682291666667</text:p>
            </table:table-cell>
            <table:table-cell table:style-name="ce28" office:value-type="float" office:value="239.708333333333" calcext:value-type="float">
              <text:p>239,708333333333</text:p>
            </table:table-cell>
            <table:table-cell table:style-name="ce28" office:value-type="float" office:value="238.713541666667" calcext:value-type="float">
              <text:p>238,713541666667</text:p>
            </table:table-cell>
            <table:table-cell table:style-name="ce40" office:value-type="float" office:value="245.84375" calcext:value-type="float">
              <text:p>245,84375</text:p>
            </table:table-cell>
            <table:table-cell/>
            <table:table-cell table:style-name="ce44" office:value-type="float" office:value="17.397129" calcext:value-type="float">
              <text:p>17,40</text:p>
            </table:table-cell>
            <table:table-cell table:style-name="ce46" office:value-type="float" office:value="36.195926" calcext:value-type="float">
              <text:p>36,20</text:p>
            </table:table-cell>
            <table:table-cell table:style-name="ce46" office:value-type="float" office:value="239.682291666667" calcext:value-type="float">
              <text:p>239,68</text:p>
            </table:table-cell>
            <table:table-cell table:style-name="ce46" office:value-type="float" office:value="239.708333333333" calcext:value-type="float">
              <text:p>239,71</text:p>
            </table:table-cell>
            <table:table-cell table:style-name="ce46" office:value-type="float" office:value="238.713541666667" calcext:value-type="float">
              <text:p>238,71</text:p>
            </table:table-cell>
            <table:table-cell table:style-name="ce44" office:value-type="float" office:value="245.84375" calcext:value-type="float">
              <text:p>245,84</text:p>
            </table:table-cell>
            <table:table-cell office:value-type="float" office:value="120" calcext:value-type="float">
              <text:p>120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6T12:00:00" calcext:value-type="date">
              <text:p>26.01.18 12:00</text:p>
            </table:table-cell>
            <table:table-cell office:value-type="float" office:value="95" calcext:value-type="float">
              <text:p>95</text:p>
            </table:table-cell>
            <table:table-cell table:style-name="ce40" office:value-type="float" office:value="14.7824316666667" calcext:value-type="float">
              <text:p>14,7824316666667</text:p>
            </table:table-cell>
            <table:table-cell table:style-name="ce28" office:value-type="float" office:value="42.596323" calcext:value-type="float">
              <text:p>42,596323</text:p>
            </table:table-cell>
            <table:table-cell table:style-name="ce28" office:value-type="float" office:value="955.815002333333" calcext:value-type="float">
              <text:p>955,815002333333</text:p>
            </table:table-cell>
            <table:table-cell table:style-name="ce28" office:value-type="float" office:value="239.432291666667" calcext:value-type="float">
              <text:p>239,432291666667</text:p>
            </table:table-cell>
            <table:table-cell table:style-name="ce28" office:value-type="float" office:value="239.447916666667" calcext:value-type="float">
              <text:p>239,447916666667</text:p>
            </table:table-cell>
            <table:table-cell table:style-name="ce28" office:value-type="float" office:value="237.5625" calcext:value-type="float">
              <text:p>237,5625</text:p>
            </table:table-cell>
            <table:table-cell table:style-name="ce40" office:value-type="float" office:value="246.145833333333" calcext:value-type="float">
              <text:p>246,145833333333</text:p>
            </table:table-cell>
            <table:table-cell/>
            <table:table-cell table:style-name="ce44" office:value-type="float" office:value="14.7824316666667" calcext:value-type="float">
              <text:p>14,78</text:p>
            </table:table-cell>
            <table:table-cell table:style-name="ce46" office:value-type="float" office:value="42.596323" calcext:value-type="float">
              <text:p>42,60</text:p>
            </table:table-cell>
            <table:table-cell table:style-name="ce46" office:value-type="float" office:value="239.432291666667" calcext:value-type="float">
              <text:p>239,43</text:p>
            </table:table-cell>
            <table:table-cell table:style-name="ce46" office:value-type="float" office:value="239.447916666667" calcext:value-type="float">
              <text:p>239,45</text:p>
            </table:table-cell>
            <table:table-cell table:style-name="ce46" office:value-type="float" office:value="237.5625" calcext:value-type="float">
              <text:p>237,56</text:p>
            </table:table-cell>
            <table:table-cell table:style-name="ce44" office:value-type="float" office:value="246.145833333333" calcext:value-type="float">
              <text:p>246,15</text:p>
            </table:table-cell>
            <table:table-cell office:value-type="float" office:value="95" calcext:value-type="float">
              <text:p>95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6T13:00:00" calcext:value-type="date">
              <text:p>26.01.18 13:00</text:p>
            </table:table-cell>
            <table:table-cell office:value-type="float" office:value="84" calcext:value-type="float">
              <text:p>84</text:p>
            </table:table-cell>
            <table:table-cell table:style-name="ce40" office:value-type="float" office:value="11.8197018333333" calcext:value-type="float">
              <text:p>11,8197018333333</text:p>
            </table:table-cell>
            <table:table-cell table:style-name="ce28" office:value-type="float" office:value="50.1909921666667" calcext:value-type="float">
              <text:p>50,1909921666667</text:p>
            </table:table-cell>
            <table:table-cell table:style-name="ce28" office:value-type="float" office:value="956.465006666667" calcext:value-type="float">
              <text:p>956,465006666667</text:p>
            </table:table-cell>
            <table:table-cell table:style-name="ce28" office:value-type="float" office:value="240.34375" calcext:value-type="float">
              <text:p>240,34375</text:p>
            </table:table-cell>
            <table:table-cell table:style-name="ce28" office:value-type="float" office:value="240.421875" calcext:value-type="float">
              <text:p>240,421875</text:p>
            </table:table-cell>
            <table:table-cell table:style-name="ce28" office:value-type="float" office:value="238.114583333333" calcext:value-type="float">
              <text:p>238,114583333333</text:p>
            </table:table-cell>
            <table:table-cell table:style-name="ce40" office:value-type="float" office:value="247.921875" calcext:value-type="float">
              <text:p>247,921875</text:p>
            </table:table-cell>
            <table:table-cell/>
            <table:table-cell table:style-name="ce44" office:value-type="float" office:value="11.8197018333333" calcext:value-type="float">
              <text:p>11,82</text:p>
            </table:table-cell>
            <table:table-cell table:style-name="ce46" office:value-type="float" office:value="50.1909921666667" calcext:value-type="float">
              <text:p>50,19</text:p>
            </table:table-cell>
            <table:table-cell table:style-name="ce46" office:value-type="float" office:value="240.34375" calcext:value-type="float">
              <text:p>240,34</text:p>
            </table:table-cell>
            <table:table-cell table:style-name="ce46" office:value-type="float" office:value="240.421875" calcext:value-type="float">
              <text:p>240,42</text:p>
            </table:table-cell>
            <table:table-cell table:style-name="ce46" office:value-type="float" office:value="238.114583333333" calcext:value-type="float">
              <text:p>238,11</text:p>
            </table:table-cell>
            <table:table-cell table:style-name="ce44" office:value-type="float" office:value="247.921875" calcext:value-type="float">
              <text:p>247,92</text:p>
            </table:table-cell>
            <table:table-cell office:value-type="float" office:value="84" calcext:value-type="float">
              <text:p>84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6T14:00:00" calcext:value-type="date">
              <text:p>26.01.18 14:00</text:p>
            </table:table-cell>
            <table:table-cell office:value-type="float" office:value="74" calcext:value-type="float">
              <text:p>74</text:p>
            </table:table-cell>
            <table:table-cell table:style-name="ce40" office:value-type="float" office:value="11.6750591666667" calcext:value-type="float">
              <text:p>11,6750591666667</text:p>
            </table:table-cell>
            <table:table-cell table:style-name="ce28" office:value-type="float" office:value="50.3184051666667" calcext:value-type="float">
              <text:p>50,3184051666667</text:p>
            </table:table-cell>
            <table:table-cell table:style-name="ce28" office:value-type="float" office:value="956.7783305" calcext:value-type="float">
              <text:p>956,7783305</text:p>
            </table:table-cell>
            <table:table-cell table:style-name="ce28" office:value-type="float" office:value="240.666666666667" calcext:value-type="float">
              <text:p>240,666666666667</text:p>
            </table:table-cell>
            <table:table-cell table:style-name="ce28" office:value-type="float" office:value="240.692708333333" calcext:value-type="float">
              <text:p>240,692708333333</text:p>
            </table:table-cell>
            <table:table-cell table:style-name="ce28" office:value-type="float" office:value="238.307291666667" calcext:value-type="float">
              <text:p>238,307291666667</text:p>
            </table:table-cell>
            <table:table-cell table:style-name="ce40" office:value-type="float" office:value="247.932291666667" calcext:value-type="float">
              <text:p>247,932291666667</text:p>
            </table:table-cell>
            <table:table-cell/>
            <table:table-cell table:style-name="ce44" office:value-type="float" office:value="11.6750591666667" calcext:value-type="float">
              <text:p>11,68</text:p>
            </table:table-cell>
            <table:table-cell table:style-name="ce46" office:value-type="float" office:value="50.3184051666667" calcext:value-type="float">
              <text:p>50,32</text:p>
            </table:table-cell>
            <table:table-cell table:style-name="ce46" office:value-type="float" office:value="240.666666666667" calcext:value-type="float">
              <text:p>240,67</text:p>
            </table:table-cell>
            <table:table-cell table:style-name="ce46" office:value-type="float" office:value="240.692708333333" calcext:value-type="float">
              <text:p>240,69</text:p>
            </table:table-cell>
            <table:table-cell table:style-name="ce46" office:value-type="float" office:value="238.307291666667" calcext:value-type="float">
              <text:p>238,31</text:p>
            </table:table-cell>
            <table:table-cell table:style-name="ce44" office:value-type="float" office:value="247.932291666667" calcext:value-type="float">
              <text:p>247,93</text:p>
            </table:table-cell>
            <table:table-cell office:value-type="float" office:value="74" calcext:value-type="float">
              <text:p>74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6T15:00:00" calcext:value-type="date">
              <text:p>26.01.18 15:00</text:p>
            </table:table-cell>
            <table:table-cell office:value-type="float" office:value="72" calcext:value-type="float">
              <text:p>72</text:p>
            </table:table-cell>
            <table:table-cell table:style-name="ce40" office:value-type="float" office:value="10.8601638333333" calcext:value-type="float">
              <text:p>10,8601638333333</text:p>
            </table:table-cell>
            <table:table-cell table:style-name="ce28" office:value-type="float" office:value="54.4497853333333" calcext:value-type="float">
              <text:p>54,4497853333333</text:p>
            </table:table-cell>
            <table:table-cell table:style-name="ce28" office:value-type="float" office:value="957.578328333333" calcext:value-type="float">
              <text:p>957,578328333333</text:p>
            </table:table-cell>
            <table:table-cell table:style-name="ce28" office:value-type="float" office:value="240.46875" calcext:value-type="float">
              <text:p>240,46875</text:p>
            </table:table-cell>
            <table:table-cell table:style-name="ce28" office:value-type="float" office:value="240.703125" calcext:value-type="float">
              <text:p>240,703125</text:p>
            </table:table-cell>
            <table:table-cell table:style-name="ce28" office:value-type="float" office:value="238.239583333333" calcext:value-type="float">
              <text:p>238,239583333333</text:p>
            </table:table-cell>
            <table:table-cell table:style-name="ce40" office:value-type="float" office:value="254.6875" calcext:value-type="float">
              <text:p>254,6875</text:p>
            </table:table-cell>
            <table:table-cell/>
            <table:table-cell table:style-name="ce44" office:value-type="float" office:value="10.8601638333333" calcext:value-type="float">
              <text:p>10,86</text:p>
            </table:table-cell>
            <table:table-cell table:style-name="ce46" office:value-type="float" office:value="54.4497853333333" calcext:value-type="float">
              <text:p>54,45</text:p>
            </table:table-cell>
            <table:table-cell table:style-name="ce46" office:value-type="float" office:value="240.46875" calcext:value-type="float">
              <text:p>240,47</text:p>
            </table:table-cell>
            <table:table-cell table:style-name="ce46" office:value-type="float" office:value="240.703125" calcext:value-type="float">
              <text:p>240,70</text:p>
            </table:table-cell>
            <table:table-cell table:style-name="ce46" office:value-type="float" office:value="238.239583333333" calcext:value-type="float">
              <text:p>238,24</text:p>
            </table:table-cell>
            <table:table-cell table:style-name="ce44" office:value-type="float" office:value="254.6875" calcext:value-type="float">
              <text:p>254,69</text:p>
            </table:table-cell>
            <table:table-cell office:value-type="float" office:value="72" calcext:value-type="float">
              <text:p>72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6T16:00:00" calcext:value-type="date">
              <text:p>26.01.18 16:00</text:p>
            </table:table-cell>
            <table:table-cell office:value-type="float" office:value="77" calcext:value-type="float">
              <text:p>77</text:p>
            </table:table-cell>
            <table:table-cell table:style-name="ce40" office:value-type="float" office:value="9.751087" calcext:value-type="float">
              <text:p>9,751087</text:p>
            </table:table-cell>
            <table:table-cell table:style-name="ce28" office:value-type="float" office:value="59.9636331666667" calcext:value-type="float">
              <text:p>59,9636331666667</text:p>
            </table:table-cell>
            <table:table-cell table:style-name="ce28" office:value-type="float" office:value="958.393331166667" calcext:value-type="float">
              <text:p>958,393331166667</text:p>
            </table:table-cell>
            <table:table-cell table:style-name="ce28" office:value-type="float" office:value="240.708333333333" calcext:value-type="float">
              <text:p>240,708333333333</text:p>
            </table:table-cell>
            <table:table-cell table:style-name="ce28" office:value-type="float" office:value="240.890625" calcext:value-type="float">
              <text:p>240,890625</text:p>
            </table:table-cell>
            <table:table-cell table:style-name="ce28" office:value-type="float" office:value="238.526041666667" calcext:value-type="float">
              <text:p>238,526041666667</text:p>
            </table:table-cell>
            <table:table-cell table:style-name="ce40" office:value-type="float" office:value="253.53125" calcext:value-type="float">
              <text:p>253,53125</text:p>
            </table:table-cell>
            <table:table-cell/>
            <table:table-cell table:style-name="ce44" office:value-type="float" office:value="9.751087" calcext:value-type="float">
              <text:p>9,75</text:p>
            </table:table-cell>
            <table:table-cell table:style-name="ce46" office:value-type="float" office:value="59.9636331666667" calcext:value-type="float">
              <text:p>59,96</text:p>
            </table:table-cell>
            <table:table-cell table:style-name="ce46" office:value-type="float" office:value="240.708333333333" calcext:value-type="float">
              <text:p>240,71</text:p>
            </table:table-cell>
            <table:table-cell table:style-name="ce46" office:value-type="float" office:value="240.890625" calcext:value-type="float">
              <text:p>240,89</text:p>
            </table:table-cell>
            <table:table-cell table:style-name="ce46" office:value-type="float" office:value="238.526041666667" calcext:value-type="float">
              <text:p>238,53</text:p>
            </table:table-cell>
            <table:table-cell table:style-name="ce44" office:value-type="float" office:value="253.53125" calcext:value-type="float">
              <text:p>253,53</text:p>
            </table:table-cell>
            <table:table-cell office:value-type="float" office:value="77" calcext:value-type="float">
              <text:p>77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6T17:00:00" calcext:value-type="date">
              <text:p>26.01.18 17:00</text:p>
            </table:table-cell>
            <table:table-cell office:value-type="float" office:value="87" calcext:value-type="float">
              <text:p>87</text:p>
            </table:table-cell>
            <table:table-cell table:style-name="ce40" office:value-type="float" office:value="8.6971975" calcext:value-type="float">
              <text:p>8,6971975</text:p>
            </table:table-cell>
            <table:table-cell table:style-name="ce28" office:value-type="float" office:value="65.1321176666667" calcext:value-type="float">
              <text:p>65,1321176666667</text:p>
            </table:table-cell>
            <table:table-cell table:style-name="ce28" office:value-type="float" office:value="959.301676333333" calcext:value-type="float">
              <text:p>959,301676333333</text:p>
            </table:table-cell>
            <table:table-cell table:style-name="ce28" office:value-type="float" office:value="240.71875" calcext:value-type="float">
              <text:p>240,71875</text:p>
            </table:table-cell>
            <table:table-cell table:style-name="ce28" office:value-type="float" office:value="240.776041666667" calcext:value-type="float">
              <text:p>240,776041666667</text:p>
            </table:table-cell>
            <table:table-cell table:style-name="ce28" office:value-type="float" office:value="238.182291666667" calcext:value-type="float">
              <text:p>238,182291666667</text:p>
            </table:table-cell>
            <table:table-cell table:style-name="ce40" office:value-type="float" office:value="249.333333333333" calcext:value-type="float">
              <text:p>249,333333333333</text:p>
            </table:table-cell>
            <table:table-cell/>
            <table:table-cell table:style-name="ce44" office:value-type="float" office:value="8.6971975" calcext:value-type="float">
              <text:p>8,70</text:p>
            </table:table-cell>
            <table:table-cell table:style-name="ce46" office:value-type="float" office:value="65.1321176666667" calcext:value-type="float">
              <text:p>65,13</text:p>
            </table:table-cell>
            <table:table-cell table:style-name="ce46" office:value-type="float" office:value="240.71875" calcext:value-type="float">
              <text:p>240,72</text:p>
            </table:table-cell>
            <table:table-cell table:style-name="ce46" office:value-type="float" office:value="240.776041666667" calcext:value-type="float">
              <text:p>240,78</text:p>
            </table:table-cell>
            <table:table-cell table:style-name="ce46" office:value-type="float" office:value="238.182291666667" calcext:value-type="float">
              <text:p>238,18</text:p>
            </table:table-cell>
            <table:table-cell table:style-name="ce44" office:value-type="float" office:value="249.333333333333" calcext:value-type="float">
              <text:p>249,33</text:p>
            </table:table-cell>
            <table:table-cell office:value-type="float" office:value="87" calcext:value-type="float">
              <text:p>87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6T18:00:00" calcext:value-type="date">
              <text:p>26.01.18 18:00</text:p>
            </table:table-cell>
            <table:table-cell office:value-type="float" office:value="85" calcext:value-type="float">
              <text:p>85</text:p>
            </table:table-cell>
            <table:table-cell table:style-name="ce40" office:value-type="float" office:value="7.638412" calcext:value-type="float">
              <text:p>7,638412</text:p>
            </table:table-cell>
            <table:table-cell table:style-name="ce28" office:value-type="float" office:value="69.1508346666667" calcext:value-type="float">
              <text:p>69,1508346666667</text:p>
            </table:table-cell>
            <table:table-cell table:style-name="ce28" office:value-type="float" office:value="959.859985333333" calcext:value-type="float">
              <text:p>959,859985333333</text:p>
            </table:table-cell>
            <table:table-cell table:style-name="ce28" office:value-type="float" office:value="241.21875" calcext:value-type="float">
              <text:p>241,21875</text:p>
            </table:table-cell>
            <table:table-cell table:style-name="ce28" office:value-type="float" office:value="241.265625" calcext:value-type="float">
              <text:p>241,265625</text:p>
            </table:table-cell>
            <table:table-cell table:style-name="ce28" office:value-type="float" office:value="238.697916666667" calcext:value-type="float">
              <text:p>238,697916666667</text:p>
            </table:table-cell>
            <table:table-cell table:style-name="ce40" office:value-type="float" office:value="249.192708333333" calcext:value-type="float">
              <text:p>249,192708333333</text:p>
            </table:table-cell>
            <table:table-cell/>
            <table:table-cell table:style-name="ce44" office:value-type="float" office:value="7.638412" calcext:value-type="float">
              <text:p>7,64</text:p>
            </table:table-cell>
            <table:table-cell table:style-name="ce46" office:value-type="float" office:value="69.1508346666667" calcext:value-type="float">
              <text:p>69,15</text:p>
            </table:table-cell>
            <table:table-cell table:style-name="ce46" office:value-type="float" office:value="241.21875" calcext:value-type="float">
              <text:p>241,22</text:p>
            </table:table-cell>
            <table:table-cell table:style-name="ce46" office:value-type="float" office:value="241.265625" calcext:value-type="float">
              <text:p>241,27</text:p>
            </table:table-cell>
            <table:table-cell table:style-name="ce46" office:value-type="float" office:value="238.697916666667" calcext:value-type="float">
              <text:p>238,70</text:p>
            </table:table-cell>
            <table:table-cell table:style-name="ce44" office:value-type="float" office:value="249.192708333333" calcext:value-type="float">
              <text:p>249,19</text:p>
            </table:table-cell>
            <table:table-cell office:value-type="float" office:value="85" calcext:value-type="float">
              <text:p>85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6T19:00:00" calcext:value-type="date">
              <text:p>26.01.18 19:00</text:p>
            </table:table-cell>
            <table:table-cell office:value-type="float" office:value="87" calcext:value-type="float">
              <text:p>87</text:p>
            </table:table-cell>
            <table:table-cell table:style-name="ce40" office:value-type="float" office:value="7.1470715" calcext:value-type="float">
              <text:p>7,1470715</text:p>
            </table:table-cell>
            <table:table-cell table:style-name="ce28" office:value-type="float" office:value="71.2754006666667" calcext:value-type="float">
              <text:p>71,2754006666667</text:p>
            </table:table-cell>
            <table:table-cell table:style-name="ce28" office:value-type="float" office:value="960.278350666667" calcext:value-type="float">
              <text:p>960,278350666667</text:p>
            </table:table-cell>
            <table:table-cell table:style-name="ce28" office:value-type="float" office:value="241.166666666667" calcext:value-type="float">
              <text:p>241,166666666667</text:p>
            </table:table-cell>
            <table:table-cell table:style-name="ce28" office:value-type="float" office:value="241.182291666667" calcext:value-type="float">
              <text:p>241,182291666667</text:p>
            </table:table-cell>
            <table:table-cell table:style-name="ce28" office:value-type="float" office:value="238.640625" calcext:value-type="float">
              <text:p>238,640625</text:p>
            </table:table-cell>
            <table:table-cell table:style-name="ce40" office:value-type="float" office:value="248.390625" calcext:value-type="float">
              <text:p>248,390625</text:p>
            </table:table-cell>
            <table:table-cell/>
            <table:table-cell table:style-name="ce44" office:value-type="float" office:value="7.1470715" calcext:value-type="float">
              <text:p>7,15</text:p>
            </table:table-cell>
            <table:table-cell table:style-name="ce46" office:value-type="float" office:value="71.2754006666667" calcext:value-type="float">
              <text:p>71,28</text:p>
            </table:table-cell>
            <table:table-cell table:style-name="ce46" office:value-type="float" office:value="241.166666666667" calcext:value-type="float">
              <text:p>241,17</text:p>
            </table:table-cell>
            <table:table-cell table:style-name="ce46" office:value-type="float" office:value="241.182291666667" calcext:value-type="float">
              <text:p>241,18</text:p>
            </table:table-cell>
            <table:table-cell table:style-name="ce46" office:value-type="float" office:value="238.640625" calcext:value-type="float">
              <text:p>238,64</text:p>
            </table:table-cell>
            <table:table-cell table:style-name="ce44" office:value-type="float" office:value="248.390625" calcext:value-type="float">
              <text:p>248,39</text:p>
            </table:table-cell>
            <table:table-cell office:value-type="float" office:value="87" calcext:value-type="float">
              <text:p>87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6T20:00:00" calcext:value-type="date">
              <text:p>26.01.18 20:00</text:p>
            </table:table-cell>
            <table:table-cell office:value-type="float" office:value="78" calcext:value-type="float">
              <text:p>78</text:p>
            </table:table-cell>
            <table:table-cell table:style-name="ce40" office:value-type="float" office:value="6.631698" calcext:value-type="float">
              <text:p>6,631698</text:p>
            </table:table-cell>
            <table:table-cell table:style-name="ce28" office:value-type="float" office:value="72.4450046666667" calcext:value-type="float">
              <text:p>72,4450046666667</text:p>
            </table:table-cell>
            <table:table-cell table:style-name="ce28" office:value-type="float" office:value="961.006673333333" calcext:value-type="float">
              <text:p>961,006673333333</text:p>
            </table:table-cell>
            <table:table-cell table:style-name="ce28" office:value-type="float" office:value="241.270833333333" calcext:value-type="float">
              <text:p>241,270833333333</text:p>
            </table:table-cell>
            <table:table-cell table:style-name="ce28" office:value-type="float" office:value="241.3125" calcext:value-type="float">
              <text:p>241,3125</text:p>
            </table:table-cell>
            <table:table-cell table:style-name="ce28" office:value-type="float" office:value="238.802083333333" calcext:value-type="float">
              <text:p>238,802083333333</text:p>
            </table:table-cell>
            <table:table-cell table:style-name="ce40" office:value-type="float" office:value="249.114583333333" calcext:value-type="float">
              <text:p>249,114583333333</text:p>
            </table:table-cell>
            <table:table-cell/>
            <table:table-cell table:style-name="ce44" office:value-type="float" office:value="6.631698" calcext:value-type="float">
              <text:p>6,63</text:p>
            </table:table-cell>
            <table:table-cell table:style-name="ce46" office:value-type="float" office:value="72.4450046666667" calcext:value-type="float">
              <text:p>72,45</text:p>
            </table:table-cell>
            <table:table-cell table:style-name="ce46" office:value-type="float" office:value="241.270833333333" calcext:value-type="float">
              <text:p>241,27</text:p>
            </table:table-cell>
            <table:table-cell table:style-name="ce46" office:value-type="float" office:value="241.3125" calcext:value-type="float">
              <text:p>241,31</text:p>
            </table:table-cell>
            <table:table-cell table:style-name="ce46" office:value-type="float" office:value="238.802083333333" calcext:value-type="float">
              <text:p>238,80</text:p>
            </table:table-cell>
            <table:table-cell table:style-name="ce44" office:value-type="float" office:value="249.114583333333" calcext:value-type="float">
              <text:p>249,11</text:p>
            </table:table-cell>
            <table:table-cell office:value-type="float" office:value="78" calcext:value-type="float">
              <text:p>78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6T21:00:00" calcext:value-type="date">
              <text:p>26.01.18 21:00</text:p>
            </table:table-cell>
            <table:table-cell office:value-type="float" office:value="77" calcext:value-type="float">
              <text:p>77</text:p>
            </table:table-cell>
            <table:table-cell table:style-name="ce40" office:value-type="float" office:value="6.177742" calcext:value-type="float">
              <text:p>6,177742</text:p>
            </table:table-cell>
            <table:table-cell table:style-name="ce28" office:value-type="float" office:value="73.1756566666667" calcext:value-type="float">
              <text:p>73,1756566666667</text:p>
            </table:table-cell>
            <table:table-cell table:style-name="ce28" office:value-type="float" office:value="961.653330666667" calcext:value-type="float">
              <text:p>961,653330666667</text:p>
            </table:table-cell>
            <table:table-cell table:style-name="ce28" office:value-type="float" office:value="241.427083333333" calcext:value-type="float">
              <text:p>241,427083333333</text:p>
            </table:table-cell>
            <table:table-cell table:style-name="ce28" office:value-type="float" office:value="241.46875" calcext:value-type="float">
              <text:p>241,46875</text:p>
            </table:table-cell>
            <table:table-cell table:style-name="ce28" office:value-type="float" office:value="238.848958333333" calcext:value-type="float">
              <text:p>238,848958333333</text:p>
            </table:table-cell>
            <table:table-cell table:style-name="ce40" office:value-type="float" office:value="249.145833333333" calcext:value-type="float">
              <text:p>249,145833333333</text:p>
            </table:table-cell>
            <table:table-cell/>
            <table:table-cell table:style-name="ce44" office:value-type="float" office:value="6.177742" calcext:value-type="float">
              <text:p>6,18</text:p>
            </table:table-cell>
            <table:table-cell table:style-name="ce46" office:value-type="float" office:value="73.1756566666667" calcext:value-type="float">
              <text:p>73,18</text:p>
            </table:table-cell>
            <table:table-cell table:style-name="ce46" office:value-type="float" office:value="241.427083333333" calcext:value-type="float">
              <text:p>241,43</text:p>
            </table:table-cell>
            <table:table-cell table:style-name="ce46" office:value-type="float" office:value="241.46875" calcext:value-type="float">
              <text:p>241,47</text:p>
            </table:table-cell>
            <table:table-cell table:style-name="ce46" office:value-type="float" office:value="238.848958333333" calcext:value-type="float">
              <text:p>238,85</text:p>
            </table:table-cell>
            <table:table-cell table:style-name="ce44" office:value-type="float" office:value="249.145833333333" calcext:value-type="float">
              <text:p>249,15</text:p>
            </table:table-cell>
            <table:table-cell office:value-type="float" office:value="77" calcext:value-type="float">
              <text:p>77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6T22:00:00" calcext:value-type="date">
              <text:p>26.01.18 22:00</text:p>
            </table:table-cell>
            <table:table-cell office:value-type="float" office:value="83" calcext:value-type="float">
              <text:p>83</text:p>
            </table:table-cell>
            <table:table-cell table:style-name="ce40" office:value-type="float" office:value="6.45189583333333" calcext:value-type="float">
              <text:p>6,45189583333333</text:p>
            </table:table-cell>
            <table:table-cell table:style-name="ce28" office:value-type="float" office:value="72.0701408333333" calcext:value-type="float">
              <text:p>72,0701408333333</text:p>
            </table:table-cell>
            <table:table-cell table:style-name="ce28" office:value-type="float" office:value="962.426676333333" calcext:value-type="float">
              <text:p>962,426676333333</text:p>
            </table:table-cell>
            <table:table-cell table:style-name="ce28" office:value-type="float" office:value="241.682291666667" calcext:value-type="float">
              <text:p>241,682291666667</text:p>
            </table:table-cell>
            <table:table-cell table:style-name="ce28" office:value-type="float" office:value="241.729166666667" calcext:value-type="float">
              <text:p>241,729166666667</text:p>
            </table:table-cell>
            <table:table-cell table:style-name="ce28" office:value-type="float" office:value="239.151041666667" calcext:value-type="float">
              <text:p>239,151041666667</text:p>
            </table:table-cell>
            <table:table-cell table:style-name="ce40" office:value-type="float" office:value="248.765625" calcext:value-type="float">
              <text:p>248,765625</text:p>
            </table:table-cell>
            <table:table-cell/>
            <table:table-cell table:style-name="ce44" office:value-type="float" office:value="6.45189583333333" calcext:value-type="float">
              <text:p>6,45</text:p>
            </table:table-cell>
            <table:table-cell table:style-name="ce46" office:value-type="float" office:value="72.0701408333333" calcext:value-type="float">
              <text:p>72,07</text:p>
            </table:table-cell>
            <table:table-cell table:style-name="ce46" office:value-type="float" office:value="241.682291666667" calcext:value-type="float">
              <text:p>241,68</text:p>
            </table:table-cell>
            <table:table-cell table:style-name="ce46" office:value-type="float" office:value="241.729166666667" calcext:value-type="float">
              <text:p>241,73</text:p>
            </table:table-cell>
            <table:table-cell table:style-name="ce46" office:value-type="float" office:value="239.151041666667" calcext:value-type="float">
              <text:p>239,15</text:p>
            </table:table-cell>
            <table:table-cell table:style-name="ce44" office:value-type="float" office:value="248.765625" calcext:value-type="float">
              <text:p>248,77</text:p>
            </table:table-cell>
            <table:table-cell office:value-type="float" office:value="83" calcext:value-type="float">
              <text:p>83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6T23:00:00" calcext:value-type="date">
              <text:p>26.01.18 23:00</text:p>
            </table:table-cell>
            <table:table-cell office:value-type="float" office:value="90" calcext:value-type="float">
              <text:p>90</text:p>
            </table:table-cell>
            <table:table-cell table:style-name="ce40" office:value-type="float" office:value="7.20047816666667" calcext:value-type="float">
              <text:p>7,20047816666667</text:p>
            </table:table-cell>
            <table:table-cell table:style-name="ce40" office:value-type="float" office:value="70.2820385" calcext:value-type="float">
              <text:p>70,2820385</text:p>
            </table:table-cell>
            <table:table-cell table:style-name="ce40" office:value-type="float" office:value="963.178334666667" calcext:value-type="float">
              <text:p>963,178334666667</text:p>
            </table:table-cell>
            <table:table-cell table:style-name="ce40" office:value-type="float" office:value="241.536458333333" calcext:value-type="float">
              <text:p>241,536458333333</text:p>
            </table:table-cell>
            <table:table-cell table:style-name="ce40" office:value-type="float" office:value="241.520833333333" calcext:value-type="float">
              <text:p>241,520833333333</text:p>
            </table:table-cell>
            <table:table-cell table:style-name="ce40" office:value-type="float" office:value="239" calcext:value-type="float">
              <text:p>239</text:p>
            </table:table-cell>
            <table:table-cell table:style-name="ce40" office:value-type="float" office:value="247.369791666667" calcext:value-type="float">
              <text:p>247,369791666667</text:p>
            </table:table-cell>
            <table:table-cell/>
            <table:table-cell table:style-name="ce44" office:value-type="float" office:value="7.20047816666667" calcext:value-type="float">
              <text:p>7,20</text:p>
            </table:table-cell>
            <table:table-cell table:style-name="ce44" office:value-type="float" office:value="70.2820385" calcext:value-type="float">
              <text:p>70,28</text:p>
            </table:table-cell>
            <table:table-cell table:style-name="ce44" office:value-type="float" office:value="241.536458333333" calcext:value-type="float">
              <text:p>241,54</text:p>
            </table:table-cell>
            <table:table-cell table:style-name="ce44" office:value-type="float" office:value="241.520833333333" calcext:value-type="float">
              <text:p>241,52</text:p>
            </table:table-cell>
            <table:table-cell table:style-name="ce44" office:value-type="float" office:value="239" calcext:value-type="float">
              <text:p>239,00</text:p>
            </table:table-cell>
            <table:table-cell table:style-name="ce44" office:value-type="float" office:value="247.369791666667" calcext:value-type="float">
              <text:p>247,37</text:p>
            </table:table-cell>
            <table:table-cell office:value-type="float" office:value="90" calcext:value-type="float">
              <text:p>90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7" calcext:value-type="date">
              <text:p>27.01.18 00:00</text:p>
            </table:table-cell>
            <table:table-cell office:value-type="float" office:value="72" calcext:value-type="float">
              <text:p>72</text:p>
            </table:table-cell>
            <table:table-cell table:style-name="ce40" office:value-type="float" office:value="7.605478" calcext:value-type="float">
              <text:p>7,605478</text:p>
            </table:table-cell>
            <table:table-cell table:style-name="ce40" office:value-type="float" office:value="70.3074685" calcext:value-type="float">
              <text:p>70,3074685</text:p>
            </table:table-cell>
            <table:table-cell table:style-name="ce40" office:value-type="float" office:value="963.698334" calcext:value-type="float">
              <text:p>963,698334</text:p>
            </table:table-cell>
            <table:table-cell table:style-name="ce40" office:value-type="float" office:value="241.34375" calcext:value-type="float">
              <text:p>241,34375</text:p>
            </table:table-cell>
            <table:table-cell table:style-name="ce40" office:value-type="float" office:value="241.338541666667" calcext:value-type="float">
              <text:p>241,338541666667</text:p>
            </table:table-cell>
            <table:table-cell table:style-name="ce40" office:value-type="float" office:value="238.770833333333" calcext:value-type="float">
              <text:p>238,770833333333</text:p>
            </table:table-cell>
            <table:table-cell table:style-name="ce40" office:value-type="float" office:value="246.890625" calcext:value-type="float">
              <text:p>246,890625</text:p>
            </table:table-cell>
            <table:table-cell/>
            <table:table-cell table:style-name="ce44" office:value-type="float" office:value="7.605478" calcext:value-type="float">
              <text:p>7,61</text:p>
            </table:table-cell>
            <table:table-cell table:style-name="ce44" office:value-type="float" office:value="70.3074685" calcext:value-type="float">
              <text:p>70,31</text:p>
            </table:table-cell>
            <table:table-cell table:style-name="ce44" office:value-type="float" office:value="241.34375" calcext:value-type="float">
              <text:p>241,34</text:p>
            </table:table-cell>
            <table:table-cell table:style-name="ce44" office:value-type="float" office:value="241.338541666667" calcext:value-type="float">
              <text:p>241,34</text:p>
            </table:table-cell>
            <table:table-cell table:style-name="ce44" office:value-type="float" office:value="238.770833333333" calcext:value-type="float">
              <text:p>238,77</text:p>
            </table:table-cell>
            <table:table-cell table:style-name="ce44" office:value-type="float" office:value="246.890625" calcext:value-type="float">
              <text:p>246,89</text:p>
            </table:table-cell>
            <table:table-cell office:value-type="float" office:value="72" calcext:value-type="float">
              <text:p>72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7T01:00:00" calcext:value-type="date">
              <text:p>27.01.18 01:00</text:p>
            </table:table-cell>
            <table:table-cell office:value-type="float" office:value="67" calcext:value-type="float">
              <text:p>67</text:p>
            </table:table-cell>
            <table:table-cell table:style-name="ce40" office:value-type="float" office:value="7.815544" calcext:value-type="float">
              <text:p>7,815544</text:p>
            </table:table-cell>
            <table:table-cell table:style-name="ce28" office:value-type="float" office:value="70.3771526666667" calcext:value-type="float">
              <text:p>70,3771526666667</text:p>
            </table:table-cell>
            <table:table-cell table:style-name="ce28" office:value-type="float" office:value="964.273325666667" calcext:value-type="float">
              <text:p>964,273325666667</text:p>
            </table:table-cell>
            <table:table-cell table:style-name="ce28" office:value-type="float" office:value="241.223958333333" calcext:value-type="float">
              <text:p>241,223958333333</text:p>
            </table:table-cell>
            <table:table-cell table:style-name="ce28" office:value-type="float" office:value="241.213541666667" calcext:value-type="float">
              <text:p>241,213541666667</text:p>
            </table:table-cell>
            <table:table-cell table:style-name="ce28" office:value-type="float" office:value="238.614583333333" calcext:value-type="float">
              <text:p>238,614583333333</text:p>
            </table:table-cell>
            <table:table-cell table:style-name="ce40" office:value-type="float" office:value="246.067708333333" calcext:value-type="float">
              <text:p>246,067708333333</text:p>
            </table:table-cell>
            <table:table-cell/>
            <table:table-cell table:style-name="ce44" office:value-type="float" office:value="7.815544" calcext:value-type="float">
              <text:p>7,82</text:p>
            </table:table-cell>
            <table:table-cell table:style-name="ce46" office:value-type="float" office:value="70.3771526666667" calcext:value-type="float">
              <text:p>70,38</text:p>
            </table:table-cell>
            <table:table-cell table:style-name="ce46" office:value-type="float" office:value="241.223958333333" calcext:value-type="float">
              <text:p>241,22</text:p>
            </table:table-cell>
            <table:table-cell table:style-name="ce46" office:value-type="float" office:value="241.213541666667" calcext:value-type="float">
              <text:p>241,21</text:p>
            </table:table-cell>
            <table:table-cell table:style-name="ce46" office:value-type="float" office:value="238.614583333333" calcext:value-type="float">
              <text:p>238,61</text:p>
            </table:table-cell>
            <table:table-cell table:style-name="ce44" office:value-type="float" office:value="246.067708333333" calcext:value-type="float">
              <text:p>246,07</text:p>
            </table:table-cell>
            <table:table-cell office:value-type="float" office:value="67" calcext:value-type="float">
              <text:p>67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7T02:00:00" calcext:value-type="date">
              <text:p>27.01.18 02:00</text:p>
            </table:table-cell>
            <table:table-cell office:value-type="float" office:value="57" calcext:value-type="float">
              <text:p>57</text:p>
            </table:table-cell>
            <table:table-cell table:style-name="ce40" office:value-type="float" office:value="7.63129116666667" calcext:value-type="float">
              <text:p>7,63129116666667</text:p>
            </table:table-cell>
            <table:table-cell table:style-name="ce28" office:value-type="float" office:value="71.5159823333333" calcext:value-type="float">
              <text:p>71,5159823333333</text:p>
            </table:table-cell>
            <table:table-cell table:style-name="ce28" office:value-type="float" office:value="964.563324166667" calcext:value-type="float">
              <text:p>964,563324166667</text:p>
            </table:table-cell>
            <table:table-cell table:style-name="ce28" office:value-type="float" office:value="241.088541666667" calcext:value-type="float">
              <text:p>241,088541666667</text:p>
            </table:table-cell>
            <table:table-cell table:style-name="ce28" office:value-type="float" office:value="241.046875" calcext:value-type="float">
              <text:p>241,046875</text:p>
            </table:table-cell>
            <table:table-cell table:style-name="ce28" office:value-type="float" office:value="238.510416666667" calcext:value-type="float">
              <text:p>238,510416666667</text:p>
            </table:table-cell>
            <table:table-cell table:style-name="ce40" office:value-type="float" office:value="246.583333333333" calcext:value-type="float">
              <text:p>246,583333333333</text:p>
            </table:table-cell>
            <table:table-cell/>
            <table:table-cell table:style-name="ce44" office:value-type="float" office:value="7.63129116666667" calcext:value-type="float">
              <text:p>7,63</text:p>
            </table:table-cell>
            <table:table-cell table:style-name="ce46" office:value-type="float" office:value="71.5159823333333" calcext:value-type="float">
              <text:p>71,52</text:p>
            </table:table-cell>
            <table:table-cell table:style-name="ce46" office:value-type="float" office:value="241.088541666667" calcext:value-type="float">
              <text:p>241,09</text:p>
            </table:table-cell>
            <table:table-cell table:style-name="ce46" office:value-type="float" office:value="241.046875" calcext:value-type="float">
              <text:p>241,05</text:p>
            </table:table-cell>
            <table:table-cell table:style-name="ce46" office:value-type="float" office:value="238.510416666667" calcext:value-type="float">
              <text:p>238,51</text:p>
            </table:table-cell>
            <table:table-cell table:style-name="ce44" office:value-type="float" office:value="246.583333333333" calcext:value-type="float">
              <text:p>246,58</text:p>
            </table:table-cell>
            <table:table-cell office:value-type="float" office:value="57" calcext:value-type="float">
              <text:p>57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7T03:00:00" calcext:value-type="date">
              <text:p>27.01.18 03:00</text:p>
            </table:table-cell>
            <table:table-cell office:value-type="float" office:value="50" calcext:value-type="float">
              <text:p>50</text:p>
            </table:table-cell>
            <table:table-cell table:style-name="ce40" office:value-type="float" office:value="7.71852183333333" calcext:value-type="float">
              <text:p>7,71852183333333</text:p>
            </table:table-cell>
            <table:table-cell table:style-name="ce28" office:value-type="float" office:value="73.4800733333333" calcext:value-type="float">
              <text:p>73,4800733333333</text:p>
            </table:table-cell>
            <table:table-cell table:style-name="ce28" office:value-type="float" office:value="964.726664333333" calcext:value-type="float">
              <text:p>964,726664333333</text:p>
            </table:table-cell>
            <table:table-cell table:style-name="ce28" office:value-type="float" office:value="241.239583333333" calcext:value-type="float">
              <text:p>241,239583333333</text:p>
            </table:table-cell>
            <table:table-cell table:style-name="ce28" office:value-type="float" office:value="241.192708333333" calcext:value-type="float">
              <text:p>241,192708333333</text:p>
            </table:table-cell>
            <table:table-cell table:style-name="ce28" office:value-type="float" office:value="238.614583333333" calcext:value-type="float">
              <text:p>238,614583333333</text:p>
            </table:table-cell>
            <table:table-cell table:style-name="ce40" office:value-type="float" office:value="246.229166666667" calcext:value-type="float">
              <text:p>246,229166666667</text:p>
            </table:table-cell>
            <table:table-cell/>
            <table:table-cell table:style-name="ce44" office:value-type="float" office:value="7.71852183333333" calcext:value-type="float">
              <text:p>7,72</text:p>
            </table:table-cell>
            <table:table-cell table:style-name="ce46" office:value-type="float" office:value="73.4800733333333" calcext:value-type="float">
              <text:p>73,48</text:p>
            </table:table-cell>
            <table:table-cell table:style-name="ce46" office:value-type="float" office:value="241.239583333333" calcext:value-type="float">
              <text:p>241,24</text:p>
            </table:table-cell>
            <table:table-cell table:style-name="ce46" office:value-type="float" office:value="241.192708333333" calcext:value-type="float">
              <text:p>241,19</text:p>
            </table:table-cell>
            <table:table-cell table:style-name="ce46" office:value-type="float" office:value="238.614583333333" calcext:value-type="float">
              <text:p>238,61</text:p>
            </table:table-cell>
            <table:table-cell table:style-name="ce44" office:value-type="float" office:value="246.229166666667" calcext:value-type="float">
              <text:p>246,23</text:p>
            </table:table-cell>
            <table:table-cell office:value-type="float" office:value="50" calcext:value-type="float">
              <text:p>50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7T04:00:00" calcext:value-type="date">
              <text:p>27.01.18 04:00</text:p>
            </table:table-cell>
            <table:table-cell office:value-type="float" office:value="50" calcext:value-type="float">
              <text:p>50</text:p>
            </table:table-cell>
            <table:table-cell table:style-name="ce40" office:value-type="float" office:value="7.34067066666667" calcext:value-type="float">
              <text:p>7,34067066666667</text:p>
            </table:table-cell>
            <table:table-cell table:style-name="ce28" office:value-type="float" office:value="74.8137118333333" calcext:value-type="float">
              <text:p>74,8137118333333</text:p>
            </table:table-cell>
            <table:table-cell table:style-name="ce28" office:value-type="float" office:value="965.321655166667" calcext:value-type="float">
              <text:p>965,321655166667</text:p>
            </table:table-cell>
            <table:table-cell table:style-name="ce28" office:value-type="float" office:value="241.088541666667" calcext:value-type="float">
              <text:p>241,088541666667</text:p>
            </table:table-cell>
            <table:table-cell table:style-name="ce28" office:value-type="float" office:value="241.041666666667" calcext:value-type="float">
              <text:p>241,041666666667</text:p>
            </table:table-cell>
            <table:table-cell table:style-name="ce28" office:value-type="float" office:value="238.552083333333" calcext:value-type="float">
              <text:p>238,552083333333</text:p>
            </table:table-cell>
            <table:table-cell table:style-name="ce40" office:value-type="float" office:value="249.276041666667" calcext:value-type="float">
              <text:p>249,276041666667</text:p>
            </table:table-cell>
            <table:table-cell/>
            <table:table-cell table:style-name="ce44" office:value-type="float" office:value="7.34067066666667" calcext:value-type="float">
              <text:p>7,34</text:p>
            </table:table-cell>
            <table:table-cell table:style-name="ce46" office:value-type="float" office:value="74.8137118333333" calcext:value-type="float">
              <text:p>74,81</text:p>
            </table:table-cell>
            <table:table-cell table:style-name="ce46" office:value-type="float" office:value="241.088541666667" calcext:value-type="float">
              <text:p>241,09</text:p>
            </table:table-cell>
            <table:table-cell table:style-name="ce46" office:value-type="float" office:value="241.041666666667" calcext:value-type="float">
              <text:p>241,04</text:p>
            </table:table-cell>
            <table:table-cell table:style-name="ce46" office:value-type="float" office:value="238.552083333333" calcext:value-type="float">
              <text:p>238,55</text:p>
            </table:table-cell>
            <table:table-cell table:style-name="ce44" office:value-type="float" office:value="249.276041666667" calcext:value-type="float">
              <text:p>249,28</text:p>
            </table:table-cell>
            <table:table-cell office:value-type="float" office:value="50" calcext:value-type="float">
              <text:p>50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7T05:00:00" calcext:value-type="date">
              <text:p>27.01.18 05:00</text:p>
            </table:table-cell>
            <table:table-cell office:value-type="float" office:value="45" calcext:value-type="float">
              <text:p>45</text:p>
            </table:table-cell>
            <table:table-cell table:style-name="ce40" office:value-type="float" office:value="7.15241216666667" calcext:value-type="float">
              <text:p>7,15241216666667</text:p>
            </table:table-cell>
            <table:table-cell table:style-name="ce28" office:value-type="float" office:value="76.0710551666667" calcext:value-type="float">
              <text:p>76,0710551666667</text:p>
            </table:table-cell>
            <table:table-cell table:style-name="ce28" office:value-type="float" office:value="966.029998833333" calcext:value-type="float">
              <text:p>966,029998833333</text:p>
            </table:table-cell>
            <table:table-cell table:style-name="ce28" office:value-type="float" office:value="241.151041666667" calcext:value-type="float">
              <text:p>241,151041666667</text:p>
            </table:table-cell>
            <table:table-cell table:style-name="ce28" office:value-type="float" office:value="241.135416666667" calcext:value-type="float">
              <text:p>241,135416666667</text:p>
            </table:table-cell>
            <table:table-cell table:style-name="ce28" office:value-type="float" office:value="238.630208333333" calcext:value-type="float">
              <text:p>238,630208333333</text:p>
            </table:table-cell>
            <table:table-cell table:style-name="ce40" office:value-type="float" office:value="246.65625" calcext:value-type="float">
              <text:p>246,65625</text:p>
            </table:table-cell>
            <table:table-cell/>
            <table:table-cell table:style-name="ce44" office:value-type="float" office:value="7.15241216666667" calcext:value-type="float">
              <text:p>7,15</text:p>
            </table:table-cell>
            <table:table-cell table:style-name="ce46" office:value-type="float" office:value="76.0710551666667" calcext:value-type="float">
              <text:p>76,07</text:p>
            </table:table-cell>
            <table:table-cell table:style-name="ce46" office:value-type="float" office:value="241.151041666667" calcext:value-type="float">
              <text:p>241,15</text:p>
            </table:table-cell>
            <table:table-cell table:style-name="ce46" office:value-type="float" office:value="241.135416666667" calcext:value-type="float">
              <text:p>241,14</text:p>
            </table:table-cell>
            <table:table-cell table:style-name="ce46" office:value-type="float" office:value="238.630208333333" calcext:value-type="float">
              <text:p>238,63</text:p>
            </table:table-cell>
            <table:table-cell table:style-name="ce44" office:value-type="float" office:value="246.65625" calcext:value-type="float">
              <text:p>246,66</text:p>
            </table:table-cell>
            <table:table-cell office:value-type="float" office:value="45" calcext:value-type="float">
              <text:p>45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7T06:00:00" calcext:value-type="date">
              <text:p>27.01.18 06:00</text:p>
            </table:table-cell>
            <table:table-cell office:value-type="float" office:value="56" calcext:value-type="float">
              <text:p>56</text:p>
            </table:table-cell>
            <table:table-cell table:style-name="ce40" office:value-type="float" office:value="7.03936833333333" calcext:value-type="float">
              <text:p>7,03936833333333</text:p>
            </table:table-cell>
            <table:table-cell table:style-name="ce28" office:value-type="float" office:value="75.9739073333333" calcext:value-type="float">
              <text:p>75,9739073333333</text:p>
            </table:table-cell>
            <table:table-cell table:style-name="ce28" office:value-type="float" office:value="966.993326666667" calcext:value-type="float">
              <text:p>966,993326666667</text:p>
            </table:table-cell>
            <table:table-cell table:style-name="ce28" office:value-type="float" office:value="241.229166666667" calcext:value-type="float">
              <text:p>241,229166666667</text:p>
            </table:table-cell>
            <table:table-cell table:style-name="ce28" office:value-type="float" office:value="241.197916666667" calcext:value-type="float">
              <text:p>241,197916666667</text:p>
            </table:table-cell>
            <table:table-cell table:style-name="ce28" office:value-type="float" office:value="238.703125" calcext:value-type="float">
              <text:p>238,703125</text:p>
            </table:table-cell>
            <table:table-cell table:style-name="ce40" office:value-type="float" office:value="248.630208333333" calcext:value-type="float">
              <text:p>248,630208333333</text:p>
            </table:table-cell>
            <table:table-cell/>
            <table:table-cell table:style-name="ce44" office:value-type="float" office:value="7.03936833333333" calcext:value-type="float">
              <text:p>7,04</text:p>
            </table:table-cell>
            <table:table-cell table:style-name="ce46" office:value-type="float" office:value="75.9739073333333" calcext:value-type="float">
              <text:p>75,97</text:p>
            </table:table-cell>
            <table:table-cell table:style-name="ce46" office:value-type="float" office:value="241.229166666667" calcext:value-type="float">
              <text:p>241,23</text:p>
            </table:table-cell>
            <table:table-cell table:style-name="ce46" office:value-type="float" office:value="241.197916666667" calcext:value-type="float">
              <text:p>241,20</text:p>
            </table:table-cell>
            <table:table-cell table:style-name="ce46" office:value-type="float" office:value="238.703125" calcext:value-type="float">
              <text:p>238,70</text:p>
            </table:table-cell>
            <table:table-cell table:style-name="ce44" office:value-type="float" office:value="248.630208333333" calcext:value-type="float">
              <text:p>248,63</text:p>
            </table:table-cell>
            <table:table-cell office:value-type="float" office:value="56" calcext:value-type="float">
              <text:p>56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7T07:00:00" calcext:value-type="date">
              <text:p>27.01.18 07:00</text:p>
            </table:table-cell>
            <table:table-cell office:value-type="float" office:value="59" calcext:value-type="float">
              <text:p>59</text:p>
            </table:table-cell>
            <table:table-cell table:style-name="ce40" office:value-type="float" office:value="7.04871433333333" calcext:value-type="float">
              <text:p>7,04871433333333</text:p>
            </table:table-cell>
            <table:table-cell table:style-name="ce28" office:value-type="float" office:value="77.9725838333333" calcext:value-type="float">
              <text:p>77,9725838333333</text:p>
            </table:table-cell>
            <table:table-cell table:style-name="ce28" office:value-type="float" office:value="967.773325666667" calcext:value-type="float">
              <text:p>967,773325666667</text:p>
            </table:table-cell>
            <table:table-cell table:style-name="ce28" office:value-type="float" office:value="241.416666666667" calcext:value-type="float">
              <text:p>241,416666666667</text:p>
            </table:table-cell>
            <table:table-cell table:style-name="ce28" office:value-type="float" office:value="241.401041666667" calcext:value-type="float">
              <text:p>241,401041666667</text:p>
            </table:table-cell>
            <table:table-cell table:style-name="ce28" office:value-type="float" office:value="238.942708333333" calcext:value-type="float">
              <text:p>238,942708333333</text:p>
            </table:table-cell>
            <table:table-cell table:style-name="ce40" office:value-type="float" office:value="248.03125" calcext:value-type="float">
              <text:p>248,03125</text:p>
            </table:table-cell>
            <table:table-cell/>
            <table:table-cell table:style-name="ce44" office:value-type="float" office:value="7.04871433333333" calcext:value-type="float">
              <text:p>7,05</text:p>
            </table:table-cell>
            <table:table-cell table:style-name="ce46" office:value-type="float" office:value="77.9725838333333" calcext:value-type="float">
              <text:p>77,97</text:p>
            </table:table-cell>
            <table:table-cell table:style-name="ce46" office:value-type="float" office:value="241.416666666667" calcext:value-type="float">
              <text:p>241,42</text:p>
            </table:table-cell>
            <table:table-cell table:style-name="ce46" office:value-type="float" office:value="241.401041666667" calcext:value-type="float">
              <text:p>241,40</text:p>
            </table:table-cell>
            <table:table-cell table:style-name="ce46" office:value-type="float" office:value="238.942708333333" calcext:value-type="float">
              <text:p>238,94</text:p>
            </table:table-cell>
            <table:table-cell table:style-name="ce44" office:value-type="float" office:value="248.03125" calcext:value-type="float">
              <text:p>248,03</text:p>
            </table:table-cell>
            <table:table-cell office:value-type="float" office:value="59" calcext:value-type="float">
              <text:p>59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7T08:00:00" calcext:value-type="date">
              <text:p>27.01.18 08:00</text:p>
            </table:table-cell>
            <table:table-cell office:value-type="float" office:value="61" calcext:value-type="float">
              <text:p>61</text:p>
            </table:table-cell>
            <table:table-cell table:style-name="ce40" office:value-type="float" office:value="7.14262116666667" calcext:value-type="float">
              <text:p>7,14262116666667</text:p>
            </table:table-cell>
            <table:table-cell table:style-name="ce28" office:value-type="float" office:value="78.486304" calcext:value-type="float">
              <text:p>78,486304</text:p>
            </table:table-cell>
            <table:table-cell table:style-name="ce28" office:value-type="float" office:value="968.526662166667" calcext:value-type="float">
              <text:p>968,526662166667</text:p>
            </table:table-cell>
            <table:table-cell table:style-name="ce28" office:value-type="float" office:value="241.489583333333" calcext:value-type="float">
              <text:p>241,489583333333</text:p>
            </table:table-cell>
            <table:table-cell table:style-name="ce28" office:value-type="float" office:value="241.458333333333" calcext:value-type="float">
              <text:p>241,458333333333</text:p>
            </table:table-cell>
            <table:table-cell table:style-name="ce28" office:value-type="float" office:value="238.953125" calcext:value-type="float">
              <text:p>238,953125</text:p>
            </table:table-cell>
            <table:table-cell table:style-name="ce40" office:value-type="float" office:value="252.677083333333" calcext:value-type="float">
              <text:p>252,677083333333</text:p>
            </table:table-cell>
            <table:table-cell/>
            <table:table-cell table:style-name="ce44" office:value-type="float" office:value="7.14262116666667" calcext:value-type="float">
              <text:p>7,14</text:p>
            </table:table-cell>
            <table:table-cell table:style-name="ce46" office:value-type="float" office:value="78.486304" calcext:value-type="float">
              <text:p>78,49</text:p>
            </table:table-cell>
            <table:table-cell table:style-name="ce46" office:value-type="float" office:value="241.489583333333" calcext:value-type="float">
              <text:p>241,49</text:p>
            </table:table-cell>
            <table:table-cell table:style-name="ce46" office:value-type="float" office:value="241.458333333333" calcext:value-type="float">
              <text:p>241,46</text:p>
            </table:table-cell>
            <table:table-cell table:style-name="ce46" office:value-type="float" office:value="238.953125" calcext:value-type="float">
              <text:p>238,95</text:p>
            </table:table-cell>
            <table:table-cell table:style-name="ce44" office:value-type="float" office:value="252.677083333333" calcext:value-type="float">
              <text:p>252,68</text:p>
            </table:table-cell>
            <table:table-cell office:value-type="float" office:value="61" calcext:value-type="float">
              <text:p>61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7T09:00:00" calcext:value-type="date">
              <text:p>27.01.18 09:00</text:p>
            </table:table-cell>
            <table:table-cell office:value-type="float" office:value="57" calcext:value-type="float">
              <text:p>57</text:p>
            </table:table-cell>
            <table:table-cell table:style-name="ce40" office:value-type="float" office:value="8.03718133333333" calcext:value-type="float">
              <text:p>8,03718133333333</text:p>
            </table:table-cell>
            <table:table-cell table:style-name="ce28" office:value-type="float" office:value="74.949009" calcext:value-type="float">
              <text:p>74,949009</text:p>
            </table:table-cell>
            <table:table-cell table:style-name="ce28" office:value-type="float" office:value="969.098337833333" calcext:value-type="float">
              <text:p>969,098337833333</text:p>
            </table:table-cell>
            <table:table-cell table:style-name="ce28" office:value-type="float" office:value="241.739583333333" calcext:value-type="float">
              <text:p>241,739583333333</text:p>
            </table:table-cell>
            <table:table-cell table:style-name="ce28" office:value-type="float" office:value="241.723958333333" calcext:value-type="float">
              <text:p>241,723958333333</text:p>
            </table:table-cell>
            <table:table-cell table:style-name="ce28" office:value-type="float" office:value="239.166666666667" calcext:value-type="float">
              <text:p>239,166666666667</text:p>
            </table:table-cell>
            <table:table-cell table:style-name="ce40" office:value-type="float" office:value="246.786458333333" calcext:value-type="float">
              <text:p>246,786458333333</text:p>
            </table:table-cell>
            <table:table-cell/>
            <table:table-cell table:style-name="ce44" office:value-type="float" office:value="8.03718133333333" calcext:value-type="float">
              <text:p>8,04</text:p>
            </table:table-cell>
            <table:table-cell table:style-name="ce46" office:value-type="float" office:value="74.949009" calcext:value-type="float">
              <text:p>74,95</text:p>
            </table:table-cell>
            <table:table-cell table:style-name="ce46" office:value-type="float" office:value="241.739583333333" calcext:value-type="float">
              <text:p>241,74</text:p>
            </table:table-cell>
            <table:table-cell table:style-name="ce46" office:value-type="float" office:value="241.723958333333" calcext:value-type="float">
              <text:p>241,72</text:p>
            </table:table-cell>
            <table:table-cell table:style-name="ce46" office:value-type="float" office:value="239.166666666667" calcext:value-type="float">
              <text:p>239,17</text:p>
            </table:table-cell>
            <table:table-cell table:style-name="ce44" office:value-type="float" office:value="246.786458333333" calcext:value-type="float">
              <text:p>246,79</text:p>
            </table:table-cell>
            <table:table-cell office:value-type="float" office:value="57" calcext:value-type="float">
              <text:p>57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7T10:00:00" calcext:value-type="date">
              <text:p>27.01.18 10:00</text:p>
            </table:table-cell>
            <table:table-cell office:value-type="float" office:value="52" calcext:value-type="float">
              <text:p>52</text:p>
            </table:table-cell>
            <table:table-cell table:style-name="ce40" office:value-type="float" office:value="10.3154168333333" calcext:value-type="float">
              <text:p>10,3154168333333</text:p>
            </table:table-cell>
            <table:table-cell table:style-name="ce28" office:value-type="float" office:value="66.610717" calcext:value-type="float">
              <text:p>66,610717</text:p>
            </table:table-cell>
            <table:table-cell table:style-name="ce28" office:value-type="float" office:value="969.143340833333" calcext:value-type="float">
              <text:p>969,143340833333</text:p>
            </table:table-cell>
            <table:table-cell table:style-name="ce28" office:value-type="float" office:value="241.833333333333" calcext:value-type="float">
              <text:p>241,833333333333</text:p>
            </table:table-cell>
            <table:table-cell table:style-name="ce28" office:value-type="float" office:value="241.744791666667" calcext:value-type="float">
              <text:p>241,744791666667</text:p>
            </table:table-cell>
            <table:table-cell table:style-name="ce28" office:value-type="float" office:value="239.395833333333" calcext:value-type="float">
              <text:p>239,395833333333</text:p>
            </table:table-cell>
            <table:table-cell table:style-name="ce40" office:value-type="float" office:value="250.692708333333" calcext:value-type="float">
              <text:p>250,692708333333</text:p>
            </table:table-cell>
            <table:table-cell/>
            <table:table-cell table:style-name="ce44" office:value-type="float" office:value="10.3154168333333" calcext:value-type="float">
              <text:p>10,32</text:p>
            </table:table-cell>
            <table:table-cell table:style-name="ce46" office:value-type="float" office:value="66.610717" calcext:value-type="float">
              <text:p>66,61</text:p>
            </table:table-cell>
            <table:table-cell table:style-name="ce46" office:value-type="float" office:value="241.833333333333" calcext:value-type="float">
              <text:p>241,83</text:p>
            </table:table-cell>
            <table:table-cell table:style-name="ce46" office:value-type="float" office:value="241.744791666667" calcext:value-type="float">
              <text:p>241,74</text:p>
            </table:table-cell>
            <table:table-cell table:style-name="ce46" office:value-type="float" office:value="239.395833333333" calcext:value-type="float">
              <text:p>239,40</text:p>
            </table:table-cell>
            <table:table-cell table:style-name="ce44" office:value-type="float" office:value="250.692708333333" calcext:value-type="float">
              <text:p>250,69</text:p>
            </table:table-cell>
            <table:table-cell office:value-type="float" office:value="52" calcext:value-type="float">
              <text:p>52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7T11:00:00" calcext:value-type="date">
              <text:p>27.01.18 11:00</text:p>
            </table:table-cell>
            <table:table-cell office:value-type="float" office:value="58" calcext:value-type="float">
              <text:p>58</text:p>
            </table:table-cell>
            <table:table-cell table:style-name="ce40" office:value-type="float" office:value="11.3390428333333" calcext:value-type="float">
              <text:p>11,3390428333333</text:p>
            </table:table-cell>
            <table:table-cell table:style-name="ce28" office:value-type="float" office:value="62.8432643333333" calcext:value-type="float">
              <text:p>62,8432643333333</text:p>
            </table:table-cell>
            <table:table-cell table:style-name="ce28" office:value-type="float" office:value="969.098327666667" calcext:value-type="float">
              <text:p>969,098327666667</text:p>
            </table:table-cell>
            <table:table-cell table:style-name="ce28" office:value-type="float" office:value="241.145833333333" calcext:value-type="float">
              <text:p>241,145833333333</text:p>
            </table:table-cell>
            <table:table-cell table:style-name="ce28" office:value-type="float" office:value="241.135416666667" calcext:value-type="float">
              <text:p>241,135416666667</text:p>
            </table:table-cell>
            <table:table-cell table:style-name="ce28" office:value-type="float" office:value="238.84375" calcext:value-type="float">
              <text:p>238,84375</text:p>
            </table:table-cell>
            <table:table-cell table:style-name="ce40" office:value-type="float" office:value="246.286458333333" calcext:value-type="float">
              <text:p>246,286458333333</text:p>
            </table:table-cell>
            <table:table-cell/>
            <table:table-cell table:style-name="ce44" office:value-type="float" office:value="11.3390428333333" calcext:value-type="float">
              <text:p>11,34</text:p>
            </table:table-cell>
            <table:table-cell table:style-name="ce46" office:value-type="float" office:value="62.8432643333333" calcext:value-type="float">
              <text:p>62,84</text:p>
            </table:table-cell>
            <table:table-cell table:style-name="ce46" office:value-type="float" office:value="241.145833333333" calcext:value-type="float">
              <text:p>241,15</text:p>
            </table:table-cell>
            <table:table-cell table:style-name="ce46" office:value-type="float" office:value="241.135416666667" calcext:value-type="float">
              <text:p>241,14</text:p>
            </table:table-cell>
            <table:table-cell table:style-name="ce46" office:value-type="float" office:value="238.84375" calcext:value-type="float">
              <text:p>238,84</text:p>
            </table:table-cell>
            <table:table-cell table:style-name="ce44" office:value-type="float" office:value="246.286458333333" calcext:value-type="float">
              <text:p>246,29</text:p>
            </table:table-cell>
            <table:table-cell office:value-type="float" office:value="58" calcext:value-type="float">
              <text:p>58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7T12:00:00" calcext:value-type="date">
              <text:p>27.01.18 12:00</text:p>
            </table:table-cell>
            <table:table-cell office:value-type="float" office:value="62" calcext:value-type="float">
              <text:p>62</text:p>
            </table:table-cell>
            <table:table-cell table:style-name="ce40" office:value-type="float" office:value="11.187279" calcext:value-type="float">
              <text:p>11,187279</text:p>
            </table:table-cell>
            <table:table-cell table:style-name="ce28" office:value-type="float" office:value="62.4424605" calcext:value-type="float">
              <text:p>62,4424605</text:p>
            </table:table-cell>
            <table:table-cell table:style-name="ce28" office:value-type="float" office:value="969.341664666667" calcext:value-type="float">
              <text:p>969,341664666667</text:p>
            </table:table-cell>
            <table:table-cell table:style-name="ce28" office:value-type="float" office:value="240.614583333333" calcext:value-type="float">
              <text:p>240,614583333333</text:p>
            </table:table-cell>
            <table:table-cell table:style-name="ce28" office:value-type="float" office:value="240.651041666667" calcext:value-type="float">
              <text:p>240,651041666667</text:p>
            </table:table-cell>
            <table:table-cell table:style-name="ce28" office:value-type="float" office:value="238.520833333333" calcext:value-type="float">
              <text:p>238,520833333333</text:p>
            </table:table-cell>
            <table:table-cell table:style-name="ce40" office:value-type="float" office:value="246.666666666667" calcext:value-type="float">
              <text:p>246,666666666667</text:p>
            </table:table-cell>
            <table:table-cell/>
            <table:table-cell table:style-name="ce44" office:value-type="float" office:value="11.187279" calcext:value-type="float">
              <text:p>11,19</text:p>
            </table:table-cell>
            <table:table-cell table:style-name="ce46" office:value-type="float" office:value="62.4424605" calcext:value-type="float">
              <text:p>62,44</text:p>
            </table:table-cell>
            <table:table-cell table:style-name="ce46" office:value-type="float" office:value="240.614583333333" calcext:value-type="float">
              <text:p>240,61</text:p>
            </table:table-cell>
            <table:table-cell table:style-name="ce46" office:value-type="float" office:value="240.651041666667" calcext:value-type="float">
              <text:p>240,65</text:p>
            </table:table-cell>
            <table:table-cell table:style-name="ce46" office:value-type="float" office:value="238.520833333333" calcext:value-type="float">
              <text:p>238,52</text:p>
            </table:table-cell>
            <table:table-cell table:style-name="ce44" office:value-type="float" office:value="246.666666666667" calcext:value-type="float">
              <text:p>246,67</text:p>
            </table:table-cell>
            <table:table-cell office:value-type="float" office:value="62" calcext:value-type="float">
              <text:p>62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7T13:00:00" calcext:value-type="date">
              <text:p>27.01.18 13:00</text:p>
            </table:table-cell>
            <table:table-cell office:value-type="float" office:value="62" calcext:value-type="float">
              <text:p>62</text:p>
            </table:table-cell>
            <table:table-cell table:style-name="ce40" office:value-type="float" office:value="11.1636911666667" calcext:value-type="float">
              <text:p>11,1636911666667</text:p>
            </table:table-cell>
            <table:table-cell table:style-name="ce28" office:value-type="float" office:value="62.0073246666667" calcext:value-type="float">
              <text:p>62,0073246666667</text:p>
            </table:table-cell>
            <table:table-cell table:style-name="ce28" office:value-type="float" office:value="969.541676833333" calcext:value-type="float">
              <text:p>969,541676833333</text:p>
            </table:table-cell>
            <table:table-cell table:style-name="ce28" office:value-type="float" office:value="241.203125" calcext:value-type="float">
              <text:p>241,203125</text:p>
            </table:table-cell>
            <table:table-cell table:style-name="ce28" office:value-type="float" office:value="241.109375" calcext:value-type="float">
              <text:p>241,109375</text:p>
            </table:table-cell>
            <table:table-cell table:style-name="ce28" office:value-type="float" office:value="238.78125" calcext:value-type="float">
              <text:p>238,78125</text:p>
            </table:table-cell>
            <table:table-cell table:style-name="ce40" office:value-type="float" office:value="246.098958333333" calcext:value-type="float">
              <text:p>246,098958333333</text:p>
            </table:table-cell>
            <table:table-cell/>
            <table:table-cell table:style-name="ce44" office:value-type="float" office:value="11.1636911666667" calcext:value-type="float">
              <text:p>11,16</text:p>
            </table:table-cell>
            <table:table-cell table:style-name="ce46" office:value-type="float" office:value="62.0073246666667" calcext:value-type="float">
              <text:p>62,01</text:p>
            </table:table-cell>
            <table:table-cell table:style-name="ce46" office:value-type="float" office:value="241.203125" calcext:value-type="float">
              <text:p>241,20</text:p>
            </table:table-cell>
            <table:table-cell table:style-name="ce46" office:value-type="float" office:value="241.109375" calcext:value-type="float">
              <text:p>241,11</text:p>
            </table:table-cell>
            <table:table-cell table:style-name="ce46" office:value-type="float" office:value="238.78125" calcext:value-type="float">
              <text:p>238,78</text:p>
            </table:table-cell>
            <table:table-cell table:style-name="ce44" office:value-type="float" office:value="246.098958333333" calcext:value-type="float">
              <text:p>246,10</text:p>
            </table:table-cell>
            <table:table-cell office:value-type="float" office:value="62" calcext:value-type="float">
              <text:p>62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7T14:00:00" calcext:value-type="date">
              <text:p>27.01.18 14:00</text:p>
            </table:table-cell>
            <table:table-cell office:value-type="float" office:value="59" calcext:value-type="float">
              <text:p>59</text:p>
            </table:table-cell>
            <table:table-cell table:style-name="ce40" office:value-type="float" office:value="10.7377738333333" calcext:value-type="float">
              <text:p>10,7377738333333</text:p>
            </table:table-cell>
            <table:table-cell table:style-name="ce28" office:value-type="float" office:value="63.0136566666667" calcext:value-type="float">
              <text:p>63,0136566666667</text:p>
            </table:table-cell>
            <table:table-cell table:style-name="ce28" office:value-type="float" office:value="969.7100015" calcext:value-type="float">
              <text:p>969,7100015</text:p>
            </table:table-cell>
            <table:table-cell table:style-name="ce28" office:value-type="float" office:value="240.552083333333" calcext:value-type="float">
              <text:p>240,552083333333</text:p>
            </table:table-cell>
            <table:table-cell table:style-name="ce28" office:value-type="float" office:value="240.489583333333" calcext:value-type="float">
              <text:p>240,489583333333</text:p>
            </table:table-cell>
            <table:table-cell table:style-name="ce28" office:value-type="float" office:value="238.265625" calcext:value-type="float">
              <text:p>238,265625</text:p>
            </table:table-cell>
            <table:table-cell table:style-name="ce40" office:value-type="float" office:value="248.822916666667" calcext:value-type="float">
              <text:p>248,822916666667</text:p>
            </table:table-cell>
            <table:table-cell/>
            <table:table-cell table:style-name="ce44" office:value-type="float" office:value="10.7377738333333" calcext:value-type="float">
              <text:p>10,74</text:p>
            </table:table-cell>
            <table:table-cell table:style-name="ce46" office:value-type="float" office:value="63.0136566666667" calcext:value-type="float">
              <text:p>63,01</text:p>
            </table:table-cell>
            <table:table-cell table:style-name="ce46" office:value-type="float" office:value="240.552083333333" calcext:value-type="float">
              <text:p>240,55</text:p>
            </table:table-cell>
            <table:table-cell table:style-name="ce46" office:value-type="float" office:value="240.489583333333" calcext:value-type="float">
              <text:p>240,49</text:p>
            </table:table-cell>
            <table:table-cell table:style-name="ce46" office:value-type="float" office:value="238.265625" calcext:value-type="float">
              <text:p>238,27</text:p>
            </table:table-cell>
            <table:table-cell table:style-name="ce44" office:value-type="float" office:value="248.822916666667" calcext:value-type="float">
              <text:p>248,82</text:p>
            </table:table-cell>
            <table:table-cell office:value-type="float" office:value="59" calcext:value-type="float">
              <text:p>59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7T15:00:00" calcext:value-type="date">
              <text:p>27.01.18 15:00</text:p>
            </table:table-cell>
            <table:table-cell office:value-type="float" office:value="52" calcext:value-type="float">
              <text:p>52</text:p>
            </table:table-cell>
            <table:table-cell table:style-name="ce40" office:value-type="float" office:value="9.19076333333334" calcext:value-type="float">
              <text:p>9,19076333333334</text:p>
            </table:table-cell>
            <table:table-cell table:style-name="ce28" office:value-type="float" office:value="68.6910298333333" calcext:value-type="float">
              <text:p>68,6910298333333</text:p>
            </table:table-cell>
            <table:table-cell table:style-name="ce28" office:value-type="float" office:value="970.513336166667" calcext:value-type="float">
              <text:p>970,513336166667</text:p>
            </table:table-cell>
            <table:table-cell table:style-name="ce28" office:value-type="float" office:value="240.666666666667" calcext:value-type="float">
              <text:p>240,666666666667</text:p>
            </table:table-cell>
            <table:table-cell table:style-name="ce28" office:value-type="float" office:value="240.682291666667" calcext:value-type="float">
              <text:p>240,682291666667</text:p>
            </table:table-cell>
            <table:table-cell table:style-name="ce28" office:value-type="float" office:value="238.09375" calcext:value-type="float">
              <text:p>238,09375</text:p>
            </table:table-cell>
            <table:table-cell table:style-name="ce40" office:value-type="float" office:value="246.567708333333" calcext:value-type="float">
              <text:p>246,567708333333</text:p>
            </table:table-cell>
            <table:table-cell/>
            <table:table-cell table:style-name="ce44" office:value-type="float" office:value="9.19076333333334" calcext:value-type="float">
              <text:p>9,19</text:p>
            </table:table-cell>
            <table:table-cell table:style-name="ce46" office:value-type="float" office:value="68.6910298333333" calcext:value-type="float">
              <text:p>68,69</text:p>
            </table:table-cell>
            <table:table-cell table:style-name="ce46" office:value-type="float" office:value="240.666666666667" calcext:value-type="float">
              <text:p>240,67</text:p>
            </table:table-cell>
            <table:table-cell table:style-name="ce46" office:value-type="float" office:value="240.682291666667" calcext:value-type="float">
              <text:p>240,68</text:p>
            </table:table-cell>
            <table:table-cell table:style-name="ce46" office:value-type="float" office:value="238.09375" calcext:value-type="float">
              <text:p>238,09</text:p>
            </table:table-cell>
            <table:table-cell table:style-name="ce44" office:value-type="float" office:value="246.567708333333" calcext:value-type="float">
              <text:p>246,57</text:p>
            </table:table-cell>
            <table:table-cell office:value-type="float" office:value="52" calcext:value-type="float">
              <text:p>52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7T16:00:00" calcext:value-type="date">
              <text:p>27.01.18 16:00</text:p>
            </table:table-cell>
            <table:table-cell office:value-type="float" office:value="63" calcext:value-type="float">
              <text:p>63</text:p>
            </table:table-cell>
            <table:table-cell table:style-name="ce40" office:value-type="float" office:value="7.8938735" calcext:value-type="float">
              <text:p>7,8938735</text:p>
            </table:table-cell>
            <table:table-cell table:style-name="ce28" office:value-type="float" office:value="74.1201908333333" calcext:value-type="float">
              <text:p>74,1201908333333</text:p>
            </table:table-cell>
            <table:table-cell table:style-name="ce28" office:value-type="float" office:value="971.376668333333" calcext:value-type="float">
              <text:p>971,376668333333</text:p>
            </table:table-cell>
            <table:table-cell table:style-name="ce28" office:value-type="float" office:value="240.947916666667" calcext:value-type="float">
              <text:p>240,947916666667</text:p>
            </table:table-cell>
            <table:table-cell table:style-name="ce28" office:value-type="float" office:value="240.953125" calcext:value-type="float">
              <text:p>240,953125</text:p>
            </table:table-cell>
            <table:table-cell table:style-name="ce28" office:value-type="float" office:value="238.322916666667" calcext:value-type="float">
              <text:p>238,322916666667</text:p>
            </table:table-cell>
            <table:table-cell table:style-name="ce40" office:value-type="float" office:value="246.890625" calcext:value-type="float">
              <text:p>246,890625</text:p>
            </table:table-cell>
            <table:table-cell/>
            <table:table-cell table:style-name="ce44" office:value-type="float" office:value="7.8938735" calcext:value-type="float">
              <text:p>7,89</text:p>
            </table:table-cell>
            <table:table-cell table:style-name="ce46" office:value-type="float" office:value="74.1201908333333" calcext:value-type="float">
              <text:p>74,12</text:p>
            </table:table-cell>
            <table:table-cell table:style-name="ce46" office:value-type="float" office:value="240.947916666667" calcext:value-type="float">
              <text:p>240,95</text:p>
            </table:table-cell>
            <table:table-cell table:style-name="ce46" office:value-type="float" office:value="240.953125" calcext:value-type="float">
              <text:p>240,95</text:p>
            </table:table-cell>
            <table:table-cell table:style-name="ce46" office:value-type="float" office:value="238.322916666667" calcext:value-type="float">
              <text:p>238,32</text:p>
            </table:table-cell>
            <table:table-cell table:style-name="ce44" office:value-type="float" office:value="246.890625" calcext:value-type="float">
              <text:p>246,89</text:p>
            </table:table-cell>
            <table:table-cell office:value-type="float" office:value="63" calcext:value-type="float">
              <text:p>63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7T17:00:00" calcext:value-type="date">
              <text:p>27.01.18 17:00</text:p>
            </table:table-cell>
            <table:table-cell office:value-type="float" office:value="57" calcext:value-type="float">
              <text:p>57</text:p>
            </table:table-cell>
            <table:table-cell table:style-name="ce40" office:value-type="float" office:value="7.1470715" calcext:value-type="float">
              <text:p>7,1470715</text:p>
            </table:table-cell>
            <table:table-cell table:style-name="ce28" office:value-type="float" office:value="76.4049733333333" calcext:value-type="float">
              <text:p>76,4049733333333</text:p>
            </table:table-cell>
            <table:table-cell table:style-name="ce28" office:value-type="float" office:value="972.1033425" calcext:value-type="float">
              <text:p>972,1033425</text:p>
            </table:table-cell>
            <table:table-cell table:style-name="ce28" office:value-type="float" office:value="241.072916666667" calcext:value-type="float">
              <text:p>241,072916666667</text:p>
            </table:table-cell>
            <table:table-cell table:style-name="ce28" office:value-type="float" office:value="241" calcext:value-type="float">
              <text:p>241</text:p>
            </table:table-cell>
            <table:table-cell table:style-name="ce28" office:value-type="float" office:value="238.359375" calcext:value-type="float">
              <text:p>238,359375</text:p>
            </table:table-cell>
            <table:table-cell table:style-name="ce40" office:value-type="float" office:value="245.869791666667" calcext:value-type="float">
              <text:p>245,869791666667</text:p>
            </table:table-cell>
            <table:table-cell/>
            <table:table-cell table:style-name="ce44" office:value-type="float" office:value="7.1470715" calcext:value-type="float">
              <text:p>7,15</text:p>
            </table:table-cell>
            <table:table-cell table:style-name="ce46" office:value-type="float" office:value="76.4049733333333" calcext:value-type="float">
              <text:p>76,40</text:p>
            </table:table-cell>
            <table:table-cell table:style-name="ce46" office:value-type="float" office:value="241.072916666667" calcext:value-type="float">
              <text:p>241,07</text:p>
            </table:table-cell>
            <table:table-cell table:style-name="ce46" office:value-type="float" office:value="241" calcext:value-type="float">
              <text:p>241,00</text:p>
            </table:table-cell>
            <table:table-cell table:style-name="ce46" office:value-type="float" office:value="238.359375" calcext:value-type="float">
              <text:p>238,36</text:p>
            </table:table-cell>
            <table:table-cell table:style-name="ce44" office:value-type="float" office:value="245.869791666667" calcext:value-type="float">
              <text:p>245,87</text:p>
            </table:table-cell>
            <table:table-cell office:value-type="float" office:value="57" calcext:value-type="float">
              <text:p>57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7T18:00:00" calcext:value-type="date">
              <text:p>27.01.18 18:00</text:p>
            </table:table-cell>
            <table:table-cell office:value-type="float" office:value="53" calcext:value-type="float">
              <text:p>53</text:p>
            </table:table-cell>
            <table:table-cell table:style-name="ce40" office:value-type="float" office:value="6.801709" calcext:value-type="float">
              <text:p>6,801709</text:p>
            </table:table-cell>
            <table:table-cell table:style-name="ce28" office:value-type="float" office:value="77.2783" calcext:value-type="float">
              <text:p>77,2783</text:p>
            </table:table-cell>
            <table:table-cell table:style-name="ce28" office:value-type="float" office:value="972.6533305" calcext:value-type="float">
              <text:p>972,6533305</text:p>
            </table:table-cell>
            <table:table-cell table:style-name="ce28" office:value-type="float" office:value="241.1875" calcext:value-type="float">
              <text:p>241,1875</text:p>
            </table:table-cell>
            <table:table-cell table:style-name="ce28" office:value-type="float" office:value="241.130208333333" calcext:value-type="float">
              <text:p>241,130208333333</text:p>
            </table:table-cell>
            <table:table-cell table:style-name="ce28" office:value-type="float" office:value="238.557291666667" calcext:value-type="float">
              <text:p>238,557291666667</text:p>
            </table:table-cell>
            <table:table-cell table:style-name="ce40" office:value-type="float" office:value="245.645833333333" calcext:value-type="float">
              <text:p>245,645833333333</text:p>
            </table:table-cell>
            <table:table-cell/>
            <table:table-cell table:style-name="ce44" office:value-type="float" office:value="6.801709" calcext:value-type="float">
              <text:p>6,80</text:p>
            </table:table-cell>
            <table:table-cell table:style-name="ce46" office:value-type="float" office:value="77.2783" calcext:value-type="float">
              <text:p>77,28</text:p>
            </table:table-cell>
            <table:table-cell table:style-name="ce46" office:value-type="float" office:value="241.1875" calcext:value-type="float">
              <text:p>241,19</text:p>
            </table:table-cell>
            <table:table-cell table:style-name="ce46" office:value-type="float" office:value="241.130208333333" calcext:value-type="float">
              <text:p>241,13</text:p>
            </table:table-cell>
            <table:table-cell table:style-name="ce46" office:value-type="float" office:value="238.557291666667" calcext:value-type="float">
              <text:p>238,56</text:p>
            </table:table-cell>
            <table:table-cell table:style-name="ce44" office:value-type="float" office:value="245.645833333333" calcext:value-type="float">
              <text:p>245,65</text:p>
            </table:table-cell>
            <table:table-cell office:value-type="float" office:value="53" calcext:value-type="float">
              <text:p>53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7T19:00:00" calcext:value-type="date">
              <text:p>27.01.18 19:00</text:p>
            </table:table-cell>
            <table:table-cell office:value-type="float" office:value="57" calcext:value-type="float">
              <text:p>57</text:p>
            </table:table-cell>
            <table:table-cell table:style-name="ce40" office:value-type="float" office:value="6.61389566666667" calcext:value-type="float">
              <text:p>6,61389566666667</text:p>
            </table:table-cell>
            <table:table-cell table:style-name="ce28" office:value-type="float" office:value="78.53132" calcext:value-type="float">
              <text:p>78,53132</text:p>
            </table:table-cell>
            <table:table-cell table:style-name="ce28" office:value-type="float" office:value="972.6966755" calcext:value-type="float">
              <text:p>972,6966755</text:p>
            </table:table-cell>
            <table:table-cell table:style-name="ce28" office:value-type="float" office:value="241.229166666667" calcext:value-type="float">
              <text:p>241,229166666667</text:p>
            </table:table-cell>
            <table:table-cell table:style-name="ce28" office:value-type="float" office:value="241.322916666667" calcext:value-type="float">
              <text:p>241,322916666667</text:p>
            </table:table-cell>
            <table:table-cell table:style-name="ce28" office:value-type="float" office:value="238.520833333333" calcext:value-type="float">
              <text:p>238,520833333333</text:p>
            </table:table-cell>
            <table:table-cell table:style-name="ce40" office:value-type="float" office:value="248.942708333333" calcext:value-type="float">
              <text:p>248,942708333333</text:p>
            </table:table-cell>
            <table:table-cell/>
            <table:table-cell table:style-name="ce44" office:value-type="float" office:value="6.61389566666667" calcext:value-type="float">
              <text:p>6,61</text:p>
            </table:table-cell>
            <table:table-cell table:style-name="ce46" office:value-type="float" office:value="78.53132" calcext:value-type="float">
              <text:p>78,53</text:p>
            </table:table-cell>
            <table:table-cell table:style-name="ce46" office:value-type="float" office:value="241.229166666667" calcext:value-type="float">
              <text:p>241,23</text:p>
            </table:table-cell>
            <table:table-cell table:style-name="ce46" office:value-type="float" office:value="241.322916666667" calcext:value-type="float">
              <text:p>241,32</text:p>
            </table:table-cell>
            <table:table-cell table:style-name="ce46" office:value-type="float" office:value="238.520833333333" calcext:value-type="float">
              <text:p>238,52</text:p>
            </table:table-cell>
            <table:table-cell table:style-name="ce44" office:value-type="float" office:value="248.942708333333" calcext:value-type="float">
              <text:p>248,94</text:p>
            </table:table-cell>
            <table:table-cell office:value-type="float" office:value="57" calcext:value-type="float">
              <text:p>57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7T20:00:00" calcext:value-type="date">
              <text:p>27.01.18 20:00</text:p>
            </table:table-cell>
            <table:table-cell office:value-type="float" office:value="52" calcext:value-type="float">
              <text:p>52</text:p>
            </table:table-cell>
            <table:table-cell table:style-name="ce40" office:value-type="float" office:value="6.73584083333333" calcext:value-type="float">
              <text:p>6,73584083333333</text:p>
            </table:table-cell>
            <table:table-cell table:style-name="ce28" office:value-type="float" office:value="78.8329391666667" calcext:value-type="float">
              <text:p>78,8329391666667</text:p>
            </table:table-cell>
            <table:table-cell table:style-name="ce28" office:value-type="float" office:value="972.833343666667" calcext:value-type="float">
              <text:p>972,833343666667</text:p>
            </table:table-cell>
            <table:table-cell table:style-name="ce28" office:value-type="float" office:value="241.375" calcext:value-type="float">
              <text:p>241,375</text:p>
            </table:table-cell>
            <table:table-cell table:style-name="ce28" office:value-type="float" office:value="241.364583333333" calcext:value-type="float">
              <text:p>241,364583333333</text:p>
            </table:table-cell>
            <table:table-cell table:style-name="ce28" office:value-type="float" office:value="238.822916666667" calcext:value-type="float">
              <text:p>238,822916666667</text:p>
            </table:table-cell>
            <table:table-cell table:style-name="ce40" office:value-type="float" office:value="246.786458333333" calcext:value-type="float">
              <text:p>246,786458333333</text:p>
            </table:table-cell>
            <table:table-cell/>
            <table:table-cell table:style-name="ce44" office:value-type="float" office:value="6.73584083333333" calcext:value-type="float">
              <text:p>6,74</text:p>
            </table:table-cell>
            <table:table-cell table:style-name="ce46" office:value-type="float" office:value="78.8329391666667" calcext:value-type="float">
              <text:p>78,83</text:p>
            </table:table-cell>
            <table:table-cell table:style-name="ce46" office:value-type="float" office:value="241.375" calcext:value-type="float">
              <text:p>241,38</text:p>
            </table:table-cell>
            <table:table-cell table:style-name="ce46" office:value-type="float" office:value="241.364583333333" calcext:value-type="float">
              <text:p>241,36</text:p>
            </table:table-cell>
            <table:table-cell table:style-name="ce46" office:value-type="float" office:value="238.822916666667" calcext:value-type="float">
              <text:p>238,82</text:p>
            </table:table-cell>
            <table:table-cell table:style-name="ce44" office:value-type="float" office:value="246.786458333333" calcext:value-type="float">
              <text:p>246,79</text:p>
            </table:table-cell>
            <table:table-cell office:value-type="float" office:value="52" calcext:value-type="float">
              <text:p>52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7T21:00:00" calcext:value-type="date">
              <text:p>27.01.18 21:00</text:p>
            </table:table-cell>
            <table:table-cell office:value-type="float" office:value="48" calcext:value-type="float">
              <text:p>48</text:p>
            </table:table-cell>
            <table:table-cell table:style-name="ce40" office:value-type="float" office:value="6.98818716666667" calcext:value-type="float">
              <text:p>6,98818716666667</text:p>
            </table:table-cell>
            <table:table-cell table:style-name="ce28" office:value-type="float" office:value="79.0753035" calcext:value-type="float">
              <text:p>79,0753035</text:p>
            </table:table-cell>
            <table:table-cell table:style-name="ce28" office:value-type="float" office:value="972.818328833333" calcext:value-type="float">
              <text:p>972,818328833333</text:p>
            </table:table-cell>
            <table:table-cell table:style-name="ce28" office:value-type="float" office:value="241.541666666667" calcext:value-type="float">
              <text:p>241,541666666667</text:p>
            </table:table-cell>
            <table:table-cell table:style-name="ce28" office:value-type="float" office:value="241.598958333333" calcext:value-type="float">
              <text:p>241,598958333333</text:p>
            </table:table-cell>
            <table:table-cell table:style-name="ce28" office:value-type="float" office:value="239.005208333333" calcext:value-type="float">
              <text:p>239,005208333333</text:p>
            </table:table-cell>
            <table:table-cell table:style-name="ce40" office:value-type="float" office:value="248.776041666667" calcext:value-type="float">
              <text:p>248,776041666667</text:p>
            </table:table-cell>
            <table:table-cell/>
            <table:table-cell table:style-name="ce44" office:value-type="float" office:value="6.98818716666667" calcext:value-type="float">
              <text:p>6,99</text:p>
            </table:table-cell>
            <table:table-cell table:style-name="ce46" office:value-type="float" office:value="79.0753035" calcext:value-type="float">
              <text:p>79,08</text:p>
            </table:table-cell>
            <table:table-cell table:style-name="ce46" office:value-type="float" office:value="241.541666666667" calcext:value-type="float">
              <text:p>241,54</text:p>
            </table:table-cell>
            <table:table-cell table:style-name="ce46" office:value-type="float" office:value="241.598958333333" calcext:value-type="float">
              <text:p>241,60</text:p>
            </table:table-cell>
            <table:table-cell table:style-name="ce46" office:value-type="float" office:value="239.005208333333" calcext:value-type="float">
              <text:p>239,01</text:p>
            </table:table-cell>
            <table:table-cell table:style-name="ce44" office:value-type="float" office:value="248.776041666667" calcext:value-type="float">
              <text:p>248,78</text:p>
            </table:table-cell>
            <table:table-cell office:value-type="float" office:value="48" calcext:value-type="float">
              <text:p>48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7T22:00:00" calcext:value-type="date">
              <text:p>27.01.18 22:00</text:p>
            </table:table-cell>
            <table:table-cell office:value-type="float" office:value="54" calcext:value-type="float">
              <text:p>54</text:p>
            </table:table-cell>
            <table:table-cell table:style-name="ce40" office:value-type="float" office:value="7.24275833333333" calcext:value-type="float">
              <text:p>7,24275833333333</text:p>
            </table:table-cell>
            <table:table-cell table:style-name="ce28" office:value-type="float" office:value="79.0384278333333" calcext:value-type="float">
              <text:p>79,0384278333333</text:p>
            </table:table-cell>
            <table:table-cell table:style-name="ce28" office:value-type="float" office:value="972.710001833333" calcext:value-type="float">
              <text:p>972,710001833333</text:p>
            </table:table-cell>
            <table:table-cell table:number-columns-repeated="2" table:style-name="ce28" office:value-type="float" office:value="241.630208333333" calcext:value-type="float">
              <text:p>241,630208333333</text:p>
            </table:table-cell>
            <table:table-cell table:style-name="ce28" office:value-type="float" office:value="239.130208333333" calcext:value-type="float">
              <text:p>239,130208333333</text:p>
            </table:table-cell>
            <table:table-cell table:style-name="ce40" office:value-type="float" office:value="248.34375" calcext:value-type="float">
              <text:p>248,34375</text:p>
            </table:table-cell>
            <table:table-cell/>
            <table:table-cell table:style-name="ce44" office:value-type="float" office:value="7.24275833333333" calcext:value-type="float">
              <text:p>7,24</text:p>
            </table:table-cell>
            <table:table-cell table:style-name="ce46" office:value-type="float" office:value="79.0384278333333" calcext:value-type="float">
              <text:p>79,04</text:p>
            </table:table-cell>
            <table:table-cell table:number-columns-repeated="2" table:style-name="ce46" office:value-type="float" office:value="241.630208333333" calcext:value-type="float">
              <text:p>241,63</text:p>
            </table:table-cell>
            <table:table-cell table:style-name="ce46" office:value-type="float" office:value="239.130208333333" calcext:value-type="float">
              <text:p>239,13</text:p>
            </table:table-cell>
            <table:table-cell table:style-name="ce44" office:value-type="float" office:value="248.34375" calcext:value-type="float">
              <text:p>248,34</text:p>
            </table:table-cell>
            <table:table-cell office:value-type="float" office:value="54" calcext:value-type="float">
              <text:p>54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7T23:00:00" calcext:value-type="date">
              <text:p>27.01.18 23:00</text:p>
            </table:table-cell>
            <table:table-cell office:value-type="float" office:value="65" calcext:value-type="float">
              <text:p>65</text:p>
            </table:table-cell>
            <table:table-cell table:style-name="ce40" office:value-type="float" office:value="7.4158845" calcext:value-type="float">
              <text:p>7,4158845</text:p>
            </table:table-cell>
            <table:table-cell table:style-name="ce40" office:value-type="float" office:value="78.5048701666667" calcext:value-type="float">
              <text:p>78,5048701666667</text:p>
            </table:table-cell>
            <table:table-cell table:style-name="ce40" office:value-type="float" office:value="972.45166" calcext:value-type="float">
              <text:p>972,45166</text:p>
            </table:table-cell>
            <table:table-cell table:style-name="ce40" office:value-type="float" office:value="241.515625" calcext:value-type="float">
              <text:p>241,515625</text:p>
            </table:table-cell>
            <table:table-cell table:style-name="ce40" office:value-type="float" office:value="241.479166666667" calcext:value-type="float">
              <text:p>241,479166666667</text:p>
            </table:table-cell>
            <table:table-cell table:style-name="ce40" office:value-type="float" office:value="238.927083333333" calcext:value-type="float">
              <text:p>238,927083333333</text:p>
            </table:table-cell>
            <table:table-cell table:style-name="ce40" office:value-type="float" office:value="242.979166666667" calcext:value-type="float">
              <text:p>242,979166666667</text:p>
            </table:table-cell>
            <table:table-cell/>
            <table:table-cell table:style-name="ce44" office:value-type="float" office:value="7.4158845" calcext:value-type="float">
              <text:p>7,42</text:p>
            </table:table-cell>
            <table:table-cell table:style-name="ce44" office:value-type="float" office:value="78.5048701666667" calcext:value-type="float">
              <text:p>78,50</text:p>
            </table:table-cell>
            <table:table-cell table:style-name="ce44" office:value-type="float" office:value="241.515625" calcext:value-type="float">
              <text:p>241,52</text:p>
            </table:table-cell>
            <table:table-cell table:style-name="ce44" office:value-type="float" office:value="241.479166666667" calcext:value-type="float">
              <text:p>241,48</text:p>
            </table:table-cell>
            <table:table-cell table:style-name="ce44" office:value-type="float" office:value="238.927083333333" calcext:value-type="float">
              <text:p>238,93</text:p>
            </table:table-cell>
            <table:table-cell table:style-name="ce44" office:value-type="float" office:value="242.979166666667" calcext:value-type="float">
              <text:p>242,98</text:p>
            </table:table-cell>
            <table:table-cell office:value-type="float" office:value="65" calcext:value-type="float">
              <text:p>65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8" calcext:value-type="date">
              <text:p>28.01.18 00:00</text:p>
            </table:table-cell>
            <table:table-cell office:value-type="float" office:value="60" calcext:value-type="float">
              <text:p>60</text:p>
            </table:table-cell>
            <table:table-cell table:style-name="ce40" office:value-type="float" office:value="7.55830216666667" calcext:value-type="float">
              <text:p>7,55830216666667</text:p>
            </table:table-cell>
            <table:table-cell table:style-name="ce40" office:value-type="float" office:value="74.349075" calcext:value-type="float">
              <text:p>74,349075</text:p>
            </table:table-cell>
            <table:table-cell table:style-name="ce40" office:value-type="float" office:value="972.320007166667" calcext:value-type="float">
              <text:p>972,320007166667</text:p>
            </table:table-cell>
            <table:table-cell table:style-name="ce40" office:value-type="float" office:value="241.265625" calcext:value-type="float">
              <text:p>241,265625</text:p>
            </table:table-cell>
            <table:table-cell table:style-name="ce40" office:value-type="float" office:value="241.171875" calcext:value-type="float">
              <text:p>241,171875</text:p>
            </table:table-cell>
            <table:table-cell table:style-name="ce40" office:value-type="float" office:value="238.6875" calcext:value-type="float">
              <text:p>238,6875</text:p>
            </table:table-cell>
            <table:table-cell table:style-name="ce40" office:value-type="float" office:value="238.890625" calcext:value-type="float">
              <text:p>238,890625</text:p>
            </table:table-cell>
            <table:table-cell/>
            <table:table-cell table:style-name="ce44" office:value-type="float" office:value="7.55830216666667" calcext:value-type="float">
              <text:p>7,56</text:p>
            </table:table-cell>
            <table:table-cell table:style-name="ce44" office:value-type="float" office:value="74.349075" calcext:value-type="float">
              <text:p>74,35</text:p>
            </table:table-cell>
            <table:table-cell table:style-name="ce44" office:value-type="float" office:value="241.265625" calcext:value-type="float">
              <text:p>241,27</text:p>
            </table:table-cell>
            <table:table-cell table:style-name="ce44" office:value-type="float" office:value="241.171875" calcext:value-type="float">
              <text:p>241,17</text:p>
            </table:table-cell>
            <table:table-cell table:style-name="ce44" office:value-type="float" office:value="238.6875" calcext:value-type="float">
              <text:p>238,69</text:p>
            </table:table-cell>
            <table:table-cell table:style-name="ce44" office:value-type="float" office:value="238.890625" calcext:value-type="float">
              <text:p>238,89</text:p>
            </table:table-cell>
            <table:table-cell office:value-type="float" office:value="60" calcext:value-type="float">
              <text:p>60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8T01:00:00" calcext:value-type="date">
              <text:p>28.01.18 01:00</text:p>
            </table:table-cell>
            <table:table-cell office:value-type="float" office:value="54" calcext:value-type="float">
              <text:p>54</text:p>
            </table:table-cell>
            <table:table-cell table:style-name="ce40" office:value-type="float" office:value="7.72564283333333" calcext:value-type="float">
              <text:p>7,72564283333333</text:p>
            </table:table-cell>
            <table:table-cell table:style-name="ce28" office:value-type="float" office:value="70.9692026666667" calcext:value-type="float">
              <text:p>70,9692026666667</text:p>
            </table:table-cell>
            <table:table-cell table:style-name="ce28" office:value-type="float" office:value="972.501668166667" calcext:value-type="float">
              <text:p>972,501668166667</text:p>
            </table:table-cell>
            <table:table-cell table:style-name="ce28" office:value-type="float" office:value="240.875" calcext:value-type="float">
              <text:p>240,875</text:p>
            </table:table-cell>
            <table:table-cell table:style-name="ce28" office:value-type="float" office:value="240.671875" calcext:value-type="float">
              <text:p>240,671875</text:p>
            </table:table-cell>
            <table:table-cell table:style-name="ce28" office:value-type="float" office:value="238.244791666667" calcext:value-type="float">
              <text:p>238,244791666667</text:p>
            </table:table-cell>
            <table:table-cell table:style-name="ce40" office:value-type="float" office:value="238.354166666667" calcext:value-type="float">
              <text:p>238,354166666667</text:p>
            </table:table-cell>
            <table:table-cell/>
            <table:table-cell table:style-name="ce44" office:value-type="float" office:value="7.72564283333333" calcext:value-type="float">
              <text:p>7,73</text:p>
            </table:table-cell>
            <table:table-cell table:style-name="ce46" office:value-type="float" office:value="70.9692026666667" calcext:value-type="float">
              <text:p>70,97</text:p>
            </table:table-cell>
            <table:table-cell table:style-name="ce46" office:value-type="float" office:value="240.875" calcext:value-type="float">
              <text:p>240,88</text:p>
            </table:table-cell>
            <table:table-cell table:style-name="ce46" office:value-type="float" office:value="240.671875" calcext:value-type="float">
              <text:p>240,67</text:p>
            </table:table-cell>
            <table:table-cell table:style-name="ce46" office:value-type="float" office:value="238.244791666667" calcext:value-type="float">
              <text:p>238,24</text:p>
            </table:table-cell>
            <table:table-cell table:style-name="ce44" office:value-type="float" office:value="238.354166666667" calcext:value-type="float">
              <text:p>238,35</text:p>
            </table:table-cell>
            <table:table-cell office:value-type="float" office:value="54" calcext:value-type="float">
              <text:p>54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8T02:00:00" calcext:value-type="date">
              <text:p>28.01.18 02:00</text:p>
            </table:table-cell>
            <table:table-cell office:value-type="float" office:value="39" calcext:value-type="float">
              <text:p>39</text:p>
            </table:table-cell>
            <table:table-cell table:style-name="ce40" office:value-type="float" office:value="8.14844483333333" calcext:value-type="float">
              <text:p>8,14844483333333</text:p>
            </table:table-cell>
            <table:table-cell table:style-name="ce28" office:value-type="float" office:value="67.9074796666667" calcext:value-type="float">
              <text:p>67,9074796666667</text:p>
            </table:table-cell>
            <table:table-cell table:style-name="ce28" office:value-type="float" office:value="972.783325333333" calcext:value-type="float">
              <text:p>972,783325333333</text:p>
            </table:table-cell>
            <table:table-cell table:style-name="ce28" office:value-type="float" office:value="240.802083333333" calcext:value-type="float">
              <text:p>240,802083333333</text:p>
            </table:table-cell>
            <table:table-cell table:style-name="ce28" office:value-type="float" office:value="240.614583333333" calcext:value-type="float">
              <text:p>240,614583333333</text:p>
            </table:table-cell>
            <table:table-cell table:style-name="ce28" office:value-type="float" office:value="238.083333333333" calcext:value-type="float">
              <text:p>238,083333333333</text:p>
            </table:table-cell>
            <table:table-cell table:style-name="ce40" office:value-type="float" office:value="240.791666666667" calcext:value-type="float">
              <text:p>240,791666666667</text:p>
            </table:table-cell>
            <table:table-cell/>
            <table:table-cell table:style-name="ce44" office:value-type="float" office:value="8.14844483333333" calcext:value-type="float">
              <text:p>8,15</text:p>
            </table:table-cell>
            <table:table-cell table:style-name="ce46" office:value-type="float" office:value="67.9074796666667" calcext:value-type="float">
              <text:p>67,91</text:p>
            </table:table-cell>
            <table:table-cell table:style-name="ce46" office:value-type="float" office:value="240.802083333333" calcext:value-type="float">
              <text:p>240,80</text:p>
            </table:table-cell>
            <table:table-cell table:style-name="ce46" office:value-type="float" office:value="240.614583333333" calcext:value-type="float">
              <text:p>240,61</text:p>
            </table:table-cell>
            <table:table-cell table:style-name="ce46" office:value-type="float" office:value="238.083333333333" calcext:value-type="float">
              <text:p>238,08</text:p>
            </table:table-cell>
            <table:table-cell table:style-name="ce44" office:value-type="float" office:value="240.791666666667" calcext:value-type="float">
              <text:p>240,79</text:p>
            </table:table-cell>
            <table:table-cell office:value-type="float" office:value="39" calcext:value-type="float">
              <text:p>39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8T03:00:00" calcext:value-type="date">
              <text:p>28.01.18 03:00</text:p>
            </table:table-cell>
            <table:table-cell office:value-type="float" office:value="23" calcext:value-type="float">
              <text:p>23</text:p>
            </table:table-cell>
            <table:table-cell table:style-name="ce40" office:value-type="float" office:value="8.7612855" calcext:value-type="float">
              <text:p>8,7612855</text:p>
            </table:table-cell>
            <table:table-cell table:style-name="ce28" office:value-type="float" office:value="64.7112223333333" calcext:value-type="float">
              <text:p>64,7112223333333</text:p>
            </table:table-cell>
            <table:table-cell table:style-name="ce28" office:value-type="float" office:value="972.878336666667" calcext:value-type="float">
              <text:p>972,878336666667</text:p>
            </table:table-cell>
            <table:table-cell table:style-name="ce28" office:value-type="float" office:value="240.578125" calcext:value-type="float">
              <text:p>240,578125</text:p>
            </table:table-cell>
            <table:table-cell table:style-name="ce28" office:value-type="float" office:value="240.380208333333" calcext:value-type="float">
              <text:p>240,380208333333</text:p>
            </table:table-cell>
            <table:table-cell table:style-name="ce28" office:value-type="float" office:value="237.765625" calcext:value-type="float">
              <text:p>237,765625</text:p>
            </table:table-cell>
            <table:table-cell table:style-name="ce40" office:value-type="float" office:value="240.833333333333" calcext:value-type="float">
              <text:p>240,833333333333</text:p>
            </table:table-cell>
            <table:table-cell/>
            <table:table-cell table:style-name="ce44" office:value-type="float" office:value="8.7612855" calcext:value-type="float">
              <text:p>8,76</text:p>
            </table:table-cell>
            <table:table-cell table:style-name="ce46" office:value-type="float" office:value="64.7112223333333" calcext:value-type="float">
              <text:p>64,71</text:p>
            </table:table-cell>
            <table:table-cell table:style-name="ce46" office:value-type="float" office:value="240.578125" calcext:value-type="float">
              <text:p>240,58</text:p>
            </table:table-cell>
            <table:table-cell table:style-name="ce46" office:value-type="float" office:value="240.380208333333" calcext:value-type="float">
              <text:p>240,38</text:p>
            </table:table-cell>
            <table:table-cell table:style-name="ce46" office:value-type="float" office:value="237.765625" calcext:value-type="float">
              <text:p>237,77</text:p>
            </table:table-cell>
            <table:table-cell table:style-name="ce44" office:value-type="float" office:value="240.833333333333" calcext:value-type="float">
              <text:p>240,83</text:p>
            </table:table-cell>
            <table:table-cell office:value-type="float" office:value="23" calcext:value-type="float">
              <text:p>23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8T04:00:00" calcext:value-type="date">
              <text:p>28.01.18 04:00</text:p>
            </table:table-cell>
            <table:table-cell office:value-type="float" office:value="18" calcext:value-type="float">
              <text:p>18</text:p>
            </table:table-cell>
            <table:table-cell table:style-name="ce40" office:value-type="float" office:value="8.33314283333333" calcext:value-type="float">
              <text:p>8,33314283333333</text:p>
            </table:table-cell>
            <table:table-cell table:style-name="ce28" office:value-type="float" office:value="66.3439396666667" calcext:value-type="float">
              <text:p>66,3439396666667</text:p>
            </table:table-cell>
            <table:table-cell table:style-name="ce28" office:value-type="float" office:value="972.695007333333" calcext:value-type="float">
              <text:p>972,695007333333</text:p>
            </table:table-cell>
            <table:table-cell table:style-name="ce28" office:value-type="float" office:value="240.520833333333" calcext:value-type="float">
              <text:p>240,520833333333</text:p>
            </table:table-cell>
            <table:table-cell table:style-name="ce28" office:value-type="float" office:value="240.458333333333" calcext:value-type="float">
              <text:p>240,458333333333</text:p>
            </table:table-cell>
            <table:table-cell table:style-name="ce28" office:value-type="float" office:value="237.614583333333" calcext:value-type="float">
              <text:p>237,614583333333</text:p>
            </table:table-cell>
            <table:table-cell table:style-name="ce40" office:value-type="float" office:value="242.317708333333" calcext:value-type="float">
              <text:p>242,317708333333</text:p>
            </table:table-cell>
            <table:table-cell/>
            <table:table-cell table:style-name="ce44" office:value-type="float" office:value="8.33314283333333" calcext:value-type="float">
              <text:p>8,33</text:p>
            </table:table-cell>
            <table:table-cell table:style-name="ce46" office:value-type="float" office:value="66.3439396666667" calcext:value-type="float">
              <text:p>66,34</text:p>
            </table:table-cell>
            <table:table-cell table:style-name="ce46" office:value-type="float" office:value="240.520833333333" calcext:value-type="float">
              <text:p>240,52</text:p>
            </table:table-cell>
            <table:table-cell table:style-name="ce46" office:value-type="float" office:value="240.458333333333" calcext:value-type="float">
              <text:p>240,46</text:p>
            </table:table-cell>
            <table:table-cell table:style-name="ce46" office:value-type="float" office:value="237.614583333333" calcext:value-type="float">
              <text:p>237,61</text:p>
            </table:table-cell>
            <table:table-cell table:style-name="ce44" office:value-type="float" office:value="242.317708333333" calcext:value-type="float">
              <text:p>242,32</text:p>
            </table:table-cell>
            <table:table-cell office:value-type="float" office:value="18" calcext:value-type="float">
              <text:p>18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8T05:00:00" calcext:value-type="date">
              <text:p>28.01.18 05:00</text:p>
            </table:table-cell>
            <table:table-cell office:value-type="float" office:value="14" calcext:value-type="float">
              <text:p>14</text:p>
            </table:table-cell>
            <table:table-cell table:style-name="ce40" office:value-type="float" office:value="7.97442866666667" calcext:value-type="float">
              <text:p>7,97442866666667</text:p>
            </table:table-cell>
            <table:table-cell table:style-name="ce28" office:value-type="float" office:value="67.864245" calcext:value-type="float">
              <text:p>67,864245</text:p>
            </table:table-cell>
            <table:table-cell table:style-name="ce28" office:value-type="float" office:value="972.740000333333" calcext:value-type="float">
              <text:p>972,740000333333</text:p>
            </table:table-cell>
            <table:table-cell table:style-name="ce28" office:value-type="float" office:value="240.567708333333" calcext:value-type="float">
              <text:p>240,567708333333</text:p>
            </table:table-cell>
            <table:table-cell table:style-name="ce28" office:value-type="float" office:value="240.442708333333" calcext:value-type="float">
              <text:p>240,442708333333</text:p>
            </table:table-cell>
            <table:table-cell table:style-name="ce28" office:value-type="float" office:value="237.796875" calcext:value-type="float">
              <text:p>237,796875</text:p>
            </table:table-cell>
            <table:table-cell table:style-name="ce40" office:value-type="float" office:value="243.114583333333" calcext:value-type="float">
              <text:p>243,114583333333</text:p>
            </table:table-cell>
            <table:table-cell/>
            <table:table-cell table:style-name="ce44" office:value-type="float" office:value="7.97442866666667" calcext:value-type="float">
              <text:p>7,97</text:p>
            </table:table-cell>
            <table:table-cell table:style-name="ce46" office:value-type="float" office:value="67.864245" calcext:value-type="float">
              <text:p>67,86</text:p>
            </table:table-cell>
            <table:table-cell table:style-name="ce46" office:value-type="float" office:value="240.567708333333" calcext:value-type="float">
              <text:p>240,57</text:p>
            </table:table-cell>
            <table:table-cell table:style-name="ce46" office:value-type="float" office:value="240.442708333333" calcext:value-type="float">
              <text:p>240,44</text:p>
            </table:table-cell>
            <table:table-cell table:style-name="ce46" office:value-type="float" office:value="237.796875" calcext:value-type="float">
              <text:p>237,80</text:p>
            </table:table-cell>
            <table:table-cell table:style-name="ce44" office:value-type="float" office:value="243.114583333333" calcext:value-type="float">
              <text:p>243,11</text:p>
            </table:table-cell>
            <table:table-cell office:value-type="float" office:value="14" calcext:value-type="float">
              <text:p>14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8T06:00:00" calcext:value-type="date">
              <text:p>28.01.18 06:00</text:p>
            </table:table-cell>
            <table:table-cell office:value-type="float" office:value="18" calcext:value-type="float">
              <text:p>18</text:p>
            </table:table-cell>
            <table:table-cell table:style-name="ce40" office:value-type="float" office:value="7.87162083333333" calcext:value-type="float">
              <text:p>7,87162083333333</text:p>
            </table:table-cell>
            <table:table-cell table:style-name="ce28" office:value-type="float" office:value="67.9878438333333" calcext:value-type="float">
              <text:p>67,9878438333333</text:p>
            </table:table-cell>
            <table:table-cell table:style-name="ce28" office:value-type="float" office:value="972.733337333333" calcext:value-type="float">
              <text:p>972,733337333333</text:p>
            </table:table-cell>
            <table:table-cell table:style-name="ce28" office:value-type="float" office:value="240.71875" calcext:value-type="float">
              <text:p>240,71875</text:p>
            </table:table-cell>
            <table:table-cell table:style-name="ce28" office:value-type="float" office:value="240.604166666667" calcext:value-type="float">
              <text:p>240,604166666667</text:p>
            </table:table-cell>
            <table:table-cell table:style-name="ce28" office:value-type="float" office:value="237.958333333333" calcext:value-type="float">
              <text:p>237,958333333333</text:p>
            </table:table-cell>
            <table:table-cell table:style-name="ce40" office:value-type="float" office:value="244.348958333333" calcext:value-type="float">
              <text:p>244,348958333333</text:p>
            </table:table-cell>
            <table:table-cell/>
            <table:table-cell table:style-name="ce44" office:value-type="float" office:value="7.87162083333333" calcext:value-type="float">
              <text:p>7,87</text:p>
            </table:table-cell>
            <table:table-cell table:style-name="ce46" office:value-type="float" office:value="67.9878438333333" calcext:value-type="float">
              <text:p>67,99</text:p>
            </table:table-cell>
            <table:table-cell table:style-name="ce46" office:value-type="float" office:value="240.71875" calcext:value-type="float">
              <text:p>240,72</text:p>
            </table:table-cell>
            <table:table-cell table:style-name="ce46" office:value-type="float" office:value="240.604166666667" calcext:value-type="float">
              <text:p>240,60</text:p>
            </table:table-cell>
            <table:table-cell table:style-name="ce46" office:value-type="float" office:value="237.958333333333" calcext:value-type="float">
              <text:p>237,96</text:p>
            </table:table-cell>
            <table:table-cell table:style-name="ce44" office:value-type="float" office:value="244.348958333333" calcext:value-type="float">
              <text:p>244,35</text:p>
            </table:table-cell>
            <table:table-cell office:value-type="float" office:value="18" calcext:value-type="float">
              <text:p>18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8T07:00:00" calcext:value-type="date">
              <text:p>28.01.18 07:00</text:p>
            </table:table-cell>
            <table:table-cell office:value-type="float" office:value="22" calcext:value-type="float">
              <text:p>22</text:p>
            </table:table-cell>
            <table:table-cell table:style-name="ce40" office:value-type="float" office:value="8.57792283333333" calcext:value-type="float">
              <text:p>8,57792283333333</text:p>
            </table:table-cell>
            <table:table-cell table:style-name="ce28" office:value-type="float" office:value="65.536228" calcext:value-type="float">
              <text:p>65,536228</text:p>
            </table:table-cell>
            <table:table-cell table:style-name="ce28" office:value-type="float" office:value="973.039998333333" calcext:value-type="float">
              <text:p>973,039998333333</text:p>
            </table:table-cell>
            <table:table-cell table:style-name="ce28" office:value-type="float" office:value="240.932291666667" calcext:value-type="float">
              <text:p>240,932291666667</text:p>
            </table:table-cell>
            <table:table-cell table:style-name="ce28" office:value-type="float" office:value="240.770833333333" calcext:value-type="float">
              <text:p>240,770833333333</text:p>
            </table:table-cell>
            <table:table-cell table:style-name="ce28" office:value-type="float" office:value="238.088541666667" calcext:value-type="float">
              <text:p>238,088541666667</text:p>
            </table:table-cell>
            <table:table-cell table:style-name="ce40" office:value-type="float" office:value="243.734375" calcext:value-type="float">
              <text:p>243,734375</text:p>
            </table:table-cell>
            <table:table-cell/>
            <table:table-cell table:style-name="ce44" office:value-type="float" office:value="8.57792283333333" calcext:value-type="float">
              <text:p>8,58</text:p>
            </table:table-cell>
            <table:table-cell table:style-name="ce46" office:value-type="float" office:value="65.536228" calcext:value-type="float">
              <text:p>65,54</text:p>
            </table:table-cell>
            <table:table-cell table:style-name="ce46" office:value-type="float" office:value="240.932291666667" calcext:value-type="float">
              <text:p>240,93</text:p>
            </table:table-cell>
            <table:table-cell table:style-name="ce46" office:value-type="float" office:value="240.770833333333" calcext:value-type="float">
              <text:p>240,77</text:p>
            </table:table-cell>
            <table:table-cell table:style-name="ce46" office:value-type="float" office:value="238.088541666667" calcext:value-type="float">
              <text:p>238,09</text:p>
            </table:table-cell>
            <table:table-cell table:style-name="ce44" office:value-type="float" office:value="243.734375" calcext:value-type="float">
              <text:p>243,73</text:p>
            </table:table-cell>
            <table:table-cell office:value-type="float" office:value="22" calcext:value-type="float">
              <text:p>22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8T08:00:00" calcext:value-type="date">
              <text:p>28.01.18 08:00</text:p>
            </table:table-cell>
            <table:table-cell office:value-type="float" office:value="22" calcext:value-type="float">
              <text:p>22</text:p>
            </table:table-cell>
            <table:table-cell table:style-name="ce40" office:value-type="float" office:value="10.4070978333333" calcext:value-type="float">
              <text:p>10,4070978333333</text:p>
            </table:table-cell>
            <table:table-cell table:style-name="ce28" office:value-type="float" office:value="58.9089795" calcext:value-type="float">
              <text:p>58,9089795</text:p>
            </table:table-cell>
            <table:table-cell table:style-name="ce28" office:value-type="float" office:value="973.0266725" calcext:value-type="float">
              <text:p>973,0266725</text:p>
            </table:table-cell>
            <table:table-cell table:style-name="ce28" office:value-type="float" office:value="241.135416666667" calcext:value-type="float">
              <text:p>241,135416666667</text:p>
            </table:table-cell>
            <table:table-cell table:style-name="ce28" office:value-type="float" office:value="241.005208333333" calcext:value-type="float">
              <text:p>241,005208333333</text:p>
            </table:table-cell>
            <table:table-cell table:style-name="ce28" office:value-type="float" office:value="238.489583333333" calcext:value-type="float">
              <text:p>238,489583333333</text:p>
            </table:table-cell>
            <table:table-cell table:style-name="ce40" office:value-type="float" office:value="244.432291666667" calcext:value-type="float">
              <text:p>244,432291666667</text:p>
            </table:table-cell>
            <table:table-cell/>
            <table:table-cell table:style-name="ce44" office:value-type="float" office:value="10.4070978333333" calcext:value-type="float">
              <text:p>10,41</text:p>
            </table:table-cell>
            <table:table-cell table:style-name="ce46" office:value-type="float" office:value="58.9089795" calcext:value-type="float">
              <text:p>58,91</text:p>
            </table:table-cell>
            <table:table-cell table:style-name="ce46" office:value-type="float" office:value="241.135416666667" calcext:value-type="float">
              <text:p>241,14</text:p>
            </table:table-cell>
            <table:table-cell table:style-name="ce46" office:value-type="float" office:value="241.005208333333" calcext:value-type="float">
              <text:p>241,01</text:p>
            </table:table-cell>
            <table:table-cell table:style-name="ce46" office:value-type="float" office:value="238.489583333333" calcext:value-type="float">
              <text:p>238,49</text:p>
            </table:table-cell>
            <table:table-cell table:style-name="ce44" office:value-type="float" office:value="244.432291666667" calcext:value-type="float">
              <text:p>244,43</text:p>
            </table:table-cell>
            <table:table-cell office:value-type="float" office:value="22" calcext:value-type="float">
              <text:p>22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8T09:00:00" calcext:value-type="date">
              <text:p>28.01.18 09:00</text:p>
            </table:table-cell>
            <table:table-cell office:value-type="float" office:value="33" calcext:value-type="float">
              <text:p>33</text:p>
            </table:table-cell>
            <table:table-cell table:style-name="ce40" office:value-type="float" office:value="12.4757126666667" calcext:value-type="float">
              <text:p>12,4757126666667</text:p>
            </table:table-cell>
            <table:table-cell table:style-name="ce28" office:value-type="float" office:value="52.8842095" calcext:value-type="float">
              <text:p>52,8842095</text:p>
            </table:table-cell>
            <table:table-cell table:style-name="ce28" office:value-type="float" office:value="973.461659666667" calcext:value-type="float">
              <text:p>973,461659666667</text:p>
            </table:table-cell>
            <table:table-cell table:style-name="ce28" office:value-type="float" office:value="240.557291666667" calcext:value-type="float">
              <text:p>240,557291666667</text:p>
            </table:table-cell>
            <table:table-cell table:style-name="ce28" office:value-type="float" office:value="240.421875" calcext:value-type="float">
              <text:p>240,421875</text:p>
            </table:table-cell>
            <table:table-cell table:style-name="ce28" office:value-type="float" office:value="237.869791666667" calcext:value-type="float">
              <text:p>237,869791666667</text:p>
            </table:table-cell>
            <table:table-cell table:style-name="ce40" office:value-type="float" office:value="244.072916666667" calcext:value-type="float">
              <text:p>244,072916666667</text:p>
            </table:table-cell>
            <table:table-cell/>
            <table:table-cell table:style-name="ce44" office:value-type="float" office:value="12.4757126666667" calcext:value-type="float">
              <text:p>12,48</text:p>
            </table:table-cell>
            <table:table-cell table:style-name="ce46" office:value-type="float" office:value="52.8842095" calcext:value-type="float">
              <text:p>52,88</text:p>
            </table:table-cell>
            <table:table-cell table:style-name="ce46" office:value-type="float" office:value="240.557291666667" calcext:value-type="float">
              <text:p>240,56</text:p>
            </table:table-cell>
            <table:table-cell table:style-name="ce46" office:value-type="float" office:value="240.421875" calcext:value-type="float">
              <text:p>240,42</text:p>
            </table:table-cell>
            <table:table-cell table:style-name="ce46" office:value-type="float" office:value="237.869791666667" calcext:value-type="float">
              <text:p>237,87</text:p>
            </table:table-cell>
            <table:table-cell table:style-name="ce44" office:value-type="float" office:value="244.072916666667" calcext:value-type="float">
              <text:p>244,07</text:p>
            </table:table-cell>
            <table:table-cell office:value-type="float" office:value="33" calcext:value-type="float">
              <text:p>33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8T10:00:00" calcext:value-type="date">
              <text:p>28.01.18 10:00</text:p>
            </table:table-cell>
            <table:table-cell office:value-type="float" office:value="43" calcext:value-type="float">
              <text:p>43</text:p>
            </table:table-cell>
            <table:table-cell table:style-name="ce40" office:value-type="float" office:value="13.4726353333333" calcext:value-type="float">
              <text:p>13,4726353333333</text:p>
            </table:table-cell>
            <table:table-cell table:style-name="ce28" office:value-type="float" office:value="48.8428578333333" calcext:value-type="float">
              <text:p>48,8428578333333</text:p>
            </table:table-cell>
            <table:table-cell table:style-name="ce28" office:value-type="float" office:value="973.528320166667" calcext:value-type="float">
              <text:p>973,528320166667</text:p>
            </table:table-cell>
            <table:table-cell table:style-name="ce28" office:value-type="float" office:value="240.427083333333" calcext:value-type="float">
              <text:p>240,427083333333</text:p>
            </table:table-cell>
            <table:table-cell table:style-name="ce28" office:value-type="float" office:value="240.34375" calcext:value-type="float">
              <text:p>240,34375</text:p>
            </table:table-cell>
            <table:table-cell table:style-name="ce28" office:value-type="float" office:value="237.807291666667" calcext:value-type="float">
              <text:p>237,807291666667</text:p>
            </table:table-cell>
            <table:table-cell table:style-name="ce40" office:value-type="float" office:value="242.208333333333" calcext:value-type="float">
              <text:p>242,208333333333</text:p>
            </table:table-cell>
            <table:table-cell/>
            <table:table-cell table:style-name="ce44" office:value-type="float" office:value="13.4726353333333" calcext:value-type="float">
              <text:p>13,47</text:p>
            </table:table-cell>
            <table:table-cell table:style-name="ce46" office:value-type="float" office:value="48.8428578333333" calcext:value-type="float">
              <text:p>48,84</text:p>
            </table:table-cell>
            <table:table-cell table:style-name="ce46" office:value-type="float" office:value="240.427083333333" calcext:value-type="float">
              <text:p>240,43</text:p>
            </table:table-cell>
            <table:table-cell table:style-name="ce46" office:value-type="float" office:value="240.34375" calcext:value-type="float">
              <text:p>240,34</text:p>
            </table:table-cell>
            <table:table-cell table:style-name="ce46" office:value-type="float" office:value="237.807291666667" calcext:value-type="float">
              <text:p>237,81</text:p>
            </table:table-cell>
            <table:table-cell table:style-name="ce44" office:value-type="float" office:value="242.208333333333" calcext:value-type="float">
              <text:p>242,21</text:p>
            </table:table-cell>
            <table:table-cell office:value-type="float" office:value="43" calcext:value-type="float">
              <text:p>43,00</text:p>
            </table:table-cell>
            <table:table-cell table:number-columns-repeated="991"/>
          </table:table-row>
          <table:table-row table:style-name="ro1">
            <table:table-cell table:style-name="ce38" office:value-type="date" office:date-value="2018-01-28T11:00:00" calcext:value-type="date">
              <text:p>28.01.18 11:00</text:p>
            </table:table-cell>
            <table:table-cell office:value-type="float" office:value="60" calcext:value-type="float">
              <text:p>60</text:p>
            </table:table-cell>
            <table:table-cell table:style-name="ce40" office:value-type="float" office:value="13.7997506666667" calcext:value-type="float">
              <text:p>13,7997506666667</text:p>
            </table:table-cell>
            <table:table-cell table:style-name="ce28" office:value-type="float" office:value="51.2006315" calcext:value-type="float">
              <text:p>51,2006315</text:p>
            </table:table-cell>
            <table:table-cell table:style-name="ce28" office:value-type="float" office:value="973.6766665" calcext:value-type="float">
              <text:p>973,6766665</text:p>
            </table:table-cell>
            <table:table-cell table:style-name="ce28" office:value-type="float" office:value="240.114583333333" calcext:value-type="float">
              <text:p>240,114583333333</text:p>
            </table:table-cell>
            <table:table-cell table:style-name="ce28" office:value-type="float" office:value="239.869791666667" calcext:value-type="float">
              <text:p>239,869791666667</text:p>
            </table:table-cell>
            <table:table-cell table:style-name="ce28" office:value-type="float" office:value="238.182291666667" calcext:value-type="float">
              <text:p>238,182291666667</text:p>
            </table:table-cell>
            <table:table-cell table:style-name="ce40" office:value-type="float" office:value="239.598958333333" calcext:value-type="float">
              <text:p>239,598958333333</text:p>
            </table:table-cell>
            <table:table-cell/>
            <table:table-cell table:style-name="ce44" office:value-type="float" office:value="13.7997506666667" calcext:value-type="float">
              <text:p>13,80</text:p>
            </table:table-cell>
            <table:table-cell table:style-name="ce46" office:value-type="float" office:value="51.2006315" calcext:value-type="float">
              <text:p>51,20</text:p>
            </table:table-cell>
            <table:table-cell table:style-name="ce46" office:value-type="float" office:value="240.114583333333" calcext:value-type="float">
              <text:p>240,11</text:p>
            </table:table-cell>
            <table:table-cell table:style-name="ce46" office:value-type="float" office:value="239.869791666667" calcext:value-type="float">
              <text:p>239,87</text:p>
            </table:table-cell>
            <table:table-cell table:style-name="ce46" office:value-type="float" office:value="238.182291666667" calcext:value-type="float">
              <text:p>238,18</text:p>
            </table:table-cell>
            <table:table-cell table:style-name="ce44" office:value-type="float" office:value="239.598958333333" calcext:value-type="float">
              <text:p>239,60</text:p>
            </table:table-cell>
            <table:table-cell office:value-type="float" office:value="60" calcext:value-type="float">
              <text:p>60,00</text:p>
            </table:table-cell>
            <table:table-cell table:number-columns-repeated="991"/>
          </table:table-row>
        </table:table-row-group>
        <table:table-row table:style-name="ro1" table:number-rows-repeated="6">
          <table:table-cell table:number-columns-repeated="1008"/>
        </table:table-row>
        <table:table-row table:style-name="ro1" table:number-rows-repeated="6">
          <table:table-cell table:number-columns-repeated="10"/>
          <table:table-cell table:style-name="Default" table:number-columns-repeated="7"/>
          <table:table-cell table:style-name="ce42"/>
          <table:table-cell table:number-columns-repeated="990"/>
        </table:table-row>
        <table:table-row table:style-name="ro1" table:number-rows-repeated="1048423">
          <table:table-cell table:number-columns-repeated="1008"/>
        </table:table-row>
        <table:table-row table:style-name="ro1">
          <table:table-cell table:number-columns-repeated="1008"/>
        </table:table-row>
      </table:table>
      <table:named-expressions/>
      <table:database-ranges>
        <table:database-range table:name="__Anonymous_Sheet_DB__0" table:target-range-address="'no2-data_calibration_20180128'.A1:'no2-data_calibration_20180128'.H928" table:display-filter-buttons="true" table:orientation="column"/>
      </table:database-ranges>
      <table:data-pilot-tables>
        <table:data-pilot-table table:name="DataPilot1" table:application-data="" table:target-range-address="'Pivot Table_no2-data_calibration_20180128_1'.A1:'Pivot Table_no2-data_calibration_20180128_1'.J144" table:buttons="'Pivot Table_no2-data_calibration_20180128_1'.A2 'Pivot Table_no2-data_calibration_20180128_1'.B2 'Pivot Table_no2-data_calibration_20180128_1'.C2 'Pivot Table_no2-data_calibration_20180128_1'.D1" table:ignore-empty-rows="true" table:show-filter-button="false" table:drill-down-on-double-click="false">
          <table:source-cell-range table:cell-range-address="'no2-data_calibration_20180128'.A1:'no2-data_calibration_20180128'.H928"/>
          <table:data-pilot-field table:source-field-name="Months" table:orientation="row" table:used-hierarchy="-1" table:function="auto">
            <table:data-pilot-level calcext:repeat-item-labels="false"/>
            <table:data-pilot-groups table:source-field-name="time calculated" table:grouped-by="months" table:start="auto" table:end="auto" table:step="0"/>
          </table:data-pilot-field>
          <table:data-pilot-field table:source-field-name="Days" table:orientation="row" table:used-hierarchy="-1" table:function="auto">
            <table:data-pilot-level calcext:repeat-item-labels="false"/>
            <table:data-pilot-groups table:source-field-name="time calculated" table:grouped-by="days" table:start="auto" table:end="auto" table:step="0"/>
          </table:data-pilot-field>
          <table:data-pilot-field table:source-field-name="time calculated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grouped-by="hours" table:start="auto" table:end="auto" table:step="0"/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mperature" table:orientation="data" table:used-hierarchy="0" table:function="average">
            <table:data-pilot-level table:show-empty="false" calcext:repeat-item-labels="false">
              <table:data-pilot-members>
                <table:data-pilot-member table:name="2,350271" table:display="true" table:show-details="true"/>
                <table:data-pilot-member table:name="2,376974" table:display="true" table:show-details="true"/>
                <table:data-pilot-member table:name="2,419699" table:display="true" table:show-details="true"/>
                <table:data-pilot-member table:name="2,446403" table:display="true" table:show-details="true"/>
                <table:data-pilot-member table:name="2,545205" table:display="true" table:show-details="true"/>
                <table:data-pilot-member table:name="2,644007" table:display="true" table:show-details="true"/>
                <table:data-pilot-member table:name="2,657359" table:display="true" table:show-details="true"/>
                <table:data-pilot-member table:name="2,726787" table:display="true" table:show-details="true"/>
                <table:data-pilot-member table:name="2,756161" table:display="true" table:show-details="true"/>
                <table:data-pilot-member table:name="2,881666" table:display="true" table:show-details="true"/>
                <table:data-pilot-member table:name="2,980469" table:display="true" table:show-details="true"/>
                <table:data-pilot-member table:name="3,092622" table:display="true" table:show-details="true"/>
                <table:data-pilot-member table:name="3,132677" table:display="true" table:show-details="true"/>
                <table:data-pilot-member table:name="3,287556" table:display="true" table:show-details="true"/>
                <table:data-pilot-member table:name="3,31693" table:display="true" table:show-details="true"/>
                <table:data-pilot-member table:name="3,389029" table:display="true" table:show-details="true"/>
                <table:data-pilot-member table:name="3,458457" table:display="true" table:show-details="true"/>
                <table:data-pilot-member table:name="3,55726" table:display="true" table:show-details="true"/>
                <table:data-pilot-member table:name="3,599985" table:display="true" table:show-details="true"/>
                <table:data-pilot-member table:name="3,738842" table:display="true" table:show-details="true"/>
                <table:data-pilot-member table:name="3,768215" table:display="true" table:show-details="true"/>
                <table:data-pilot-member table:name="3,781567" table:display="true" table:show-details="true"/>
                <table:data-pilot-member table:name="3,80827" table:display="true" table:show-details="true"/>
                <table:data-pilot-member table:name="3,880369" table:display="true" table:show-details="true"/>
                <table:data-pilot-member table:name="3,992523" table:display="true" table:show-details="true"/>
                <table:data-pilot-member table:name="4,005875" table:display="true" table:show-details="true"/>
                <table:data-pilot-member table:name="4,160754" table:display="true" table:show-details="true"/>
                <table:data-pilot-member table:name="4,187457" table:display="true" table:show-details="true"/>
                <table:data-pilot-member table:name="4,312963" table:display="true" table:show-details="true"/>
                <table:data-pilot-member table:name="4,342336" table:display="true" table:show-details="true"/>
                <table:data-pilot-member table:name="4,411765" table:display="true" table:show-details="true"/>
                <table:data-pilot-member table:name="4,425117" table:display="true" table:show-details="true"/>
                <table:data-pilot-member table:name="4,45716" table:display="true" table:show-details="true"/>
                <table:data-pilot-member table:name="4,53994" table:display="true" table:show-details="true"/>
                <table:data-pilot-member table:name="4,609369" table:display="true" table:show-details="true"/>
                <table:data-pilot-member table:name="4,665446" table:display="true" table:show-details="true"/>
                <table:data-pilot-member table:name="4,694819" table:display="true" table:show-details="true"/>
                <table:data-pilot-member table:name="4,721523" table:display="true" table:show-details="true"/>
                <table:data-pilot-member table:name="4,820325" table:display="true" table:show-details="true"/>
                <table:data-pilot-member table:name="4,849699" table:display="true" table:show-details="true"/>
                <table:data-pilot-member table:name="4,905776" table:display="true" table:show-details="true"/>
                <table:data-pilot-member table:name="4,932479" table:display="true" table:show-details="true"/>
                <table:data-pilot-member table:name="4,988556" table:display="true" table:show-details="true"/>
                <table:data-pilot-member table:name="5,001907" table:display="true" table:show-details="true"/>
                <table:data-pilot-member table:name="5,01793" table:display="true" table:show-details="true"/>
                <table:data-pilot-member table:name="5,031281" table:display="true" table:show-details="true"/>
                <table:data-pilot-member table:name="5,044632" table:display="true" table:show-details="true"/>
                <table:data-pilot-member table:name="5,057984" table:display="true" table:show-details="true"/>
                <table:data-pilot-member table:name="5,074006" table:display="true" table:show-details="true"/>
                <table:data-pilot-member table:name="5,087358" table:display="true" table:show-details="true"/>
                <table:data-pilot-member table:name="5,100709" table:display="true" table:show-details="true"/>
                <table:data-pilot-member table:name="5,114061" table:display="true" table:show-details="true"/>
                <table:data-pilot-member table:name="5,130083" table:display="true" table:show-details="true"/>
                <table:data-pilot-member table:name="5,143435" table:display="true" table:show-details="true"/>
                <table:data-pilot-member table:name="5,170138" table:display="true" table:show-details="true"/>
                <table:data-pilot-member table:name="5,18616" table:display="true" table:show-details="true"/>
                <table:data-pilot-member table:name="5,199512" table:display="true" table:show-details="true"/>
                <table:data-pilot-member table:name="5,212863" table:display="true" table:show-details="true"/>
                <table:data-pilot-member table:name="5,226215" table:display="true" table:show-details="true"/>
                <table:data-pilot-member table:name="5,242237" table:display="true" table:show-details="true"/>
                <table:data-pilot-member table:name="5,26894" table:display="true" table:show-details="true"/>
                <table:data-pilot-member table:name="5,282292" table:display="true" table:show-details="true"/>
                <table:data-pilot-member table:name="5,298314" table:display="true" table:show-details="true"/>
                <table:data-pilot-member table:name="5,338369" table:display="true" table:show-details="true"/>
                <table:data-pilot-member table:name="5,354391" table:display="true" table:show-details="true"/>
                <table:data-pilot-member table:name="5,367743" table:display="true" table:show-details="true"/>
                <table:data-pilot-member table:name="5,394446" table:display="true" table:show-details="true"/>
                <table:data-pilot-member table:name="5,410468" table:display="true" table:show-details="true"/>
                <table:data-pilot-member table:name="5,42382" table:display="true" table:show-details="true"/>
                <table:data-pilot-member table:name="5,437171" table:display="true" table:show-details="true"/>
                <table:data-pilot-member table:name="5,479896" table:display="true" table:show-details="true"/>
                <table:data-pilot-member table:name="5,506599" table:display="true" table:show-details="true"/>
                <table:data-pilot-member table:name="5,522622" table:display="true" table:show-details="true"/>
                <table:data-pilot-member table:name="5,551995" table:display="true" table:show-details="true"/>
                <table:data-pilot-member table:name="5,581369" table:display="true" table:show-details="true"/>
                <table:data-pilot-member table:name="5,608072" table:display="true" table:show-details="true"/>
                <table:data-pilot-member table:name="5,650797" table:display="true" table:show-details="true"/>
                <table:data-pilot-member table:name="5,664149" table:display="true" table:show-details="true"/>
                <table:data-pilot-member table:name="5,690852" table:display="true" table:show-details="true"/>
                <table:data-pilot-member table:name="5,720226" table:display="true" table:show-details="true"/>
                <table:data-pilot-member table:name="5,776303" table:display="true" table:show-details="true"/>
                <table:data-pilot-member table:name="5,819028" table:display="true" table:show-details="true"/>
                <table:data-pilot-member table:name="5,83238" table:display="true" table:show-details="true"/>
                <table:data-pilot-member table:name="5,845731" table:display="true" table:show-details="true"/>
                <table:data-pilot-member table:name="5,859083" table:display="true" table:show-details="true"/>
                <table:data-pilot-member table:name="5,875105" table:display="true" table:show-details="true"/>
                <table:data-pilot-member table:name="5,888456" table:display="true" table:show-details="true"/>
                <table:data-pilot-member table:name="5,901808" table:display="true" table:show-details="true"/>
                <table:data-pilot-member table:name="5,91516" table:display="true" table:show-details="true"/>
                <table:data-pilot-member table:name="5,931182" table:display="true" table:show-details="true"/>
                <table:data-pilot-member table:name="5,944533" table:display="true" table:show-details="true"/>
                <table:data-pilot-member table:name="5,957885" table:display="true" table:show-details="true"/>
                <table:data-pilot-member table:name="5,971237" table:display="true" table:show-details="true"/>
                <table:data-pilot-member table:name="5,987259" table:display="true" table:show-details="true"/>
                <table:data-pilot-member table:name="6,013962" table:display="true" table:show-details="true"/>
                <table:data-pilot-member table:name="6,027314" table:display="true" table:show-details="true"/>
                <table:data-pilot-member table:name="6,043335" table:display="true" table:show-details="true"/>
                <table:data-pilot-member table:name="6,056687" table:display="true" table:show-details="true"/>
                <table:data-pilot-member table:name="6,083391" table:display="true" table:show-details="true"/>
                <table:data-pilot-member table:name="6,099412" table:display="true" table:show-details="true"/>
                <table:data-pilot-member table:name="6,112764" table:display="true" table:show-details="true"/>
                <table:data-pilot-member table:name="6,126116" table:display="true" table:show-details="true"/>
                <table:data-pilot-member table:name="6,139467" table:display="true" table:show-details="true"/>
                <table:data-pilot-member table:name="6,155489" table:display="true" table:show-details="true"/>
                <table:data-pilot-member table:name="6,168841" table:display="true" table:show-details="true"/>
                <table:data-pilot-member table:name="6,182193" table:display="true" table:show-details="true"/>
                <table:data-pilot-member table:name="6,195544" table:display="true" table:show-details="true"/>
                <table:data-pilot-member table:name="6,211566" table:display="true" table:show-details="true"/>
                <table:data-pilot-member table:name="6,224918" table:display="true" table:show-details="true"/>
                <table:data-pilot-member table:name="6,251621" table:display="true" table:show-details="true"/>
                <table:data-pilot-member table:name="6,267643" table:display="true" table:show-details="true"/>
                <table:data-pilot-member table:name="6,280995" table:display="true" table:show-details="true"/>
                <table:data-pilot-member table:name="6,294346" table:display="true" table:show-details="true"/>
                <table:data-pilot-member table:name="6,307698" table:display="true" table:show-details="true"/>
                <table:data-pilot-member table:name="6,337072" table:display="true" table:show-details="true"/>
                <table:data-pilot-member table:name="6,350423" table:display="true" table:show-details="true"/>
                <table:data-pilot-member table:name="6,363775" table:display="true" table:show-details="true"/>
                <table:data-pilot-member table:name="6,379797" table:display="true" table:show-details="true"/>
                <table:data-pilot-member table:name="6,4065" table:display="true" table:show-details="true"/>
                <table:data-pilot-member table:name="6,435874" table:display="true" table:show-details="true"/>
                <table:data-pilot-member table:name="6,449225" table:display="true" table:show-details="true"/>
                <table:data-pilot-member table:name="6,462577" table:display="true" table:show-details="true"/>
                <table:data-pilot-member table:name="6,505302" table:display="true" table:show-details="true"/>
                <table:data-pilot-member table:name="6,518654" table:display="true" table:show-details="true"/>
                <table:data-pilot-member table:name="6,548028" table:display="true" table:show-details="true"/>
                <table:data-pilot-member table:name="6,561379" table:display="true" table:show-details="true"/>
                <table:data-pilot-member table:name="6,574731" table:display="true" table:show-details="true"/>
                <table:data-pilot-member table:name="6,588083" table:display="true" table:show-details="true"/>
                <table:data-pilot-member table:name="6,604105" table:display="true" table:show-details="true"/>
                <table:data-pilot-member table:name="6,617456" table:display="true" table:show-details="true"/>
                <table:data-pilot-member table:name="6,633478" table:display="true" table:show-details="true"/>
                <table:data-pilot-member table:name="6,64683" table:display="true" table:show-details="true"/>
                <table:data-pilot-member table:name="6,662852" table:display="true" table:show-details="true"/>
                <table:data-pilot-member table:name="6,689555" table:display="true" table:show-details="true"/>
                <table:data-pilot-member table:name="6,702907" table:display="true" table:show-details="true"/>
                <table:data-pilot-member table:name="6,73228" table:display="true" table:show-details="true"/>
                <table:data-pilot-member table:name="6,745632" table:display="true" table:show-details="true"/>
                <table:data-pilot-member table:name="6,758984" table:display="true" table:show-details="true"/>
                <table:data-pilot-member table:name="6,775006" table:display="true" table:show-details="true"/>
                <table:data-pilot-member table:name="6,788357" table:display="true" table:show-details="true"/>
                <table:data-pilot-member table:name="6,801709" table:display="true" table:show-details="true"/>
                <table:data-pilot-member table:name="6,815061" table:display="true" table:show-details="true"/>
                <table:data-pilot-member table:name="6,828413" table:display="true" table:show-details="true"/>
                <table:data-pilot-member table:name="6,844434" table:display="true" table:show-details="true"/>
                <table:data-pilot-member table:name="6,871138" table:display="true" table:show-details="true"/>
                <table:data-pilot-member table:name="6,884489" table:display="true" table:show-details="true"/>
                <table:data-pilot-member table:name="6,900511" table:display="true" table:show-details="true"/>
                <table:data-pilot-member table:name="6,913863" table:display="true" table:show-details="true"/>
                <table:data-pilot-member table:name="6,927215" table:display="true" table:show-details="true"/>
                <table:data-pilot-member table:name="6,940566" table:display="true" table:show-details="true"/>
                <table:data-pilot-member table:name="6,956588" table:display="true" table:show-details="true"/>
                <table:data-pilot-member table:name="6,96994" table:display="true" table:show-details="true"/>
                <table:data-pilot-member table:name="6,983291" table:display="true" table:show-details="true"/>
                <table:data-pilot-member table:name="6,996643" table:display="true" table:show-details="true"/>
                <table:data-pilot-member table:name="7,012665" table:display="true" table:show-details="true"/>
                <table:data-pilot-member table:name="7,026017" table:display="true" table:show-details="true"/>
                <table:data-pilot-member table:name="7,039368" table:display="true" table:show-details="true"/>
                <table:data-pilot-member table:name="7,05272" table:display="true" table:show-details="true"/>
                <table:data-pilot-member table:name="7,068742" table:display="true" table:show-details="true"/>
                <table:data-pilot-member table:name="7,082094" table:display="true" table:show-details="true"/>
                <table:data-pilot-member table:name="7,095445" table:display="true" table:show-details="true"/>
                <table:data-pilot-member table:name="7,108797" table:display="true" table:show-details="true"/>
                <table:data-pilot-member table:name="7,124819" table:display="true" table:show-details="true"/>
                <table:data-pilot-member table:name="7,13817" table:display="true" table:show-details="true"/>
                <table:data-pilot-member table:name="7,151522" table:display="true" table:show-details="true"/>
                <table:data-pilot-member table:name="7,164874" table:display="true" table:show-details="true"/>
                <table:data-pilot-member table:name="7,180896" table:display="true" table:show-details="true"/>
                <table:data-pilot-member table:name="7,194247" table:display="true" table:show-details="true"/>
                <table:data-pilot-member table:name="7,207599" table:display="true" table:show-details="true"/>
                <table:data-pilot-member table:name="7,220951" table:display="true" table:show-details="true"/>
                <table:data-pilot-member table:name="7,236973" table:display="true" table:show-details="true"/>
                <table:data-pilot-member table:name="7,250324" table:display="true" table:show-details="true"/>
                <table:data-pilot-member table:name="7,263676" table:display="true" table:show-details="true"/>
                <table:data-pilot-member table:name="7,277028" table:display="true" table:show-details="true"/>
                <table:data-pilot-member table:name="7,293049" table:display="true" table:show-details="true"/>
                <table:data-pilot-member table:name="7,319753" table:display="true" table:show-details="true"/>
                <table:data-pilot-member table:name="7,333105" table:display="true" table:show-details="true"/>
                <table:data-pilot-member table:name="7,349126" table:display="true" table:show-details="true"/>
                <table:data-pilot-member table:name="7,362478" table:display="true" table:show-details="true"/>
                <table:data-pilot-member table:name="7,37583" table:display="true" table:show-details="true"/>
                <table:data-pilot-member table:name="7,389181" table:display="true" table:show-details="true"/>
                <table:data-pilot-member table:name="7,405203" table:display="true" table:show-details="true"/>
                <table:data-pilot-member table:name="7,418555" table:display="true" table:show-details="true"/>
                <table:data-pilot-member table:name="7,431907" table:display="true" table:show-details="true"/>
                <table:data-pilot-member table:name="7,445258" table:display="true" table:show-details="true"/>
                <table:data-pilot-member table:name="7,46128" table:display="true" table:show-details="true"/>
                <table:data-pilot-member table:name="7,474632" table:display="true" table:show-details="true"/>
                <table:data-pilot-member table:name="7,487984" table:display="true" table:show-details="true"/>
                <table:data-pilot-member table:name="7,501335" table:display="true" table:show-details="true"/>
                <table:data-pilot-member table:name="7,517357" table:display="true" table:show-details="true"/>
                <table:data-pilot-member table:name="7,530709" table:display="true" table:show-details="true"/>
                <table:data-pilot-member table:name="7,54406" table:display="true" table:show-details="true"/>
                <table:data-pilot-member table:name="7,557412" table:display="true" table:show-details="true"/>
                <table:data-pilot-member table:name="7,573434" table:display="true" table:show-details="true"/>
                <table:data-pilot-member table:name="7,586786" table:display="true" table:show-details="true"/>
                <table:data-pilot-member table:name="7,600137" table:display="true" table:show-details="true"/>
                <table:data-pilot-member table:name="7,629511" table:display="true" table:show-details="true"/>
                <table:data-pilot-member table:name="7,656214" table:display="true" table:show-details="true"/>
                <table:data-pilot-member table:name="7,669566" table:display="true" table:show-details="true"/>
                <table:data-pilot-member table:name="7,685588" table:display="true" table:show-details="true"/>
                <table:data-pilot-member table:name="7,698939" table:display="true" table:show-details="true"/>
                <table:data-pilot-member table:name="7,712291" table:display="true" table:show-details="true"/>
                <table:data-pilot-member table:name="7,725643" table:display="true" table:show-details="true"/>
                <table:data-pilot-member table:name="7,744335" table:display="true" table:show-details="true"/>
                <table:data-pilot-member table:name="7,757687" table:display="true" table:show-details="true"/>
                <table:data-pilot-member table:name="7,771039" table:display="true" table:show-details="true"/>
                <table:data-pilot-member table:name="7,78439" table:display="true" table:show-details="true"/>
                <table:data-pilot-member table:name="7,800412" table:display="true" table:show-details="true"/>
                <table:data-pilot-member table:name="7,813764" table:display="true" table:show-details="true"/>
                <table:data-pilot-member table:name="7,827115" table:display="true" table:show-details="true"/>
                <table:data-pilot-member table:name="7,840467" table:display="true" table:show-details="true"/>
                <table:data-pilot-member table:name="7,856489" table:display="true" table:show-details="true"/>
                <table:data-pilot-member table:name="7,869841" table:display="true" table:show-details="true"/>
                <table:data-pilot-member table:name="7,883192" table:display="true" table:show-details="true"/>
                <table:data-pilot-member table:name="7,896544" table:display="true" table:show-details="true"/>
                <table:data-pilot-member table:name="7,912566" table:display="true" table:show-details="true"/>
                <table:data-pilot-member table:name="7,925918" table:display="true" table:show-details="true"/>
                <table:data-pilot-member table:name="7,939269" table:display="true" table:show-details="true"/>
                <table:data-pilot-member table:name="7,952621" table:display="true" table:show-details="true"/>
                <table:data-pilot-member table:name="7,968643" table:display="true" table:show-details="true"/>
                <table:data-pilot-member table:name="7,981994" table:display="true" table:show-details="true"/>
                <table:data-pilot-member table:name="7,995346" table:display="true" table:show-details="true"/>
                <table:data-pilot-member table:name="8,024719" table:display="true" table:show-details="true"/>
                <table:data-pilot-member table:name="8,038072" table:display="true" table:show-details="true"/>
                <table:data-pilot-member table:name="8,080796" table:display="true" table:show-details="true"/>
                <table:data-pilot-member table:name="8,1075" table:display="true" table:show-details="true"/>
                <table:data-pilot-member table:name="8,120852" table:display="true" table:show-details="true"/>
                <table:data-pilot-member table:name="8,150225" table:display="true" table:show-details="true"/>
                <table:data-pilot-member table:name="8,176929" table:display="true" table:show-details="true"/>
                <table:data-pilot-member table:name="8,19028" table:display="true" table:show-details="true"/>
                <table:data-pilot-member table:name="8,206302" table:display="true" table:show-details="true"/>
                <table:data-pilot-member table:name="8,233006" table:display="true" table:show-details="true"/>
                <table:data-pilot-member table:name="8,246357" table:display="true" table:show-details="true"/>
                <table:data-pilot-member table:name="8,27573" table:display="true" table:show-details="true"/>
                <table:data-pilot-member table:name="8,302434" table:display="true" table:show-details="true"/>
                <table:data-pilot-member table:name="8,318456" table:display="true" table:show-details="true"/>
                <table:data-pilot-member table:name="8,331807" table:display="true" table:show-details="true"/>
                <table:data-pilot-member table:name="8,34516" table:display="true" table:show-details="true"/>
                <table:data-pilot-member table:name="8,374533" table:display="true" table:show-details="true"/>
                <table:data-pilot-member table:name="8,401236" table:display="true" table:show-details="true"/>
                <table:data-pilot-member table:name="8,414588" table:display="true" table:show-details="true"/>
                <table:data-pilot-member table:name="8,43061" table:display="true" table:show-details="true"/>
                <table:data-pilot-member table:name="8,443961" table:display="true" table:show-details="true"/>
                <table:data-pilot-member table:name="8,457313" table:display="true" table:show-details="true"/>
                <table:data-pilot-member table:name="8,470665" table:display="true" table:show-details="true"/>
                <table:data-pilot-member table:name="8,486687" table:display="true" table:show-details="true"/>
                <table:data-pilot-member table:name="8,542764" table:display="true" table:show-details="true"/>
                <table:data-pilot-member table:name="8,569467" table:display="true" table:show-details="true"/>
                <table:data-pilot-member table:name="8,582818" table:display="true" table:show-details="true"/>
                <table:data-pilot-member table:name="8,598841" table:display="true" table:show-details="true"/>
                <table:data-pilot-member table:name="8,625544" table:display="true" table:show-details="true"/>
                <table:data-pilot-member table:name="8,638895" table:display="true" table:show-details="true"/>
                <table:data-pilot-member table:name="8,654917" table:display="true" table:show-details="true"/>
                <table:data-pilot-member table:name="8,668269" table:display="true" table:show-details="true"/>
                <table:data-pilot-member table:name="8,681621" table:display="true" table:show-details="true"/>
                <table:data-pilot-member table:name="8,694972" table:display="true" table:show-details="true"/>
                <table:data-pilot-member table:name="8,710994" table:display="true" table:show-details="true"/>
                <table:data-pilot-member table:name="8,737698" table:display="true" table:show-details="true"/>
                <table:data-pilot-member table:name="8,751049" table:display="true" table:show-details="true"/>
                <table:data-pilot-member table:name="8,767071" table:display="true" table:show-details="true"/>
                <table:data-pilot-member table:name="8,780422" table:display="true" table:show-details="true"/>
                <table:data-pilot-member table:name="8,793775" table:display="true" table:show-details="true"/>
                <table:data-pilot-member table:name="8,807126" table:display="true" table:show-details="true"/>
                <table:data-pilot-member table:name="8,823148" table:display="true" table:show-details="true"/>
                <table:data-pilot-member table:name="8,895247" table:display="true" table:show-details="true"/>
                <table:data-pilot-member table:name="8,908599" table:display="true" table:show-details="true"/>
                <table:data-pilot-member table:name="8,92195" table:display="true" table:show-details="true"/>
                <table:data-pilot-member table:name="8,937972" table:display="true" table:show-details="true"/>
                <table:data-pilot-member table:name="8,951324" table:display="true" table:show-details="true"/>
                <table:data-pilot-member table:name="9,007401" table:display="true" table:show-details="true"/>
                <table:data-pilot-member table:name="9,020752" table:display="true" table:show-details="true"/>
                <table:data-pilot-member table:name="9,034104" table:display="true" table:show-details="true"/>
                <table:data-pilot-member table:name="9,050126" table:display="true" table:show-details="true"/>
                <table:data-pilot-member table:name="9,063478" table:display="true" table:show-details="true"/>
                <table:data-pilot-member table:name="9,076829" table:display="true" table:show-details="true"/>
                <table:data-pilot-member table:name="9,106203" table:display="true" table:show-details="true"/>
                <table:data-pilot-member table:name="9,16228" table:display="true" table:show-details="true"/>
                <table:data-pilot-member table:name="9,175632" table:display="true" table:show-details="true"/>
                <table:data-pilot-member table:name="9,202334" table:display="true" table:show-details="true"/>
                <table:data-pilot-member table:name="9,218356" table:display="true" table:show-details="true"/>
                <table:data-pilot-member table:name="9,24506" table:display="true" table:show-details="true"/>
                <table:data-pilot-member table:name="9,258411" table:display="true" table:show-details="true"/>
                <table:data-pilot-member table:name="9,287786" table:display="true" table:show-details="true"/>
                <table:data-pilot-member table:name="9,301137" table:display="true" table:show-details="true"/>
                <table:data-pilot-member table:name="9,343863" table:display="true" table:show-details="true"/>
                <table:data-pilot-member table:name="9,370565" table:display="true" table:show-details="true"/>
                <table:data-pilot-member table:name="9,386587" table:display="true" table:show-details="true"/>
                <table:data-pilot-member table:name="9,426642" table:display="true" table:show-details="true"/>
                <table:data-pilot-member table:name="9,442664" table:display="true" table:show-details="true"/>
                <table:data-pilot-member table:name="9,469368" table:display="true" table:show-details="true"/>
                <table:data-pilot-member table:name="9,482719" table:display="true" table:show-details="true"/>
                <table:data-pilot-member table:name="9,498741" table:display="true" table:show-details="true"/>
                <table:data-pilot-member table:name="9,525444" table:display="true" table:show-details="true"/>
                <table:data-pilot-member table:name="9,552148" table:display="true" table:show-details="true"/>
                <table:data-pilot-member table:name="9,56817" table:display="true" table:show-details="true"/>
                <table:data-pilot-member table:name="9,594873" table:display="true" table:show-details="true"/>
                <table:data-pilot-member table:name="9,680324" table:display="true" table:show-details="true"/>
                <table:data-pilot-member table:name="9,693675" table:display="true" table:show-details="true"/>
                <table:data-pilot-member table:name="9,707026" table:display="true" table:show-details="true"/>
                <table:data-pilot-member table:name="9,720379" table:display="true" table:show-details="true"/>
                <table:data-pilot-member table:name="9,749752" table:display="true" table:show-details="true"/>
                <table:data-pilot-member table:name="9,795148" table:display="true" table:show-details="true"/>
                <table:data-pilot-member table:name="9,808499" table:display="true" table:show-details="true"/>
                <table:data-pilot-member table:name="9,821851" table:display="true" table:show-details="true"/>
                <table:data-pilot-member table:name="9,864576" table:display="true" table:show-details="true"/>
                <table:data-pilot-member table:name="9,877928" table:display="true" table:show-details="true"/>
                <table:data-pilot-member table:name="9,907302" table:display="true" table:show-details="true"/>
                <table:data-pilot-member table:name="9,934005" table:display="true" table:show-details="true"/>
                <table:data-pilot-member table:name="9,97673" table:display="true" table:show-details="true"/>
                <table:data-pilot-member table:name="10,003433" table:display="true" table:show-details="true"/>
                <table:data-pilot-member table:name="10,032807" table:display="true" table:show-details="true"/>
                <table:data-pilot-member table:name="10,046159" table:display="true" table:show-details="true"/>
                <table:data-pilot-member table:name="10,102236" table:display="true" table:show-details="true"/>
                <table:data-pilot-member table:name="10,131609" table:display="true" table:show-details="true"/>
                <table:data-pilot-member table:name="10,14496" table:display="true" table:show-details="true"/>
                <table:data-pilot-member table:name="10,171664" table:display="true" table:show-details="true"/>
                <table:data-pilot-member table:name="10,214389" table:display="true" table:show-details="true"/>
                <table:data-pilot-member table:name="10,227741" table:display="true" table:show-details="true"/>
                <table:data-pilot-member table:name="10,270466" table:display="true" table:show-details="true"/>
                <table:data-pilot-member table:name="10,29984" table:display="true" table:show-details="true"/>
                <table:data-pilot-member table:name="10,326543" table:display="true" table:show-details="true"/>
                <table:data-pilot-member table:name="10,355917" table:display="true" table:show-details="true"/>
                <table:data-pilot-member table:name="10,369268" table:display="true" table:show-details="true"/>
                <table:data-pilot-member table:name="10,38262" table:display="true" table:show-details="true"/>
                <table:data-pilot-member table:name="10,395971" table:display="true" table:show-details="true"/>
                <table:data-pilot-member table:name="10,425345" table:display="true" table:show-details="true"/>
                <table:data-pilot-member table:name="10,452048" table:display="true" table:show-details="true"/>
                <table:data-pilot-member table:name="10,481422" table:display="true" table:show-details="true"/>
                <table:data-pilot-member table:name="10,494774" table:display="true" table:show-details="true"/>
                <table:data-pilot-member table:name="10,508125" table:display="true" table:show-details="true"/>
                <table:data-pilot-member table:name="10,524147" table:display="true" table:show-details="true"/>
                <table:data-pilot-member table:name="10,537499" table:display="true" table:show-details="true"/>
                <table:data-pilot-member table:name="10,553521" table:display="true" table:show-details="true"/>
                <table:data-pilot-member table:name="10,566873" table:display="true" table:show-details="true"/>
                <table:data-pilot-member table:name="10,609598" table:display="true" table:show-details="true"/>
                <table:data-pilot-member table:name="10,62295" table:display="true" table:show-details="true"/>
                <table:data-pilot-member table:name="10,695048" table:display="true" table:show-details="true"/>
                <table:data-pilot-member table:name="10,721752" table:display="true" table:show-details="true"/>
                <table:data-pilot-member table:name="10,735104" table:display="true" table:show-details="true"/>
                <table:data-pilot-member table:name="10,764477" table:display="true" table:show-details="true"/>
                <table:data-pilot-member table:name="10,791181" table:display="true" table:show-details="true"/>
                <table:data-pilot-member table:name="10,807202" table:display="true" table:show-details="true"/>
                <table:data-pilot-member table:name="10,820554" table:display="true" table:show-details="true"/>
                <table:data-pilot-member table:name="10,833905" table:display="true" table:show-details="true"/>
                <table:data-pilot-member table:name="10,863279" table:display="true" table:show-details="true"/>
                <table:data-pilot-member table:name="10,876631" table:display="true" table:show-details="true"/>
                <table:data-pilot-member table:name="10,919356" table:display="true" table:show-details="true"/>
                <table:data-pilot-member table:name="10,975433" table:display="true" table:show-details="true"/>
                <table:data-pilot-member table:name="10,988785" table:display="true" table:show-details="true"/>
                <table:data-pilot-member table:name="11,002136" table:display="true" table:show-details="true"/>
                <table:data-pilot-member table:name="11,028839" table:display="true" table:show-details="true"/>
                <table:data-pilot-member table:name="11,058213" table:display="true" table:show-details="true"/>
                <table:data-pilot-member table:name="11,084916" table:display="true" table:show-details="true"/>
                <table:data-pilot-member table:name="11,100939" table:display="true" table:show-details="true"/>
                <table:data-pilot-member table:name="11,127642" table:display="true" table:show-details="true"/>
                <table:data-pilot-member table:name="11,157016" table:display="true" table:show-details="true"/>
                <table:data-pilot-member table:name="11,170367" table:display="true" table:show-details="true"/>
                <table:data-pilot-member table:name="11,213092" table:display="true" table:show-details="true"/>
                <table:data-pilot-member table:name="11,226444" table:display="true" table:show-details="true"/>
                <table:data-pilot-member table:name="11,253147" table:display="true" table:show-details="true"/>
                <table:data-pilot-member table:name="11,269169" table:display="true" table:show-details="true"/>
                <table:data-pilot-member table:name="11,282521" table:display="true" table:show-details="true"/>
                <table:data-pilot-member table:name="11,325246" table:display="true" table:show-details="true"/>
                <table:data-pilot-member table:name="11,367971" table:display="true" table:show-details="true"/>
                <table:data-pilot-member table:name="11,397345" table:display="true" table:show-details="true"/>
                <table:data-pilot-member table:name="11,424048" table:display="true" table:show-details="true"/>
                <table:data-pilot-member table:name="11,480125" table:display="true" table:show-details="true"/>
                <table:data-pilot-member table:name="11,52285" table:display="true" table:show-details="true"/>
                <table:data-pilot-member table:name="11,536202" table:display="true" table:show-details="true"/>
                <table:data-pilot-member table:name="11,608301" table:display="true" table:show-details="true"/>
                <table:data-pilot-member table:name="11,621653" table:display="true" table:show-details="true"/>
                <table:data-pilot-member table:name="11,747158" table:display="true" table:show-details="true"/>
                <table:data-pilot-member table:name="11,760509" table:display="true" table:show-details="true"/>
                <table:data-pilot-member table:name="11,789884" table:display="true" table:show-details="true"/>
                <table:data-pilot-member table:name="11,888685" table:display="true" table:show-details="true"/>
                <table:data-pilot-member table:name="11,928741" table:display="true" table:show-details="true"/>
                <table:data-pilot-member table:name="11,944762" table:display="true" table:show-details="true"/>
                <table:data-pilot-member table:name="11,971466" table:display="true" table:show-details="true"/>
                <table:data-pilot-member table:name="11,984818" table:display="true" table:show-details="true"/>
                <table:data-pilot-member table:name="12,000839" table:display="true" table:show-details="true"/>
                <table:data-pilot-member table:name="12,014191" table:display="true" table:show-details="true"/>
                <table:data-pilot-member table:name="12,056916" table:display="true" table:show-details="true"/>
                <table:data-pilot-member table:name="12,155718" table:display="true" table:show-details="true"/>
                <table:data-pilot-member table:name="12,185092" table:display="true" table:show-details="true"/>
                <table:data-pilot-member table:name="12,198443" table:display="true" table:show-details="true"/>
                <table:data-pilot-member table:name="12,393377" table:display="true" table:show-details="true"/>
                <table:data-pilot-member table:name="12,4094" table:display="true" table:show-details="true"/>
                <table:data-pilot-member table:name="12,422751" table:display="true" table:show-details="true"/>
                <table:data-pilot-member table:name="12,436103" table:display="true" table:show-details="true"/>
                <table:data-pilot-member table:name="12,57763" table:display="true" table:show-details="true"/>
                <table:data-pilot-member table:name="12,633707" table:display="true" table:show-details="true"/>
                <table:data-pilot-member table:name="12,759212" table:display="true" table:show-details="true"/>
                <table:data-pilot-member table:name="12,785916" table:display="true" table:show-details="true"/>
                <table:data-pilot-member table:name="12,815289" table:display="true" table:show-details="true"/>
                <table:data-pilot-member table:name="12,871367" table:display="true" table:show-details="true"/>
                <table:data-pilot-member table:name="12,916762" table:display="true" table:show-details="true"/>
                <table:data-pilot-member table:name="13,055619" table:display="true" table:show-details="true"/>
                <table:data-pilot-member table:name="13,084992" table:display="true" table:show-details="true"/>
                <table:data-pilot-member table:name="13,111696" table:display="true" table:show-details="true"/>
                <table:data-pilot-member table:name="13,125048" table:display="true" table:show-details="true"/>
                <table:data-pilot-member table:name="13,293279" table:display="true" table:show-details="true"/>
                <table:data-pilot-member table:name="13,349356" table:display="true" table:show-details="true"/>
                <table:data-pilot-member table:name="13,421454" table:display="true" table:show-details="true"/>
                <table:data-pilot-member table:name="13,434806" table:display="true" table:show-details="true"/>
                <table:data-pilot-member table:name="13,560311" table:display="true" table:show-details="true"/>
                <table:data-pilot-member table:name="13,587014" table:display="true" table:show-details="true"/>
                <table:data-pilot-member table:name="13,643091" table:display="true" table:show-details="true"/>
                <table:data-pilot-member table:name="13,773937" table:display="true" table:show-details="true"/>
                <table:data-pilot-member table:name="13,800641" table:display="true" table:show-details="true"/>
                <table:data-pilot-member table:name="13,899443" table:display="true" table:show-details="true"/>
                <table:data-pilot-member table:name="13,95552" table:display="true" table:show-details="true"/>
                <table:data-pilot-member table:name="13,982224" table:display="true" table:show-details="true"/>
                <table:data-pilot-member table:name="14,067674" table:display="true" table:show-details="true"/>
                <table:data-pilot-member table:name="14,123751" table:display="true" table:show-details="true"/>
                <table:data-pilot-member table:name="14,278629" table:display="true" table:show-details="true"/>
                <table:data-pilot-member table:name="14,318685" table:display="true" table:show-details="true"/>
                <table:data-pilot-member table:name="14,417487" table:display="true" table:show-details="true"/>
                <table:data-pilot-member table:name="14,60174" table:display="true" table:show-details="true"/>
                <table:data-pilot-member table:name="14,785993" table:display="true" table:show-details="true"/>
                <table:data-pilot-member table:name="14,855421" table:display="true" table:show-details="true"/>
                <table:data-pilot-member table:name="14,994278" table:display="true" table:show-details="true"/>
                <table:data-pilot-member table:name="15,191882" table:display="true" table:show-details="true"/>
                <table:data-pilot-member table:name="15,231937" table:display="true" table:show-details="true"/>
                <table:data-pilot-member table:name="15,263981" table:display="true" table:show-details="true"/>
                <table:data-pilot-member table:name="15,290685" table:display="true" table:show-details="true"/>
                <table:data-pilot-member table:name="15,333409" table:display="true" table:show-details="true"/>
                <table:data-pilot-member table:name="15,683223" table:display="true" table:show-details="true"/>
                <table:data-pilot-member table:name="15,699244" table:display="true" table:show-details="true"/>
                <table:data-pilot-member table:name="15,795377" table:display="true" table:show-details="true"/>
                <table:data-pilot-member table:name="15,992981" table:display="true" table:show-details="true"/>
                <table:data-pilot-member table:name="16,078432" table:display="true" table:show-details="true"/>
                <table:data-pilot-member table:name="16,107805" table:display="true" table:show-details="true"/>
                <table:data-pilot-member table:name="16,302738" table:display="true" table:show-details="true"/>
                <table:data-pilot-member table:name="16,358816" table:display="true" table:show-details="true"/>
                <table:data-pilot-member table:name="16,428244" table:display="true" table:show-details="true"/>
                <table:data-pilot-member table:name="16,47097" table:display="true" table:show-details="true"/>
                <table:data-pilot-member table:name="16,625849" table:display="true" table:show-details="true"/>
                <table:data-pilot-member table:name="16,738003" table:display="true" table:show-details="true"/>
                <table:data-pilot-member table:name="16,780727" table:display="true" table:show-details="true"/>
                <table:data-pilot-member table:name="16,794079" table:display="true" table:show-details="true"/>
                <table:data-pilot-member table:name="17,077135" table:display="true" table:show-details="true"/>
                <table:data-pilot-member table:name="17,103838" table:display="true" table:show-details="true"/>
                <table:data-pilot-member table:name="17,133211" table:display="true" table:show-details="true"/>
                <table:data-pilot-member table:name="17,215992" table:display="true" table:show-details="true"/>
                <table:data-pilot-member table:name="17,232014" table:display="true" table:show-details="true"/>
                <table:data-pilot-member table:name="17,272068" table:display="true" table:show-details="true"/>
                <table:data-pilot-member table:name="17,357519" table:display="true" table:show-details="true"/>
                <table:data-pilot-member table:name="17,370871" table:display="true" table:show-details="true"/>
                <table:data-pilot-member table:name="17,456322" table:display="true" table:show-details="true"/>
                <table:data-pilot-member table:name="17,469673" table:display="true" table:show-details="true"/>
                <table:data-pilot-member table:name="17,496376" table:display="true" table:show-details="true"/>
                <table:data-pilot-member table:name="17,581827" table:display="true" table:show-details="true"/>
                <table:data-pilot-member table:name="17,653925" table:display="true" table:show-details="true"/>
                <table:data-pilot-member table:name="17,752728" table:display="true" table:show-details="true"/>
                <table:data-pilot-member table:name="17,878233" table:display="true" table:show-details="true"/>
                <table:data-pilot-member table:name="18,003738" table:display="true" table:show-details="true"/>
                <table:data-pilot-member table:name="18,25742" table:display="true" table:show-details="true"/>
                <table:data-pilot-member table:name="18,382925" table:display="true" table:show-details="true"/>
                <table:data-pilot-member table:name="18,58053" table:display="true" table:show-details="true"/>
                <table:data-pilot-member table:name="18,708706" table:display="true" table:show-details="true"/>
                <table:data-pilot-member table:name="18,791485" table:display="true" table:show-details="true"/>
                <table:data-pilot-member table:name="19,127947" table:display="true" table:show-details="true"/>
                <table:data-pilot-member table:name="19,186693" table:display="true" table:show-details="true"/>
                <table:data-pilot-member table:name="19,341574" table:display="true" table:show-details="true"/>
                <table:data-pilot-member table:name="19,846266" table:display="true" table:show-details="true"/>
                <table:data-pilot-member table:name="19,88632" table:display="true" table:show-details="true"/>
                <table:data-pilot-member table:name="20,030518" table:display="true" table:show-details="true"/>
                <table:data-pilot-member table:name="20,099947" table:display="true" table:show-details="true"/>
                <table:data-pilot-member table:name="20,463112" table:display="true" table:show-details="true"/>
                <table:data-pilot-member table:name="20,706112" table:display="true" table:show-details="true"/>
                <table:data-pilot-member table:name="20,887693" table:display="true" table:show-details="true"/>
                <table:data-pilot-member table:name="20,957123" table:display="true" table:show-details="true"/>
                <table:data-pilot-member table:name="20,986496" table:display="true" table:show-details="true"/>
                <table:data-pilot-member table:name="21,50721" table:display="true" table:show-details="true"/>
                <table:data-pilot-member table:name="21,606012" table:display="true" table:show-details="true"/>
                <table:data-pilot-member table:name="21,67544" table:display="true" table:show-details="true"/>
                <table:data-pilot-member table:name="21,82765" table:display="true" table:show-details="true"/>
                <table:data-pilot-member table:name="21,902418" table:display="true" table:show-details="true"/>
                <table:data-pilot-member table:name="22,23888" table:display="true" table:show-details="true"/>
                <table:data-pilot-member table:name="22,321661" table:display="true" table:show-details="true"/>
                <table:data-pilot-member table:name="22,335012" table:display="true" table:show-details="true"/>
                <table:data-pilot-member table:name="22,815672" table:display="true" table:show-details="true"/>
                <table:data-pilot-member table:name="22,941177" table:display="true" table:show-details="true"/>
                <table:data-pilot-member table:name="23,392462" table:display="true" table:show-details="true"/>
                <table:data-pilot-member table:name="23,461891" table:display="true" table:show-details="true"/>
                <table:data-pilot-member table:name="23,54734" table:display="true" table:show-details="true"/>
                <table:data-pilot-member table:name="23,913176" table:display="true" table:show-details="true"/>
                <table:data-pilot-member table:name="24,068056" table:display="true" table:show-details="true"/>
                <table:data-pilot-member table:name="24,503319" table:display="true" table:show-details="true"/>
                <table:data-pilot-member table:name="24,658197" table:display="true" table:show-details="true"/>
                <table:data-pilot-member table:name="24,855803" table:display="true" table:show-details="true"/>
                <table:data-pilot-member table:name="25,291065" table:display="true" table:show-details="true"/>
                <table:data-pilot-member table:name="25,347143" table:display="true" table:show-details="true"/>
                <table:data-pilot-member table:name="25,590143" table:display="true" table:show-details="true"/>
                <table:data-pilot-member table:name="25,616846" table:display="true" table:show-details="true"/>
                <table:data-pilot-member table:name="26,431295" table:display="true" table:show-details="true"/>
                <table:data-pilot-member table:name="26,599527" table:display="true" table:show-details="true"/>
                <table:data-pilot-member table:name="26,93866" table:display="true" table:show-details="true"/>
                <table:data-pilot-member table:name="27,136263" table:display="true" table:show-details="true"/>
                <table:data-pilot-member table:name="27,304493" table:display="true" table:show-details="true"/>
                <table:data-pilot-member table:name="27,656977" table:display="true" table:show-details="true"/>
                <table:data-pilot-member table:name="27,950714" table:display="true" table:show-details="true"/>
                <table:data-pilot-member table:name="28,276493" table:display="true" table:show-details="true"/>
                <table:data-pilot-member table:name="28,388647" table:display="true" table:show-details="true"/>
                <table:data-pilot-member table:name="28,471428" table:display="true" table:show-details="true"/>
                <table:data-pilot-member table:name="28,59960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umidity" table:orientation="data" table:used-hierarchy="0" table:function="average">
            <table:data-pilot-level table:show-empty="false" calcext:repeat-item-labels="false">
              <table:data-pilot-members>
                <table:data-pilot-member table:name="18,457314" table:display="true" table:show-details="true"/>
                <table:data-pilot-member table:name="18,509193" table:display="true" table:show-details="true"/>
                <table:data-pilot-member table:name="18,617533" table:display="true" table:show-details="true"/>
                <table:data-pilot-member table:name="19,555962" table:display="true" table:show-details="true"/>
                <table:data-pilot-member table:name="19,78027" table:display="true" table:show-details="true"/>
                <table:data-pilot-member table:name="19,85504" table:display="true" table:show-details="true"/>
                <table:data-pilot-member table:name="20,064089" table:display="true" table:show-details="true"/>
                <table:data-pilot-member table:name="20,086977" table:display="true" table:show-details="true"/>
                <table:data-pilot-member table:name="20,531013" table:display="true" table:show-details="true"/>
                <table:data-pilot-member table:name="20,805676" table:display="true" table:show-details="true"/>
                <table:data-pilot-member table:name="21,539635" table:display="true" table:show-details="true"/>
                <table:data-pilot-member table:name="21,757839" table:display="true" table:show-details="true"/>
                <table:data-pilot-member table:name="21,87686" table:display="true" table:show-details="true"/>
                <table:data-pilot-member table:name="22,114901" table:display="true" table:show-details="true"/>
                <table:data-pilot-member table:name="22,467384" table:display="true" table:show-details="true"/>
                <table:data-pilot-member table:name="22,638285" table:display="true" table:show-details="true"/>
                <table:data-pilot-member table:name="22,948044" table:display="true" table:show-details="true"/>
                <table:data-pilot-member table:name="23,077745" table:display="true" table:show-details="true"/>
                <table:data-pilot-member table:name="23,533989" table:display="true" table:show-details="true"/>
                <table:data-pilot-member table:name="23,714046" table:display="true" table:show-details="true"/>
                <table:data-pilot-member table:name="24,048218" table:display="true" table:show-details="true"/>
                <table:data-pilot-member table:name="24,272526" table:display="true" table:show-details="true"/>
                <table:data-pilot-member table:name="24,307621" table:display="true" table:show-details="true"/>
                <table:data-pilot-member table:name="24,313726" table:display="true" table:show-details="true"/>
                <table:data-pilot-member table:name="24,815748" table:display="true" table:show-details="true"/>
                <table:data-pilot-member table:name="25,128557" table:display="true" table:show-details="true"/>
                <table:data-pilot-member table:name="25,545128" table:display="true" table:show-details="true"/>
                <table:data-pilot-member table:name="25,699245" table:display="true" table:show-details="true"/>
                <table:data-pilot-member table:name="26,216526" table:display="true" table:show-details="true"/>
                <table:data-pilot-member table:name="26,24094" table:display="true" table:show-details="true"/>
                <table:data-pilot-member table:name="27,054245" table:display="true" table:show-details="true"/>
                <table:data-pilot-member table:name="27,296864" table:display="true" table:show-details="true"/>
                <table:data-pilot-member table:name="27,330435" table:display="true" table:show-details="true"/>
                <table:data-pilot-member table:name="28,015564" table:display="true" table:show-details="true"/>
                <table:data-pilot-member table:name="28,029297" table:display="true" table:show-details="true"/>
                <table:data-pilot-member table:name="28,41535" table:display="true" table:show-details="true"/>
                <table:data-pilot-member table:name="28,850233" table:display="true" table:show-details="true"/>
                <table:data-pilot-member table:name="28,877699" table:display="true" table:show-details="true"/>
                <table:data-pilot-member table:name="29,846647" table:display="true" table:show-details="true"/>
                <table:data-pilot-member table:name="29,916838" table:display="true" table:show-details="true"/>
                <table:data-pilot-member table:name="30,162508" table:display="true" table:show-details="true"/>
                <table:data-pilot-member table:name="30,658426" table:display="true" table:show-details="true"/>
                <table:data-pilot-member table:name="30,749981" table:display="true" table:show-details="true"/>
                <table:data-pilot-member table:name="31,444267" table:display="true" table:show-details="true"/>
                <table:data-pilot-member table:name="32,222477" table:display="true" table:show-details="true"/>
                <table:data-pilot-member table:name="32,484932" table:display="true" table:show-details="true"/>
                <table:data-pilot-member table:name="33,018997" table:display="true" table:show-details="true"/>
                <table:data-pilot-member table:name="33,051041" table:display="true" table:show-details="true"/>
                <table:data-pilot-member table:name="33,261616" table:display="true" table:show-details="true"/>
                <table:data-pilot-member table:name="33,43557" table:display="true" table:show-details="true"/>
                <table:data-pilot-member table:name="33,890289" table:display="true" table:show-details="true"/>
                <table:data-pilot-member table:name="33,936066" table:display="true" table:show-details="true"/>
                <table:data-pilot-member table:name="34,448769" table:display="true" table:show-details="true"/>
                <table:data-pilot-member table:name="34,737164" table:display="true" table:show-details="true"/>
                <table:data-pilot-member table:name="34,95079" table:display="true" table:show-details="true"/>
                <table:data-pilot-member table:name="35,060654" table:display="true" table:show-details="true"/>
                <table:data-pilot-member table:name="35,222401" table:display="true" table:show-details="true"/>
                <table:data-pilot-member table:name="35,529106" table:display="true" table:show-details="true"/>
                <table:data-pilot-member table:name="35,738155" table:display="true" table:show-details="true"/>
                <table:data-pilot-member table:name="35,761044" table:display="true" table:show-details="true"/>
                <table:data-pilot-member table:name="36,369877" table:display="true" table:show-details="true"/>
                <table:data-pilot-member table:name="36,520943" table:display="true" table:show-details="true"/>
                <table:data-pilot-member table:name="36,626232" table:display="true" table:show-details="true"/>
                <table:data-pilot-member table:name="36,696423" table:display="true" table:show-details="true"/>
                <table:data-pilot-member table:name="36,806286" table:display="true" table:show-details="true"/>
                <table:data-pilot-member table:name="36,864269" table:display="true" table:show-details="true"/>
                <table:data-pilot-member table:name="36,919205" table:display="true" table:show-details="true"/>
                <table:data-pilot-member table:name="37,07637" table:display="true" table:show-details="true"/>
                <table:data-pilot-member table:name="37,312885" table:display="true" table:show-details="true"/>
                <table:data-pilot-member table:name="37,460899" table:display="true" table:show-details="true"/>
                <table:data-pilot-member table:name="37,740139" table:display="true" table:show-details="true"/>
                <table:data-pilot-member table:name="38,673992" table:display="true" table:show-details="true"/>
                <table:data-pilot-member table:name="38,789959" table:display="true" table:show-details="true"/>
                <table:data-pilot-member table:name="38,834209" table:display="true" table:show-details="true"/>
                <table:data-pilot-member table:name="39,241627" table:display="true" table:show-details="true"/>
                <table:data-pilot-member table:name="39,687191" table:display="true" table:show-details="true"/>
                <table:data-pilot-member table:name="39,856564" table:display="true" table:show-details="true"/>
                <table:data-pilot-member table:name="40,56916" table:display="true" table:show-details="true"/>
                <table:data-pilot-member table:name="40,637829" table:display="true" table:show-details="true"/>
                <table:data-pilot-member table:name="40,683605" table:display="true" table:show-details="true"/>
                <table:data-pilot-member table:name="41,287861" table:display="true" table:show-details="true"/>
                <table:data-pilot-member table:name="41,484703" table:display="true" table:show-details="true"/>
                <table:data-pilot-member table:name="41,773098" table:display="true" table:show-details="true"/>
                <table:data-pilot-member table:name="41,942474" table:display="true" table:show-details="true"/>
                <table:data-pilot-member table:name="42,072174" table:display="true" table:show-details="true"/>
                <table:data-pilot-member table:name="42,383461" table:display="true" table:show-details="true"/>
                <table:data-pilot-member table:name="42,523842" table:display="true" table:show-details="true"/>
                <table:data-pilot-member table:name="42,749676" table:display="true" table:show-details="true"/>
                <table:data-pilot-member table:name="42,900742" table:display="true" table:show-details="true"/>
                <table:data-pilot-member table:name="43,12352" table:display="true" table:show-details="true"/>
                <table:data-pilot-member table:name="43,793392" table:display="true" table:show-details="true"/>
                <table:data-pilot-member table:name="43,805599" table:display="true" table:show-details="true"/>
                <table:data-pilot-member table:name="43,898682" table:display="true" table:show-details="true"/>
                <table:data-pilot-member table:name="43,938354" table:display="true" table:show-details="true"/>
                <table:data-pilot-member table:name="44,187077" table:display="true" table:show-details="true"/>
                <table:data-pilot-member table:name="44,461739" table:display="true" table:show-details="true"/>
                <table:data-pilot-member table:name="44,551765" table:display="true" table:show-details="true"/>
                <table:data-pilot-member table:name="44,684521" table:display="true" table:show-details="true"/>
                <table:data-pilot-member table:name="44,791332" table:display="true" table:show-details="true"/>
                <table:data-pilot-member table:name="44,835583" table:display="true" table:show-details="true"/>
                <table:data-pilot-member table:name="44,901199" table:display="true" table:show-details="true"/>
                <table:data-pilot-member table:name="45,229267" table:display="true" table:show-details="true"/>
                <table:data-pilot-member table:name="45,243" table:display="true" table:show-details="true"/>
                <table:data-pilot-member table:name="45,307087" table:display="true" table:show-details="true"/>
                <table:data-pilot-member table:name="45,542076" table:display="true" table:show-details="true"/>
                <table:data-pilot-member table:name="45,984589" table:display="true" table:show-details="true"/>
                <table:data-pilot-member table:name="46,114288" table:display="true" table:show-details="true"/>
                <table:data-pilot-member table:name="46,324863" table:display="true" table:show-details="true"/>
                <table:data-pilot-member table:name="46,398109" table:display="true" table:show-details="true"/>
                <table:data-pilot-member table:name="46,543068" table:display="true" table:show-details="true"/>
                <table:data-pilot-member table:name="46,599525" table:display="true" table:show-details="true"/>
                <table:data-pilot-member table:name="46,634624" table:display="true" table:show-details="true"/>
                <table:data-pilot-member table:name="46,823833" table:display="true" table:show-details="true"/>
                <table:data-pilot-member table:name="46,887924" table:display="true" table:show-details="true"/>
                <table:data-pilot-member table:name="47,235828" table:display="true" table:show-details="true"/>
                <table:data-pilot-member table:name="47,609673" table:display="true" table:show-details="true"/>
                <table:data-pilot-member table:name="47,682919" table:display="true" table:show-details="true"/>
                <table:data-pilot-member table:name="47,780575" table:display="true" table:show-details="true"/>
                <table:data-pilot-member table:name="48,00946" table:display="true" table:show-details="true"/>
                <table:data-pilot-member table:name="48,044556" table:display="true" table:show-details="true"/>
                <table:data-pilot-member table:name="48,470284" table:display="true" table:show-details="true"/>
                <table:data-pilot-member table:name="48,700695" table:display="true" table:show-details="true"/>
                <table:data-pilot-member table:name="48,961624" table:display="true" table:show-details="true"/>
                <table:data-pilot-member table:name="49,047073" table:display="true" table:show-details="true"/>
                <table:data-pilot-member table:name="49,153889" table:display="true" table:show-details="true"/>
                <table:data-pilot-member table:name="49,158466" table:display="true" table:show-details="true"/>
                <table:data-pilot-member table:name="49,248493" table:display="true" table:show-details="true"/>
                <table:data-pilot-member table:name="49,326313" table:display="true" table:show-details="true"/>
                <table:data-pilot-member table:name="49,346149" table:display="true" table:show-details="true"/>
                <table:data-pilot-member table:name="49,463646" table:display="true" table:show-details="true"/>
                <table:data-pilot-member table:name="49,712368" table:display="true" table:show-details="true"/>
                <table:data-pilot-member table:name="49,991608" table:display="true" table:show-details="true"/>
                <table:data-pilot-member table:name="50,019073" table:display="true" table:show-details="true"/>
                <table:data-pilot-member table:name="50,115204" table:display="true" table:show-details="true"/>
                <table:data-pilot-member table:name="50,174717" table:display="true" table:show-details="true"/>
                <table:data-pilot-member table:name="50,247959" table:display="true" table:show-details="true"/>
                <table:data-pilot-member table:name="50,476845" table:display="true" table:show-details="true"/>
                <table:data-pilot-member table:name="50,56382" table:display="true" table:show-details="true"/>
                <table:data-pilot-member table:name="50,733196" table:display="true" table:show-details="true"/>
                <table:data-pilot-member table:name="51,061264" table:display="true" table:show-details="true"/>
                <table:data-pilot-member table:name="51,168079" table:display="true" table:show-details="true"/>
                <table:data-pilot-member table:name="51,36034" table:display="true" table:show-details="true"/>
                <table:data-pilot-member table:name="51,50988" table:display="true" table:show-details="true"/>
                <table:data-pilot-member table:name="51,694515" table:display="true" table:show-details="true"/>
                <table:data-pilot-member table:name="51,850155" table:display="true" table:show-details="true"/>
                <table:data-pilot-member table:name="51,995117" table:display="true" table:show-details="true"/>
                <table:data-pilot-member table:name="52,013428" table:display="true" table:show-details="true"/>
                <table:data-pilot-member table:name="52,046997" table:display="true" table:show-details="true"/>
                <table:data-pilot-member table:name="52,187382" table:display="true" table:show-details="true"/>
                <table:data-pilot-member table:name="52,274357" table:display="true" table:show-details="true"/>
                <table:data-pilot-member table:name="52,347599" table:display="true" table:show-details="true"/>
                <table:data-pilot-member table:name="52,539864" table:display="true" table:show-details="true"/>
                <table:data-pilot-member table:name="52,687878" table:display="true" table:show-details="true"/>
                <table:data-pilot-member table:name="52,706188" table:display="true" table:show-details="true"/>
                <table:data-pilot-member table:name="52,906082" table:display="true" table:show-details="true"/>
                <table:data-pilot-member table:name="53,003738" table:display="true" table:show-details="true"/>
                <table:data-pilot-member table:name="53,025101" table:display="true" table:show-details="true"/>
                <table:data-pilot-member table:name="53,168537" table:display="true" table:show-details="true"/>
                <table:data-pilot-member table:name="53,35622" table:display="true" table:show-details="true"/>
                <table:data-pilot-member table:name="53,418785" table:display="true" table:show-details="true"/>
                <table:data-pilot-member table:name="53,543907" table:display="true" table:show-details="true"/>
                <table:data-pilot-member table:name="53,661404" table:display="true" table:show-details="true"/>
                <table:data-pilot-member table:name="53,748379" table:display="true" table:show-details="true"/>
                <table:data-pilot-member table:name="53,832302" table:display="true" table:show-details="true"/>
                <table:data-pilot-member table:name="53,910126" table:display="true" table:show-details="true"/>
                <table:data-pilot-member table:name="54,230564" table:display="true" table:show-details="true"/>
                <table:data-pilot-member table:name="54,288548" table:display="true" table:show-details="true"/>
                <table:data-pilot-member table:name="54,380104" table:display="true" table:show-details="true"/>
                <table:data-pilot-member table:name="54,642559" table:display="true" table:show-details="true"/>
                <table:data-pilot-member table:name="54,68681" table:display="true" table:show-details="true"/>
                <table:data-pilot-member table:name="54,760052" table:display="true" table:show-details="true"/>
                <table:data-pilot-member table:name="54,792095" table:display="true" table:show-details="true"/>
                <table:data-pilot-member table:name="55,068283" table:display="true" table:show-details="true"/>
                <table:data-pilot-member table:name="55,104904" table:display="true" table:show-details="true"/>
                <table:data-pilot-member table:name="55,190357" table:display="true" table:show-details="true"/>
                <table:data-pilot-member table:name="55,226978" table:display="true" table:show-details="true"/>
                <table:data-pilot-member table:name="55,292591" table:display="true" table:show-details="true"/>
                <table:data-pilot-member table:name="55,645077" table:display="true" table:show-details="true"/>
                <table:data-pilot-member table:name="55,680172" table:display="true" table:show-details="true"/>
                <table:data-pilot-member table:name="55,963989" table:display="true" table:show-details="true"/>
                <table:data-pilot-member table:name="56,107422" table:display="true" table:show-details="true"/>
                <table:data-pilot-member table:name="56,203556" table:display="true" table:show-details="true"/>
                <table:data-pilot-member table:name="56,595711" table:display="true" table:show-details="true"/>
                <table:data-pilot-member table:name="56,623177" table:display="true" table:show-details="true"/>
                <table:data-pilot-member table:name="56,760509" table:display="true" table:show-details="true"/>
                <table:data-pilot-member table:name="56,789501" table:display="true" table:show-details="true"/>
                <table:data-pilot-member table:name="56,879532" table:display="true" table:show-details="true"/>
                <table:data-pilot-member table:name="57,048904" table:display="true" table:show-details="true"/>
                <table:data-pilot-member table:name="57,114517" table:display="true" table:show-details="true"/>
                <table:data-pilot-member table:name="57,232014" table:display="true" table:show-details="true"/>
                <table:data-pilot-member table:name="57,343403" table:display="true" table:show-details="true"/>
                <table:data-pilot-member table:name="57,424278" table:display="true" table:show-details="true"/>
                <table:data-pilot-member table:name="57,804226" table:display="true" table:show-details="true"/>
                <table:data-pilot-member table:name="57,859158" table:display="true" table:show-details="true"/>
                <table:data-pilot-member table:name="57,88205" table:display="true" table:show-details="true"/>
                <table:data-pilot-member table:name="57,991913" table:display="true" table:show-details="true"/>
                <table:data-pilot-member table:name="58,025482" table:display="true" table:show-details="true"/>
                <table:data-pilot-member table:name="58,120087" table:display="true" table:show-details="true"/>
                <table:data-pilot-member table:name="58,24979" table:display="true" table:show-details="true"/>
                <table:data-pilot-member table:name="58,289463" table:display="true" table:show-details="true"/>
                <table:data-pilot-member table:name="58,377968" table:display="true" table:show-details="true"/>
                <table:data-pilot-member table:name="58,513771" table:display="true" table:show-details="true"/>
                <table:data-pilot-member table:name="58,519875" table:display="true" table:show-details="true"/>
                <table:data-pilot-member table:name="58,564125" table:display="true" table:show-details="true"/>
                <table:data-pilot-member table:name="58,574806" table:display="true" table:show-details="true"/>
                <table:data-pilot-member table:name="58,579384" table:display="true" table:show-details="true"/>
                <table:data-pilot-member table:name="58,591591" table:display="true" table:show-details="true"/>
                <table:data-pilot-member table:name="58,692303" table:display="true" table:show-details="true"/>
                <table:data-pilot-member table:name="58,701458" table:display="true" table:show-details="true"/>
                <table:data-pilot-member table:name="58,735027" table:display="true" table:show-details="true"/>
                <table:data-pilot-member table:name="58,783855" table:display="true" table:show-details="true"/>
                <table:data-pilot-member table:name="58,835735" table:display="true" table:show-details="true"/>
                <table:data-pilot-member table:name="58,844891" table:display="true" table:show-details="true"/>
                <table:data-pilot-member table:name="58,847942" table:display="true" table:show-details="true"/>
                <table:data-pilot-member table:name="58,875412" table:display="true" table:show-details="true"/>
                <table:data-pilot-member table:name="58,925766" table:display="true" table:show-details="true"/>
                <table:data-pilot-member table:name="58,953232" table:display="true" table:show-details="true"/>
                <table:data-pilot-member table:name="58,966965" table:display="true" table:show-details="true"/>
                <table:data-pilot-member table:name="59,087509" table:display="true" table:show-details="true"/>
                <table:data-pilot-member table:name="59,279774" table:display="true" table:show-details="true"/>
                <table:data-pilot-member table:name="59,293507" table:display="true" table:show-details="true"/>
                <table:data-pilot-member table:name="59,316395" table:display="true" table:show-details="true"/>
                <table:data-pilot-member table:name="59,365223" table:display="true" table:show-details="true"/>
                <table:data-pilot-member table:name="59,401848" table:display="true" table:show-details="true"/>
                <table:data-pilot-member table:name="59,44915" table:display="true" table:show-details="true"/>
                <table:data-pilot-member table:name="59,525444" table:display="true" table:show-details="true"/>
                <table:data-pilot-member table:name="59,682613" table:display="true" table:show-details="true"/>
                <table:data-pilot-member table:name="59,742123" table:display="true" table:show-details="true"/>
                <table:data-pilot-member table:name="59,783321" table:display="true" table:show-details="true"/>
                <table:data-pilot-member table:name="59,80621" table:display="true" table:show-details="true"/>
                <table:data-pilot-member table:name="59,809261" table:display="true" table:show-details="true"/>
                <table:data-pilot-member table:name="59,856564" table:display="true" table:show-details="true"/>
                <table:data-pilot-member table:name="59,864193" table:display="true" table:show-details="true"/>
                <table:data-pilot-member table:name="59,873348" table:display="true" table:show-details="true"/>
                <table:data-pilot-member table:name="59,906921" table:display="true" table:show-details="true"/>
                <table:data-pilot-member table:name="59,996948" table:display="true" table:show-details="true"/>
                <table:data-pilot-member table:name="60,012207" table:display="true" table:show-details="true"/>
                <table:data-pilot-member table:name="60,062561" table:display="true" table:show-details="true"/>
                <table:data-pilot-member table:name="60,07019" table:display="true" table:show-details="true"/>
                <table:data-pilot-member table:name="60,199894" table:display="true" table:show-details="true"/>
                <table:data-pilot-member table:name="60,209049" table:display="true" table:show-details="true"/>
                <table:data-pilot-member table:name="60,294498" table:display="true" table:show-details="true"/>
                <table:data-pilot-member table:name="60,335697" table:display="true" table:show-details="true"/>
                <table:data-pilot-member table:name="60,399788" table:display="true" table:show-details="true"/>
                <table:data-pilot-member table:name="60,42878" table:display="true" table:show-details="true"/>
                <table:data-pilot-member table:name="60,546272" table:display="true" table:show-details="true"/>
                <table:data-pilot-member table:name="60,706493" table:display="true" table:show-details="true"/>
                <table:data-pilot-member table:name="60,802624" table:display="true" table:show-details="true"/>
                <table:data-pilot-member table:name="60,987259" table:display="true" table:show-details="true"/>
                <table:data-pilot-member table:name="61,028458" table:display="true" table:show-details="true"/>
                <table:data-pilot-member table:name="61,051346" table:display="true" table:show-details="true"/>
                <table:data-pilot-member table:name="61,179523" table:display="true" table:show-details="true"/>
                <table:data-pilot-member table:name="61,200886" table:display="true" table:show-details="true"/>
                <table:data-pilot-member table:name="61,232929" table:display="true" table:show-details="true"/>
                <table:data-pilot-member table:name="61,278706" table:display="true" table:show-details="true"/>
                <table:data-pilot-member table:name="61,310749" table:display="true" table:show-details="true"/>
                <table:data-pilot-member table:name="61,344318" table:display="true" table:show-details="true"/>
                <table:data-pilot-member table:name="61,390099" table:display="true" table:show-details="true"/>
                <table:data-pilot-member table:name="61,403831" table:display="true" table:show-details="true"/>
                <table:data-pilot-member table:name="61,493858" table:display="true" table:show-details="true"/>
                <table:data-pilot-member table:name="61,513695" table:display="true" table:show-details="true"/>
                <table:data-pilot-member table:name="61,586937" table:display="true" table:show-details="true"/>
                <table:data-pilot-member table:name="61,696804" table:display="true" table:show-details="true"/>
                <table:data-pilot-member table:name="61,705959" table:display="true" table:show-details="true"/>
                <table:data-pilot-member table:name="61,74258" table:display="true" table:show-details="true"/>
                <table:data-pilot-member table:name="61,765469" table:display="true" table:show-details="true"/>
                <table:data-pilot-member table:name="61,864651" table:display="true" table:show-details="true"/>
                <table:data-pilot-member table:name="61,916534" table:display="true" table:show-details="true"/>
                <table:data-pilot-member table:name="61,930267" table:display="true" table:show-details="true"/>
                <table:data-pilot-member table:name="61,956207" table:display="true" table:show-details="true"/>
                <table:data-pilot-member table:name="62,006561" table:display="true" table:show-details="true"/>
                <table:data-pilot-member table:name="62,035553" table:display="true" table:show-details="true"/>
                <table:data-pilot-member table:name="62,04776" table:display="true" table:show-details="true"/>
                <table:data-pilot-member table:name="62,182041" table:display="true" table:show-details="true"/>
                <table:data-pilot-member table:name="62,185093" table:display="true" table:show-details="true"/>
                <table:data-pilot-member table:name="62,281223" table:display="true" table:show-details="true"/>
                <table:data-pilot-member table:name="62,304111" table:display="true" table:show-details="true"/>
                <table:data-pilot-member table:name="62,322422" table:display="true" table:show-details="true"/>
                <table:data-pilot-member table:name="62,404823" table:display="true" table:show-details="true"/>
                <table:data-pilot-member table:name="62,420082" table:display="true" table:show-details="true"/>
                <table:data-pilot-member table:name="62,50248" table:display="true" table:show-details="true"/>
                <table:data-pilot-member table:name="62,505531" table:display="true" table:show-details="true"/>
                <table:data-pilot-member table:name="62,560463" table:display="true" table:show-details="true"/>
                <table:data-pilot-member table:name="62,587929" table:display="true" table:show-details="true"/>
                <table:data-pilot-member table:name="62,612343" table:display="true" table:show-details="true"/>
                <table:data-pilot-member table:name="62,62608" table:display="true" table:show-details="true"/>
                <table:data-pilot-member table:name="62,629131" table:display="true" table:show-details="true"/>
                <table:data-pilot-member table:name="62,676434" table:display="true" table:show-details="true"/>
                <table:data-pilot-member table:name="62,694744" table:display="true" table:show-details="true"/>
                <table:data-pilot-member table:name="62,729839" table:display="true" table:show-details="true"/>
                <table:data-pilot-member table:name="62,749676" table:display="true" table:show-details="true"/>
                <table:data-pilot-member table:name="62,752728" table:display="true" table:show-details="true"/>
                <table:data-pilot-member table:name="62,761883" table:display="true" table:show-details="true"/>
                <table:data-pilot-member table:name="62,775616" table:display="true" table:show-details="true"/>
                <table:data-pilot-member table:name="62,784771" table:display="true" table:show-details="true"/>
                <table:data-pilot-member table:name="62,80003" table:display="true" table:show-details="true"/>
                <table:data-pilot-member table:name="62,882431" table:display="true" table:show-details="true"/>
                <table:data-pilot-member table:name="62,973984" table:display="true" table:show-details="true"/>
                <table:data-pilot-member table:name="63,079269" table:display="true" table:show-details="true"/>
                <table:data-pilot-member table:name="63,161671" table:display="true" table:show-details="true"/>
                <table:data-pilot-member table:name="63,170826" table:display="true" table:show-details="true"/>
                <table:data-pilot-member table:name="63,237965" table:display="true" table:show-details="true"/>
                <table:data-pilot-member table:name="63,26543" table:display="true" table:show-details="true"/>
                <table:data-pilot-member table:name="63,331043" table:display="true" table:show-details="true"/>
                <table:data-pilot-member table:name="63,340199" table:display="true" table:show-details="true"/>
                <table:data-pilot-member table:name="63,356983" table:display="true" table:show-details="true"/>
                <table:data-pilot-member table:name="63,399712" table:display="true" table:show-details="true"/>
                <table:data-pilot-member table:name="63,430229" table:display="true" table:show-details="true"/>
                <table:data-pilot-member table:name="63,439384" table:display="true" table:show-details="true"/>
                <table:data-pilot-member table:name="63,457695" table:display="true" table:show-details="true"/>
                <table:data-pilot-member table:name="63,489738" table:display="true" table:show-details="true"/>
                <table:data-pilot-member table:name="63,508049" table:display="true" table:show-details="true"/>
                <table:data-pilot-member table:name="63,512627" table:display="true" table:show-details="true"/>
                <table:data-pilot-member table:name="63,572136" table:display="true" table:show-details="true"/>
                <table:data-pilot-member table:name="63,599602" table:display="true" table:show-details="true"/>
                <table:data-pilot-member table:name="63,604179" table:display="true" table:show-details="true"/>
                <table:data-pilot-member table:name="63,608757" table:display="true" table:show-details="true"/>
                <table:data-pilot-member table:name="63,619438" table:display="true" table:show-details="true"/>
                <table:data-pilot-member table:name="63,701839" table:display="true" table:show-details="true"/>
                <table:data-pilot-member table:name="63,810177" table:display="true" table:show-details="true"/>
                <table:data-pilot-member table:name="63,860531" table:display="true" table:show-details="true"/>
                <table:data-pilot-member table:name="63,869686" table:display="true" table:show-details="true"/>
                <table:data-pilot-member table:name="63,906311" table:display="true" table:show-details="true"/>
                <table:data-pilot-member table:name="64,040588" table:display="true" table:show-details="true"/>
                <table:data-pilot-member table:name="64,077209" table:display="true" table:show-details="true"/>
                <table:data-pilot-member table:name="64,145874" table:display="true" table:show-details="true"/>
                <table:data-pilot-member table:name="64,177917" table:display="true" table:show-details="true"/>
                <table:data-pilot-member table:name="64,185547" table:display="true" table:show-details="true"/>
                <table:data-pilot-member table:name="64,19165" table:display="true" table:show-details="true"/>
                <table:data-pilot-member table:name="64,219116" table:display="true" table:show-details="true"/>
                <table:data-pilot-member table:name="64,249634" table:display="true" table:show-details="true"/>
                <table:data-pilot-member table:name="64,267952" table:display="true" table:show-details="true"/>
                <table:data-pilot-member table:name="64,29084" table:display="true" table:show-details="true"/>
                <table:data-pilot-member table:name="64,333565" table:display="true" table:show-details="true"/>
                <table:data-pilot-member table:name="64,338142" table:display="true" table:show-details="true"/>
                <table:data-pilot-member table:name="64,383919" table:display="true" table:show-details="true"/>
                <table:data-pilot-member table:name="64,397652" table:display="true" table:show-details="true"/>
                <table:data-pilot-member table:name="64,429695" table:display="true" table:show-details="true"/>
                <table:data-pilot-member table:name="64,483101" table:display="true" table:show-details="true"/>
                <table:data-pilot-member table:name="64,557869" table:display="true" table:show-details="true"/>
                <table:data-pilot-member table:name="64,626534" table:display="true" table:show-details="true"/>
                <table:data-pilot-member table:name="64,643318" table:display="true" table:show-details="true"/>
                <table:data-pilot-member table:name="64,644844" table:display="true" table:show-details="true"/>
                <table:data-pilot-member table:name="64,702827" table:display="true" table:show-details="true"/>
                <table:data-pilot-member table:name="64,750137" table:display="true" table:show-details="true"/>
                <table:data-pilot-member table:name="64,7715" table:display="true" table:show-details="true"/>
                <table:data-pilot-member table:name="64,849319" table:display="true" table:show-details="true"/>
                <table:data-pilot-member table:name="64,885941" table:display="true" table:show-details="true"/>
                <table:data-pilot-member table:name="64,895096" table:display="true" table:show-details="true"/>
                <table:data-pilot-member table:name="64,924088" table:display="true" table:show-details="true"/>
                <table:data-pilot-member table:name="64,942398" table:display="true" table:show-details="true"/>
                <table:data-pilot-member table:name="64,959183" table:display="true" table:show-details="true"/>
                <table:data-pilot-member table:name="65,037003" table:display="true" table:show-details="true"/>
                <table:data-pilot-member table:name="65,04158" table:display="true" table:show-details="true"/>
                <table:data-pilot-member table:name="65,046158" table:display="true" table:show-details="true"/>
                <table:data-pilot-member table:name="65,133133" table:display="true" table:show-details="true"/>
                <table:data-pilot-member table:name="65,146866" table:display="true" table:show-details="true"/>
                <table:data-pilot-member table:name="65,148392" table:display="true" table:show-details="true"/>
                <table:data-pilot-member table:name="65,203323" table:display="true" table:show-details="true"/>
                <table:data-pilot-member table:name="65,206375" table:display="true" table:show-details="true"/>
                <table:data-pilot-member table:name="65,21553" table:display="true" table:show-details="true"/>
                <table:data-pilot-member table:name="65,217056" table:display="true" table:show-details="true"/>
                <table:data-pilot-member table:name="65,267418" table:display="true" table:show-details="true"/>
                <table:data-pilot-member table:name="65,290306" table:display="true" table:show-details="true"/>
                <table:data-pilot-member table:name="65,352867" table:display="true" table:show-details="true"/>
                <table:data-pilot-member table:name="65,372704" table:display="true" table:show-details="true"/>
                <table:data-pilot-member table:name="65,375755" table:display="true" table:show-details="true"/>
                <table:data-pilot-member table:name="65,404747" table:display="true" table:show-details="true"/>
                <table:data-pilot-member table:name="65,409325" table:display="true" table:show-details="true"/>
                <table:data-pilot-member table:name="65,41848" table:display="true" table:show-details="true"/>
                <table:data-pilot-member table:name="65,439842" table:display="true" table:show-details="true"/>
                <table:data-pilot-member table:name="65,487144" table:display="true" table:show-details="true"/>
                <table:data-pilot-member table:name="65,494774" table:display="true" table:show-details="true"/>
                <table:data-pilot-member table:name="65,513084" table:display="true" table:show-details="true"/>
                <table:data-pilot-member table:name="65,528343" table:display="true" table:show-details="true"/>
                <table:data-pilot-member table:name="65,551231" table:display="true" table:show-details="true"/>
                <table:data-pilot-member table:name="65,560387" table:display="true" table:show-details="true"/>
                <table:data-pilot-member table:name="65,57412" table:display="true" table:show-details="true"/>
                <table:data-pilot-member table:name="65,578697" table:display="true" table:show-details="true"/>
                <table:data-pilot-member table:name="65,604637" table:display="true" table:show-details="true"/>
                <table:data-pilot-member table:name="65,647362" table:display="true" table:show-details="true"/>
                <table:data-pilot-member table:name="65,674828" table:display="true" table:show-details="true"/>
                <table:data-pilot-member table:name="65,679405" table:display="true" table:show-details="true"/>
                <table:data-pilot-member table:name="65,693138" table:display="true" table:show-details="true"/>
                <table:data-pilot-member table:name="65,783173" table:display="true" table:show-details="true"/>
                <table:data-pilot-member table:name="65,784698" table:display="true" table:show-details="true"/>
                <table:data-pilot-member table:name="65,803009" table:display="true" table:show-details="true"/>
                <table:data-pilot-member table:name="65,806061" table:display="true" table:show-details="true"/>
                <table:data-pilot-member table:name="65,842682" table:display="true" table:show-details="true"/>
                <table:data-pilot-member table:name="65,867096" table:display="true" table:show-details="true"/>
                <table:data-pilot-member table:name="65,903717" table:display="true" table:show-details="true"/>
                <table:data-pilot-member table:name="65,940338" table:display="true" table:show-details="true"/>
                <table:data-pilot-member table:name="65,944916" table:display="true" table:show-details="true"/>
                <table:data-pilot-member table:name="65,963226" table:display="true" table:show-details="true"/>
                <table:data-pilot-member table:name="66,036469" table:display="true" table:show-details="true"/>
                <table:data-pilot-member table:name="66,03952" table:display="true" table:show-details="true"/>
                <table:data-pilot-member table:name="66,045624" table:display="true" table:show-details="true"/>
                <table:data-pilot-member table:name="66,054779" table:display="true" table:show-details="true"/>
                <table:data-pilot-member table:name="66,086823" table:display="true" table:show-details="true"/>
                <table:data-pilot-member table:name="66,108185" table:display="true" table:show-details="true"/>
                <table:data-pilot-member table:name="66,137177" table:display="true" table:show-details="true"/>
                <table:data-pilot-member table:name="66,140228" table:display="true" table:show-details="true"/>
                <table:data-pilot-member table:name="66,204315" table:display="true" table:show-details="true"/>
                <table:data-pilot-member table:name="66,228729" table:display="true" table:show-details="true"/>
                <table:data-pilot-member table:name="66,233307" table:display="true" table:show-details="true"/>
                <table:data-pilot-member table:name="66,306557" table:display="true" table:show-details="true"/>
                <table:data-pilot-member table:name="66,356911" table:display="true" table:show-details="true"/>
                <table:data-pilot-member table:name="66,366066" table:display="true" table:show-details="true"/>
                <table:data-pilot-member table:name="66,375221" table:display="true" table:show-details="true"/>
                <table:data-pilot-member table:name="66,396584" table:display="true" table:show-details="true"/>
                <table:data-pilot-member table:name="66,398109" table:display="true" table:show-details="true"/>
                <table:data-pilot-member table:name="66,410316" table:display="true" table:show-details="true"/>
                <table:data-pilot-member table:name="66,420998" table:display="true" table:show-details="true"/>
                <table:data-pilot-member table:name="66,451515" table:display="true" table:show-details="true"/>
                <table:data-pilot-member table:name="66,489662" table:display="true" table:show-details="true"/>
                <table:data-pilot-member table:name="66,52018" table:display="true" table:show-details="true"/>
                <table:data-pilot-member table:name="66,543068" table:display="true" table:show-details="true"/>
                <table:data-pilot-member table:name="66,565956" table:display="true" table:show-details="true"/>
                <table:data-pilot-member table:name="66,567482" table:display="true" table:show-details="true"/>
                <table:data-pilot-member table:name="66,631569" table:display="true" table:show-details="true"/>
                <table:data-pilot-member table:name="66,671242" table:display="true" table:show-details="true"/>
                <table:data-pilot-member table:name="66,686501" table:display="true" table:show-details="true"/>
                <table:data-pilot-member table:name="66,695656" table:display="true" table:show-details="true"/>
                <table:data-pilot-member table:name="66,707863" table:display="true" table:show-details="true"/>
                <table:data-pilot-member table:name="66,713966" table:display="true" table:show-details="true"/>
                <table:data-pilot-member table:name="66,75975" table:display="true" table:show-details="true"/>
                <table:data-pilot-member table:name="66,813156" table:display="true" table:show-details="true"/>
                <table:data-pilot-member table:name="66,822311" table:display="true" table:show-details="true"/>
                <table:data-pilot-member table:name="66,823837" table:display="true" table:show-details="true"/>
                <table:data-pilot-member table:name="66,836044" table:display="true" table:show-details="true"/>
                <table:data-pilot-member table:name="66,892502" table:display="true" table:show-details="true"/>
                <table:data-pilot-member table:name="66,924545" table:display="true" table:show-details="true"/>
                <table:data-pilot-member table:name="66,945908" table:display="true" table:show-details="true"/>
                <table:data-pilot-member table:name="67,043564" table:display="true" table:show-details="true"/>
                <table:data-pilot-member table:name="67,101547" table:display="true" table:show-details="true"/>
                <table:data-pilot-member table:name="67,103073" table:display="true" table:show-details="true"/>
                <table:data-pilot-member table:name="67,142746" table:display="true" table:show-details="true"/>
                <table:data-pilot-member table:name="67,212936" table:display="true" table:show-details="true"/>
                <table:data-pilot-member table:name="67,226669" table:display="true" table:show-details="true"/>
                <table:data-pilot-member table:name="67,263298" table:display="true" table:show-details="true"/>
                <table:data-pilot-member table:name="67,304497" table:display="true" table:show-details="true"/>
                <table:data-pilot-member table:name="67,312126" table:display="true" table:show-details="true"/>
                <table:data-pilot-member table:name="67,313652" table:display="true" table:show-details="true"/>
                <table:data-pilot-member table:name="67,364006" table:display="true" table:show-details="true"/>
                <table:data-pilot-member table:name="67,399101" table:display="true" table:show-details="true"/>
                <table:data-pilot-member table:name="67,431145" table:display="true" table:show-details="true"/>
                <table:data-pilot-member table:name="67,4403" table:display="true" table:show-details="true"/>
                <table:data-pilot-member table:name="67,49218" table:display="true" table:show-details="true"/>
                <table:data-pilot-member table:name="67,496758" table:display="true" table:show-details="true"/>
                <table:data-pilot-member table:name="67,508965" table:display="true" table:show-details="true"/>
                <table:data-pilot-member table:name="67,545586" table:display="true" table:show-details="true"/>
                <table:data-pilot-member table:name="67,563896" table:display="true" table:show-details="true"/>
                <table:data-pilot-member table:name="67,615776" table:display="true" table:show-details="true"/>
                <table:data-pilot-member table:name="67,682915" table:display="true" table:show-details="true"/>
                <table:data-pilot-member table:name="67,798889" table:display="true" table:show-details="true"/>
                <table:data-pilot-member table:name="67,881287" table:display="true" table:show-details="true"/>
                <table:data-pilot-member table:name="67,943848" table:display="true" table:show-details="true"/>
                <table:data-pilot-member table:name="67,959106" table:display="true" table:show-details="true"/>
                <table:data-pilot-member table:name="67,972839" table:display="true" table:show-details="true"/>
                <table:data-pilot-member table:name="68,044556" table:display="true" table:show-details="true"/>
                <table:data-pilot-member table:name="68,059814" table:display="true" table:show-details="true"/>
                <table:data-pilot-member table:name="68,06897" table:display="true" table:show-details="true"/>
                <table:data-pilot-member table:name="68,081177" table:display="true" table:show-details="true"/>
                <table:data-pilot-member table:name="68,181885" table:display="true" table:show-details="true"/>
                <table:data-pilot-member table:name="68,197144" table:display="true" table:show-details="true"/>
                <table:data-pilot-member table:name="68,200195" table:display="true" table:show-details="true"/>
                <table:data-pilot-member table:name="68,220032" table:display="true" table:show-details="true"/>
                <table:data-pilot-member table:name="68,232239" table:display="true" table:show-details="true"/>
                <table:data-pilot-member table:name="68,357368" table:display="true" table:show-details="true"/>
                <table:data-pilot-member table:name="68,383308" table:display="true" table:show-details="true"/>
                <table:data-pilot-member table:name="68,467232" table:display="true" table:show-details="true"/>
                <table:data-pilot-member table:name="68,554207" table:display="true" table:show-details="true"/>
                <table:data-pilot-member table:name="68,792252" table:display="true" table:show-details="true"/>
                <table:data-pilot-member table:name="68,915848" table:display="true" table:show-details="true"/>
                <table:data-pilot-member table:name="69,06691" table:display="true" table:show-details="true"/>
                <table:data-pilot-member table:name="69,097427" table:display="true" table:show-details="true"/>
                <table:data-pilot-member table:name="69,106583" table:display="true" table:show-details="true"/>
                <table:data-pilot-member table:name="69,216446" table:display="true" table:show-details="true"/>
                <table:data-pilot-member table:name="69,454491" table:display="true" table:show-details="true"/>
                <table:data-pilot-member table:name="69,651329" table:display="true" table:show-details="true"/>
                <table:data-pilot-member table:name="69,706261" table:display="true" table:show-details="true"/>
                <table:data-pilot-member table:name="69,719994" table:display="true" table:show-details="true"/>
                <table:data-pilot-member table:name="69,724571" table:display="true" table:show-details="true"/>
                <table:data-pilot-member table:name="69,790192" table:display="true" table:show-details="true"/>
                <table:data-pilot-member table:name="69,872589" table:display="true" table:show-details="true"/>
                <table:data-pilot-member table:name="69,881744" table:display="true" table:show-details="true"/>
                <table:data-pilot-member table:name="69,927521" table:display="true" table:show-details="true"/>
                <table:data-pilot-member table:name="69,958038" table:display="true" table:show-details="true"/>
                <table:data-pilot-member table:name="69,991608" table:display="true" table:show-details="true"/>
                <table:data-pilot-member table:name="70,008392" table:display="true" table:show-details="true"/>
                <table:data-pilot-member table:name="70,060272" table:display="true" table:show-details="true"/>
                <table:data-pilot-member table:name="70,069427" table:display="true" table:show-details="true"/>
                <table:data-pilot-member table:name="70,128937" table:display="true" table:show-details="true"/>
                <table:data-pilot-member table:name="70,131989" table:display="true" table:show-details="true"/>
                <table:data-pilot-member table:name="70,156403" table:display="true" table:show-details="true"/>
                <table:data-pilot-member table:name="70,174713" table:display="true" table:show-details="true"/>
                <table:data-pilot-member table:name="70,206757" table:display="true" table:show-details="true"/>
                <table:data-pilot-member table:name="70,215912" table:display="true" table:show-details="true"/>
                <table:data-pilot-member table:name="70,229645" table:display="true" table:show-details="true"/>
                <table:data-pilot-member table:name="70,2388" table:display="true" table:show-details="true"/>
                <table:data-pilot-member table:name="70,246429" table:display="true" table:show-details="true"/>
                <table:data-pilot-member table:name="70,283058" table:display="true" table:show-details="true"/>
                <table:data-pilot-member table:name="70,293739" table:display="true" table:show-details="true"/>
                <table:data-pilot-member table:name="70,325783" table:display="true" table:show-details="true"/>
                <table:data-pilot-member table:name="70,347145" table:display="true" table:show-details="true"/>
                <table:data-pilot-member table:name="70,403603" table:display="true" table:show-details="true"/>
                <table:data-pilot-member table:name="70,411232" table:display="true" table:show-details="true"/>
                <table:data-pilot-member table:name="70,440224" table:display="true" table:show-details="true"/>
                <table:data-pilot-member table:name="70,449379" table:display="true" table:show-details="true"/>
                <table:data-pilot-member table:name="70,457008" table:display="true" table:show-details="true"/>
                <table:data-pilot-member table:name="70,466164" table:display="true" table:show-details="true"/>
                <table:data-pilot-member table:name="70,598915" table:display="true" table:show-details="true"/>
                <table:data-pilot-member table:name="70,682838" table:display="true" table:show-details="true"/>
                <table:data-pilot-member table:name="70,751511" table:display="true" table:show-details="true"/>
                <table:data-pilot-member table:name="70,75914" table:display="true" table:show-details="true"/>
                <table:data-pilot-member table:name="70,774399" table:display="true" table:show-details="true"/>
                <table:data-pilot-member table:name="70,797287" table:display="true" table:show-details="true"/>
                <table:data-pilot-member table:name="70,852219" table:display="true" table:show-details="true"/>
                <table:data-pilot-member table:name="70,856796" table:display="true" table:show-details="true"/>
                <table:data-pilot-member table:name="70,873581" table:display="true" table:show-details="true"/>
                <table:data-pilot-member table:name="70,955978" table:display="true" table:show-details="true"/>
                <table:data-pilot-member table:name="71,102463" table:display="true" table:show-details="true"/>
                <table:data-pilot-member table:name="71,120773" table:display="true" table:show-details="true"/>
                <table:data-pilot-member table:name="71,131454" table:display="true" table:show-details="true"/>
                <table:data-pilot-member table:name="71,136032" table:display="true" table:show-details="true"/>
                <table:data-pilot-member table:name="71,139084" table:display="true" table:show-details="true"/>
                <table:data-pilot-member table:name="71,204697" table:display="true" table:show-details="true"/>
                <table:data-pilot-member table:name="71,280998" table:display="true" table:show-details="true"/>
                <table:data-pilot-member table:name="71,396965" table:display="true" table:show-details="true"/>
                <table:data-pilot-member table:name="71,427483" table:display="true" table:show-details="true"/>
                <table:data-pilot-member table:name="71,488518" table:display="true" table:show-details="true"/>
                <table:data-pilot-member table:name="71,523613" table:display="true" table:show-details="true"/>
                <table:data-pilot-member table:name="71,538872" table:display="true" table:show-details="true"/>
                <table:data-pilot-member table:name="71,633476" table:display="true" table:show-details="true"/>
                <table:data-pilot-member table:name="71,642632" table:display="true" table:show-details="true"/>
                <table:data-pilot-member table:name="71,692986" table:display="true" table:show-details="true"/>
                <table:data-pilot-member table:name="71,706718" table:display="true" table:show-details="true"/>
                <table:data-pilot-member table:name="71,747917" table:display="true" table:show-details="true"/>
                <table:data-pilot-member table:name="71,816589" table:display="true" table:show-details="true"/>
                <table:data-pilot-member table:name="71,825745" table:display="true" table:show-details="true"/>
                <table:data-pilot-member table:name="71,845581" table:display="true" table:show-details="true"/>
                <table:data-pilot-member table:name="71,854736" table:display="true" table:show-details="true"/>
                <table:data-pilot-member table:name="71,857788" table:display="true" table:show-details="true"/>
                <table:data-pilot-member table:name="71,90509" table:display="true" table:show-details="true"/>
                <table:data-pilot-member table:name="71,978333" table:display="true" table:show-details="true"/>
                <table:data-pilot-member table:name="72,06073" table:display="true" table:show-details="true"/>
                <table:data-pilot-member table:name="72,092773" table:display="true" table:show-details="true"/>
                <table:data-pilot-member table:name="72,095825" table:display="true" table:show-details="true"/>
                <table:data-pilot-member table:name="72,198059" table:display="true" table:show-details="true"/>
                <table:data-pilot-member table:name="72,251472" table:display="true" table:show-details="true"/>
                <table:data-pilot-member table:name="72,30793" table:display="true" table:show-details="true"/>
                <table:data-pilot-member table:name="72,390327" table:display="true" table:show-details="true"/>
                <table:data-pilot-member table:name="72,394905" table:display="true" table:show-details="true"/>
                <table:data-pilot-member table:name="72,407112" table:display="true" table:show-details="true"/>
                <table:data-pilot-member table:name="72,466621" table:display="true" table:show-details="true"/>
                <table:data-pilot-member table:name="72,573433" table:display="true" table:show-details="true"/>
                <table:data-pilot-member table:name="72,582588" table:display="true" table:show-details="true"/>
                <table:data-pilot-member table:name="72,590218" table:display="true" table:show-details="true"/>
                <table:data-pilot-member table:name="72,777908" table:display="true" table:show-details="true"/>
                <table:data-pilot-member table:name="72,802322" table:display="true" table:show-details="true"/>
                <table:data-pilot-member table:name="72,834366" table:display="true" table:show-details="true"/>
                <table:data-pilot-member table:name="72,961014" table:display="true" table:show-details="true"/>
                <table:data-pilot-member table:name="73,002213" table:display="true" table:show-details="true"/>
                <table:data-pilot-member table:name="73,00679" table:display="true" table:show-details="true"/>
                <table:data-pilot-member table:name="73,057144" table:display="true" table:show-details="true"/>
                <table:data-pilot-member table:name="73,067825" table:display="true" table:show-details="true"/>
                <table:data-pilot-member table:name="73,080032" table:display="true" table:show-details="true"/>
                <table:data-pilot-member table:name="73,086136" table:display="true" table:show-details="true"/>
                <table:data-pilot-member table:name="73,195999" table:display="true" table:show-details="true"/>
                <table:data-pilot-member table:name="73,21431" table:display="true" table:show-details="true"/>
                <table:data-pilot-member table:name="73,249405" table:display="true" table:show-details="true"/>
                <table:data-pilot-member table:name="73,269249" table:display="true" table:show-details="true"/>
                <table:data-pilot-member table:name="73,292137" table:display="true" table:show-details="true"/>
                <table:data-pilot-member table:name="73,33181" table:display="true" table:show-details="true"/>
                <table:data-pilot-member table:name="73,438622" table:display="true" table:show-details="true"/>
                <table:data-pilot-member table:name="73,450829" table:display="true" table:show-details="true"/>
                <table:data-pilot-member table:name="73,456932" table:display="true" table:show-details="true"/>
                <table:data-pilot-member table:name="73,498131" table:display="true" table:show-details="true"/>
                <table:data-pilot-member table:name="73,514915" table:display="true" table:show-details="true"/>
                <table:data-pilot-member table:name="73,519493" table:display="true" table:show-details="true"/>
                <table:data-pilot-member table:name="73,530174" table:display="true" table:show-details="true"/>
                <table:data-pilot-member table:name="73,588158" table:display="true" table:show-details="true"/>
                <table:data-pilot-member table:name="73,617149" table:display="true" table:show-details="true"/>
                <table:data-pilot-member table:name="73,656822" table:display="true" table:show-details="true"/>
                <table:data-pilot-member table:name="73,702599" table:display="true" table:show-details="true"/>
                <table:data-pilot-member table:name="73,725487" table:display="true" table:show-details="true"/>
                <table:data-pilot-member table:name="73,727013" table:display="true" table:show-details="true"/>
                <table:data-pilot-member table:name="73,743797" table:display="true" table:show-details="true"/>
                <table:data-pilot-member table:name="73,745323" table:display="true" table:show-details="true"/>
                <table:data-pilot-member table:name="73,75296" table:display="true" table:show-details="true"/>
                <table:data-pilot-member table:name="73,757538" table:display="true" table:show-details="true"/>
                <table:data-pilot-member table:name="73,885712" table:display="true" table:show-details="true"/>
                <table:data-pilot-member table:name="73,928436" table:display="true" table:show-details="true"/>
                <table:data-pilot-member table:name="73,954376" table:display="true" table:show-details="true"/>
                <table:data-pilot-member table:name="73,968109" table:display="true" table:show-details="true"/>
                <table:data-pilot-member table:name="74,009308" table:display="true" table:show-details="true"/>
                <table:data-pilot-member table:name="74,013885" table:display="true" table:show-details="true"/>
                <table:data-pilot-member table:name="74,041351" table:display="true" table:show-details="true"/>
                <table:data-pilot-member table:name="74,084076" table:display="true" table:show-details="true"/>
                <table:data-pilot-member table:name="74,221405" table:display="true" table:show-details="true"/>
                <table:data-pilot-member table:name="74,23056" table:display="true" table:show-details="true"/>
                <table:data-pilot-member table:name="74,421303" table:display="true" table:show-details="true"/>
                <table:data-pilot-member table:name="74,480812" table:display="true" table:show-details="true"/>
                <table:data-pilot-member table:name="74,546425" table:display="true" table:show-details="true"/>
                <table:data-pilot-member table:name="74,56321" table:display="true" table:show-details="true"/>
                <table:data-pilot-member table:name="74,615089" table:display="true" table:show-details="true"/>
                <table:data-pilot-member table:name="74,668495" table:display="true" table:show-details="true"/>
                <table:data-pilot-member table:name="74,842453" table:display="true" table:show-details="true"/>
                <table:data-pilot-member table:name="74,851608" table:display="true" table:show-details="true"/>
                <table:data-pilot-member table:name="74,943161" table:display="true" table:show-details="true"/>
                <table:data-pilot-member table:name="75,074387" table:display="true" table:show-details="true"/>
                <table:data-pilot-member table:name="75,133896" table:display="true" table:show-details="true"/>
                <table:data-pilot-member table:name="75,280388" table:display="true" table:show-details="true"/>
                <table:data-pilot-member table:name="75,297173" table:display="true" table:show-details="true"/>
                <table:data-pilot-member table:name="75,349052" table:display="true" table:show-details="true"/>
                <table:data-pilot-member table:name="75,385674" table:display="true" table:show-details="true"/>
                <table:data-pilot-member table:name="75,44976" table:display="true" table:show-details="true"/>
                <table:data-pilot-member table:name="75,471123" table:display="true" table:show-details="true"/>
                <table:data-pilot-member table:name="75,52758" table:display="true" table:show-details="true"/>
                <table:data-pilot-member table:name="75,541313" table:display="true" table:show-details="true"/>
                <table:data-pilot-member table:name="75,706108" table:display="true" table:show-details="true"/>
                <table:data-pilot-member table:name="75,724419" table:display="true" table:show-details="true"/>
                <table:data-pilot-member table:name="75,72747" table:display="true" table:show-details="true"/>
                <table:data-pilot-member table:name="75,770203" table:display="true" table:show-details="true"/>
                <table:data-pilot-member table:name="75,823608" table:display="true" table:show-details="true"/>
                <table:data-pilot-member table:name="75,97467" table:display="true" table:show-details="true"/>
                <table:data-pilot-member table:name="75,985352" table:display="true" table:show-details="true"/>
                <table:data-pilot-member table:name="76,025024" table:display="true" table:show-details="true"/>
                <table:data-pilot-member table:name="76,127258" table:display="true" table:show-details="true"/>
                <table:data-pilot-member table:name="76,235596" table:display="true" table:show-details="true"/>
                <table:data-pilot-member table:name="76,237122" table:display="true" table:show-details="true"/>
                <table:data-pilot-member table:name="76,324104" table:display="true" table:show-details="true"/>
                <table:data-pilot-member table:name="76,346992" table:display="true" table:show-details="true"/>
                <table:data-pilot-member table:name="76,452278" table:display="true" table:show-details="true"/>
                <table:data-pilot-member table:name="76,496529" table:display="true" table:show-details="true"/>
                <table:data-pilot-member table:name="76,502632" table:display="true" table:show-details="true"/>
                <table:data-pilot-member table:name="76,598763" table:display="true" table:show-details="true"/>
                <table:data-pilot-member table:name="76,615547" table:display="true" table:show-details="true"/>
                <table:data-pilot-member table:name="76,626228" table:display="true" table:show-details="true"/>
                <table:data-pilot-member table:name="76,643013" table:display="true" table:show-details="true"/>
                <table:data-pilot-member table:name="76,693367" table:display="true" table:show-details="true"/>
                <table:data-pilot-member table:name="76,734566" table:display="true" table:show-details="true"/>
                <table:data-pilot-member table:name="76,786453" table:display="true" table:show-details="true"/>
                <table:data-pilot-member table:name="76,804764" table:display="true" table:show-details="true"/>
                <table:data-pilot-member table:name="76,913101" table:display="true" table:show-details="true"/>
                <table:data-pilot-member table:name="76,917679" table:display="true" table:show-details="true"/>
                <table:data-pilot-member table:name="76,969559" table:display="true" table:show-details="true"/>
                <table:data-pilot-member table:name="76,990921" table:display="true" table:show-details="true"/>
                <table:data-pilot-member table:name="77,036697" table:display="true" table:show-details="true"/>
                <table:data-pilot-member table:name="77,059586" table:display="true" table:show-details="true"/>
                <table:data-pilot-member table:name="77,174026" table:display="true" table:show-details="true"/>
                <table:data-pilot-member table:name="77,178604" table:display="true" table:show-details="true"/>
                <table:data-pilot-member table:name="77,183182" table:display="true" table:show-details="true"/>
                <table:data-pilot-member table:name="77,196915" table:display="true" table:show-details="true"/>
                <table:data-pilot-member table:name="77,198441" table:display="true" table:show-details="true"/>
                <table:data-pilot-member table:name="77,225906" table:display="true" table:show-details="true"/>
                <table:data-pilot-member table:name="77,248795" table:display="true" table:show-details="true"/>
                <table:data-pilot-member table:name="77,315941" table:display="true" table:show-details="true"/>
                <table:data-pilot-member table:name="77,320518" table:display="true" table:show-details="true"/>
                <table:data-pilot-member table:name="77,326622" table:display="true" table:show-details="true"/>
                <table:data-pilot-member table:name="77,418175" table:display="true" table:show-details="true"/>
                <table:data-pilot-member table:name="77,422752" table:display="true" table:show-details="true"/>
                <table:data-pilot-member table:name="77,558556" table:display="true" table:show-details="true"/>
                <table:data-pilot-member table:name="77,695885" table:display="true" table:show-details="true"/>
                <table:data-pilot-member table:name="77,883575" table:display="true" table:show-details="true"/>
                <table:data-pilot-member table:name="77,930878" table:display="true" table:show-details="true"/>
                <table:data-pilot-member table:name="77,933929" table:display="true" table:show-details="true"/>
                <table:data-pilot-member table:name="78,039215" table:display="true" table:show-details="true"/>
                <table:data-pilot-member table:name="78,086517" table:display="true" table:show-details="true"/>
                <table:data-pilot-member table:name="78,12619" table:display="true" table:show-details="true"/>
                <table:data-pilot-member table:name="78,217743" table:display="true" table:show-details="true"/>
                <table:data-pilot-member table:name="78,222321" table:display="true" table:show-details="true"/>
                <table:data-pilot-member table:name="78,242157" table:display="true" table:show-details="true"/>
                <table:data-pilot-member table:name="78,249786" table:display="true" table:show-details="true"/>
                <table:data-pilot-member table:name="78,272682" table:display="true" table:show-details="true"/>
                <table:data-pilot-member table:name="78,327614" table:display="true" table:show-details="true"/>
                <table:data-pilot-member table:name="78,35508" table:display="true" table:show-details="true"/>
                <table:data-pilot-member table:name="78,359657" table:display="true" table:show-details="true"/>
                <table:data-pilot-member table:name="78,396278" table:display="true" table:show-details="true"/>
                <table:data-pilot-member table:name="78,464943" table:display="true" table:show-details="true"/>
                <table:data-pilot-member table:name="78,466469" table:display="true" table:show-details="true"/>
                <table:data-pilot-member table:name="78,530556" table:display="true" table:show-details="true"/>
                <table:data-pilot-member table:name="78,553444" table:display="true" table:show-details="true"/>
                <table:data-pilot-member table:name="78,594643" table:display="true" table:show-details="true"/>
                <table:data-pilot-member table:name="78,617531" table:display="true" table:show-details="true"/>
                <table:data-pilot-member table:name="78,635841" table:display="true" table:show-details="true"/>
                <table:data-pilot-member table:name="78,649574" table:display="true" table:show-details="true"/>
                <table:data-pilot-member table:name="78,686195" table:display="true" table:show-details="true"/>
                <table:data-pilot-member table:name="78,707558" table:display="true" table:show-details="true"/>
                <table:data-pilot-member table:name="78,709084" table:display="true" table:show-details="true"/>
                <table:data-pilot-member table:name="78,731972" table:display="true" table:show-details="true"/>
                <table:data-pilot-member table:name="78,759445" table:display="true" table:show-details="true"/>
                <table:data-pilot-member table:name="78,799118" table:display="true" table:show-details="true"/>
                <table:data-pilot-member table:name="78,831161" table:display="true" table:show-details="true"/>
                <table:data-pilot-member table:name="78,84642" table:display="true" table:show-details="true"/>
                <table:data-pilot-member table:name="78,850998" table:display="true" table:show-details="true"/>
                <table:data-pilot-member table:name="78,869308" table:display="true" table:show-details="true"/>
                <table:data-pilot-member table:name="78,881516" table:display="true" table:show-details="true"/>
                <table:data-pilot-member table:name="78,895248" table:display="true" table:show-details="true"/>
                <table:data-pilot-member table:name="78,918137" table:display="true" table:show-details="true"/>
                <table:data-pilot-member table:name="78,941025" table:display="true" table:show-details="true"/>
                <table:data-pilot-member table:name="78,942551" table:display="true" table:show-details="true"/>
                <table:data-pilot-member table:name="78,960861" table:display="true" table:show-details="true"/>
                <table:data-pilot-member table:name="78,991379" table:display="true" table:show-details="true"/>
                <table:data-pilot-member table:name="79,006638" table:display="true" table:show-details="true"/>
                <table:data-pilot-member table:name="79,02037" table:display="true" table:show-details="true"/>
                <table:data-pilot-member table:name="79,023422" table:display="true" table:show-details="true"/>
                <table:data-pilot-member table:name="79,038681" table:display="true" table:show-details="true"/>
                <table:data-pilot-member table:name="79,084457" table:display="true" table:show-details="true"/>
                <table:data-pilot-member table:name="79,093613" table:display="true" table:show-details="true"/>
                <table:data-pilot-member table:name="79,153122" table:display="true" table:show-details="true"/>
                <table:data-pilot-member table:name="79,194321" table:display="true" table:show-details="true"/>
                <table:data-pilot-member table:name="79,288933" table:display="true" table:show-details="true"/>
                <table:data-pilot-member table:name="79,330132" table:display="true" table:show-details="true"/>
                <table:data-pilot-member table:name="79,339287" table:display="true" table:show-details="true"/>
                <table:data-pilot-member table:name="79,348442" table:display="true" table:show-details="true"/>
                <table:data-pilot-member table:name="79,359123" table:display="true" table:show-details="true"/>
                <table:data-pilot-member table:name="79,363701" table:display="true" table:show-details="true"/>
                <table:data-pilot-member table:name="79,414055" table:display="true" table:show-details="true"/>
                <table:data-pilot-member table:name="79,464409" table:display="true" table:show-details="true"/>
                <table:data-pilot-member table:name="79,513237" table:display="true" table:show-details="true"/>
                <table:data-pilot-member table:name="79,537651" table:display="true" table:show-details="true"/>
                <table:data-pilot-member table:name="79,542229" table:display="true" table:show-details="true"/>
                <table:data-pilot-member table:name="79,565117" table:display="true" table:show-details="true"/>
                <table:data-pilot-member table:name="79,618523" table:display="true" table:show-details="true"/>
                <table:data-pilot-member table:name="79,678032" table:display="true" table:show-details="true"/>
                <table:data-pilot-member table:name="79,687187" table:display="true" table:show-details="true"/>
                <table:data-pilot-member table:name="79,79248" table:display="true" table:show-details="true"/>
                <table:data-pilot-member table:name="79,824524" table:display="true" table:show-details="true"/>
                <table:data-pilot-member table:name="79,84436" table:display="true" table:show-details="true"/>
                <table:data-pilot-member table:name="79,848938" table:display="true" table:show-details="true"/>
                <table:data-pilot-member table:name="79,853516" table:display="true" table:show-details="true"/>
                <table:data-pilot-member table:name="79,856567" table:display="true" table:show-details="true"/>
                <table:data-pilot-member table:name="79,861145" table:display="true" table:show-details="true"/>
                <table:data-pilot-member table:name="79,935913" table:display="true" table:show-details="true"/>
                <table:data-pilot-member table:name="79,943542" table:display="true" table:show-details="true"/>
                <table:data-pilot-member table:name="80,030518" table:display="true" table:show-details="true"/>
                <table:data-pilot-member table:name="80,048828" table:display="true" table:show-details="true"/>
                <table:data-pilot-member table:name="80,068665" table:display="true" table:show-details="true"/>
                <table:data-pilot-member table:name="80,07782" table:display="true" table:show-details="true"/>
                <table:data-pilot-member table:name="80,137329" table:display="true" table:show-details="true"/>
                <table:data-pilot-member table:name="80,164795" table:display="true" table:show-details="true"/>
                <table:data-pilot-member table:name="80,172424" table:display="true" table:show-details="true"/>
                <table:data-pilot-member table:name="80,204468" table:display="true" table:show-details="true"/>
                <table:data-pilot-member table:name="80,205994" table:display="true" table:show-details="true"/>
                <table:data-pilot-member table:name="80,215149" table:display="true" table:show-details="true"/>
                <table:data-pilot-member table:name="80,218201" table:display="true" table:show-details="true"/>
                <table:data-pilot-member table:name="80,260933" table:display="true" table:show-details="true"/>
                <table:data-pilot-member table:name="80,270088" table:display="true" table:show-details="true"/>
                <table:data-pilot-member table:name="80,283821" table:display="true" table:show-details="true"/>
                <table:data-pilot-member table:name="80,296028" table:display="true" table:show-details="true"/>
                <table:data-pilot-member table:name="80,352486" table:display="true" table:show-details="true"/>
                <table:data-pilot-member table:name="80,393684" table:display="true" table:show-details="true"/>
                <table:data-pilot-member table:name="80,416573" table:display="true" table:show-details="true"/>
                <table:data-pilot-member table:name="80,437935" table:display="true" table:show-details="true"/>
                <table:data-pilot-member table:name="80,585945" table:display="true" table:show-details="true"/>
                <table:data-pilot-member table:name="80,675972" table:display="true" table:show-details="true"/>
                <table:data-pilot-member table:name="80,727852" table:display="true" table:show-details="true"/>
                <table:data-pilot-member table:name="80,753799" table:display="true" table:show-details="true"/>
                <table:data-pilot-member table:name="80,762955" table:display="true" table:show-details="true"/>
                <table:data-pilot-member table:name="80,796524" table:display="true" table:show-details="true"/>
                <table:data-pilot-member table:name="80,828568" table:display="true" table:show-details="true"/>
                <table:data-pilot-member table:name="80,854507" table:display="true" table:show-details="true"/>
                <table:data-pilot-member table:name="80,888077" table:display="true" table:show-details="true"/>
                <table:data-pilot-member table:name="80,910965" table:display="true" table:show-details="true"/>
                <table:data-pilot-member table:name="80,933853" table:display="true" table:show-details="true"/>
                <table:data-pilot-member table:name="81,000992" table:display="true" table:show-details="true"/>
                <table:data-pilot-member table:name="81,046768" table:display="true" table:show-details="true"/>
                <table:data-pilot-member table:name="81,09407" table:display="true" table:show-details="true"/>
                <table:data-pilot-member table:name="81,129166" table:display="true" table:show-details="true"/>
                <table:data-pilot-member table:name="81,162735" table:display="true" table:show-details="true"/>
                <table:data-pilot-member table:name="81,19783" table:display="true" table:show-details="true"/>
                <table:data-pilot-member table:name="81,280235" table:display="true" table:show-details="true"/>
                <table:data-pilot-member table:name="81,432823" table:display="true" table:show-details="true"/>
                <table:data-pilot-member table:name="81,435875" table:display="true" table:show-details="true"/>
                <table:data-pilot-member table:name="81,441978" table:display="true" table:show-details="true"/>
                <table:data-pilot-member table:name="81,477074" table:display="true" table:show-details="true"/>
                <table:data-pilot-member table:name="81,481651" table:display="true" table:show-details="true"/>
                <table:data-pilot-member table:name="81,490807" table:display="true" table:show-details="true"/>
                <table:data-pilot-member table:name="81,577782" table:display="true" table:show-details="true"/>
                <table:data-pilot-member table:name="81,605247" table:display="true" table:show-details="true"/>
                <table:data-pilot-member table:name="81,611351" table:display="true" table:show-details="true"/>
                <table:data-pilot-member table:name="81,82193" table:display="true" table:show-details="true"/>
                <table:data-pilot-member table:name="81,843292" table:display="true" table:show-details="true"/>
                <table:data-pilot-member table:name="81,84787" table:display="true" table:show-details="true"/>
                <table:data-pilot-member table:name="81,911957" table:display="true" table:show-details="true"/>
                <table:data-pilot-member table:name="81,927216" table:display="true" table:show-details="true"/>
                <table:data-pilot-member table:name="81,934845" table:display="true" table:show-details="true"/>
                <table:data-pilot-member table:name="81,97757" table:display="true" table:show-details="true"/>
                <table:data-pilot-member table:name="81,998932" table:display="true" table:show-details="true"/>
                <table:data-pilot-member table:name="82,072174" table:display="true" table:show-details="true"/>
                <table:data-pilot-member table:name="82,076752" table:display="true" table:show-details="true"/>
                <table:data-pilot-member table:name="82,085907" table:display="true" table:show-details="true"/>
                <table:data-pilot-member table:name="82,124054" table:display="true" table:show-details="true"/>
                <table:data-pilot-member table:name="82,133209" table:display="true" table:show-details="true"/>
                <table:data-pilot-member table:name="82,136261" table:display="true" table:show-details="true"/>
                <table:data-pilot-member table:name="82,142365" table:display="true" table:show-details="true"/>
                <table:data-pilot-member table:name="82,154572" table:display="true" table:show-details="true"/>
                <table:data-pilot-member table:name="82,282753" table:display="true" table:show-details="true"/>
                <table:data-pilot-member table:name="82,351418" table:display="true" table:show-details="true"/>
                <table:data-pilot-member table:name="82,433815" table:display="true" table:show-details="true"/>
                <table:data-pilot-member table:name="82,485695" table:display="true" table:show-details="true"/>
                <table:data-pilot-member table:name="82,507057" table:display="true" table:show-details="true"/>
                <table:data-pilot-member table:name="82,513161" table:display="true" table:show-details="true"/>
                <table:data-pilot-member table:name="82,525368" table:display="true" table:show-details="true"/>
                <table:data-pilot-member table:name="82,526894" table:display="true" table:show-details="true"/>
                <table:data-pilot-member table:name="82,67643" table:display="true" table:show-details="true"/>
                <table:data-pilot-member table:name="82,708473" table:display="true" table:show-details="true"/>
                <table:data-pilot-member table:name="82,740517" table:display="true" table:show-details="true"/>
                <table:data-pilot-member table:name="82,786301" table:display="true" table:show-details="true"/>
                <table:data-pilot-member table:name="82,787827" table:display="true" table:show-details="true"/>
                <table:data-pilot-member table:name="83,317314" table:display="true" table:show-details="true"/>
                <table:data-pilot-member table:name="83,515678" table:display="true" table:show-details="true"/>
                <table:data-pilot-member table:name="83,909363" table:display="true" table:show-details="true"/>
                <table:data-pilot-member table:name="83,985657" table:display="true" table:show-details="true"/>
                <table:data-pilot-member table:name="84,119934" table:display="true" table:show-details="true"/>
                <table:data-pilot-member table:name="84,280159" table:display="true" table:show-details="true"/>
                <table:data-pilot-member table:name="84,383919" table:display="true" table:show-details="true"/>
                <table:data-pilot-member table:name="84,393074" table:display="true" table:show-details="true"/>
                <table:data-pilot-member table:name="84,495308" table:display="true" table:show-details="true"/>
                <table:data-pilot-member table:name="84,605171" table:display="true" table:show-details="true"/>
                <table:data-pilot-member table:name="84,834061" table:display="true" table:show-details="true"/>
                <table:data-pilot-member table:name="85,209427" table:display="true" table:show-details="true"/>
                <table:data-pilot-member table:name="85,520714" table:display="true" table:show-details="true"/>
                <table:data-pilot-member table:name="85,671776" table:display="true" table:show-details="true"/>
                <table:data-pilot-member table:name="85,830475" table:display="true" table:show-details="true"/>
                <table:data-pilot-member table:name="85,94949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essure" table:orientation="data" table:used-hierarchy="0" table:function="average">
            <table:data-pilot-level table:show-empty="false" calcext:repeat-item-labels="false">
              <table:data-pilot-members>
                <table:data-pilot-member table:name="950,809998" table:display="true" table:show-details="true"/>
                <table:data-pilot-member table:name="950,890015" table:display="true" table:show-details="true"/>
                <table:data-pilot-member table:name="951,039978" table:display="true" table:show-details="true"/>
                <table:data-pilot-member table:name="951,200012" table:display="true" table:show-details="true"/>
                <table:data-pilot-member table:name="951,380005" table:display="true" table:show-details="true"/>
                <table:data-pilot-member table:name="951,52002" table:display="true" table:show-details="true"/>
                <table:data-pilot-member table:name="951,619995" table:display="true" table:show-details="true"/>
                <table:data-pilot-member table:name="951,669983" table:display="true" table:show-details="true"/>
                <table:data-pilot-member table:name="951,75" table:display="true" table:show-details="true"/>
                <table:data-pilot-member table:name="951,929993" table:display="true" table:show-details="true"/>
                <table:data-pilot-member table:name="952,039978" table:display="true" table:show-details="true"/>
                <table:data-pilot-member table:name="952,299988" table:display="true" table:show-details="true"/>
                <table:data-pilot-member table:name="952,380005" table:display="true" table:show-details="true"/>
                <table:data-pilot-member table:name="952,609985" table:display="true" table:show-details="true"/>
                <table:data-pilot-member table:name="952,72998" table:display="true" table:show-details="true"/>
                <table:data-pilot-member table:name="952,799988" table:display="true" table:show-details="true"/>
                <table:data-pilot-member table:name="952,909973" table:display="true" table:show-details="true"/>
                <table:data-pilot-member table:name="953,27002" table:display="true" table:show-details="true"/>
                <table:data-pilot-member table:name="953,330017" table:display="true" table:show-details="true"/>
                <table:data-pilot-member table:name="953,469971" table:display="true" table:show-details="true"/>
                <table:data-pilot-member table:name="953,75" table:display="true" table:show-details="true"/>
                <table:data-pilot-member table:name="953,820007" table:display="true" table:show-details="true"/>
                <table:data-pilot-member table:name="953,840027" table:display="true" table:show-details="true"/>
                <table:data-pilot-member table:name="953,900024" table:display="true" table:show-details="true"/>
                <table:data-pilot-member table:name="954" table:display="true" table:show-details="true"/>
                <table:data-pilot-member table:name="954,26001" table:display="true" table:show-details="true"/>
                <table:data-pilot-member table:name="954,289978" table:display="true" table:show-details="true"/>
                <table:data-pilot-member table:name="954,429993" table:display="true" table:show-details="true"/>
                <table:data-pilot-member table:name="954,460022" table:display="true" table:show-details="true"/>
                <table:data-pilot-member table:name="954,5" table:display="true" table:show-details="true"/>
                <table:data-pilot-member table:name="954,619995" table:display="true" table:show-details="true"/>
                <table:data-pilot-member table:name="954,630005" table:display="true" table:show-details="true"/>
                <table:data-pilot-member table:name="954,659973" table:display="true" table:show-details="true"/>
                <table:data-pilot-member table:name="954,700012" table:display="true" table:show-details="true"/>
                <table:data-pilot-member table:name="954,719971" table:display="true" table:show-details="true"/>
                <table:data-pilot-member table:name="954,780029" table:display="true" table:show-details="true"/>
                <table:data-pilot-member table:name="954,799988" table:display="true" table:show-details="true"/>
                <table:data-pilot-member table:name="954,809998" table:display="true" table:show-details="true"/>
                <table:data-pilot-member table:name="954,840027" table:display="true" table:show-details="true"/>
                <table:data-pilot-member table:name="954,859985" table:display="true" table:show-details="true"/>
                <table:data-pilot-member table:name="954,890015" table:display="true" table:show-details="true"/>
                <table:data-pilot-member table:name="954,909973" table:display="true" table:show-details="true"/>
                <table:data-pilot-member table:name="954,919983" table:display="true" table:show-details="true"/>
                <table:data-pilot-member table:name="954,940002" table:display="true" table:show-details="true"/>
                <table:data-pilot-member table:name="954,950012" table:display="true" table:show-details="true"/>
                <table:data-pilot-member table:name="954,960022" table:display="true" table:show-details="true"/>
                <table:data-pilot-member table:name="954,97998" table:display="true" table:show-details="true"/>
                <table:data-pilot-member table:name="954,98999" table:display="true" table:show-details="true"/>
                <table:data-pilot-member table:name="955" table:display="true" table:show-details="true"/>
                <table:data-pilot-member table:name="955,01001" table:display="true" table:show-details="true"/>
                <table:data-pilot-member table:name="955,02002" table:display="true" table:show-details="true"/>
                <table:data-pilot-member table:name="955,030029" table:display="true" table:show-details="true"/>
                <table:data-pilot-member table:name="955,039978" table:display="true" table:show-details="true"/>
                <table:data-pilot-member table:name="955,049988" table:display="true" table:show-details="true"/>
                <table:data-pilot-member table:name="955,059998" table:display="true" table:show-details="true"/>
                <table:data-pilot-member table:name="955,070007" table:display="true" table:show-details="true"/>
                <table:data-pilot-member table:name="955,080017" table:display="true" table:show-details="true"/>
                <table:data-pilot-member table:name="955,109985" table:display="true" table:show-details="true"/>
                <table:data-pilot-member table:name="955,130005" table:display="true" table:show-details="true"/>
                <table:data-pilot-member table:name="955,140015" table:display="true" table:show-details="true"/>
                <table:data-pilot-member table:name="955,150024" table:display="true" table:show-details="true"/>
                <table:data-pilot-member table:name="955,159973" table:display="true" table:show-details="true"/>
                <table:data-pilot-member table:name="955,169983" table:display="true" table:show-details="true"/>
                <table:data-pilot-member table:name="955,219971" table:display="true" table:show-details="true"/>
                <table:data-pilot-member table:name="955,22998" table:display="true" table:show-details="true"/>
                <table:data-pilot-member table:name="955,23999" table:display="true" table:show-details="true"/>
                <table:data-pilot-member table:name="955,25" table:display="true" table:show-details="true"/>
                <table:data-pilot-member table:name="955,27002" table:display="true" table:show-details="true"/>
                <table:data-pilot-member table:name="955,299988" table:display="true" table:show-details="true"/>
                <table:data-pilot-member table:name="955,309998" table:display="true" table:show-details="true"/>
                <table:data-pilot-member table:name="955,320007" table:display="true" table:show-details="true"/>
                <table:data-pilot-member table:name="955,330017" table:display="true" table:show-details="true"/>
                <table:data-pilot-member table:name="955,340027" table:display="true" table:show-details="true"/>
                <table:data-pilot-member table:name="955,369995" table:display="true" table:show-details="true"/>
                <table:data-pilot-member table:name="955,380005" table:display="true" table:show-details="true"/>
                <table:data-pilot-member table:name="955,390015" table:display="true" table:show-details="true"/>
                <table:data-pilot-member table:name="955,400024" table:display="true" table:show-details="true"/>
                <table:data-pilot-member table:name="955,409973" table:display="true" table:show-details="true"/>
                <table:data-pilot-member table:name="955,440002" table:display="true" table:show-details="true"/>
                <table:data-pilot-member table:name="955,460022" table:display="true" table:show-details="true"/>
                <table:data-pilot-member table:name="955,47998" table:display="true" table:show-details="true"/>
                <table:data-pilot-member table:name="955,48999" table:display="true" table:show-details="true"/>
                <table:data-pilot-member table:name="955,5" table:display="true" table:show-details="true"/>
                <table:data-pilot-member table:name="955,51001" table:display="true" table:show-details="true"/>
                <table:data-pilot-member table:name="955,52002" table:display="true" table:show-details="true"/>
                <table:data-pilot-member table:name="955,530029" table:display="true" table:show-details="true"/>
                <table:data-pilot-member table:name="955,539978" table:display="true" table:show-details="true"/>
                <table:data-pilot-member table:name="955,549988" table:display="true" table:show-details="true"/>
                <table:data-pilot-member table:name="955,559998" table:display="true" table:show-details="true"/>
                <table:data-pilot-member table:name="955,570007" table:display="true" table:show-details="true"/>
                <table:data-pilot-member table:name="955,599976" table:display="true" table:show-details="true"/>
                <table:data-pilot-member table:name="955,609985" table:display="true" table:show-details="true"/>
                <table:data-pilot-member table:name="955,619995" table:display="true" table:show-details="true"/>
                <table:data-pilot-member table:name="955,640015" table:display="true" table:show-details="true"/>
                <table:data-pilot-member table:name="955,650024" table:display="true" table:show-details="true"/>
                <table:data-pilot-member table:name="955,659973" table:display="true" table:show-details="true"/>
                <table:data-pilot-member table:name="955,669983" table:display="true" table:show-details="true"/>
                <table:data-pilot-member table:name="955,679993" table:display="true" table:show-details="true"/>
                <table:data-pilot-member table:name="955,700012" table:display="true" table:show-details="true"/>
                <table:data-pilot-member table:name="955,719971" table:display="true" table:show-details="true"/>
                <table:data-pilot-member table:name="955,75" table:display="true" table:show-details="true"/>
                <table:data-pilot-member table:name="955,780029" table:display="true" table:show-details="true"/>
                <table:data-pilot-member table:name="955,789978" table:display="true" table:show-details="true"/>
                <table:data-pilot-member table:name="955,830017" table:display="true" table:show-details="true"/>
                <table:data-pilot-member table:name="955,840027" table:display="true" table:show-details="true"/>
                <table:data-pilot-member table:name="955,849976" table:display="true" table:show-details="true"/>
                <table:data-pilot-member table:name="955,859985" table:display="true" table:show-details="true"/>
                <table:data-pilot-member table:name="955,869995" table:display="true" table:show-details="true"/>
                <table:data-pilot-member table:name="955,880005" table:display="true" table:show-details="true"/>
                <table:data-pilot-member table:name="955,890015" table:display="true" table:show-details="true"/>
                <table:data-pilot-member table:name="955,900024" table:display="true" table:show-details="true"/>
                <table:data-pilot-member table:name="955,929993" table:display="true" table:show-details="true"/>
                <table:data-pilot-member table:name="955,950012" table:display="true" table:show-details="true"/>
                <table:data-pilot-member table:name="955,960022" table:display="true" table:show-details="true"/>
                <table:data-pilot-member table:name="955,969971" table:display="true" table:show-details="true"/>
                <table:data-pilot-member table:name="955,97998" table:display="true" table:show-details="true"/>
                <table:data-pilot-member table:name="956" table:display="true" table:show-details="true"/>
                <table:data-pilot-member table:name="956,02002" table:display="true" table:show-details="true"/>
                <table:data-pilot-member table:name="956,039978" table:display="true" table:show-details="true"/>
                <table:data-pilot-member table:name="956,049988" table:display="true" table:show-details="true"/>
                <table:data-pilot-member table:name="956,059998" table:display="true" table:show-details="true"/>
                <table:data-pilot-member table:name="956,099976" table:display="true" table:show-details="true"/>
                <table:data-pilot-member table:name="956,109985" table:display="true" table:show-details="true"/>
                <table:data-pilot-member table:name="956,130005" table:display="true" table:show-details="true"/>
                <table:data-pilot-member table:name="956,140015" table:display="true" table:show-details="true"/>
                <table:data-pilot-member table:name="956,150024" table:display="true" table:show-details="true"/>
                <table:data-pilot-member table:name="956,200012" table:display="true" table:show-details="true"/>
                <table:data-pilot-member table:name="956,210022" table:display="true" table:show-details="true"/>
                <table:data-pilot-member table:name="956,22998" table:display="true" table:show-details="true"/>
                <table:data-pilot-member table:name="956,23999" table:display="true" table:show-details="true"/>
                <table:data-pilot-member table:name="956,25" table:display="true" table:show-details="true"/>
                <table:data-pilot-member table:name="956,26001" table:display="true" table:show-details="true"/>
                <table:data-pilot-member table:name="956,27002" table:display="true" table:show-details="true"/>
                <table:data-pilot-member table:name="956,309998" table:display="true" table:show-details="true"/>
                <table:data-pilot-member table:name="956,330017" table:display="true" table:show-details="true"/>
                <table:data-pilot-member table:name="956,340027" table:display="true" table:show-details="true"/>
                <table:data-pilot-member table:name="956,369995" table:display="true" table:show-details="true"/>
                <table:data-pilot-member table:name="956,380005" table:display="true" table:show-details="true"/>
                <table:data-pilot-member table:name="956,549988" table:display="true" table:show-details="true"/>
                <table:data-pilot-member table:name="956,559998" table:display="true" table:show-details="true"/>
                <table:data-pilot-member table:name="956,570007" table:display="true" table:show-details="true"/>
                <table:data-pilot-member table:name="956,580017" table:display="true" table:show-details="true"/>
                <table:data-pilot-member table:name="956,630005" table:display="true" table:show-details="true"/>
                <table:data-pilot-member table:name="956,640015" table:display="true" table:show-details="true"/>
                <table:data-pilot-member table:name="956,669983" table:display="true" table:show-details="true"/>
                <table:data-pilot-member table:name="956,679993" table:display="true" table:show-details="true"/>
                <table:data-pilot-member table:name="956,75" table:display="true" table:show-details="true"/>
                <table:data-pilot-member table:name="956,76001" table:display="true" table:show-details="true"/>
                <table:data-pilot-member table:name="956,789978" table:display="true" table:show-details="true"/>
                <table:data-pilot-member table:name="956,919983" table:display="true" table:show-details="true"/>
                <table:data-pilot-member table:name="956,950012" table:display="true" table:show-details="true"/>
                <table:data-pilot-member table:name="956,969971" table:display="true" table:show-details="true"/>
                <table:data-pilot-member table:name="957,159973" table:display="true" table:show-details="true"/>
                <table:data-pilot-member table:name="957,190002" table:display="true" table:show-details="true"/>
                <table:data-pilot-member table:name="957,219971" table:display="true" table:show-details="true"/>
                <table:data-pilot-member table:name="957,280029" table:display="true" table:show-details="true"/>
                <table:data-pilot-member table:name="957,359985" table:display="true" table:show-details="true"/>
                <table:data-pilot-member table:name="957,48999" table:display="true" table:show-details="true"/>
                <table:data-pilot-member table:name="957,619995" table:display="true" table:show-details="true"/>
                <table:data-pilot-member table:name="957,640015" table:display="true" table:show-details="true"/>
                <table:data-pilot-member table:name="957,869995" table:display="true" table:show-details="true"/>
                <table:data-pilot-member table:name="957,929993" table:display="true" table:show-details="true"/>
                <table:data-pilot-member table:name="957,960022" table:display="true" table:show-details="true"/>
                <table:data-pilot-member table:name="957,98999" table:display="true" table:show-details="true"/>
                <table:data-pilot-member table:name="958" table:display="true" table:show-details="true"/>
                <table:data-pilot-member table:name="958,090027" table:display="true" table:show-details="true"/>
                <table:data-pilot-member table:name="958,119995" table:display="true" table:show-details="true"/>
                <table:data-pilot-member table:name="958,25" table:display="true" table:show-details="true"/>
                <table:data-pilot-member table:name="958,26001" table:display="true" table:show-details="true"/>
                <table:data-pilot-member table:name="958,299988" table:display="true" table:show-details="true"/>
                <table:data-pilot-member table:name="958,429993" table:display="true" table:show-details="true"/>
                <table:data-pilot-member table:name="958,469971" table:display="true" table:show-details="true"/>
                <table:data-pilot-member table:name="958,51001" table:display="true" table:show-details="true"/>
                <table:data-pilot-member table:name="958,599976" table:display="true" table:show-details="true"/>
                <table:data-pilot-member table:name="958,719971" table:display="true" table:show-details="true"/>
                <table:data-pilot-member table:name="958,76001" table:display="true" table:show-details="true"/>
                <table:data-pilot-member table:name="958,77002" table:display="true" table:show-details="true"/>
                <table:data-pilot-member table:name="958,840027" table:display="true" table:show-details="true"/>
                <table:data-pilot-member table:name="958,869995" table:display="true" table:show-details="true"/>
                <table:data-pilot-member table:name="958,900024" table:display="true" table:show-details="true"/>
                <table:data-pilot-member table:name="958,909973" table:display="true" table:show-details="true"/>
                <table:data-pilot-member table:name="959,01001" table:display="true" table:show-details="true"/>
                <table:data-pilot-member table:name="959,02002" table:display="true" table:show-details="true"/>
                <table:data-pilot-member table:name="959,119995" table:display="true" table:show-details="true"/>
                <table:data-pilot-member table:name="959,179993" table:display="true" table:show-details="true"/>
                <table:data-pilot-member table:name="959,210022" table:display="true" table:show-details="true"/>
                <table:data-pilot-member table:name="959,280029" table:display="true" table:show-details="true"/>
                <table:data-pilot-member table:name="959,309998" table:display="true" table:show-details="true"/>
                <table:data-pilot-member table:name="959,320007" table:display="true" table:show-details="true"/>
                <table:data-pilot-member table:name="959,359985" table:display="true" table:show-details="true"/>
                <table:data-pilot-member table:name="959,409973" table:display="true" table:show-details="true"/>
                <table:data-pilot-member table:name="959,419983" table:display="true" table:show-details="true"/>
                <table:data-pilot-member table:name="959,47998" table:display="true" table:show-details="true"/>
                <table:data-pilot-member table:name="959,51001" table:display="true" table:show-details="true"/>
                <table:data-pilot-member table:name="959,52002" table:display="true" table:show-details="true"/>
                <table:data-pilot-member table:name="959,530029" table:display="true" table:show-details="true"/>
                <table:data-pilot-member table:name="959,549988" table:display="true" table:show-details="true"/>
                <table:data-pilot-member table:name="959,559998" table:display="true" table:show-details="true"/>
                <table:data-pilot-member table:name="959,580017" table:display="true" table:show-details="true"/>
                <table:data-pilot-member table:name="959,599976" table:display="true" table:show-details="true"/>
                <table:data-pilot-member table:name="959,609985" table:display="true" table:show-details="true"/>
                <table:data-pilot-member table:name="959,619995" table:display="true" table:show-details="true"/>
                <table:data-pilot-member table:name="959,650024" table:display="true" table:show-details="true"/>
                <table:data-pilot-member table:name="959,659973" table:display="true" table:show-details="true"/>
                <table:data-pilot-member table:name="959,669983" table:display="true" table:show-details="true"/>
                <table:data-pilot-member table:name="959,710022" table:display="true" table:show-details="true"/>
                <table:data-pilot-member table:name="959,719971" table:display="true" table:show-details="true"/>
                <table:data-pilot-member table:name="959,72998" table:display="true" table:show-details="true"/>
                <table:data-pilot-member table:name="959,75" table:display="true" table:show-details="true"/>
                <table:data-pilot-member table:name="959,76001" table:display="true" table:show-details="true"/>
                <table:data-pilot-member table:name="959,77002" table:display="true" table:show-details="true"/>
                <table:data-pilot-member table:name="959,780029" table:display="true" table:show-details="true"/>
                <table:data-pilot-member table:name="959,789978" table:display="true" table:show-details="true"/>
                <table:data-pilot-member table:name="959,799988" table:display="true" table:show-details="true"/>
                <table:data-pilot-member table:name="959,809998" table:display="true" table:show-details="true"/>
                <table:data-pilot-member table:name="959,820007" table:display="true" table:show-details="true"/>
                <table:data-pilot-member table:name="959,830017" table:display="true" table:show-details="true"/>
                <table:data-pilot-member table:name="959,840027" table:display="true" table:show-details="true"/>
                <table:data-pilot-member table:name="959,849976" table:display="true" table:show-details="true"/>
                <table:data-pilot-member table:name="959,859985" table:display="true" table:show-details="true"/>
                <table:data-pilot-member table:name="959,869995" table:display="true" table:show-details="true"/>
                <table:data-pilot-member table:name="959,880005" table:display="true" table:show-details="true"/>
                <table:data-pilot-member table:name="959,890015" table:display="true" table:show-details="true"/>
                <table:data-pilot-member table:name="959,900024" table:display="true" table:show-details="true"/>
                <table:data-pilot-member table:name="959,919983" table:display="true" table:show-details="true"/>
                <table:data-pilot-member table:name="959,940002" table:display="true" table:show-details="true"/>
                <table:data-pilot-member table:name="959,950012" table:display="true" table:show-details="true"/>
                <table:data-pilot-member table:name="959,960022" table:display="true" table:show-details="true"/>
                <table:data-pilot-member table:name="959,969971" table:display="true" table:show-details="true"/>
                <table:data-pilot-member table:name="959,97998" table:display="true" table:show-details="true"/>
                <table:data-pilot-member table:name="960" table:display="true" table:show-details="true"/>
                <table:data-pilot-member table:name="960,02002" table:display="true" table:show-details="true"/>
                <table:data-pilot-member table:name="960,049988" table:display="true" table:show-details="true"/>
                <table:data-pilot-member table:name="960,070007" table:display="true" table:show-details="true"/>
                <table:data-pilot-member table:name="960,080017" table:display="true" table:show-details="true"/>
                <table:data-pilot-member table:name="960,099976" table:display="true" table:show-details="true"/>
                <table:data-pilot-member table:name="960,119995" table:display="true" table:show-details="true"/>
                <table:data-pilot-member table:name="960,140015" table:display="true" table:show-details="true"/>
                <table:data-pilot-member table:name="960,150024" table:display="true" table:show-details="true"/>
                <table:data-pilot-member table:name="960,190002" table:display="true" table:show-details="true"/>
                <table:data-pilot-member table:name="960,200012" table:display="true" table:show-details="true"/>
                <table:data-pilot-member table:name="960,210022" table:display="true" table:show-details="true"/>
                <table:data-pilot-member table:name="960,22998" table:display="true" table:show-details="true"/>
                <table:data-pilot-member table:name="960,23999" table:display="true" table:show-details="true"/>
                <table:data-pilot-member table:name="960,27002" table:display="true" table:show-details="true"/>
                <table:data-pilot-member table:name="960,309998" table:display="true" table:show-details="true"/>
                <table:data-pilot-member table:name="960,330017" table:display="true" table:show-details="true"/>
                <table:data-pilot-member table:name="960,349976" table:display="true" table:show-details="true"/>
                <table:data-pilot-member table:name="960,400024" table:display="true" table:show-details="true"/>
                <table:data-pilot-member table:name="960,409973" table:display="true" table:show-details="true"/>
                <table:data-pilot-member table:name="960,440002" table:display="true" table:show-details="true"/>
                <table:data-pilot-member table:name="960,51001" table:display="true" table:show-details="true"/>
                <table:data-pilot-member table:name="960,530029" table:display="true" table:show-details="true"/>
                <table:data-pilot-member table:name="960,609985" table:display="true" table:show-details="true"/>
                <table:data-pilot-member table:name="960,630005" table:display="true" table:show-details="true"/>
                <table:data-pilot-member table:name="960,669983" table:display="true" table:show-details="true"/>
                <table:data-pilot-member table:name="960,679993" table:display="true" table:show-details="true"/>
                <table:data-pilot-member table:name="960,710022" table:display="true" table:show-details="true"/>
                <table:data-pilot-member table:name="960,73999" table:display="true" table:show-details="true"/>
                <table:data-pilot-member table:name="960,830017" table:display="true" table:show-details="true"/>
                <table:data-pilot-member table:name="960,950012" table:display="true" table:show-details="true"/>
                <table:data-pilot-member table:name="961" table:display="true" table:show-details="true"/>
                <table:data-pilot-member table:name="961,02002" table:display="true" table:show-details="true"/>
                <table:data-pilot-member table:name="961,049988" table:display="true" table:show-details="true"/>
                <table:data-pilot-member table:name="961,109985" table:display="true" table:show-details="true"/>
                <table:data-pilot-member table:name="961,140015" table:display="true" table:show-details="true"/>
                <table:data-pilot-member table:name="961,22998" table:display="true" table:show-details="true"/>
                <table:data-pilot-member table:name="961,26001" table:display="true" table:show-details="true"/>
                <table:data-pilot-member table:name="961,289978" table:display="true" table:show-details="true"/>
                <table:data-pilot-member table:name="961,309998" table:display="true" table:show-details="true"/>
                <table:data-pilot-member table:name="961,340027" table:display="true" table:show-details="true"/>
                <table:data-pilot-member table:name="961,349976" table:display="true" table:show-details="true"/>
                <table:data-pilot-member table:name="961,400024" table:display="true" table:show-details="true"/>
                <table:data-pilot-member table:name="961,440002" table:display="true" table:show-details="true"/>
                <table:data-pilot-member table:name="961,450012" table:display="true" table:show-details="true"/>
                <table:data-pilot-member table:name="961,469971" table:display="true" table:show-details="true"/>
                <table:data-pilot-member table:name="961,47998" table:display="true" table:show-details="true"/>
                <table:data-pilot-member table:name="961,5" table:display="true" table:show-details="true"/>
                <table:data-pilot-member table:name="961,52002" table:display="true" table:show-details="true"/>
                <table:data-pilot-member table:name="961,530029" table:display="true" table:show-details="true"/>
                <table:data-pilot-member table:name="961,570007" table:display="true" table:show-details="true"/>
                <table:data-pilot-member table:name="961,590027" table:display="true" table:show-details="true"/>
                <table:data-pilot-member table:name="961,630005" table:display="true" table:show-details="true"/>
                <table:data-pilot-member table:name="961,640015" table:display="true" table:show-details="true"/>
                <table:data-pilot-member table:name="961,650024" table:display="true" table:show-details="true"/>
                <table:data-pilot-member table:name="961,669983" table:display="true" table:show-details="true"/>
                <table:data-pilot-member table:name="961,679993" table:display="true" table:show-details="true"/>
                <table:data-pilot-member table:name="961,690002" table:display="true" table:show-details="true"/>
                <table:data-pilot-member table:name="961,719971" table:display="true" table:show-details="true"/>
                <table:data-pilot-member table:name="961,72998" table:display="true" table:show-details="true"/>
                <table:data-pilot-member table:name="961,77002" table:display="true" table:show-details="true"/>
                <table:data-pilot-member table:name="961,780029" table:display="true" table:show-details="true"/>
                <table:data-pilot-member table:name="961,830017" table:display="true" table:show-details="true"/>
                <table:data-pilot-member table:name="961,859985" table:display="true" table:show-details="true"/>
                <table:data-pilot-member table:name="961,890015" table:display="true" table:show-details="true"/>
                <table:data-pilot-member table:name="961,950012" table:display="true" table:show-details="true"/>
                <table:data-pilot-member table:name="961,97998" table:display="true" table:show-details="true"/>
                <table:data-pilot-member table:name="962" table:display="true" table:show-details="true"/>
                <table:data-pilot-member table:name="962,169983" table:display="true" table:show-details="true"/>
                <table:data-pilot-member table:name="962,190002" table:display="true" table:show-details="true"/>
                <table:data-pilot-member table:name="962,280029" table:display="true" table:show-details="true"/>
                <table:data-pilot-member table:name="962,340027" table:display="true" table:show-details="true"/>
                <table:data-pilot-member table:name="962,349976" table:display="true" table:show-details="true"/>
                <table:data-pilot-member table:name="962,400024" table:display="true" table:show-details="true"/>
                <table:data-pilot-member table:name="962,51001" table:display="true" table:show-details="true"/>
                <table:data-pilot-member table:name="962,530029" table:display="true" table:show-details="true"/>
                <table:data-pilot-member table:name="962,549988" table:display="true" table:show-details="true"/>
                <table:data-pilot-member table:name="962,580017" table:display="true" table:show-details="true"/>
                <table:data-pilot-member table:name="962,590027" table:display="true" table:show-details="true"/>
                <table:data-pilot-member table:name="962,630005" table:display="true" table:show-details="true"/>
                <table:data-pilot-member table:name="962,76001" table:display="true" table:show-details="true"/>
                <table:data-pilot-member table:name="962,820007" table:display="true" table:show-details="true"/>
                <table:data-pilot-member table:name="962,859985" table:display="true" table:show-details="true"/>
                <table:data-pilot-member table:name="962,880005" table:display="true" table:show-details="true"/>
                <table:data-pilot-member table:name="962,909973" table:display="true" table:show-details="true"/>
                <table:data-pilot-member table:name="962,940002" table:display="true" table:show-details="true"/>
                <table:data-pilot-member table:name="962,97998" table:display="true" table:show-details="true"/>
                <table:data-pilot-member table:name="963,01001" table:display="true" table:show-details="true"/>
                <table:data-pilot-member table:name="963,030029" table:display="true" table:show-details="true"/>
                <table:data-pilot-member table:name="963,059998" table:display="true" table:show-details="true"/>
                <table:data-pilot-member table:name="963,090027" table:display="true" table:show-details="true"/>
                <table:data-pilot-member table:name="963,119995" table:display="true" table:show-details="true"/>
                <table:data-pilot-member table:name="963,130005" table:display="true" table:show-details="true"/>
                <table:data-pilot-member table:name="963,159973" table:display="true" table:show-details="true"/>
                <table:data-pilot-member table:name="963,169983" table:display="true" table:show-details="true"/>
                <table:data-pilot-member table:name="963,25" table:display="true" table:show-details="true"/>
                <table:data-pilot-member table:name="963,299988" table:display="true" table:show-details="true"/>
                <table:data-pilot-member table:name="963,369995" table:display="true" table:show-details="true"/>
                <table:data-pilot-member table:name="963,380005" table:display="true" table:show-details="true"/>
                <table:data-pilot-member table:name="963,390015" table:display="true" table:show-details="true"/>
                <table:data-pilot-member table:name="963,450012" table:display="true" table:show-details="true"/>
                <table:data-pilot-member table:name="963,460022" table:display="true" table:show-details="true"/>
                <table:data-pilot-member table:name="963,469971" table:display="true" table:show-details="true"/>
                <table:data-pilot-member table:name="963,5" table:display="true" table:show-details="true"/>
                <table:data-pilot-member table:name="963,530029" table:display="true" table:show-details="true"/>
                <table:data-pilot-member table:name="963,570007" table:display="true" table:show-details="true"/>
                <table:data-pilot-member table:name="963,580017" table:display="true" table:show-details="true"/>
                <table:data-pilot-member table:name="963,590027" table:display="true" table:show-details="true"/>
                <table:data-pilot-member table:name="963,599976" table:display="true" table:show-details="true"/>
                <table:data-pilot-member table:name="963,659973" table:display="true" table:show-details="true"/>
                <table:data-pilot-member table:name="963,679993" table:display="true" table:show-details="true"/>
                <table:data-pilot-member table:name="963,710022" table:display="true" table:show-details="true"/>
                <table:data-pilot-member table:name="963,719971" table:display="true" table:show-details="true"/>
                <table:data-pilot-member table:name="963,840027" table:display="true" table:show-details="true"/>
                <table:data-pilot-member table:name="963,890015" table:display="true" table:show-details="true"/>
                <table:data-pilot-member table:name="964" table:display="true" table:show-details="true"/>
                <table:data-pilot-member table:name="964,159973" table:display="true" table:show-details="true"/>
                <table:data-pilot-member table:name="964,210022" table:display="true" table:show-details="true"/>
                <table:data-pilot-member table:name="964,22998" table:display="true" table:show-details="true"/>
                <table:data-pilot-member table:name="964,289978" table:display="true" table:show-details="true"/>
                <table:data-pilot-member table:name="964,309998" table:display="true" table:show-details="true"/>
                <table:data-pilot-member table:name="964,349976" table:display="true" table:show-details="true"/>
                <table:data-pilot-member table:name="964,380005" table:display="true" table:show-details="true"/>
                <table:data-pilot-member table:name="964,390015" table:display="true" table:show-details="true"/>
                <table:data-pilot-member table:name="964,460022" table:display="true" table:show-details="true"/>
                <table:data-pilot-member table:name="964,47998" table:display="true" table:show-details="true"/>
                <table:data-pilot-member table:name="964,539978" table:display="true" table:show-details="true"/>
                <table:data-pilot-member table:name="964,549988" table:display="true" table:show-details="true"/>
                <table:data-pilot-member table:name="964,599976" table:display="true" table:show-details="true"/>
                <table:data-pilot-member table:name="964,609985" table:display="true" table:show-details="true"/>
                <table:data-pilot-member table:name="964,630005" table:display="true" table:show-details="true"/>
                <table:data-pilot-member table:name="964,710022" table:display="true" table:show-details="true"/>
                <table:data-pilot-member table:name="964,73999" table:display="true" table:show-details="true"/>
                <table:data-pilot-member table:name="964,75" table:display="true" table:show-details="true"/>
                <table:data-pilot-member table:name="964,76001" table:display="true" table:show-details="true"/>
                <table:data-pilot-member table:name="964,789978" table:display="true" table:show-details="true"/>
                <table:data-pilot-member table:name="964,830017" table:display="true" table:show-details="true"/>
                <table:data-pilot-member table:name="964,890015" table:display="true" table:show-details="true"/>
                <table:data-pilot-member table:name="964,909973" table:display="true" table:show-details="true"/>
                <table:data-pilot-member table:name="964,98999" table:display="true" table:show-details="true"/>
                <table:data-pilot-member table:name="965" table:display="true" table:show-details="true"/>
                <table:data-pilot-member table:name="965,02002" table:display="true" table:show-details="true"/>
                <table:data-pilot-member table:name="965,109985" table:display="true" table:show-details="true"/>
                <table:data-pilot-member table:name="965,119995" table:display="true" table:show-details="true"/>
                <table:data-pilot-member table:name="965,140015" table:display="true" table:show-details="true"/>
                <table:data-pilot-member table:name="965,159973" table:display="true" table:show-details="true"/>
                <table:data-pilot-member table:name="965,23999" table:display="true" table:show-details="true"/>
                <table:data-pilot-member table:name="965,26001" table:display="true" table:show-details="true"/>
                <table:data-pilot-member table:name="965,280029" table:display="true" table:show-details="true"/>
                <table:data-pilot-member table:name="965,309998" table:display="true" table:show-details="true"/>
                <table:data-pilot-member table:name="965,320007" table:display="true" table:show-details="true"/>
                <table:data-pilot-member table:name="965,390015" table:display="true" table:show-details="true"/>
                <table:data-pilot-member table:name="965,429993" table:display="true" table:show-details="true"/>
                <table:data-pilot-member table:name="965,469971" table:display="true" table:show-details="true"/>
                <table:data-pilot-member table:name="965,47998" table:display="true" table:show-details="true"/>
                <table:data-pilot-member table:name="965,48999" table:display="true" table:show-details="true"/>
                <table:data-pilot-member table:name="965,5" table:display="true" table:show-details="true"/>
                <table:data-pilot-member table:name="965,52002" table:display="true" table:show-details="true"/>
                <table:data-pilot-member table:name="965,580017" table:display="true" table:show-details="true"/>
                <table:data-pilot-member table:name="965,599976" table:display="true" table:show-details="true"/>
                <table:data-pilot-member table:name="965,619995" table:display="true" table:show-details="true"/>
                <table:data-pilot-member table:name="965,650024" table:display="true" table:show-details="true"/>
                <table:data-pilot-member table:name="965,710022" table:display="true" table:show-details="true"/>
                <table:data-pilot-member table:name="965,719971" table:display="true" table:show-details="true"/>
                <table:data-pilot-member table:name="965,75" table:display="true" table:show-details="true"/>
                <table:data-pilot-member table:name="965,780029" table:display="true" table:show-details="true"/>
                <table:data-pilot-member table:name="965,789978" table:display="true" table:show-details="true"/>
                <table:data-pilot-member table:name="965,799988" table:display="true" table:show-details="true"/>
                <table:data-pilot-member table:name="965,830017" table:display="true" table:show-details="true"/>
                <table:data-pilot-member table:name="965,849976" table:display="true" table:show-details="true"/>
                <table:data-pilot-member table:name="965,859985" table:display="true" table:show-details="true"/>
                <table:data-pilot-member table:name="965,869995" table:display="true" table:show-details="true"/>
                <table:data-pilot-member table:name="965,880005" table:display="true" table:show-details="true"/>
                <table:data-pilot-member table:name="965,890015" table:display="true" table:show-details="true"/>
                <table:data-pilot-member table:name="965,900024" table:display="true" table:show-details="true"/>
                <table:data-pilot-member table:name="965,909973" table:display="true" table:show-details="true"/>
                <table:data-pilot-member table:name="965,919983" table:display="true" table:show-details="true"/>
                <table:data-pilot-member table:name="965,929993" table:display="true" table:show-details="true"/>
                <table:data-pilot-member table:name="965,960022" table:display="true" table:show-details="true"/>
                <table:data-pilot-member table:name="965,969971" table:display="true" table:show-details="true"/>
                <table:data-pilot-member table:name="965,97998" table:display="true" table:show-details="true"/>
                <table:data-pilot-member table:name="965,98999" table:display="true" table:show-details="true"/>
                <table:data-pilot-member table:name="966" table:display="true" table:show-details="true"/>
                <table:data-pilot-member table:name="966,01001" table:display="true" table:show-details="true"/>
                <table:data-pilot-member table:name="966,030029" table:display="true" table:show-details="true"/>
                <table:data-pilot-member table:name="966,039978" table:display="true" table:show-details="true"/>
                <table:data-pilot-member table:name="966,049988" table:display="true" table:show-details="true"/>
                <table:data-pilot-member table:name="966,090027" table:display="true" table:show-details="true"/>
                <table:data-pilot-member table:name="966,099976" table:display="true" table:show-details="true"/>
                <table:data-pilot-member table:name="966,150024" table:display="true" table:show-details="true"/>
                <table:data-pilot-member table:name="966,159973" table:display="true" table:show-details="true"/>
                <table:data-pilot-member table:name="966,169983" table:display="true" table:show-details="true"/>
                <table:data-pilot-member table:name="966,179993" table:display="true" table:show-details="true"/>
                <table:data-pilot-member table:name="966,200012" table:display="true" table:show-details="true"/>
                <table:data-pilot-member table:name="966,210022" table:display="true" table:show-details="true"/>
                <table:data-pilot-member table:name="966,22998" table:display="true" table:show-details="true"/>
                <table:data-pilot-member table:name="966,23999" table:display="true" table:show-details="true"/>
                <table:data-pilot-member table:name="966,26001" table:display="true" table:show-details="true"/>
                <table:data-pilot-member table:name="966,280029" table:display="true" table:show-details="true"/>
                <table:data-pilot-member table:name="966,289978" table:display="true" table:show-details="true"/>
                <table:data-pilot-member table:name="966,320007" table:display="true" table:show-details="true"/>
                <table:data-pilot-member table:name="966,330017" table:display="true" table:show-details="true"/>
                <table:data-pilot-member table:name="966,340027" table:display="true" table:show-details="true"/>
                <table:data-pilot-member table:name="966,349976" table:display="true" table:show-details="true"/>
                <table:data-pilot-member table:name="966,369995" table:display="true" table:show-details="true"/>
                <table:data-pilot-member table:name="966,400024" table:display="true" table:show-details="true"/>
                <table:data-pilot-member table:name="966,409973" table:display="true" table:show-details="true"/>
                <table:data-pilot-member table:name="966,419983" table:display="true" table:show-details="true"/>
                <table:data-pilot-member table:name="966,450012" table:display="true" table:show-details="true"/>
                <table:data-pilot-member table:name="966,469971" table:display="true" table:show-details="true"/>
                <table:data-pilot-member table:name="966,47998" table:display="true" table:show-details="true"/>
                <table:data-pilot-member table:name="966,48999" table:display="true" table:show-details="true"/>
                <table:data-pilot-member table:name="966,5" table:display="true" table:show-details="true"/>
                <table:data-pilot-member table:name="966,51001" table:display="true" table:show-details="true"/>
                <table:data-pilot-member table:name="966,52002" table:display="true" table:show-details="true"/>
                <table:data-pilot-member table:name="966,530029" table:display="true" table:show-details="true"/>
                <table:data-pilot-member table:name="966,539978" table:display="true" table:show-details="true"/>
                <table:data-pilot-member table:name="966,549988" table:display="true" table:show-details="true"/>
                <table:data-pilot-member table:name="966,559998" table:display="true" table:show-details="true"/>
                <table:data-pilot-member table:name="966,570007" table:display="true" table:show-details="true"/>
                <table:data-pilot-member table:name="966,580017" table:display="true" table:show-details="true"/>
                <table:data-pilot-member table:name="966,590027" table:display="true" table:show-details="true"/>
                <table:data-pilot-member table:name="966,599976" table:display="true" table:show-details="true"/>
                <table:data-pilot-member table:name="966,609985" table:display="true" table:show-details="true"/>
                <table:data-pilot-member table:name="966,619995" table:display="true" table:show-details="true"/>
                <table:data-pilot-member table:name="966,630005" table:display="true" table:show-details="true"/>
                <table:data-pilot-member table:name="966,640015" table:display="true" table:show-details="true"/>
                <table:data-pilot-member table:name="966,650024" table:display="true" table:show-details="true"/>
                <table:data-pilot-member table:name="966,659973" table:display="true" table:show-details="true"/>
                <table:data-pilot-member table:name="966,669983" table:display="true" table:show-details="true"/>
                <table:data-pilot-member table:name="966,690002" table:display="true" table:show-details="true"/>
                <table:data-pilot-member table:name="966,710022" table:display="true" table:show-details="true"/>
                <table:data-pilot-member table:name="966,719971" table:display="true" table:show-details="true"/>
                <table:data-pilot-member table:name="966,72998" table:display="true" table:show-details="true"/>
                <table:data-pilot-member table:name="966,75" table:display="true" table:show-details="true"/>
                <table:data-pilot-member table:name="966,780029" table:display="true" table:show-details="true"/>
                <table:data-pilot-member table:name="966,789978" table:display="true" table:show-details="true"/>
                <table:data-pilot-member table:name="966,859985" table:display="true" table:show-details="true"/>
                <table:data-pilot-member table:name="966,97998" table:display="true" table:show-details="true"/>
                <table:data-pilot-member table:name="967,090027" table:display="true" table:show-details="true"/>
                <table:data-pilot-member table:name="967,190002" table:display="true" table:show-details="true"/>
                <table:data-pilot-member table:name="967,349976" table:display="true" table:show-details="true"/>
                <table:data-pilot-member table:name="967,469971" table:display="true" table:show-details="true"/>
                <table:data-pilot-member table:name="967,599976" table:display="true" table:show-details="true"/>
                <table:data-pilot-member table:name="967,719971" table:display="true" table:show-details="true"/>
                <table:data-pilot-member table:name="967,840027" table:display="true" table:show-details="true"/>
                <table:data-pilot-member table:name="967,940002" table:display="true" table:show-details="true"/>
                <table:data-pilot-member table:name="968,070007" table:display="true" table:show-details="true"/>
                <table:data-pilot-member table:name="968,390015" table:display="true" table:show-details="true"/>
                <table:data-pilot-member table:name="968,429993" table:display="true" table:show-details="true"/>
                <table:data-pilot-member table:name="968,440002" table:display="true" table:show-details="true"/>
                <table:data-pilot-member table:name="968,48999" table:display="true" table:show-details="true"/>
                <table:data-pilot-member table:name="968,679993" table:display="true" table:show-details="true"/>
                <table:data-pilot-member table:name="968,72998" table:display="true" table:show-details="true"/>
                <table:data-pilot-member table:name="968,859985" table:display="true" table:show-details="true"/>
                <table:data-pilot-member table:name="968,890015" table:display="true" table:show-details="true"/>
                <table:data-pilot-member table:name="968,900024" table:display="true" table:show-details="true"/>
                <table:data-pilot-member table:name="968,960022" table:display="true" table:show-details="true"/>
                <table:data-pilot-member table:name="968,969971" table:display="true" table:show-details="true"/>
                <table:data-pilot-member table:name="969,049988" table:display="true" table:show-details="true"/>
                <table:data-pilot-member table:name="969,080017" table:display="true" table:show-details="true"/>
                <table:data-pilot-member table:name="969,090027" table:display="true" table:show-details="true"/>
                <table:data-pilot-member table:name="969,109985" table:display="true" table:show-details="true"/>
                <table:data-pilot-member table:name="969,150024" table:display="true" table:show-details="true"/>
                <table:data-pilot-member table:name="969,179993" table:display="true" table:show-details="true"/>
                <table:data-pilot-member table:name="969,190002" table:display="true" table:show-details="true"/>
                <table:data-pilot-member table:name="969,200012" table:display="true" table:show-details="true"/>
                <table:data-pilot-member table:name="969,210022" table:display="true" table:show-details="true"/>
                <table:data-pilot-member table:name="969,22998" table:display="true" table:show-details="true"/>
                <table:data-pilot-member table:name="969,25" table:display="true" table:show-details="true"/>
                <table:data-pilot-member table:name="969,26001" table:display="true" table:show-details="true"/>
                <table:data-pilot-member table:name="969,309998" table:display="true" table:show-details="true"/>
                <table:data-pilot-member table:name="969,400024" table:display="true" table:show-details="true"/>
                <table:data-pilot-member table:name="969,419983" table:display="true" table:show-details="true"/>
                <table:data-pilot-member table:name="969,440002" table:display="true" table:show-details="true"/>
                <table:data-pilot-member table:name="969,48999" table:display="true" table:show-details="true"/>
                <table:data-pilot-member table:name="969,5" table:display="true" table:show-details="true"/>
                <table:data-pilot-member table:name="969,51001" table:display="true" table:show-details="true"/>
                <table:data-pilot-member table:name="969,52002" table:display="true" table:show-details="true"/>
                <table:data-pilot-member table:name="969,530029" table:display="true" table:show-details="true"/>
                <table:data-pilot-member table:name="969,539978" table:display="true" table:show-details="true"/>
                <table:data-pilot-member table:name="969,549988" table:display="true" table:show-details="true"/>
                <table:data-pilot-member table:name="969,650024" table:display="true" table:show-details="true"/>
                <table:data-pilot-member table:name="969,73999" table:display="true" table:show-details="true"/>
                <table:data-pilot-member table:name="969,76001" table:display="true" table:show-details="true"/>
                <table:data-pilot-member table:name="969,780029" table:display="true" table:show-details="true"/>
                <table:data-pilot-member table:name="970,049988" table:display="true" table:show-details="true"/>
                <table:data-pilot-member table:name="970,140015" table:display="true" table:show-details="true"/>
                <table:data-pilot-member table:name="970,26001" table:display="true" table:show-details="true"/>
                <table:data-pilot-member table:name="970,409973" table:display="true" table:show-details="true"/>
                <table:data-pilot-member table:name="970,570007" table:display="true" table:show-details="true"/>
                <table:data-pilot-member table:name="970,75" table:display="true" table:show-details="true"/>
                <table:data-pilot-member table:name="970,950012" table:display="true" table:show-details="true"/>
                <table:data-pilot-member table:name="971,059998" table:display="true" table:show-details="true"/>
                <table:data-pilot-member table:name="971,109985" table:display="true" table:show-details="true"/>
                <table:data-pilot-member table:name="971,25" table:display="true" table:show-details="true"/>
                <table:data-pilot-member table:name="971,51001" table:display="true" table:show-details="true"/>
                <table:data-pilot-member table:name="971,619995" table:display="true" table:show-details="true"/>
                <table:data-pilot-member table:name="971,710022" table:display="true" table:show-details="true"/>
                <table:data-pilot-member table:name="971,900024" table:display="true" table:show-details="true"/>
                <table:data-pilot-member table:name="971,950012" table:display="true" table:show-details="true"/>
                <table:data-pilot-member table:name="972,030029" table:display="true" table:show-details="true"/>
                <table:data-pilot-member table:name="972,059998" table:display="true" table:show-details="true"/>
                <table:data-pilot-member table:name="972,190002" table:display="true" table:show-details="true"/>
                <table:data-pilot-member table:name="972,23999" table:display="true" table:show-details="true"/>
                <table:data-pilot-member table:name="972,27002" table:display="true" table:show-details="true"/>
                <table:data-pilot-member table:name="972,340027" table:display="true" table:show-details="true"/>
                <table:data-pilot-member table:name="972,349976" table:display="true" table:show-details="true"/>
                <table:data-pilot-member table:name="972,359985" table:display="true" table:show-details="true"/>
                <table:data-pilot-member table:name="972,380005" table:display="true" table:show-details="true"/>
                <table:data-pilot-member table:name="972,390015" table:display="true" table:show-details="true"/>
                <table:data-pilot-member table:name="972,440002" table:display="true" table:show-details="true"/>
                <table:data-pilot-member table:name="972,450012" table:display="true" table:show-details="true"/>
                <table:data-pilot-member table:name="972,469971" table:display="true" table:show-details="true"/>
                <table:data-pilot-member table:name="972,47998" table:display="true" table:show-details="true"/>
                <table:data-pilot-member table:name="972,52002" table:display="true" table:show-details="true"/>
                <table:data-pilot-member table:name="972,539978" table:display="true" table:show-details="true"/>
                <table:data-pilot-member table:name="972,549988" table:display="true" table:show-details="true"/>
                <table:data-pilot-member table:name="972,570007" table:display="true" table:show-details="true"/>
                <table:data-pilot-member table:name="972,580017" table:display="true" table:show-details="true"/>
                <table:data-pilot-member table:name="972,599976" table:display="true" table:show-details="true"/>
                <table:data-pilot-member table:name="972,619995" table:display="true" table:show-details="true"/>
                <table:data-pilot-member table:name="972,640015" table:display="true" table:show-details="true"/>
                <table:data-pilot-member table:name="972,650024" table:display="true" table:show-details="true"/>
                <table:data-pilot-member table:name="972,659973" table:display="true" table:show-details="true"/>
                <table:data-pilot-member table:name="972,669983" table:display="true" table:show-details="true"/>
                <table:data-pilot-member table:name="972,679993" table:display="true" table:show-details="true"/>
                <table:data-pilot-member table:name="972,690002" table:display="true" table:show-details="true"/>
                <table:data-pilot-member table:name="972,700012" table:display="true" table:show-details="true"/>
                <table:data-pilot-member table:name="972,710022" table:display="true" table:show-details="true"/>
                <table:data-pilot-member table:name="972,719971" table:display="true" table:show-details="true"/>
                <table:data-pilot-member table:name="972,72998" table:display="true" table:show-details="true"/>
                <table:data-pilot-member table:name="972,73999" table:display="true" table:show-details="true"/>
                <table:data-pilot-member table:name="972,75" table:display="true" table:show-details="true"/>
                <table:data-pilot-member table:name="972,77002" table:display="true" table:show-details="true"/>
                <table:data-pilot-member table:name="972,780029" table:display="true" table:show-details="true"/>
                <table:data-pilot-member table:name="972,789978" table:display="true" table:show-details="true"/>
                <table:data-pilot-member table:name="972,799988" table:display="true" table:show-details="true"/>
                <table:data-pilot-member table:name="972,809998" table:display="true" table:show-details="true"/>
                <table:data-pilot-member table:name="972,830017" table:display="true" table:show-details="true"/>
                <table:data-pilot-member table:name="972,849976" table:display="true" table:show-details="true"/>
                <table:data-pilot-member table:name="972,869995" table:display="true" table:show-details="true"/>
                <table:data-pilot-member table:name="972,880005" table:display="true" table:show-details="true"/>
                <table:data-pilot-member table:name="972,890015" table:display="true" table:show-details="true"/>
                <table:data-pilot-member table:name="972,900024" table:display="true" table:show-details="true"/>
                <table:data-pilot-member table:name="972,909973" table:display="true" table:show-details="true"/>
                <table:data-pilot-member table:name="972,929993" table:display="true" table:show-details="true"/>
                <table:data-pilot-member table:name="972,940002" table:display="true" table:show-details="true"/>
                <table:data-pilot-member table:name="972,950012" table:display="true" table:show-details="true"/>
                <table:data-pilot-member table:name="972,960022" table:display="true" table:show-details="true"/>
                <table:data-pilot-member table:name="973,01001" table:display="true" table:show-details="true"/>
                <table:data-pilot-member table:name="973,02002" table:display="true" table:show-details="true"/>
                <table:data-pilot-member table:name="973,030029" table:display="true" table:show-details="true"/>
                <table:data-pilot-member table:name="973,039978" table:display="true" table:show-details="true"/>
                <table:data-pilot-member table:name="973,049988" table:display="true" table:show-details="true"/>
                <table:data-pilot-member table:name="973,080017" table:display="true" table:show-details="true"/>
                <table:data-pilot-member table:name="973,109985" table:display="true" table:show-details="true"/>
                <table:data-pilot-member table:name="973,200012" table:display="true" table:show-details="true"/>
                <table:data-pilot-member table:name="973,359985" table:display="true" table:show-details="true"/>
                <table:data-pilot-member table:name="973,390015" table:display="true" table:show-details="true"/>
                <table:data-pilot-member table:name="973,409973" table:display="true" table:show-details="true"/>
                <table:data-pilot-member table:name="973,450012" table:display="true" table:show-details="true"/>
                <table:data-pilot-member table:name="973,539978" table:display="true" table:show-details="true"/>
                <table:data-pilot-member table:name="973,580017" table:display="true" table:show-details="true"/>
                <table:data-pilot-member table:name="973,619995" table:display="true" table:show-details="true"/>
                <table:data-pilot-member table:name="973,659973" table:display="true" table:show-details="true"/>
                <table:data-pilot-member table:name="973,679993" table:display="true" table:show-details="true"/>
                <table:data-pilot-member table:name="973,710022" table:display="true" table:show-details="true"/>
                <table:data-pilot-member table:name="973,77002" table:display="true" table:show-details="true"/>
                <table:data-pilot-member table:name="973,849976" table:display="true" table:show-details="true"/>
                <table:data-pilot-member table:name="974,0800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e0" table:orientation="data" table:used-hierarchy="0" table:function="average">
            <table:data-pilot-level table:show-empty="false" calcext:repeat-item-labels="false">
              <table:data-pilot-members>
                <table:data-pilot-member table:name="213" table:display="true" table:show-details="true"/>
                <table:data-pilot-member table:name="232,34375" table:display="true" table:show-details="true"/>
                <table:data-pilot-member table:name="232,71875" table:display="true" table:show-details="true"/>
                <table:data-pilot-member table:name="233,875" table:display="true" table:show-details="true"/>
                <table:data-pilot-member table:name="233,9375" table:display="true" table:show-details="true"/>
                <table:data-pilot-member table:name="234,9375" table:display="true" table:show-details="true"/>
                <table:data-pilot-member table:name="235" table:display="true" table:show-details="true"/>
                <table:data-pilot-member table:name="235,1875" table:display="true" table:show-details="true"/>
                <table:data-pilot-member table:name="235,375" table:display="true" table:show-details="true"/>
                <table:data-pilot-member table:name="235,46875" table:display="true" table:show-details="true"/>
                <table:data-pilot-member table:name="235,625" table:display="true" table:show-details="true"/>
                <table:data-pilot-member table:name="235,65625" table:display="true" table:show-details="true"/>
                <table:data-pilot-member table:name="235,75" table:display="true" table:show-details="true"/>
                <table:data-pilot-member table:name="235,875" table:display="true" table:show-details="true"/>
                <table:data-pilot-member table:name="236,3125" table:display="true" table:show-details="true"/>
                <table:data-pilot-member table:name="236,34375" table:display="true" table:show-details="true"/>
                <table:data-pilot-member table:name="236,375" table:display="true" table:show-details="true"/>
                <table:data-pilot-member table:name="236,4375" table:display="true" table:show-details="true"/>
                <table:data-pilot-member table:name="236,46875" table:display="true" table:show-details="true"/>
                <table:data-pilot-member table:name="236,625" table:display="true" table:show-details="true"/>
                <table:data-pilot-member table:name="236,71875" table:display="true" table:show-details="true"/>
                <table:data-pilot-member table:name="236,8125" table:display="true" table:show-details="true"/>
                <table:data-pilot-member table:name="236,84375" table:display="true" table:show-details="true"/>
                <table:data-pilot-member table:name="237,0625" table:display="true" table:show-details="true"/>
                <table:data-pilot-member table:name="237,09375" table:display="true" table:show-details="true"/>
                <table:data-pilot-member table:name="237,15625" table:display="true" table:show-details="true"/>
                <table:data-pilot-member table:name="237,21875" table:display="true" table:show-details="true"/>
                <table:data-pilot-member table:name="237,28125" table:display="true" table:show-details="true"/>
                <table:data-pilot-member table:name="237,34375" table:display="true" table:show-details="true"/>
                <table:data-pilot-member table:name="237,40625" table:display="true" table:show-details="true"/>
                <table:data-pilot-member table:name="237,4375" table:display="true" table:show-details="true"/>
                <table:data-pilot-member table:name="237,46875" table:display="true" table:show-details="true"/>
                <table:data-pilot-member table:name="237,5" table:display="true" table:show-details="true"/>
                <table:data-pilot-member table:name="237,53125" table:display="true" table:show-details="true"/>
                <table:data-pilot-member table:name="237,8125" table:display="true" table:show-details="true"/>
                <table:data-pilot-member table:name="237,84375" table:display="true" table:show-details="true"/>
                <table:data-pilot-member table:name="237,875" table:display="true" table:show-details="true"/>
                <table:data-pilot-member table:name="237,90625" table:display="true" table:show-details="true"/>
                <table:data-pilot-member table:name="237,9375" table:display="true" table:show-details="true"/>
                <table:data-pilot-member table:name="237,96875" table:display="true" table:show-details="true"/>
                <table:data-pilot-member table:name="238,03125" table:display="true" table:show-details="true"/>
                <table:data-pilot-member table:name="238,09375" table:display="true" table:show-details="true"/>
                <table:data-pilot-member table:name="238,125" table:display="true" table:show-details="true"/>
                <table:data-pilot-member table:name="238,15625" table:display="true" table:show-details="true"/>
                <table:data-pilot-member table:name="238,1875" table:display="true" table:show-details="true"/>
                <table:data-pilot-member table:name="238,3125" table:display="true" table:show-details="true"/>
                <table:data-pilot-member table:name="238,34375" table:display="true" table:show-details="true"/>
                <table:data-pilot-member table:name="238,375" table:display="true" table:show-details="true"/>
                <table:data-pilot-member table:name="238,40625" table:display="true" table:show-details="true"/>
                <table:data-pilot-member table:name="238,46875" table:display="true" table:show-details="true"/>
                <table:data-pilot-member table:name="238,5" table:display="true" table:show-details="true"/>
                <table:data-pilot-member table:name="238,53125" table:display="true" table:show-details="true"/>
                <table:data-pilot-member table:name="238,5625" table:display="true" table:show-details="true"/>
                <table:data-pilot-member table:name="238,625" table:display="true" table:show-details="true"/>
                <table:data-pilot-member table:name="238,65625" table:display="true" table:show-details="true"/>
                <table:data-pilot-member table:name="238,75" table:display="true" table:show-details="true"/>
                <table:data-pilot-member table:name="238,84375" table:display="true" table:show-details="true"/>
                <table:data-pilot-member table:name="238,90625" table:display="true" table:show-details="true"/>
                <table:data-pilot-member table:name="239" table:display="true" table:show-details="true"/>
                <table:data-pilot-member table:name="239,03125" table:display="true" table:show-details="true"/>
                <table:data-pilot-member table:name="239,0625" table:display="true" table:show-details="true"/>
                <table:data-pilot-member table:name="239,09375" table:display="true" table:show-details="true"/>
                <table:data-pilot-member table:name="239,15625" table:display="true" table:show-details="true"/>
                <table:data-pilot-member table:name="239,1875" table:display="true" table:show-details="true"/>
                <table:data-pilot-member table:name="239,21875" table:display="true" table:show-details="true"/>
                <table:data-pilot-member table:name="239,25" table:display="true" table:show-details="true"/>
                <table:data-pilot-member table:name="239,28125" table:display="true" table:show-details="true"/>
                <table:data-pilot-member table:name="239,40625" table:display="true" table:show-details="true"/>
                <table:data-pilot-member table:name="239,4375" table:display="true" table:show-details="true"/>
                <table:data-pilot-member table:name="239,46875" table:display="true" table:show-details="true"/>
                <table:data-pilot-member table:name="239,5" table:display="true" table:show-details="true"/>
                <table:data-pilot-member table:name="239,53125" table:display="true" table:show-details="true"/>
                <table:data-pilot-member table:name="239,5625" table:display="true" table:show-details="true"/>
                <table:data-pilot-member table:name="239,59375" table:display="true" table:show-details="true"/>
                <table:data-pilot-member table:name="239,625" table:display="true" table:show-details="true"/>
                <table:data-pilot-member table:name="239,65625" table:display="true" table:show-details="true"/>
                <table:data-pilot-member table:name="239,71875" table:display="true" table:show-details="true"/>
                <table:data-pilot-member table:name="239,75" table:display="true" table:show-details="true"/>
                <table:data-pilot-member table:name="239,78125" table:display="true" table:show-details="true"/>
                <table:data-pilot-member table:name="239,8125" table:display="true" table:show-details="true"/>
                <table:data-pilot-member table:name="239,84375" table:display="true" table:show-details="true"/>
                <table:data-pilot-member table:name="239,875" table:display="true" table:show-details="true"/>
                <table:data-pilot-member table:name="239,90625" table:display="true" table:show-details="true"/>
                <table:data-pilot-member table:name="239,9375" table:display="true" table:show-details="true"/>
                <table:data-pilot-member table:name="239,96875" table:display="true" table:show-details="true"/>
                <table:data-pilot-member table:name="240" table:display="true" table:show-details="true"/>
                <table:data-pilot-member table:name="240,03125" table:display="true" table:show-details="true"/>
                <table:data-pilot-member table:name="240,0625" table:display="true" table:show-details="true"/>
                <table:data-pilot-member table:name="240,09375" table:display="true" table:show-details="true"/>
                <table:data-pilot-member table:name="240,125" table:display="true" table:show-details="true"/>
                <table:data-pilot-member table:name="240,15625" table:display="true" table:show-details="true"/>
                <table:data-pilot-member table:name="240,1875" table:display="true" table:show-details="true"/>
                <table:data-pilot-member table:name="240,21875" table:display="true" table:show-details="true"/>
                <table:data-pilot-member table:name="240,25" table:display="true" table:show-details="true"/>
                <table:data-pilot-member table:name="240,28125" table:display="true" table:show-details="true"/>
                <table:data-pilot-member table:name="240,3125" table:display="true" table:show-details="true"/>
                <table:data-pilot-member table:name="240,34375" table:display="true" table:show-details="true"/>
                <table:data-pilot-member table:name="240,375" table:display="true" table:show-details="true"/>
                <table:data-pilot-member table:name="240,40625" table:display="true" table:show-details="true"/>
                <table:data-pilot-member table:name="240,4375" table:display="true" table:show-details="true"/>
                <table:data-pilot-member table:name="240,46875" table:display="true" table:show-details="true"/>
                <table:data-pilot-member table:name="240,5" table:display="true" table:show-details="true"/>
                <table:data-pilot-member table:name="240,53125" table:display="true" table:show-details="true"/>
                <table:data-pilot-member table:name="240,5625" table:display="true" table:show-details="true"/>
                <table:data-pilot-member table:name="240,59375" table:display="true" table:show-details="true"/>
                <table:data-pilot-member table:name="240,625" table:display="true" table:show-details="true"/>
                <table:data-pilot-member table:name="240,65625" table:display="true" table:show-details="true"/>
                <table:data-pilot-member table:name="240,6875" table:display="true" table:show-details="true"/>
                <table:data-pilot-member table:name="240,71875" table:display="true" table:show-details="true"/>
                <table:data-pilot-member table:name="240,75" table:display="true" table:show-details="true"/>
                <table:data-pilot-member table:name="240,78125" table:display="true" table:show-details="true"/>
                <table:data-pilot-member table:name="240,8125" table:display="true" table:show-details="true"/>
                <table:data-pilot-member table:name="240,84375" table:display="true" table:show-details="true"/>
                <table:data-pilot-member table:name="240,875" table:display="true" table:show-details="true"/>
                <table:data-pilot-member table:name="240,90625" table:display="true" table:show-details="true"/>
                <table:data-pilot-member table:name="240,9375" table:display="true" table:show-details="true"/>
                <table:data-pilot-member table:name="240,96875" table:display="true" table:show-details="true"/>
                <table:data-pilot-member table:name="241" table:display="true" table:show-details="true"/>
                <table:data-pilot-member table:name="241,03125" table:display="true" table:show-details="true"/>
                <table:data-pilot-member table:name="241,0625" table:display="true" table:show-details="true"/>
                <table:data-pilot-member table:name="241,09375" table:display="true" table:show-details="true"/>
                <table:data-pilot-member table:name="241,125" table:display="true" table:show-details="true"/>
                <table:data-pilot-member table:name="241,15625" table:display="true" table:show-details="true"/>
                <table:data-pilot-member table:name="241,1875" table:display="true" table:show-details="true"/>
                <table:data-pilot-member table:name="241,21875" table:display="true" table:show-details="true"/>
                <table:data-pilot-member table:name="241,25" table:display="true" table:show-details="true"/>
                <table:data-pilot-member table:name="241,28125" table:display="true" table:show-details="true"/>
                <table:data-pilot-member table:name="241,3125" table:display="true" table:show-details="true"/>
                <table:data-pilot-member table:name="241,34375" table:display="true" table:show-details="true"/>
                <table:data-pilot-member table:name="241,375" table:display="true" table:show-details="true"/>
                <table:data-pilot-member table:name="241,40625" table:display="true" table:show-details="true"/>
                <table:data-pilot-member table:name="241,4375" table:display="true" table:show-details="true"/>
                <table:data-pilot-member table:name="241,46875" table:display="true" table:show-details="true"/>
                <table:data-pilot-member table:name="241,5" table:display="true" table:show-details="true"/>
                <table:data-pilot-member table:name="241,53125" table:display="true" table:show-details="true"/>
                <table:data-pilot-member table:name="241,5625" table:display="true" table:show-details="true"/>
                <table:data-pilot-member table:name="241,59375" table:display="true" table:show-details="true"/>
                <table:data-pilot-member table:name="241,625" table:display="true" table:show-details="true"/>
                <table:data-pilot-member table:name="241,65625" table:display="true" table:show-details="true"/>
                <table:data-pilot-member table:name="241,6875" table:display="true" table:show-details="true"/>
                <table:data-pilot-member table:name="241,71875" table:display="true" table:show-details="true"/>
                <table:data-pilot-member table:name="241,75" table:display="true" table:show-details="true"/>
                <table:data-pilot-member table:name="241,78125" table:display="true" table:show-details="true"/>
                <table:data-pilot-member table:name="241,8125" table:display="true" table:show-details="true"/>
                <table:data-pilot-member table:name="241,84375" table:display="true" table:show-details="true"/>
                <table:data-pilot-member table:name="241,875" table:display="true" table:show-details="true"/>
                <table:data-pilot-member table:name="241,90625" table:display="true" table:show-details="true"/>
                <table:data-pilot-member table:name="241,9375" table:display="true" table:show-details="true"/>
                <table:data-pilot-member table:name="241,96875" table:display="true" table:show-details="true"/>
                <table:data-pilot-member table:name="242" table:display="true" table:show-details="true"/>
                <table:data-pilot-member table:name="242,03125" table:display="true" table:show-details="true"/>
                <table:data-pilot-member table:name="242,0625" table:display="true" table:show-details="true"/>
                <table:data-pilot-member table:name="242,09375" table:display="true" table:show-details="true"/>
                <table:data-pilot-member table:name="242,15625" table:display="true" table:show-details="true"/>
                <table:data-pilot-member table:name="242,1875" table:display="true" table:show-details="true"/>
                <table:data-pilot-member table:name="242,21875" table:display="true" table:show-details="true"/>
                <table:data-pilot-member table:name="242,25" table:display="true" table:show-details="true"/>
                <table:data-pilot-member table:name="242,28125" table:display="true" table:show-details="true"/>
                <table:data-pilot-member table:name="242,3125" table:display="true" table:show-details="true"/>
                <table:data-pilot-member table:name="242,375" table:display="true" table:show-details="true"/>
                <table:data-pilot-member table:name="242,40625" table:display="true" table:show-details="true"/>
                <table:data-pilot-member table:name="242,46875" table:display="true" table:show-details="true"/>
                <table:data-pilot-member table:name="242,53125" table:display="true" table:show-details="true"/>
                <table:data-pilot-member table:name="242,5625" table:display="true" table:show-details="true"/>
                <table:data-pilot-member table:name="242,59375" table:display="true" table:show-details="true"/>
                <table:data-pilot-member table:name="242,625" table:display="true" table:show-details="true"/>
                <table:data-pilot-member table:name="242,6875" table:display="true" table:show-details="true"/>
                <table:data-pilot-member table:name="242,78125" table:display="true" table:show-details="true"/>
                <table:data-pilot-member table:name="242,8125" table:display="true" table:show-details="true"/>
                <table:data-pilot-member table:name="242,875" table:display="true" table:show-details="true"/>
                <table:data-pilot-member table:name="243" table:display="true" table:show-details="true"/>
                <table:data-pilot-member table:name="243,0625" table:display="true" table:show-details="true"/>
                <table:data-pilot-member table:name="243,28125" table:display="true" table:show-details="true"/>
                <table:data-pilot-member table:name="243,53125" table:display="true" table:show-details="true"/>
                <table:data-pilot-member table:name="243,59375" table:display="true" table:show-details="true"/>
                <table:data-pilot-member table:name="243,625" table:display="true" table:show-details="true"/>
                <table:data-pilot-member table:name="243,96875" table:display="true" table:show-details="true"/>
                <table:data-pilot-member table:name="244,34375" table:display="true" table:show-details="true"/>
                <table:data-pilot-member table:name="244,53125" table:display="true" table:show-details="true"/>
                <table:data-pilot-member table:name="244,56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e0" table:orientation="data" table:used-hierarchy="0" table:function="average">
            <table:data-pilot-level table:show-empty="false" calcext:repeat-item-labels="false">
              <table:data-pilot-members>
                <table:data-pilot-member table:name="210,90625" table:display="true" table:show-details="true"/>
                <table:data-pilot-member table:name="232,34375" table:display="true" table:show-details="true"/>
                <table:data-pilot-member table:name="232,5625" table:display="true" table:show-details="true"/>
                <table:data-pilot-member table:name="233,90625" table:display="true" table:show-details="true"/>
                <table:data-pilot-member table:name="233,96875" table:display="true" table:show-details="true"/>
                <table:data-pilot-member table:name="234,9375" table:display="true" table:show-details="true"/>
                <table:data-pilot-member table:name="235,125" table:display="true" table:show-details="true"/>
                <table:data-pilot-member table:name="235,15625" table:display="true" table:show-details="true"/>
                <table:data-pilot-member table:name="235,21875" table:display="true" table:show-details="true"/>
                <table:data-pilot-member table:name="235,375" table:display="true" table:show-details="true"/>
                <table:data-pilot-member table:name="235,40625" table:display="true" table:show-details="true"/>
                <table:data-pilot-member table:name="235,65625" table:display="true" table:show-details="true"/>
                <table:data-pilot-member table:name="235,6875" table:display="true" table:show-details="true"/>
                <table:data-pilot-member table:name="235,8125" table:display="true" table:show-details="true"/>
                <table:data-pilot-member table:name="236,1875" table:display="true" table:show-details="true"/>
                <table:data-pilot-member table:name="236,34375" table:display="true" table:show-details="true"/>
                <table:data-pilot-member table:name="236,46875" table:display="true" table:show-details="true"/>
                <table:data-pilot-member table:name="236,5" table:display="true" table:show-details="true"/>
                <table:data-pilot-member table:name="236,5625" table:display="true" table:show-details="true"/>
                <table:data-pilot-member table:name="236,59375" table:display="true" table:show-details="true"/>
                <table:data-pilot-member table:name="236,625" table:display="true" table:show-details="true"/>
                <table:data-pilot-member table:name="236,6875" table:display="true" table:show-details="true"/>
                <table:data-pilot-member table:name="236,71875" table:display="true" table:show-details="true"/>
                <table:data-pilot-member table:name="236,84375" table:display="true" table:show-details="true"/>
                <table:data-pilot-member table:name="236,96875" table:display="true" table:show-details="true"/>
                <table:data-pilot-member table:name="237" table:display="true" table:show-details="true"/>
                <table:data-pilot-member table:name="237,09375" table:display="true" table:show-details="true"/>
                <table:data-pilot-member table:name="237,125" table:display="true" table:show-details="true"/>
                <table:data-pilot-member table:name="237,15625" table:display="true" table:show-details="true"/>
                <table:data-pilot-member table:name="237,1875" table:display="true" table:show-details="true"/>
                <table:data-pilot-member table:name="237,21875" table:display="true" table:show-details="true"/>
                <table:data-pilot-member table:name="237,28125" table:display="true" table:show-details="true"/>
                <table:data-pilot-member table:name="237,4375" table:display="true" table:show-details="true"/>
                <table:data-pilot-member table:name="237,53125" table:display="true" table:show-details="true"/>
                <table:data-pilot-member table:name="237,625" table:display="true" table:show-details="true"/>
                <table:data-pilot-member table:name="237,65625" table:display="true" table:show-details="true"/>
                <table:data-pilot-member table:name="237,6875" table:display="true" table:show-details="true"/>
                <table:data-pilot-member table:name="237,75" table:display="true" table:show-details="true"/>
                <table:data-pilot-member table:name="237,78125" table:display="true" table:show-details="true"/>
                <table:data-pilot-member table:name="237,8125" table:display="true" table:show-details="true"/>
                <table:data-pilot-member table:name="237,90625" table:display="true" table:show-details="true"/>
                <table:data-pilot-member table:name="238,03125" table:display="true" table:show-details="true"/>
                <table:data-pilot-member table:name="238,09375" table:display="true" table:show-details="true"/>
                <table:data-pilot-member table:name="238,125" table:display="true" table:show-details="true"/>
                <table:data-pilot-member table:name="238,15625" table:display="true" table:show-details="true"/>
                <table:data-pilot-member table:name="238,1875" table:display="true" table:show-details="true"/>
                <table:data-pilot-member table:name="238,21875" table:display="true" table:show-details="true"/>
                <table:data-pilot-member table:name="238,3125" table:display="true" table:show-details="true"/>
                <table:data-pilot-member table:name="238,34375" table:display="true" table:show-details="true"/>
                <table:data-pilot-member table:name="238,375" table:display="true" table:show-details="true"/>
                <table:data-pilot-member table:name="238,40625" table:display="true" table:show-details="true"/>
                <table:data-pilot-member table:name="238,4375" table:display="true" table:show-details="true"/>
                <table:data-pilot-member table:name="238,46875" table:display="true" table:show-details="true"/>
                <table:data-pilot-member table:name="238,53125" table:display="true" table:show-details="true"/>
                <table:data-pilot-member table:name="238,59375" table:display="true" table:show-details="true"/>
                <table:data-pilot-member table:name="238,625" table:display="true" table:show-details="true"/>
                <table:data-pilot-member table:name="238,65625" table:display="true" table:show-details="true"/>
                <table:data-pilot-member table:name="238,71875" table:display="true" table:show-details="true"/>
                <table:data-pilot-member table:name="238,75" table:display="true" table:show-details="true"/>
                <table:data-pilot-member table:name="238,84375" table:display="true" table:show-details="true"/>
                <table:data-pilot-member table:name="238,875" table:display="true" table:show-details="true"/>
                <table:data-pilot-member table:name="238,90625" table:display="true" table:show-details="true"/>
                <table:data-pilot-member table:name="238,9375" table:display="true" table:show-details="true"/>
                <table:data-pilot-member table:name="238,96875" table:display="true" table:show-details="true"/>
                <table:data-pilot-member table:name="239,09375" table:display="true" table:show-details="true"/>
                <table:data-pilot-member table:name="239,125" table:display="true" table:show-details="true"/>
                <table:data-pilot-member table:name="239,15625" table:display="true" table:show-details="true"/>
                <table:data-pilot-member table:name="239,1875" table:display="true" table:show-details="true"/>
                <table:data-pilot-member table:name="239,21875" table:display="true" table:show-details="true"/>
                <table:data-pilot-member table:name="239,28125" table:display="true" table:show-details="true"/>
                <table:data-pilot-member table:name="239,34375" table:display="true" table:show-details="true"/>
                <table:data-pilot-member table:name="239,40625" table:display="true" table:show-details="true"/>
                <table:data-pilot-member table:name="239,4375" table:display="true" table:show-details="true"/>
                <table:data-pilot-member table:name="239,46875" table:display="true" table:show-details="true"/>
                <table:data-pilot-member table:name="239,5625" table:display="true" table:show-details="true"/>
                <table:data-pilot-member table:name="239,59375" table:display="true" table:show-details="true"/>
                <table:data-pilot-member table:name="239,625" table:display="true" table:show-details="true"/>
                <table:data-pilot-member table:name="239,65625" table:display="true" table:show-details="true"/>
                <table:data-pilot-member table:name="239,71875" table:display="true" table:show-details="true"/>
                <table:data-pilot-member table:name="239,75" table:display="true" table:show-details="true"/>
                <table:data-pilot-member table:name="239,78125" table:display="true" table:show-details="true"/>
                <table:data-pilot-member table:name="239,8125" table:display="true" table:show-details="true"/>
                <table:data-pilot-member table:name="239,84375" table:display="true" table:show-details="true"/>
                <table:data-pilot-member table:name="239,875" table:display="true" table:show-details="true"/>
                <table:data-pilot-member table:name="239,90625" table:display="true" table:show-details="true"/>
                <table:data-pilot-member table:name="239,9375" table:display="true" table:show-details="true"/>
                <table:data-pilot-member table:name="239,96875" table:display="true" table:show-details="true"/>
                <table:data-pilot-member table:name="240" table:display="true" table:show-details="true"/>
                <table:data-pilot-member table:name="240,03125" table:display="true" table:show-details="true"/>
                <table:data-pilot-member table:name="240,09375" table:display="true" table:show-details="true"/>
                <table:data-pilot-member table:name="240,15625" table:display="true" table:show-details="true"/>
                <table:data-pilot-member table:name="240,21875" table:display="true" table:show-details="true"/>
                <table:data-pilot-member table:name="240,25" table:display="true" table:show-details="true"/>
                <table:data-pilot-member table:name="240,28125" table:display="true" table:show-details="true"/>
                <table:data-pilot-member table:name="240,3125" table:display="true" table:show-details="true"/>
                <table:data-pilot-member table:name="240,34375" table:display="true" table:show-details="true"/>
                <table:data-pilot-member table:name="240,375" table:display="true" table:show-details="true"/>
                <table:data-pilot-member table:name="240,40625" table:display="true" table:show-details="true"/>
                <table:data-pilot-member table:name="240,4375" table:display="true" table:show-details="true"/>
                <table:data-pilot-member table:name="240,46875" table:display="true" table:show-details="true"/>
                <table:data-pilot-member table:name="240,5" table:display="true" table:show-details="true"/>
                <table:data-pilot-member table:name="240,53125" table:display="true" table:show-details="true"/>
                <table:data-pilot-member table:name="240,5625" table:display="true" table:show-details="true"/>
                <table:data-pilot-member table:name="240,59375" table:display="true" table:show-details="true"/>
                <table:data-pilot-member table:name="240,625" table:display="true" table:show-details="true"/>
                <table:data-pilot-member table:name="240,65625" table:display="true" table:show-details="true"/>
                <table:data-pilot-member table:name="240,6875" table:display="true" table:show-details="true"/>
                <table:data-pilot-member table:name="240,71875" table:display="true" table:show-details="true"/>
                <table:data-pilot-member table:name="240,75" table:display="true" table:show-details="true"/>
                <table:data-pilot-member table:name="240,78125" table:display="true" table:show-details="true"/>
                <table:data-pilot-member table:name="240,8125" table:display="true" table:show-details="true"/>
                <table:data-pilot-member table:name="240,84375" table:display="true" table:show-details="true"/>
                <table:data-pilot-member table:name="240,875" table:display="true" table:show-details="true"/>
                <table:data-pilot-member table:name="240,90625" table:display="true" table:show-details="true"/>
                <table:data-pilot-member table:name="240,9375" table:display="true" table:show-details="true"/>
                <table:data-pilot-member table:name="240,96875" table:display="true" table:show-details="true"/>
                <table:data-pilot-member table:name="241" table:display="true" table:show-details="true"/>
                <table:data-pilot-member table:name="241,03125" table:display="true" table:show-details="true"/>
                <table:data-pilot-member table:name="241,0625" table:display="true" table:show-details="true"/>
                <table:data-pilot-member table:name="241,09375" table:display="true" table:show-details="true"/>
                <table:data-pilot-member table:name="241,125" table:display="true" table:show-details="true"/>
                <table:data-pilot-member table:name="241,15625" table:display="true" table:show-details="true"/>
                <table:data-pilot-member table:name="241,1875" table:display="true" table:show-details="true"/>
                <table:data-pilot-member table:name="241,21875" table:display="true" table:show-details="true"/>
                <table:data-pilot-member table:name="241,25" table:display="true" table:show-details="true"/>
                <table:data-pilot-member table:name="241,28125" table:display="true" table:show-details="true"/>
                <table:data-pilot-member table:name="241,3125" table:display="true" table:show-details="true"/>
                <table:data-pilot-member table:name="241,34375" table:display="true" table:show-details="true"/>
                <table:data-pilot-member table:name="241,375" table:display="true" table:show-details="true"/>
                <table:data-pilot-member table:name="241,40625" table:display="true" table:show-details="true"/>
                <table:data-pilot-member table:name="241,4375" table:display="true" table:show-details="true"/>
                <table:data-pilot-member table:name="241,46875" table:display="true" table:show-details="true"/>
                <table:data-pilot-member table:name="241,5" table:display="true" table:show-details="true"/>
                <table:data-pilot-member table:name="241,53125" table:display="true" table:show-details="true"/>
                <table:data-pilot-member table:name="241,5625" table:display="true" table:show-details="true"/>
                <table:data-pilot-member table:name="241,59375" table:display="true" table:show-details="true"/>
                <table:data-pilot-member table:name="241,625" table:display="true" table:show-details="true"/>
                <table:data-pilot-member table:name="241,65625" table:display="true" table:show-details="true"/>
                <table:data-pilot-member table:name="241,6875" table:display="true" table:show-details="true"/>
                <table:data-pilot-member table:name="241,71875" table:display="true" table:show-details="true"/>
                <table:data-pilot-member table:name="241,75" table:display="true" table:show-details="true"/>
                <table:data-pilot-member table:name="241,78125" table:display="true" table:show-details="true"/>
                <table:data-pilot-member table:name="241,8125" table:display="true" table:show-details="true"/>
                <table:data-pilot-member table:name="241,84375" table:display="true" table:show-details="true"/>
                <table:data-pilot-member table:name="241,875" table:display="true" table:show-details="true"/>
                <table:data-pilot-member table:name="241,90625" table:display="true" table:show-details="true"/>
                <table:data-pilot-member table:name="241,9375" table:display="true" table:show-details="true"/>
                <table:data-pilot-member table:name="241,96875" table:display="true" table:show-details="true"/>
                <table:data-pilot-member table:name="242" table:display="true" table:show-details="true"/>
                <table:data-pilot-member table:name="242,03125" table:display="true" table:show-details="true"/>
                <table:data-pilot-member table:name="242,0625" table:display="true" table:show-details="true"/>
                <table:data-pilot-member table:name="242,09375" table:display="true" table:show-details="true"/>
                <table:data-pilot-member table:name="242,125" table:display="true" table:show-details="true"/>
                <table:data-pilot-member table:name="242,15625" table:display="true" table:show-details="true"/>
                <table:data-pilot-member table:name="242,1875" table:display="true" table:show-details="true"/>
                <table:data-pilot-member table:name="242,25" table:display="true" table:show-details="true"/>
                <table:data-pilot-member table:name="242,28125" table:display="true" table:show-details="true"/>
                <table:data-pilot-member table:name="242,3125" table:display="true" table:show-details="true"/>
                <table:data-pilot-member table:name="242,34375" table:display="true" table:show-details="true"/>
                <table:data-pilot-member table:name="242,375" table:display="true" table:show-details="true"/>
                <table:data-pilot-member table:name="242,40625" table:display="true" table:show-details="true"/>
                <table:data-pilot-member table:name="242,46875" table:display="true" table:show-details="true"/>
                <table:data-pilot-member table:name="242,5" table:display="true" table:show-details="true"/>
                <table:data-pilot-member table:name="242,53125" table:display="true" table:show-details="true"/>
                <table:data-pilot-member table:name="242,5625" table:display="true" table:show-details="true"/>
                <table:data-pilot-member table:name="242,59375" table:display="true" table:show-details="true"/>
                <table:data-pilot-member table:name="242,6875" table:display="true" table:show-details="true"/>
                <table:data-pilot-member table:name="242,71875" table:display="true" table:show-details="true"/>
                <table:data-pilot-member table:name="242,75" table:display="true" table:show-details="true"/>
                <table:data-pilot-member table:name="242,78125" table:display="true" table:show-details="true"/>
                <table:data-pilot-member table:name="242,8125" table:display="true" table:show-details="true"/>
                <table:data-pilot-member table:name="242,84375" table:display="true" table:show-details="true"/>
                <table:data-pilot-member table:name="242,875" table:display="true" table:show-details="true"/>
                <table:data-pilot-member table:name="242,9375" table:display="true" table:show-details="true"/>
                <table:data-pilot-member table:name="242,96875" table:display="true" table:show-details="true"/>
                <table:data-pilot-member table:name="243,03125" table:display="true" table:show-details="true"/>
                <table:data-pilot-member table:name="243,1875" table:display="true" table:show-details="true"/>
                <table:data-pilot-member table:name="243,28125" table:display="true" table:show-details="true"/>
                <table:data-pilot-member table:name="243,3125" table:display="true" table:show-details="true"/>
                <table:data-pilot-member table:name="243,375" table:display="true" table:show-details="true"/>
                <table:data-pilot-member table:name="243,40625" table:display="true" table:show-details="true"/>
                <table:data-pilot-member table:name="243,5" table:display="true" table:show-details="true"/>
                <table:data-pilot-member table:name="243,59375" table:display="true" table:show-details="true"/>
                <table:data-pilot-member table:name="243,71875" table:display="true" table:show-details="true"/>
                <table:data-pilot-member table:name="243,75" table:display="true" table:show-details="true"/>
                <table:data-pilot-member table:name="243,875" table:display="true" table:show-details="true"/>
                <table:data-pilot-member table:name="243,90625" table:display="true" table:show-details="true"/>
                <table:data-pilot-member table:name="243,96875" table:display="true" table:show-details="true"/>
                <table:data-pilot-member table:name="244" table:display="true" table:show-details="true"/>
                <table:data-pilot-member table:name="244,03125" table:display="true" table:show-details="true"/>
                <table:data-pilot-member table:name="244,28125" table:display="true" table:show-details="true"/>
                <table:data-pilot-member table:name="244,5" table:display="true" table:show-details="true"/>
                <table:data-pilot-member table:name="244,781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e1" table:orientation="data" table:used-hierarchy="0" table:function="average">
            <table:data-pilot-level table:show-empty="false" calcext:repeat-item-labels="false">
              <table:data-pilot-members>
                <table:data-pilot-member table:name="225,71875" table:display="true" table:show-details="true"/>
                <table:data-pilot-member table:name="229,8125" table:display="true" table:show-details="true"/>
                <table:data-pilot-member table:name="231,125" table:display="true" table:show-details="true"/>
                <table:data-pilot-member table:name="231,28125" table:display="true" table:show-details="true"/>
                <table:data-pilot-member table:name="231,34375" table:display="true" table:show-details="true"/>
                <table:data-pilot-member table:name="232,1875" table:display="true" table:show-details="true"/>
                <table:data-pilot-member table:name="232,34375" table:display="true" table:show-details="true"/>
                <table:data-pilot-member table:name="232,65625" table:display="true" table:show-details="true"/>
                <table:data-pilot-member table:name="232,71875" table:display="true" table:show-details="true"/>
                <table:data-pilot-member table:name="232,9375" table:display="true" table:show-details="true"/>
                <table:data-pilot-member table:name="233,03125" table:display="true" table:show-details="true"/>
                <table:data-pilot-member table:name="233,1875" table:display="true" table:show-details="true"/>
                <table:data-pilot-member table:name="233,25" table:display="true" table:show-details="true"/>
                <table:data-pilot-member table:name="233,28125" table:display="true" table:show-details="true"/>
                <table:data-pilot-member table:name="233,40625" table:display="true" table:show-details="true"/>
                <table:data-pilot-member table:name="233,5625" table:display="true" table:show-details="true"/>
                <table:data-pilot-member table:name="233,59375" table:display="true" table:show-details="true"/>
                <table:data-pilot-member table:name="233,625" table:display="true" table:show-details="true"/>
                <table:data-pilot-member table:name="233,875" table:display="true" table:show-details="true"/>
                <table:data-pilot-member table:name="234,125" table:display="true" table:show-details="true"/>
                <table:data-pilot-member table:name="234,3125" table:display="true" table:show-details="true"/>
                <table:data-pilot-member table:name="234,375" table:display="true" table:show-details="true"/>
                <table:data-pilot-member table:name="234,4375" table:display="true" table:show-details="true"/>
                <table:data-pilot-member table:name="234,46875" table:display="true" table:show-details="true"/>
                <table:data-pilot-member table:name="234,53125" table:display="true" table:show-details="true"/>
                <table:data-pilot-member table:name="234,5625" table:display="true" table:show-details="true"/>
                <table:data-pilot-member table:name="234,59375" table:display="true" table:show-details="true"/>
                <table:data-pilot-member table:name="234,65625" table:display="true" table:show-details="true"/>
                <table:data-pilot-member table:name="234,75" table:display="true" table:show-details="true"/>
                <table:data-pilot-member table:name="234,8125" table:display="true" table:show-details="true"/>
                <table:data-pilot-member table:name="234,84375" table:display="true" table:show-details="true"/>
                <table:data-pilot-member table:name="234,875" table:display="true" table:show-details="true"/>
                <table:data-pilot-member table:name="234,90625" table:display="true" table:show-details="true"/>
                <table:data-pilot-member table:name="234,9375" table:display="true" table:show-details="true"/>
                <table:data-pilot-member table:name="235,03125" table:display="true" table:show-details="true"/>
                <table:data-pilot-member table:name="235,0625" table:display="true" table:show-details="true"/>
                <table:data-pilot-member table:name="235,09375" table:display="true" table:show-details="true"/>
                <table:data-pilot-member table:name="235,125" table:display="true" table:show-details="true"/>
                <table:data-pilot-member table:name="235,15625" table:display="true" table:show-details="true"/>
                <table:data-pilot-member table:name="235,1875" table:display="true" table:show-details="true"/>
                <table:data-pilot-member table:name="235,21875" table:display="true" table:show-details="true"/>
                <table:data-pilot-member table:name="235,25" table:display="true" table:show-details="true"/>
                <table:data-pilot-member table:name="235,28125" table:display="true" table:show-details="true"/>
                <table:data-pilot-member table:name="235,3125" table:display="true" table:show-details="true"/>
                <table:data-pilot-member table:name="235,34375" table:display="true" table:show-details="true"/>
                <table:data-pilot-member table:name="235,375" table:display="true" table:show-details="true"/>
                <table:data-pilot-member table:name="235,40625" table:display="true" table:show-details="true"/>
                <table:data-pilot-member table:name="235,4375" table:display="true" table:show-details="true"/>
                <table:data-pilot-member table:name="235,46875" table:display="true" table:show-details="true"/>
                <table:data-pilot-member table:name="235,5" table:display="true" table:show-details="true"/>
                <table:data-pilot-member table:name="235,53125" table:display="true" table:show-details="true"/>
                <table:data-pilot-member table:name="235,625" table:display="true" table:show-details="true"/>
                <table:data-pilot-member table:name="235,65625" table:display="true" table:show-details="true"/>
                <table:data-pilot-member table:name="235,6875" table:display="true" table:show-details="true"/>
                <table:data-pilot-member table:name="235,71875" table:display="true" table:show-details="true"/>
                <table:data-pilot-member table:name="235,75" table:display="true" table:show-details="true"/>
                <table:data-pilot-member table:name="235,78125" table:display="true" table:show-details="true"/>
                <table:data-pilot-member table:name="235,8125" table:display="true" table:show-details="true"/>
                <table:data-pilot-member table:name="235,84375" table:display="true" table:show-details="true"/>
                <table:data-pilot-member table:name="235,875" table:display="true" table:show-details="true"/>
                <table:data-pilot-member table:name="235,90625" table:display="true" table:show-details="true"/>
                <table:data-pilot-member table:name="235,9375" table:display="true" table:show-details="true"/>
                <table:data-pilot-member table:name="235,96875" table:display="true" table:show-details="true"/>
                <table:data-pilot-member table:name="236" table:display="true" table:show-details="true"/>
                <table:data-pilot-member table:name="236,0625" table:display="true" table:show-details="true"/>
                <table:data-pilot-member table:name="236,09375" table:display="true" table:show-details="true"/>
                <table:data-pilot-member table:name="236,125" table:display="true" table:show-details="true"/>
                <table:data-pilot-member table:name="236,15625" table:display="true" table:show-details="true"/>
                <table:data-pilot-member table:name="236,28125" table:display="true" table:show-details="true"/>
                <table:data-pilot-member table:name="236,34375" table:display="true" table:show-details="true"/>
                <table:data-pilot-member table:name="236,40625" table:display="true" table:show-details="true"/>
                <table:data-pilot-member table:name="236,4375" table:display="true" table:show-details="true"/>
                <table:data-pilot-member table:name="236,46875" table:display="true" table:show-details="true"/>
                <table:data-pilot-member table:name="236,5" table:display="true" table:show-details="true"/>
                <table:data-pilot-member table:name="236,65625" table:display="true" table:show-details="true"/>
                <table:data-pilot-member table:name="236,71875" table:display="true" table:show-details="true"/>
                <table:data-pilot-member table:name="236,75" table:display="true" table:show-details="true"/>
                <table:data-pilot-member table:name="236,78125" table:display="true" table:show-details="true"/>
                <table:data-pilot-member table:name="236,8125" table:display="true" table:show-details="true"/>
                <table:data-pilot-member table:name="236,84375" table:display="true" table:show-details="true"/>
                <table:data-pilot-member table:name="236,875" table:display="true" table:show-details="true"/>
                <table:data-pilot-member table:name="236,90625" table:display="true" table:show-details="true"/>
                <table:data-pilot-member table:name="236,96875" table:display="true" table:show-details="true"/>
                <table:data-pilot-member table:name="237,0625" table:display="true" table:show-details="true"/>
                <table:data-pilot-member table:name="237,09375" table:display="true" table:show-details="true"/>
                <table:data-pilot-member table:name="237,125" table:display="true" table:show-details="true"/>
                <table:data-pilot-member table:name="237,15625" table:display="true" table:show-details="true"/>
                <table:data-pilot-member table:name="237,1875" table:display="true" table:show-details="true"/>
                <table:data-pilot-member table:name="237,21875" table:display="true" table:show-details="true"/>
                <table:data-pilot-member table:name="237,25" table:display="true" table:show-details="true"/>
                <table:data-pilot-member table:name="237,28125" table:display="true" table:show-details="true"/>
                <table:data-pilot-member table:name="237,34375" table:display="true" table:show-details="true"/>
                <table:data-pilot-member table:name="237,40625" table:display="true" table:show-details="true"/>
                <table:data-pilot-member table:name="237,4375" table:display="true" table:show-details="true"/>
                <table:data-pilot-member table:name="237,46875" table:display="true" table:show-details="true"/>
                <table:data-pilot-member table:name="237,5" table:display="true" table:show-details="true"/>
                <table:data-pilot-member table:name="237,53125" table:display="true" table:show-details="true"/>
                <table:data-pilot-member table:name="237,5625" table:display="true" table:show-details="true"/>
                <table:data-pilot-member table:name="237,59375" table:display="true" table:show-details="true"/>
                <table:data-pilot-member table:name="237,625" table:display="true" table:show-details="true"/>
                <table:data-pilot-member table:name="237,65625" table:display="true" table:show-details="true"/>
                <table:data-pilot-member table:name="237,6875" table:display="true" table:show-details="true"/>
                <table:data-pilot-member table:name="237,71875" table:display="true" table:show-details="true"/>
                <table:data-pilot-member table:name="237,75" table:display="true" table:show-details="true"/>
                <table:data-pilot-member table:name="237,78125" table:display="true" table:show-details="true"/>
                <table:data-pilot-member table:name="237,8125" table:display="true" table:show-details="true"/>
                <table:data-pilot-member table:name="237,84375" table:display="true" table:show-details="true"/>
                <table:data-pilot-member table:name="237,875" table:display="true" table:show-details="true"/>
                <table:data-pilot-member table:name="237,90625" table:display="true" table:show-details="true"/>
                <table:data-pilot-member table:name="237,9375" table:display="true" table:show-details="true"/>
                <table:data-pilot-member table:name="237,96875" table:display="true" table:show-details="true"/>
                <table:data-pilot-member table:name="238" table:display="true" table:show-details="true"/>
                <table:data-pilot-member table:name="238,03125" table:display="true" table:show-details="true"/>
                <table:data-pilot-member table:name="238,0625" table:display="true" table:show-details="true"/>
                <table:data-pilot-member table:name="238,09375" table:display="true" table:show-details="true"/>
                <table:data-pilot-member table:name="238,125" table:display="true" table:show-details="true"/>
                <table:data-pilot-member table:name="238,15625" table:display="true" table:show-details="true"/>
                <table:data-pilot-member table:name="238,1875" table:display="true" table:show-details="true"/>
                <table:data-pilot-member table:name="238,21875" table:display="true" table:show-details="true"/>
                <table:data-pilot-member table:name="238,25" table:display="true" table:show-details="true"/>
                <table:data-pilot-member table:name="238,28125" table:display="true" table:show-details="true"/>
                <table:data-pilot-member table:name="238,3125" table:display="true" table:show-details="true"/>
                <table:data-pilot-member table:name="238,34375" table:display="true" table:show-details="true"/>
                <table:data-pilot-member table:name="238,375" table:display="true" table:show-details="true"/>
                <table:data-pilot-member table:name="238,40625" table:display="true" table:show-details="true"/>
                <table:data-pilot-member table:name="238,4375" table:display="true" table:show-details="true"/>
                <table:data-pilot-member table:name="238,46875" table:display="true" table:show-details="true"/>
                <table:data-pilot-member table:name="238,5" table:display="true" table:show-details="true"/>
                <table:data-pilot-member table:name="238,53125" table:display="true" table:show-details="true"/>
                <table:data-pilot-member table:name="238,5625" table:display="true" table:show-details="true"/>
                <table:data-pilot-member table:name="238,59375" table:display="true" table:show-details="true"/>
                <table:data-pilot-member table:name="238,625" table:display="true" table:show-details="true"/>
                <table:data-pilot-member table:name="238,65625" table:display="true" table:show-details="true"/>
                <table:data-pilot-member table:name="238,6875" table:display="true" table:show-details="true"/>
                <table:data-pilot-member table:name="238,71875" table:display="true" table:show-details="true"/>
                <table:data-pilot-member table:name="238,75" table:display="true" table:show-details="true"/>
                <table:data-pilot-member table:name="238,78125" table:display="true" table:show-details="true"/>
                <table:data-pilot-member table:name="238,8125" table:display="true" table:show-details="true"/>
                <table:data-pilot-member table:name="238,84375" table:display="true" table:show-details="true"/>
                <table:data-pilot-member table:name="238,875" table:display="true" table:show-details="true"/>
                <table:data-pilot-member table:name="238,90625" table:display="true" table:show-details="true"/>
                <table:data-pilot-member table:name="238,9375" table:display="true" table:show-details="true"/>
                <table:data-pilot-member table:name="238,96875" table:display="true" table:show-details="true"/>
                <table:data-pilot-member table:name="239" table:display="true" table:show-details="true"/>
                <table:data-pilot-member table:name="239,03125" table:display="true" table:show-details="true"/>
                <table:data-pilot-member table:name="239,0625" table:display="true" table:show-details="true"/>
                <table:data-pilot-member table:name="239,09375" table:display="true" table:show-details="true"/>
                <table:data-pilot-member table:name="239,125" table:display="true" table:show-details="true"/>
                <table:data-pilot-member table:name="239,15625" table:display="true" table:show-details="true"/>
                <table:data-pilot-member table:name="239,1875" table:display="true" table:show-details="true"/>
                <table:data-pilot-member table:name="239,21875" table:display="true" table:show-details="true"/>
                <table:data-pilot-member table:name="239,25" table:display="true" table:show-details="true"/>
                <table:data-pilot-member table:name="239,28125" table:display="true" table:show-details="true"/>
                <table:data-pilot-member table:name="239,3125" table:display="true" table:show-details="true"/>
                <table:data-pilot-member table:name="239,375" table:display="true" table:show-details="true"/>
                <table:data-pilot-member table:name="239,40625" table:display="true" table:show-details="true"/>
                <table:data-pilot-member table:name="239,4375" table:display="true" table:show-details="true"/>
                <table:data-pilot-member table:name="239,46875" table:display="true" table:show-details="true"/>
                <table:data-pilot-member table:name="239,5" table:display="true" table:show-details="true"/>
                <table:data-pilot-member table:name="239,53125" table:display="true" table:show-details="true"/>
                <table:data-pilot-member table:name="239,5625" table:display="true" table:show-details="true"/>
                <table:data-pilot-member table:name="239,59375" table:display="true" table:show-details="true"/>
                <table:data-pilot-member table:name="239,625" table:display="true" table:show-details="true"/>
                <table:data-pilot-member table:name="239,65625" table:display="true" table:show-details="true"/>
                <table:data-pilot-member table:name="239,6875" table:display="true" table:show-details="true"/>
                <table:data-pilot-member table:name="239,71875" table:display="true" table:show-details="true"/>
                <table:data-pilot-member table:name="239,75" table:display="true" table:show-details="true"/>
                <table:data-pilot-member table:name="239,78125" table:display="true" table:show-details="true"/>
                <table:data-pilot-member table:name="239,84375" table:display="true" table:show-details="true"/>
                <table:data-pilot-member table:name="239,875" table:display="true" table:show-details="true"/>
                <table:data-pilot-member table:name="239,9375" table:display="true" table:show-details="true"/>
                <table:data-pilot-member table:name="240" table:display="true" table:show-details="true"/>
                <table:data-pilot-member table:name="240,0625" table:display="true" table:show-details="true"/>
                <table:data-pilot-member table:name="240,125" table:display="true" table:show-details="true"/>
                <table:data-pilot-member table:name="240,1875" table:display="true" table:show-details="true"/>
                <table:data-pilot-member table:name="240,25" table:display="true" table:show-details="true"/>
                <table:data-pilot-member table:name="240,28125" table:display="true" table:show-details="true"/>
                <table:data-pilot-member table:name="240,40625" table:display="true" table:show-details="true"/>
                <table:data-pilot-member table:name="240,46875" table:display="true" table:show-details="true"/>
                <table:data-pilot-member table:name="240,5625" table:display="true" table:show-details="true"/>
                <table:data-pilot-member table:name="240,6875" table:display="true" table:show-details="true"/>
                <table:data-pilot-member table:name="240,71875" table:display="true" table:show-details="true"/>
                <table:data-pilot-member table:name="240,8125" table:display="true" table:show-details="true"/>
                <table:data-pilot-member table:name="240,84375" table:display="true" table:show-details="true"/>
                <table:data-pilot-member table:name="240,875" table:display="true" table:show-details="true"/>
                <table:data-pilot-member table:name="240,90625" table:display="true" table:show-details="true"/>
                <table:data-pilot-member table:name="240,9375" table:display="true" table:show-details="true"/>
                <table:data-pilot-member table:name="240,96875" table:display="true" table:show-details="true"/>
                <table:data-pilot-member table:name="241,09375" table:display="true" table:show-details="true"/>
                <table:data-pilot-member table:name="241,125" table:display="true" table:show-details="true"/>
                <table:data-pilot-member table:name="241,28125" table:display="true" table:show-details="true"/>
                <table:data-pilot-member table:name="241,3125" table:display="true" table:show-details="true"/>
                <table:data-pilot-member table:name="241,46875" table:display="true" table:show-details="true"/>
                <table:data-pilot-member table:name="241,59375" table:display="true" table:show-details="true"/>
                <table:data-pilot-member table:name="241,625" table:display="true" table:show-details="true"/>
                <table:data-pilot-member table:name="241,65625" table:display="true" table:show-details="true"/>
                <table:data-pilot-member table:name="241,71875" table:display="true" table:show-details="true"/>
                <table:data-pilot-member table:name="241,84375" table:display="true" table:show-details="true"/>
                <table:data-pilot-member table:name="242,0625" table:display="true" table:show-details="true"/>
                <table:data-pilot-member table:name="242,3125" table:display="true" table:show-details="true"/>
                <table:data-pilot-member table:name="242,4375" table:display="true" table:show-details="true"/>
                <table:data-pilot-member table:name="244,03125" table:display="true" table:show-details="true"/>
                <table:data-pilot-member table:name="244,531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e1" table:orientation="data" table:used-hierarchy="0" table:function="average">
            <table:data-pilot-level table:show-empty="false" calcext:repeat-item-labels="false">
              <table:data-pilot-members>
                <table:data-pilot-member table:name="231,625" table:display="true" table:show-details="true"/>
                <table:data-pilot-member table:name="233,3125" table:display="true" table:show-details="true"/>
                <table:data-pilot-member table:name="233,4375" table:display="true" table:show-details="true"/>
                <table:data-pilot-member table:name="233,53125" table:display="true" table:show-details="true"/>
                <table:data-pilot-member table:name="233,96875" table:display="true" table:show-details="true"/>
                <table:data-pilot-member table:name="235,0625" table:display="true" table:show-details="true"/>
                <table:data-pilot-member table:name="235,09375" table:display="true" table:show-details="true"/>
                <table:data-pilot-member table:name="235,34375" table:display="true" table:show-details="true"/>
                <table:data-pilot-member table:name="236,21875" table:display="true" table:show-details="true"/>
                <table:data-pilot-member table:name="236,71875" table:display="true" table:show-details="true"/>
                <table:data-pilot-member table:name="236,84375" table:display="true" table:show-details="true"/>
                <table:data-pilot-member table:name="237,375" table:display="true" table:show-details="true"/>
                <table:data-pilot-member table:name="238,15625" table:display="true" table:show-details="true"/>
                <table:data-pilot-member table:name="238,21875" table:display="true" table:show-details="true"/>
                <table:data-pilot-member table:name="238,3125" table:display="true" table:show-details="true"/>
                <table:data-pilot-member table:name="238,375" table:display="true" table:show-details="true"/>
                <table:data-pilot-member table:name="238,53125" table:display="true" table:show-details="true"/>
                <table:data-pilot-member table:name="238,71875" table:display="true" table:show-details="true"/>
                <table:data-pilot-member table:name="238,75" table:display="true" table:show-details="true"/>
                <table:data-pilot-member table:name="238,8125" table:display="true" table:show-details="true"/>
                <table:data-pilot-member table:name="238,84375" table:display="true" table:show-details="true"/>
                <table:data-pilot-member table:name="238,90625" table:display="true" table:show-details="true"/>
                <table:data-pilot-member table:name="238,9375" table:display="true" table:show-details="true"/>
                <table:data-pilot-member table:name="238,96875" table:display="true" table:show-details="true"/>
                <table:data-pilot-member table:name="239" table:display="true" table:show-details="true"/>
                <table:data-pilot-member table:name="239,03125" table:display="true" table:show-details="true"/>
                <table:data-pilot-member table:name="239,0625" table:display="true" table:show-details="true"/>
                <table:data-pilot-member table:name="239,09375" table:display="true" table:show-details="true"/>
                <table:data-pilot-member table:name="239,125" table:display="true" table:show-details="true"/>
                <table:data-pilot-member table:name="239,28125" table:display="true" table:show-details="true"/>
                <table:data-pilot-member table:name="239,3125" table:display="true" table:show-details="true"/>
                <table:data-pilot-member table:name="239,34375" table:display="true" table:show-details="true"/>
                <table:data-pilot-member table:name="239,40625" table:display="true" table:show-details="true"/>
                <table:data-pilot-member table:name="239,5625" table:display="true" table:show-details="true"/>
                <table:data-pilot-member table:name="239,71875" table:display="true" table:show-details="true"/>
                <table:data-pilot-member table:name="239,75" table:display="true" table:show-details="true"/>
                <table:data-pilot-member table:name="240,0625" table:display="true" table:show-details="true"/>
                <table:data-pilot-member table:name="240,125" table:display="true" table:show-details="true"/>
                <table:data-pilot-member table:name="240,15625" table:display="true" table:show-details="true"/>
                <table:data-pilot-member table:name="240,21875" table:display="true" table:show-details="true"/>
                <table:data-pilot-member table:name="240,28125" table:display="true" table:show-details="true"/>
                <table:data-pilot-member table:name="240,3125" table:display="true" table:show-details="true"/>
                <table:data-pilot-member table:name="240,40625" table:display="true" table:show-details="true"/>
                <table:data-pilot-member table:name="240,4375" table:display="true" table:show-details="true"/>
                <table:data-pilot-member table:name="240,46875" table:display="true" table:show-details="true"/>
                <table:data-pilot-member table:name="240,5625" table:display="true" table:show-details="true"/>
                <table:data-pilot-member table:name="240,59375" table:display="true" table:show-details="true"/>
                <table:data-pilot-member table:name="240,65625" table:display="true" table:show-details="true"/>
                <table:data-pilot-member table:name="240,8125" table:display="true" table:show-details="true"/>
                <table:data-pilot-member table:name="241,1875" table:display="true" table:show-details="true"/>
                <table:data-pilot-member table:name="241,21875" table:display="true" table:show-details="true"/>
                <table:data-pilot-member table:name="241,375" table:display="true" table:show-details="true"/>
                <table:data-pilot-member table:name="241,40625" table:display="true" table:show-details="true"/>
                <table:data-pilot-member table:name="241,5" table:display="true" table:show-details="true"/>
                <table:data-pilot-member table:name="241,53125" table:display="true" table:show-details="true"/>
                <table:data-pilot-member table:name="241,5625" table:display="true" table:show-details="true"/>
                <table:data-pilot-member table:name="241,59375" table:display="true" table:show-details="true"/>
                <table:data-pilot-member table:name="241,625" table:display="true" table:show-details="true"/>
                <table:data-pilot-member table:name="241,65625" table:display="true" table:show-details="true"/>
                <table:data-pilot-member table:name="241,6875" table:display="true" table:show-details="true"/>
                <table:data-pilot-member table:name="241,75" table:display="true" table:show-details="true"/>
                <table:data-pilot-member table:name="241,8125" table:display="true" table:show-details="true"/>
                <table:data-pilot-member table:name="241,84375" table:display="true" table:show-details="true"/>
                <table:data-pilot-member table:name="241,90625" table:display="true" table:show-details="true"/>
                <table:data-pilot-member table:name="241,9375" table:display="true" table:show-details="true"/>
                <table:data-pilot-member table:name="241,96875" table:display="true" table:show-details="true"/>
                <table:data-pilot-member table:name="242" table:display="true" table:show-details="true"/>
                <table:data-pilot-member table:name="242,125" table:display="true" table:show-details="true"/>
                <table:data-pilot-member table:name="242,1875" table:display="true" table:show-details="true"/>
                <table:data-pilot-member table:name="242,25" table:display="true" table:show-details="true"/>
                <table:data-pilot-member table:name="242,28125" table:display="true" table:show-details="true"/>
                <table:data-pilot-member table:name="242,3125" table:display="true" table:show-details="true"/>
                <table:data-pilot-member table:name="242,375" table:display="true" table:show-details="true"/>
                <table:data-pilot-member table:name="242,40625" table:display="true" table:show-details="true"/>
                <table:data-pilot-member table:name="242,4375" table:display="true" table:show-details="true"/>
                <table:data-pilot-member table:name="242,46875" table:display="true" table:show-details="true"/>
                <table:data-pilot-member table:name="242,5625" table:display="true" table:show-details="true"/>
                <table:data-pilot-member table:name="242,59375" table:display="true" table:show-details="true"/>
                <table:data-pilot-member table:name="242,65625" table:display="true" table:show-details="true"/>
                <table:data-pilot-member table:name="242,6875" table:display="true" table:show-details="true"/>
                <table:data-pilot-member table:name="242,75" table:display="true" table:show-details="true"/>
                <table:data-pilot-member table:name="242,78125" table:display="true" table:show-details="true"/>
                <table:data-pilot-member table:name="242,8125" table:display="true" table:show-details="true"/>
                <table:data-pilot-member table:name="242,875" table:display="true" table:show-details="true"/>
                <table:data-pilot-member table:name="242,90625" table:display="true" table:show-details="true"/>
                <table:data-pilot-member table:name="243,09375" table:display="true" table:show-details="true"/>
                <table:data-pilot-member table:name="243,125" table:display="true" table:show-details="true"/>
                <table:data-pilot-member table:name="243,15625" table:display="true" table:show-details="true"/>
                <table:data-pilot-member table:name="243,1875" table:display="true" table:show-details="true"/>
                <table:data-pilot-member table:name="243,25" table:display="true" table:show-details="true"/>
                <table:data-pilot-member table:name="243,28125" table:display="true" table:show-details="true"/>
                <table:data-pilot-member table:name="243,34375" table:display="true" table:show-details="true"/>
                <table:data-pilot-member table:name="243,40625" table:display="true" table:show-details="true"/>
                <table:data-pilot-member table:name="243,46875" table:display="true" table:show-details="true"/>
                <table:data-pilot-member table:name="243,53125" table:display="true" table:show-details="true"/>
                <table:data-pilot-member table:name="243,5625" table:display="true" table:show-details="true"/>
                <table:data-pilot-member table:name="243,59375" table:display="true" table:show-details="true"/>
                <table:data-pilot-member table:name="243,625" table:display="true" table:show-details="true"/>
                <table:data-pilot-member table:name="243,75" table:display="true" table:show-details="true"/>
                <table:data-pilot-member table:name="243,78125" table:display="true" table:show-details="true"/>
                <table:data-pilot-member table:name="243,84375" table:display="true" table:show-details="true"/>
                <table:data-pilot-member table:name="243,90625" table:display="true" table:show-details="true"/>
                <table:data-pilot-member table:name="243,9375" table:display="true" table:show-details="true"/>
                <table:data-pilot-member table:name="243,96875" table:display="true" table:show-details="true"/>
                <table:data-pilot-member table:name="244" table:display="true" table:show-details="true"/>
                <table:data-pilot-member table:name="244,03125" table:display="true" table:show-details="true"/>
                <table:data-pilot-member table:name="244,0625" table:display="true" table:show-details="true"/>
                <table:data-pilot-member table:name="244,09375" table:display="true" table:show-details="true"/>
                <table:data-pilot-member table:name="244,125" table:display="true" table:show-details="true"/>
                <table:data-pilot-member table:name="244,15625" table:display="true" table:show-details="true"/>
                <table:data-pilot-member table:name="244,1875" table:display="true" table:show-details="true"/>
                <table:data-pilot-member table:name="244,25" table:display="true" table:show-details="true"/>
                <table:data-pilot-member table:name="244,28125" table:display="true" table:show-details="true"/>
                <table:data-pilot-member table:name="244,3125" table:display="true" table:show-details="true"/>
                <table:data-pilot-member table:name="244,34375" table:display="true" table:show-details="true"/>
                <table:data-pilot-member table:name="244,375" table:display="true" table:show-details="true"/>
                <table:data-pilot-member table:name="244,40625" table:display="true" table:show-details="true"/>
                <table:data-pilot-member table:name="244,46875" table:display="true" table:show-details="true"/>
                <table:data-pilot-member table:name="244,5" table:display="true" table:show-details="true"/>
                <table:data-pilot-member table:name="244,59375" table:display="true" table:show-details="true"/>
                <table:data-pilot-member table:name="244,625" table:display="true" table:show-details="true"/>
                <table:data-pilot-member table:name="244,75" table:display="true" table:show-details="true"/>
                <table:data-pilot-member table:name="244,78125" table:display="true" table:show-details="true"/>
                <table:data-pilot-member table:name="244,84375" table:display="true" table:show-details="true"/>
                <table:data-pilot-member table:name="244,875" table:display="true" table:show-details="true"/>
                <table:data-pilot-member table:name="244,90625" table:display="true" table:show-details="true"/>
                <table:data-pilot-member table:name="244,9375" table:display="true" table:show-details="true"/>
                <table:data-pilot-member table:name="244,96875" table:display="true" table:show-details="true"/>
                <table:data-pilot-member table:name="245,03125" table:display="true" table:show-details="true"/>
                <table:data-pilot-member table:name="245,0625" table:display="true" table:show-details="true"/>
                <table:data-pilot-member table:name="245,125" table:display="true" table:show-details="true"/>
                <table:data-pilot-member table:name="245,15625" table:display="true" table:show-details="true"/>
                <table:data-pilot-member table:name="245,21875" table:display="true" table:show-details="true"/>
                <table:data-pilot-member table:name="245,25" table:display="true" table:show-details="true"/>
                <table:data-pilot-member table:name="245,3125" table:display="true" table:show-details="true"/>
                <table:data-pilot-member table:name="245,34375" table:display="true" table:show-details="true"/>
                <table:data-pilot-member table:name="245,375" table:display="true" table:show-details="true"/>
                <table:data-pilot-member table:name="245,40625" table:display="true" table:show-details="true"/>
                <table:data-pilot-member table:name="245,4375" table:display="true" table:show-details="true"/>
                <table:data-pilot-member table:name="245,46875" table:display="true" table:show-details="true"/>
                <table:data-pilot-member table:name="245,5" table:display="true" table:show-details="true"/>
                <table:data-pilot-member table:name="245,53125" table:display="true" table:show-details="true"/>
                <table:data-pilot-member table:name="245,5625" table:display="true" table:show-details="true"/>
                <table:data-pilot-member table:name="245,59375" table:display="true" table:show-details="true"/>
                <table:data-pilot-member table:name="245,625" table:display="true" table:show-details="true"/>
                <table:data-pilot-member table:name="245,65625" table:display="true" table:show-details="true"/>
                <table:data-pilot-member table:name="245,71875" table:display="true" table:show-details="true"/>
                <table:data-pilot-member table:name="245,75" table:display="true" table:show-details="true"/>
                <table:data-pilot-member table:name="245,78125" table:display="true" table:show-details="true"/>
                <table:data-pilot-member table:name="245,84375" table:display="true" table:show-details="true"/>
                <table:data-pilot-member table:name="245,875" table:display="true" table:show-details="true"/>
                <table:data-pilot-member table:name="245,90625" table:display="true" table:show-details="true"/>
                <table:data-pilot-member table:name="245,9375" table:display="true" table:show-details="true"/>
                <table:data-pilot-member table:name="245,96875" table:display="true" table:show-details="true"/>
                <table:data-pilot-member table:name="246" table:display="true" table:show-details="true"/>
                <table:data-pilot-member table:name="246,03125" table:display="true" table:show-details="true"/>
                <table:data-pilot-member table:name="246,0625" table:display="true" table:show-details="true"/>
                <table:data-pilot-member table:name="246,09375" table:display="true" table:show-details="true"/>
                <table:data-pilot-member table:name="246,125" table:display="true" table:show-details="true"/>
                <table:data-pilot-member table:name="246,15625" table:display="true" table:show-details="true"/>
                <table:data-pilot-member table:name="246,1875" table:display="true" table:show-details="true"/>
                <table:data-pilot-member table:name="246,21875" table:display="true" table:show-details="true"/>
                <table:data-pilot-member table:name="246,25" table:display="true" table:show-details="true"/>
                <table:data-pilot-member table:name="246,28125" table:display="true" table:show-details="true"/>
                <table:data-pilot-member table:name="246,3125" table:display="true" table:show-details="true"/>
                <table:data-pilot-member table:name="246,34375" table:display="true" table:show-details="true"/>
                <table:data-pilot-member table:name="246,40625" table:display="true" table:show-details="true"/>
                <table:data-pilot-member table:name="246,4375" table:display="true" table:show-details="true"/>
                <table:data-pilot-member table:name="246,46875" table:display="true" table:show-details="true"/>
                <table:data-pilot-member table:name="246,5" table:display="true" table:show-details="true"/>
                <table:data-pilot-member table:name="246,5625" table:display="true" table:show-details="true"/>
                <table:data-pilot-member table:name="246,59375" table:display="true" table:show-details="true"/>
                <table:data-pilot-member table:name="246,625" table:display="true" table:show-details="true"/>
                <table:data-pilot-member table:name="246,65625" table:display="true" table:show-details="true"/>
                <table:data-pilot-member table:name="246,6875" table:display="true" table:show-details="true"/>
                <table:data-pilot-member table:name="246,71875" table:display="true" table:show-details="true"/>
                <table:data-pilot-member table:name="246,75" table:display="true" table:show-details="true"/>
                <table:data-pilot-member table:name="246,8125" table:display="true" table:show-details="true"/>
                <table:data-pilot-member table:name="246,84375" table:display="true" table:show-details="true"/>
                <table:data-pilot-member table:name="246,90625" table:display="true" table:show-details="true"/>
                <table:data-pilot-member table:name="246,9375" table:display="true" table:show-details="true"/>
                <table:data-pilot-member table:name="246,96875" table:display="true" table:show-details="true"/>
                <table:data-pilot-member table:name="247" table:display="true" table:show-details="true"/>
                <table:data-pilot-member table:name="247,03125" table:display="true" table:show-details="true"/>
                <table:data-pilot-member table:name="247,0625" table:display="true" table:show-details="true"/>
                <table:data-pilot-member table:name="247,09375" table:display="true" table:show-details="true"/>
                <table:data-pilot-member table:name="247,125" table:display="true" table:show-details="true"/>
                <table:data-pilot-member table:name="247,15625" table:display="true" table:show-details="true"/>
                <table:data-pilot-member table:name="247,1875" table:display="true" table:show-details="true"/>
                <table:data-pilot-member table:name="247,21875" table:display="true" table:show-details="true"/>
                <table:data-pilot-member table:name="247,25" table:display="true" table:show-details="true"/>
                <table:data-pilot-member table:name="247,28125" table:display="true" table:show-details="true"/>
                <table:data-pilot-member table:name="247,3125" table:display="true" table:show-details="true"/>
                <table:data-pilot-member table:name="247,34375" table:display="true" table:show-details="true"/>
                <table:data-pilot-member table:name="247,375" table:display="true" table:show-details="true"/>
                <table:data-pilot-member table:name="247,40625" table:display="true" table:show-details="true"/>
                <table:data-pilot-member table:name="247,4375" table:display="true" table:show-details="true"/>
                <table:data-pilot-member table:name="247,46875" table:display="true" table:show-details="true"/>
                <table:data-pilot-member table:name="247,53125" table:display="true" table:show-details="true"/>
                <table:data-pilot-member table:name="247,5625" table:display="true" table:show-details="true"/>
                <table:data-pilot-member table:name="247,59375" table:display="true" table:show-details="true"/>
                <table:data-pilot-member table:name="247,625" table:display="true" table:show-details="true"/>
                <table:data-pilot-member table:name="247,65625" table:display="true" table:show-details="true"/>
                <table:data-pilot-member table:name="247,6875" table:display="true" table:show-details="true"/>
                <table:data-pilot-member table:name="247,71875" table:display="true" table:show-details="true"/>
                <table:data-pilot-member table:name="247,75" table:display="true" table:show-details="true"/>
                <table:data-pilot-member table:name="247,78125" table:display="true" table:show-details="true"/>
                <table:data-pilot-member table:name="247,84375" table:display="true" table:show-details="true"/>
                <table:data-pilot-member table:name="247,875" table:display="true" table:show-details="true"/>
                <table:data-pilot-member table:name="247,90625" table:display="true" table:show-details="true"/>
                <table:data-pilot-member table:name="247,9375" table:display="true" table:show-details="true"/>
                <table:data-pilot-member table:name="247,96875" table:display="true" table:show-details="true"/>
                <table:data-pilot-member table:name="248" table:display="true" table:show-details="true"/>
                <table:data-pilot-member table:name="248,03125" table:display="true" table:show-details="true"/>
                <table:data-pilot-member table:name="248,0625" table:display="true" table:show-details="true"/>
                <table:data-pilot-member table:name="248,09375" table:display="true" table:show-details="true"/>
                <table:data-pilot-member table:name="248,1875" table:display="true" table:show-details="true"/>
                <table:data-pilot-member table:name="248,21875" table:display="true" table:show-details="true"/>
                <table:data-pilot-member table:name="248,25" table:display="true" table:show-details="true"/>
                <table:data-pilot-member table:name="248,28125" table:display="true" table:show-details="true"/>
                <table:data-pilot-member table:name="248,3125" table:display="true" table:show-details="true"/>
                <table:data-pilot-member table:name="248,34375" table:display="true" table:show-details="true"/>
                <table:data-pilot-member table:name="248,375" table:display="true" table:show-details="true"/>
                <table:data-pilot-member table:name="248,40625" table:display="true" table:show-details="true"/>
                <table:data-pilot-member table:name="248,4375" table:display="true" table:show-details="true"/>
                <table:data-pilot-member table:name="248,46875" table:display="true" table:show-details="true"/>
                <table:data-pilot-member table:name="248,5" table:display="true" table:show-details="true"/>
                <table:data-pilot-member table:name="248,53125" table:display="true" table:show-details="true"/>
                <table:data-pilot-member table:name="248,5625" table:display="true" table:show-details="true"/>
                <table:data-pilot-member table:name="248,625" table:display="true" table:show-details="true"/>
                <table:data-pilot-member table:name="248,65625" table:display="true" table:show-details="true"/>
                <table:data-pilot-member table:name="248,71875" table:display="true" table:show-details="true"/>
                <table:data-pilot-member table:name="248,75" table:display="true" table:show-details="true"/>
                <table:data-pilot-member table:name="248,78125" table:display="true" table:show-details="true"/>
                <table:data-pilot-member table:name="248,8125" table:display="true" table:show-details="true"/>
                <table:data-pilot-member table:name="248,84375" table:display="true" table:show-details="true"/>
                <table:data-pilot-member table:name="248,875" table:display="true" table:show-details="true"/>
                <table:data-pilot-member table:name="248,90625" table:display="true" table:show-details="true"/>
                <table:data-pilot-member table:name="248,9375" table:display="true" table:show-details="true"/>
                <table:data-pilot-member table:name="248,96875" table:display="true" table:show-details="true"/>
                <table:data-pilot-member table:name="249" table:display="true" table:show-details="true"/>
                <table:data-pilot-member table:name="249,03125" table:display="true" table:show-details="true"/>
                <table:data-pilot-member table:name="249,0625" table:display="true" table:show-details="true"/>
                <table:data-pilot-member table:name="249,09375" table:display="true" table:show-details="true"/>
                <table:data-pilot-member table:name="249,125" table:display="true" table:show-details="true"/>
                <table:data-pilot-member table:name="249,15625" table:display="true" table:show-details="true"/>
                <table:data-pilot-member table:name="249,1875" table:display="true" table:show-details="true"/>
                <table:data-pilot-member table:name="249,21875" table:display="true" table:show-details="true"/>
                <table:data-pilot-member table:name="249,25" table:display="true" table:show-details="true"/>
                <table:data-pilot-member table:name="249,28125" table:display="true" table:show-details="true"/>
                <table:data-pilot-member table:name="249,3125" table:display="true" table:show-details="true"/>
                <table:data-pilot-member table:name="249,34375" table:display="true" table:show-details="true"/>
                <table:data-pilot-member table:name="249,375" table:display="true" table:show-details="true"/>
                <table:data-pilot-member table:name="249,40625" table:display="true" table:show-details="true"/>
                <table:data-pilot-member table:name="249,4375" table:display="true" table:show-details="true"/>
                <table:data-pilot-member table:name="249,46875" table:display="true" table:show-details="true"/>
                <table:data-pilot-member table:name="249,5" table:display="true" table:show-details="true"/>
                <table:data-pilot-member table:name="249,5625" table:display="true" table:show-details="true"/>
                <table:data-pilot-member table:name="249,59375" table:display="true" table:show-details="true"/>
                <table:data-pilot-member table:name="249,65625" table:display="true" table:show-details="true"/>
                <table:data-pilot-member table:name="249,6875" table:display="true" table:show-details="true"/>
                <table:data-pilot-member table:name="249,71875" table:display="true" table:show-details="true"/>
                <table:data-pilot-member table:name="249,75" table:display="true" table:show-details="true"/>
                <table:data-pilot-member table:name="249,78125" table:display="true" table:show-details="true"/>
                <table:data-pilot-member table:name="249,8125" table:display="true" table:show-details="true"/>
                <table:data-pilot-member table:name="249,84375" table:display="true" table:show-details="true"/>
                <table:data-pilot-member table:name="249,875" table:display="true" table:show-details="true"/>
                <table:data-pilot-member table:name="249,90625" table:display="true" table:show-details="true"/>
                <table:data-pilot-member table:name="249,9375" table:display="true" table:show-details="true"/>
                <table:data-pilot-member table:name="249,96875" table:display="true" table:show-details="true"/>
                <table:data-pilot-member table:name="250" table:display="true" table:show-details="true"/>
                <table:data-pilot-member table:name="250,0625" table:display="true" table:show-details="true"/>
                <table:data-pilot-member table:name="250,09375" table:display="true" table:show-details="true"/>
                <table:data-pilot-member table:name="250,125" table:display="true" table:show-details="true"/>
                <table:data-pilot-member table:name="250,15625" table:display="true" table:show-details="true"/>
                <table:data-pilot-member table:name="250,1875" table:display="true" table:show-details="true"/>
                <table:data-pilot-member table:name="250,25" table:display="true" table:show-details="true"/>
                <table:data-pilot-member table:name="250,3125" table:display="true" table:show-details="true"/>
                <table:data-pilot-member table:name="250,34375" table:display="true" table:show-details="true"/>
                <table:data-pilot-member table:name="250,375" table:display="true" table:show-details="true"/>
                <table:data-pilot-member table:name="250,40625" table:display="true" table:show-details="true"/>
                <table:data-pilot-member table:name="250,4375" table:display="true" table:show-details="true"/>
                <table:data-pilot-member table:name="250,5" table:display="true" table:show-details="true"/>
                <table:data-pilot-member table:name="250,53125" table:display="true" table:show-details="true"/>
                <table:data-pilot-member table:name="250,5625" table:display="true" table:show-details="true"/>
                <table:data-pilot-member table:name="250,59375" table:display="true" table:show-details="true"/>
                <table:data-pilot-member table:name="250,65625" table:display="true" table:show-details="true"/>
                <table:data-pilot-member table:name="250,6875" table:display="true" table:show-details="true"/>
                <table:data-pilot-member table:name="250,71875" table:display="true" table:show-details="true"/>
                <table:data-pilot-member table:name="250,75" table:display="true" table:show-details="true"/>
                <table:data-pilot-member table:name="250,78125" table:display="true" table:show-details="true"/>
                <table:data-pilot-member table:name="250,8125" table:display="true" table:show-details="true"/>
                <table:data-pilot-member table:name="250,84375" table:display="true" table:show-details="true"/>
                <table:data-pilot-member table:name="250,875" table:display="true" table:show-details="true"/>
                <table:data-pilot-member table:name="250,90625" table:display="true" table:show-details="true"/>
                <table:data-pilot-member table:name="250,96875" table:display="true" table:show-details="true"/>
                <table:data-pilot-member table:name="251" table:display="true" table:show-details="true"/>
                <table:data-pilot-member table:name="251,03125" table:display="true" table:show-details="true"/>
                <table:data-pilot-member table:name="251,0625" table:display="true" table:show-details="true"/>
                <table:data-pilot-member table:name="251,09375" table:display="true" table:show-details="true"/>
                <table:data-pilot-member table:name="251,21875" table:display="true" table:show-details="true"/>
                <table:data-pilot-member table:name="251,25" table:display="true" table:show-details="true"/>
                <table:data-pilot-member table:name="251,28125" table:display="true" table:show-details="true"/>
                <table:data-pilot-member table:name="251,3125" table:display="true" table:show-details="true"/>
                <table:data-pilot-member table:name="251,34375" table:display="true" table:show-details="true"/>
                <table:data-pilot-member table:name="251,40625" table:display="true" table:show-details="true"/>
                <table:data-pilot-member table:name="251,4375" table:display="true" table:show-details="true"/>
                <table:data-pilot-member table:name="251,46875" table:display="true" table:show-details="true"/>
                <table:data-pilot-member table:name="251,53125" table:display="true" table:show-details="true"/>
                <table:data-pilot-member table:name="251,5625" table:display="true" table:show-details="true"/>
                <table:data-pilot-member table:name="251,59375" table:display="true" table:show-details="true"/>
                <table:data-pilot-member table:name="251,65625" table:display="true" table:show-details="true"/>
                <table:data-pilot-member table:name="251,71875" table:display="true" table:show-details="true"/>
                <table:data-pilot-member table:name="251,75" table:display="true" table:show-details="true"/>
                <table:data-pilot-member table:name="251,78125" table:display="true" table:show-details="true"/>
                <table:data-pilot-member table:name="251,8125" table:display="true" table:show-details="true"/>
                <table:data-pilot-member table:name="251,875" table:display="true" table:show-details="true"/>
                <table:data-pilot-member table:name="251,90625" table:display="true" table:show-details="true"/>
                <table:data-pilot-member table:name="251,9375" table:display="true" table:show-details="true"/>
                <table:data-pilot-member table:name="251,96875" table:display="true" table:show-details="true"/>
                <table:data-pilot-member table:name="252,03125" table:display="true" table:show-details="true"/>
                <table:data-pilot-member table:name="252,09375" table:display="true" table:show-details="true"/>
                <table:data-pilot-member table:name="252,125" table:display="true" table:show-details="true"/>
                <table:data-pilot-member table:name="252,1875" table:display="true" table:show-details="true"/>
                <table:data-pilot-member table:name="252,21875" table:display="true" table:show-details="true"/>
                <table:data-pilot-member table:name="252,25" table:display="true" table:show-details="true"/>
                <table:data-pilot-member table:name="252,3125" table:display="true" table:show-details="true"/>
                <table:data-pilot-member table:name="252,375" table:display="true" table:show-details="true"/>
                <table:data-pilot-member table:name="252,40625" table:display="true" table:show-details="true"/>
                <table:data-pilot-member table:name="252,5" table:display="true" table:show-details="true"/>
                <table:data-pilot-member table:name="252,53125" table:display="true" table:show-details="true"/>
                <table:data-pilot-member table:name="252,5625" table:display="true" table:show-details="true"/>
                <table:data-pilot-member table:name="252,625" table:display="true" table:show-details="true"/>
                <table:data-pilot-member table:name="252,65625" table:display="true" table:show-details="true"/>
                <table:data-pilot-member table:name="252,6875" table:display="true" table:show-details="true"/>
                <table:data-pilot-member table:name="252,71875" table:display="true" table:show-details="true"/>
                <table:data-pilot-member table:name="252,78125" table:display="true" table:show-details="true"/>
                <table:data-pilot-member table:name="252,84375" table:display="true" table:show-details="true"/>
                <table:data-pilot-member table:name="252,875" table:display="true" table:show-details="true"/>
                <table:data-pilot-member table:name="252,9375" table:display="true" table:show-details="true"/>
                <table:data-pilot-member table:name="252,96875" table:display="true" table:show-details="true"/>
                <table:data-pilot-member table:name="253" table:display="true" table:show-details="true"/>
                <table:data-pilot-member table:name="253,03125" table:display="true" table:show-details="true"/>
                <table:data-pilot-member table:name="253,09375" table:display="true" table:show-details="true"/>
                <table:data-pilot-member table:name="253,125" table:display="true" table:show-details="true"/>
                <table:data-pilot-member table:name="253,15625" table:display="true" table:show-details="true"/>
                <table:data-pilot-member table:name="253,1875" table:display="true" table:show-details="true"/>
                <table:data-pilot-member table:name="253,25" table:display="true" table:show-details="true"/>
                <table:data-pilot-member table:name="253,28125" table:display="true" table:show-details="true"/>
                <table:data-pilot-member table:name="253,3125" table:display="true" table:show-details="true"/>
                <table:data-pilot-member table:name="253,34375" table:display="true" table:show-details="true"/>
                <table:data-pilot-member table:name="253,40625" table:display="true" table:show-details="true"/>
                <table:data-pilot-member table:name="253,4375" table:display="true" table:show-details="true"/>
                <table:data-pilot-member table:name="253,46875" table:display="true" table:show-details="true"/>
                <table:data-pilot-member table:name="253,5625" table:display="true" table:show-details="true"/>
                <table:data-pilot-member table:name="253,625" table:display="true" table:show-details="true"/>
                <table:data-pilot-member table:name="253,78125" table:display="true" table:show-details="true"/>
                <table:data-pilot-member table:name="253,8125" table:display="true" table:show-details="true"/>
                <table:data-pilot-member table:name="253,90625" table:display="true" table:show-details="true"/>
                <table:data-pilot-member table:name="253,96875" table:display="true" table:show-details="true"/>
                <table:data-pilot-member table:name="254,03125" table:display="true" table:show-details="true"/>
                <table:data-pilot-member table:name="254,0625" table:display="true" table:show-details="true"/>
                <table:data-pilot-member table:name="254,09375" table:display="true" table:show-details="true"/>
                <table:data-pilot-member table:name="254,125" table:display="true" table:show-details="true"/>
                <table:data-pilot-member table:name="254,28125" table:display="true" table:show-details="true"/>
                <table:data-pilot-member table:name="254,3125" table:display="true" table:show-details="true"/>
                <table:data-pilot-member table:name="254,34375" table:display="true" table:show-details="true"/>
                <table:data-pilot-member table:name="254,40625" table:display="true" table:show-details="true"/>
                <table:data-pilot-member table:name="254,46875" table:display="true" table:show-details="true"/>
                <table:data-pilot-member table:name="254,5625" table:display="true" table:show-details="true"/>
                <table:data-pilot-member table:name="254,59375" table:display="true" table:show-details="true"/>
                <table:data-pilot-member table:name="254,65625" table:display="true" table:show-details="true"/>
                <table:data-pilot-member table:name="254,6875" table:display="true" table:show-details="true"/>
                <table:data-pilot-member table:name="254,8125" table:display="true" table:show-details="true"/>
                <table:data-pilot-member table:name="254,9375" table:display="true" table:show-details="true"/>
                <table:data-pilot-member table:name="254,96875" table:display="true" table:show-details="true"/>
                <table:data-pilot-member table:name="255" table:display="true" table:show-details="true"/>
                <table:data-pilot-member table:name="255,03125" table:display="true" table:show-details="true"/>
                <table:data-pilot-member table:name="255,0625" table:display="true" table:show-details="true"/>
                <table:data-pilot-member table:name="255,125" table:display="true" table:show-details="true"/>
                <table:data-pilot-member table:name="255,15625" table:display="true" table:show-details="true"/>
                <table:data-pilot-member table:name="255,1875" table:display="true" table:show-details="true"/>
                <table:data-pilot-member table:name="255,21875" table:display="true" table:show-details="true"/>
                <table:data-pilot-member table:name="255,375" table:display="true" table:show-details="true"/>
                <table:data-pilot-member table:name="255,40625" table:display="true" table:show-details="true"/>
                <table:data-pilot-member table:name="255,46875" table:display="true" table:show-details="true"/>
                <table:data-pilot-member table:name="255,5" table:display="true" table:show-details="true"/>
                <table:data-pilot-member table:name="255,53125" table:display="true" table:show-details="true"/>
                <table:data-pilot-member table:name="255,5625" table:display="true" table:show-details="true"/>
                <table:data-pilot-member table:name="255,625" table:display="true" table:show-details="true"/>
                <table:data-pilot-member table:name="255,6875" table:display="true" table:show-details="true"/>
                <table:data-pilot-member table:name="255,90625" table:display="true" table:show-details="true"/>
                <table:data-pilot-member table:name="255,9375" table:display="true" table:show-details="true"/>
                <table:data-pilot-member table:name="255,96875" table:display="true" table:show-details="true"/>
                <table:data-pilot-member table:name="256" table:display="true" table:show-details="true"/>
                <table:data-pilot-member table:name="256,03125" table:display="true" table:show-details="true"/>
                <table:data-pilot-member table:name="256,125" table:display="true" table:show-details="true"/>
                <table:data-pilot-member table:name="256,15625" table:display="true" table:show-details="true"/>
                <table:data-pilot-member table:name="256,34375" table:display="true" table:show-details="true"/>
                <table:data-pilot-member table:name="256,4375" table:display="true" table:show-details="true"/>
                <table:data-pilot-member table:name="256,46875" table:display="true" table:show-details="true"/>
                <table:data-pilot-member table:name="256,5" table:display="true" table:show-details="true"/>
                <table:data-pilot-member table:name="256,53125" table:display="true" table:show-details="true"/>
                <table:data-pilot-member table:name="256,59375" table:display="true" table:show-details="true"/>
                <table:data-pilot-member table:name="256,6875" table:display="true" table:show-details="true"/>
                <table:data-pilot-member table:name="256,71875" table:display="true" table:show-details="true"/>
                <table:data-pilot-member table:name="256,75" table:display="true" table:show-details="true"/>
                <table:data-pilot-member table:name="256,84375" table:display="true" table:show-details="true"/>
                <table:data-pilot-member table:name="256,90625" table:display="true" table:show-details="true"/>
                <table:data-pilot-member table:name="256,9375" table:display="true" table:show-details="true"/>
                <table:data-pilot-member table:name="256,96875" table:display="true" table:show-details="true"/>
                <table:data-pilot-member table:name="257" table:display="true" table:show-details="true"/>
                <table:data-pilot-member table:name="257,0625" table:display="true" table:show-details="true"/>
                <table:data-pilot-member table:name="257,125" table:display="true" table:show-details="true"/>
                <table:data-pilot-member table:name="257,28125" table:display="true" table:show-details="true"/>
                <table:data-pilot-member table:name="257,3125" table:display="true" table:show-details="true"/>
                <table:data-pilot-member table:name="257,34375" table:display="true" table:show-details="true"/>
                <table:data-pilot-member table:name="257,40625" table:display="true" table:show-details="true"/>
                <table:data-pilot-member table:name="257,4375" table:display="true" table:show-details="true"/>
                <table:data-pilot-member table:name="257,46875" table:display="true" table:show-details="true"/>
                <table:data-pilot-member table:name="257,53125" table:display="true" table:show-details="true"/>
                <table:data-pilot-member table:name="257,5625" table:display="true" table:show-details="true"/>
                <table:data-pilot-member table:name="257,75" table:display="true" table:show-details="true"/>
                <table:data-pilot-member table:name="257,84375" table:display="true" table:show-details="true"/>
                <table:data-pilot-member table:name="258,09375" table:display="true" table:show-details="true"/>
                <table:data-pilot-member table:name="258,25" table:display="true" table:show-details="true"/>
                <table:data-pilot-member table:name="258,375" table:display="true" table:show-details="true"/>
                <table:data-pilot-member table:name="258,4375" table:display="true" table:show-details="true"/>
                <table:data-pilot-member table:name="258,59375" table:display="true" table:show-details="true"/>
                <table:data-pilot-member table:name="258,71875" table:display="true" table:show-details="true"/>
                <table:data-pilot-member table:name="258,84375" table:display="true" table:show-details="true"/>
                <table:data-pilot-member table:name="258,875" table:display="true" table:show-details="true"/>
                <table:data-pilot-member table:name="258,90625" table:display="true" table:show-details="true"/>
                <table:data-pilot-member table:name="259" table:display="true" table:show-details="true"/>
                <table:data-pilot-member table:name="259,0625" table:display="true" table:show-details="true"/>
                <table:data-pilot-member table:name="259,125" table:display="true" table:show-details="true"/>
                <table:data-pilot-member table:name="259,1875" table:display="true" table:show-details="true"/>
                <table:data-pilot-member table:name="259,40625" table:display="true" table:show-details="true"/>
                <table:data-pilot-member table:name="259,4375" table:display="true" table:show-details="true"/>
                <table:data-pilot-member table:name="259,46875" table:display="true" table:show-details="true"/>
                <table:data-pilot-member table:name="259,59375" table:display="true" table:show-details="true"/>
                <table:data-pilot-member table:name="259,75" table:display="true" table:show-details="true"/>
                <table:data-pilot-member table:name="259,84375" table:display="true" table:show-details="true"/>
                <table:data-pilot-member table:name="260,0625" table:display="true" table:show-details="true"/>
                <table:data-pilot-member table:name="260,125" table:display="true" table:show-details="true"/>
                <table:data-pilot-member table:name="260,1875" table:display="true" table:show-details="true"/>
                <table:data-pilot-member table:name="260,28125" table:display="true" table:show-details="true"/>
                <table:data-pilot-member table:name="260,84375" table:display="true" table:show-details="true"/>
                <table:data-pilot-member table:name="260,875" table:display="true" table:show-details="true"/>
                <table:data-pilot-member table:name="260,90625" table:display="true" table:show-details="true"/>
                <table:data-pilot-member table:name="261,59375" table:display="true" table:show-details="true"/>
                <table:data-pilot-member table:name="262,375" table:display="true" table:show-details="true"/>
                <table:data-pilot-member table:name="263,8125" table:display="true" table:show-details="true"/>
                <table:data-pilot-member table:name="263,84375" table:display="true" table:show-details="true"/>
                <table:data-pilot-member table:name="264,0625" table:display="true" table:show-details="true"/>
                <table:data-pilot-member table:name="264,625" table:display="true" table:show-details="true"/>
                <table:data-pilot-member table:name="265,03125" table:display="true" table:show-details="true"/>
                <table:data-pilot-member table:name="265,9375" table:display="true" table:show-details="true"/>
                <table:data-pilot-member table:name="266,21875" table:display="true" table:show-details="true"/>
                <table:data-pilot-member table:name="267,09375" table:display="true" table:show-details="true"/>
                <table:data-pilot-member table:name="269,34375" table:display="true" table:show-details="true"/>
                <table:data-pilot-member table:name="271,0625" table:display="true" table:show-details="true"/>
                <table:data-pilot-member table:name="271,125" table:display="true" table:show-details="true"/>
                <table:data-pilot-member table:name="271,59375" table:display="true" table:show-details="true"/>
                <table:data-pilot-member table:name="273,78125" table:display="true" table:show-details="true"/>
                <table:data-pilot-member table:name="276,1875" table:display="true" table:show-details="true"/>
                <table:data-pilot-member table:name="284,75" table:display="true" table:show-details="true"/>
                <table:data-pilot-member table:name="286,21875" table:display="true" table:show-details="true"/>
                <table:data-pilot-member table:name="294,34375" table:display="true" table:show-details="true"/>
                <table:data-pilot-member table:name="298,84375" table:display="true" table:show-details="true"/>
                <table:data-pilot-member table:name="301,96875" table:display="true" table:show-details="true"/>
                <table:data-pilot-member table:name="306,90625" table:display="true" table:show-details="true"/>
                <table:data-pilot-member table:name="319,84375" table:display="true" table:show-details="true"/>
                <table:data-pilot-member table:name="324,0625" table:display="true" table:show-details="true"/>
                <table:data-pilot-member table:name="324,125" table:display="true" table:show-details="true"/>
                <table:data-pilot-member table:name="325,71875" table:display="true" table:show-details="true"/>
                <table:data-pilot-member table:name="331,5625" table:display="true" table:show-details="true"/>
                <table:data-pilot-member table:name="336,90625" table:display="true" table:show-details="true"/>
                <table:data-pilot-member table:name="342,40625" table:display="true" table:show-details="true"/>
                <table:data-pilot-member table:name="348,6875" table:display="true" table:show-details="true"/>
                <table:data-pilot-member table:name="371,3125" table:display="true" table:show-details="true"/>
                <table:data-pilot-member table:name="384,15625" table:display="true" table:show-details="true"/>
                <table:data-pilot-member table:name="546,875" table:display="true" table:show-details="true"/>
                <table:data-pilot-member table:name="558,1875" table:display="true" table:show-details="true"/>
                <table:data-pilot-member table:name="622,68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8">
      <number:number number:decimal-places="4" loext:min-decimal-places="4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0">00.00.0000</text:date>, <text:time style:data-style-name="N2" text:time-value="18:58:35.488223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30T20:00:03.278408387</dc:date>
    <dc:creator>Harald Reinmüller</dc:creator>
    <meta:editing-duration>P1DT23H31M22S</meta:editing-duration>
    <meta:editing-cycles>9</meta:editing-cycles>
    <meta:generator>LibreOffice/5.4.4.2$MacOSX_X86_64 LibreOffice_project/2524958677847fb3bb44820e40380acbe820f960</meta:generator>
    <meta:document-statistic meta:table-count="3" meta:cell-count="10182" meta:object-count="0"/>
  </office:meta>
</office:document-meta>
</file>